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1.1161in"/>
    </style:style>
    <style:style style:name="co2" style:family="table-column">
      <style:table-column-properties fo:break-before="auto" style:column-width="0.5083in"/>
    </style:style>
    <style:style style:name="co3" style:family="table-column">
      <style:table-column-properties fo:break-before="auto" style:column-width="0.598in"/>
    </style:style>
    <style:style style:name="co4" style:family="table-column">
      <style:table-column-properties fo:break-before="auto" style:column-width="0.4728in"/>
    </style:style>
    <style:style style:name="co5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1.5898in"/>
    </style:style>
    <style:style style:name="co7" style:family="table-column">
      <style:table-column-properties fo:break-before="auto" style:column-width="1.9201in"/>
    </style:style>
    <style:style style:name="co8" style:family="table-column">
      <style:table-column-properties fo:break-before="auto" style:column-width="4.4839in"/>
    </style:style>
    <style:style style:name="co9" style:family="table-column">
      <style:table-column-properties fo:break-before="auto" style:column-width="1.6965in"/>
    </style:style>
    <style:style style:name="co10" style:family="table-column">
      <style:table-column-properties fo:break-before="auto" style:column-width="2.0898in"/>
    </style:style>
    <style:style style:name="co11" style:family="table-column">
      <style:table-column-properties fo:break-before="auto" style:column-width="4.9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style:font-name="Ubuntu" fo:font-weight="bold" style:font-weight-asian="bold" style:font-weight-complex="bold"/>
    </style:style>
    <style:style style:name="ce2" style:family="table-cell" style:parent-style-name="Default">
      <style:text-properties style:font-name="Ubuntu"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style:font-name="Ubuntu" fo:font-weight="bold" style:font-weight-asian="bold" style:font-weight-complex="bold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ce1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5" table:number-columns-repeated="1011" table:default-cell-style-name="Default"/>
        <table:table-row table:style-name="ro1">
          <table:table-cell table:style-name="ce4" office:value-type="string" calcext:value-type="string">
            <text:p>Part of Speech</text:p>
          </table:table-cell>
          <table:table-cell table:style-name="ce4" office:value-type="string" calcext:value-type="string">
            <text:p>tr / ntr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PIV-Z</text:p>
          </table:table-cell>
          <table:table-cell table:style-name="ce4" office:value-type="string" calcext:value-type="string">
            <text:p>Sort Value</text:p>
          </table:table-cell>
          <table:table-cell table:style-name="ce6"/>
          <table:table-cell table:style-name="ce4" table:number-columns-repeated="3"/>
          <table:table-cell table:style-name="ce6"/>
          <table:table-cell table:style-name="ce7" table:number-columns-repeated="3"/>
          <table:table-cell table:style-name="ce4"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bsurd</text:p>
          </table:table-cell>
          <table:table-cell/>
          <table:table-cell office:value-type="string" calcext:value-type="string">
            <text:p>absurd</text:p>
          </table:table-cell>
          <table:table-cell office:value-type="string" calcext:value-type="string">
            <text:p>absurda</text:p>
          </table:table-cell>
          <table:table-cell table:number-columns-repeated="2"/>
          <table:table-cell table:formula="of:=IF(ISTEXT([.G2]);[.G2];&quot;&quot;)" office:value-type="string" office:string-value="absurd" calcext:value-type="string">
            <text:p>absurd</text:p>
          </table:table-cell>
          <table:table-cell table:formula="of:=CONCATENATE([.H2]; IF(ISTEXT([.B2]); CONCATENATE(&quot; {&quot;;[.B2];&quot;}&quot;);&quot;&quot;))" office:value-type="string" office:string-value="absurda" calcext:value-type="string">
            <text:p>absurda</text:p>
          </table:table-cell>
          <table:table-cell table:formula="of:=IF(ISTEXT([.I2]);[.I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dorable</text:p>
          </table:table-cell>
          <table:table-cell/>
          <table:table-cell office:value-type="string" calcext:value-type="string">
            <text:p>adorable</text:p>
          </table:table-cell>
          <table:table-cell office:value-type="string" calcext:value-type="string">
            <text:p>adorinda</text:p>
          </table:table-cell>
          <table:table-cell table:number-columns-repeated="2"/>
          <table:table-cell table:formula="of:=IF(ISTEXT([.G3]);[.G3];&quot;&quot;)" office:value-type="string" office:string-value="adorable" calcext:value-type="string">
            <text:p>adorable</text:p>
          </table:table-cell>
          <table:table-cell table:formula="of:=CONCATENATE([.H3]; IF(ISTEXT([.B3]); CONCATENATE(&quot; {&quot;;[.B3];&quot;}&quot;);&quot;&quot;))" office:value-type="string" office:string-value="adorinda" calcext:value-type="string">
            <text:p>adorinda</text:p>
          </table:table-cell>
          <table:table-cell table:formula="of:=IF(ISTEXT([.I3]);[.I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sharp</text:p>
          </table:table-cell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akra</text:p>
          </table:table-cell>
          <table:table-cell table:number-columns-repeated="2"/>
          <table:table-cell table:formula="of:=IF(ISTEXT([.G4]);[.G4];&quot;&quot;)" office:value-type="string" office:string-value="sharp" calcext:value-type="string">
            <text:p>sharp</text:p>
          </table:table-cell>
          <table:table-cell table:formula="of:=CONCATENATE([.H4]; IF(ISTEXT([.B4]); CONCATENATE(&quot; {&quot;;[.B4];&quot;}&quot;);&quot;&quot;))" office:value-type="string" office:string-value="akra" calcext:value-type="string">
            <text:p>akra</text:p>
          </table:table-cell>
          <table:table-cell table:formula="of:=IF(ISTEXT([.I4]);[.I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bitter</text:p>
          </table:table-cell>
          <table:table-cell/>
          <table:table-cell office:value-type="string" calcext:value-type="string">
            <text:p>bitter</text:p>
          </table:table-cell>
          <table:table-cell office:value-type="string" calcext:value-type="string">
            <text:p>amara</text:p>
          </table:table-cell>
          <table:table-cell office:value-type="string" calcext:value-type="string">
            <text:p>literal or figurative</text:p>
          </table:table-cell>
          <table:table-cell/>
          <table:table-cell table:formula="of:=IF(ISTEXT([.G5]);[.G5];&quot;&quot;)" office:value-type="string" office:string-value="bitter" calcext:value-type="string">
            <text:p>bitter</text:p>
          </table:table-cell>
          <table:table-cell table:formula="of:=CONCATENATE([.H5]; IF(ISTEXT([.B5]); CONCATENATE(&quot; {&quot;;[.B5];&quot;}&quot;);&quot;&quot;))" office:value-type="string" office:string-value="amara" calcext:value-type="string">
            <text:p>amara</text:p>
          </table:table-cell>
          <table:table-cell table:formula="of:=IF(ISTEXT([.I5]);[.I5];&quot;&quot;)" office:value-type="string" office:string-value="literal or figurative" calcext:value-type="string">
            <text:p>literal or figurati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mbitious</text:p>
          </table:table-cell>
          <table:table-cell/>
          <table:table-cell office:value-type="string" calcext:value-type="string">
            <text:p>ambitious</text:p>
          </table:table-cell>
          <table:table-cell office:value-type="string" calcext:value-type="string">
            <text:p>ambicia</text:p>
          </table:table-cell>
          <table:table-cell table:number-columns-repeated="2"/>
          <table:table-cell table:formula="of:=IF(ISTEXT([.G6]);[.G6];&quot;&quot;)" office:value-type="string" office:string-value="ambitious" calcext:value-type="string">
            <text:p>ambitious</text:p>
          </table:table-cell>
          <table:table-cell table:formula="of:=CONCATENATE([.H6]; IF(ISTEXT([.B6]); CONCATENATE(&quot; {&quot;;[.B6];&quot;}&quot;);&quot;&quot;))" office:value-type="string" office:string-value="ambicia" calcext:value-type="string">
            <text:p>ambicia</text:p>
          </table:table-cell>
          <table:table-cell table:formula="of:=IF(ISTEXT([.I6]);[.I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mbitious</text:p>
          </table:table-cell>
          <table:table-cell/>
          <table:table-cell office:value-type="string" calcext:value-type="string">
            <text:p>ambitious</text:p>
          </table:table-cell>
          <table:table-cell office:value-type="string" calcext:value-type="string">
            <text:p>ambicia</text:p>
          </table:table-cell>
          <table:table-cell table:number-columns-repeated="2"/>
          <table:table-cell table:formula="of:=IF(ISTEXT([.G7]);[.G7];&quot;&quot;)" office:value-type="string" office:string-value="ambitious" calcext:value-type="string">
            <text:p>ambitious</text:p>
          </table:table-cell>
          <table:table-cell table:formula="of:=CONCATENATE([.H7]; IF(ISTEXT([.B7]); CONCATENATE(&quot; {&quot;;[.B7];&quot;}&quot;);&quot;&quot;))" office:value-type="string" office:string-value="ambicia" calcext:value-type="string">
            <text:p>ambicia</text:p>
          </table:table-cell>
          <table:table-cell table:formula="of:=IF(ISTEXT([.I7]);[.I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mple</text:p>
          </table:table-cell>
          <table:table-cell/>
          <table:table-cell office:value-type="string" calcext:value-type="string">
            <text:p>ample</text:p>
          </table:table-cell>
          <table:table-cell office:value-type="string" calcext:value-type="string">
            <text:p>ampleksa</text:p>
          </table:table-cell>
          <table:table-cell table:number-columns-repeated="2"/>
          <table:table-cell table:formula="of:=IF(ISTEXT([.G8]);[.G8];&quot;&quot;)" office:value-type="string" office:string-value="ample" calcext:value-type="string">
            <text:p>ample</text:p>
          </table:table-cell>
          <table:table-cell table:formula="of:=CONCATENATE([.H8]; IF(ISTEXT([.B8]); CONCATENATE(&quot; {&quot;;[.B8];&quot;}&quot;);&quot;&quot;))" office:value-type="string" office:string-value="ampleksa" calcext:value-type="string">
            <text:p>ampleksa</text:p>
          </table:table-cell>
          <table:table-cell table:formula="of:=IF(ISTEXT([.I8]);[.I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musing</text:p>
          </table:table-cell>
          <table:table-cell/>
          <table:table-cell office:value-type="string" calcext:value-type="string">
            <text:p>amusing</text:p>
          </table:table-cell>
          <table:table-cell office:value-type="string" calcext:value-type="string">
            <text:p>amuza</text:p>
          </table:table-cell>
          <table:table-cell table:number-columns-repeated="2"/>
          <table:table-cell table:formula="of:=IF(ISTEXT([.G9]);[.G9];&quot;&quot;)" office:value-type="string" office:string-value="amusing" calcext:value-type="string">
            <text:p>amusing</text:p>
          </table:table-cell>
          <table:table-cell table:formula="of:=CONCATENATE([.H9]; IF(ISTEXT([.B9]); CONCATENATE(&quot; {&quot;;[.B9];&quot;}&quot;);&quot;&quot;))" office:value-type="string" office:string-value="amuza" calcext:value-type="string">
            <text:p>amuza</text:p>
          </table:table-cell>
          <table:table-cell table:formula="of:=IF(ISTEXT([.I9]);[.I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nalytical</text:p>
          </table:table-cell>
          <table:table-cell/>
          <table:table-cell office:value-type="string" calcext:value-type="string">
            <text:p>analytical</text:p>
          </table:table-cell>
          <table:table-cell office:value-type="string" calcext:value-type="string">
            <text:p>analiza</text:p>
          </table:table-cell>
          <table:table-cell table:number-columns-repeated="2"/>
          <table:table-cell table:formula="of:=IF(ISTEXT([.G10]);[.G10];&quot;&quot;)" office:value-type="string" office:string-value="analytical" calcext:value-type="string">
            <text:p>analytical</text:p>
          </table:table-cell>
          <table:table-cell table:formula="of:=CONCATENATE([.H10]; IF(ISTEXT([.B10]); CONCATENATE(&quot; {&quot;;[.B10];&quot;}&quot;);&quot;&quot;))" office:value-type="string" office:string-value="analiza" calcext:value-type="string">
            <text:p>analiza</text:p>
          </table:table-cell>
          <table:table-cell table:formula="of:=IF(ISTEXT([.I10]);[.I1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English</text:p>
          </table:table-cell>
          <table:table-cell office:value-type="string" calcext:value-type="string">
            <text:p>angla</text:p>
          </table:table-cell>
          <table:table-cell table:number-columns-repeated="2"/>
          <table:table-cell table:formula="of:=IF(ISTEXT([.G11]);[.G11];&quot;&quot;)" office:value-type="string" office:string-value="English" calcext:value-type="string">
            <text:p>English</text:p>
          </table:table-cell>
          <table:table-cell table:formula="of:=CONCATENATE([.H11]; IF(ISTEXT([.B11]); CONCATENATE(&quot; {&quot;;[.B11];&quot;}&quot;);&quot;&quot;))" office:value-type="string" office:string-value="angla" calcext:value-type="string">
            <text:p>angla</text:p>
          </table:table-cell>
          <table:table-cell table:formula="of:=IF(ISTEXT([.I11]);[.I1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ncient</text:p>
          </table:table-cell>
          <table:table-cell/>
          <table:table-cell office:value-type="string" calcext:value-type="string">
            <text:p>ancient</text:p>
          </table:table-cell>
          <table:table-cell office:value-type="string" calcext:value-type="string">
            <text:p>antikva</text:p>
          </table:table-cell>
          <table:table-cell table:number-columns-repeated="2"/>
          <table:table-cell table:formula="of:=IF(ISTEXT([.G12]);[.G12];&quot;&quot;)" office:value-type="string" office:string-value="ancient" calcext:value-type="string">
            <text:p>ancient</text:p>
          </table:table-cell>
          <table:table-cell table:formula="of:=CONCATENATE([.H12]; IF(ISTEXT([.B12]); CONCATENATE(&quot; {&quot;;[.B12];&quot;}&quot;);&quot;&quot;))" office:value-type="string" office:string-value="antikva" calcext:value-type="string">
            <text:p>antikva</text:p>
          </table:table-cell>
          <table:table-cell table:formula="of:=IF(ISTEXT([.I12]);[.I1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silver</text:p>
          </table:table-cell>
          <table:table-cell/>
          <table:table-cell office:value-type="string" calcext:value-type="string">
            <text:p>silver</text:p>
          </table:table-cell>
          <table:table-cell office:value-type="string" calcext:value-type="string">
            <text:p>arĝenta</text:p>
          </table:table-cell>
          <table:table-cell table:number-columns-repeated="2"/>
          <table:table-cell table:formula="of:=IF(ISTEXT([.G13]);[.G13];&quot;&quot;)" office:value-type="string" office:string-value="silver" calcext:value-type="string">
            <text:p>silver</text:p>
          </table:table-cell>
          <table:table-cell table:formula="of:=CONCATENATE([.H13]; IF(ISTEXT([.B13]); CONCATENATE(&quot; {&quot;;[.B13];&quot;}&quot;);&quot;&quot;))" office:value-type="string" office:string-value="arĝenta" calcext:value-type="string">
            <text:p>arĝenta</text:p>
          </table:table-cell>
          <table:table-cell table:formula="of:=IF(ISTEXT([.I13]);[.I1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silver</text:p>
          </table:table-cell>
          <table:table-cell/>
          <table:table-cell office:value-type="string" calcext:value-type="string">
            <text:p>silver</text:p>
          </table:table-cell>
          <table:table-cell office:value-type="string" calcext:value-type="string">
            <text:p>arĝenta</text:p>
          </table:table-cell>
          <table:table-cell table:number-columns-repeated="2"/>
          <table:table-cell table:formula="of:=IF(ISTEXT([.G14]);[.G14];&quot;&quot;)" office:value-type="string" office:string-value="silver" calcext:value-type="string">
            <text:p>silver</text:p>
          </table:table-cell>
          <table:table-cell table:formula="of:=CONCATENATE([.H14]; IF(ISTEXT([.B14]); CONCATENATE(&quot; {&quot;;[.B14];&quot;}&quot;);&quot;&quot;))" office:value-type="string" office:string-value="arĝenta" calcext:value-type="string">
            <text:p>arĝenta</text:p>
          </table:table-cell>
          <table:table-cell table:formula="of:=IF(ISTEXT([.I14]);[.I1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ttentive</text:p>
          </table:table-cell>
          <table:table-cell/>
          <table:table-cell office:value-type="string" calcext:value-type="string">
            <text:p>attentive</text:p>
          </table:table-cell>
          <table:table-cell office:value-type="string" calcext:value-type="string">
            <text:p>atenta</text:p>
          </table:table-cell>
          <table:table-cell table:number-columns-repeated="2"/>
          <table:table-cell table:formula="of:=IF(ISTEXT([.G15]);[.G15];&quot;&quot;)" office:value-type="string" office:string-value="attentive" calcext:value-type="string">
            <text:p>attentive</text:p>
          </table:table-cell>
          <table:table-cell table:formula="of:=CONCATENATE([.H15]; IF(ISTEXT([.B15]); CONCATENATE(&quot; {&quot;;[.B15];&quot;}&quot;);&quot;&quot;))" office:value-type="string" office:string-value="atenta" calcext:value-type="string">
            <text:p>atenta</text:p>
          </table:table-cell>
          <table:table-cell table:formula="of:=IF(ISTEXT([.I15]);[.I1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ttentive</text:p>
          </table:table-cell>
          <table:table-cell/>
          <table:table-cell office:value-type="string" calcext:value-type="string">
            <text:p>attentive</text:p>
          </table:table-cell>
          <table:table-cell office:value-type="string" calcext:value-type="string">
            <text:p>atentema</text:p>
          </table:table-cell>
          <table:table-cell table:number-columns-repeated="2"/>
          <table:table-cell table:formula="of:=IF(ISTEXT([.G16]);[.G16];&quot;&quot;)" office:value-type="string" office:string-value="attentive" calcext:value-type="string">
            <text:p>attentive</text:p>
          </table:table-cell>
          <table:table-cell table:formula="of:=CONCATENATE([.H16]; IF(ISTEXT([.B16]); CONCATENATE(&quot; {&quot;;[.B16];&quot;}&quot;);&quot;&quot;))" office:value-type="string" office:string-value="atentema" calcext:value-type="string">
            <text:p>atentema</text:p>
          </table:table-cell>
          <table:table-cell table:formula="of:=IF(ISTEXT([.I16]);[.I1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uspicious</text:p>
          </table:table-cell>
          <table:table-cell/>
          <table:table-cell office:value-type="string" calcext:value-type="string">
            <text:p>auspicious</text:p>
          </table:table-cell>
          <table:table-cell office:value-type="string" calcext:value-type="string">
            <text:p>aŭspicia</text:p>
          </table:table-cell>
          <table:table-cell table:number-columns-repeated="2"/>
          <table:table-cell table:formula="of:=IF(ISTEXT([.G17]);[.G17];&quot;&quot;)" office:value-type="string" office:string-value="auspicious" calcext:value-type="string">
            <text:p>auspicious</text:p>
          </table:table-cell>
          <table:table-cell table:formula="of:=CONCATENATE([.H17]; IF(ISTEXT([.B17]); CONCATENATE(&quot; {&quot;;[.B17];&quot;}&quot;);&quot;&quot;))" office:value-type="string" office:string-value="aŭspicia" calcext:value-type="string">
            <text:p>aŭspicia</text:p>
          </table:table-cell>
          <table:table-cell table:formula="of:=IF(ISTEXT([.I17]);[.I1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handsome</text:p>
          </table:table-cell>
          <table:table-cell/>
          <table:table-cell office:value-type="string" calcext:value-type="string">
            <text:p>handsome</text:p>
          </table:table-cell>
          <table:table-cell office:value-type="string" calcext:value-type="string">
            <text:p>bela</text:p>
          </table:table-cell>
          <table:table-cell table:number-columns-repeated="2"/>
          <table:table-cell table:formula="of:=IF(ISTEXT([.G18]);[.G18];&quot;&quot;)" office:value-type="string" office:string-value="handsome" calcext:value-type="string">
            <text:p>handsome</text:p>
          </table:table-cell>
          <table:table-cell table:formula="of:=CONCATENATE([.H18]; IF(ISTEXT([.B18]); CONCATENATE(&quot; {&quot;;[.B18];&quot;}&quot;);&quot;&quot;))" office:value-type="string" office:string-value="bela" calcext:value-type="string">
            <text:p>bela</text:p>
          </table:table-cell>
          <table:table-cell table:formula="of:=IF(ISTEXT([.I18]);[.I1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retty</text:p>
          </table:table-cell>
          <table:table-cell/>
          <table:table-cell office:value-type="string" calcext:value-type="string">
            <text:p>pretty</text:p>
          </table:table-cell>
          <table:table-cell office:value-type="string" calcext:value-type="string">
            <text:p>bela</text:p>
          </table:table-cell>
          <table:table-cell table:number-columns-repeated="2"/>
          <table:table-cell table:formula="of:=IF(ISTEXT([.G19]);[.G19];&quot;&quot;)" office:value-type="string" office:string-value="pretty" calcext:value-type="string">
            <text:p>pretty</text:p>
          </table:table-cell>
          <table:table-cell table:formula="of:=CONCATENATE([.H19]; IF(ISTEXT([.B19]); CONCATENATE(&quot; {&quot;;[.B19];&quot;}&quot;);&quot;&quot;))" office:value-type="string" office:string-value="bela" calcext:value-type="string">
            <text:p>bela</text:p>
          </table:table-cell>
          <table:table-cell table:formula="of:=IF(ISTEXT([.I19]);[.I1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lanka</text:p>
          </table:table-cell>
          <table:table-cell table:number-columns-repeated="2"/>
          <table:table-cell table:formula="of:=IF(ISTEXT([.G20]);[.G20];&quot;&quot;)" office:value-type="string" office:string-value="white" calcext:value-type="string">
            <text:p>white</text:p>
          </table:table-cell>
          <table:table-cell table:formula="of:=CONCATENATE([.H20]; IF(ISTEXT([.B20]); CONCATENATE(&quot; {&quot;;[.B20];&quot;}&quot;);&quot;&quot;))" office:value-type="string" office:string-value="blanka" calcext:value-type="string">
            <text:p>blanka</text:p>
          </table:table-cell>
          <table:table-cell table:formula="of:=IF(ISTEXT([.I20]);[.I2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fair</text:p>
          </table:table-cell>
          <table:table-cell/>
          <table:table-cell office:value-type="string" calcext:value-type="string">
            <text:p>fair</text:p>
          </table:table-cell>
          <table:table-cell office:value-type="string" calcext:value-type="string">
            <text:p>blonda</text:p>
          </table:table-cell>
          <table:table-cell table:number-columns-repeated="2"/>
          <table:table-cell table:formula="of:=IF(ISTEXT([.G21]);[.G21];&quot;&quot;)" office:value-type="string" office:string-value="fair" calcext:value-type="string">
            <text:p>fair</text:p>
          </table:table-cell>
          <table:table-cell table:formula="of:=CONCATENATE([.H21]; IF(ISTEXT([.B21]); CONCATENATE(&quot; {&quot;;[.B21];&quot;}&quot;);&quot;&quot;))" office:value-type="string" office:string-value="blonda" calcext:value-type="string">
            <text:p>blonda</text:p>
          </table:table-cell>
          <table:table-cell table:formula="of:=IF(ISTEXT([.I21]);[.I2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blua</text:p>
          </table:table-cell>
          <table:table-cell table:number-columns-repeated="2"/>
          <table:table-cell table:formula="of:=IF(ISTEXT([.G22]);[.G22];&quot;&quot;)" office:value-type="string" office:string-value="blue" calcext:value-type="string">
            <text:p>blue</text:p>
          </table:table-cell>
          <table:table-cell table:formula="of:=CONCATENATE([.H22]; IF(ISTEXT([.B22]); CONCATENATE(&quot; {&quot;;[.B22];&quot;}&quot;);&quot;&quot;))" office:value-type="string" office:string-value="blua" calcext:value-type="string">
            <text:p>blua</text:p>
          </table:table-cell>
          <table:table-cell table:formula="of:=IF(ISTEXT([.I22]);[.I2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tasty</text:p>
          </table:table-cell>
          <table:table-cell/>
          <table:table-cell office:value-type="string" calcext:value-type="string">
            <text:p>tasty</text:p>
          </table:table-cell>
          <table:table-cell office:value-type="string" calcext:value-type="string">
            <text:p>bongusta</text:p>
          </table:table-cell>
          <table:table-cell table:number-columns-repeated="2"/>
          <table:table-cell table:formula="of:=IF(ISTEXT([.G23]);[.G23];&quot;&quot;)" office:value-type="string" office:string-value="tasty" calcext:value-type="string">
            <text:p>tasty</text:p>
          </table:table-cell>
          <table:table-cell table:formula="of:=CONCATENATE([.H23]; IF(ISTEXT([.B23]); CONCATENATE(&quot; {&quot;;[.B23];&quot;}&quot;);&quot;&quot;))" office:value-type="string" office:string-value="bongusta" calcext:value-type="string">
            <text:p>bongusta</text:p>
          </table:table-cell>
          <table:table-cell table:formula="of:=IF(ISTEXT([.I23]);[.I2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british</text:p>
          </table:table-cell>
          <table:table-cell/>
          <table:table-cell office:value-type="string" calcext:value-type="string">
            <text:p>british</text:p>
          </table:table-cell>
          <table:table-cell office:value-type="string" calcext:value-type="string">
            <text:p>brita</text:p>
          </table:table-cell>
          <table:table-cell table:number-columns-repeated="2"/>
          <table:table-cell table:formula="of:=IF(ISTEXT([.G24]);[.G24];&quot;&quot;)" office:value-type="string" office:string-value="british" calcext:value-type="string">
            <text:p>british</text:p>
          </table:table-cell>
          <table:table-cell table:formula="of:=CONCATENATE([.H24]; IF(ISTEXT([.B24]); CONCATENATE(&quot; {&quot;;[.B24];&quot;}&quot;);&quot;&quot;))" office:value-type="string" office:string-value="brita" calcext:value-type="string">
            <text:p>brita</text:p>
          </table:table-cell>
          <table:table-cell table:formula="of:=IF(ISTEXT([.I24]);[.I2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brown</text:p>
          </table:table-cell>
          <table:table-cell/>
          <table:table-cell office:value-type="string" calcext:value-type="string">
            <text:p>brown</text:p>
          </table:table-cell>
          <table:table-cell office:value-type="string" calcext:value-type="string">
            <text:p>bruna</text:p>
          </table:table-cell>
          <table:table-cell table:number-columns-repeated="2"/>
          <table:table-cell table:formula="of:=IF(ISTEXT([.G25]);[.G25];&quot;&quot;)" office:value-type="string" office:string-value="brown" calcext:value-type="string">
            <text:p>brown</text:p>
          </table:table-cell>
          <table:table-cell table:formula="of:=CONCATENATE([.H25]; IF(ISTEXT([.B25]); CONCATENATE(&quot; {&quot;;[.B25];&quot;}&quot;);&quot;&quot;))" office:value-type="string" office:string-value="bruna" calcext:value-type="string">
            <text:p>bruna</text:p>
          </table:table-cell>
          <table:table-cell table:formula="of:=IF(ISTEXT([.I25]);[.I2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observed</text:p>
          </table:table-cell>
          <table:table-cell/>
          <table:table-cell office:value-type="string" calcext:value-type="string">
            <text:p>observed</text:p>
          </table:table-cell>
          <table:table-cell office:value-type="string" calcext:value-type="string">
            <text:p>celebrita</text:p>
          </table:table-cell>
          <table:table-cell office:value-type="string" calcext:value-type="string">
            <text:p>ritual celebration</text:p>
          </table:table-cell>
          <table:table-cell/>
          <table:table-cell table:formula="of:=IF(ISTEXT([.G26]);[.G26];&quot;&quot;)" office:value-type="string" office:string-value="observed" calcext:value-type="string">
            <text:p>observed</text:p>
          </table:table-cell>
          <table:table-cell table:formula="of:=CONCATENATE([.H26]; IF(ISTEXT([.B26]); CONCATENATE(&quot; {&quot;;[.B26];&quot;}&quot;);&quot;&quot;))" office:value-type="string" office:string-value="celebrita" calcext:value-type="string">
            <text:p>celebrita</text:p>
          </table:table-cell>
          <table:table-cell table:formula="of:=IF(ISTEXT([.I26]);[.I26];&quot;&quot;)" office:value-type="string" office:string-value="ritual celebration" calcext:value-type="string">
            <text:p>ritual celeb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surrounding</text:p>
          </table:table-cell>
          <table:table-cell/>
          <table:table-cell office:value-type="string" calcext:value-type="string">
            <text:p>surrounding</text:p>
          </table:table-cell>
          <table:table-cell office:value-type="string" calcext:value-type="string">
            <text:p>ĉirkaŭa</text:p>
          </table:table-cell>
          <table:table-cell table:number-columns-repeated="2"/>
          <table:table-cell table:formula="of:=IF(ISTEXT([.G27]);[.G27];&quot;&quot;)" office:value-type="string" office:string-value="surrounding" calcext:value-type="string">
            <text:p>surrounding</text:p>
          </table:table-cell>
          <table:table-cell table:formula="of:=CONCATENATE([.H27]; IF(ISTEXT([.B27]); CONCATENATE(&quot; {&quot;;[.B27];&quot;}&quot;);&quot;&quot;))" office:value-type="string" office:string-value="ĉirkaŭa" calcext:value-type="string">
            <text:p>ĉirkaŭa</text:p>
          </table:table-cell>
          <table:table-cell table:formula="of:=IF(ISTEXT([.I27]);[.I2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dangerous</text:p>
          </table:table-cell>
          <table:table-cell/>
          <table:table-cell office:value-type="string" calcext:value-type="string">
            <text:p>dangerous</text:p>
          </table:table-cell>
          <table:table-cell office:value-type="string" calcext:value-type="string">
            <text:p>danĝera</text:p>
          </table:table-cell>
          <table:table-cell table:number-columns-repeated="2"/>
          <table:table-cell table:formula="of:=IF(ISTEXT([.G28]);[.G28];&quot;&quot;)" office:value-type="string" office:string-value="dangerous" calcext:value-type="string">
            <text:p>dangerous</text:p>
          </table:table-cell>
          <table:table-cell table:formula="of:=CONCATENATE([.H28]; IF(ISTEXT([.B28]); CONCATENATE(&quot; {&quot;;[.B28];&quot;}&quot;);&quot;&quot;))" office:value-type="string" office:string-value="danĝera" calcext:value-type="string">
            <text:p>danĝera</text:p>
          </table:table-cell>
          <table:table-cell table:formula="of:=IF(ISTEXT([.I28]);[.I2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defiant</text:p>
          </table:table-cell>
          <table:table-cell/>
          <table:table-cell office:value-type="string" calcext:value-type="string">
            <text:p>defiant</text:p>
          </table:table-cell>
          <table:table-cell office:value-type="string" calcext:value-type="string">
            <text:p>defia</text:p>
          </table:table-cell>
          <table:table-cell table:number-columns-repeated="2"/>
          <table:table-cell table:formula="of:=IF(ISTEXT([.G29]);[.G29];&quot;&quot;)" office:value-type="string" office:string-value="defiant" calcext:value-type="string">
            <text:p>defiant</text:p>
          </table:table-cell>
          <table:table-cell table:formula="of:=CONCATENATE([.H29]; IF(ISTEXT([.B29]); CONCATENATE(&quot; {&quot;;[.B29];&quot;}&quot;);&quot;&quot;))" office:value-type="string" office:string-value="defia" calcext:value-type="string">
            <text:p>defia</text:p>
          </table:table-cell>
          <table:table-cell table:formula="of:=IF(ISTEXT([.I29]);[.I2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twelfth</text:p>
          </table:table-cell>
          <table:table-cell/>
          <table:table-cell office:value-type="string" calcext:value-type="string">
            <text:p>twelfth</text:p>
          </table:table-cell>
          <table:table-cell office:value-type="string" calcext:value-type="string">
            <text:p>dekdua</text:p>
          </table:table-cell>
          <table:table-cell table:number-columns-repeated="2"/>
          <table:table-cell table:formula="of:=IF(ISTEXT([.G30]);[.G30];&quot;&quot;)" office:value-type="string" office:string-value="twelfth" calcext:value-type="string">
            <text:p>twelfth</text:p>
          </table:table-cell>
          <table:table-cell table:formula="of:=CONCATENATE([.H30]; IF(ISTEXT([.B30]); CONCATENATE(&quot; {&quot;;[.B30];&quot;}&quot;);&quot;&quot;))" office:value-type="string" office:string-value="dekdua" calcext:value-type="string">
            <text:p>dekdua</text:p>
          </table:table-cell>
          <table:table-cell table:formula="of:=IF(ISTEXT([.I30]);[.I3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twelve</text:p>
          </table:table-cell>
          <table:table-cell/>
          <table:table-cell office:value-type="string" calcext:value-type="string">
            <text:p>twelve</text:p>
          </table:table-cell>
          <table:table-cell office:value-type="string" calcext:value-type="string">
            <text:p>dekdua</text:p>
          </table:table-cell>
          <table:table-cell table:number-columns-repeated="2"/>
          <table:table-cell table:formula="of:=IF(ISTEXT([.G31]);[.G31];&quot;&quot;)" office:value-type="string" office:string-value="twelve" calcext:value-type="string">
            <text:p>twelve</text:p>
          </table:table-cell>
          <table:table-cell table:formula="of:=CONCATENATE([.H31]; IF(ISTEXT([.B31]); CONCATENATE(&quot; {&quot;;[.B31];&quot;}&quot;);&quot;&quot;))" office:value-type="string" office:string-value="dekdua" calcext:value-type="string">
            <text:p>dekdua</text:p>
          </table:table-cell>
          <table:table-cell table:formula="of:=IF(ISTEXT([.I31]);[.I3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decorative</text:p>
          </table:table-cell>
          <table:table-cell/>
          <table:table-cell office:value-type="string" calcext:value-type="string">
            <text:p>decorative</text:p>
          </table:table-cell>
          <table:table-cell office:value-type="string" calcext:value-type="string">
            <text:p>dekoracia</text:p>
          </table:table-cell>
          <table:table-cell table:number-columns-repeated="2"/>
          <table:table-cell table:formula="of:=IF(ISTEXT([.G32]);[.G32];&quot;&quot;)" office:value-type="string" office:string-value="decorative" calcext:value-type="string">
            <text:p>decorative</text:p>
          </table:table-cell>
          <table:table-cell table:formula="of:=CONCATENATE([.H32]; IF(ISTEXT([.B32]); CONCATENATE(&quot; {&quot;;[.B32];&quot;}&quot;);&quot;&quot;))" office:value-type="string" office:string-value="dekoracia" calcext:value-type="string">
            <text:p>dekoracia</text:p>
          </table:table-cell>
          <table:table-cell table:formula="of:=IF(ISTEXT([.I32]);[.I3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stout-legged</text:p>
          </table:table-cell>
          <table:table-cell/>
          <table:table-cell office:value-type="string" calcext:value-type="string">
            <text:p>stout-legged</text:p>
          </table:table-cell>
          <table:table-cell office:value-type="string" calcext:value-type="string">
            <text:p>dike kruraj</text:p>
          </table:table-cell>
          <table:table-cell table:number-columns-repeated="2"/>
          <table:table-cell table:formula="of:=IF(ISTEXT([.G33]);[.G33];&quot;&quot;)" office:value-type="string" office:string-value="stout-legged" calcext:value-type="string">
            <text:p>stout-legged</text:p>
          </table:table-cell>
          <table:table-cell table:formula="of:=CONCATENATE([.H33]; IF(ISTEXT([.B33]); CONCATENATE(&quot; {&quot;;[.B33];&quot;}&quot;);&quot;&quot;))" office:value-type="string" office:string-value="dike kruraj" calcext:value-type="string">
            <text:p>dike kruraj</text:p>
          </table:table-cell>
          <table:table-cell table:formula="of:=IF(ISTEXT([.I33]);[.I3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various</text:p>
          </table:table-cell>
          <table:table-cell/>
          <table:table-cell office:value-type="string" calcext:value-type="string">
            <text:p>various</text:p>
          </table:table-cell>
          <table:table-cell office:value-type="string" calcext:value-type="string">
            <text:p>diversa</text:p>
          </table:table-cell>
          <table:table-cell table:number-columns-repeated="2"/>
          <table:table-cell table:formula="of:=IF(ISTEXT([.G34]);[.G34];&quot;&quot;)" office:value-type="string" office:string-value="various" calcext:value-type="string">
            <text:p>various</text:p>
          </table:table-cell>
          <table:table-cell table:formula="of:=CONCATENATE([.H34]; IF(ISTEXT([.B34]); CONCATENATE(&quot; {&quot;;[.B34];&quot;}&quot;);&quot;&quot;))" office:value-type="string" office:string-value="diversa" calcext:value-type="string">
            <text:p>diversa</text:p>
          </table:table-cell>
          <table:table-cell table:formula="of:=IF(ISTEXT([.I34]);[.I3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dramatic</text:p>
          </table:table-cell>
          <table:table-cell/>
          <table:table-cell office:value-type="string" calcext:value-type="string">
            <text:p>dramatic</text:p>
          </table:table-cell>
          <table:table-cell office:value-type="string" calcext:value-type="string">
            <text:p>drama</text:p>
          </table:table-cell>
          <table:table-cell table:number-columns-repeated="2"/>
          <table:table-cell table:formula="of:=IF(ISTEXT([.G35]);[.G35];&quot;&quot;)" office:value-type="string" office:string-value="dramatic" calcext:value-type="string">
            <text:p>dramatic</text:p>
          </table:table-cell>
          <table:table-cell table:formula="of:=CONCATENATE([.H35]; IF(ISTEXT([.B35]); CONCATENATE(&quot; {&quot;;[.B35];&quot;}&quot;);&quot;&quot;))" office:value-type="string" office:string-value="drama" calcext:value-type="string">
            <text:p>drama</text:p>
          </table:table-cell>
          <table:table-cell table:formula="of:=IF(ISTEXT([.I35]);[.I3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second</text:p>
          </table:table-cell>
          <table:table-cell/>
          <table:table-cell office:value-type="string" calcext:value-type="string">
            <text:p>second</text:p>
          </table:table-cell>
          <table:table-cell office:value-type="string" calcext:value-type="string">
            <text:p>dua</text:p>
          </table:table-cell>
          <table:table-cell table:number-columns-repeated="2"/>
          <table:table-cell table:formula="of:=IF(ISTEXT([.G36]);[.G36];&quot;&quot;)" office:value-type="string" office:string-value="second" calcext:value-type="string">
            <text:p>second</text:p>
          </table:table-cell>
          <table:table-cell table:formula="of:=CONCATENATE([.H36]; IF(ISTEXT([.B36]); CONCATENATE(&quot; {&quot;;[.B36];&quot;}&quot;);&quot;&quot;))" office:value-type="string" office:string-value="dua" calcext:value-type="string">
            <text:p>dua</text:p>
          </table:table-cell>
          <table:table-cell table:formula="of:=IF(ISTEXT([.I36]);[.I3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ebony</text:p>
          </table:table-cell>
          <table:table-cell/>
          <table:table-cell office:value-type="string" calcext:value-type="string">
            <text:p>ebony</text:p>
          </table:table-cell>
          <table:table-cell office:value-type="string" calcext:value-type="string">
            <text:p>ebona</text:p>
          </table:table-cell>
          <table:table-cell table:number-columns-repeated="2"/>
          <table:table-cell table:formula="of:=IF(ISTEXT([.G37]);[.G37];&quot;&quot;)" office:value-type="string" office:string-value="ebony" calcext:value-type="string">
            <text:p>ebony</text:p>
          </table:table-cell>
          <table:table-cell table:formula="of:=CONCATENATE([.H37]; IF(ISTEXT([.B37]); CONCATENATE(&quot; {&quot;;[.B37];&quot;}&quot;);&quot;&quot;))" office:value-type="string" office:string-value="ebona" calcext:value-type="string">
            <text:p>ebona</text:p>
          </table:table-cell>
          <table:table-cell table:formula="of:=IF(ISTEXT([.I37]);[.I3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outdoor</text:p>
          </table:table-cell>
          <table:table-cell/>
          <table:table-cell office:value-type="string" calcext:value-type="string">
            <text:p>outdoor</text:p>
          </table:table-cell>
          <table:table-cell office:value-type="string" calcext:value-type="string">
            <text:p>ekster’doma</text:p>
          </table:table-cell>
          <table:table-cell table:number-columns-repeated="2"/>
          <table:table-cell table:formula="of:=IF(ISTEXT([.G38]);[.G38];&quot;&quot;)" office:value-type="string" office:string-value="outdoor" calcext:value-type="string">
            <text:p>outdoor</text:p>
          </table:table-cell>
          <table:table-cell table:formula="of:=CONCATENATE([.H38]; IF(ISTEXT([.B38]); CONCATENATE(&quot; {&quot;;[.B38];&quot;}&quot;);&quot;&quot;))" office:value-type="string" office:string-value="ekster’doma" calcext:value-type="string">
            <text:p>ekster’doma</text:p>
          </table:table-cell>
          <table:table-cell table:formula="of:=IF(ISTEXT([.I38]);[.I3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obvious</text:p>
          </table:table-cell>
          <table:table-cell/>
          <table:table-cell office:value-type="string" calcext:value-type="string">
            <text:p>obvious</text:p>
          </table:table-cell>
          <table:table-cell office:value-type="string" calcext:value-type="string">
            <text:p>evidenta</text:p>
          </table:table-cell>
          <table:table-cell table:number-columns-repeated="2"/>
          <table:table-cell table:formula="of:=IF(ISTEXT([.G39]);[.G39];&quot;&quot;)" office:value-type="string" office:string-value="obvious" calcext:value-type="string">
            <text:p>obvious</text:p>
          </table:table-cell>
          <table:table-cell table:formula="of:=CONCATENATE([.H39]; IF(ISTEXT([.B39]); CONCATENATE(&quot; {&quot;;[.B39];&quot;}&quot;);&quot;&quot;))" office:value-type="string" office:string-value="evidenta" calcext:value-type="string">
            <text:p>evidenta</text:p>
          </table:table-cell>
          <table:table-cell table:formula="of:=IF(ISTEXT([.I39]);[.I3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lighthearted</text:p>
          </table:table-cell>
          <table:table-cell/>
          <table:table-cell office:value-type="string" calcext:value-type="string">
            <text:p>lighthearted</text:p>
          </table:table-cell>
          <table:table-cell office:value-type="string" calcext:value-type="string">
            <text:p>facilanima</text:p>
          </table:table-cell>
          <table:table-cell table:number-columns-repeated="2"/>
          <table:table-cell table:formula="of:=IF(ISTEXT([.G40]);[.G40];&quot;&quot;)" office:value-type="string" office:string-value="lighthearted" calcext:value-type="string">
            <text:p>lighthearted</text:p>
          </table:table-cell>
          <table:table-cell table:formula="of:=CONCATENATE([.H40]; IF(ISTEXT([.B40]); CONCATENATE(&quot; {&quot;;[.B40];&quot;}&quot;);&quot;&quot;))" office:value-type="string" office:string-value="facilanima" calcext:value-type="string">
            <text:p>facilanima</text:p>
          </table:table-cell>
          <table:table-cell table:formula="of:=IF(ISTEXT([.I40]);[.I4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favourable</text:p>
          </table:table-cell>
          <table:table-cell/>
          <table:table-cell office:value-type="string" calcext:value-type="string">
            <text:p>favourable</text:p>
          </table:table-cell>
          <table:table-cell office:value-type="string" calcext:value-type="string">
            <text:p>favora</text:p>
          </table:table-cell>
          <table:table-cell office:value-type="string" calcext:value-type="string">
            <text:p>eager to grant advantage to</text:p>
          </table:table-cell>
          <table:table-cell/>
          <table:table-cell table:formula="of:=IF(ISTEXT([.G41]);[.G41];&quot;&quot;)" office:value-type="string" office:string-value="favourable" calcext:value-type="string">
            <text:p>favourable</text:p>
          </table:table-cell>
          <table:table-cell table:formula="of:=CONCATENATE([.H41]; IF(ISTEXT([.B41]); CONCATENATE(&quot; {&quot;;[.B41];&quot;}&quot;);&quot;&quot;))" office:value-type="string" office:string-value="favora" calcext:value-type="string">
            <text:p>favora</text:p>
          </table:table-cell>
          <table:table-cell table:formula="of:=IF(ISTEXT([.I41]);[.I41];&quot;&quot;)" office:value-type="string" office:string-value="eager to grant advantage to" calcext:value-type="string">
            <text:p>eager to grant advantage 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festive</text:p>
          </table:table-cell>
          <table:table-cell/>
          <table:table-cell office:value-type="string" calcext:value-type="string">
            <text:p>festive</text:p>
          </table:table-cell>
          <table:table-cell office:value-type="string" calcext:value-type="string">
            <text:p>festa</text:p>
          </table:table-cell>
          <table:table-cell table:number-columns-repeated="2"/>
          <table:table-cell table:formula="of:=IF(ISTEXT([.G42]);[.G42];&quot;&quot;)" office:value-type="string" office:string-value="festive" calcext:value-type="string">
            <text:p>festive</text:p>
          </table:table-cell>
          <table:table-cell table:formula="of:=CONCATENATE([.H42]; IF(ISTEXT([.B42]); CONCATENATE(&quot; {&quot;;[.B42];&quot;}&quot;);&quot;&quot;))" office:value-type="string" office:string-value="festa" calcext:value-type="string">
            <text:p>festa</text:p>
          </table:table-cell>
          <table:table-cell table:formula="of:=IF(ISTEXT([.I42]);[.I4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flava</text:p>
          </table:table-cell>
          <table:table-cell table:number-columns-repeated="2"/>
          <table:table-cell table:formula="of:=IF(ISTEXT([.G43]);[.G43];&quot;&quot;)" office:value-type="string" office:string-value="yellow" calcext:value-type="string">
            <text:p>yellow</text:p>
          </table:table-cell>
          <table:table-cell table:formula="of:=CONCATENATE([.H43]; IF(ISTEXT([.B43]); CONCATENATE(&quot; {&quot;;[.B43];&quot;}&quot;);&quot;&quot;))" office:value-type="string" office:string-value="flava" calcext:value-type="string">
            <text:p>flava</text:p>
          </table:table-cell>
          <table:table-cell table:formula="of:=IF(ISTEXT([.I43]);[.I4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hardy</text:p>
          </table:table-cell>
          <table:table-cell/>
          <table:table-cell office:value-type="string" calcext:value-type="string">
            <text:p>hardy</text:p>
          </table:table-cell>
          <table:table-cell office:value-type="string" calcext:value-type="string">
            <text:p>fortika</text:p>
          </table:table-cell>
          <table:table-cell table:number-columns-repeated="2"/>
          <table:table-cell table:formula="of:=IF(ISTEXT([.G44]);[.G44];&quot;&quot;)" office:value-type="string" office:string-value="hardy" calcext:value-type="string">
            <text:p>hardy</text:p>
          </table:table-cell>
          <table:table-cell table:formula="of:=CONCATENATE([.H44]; IF(ISTEXT([.B44]); CONCATENATE(&quot; {&quot;;[.B44];&quot;}&quot;);&quot;&quot;))" office:value-type="string" office:string-value="fortika" calcext:value-type="string">
            <text:p>fortika</text:p>
          </table:table-cell>
          <table:table-cell table:formula="of:=IF(ISTEXT([.I44]);[.I4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glistening</text:p>
          </table:table-cell>
          <table:table-cell/>
          <table:table-cell office:value-type="string" calcext:value-type="string">
            <text:p>glistening</text:p>
          </table:table-cell>
          <table:table-cell office:value-type="string" calcext:value-type="string">
            <text:p>fulmetada</text:p>
          </table:table-cell>
          <table:table-cell table:number-columns-repeated="2"/>
          <table:table-cell table:formula="of:=IF(ISTEXT([.G45]);[.G45];&quot;&quot;)" office:value-type="string" office:string-value="glistening" calcext:value-type="string">
            <text:p>glistening</text:p>
          </table:table-cell>
          <table:table-cell table:formula="of:=CONCATENATE([.H45]; IF(ISTEXT([.B45]); CONCATENATE(&quot; {&quot;;[.B45];&quot;}&quot;);&quot;&quot;))" office:value-type="string" office:string-value="fulmetada" calcext:value-type="string">
            <text:p>fulmetada</text:p>
          </table:table-cell>
          <table:table-cell table:formula="of:=IF(ISTEXT([.I45]);[.I4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cheerful</text:p>
          </table:table-cell>
          <table:table-cell/>
          <table:table-cell office:value-type="string" calcext:value-type="string">
            <text:p>cheerful</text:p>
          </table:table-cell>
          <table:table-cell office:value-type="string" calcext:value-type="string">
            <text:p>gajiga</text:p>
          </table:table-cell>
          <table:table-cell office:value-type="string" calcext:value-type="string">
            <text:p>cheerfulness causing</text:p>
          </table:table-cell>
          <table:table-cell/>
          <table:table-cell table:formula="of:=IF(ISTEXT([.G46]);[.G46];&quot;&quot;)" office:value-type="string" office:string-value="cheerful" calcext:value-type="string">
            <text:p>cheerful</text:p>
          </table:table-cell>
          <table:table-cell table:formula="of:=CONCATENATE([.H46]; IF(ISTEXT([.B46]); CONCATENATE(&quot; {&quot;;[.B46];&quot;}&quot;);&quot;&quot;))" office:value-type="string" office:string-value="gajiga" calcext:value-type="string">
            <text:p>gajiga</text:p>
          </table:table-cell>
          <table:table-cell table:formula="of:=IF(ISTEXT([.I46]);[.I46];&quot;&quot;)" office:value-type="string" office:string-value="cheerfulness causing" calcext:value-type="string">
            <text:p>cheerfulness caus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hospitable</text:p>
          </table:table-cell>
          <table:table-cell/>
          <table:table-cell office:value-type="string" calcext:value-type="string">
            <text:p>hospitable</text:p>
          </table:table-cell>
          <table:table-cell office:value-type="string" calcext:value-type="string">
            <text:p>gastama</text:p>
          </table:table-cell>
          <table:table-cell table:number-columns-repeated="2"/>
          <table:table-cell table:formula="of:=IF(ISTEXT([.G47]);[.G47];&quot;&quot;)" office:value-type="string" office:string-value="hospitable" calcext:value-type="string">
            <text:p>hospitable</text:p>
          </table:table-cell>
          <table:table-cell table:formula="of:=CONCATENATE([.H47]; IF(ISTEXT([.B47]); CONCATENATE(&quot; {&quot;;[.B47];&quot;}&quot;);&quot;&quot;))" office:value-type="string" office:string-value="gastama" calcext:value-type="string">
            <text:p>gastama</text:p>
          </table:table-cell>
          <table:table-cell table:formula="of:=IF(ISTEXT([.I47]);[.I4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big</text:p>
          </table:table-cell>
          <table:table-cell/>
          <table:table-cell office:value-type="string" calcext:value-type="string">
            <text:p>big</text:p>
          </table:table-cell>
          <table:table-cell office:value-type="string" calcext:value-type="string">
            <text:p>granda</text:p>
          </table:table-cell>
          <table:table-cell office:value-type="string" calcext:value-type="string">
            <text:p>big</text:p>
          </table:table-cell>
          <table:table-cell/>
          <table:table-cell table:formula="of:=IF(ISTEXT([.G48]);[.G48];&quot;&quot;)" office:value-type="string" office:string-value="big" calcext:value-type="string">
            <text:p>big</text:p>
          </table:table-cell>
          <table:table-cell table:formula="of:=CONCATENATE([.H48]; IF(ISTEXT([.B48]); CONCATENATE(&quot; {&quot;;[.B48];&quot;}&quot;);&quot;&quot;))" office:value-type="string" office:string-value="granda" calcext:value-type="string">
            <text:p>granda</text:p>
          </table:table-cell>
          <table:table-cell table:formula="of:=IF(ISTEXT([.I48]);[.I48];&quot;&quot;)" office:value-type="string" office:string-value="big" calcext:value-type="string">
            <text:p>bi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Grecian</text:p>
          </table:table-cell>
          <table:table-cell/>
          <table:table-cell office:value-type="string" calcext:value-type="string">
            <text:p>Grecian</text:p>
          </table:table-cell>
          <table:table-cell office:value-type="string" calcext:value-type="string">
            <text:p>greka</text:p>
          </table:table-cell>
          <table:table-cell table:number-columns-repeated="2"/>
          <table:table-cell table:formula="of:=IF(ISTEXT([.G49]);[.G49];&quot;&quot;)" office:value-type="string" office:string-value="Grecian" calcext:value-type="string">
            <text:p>Grecian</text:p>
          </table:table-cell>
          <table:table-cell table:formula="of:=CONCATENATE([.H49]; IF(ISTEXT([.B49]); CONCATENATE(&quot; {&quot;;[.B49];&quot;}&quot;);&quot;&quot;))" office:value-type="string" office:string-value="greka" calcext:value-type="string">
            <text:p>greka</text:p>
          </table:table-cell>
          <table:table-cell table:formula="of:=IF(ISTEXT([.I49]);[.I4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grey</text:p>
          </table:table-cell>
          <table:table-cell/>
          <table:table-cell office:value-type="string" calcext:value-type="string">
            <text:p>grey</text:p>
          </table:table-cell>
          <table:table-cell office:value-type="string" calcext:value-type="string">
            <text:p>griza</text:p>
          </table:table-cell>
          <table:table-cell table:number-columns-repeated="2"/>
          <table:table-cell table:formula="of:=IF(ISTEXT([.G50]);[.G50];&quot;&quot;)" office:value-type="string" office:string-value="grey" calcext:value-type="string">
            <text:p>grey</text:p>
          </table:table-cell>
          <table:table-cell table:formula="of:=CONCATENATE([.H50]; IF(ISTEXT([.B50]); CONCATENATE(&quot; {&quot;;[.B50];&quot;}&quot;);&quot;&quot;))" office:value-type="string" office:string-value="griza" calcext:value-type="string">
            <text:p>griza</text:p>
          </table:table-cell>
          <table:table-cell table:formula="of:=IF(ISTEXT([.I50]);[.I5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grotesque</text:p>
          </table:table-cell>
          <table:table-cell/>
          <table:table-cell office:value-type="string" calcext:value-type="string">
            <text:p>grotesque</text:p>
          </table:table-cell>
          <table:table-cell office:value-type="string" calcext:value-type="string">
            <text:p>groteska</text:p>
          </table:table-cell>
          <table:table-cell table:number-columns-repeated="2"/>
          <table:table-cell table:formula="of:=IF(ISTEXT([.G51]);[.G51];&quot;&quot;)" office:value-type="string" office:string-value="grotesque" calcext:value-type="string">
            <text:p>grotesque</text:p>
          </table:table-cell>
          <table:table-cell table:formula="of:=CONCATENATE([.H51]; IF(ISTEXT([.B51]); CONCATENATE(&quot; {&quot;;[.B51];&quot;}&quot;);&quot;&quot;))" office:value-type="string" office:string-value="groteska" calcext:value-type="string">
            <text:p>groteska</text:p>
          </table:table-cell>
          <table:table-cell table:formula="of:=IF(ISTEXT([.I51]);[.I5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homa</text:p>
          </table:table-cell>
          <table:table-cell table:number-columns-repeated="2"/>
          <table:table-cell table:formula="of:=IF(ISTEXT([.G52]);[.G52];&quot;&quot;)" office:value-type="string" office:string-value="human" calcext:value-type="string">
            <text:p>human</text:p>
          </table:table-cell>
          <table:table-cell table:formula="of:=CONCATENATE([.H52]; IF(ISTEXT([.B52]); CONCATENATE(&quot; {&quot;;[.B52];&quot;}&quot;);&quot;&quot;))" office:value-type="string" office:string-value="homa" calcext:value-type="string">
            <text:p>homa</text:p>
          </table:table-cell>
          <table:table-cell table:formula="of:=IF(ISTEXT([.I52]);[.I5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of some sort</text:p>
          </table:table-cell>
          <table:table-cell/>
          <table:table-cell office:value-type="string" calcext:value-type="string">
            <text:p>of some sort</text:p>
          </table:table-cell>
          <table:table-cell office:value-type="string" calcext:value-type="string">
            <text:p>iaspeca</text:p>
          </table:table-cell>
          <table:table-cell table:number-columns-repeated="2"/>
          <table:table-cell table:formula="of:=IF(ISTEXT([.G53]);[.G53];&quot;&quot;)" office:value-type="string" office:string-value="of some sort" calcext:value-type="string">
            <text:p>of some sort</text:p>
          </table:table-cell>
          <table:table-cell table:formula="of:=CONCATENATE([.H53]; IF(ISTEXT([.B53]); CONCATENATE(&quot; {&quot;;[.B53];&quot;}&quot;);&quot;&quot;))" office:value-type="string" office:string-value="iaspeca" calcext:value-type="string">
            <text:p>iaspeca</text:p>
          </table:table-cell>
          <table:table-cell table:formula="of:=IF(ISTEXT([.I53]);[.I5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idiotic</text:p>
          </table:table-cell>
          <table:table-cell/>
          <table:table-cell office:value-type="string" calcext:value-type="string">
            <text:p>idiotic</text:p>
          </table:table-cell>
          <table:table-cell office:value-type="string" calcext:value-type="string">
            <text:p>idiota</text:p>
          </table:table-cell>
          <table:table-cell table:number-columns-repeated="2"/>
          <table:table-cell table:formula="of:=IF(ISTEXT([.G54]);[.G54];&quot;&quot;)" office:value-type="string" office:string-value="idiotic" calcext:value-type="string">
            <text:p>idiotic</text:p>
          </table:table-cell>
          <table:table-cell table:formula="of:=CONCATENATE([.H54]; IF(ISTEXT([.B54]); CONCATENATE(&quot; {&quot;;[.B54];&quot;}&quot;);&quot;&quot;))" office:value-type="string" office:string-value="idiota" calcext:value-type="string">
            <text:p>idiota</text:p>
          </table:table-cell>
          <table:table-cell table:formula="of:=IF(ISTEXT([.I54]);[.I5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holly</text:p>
          </table:table-cell>
          <table:table-cell/>
          <table:table-cell office:value-type="string" calcext:value-type="string">
            <text:p>holly</text:p>
          </table:table-cell>
          <table:table-cell office:value-type="string" calcext:value-type="string">
            <text:p>ileksa</text:p>
          </table:table-cell>
          <table:table-cell office:value-type="string" calcext:value-type="string">
            <text:p>bush</text:p>
          </table:table-cell>
          <table:table-cell/>
          <table:table-cell table:formula="of:=IF(ISTEXT([.G55]);[.G55];&quot;&quot;)" office:value-type="string" office:string-value="holly" calcext:value-type="string">
            <text:p>holly</text:p>
          </table:table-cell>
          <table:table-cell table:formula="of:=CONCATENATE([.H55]; IF(ISTEXT([.B55]); CONCATENATE(&quot; {&quot;;[.B55];&quot;}&quot;);&quot;&quot;))" office:value-type="string" office:string-value="ileksa" calcext:value-type="string">
            <text:p>ileksa</text:p>
          </table:table-cell>
          <table:table-cell table:formula="of:=IF(ISTEXT([.I55]);[.I55];&quot;&quot;)" office:value-type="string" office:string-value="bush" calcext:value-type="string">
            <text:p>bus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imaginative</text:p>
          </table:table-cell>
          <table:table-cell/>
          <table:table-cell office:value-type="string" calcext:value-type="string">
            <text:p>imaginative</text:p>
          </table:table-cell>
          <table:table-cell office:value-type="string" calcext:value-type="string">
            <text:p>imagema</text:p>
          </table:table-cell>
          <table:table-cell table:number-columns-repeated="2"/>
          <table:table-cell table:formula="of:=IF(ISTEXT([.G56]);[.G56];&quot;&quot;)" office:value-type="string" office:string-value="imaginative" calcext:value-type="string">
            <text:p>imaginative</text:p>
          </table:table-cell>
          <table:table-cell table:formula="of:=CONCATENATE([.H56]; IF(ISTEXT([.B56]); CONCATENATE(&quot; {&quot;;[.B56];&quot;}&quot;);&quot;&quot;))" office:value-type="string" office:string-value="imagema" calcext:value-type="string">
            <text:p>imagema</text:p>
          </table:table-cell>
          <table:table-cell table:formula="of:=IF(ISTEXT([.I56]);[.I5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classic</text:p>
          </table:table-cell>
          <table:table-cell/>
          <table:table-cell office:value-type="string" calcext:value-type="string">
            <text:p>classic</text:p>
          </table:table-cell>
          <table:table-cell office:value-type="string" calcext:value-type="string">
            <text:p>klasika</text:p>
          </table:table-cell>
          <table:table-cell table:number-columns-repeated="2"/>
          <table:table-cell table:formula="of:=IF(ISTEXT([.G57]);[.G57];&quot;&quot;)" office:value-type="string" office:string-value="classic" calcext:value-type="string">
            <text:p>classic</text:p>
          </table:table-cell>
          <table:table-cell table:formula="of:=CONCATENATE([.H57]; IF(ISTEXT([.B57]); CONCATENATE(&quot; {&quot;;[.B57];&quot;}&quot;);&quot;&quot;))" office:value-type="string" office:string-value="klasika" calcext:value-type="string">
            <text:p>klasika</text:p>
          </table:table-cell>
          <table:table-cell table:formula="of:=IF(ISTEXT([.I57]);[.I5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classical</text:p>
          </table:table-cell>
          <table:table-cell/>
          <table:table-cell office:value-type="string" calcext:value-type="string">
            <text:p>classical</text:p>
          </table:table-cell>
          <table:table-cell office:value-type="string" calcext:value-type="string">
            <text:p>klasika</text:p>
          </table:table-cell>
          <table:table-cell table:number-columns-repeated="2"/>
          <table:table-cell table:formula="of:=IF(ISTEXT([.G58]);[.G58];&quot;&quot;)" office:value-type="string" office:string-value="classical" calcext:value-type="string">
            <text:p>classical</text:p>
          </table:table-cell>
          <table:table-cell table:formula="of:=CONCATENATE([.H58]; IF(ISTEXT([.B58]); CONCATENATE(&quot; {&quot;;[.B58];&quot;}&quot;);&quot;&quot;))" office:value-type="string" office:string-value="klasika" calcext:value-type="string">
            <text:p>klasika</text:p>
          </table:table-cell>
          <table:table-cell table:formula="of:=IF(ISTEXT([.I58]);[.I5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known</text:p>
          </table:table-cell>
          <table:table-cell/>
          <table:table-cell office:value-type="string" calcext:value-type="string">
            <text:p>known</text:p>
          </table:table-cell>
          <table:table-cell office:value-type="string" calcext:value-type="string">
            <text:p>konata</text:p>
          </table:table-cell>
          <table:table-cell table:number-columns-repeated="2"/>
          <table:table-cell table:formula="of:=IF(ISTEXT([.G59]);[.G59];&quot;&quot;)" office:value-type="string" office:string-value="known" calcext:value-type="string">
            <text:p>known</text:p>
          </table:table-cell>
          <table:table-cell table:formula="of:=CONCATENATE([.H59]; IF(ISTEXT([.B59]); CONCATENATE(&quot; {&quot;;[.B59];&quot;}&quot;);&quot;&quot;))" office:value-type="string" office:string-value="konata" calcext:value-type="string">
            <text:p>konata</text:p>
          </table:table-cell>
          <table:table-cell table:formula="of:=IF(ISTEXT([.I59]);[.I5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ortly</text:p>
          </table:table-cell>
          <table:table-cell/>
          <table:table-cell office:value-type="string" calcext:value-type="string">
            <text:p>portly</text:p>
          </table:table-cell>
          <table:table-cell office:value-type="string" calcext:value-type="string">
            <text:p>korpulenta</text:p>
          </table:table-cell>
          <table:table-cell table:number-columns-repeated="2"/>
          <table:table-cell table:formula="of:=IF(ISTEXT([.G60]);[.G60];&quot;&quot;)" office:value-type="string" office:string-value="portly" calcext:value-type="string">
            <text:p>portly</text:p>
          </table:table-cell>
          <table:table-cell table:formula="of:=CONCATENATE([.H60]; IF(ISTEXT([.B60]); CONCATENATE(&quot; {&quot;;[.B60];&quot;}&quot;);&quot;&quot;))" office:value-type="string" office:string-value="korpulenta" calcext:value-type="string">
            <text:p>korpulenta</text:p>
          </table:table-cell>
          <table:table-cell table:formula="of:=IF(ISTEXT([.I60]);[.I6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lattice</text:p>
          </table:table-cell>
          <table:table-cell/>
          <table:table-cell office:value-type="string" calcext:value-type="string">
            <text:p>lattice</text:p>
          </table:table-cell>
          <table:table-cell office:value-type="string" calcext:value-type="string">
            <text:p>kradita</text:p>
          </table:table-cell>
          <table:table-cell office:value-type="string" calcext:value-type="string">
            <text:p>covered by a lattice</text:p>
          </table:table-cell>
          <table:table-cell/>
          <table:table-cell table:formula="of:=IF(ISTEXT([.G61]);[.G61];&quot;&quot;)" office:value-type="string" office:string-value="lattice" calcext:value-type="string">
            <text:p>lattice</text:p>
          </table:table-cell>
          <table:table-cell table:formula="of:=CONCATENATE([.H61]; IF(ISTEXT([.B61]); CONCATENATE(&quot; {&quot;;[.B61];&quot;}&quot;);&quot;&quot;))" office:value-type="string" office:string-value="kradita" calcext:value-type="string">
            <text:p>kradita</text:p>
          </table:table-cell>
          <table:table-cell table:formula="of:=IF(ISTEXT([.I61]);[.I61];&quot;&quot;)" office:value-type="string" office:string-value="covered by a lattice" calcext:value-type="string">
            <text:p>covered by a latti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criminal</text:p>
          </table:table-cell>
          <table:table-cell/>
          <table:table-cell office:value-type="string" calcext:value-type="string">
            <text:p>criminal</text:p>
          </table:table-cell>
          <table:table-cell office:value-type="string" calcext:value-type="string">
            <text:p>krima</text:p>
          </table:table-cell>
          <table:table-cell office:value-type="string" calcext:value-type="string">
            <text:p>like a criminal</text:p>
          </table:table-cell>
          <table:table-cell/>
          <table:table-cell table:formula="of:=IF(ISTEXT([.G62]);[.G62];&quot;&quot;)" office:value-type="string" office:string-value="criminal" calcext:value-type="string">
            <text:p>criminal</text:p>
          </table:table-cell>
          <table:table-cell table:formula="of:=CONCATENATE([.H62]; IF(ISTEXT([.B62]); CONCATENATE(&quot; {&quot;;[.B62];&quot;}&quot;);&quot;&quot;))" office:value-type="string" office:string-value="krima" calcext:value-type="string">
            <text:p>krima</text:p>
          </table:table-cell>
          <table:table-cell table:formula="of:=IF(ISTEXT([.I62]);[.I62];&quot;&quot;)" office:value-type="string" office:string-value="like a criminal" calcext:value-type="string">
            <text:p>like a crimin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clasping</text:p>
          </table:table-cell>
          <table:table-cell/>
          <table:table-cell office:value-type="string" calcext:value-type="string">
            <text:p>clasping</text:p>
          </table:table-cell>
          <table:table-cell office:value-type="string" calcext:value-type="string">
            <text:p>kunprema</text:p>
          </table:table-cell>
          <table:table-cell table:number-columns-repeated="2"/>
          <table:table-cell table:formula="of:=IF(ISTEXT([.G63]);[.G63];&quot;&quot;)" office:value-type="string" office:string-value="clasping" calcext:value-type="string">
            <text:p>clasping</text:p>
          </table:table-cell>
          <table:table-cell table:formula="of:=CONCATENATE([.H63]; IF(ISTEXT([.B63]); CONCATENATE(&quot; {&quot;;[.B63];&quot;}&quot;);&quot;&quot;))" office:value-type="string" office:string-value="kunprema" calcext:value-type="string">
            <text:p>kunprema</text:p>
          </table:table-cell>
          <table:table-cell table:formula="of:=IF(ISTEXT([.I63]);[.I6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curious</text:p>
          </table:table-cell>
          <table:table-cell/>
          <table:table-cell office:value-type="string" calcext:value-type="string">
            <text:p>curious</text:p>
          </table:table-cell>
          <table:table-cell office:value-type="string" calcext:value-type="string">
            <text:p>kurioza</text:p>
          </table:table-cell>
          <table:table-cell office:value-type="string" calcext:value-type="string">
            <text:p>exciting interest</text:p>
          </table:table-cell>
          <table:table-cell/>
          <table:table-cell table:formula="of:=IF(ISTEXT([.G64]);[.G64];&quot;&quot;)" office:value-type="string" office:string-value="curious" calcext:value-type="string">
            <text:p>curious</text:p>
          </table:table-cell>
          <table:table-cell table:formula="of:=CONCATENATE([.H64]; IF(ISTEXT([.B64]); CONCATENATE(&quot; {&quot;;[.B64];&quot;}&quot;);&quot;&quot;))" office:value-type="string" office:string-value="kurioza" calcext:value-type="string">
            <text:p>kurioza</text:p>
          </table:table-cell>
          <table:table-cell table:formula="of:=IF(ISTEXT([.I64]);[.I64];&quot;&quot;)" office:value-type="string" office:string-value="exciting interest" calcext:value-type="string">
            <text:p>exciting intere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quaint</text:p>
          </table:table-cell>
          <table:table-cell/>
          <table:table-cell office:value-type="string" calcext:value-type="string">
            <text:p>quaint</text:p>
          </table:table-cell>
          <table:table-cell office:value-type="string" calcext:value-type="string">
            <text:p>kuriozaj</text:p>
          </table:table-cell>
          <table:table-cell table:number-columns-repeated="2"/>
          <table:table-cell table:formula="of:=IF(ISTEXT([.G65]);[.G65];&quot;&quot;)" office:value-type="string" office:string-value="quaint" calcext:value-type="string">
            <text:p>quaint</text:p>
          </table:table-cell>
          <table:table-cell table:formula="of:=CONCATENATE([.H65]; IF(ISTEXT([.B65]); CONCATENATE(&quot; {&quot;;[.B65];&quot;}&quot;);&quot;&quot;))" office:value-type="string" office:string-value="kuriozaj" calcext:value-type="string">
            <text:p>kuriozaj</text:p>
          </table:table-cell>
          <table:table-cell table:formula="of:=IF(ISTEXT([.I65]);[.I6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recumbent</text:p>
          </table:table-cell>
          <table:table-cell/>
          <table:table-cell office:value-type="string" calcext:value-type="string">
            <text:p>recumbent</text:p>
          </table:table-cell>
          <table:table-cell office:value-type="string" calcext:value-type="string">
            <text:p>kuŝa</text:p>
          </table:table-cell>
          <table:table-cell table:number-columns-repeated="2"/>
          <table:table-cell table:formula="of:=IF(ISTEXT([.G66]);[.G66];&quot;&quot;)" office:value-type="string" office:string-value="recumbent" calcext:value-type="string">
            <text:p>recumbent</text:p>
          </table:table-cell>
          <table:table-cell table:formula="of:=CONCATENATE([.H66]; IF(ISTEXT([.B66]); CONCATENATE(&quot; {&quot;;[.B66];&quot;}&quot;);&quot;&quot;))" office:value-type="string" office:string-value="kuŝa" calcext:value-type="string">
            <text:p>kuŝa</text:p>
          </table:table-cell>
          <table:table-cell table:formula="of:=IF(ISTEXT([.I66]);[.I6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oaken</text:p>
          </table:table-cell>
          <table:table-cell/>
          <table:table-cell office:value-type="string" calcext:value-type="string">
            <text:p>oaken</text:p>
          </table:table-cell>
          <table:table-cell office:value-type="string" calcext:value-type="string">
            <text:p>kverkaj</text:p>
          </table:table-cell>
          <table:table-cell table:number-columns-repeated="2"/>
          <table:table-cell table:formula="of:=IF(ISTEXT([.G67]);[.G67];&quot;&quot;)" office:value-type="string" office:string-value="oaken" calcext:value-type="string">
            <text:p>oaken</text:p>
          </table:table-cell>
          <table:table-cell table:formula="of:=CONCATENATE([.H67]; IF(ISTEXT([.B67]); CONCATENATE(&quot; {&quot;;[.B67];&quot;}&quot;);&quot;&quot;))" office:value-type="string" office:string-value="kverkaj" calcext:value-type="string">
            <text:p>kverkaj</text:p>
          </table:table-cell>
          <table:table-cell table:formula="of:=IF(ISTEXT([.I67]);[.I6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weary</text:p>
          </table:table-cell>
          <table:table-cell/>
          <table:table-cell office:value-type="string" calcext:value-type="string">
            <text:p>weary</text:p>
          </table:table-cell>
          <table:table-cell office:value-type="string" calcext:value-type="string">
            <text:p>laca</text:p>
          </table:table-cell>
          <table:table-cell table:number-columns-repeated="2"/>
          <table:table-cell table:formula="of:=IF(ISTEXT([.G68]);[.G68];&quot;&quot;)" office:value-type="string" office:string-value="weary" calcext:value-type="string">
            <text:p>weary</text:p>
          </table:table-cell>
          <table:table-cell table:formula="of:=CONCATENATE([.H68]; IF(ISTEXT([.B68]); CONCATENATE(&quot; {&quot;;[.B68];&quot;}&quot;);&quot;&quot;))" office:value-type="string" office:string-value="laca" calcext:value-type="string">
            <text:p>laca</text:p>
          </table:table-cell>
          <table:table-cell table:formula="of:=IF(ISTEXT([.I68]);[.I6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clever</text:p>
          </table:table-cell>
          <table:table-cell/>
          <table:table-cell office:value-type="string" calcext:value-type="string">
            <text:p>clever</text:p>
          </table:table-cell>
          <table:table-cell office:value-type="string" calcext:value-type="string">
            <text:p>lerta</text:p>
          </table:table-cell>
          <table:table-cell table:number-columns-repeated="2"/>
          <table:table-cell table:formula="of:=IF(ISTEXT([.G69]);[.G69];&quot;&quot;)" office:value-type="string" office:string-value="clever" calcext:value-type="string">
            <text:p>clever</text:p>
          </table:table-cell>
          <table:table-cell table:formula="of:=CONCATENATE([.H69]; IF(ISTEXT([.B69]); CONCATENATE(&quot; {&quot;;[.B69];&quot;}&quot;);&quot;&quot;))" office:value-type="string" office:string-value="lerta" calcext:value-type="string">
            <text:p>lerta</text:p>
          </table:table-cell>
          <table:table-cell table:formula="of:=IF(ISTEXT([.I69]);[.I6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connected</text:p>
          </table:table-cell>
          <table:table-cell/>
          <table:table-cell office:value-type="string" calcext:value-type="string">
            <text:p>connected</text:p>
          </table:table-cell>
          <table:table-cell office:value-type="string" calcext:value-type="string">
            <text:p>ligitaj</text:p>
          </table:table-cell>
          <table:table-cell table:number-columns-repeated="2"/>
          <table:table-cell table:formula="of:=IF(ISTEXT([.G70]);[.G70];&quot;&quot;)" office:value-type="string" office:string-value="connected" calcext:value-type="string">
            <text:p>connected</text:p>
          </table:table-cell>
          <table:table-cell table:formula="of:=CONCATENATE([.H70]; IF(ISTEXT([.B70]); CONCATENATE(&quot; {&quot;;[.B70];&quot;}&quot;);&quot;&quot;))" office:value-type="string" office:string-value="ligitaj" calcext:value-type="string">
            <text:p>ligitaj</text:p>
          </table:table-cell>
          <table:table-cell table:formula="of:=IF(ISTEXT([.I70]);[.I7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inattentive</text:p>
          </table:table-cell>
          <table:table-cell/>
          <table:table-cell office:value-type="string" calcext:value-type="string">
            <text:p>inattentive</text:p>
          </table:table-cell>
          <table:table-cell office:value-type="string" calcext:value-type="string">
            <text:p>malatenta</text:p>
          </table:table-cell>
          <table:table-cell table:number-columns-repeated="2"/>
          <table:table-cell table:formula="of:=IF(ISTEXT([.G71]);[.G71];&quot;&quot;)" office:value-type="string" office:string-value="inattentive" calcext:value-type="string">
            <text:p>inattentive</text:p>
          </table:table-cell>
          <table:table-cell table:formula="of:=CONCATENATE([.H71]; IF(ISTEXT([.B71]); CONCATENATE(&quot; {&quot;;[.B71];&quot;}&quot;);&quot;&quot;))" office:value-type="string" office:string-value="malatenta" calcext:value-type="string">
            <text:p>malatenta</text:p>
          </table:table-cell>
          <table:table-cell table:formula="of:=IF(ISTEXT([.I71]);[.I7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contemptuous</text:p>
          </table:table-cell>
          <table:table-cell/>
          <table:table-cell office:value-type="string" calcext:value-type="string">
            <text:p>contemptuous</text:p>
          </table:table-cell>
          <table:table-cell office:value-type="string" calcext:value-type="string">
            <text:p>malestima</text:p>
          </table:table-cell>
          <table:table-cell table:number-columns-repeated="2"/>
          <table:table-cell table:formula="of:=IF(ISTEXT([.G72]);[.G72];&quot;&quot;)" office:value-type="string" office:string-value="contemptuous" calcext:value-type="string">
            <text:p>contemptuous</text:p>
          </table:table-cell>
          <table:table-cell table:formula="of:=CONCATENATE([.H72]; IF(ISTEXT([.B72]); CONCATENATE(&quot; {&quot;;[.B72];&quot;}&quot;);&quot;&quot;))" office:value-type="string" office:string-value="malestima" calcext:value-type="string">
            <text:p>malestima</text:p>
          </table:table-cell>
          <table:table-cell table:formula="of:=IF(ISTEXT([.I72]);[.I7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slight</text:p>
          </table:table-cell>
          <table:table-cell/>
          <table:table-cell office:value-type="string" calcext:value-type="string">
            <text:p>slight</text:p>
          </table:table-cell>
          <table:table-cell office:value-type="string" calcext:value-type="string">
            <text:p>malgrava</text:p>
          </table:table-cell>
          <table:table-cell office:value-type="string" calcext:value-type="string">
            <text:p>not serious</text:p>
          </table:table-cell>
          <table:table-cell/>
          <table:table-cell table:formula="of:=IF(ISTEXT([.G73]);[.G73];&quot;&quot;)" office:value-type="string" office:string-value="slight" calcext:value-type="string">
            <text:p>slight</text:p>
          </table:table-cell>
          <table:table-cell table:formula="of:=CONCATENATE([.H73]; IF(ISTEXT([.B73]); CONCATENATE(&quot; {&quot;;[.B73];&quot;}&quot;);&quot;&quot;))" office:value-type="string" office:string-value="malgrava" calcext:value-type="string">
            <text:p>malgrava</text:p>
          </table:table-cell>
          <table:table-cell table:formula="of:=IF(ISTEXT([.I73]);[.I73];&quot;&quot;)" office:value-type="string" office:string-value="not serious" calcext:value-type="string">
            <text:p>not seriou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ignorant</text:p>
          </table:table-cell>
          <table:table-cell/>
          <table:table-cell office:value-type="string" calcext:value-type="string">
            <text:p>ignorant</text:p>
          </table:table-cell>
          <table:table-cell office:value-type="string" calcext:value-type="string">
            <text:p>malklera</text:p>
          </table:table-cell>
          <table:table-cell office:value-type="string" calcext:value-type="string">
            <text:p>uneducated</text:p>
          </table:table-cell>
          <table:table-cell/>
          <table:table-cell table:formula="of:=IF(ISTEXT([.G74]);[.G74];&quot;&quot;)" office:value-type="string" office:string-value="ignorant" calcext:value-type="string">
            <text:p>ignorant</text:p>
          </table:table-cell>
          <table:table-cell table:formula="of:=CONCATENATE([.H74]; IF(ISTEXT([.B74]); CONCATENATE(&quot; {&quot;;[.B74];&quot;}&quot;);&quot;&quot;))" office:value-type="string" office:string-value="malklera" calcext:value-type="string">
            <text:p>malklera</text:p>
          </table:table-cell>
          <table:table-cell table:formula="of:=IF(ISTEXT([.I74]);[.I74];&quot;&quot;)" office:value-type="string" office:string-value="uneducated" calcext:value-type="string">
            <text:p>uneduca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brief</text:p>
          </table:table-cell>
          <table:table-cell/>
          <table:table-cell office:value-type="string" calcext:value-type="string">
            <text:p>brief</text:p>
          </table:table-cell>
          <table:table-cell office:value-type="string" calcext:value-type="string">
            <text:p>mallonga</text:p>
          </table:table-cell>
          <table:table-cell table:number-columns-repeated="2"/>
          <table:table-cell table:formula="of:=IF(ISTEXT([.G75]);[.G75];&quot;&quot;)" office:value-type="string" office:string-value="brief" calcext:value-type="string">
            <text:p>brief</text:p>
          </table:table-cell>
          <table:table-cell table:formula="of:=CONCATENATE([.H75]; IF(ISTEXT([.B75]); CONCATENATE(&quot; {&quot;;[.B75];&quot;}&quot;);&quot;&quot;))" office:value-type="string" office:string-value="mallonga" calcext:value-type="string">
            <text:p>mallonga</text:p>
          </table:table-cell>
          <table:table-cell table:formula="of:=IF(ISTEXT([.I75]);[.I7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old-fashioned</text:p>
          </table:table-cell>
          <table:table-cell/>
          <table:table-cell office:value-type="string" calcext:value-type="string">
            <text:p>old-fashioned</text:p>
          </table:table-cell>
          <table:table-cell office:value-type="string" calcext:value-type="string">
            <text:p>malmoderna</text:p>
          </table:table-cell>
          <table:table-cell table:number-columns-repeated="2"/>
          <table:table-cell table:formula="of:=IF(ISTEXT([.G76]);[.G76];&quot;&quot;)" office:value-type="string" office:string-value="old-fashioned" calcext:value-type="string">
            <text:p>old-fashioned</text:p>
          </table:table-cell>
          <table:table-cell table:formula="of:=CONCATENATE([.H76]; IF(ISTEXT([.B76]); CONCATENATE(&quot; {&quot;;[.B76];&quot;}&quot;);&quot;&quot;))" office:value-type="string" office:string-value="malmoderna" calcext:value-type="string">
            <text:p>malmoderna</text:p>
          </table:table-cell>
          <table:table-cell table:formula="of:=IF(ISTEXT([.I76]);[.I7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old-time</text:p>
          </table:table-cell>
          <table:table-cell/>
          <table:table-cell office:value-type="string" calcext:value-type="string">
            <text:p>old-time</text:p>
          </table:table-cell>
          <table:table-cell office:value-type="string" calcext:value-type="string">
            <text:p>malmoderna</text:p>
          </table:table-cell>
          <table:table-cell table:number-columns-repeated="2"/>
          <table:table-cell table:formula="of:=IF(ISTEXT([.G77]);[.G77];&quot;&quot;)" office:value-type="string" office:string-value="old-time" calcext:value-type="string">
            <text:p>old-time</text:p>
          </table:table-cell>
          <table:table-cell table:formula="of:=CONCATENATE([.H77]; IF(ISTEXT([.B77]); CONCATENATE(&quot; {&quot;;[.B77];&quot;}&quot;);&quot;&quot;))" office:value-type="string" office:string-value="malmoderna" calcext:value-type="string">
            <text:p>malmoderna</text:p>
          </table:table-cell>
          <table:table-cell table:formula="of:=IF(ISTEXT([.I77]);[.I7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light</text:p>
          </table:table-cell>
          <table:table-cell/>
          <table:table-cell office:value-type="string" calcext:value-type="string">
            <text:p>light</text:p>
          </table:table-cell>
          <table:table-cell office:value-type="string" calcext:value-type="string">
            <text:p>malpeza</text:p>
          </table:table-cell>
          <table:table-cell office:value-type="string" calcext:value-type="string">
            <text:p>not heavy, lit. or fig.</text:p>
          </table:table-cell>
          <table:table-cell/>
          <table:table-cell table:formula="of:=IF(ISTEXT([.G78]);[.G78];&quot;&quot;)" office:value-type="string" office:string-value="light" calcext:value-type="string">
            <text:p>light</text:p>
          </table:table-cell>
          <table:table-cell table:formula="of:=CONCATENATE([.H78]; IF(ISTEXT([.B78]); CONCATENATE(&quot; {&quot;;[.B78];&quot;}&quot;);&quot;&quot;))" office:value-type="string" office:string-value="malpeza" calcext:value-type="string">
            <text:p>malpeza</text:p>
          </table:table-cell>
          <table:table-cell table:formula="of:=IF(ISTEXT([.I78]);[.I78];&quot;&quot;)" office:value-type="string" office:string-value="not heavy, lit. or fig." calcext:value-type="string">
            <text:p>not heavy, lit. or fig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poor</text:p>
          </table:table-cell>
          <table:table-cell office:value-type="string" calcext:value-type="string">
            <text:p>malriĉa</text:p>
          </table:table-cell>
          <table:table-cell table:number-columns-repeated="2"/>
          <table:table-cell table:formula="of:=IF(ISTEXT([.G79]);[.G79];&quot;&quot;)" office:value-type="string" office:string-value="poor" calcext:value-type="string">
            <text:p>poor</text:p>
          </table:table-cell>
          <table:table-cell table:formula="of:=CONCATENATE([.H79]; IF(ISTEXT([.B79]); CONCATENATE(&quot; {&quot;;[.B79];&quot;}&quot;);&quot;&quot;))" office:value-type="string" office:string-value="malriĉa" calcext:value-type="string">
            <text:p>malriĉa</text:p>
          </table:table-cell>
          <table:table-cell table:formula="of:=IF(ISTEXT([.I79]);[.I7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foolish</text:p>
          </table:table-cell>
          <table:table-cell/>
          <table:table-cell office:value-type="string" calcext:value-type="string">
            <text:p>foolish</text:p>
          </table:table-cell>
          <table:table-cell office:value-type="string" calcext:value-type="string">
            <text:p>malsaĝa</text:p>
          </table:table-cell>
          <table:table-cell table:number-columns-repeated="2"/>
          <table:table-cell table:formula="of:=IF(ISTEXT([.G80]);[.G80];&quot;&quot;)" office:value-type="string" office:string-value="foolish" calcext:value-type="string">
            <text:p>foolish</text:p>
          </table:table-cell>
          <table:table-cell table:formula="of:=CONCATENATE([.H80]; IF(ISTEXT([.B80]); CONCATENATE(&quot; {&quot;;[.B80];&quot;}&quot;);&quot;&quot;))" office:value-type="string" office:string-value="malsaĝa" calcext:value-type="string">
            <text:p>malsaĝa</text:p>
          </table:table-cell>
          <table:table-cell table:formula="of:=IF(ISTEXT([.I80]);[.I8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iling</text:p>
          </table:table-cell>
          <table:table-cell/>
          <table:table-cell office:value-type="string" calcext:value-type="string">
            <text:p>ailing</text:p>
          </table:table-cell>
          <table:table-cell office:value-type="string" calcext:value-type="string">
            <text:p>malsana</text:p>
          </table:table-cell>
          <table:table-cell office:value-type="string" calcext:value-type="string">
            <text:p>not healthy</text:p>
          </table:table-cell>
          <table:table-cell/>
          <table:table-cell table:formula="of:=IF(ISTEXT([.G81]);[.G81];&quot;&quot;)" office:value-type="string" office:string-value="ailing" calcext:value-type="string">
            <text:p>ailing</text:p>
          </table:table-cell>
          <table:table-cell table:formula="of:=CONCATENATE([.H81]; IF(ISTEXT([.B81]); CONCATENATE(&quot; {&quot;;[.B81];&quot;}&quot;);&quot;&quot;))" office:value-type="string" office:string-value="malsana" calcext:value-type="string">
            <text:p>malsana</text:p>
          </table:table-cell>
          <table:table-cell table:formula="of:=IF(ISTEXT([.I81]);[.I81];&quot;&quot;)" office:value-type="string" office:string-value="not healthy" calcext:value-type="string">
            <text:p>not health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mysterious</text:p>
          </table:table-cell>
          <table:table-cell/>
          <table:table-cell office:value-type="string" calcext:value-type="string">
            <text:p>mysterious</text:p>
          </table:table-cell>
          <table:table-cell office:value-type="string" calcext:value-type="string">
            <text:p>mistera</text:p>
          </table:table-cell>
          <table:table-cell table:number-columns-repeated="2"/>
          <table:table-cell table:formula="of:=IF(ISTEXT([.G82]);[.G82];&quot;&quot;)" office:value-type="string" office:string-value="mysterious" calcext:value-type="string">
            <text:p>mysterious</text:p>
          </table:table-cell>
          <table:table-cell table:formula="of:=CONCATENATE([.H82]; IF(ISTEXT([.B82]); CONCATENATE(&quot; {&quot;;[.B82];&quot;}&quot;);&quot;&quot;))" office:value-type="string" office:string-value="mistera" calcext:value-type="string">
            <text:p>mistera</text:p>
          </table:table-cell>
          <table:table-cell table:formula="of:=IF(ISTEXT([.I82]);[.I8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miserable</text:p>
          </table:table-cell>
          <table:table-cell/>
          <table:table-cell office:value-type="string" calcext:value-type="string">
            <text:p>miserable</text:p>
          </table:table-cell>
          <table:table-cell office:value-type="string" calcext:value-type="string">
            <text:p>mizera</text:p>
          </table:table-cell>
          <table:table-cell table:number-columns-repeated="2"/>
          <table:table-cell table:formula="of:=IF(ISTEXT([.G83]);[.G83];&quot;&quot;)" office:value-type="string" office:string-value="miserable" calcext:value-type="string">
            <text:p>miserable</text:p>
          </table:table-cell>
          <table:table-cell table:formula="of:=CONCATENATE([.H83]; IF(ISTEXT([.B83]); CONCATENATE(&quot; {&quot;;[.B83];&quot;}&quot;);&quot;&quot;))" office:value-type="string" office:string-value="mizera" calcext:value-type="string">
            <text:p>mizera</text:p>
          </table:table-cell>
          <table:table-cell table:formula="of:=IF(ISTEXT([.I83]);[.I8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tender</text:p>
          </table:table-cell>
          <table:table-cell/>
          <table:table-cell office:value-type="string" calcext:value-type="string">
            <text:p>tender</text:p>
          </table:table-cell>
          <table:table-cell office:value-type="string" calcext:value-type="string">
            <text:p>molan</text:p>
          </table:table-cell>
          <table:table-cell office:value-type="string" calcext:value-type="string">
            <text:p>in regard to meat</text:p>
          </table:table-cell>
          <table:table-cell/>
          <table:table-cell table:formula="of:=IF(ISTEXT([.G84]);[.G84];&quot;&quot;)" office:value-type="string" office:string-value="tender" calcext:value-type="string">
            <text:p>tender</text:p>
          </table:table-cell>
          <table:table-cell table:formula="of:=CONCATENATE([.H84]; IF(ISTEXT([.B84]); CONCATENATE(&quot; {&quot;;[.B84];&quot;}&quot;);&quot;&quot;))" office:value-type="string" office:string-value="molan" calcext:value-type="string">
            <text:p>molan</text:p>
          </table:table-cell>
          <table:table-cell table:formula="of:=IF(ISTEXT([.I84]);[.I84];&quot;&quot;)" office:value-type="string" office:string-value="in regard to meat" calcext:value-type="string">
            <text:p>in regard to mea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represented</text:p>
          </table:table-cell>
          <table:table-cell/>
          <table:table-cell office:value-type="string" calcext:value-type="string">
            <text:p>represented</text:p>
          </table:table-cell>
          <table:table-cell office:value-type="string" calcext:value-type="string">
            <text:p>montra</text:p>
          </table:table-cell>
          <table:table-cell office:value-type="string" calcext:value-type="string">
            <text:p>portrayed in a drawing note: reprezenti is act as representative</text:p>
          </table:table-cell>
          <table:table-cell/>
          <table:table-cell table:formula="of:=IF(ISTEXT([.G85]);[.G85];&quot;&quot;)" office:value-type="string" office:string-value="represented" calcext:value-type="string">
            <text:p>represented</text:p>
          </table:table-cell>
          <table:table-cell table:formula="of:=CONCATENATE([.H85]; IF(ISTEXT([.B85]); CONCATENATE(&quot; {&quot;;[.B85];&quot;}&quot;);&quot;&quot;))" office:value-type="string" office:string-value="montra" calcext:value-type="string">
            <text:p>montra</text:p>
          </table:table-cell>
          <table:table-cell table:formula="of:=IF(ISTEXT([.I85]);[.I85];&quot;&quot;)" office:value-type="string" office:string-value="portrayed in a drawing note: reprezenti is act as representative" calcext:value-type="string">
            <text:p>portrayed in a drawing note: reprezenti is act as representati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indigestible</text:p>
          </table:table-cell>
          <table:table-cell/>
          <table:table-cell office:value-type="string" calcext:value-type="string">
            <text:p>indigestible</text:p>
          </table:table-cell>
          <table:table-cell office:value-type="string" calcext:value-type="string">
            <text:p>nedigestebla</text:p>
          </table:table-cell>
          <table:table-cell table:number-columns-repeated="2"/>
          <table:table-cell table:formula="of:=IF(ISTEXT([.G86]);[.G86];&quot;&quot;)" office:value-type="string" office:string-value="indigestible" calcext:value-type="string">
            <text:p>indigestible</text:p>
          </table:table-cell>
          <table:table-cell table:formula="of:=CONCATENATE([.H86]; IF(ISTEXT([.B86]); CONCATENATE(&quot; {&quot;;[.B86];&quot;}&quot;);&quot;&quot;))" office:value-type="string" office:string-value="nedigestebla" calcext:value-type="string">
            <text:p>nedigestebla</text:p>
          </table:table-cell>
          <table:table-cell table:formula="of:=IF(ISTEXT([.I86]);[.I8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nigra</text:p>
          </table:table-cell>
          <table:table-cell table:number-columns-repeated="2"/>
          <table:table-cell table:formula="of:=IF(ISTEXT([.G87]);[.G87];&quot;&quot;)" office:value-type="string" office:string-value="black" calcext:value-type="string">
            <text:p>black</text:p>
          </table:table-cell>
          <table:table-cell table:formula="of:=CONCATENATE([.H87]; IF(ISTEXT([.B87]); CONCATENATE(&quot; {&quot;;[.B87];&quot;}&quot;);&quot;&quot;))" office:value-type="string" office:string-value="nigra" calcext:value-type="string">
            <text:p>nigra</text:p>
          </table:table-cell>
          <table:table-cell table:formula="of:=IF(ISTEXT([.I87]);[.I8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blackened</text:p>
          </table:table-cell>
          <table:table-cell/>
          <table:table-cell office:value-type="string" calcext:value-type="string">
            <text:p>blackened</text:p>
          </table:table-cell>
          <table:table-cell office:value-type="string" calcext:value-type="string">
            <text:p>nigrita</text:p>
          </table:table-cell>
          <table:table-cell table:number-columns-repeated="2"/>
          <table:table-cell table:formula="of:=IF(ISTEXT([.G88]);[.G88];&quot;&quot;)" office:value-type="string" office:string-value="blackened" calcext:value-type="string">
            <text:p>blackened</text:p>
          </table:table-cell>
          <table:table-cell table:formula="of:=CONCATENATE([.H88]; IF(ISTEXT([.B88]); CONCATENATE(&quot; {&quot;;[.B88];&quot;}&quot;);&quot;&quot;))" office:value-type="string" office:string-value="nigrita" calcext:value-type="string">
            <text:p>nigrita</text:p>
          </table:table-cell>
          <table:table-cell table:formula="of:=IF(ISTEXT([.I88]);[.I8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obedient</text:p>
          </table:table-cell>
          <table:table-cell/>
          <table:table-cell office:value-type="string" calcext:value-type="string">
            <text:p>obedient</text:p>
          </table:table-cell>
          <table:table-cell office:value-type="string" calcext:value-type="string">
            <text:p>obeema</text:p>
          </table:table-cell>
          <table:table-cell table:number-columns-repeated="2"/>
          <table:table-cell table:formula="of:=IF(ISTEXT([.G89]);[.G89];&quot;&quot;)" office:value-type="string" office:string-value="obedient" calcext:value-type="string">
            <text:p>obedient</text:p>
          </table:table-cell>
          <table:table-cell table:formula="of:=CONCATENATE([.H89]; IF(ISTEXT([.B89]); CONCATENATE(&quot; {&quot;;[.B89];&quot;}&quot;);&quot;&quot;))" office:value-type="string" office:string-value="obeema" calcext:value-type="string">
            <text:p>obeema</text:p>
          </table:table-cell>
          <table:table-cell table:formula="of:=IF(ISTEXT([.I89]);[.I8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oranĝa</text:p>
          </table:table-cell>
          <table:table-cell table:number-columns-repeated="2"/>
          <table:table-cell table:formula="of:=IF(ISTEXT([.G90]);[.G90];&quot;&quot;)" office:value-type="string" office:string-value="orange" calcext:value-type="string">
            <text:p>orange</text:p>
          </table:table-cell>
          <table:table-cell table:formula="of:=CONCATENATE([.H90]; IF(ISTEXT([.B90]); CONCATENATE(&quot; {&quot;;[.B90];&quot;}&quot;);&quot;&quot;))" office:value-type="string" office:string-value="oranĝa" calcext:value-type="string">
            <text:p>oranĝa</text:p>
          </table:table-cell>
          <table:table-cell table:formula="of:=IF(ISTEXT([.I90]);[.I9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decorated</text:p>
          </table:table-cell>
          <table:table-cell/>
          <table:table-cell office:value-type="string" calcext:value-type="string">
            <text:p>decorated</text:p>
          </table:table-cell>
          <table:table-cell office:value-type="string" calcext:value-type="string">
            <text:p>ornamitaj</text:p>
          </table:table-cell>
          <table:table-cell table:number-columns-repeated="2"/>
          <table:table-cell table:formula="of:=IF(ISTEXT([.G91]);[.G91];&quot;&quot;)" office:value-type="string" office:string-value="decorated" calcext:value-type="string">
            <text:p>decorated</text:p>
          </table:table-cell>
          <table:table-cell table:formula="of:=CONCATENATE([.H91]; IF(ISTEXT([.B91]); CONCATENATE(&quot; {&quot;;[.B91];&quot;}&quot;);&quot;&quot;))" office:value-type="string" office:string-value="ornamitaj" calcext:value-type="string">
            <text:p>ornamitaj</text:p>
          </table:table-cell>
          <table:table-cell table:formula="of:=IF(ISTEXT([.I91]);[.I9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ainterly</text:p>
          </table:table-cell>
          <table:table-cell/>
          <table:table-cell office:value-type="string" calcext:value-type="string">
            <text:p>painterly</text:p>
          </table:table-cell>
          <table:table-cell office:value-type="string" calcext:value-type="string">
            <text:p>pentra</text:p>
          </table:table-cell>
          <table:table-cell table:number-columns-repeated="2"/>
          <table:table-cell table:formula="of:=IF(ISTEXT([.G92]);[.G92];&quot;&quot;)" office:value-type="string" office:string-value="painterly" calcext:value-type="string">
            <text:p>painterly</text:p>
          </table:table-cell>
          <table:table-cell table:formula="of:=CONCATENATE([.H92]; IF(ISTEXT([.B92]); CONCATENATE(&quot; {&quot;;[.B92];&quot;}&quot;);&quot;&quot;))" office:value-type="string" office:string-value="pentra" calcext:value-type="string">
            <text:p>pentra</text:p>
          </table:table-cell>
          <table:table-cell table:formula="of:=IF(ISTEXT([.I92]);[.I9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heavy</text:p>
          </table:table-cell>
          <table:table-cell/>
          <table:table-cell office:value-type="string" calcext:value-type="string">
            <text:p>heavy</text:p>
          </table:table-cell>
          <table:table-cell office:value-type="string" calcext:value-type="string">
            <text:p>peza</text:p>
          </table:table-cell>
          <table:table-cell table:number-columns-repeated="2"/>
          <table:table-cell table:formula="of:=IF(ISTEXT([.G93]);[.G93];&quot;&quot;)" office:value-type="string" office:string-value="heavy" calcext:value-type="string">
            <text:p>heavy</text:p>
          </table:table-cell>
          <table:table-cell table:formula="of:=CONCATENATE([.H93]; IF(ISTEXT([.B93]); CONCATENATE(&quot; {&quot;;[.B93];&quot;}&quot;);&quot;&quot;))" office:value-type="string" office:string-value="peza" calcext:value-type="string">
            <text:p>peza</text:p>
          </table:table-cell>
          <table:table-cell table:formula="of:=IF(ISTEXT([.I93]);[.I9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leased</text:p>
          </table:table-cell>
          <table:table-cell/>
          <table:table-cell office:value-type="string" calcext:value-type="string">
            <text:p>pleased</text:p>
          </table:table-cell>
          <table:table-cell office:value-type="string" calcext:value-type="string">
            <text:p>plaĉita</text:p>
          </table:table-cell>
          <table:table-cell table:number-columns-repeated="2"/>
          <table:table-cell table:formula="of:=IF(ISTEXT([.G94]);[.G94];&quot;&quot;)" office:value-type="string" office:string-value="pleased" calcext:value-type="string">
            <text:p>pleased</text:p>
          </table:table-cell>
          <table:table-cell table:formula="of:=CONCATENATE([.H94]; IF(ISTEXT([.B94]); CONCATENATE(&quot; {&quot;;[.B94];&quot;}&quot;);&quot;&quot;))" office:value-type="string" office:string-value="plaĉita" calcext:value-type="string">
            <text:p>plaĉita</text:p>
          </table:table-cell>
          <table:table-cell table:formula="of:=IF(ISTEXT([.I94]);[.I9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lightest</text:p>
          </table:table-cell>
          <table:table-cell/>
          <table:table-cell office:value-type="string" calcext:value-type="string">
            <text:p>lightest</text:p>
          </table:table-cell>
          <table:table-cell office:value-type="string" calcext:value-type="string">
            <text:p>plej malpeza</text:p>
          </table:table-cell>
          <table:table-cell office:value-type="string" calcext:value-type="string">
            <text:p>least heavy</text:p>
          </table:table-cell>
          <table:table-cell/>
          <table:table-cell table:formula="of:=IF(ISTEXT([.G95]);[.G95];&quot;&quot;)" office:value-type="string" office:string-value="lightest" calcext:value-type="string">
            <text:p>lightest</text:p>
          </table:table-cell>
          <table:table-cell table:formula="of:=CONCATENATE([.H95]; IF(ISTEXT([.B95]); CONCATENATE(&quot; {&quot;;[.B95];&quot;}&quot;);&quot;&quot;))" office:value-type="string" office:string-value="plej malpeza" calcext:value-type="string">
            <text:p>plej malpeza</text:p>
          </table:table-cell>
          <table:table-cell table:formula="of:=IF(ISTEXT([.I95]);[.I95];&quot;&quot;)" office:value-type="string" office:string-value="least heavy" calcext:value-type="string">
            <text:p>least heav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higher</text:p>
          </table:table-cell>
          <table:table-cell/>
          <table:table-cell office:value-type="string" calcext:value-type="string">
            <text:p>higher</text:p>
          </table:table-cell>
          <table:table-cell office:value-type="string" calcext:value-type="string">
            <text:p>pli alta</text:p>
          </table:table-cell>
          <table:table-cell table:number-columns-repeated="2"/>
          <table:table-cell table:formula="of:=IF(ISTEXT([.G96]);[.G96];&quot;&quot;)" office:value-type="string" office:string-value="higher" calcext:value-type="string">
            <text:p>higher</text:p>
          </table:table-cell>
          <table:table-cell table:formula="of:=CONCATENATE([.H96]; IF(ISTEXT([.B96]); CONCATENATE(&quot; {&quot;;[.B96];&quot;}&quot;);&quot;&quot;))" office:value-type="string" office:string-value="pli alta" calcext:value-type="string">
            <text:p>pli alta</text:p>
          </table:table-cell>
          <table:table-cell table:formula="of:=IF(ISTEXT([.I96]);[.I9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further</text:p>
          </table:table-cell>
          <table:table-cell/>
          <table:table-cell office:value-type="string" calcext:value-type="string">
            <text:p>further</text:p>
          </table:table-cell>
          <table:table-cell office:value-type="string" calcext:value-type="string">
            <text:p>plua</text:p>
          </table:table-cell>
          <table:table-cell table:number-columns-repeated="2"/>
          <table:table-cell table:formula="of:=IF(ISTEXT([.G97]);[.G97];&quot;&quot;)" office:value-type="string" office:string-value="further" calcext:value-type="string">
            <text:p>further</text:p>
          </table:table-cell>
          <table:table-cell table:formula="of:=CONCATENATE([.H97]; IF(ISTEXT([.B97]); CONCATENATE(&quot; {&quot;;[.B97];&quot;}&quot;);&quot;&quot;))" office:value-type="string" office:string-value="plua" calcext:value-type="string">
            <text:p>plua</text:p>
          </table:table-cell>
          <table:table-cell table:formula="of:=IF(ISTEXT([.I97]);[.I9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further</text:p>
          </table:table-cell>
          <table:table-cell/>
          <table:table-cell office:value-type="string" calcext:value-type="string">
            <text:p>further</text:p>
          </table:table-cell>
          <table:table-cell office:value-type="string" calcext:value-type="string">
            <text:p>plue</text:p>
          </table:table-cell>
          <table:table-cell table:number-columns-repeated="2"/>
          <table:table-cell table:formula="of:=IF(ISTEXT([.G98]);[.G98];&quot;&quot;)" office:value-type="string" office:string-value="further" calcext:value-type="string">
            <text:p>further</text:p>
          </table:table-cell>
          <table:table-cell table:formula="of:=CONCATENATE([.H98]; IF(ISTEXT([.B98]); CONCATENATE(&quot; {&quot;;[.B98];&quot;}&quot;);&quot;&quot;))" office:value-type="string" office:string-value="plue" calcext:value-type="string">
            <text:p>plue</text:p>
          </table:table-cell>
          <table:table-cell table:formula="of:=IF(ISTEXT([.I98]);[.I9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ractical</text:p>
          </table:table-cell>
          <table:table-cell/>
          <table:table-cell office:value-type="string" calcext:value-type="string">
            <text:p>practical</text:p>
          </table:table-cell>
          <table:table-cell office:value-type="string" calcext:value-type="string">
            <text:p>praktika</text:p>
          </table:table-cell>
          <table:table-cell office:value-type="string" calcext:value-type="string">
            <text:p>not theoretical</text:p>
          </table:table-cell>
          <table:table-cell/>
          <table:table-cell table:formula="of:=IF(ISTEXT([.G99]);[.G99];&quot;&quot;)" office:value-type="string" office:string-value="practical" calcext:value-type="string">
            <text:p>practical</text:p>
          </table:table-cell>
          <table:table-cell table:formula="of:=CONCATENATE([.H99]; IF(ISTEXT([.B99]); CONCATENATE(&quot; {&quot;;[.B99];&quot;}&quot;);&quot;&quot;))" office:value-type="string" office:string-value="praktika" calcext:value-type="string">
            <text:p>praktika</text:p>
          </table:table-cell>
          <table:table-cell table:formula="of:=IF(ISTEXT([.I99]);[.I99];&quot;&quot;)" office:value-type="string" office:string-value="not theoretical" calcext:value-type="string">
            <text:p>not theoretic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re practiced</text:p>
          </table:table-cell>
          <table:table-cell/>
          <table:table-cell office:value-type="string" calcext:value-type="string">
            <text:p>are practiced</text:p>
          </table:table-cell>
          <table:table-cell office:value-type="string" calcext:value-type="string">
            <text:p>praktikitaj</text:p>
          </table:table-cell>
          <table:table-cell table:number-columns-repeated="2"/>
          <table:table-cell table:formula="of:=IF(ISTEXT([.G100]);[.G100];&quot;&quot;)" office:value-type="string" office:string-value="are practiced" calcext:value-type="string">
            <text:p>are practiced</text:p>
          </table:table-cell>
          <table:table-cell table:formula="of:=CONCATENATE([.H100]; IF(ISTEXT([.B100]); CONCATENATE(&quot; {&quot;;[.B100];&quot;}&quot;);&quot;&quot;))" office:value-type="string" office:string-value="praktikitaj" calcext:value-type="string">
            <text:p>praktikitaj</text:p>
          </table:table-cell>
          <table:table-cell table:formula="of:=IF(ISTEXT([.I100]);[.I10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rinted</text:p>
          </table:table-cell>
          <table:table-cell/>
          <table:table-cell office:value-type="string" calcext:value-type="string">
            <text:p>printed</text:p>
          </table:table-cell>
          <table:table-cell office:value-type="string" calcext:value-type="string">
            <text:p>presita</text:p>
          </table:table-cell>
          <table:table-cell table:number-columns-repeated="2"/>
          <table:table-cell table:formula="of:=IF(ISTEXT([.G101]);[.G101];&quot;&quot;)" office:value-type="string" office:string-value="printed" calcext:value-type="string">
            <text:p>printed</text:p>
          </table:table-cell>
          <table:table-cell table:formula="of:=CONCATENATE([.H101]; IF(ISTEXT([.B101]); CONCATENATE(&quot; {&quot;;[.B101];&quot;}&quot;);&quot;&quot;))" office:value-type="string" office:string-value="presita" calcext:value-type="string">
            <text:p>presita</text:p>
          </table:table-cell>
          <table:table-cell table:formula="of:=IF(ISTEXT([.I101]);[.I10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reflective</text:p>
          </table:table-cell>
          <table:table-cell/>
          <table:table-cell office:value-type="string" calcext:value-type="string">
            <text:p>reflective</text:p>
          </table:table-cell>
          <table:table-cell office:value-type="string" calcext:value-type="string">
            <text:p>pripensa</text:p>
          </table:table-cell>
          <table:table-cell table:number-columns-repeated="2"/>
          <table:table-cell table:formula="of:=IF(ISTEXT([.G102]);[.G102];&quot;&quot;)" office:value-type="string" office:string-value="reflective" calcext:value-type="string">
            <text:p>reflective</text:p>
          </table:table-cell>
          <table:table-cell table:formula="of:=CONCATENATE([.H102]; IF(ISTEXT([.B102]); CONCATENATE(&quot; {&quot;;[.B102];&quot;}&quot;);&quot;&quot;))" office:value-type="string" office:string-value="pripensa" calcext:value-type="string">
            <text:p>pripensa</text:p>
          </table:table-cell>
          <table:table-cell table:formula="of:=IF(ISTEXT([.I102]);[.I10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thoughtful</text:p>
          </table:table-cell>
          <table:table-cell/>
          <table:table-cell office:value-type="string" calcext:value-type="string">
            <text:p>thoughtful</text:p>
          </table:table-cell>
          <table:table-cell office:value-type="string" calcext:value-type="string">
            <text:p>pripensema</text:p>
          </table:table-cell>
          <table:table-cell office:value-type="string" calcext:value-type="string">
            <text:p>prone to reflection</text:p>
          </table:table-cell>
          <table:table-cell/>
          <table:table-cell table:formula="of:=IF(ISTEXT([.G103]);[.G103];&quot;&quot;)" office:value-type="string" office:string-value="thoughtful" calcext:value-type="string">
            <text:p>thoughtful</text:p>
          </table:table-cell>
          <table:table-cell table:formula="of:=CONCATENATE([.H103]; IF(ISTEXT([.B103]); CONCATENATE(&quot; {&quot;;[.B103];&quot;}&quot;);&quot;&quot;))" office:value-type="string" office:string-value="pripensema" calcext:value-type="string">
            <text:p>pripensema</text:p>
          </table:table-cell>
          <table:table-cell table:formula="of:=IF(ISTEXT([.I103]);[.I103];&quot;&quot;)" office:value-type="string" office:string-value="prone to reflection" calcext:value-type="string">
            <text:p>prone to refle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rocession</text:p>
          </table:table-cell>
          <table:table-cell/>
          <table:table-cell office:value-type="string" calcext:value-type="string">
            <text:p>procession</text:p>
          </table:table-cell>
          <table:table-cell office:value-type="string" calcext:value-type="string">
            <text:p>procesia</text:p>
          </table:table-cell>
          <table:table-cell table:number-columns-repeated="2"/>
          <table:table-cell table:formula="of:=IF(ISTEXT([.G104]);[.G104];&quot;&quot;)" office:value-type="string" office:string-value="procession" calcext:value-type="string">
            <text:p>procession</text:p>
          </table:table-cell>
          <table:table-cell table:formula="of:=CONCATENATE([.H104]; IF(ISTEXT([.B104]); CONCATENATE(&quot; {&quot;;[.B104];&quot;}&quot;);&quot;&quot;))" office:value-type="string" office:string-value="procesia" calcext:value-type="string">
            <text:p>procesia</text:p>
          </table:table-cell>
          <table:table-cell table:formula="of:=IF(ISTEXT([.I104]);[.I10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rophetic</text:p>
          </table:table-cell>
          <table:table-cell/>
          <table:table-cell office:value-type="string" calcext:value-type="string">
            <text:p>prophetic</text:p>
          </table:table-cell>
          <table:table-cell office:value-type="string" calcext:value-type="string">
            <text:p>profeta</text:p>
          </table:table-cell>
          <table:table-cell table:number-columns-repeated="2"/>
          <table:table-cell table:formula="of:=IF(ISTEXT([.G105]);[.G105];&quot;&quot;)" office:value-type="string" office:string-value="prophetic" calcext:value-type="string">
            <text:p>prophetic</text:p>
          </table:table-cell>
          <table:table-cell table:formula="of:=CONCATENATE([.H105]; IF(ISTEXT([.B105]); CONCATENATE(&quot; {&quot;;[.B105];&quot;}&quot;);&quot;&quot;))" office:value-type="string" office:string-value="profeta" calcext:value-type="string">
            <text:p>profeta</text:p>
          </table:table-cell>
          <table:table-cell table:formula="of:=IF(ISTEXT([.I105]);[.I10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near</text:p>
          </table:table-cell>
          <table:table-cell/>
          <table:table-cell office:value-type="string" calcext:value-type="string">
            <text:p>near</text:p>
          </table:table-cell>
          <table:table-cell office:value-type="string" calcext:value-type="string">
            <text:p>proksima</text:p>
          </table:table-cell>
          <table:table-cell table:number-columns-repeated="2"/>
          <table:table-cell table:formula="of:=IF(ISTEXT([.G106]);[.G106];&quot;&quot;)" office:value-type="string" office:string-value="near" calcext:value-type="string">
            <text:p>near</text:p>
          </table:table-cell>
          <table:table-cell table:formula="of:=CONCATENATE([.H106]; IF(ISTEXT([.B106]); CONCATENATE(&quot; {&quot;;[.B106];&quot;}&quot;);&quot;&quot;))" office:value-type="string" office:string-value="proksima" calcext:value-type="string">
            <text:p>proksima</text:p>
          </table:table-cell>
          <table:table-cell table:formula="of:=IF(ISTEXT([.I106]);[.I10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rotective</text:p>
          </table:table-cell>
          <table:table-cell/>
          <table:table-cell office:value-type="string" calcext:value-type="string">
            <text:p>protective</text:p>
          </table:table-cell>
          <table:table-cell office:value-type="string" calcext:value-type="string">
            <text:p>protekta</text:p>
          </table:table-cell>
          <table:table-cell table:number-columns-repeated="2"/>
          <table:table-cell table:formula="of:=IF(ISTEXT([.G107]);[.G107];&quot;&quot;)" office:value-type="string" office:string-value="protective" calcext:value-type="string">
            <text:p>protective</text:p>
          </table:table-cell>
          <table:table-cell table:formula="of:=CONCATENATE([.H107]; IF(ISTEXT([.B107]); CONCATENATE(&quot; {&quot;;[.B107];&quot;}&quot;);&quot;&quot;))" office:value-type="string" office:string-value="protekta" calcext:value-type="string">
            <text:p>protekta</text:p>
          </table:table-cell>
          <table:table-cell table:formula="of:=IF(ISTEXT([.I107]);[.I10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mental</text:p>
          </table:table-cell>
          <table:table-cell/>
          <table:table-cell office:value-type="string" calcext:value-type="string">
            <text:p>mental</text:p>
          </table:table-cell>
          <table:table-cell office:value-type="string" calcext:value-type="string">
            <text:p>psika</text:p>
          </table:table-cell>
          <table:table-cell office:value-type="string" calcext:value-type="string">
            <text:p>psychological</text:p>
          </table:table-cell>
          <table:table-cell/>
          <table:table-cell table:formula="of:=IF(ISTEXT([.G108]);[.G108];&quot;&quot;)" office:value-type="string" office:string-value="mental" calcext:value-type="string">
            <text:p>mental</text:p>
          </table:table-cell>
          <table:table-cell table:formula="of:=CONCATENATE([.H108]; IF(ISTEXT([.B108]); CONCATENATE(&quot; {&quot;;[.B108];&quot;}&quot;);&quot;&quot;))" office:value-type="string" office:string-value="psika" calcext:value-type="string">
            <text:p>psika</text:p>
          </table:table-cell>
          <table:table-cell table:formula="of:=IF(ISTEXT([.I108]);[.I108];&quot;&quot;)" office:value-type="string" office:string-value="psychological" calcext:value-type="string">
            <text:p>psychologic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publika</text:p>
          </table:table-cell>
          <table:table-cell table:number-columns-repeated="2"/>
          <table:table-cell table:formula="of:=IF(ISTEXT([.G109]);[.G109];&quot;&quot;)" office:value-type="string" office:string-value="public" calcext:value-type="string">
            <text:p>public</text:p>
          </table:table-cell>
          <table:table-cell table:formula="of:=CONCATENATE([.H109]; IF(ISTEXT([.B109]); CONCATENATE(&quot; {&quot;;[.B109];&quot;}&quot;);&quot;&quot;))" office:value-type="string" office:string-value="publika" calcext:value-type="string">
            <text:p>publika</text:p>
          </table:table-cell>
          <table:table-cell table:formula="of:=IF(ISTEXT([.I109]);[.I10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purple</text:p>
          </table:table-cell>
          <table:table-cell/>
          <table:table-cell office:value-type="string" calcext:value-type="string">
            <text:p>purple</text:p>
          </table:table-cell>
          <table:table-cell office:value-type="string" calcext:value-type="string">
            <text:p>purpura</text:p>
          </table:table-cell>
          <table:table-cell table:number-columns-repeated="2"/>
          <table:table-cell table:formula="of:=IF(ISTEXT([.G110]);[.G110];&quot;&quot;)" office:value-type="string" office:string-value="purple" calcext:value-type="string">
            <text:p>purple</text:p>
          </table:table-cell>
          <table:table-cell table:formula="of:=CONCATENATE([.H110]; IF(ISTEXT([.B110]); CONCATENATE(&quot; {&quot;;[.B110];&quot;}&quot;);&quot;&quot;))" office:value-type="string" office:string-value="purpura" calcext:value-type="string">
            <text:p>purpura</text:p>
          </table:table-cell>
          <table:table-cell table:formula="of:=IF(ISTEXT([.I110]);[.I11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reala</text:p>
          </table:table-cell>
          <table:table-cell office:value-type="string" calcext:value-type="string">
            <text:p>vs. imagata (imagined) &amp; ŝajna (apparent)</text:p>
          </table:table-cell>
          <table:table-cell/>
          <table:table-cell table:formula="of:=IF(ISTEXT([.G111]);[.G111];&quot;&quot;)" office:value-type="string" office:string-value="real" calcext:value-type="string">
            <text:p>real</text:p>
          </table:table-cell>
          <table:table-cell table:formula="of:=CONCATENATE([.H111]; IF(ISTEXT([.B111]); CONCATENATE(&quot; {&quot;;[.B111];&quot;}&quot;);&quot;&quot;))" office:value-type="string" office:string-value="reala" calcext:value-type="string">
            <text:p>reala</text:p>
          </table:table-cell>
          <table:table-cell table:formula="of:=IF(ISTEXT([.I111]);[.I111];&quot;&quot;)" office:value-type="string" office:string-value="vs. imagata (imagined) &amp; ŝajna (apparent)" calcext:value-type="string">
            <text:p>vs. imagata (imagined) &amp; ŝajna (apparen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regular</text:p>
          </table:table-cell>
          <table:table-cell/>
          <table:table-cell office:value-type="string" calcext:value-type="string">
            <text:p>regular</text:p>
          </table:table-cell>
          <table:table-cell office:value-type="string" calcext:value-type="string">
            <text:p>regula</text:p>
          </table:table-cell>
          <table:table-cell office:value-type="string" calcext:value-type="string">
            <text:p>consistent</text:p>
          </table:table-cell>
          <table:table-cell/>
          <table:table-cell table:formula="of:=IF(ISTEXT([.G112]);[.G112];&quot;&quot;)" office:value-type="string" office:string-value="regular" calcext:value-type="string">
            <text:p>regular</text:p>
          </table:table-cell>
          <table:table-cell table:formula="of:=CONCATENATE([.H112]; IF(ISTEXT([.B112]); CONCATENATE(&quot; {&quot;;[.B112];&quot;}&quot;);&quot;&quot;))" office:value-type="string" office:string-value="regula" calcext:value-type="string">
            <text:p>regula</text:p>
          </table:table-cell>
          <table:table-cell table:formula="of:=IF(ISTEXT([.I112]);[.I112];&quot;&quot;)" office:value-type="string" office:string-value="consistent" calcext:value-type="string">
            <text:p>consist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rich</text:p>
          </table:table-cell>
          <table:table-cell/>
          <table:table-cell office:value-type="string" calcext:value-type="string">
            <text:p>rich</text:p>
          </table:table-cell>
          <table:table-cell office:value-type="string" calcext:value-type="string">
            <text:p>riĉa</text:p>
          </table:table-cell>
          <table:table-cell table:number-columns-repeated="2"/>
          <table:table-cell table:formula="of:=IF(ISTEXT([.G113]);[.G113];&quot;&quot;)" office:value-type="string" office:string-value="rich" calcext:value-type="string">
            <text:p>rich</text:p>
          </table:table-cell>
          <table:table-cell table:formula="of:=CONCATENATE([.H113]; IF(ISTEXT([.B113]); CONCATENATE(&quot; {&quot;;[.B113];&quot;}&quot;);&quot;&quot;))" office:value-type="string" office:string-value="riĉa" calcext:value-type="string">
            <text:p>riĉa</text:p>
          </table:table-cell>
          <table:table-cell table:formula="of:=IF(ISTEXT([.I113]);[.I11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roast</text:p>
          </table:table-cell>
          <table:table-cell/>
          <table:table-cell office:value-type="string" calcext:value-type="string">
            <text:p>roast</text:p>
          </table:table-cell>
          <table:table-cell office:value-type="string" calcext:value-type="string">
            <text:p>rostita</text:p>
          </table:table-cell>
          <table:table-cell office:value-type="string" calcext:value-type="string">
            <text:p>one that has been roasted</text:p>
          </table:table-cell>
          <table:table-cell/>
          <table:table-cell table:formula="of:=IF(ISTEXT([.G114]);[.G114];&quot;&quot;)" office:value-type="string" office:string-value="roast" calcext:value-type="string">
            <text:p>roast</text:p>
          </table:table-cell>
          <table:table-cell table:formula="of:=CONCATENATE([.H114]; IF(ISTEXT([.B114]); CONCATENATE(&quot; {&quot;;[.B114];&quot;}&quot;);&quot;&quot;))" office:value-type="string" office:string-value="rostita" calcext:value-type="string">
            <text:p>rostita</text:p>
          </table:table-cell>
          <table:table-cell table:formula="of:=IF(ISTEXT([.I114]);[.I114];&quot;&quot;)" office:value-type="string" office:string-value="one that has been roasted" calcext:value-type="string">
            <text:p>one that has been roas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rose</text:p>
          </table:table-cell>
          <table:table-cell/>
          <table:table-cell office:value-type="string" calcext:value-type="string">
            <text:p>rose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IF(ISTEXT([.G115]);[.G115];&quot;&quot;)" office:value-type="string" office:string-value="rose" calcext:value-type="string">
            <text:p>rose</text:p>
          </table:table-cell>
          <table:table-cell table:formula="of:=CONCATENATE([.H115]; IF(ISTEXT([.B115]); CONCATENATE(&quot; {&quot;;[.B115];&quot;}&quot;);&quot;&quot;))" office:value-type="string" office:string-value="roza" calcext:value-type="string">
            <text:p>roza</text:p>
          </table:table-cell>
          <table:table-cell table:formula="of:=IF(ISTEXT([.I115]);[.I11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uĝa</text:p>
          </table:table-cell>
          <table:table-cell table:number-columns-repeated="2"/>
          <table:table-cell table:formula="of:=IF(ISTEXT([.G116]);[.G116];&quot;&quot;)" office:value-type="string" office:string-value="red" calcext:value-type="string">
            <text:p>red</text:p>
          </table:table-cell>
          <table:table-cell table:formula="of:=CONCATENATE([.H116]; IF(ISTEXT([.B116]); CONCATENATE(&quot; {&quot;;[.B116];&quot;}&quot;);&quot;&quot;))" office:value-type="string" office:string-value="ruĝa" calcext:value-type="string">
            <text:p>ruĝa</text:p>
          </table:table-cell>
          <table:table-cell table:formula="of:=IF(ISTEXT([.I116]);[.I11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holy</text:p>
          </table:table-cell>
          <table:table-cell/>
          <table:table-cell office:value-type="string" calcext:value-type="string">
            <text:p>holy</text:p>
          </table:table-cell>
          <table:table-cell office:value-type="string" calcext:value-type="string">
            <text:p>sankta</text:p>
          </table:table-cell>
          <table:table-cell table:number-columns-repeated="2"/>
          <table:table-cell table:formula="of:=IF(ISTEXT([.G117]);[.G117];&quot;&quot;)" office:value-type="string" office:string-value="holy" calcext:value-type="string">
            <text:p>holy</text:p>
          </table:table-cell>
          <table:table-cell table:formula="of:=CONCATENATE([.H117]; IF(ISTEXT([.B117]); CONCATENATE(&quot; {&quot;;[.B117];&quot;}&quot;);&quot;&quot;))" office:value-type="string" office:string-value="sankta" calcext:value-type="string">
            <text:p>sankta</text:p>
          </table:table-cell>
          <table:table-cell table:formula="of:=IF(ISTEXT([.I117]);[.I11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foaming</text:p>
          </table:table-cell>
          <table:table-cell/>
          <table:table-cell office:value-type="string" calcext:value-type="string">
            <text:p>foaming</text:p>
          </table:table-cell>
          <table:table-cell office:value-type="string" calcext:value-type="string">
            <text:p>ŝaŭma</text:p>
          </table:table-cell>
          <table:table-cell office:value-type="string" calcext:value-type="string">
            <text:p>frothy</text:p>
          </table:table-cell>
          <table:table-cell/>
          <table:table-cell table:formula="of:=IF(ISTEXT([.G118]);[.G118];&quot;&quot;)" office:value-type="string" office:string-value="foaming" calcext:value-type="string">
            <text:p>foaming</text:p>
          </table:table-cell>
          <table:table-cell table:formula="of:=CONCATENATE([.H118]; IF(ISTEXT([.B118]); CONCATENATE(&quot; {&quot;;[.B118];&quot;}&quot;);&quot;&quot;))" office:value-type="string" office:string-value="ŝaŭma" calcext:value-type="string">
            <text:p>ŝaŭma</text:p>
          </table:table-cell>
          <table:table-cell table:formula="of:=IF(ISTEXT([.I118]);[.I118];&quot;&quot;)" office:value-type="string" office:string-value="frothy" calcext:value-type="string">
            <text:p>froth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safe</text:p>
          </table:table-cell>
          <table:table-cell/>
          <table:table-cell office:value-type="string" calcext:value-type="string">
            <text:p>safe</text:p>
          </table:table-cell>
          <table:table-cell office:value-type="string" calcext:value-type="string">
            <text:p>sekura</text:p>
          </table:table-cell>
          <table:table-cell table:number-columns-repeated="2"/>
          <table:table-cell table:formula="of:=IF(ISTEXT([.G119]);[.G119];&quot;&quot;)" office:value-type="string" office:string-value="safe" calcext:value-type="string">
            <text:p>safe</text:p>
          </table:table-cell>
          <table:table-cell table:formula="of:=CONCATENATE([.H119]; IF(ISTEXT([.B119]); CONCATENATE(&quot; {&quot;;[.B119];&quot;}&quot;);&quot;&quot;))" office:value-type="string" office:string-value="sekura" calcext:value-type="string">
            <text:p>sekura</text:p>
          </table:table-cell>
          <table:table-cell table:formula="of:=IF(ISTEXT([.I119]);[.I11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impatient</text:p>
          </table:table-cell>
          <table:table-cell/>
          <table:table-cell office:value-type="string" calcext:value-type="string">
            <text:p>impatient</text:p>
          </table:table-cell>
          <table:table-cell office:value-type="string" calcext:value-type="string">
            <text:p>senpacienca</text:p>
          </table:table-cell>
          <table:table-cell table:number-columns-repeated="2"/>
          <table:table-cell table:formula="of:=IF(ISTEXT([.G120]);[.G120];&quot;&quot;)" office:value-type="string" office:string-value="impatient" calcext:value-type="string">
            <text:p>impatient</text:p>
          </table:table-cell>
          <table:table-cell table:formula="of:=CONCATENATE([.H120]; IF(ISTEXT([.B120]); CONCATENATE(&quot; {&quot;;[.B120];&quot;}&quot;);&quot;&quot;))" office:value-type="string" office:string-value="senpacienca" calcext:value-type="string">
            <text:p>senpacienca</text:p>
          </table:table-cell>
          <table:table-cell table:formula="of:=IF(ISTEXT([.I120]);[.I12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thoughtless</text:p>
          </table:table-cell>
          <table:table-cell/>
          <table:table-cell office:value-type="string" calcext:value-type="string">
            <text:p>thoughtless</text:p>
          </table:table-cell>
          <table:table-cell office:value-type="string" calcext:value-type="string">
            <text:p>senpripensa</text:p>
          </table:table-cell>
          <table:table-cell table:number-columns-repeated="2"/>
          <table:table-cell table:formula="of:=IF(ISTEXT([.G121]);[.G121];&quot;&quot;)" office:value-type="string" office:string-value="thoughtless" calcext:value-type="string">
            <text:p>thoughtless</text:p>
          </table:table-cell>
          <table:table-cell table:formula="of:=CONCATENATE([.H121]; IF(ISTEXT([.B121]); CONCATENATE(&quot; {&quot;;[.B121];&quot;}&quot;);&quot;&quot;))" office:value-type="string" office:string-value="senpripensa" calcext:value-type="string">
            <text:p>senpripensa</text:p>
          </table:table-cell>
          <table:table-cell table:formula="of:=IF(ISTEXT([.I121]);[.I12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ignorant</text:p>
          </table:table-cell>
          <table:table-cell/>
          <table:table-cell office:value-type="string" calcext:value-type="string">
            <text:p>ignorant</text:p>
          </table:table-cell>
          <table:table-cell office:value-type="string" calcext:value-type="string">
            <text:p>senscia</text:p>
          </table:table-cell>
          <table:table-cell office:value-type="string" calcext:value-type="string">
            <text:p>unknowing</text:p>
          </table:table-cell>
          <table:table-cell/>
          <table:table-cell table:formula="of:=IF(ISTEXT([.G122]);[.G122];&quot;&quot;)" office:value-type="string" office:string-value="ignorant" calcext:value-type="string">
            <text:p>ignorant</text:p>
          </table:table-cell>
          <table:table-cell table:formula="of:=CONCATENATE([.H122]; IF(ISTEXT([.B122]); CONCATENATE(&quot; {&quot;;[.B122];&quot;}&quot;);&quot;&quot;))" office:value-type="string" office:string-value="senscia" calcext:value-type="string">
            <text:p>senscia</text:p>
          </table:table-cell>
          <table:table-cell table:formula="of:=IF(ISTEXT([.I122]);[.I122];&quot;&quot;)" office:value-type="string" office:string-value="unknowing" calcext:value-type="string">
            <text:p>unknow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silken</text:p>
          </table:table-cell>
          <table:table-cell/>
          <table:table-cell office:value-type="string" calcext:value-type="string">
            <text:p>silken</text:p>
          </table:table-cell>
          <table:table-cell office:value-type="string" calcext:value-type="string">
            <text:p>silka</text:p>
          </table:table-cell>
          <table:table-cell table:number-columns-repeated="2"/>
          <table:table-cell table:formula="of:=IF(ISTEXT([.G123]);[.G123];&quot;&quot;)" office:value-type="string" office:string-value="silken" calcext:value-type="string">
            <text:p>silken</text:p>
          </table:table-cell>
          <table:table-cell table:formula="of:=CONCATENATE([.H123]; IF(ISTEXT([.B123]); CONCATENATE(&quot; {&quot;;[.B123];&quot;}&quot;);&quot;&quot;))" office:value-type="string" office:string-value="silka" calcext:value-type="string">
            <text:p>silka</text:p>
          </table:table-cell>
          <table:table-cell table:formula="of:=IF(ISTEXT([.I123]);[.I12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cautious</text:p>
          </table:table-cell>
          <table:table-cell/>
          <table:table-cell office:value-type="string" calcext:value-type="string">
            <text:p>cautious</text:p>
          </table:table-cell>
          <table:table-cell office:value-type="string" calcext:value-type="string">
            <text:p>singarda</text:p>
          </table:table-cell>
          <table:table-cell office:value-type="string" calcext:value-type="string">
            <text:p>lit. self-guarding</text:p>
          </table:table-cell>
          <table:table-cell/>
          <table:table-cell table:formula="of:=IF(ISTEXT([.G124]);[.G124];&quot;&quot;)" office:value-type="string" office:string-value="cautious" calcext:value-type="string">
            <text:p>cautious</text:p>
          </table:table-cell>
          <table:table-cell table:formula="of:=CONCATENATE([.H124]; IF(ISTEXT([.B124]); CONCATENATE(&quot; {&quot;;[.B124];&quot;}&quot;);&quot;&quot;))" office:value-type="string" office:string-value="singarda" calcext:value-type="string">
            <text:p>singarda</text:p>
          </table:table-cell>
          <table:table-cell table:formula="of:=IF(ISTEXT([.I124]);[.I124];&quot;&quot;)" office:value-type="string" office:string-value="lit. self-guarding" calcext:value-type="string">
            <text:p>lit. self-guard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scarlet</text:p>
          </table:table-cell>
          <table:table-cell/>
          <table:table-cell office:value-type="string" calcext:value-type="string">
            <text:p>scarlet</text:p>
          </table:table-cell>
          <table:table-cell office:value-type="string" calcext:value-type="string">
            <text:p>skarlata</text:p>
          </table:table-cell>
          <table:table-cell table:number-columns-repeated="2"/>
          <table:table-cell table:formula="of:=IF(ISTEXT([.G125]);[.G125];&quot;&quot;)" office:value-type="string" office:string-value="scarlet" calcext:value-type="string">
            <text:p>scarlet</text:p>
          </table:table-cell>
          <table:table-cell table:formula="of:=CONCATENATE([.H125]; IF(ISTEXT([.B125]); CONCATENATE(&quot; {&quot;;[.B125];&quot;}&quot;);&quot;&quot;))" office:value-type="string" office:string-value="skarlata" calcext:value-type="string">
            <text:p>skarlata</text:p>
          </table:table-cell>
          <table:table-cell table:formula="of:=IF(ISTEXT([.I125]);[.I12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lonely</text:p>
          </table:table-cell>
          <table:table-cell/>
          <table:table-cell office:value-type="string" calcext:value-type="string">
            <text:p>lonely</text:p>
          </table:table-cell>
          <table:table-cell office:value-type="string" calcext:value-type="string">
            <text:p>soleca</text:p>
          </table:table-cell>
          <table:table-cell table:number-columns-repeated="2"/>
          <table:table-cell table:formula="of:=IF(ISTEXT([.G126]);[.G126];&quot;&quot;)" office:value-type="string" office:string-value="lonely" calcext:value-type="string">
            <text:p>lonely</text:p>
          </table:table-cell>
          <table:table-cell table:formula="of:=CONCATENATE([.H126]; IF(ISTEXT([.B126]); CONCATENATE(&quot; {&quot;;[.B126];&quot;}&quot;);&quot;&quot;))" office:value-type="string" office:string-value="soleca" calcext:value-type="string">
            <text:p>soleca</text:p>
          </table:table-cell>
          <table:table-cell table:formula="of:=IF(ISTEXT([.I126]);[.I12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solemn</text:p>
          </table:table-cell>
          <table:table-cell/>
          <table:table-cell office:value-type="string" calcext:value-type="string">
            <text:p>solemn</text:p>
          </table:table-cell>
          <table:table-cell office:value-type="string" calcext:value-type="string">
            <text:p>solena</text:p>
          </table:table-cell>
          <table:table-cell table:number-columns-repeated="2"/>
          <table:table-cell table:formula="of:=IF(ISTEXT([.G127]);[.G127];&quot;&quot;)" office:value-type="string" office:string-value="solemn" calcext:value-type="string">
            <text:p>solemn</text:p>
          </table:table-cell>
          <table:table-cell table:formula="of:=CONCATENATE([.H127]; IF(ISTEXT([.B127]); CONCATENATE(&quot; {&quot;;[.B127];&quot;}&quot;);&quot;&quot;))" office:value-type="string" office:string-value="solena" calcext:value-type="string">
            <text:p>solena</text:p>
          </table:table-cell>
          <table:table-cell table:formula="of:=IF(ISTEXT([.I127]);[.I12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bewitched</text:p>
          </table:table-cell>
          <table:table-cell/>
          <table:table-cell office:value-type="string" calcext:value-type="string">
            <text:p>bewitched</text:p>
          </table:table-cell>
          <table:table-cell office:value-type="string" calcext:value-type="string">
            <text:p>sorĉita</text:p>
          </table:table-cell>
          <table:table-cell table:number-columns-repeated="2"/>
          <table:table-cell table:formula="of:=IF(ISTEXT([.G128]);[.G128];&quot;&quot;)" office:value-type="string" office:string-value="bewitched" calcext:value-type="string">
            <text:p>bewitched</text:p>
          </table:table-cell>
          <table:table-cell table:formula="of:=CONCATENATE([.H128]; IF(ISTEXT([.B128]); CONCATENATE(&quot; {&quot;;[.B128];&quot;}&quot;);&quot;&quot;))" office:value-type="string" office:string-value="sorĉita" calcext:value-type="string">
            <text:p>sorĉita</text:p>
          </table:table-cell>
          <table:table-cell table:formula="of:=IF(ISTEXT([.I128]);[.I12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wild</text:p>
          </table:table-cell>
          <table:table-cell/>
          <table:table-cell office:value-type="string" calcext:value-type="string">
            <text:p>wild</text:p>
          </table:table-cell>
          <table:table-cell office:value-type="string" calcext:value-type="string">
            <text:p>sovaĝa</text:p>
          </table:table-cell>
          <table:table-cell table:number-columns-repeated="2"/>
          <table:table-cell table:formula="of:=IF(ISTEXT([.G129]);[.G129];&quot;&quot;)" office:value-type="string" office:string-value="wild" calcext:value-type="string">
            <text:p>wild</text:p>
          </table:table-cell>
          <table:table-cell table:formula="of:=CONCATENATE([.H129]; IF(ISTEXT([.B129]); CONCATENATE(&quot; {&quot;;[.B129];&quot;}&quot;);&quot;&quot;))" office:value-type="string" office:string-value="sovaĝa" calcext:value-type="string">
            <text:p>sovaĝa</text:p>
          </table:table-cell>
          <table:table-cell table:formula="of:=IF(ISTEXT([.I129]);[.I12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stone</text:p>
          </table:table-cell>
          <table:table-cell/>
          <table:table-cell office:value-type="string" calcext:value-type="string">
            <text:p>stone</text:p>
          </table:table-cell>
          <table:table-cell office:value-type="string" calcext:value-type="string">
            <text:p>ŝtona</text:p>
          </table:table-cell>
          <table:table-cell office:value-type="string" calcext:value-type="string">
            <text:p>made of stone</text:p>
          </table:table-cell>
          <table:table-cell/>
          <table:table-cell table:formula="of:=IF(ISTEXT([.G130]);[.G130];&quot;&quot;)" office:value-type="string" office:string-value="stone" calcext:value-type="string">
            <text:p>stone</text:p>
          </table:table-cell>
          <table:table-cell table:formula="of:=CONCATENATE([.H130]; IF(ISTEXT([.B130]); CONCATENATE(&quot; {&quot;;[.B130];&quot;}&quot;);&quot;&quot;))" office:value-type="string" office:string-value="ŝtona" calcext:value-type="string">
            <text:p>ŝtona</text:p>
          </table:table-cell>
          <table:table-cell table:formula="of:=IF(ISTEXT([.I130]);[.I130];&quot;&quot;)" office:value-type="string" office:string-value="made of stone" calcext:value-type="string">
            <text:p>made of sto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weird</text:p>
          </table:table-cell>
          <table:table-cell/>
          <table:table-cell office:value-type="string" calcext:value-type="string">
            <text:p>weird</text:p>
          </table:table-cell>
          <table:table-cell office:value-type="string" calcext:value-type="string">
            <text:p>stranga</text:p>
          </table:table-cell>
          <table:table-cell table:number-columns-repeated="2"/>
          <table:table-cell table:formula="of:=IF(ISTEXT([.G131]);[.G131];&quot;&quot;)" office:value-type="string" office:string-value="weird" calcext:value-type="string">
            <text:p>weird</text:p>
          </table:table-cell>
          <table:table-cell table:formula="of:=CONCATENATE([.H131]; IF(ISTEXT([.B131]); CONCATENATE(&quot; {&quot;;[.B131];&quot;}&quot;);&quot;&quot;))" office:value-type="string" office:string-value="stranga" calcext:value-type="string">
            <text:p>stranga</text:p>
          </table:table-cell>
          <table:table-cell table:formula="of:=IF(ISTEXT([.I131]);[.I13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outdoor</text:p>
          </table:table-cell>
          <table:table-cell/>
          <table:table-cell office:value-type="string" calcext:value-type="string">
            <text:p>outdoor</text:p>
          </table:table-cell>
          <table:table-cell office:value-type="string" calcext:value-type="string">
            <text:p>subĉiela</text:p>
          </table:table-cell>
          <table:table-cell table:number-columns-repeated="2"/>
          <table:table-cell table:formula="of:=IF(ISTEXT([.G132]);[.G132];&quot;&quot;)" office:value-type="string" office:string-value="outdoor" calcext:value-type="string">
            <text:p>outdoor</text:p>
          </table:table-cell>
          <table:table-cell table:formula="of:=CONCATENATE([.H132]; IF(ISTEXT([.B132]); CONCATENATE(&quot; {&quot;;[.B132];&quot;}&quot;);&quot;&quot;))" office:value-type="string" office:string-value="subĉiela" calcext:value-type="string">
            <text:p>subĉiela</text:p>
          </table:table-cell>
          <table:table-cell table:formula="of:=IF(ISTEXT([.I132]);[.I13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fit</text:p>
          </table:table-cell>
          <table:table-cell/>
          <table:table-cell office:value-type="string" calcext:value-type="string">
            <text:p>fit</text:p>
          </table:table-cell>
          <table:table-cell office:value-type="string" calcext:value-type="string">
            <text:p>taŭga</text:p>
          </table:table-cell>
          <table:table-cell office:value-type="string" calcext:value-type="string">
            <text:p>suitable</text:p>
          </table:table-cell>
          <table:table-cell/>
          <table:table-cell table:formula="of:=IF(ISTEXT([.G133]);[.G133];&quot;&quot;)" office:value-type="string" office:string-value="fit" calcext:value-type="string">
            <text:p>fit</text:p>
          </table:table-cell>
          <table:table-cell table:formula="of:=CONCATENATE([.H133]; IF(ISTEXT([.B133]); CONCATENATE(&quot; {&quot;;[.B133];&quot;}&quot;);&quot;&quot;))" office:value-type="string" office:string-value="taŭga" calcext:value-type="string">
            <text:p>taŭga</text:p>
          </table:table-cell>
          <table:table-cell table:formula="of:=IF(ISTEXT([.I133]);[.I133];&quot;&quot;)" office:value-type="string" office:string-value="suitable" calcext:value-type="string">
            <text:p>suit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suitable</text:p>
          </table:table-cell>
          <table:table-cell/>
          <table:table-cell office:value-type="string" calcext:value-type="string">
            <text:p>suitable</text:p>
          </table:table-cell>
          <table:table-cell office:value-type="string" calcext:value-type="string">
            <text:p>taŭga</text:p>
          </table:table-cell>
          <table:table-cell table:number-columns-repeated="2"/>
          <table:table-cell table:formula="of:=IF(ISTEXT([.G134]);[.G134];&quot;&quot;)" office:value-type="string" office:string-value="suitable" calcext:value-type="string">
            <text:p>suitable</text:p>
          </table:table-cell>
          <table:table-cell table:formula="of:=CONCATENATE([.H134]; IF(ISTEXT([.B134]); CONCATENATE(&quot; {&quot;;[.B134];&quot;}&quot;);&quot;&quot;))" office:value-type="string" office:string-value="taŭga" calcext:value-type="string">
            <text:p>taŭga</text:p>
          </table:table-cell>
          <table:table-cell table:formula="of:=IF(ISTEXT([.I134]);[.I13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fraid</text:p>
          </table:table-cell>
          <table:table-cell/>
          <table:table-cell office:value-type="string" calcext:value-type="string">
            <text:p>afraid</text:p>
          </table:table-cell>
          <table:table-cell office:value-type="string" calcext:value-type="string">
            <text:p>tima</text:p>
          </table:table-cell>
          <table:table-cell table:number-columns-repeated="2"/>
          <table:table-cell table:formula="of:=IF(ISTEXT([.G135]);[.G135];&quot;&quot;)" office:value-type="string" office:string-value="afraid" calcext:value-type="string">
            <text:p>afraid</text:p>
          </table:table-cell>
          <table:table-cell table:formula="of:=CONCATENATE([.H135]; IF(ISTEXT([.B135]); CONCATENATE(&quot; {&quot;;[.B135];&quot;}&quot;);&quot;&quot;))" office:value-type="string" office:string-value="tima" calcext:value-type="string">
            <text:p>tima</text:p>
          </table:table-cell>
          <table:table-cell table:formula="of:=IF(ISTEXT([.I135]);[.I13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frightened</text:p>
          </table:table-cell>
          <table:table-cell/>
          <table:table-cell office:value-type="string" calcext:value-type="string">
            <text:p>frightened</text:p>
          </table:table-cell>
          <table:table-cell office:value-type="string" calcext:value-type="string">
            <text:p>tima</text:p>
          </table:table-cell>
          <table:table-cell table:number-columns-repeated="2"/>
          <table:table-cell table:formula="of:=IF(ISTEXT([.G136]);[.G136];&quot;&quot;)" office:value-type="string" office:string-value="frightened" calcext:value-type="string">
            <text:p>frightened</text:p>
          </table:table-cell>
          <table:table-cell table:formula="of:=CONCATENATE([.H136]; IF(ISTEXT([.B136]); CONCATENATE(&quot; {&quot;;[.B136];&quot;}&quot;);&quot;&quot;))" office:value-type="string" office:string-value="tima" calcext:value-type="string">
            <text:p>tima</text:p>
          </table:table-cell>
          <table:table-cell table:formula="of:=IF(ISTEXT([.I136]);[.I13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entitled</text:p>
          </table:table-cell>
          <table:table-cell/>
          <table:table-cell office:value-type="string" calcext:value-type="string">
            <text:p>entitled</text:p>
          </table:table-cell>
          <table:table-cell office:value-type="string" calcext:value-type="string">
            <text:p>titolita</text:p>
          </table:table-cell>
          <table:table-cell office:value-type="string" calcext:value-type="string">
            <text:p>given the title of</text:p>
          </table:table-cell>
          <table:table-cell/>
          <table:table-cell table:formula="of:=IF(ISTEXT([.G137]);[.G137];&quot;&quot;)" office:value-type="string" office:string-value="entitled" calcext:value-type="string">
            <text:p>entitled</text:p>
          </table:table-cell>
          <table:table-cell table:formula="of:=CONCATENATE([.H137]; IF(ISTEXT([.B137]); CONCATENATE(&quot; {&quot;;[.B137];&quot;}&quot;);&quot;&quot;))" office:value-type="string" office:string-value="titolita" calcext:value-type="string">
            <text:p>titolita</text:p>
          </table:table-cell>
          <table:table-cell table:formula="of:=IF(ISTEXT([.I137]);[.I137];&quot;&quot;)" office:value-type="string" office:string-value="given the title of" calcext:value-type="string">
            <text:p>given the title o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third</text:p>
          </table:table-cell>
          <table:table-cell/>
          <table:table-cell office:value-type="string" calcext:value-type="string">
            <text:p>third</text:p>
          </table:table-cell>
          <table:table-cell office:value-type="string" calcext:value-type="string">
            <text:p>tria</text:p>
          </table:table-cell>
          <table:table-cell table:number-columns-repeated="2"/>
          <table:table-cell table:formula="of:=IF(ISTEXT([.G138]);[.G138];&quot;&quot;)" office:value-type="string" office:string-value="third" calcext:value-type="string">
            <text:p>third</text:p>
          </table:table-cell>
          <table:table-cell table:formula="of:=CONCATENATE([.H138]; IF(ISTEXT([.B138]); CONCATENATE(&quot; {&quot;;[.B138];&quot;}&quot;);&quot;&quot;))" office:value-type="string" office:string-value="tria" calcext:value-type="string">
            <text:p>tria</text:p>
          </table:table-cell>
          <table:table-cell table:formula="of:=IF(ISTEXT([.I138]);[.I13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turquoise</text:p>
          </table:table-cell>
          <table:table-cell/>
          <table:table-cell office:value-type="string" calcext:value-type="string">
            <text:p>turquoise</text:p>
          </table:table-cell>
          <table:table-cell office:value-type="string" calcext:value-type="string">
            <text:p>turkisa</text:p>
          </table:table-cell>
          <table:table-cell table:number-columns-repeated="2"/>
          <table:table-cell table:formula="of:=IF(ISTEXT([.G139]);[.G139];&quot;&quot;)" office:value-type="string" office:string-value="turquoise" calcext:value-type="string">
            <text:p>turquoise</text:p>
          </table:table-cell>
          <table:table-cell table:formula="of:=CONCATENATE([.H139]; IF(ISTEXT([.B139]); CONCATENATE(&quot; {&quot;;[.B139];&quot;}&quot;);&quot;&quot;))" office:value-type="string" office:string-value="turkisa" calcext:value-type="string">
            <text:p>turkisa</text:p>
          </table:table-cell>
          <table:table-cell table:formula="of:=IF(ISTEXT([.I139]);[.I13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tuta</text:p>
          </table:table-cell>
          <table:table-cell table:number-columns-repeated="2"/>
          <table:table-cell table:formula="of:=IF(ISTEXT([.G140]);[.G140];&quot;&quot;)" office:value-type="string" office:string-value="all" calcext:value-type="string">
            <text:p>all</text:p>
          </table:table-cell>
          <table:table-cell table:formula="of:=CONCATENATE([.H140]; IF(ISTEXT([.B140]); CONCATENATE(&quot; {&quot;;[.B140];&quot;}&quot;);&quot;&quot;))" office:value-type="string" office:string-value="tuta" calcext:value-type="string">
            <text:p>tuta</text:p>
          </table:table-cell>
          <table:table-cell table:formula="of:=IF(ISTEXT([.I140]);[.I14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verda</text:p>
          </table:table-cell>
          <table:table-cell table:number-columns-repeated="2"/>
          <table:table-cell table:formula="of:=IF(ISTEXT([.G141]);[.G141];&quot;&quot;)" office:value-type="string" office:string-value="green" calcext:value-type="string">
            <text:p>green</text:p>
          </table:table-cell>
          <table:table-cell table:formula="of:=CONCATENATE([.H141]; IF(ISTEXT([.B141]); CONCATENATE(&quot; {&quot;;[.B141];&quot;}&quot;);&quot;&quot;))" office:value-type="string" office:string-value="verda" calcext:value-type="string">
            <text:p>verda</text:p>
          </table:table-cell>
          <table:table-cell table:formula="of:=IF(ISTEXT([.I141]);[.I14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violet</text:p>
          </table:table-cell>
          <table:table-cell/>
          <table:table-cell office:value-type="string" calcext:value-type="string">
            <text:p>violet</text:p>
          </table:table-cell>
          <table:table-cell office:value-type="string" calcext:value-type="string">
            <text:p>viola</text:p>
          </table:table-cell>
          <table:table-cell table:number-columns-repeated="2"/>
          <table:table-cell table:formula="of:=IF(ISTEXT([.G142]);[.G142];&quot;&quot;)" office:value-type="string" office:string-value="violet" calcext:value-type="string">
            <text:p>violet</text:p>
          </table:table-cell>
          <table:table-cell table:formula="of:=CONCATENATE([.H142]; IF(ISTEXT([.B142]); CONCATENATE(&quot; {&quot;;[.B142];&quot;}&quot;);&quot;&quot;))" office:value-type="string" office:string-value="viola" calcext:value-type="string">
            <text:p>viola</text:p>
          </table:table-cell>
          <table:table-cell table:formula="of:=IF(ISTEXT([.I142]);[.I14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jective</text:p>
          </table:table-cell>
          <table:table-cell table:number-columns-repeated="3"/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alive</text:p>
          </table:table-cell>
          <table:table-cell office:value-type="string" calcext:value-type="string">
            <text:p>viva</text:p>
          </table:table-cell>
          <table:table-cell table:number-columns-repeated="2"/>
          <table:table-cell table:formula="of:=IF(ISTEXT([.G143]);[.G143];&quot;&quot;)" office:value-type="string" office:string-value="alive" calcext:value-type="string">
            <text:p>alive</text:p>
          </table:table-cell>
          <table:table-cell table:formula="of:=CONCATENATE([.H143]; IF(ISTEXT([.B143]); CONCATENATE(&quot; {&quot;;[.B143];&quot;}&quot;);&quot;&quot;))" office:value-type="string" office:string-value="viva" calcext:value-type="string">
            <text:p>viva</text:p>
          </table:table-cell>
          <table:table-cell table:formula="of:=IF(ISTEXT([.I143]);[.I14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otherwise</text:p>
          </table:table-cell>
          <table:table-cell/>
          <table:table-cell office:value-type="string" calcext:value-type="string">
            <text:p>otherwise</text:p>
          </table:table-cell>
          <table:table-cell office:value-type="string" calcext:value-type="string">
            <text:p>alie </text:p>
          </table:table-cell>
          <table:table-cell table:number-columns-repeated="2"/>
          <table:table-cell table:formula="of:=IF(ISTEXT([.G144]);[.G144];&quot;&quot;)" office:value-type="string" office:string-value="otherwise" calcext:value-type="string">
            <text:p>otherwise</text:p>
          </table:table-cell>
          <table:table-cell table:formula="of:=CONCATENATE([.H144]; IF(ISTEXT([.B144]); CONCATENATE(&quot; {&quot;;[.B144];&quot;}&quot;);&quot;&quot;))" office:value-type="string" office:string-value="alie " calcext:value-type="string">
            <text:p>alie </text:p>
          </table:table-cell>
          <table:table-cell table:formula="of:=IF(ISTEXT([.I144]);[.I14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referring to</text:p>
          </table:table-cell>
          <table:table-cell/>
          <table:table-cell office:value-type="string" calcext:value-type="string">
            <text:p>referring to</text:p>
          </table:table-cell>
          <table:table-cell office:value-type="string" calcext:value-type="string">
            <text:p>aludante</text:p>
          </table:table-cell>
          <table:table-cell table:number-columns-repeated="2"/>
          <table:table-cell table:formula="of:=IF(ISTEXT([.G145]);[.G145];&quot;&quot;)" office:value-type="string" office:string-value="referring to" calcext:value-type="string">
            <text:p>referring to</text:p>
          </table:table-cell>
          <table:table-cell table:formula="of:=CONCATENATE([.H145]; IF(ISTEXT([.B145]); CONCATENATE(&quot; {&quot;;[.B145];&quot;}&quot;);&quot;&quot;))" office:value-type="string" office:string-value="aludante" calcext:value-type="string">
            <text:p>aludante</text:p>
          </table:table-cell>
          <table:table-cell table:formula="of:=IF(ISTEXT([.I145]);[.I14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bitterly</text:p>
          </table:table-cell>
          <table:table-cell/>
          <table:table-cell office:value-type="string" calcext:value-type="string">
            <text:p>bitterly</text:p>
          </table:table-cell>
          <table:table-cell office:value-type="string" calcext:value-type="string">
            <text:p>amare</text:p>
          </table:table-cell>
          <table:table-cell table:number-columns-repeated="2"/>
          <table:table-cell table:formula="of:=IF(ISTEXT([.G146]);[.G146];&quot;&quot;)" office:value-type="string" office:string-value="bitterly" calcext:value-type="string">
            <text:p>bitterly</text:p>
          </table:table-cell>
          <table:table-cell table:formula="of:=CONCATENATE([.H146]; IF(ISTEXT([.B146]); CONCATENATE(&quot; {&quot;;[.B146];&quot;}&quot;);&quot;&quot;))" office:value-type="string" office:string-value="amare" calcext:value-type="string">
            <text:p>amare</text:p>
          </table:table-cell>
          <table:table-cell table:formula="of:=IF(ISTEXT([.I146]);[.I14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fondly</text:p>
          </table:table-cell>
          <table:table-cell/>
          <table:table-cell office:value-type="string" calcext:value-type="string">
            <text:p>fondly</text:p>
          </table:table-cell>
          <table:table-cell office:value-type="string" calcext:value-type="string">
            <text:p>ame</text:p>
          </table:table-cell>
          <table:table-cell table:number-columns-repeated="2"/>
          <table:table-cell table:formula="of:=IF(ISTEXT([.G147]);[.G147];&quot;&quot;)" office:value-type="string" office:string-value="fondly" calcext:value-type="string">
            <text:p>fondly</text:p>
          </table:table-cell>
          <table:table-cell table:formula="of:=CONCATENATE([.H147]; IF(ISTEXT([.B147]); CONCATENATE(&quot; {&quot;;[.B147];&quot;}&quot;);&quot;&quot;))" office:value-type="string" office:string-value="ame" calcext:value-type="string">
            <text:p>ame</text:p>
          </table:table-cell>
          <table:table-cell table:formula="of:=IF(ISTEXT([.I147]);[.I14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also</text:p>
          </table:table-cell>
          <table:table-cell/>
          <table:table-cell office:value-type="string" calcext:value-type="string">
            <text:p>also</text:p>
          </table:table-cell>
          <table:table-cell office:value-type="string" calcext:value-type="string">
            <text:p>ankaŭ </text:p>
          </table:table-cell>
          <table:table-cell table:number-columns-repeated="2"/>
          <table:table-cell table:formula="of:=IF(ISTEXT([.G148]);[.G148];&quot;&quot;)" office:value-type="string" office:string-value="also" calcext:value-type="string">
            <text:p>also</text:p>
          </table:table-cell>
          <table:table-cell table:formula="of:=CONCATENATE([.H148]; IF(ISTEXT([.B148]); CONCATENATE(&quot; {&quot;;[.B148];&quot;}&quot;);&quot;&quot;))" office:value-type="string" office:string-value="ankaŭ " calcext:value-type="string">
            <text:p>ankaŭ </text:p>
          </table:table-cell>
          <table:table-cell table:formula="of:=IF(ISTEXT([.I148]);[.I14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likewise</text:p>
          </table:table-cell>
          <table:table-cell/>
          <table:table-cell office:value-type="string" calcext:value-type="string">
            <text:p>likewise</text:p>
          </table:table-cell>
          <table:table-cell office:value-type="string" calcext:value-type="string">
            <text:p>ankaŭ </text:p>
          </table:table-cell>
          <table:table-cell table:number-columns-repeated="2"/>
          <table:table-cell table:formula="of:=IF(ISTEXT([.G149]);[.G149];&quot;&quot;)" office:value-type="string" office:string-value="likewise" calcext:value-type="string">
            <text:p>likewise</text:p>
          </table:table-cell>
          <table:table-cell table:formula="of:=CONCATENATE([.H149]; IF(ISTEXT([.B149]); CONCATENATE(&quot; {&quot;;[.B149];&quot;}&quot;);&quot;&quot;))" office:value-type="string" office:string-value="ankaŭ " calcext:value-type="string">
            <text:p>ankaŭ </text:p>
          </table:table-cell>
          <table:table-cell table:formula="of:=IF(ISTEXT([.I149]);[.I14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in front</text:p>
          </table:table-cell>
          <table:table-cell/>
          <table:table-cell office:value-type="string" calcext:value-type="string">
            <text:p>in front</text:p>
          </table:table-cell>
          <table:table-cell office:value-type="string" calcext:value-type="string">
            <text:p>antaŭe </text:p>
          </table:table-cell>
          <table:table-cell table:number-columns-repeated="2"/>
          <table:table-cell table:formula="of:=IF(ISTEXT([.G150]);[.G150];&quot;&quot;)" office:value-type="string" office:string-value="in front" calcext:value-type="string">
            <text:p>in front</text:p>
          </table:table-cell>
          <table:table-cell table:formula="of:=CONCATENATE([.H150]; IF(ISTEXT([.B150]); CONCATENATE(&quot; {&quot;;[.B150];&quot;}&quot;);&quot;&quot;))" office:value-type="string" office:string-value="antaŭe " calcext:value-type="string">
            <text:p>antaŭe </text:p>
          </table:table-cell>
          <table:table-cell table:formula="of:=IF(ISTEXT([.I150]);[.I15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forwards</text:p>
          </table:table-cell>
          <table:table-cell/>
          <table:table-cell office:value-type="string" calcext:value-type="string">
            <text:p>forwards</text:p>
          </table:table-cell>
          <table:table-cell office:value-type="string" calcext:value-type="string">
            <text:p>antaŭen</text:p>
          </table:table-cell>
          <table:table-cell table:number-columns-repeated="2"/>
          <table:table-cell table:formula="of:=IF(ISTEXT([.G151]);[.G151];&quot;&quot;)" office:value-type="string" office:string-value="forwards" calcext:value-type="string">
            <text:p>forwards</text:p>
          </table:table-cell>
          <table:table-cell table:formula="of:=CONCATENATE([.H151]; IF(ISTEXT([.B151]); CONCATENATE(&quot; {&quot;;[.B151];&quot;}&quot;);&quot;&quot;))" office:value-type="string" office:string-value="antaŭen" calcext:value-type="string">
            <text:p>antaŭen</text:p>
          </table:table-cell>
          <table:table-cell table:formula="of:=IF(ISTEXT([.I151]);[.I15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apart</text:p>
          </table:table-cell>
          <table:table-cell/>
          <table:table-cell office:value-type="string" calcext:value-type="string">
            <text:p>apart</text:p>
          </table:table-cell>
          <table:table-cell office:value-type="string" calcext:value-type="string">
            <text:p>aparte</text:p>
          </table:table-cell>
          <table:table-cell table:number-columns-repeated="2"/>
          <table:table-cell table:formula="of:=IF(ISTEXT([.G152]);[.G152];&quot;&quot;)" office:value-type="string" office:string-value="apart" calcext:value-type="string">
            <text:p>apart</text:p>
          </table:table-cell>
          <table:table-cell table:formula="of:=CONCATENATE([.H152]; IF(ISTEXT([.B152]); CONCATENATE(&quot; {&quot;;[.B152];&quot;}&quot;);&quot;&quot;))" office:value-type="string" office:string-value="aparte" calcext:value-type="string">
            <text:p>aparte</text:p>
          </table:table-cell>
          <table:table-cell table:formula="of:=IF(ISTEXT([.I152]);[.I15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hardly</text:p>
          </table:table-cell>
          <table:table-cell/>
          <table:table-cell office:value-type="string" calcext:value-type="string">
            <text:p>hardly</text:p>
          </table:table-cell>
          <table:table-cell office:value-type="string" calcext:value-type="string">
            <text:p>apenaŭ </text:p>
          </table:table-cell>
          <table:table-cell table:number-columns-repeated="2"/>
          <table:table-cell table:formula="of:=IF(ISTEXT([.G153]);[.G153];&quot;&quot;)" office:value-type="string" office:string-value="hardly" calcext:value-type="string">
            <text:p>hardly</text:p>
          </table:table-cell>
          <table:table-cell table:formula="of:=CONCATENATE([.H153]; IF(ISTEXT([.B153]); CONCATENATE(&quot; {&quot;;[.B153];&quot;}&quot;);&quot;&quot;))" office:value-type="string" office:string-value="apenaŭ " calcext:value-type="string">
            <text:p>apenaŭ </text:p>
          </table:table-cell>
          <table:table-cell table:formula="of:=IF(ISTEXT([.I153]);[.I15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soon</text:p>
          </table:table-cell>
          <table:table-cell/>
          <table:table-cell office:value-type="string" calcext:value-type="string">
            <text:p>soon</text:p>
          </table:table-cell>
          <table:table-cell office:value-type="string" calcext:value-type="string">
            <text:p>baldaŭ </text:p>
          </table:table-cell>
          <table:table-cell table:number-columns-repeated="2"/>
          <table:table-cell table:formula="of:=IF(ISTEXT([.G154]);[.G154];&quot;&quot;)" office:value-type="string" office:string-value="soon" calcext:value-type="string">
            <text:p>soon</text:p>
          </table:table-cell>
          <table:table-cell table:formula="of:=CONCATENATE([.H154]; IF(ISTEXT([.B154]); CONCATENATE(&quot; {&quot;;[.B154];&quot;}&quot;);&quot;&quot;))" office:value-type="string" office:string-value="baldaŭ " calcext:value-type="string">
            <text:p>baldaŭ </text:p>
          </table:table-cell>
          <table:table-cell table:formula="of:=IF(ISTEXT([.I154]);[.I15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unfortunately</text:p>
          </table:table-cell>
          <table:table-cell/>
          <table:table-cell office:value-type="string" calcext:value-type="string">
            <text:p>unfortunately</text:p>
          </table:table-cell>
          <table:table-cell office:value-type="string" calcext:value-type="string">
            <text:p>bedaŭrinde </text:p>
          </table:table-cell>
          <table:table-cell table:number-columns-repeated="2"/>
          <table:table-cell table:formula="of:=IF(ISTEXT([.G155]);[.G155];&quot;&quot;)" office:value-type="string" office:string-value="unfortunately" calcext:value-type="string">
            <text:p>unfortunately</text:p>
          </table:table-cell>
          <table:table-cell table:formula="of:=CONCATENATE([.H155]; IF(ISTEXT([.B155]); CONCATENATE(&quot; {&quot;;[.B155];&quot;}&quot;);&quot;&quot;))" office:value-type="string" office:string-value="bedaŭrinde " calcext:value-type="string">
            <text:p>bedaŭrinde </text:p>
          </table:table-cell>
          <table:table-cell table:formula="of:=IF(ISTEXT([.I155]);[.I15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brusquely</text:p>
          </table:table-cell>
          <table:table-cell/>
          <table:table-cell office:value-type="string" calcext:value-type="string">
            <text:p>brusquely</text:p>
          </table:table-cell>
          <table:table-cell office:value-type="string" calcext:value-type="string">
            <text:p>bruske</text:p>
          </table:table-cell>
          <table:table-cell table:number-columns-repeated="2"/>
          <table:table-cell table:formula="of:=IF(ISTEXT([.G156]);[.G156];&quot;&quot;)" office:value-type="string" office:string-value="brusquely" calcext:value-type="string">
            <text:p>brusquely</text:p>
          </table:table-cell>
          <table:table-cell table:formula="of:=CONCATENATE([.H156]; IF(ISTEXT([.B156]); CONCATENATE(&quot; {&quot;;[.B156];&quot;}&quot;);&quot;&quot;))" office:value-type="string" office:string-value="bruske" calcext:value-type="string">
            <text:p>bruske</text:p>
          </table:table-cell>
          <table:table-cell table:formula="of:=IF(ISTEXT([.I156]);[.I15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here</text:p>
          </table:table-cell>
          <table:table-cell/>
          <table:table-cell office:value-type="string" calcext:value-type="string">
            <text:p>here</text:p>
          </table:table-cell>
          <table:table-cell office:value-type="string" calcext:value-type="string">
            <text:p>ĉi tie </text:p>
          </table:table-cell>
          <table:table-cell table:number-columns-repeated="2"/>
          <table:table-cell table:formula="of:=IF(ISTEXT([.G157]);[.G157];&quot;&quot;)" office:value-type="string" office:string-value="here" calcext:value-type="string">
            <text:p>here</text:p>
          </table:table-cell>
          <table:table-cell table:formula="of:=CONCATENATE([.H157]; IF(ISTEXT([.B157]); CONCATENATE(&quot; {&quot;;[.B157];&quot;}&quot;);&quot;&quot;))" office:value-type="string" office:string-value="ĉi tie " calcext:value-type="string">
            <text:p>ĉi tie </text:p>
          </table:table-cell>
          <table:table-cell table:formula="of:=IF(ISTEXT([.I157]);[.I15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in every respect</text:p>
          </table:table-cell>
          <table:table-cell/>
          <table:table-cell office:value-type="string" calcext:value-type="string">
            <text:p>in every respect</text:p>
          </table:table-cell>
          <table:table-cell office:value-type="string" calcext:value-type="string">
            <text:p>ĉia'maniere</text:p>
          </table:table-cell>
          <table:table-cell table:number-columns-repeated="2"/>
          <table:table-cell table:formula="of:=IF(ISTEXT([.G158]);[.G158];&quot;&quot;)" office:value-type="string" office:string-value="in every respect" calcext:value-type="string">
            <text:p>in every respect</text:p>
          </table:table-cell>
          <table:table-cell table:formula="of:=CONCATENATE([.H158]; IF(ISTEXT([.B158]); CONCATENATE(&quot; {&quot;;[.B158];&quot;}&quot;);&quot;&quot;))" office:value-type="string" office:string-value="ĉia'maniere" calcext:value-type="string">
            <text:p>ĉia'maniere</text:p>
          </table:table-cell>
          <table:table-cell table:formula="of:=IF(ISTEXT([.I158]);[.I15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always</text:p>
          </table:table-cell>
          <table:table-cell office:value-type="string" calcext:value-type="string">
            <text:p>ĉiam </text:p>
          </table:table-cell>
          <table:table-cell table:number-columns-repeated="2"/>
          <table:table-cell table:formula="of:=IF(ISTEXT([.G159]);[.G159];&quot;&quot;)" office:value-type="string" office:string-value="always" calcext:value-type="string">
            <text:p>always</text:p>
          </table:table-cell>
          <table:table-cell table:formula="of:=CONCATENATE([.H159]; IF(ISTEXT([.B159]); CONCATENATE(&quot; {&quot;;[.B159];&quot;}&quot;);&quot;&quot;))" office:value-type="string" office:string-value="ĉiam " calcext:value-type="string">
            <text:p>ĉiam </text:p>
          </table:table-cell>
          <table:table-cell table:formula="of:=IF(ISTEXT([.I159]);[.I15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everywhere</text:p>
          </table:table-cell>
          <table:table-cell/>
          <table:table-cell office:value-type="string" calcext:value-type="string">
            <text:p>everywhere</text:p>
          </table:table-cell>
          <table:table-cell office:value-type="string" calcext:value-type="string">
            <text:p>ĉie </text:p>
          </table:table-cell>
          <table:table-cell table:number-columns-repeated="2"/>
          <table:table-cell table:formula="of:=IF(ISTEXT([.G160]);[.G160];&quot;&quot;)" office:value-type="string" office:string-value="everywhere" calcext:value-type="string">
            <text:p>everywhere</text:p>
          </table:table-cell>
          <table:table-cell table:formula="of:=CONCATENATE([.H160]; IF(ISTEXT([.B160]); CONCATENATE(&quot; {&quot;;[.B160];&quot;}&quot;);&quot;&quot;))" office:value-type="string" office:string-value="ĉie " calcext:value-type="string">
            <text:p>ĉie </text:p>
          </table:table-cell>
          <table:table-cell table:formula="of:=IF(ISTEXT([.I160]);[.I16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daily</text:p>
          </table:table-cell>
          <table:table-cell/>
          <table:table-cell office:value-type="string" calcext:value-type="string">
            <text:p>daily</text:p>
          </table:table-cell>
          <table:table-cell office:value-type="string" calcext:value-type="string">
            <text:p>ĉiutage </text:p>
          </table:table-cell>
          <table:table-cell table:number-columns-repeated="2"/>
          <table:table-cell table:formula="of:=IF(ISTEXT([.G161]);[.G161];&quot;&quot;)" office:value-type="string" office:string-value="daily" calcext:value-type="string">
            <text:p>daily</text:p>
          </table:table-cell>
          <table:table-cell table:formula="of:=CONCATENATE([.H161]; IF(ISTEXT([.B161]); CONCATENATE(&quot; {&quot;;[.B161];&quot;}&quot;);&quot;&quot;))" office:value-type="string" office:string-value="ĉiutage " calcext:value-type="string">
            <text:p>ĉiutage </text:p>
          </table:table-cell>
          <table:table-cell table:formula="of:=IF(ISTEXT([.I161]);[.I16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dekstre </text:p>
          </table:table-cell>
          <table:table-cell table:number-columns-repeated="2"/>
          <table:table-cell table:formula="of:=IF(ISTEXT([.G162]);[.G162];&quot;&quot;)" office:value-type="string" office:string-value="right" calcext:value-type="string">
            <text:p>right</text:p>
          </table:table-cell>
          <table:table-cell table:formula="of:=CONCATENATE([.H162]; IF(ISTEXT([.B162]); CONCATENATE(&quot; {&quot;;[.B162];&quot;}&quot;);&quot;&quot;))" office:value-type="string" office:string-value="dekstre " calcext:value-type="string">
            <text:p>dekstre </text:p>
          </table:table-cell>
          <table:table-cell table:formula="of:=IF(ISTEXT([.I162]);[.I16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to the right</text:p>
          </table:table-cell>
          <table:table-cell/>
          <table:table-cell office:value-type="string" calcext:value-type="string">
            <text:p>to the right</text:p>
          </table:table-cell>
          <table:table-cell office:value-type="string" calcext:value-type="string">
            <text:p>dekstren</text:p>
          </table:table-cell>
          <table:table-cell table:number-columns-repeated="2"/>
          <table:table-cell table:formula="of:=IF(ISTEXT([.G163]);[.G163];&quot;&quot;)" office:value-type="string" office:string-value="to the right" calcext:value-type="string">
            <text:p>to the right</text:p>
          </table:table-cell>
          <table:table-cell table:formula="of:=CONCATENATE([.H163]; IF(ISTEXT([.B163]); CONCATENATE(&quot; {&quot;;[.B163];&quot;}&quot;);&quot;&quot;))" office:value-type="string" office:string-value="dekstren" calcext:value-type="string">
            <text:p>dekstren</text:p>
          </table:table-cell>
          <table:table-cell table:formula="of:=IF(ISTEXT([.I163]);[.I16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questioningly</text:p>
          </table:table-cell>
          <table:table-cell/>
          <table:table-cell office:value-type="string" calcext:value-type="string">
            <text:p>questioningly</text:p>
          </table:table-cell>
          <table:table-cell office:value-type="string" calcext:value-type="string">
            <text:p>demande</text:p>
          </table:table-cell>
          <table:table-cell table:number-columns-repeated="2"/>
          <table:table-cell table:formula="of:=IF(ISTEXT([.G164]);[.G164];&quot;&quot;)" office:value-type="string" office:string-value="questioningly" calcext:value-type="string">
            <text:p>questioningly</text:p>
          </table:table-cell>
          <table:table-cell table:formula="of:=CONCATENATE([.H164]; IF(ISTEXT([.B164]); CONCATENATE(&quot; {&quot;;[.B164];&quot;}&quot;);&quot;&quot;))" office:value-type="string" office:string-value="demande" calcext:value-type="string">
            <text:p>demande</text:p>
          </table:table-cell>
          <table:table-cell table:formula="of:=IF(ISTEXT([.I164]);[.I16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with dignity</text:p>
          </table:table-cell>
          <table:table-cell/>
          <table:table-cell office:value-type="string" calcext:value-type="string">
            <text:p>with dignity</text:p>
          </table:table-cell>
          <table:table-cell office:value-type="string" calcext:value-type="string">
            <text:p>digne</text:p>
          </table:table-cell>
          <table:table-cell table:number-columns-repeated="2"/>
          <table:table-cell table:formula="of:=IF(ISTEXT([.G165]);[.G165];&quot;&quot;)" office:value-type="string" office:string-value="with dignity" calcext:value-type="string">
            <text:p>with dignity</text:p>
          </table:table-cell>
          <table:table-cell table:formula="of:=CONCATENATE([.H165]; IF(ISTEXT([.B165]); CONCATENATE(&quot; {&quot;;[.B165];&quot;}&quot;);&quot;&quot;))" office:value-type="string" office:string-value="digne" calcext:value-type="string">
            <text:p>digne</text:p>
          </table:table-cell>
          <table:table-cell table:formula="of:=IF(ISTEXT([.I165]);[.I16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do </text:p>
          </table:table-cell>
          <table:table-cell office:value-type="string" calcext:value-type="string">
            <text:p>logical consequence</text:p>
          </table:table-cell>
          <table:table-cell/>
          <table:table-cell table:formula="of:=IF(ISTEXT([.G166]);[.G166];&quot;&quot;)" office:value-type="string" office:string-value="so" calcext:value-type="string">
            <text:p>so</text:p>
          </table:table-cell>
          <table:table-cell table:formula="of:=CONCATENATE([.H166]; IF(ISTEXT([.B166]); CONCATENATE(&quot; {&quot;;[.B166];&quot;}&quot;);&quot;&quot;))" office:value-type="string" office:string-value="do " calcext:value-type="string">
            <text:p>do </text:p>
          </table:table-cell>
          <table:table-cell table:formula="of:=IF(ISTEXT([.I166]);[.I166];&quot;&quot;)" office:value-type="string" office:string-value="logical consequence" calcext:value-type="string">
            <text:p>logical conseque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then</text:p>
          </table:table-cell>
          <table:table-cell/>
          <table:table-cell office:value-type="string" calcext:value-type="string">
            <text:p>then</text:p>
          </table:table-cell>
          <table:table-cell office:value-type="string" calcext:value-type="string">
            <text:p>do </text:p>
          </table:table-cell>
          <table:table-cell office:value-type="string" calcext:value-type="string">
            <text:p>logical consequence</text:p>
          </table:table-cell>
          <table:table-cell/>
          <table:table-cell table:formula="of:=IF(ISTEXT([.G167]);[.G167];&quot;&quot;)" office:value-type="string" office:string-value="then" calcext:value-type="string">
            <text:p>then</text:p>
          </table:table-cell>
          <table:table-cell table:formula="of:=CONCATENATE([.H167]; IF(ISTEXT([.B167]); CONCATENATE(&quot; {&quot;;[.B167];&quot;}&quot;);&quot;&quot;))" office:value-type="string" office:string-value="do " calcext:value-type="string">
            <text:p>do </text:p>
          </table:table-cell>
          <table:table-cell table:formula="of:=IF(ISTEXT([.I167]);[.I167];&quot;&quot;)" office:value-type="string" office:string-value="logical consequence" calcext:value-type="string">
            <text:p>logical conseque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possibly</text:p>
          </table:table-cell>
          <table:table-cell/>
          <table:table-cell office:value-type="string" calcext:value-type="string">
            <text:p>possibly</text:p>
          </table:table-cell>
          <table:table-cell office:value-type="string" calcext:value-type="string">
            <text:p>eble</text:p>
          </table:table-cell>
          <table:table-cell table:number-columns-repeated="2"/>
          <table:table-cell table:formula="of:=IF(ISTEXT([.G168]);[.G168];&quot;&quot;)" office:value-type="string" office:string-value="possibly" calcext:value-type="string">
            <text:p>possibly</text:p>
          </table:table-cell>
          <table:table-cell table:formula="of:=CONCATENATE([.H168]; IF(ISTEXT([.B168]); CONCATENATE(&quot; {&quot;;[.B168];&quot;}&quot;);&quot;&quot;))" office:value-type="string" office:string-value="eble" calcext:value-type="string">
            <text:p>eble</text:p>
          </table:table-cell>
          <table:table-cell table:formula="of:=IF(ISTEXT([.I168]);[.I16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really</text:p>
          </table:table-cell>
          <table:table-cell/>
          <table:table-cell office:value-type="string" calcext:value-type="string">
            <text:p>really</text:p>
          </table:table-cell>
          <table:table-cell office:value-type="string" calcext:value-type="string">
            <text:p>efektive</text:p>
          </table:table-cell>
          <table:table-cell office:value-type="string" calcext:value-type="string">
            <text:p>in fact, real, in reality, not imagined</text:p>
          </table:table-cell>
          <table:table-cell/>
          <table:table-cell table:formula="of:=IF(ISTEXT([.G169]);[.G169];&quot;&quot;)" office:value-type="string" office:string-value="really" calcext:value-type="string">
            <text:p>really</text:p>
          </table:table-cell>
          <table:table-cell table:formula="of:=CONCATENATE([.H169]; IF(ISTEXT([.B169]); CONCATENATE(&quot; {&quot;;[.B169];&quot;}&quot;);&quot;&quot;))" office:value-type="string" office:string-value="efektive" calcext:value-type="string">
            <text:p>efektive</text:p>
          </table:table-cell>
          <table:table-cell table:formula="of:=IF(ISTEXT([.I169]);[.I169];&quot;&quot;)" office:value-type="string" office:string-value="in fact, real, in reality, not imagined" calcext:value-type="string">
            <text:p>in fact, real, in reality, not imagin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extremely</text:p>
          </table:table-cell>
          <table:table-cell/>
          <table:table-cell office:value-type="string" calcext:value-type="string">
            <text:p>extremely</text:p>
          </table:table-cell>
          <table:table-cell office:value-type="string" calcext:value-type="string">
            <text:p>ekstreme </text:p>
          </table:table-cell>
          <table:table-cell table:number-columns-repeated="2"/>
          <table:table-cell table:formula="of:=IF(ISTEXT([.G170]);[.G170];&quot;&quot;)" office:value-type="string" office:string-value="extremely" calcext:value-type="string">
            <text:p>extremely</text:p>
          </table:table-cell>
          <table:table-cell table:formula="of:=CONCATENATE([.H170]; IF(ISTEXT([.B170]); CONCATENATE(&quot; {&quot;;[.B170];&quot;}&quot;);&quot;&quot;))" office:value-type="string" office:string-value="ekstreme " calcext:value-type="string">
            <text:p>ekstreme </text:p>
          </table:table-cell>
          <table:table-cell table:formula="of:=IF(ISTEXT([.I170]);[.I17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for instance</text:p>
          </table:table-cell>
          <table:table-cell/>
          <table:table-cell office:value-type="string" calcext:value-type="string">
            <text:p>for instance</text:p>
          </table:table-cell>
          <table:table-cell office:value-type="string" calcext:value-type="string">
            <text:p>ekzemple</text:p>
          </table:table-cell>
          <table:table-cell table:number-columns-repeated="2"/>
          <table:table-cell table:formula="of:=IF(ISTEXT([.G171]);[.G171];&quot;&quot;)" office:value-type="string" office:string-value="for instance" calcext:value-type="string">
            <text:p>for instance</text:p>
          </table:table-cell>
          <table:table-cell table:formula="of:=CONCATENATE([.H171]; IF(ISTEXT([.B171]); CONCATENATE(&quot; {&quot;;[.B171];&quot;}&quot;);&quot;&quot;))" office:value-type="string" office:string-value="ekzemple" calcext:value-type="string">
            <text:p>ekzemple</text:p>
          </table:table-cell>
          <table:table-cell table:formula="of:=IF(ISTEXT([.I171]);[.I17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in love</text:p>
          </table:table-cell>
          <table:table-cell/>
          <table:table-cell office:value-type="string" calcext:value-type="string">
            <text:p>in love</text:p>
          </table:table-cell>
          <table:table-cell office:value-type="string" calcext:value-type="string">
            <text:p>enamiĝinte</text:p>
          </table:table-cell>
          <table:table-cell table:number-columns-repeated="2"/>
          <table:table-cell table:formula="of:=IF(ISTEXT([.G172]);[.G172];&quot;&quot;)" office:value-type="string" office:string-value="in love" calcext:value-type="string">
            <text:p>in love</text:p>
          </table:table-cell>
          <table:table-cell table:formula="of:=CONCATENATE([.H172]; IF(ISTEXT([.B172]); CONCATENATE(&quot; {&quot;;[.B172];&quot;}&quot;);&quot;&quot;))" office:value-type="string" office:string-value="enamiĝinte" calcext:value-type="string">
            <text:p>enamiĝinte</text:p>
          </table:table-cell>
          <table:table-cell table:formula="of:=IF(ISTEXT([.I172]);[.I17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inside</text:p>
          </table:table-cell>
          <table:table-cell/>
          <table:table-cell office:value-type="string" calcext:value-type="string">
            <text:p>inside</text:p>
          </table:table-cell>
          <table:table-cell office:value-type="string" calcext:value-type="string">
            <text:p>ene</text:p>
          </table:table-cell>
          <table:table-cell table:number-columns-repeated="2"/>
          <table:table-cell table:formula="of:=IF(ISTEXT([.G173]);[.G173];&quot;&quot;)" office:value-type="string" office:string-value="inside" calcext:value-type="string">
            <text:p>inside</text:p>
          </table:table-cell>
          <table:table-cell table:formula="of:=CONCATENATE([.H173]; IF(ISTEXT([.B173]); CONCATENATE(&quot; {&quot;;[.B173];&quot;}&quot;);&quot;&quot;))" office:value-type="string" office:string-value="ene" calcext:value-type="string">
            <text:p>ene</text:p>
          </table:table-cell>
          <table:table-cell table:formula="of:=IF(ISTEXT([.I173]);[.I17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hopefully</text:p>
          </table:table-cell>
          <table:table-cell/>
          <table:table-cell office:value-type="string" calcext:value-type="string">
            <text:p>hopefully</text:p>
          </table:table-cell>
          <table:table-cell office:value-type="string" calcext:value-type="string">
            <text:p>espereble </text:p>
          </table:table-cell>
          <table:table-cell table:number-columns-repeated="2"/>
          <table:table-cell table:formula="of:=IF(ISTEXT([.G174]);[.G174];&quot;&quot;)" office:value-type="string" office:string-value="hopefully" calcext:value-type="string">
            <text:p>hopefully</text:p>
          </table:table-cell>
          <table:table-cell table:formula="of:=CONCATENATE([.H174]; IF(ISTEXT([.B174]); CONCATENATE(&quot; {&quot;;[.B174];&quot;}&quot;);&quot;&quot;))" office:value-type="string" office:string-value="espereble " calcext:value-type="string">
            <text:p>espereble </text:p>
          </table:table-cell>
          <table:table-cell table:formula="of:=IF(ISTEXT([.I174]);[.I17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probably</text:p>
          </table:table-cell>
          <table:table-cell/>
          <table:table-cell office:value-type="string" calcext:value-type="string">
            <text:p>probably</text:p>
          </table:table-cell>
          <table:table-cell office:value-type="string" calcext:value-type="string">
            <text:p>eventuale </text:p>
          </table:table-cell>
          <table:table-cell table:number-columns-repeated="2"/>
          <table:table-cell table:formula="of:=IF(ISTEXT([.G175]);[.G175];&quot;&quot;)" office:value-type="string" office:string-value="probably" calcext:value-type="string">
            <text:p>probably</text:p>
          </table:table-cell>
          <table:table-cell table:formula="of:=CONCATENATE([.H175]; IF(ISTEXT([.B175]); CONCATENATE(&quot; {&quot;;[.B175];&quot;}&quot;);&quot;&quot;))" office:value-type="string" office:string-value="eventuale " calcext:value-type="string">
            <text:p>eventuale </text:p>
          </table:table-cell>
          <table:table-cell table:formula="of:=IF(ISTEXT([.I175]);[.I17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happily</text:p>
          </table:table-cell>
          <table:table-cell/>
          <table:table-cell office:value-type="string" calcext:value-type="string">
            <text:p>happily</text:p>
          </table:table-cell>
          <table:table-cell office:value-type="string" calcext:value-type="string">
            <text:p>feliĉe</text:p>
          </table:table-cell>
          <table:table-cell table:number-columns-repeated="2"/>
          <table:table-cell table:formula="of:=IF(ISTEXT([.G176]);[.G176];&quot;&quot;)" office:value-type="string" office:string-value="happily" calcext:value-type="string">
            <text:p>happily</text:p>
          </table:table-cell>
          <table:table-cell table:formula="of:=CONCATENATE([.H176]; IF(ISTEXT([.B176]); CONCATENATE(&quot; {&quot;;[.B176];&quot;}&quot;);&quot;&quot;))" office:value-type="string" office:string-value="feliĉe" calcext:value-type="string">
            <text:p>feliĉe</text:p>
          </table:table-cell>
          <table:table-cell table:formula="of:=IF(ISTEXT([.I176]);[.I17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finally</text:p>
          </table:table-cell>
          <table:table-cell/>
          <table:table-cell office:value-type="string" calcext:value-type="string">
            <text:p>finally</text:p>
          </table:table-cell>
          <table:table-cell office:value-type="string" calcext:value-type="string">
            <text:p>fine </text:p>
          </table:table-cell>
          <table:table-cell table:number-columns-repeated="2"/>
          <table:table-cell table:formula="of:=IF(ISTEXT([.G177]);[.G177];&quot;&quot;)" office:value-type="string" office:string-value="finally" calcext:value-type="string">
            <text:p>finally</text:p>
          </table:table-cell>
          <table:table-cell table:formula="of:=CONCATENATE([.H177]; IF(ISTEXT([.B177]); CONCATENATE(&quot; {&quot;;[.B177];&quot;}&quot;);&quot;&quot;))" office:value-type="string" office:string-value="fine " calcext:value-type="string">
            <text:p>fine </text:p>
          </table:table-cell>
          <table:table-cell table:formula="of:=IF(ISTEXT([.I177]);[.I17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guaranteeing</text:p>
          </table:table-cell>
          <table:table-cell/>
          <table:table-cell office:value-type="string" calcext:value-type="string">
            <text:p>guaranteeing</text:p>
          </table:table-cell>
          <table:table-cell office:value-type="string" calcext:value-type="string">
            <text:p>garantiante</text:p>
          </table:table-cell>
          <table:table-cell table:number-columns-repeated="2"/>
          <table:table-cell table:formula="of:=IF(ISTEXT([.G178]);[.G178];&quot;&quot;)" office:value-type="string" office:string-value="guaranteeing" calcext:value-type="string">
            <text:p>guaranteeing</text:p>
          </table:table-cell>
          <table:table-cell table:formula="of:=CONCATENATE([.H178]; IF(ISTEXT([.B178]); CONCATENATE(&quot; {&quot;;[.B178];&quot;}&quot;);&quot;&quot;))" office:value-type="string" office:string-value="garantiante" calcext:value-type="string">
            <text:p>garantiante</text:p>
          </table:table-cell>
          <table:table-cell table:formula="of:=IF(ISTEXT([.I178]);[.I17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generally</text:p>
          </table:table-cell>
          <table:table-cell/>
          <table:table-cell office:value-type="string" calcext:value-type="string">
            <text:p>generally</text:p>
          </table:table-cell>
          <table:table-cell office:value-type="string" calcext:value-type="string">
            <text:p>ĝenerale</text:p>
          </table:table-cell>
          <table:table-cell office:value-type="string" calcext:value-type="string">
            <text:p>in general</text:p>
          </table:table-cell>
          <table:table-cell/>
          <table:table-cell table:formula="of:=IF(ISTEXT([.G179]);[.G179];&quot;&quot;)" office:value-type="string" office:string-value="generally" calcext:value-type="string">
            <text:p>generally</text:p>
          </table:table-cell>
          <table:table-cell table:formula="of:=CONCATENATE([.H179]; IF(ISTEXT([.B179]); CONCATENATE(&quot; {&quot;;[.B179];&quot;}&quot;);&quot;&quot;))" office:value-type="string" office:string-value="ĝenerale" calcext:value-type="string">
            <text:p>ĝenerale</text:p>
          </table:table-cell>
          <table:table-cell table:formula="of:=IF(ISTEXT([.I179]);[.I179];&quot;&quot;)" office:value-type="string" office:string-value="in general" calcext:value-type="string">
            <text:p>in gener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yesterday</text:p>
          </table:table-cell>
          <table:table-cell/>
          <table:table-cell office:value-type="string" calcext:value-type="string">
            <text:p>yesterday</text:p>
          </table:table-cell>
          <table:table-cell office:value-type="string" calcext:value-type="string">
            <text:p>hieraŭ </text:p>
          </table:table-cell>
          <table:table-cell table:number-columns-repeated="2"/>
          <table:table-cell table:formula="of:=IF(ISTEXT([.G180]);[.G180];&quot;&quot;)" office:value-type="string" office:string-value="yesterday" calcext:value-type="string">
            <text:p>yesterday</text:p>
          </table:table-cell>
          <table:table-cell table:formula="of:=CONCATENATE([.H180]; IF(ISTEXT([.B180]); CONCATENATE(&quot; {&quot;;[.B180];&quot;}&quot;);&quot;&quot;))" office:value-type="string" office:string-value="hieraŭ " calcext:value-type="string">
            <text:p>hieraŭ </text:p>
          </table:table-cell>
          <table:table-cell table:formula="of:=IF(ISTEXT([.I180]);[.I18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day</text:p>
          </table:table-cell>
          <table:table-cell/>
          <table:table-cell office:value-type="string" calcext:value-type="string">
            <text:p>today</text:p>
          </table:table-cell>
          <table:table-cell office:value-type="string" calcext:value-type="string">
            <text:p>hodiaŭ </text:p>
          </table:table-cell>
          <table:table-cell table:number-columns-repeated="2"/>
          <table:table-cell table:formula="of:=IF(ISTEXT([.G181]);[.G181];&quot;&quot;)" office:value-type="string" office:string-value="today" calcext:value-type="string">
            <text:p>today</text:p>
          </table:table-cell>
          <table:table-cell table:formula="of:=CONCATENATE([.H181]; IF(ISTEXT([.B181]); CONCATENATE(&quot; {&quot;;[.B181];&quot;}&quot;);&quot;&quot;))" office:value-type="string" office:string-value="hodiaŭ " calcext:value-type="string">
            <text:p>hodiaŭ </text:p>
          </table:table-cell>
          <table:table-cell table:formula="of:=IF(ISTEXT([.I181]);[.I18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sometime</text:p>
          </table:table-cell>
          <table:table-cell/>
          <table:table-cell office:value-type="string" calcext:value-type="string">
            <text:p>sometime</text:p>
          </table:table-cell>
          <table:table-cell office:value-type="string" calcext:value-type="string">
            <text:p>iam </text:p>
          </table:table-cell>
          <table:table-cell table:number-columns-repeated="2"/>
          <table:table-cell table:formula="of:=IF(ISTEXT([.G182]);[.G182];&quot;&quot;)" office:value-type="string" office:string-value="sometime" calcext:value-type="string">
            <text:p>sometime</text:p>
          </table:table-cell>
          <table:table-cell table:formula="of:=CONCATENATE([.H182]; IF(ISTEXT([.B182]); CONCATENATE(&quot; {&quot;;[.B182];&quot;}&quot;);&quot;&quot;))" office:value-type="string" office:string-value="iam " calcext:value-type="string">
            <text:p>iam </text:p>
          </table:table-cell>
          <table:table-cell table:formula="of:=IF(ISTEXT([.I182]);[.I18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somewhere</text:p>
          </table:table-cell>
          <table:table-cell/>
          <table:table-cell office:value-type="string" calcext:value-type="string">
            <text:p>somewhere</text:p>
          </table:table-cell>
          <table:table-cell office:value-type="string" calcext:value-type="string">
            <text:p>ie </text:p>
          </table:table-cell>
          <table:table-cell table:number-columns-repeated="2"/>
          <table:table-cell table:formula="of:=IF(ISTEXT([.G183]);[.G183];&quot;&quot;)" office:value-type="string" office:string-value="somewhere" calcext:value-type="string">
            <text:p>somewhere</text:p>
          </table:table-cell>
          <table:table-cell table:formula="of:=CONCATENATE([.H183]; IF(ISTEXT([.B183]); CONCATENATE(&quot; {&quot;;[.B183];&quot;}&quot;);&quot;&quot;))" office:value-type="string" office:string-value="ie " calcext:value-type="string">
            <text:p>ie </text:p>
          </table:table-cell>
          <table:table-cell table:formula="of:=IF(ISTEXT([.I183]);[.I18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inside</text:p>
          </table:table-cell>
          <table:table-cell/>
          <table:table-cell office:value-type="string" calcext:value-type="string">
            <text:p>inside</text:p>
          </table:table-cell>
          <table:table-cell office:value-type="string" calcext:value-type="string">
            <text:p>interne </text:p>
          </table:table-cell>
          <table:table-cell table:number-columns-repeated="2"/>
          <table:table-cell table:formula="of:=IF(ISTEXT([.G184]);[.G184];&quot;&quot;)" office:value-type="string" office:string-value="inside" calcext:value-type="string">
            <text:p>inside</text:p>
          </table:table-cell>
          <table:table-cell table:formula="of:=CONCATENATE([.H184]; IF(ISTEXT([.B184]); CONCATENATE(&quot; {&quot;;[.B184];&quot;}&quot;);&quot;&quot;))" office:value-type="string" office:string-value="interne " calcext:value-type="string">
            <text:p>interne </text:p>
          </table:table-cell>
          <table:table-cell table:formula="of:=IF(ISTEXT([.I184]);[.I18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already</text:p>
          </table:table-cell>
          <table:table-cell/>
          <table:table-cell office:value-type="string" calcext:value-type="string">
            <text:p>already</text:p>
          </table:table-cell>
          <table:table-cell office:value-type="string" calcext:value-type="string">
            <text:p>jam </text:p>
          </table:table-cell>
          <table:table-cell table:number-columns-repeated="2"/>
          <table:table-cell table:formula="of:=IF(ISTEXT([.G185]);[.G185];&quot;&quot;)" office:value-type="string" office:string-value="already" calcext:value-type="string">
            <text:p>already</text:p>
          </table:table-cell>
          <table:table-cell table:formula="of:=CONCATENATE([.H185]; IF(ISTEXT([.B185]); CONCATENATE(&quot; {&quot;;[.B185];&quot;}&quot;);&quot;&quot;))" office:value-type="string" office:string-value="jam " calcext:value-type="string">
            <text:p>jam </text:p>
          </table:table-cell>
          <table:table-cell table:formula="of:=IF(ISTEXT([.I185]);[.I18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as follows</text:p>
          </table:table-cell>
          <table:table-cell/>
          <table:table-cell office:value-type="string" calcext:value-type="string">
            <text:p>as follows</text:p>
          </table:table-cell>
          <table:table-cell office:value-type="string" calcext:value-type="string">
            <text:p>jene </text:p>
          </table:table-cell>
          <table:table-cell table:number-columns-repeated="2"/>
          <table:table-cell table:formula="of:=IF(ISTEXT([.G186]);[.G186];&quot;&quot;)" office:value-type="string" office:string-value="as follows" calcext:value-type="string">
            <text:p>as follows</text:p>
          </table:table-cell>
          <table:table-cell table:formula="of:=CONCATENATE([.H186]; IF(ISTEXT([.B186]); CONCATENATE(&quot; {&quot;;[.B186];&quot;}&quot;);&quot;&quot;))" office:value-type="string" office:string-value="jene " calcext:value-type="string">
            <text:p>jene </text:p>
          </table:table-cell>
          <table:table-cell table:formula="of:=IF(ISTEXT([.I186]);[.I18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when</text:p>
          </table:table-cell>
          <table:table-cell/>
          <table:table-cell office:value-type="string" calcext:value-type="string">
            <text:p>when</text:p>
          </table:table-cell>
          <table:table-cell office:value-type="string" calcext:value-type="string">
            <text:p>kiam </text:p>
          </table:table-cell>
          <table:table-cell office:value-type="string" calcext:value-type="string">
            <text:p>relative</text:p>
          </table:table-cell>
          <table:table-cell/>
          <table:table-cell table:formula="of:=IF(ISTEXT([.G187]);[.G187];&quot;&quot;)" office:value-type="string" office:string-value="when" calcext:value-type="string">
            <text:p>when</text:p>
          </table:table-cell>
          <table:table-cell table:formula="of:=CONCATENATE([.H187]; IF(ISTEXT([.B187]); CONCATENATE(&quot; {&quot;;[.B187];&quot;}&quot;);&quot;&quot;))" office:value-type="string" office:string-value="kiam " calcext:value-type="string">
            <text:p>kiam </text:p>
          </table:table-cell>
          <table:table-cell table:formula="of:=IF(ISTEXT([.I187]);[.I187];&quot;&quot;)" office:value-type="string" office:string-value="relative" calcext:value-type="string">
            <text:p>relati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where</text:p>
          </table:table-cell>
          <table:table-cell/>
          <table:table-cell office:value-type="string" calcext:value-type="string">
            <text:p>where</text:p>
          </table:table-cell>
          <table:table-cell office:value-type="string" calcext:value-type="string">
            <text:p>kie </text:p>
          </table:table-cell>
          <table:table-cell office:value-type="string" calcext:value-type="string">
            <text:p>relative</text:p>
          </table:table-cell>
          <table:table-cell/>
          <table:table-cell table:formula="of:=IF(ISTEXT([.G188]);[.G188];&quot;&quot;)" office:value-type="string" office:string-value="where" calcext:value-type="string">
            <text:p>where</text:p>
          </table:table-cell>
          <table:table-cell table:formula="of:=CONCATENATE([.H188]; IF(ISTEXT([.B188]); CONCATENATE(&quot; {&quot;;[.B188];&quot;}&quot;);&quot;&quot;))" office:value-type="string" office:string-value="kie " calcext:value-type="string">
            <text:p>kie </text:p>
          </table:table-cell>
          <table:table-cell table:formula="of:=IF(ISTEXT([.I188]);[.I188];&quot;&quot;)" office:value-type="string" office:string-value="relative" calcext:value-type="string">
            <text:p>relati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plainly</text:p>
          </table:table-cell>
          <table:table-cell/>
          <table:table-cell office:value-type="string" calcext:value-type="string">
            <text:p>plainly</text:p>
          </table:table-cell>
          <table:table-cell office:value-type="string" calcext:value-type="string">
            <text:p>klare</text:p>
          </table:table-cell>
          <table:table-cell table:number-columns-repeated="2"/>
          <table:table-cell table:formula="of:=IF(ISTEXT([.G189]);[.G189];&quot;&quot;)" office:value-type="string" office:string-value="plainly" calcext:value-type="string">
            <text:p>plainly</text:p>
          </table:table-cell>
          <table:table-cell table:formula="of:=CONCATENATE([.H189]; IF(ISTEXT([.B189]); CONCATENATE(&quot; {&quot;;[.B189];&quot;}&quot;);&quot;&quot;))" office:value-type="string" office:string-value="klare" calcext:value-type="string">
            <text:p>klare</text:p>
          </table:table-cell>
          <table:table-cell table:formula="of:=IF(ISTEXT([.I189]);[.I18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of course</text:p>
          </table:table-cell>
          <table:table-cell/>
          <table:table-cell office:value-type="string" calcext:value-type="string">
            <text:p>of course</text:p>
          </table:table-cell>
          <table:table-cell office:value-type="string" calcext:value-type="string">
            <text:p>kompreneble</text:p>
          </table:table-cell>
          <table:table-cell table:number-columns-repeated="2"/>
          <table:table-cell table:formula="of:=IF(ISTEXT([.G190]);[.G190];&quot;&quot;)" office:value-type="string" office:string-value="of course" calcext:value-type="string">
            <text:p>of course</text:p>
          </table:table-cell>
          <table:table-cell table:formula="of:=CONCATENATE([.H190]; IF(ISTEXT([.B190]); CONCATENATE(&quot; {&quot;;[.B190];&quot;}&quot;);&quot;&quot;))" office:value-type="string" office:string-value="kompreneble" calcext:value-type="string">
            <text:p>kompreneble</text:p>
          </table:table-cell>
          <table:table-cell table:formula="of:=IF(ISTEXT([.I190]);[.I19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2"/>
          <table:table-cell office:value-type="string" calcext:value-type="string">
            <text:p>PIV</text:p>
          </table:table-cell>
          <table:table-cell office:value-type="string" calcext:value-type="string">
            <text:p>accordingly</text:p>
          </table:table-cell>
          <table:table-cell/>
          <table:table-cell office:value-type="string" calcext:value-type="string">
            <text:p>accordingly</text:p>
          </table:table-cell>
          <table:table-cell office:value-type="string" calcext:value-type="string">
            <text:p>konforme</text:p>
          </table:table-cell>
          <table:table-cell office:value-type="string" calcext:value-type="string">
            <text:p>so that it's similar to a model object</text:p>
          </table:table-cell>
          <table:table-cell/>
          <table:table-cell table:formula="of:=IF(ISTEXT([.G191]);[.G191];&quot;&quot;)" office:value-type="string" office:string-value="accordingly" calcext:value-type="string">
            <text:p>accordingly</text:p>
          </table:table-cell>
          <table:table-cell table:formula="of:=CONCATENATE([.H191]; IF(ISTEXT([.B191]); CONCATENATE(&quot; {&quot;;[.B191];&quot;}&quot;);&quot;&quot;))" office:value-type="string" office:string-value="konforme" calcext:value-type="string">
            <text:p>konforme</text:p>
          </table:table-cell>
          <table:table-cell table:formula="of:=IF(ISTEXT([.I191]);[.I191];&quot;&quot;)" office:value-type="string" office:string-value="so that it's similar to a model object" calcext:value-type="string">
            <text:p>so that it's similar to a model obj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consequently</text:p>
          </table:table-cell>
          <table:table-cell/>
          <table:table-cell office:value-type="string" calcext:value-type="string">
            <text:p>consequently</text:p>
          </table:table-cell>
          <table:table-cell office:value-type="string" calcext:value-type="string">
            <text:p>konsekvence </text:p>
          </table:table-cell>
          <table:table-cell table:number-columns-repeated="2"/>
          <table:table-cell table:formula="of:=IF(ISTEXT([.G192]);[.G192];&quot;&quot;)" office:value-type="string" office:string-value="consequently" calcext:value-type="string">
            <text:p>consequently</text:p>
          </table:table-cell>
          <table:table-cell table:formula="of:=CONCATENATE([.H192]; IF(ISTEXT([.B192]); CONCATENATE(&quot; {&quot;;[.B192];&quot;}&quot;);&quot;&quot;))" office:value-type="string" office:string-value="konsekvence " calcext:value-type="string">
            <text:p>konsekvence </text:p>
          </table:table-cell>
          <table:table-cell table:formula="of:=IF(ISTEXT([.I192]);[.I19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consistently</text:p>
          </table:table-cell>
          <table:table-cell/>
          <table:table-cell office:value-type="string" calcext:value-type="string">
            <text:p>consistently</text:p>
          </table:table-cell>
          <table:table-cell office:value-type="string" calcext:value-type="string">
            <text:p>konsekvence </text:p>
          </table:table-cell>
          <table:table-cell table:number-columns-repeated="2"/>
          <table:table-cell table:formula="of:=IF(ISTEXT([.G193]);[.G193];&quot;&quot;)" office:value-type="string" office:string-value="consistently" calcext:value-type="string">
            <text:p>consistently</text:p>
          </table:table-cell>
          <table:table-cell table:formula="of:=CONCATENATE([.H193]; IF(ISTEXT([.B193]); CONCATENATE(&quot; {&quot;;[.B193];&quot;}&quot;);&quot;&quot;))" office:value-type="string" office:string-value="konsekvence " calcext:value-type="string">
            <text:p>konsekvence </text:p>
          </table:table-cell>
          <table:table-cell table:formula="of:=IF(ISTEXT([.I193]);[.I19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therefore</text:p>
          </table:table-cell>
          <table:table-cell/>
          <table:table-cell office:value-type="string" calcext:value-type="string">
            <text:p>therefore</text:p>
          </table:table-cell>
          <table:table-cell office:value-type="string" calcext:value-type="string">
            <text:p>konsekvence </text:p>
          </table:table-cell>
          <table:table-cell table:number-columns-repeated="2"/>
          <table:table-cell table:formula="of:=IF(ISTEXT([.G194]);[.G194];&quot;&quot;)" office:value-type="string" office:string-value="therefore" calcext:value-type="string">
            <text:p>therefore</text:p>
          </table:table-cell>
          <table:table-cell table:formula="of:=CONCATENATE([.H194]; IF(ISTEXT([.B194]); CONCATENATE(&quot; {&quot;;[.B194];&quot;}&quot;);&quot;&quot;))" office:value-type="string" office:string-value="konsekvence " calcext:value-type="string">
            <text:p>konsekvence </text:p>
          </table:table-cell>
          <table:table-cell table:formula="of:=IF(ISTEXT([.I194]);[.I19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quietly</text:p>
          </table:table-cell>
          <table:table-cell/>
          <table:table-cell office:value-type="string" calcext:value-type="string">
            <text:p>quietly</text:p>
          </table:table-cell>
          <table:table-cell office:value-type="string" calcext:value-type="string">
            <text:p>kviete</text:p>
          </table:table-cell>
          <table:table-cell table:number-columns-repeated="2"/>
          <table:table-cell table:formula="of:=IF(ISTEXT([.G195]);[.G195];&quot;&quot;)" office:value-type="string" office:string-value="quietly" calcext:value-type="string">
            <text:p>quietly</text:p>
          </table:table-cell>
          <table:table-cell table:formula="of:=CONCATENATE([.H195]; IF(ISTEXT([.B195]); CONCATENATE(&quot; {&quot;;[.B195];&quot;}&quot;);&quot;&quot;))" office:value-type="string" office:string-value="kviete" calcext:value-type="string">
            <text:p>kviete</text:p>
          </table:table-cell>
          <table:table-cell table:formula="of:=IF(ISTEXT([.I195]);[.I19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aloud</text:p>
          </table:table-cell>
          <table:table-cell/>
          <table:table-cell office:value-type="string" calcext:value-type="string">
            <text:p>aloud</text:p>
          </table:table-cell>
          <table:table-cell office:value-type="string" calcext:value-type="string">
            <text:p>laŭte</text:p>
          </table:table-cell>
          <table:table-cell table:number-columns-repeated="2"/>
          <table:table-cell table:formula="of:=IF(ISTEXT([.G196]);[.G196];&quot;&quot;)" office:value-type="string" office:string-value="aloud" calcext:value-type="string">
            <text:p>aloud</text:p>
          </table:table-cell>
          <table:table-cell table:formula="of:=CONCATENATE([.H196]; IF(ISTEXT([.B196]); CONCATENATE(&quot; {&quot;;[.B196];&quot;}&quot;);&quot;&quot;))" office:value-type="string" office:string-value="laŭte" calcext:value-type="string">
            <text:p>laŭte</text:p>
          </table:table-cell>
          <table:table-cell table:formula="of:=IF(ISTEXT([.I196]);[.I19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cleverly</text:p>
          </table:table-cell>
          <table:table-cell/>
          <table:table-cell office:value-type="string" calcext:value-type="string">
            <text:p>cleverly</text:p>
          </table:table-cell>
          <table:table-cell office:value-type="string" calcext:value-type="string">
            <text:p>lerte</text:p>
          </table:table-cell>
          <table:table-cell table:number-columns-repeated="2"/>
          <table:table-cell table:formula="of:=IF(ISTEXT([.G197]);[.G197];&quot;&quot;)" office:value-type="string" office:string-value="cleverly" calcext:value-type="string">
            <text:p>cleverly</text:p>
          </table:table-cell>
          <table:table-cell table:formula="of:=CONCATENATE([.H197]; IF(ISTEXT([.B197]); CONCATENATE(&quot; {&quot;;[.B197];&quot;}&quot;);&quot;&quot;))" office:value-type="string" office:string-value="lerte" calcext:value-type="string">
            <text:p>lerte</text:p>
          </table:table-cell>
          <table:table-cell table:formula="of:=IF(ISTEXT([.I197]);[.I19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behind</text:p>
          </table:table-cell>
          <table:table-cell/>
          <table:table-cell office:value-type="string" calcext:value-type="string">
            <text:p>behind</text:p>
          </table:table-cell>
          <table:table-cell office:value-type="string" calcext:value-type="string">
            <text:p>malantaŭe </text:p>
          </table:table-cell>
          <table:table-cell table:number-columns-repeated="2"/>
          <table:table-cell table:formula="of:=IF(ISTEXT([.G198]);[.G198];&quot;&quot;)" office:value-type="string" office:string-value="behind" calcext:value-type="string">
            <text:p>behind</text:p>
          </table:table-cell>
          <table:table-cell table:formula="of:=CONCATENATE([.H198]; IF(ISTEXT([.B198]); CONCATENATE(&quot; {&quot;;[.B198];&quot;}&quot;);&quot;&quot;))" office:value-type="string" office:string-value="malantaŭe " calcext:value-type="string">
            <text:p>malantaŭe </text:p>
          </table:table-cell>
          <table:table-cell table:formula="of:=IF(ISTEXT([.I198]);[.I19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amiss</text:p>
          </table:table-cell>
          <table:table-cell/>
          <table:table-cell office:value-type="string" calcext:value-type="string">
            <text:p>amiss</text:p>
          </table:table-cell>
          <table:table-cell office:value-type="string" calcext:value-type="string">
            <text:p>malbone</text:p>
          </table:table-cell>
          <table:table-cell table:number-columns-repeated="2"/>
          <table:table-cell table:formula="of:=IF(ISTEXT([.G199]);[.G199];&quot;&quot;)" office:value-type="string" office:string-value="amiss" calcext:value-type="string">
            <text:p>amiss</text:p>
          </table:table-cell>
          <table:table-cell table:formula="of:=CONCATENATE([.H199]; IF(ISTEXT([.B199]); CONCATENATE(&quot; {&quot;;[.B199];&quot;}&quot;);&quot;&quot;))" office:value-type="string" office:string-value="malbone" calcext:value-type="string">
            <text:p>malbone</text:p>
          </table:table-cell>
          <table:table-cell table:formula="of:=IF(ISTEXT([.I199]);[.I19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maldekstre </text:p>
          </table:table-cell>
          <table:table-cell table:number-columns-repeated="2"/>
          <table:table-cell table:formula="of:=IF(ISTEXT([.G200]);[.G200];&quot;&quot;)" office:value-type="string" office:string-value="left" calcext:value-type="string">
            <text:p>left</text:p>
          </table:table-cell>
          <table:table-cell table:formula="of:=CONCATENATE([.H200]; IF(ISTEXT([.B200]); CONCATENATE(&quot; {&quot;;[.B200];&quot;}&quot;);&quot;&quot;))" office:value-type="string" office:string-value="maldekstre " calcext:value-type="string">
            <text:p>maldekstre </text:p>
          </table:table-cell>
          <table:table-cell table:formula="of:=IF(ISTEXT([.I200]);[.I20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little</text:p>
          </table:table-cell>
          <table:table-cell/>
          <table:table-cell office:value-type="string" calcext:value-type="string">
            <text:p>little</text:p>
          </table:table-cell>
          <table:table-cell office:value-type="string" calcext:value-type="string">
            <text:p>malmulte</text:p>
          </table:table-cell>
          <table:table-cell table:number-columns-repeated="2"/>
          <table:table-cell table:formula="of:=IF(ISTEXT([.G201]);[.G201];&quot;&quot;)" office:value-type="string" office:string-value="little" calcext:value-type="string">
            <text:p>little</text:p>
          </table:table-cell>
          <table:table-cell table:formula="of:=CONCATENATE([.H201]; IF(ISTEXT([.B201]); CONCATENATE(&quot; {&quot;;[.B201];&quot;}&quot;);&quot;&quot;))" office:value-type="string" office:string-value="malmulte" calcext:value-type="string">
            <text:p>malmulte</text:p>
          </table:table-cell>
          <table:table-cell table:formula="of:=IF(ISTEXT([.I201]);[.I20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lightly</text:p>
          </table:table-cell>
          <table:table-cell/>
          <table:table-cell office:value-type="string" calcext:value-type="string">
            <text:p>lightly</text:p>
          </table:table-cell>
          <table:table-cell office:value-type="string" calcext:value-type="string">
            <text:p>malpeze</text:p>
          </table:table-cell>
          <table:table-cell table:number-columns-repeated="2"/>
          <table:table-cell table:formula="of:=IF(ISTEXT([.G202]);[.G202];&quot;&quot;)" office:value-type="string" office:string-value="lightly" calcext:value-type="string">
            <text:p>lightly</text:p>
          </table:table-cell>
          <table:table-cell table:formula="of:=CONCATENATE([.H202]; IF(ISTEXT([.B202]); CONCATENATE(&quot; {&quot;;[.B202];&quot;}&quot;);&quot;&quot;))" office:value-type="string" office:string-value="malpeze" calcext:value-type="string">
            <text:p>malpeze</text:p>
          </table:table-cell>
          <table:table-cell table:formula="of:=IF(ISTEXT([.I202]);[.I20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under</text:p>
          </table:table-cell>
          <table:table-cell/>
          <table:table-cell office:value-type="string" calcext:value-type="string">
            <text:p>under</text:p>
          </table:table-cell>
          <table:table-cell office:value-type="string" calcext:value-type="string">
            <text:p>malsupre </text:p>
          </table:table-cell>
          <table:table-cell table:number-columns-repeated="2"/>
          <table:table-cell table:formula="of:=IF(ISTEXT([.G203]);[.G203];&quot;&quot;)" office:value-type="string" office:string-value="under" calcext:value-type="string">
            <text:p>under</text:p>
          </table:table-cell>
          <table:table-cell table:formula="of:=CONCATENATE([.H203]; IF(ISTEXT([.B203]); CONCATENATE(&quot; {&quot;;[.B203];&quot;}&quot;);&quot;&quot;))" office:value-type="string" office:string-value="malsupre " calcext:value-type="string">
            <text:p>malsupre </text:p>
          </table:table-cell>
          <table:table-cell table:formula="of:=IF(ISTEXT([.I203]);[.I20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underneath</text:p>
          </table:table-cell>
          <table:table-cell/>
          <table:table-cell office:value-type="string" calcext:value-type="string">
            <text:p>underneath</text:p>
          </table:table-cell>
          <table:table-cell office:value-type="string" calcext:value-type="string">
            <text:p>malsupre </text:p>
          </table:table-cell>
          <table:table-cell table:number-columns-repeated="2"/>
          <table:table-cell table:formula="of:=IF(ISTEXT([.G204]);[.G204];&quot;&quot;)" office:value-type="string" office:string-value="underneath" calcext:value-type="string">
            <text:p>underneath</text:p>
          </table:table-cell>
          <table:table-cell table:formula="of:=CONCATENATE([.H204]; IF(ISTEXT([.B204]); CONCATENATE(&quot; {&quot;;[.B204];&quot;}&quot;);&quot;&quot;))" office:value-type="string" office:string-value="malsupre " calcext:value-type="string">
            <text:p>malsupre </text:p>
          </table:table-cell>
          <table:table-cell table:formula="of:=IF(ISTEXT([.I204]);[.I20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mockingly</text:p>
          </table:table-cell>
          <table:table-cell/>
          <table:table-cell office:value-type="string" calcext:value-type="string">
            <text:p>mockingly</text:p>
          </table:table-cell>
          <table:table-cell office:value-type="string" calcext:value-type="string">
            <text:p>moke</text:p>
          </table:table-cell>
          <table:table-cell table:number-columns-repeated="2"/>
          <table:table-cell table:formula="of:=IF(ISTEXT([.G205]);[.G205];&quot;&quot;)" office:value-type="string" office:string-value="mockingly" calcext:value-type="string">
            <text:p>mockingly</text:p>
          </table:table-cell>
          <table:table-cell table:formula="of:=CONCATENATE([.H205]; IF(ISTEXT([.B205]); CONCATENATE(&quot; {&quot;;[.B205];&quot;}&quot;);&quot;&quot;))" office:value-type="string" office:string-value="moke" calcext:value-type="string">
            <text:p>moke</text:p>
          </table:table-cell>
          <table:table-cell table:formula="of:=IF(ISTEXT([.I205]);[.I20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morrow</text:p>
          </table:table-cell>
          <table:table-cell/>
          <table:table-cell office:value-type="string" calcext:value-type="string">
            <text:p>tomorrow</text:p>
          </table:table-cell>
          <table:table-cell office:value-type="string" calcext:value-type="string">
            <text:p>morgaŭ </text:p>
          </table:table-cell>
          <table:table-cell table:number-columns-repeated="2"/>
          <table:table-cell table:formula="of:=IF(ISTEXT([.G206]);[.G206];&quot;&quot;)" office:value-type="string" office:string-value="tomorrow" calcext:value-type="string">
            <text:p>tomorrow</text:p>
          </table:table-cell>
          <table:table-cell table:formula="of:=CONCATENATE([.H206]; IF(ISTEXT([.B206]); CONCATENATE(&quot; {&quot;;[.B206];&quot;}&quot;);&quot;&quot;))" office:value-type="string" office:string-value="morgaŭ " calcext:value-type="string">
            <text:p>morgaŭ </text:p>
          </table:table-cell>
          <table:table-cell table:formula="of:=IF(ISTEXT([.I206]);[.I20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to a great extent</text:p>
          </table:table-cell>
          <table:table-cell/>
          <table:table-cell office:value-type="string" calcext:value-type="string">
            <text:p>to a great extent</text:p>
          </table:table-cell>
          <table:table-cell office:value-type="string" calcext:value-type="string">
            <text:p>multe</text:p>
          </table:table-cell>
          <table:table-cell table:number-columns-repeated="2"/>
          <table:table-cell table:formula="of:=IF(ISTEXT([.G207]);[.G207];&quot;&quot;)" office:value-type="string" office:string-value="to a great extent" calcext:value-type="string">
            <text:p>to a great extent</text:p>
          </table:table-cell>
          <table:table-cell table:formula="of:=CONCATENATE([.H207]; IF(ISTEXT([.B207]); CONCATENATE(&quot; {&quot;;[.B207];&quot;}&quot;);&quot;&quot;))" office:value-type="string" office:string-value="multe" calcext:value-type="string">
            <text:p>multe</text:p>
          </table:table-cell>
          <table:table-cell table:formula="of:=IF(ISTEXT([.I207]);[.I20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never</text:p>
          </table:table-cell>
          <table:table-cell/>
          <table:table-cell office:value-type="string" calcext:value-type="string">
            <text:p>never</text:p>
          </table:table-cell>
          <table:table-cell office:value-type="string" calcext:value-type="string">
            <text:p>neniam </text:p>
          </table:table-cell>
          <table:table-cell table:number-columns-repeated="2"/>
          <table:table-cell table:formula="of:=IF(ISTEXT([.G208]);[.G208];&quot;&quot;)" office:value-type="string" office:string-value="never" calcext:value-type="string">
            <text:p>never</text:p>
          </table:table-cell>
          <table:table-cell table:formula="of:=CONCATENATE([.H208]; IF(ISTEXT([.B208]); CONCATENATE(&quot; {&quot;;[.B208];&quot;}&quot;);&quot;&quot;))" office:value-type="string" office:string-value="neniam " calcext:value-type="string">
            <text:p>neniam </text:p>
          </table:table-cell>
          <table:table-cell table:formula="of:=IF(ISTEXT([.I208]);[.I20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nowhere</text:p>
          </table:table-cell>
          <table:table-cell/>
          <table:table-cell office:value-type="string" calcext:value-type="string">
            <text:p>nowhere</text:p>
          </table:table-cell>
          <table:table-cell office:value-type="string" calcext:value-type="string">
            <text:p>nenie </text:p>
          </table:table-cell>
          <table:table-cell table:number-columns-repeated="2"/>
          <table:table-cell table:formula="of:=IF(ISTEXT([.G209]);[.G209];&quot;&quot;)" office:value-type="string" office:string-value="nowhere" calcext:value-type="string">
            <text:p>nowhere</text:p>
          </table:table-cell>
          <table:table-cell table:formula="of:=CONCATENATE([.H209]; IF(ISTEXT([.B209]); CONCATENATE(&quot; {&quot;;[.B209];&quot;}&quot;);&quot;&quot;))" office:value-type="string" office:string-value="nenie " calcext:value-type="string">
            <text:p>nenie </text:p>
          </table:table-cell>
          <table:table-cell table:formula="of:=IF(ISTEXT([.I209]);[.I20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ften</text:p>
          </table:table-cell>
          <table:table-cell/>
          <table:table-cell office:value-type="string" calcext:value-type="string">
            <text:p>often</text:p>
          </table:table-cell>
          <table:table-cell office:value-type="string" calcext:value-type="string">
            <text:p>ofte </text:p>
          </table:table-cell>
          <table:table-cell table:number-columns-repeated="2"/>
          <table:table-cell table:formula="of:=IF(ISTEXT([.G210]);[.G210];&quot;&quot;)" office:value-type="string" office:string-value="often" calcext:value-type="string">
            <text:p>often</text:p>
          </table:table-cell>
          <table:table-cell table:formula="of:=CONCATENATE([.H210]; IF(ISTEXT([.B210]); CONCATENATE(&quot; {&quot;;[.B210];&quot;}&quot;);&quot;&quot;))" office:value-type="string" office:string-value="ofte " calcext:value-type="string">
            <text:p>ofte </text:p>
          </table:table-cell>
          <table:table-cell table:formula="of:=IF(ISTEXT([.I210]);[.I21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in the afternoon</text:p>
          </table:table-cell>
          <table:table-cell/>
          <table:table-cell office:value-type="string" calcext:value-type="string">
            <text:p>in the afternoon</text:p>
          </table:table-cell>
          <table:table-cell office:value-type="string" calcext:value-type="string">
            <text:p>posttagmeze</text:p>
          </table:table-cell>
          <table:table-cell table:number-columns-repeated="2"/>
          <table:table-cell table:formula="of:=IF(ISTEXT([.G211]);[.G211];&quot;&quot;)" office:value-type="string" office:string-value="in the afternoon" calcext:value-type="string">
            <text:p>in the afternoon</text:p>
          </table:table-cell>
          <table:table-cell table:formula="of:=CONCATENATE([.H211]; IF(ISTEXT([.B211]); CONCATENATE(&quot; {&quot;;[.B211];&quot;}&quot;);&quot;&quot;))" office:value-type="string" office:string-value="posttagmeze" calcext:value-type="string">
            <text:p>posttagmeze</text:p>
          </table:table-cell>
          <table:table-cell table:formula="of:=IF(ISTEXT([.I211]);[.I21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 days of yore</text:p>
          </table:table-cell>
          <table:table-cell/>
          <table:table-cell office:value-type="string" calcext:value-type="string">
            <text:p>in days of yore</text:p>
          </table:table-cell>
          <table:table-cell office:value-type="string" calcext:value-type="string">
            <text:p>pra'antaŭe</text:p>
          </table:table-cell>
          <table:table-cell table:number-columns-repeated="2"/>
          <table:table-cell table:formula="of:=IF(ISTEXT([.G212]);[.G212];&quot;&quot;)" office:value-type="string" office:string-value="in days of yore" calcext:value-type="string">
            <text:p>in days of yore</text:p>
          </table:table-cell>
          <table:table-cell table:formula="of:=CONCATENATE([.H212]; IF(ISTEXT([.B212]); CONCATENATE(&quot; {&quot;;[.B212];&quot;}&quot;);&quot;&quot;))" office:value-type="string" office:string-value="pra'antaŭe" calcext:value-type="string">
            <text:p>pra'antaŭe</text:p>
          </table:table-cell>
          <table:table-cell table:formula="of:=IF(ISTEXT([.I212]);[.I21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particularly</text:p>
          </table:table-cell>
          <table:table-cell/>
          <table:table-cell office:value-type="string" calcext:value-type="string">
            <text:p>particularly</text:p>
          </table:table-cell>
          <table:table-cell office:value-type="string" calcext:value-type="string">
            <text:p>precipe</text:p>
          </table:table-cell>
          <table:table-cell table:number-columns-repeated="2"/>
          <table:table-cell table:formula="of:=IF(ISTEXT([.G213]);[.G213];&quot;&quot;)" office:value-type="string" office:string-value="particularly" calcext:value-type="string">
            <text:p>particularly</text:p>
          </table:table-cell>
          <table:table-cell table:formula="of:=CONCATENATE([.H213]; IF(ISTEXT([.B213]); CONCATENATE(&quot; {&quot;;[.B213];&quot;}&quot;);&quot;&quot;))" office:value-type="string" office:string-value="precipe" calcext:value-type="string">
            <text:p>precipe</text:p>
          </table:table-cell>
          <table:table-cell table:formula="of:=IF(ISTEXT([.I213]);[.I21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almost</text:p>
          </table:table-cell>
          <table:table-cell/>
          <table:table-cell office:value-type="string" calcext:value-type="string">
            <text:p>almost</text:p>
          </table:table-cell>
          <table:table-cell office:value-type="string" calcext:value-type="string">
            <text:p>preskaŭ </text:p>
          </table:table-cell>
          <table:table-cell table:number-columns-repeated="2"/>
          <table:table-cell table:formula="of:=IF(ISTEXT([.G214]);[.G214];&quot;&quot;)" office:value-type="string" office:string-value="almost" calcext:value-type="string">
            <text:p>almost</text:p>
          </table:table-cell>
          <table:table-cell table:formula="of:=CONCATENATE([.H214]; IF(ISTEXT([.B214]); CONCATENATE(&quot; {&quot;;[.B214];&quot;}&quot;);&quot;&quot;))" office:value-type="string" office:string-value="preskaŭ " calcext:value-type="string">
            <text:p>preskaŭ </text:p>
          </table:table-cell>
          <table:table-cell table:formula="of:=IF(ISTEXT([.I214]);[.I21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that’s why</text:p>
          </table:table-cell>
          <table:table-cell/>
          <table:table-cell office:value-type="string" calcext:value-type="string">
            <text:p>that’s why</text:p>
          </table:table-cell>
          <table:table-cell office:value-type="string" calcext:value-type="string">
            <text:p>pro kio </text:p>
          </table:table-cell>
          <table:table-cell table:number-columns-repeated="2"/>
          <table:table-cell table:formula="of:=IF(ISTEXT([.G215]);[.G215];&quot;&quot;)" office:value-type="string" office:string-value="that’s why" calcext:value-type="string">
            <text:p>that’s why</text:p>
          </table:table-cell>
          <table:table-cell table:formula="of:=CONCATENATE([.H215]; IF(ISTEXT([.B215]); CONCATENATE(&quot; {&quot;;[.B215];&quot;}&quot;);&quot;&quot;))" office:value-type="string" office:string-value="pro kio " calcext:value-type="string">
            <text:p>pro kio </text:p>
          </table:table-cell>
          <table:table-cell table:formula="of:=IF(ISTEXT([.I215]);[.I21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therefore</text:p>
          </table:table-cell>
          <table:table-cell/>
          <table:table-cell office:value-type="string" calcext:value-type="string">
            <text:p>therefore</text:p>
          </table:table-cell>
          <table:table-cell office:value-type="string" calcext:value-type="string">
            <text:p>pro kio </text:p>
          </table:table-cell>
          <table:table-cell table:number-columns-repeated="2"/>
          <table:table-cell table:formula="of:=IF(ISTEXT([.G216]);[.G216];&quot;&quot;)" office:value-type="string" office:string-value="therefore" calcext:value-type="string">
            <text:p>therefore</text:p>
          </table:table-cell>
          <table:table-cell table:formula="of:=CONCATENATE([.H216]; IF(ISTEXT([.B216]); CONCATENATE(&quot; {&quot;;[.B216];&quot;}&quot;);&quot;&quot;))" office:value-type="string" office:string-value="pro kio " calcext:value-type="string">
            <text:p>pro kio </text:p>
          </table:table-cell>
          <table:table-cell table:formula="of:=IF(ISTEXT([.I216]);[.I21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deep</text:p>
          </table:table-cell>
          <table:table-cell/>
          <table:table-cell office:value-type="string" calcext:value-type="string">
            <text:p>deep</text:p>
          </table:table-cell>
          <table:table-cell office:value-type="string" calcext:value-type="string">
            <text:p>profunde</text:p>
          </table:table-cell>
          <table:table-cell office:value-type="string" calcext:value-type="string">
            <text:p>deeply</text:p>
          </table:table-cell>
          <table:table-cell/>
          <table:table-cell table:formula="of:=IF(ISTEXT([.G217]);[.G217];&quot;&quot;)" office:value-type="string" office:string-value="deep" calcext:value-type="string">
            <text:p>deep</text:p>
          </table:table-cell>
          <table:table-cell table:formula="of:=CONCATENATE([.H217]; IF(ISTEXT([.B217]); CONCATENATE(&quot; {&quot;;[.B217];&quot;}&quot;);&quot;&quot;))" office:value-type="string" office:string-value="profunde" calcext:value-type="string">
            <text:p>profunde</text:p>
          </table:table-cell>
          <table:table-cell table:formula="of:=IF(ISTEXT([.I217]);[.I217];&quot;&quot;)" office:value-type="string" office:string-value="deeply" calcext:value-type="string">
            <text:p>deepl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protectively</text:p>
          </table:table-cell>
          <table:table-cell/>
          <table:table-cell office:value-type="string" calcext:value-type="string">
            <text:p>protectively</text:p>
          </table:table-cell>
          <table:table-cell office:value-type="string" calcext:value-type="string">
            <text:p>protekte</text:p>
          </table:table-cell>
          <table:table-cell table:number-columns-repeated="2"/>
          <table:table-cell table:formula="of:=IF(ISTEXT([.G218]);[.G218];&quot;&quot;)" office:value-type="string" office:string-value="protectively" calcext:value-type="string">
            <text:p>protectively</text:p>
          </table:table-cell>
          <table:table-cell table:formula="of:=CONCATENATE([.H218]; IF(ISTEXT([.B218]); CONCATENATE(&quot; {&quot;;[.B218];&quot;}&quot;);&quot;&quot;))" office:value-type="string" office:string-value="protekte" calcext:value-type="string">
            <text:p>protekte</text:p>
          </table:table-cell>
          <table:table-cell table:formula="of:=IF(ISTEXT([.I218]);[.I21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by rights</text:p>
          </table:table-cell>
          <table:table-cell/>
          <table:table-cell office:value-type="string" calcext:value-type="string">
            <text:p>by rights</text:p>
          </table:table-cell>
          <table:table-cell office:value-type="string" calcext:value-type="string">
            <text:p>rajte</text:p>
          </table:table-cell>
          <table:table-cell table:number-columns-repeated="2"/>
          <table:table-cell table:formula="of:=IF(ISTEXT([.G219]);[.G219];&quot;&quot;)" office:value-type="string" office:string-value="by rights" calcext:value-type="string">
            <text:p>by rights</text:p>
          </table:table-cell>
          <table:table-cell table:formula="of:=CONCATENATE([.H219]; IF(ISTEXT([.B219]); CONCATENATE(&quot; {&quot;;[.B219];&quot;}&quot;);&quot;&quot;))" office:value-type="string" office:string-value="rajte" calcext:value-type="string">
            <text:p>rajte</text:p>
          </table:table-cell>
          <table:table-cell table:formula="of:=IF(ISTEXT([.I219]);[.I21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consequently</text:p>
          </table:table-cell>
          <table:table-cell/>
          <table:table-cell office:value-type="string" calcext:value-type="string">
            <text:p>consequently</text:p>
          </table:table-cell>
          <table:table-cell office:value-type="string" calcext:value-type="string">
            <text:p>sekve </text:p>
          </table:table-cell>
          <table:table-cell table:number-columns-repeated="2"/>
          <table:table-cell table:formula="of:=IF(ISTEXT([.G220]);[.G220];&quot;&quot;)" office:value-type="string" office:string-value="consequently" calcext:value-type="string">
            <text:p>consequently</text:p>
          </table:table-cell>
          <table:table-cell table:formula="of:=CONCATENATE([.H220]; IF(ISTEXT([.B220]); CONCATENATE(&quot; {&quot;;[.B220];&quot;}&quot;);&quot;&quot;))" office:value-type="string" office:string-value="sekve " calcext:value-type="string">
            <text:p>sekve </text:p>
          </table:table-cell>
          <table:table-cell table:formula="of:=IF(ISTEXT([.I220]);[.I22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subsequently</text:p>
          </table:table-cell>
          <table:table-cell/>
          <table:table-cell office:value-type="string" calcext:value-type="string">
            <text:p>subsequently</text:p>
          </table:table-cell>
          <table:table-cell office:value-type="string" calcext:value-type="string">
            <text:p>sekve </text:p>
          </table:table-cell>
          <table:table-cell table:number-columns-repeated="2"/>
          <table:table-cell table:formula="of:=IF(ISTEXT([.G221]);[.G221];&quot;&quot;)" office:value-type="string" office:string-value="subsequently" calcext:value-type="string">
            <text:p>subsequently</text:p>
          </table:table-cell>
          <table:table-cell table:formula="of:=CONCATENATE([.H221]; IF(ISTEXT([.B221]); CONCATENATE(&quot; {&quot;;[.B221];&quot;}&quot;);&quot;&quot;))" office:value-type="string" office:string-value="sekve " calcext:value-type="string">
            <text:p>sekve </text:p>
          </table:table-cell>
          <table:table-cell table:formula="of:=IF(ISTEXT([.I221]);[.I22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thus</text:p>
          </table:table-cell>
          <table:table-cell/>
          <table:table-cell office:value-type="string" calcext:value-type="string">
            <text:p>thus</text:p>
          </table:table-cell>
          <table:table-cell office:value-type="string" calcext:value-type="string">
            <text:p>sekve </text:p>
          </table:table-cell>
          <table:table-cell table:number-columns-repeated="2"/>
          <table:table-cell table:formula="of:=IF(ISTEXT([.G222]);[.G222];&quot;&quot;)" office:value-type="string" office:string-value="thus" calcext:value-type="string">
            <text:p>thus</text:p>
          </table:table-cell>
          <table:table-cell table:formula="of:=CONCATENATE([.H222]; IF(ISTEXT([.B222]); CONCATENATE(&quot; {&quot;;[.B222];&quot;}&quot;);&quot;&quot;))" office:value-type="string" office:string-value="sekve " calcext:value-type="string">
            <text:p>sekve </text:p>
          </table:table-cell>
          <table:table-cell table:formula="of:=IF(ISTEXT([.I222]);[.I22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still</text:p>
          </table:table-cell>
          <table:table-cell/>
          <table:table-cell office:value-type="string" calcext:value-type="string">
            <text:p>still</text:p>
          </table:table-cell>
          <table:table-cell office:value-type="string" calcext:value-type="string">
            <text:p>senmove</text:p>
          </table:table-cell>
          <table:table-cell office:value-type="string" calcext:value-type="string">
            <text:p>not moving</text:p>
          </table:table-cell>
          <table:table-cell/>
          <table:table-cell table:formula="of:=IF(ISTEXT([.G223]);[.G223];&quot;&quot;)" office:value-type="string" office:string-value="still" calcext:value-type="string">
            <text:p>still</text:p>
          </table:table-cell>
          <table:table-cell table:formula="of:=CONCATENATE([.H223]; IF(ISTEXT([.B223]); CONCATENATE(&quot; {&quot;;[.B223];&quot;}&quot;);&quot;&quot;))" office:value-type="string" office:string-value="senmove" calcext:value-type="string">
            <text:p>senmove</text:p>
          </table:table-cell>
          <table:table-cell table:formula="of:=IF(ISTEXT([.I223]);[.I223];&quot;&quot;)" office:value-type="string" office:string-value="not moving" calcext:value-type="string">
            <text:p>not mov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seriously</text:p>
          </table:table-cell>
          <table:table-cell/>
          <table:table-cell office:value-type="string" calcext:value-type="string">
            <text:p>seriously</text:p>
          </table:table-cell>
          <table:table-cell office:value-type="string" calcext:value-type="string">
            <text:p>serioze</text:p>
          </table:table-cell>
          <table:table-cell table:number-columns-repeated="2"/>
          <table:table-cell table:formula="of:=IF(ISTEXT([.G224]);[.G224];&quot;&quot;)" office:value-type="string" office:string-value="seriously" calcext:value-type="string">
            <text:p>seriously</text:p>
          </table:table-cell>
          <table:table-cell table:formula="of:=CONCATENATE([.H224]; IF(ISTEXT([.B224]); CONCATENATE(&quot; {&quot;;[.B224];&quot;}&quot;);&quot;&quot;))" office:value-type="string" office:string-value="serioze" calcext:value-type="string">
            <text:p>serioze</text:p>
          </table:table-cell>
          <table:table-cell table:formula="of:=IF(ISTEXT([.I224]);[.I22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cautiously</text:p>
          </table:table-cell>
          <table:table-cell/>
          <table:table-cell office:value-type="string" calcext:value-type="string">
            <text:p>cautiously</text:p>
          </table:table-cell>
          <table:table-cell office:value-type="string" calcext:value-type="string">
            <text:p>singarde</text:p>
          </table:table-cell>
          <table:table-cell table:number-columns-repeated="2"/>
          <table:table-cell table:formula="of:=IF(ISTEXT([.G225]);[.G225];&quot;&quot;)" office:value-type="string" office:string-value="cautiously" calcext:value-type="string">
            <text:p>cautiously</text:p>
          </table:table-cell>
          <table:table-cell table:formula="of:=CONCATENATE([.H225]; IF(ISTEXT([.B225]); CONCATENATE(&quot; {&quot;;[.B225];&quot;}&quot;);&quot;&quot;))" office:value-type="string" office:string-value="singarde" calcext:value-type="string">
            <text:p>singarde</text:p>
          </table:table-cell>
          <table:table-cell table:formula="of:=IF(ISTEXT([.I225]);[.I22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enough</text:p>
          </table:table-cell>
          <table:table-cell/>
          <table:table-cell office:value-type="string" calcext:value-type="string">
            <text:p>enough</text:p>
          </table:table-cell>
          <table:table-cell office:value-type="string" calcext:value-type="string">
            <text:p>sufiĉe </text:p>
          </table:table-cell>
          <table:table-cell table:number-columns-repeated="2"/>
          <table:table-cell table:formula="of:=IF(ISTEXT([.G226]);[.G226];&quot;&quot;)" office:value-type="string" office:string-value="enough" calcext:value-type="string">
            <text:p>enough</text:p>
          </table:table-cell>
          <table:table-cell table:formula="of:=CONCATENATE([.H226]; IF(ISTEXT([.B226]); CONCATENATE(&quot; {&quot;;[.B226];&quot;}&quot;);&quot;&quot;))" office:value-type="string" office:string-value="sufiĉe " calcext:value-type="string">
            <text:p>sufiĉe </text:p>
          </table:table-cell>
          <table:table-cell table:formula="of:=IF(ISTEXT([.I226]);[.I22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door, above the</text:p>
          </table:table-cell>
          <table:table-cell/>
          <table:table-cell office:value-type="string" calcext:value-type="string">
            <text:p>above the door</text:p>
          </table:table-cell>
          <table:table-cell office:value-type="string" calcext:value-type="string">
            <text:p>super'porde</text:p>
          </table:table-cell>
          <table:table-cell table:number-columns-repeated="2"/>
          <table:table-cell table:formula="of:=IF(ISTEXT([.G227]);[.G227];&quot;&quot;)" office:value-type="string" office:string-value="above the door" calcext:value-type="string">
            <text:p>above the door</text:p>
          </table:table-cell>
          <table:table-cell table:formula="of:=CONCATENATE([.H227]; IF(ISTEXT([.B227]); CONCATENATE(&quot; {&quot;;[.B227];&quot;}&quot;);&quot;&quot;))" office:value-type="string" office:string-value="super'porde" calcext:value-type="string">
            <text:p>super'porde</text:p>
          </table:table-cell>
          <table:table-cell table:formula="of:=IF(ISTEXT([.I227]);[.I22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upstairs</text:p>
          </table:table-cell>
          <table:table-cell/>
          <table:table-cell office:value-type="string" calcext:value-type="string">
            <text:p>upstairs</text:p>
          </table:table-cell>
          <table:table-cell office:value-type="string" calcext:value-type="string">
            <text:p>supre </text:p>
          </table:table-cell>
          <table:table-cell table:number-columns-repeated="2"/>
          <table:table-cell table:formula="of:=IF(ISTEXT([.G228]);[.G228];&quot;&quot;)" office:value-type="string" office:string-value="upstairs" calcext:value-type="string">
            <text:p>upstairs</text:p>
          </table:table-cell>
          <table:table-cell table:formula="of:=CONCATENATE([.H228]; IF(ISTEXT([.B228]); CONCATENATE(&quot; {&quot;;[.B228];&quot;}&quot;);&quot;&quot;))" office:value-type="string" office:string-value="supre " calcext:value-type="string">
            <text:p>supre </text:p>
          </table:table-cell>
          <table:table-cell table:formula="of:=IF(ISTEXT([.I228]);[.I22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at noon</text:p>
          </table:table-cell>
          <table:table-cell/>
          <table:table-cell office:value-type="string" calcext:value-type="string">
            <text:p>at noon</text:p>
          </table:table-cell>
          <table:table-cell office:value-type="string" calcext:value-type="string">
            <text:p>tagmeze</text:p>
          </table:table-cell>
          <table:table-cell table:number-columns-repeated="2"/>
          <table:table-cell table:formula="of:=IF(ISTEXT([.G229]);[.G229];&quot;&quot;)" office:value-type="string" office:string-value="at noon" calcext:value-type="string">
            <text:p>at noon</text:p>
          </table:table-cell>
          <table:table-cell table:formula="of:=CONCATENATE([.H229]; IF(ISTEXT([.B229]); CONCATENATE(&quot; {&quot;;[.B229];&quot;}&quot;);&quot;&quot;))" office:value-type="string" office:string-value="tagmeze" calcext:value-type="string">
            <text:p>tagmeze</text:p>
          </table:table-cell>
          <table:table-cell table:formula="of:=IF(ISTEXT([.I229]);[.I22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however</text:p>
          </table:table-cell>
          <table:table-cell/>
          <table:table-cell office:value-type="string" calcext:value-type="string">
            <text:p>however</text:p>
          </table:table-cell>
          <table:table-cell office:value-type="string" calcext:value-type="string">
            <text:p>tamen </text:p>
          </table:table-cell>
          <table:table-cell table:number-columns-repeated="2"/>
          <table:table-cell table:formula="of:=IF(ISTEXT([.G230]);[.G230];&quot;&quot;)" office:value-type="string" office:string-value="however" calcext:value-type="string">
            <text:p>however</text:p>
          </table:table-cell>
          <table:table-cell table:formula="of:=CONCATENATE([.H230]; IF(ISTEXT([.B230]); CONCATENATE(&quot; {&quot;;[.B230];&quot;}&quot;);&quot;&quot;))" office:value-type="string" office:string-value="tamen " calcext:value-type="string">
            <text:p>tamen </text:p>
          </table:table-cell>
          <table:table-cell table:formula="of:=IF(ISTEXT([.I230]);[.I23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nevertheless</text:p>
          </table:table-cell>
          <table:table-cell/>
          <table:table-cell office:value-type="string" calcext:value-type="string">
            <text:p>nevertheless</text:p>
          </table:table-cell>
          <table:table-cell office:value-type="string" calcext:value-type="string">
            <text:p>tamen </text:p>
          </table:table-cell>
          <table:table-cell table:number-columns-repeated="2"/>
          <table:table-cell table:formula="of:=IF(ISTEXT([.G231]);[.G231];&quot;&quot;)" office:value-type="string" office:string-value="nevertheless" calcext:value-type="string">
            <text:p>nevertheless</text:p>
          </table:table-cell>
          <table:table-cell table:formula="of:=CONCATENATE([.H231]; IF(ISTEXT([.B231]); CONCATENATE(&quot; {&quot;;[.B231];&quot;}&quot;);&quot;&quot;))" office:value-type="string" office:string-value="tamen " calcext:value-type="string">
            <text:p>tamen </text:p>
          </table:table-cell>
          <table:table-cell table:formula="of:=IF(ISTEXT([.I231]);[.I23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still</text:p>
          </table:table-cell>
          <table:table-cell/>
          <table:table-cell office:value-type="string" calcext:value-type="string">
            <text:p>still</text:p>
          </table:table-cell>
          <table:table-cell office:value-type="string" calcext:value-type="string">
            <text:p>tamen </text:p>
          </table:table-cell>
          <table:table-cell table:number-columns-repeated="2"/>
          <table:table-cell table:formula="of:=IF(ISTEXT([.G232]);[.G232];&quot;&quot;)" office:value-type="string" office:string-value="still" calcext:value-type="string">
            <text:p>still</text:p>
          </table:table-cell>
          <table:table-cell table:formula="of:=CONCATENATE([.H232]; IF(ISTEXT([.B232]); CONCATENATE(&quot; {&quot;;[.B232];&quot;}&quot;);&quot;&quot;))" office:value-type="string" office:string-value="tamen " calcext:value-type="string">
            <text:p>tamen </text:p>
          </table:table-cell>
          <table:table-cell table:formula="of:=IF(ISTEXT([.I232]);[.I23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yet</text:p>
          </table:table-cell>
          <table:table-cell/>
          <table:table-cell office:value-type="string" calcext:value-type="string">
            <text:p>yet</text:p>
          </table:table-cell>
          <table:table-cell office:value-type="string" calcext:value-type="string">
            <text:p>tamen </text:p>
          </table:table-cell>
          <table:table-cell table:number-columns-repeated="2"/>
          <table:table-cell table:formula="of:=IF(ISTEXT([.G233]);[.G233];&quot;&quot;)" office:value-type="string" office:string-value="yet" calcext:value-type="string">
            <text:p>yet</text:p>
          </table:table-cell>
          <table:table-cell table:formula="of:=CONCATENATE([.H233]; IF(ISTEXT([.B233]); CONCATENATE(&quot; {&quot;;[.B233];&quot;}&quot;);&quot;&quot;))" office:value-type="string" office:string-value="tamen " calcext:value-type="string">
            <text:p>tamen </text:p>
          </table:table-cell>
          <table:table-cell table:formula="of:=IF(ISTEXT([.I233]);[.I23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for that reason</text:p>
          </table:table-cell>
          <table:table-cell/>
          <table:table-cell office:value-type="string" calcext:value-type="string">
            <text:p>for that reason</text:p>
          </table:table-cell>
          <table:table-cell office:value-type="string" calcext:value-type="string">
            <text:p>tial </text:p>
          </table:table-cell>
          <table:table-cell table:number-columns-repeated="2"/>
          <table:table-cell table:formula="of:=IF(ISTEXT([.G234]);[.G234];&quot;&quot;)" office:value-type="string" office:string-value="for that reason" calcext:value-type="string">
            <text:p>for that reason</text:p>
          </table:table-cell>
          <table:table-cell table:formula="of:=CONCATENATE([.H234]; IF(ISTEXT([.B234]); CONCATENATE(&quot; {&quot;;[.B234];&quot;}&quot;);&quot;&quot;))" office:value-type="string" office:string-value="tial " calcext:value-type="string">
            <text:p>tial </text:p>
          </table:table-cell>
          <table:table-cell table:formula="of:=IF(ISTEXT([.I234]);[.I23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that’s why</text:p>
          </table:table-cell>
          <table:table-cell/>
          <table:table-cell office:value-type="string" calcext:value-type="string">
            <text:p>that’s why</text:p>
          </table:table-cell>
          <table:table-cell office:value-type="string" calcext:value-type="string">
            <text:p>tial </text:p>
          </table:table-cell>
          <table:table-cell table:number-columns-repeated="2"/>
          <table:table-cell table:formula="of:=IF(ISTEXT([.G235]);[.G235];&quot;&quot;)" office:value-type="string" office:string-value="that’s why" calcext:value-type="string">
            <text:p>that’s why</text:p>
          </table:table-cell>
          <table:table-cell table:formula="of:=CONCATENATE([.H235]; IF(ISTEXT([.B235]); CONCATENATE(&quot; {&quot;;[.B235];&quot;}&quot;);&quot;&quot;))" office:value-type="string" office:string-value="tial " calcext:value-type="string">
            <text:p>tial </text:p>
          </table:table-cell>
          <table:table-cell table:formula="of:=IF(ISTEXT([.I235]);[.I23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therefore</text:p>
          </table:table-cell>
          <table:table-cell/>
          <table:table-cell office:value-type="string" calcext:value-type="string">
            <text:p>therefore</text:p>
          </table:table-cell>
          <table:table-cell office:value-type="string" calcext:value-type="string">
            <text:p>tial </text:p>
          </table:table-cell>
          <table:table-cell table:number-columns-repeated="2"/>
          <table:table-cell table:formula="of:=IF(ISTEXT([.G236]);[.G236];&quot;&quot;)" office:value-type="string" office:string-value="therefore" calcext:value-type="string">
            <text:p>therefore</text:p>
          </table:table-cell>
          <table:table-cell table:formula="of:=CONCATENATE([.H236]; IF(ISTEXT([.B236]); CONCATENATE(&quot; {&quot;;[.B236];&quot;}&quot;);&quot;&quot;))" office:value-type="string" office:string-value="tial " calcext:value-type="string">
            <text:p>tial </text:p>
          </table:table-cell>
          <table:table-cell table:formula="of:=IF(ISTEXT([.I236]);[.I23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hen</text:p>
          </table:table-cell>
          <table:table-cell/>
          <table:table-cell office:value-type="string" calcext:value-type="string">
            <text:p>then</text:p>
          </table:table-cell>
          <table:table-cell office:value-type="string" calcext:value-type="string">
            <text:p>tiam </text:p>
          </table:table-cell>
          <table:table-cell office:value-type="string" calcext:value-type="string">
            <text:p>at that time "not earlier than then"</text:p>
          </table:table-cell>
          <table:table-cell/>
          <table:table-cell table:formula="of:=IF(ISTEXT([.G237]);[.G237];&quot;&quot;)" office:value-type="string" office:string-value="then" calcext:value-type="string">
            <text:p>then</text:p>
          </table:table-cell>
          <table:table-cell table:formula="of:=CONCATENATE([.H237]; IF(ISTEXT([.B237]); CONCATENATE(&quot; {&quot;;[.B237];&quot;}&quot;);&quot;&quot;))" office:value-type="string" office:string-value="tiam " calcext:value-type="string">
            <text:p>tiam </text:p>
          </table:table-cell>
          <table:table-cell table:formula="of:=IF(ISTEXT([.I237]);[.I237];&quot;&quot;)" office:value-type="string" office:string-value="at that time &quot;not earlier than then&quot;" calcext:value-type="string">
            <text:p>at that time "not earlier than then"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there</text:p>
          </table:table-cell>
          <table:table-cell/>
          <table:table-cell office:value-type="string" calcext:value-type="string">
            <text:p>there</text:p>
          </table:table-cell>
          <table:table-cell office:value-type="string" calcext:value-type="string">
            <text:p>tie </text:p>
          </table:table-cell>
          <table:table-cell table:number-columns-repeated="2"/>
          <table:table-cell table:formula="of:=IF(ISTEXT([.G238]);[.G238];&quot;&quot;)" office:value-type="string" office:string-value="there" calcext:value-type="string">
            <text:p>there</text:p>
          </table:table-cell>
          <table:table-cell table:formula="of:=CONCATENATE([.H238]; IF(ISTEXT([.B238]); CONCATENATE(&quot; {&quot;;[.B238];&quot;}&quot;);&quot;&quot;))" office:value-type="string" office:string-value="tie " calcext:value-type="string">
            <text:p>tie </text:p>
          </table:table-cell>
          <table:table-cell table:formula="of:=IF(ISTEXT([.I238]);[.I23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in such a fashion</text:p>
          </table:table-cell>
          <table:table-cell/>
          <table:table-cell office:value-type="string" calcext:value-type="string">
            <text:p>in such a fashion</text:p>
          </table:table-cell>
          <table:table-cell office:value-type="string" calcext:value-type="string">
            <text:p>tiel </text:p>
          </table:table-cell>
          <table:table-cell table:number-columns-repeated="2"/>
          <table:table-cell table:formula="of:=IF(ISTEXT([.G239]);[.G239];&quot;&quot;)" office:value-type="string" office:string-value="in such a fashion" calcext:value-type="string">
            <text:p>in such a fashion</text:p>
          </table:table-cell>
          <table:table-cell table:formula="of:=CONCATENATE([.H239]; IF(ISTEXT([.B239]); CONCATENATE(&quot; {&quot;;[.B239];&quot;}&quot;);&quot;&quot;))" office:value-type="string" office:string-value="tiel " calcext:value-type="string">
            <text:p>tiel </text:p>
          </table:table-cell>
          <table:table-cell table:formula="of:=IF(ISTEXT([.I239]);[.I23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in that manner</text:p>
          </table:table-cell>
          <table:table-cell/>
          <table:table-cell office:value-type="string" calcext:value-type="string">
            <text:p>in that manner</text:p>
          </table:table-cell>
          <table:table-cell office:value-type="string" calcext:value-type="string">
            <text:p>tiel </text:p>
          </table:table-cell>
          <table:table-cell table:number-columns-repeated="2"/>
          <table:table-cell table:formula="of:=IF(ISTEXT([.G240]);[.G240];&quot;&quot;)" office:value-type="string" office:string-value="in that manner" calcext:value-type="string">
            <text:p>in that manner</text:p>
          </table:table-cell>
          <table:table-cell table:formula="of:=CONCATENATE([.H240]; IF(ISTEXT([.B240]); CONCATENATE(&quot; {&quot;;[.B240];&quot;}&quot;);&quot;&quot;))" office:value-type="string" office:string-value="tiel " calcext:value-type="string">
            <text:p>tiel </text:p>
          </table:table-cell>
          <table:table-cell table:formula="of:=IF(ISTEXT([.I240]);[.I24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in that way</text:p>
          </table:table-cell>
          <table:table-cell/>
          <table:table-cell office:value-type="string" calcext:value-type="string">
            <text:p>in that way</text:p>
          </table:table-cell>
          <table:table-cell office:value-type="string" calcext:value-type="string">
            <text:p>tiel </text:p>
          </table:table-cell>
          <table:table-cell table:number-columns-repeated="2"/>
          <table:table-cell table:formula="of:=IF(ISTEXT([.G241]);[.G241];&quot;&quot;)" office:value-type="string" office:string-value="in that way" calcext:value-type="string">
            <text:p>in that way</text:p>
          </table:table-cell>
          <table:table-cell table:formula="of:=CONCATENATE([.H241]; IF(ISTEXT([.B241]); CONCATENATE(&quot; {&quot;;[.B241];&quot;}&quot;);&quot;&quot;))" office:value-type="string" office:string-value="tiel " calcext:value-type="string">
            <text:p>tiel </text:p>
          </table:table-cell>
          <table:table-cell table:formula="of:=IF(ISTEXT([.I241]);[.I24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very</text:p>
          </table:table-cell>
          <table:table-cell/>
          <table:table-cell office:value-type="string" calcext:value-type="string">
            <text:p>very</text:p>
          </table:table-cell>
          <table:table-cell office:value-type="string" calcext:value-type="string">
            <text:p>tre </text:p>
          </table:table-cell>
          <table:table-cell table:number-columns-repeated="2"/>
          <table:table-cell table:formula="of:=IF(ISTEXT([.G242]);[.G242];&quot;&quot;)" office:value-type="string" office:string-value="very" calcext:value-type="string">
            <text:p>very</text:p>
          </table:table-cell>
          <table:table-cell table:formula="of:=CONCATENATE([.H242]; IF(ISTEXT([.B242]); CONCATENATE(&quot; {&quot;;[.B242];&quot;}&quot;);&quot;&quot;))" office:value-type="string" office:string-value="tre " calcext:value-type="string">
            <text:p>tre </text:p>
          </table:table-cell>
          <table:table-cell table:formula="of:=IF(ISTEXT([.I242]);[.I24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mmediately</text:p>
          </table:table-cell>
          <table:table-cell/>
          <table:table-cell office:value-type="string" calcext:value-type="string">
            <text:p>immediately</text:p>
          </table:table-cell>
          <table:table-cell office:value-type="string" calcext:value-type="string">
            <text:p>tuj </text:p>
          </table:table-cell>
          <table:table-cell table:number-columns-repeated="2"/>
          <table:table-cell table:formula="of:=IF(ISTEXT([.G243]);[.G243];&quot;&quot;)" office:value-type="string" office:string-value="immediately" calcext:value-type="string">
            <text:p>immediately</text:p>
          </table:table-cell>
          <table:table-cell table:formula="of:=CONCATENATE([.H243]; IF(ISTEXT([.B243]); CONCATENATE(&quot; {&quot;;[.B243];&quot;}&quot;);&quot;&quot;))" office:value-type="string" office:string-value="tuj " calcext:value-type="string">
            <text:p>tuj </text:p>
          </table:table-cell>
          <table:table-cell table:formula="of:=IF(ISTEXT([.I243]);[.I24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completely</text:p>
          </table:table-cell>
          <table:table-cell/>
          <table:table-cell office:value-type="string" calcext:value-type="string">
            <text:p>completely</text:p>
          </table:table-cell>
          <table:table-cell office:value-type="string" calcext:value-type="string">
            <text:p>tute </text:p>
          </table:table-cell>
          <table:table-cell table:number-columns-repeated="2"/>
          <table:table-cell table:formula="of:=IF(ISTEXT([.G244]);[.G244];&quot;&quot;)" office:value-type="string" office:string-value="completely" calcext:value-type="string">
            <text:p>completely</text:p>
          </table:table-cell>
          <table:table-cell table:formula="of:=CONCATENATE([.H244]; IF(ISTEXT([.B244]); CONCATENATE(&quot; {&quot;;[.B244];&quot;}&quot;);&quot;&quot;))" office:value-type="string" office:string-value="tute " calcext:value-type="string">
            <text:p>tute </text:p>
          </table:table-cell>
          <table:table-cell table:formula="of:=IF(ISTEXT([.I244]);[.I24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once</text:p>
          </table:table-cell>
          <table:table-cell/>
          <table:table-cell office:value-type="string" calcext:value-type="string">
            <text:p>once</text:p>
          </table:table-cell>
          <table:table-cell office:value-type="string" calcext:value-type="string">
            <text:p>unufoje</text:p>
          </table:table-cell>
          <table:table-cell office:value-type="string" calcext:value-type="string">
            <text:p>on one occasion</text:p>
          </table:table-cell>
          <table:table-cell/>
          <table:table-cell table:formula="of:=IF(ISTEXT([.G245]);[.G245];&quot;&quot;)" office:value-type="string" office:string-value="once" calcext:value-type="string">
            <text:p>once</text:p>
          </table:table-cell>
          <table:table-cell table:formula="of:=CONCATENATE([.H245]; IF(ISTEXT([.B245]); CONCATENATE(&quot; {&quot;;[.B245];&quot;}&quot;);&quot;&quot;))" office:value-type="string" office:string-value="unufoje" calcext:value-type="string">
            <text:p>unufoje</text:p>
          </table:table-cell>
          <table:table-cell table:formula="of:=IF(ISTEXT([.I245]);[.I245];&quot;&quot;)" office:value-type="string" office:string-value="on one occasion" calcext:value-type="string">
            <text:p>on one occas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n Fridays</text:p>
          </table:table-cell>
          <table:table-cell/>
          <table:table-cell office:value-type="string" calcext:value-type="string">
            <text:p>on Fridays</text:p>
          </table:table-cell>
          <table:table-cell office:value-type="string" calcext:value-type="string">
            <text:p>vendrede </text:p>
          </table:table-cell>
          <table:table-cell table:number-columns-repeated="2"/>
          <table:table-cell table:formula="of:=IF(ISTEXT([.G246]);[.G246];&quot;&quot;)" office:value-type="string" office:string-value="on Fridays" calcext:value-type="string">
            <text:p>on Fridays</text:p>
          </table:table-cell>
          <table:table-cell table:formula="of:=CONCATENATE([.H246]; IF(ISTEXT([.B246]); CONCATENATE(&quot; {&quot;;[.B246];&quot;}&quot;);&quot;&quot;))" office:value-type="string" office:string-value="vendrede " calcext:value-type="string">
            <text:p>vendrede </text:p>
          </table:table-cell>
          <table:table-cell table:formula="of:=IF(ISTEXT([.I246]);[.I24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really</text:p>
          </table:table-cell>
          <table:table-cell/>
          <table:table-cell office:value-type="string" calcext:value-type="string">
            <text:p>really</text:p>
          </table:table-cell>
          <table:table-cell office:value-type="string" calcext:value-type="string">
            <text:p>vere</text:p>
          </table:table-cell>
          <table:table-cell office:value-type="string" calcext:value-type="string">
            <text:p>in truth</text:p>
          </table:table-cell>
          <table:table-cell/>
          <table:table-cell table:formula="of:=IF(ISTEXT([.G247]);[.G247];&quot;&quot;)" office:value-type="string" office:string-value="really" calcext:value-type="string">
            <text:p>really</text:p>
          </table:table-cell>
          <table:table-cell table:formula="of:=CONCATENATE([.H247]; IF(ISTEXT([.B247]); CONCATENATE(&quot; {&quot;;[.B247];&quot;}&quot;);&quot;&quot;))" office:value-type="string" office:string-value="vere" calcext:value-type="string">
            <text:p>vere</text:p>
          </table:table-cell>
          <table:table-cell table:formula="of:=IF(ISTEXT([.I247]);[.I247];&quot;&quot;)" office:value-type="string" office:string-value="in truth" calcext:value-type="string">
            <text:p>in tru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 table:number-columns-repeated="3"/>
          <table:table-cell office:value-type="string" calcext:value-type="string">
            <text:p>really</text:p>
          </table:table-cell>
          <table:table-cell/>
          <table:table-cell office:value-type="string" calcext:value-type="string">
            <text:p>really</text:p>
          </table:table-cell>
          <table:table-cell office:value-type="string" calcext:value-type="string">
            <text:p>vere</text:p>
          </table:table-cell>
          <table:table-cell office:value-type="string" calcext:value-type="string">
            <text:p>in reality</text:p>
          </table:table-cell>
          <table:table-cell/>
          <table:table-cell table:formula="of:=IF(ISTEXT([.G248]);[.G248];&quot;&quot;)" office:value-type="string" office:string-value="really" calcext:value-type="string">
            <text:p>really</text:p>
          </table:table-cell>
          <table:table-cell table:formula="of:=CONCATENATE([.H248]; IF(ISTEXT([.B248]); CONCATENATE(&quot; {&quot;;[.B248];&quot;}&quot;);&quot;&quot;))" office:value-type="string" office:string-value="vere" calcext:value-type="string">
            <text:p>vere</text:p>
          </table:table-cell>
          <table:table-cell table:formula="of:=IF(ISTEXT([.I248]);[.I248];&quot;&quot;)" office:value-type="string" office:string-value="in reality" calcext:value-type="string">
            <text:p>in real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really</text:p>
          </table:table-cell>
          <table:table-cell/>
          <table:table-cell office:value-type="string" calcext:value-type="string">
            <text:p>really</text:p>
          </table:table-cell>
          <table:table-cell office:value-type="string" calcext:value-type="string">
            <text:p>vere </text:p>
          </table:table-cell>
          <table:table-cell office:value-type="string" calcext:value-type="string">
            <text:p>true, not false</text:p>
          </table:table-cell>
          <table:table-cell/>
          <table:table-cell table:formula="of:=IF(ISTEXT([.G249]);[.G249];&quot;&quot;)" office:value-type="string" office:string-value="really" calcext:value-type="string">
            <text:p>really</text:p>
          </table:table-cell>
          <table:table-cell table:formula="of:=CONCATENATE([.H249]; IF(ISTEXT([.B249]); CONCATENATE(&quot; {&quot;;[.B249];&quot;}&quot;);&quot;&quot;))" office:value-type="string" office:string-value="vere " calcext:value-type="string">
            <text:p>vere </text:p>
          </table:table-cell>
          <table:table-cell table:formula="of:=IF(ISTEXT([.I249]);[.I249];&quot;&quot;)" office:value-type="string" office:string-value="true, not false" calcext:value-type="string">
            <text:p>true, not 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verb</text:p>
          </table:table-cell>
          <table:table-cell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gladly</text:p>
          </table:table-cell>
          <table:table-cell/>
          <table:table-cell office:value-type="string" calcext:value-type="string">
            <text:p>gladly</text:p>
          </table:table-cell>
          <table:table-cell office:value-type="string" calcext:value-type="string">
            <text:p>volonte </text:p>
          </table:table-cell>
          <table:table-cell table:number-columns-repeated="2"/>
          <table:table-cell table:formula="of:=IF(ISTEXT([.G250]);[.G250];&quot;&quot;)" office:value-type="string" office:string-value="gladly" calcext:value-type="string">
            <text:p>gladly</text:p>
          </table:table-cell>
          <table:table-cell table:formula="of:=CONCATENATE([.H250]; IF(ISTEXT([.B250]); CONCATENATE(&quot; {&quot;;[.B250];&quot;}&quot;);&quot;&quot;))" office:value-type="string" office:string-value="volonte " calcext:value-type="string">
            <text:p>volonte </text:p>
          </table:table-cell>
          <table:table-cell table:formula="of:=IF(ISTEXT([.I250]);[.I25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njunction</text:p>
          </table:table-cell>
          <table:table-cell table:number-columns-repeated="3"/>
          <table:table-cell office:value-type="string" calcext:value-type="string">
            <text:p>that</text:p>
          </table:table-cell>
          <table:table-cell/>
          <table:table-cell office:value-type="string" calcext:value-type="string">
            <text:p>that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introduces a clause, if clause shows purpose, use ‘por ke’</text:p>
          </table:table-cell>
          <table:table-cell/>
          <table:table-cell table:formula="of:=IF(ISTEXT([.G251]);[.G251];&quot;&quot;)" office:value-type="string" office:string-value="that" calcext:value-type="string">
            <text:p>that</text:p>
          </table:table-cell>
          <table:table-cell table:formula="of:=CONCATENATE([.H251]; IF(ISTEXT([.B251]); CONCATENATE(&quot; {&quot;;[.B251];&quot;}&quot;);&quot;&quot;))" office:value-type="string" office:string-value="ke" calcext:value-type="string">
            <text:p>ke</text:p>
          </table:table-cell>
          <table:table-cell table:formula="of:=IF(ISTEXT([.I251]);[.I251];&quot;&quot;)" office:value-type="string" office:string-value="introduces a clause, if clause shows purpose, use ‘por ke’" calcext:value-type="string">
            <text:p>introduces a clause, if clause shows purpose, use ‘por ke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to me</text:p>
          </table:table-cell>
          <table:table-cell/>
          <table:table-cell office:value-type="string" calcext:value-type="string">
            <text:p>to me</text:p>
          </table:table-cell>
          <table:table-cell office:value-type="string" calcext:value-type="string">
            <text:p>al mi</text:p>
          </table:table-cell>
          <table:table-cell table:number-columns-repeated="2"/>
          <table:table-cell table:formula="of:=IF(ISTEXT([.G252]);[.G252];&quot;&quot;)" office:value-type="string" office:string-value="to me" calcext:value-type="string">
            <text:p>to me</text:p>
          </table:table-cell>
          <table:table-cell table:formula="of:=CONCATENATE([.H252]; IF(ISTEXT([.B252]); CONCATENATE(&quot; {&quot;;[.B252];&quot;}&quot;);&quot;&quot;))" office:value-type="string" office:string-value="al mi" calcext:value-type="string">
            <text:p>al mi</text:p>
          </table:table-cell>
          <table:table-cell table:formula="of:=IF(ISTEXT([.I252]);[.I25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years ago</text:p>
          </table:table-cell>
          <table:table-cell/>
          <table:table-cell office:value-type="string" calcext:value-type="string">
            <text:p>years ago</text:p>
          </table:table-cell>
          <table:table-cell office:value-type="string" calcext:value-type="string">
            <text:p>antaŭ jaroj</text:p>
          </table:table-cell>
          <table:table-cell table:number-columns-repeated="2"/>
          <table:table-cell table:formula="of:=IF(ISTEXT([.G253]);[.G253];&quot;&quot;)" office:value-type="string" office:string-value="years ago" calcext:value-type="string">
            <text:p>years ago</text:p>
          </table:table-cell>
          <table:table-cell table:formula="of:=CONCATENATE([.H253]; IF(ISTEXT([.B253]); CONCATENATE(&quot; {&quot;;[.B253];&quot;}&quot;);&quot;&quot;))" office:value-type="string" office:string-value="antaŭ jaroj" calcext:value-type="string">
            <text:p>antaŭ jaroj</text:p>
          </table:table-cell>
          <table:table-cell table:formula="of:=IF(ISTEXT([.I253]);[.I25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associated with</text:p>
          </table:table-cell>
          <table:table-cell/>
          <table:table-cell office:value-type="string" calcext:value-type="string">
            <text:p>associated with</text:p>
          </table:table-cell>
          <table:table-cell office:value-type="string" calcext:value-type="string">
            <text:p>asociita kun</text:p>
          </table:table-cell>
          <table:table-cell table:number-columns-repeated="2"/>
          <table:table-cell table:formula="of:=IF(ISTEXT([.G254]);[.G254];&quot;&quot;)" office:value-type="string" office:string-value="associated with" calcext:value-type="string">
            <text:p>associated with</text:p>
          </table:table-cell>
          <table:table-cell table:formula="of:=CONCATENATE([.H254]; IF(ISTEXT([.B254]); CONCATENATE(&quot; {&quot;;[.B254];&quot;}&quot;);&quot;&quot;))" office:value-type="string" office:string-value="asociita kun" calcext:value-type="string">
            <text:p>asociita kun</text:p>
          </table:table-cell>
          <table:table-cell table:formula="of:=IF(ISTEXT([.I254]);[.I25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blinded you</text:p>
          </table:table-cell>
          <table:table-cell/>
          <table:table-cell office:value-type="string" calcext:value-type="string">
            <text:p>blinded you</text:p>
          </table:table-cell>
          <table:table-cell office:value-type="string" calcext:value-type="string">
            <text:p>blindigis vin</text:p>
          </table:table-cell>
          <table:table-cell table:number-columns-repeated="2"/>
          <table:table-cell table:formula="of:=IF(ISTEXT([.G255]);[.G255];&quot;&quot;)" office:value-type="string" office:string-value="blinded you" calcext:value-type="string">
            <text:p>blinded you</text:p>
          </table:table-cell>
          <table:table-cell table:formula="of:=CONCATENATE([.H255]; IF(ISTEXT([.B255]); CONCATENATE(&quot; {&quot;;[.B255];&quot;}&quot;);&quot;&quot;))" office:value-type="string" office:string-value="blindigis vin" calcext:value-type="string">
            <text:p>blindigis vin</text:p>
          </table:table-cell>
          <table:table-cell table:formula="of:=IF(ISTEXT([.I255]);[.I25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all these years</text:p>
          </table:table-cell>
          <table:table-cell/>
          <table:table-cell office:value-type="string" calcext:value-type="string">
            <text:p>all these years</text:p>
          </table:table-cell>
          <table:table-cell office:value-type="string" calcext:value-type="string">
            <text:p>ĉiuj ĉi tiuj jaroj</text:p>
          </table:table-cell>
          <table:table-cell table:number-columns-repeated="2"/>
          <table:table-cell table:formula="of:=IF(ISTEXT([.G256]);[.G256];&quot;&quot;)" office:value-type="string" office:string-value="all these years" calcext:value-type="string">
            <text:p>all these years</text:p>
          </table:table-cell>
          <table:table-cell table:formula="of:=CONCATENATE([.H256]; IF(ISTEXT([.B256]); CONCATENATE(&quot; {&quot;;[.B256];&quot;}&quot;);&quot;&quot;))" office:value-type="string" office:string-value="ĉiuj ĉi tiuj jaroj" calcext:value-type="string">
            <text:p>ĉiuj ĉi tiuj jaroj</text:p>
          </table:table-cell>
          <table:table-cell table:formula="of:=IF(ISTEXT([.I256]);[.I25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henceforth</text:p>
          </table:table-cell>
          <table:table-cell/>
          <table:table-cell office:value-type="string" calcext:value-type="string">
            <text:p>henceforth</text:p>
          </table:table-cell>
          <table:table-cell office:value-type="string" calcext:value-type="string">
            <text:p>de nun</text:p>
          </table:table-cell>
          <table:table-cell table:number-columns-repeated="2"/>
          <table:table-cell table:formula="of:=IF(ISTEXT([.G257]);[.G257];&quot;&quot;)" office:value-type="string" office:string-value="henceforth" calcext:value-type="string">
            <text:p>henceforth</text:p>
          </table:table-cell>
          <table:table-cell table:formula="of:=CONCATENATE([.H257]; IF(ISTEXT([.B257]); CONCATENATE(&quot; {&quot;;[.B257];&quot;}&quot;);&quot;&quot;))" office:value-type="string" office:string-value="de nun" calcext:value-type="string">
            <text:p>de nun</text:p>
          </table:table-cell>
          <table:table-cell table:formula="of:=IF(ISTEXT([.I257]);[.I25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PIV-Z</text:p>
          </table:table-cell>
          <table:table-cell office:value-type="string" calcext:value-type="string">
            <text:p>from time immemorial</text:p>
          </table:table-cell>
          <table:table-cell/>
          <table:table-cell office:value-type="string" calcext:value-type="string">
            <text:p>from time immemorial</text:p>
          </table:table-cell>
          <table:table-cell office:value-type="string" calcext:value-type="string">
            <text:p>de post tempo nememorebla</text:p>
          </table:table-cell>
          <table:table-cell table:number-columns-repeated="2"/>
          <table:table-cell table:formula="of:=IF(ISTEXT([.G258]);[.G258];&quot;&quot;)" office:value-type="string" office:string-value="from time immemorial" calcext:value-type="string">
            <text:p>from time immemorial</text:p>
          </table:table-cell>
          <table:table-cell table:formula="of:=CONCATENATE([.H258]; IF(ISTEXT([.B258]); CONCATENATE(&quot; {&quot;;[.B258];&quot;}&quot;);&quot;&quot;))" office:value-type="string" office:string-value="de post tempo nememorebla" calcext:value-type="string">
            <text:p>de post tempo nememorebla</text:p>
          </table:table-cell>
          <table:table-cell table:formula="of:=IF(ISTEXT([.I258]);[.I25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<text:span text:style-name="T1">time, </text:span>at any other</text:p>
          </table:table-cell>
          <table:table-cell/>
          <table:table-cell office:value-type="string" calcext:value-type="string">
            <text:p><text:s/>at any other time</text:p>
          </table:table-cell>
          <table:table-cell office:value-type="string" calcext:value-type="string">
            <text:p>en ajna alia tempo</text:p>
          </table:table-cell>
          <table:table-cell office:value-type="string" calcext:value-type="string">
            <text:p>idiom</text:p>
          </table:table-cell>
          <table:table-cell/>
          <table:table-cell table:formula="of:=IF(ISTEXT([.G259]);[.G259];&quot;&quot;)" office:value-type="string" office:string-value=" at any other time" calcext:value-type="string">
            <text:p><text:s/>at any other time</text:p>
          </table:table-cell>
          <table:table-cell table:formula="of:=CONCATENATE([.H259]; IF(ISTEXT([.B259]); CONCATENATE(&quot; {&quot;;[.B259];&quot;}&quot;);&quot;&quot;))" office:value-type="string" office:string-value="en ajna alia tempo" calcext:value-type="string">
            <text:p>en ajna alia tempo</text:p>
          </table:table-cell>
          <table:table-cell table:formula="of:=IF(ISTEXT([.I259]);[.I259];&quot;&quot;)" office:value-type="string" office:string-value="idiom" calcext:value-type="string">
            <text:p>idi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Is described</text:p>
          </table:table-cell>
          <table:table-cell/>
          <table:table-cell office:value-type="string" calcext:value-type="string">
            <text:p>Is described</text:p>
          </table:table-cell>
          <table:table-cell office:value-type="string" calcext:value-type="string">
            <text:p>estas priskribita</text:p>
          </table:table-cell>
          <table:table-cell table:number-columns-repeated="2"/>
          <table:table-cell table:formula="of:=IF(ISTEXT([.G260]);[.G260];&quot;&quot;)" office:value-type="string" office:string-value="Is described" calcext:value-type="string">
            <text:p>Is described</text:p>
          </table:table-cell>
          <table:table-cell table:formula="of:=CONCATENATE([.H260]; IF(ISTEXT([.B260]); CONCATENATE(&quot; {&quot;;[.B260];&quot;}&quot;);&quot;&quot;))" office:value-type="string" office:string-value="estas priskribita" calcext:value-type="string">
            <text:p>estas priskribita</text:p>
          </table:table-cell>
          <table:table-cell table:formula="of:=IF(ISTEXT([.I260]);[.I26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repute, was held in high </text:p>
          </table:table-cell>
          <table:table-cell/>
          <table:table-cell office:value-type="string" calcext:value-type="string">
            <text:p>was held in high repute</text:p>
          </table:table-cell>
          <table:table-cell office:value-type="string" calcext:value-type="string">
            <text:p>estis estimata</text:p>
          </table:table-cell>
          <table:table-cell table:number-columns-repeated="2"/>
          <table:table-cell table:formula="of:=IF(ISTEXT([.G261]);[.G261];&quot;&quot;)" office:value-type="string" office:string-value="was held in high repute" calcext:value-type="string">
            <text:p>was held in high repute</text:p>
          </table:table-cell>
          <table:table-cell table:formula="of:=CONCATENATE([.H261]; IF(ISTEXT([.B261]); CONCATENATE(&quot; {&quot;;[.B261];&quot;}&quot;);&quot;&quot;))" office:value-type="string" office:string-value="estis estimata" calcext:value-type="string">
            <text:p>estis estimata</text:p>
          </table:table-cell>
          <table:table-cell table:formula="of:=IF(ISTEXT([.I261]);[.I26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had been filled</text:p>
          </table:table-cell>
          <table:table-cell/>
          <table:table-cell office:value-type="string" calcext:value-type="string">
            <text:p>had been filled</text:p>
          </table:table-cell>
          <table:table-cell office:value-type="string" calcext:value-type="string">
            <text:p>estis plenigitaj</text:p>
          </table:table-cell>
          <table:table-cell table:number-columns-repeated="2"/>
          <table:table-cell table:formula="of:=IF(ISTEXT([.G262]);[.G262];&quot;&quot;)" office:value-type="string" office:string-value="had been filled" calcext:value-type="string">
            <text:p>had been filled</text:p>
          </table:table-cell>
          <table:table-cell table:formula="of:=CONCATENATE([.H262]; IF(ISTEXT([.B262]); CONCATENATE(&quot; {&quot;;[.B262];&quot;}&quot;);&quot;&quot;))" office:value-type="string" office:string-value="estis plenigitaj" calcext:value-type="string">
            <text:p>estis plenigitaj</text:p>
          </table:table-cell>
          <table:table-cell table:formula="of:=IF(ISTEXT([.I262]);[.I26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flower-seller</text:p>
          </table:table-cell>
          <table:table-cell/>
          <table:table-cell office:value-type="string" calcext:value-type="string">
            <text:p>flower-seller</text:p>
          </table:table-cell>
          <table:table-cell office:value-type="string" calcext:value-type="string">
            <text:p>flor’vendisto</text:p>
          </table:table-cell>
          <table:table-cell table:number-columns-repeated="2"/>
          <table:table-cell table:formula="of:=IF(ISTEXT([.G263]);[.G263];&quot;&quot;)" office:value-type="string" office:string-value="flower-seller" calcext:value-type="string">
            <text:p>flower-seller</text:p>
          </table:table-cell>
          <table:table-cell table:formula="of:=CONCATENATE([.H263]; IF(ISTEXT([.B263]); CONCATENATE(&quot; {&quot;;[.B263];&quot;}&quot;);&quot;&quot;))" office:value-type="string" office:string-value="flor’vendisto" calcext:value-type="string">
            <text:p>flor’vendisto</text:p>
          </table:table-cell>
          <table:table-cell table:formula="of:=IF(ISTEXT([.I263]);[.I26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frontispiece</text:p>
          </table:table-cell>
          <table:table-cell/>
          <table:table-cell office:value-type="string" calcext:value-type="string">
            <text:p>frontispiece</text:p>
          </table:table-cell>
          <table:table-cell office:value-type="string" calcext:value-type="string">
            <text:p>frontispico</text:p>
          </table:table-cell>
          <table:table-cell table:number-columns-repeated="2"/>
          <table:table-cell table:formula="of:=IF(ISTEXT([.G264]);[.G264];&quot;&quot;)" office:value-type="string" office:string-value="frontispiece" calcext:value-type="string">
            <text:p>frontispiece</text:p>
          </table:table-cell>
          <table:table-cell table:formula="of:=CONCATENATE([.H264]; IF(ISTEXT([.B264]); CONCATENATE(&quot; {&quot;;[.B264];&quot;}&quot;);&quot;&quot;))" office:value-type="string" office:string-value="frontispico" calcext:value-type="string">
            <text:p>frontispico</text:p>
          </table:table-cell>
          <table:table-cell table:formula="of:=IF(ISTEXT([.I264]);[.I26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it is used</text:p>
          </table:table-cell>
          <table:table-cell/>
          <table:table-cell office:value-type="string" calcext:value-type="string">
            <text:p>it is used</text:p>
          </table:table-cell>
          <table:table-cell office:value-type="string" calcext:value-type="string">
            <text:p>ĝin uzitas</text:p>
          </table:table-cell>
          <table:table-cell table:number-columns-repeated="2"/>
          <table:table-cell table:formula="of:=IF(ISTEXT([.G265]);[.G265];&quot;&quot;)" office:value-type="string" office:string-value="it is used" calcext:value-type="string">
            <text:p>it is used</text:p>
          </table:table-cell>
          <table:table-cell table:formula="of:=CONCATENATE([.H265]; IF(ISTEXT([.B265]); CONCATENATE(&quot; {&quot;;[.B265];&quot;}&quot;);&quot;&quot;))" office:value-type="string" office:string-value="ĝin uzitas" calcext:value-type="string">
            <text:p>ĝin uzitas</text:p>
          </table:table-cell>
          <table:table-cell table:formula="of:=IF(ISTEXT([.I265]);[.I26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to the end</text:p>
          </table:table-cell>
          <table:table-cell/>
          <table:table-cell office:value-type="string" calcext:value-type="string">
            <text:p>to the end</text:p>
          </table:table-cell>
          <table:table-cell office:value-type="string" calcext:value-type="string">
            <text:p>ĝis la fino</text:p>
          </table:table-cell>
          <table:table-cell table:number-columns-repeated="2"/>
          <table:table-cell table:formula="of:=IF(ISTEXT([.G266]);[.G266];&quot;&quot;)" office:value-type="string" office:string-value="to the end" calcext:value-type="string">
            <text:p>to the end</text:p>
          </table:table-cell>
          <table:table-cell table:formula="of:=CONCATENATE([.H266]; IF(ISTEXT([.B266]); CONCATENATE(&quot; {&quot;;[.B266];&quot;}&quot;);&quot;&quot;))" office:value-type="string" office:string-value="ĝis la fino" calcext:value-type="string">
            <text:p>ĝis la fino</text:p>
          </table:table-cell>
          <table:table-cell table:formula="of:=IF(ISTEXT([.I266]);[.I26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big-boned</text:p>
          </table:table-cell>
          <table:table-cell/>
          <table:table-cell office:value-type="string" calcext:value-type="string">
            <text:p>big-boned</text:p>
          </table:table-cell>
          <table:table-cell office:value-type="string" calcext:value-type="string">
            <text:p>grand’osta</text:p>
          </table:table-cell>
          <table:table-cell table:number-columns-repeated="2"/>
          <table:table-cell table:formula="of:=IF(ISTEXT([.G267]);[.G267];&quot;&quot;)" office:value-type="string" office:string-value="big-boned" calcext:value-type="string">
            <text:p>big-boned</text:p>
          </table:table-cell>
          <table:table-cell table:formula="of:=CONCATENATE([.H267]; IF(ISTEXT([.B267]); CONCATENATE(&quot; {&quot;;[.B267];&quot;}&quot;);&quot;&quot;))" office:value-type="string" office:string-value="grand’osta" calcext:value-type="string">
            <text:p>grand’osta</text:p>
          </table:table-cell>
          <table:table-cell table:formula="of:=IF(ISTEXT([.I267]);[.I26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bigwig</text:p>
          </table:table-cell>
          <table:table-cell/>
          <table:table-cell office:value-type="string" calcext:value-type="string">
            <text:p>bigwig</text:p>
          </table:table-cell>
          <table:table-cell office:value-type="string" calcext:value-type="string">
            <text:p>grandulo</text:p>
          </table:table-cell>
          <table:table-cell table:number-columns-repeated="2"/>
          <table:table-cell table:formula="of:=IF(ISTEXT([.G268]);[.G268];&quot;&quot;)" office:value-type="string" office:string-value="bigwig" calcext:value-type="string">
            <text:p>bigwig</text:p>
          </table:table-cell>
          <table:table-cell table:formula="of:=CONCATENATE([.H268]; IF(ISTEXT([.B268]); CONCATENATE(&quot; {&quot;;[.B268];&quot;}&quot;);&quot;&quot;))" office:value-type="string" office:string-value="grandulo" calcext:value-type="string">
            <text:p>grandulo</text:p>
          </table:table-cell>
          <table:table-cell table:formula="of:=IF(ISTEXT([.I268]);[.I26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greybeard</text:p>
          </table:table-cell>
          <table:table-cell/>
          <table:table-cell office:value-type="string" calcext:value-type="string">
            <text:p>greybeard</text:p>
          </table:table-cell>
          <table:table-cell office:value-type="string" calcext:value-type="string">
            <text:p>grizbarbo</text:p>
          </table:table-cell>
          <table:table-cell table:number-columns-repeated="2"/>
          <table:table-cell table:formula="of:=IF(ISTEXT([.G269]);[.G269];&quot;&quot;)" office:value-type="string" office:string-value="greybeard" calcext:value-type="string">
            <text:p>greybeard</text:p>
          </table:table-cell>
          <table:table-cell table:formula="of:=CONCATENATE([.H269]; IF(ISTEXT([.B269]); CONCATENATE(&quot; {&quot;;[.B269];&quot;}&quot;);&quot;&quot;))" office:value-type="string" office:string-value="grizbarbo" calcext:value-type="string">
            <text:p>grizbarbo</text:p>
          </table:table-cell>
          <table:table-cell table:formula="of:=IF(ISTEXT([.I269]);[.I26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within doors</text:p>
          </table:table-cell>
          <table:table-cell/>
          <table:table-cell office:value-type="string" calcext:value-type="string">
            <text:p>within doors</text:p>
          </table:table-cell>
          <table:table-cell office:value-type="string" calcext:value-type="string">
            <text:p>Intern'dome</text:p>
          </table:table-cell>
          <table:table-cell table:number-columns-repeated="2"/>
          <table:table-cell table:formula="of:=IF(ISTEXT([.G270]);[.G270];&quot;&quot;)" office:value-type="string" office:string-value="within doors" calcext:value-type="string">
            <text:p>within doors</text:p>
          </table:table-cell>
          <table:table-cell table:formula="of:=CONCATENATE([.H270]; IF(ISTEXT([.B270]); CONCATENATE(&quot; {&quot;;[.B270];&quot;}&quot;);&quot;&quot;))" office:value-type="string" office:string-value="Intern'dome" calcext:value-type="string">
            <text:p>Intern'dome</text:p>
          </table:table-cell>
          <table:table-cell table:formula="of:=IF(ISTEXT([.I270]);[.I27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slight pause</text:p>
          </table:table-cell>
          <table:table-cell/>
          <table:table-cell office:value-type="string" calcext:value-type="string">
            <text:p>slight pause</text:p>
          </table:table-cell>
          <table:table-cell office:value-type="string" calcext:value-type="string">
            <text:p>Iometa paŭzo</text:p>
          </table:table-cell>
          <table:table-cell office:value-type="string" calcext:value-type="string">
            <text:p>idiom</text:p>
          </table:table-cell>
          <table:table-cell/>
          <table:table-cell table:formula="of:=IF(ISTEXT([.G271]);[.G271];&quot;&quot;)" office:value-type="string" office:string-value="slight pause" calcext:value-type="string">
            <text:p>slight pause</text:p>
          </table:table-cell>
          <table:table-cell table:formula="of:=CONCATENATE([.H271]; IF(ISTEXT([.B271]); CONCATENATE(&quot; {&quot;;[.B271];&quot;}&quot;);&quot;&quot;))" office:value-type="string" office:string-value="Iometa paŭzo" calcext:value-type="string">
            <text:p>Iometa paŭzo</text:p>
          </table:table-cell>
          <table:table-cell table:formula="of:=IF(ISTEXT([.I271]);[.I271];&quot;&quot;)" office:value-type="string" office:string-value="idiom" calcext:value-type="string">
            <text:p>idi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at such a time</text:p>
          </table:table-cell>
          <table:table-cell/>
          <table:table-cell office:value-type="string" calcext:value-type="string">
            <text:p>at such a time</text:p>
          </table:table-cell>
          <table:table-cell office:value-type="string" calcext:value-type="string">
            <text:p>je tia tempo</text:p>
          </table:table-cell>
          <table:table-cell office:value-type="string" calcext:value-type="string">
            <text:p>ididom</text:p>
          </table:table-cell>
          <table:table-cell/>
          <table:table-cell table:formula="of:=IF(ISTEXT([.G272]);[.G272];&quot;&quot;)" office:value-type="string" office:string-value="at such a time" calcext:value-type="string">
            <text:p>at such a time</text:p>
          </table:table-cell>
          <table:table-cell table:formula="of:=CONCATENATE([.H272]; IF(ISTEXT([.B272]); CONCATENATE(&quot; {&quot;;[.B272];&quot;}&quot;);&quot;&quot;))" office:value-type="string" office:string-value="je tia tempo" calcext:value-type="string">
            <text:p>je tia tempo</text:p>
          </table:table-cell>
          <table:table-cell table:formula="of:=IF(ISTEXT([.I272]);[.I272];&quot;&quot;)" office:value-type="string" office:string-value="ididom" calcext:value-type="string">
            <text:p>idid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at your service</text:p>
          </table:table-cell>
          <table:table-cell/>
          <table:table-cell office:value-type="string" calcext:value-type="string">
            <text:p>at your service</text:p>
          </table:table-cell>
          <table:table-cell office:value-type="string" calcext:value-type="string">
            <text:p>je via servo</text:p>
          </table:table-cell>
          <table:table-cell table:number-columns-repeated="2"/>
          <table:table-cell table:formula="of:=IF(ISTEXT([.G273]);[.G273];&quot;&quot;)" office:value-type="string" office:string-value="at your service" calcext:value-type="string">
            <text:p>at your service</text:p>
          </table:table-cell>
          <table:table-cell table:formula="of:=CONCATENATE([.H273]; IF(ISTEXT([.B273]); CONCATENATE(&quot; {&quot;;[.B273];&quot;}&quot;);&quot;&quot;))" office:value-type="string" office:string-value="je via servo" calcext:value-type="string">
            <text:p>je via servo</text:p>
          </table:table-cell>
          <table:table-cell table:formula="of:=IF(ISTEXT([.I273]);[.I27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Boar's Head</text:p>
          </table:table-cell>
          <table:table-cell/>
          <table:table-cell office:value-type="string" calcext:value-type="string">
            <text:p>Boar's Head</text:p>
          </table:table-cell>
          <table:table-cell office:value-type="string" calcext:value-type="string">
            <text:p>Kapo de Apro</text:p>
          </table:table-cell>
          <table:table-cell table:number-columns-repeated="2"/>
          <table:table-cell table:formula="of:=IF(ISTEXT([.G274]);[.G274];&quot;&quot;)" office:value-type="string" office:string-value="Boar's Head" calcext:value-type="string">
            <text:p>Boar's Head</text:p>
          </table:table-cell>
          <table:table-cell table:formula="of:=CONCATENATE([.H274]; IF(ISTEXT([.B274]); CONCATENATE(&quot; {&quot;;[.B274];&quot;}&quot;);&quot;&quot;))" office:value-type="string" office:string-value="Kapo de Apro" calcext:value-type="string">
            <text:p>Kapo de Apro</text:p>
          </table:table-cell>
          <table:table-cell table:formula="of:=IF(ISTEXT([.I274]);[.I27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hiding-place</text:p>
          </table:table-cell>
          <table:table-cell/>
          <table:table-cell office:value-type="string" calcext:value-type="string">
            <text:p>hiding-place</text:p>
          </table:table-cell>
          <table:table-cell office:value-type="string" calcext:value-type="string">
            <text:p>kaŝejo</text:p>
          </table:table-cell>
          <table:table-cell table:number-columns-repeated="2"/>
          <table:table-cell table:formula="of:=IF(ISTEXT([.G275]);[.G275];&quot;&quot;)" office:value-type="string" office:string-value="hiding-place" calcext:value-type="string">
            <text:p>hiding-place</text:p>
          </table:table-cell>
          <table:table-cell table:formula="of:=CONCATENATE([.H275]; IF(ISTEXT([.B275]); CONCATENATE(&quot; {&quot;;[.B275];&quot;}&quot;);&quot;&quot;))" office:value-type="string" office:string-value="kaŝejo" calcext:value-type="string">
            <text:p>kaŝejo</text:p>
          </table:table-cell>
          <table:table-cell table:formula="of:=IF(ISTEXT([.I275]);[.I27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present day</text:p>
          </table:table-cell>
          <table:table-cell/>
          <table:table-cell office:value-type="string" calcext:value-type="string">
            <text:p>present day</text:p>
          </table:table-cell>
          <table:table-cell office:value-type="string" calcext:value-type="string">
            <text:p>la estanteco</text:p>
          </table:table-cell>
          <table:table-cell table:number-columns-repeated="2"/>
          <table:table-cell table:formula="of:=IF(ISTEXT([.G276]);[.G276];&quot;&quot;)" office:value-type="string" office:string-value="present day" calcext:value-type="string">
            <text:p>present day</text:p>
          </table:table-cell>
          <table:table-cell table:formula="of:=CONCATENATE([.H276]; IF(ISTEXT([.B276]); CONCATENATE(&quot; {&quot;;[.B276];&quot;}&quot;);&quot;&quot;))" office:value-type="string" office:string-value="la estanteco" calcext:value-type="string">
            <text:p>la estanteco</text:p>
          </table:table-cell>
          <table:table-cell table:formula="of:=IF(ISTEXT([.I276]);[.I27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ill-fortune</text:p>
          </table:table-cell>
          <table:table-cell/>
          <table:table-cell office:value-type="string" calcext:value-type="string">
            <text:p>ill-fortune</text:p>
          </table:table-cell>
          <table:table-cell office:value-type="string" calcext:value-type="string">
            <text:p>malbon'fortuno</text:p>
          </table:table-cell>
          <table:table-cell table:number-columns-repeated="2"/>
          <table:table-cell table:formula="of:=IF(ISTEXT([.G277]);[.G277];&quot;&quot;)" office:value-type="string" office:string-value="ill-fortune" calcext:value-type="string">
            <text:p>ill-fortune</text:p>
          </table:table-cell>
          <table:table-cell table:formula="of:=CONCATENATE([.H277]; IF(ISTEXT([.B277]); CONCATENATE(&quot; {&quot;;[.B277];&quot;}&quot;);&quot;&quot;))" office:value-type="string" office:string-value="malbon'fortuno" calcext:value-type="string">
            <text:p>malbon'fortuno</text:p>
          </table:table-cell>
          <table:table-cell table:formula="of:=IF(ISTEXT([.I277]);[.I27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of a different sort</text:p>
          </table:table-cell>
          <table:table-cell/>
          <table:table-cell office:value-type="string" calcext:value-type="string">
            <text:p>of a different sort</text:p>
          </table:table-cell>
          <table:table-cell office:value-type="string" calcext:value-type="string">
            <text:p>malsamaspeco</text:p>
          </table:table-cell>
          <table:table-cell table:number-columns-repeated="2"/>
          <table:table-cell table:formula="of:=IF(ISTEXT([.G278]);[.G278];&quot;&quot;)" office:value-type="string" office:string-value="of a different sort" calcext:value-type="string">
            <text:p>of a different sort</text:p>
          </table:table-cell>
          <table:table-cell table:formula="of:=CONCATENATE([.H278]; IF(ISTEXT([.B278]); CONCATENATE(&quot; {&quot;;[.B278];&quot;}&quot;);&quot;&quot;))" office:value-type="string" office:string-value="malsamaspeco" calcext:value-type="string">
            <text:p>malsamaspeco</text:p>
          </table:table-cell>
          <table:table-cell table:formula="of:=IF(ISTEXT([.I278]);[.I27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iddle Ages</text:p>
          </table:table-cell>
          <table:table-cell/>
          <table:table-cell office:value-type="string" calcext:value-type="string">
            <text:p>Middle Ages</text:p>
          </table:table-cell>
          <table:table-cell office:value-type="string" calcext:value-type="string">
            <text:p>Mezepoko</text:p>
          </table:table-cell>
          <table:table-cell table:number-columns-repeated="2"/>
          <table:table-cell table:formula="of:=IF(ISTEXT([.G279]);[.G279];&quot;&quot;)" office:value-type="string" office:string-value="Middle Ages" calcext:value-type="string">
            <text:p>Middle Ages</text:p>
          </table:table-cell>
          <table:table-cell table:formula="of:=CONCATENATE([.H279]; IF(ISTEXT([.B279]); CONCATENATE(&quot; {&quot;;[.B279];&quot;}&quot;);&quot;&quot;))" office:value-type="string" office:string-value="Mezepoko" calcext:value-type="string">
            <text:p>Mezepoko</text:p>
          </table:table-cell>
          <table:table-cell table:formula="of:=IF(ISTEXT([.I279]);[.I27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midland counties</text:p>
          </table:table-cell>
          <table:table-cell/>
          <table:table-cell office:value-type="string" calcext:value-type="string">
            <text:p>midland counties</text:p>
          </table:table-cell>
          <table:table-cell office:value-type="string" calcext:value-type="string">
            <text:p>mezlandaj graflandoj</text:p>
          </table:table-cell>
          <table:table-cell table:number-columns-repeated="2"/>
          <table:table-cell table:formula="of:=IF(ISTEXT([.G280]);[.G280];&quot;&quot;)" office:value-type="string" office:string-value="midland counties" calcext:value-type="string">
            <text:p>midland counties</text:p>
          </table:table-cell>
          <table:table-cell table:formula="of:=CONCATENATE([.H280]; IF(ISTEXT([.B280]); CONCATENATE(&quot; {&quot;;[.B280];&quot;}&quot;);&quot;&quot;))" office:value-type="string" office:string-value="mezlandaj graflandoj" calcext:value-type="string">
            <text:p>mezlandaj graflandoj</text:p>
          </table:table-cell>
          <table:table-cell table:formula="of:=IF(ISTEXT([.I280]);[.I28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fixed, was not </text:p>
          </table:table-cell>
          <table:table-cell/>
          <table:table-cell office:value-type="string" calcext:value-type="string">
            <text:p>was not fixed</text:p>
          </table:table-cell>
          <table:table-cell office:value-type="string" calcext:value-type="string">
            <text:p>ne estis fiksita</text:p>
          </table:table-cell>
          <table:table-cell table:number-columns-repeated="2"/>
          <table:table-cell table:formula="of:=IF(ISTEXT([.G281]);[.G281];&quot;&quot;)" office:value-type="string" office:string-value="was not fixed" calcext:value-type="string">
            <text:p>was not fixed</text:p>
          </table:table-cell>
          <table:table-cell table:formula="of:=CONCATENATE([.H281]; IF(ISTEXT([.B281]); CONCATENATE(&quot; {&quot;;[.B281];&quot;}&quot;);&quot;&quot;))" office:value-type="string" office:string-value="ne estis fiksita" calcext:value-type="string">
            <text:p>ne estis fiksita</text:p>
          </table:table-cell>
          <table:table-cell table:formula="of:=IF(ISTEXT([.I281]);[.I28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takes no account of me</text:p>
          </table:table-cell>
          <table:table-cell/>
          <table:table-cell office:value-type="string" calcext:value-type="string">
            <text:p>takes no account of me</text:p>
          </table:table-cell>
          <table:table-cell office:value-type="string" calcext:value-type="string">
            <text:p>ne konsideras min</text:p>
          </table:table-cell>
          <table:table-cell table:number-columns-repeated="2"/>
          <table:table-cell table:formula="of:=IF(ISTEXT([.G282]);[.G282];&quot;&quot;)" office:value-type="string" office:string-value="takes no account of me" calcext:value-type="string">
            <text:p>takes no account of me</text:p>
          </table:table-cell>
          <table:table-cell table:formula="of:=CONCATENATE([.H282]; IF(ISTEXT([.B282]); CONCATENATE(&quot; {&quot;;[.B282];&quot;}&quot;);&quot;&quot;))" office:value-type="string" office:string-value="ne konsideras min" calcext:value-type="string">
            <text:p>ne konsideras min</text:p>
          </table:table-cell>
          <table:table-cell table:formula="of:=IF(ISTEXT([.I282]);[.I28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snow on the ground</text:p>
          </table:table-cell>
          <table:table-cell/>
          <table:table-cell office:value-type="string" calcext:value-type="string">
            <text:p>snow on the ground</text:p>
          </table:table-cell>
          <table:table-cell office:value-type="string" calcext:value-type="string">
            <text:p>neĝo sur la tero</text:p>
          </table:table-cell>
          <table:table-cell table:number-columns-repeated="2"/>
          <table:table-cell table:formula="of:=IF(ISTEXT([.G283]);[.G283];&quot;&quot;)" office:value-type="string" office:string-value="snow on the ground" calcext:value-type="string">
            <text:p>snow on the ground</text:p>
          </table:table-cell>
          <table:table-cell table:formula="of:=CONCATENATE([.H283]; IF(ISTEXT([.B283]); CONCATENATE(&quot; {&quot;;[.B283];&quot;}&quot;);&quot;&quot;))" office:value-type="string" office:string-value="neĝo sur la tero" calcext:value-type="string">
            <text:p>neĝo sur la tero</text:p>
          </table:table-cell>
          <table:table-cell table:formula="of:=IF(ISTEXT([.I283]);[.I28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ourselves</text:p>
          </table:table-cell>
          <table:table-cell/>
          <table:table-cell office:value-type="string" calcext:value-type="string">
            <text:p>ourselves</text:p>
          </table:table-cell>
          <table:table-cell office:value-type="string" calcext:value-type="string">
            <text:p>ni mem</text:p>
          </table:table-cell>
          <table:table-cell table:number-columns-repeated="2"/>
          <table:table-cell table:formula="of:=IF(ISTEXT([.G284]);[.G284];&quot;&quot;)" office:value-type="string" office:string-value="ourselves" calcext:value-type="string">
            <text:p>ourselves</text:p>
          </table:table-cell>
          <table:table-cell table:formula="of:=CONCATENATE([.H284]; IF(ISTEXT([.B284]); CONCATENATE(&quot; {&quot;;[.B284];&quot;}&quot;);&quot;&quot;))" office:value-type="string" office:string-value="ni mem" calcext:value-type="string">
            <text:p>ni mem</text:p>
          </table:table-cell>
          <table:table-cell table:formula="of:=IF(ISTEXT([.I284]);[.I28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benighted</text:p>
          </table:table-cell>
          <table:table-cell/>
          <table:table-cell office:value-type="string" calcext:value-type="string">
            <text:p>benighted</text:p>
          </table:table-cell>
          <table:table-cell office:value-type="string" calcext:value-type="string">
            <text:p>nokte kaptita</text:p>
          </table:table-cell>
          <table:table-cell table:number-columns-repeated="2"/>
          <table:table-cell table:formula="of:=IF(ISTEXT([.G285]);[.G285];&quot;&quot;)" office:value-type="string" office:string-value="benighted" calcext:value-type="string">
            <text:p>benighted</text:p>
          </table:table-cell>
          <table:table-cell table:formula="of:=CONCATENATE([.H285]; IF(ISTEXT([.B285]); CONCATENATE(&quot; {&quot;;[.B285];&quot;}&quot;);&quot;&quot;))" office:value-type="string" office:string-value="nokte kaptita" calcext:value-type="string">
            <text:p>nokte kaptita</text:p>
          </table:table-cell>
          <table:table-cell table:formula="of:=IF(ISTEXT([.I285]);[.I28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I’m sorry</text:p>
          </table:table-cell>
          <table:table-cell/>
          <table:table-cell office:value-type="string" calcext:value-type="string">
            <text:p>I’m sorry</text:p>
          </table:table-cell>
          <table:table-cell office:value-type="string" calcext:value-type="string">
            <text:p>pardonu min</text:p>
          </table:table-cell>
          <table:table-cell table:number-columns-repeated="2"/>
          <table:table-cell table:formula="of:=IF(ISTEXT([.G286]);[.G286];&quot;&quot;)" office:value-type="string" office:string-value="I’m sorry" calcext:value-type="string">
            <text:p>I’m sorry</text:p>
          </table:table-cell>
          <table:table-cell table:formula="of:=CONCATENATE([.H286]; IF(ISTEXT([.B286]); CONCATENATE(&quot; {&quot;;[.B286];&quot;}&quot;);&quot;&quot;))" office:value-type="string" office:string-value="pardonu min" calcext:value-type="string">
            <text:p>pardonu min</text:p>
          </table:table-cell>
          <table:table-cell table:formula="of:=IF(ISTEXT([.I286]);[.I28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biggest</text:p>
          </table:table-cell>
          <table:table-cell/>
          <table:table-cell office:value-type="string" calcext:value-type="string">
            <text:p>biggest</text:p>
          </table:table-cell>
          <table:table-cell office:value-type="string" calcext:value-type="string">
            <text:p>plej granda</text:p>
          </table:table-cell>
          <table:table-cell table:number-columns-repeated="2"/>
          <table:table-cell table:formula="of:=IF(ISTEXT([.G287]);[.G287];&quot;&quot;)" office:value-type="string" office:string-value="biggest" calcext:value-type="string">
            <text:p>biggest</text:p>
          </table:table-cell>
          <table:table-cell table:formula="of:=CONCATENATE([.H287]; IF(ISTEXT([.B287]); CONCATENATE(&quot; {&quot;;[.B287];&quot;}&quot;);&quot;&quot;))" office:value-type="string" office:string-value="plej granda" calcext:value-type="string">
            <text:p>plej granda</text:p>
          </table:table-cell>
          <table:table-cell table:formula="of:=IF(ISTEXT([.I287]);[.I28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cured, to be </text:p>
          </table:table-cell>
          <table:table-cell/>
          <table:table-cell office:value-type="string" calcext:value-type="string">
            <text:p>to be cured</text:p>
          </table:table-cell>
          <table:table-cell office:value-type="string" calcext:value-type="string">
            <text:p>por esti resanigita</text:p>
          </table:table-cell>
          <table:table-cell office:value-type="string" calcext:value-type="string">
            <text:p>lit. for the purpose of being restored to health</text:p>
          </table:table-cell>
          <table:table-cell/>
          <table:table-cell table:formula="of:=IF(ISTEXT([.G288]);[.G288];&quot;&quot;)" office:value-type="string" office:string-value="to be cured" calcext:value-type="string">
            <text:p>to be cured</text:p>
          </table:table-cell>
          <table:table-cell table:formula="of:=CONCATENATE([.H288]; IF(ISTEXT([.B288]); CONCATENATE(&quot; {&quot;;[.B288];&quot;}&quot;);&quot;&quot;))" office:value-type="string" office:string-value="por esti resanigita" calcext:value-type="string">
            <text:p>por esti resanigita</text:p>
          </table:table-cell>
          <table:table-cell table:formula="of:=IF(ISTEXT([.I288]);[.I288];&quot;&quot;)" office:value-type="string" office:string-value="lit. for the purpose of being restored to health" calcext:value-type="string">
            <text:p>lit. for the purpose of being restored to heal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passed me by</text:p>
          </table:table-cell>
          <table:table-cell/>
          <table:table-cell office:value-type="string" calcext:value-type="string">
            <text:p>passed me by</text:p>
          </table:table-cell>
          <table:table-cell office:value-type="string" calcext:value-type="string">
            <text:p>preterpasis min</text:p>
          </table:table-cell>
          <table:table-cell table:number-columns-repeated="2"/>
          <table:table-cell table:formula="of:=IF(ISTEXT([.G289]);[.G289];&quot;&quot;)" office:value-type="string" office:string-value="passed me by" calcext:value-type="string">
            <text:p>passed me by</text:p>
          </table:table-cell>
          <table:table-cell table:formula="of:=CONCATENATE([.H289]; IF(ISTEXT([.B289]); CONCATENATE(&quot; {&quot;;[.B289];&quot;}&quot;);&quot;&quot;))" office:value-type="string" office:string-value="preterpasis min" calcext:value-type="string">
            <text:p>preterpasis min</text:p>
          </table:table-cell>
          <table:table-cell table:formula="of:=IF(ISTEXT([.I289]);[.I28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mooned</text:p>
          </table:table-cell>
          <table:table-cell/>
          <table:table-cell office:value-type="string" calcext:value-type="string">
            <text:p>mooned</text:p>
          </table:table-cell>
          <table:table-cell office:value-type="string" calcext:value-type="string">
            <text:p>tag'revis obsede</text:p>
          </table:table-cell>
          <table:table-cell office:value-type="string" calcext:value-type="string">
            <text:p>lit. daydreamed obsessively</text:p>
          </table:table-cell>
          <table:table-cell/>
          <table:table-cell table:formula="of:=IF(ISTEXT([.G290]);[.G290];&quot;&quot;)" office:value-type="string" office:string-value="mooned" calcext:value-type="string">
            <text:p>mooned</text:p>
          </table:table-cell>
          <table:table-cell table:formula="of:=CONCATENATE([.H290]; IF(ISTEXT([.B290]); CONCATENATE(&quot; {&quot;;[.B290];&quot;}&quot;);&quot;&quot;))" office:value-type="string" office:string-value="tag'revis obsede" calcext:value-type="string">
            <text:p>tag'revis obsede</text:p>
          </table:table-cell>
          <table:table-cell table:formula="of:=IF(ISTEXT([.I290]);[.I290];&quot;&quot;)" office:value-type="string" office:string-value="lit. daydreamed obsessively" calcext:value-type="string">
            <text:p>lit. daydreamed obsessivel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rafters</text:p>
          </table:table-cell>
          <table:table-cell/>
          <table:table-cell office:value-type="string" calcext:value-type="string">
            <text:p>rafters</text:p>
          </table:table-cell>
          <table:table-cell office:value-type="string" calcext:value-type="string">
            <text:p>tegmenta trabaro</text:p>
          </table:table-cell>
          <table:table-cell table:number-columns-repeated="2"/>
          <table:table-cell table:formula="of:=IF(ISTEXT([.G291]);[.G291];&quot;&quot;)" office:value-type="string" office:string-value="rafters" calcext:value-type="string">
            <text:p>rafters</text:p>
          </table:table-cell>
          <table:table-cell table:formula="of:=CONCATENATE([.H291]; IF(ISTEXT([.B291]); CONCATENATE(&quot; {&quot;;[.B291];&quot;}&quot;);&quot;&quot;))" office:value-type="string" office:string-value="tegmenta trabaro" calcext:value-type="string">
            <text:p>tegmenta trabaro</text:p>
          </table:table-cell>
          <table:table-cell table:formula="of:=IF(ISTEXT([.I291]);[.I29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that’s</text:p>
          </table:table-cell>
          <table:table-cell/>
          <table:table-cell office:value-type="string" calcext:value-type="string">
            <text:p>that’s</text:p>
          </table:table-cell>
          <table:table-cell office:value-type="string" calcext:value-type="string">
            <text:p>tio estas</text:p>
          </table:table-cell>
          <table:table-cell table:number-columns-repeated="2"/>
          <table:table-cell table:formula="of:=IF(ISTEXT([.G292]);[.G292];&quot;&quot;)" office:value-type="string" office:string-value="that’s" calcext:value-type="string">
            <text:p>that’s</text:p>
          </table:table-cell>
          <table:table-cell table:formula="of:=CONCATENATE([.H292]; IF(ISTEXT([.B292]); CONCATENATE(&quot; {&quot;;[.B292];&quot;}&quot;);&quot;&quot;))" office:value-type="string" office:string-value="tio estas" calcext:value-type="string">
            <text:p>tio estas</text:p>
          </table:table-cell>
          <table:table-cell table:formula="of:=IF(ISTEXT([.I292]);[.I29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3"/>
          <table:table-cell office:value-type="string" calcext:value-type="string">
            <text:p>side by side</text:p>
          </table:table-cell>
          <table:table-cell/>
          <table:table-cell office:value-type="string" calcext:value-type="string">
            <text:p>side by side</text:p>
          </table:table-cell>
          <table:table-cell office:value-type="string" calcext:value-type="string">
            <text:p>unu apud la alia</text:p>
          </table:table-cell>
          <table:table-cell office:value-type="string" calcext:value-type="string">
            <text:p>idiom</text:p>
          </table:table-cell>
          <table:table-cell/>
          <table:table-cell table:formula="of:=IF(ISTEXT([.G293]);[.G293];&quot;&quot;)" office:value-type="string" office:string-value="side by side" calcext:value-type="string">
            <text:p>side by side</text:p>
          </table:table-cell>
          <table:table-cell table:formula="of:=CONCATENATE([.H293]; IF(ISTEXT([.B293]); CONCATENATE(&quot; {&quot;;[.B293];&quot;}&quot;);&quot;&quot;))" office:value-type="string" office:string-value="unu apud la alia" calcext:value-type="string">
            <text:p>unu apud la alia</text:p>
          </table:table-cell>
          <table:table-cell table:formula="of:=IF(ISTEXT([.I293]);[.I293];&quot;&quot;)" office:value-type="string" office:string-value="idiom" calcext:value-type="string">
            <text:p>idi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jection</text:p>
          </table:table-cell>
          <table:table-cell table:number-columns-repeated="3"/>
          <table:table-cell office:value-type="string" calcext:value-type="string">
            <text:p>alas</text:p>
          </table:table-cell>
          <table:table-cell/>
          <table:table-cell office:value-type="string" calcext:value-type="string">
            <text:p>alas</text:p>
          </table:table-cell>
          <table:table-cell office:value-type="string" calcext:value-type="string">
            <text:p>ve</text:p>
          </table:table-cell>
          <table:table-cell table:number-columns-repeated="2"/>
          <table:table-cell table:formula="of:=IF(ISTEXT([.G294]);[.G294];&quot;&quot;)" office:value-type="string" office:string-value="alas" calcext:value-type="string">
            <text:p>alas</text:p>
          </table:table-cell>
          <table:table-cell table:formula="of:=CONCATENATE([.H294]; IF(ISTEXT([.B294]); CONCATENATE(&quot; {&quot;;[.B294];&quot;}&quot;);&quot;&quot;))" office:value-type="string" office:string-value="ve" calcext:value-type="string">
            <text:p>ve</text:p>
          </table:table-cell>
          <table:table-cell table:formula="of:=IF(ISTEXT([.I294]);[.I29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gent</text:p>
          </table:table-cell>
          <table:table-cell/>
          <table:table-cell office:value-type="string" calcext:value-type="string">
            <text:p>agent</text:p>
          </table:table-cell>
          <table:table-cell office:value-type="string" calcext:value-type="string">
            <text:p>agento</text:p>
          </table:table-cell>
          <table:table-cell table:number-columns-repeated="2"/>
          <table:table-cell table:formula="of:=IF(ISTEXT([.G295]);[.G295];&quot;&quot;)" office:value-type="string" office:string-value="agent" calcext:value-type="string">
            <text:p>agent</text:p>
          </table:table-cell>
          <table:table-cell table:formula="of:=CONCATENATE([.H295]; IF(ISTEXT([.B295]); CONCATENATE(&quot; {&quot;;[.B295];&quot;}&quot;);&quot;&quot;))" office:value-type="string" office:string-value="agento" calcext:value-type="string">
            <text:p>agento</text:p>
          </table:table-cell>
          <table:table-cell table:formula="of:=IF(ISTEXT([.I295]);[.I29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gitation</text:p>
          </table:table-cell>
          <table:table-cell/>
          <table:table-cell office:value-type="string" calcext:value-type="string">
            <text:p>agitation</text:p>
          </table:table-cell>
          <table:table-cell office:value-type="string" calcext:value-type="string">
            <text:p>agitado</text:p>
          </table:table-cell>
          <table:table-cell table:number-columns-repeated="2"/>
          <table:table-cell table:formula="of:=IF(ISTEXT([.G296]);[.G296];&quot;&quot;)" office:value-type="string" office:string-value="agitation" calcext:value-type="string">
            <text:p>agitation</text:p>
          </table:table-cell>
          <table:table-cell table:formula="of:=CONCATENATE([.H296]; IF(ISTEXT([.B296]); CONCATENATE(&quot; {&quot;;[.B296];&quot;}&quot;);&quot;&quot;))" office:value-type="string" office:string-value="agitado" calcext:value-type="string">
            <text:p>agitado</text:p>
          </table:table-cell>
          <table:table-cell table:formula="of:=IF(ISTEXT([.I296]);[.I29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ccord</text:p>
          </table:table-cell>
          <table:table-cell/>
          <table:table-cell office:value-type="string" calcext:value-type="string">
            <text:p>accord</text:p>
          </table:table-cell>
          <table:table-cell office:value-type="string" calcext:value-type="string">
            <text:p>akordo</text:p>
          </table:table-cell>
          <table:table-cell table:number-columns-repeated="2"/>
          <table:table-cell table:formula="of:=IF(ISTEXT([.G297]);[.G297];&quot;&quot;)" office:value-type="string" office:string-value="accord" calcext:value-type="string">
            <text:p>accord</text:p>
          </table:table-cell>
          <table:table-cell table:formula="of:=CONCATENATE([.H297]; IF(ISTEXT([.B297]); CONCATENATE(&quot; {&quot;;[.B297];&quot;}&quot;);&quot;&quot;))" office:value-type="string" office:string-value="akordo" calcext:value-type="string">
            <text:p>akordo</text:p>
          </table:table-cell>
          <table:table-cell table:formula="of:=IF(ISTEXT([.I297]);[.I29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watercolor</text:p>
          </table:table-cell>
          <table:table-cell/>
          <table:table-cell office:value-type="string" calcext:value-type="string">
            <text:p>watercolor</text:p>
          </table:table-cell>
          <table:table-cell office:value-type="string" calcext:value-type="string">
            <text:p>akvofarbo</text:p>
          </table:table-cell>
          <table:table-cell table:number-columns-repeated="2"/>
          <table:table-cell table:formula="of:=IF(ISTEXT([.G298]);[.G298];&quot;&quot;)" office:value-type="string" office:string-value="watercolor" calcext:value-type="string">
            <text:p>watercolor</text:p>
          </table:table-cell>
          <table:table-cell table:formula="of:=CONCATENATE([.H298]; IF(ISTEXT([.B298]); CONCATENATE(&quot; {&quot;;[.B298];&quot;}&quot;);&quot;&quot;))" office:value-type="string" office:string-value="akvofarbo" calcext:value-type="string">
            <text:p>akvofarbo</text:p>
          </table:table-cell>
          <table:table-cell table:formula="of:=IF(ISTEXT([.I298]);[.I29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place</text:p>
          </table:table-cell>
          <table:table-cell office:value-type="string" calcext:value-type="string">
            <text:p>PIV</text:p>
          </table:table-cell>
          <table:table-cell office:value-type="string" calcext:value-type="string">
            <text:p>Alexandria</text:p>
          </table:table-cell>
          <table:table-cell/>
          <table:table-cell office:value-type="string" calcext:value-type="string">
            <text:p>Alexandria</text:p>
          </table:table-cell>
          <table:table-cell office:value-type="string" calcext:value-type="string">
            <text:p>Aleksandrio</text:p>
          </table:table-cell>
          <table:table-cell table:number-columns-repeated="2"/>
          <table:table-cell table:formula="of:=IF(ISTEXT([.G299]);[.G299];&quot;&quot;)" office:value-type="string" office:string-value="Alexandria" calcext:value-type="string">
            <text:p>Alexandria</text:p>
          </table:table-cell>
          <table:table-cell table:formula="of:=CONCATENATE([.H299]; IF(ISTEXT([.B299]); CONCATENATE(&quot; {&quot;;[.B299];&quot;}&quot;);&quot;&quot;))" office:value-type="string" office:string-value="Aleksandrio" calcext:value-type="string">
            <text:p>Aleksandrio</text:p>
          </table:table-cell>
          <table:table-cell table:formula="of:=IF(ISTEXT([.I299]);[.I29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ltar</text:p>
          </table:table-cell>
          <table:table-cell/>
          <table:table-cell office:value-type="string" calcext:value-type="string">
            <text:p>altar</text:p>
          </table:table-cell>
          <table:table-cell office:value-type="string" calcext:value-type="string">
            <text:p>altaro</text:p>
          </table:table-cell>
          <table:table-cell table:number-columns-repeated="2"/>
          <table:table-cell table:formula="of:=IF(ISTEXT([.G300]);[.G300];&quot;&quot;)" office:value-type="string" office:string-value="altar" calcext:value-type="string">
            <text:p>altar</text:p>
          </table:table-cell>
          <table:table-cell table:formula="of:=CONCATENATE([.H300]; IF(ISTEXT([.B300]); CONCATENATE(&quot; {&quot;;[.B300];&quot;}&quot;);&quot;&quot;))" office:value-type="string" office:string-value="altaro" calcext:value-type="string">
            <text:p>altaro</text:p>
          </table:table-cell>
          <table:table-cell table:formula="of:=IF(ISTEXT([.I300]);[.I30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over</text:p>
          </table:table-cell>
          <table:table-cell/>
          <table:table-cell office:value-type="string" calcext:value-type="string">
            <text:p>lover</text:p>
          </table:table-cell>
          <table:table-cell office:value-type="string" calcext:value-type="string">
            <text:p>amanto</text:p>
          </table:table-cell>
          <table:table-cell table:number-columns-repeated="2"/>
          <table:table-cell table:formula="of:=IF(ISTEXT([.G301]);[.G301];&quot;&quot;)" office:value-type="string" office:string-value="lover" calcext:value-type="string">
            <text:p>lover</text:p>
          </table:table-cell>
          <table:table-cell table:formula="of:=CONCATENATE([.H301]; IF(ISTEXT([.B301]); CONCATENATE(&quot; {&quot;;[.B301];&quot;}&quot;);&quot;&quot;))" office:value-type="string" office:string-value="amanto" calcext:value-type="string">
            <text:p>amanto</text:p>
          </table:table-cell>
          <table:table-cell table:formula="of:=IF(ISTEXT([.I301]);[.I30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mbition</text:p>
          </table:table-cell>
          <table:table-cell/>
          <table:table-cell office:value-type="string" calcext:value-type="string">
            <text:p>ambition</text:p>
          </table:table-cell>
          <table:table-cell office:value-type="string" calcext:value-type="string">
            <text:p>ambicio</text:p>
          </table:table-cell>
          <table:table-cell table:number-columns-repeated="2"/>
          <table:table-cell table:formula="of:=IF(ISTEXT([.G302]);[.G302];&quot;&quot;)" office:value-type="string" office:string-value="ambition" calcext:value-type="string">
            <text:p>ambition</text:p>
          </table:table-cell>
          <table:table-cell table:formula="of:=CONCATENATE([.H302]; IF(ISTEXT([.B302]); CONCATENATE(&quot; {&quot;;[.B302];&quot;}&quot;);&quot;&quot;))" office:value-type="string" office:string-value="ambicio" calcext:value-type="string">
            <text:p>ambicio</text:p>
          </table:table-cell>
          <table:table-cell table:formula="of:=IF(ISTEXT([.I302]);[.I30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musement</text:p>
          </table:table-cell>
          <table:table-cell/>
          <table:table-cell office:value-type="string" calcext:value-type="string">
            <text:p>amusement</text:p>
          </table:table-cell>
          <table:table-cell office:value-type="string" calcext:value-type="string">
            <text:p>amuzaĵo</text:p>
          </table:table-cell>
          <table:table-cell table:number-columns-repeated="2"/>
          <table:table-cell table:formula="of:=IF(ISTEXT([.G303]);[.G303];&quot;&quot;)" office:value-type="string" office:string-value="amusement" calcext:value-type="string">
            <text:p>amusement</text:p>
          </table:table-cell>
          <table:table-cell table:formula="of:=CONCATENATE([.H303]; IF(ISTEXT([.B303]); CONCATENATE(&quot; {&quot;;[.B303];&quot;}&quot;);&quot;&quot;))" office:value-type="string" office:string-value="amuzaĵo" calcext:value-type="string">
            <text:p>amuzaĵo</text:p>
          </table:table-cell>
          <table:table-cell table:formula="of:=IF(ISTEXT([.I303]);[.I30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stime</text:p>
          </table:table-cell>
          <table:table-cell/>
          <table:table-cell office:value-type="string" calcext:value-type="string">
            <text:p>pastime</text:p>
          </table:table-cell>
          <table:table-cell office:value-type="string" calcext:value-type="string">
            <text:p>amuzaĵo</text:p>
          </table:table-cell>
          <table:table-cell table:number-columns-repeated="2"/>
          <table:table-cell table:formula="of:=IF(ISTEXT([.G304]);[.G304];&quot;&quot;)" office:value-type="string" office:string-value="pastime" calcext:value-type="string">
            <text:p>pastime</text:p>
          </table:table-cell>
          <table:table-cell table:formula="of:=CONCATENATE([.H304]; IF(ISTEXT([.B304]); CONCATENATE(&quot; {&quot;;[.B304];&quot;}&quot;);&quot;&quot;))" office:value-type="string" office:string-value="amuzaĵo" calcext:value-type="string">
            <text:p>amuzaĵo</text:p>
          </table:table-cell>
          <table:table-cell table:formula="of:=IF(ISTEXT([.I304]);[.I30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ngel</text:p>
          </table:table-cell>
          <table:table-cell/>
          <table:table-cell office:value-type="string" calcext:value-type="string">
            <text:p>angel</text:p>
          </table:table-cell>
          <table:table-cell office:value-type="string" calcext:value-type="string">
            <text:p>anĝelo</text:p>
          </table:table-cell>
          <table:table-cell table:number-columns-repeated="2"/>
          <table:table-cell table:formula="of:=IF(ISTEXT([.G305]);[.G305];&quot;&quot;)" office:value-type="string" office:string-value="angel" calcext:value-type="string">
            <text:p>angel</text:p>
          </table:table-cell>
          <table:table-cell table:formula="of:=CONCATENATE([.H305]; IF(ISTEXT([.B305]); CONCATENATE(&quot; {&quot;;[.B305];&quot;}&quot;);&quot;&quot;))" office:value-type="string" office:string-value="anĝelo" calcext:value-type="string">
            <text:p>anĝelo</text:p>
          </table:table-cell>
          <table:table-cell table:formula="of:=IF(ISTEXT([.I305]);[.I30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England</text:p>
          </table:table-cell>
          <table:table-cell/>
          <table:table-cell office:value-type="string" calcext:value-type="string">
            <text:p>England</text:p>
          </table:table-cell>
          <table:table-cell office:value-type="string" calcext:value-type="string">
            <text:p>Anglio</text:p>
          </table:table-cell>
          <table:table-cell table:number-columns-repeated="2"/>
          <table:table-cell table:formula="of:=IF(ISTEXT([.G306]);[.G306];&quot;&quot;)" office:value-type="string" office:string-value="England" calcext:value-type="string">
            <text:p>England</text:p>
          </table:table-cell>
          <table:table-cell table:formula="of:=CONCATENATE([.H306]; IF(ISTEXT([.B306]); CONCATENATE(&quot; {&quot;;[.B306];&quot;}&quot;);&quot;&quot;))" office:value-type="string" office:string-value="Anglio" calcext:value-type="string">
            <text:p>Anglio</text:p>
          </table:table-cell>
          <table:table-cell table:formula="of:=IF(ISTEXT([.I306]);[.I30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reexistence</text:p>
          </table:table-cell>
          <table:table-cell/>
          <table:table-cell office:value-type="string" calcext:value-type="string">
            <text:p>preexistence</text:p>
          </table:table-cell>
          <table:table-cell office:value-type="string" calcext:value-type="string">
            <text:p>antaŭ'ekzisto</text:p>
          </table:table-cell>
          <table:table-cell table:number-columns-repeated="2"/>
          <table:table-cell table:formula="of:=IF(ISTEXT([.G307]);[.G307];&quot;&quot;)" office:value-type="string" office:string-value="preexistence" calcext:value-type="string">
            <text:p>preexistence</text:p>
          </table:table-cell>
          <table:table-cell table:formula="of:=CONCATENATE([.H307]; IF(ISTEXT([.B307]); CONCATENATE(&quot; {&quot;;[.B307];&quot;}&quot;);&quot;&quot;))" office:value-type="string" office:string-value="antaŭ'ekzisto" calcext:value-type="string">
            <text:p>antaŭ'ekzisto</text:p>
          </table:table-cell>
          <table:table-cell table:formula="of:=IF(ISTEXT([.I307]);[.I30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pron</text:p>
          </table:table-cell>
          <table:table-cell/>
          <table:table-cell office:value-type="string" calcext:value-type="string">
            <text:p>apron</text:p>
          </table:table-cell>
          <table:table-cell office:value-type="string" calcext:value-type="string">
            <text:p>antaŭtuko</text:p>
          </table:table-cell>
          <table:table-cell table:number-columns-repeated="2"/>
          <table:table-cell table:formula="of:=IF(ISTEXT([.G308]);[.G308];&quot;&quot;)" office:value-type="string" office:string-value="apron" calcext:value-type="string">
            <text:p>apron</text:p>
          </table:table-cell>
          <table:table-cell table:formula="of:=CONCATENATE([.H308]; IF(ISTEXT([.B308]); CONCATENATE(&quot; {&quot;;[.B308];&quot;}&quot;);&quot;&quot;))" office:value-type="string" office:string-value="antaŭtuko" calcext:value-type="string">
            <text:p>antaŭtuko</text:p>
          </table:table-cell>
          <table:table-cell table:formula="of:=IF(ISTEXT([.I308]);[.I30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PIV</text:p>
          </table:table-cell>
          <table:table-cell office:value-type="string" calcext:value-type="string">
            <text:p>Apollo</text:p>
          </table:table-cell>
          <table:table-cell/>
          <table:table-cell office:value-type="string" calcext:value-type="string">
            <text:p>Apollo</text:p>
          </table:table-cell>
          <table:table-cell office:value-type="string" calcext:value-type="string">
            <text:p>Apolono</text:p>
          </table:table-cell>
          <table:table-cell table:number-columns-repeated="2"/>
          <table:table-cell table:formula="of:=IF(ISTEXT([.G309]);[.G309];&quot;&quot;)" office:value-type="string" office:string-value="Apollo" calcext:value-type="string">
            <text:p>Apollo</text:p>
          </table:table-cell>
          <table:table-cell table:formula="of:=CONCATENATE([.H309]; IF(ISTEXT([.B309]); CONCATENATE(&quot; {&quot;;[.B309];&quot;}&quot;);&quot;&quot;))" office:value-type="string" office:string-value="Apolono" calcext:value-type="string">
            <text:p>Apolono</text:p>
          </table:table-cell>
          <table:table-cell table:formula="of:=IF(ISTEXT([.I309]);[.I30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April</text:p>
          </table:table-cell>
          <table:table-cell/>
          <table:table-cell office:value-type="string" calcext:value-type="string">
            <text:p>April</text:p>
          </table:table-cell>
          <table:table-cell office:value-type="string" calcext:value-type="string">
            <text:p>aprilo</text:p>
          </table:table-cell>
          <table:table-cell table:number-columns-repeated="2"/>
          <table:table-cell table:formula="of:=IF(ISTEXT([.G310]);[.G310];&quot;&quot;)" office:value-type="string" office:string-value="April" calcext:value-type="string">
            <text:p>April</text:p>
          </table:table-cell>
          <table:table-cell table:formula="of:=CONCATENATE([.H310]; IF(ISTEXT([.B310]); CONCATENATE(&quot; {&quot;;[.B310];&quot;}&quot;);&quot;&quot;))" office:value-type="string" office:string-value="aprilo" calcext:value-type="string">
            <text:p>aprilo</text:p>
          </table:table-cell>
          <table:table-cell table:formula="of:=IF(ISTEXT([.I310]);[.I31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oar</text:p>
          </table:table-cell>
          <table:table-cell/>
          <table:table-cell office:value-type="string" calcext:value-type="string">
            <text:p>boar</text:p>
          </table:table-cell>
          <table:table-cell office:value-type="string" calcext:value-type="string">
            <text:p>apro</text:p>
          </table:table-cell>
          <table:table-cell table:number-columns-repeated="2"/>
          <table:table-cell table:formula="of:=IF(ISTEXT([.G311]);[.G311];&quot;&quot;)" office:value-type="string" office:string-value="boar" calcext:value-type="string">
            <text:p>boar</text:p>
          </table:table-cell>
          <table:table-cell table:formula="of:=CONCATENATE([.H311]; IF(ISTEXT([.B311]); CONCATENATE(&quot; {&quot;;[.B311];&quot;}&quot;);&quot;&quot;))" office:value-type="string" office:string-value="apro" calcext:value-type="string">
            <text:p>apro</text:p>
          </table:table-cell>
          <table:table-cell table:formula="of:=IF(ISTEXT([.I311]);[.I31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pproval</text:p>
          </table:table-cell>
          <table:table-cell/>
          <table:table-cell office:value-type="string" calcext:value-type="string">
            <text:p>approval</text:p>
          </table:table-cell>
          <table:table-cell office:value-type="string" calcext:value-type="string">
            <text:p>aprobo</text:p>
          </table:table-cell>
          <table:table-cell table:number-columns-repeated="2"/>
          <table:table-cell table:formula="of:=IF(ISTEXT([.G312]);[.G312];&quot;&quot;)" office:value-type="string" office:string-value="approval" calcext:value-type="string">
            <text:p>approval</text:p>
          </table:table-cell>
          <table:table-cell table:formula="of:=CONCATENATE([.H312]; IF(ISTEXT([.B312]); CONCATENATE(&quot; {&quot;;[.B312];&quot;}&quot;);&quot;&quot;))" office:value-type="string" office:string-value="aprobo" calcext:value-type="string">
            <text:p>aprobo</text:p>
          </table:table-cell>
          <table:table-cell table:formula="of:=IF(ISTEXT([.I312]);[.I31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rove</text:p>
          </table:table-cell>
          <table:table-cell/>
          <table:table-cell office:value-type="string" calcext:value-type="string">
            <text:p>grove</text:p>
          </table:table-cell>
          <table:table-cell office:value-type="string" calcext:value-type="string">
            <text:p>arbareto</text:p>
          </table:table-cell>
          <table:table-cell table:number-columns-repeated="2"/>
          <table:table-cell table:formula="of:=IF(ISTEXT([.G313]);[.G313];&quot;&quot;)" office:value-type="string" office:string-value="grove" calcext:value-type="string">
            <text:p>grove</text:p>
          </table:table-cell>
          <table:table-cell table:formula="of:=CONCATENATE([.H313]; IF(ISTEXT([.B313]); CONCATENATE(&quot; {&quot;;[.B313];&quot;}&quot;);&quot;&quot;))" office:value-type="string" office:string-value="arbareto" calcext:value-type="string">
            <text:p>arbareto</text:p>
          </table:table-cell>
          <table:table-cell table:formula="of:=IF(ISTEXT([.I313]);[.I31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ppearance</text:p>
          </table:table-cell>
          <table:table-cell/>
          <table:table-cell office:value-type="string" calcext:value-type="string">
            <text:p>appearance</text:p>
          </table:table-cell>
          <table:table-cell office:value-type="string" calcext:value-type="string">
            <text:p>aspekto</text:p>
          </table:table-cell>
          <table:table-cell table:number-columns-repeated="2"/>
          <table:table-cell table:formula="of:=IF(ISTEXT([.G314]);[.G314];&quot;&quot;)" office:value-type="string" office:string-value="appearance" calcext:value-type="string">
            <text:p>appearance</text:p>
          </table:table-cell>
          <table:table-cell table:formula="of:=CONCATENATE([.H314]; IF(ISTEXT([.B314]); CONCATENATE(&quot; {&quot;;[.B314];&quot;}&quot;);&quot;&quot;))" office:value-type="string" office:string-value="aspekto" calcext:value-type="string">
            <text:p>aspekto</text:p>
          </table:table-cell>
          <table:table-cell table:formula="of:=IF(ISTEXT([.I314]);[.I31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ttack</text:p>
          </table:table-cell>
          <table:table-cell/>
          <table:table-cell office:value-type="string" calcext:value-type="string">
            <text:p>attack</text:p>
          </table:table-cell>
          <table:table-cell office:value-type="string" calcext:value-type="string">
            <text:p>atako</text:p>
          </table:table-cell>
          <table:table-cell table:number-columns-repeated="2"/>
          <table:table-cell table:formula="of:=IF(ISTEXT([.G315]);[.G315];&quot;&quot;)" office:value-type="string" office:string-value="attack" calcext:value-type="string">
            <text:p>attack</text:p>
          </table:table-cell>
          <table:table-cell table:formula="of:=CONCATENATE([.H315]; IF(ISTEXT([.B315]); CONCATENATE(&quot; {&quot;;[.B315];&quot;}&quot;);&quot;&quot;))" office:value-type="string" office:string-value="atako" calcext:value-type="string">
            <text:p>atako</text:p>
          </table:table-cell>
          <table:table-cell table:formula="of:=IF(ISTEXT([.I315]);[.I31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ttention</text:p>
          </table:table-cell>
          <table:table-cell/>
          <table:table-cell office:value-type="string" calcext:value-type="string">
            <text:p>attention</text:p>
          </table:table-cell>
          <table:table-cell office:value-type="string" calcext:value-type="string">
            <text:p>atento</text:p>
          </table:table-cell>
          <table:table-cell table:number-columns-repeated="2"/>
          <table:table-cell table:formula="of:=IF(ISTEXT([.G316]);[.G316];&quot;&quot;)" office:value-type="string" office:string-value="attention" calcext:value-type="string">
            <text:p>attention</text:p>
          </table:table-cell>
          <table:table-cell table:formula="of:=CONCATENATE([.H316]; IF(ISTEXT([.B316]); CONCATENATE(&quot; {&quot;;[.B316];&quot;}&quot;);&quot;&quot;))" office:value-type="string" office:string-value="atento" calcext:value-type="string">
            <text:p>atento</text:p>
          </table:table-cell>
          <table:table-cell table:formula="of:=IF(ISTEXT([.I316]);[.I31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tmosphere</text:p>
          </table:table-cell>
          <table:table-cell/>
          <table:table-cell office:value-type="string" calcext:value-type="string">
            <text:p>atmosphere</text:p>
          </table:table-cell>
          <table:table-cell office:value-type="string" calcext:value-type="string">
            <text:p>atmosfero</text:p>
          </table:table-cell>
          <table:table-cell table:number-columns-repeated="2"/>
          <table:table-cell table:formula="of:=IF(ISTEXT([.G317]);[.G317];&quot;&quot;)" office:value-type="string" office:string-value="atmosphere" calcext:value-type="string">
            <text:p>atmosphere</text:p>
          </table:table-cell>
          <table:table-cell table:formula="of:=CONCATENATE([.H317]; IF(ISTEXT([.B317]); CONCATENATE(&quot; {&quot;;[.B317];&quot;}&quot;);&quot;&quot;))" office:value-type="string" office:string-value="atmosfero" calcext:value-type="string">
            <text:p>atmosfero</text:p>
          </table:table-cell>
          <table:table-cell table:formula="of:=IF(ISTEXT([.I317]);[.I31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August</text:p>
          </table:table-cell>
          <table:table-cell/>
          <table:table-cell office:value-type="string" calcext:value-type="string">
            <text:p>August</text:p>
          </table:table-cell>
          <table:table-cell office:value-type="string" calcext:value-type="string">
            <text:p>aŭgusto</text:p>
          </table:table-cell>
          <table:table-cell table:number-columns-repeated="2"/>
          <table:table-cell table:formula="of:=IF(ISTEXT([.G318]);[.G318];&quot;&quot;)" office:value-type="string" office:string-value="August" calcext:value-type="string">
            <text:p>August</text:p>
          </table:table-cell>
          <table:table-cell table:formula="of:=CONCATENATE([.H318]; IF(ISTEXT([.B318]); CONCATENATE(&quot; {&quot;;[.B318];&quot;}&quot;);&quot;&quot;))" office:value-type="string" office:string-value="aŭgusto" calcext:value-type="string">
            <text:p>aŭgusto</text:p>
          </table:table-cell>
          <table:table-cell table:formula="of:=IF(ISTEXT([.I318]);[.I31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ss</text:p>
          </table:table-cell>
          <table:table-cell/>
          <table:table-cell office:value-type="string" calcext:value-type="string">
            <text:p>ass</text:p>
          </table:table-cell>
          <table:table-cell office:value-type="string" calcext:value-type="string">
            <text:p>azeno</text:p>
          </table:table-cell>
          <table:table-cell office:value-type="string" calcext:value-type="string">
            <text:p>donkey</text:p>
          </table:table-cell>
          <table:table-cell/>
          <table:table-cell table:formula="of:=IF(ISTEXT([.G319]);[.G319];&quot;&quot;)" office:value-type="string" office:string-value="ass" calcext:value-type="string">
            <text:p>ass</text:p>
          </table:table-cell>
          <table:table-cell table:formula="of:=CONCATENATE([.H319]; IF(ISTEXT([.B319]); CONCATENATE(&quot; {&quot;;[.B319];&quot;}&quot;);&quot;&quot;))" office:value-type="string" office:string-value="azeno" calcext:value-type="string">
            <text:p>azeno</text:p>
          </table:table-cell>
          <table:table-cell table:formula="of:=IF(ISTEXT([.I319]);[.I319];&quot;&quot;)" office:value-type="string" office:string-value="donkey" calcext:value-type="string">
            <text:p>donke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alustrade</text:p>
          </table:table-cell>
          <table:table-cell/>
          <table:table-cell office:value-type="string" calcext:value-type="string">
            <text:p>balustrade</text:p>
          </table:table-cell>
          <table:table-cell office:value-type="string" calcext:value-type="string">
            <text:p>balustrado</text:p>
          </table:table-cell>
          <table:table-cell table:number-columns-repeated="2"/>
          <table:table-cell table:formula="of:=IF(ISTEXT([.G320]);[.G320];&quot;&quot;)" office:value-type="string" office:string-value="balustrade" calcext:value-type="string">
            <text:p>balustrade</text:p>
          </table:table-cell>
          <table:table-cell table:formula="of:=CONCATENATE([.H320]; IF(ISTEXT([.B320]); CONCATENATE(&quot; {&quot;;[.B320];&quot;}&quot;);&quot;&quot;))" office:value-type="string" office:string-value="balustrado" calcext:value-type="string">
            <text:p>balustrado</text:p>
          </table:table-cell>
          <table:table-cell table:formula="of:=IF(ISTEXT([.I320]);[.I32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ath</text:p>
          </table:table-cell>
          <table:table-cell/>
          <table:table-cell office:value-type="string" calcext:value-type="string">
            <text:p>bath</text:p>
          </table:table-cell>
          <table:table-cell office:value-type="string" calcext:value-type="string">
            <text:p>bano</text:p>
          </table:table-cell>
          <table:table-cell table:number-columns-repeated="2"/>
          <table:table-cell table:formula="of:=IF(ISTEXT([.G321]);[.G321];&quot;&quot;)" office:value-type="string" office:string-value="bath" calcext:value-type="string">
            <text:p>bath</text:p>
          </table:table-cell>
          <table:table-cell table:formula="of:=CONCATENATE([.H321]; IF(ISTEXT([.B321]); CONCATENATE(&quot; {&quot;;[.B321];&quot;}&quot;);&quot;&quot;))" office:value-type="string" office:string-value="bano" calcext:value-type="string">
            <text:p>bano</text:p>
          </table:table-cell>
          <table:table-cell table:formula="of:=IF(ISTEXT([.I321]);[.I32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low</text:p>
          </table:table-cell>
          <table:table-cell/>
          <table:table-cell office:value-type="string" calcext:value-type="string">
            <text:p>blow</text:p>
          </table:table-cell>
          <table:table-cell office:value-type="string" calcext:value-type="string">
            <text:p>bato</text:p>
          </table:table-cell>
          <table:table-cell office:value-type="string" calcext:value-type="string">
            <text:p>hit or strike</text:p>
          </table:table-cell>
          <table:table-cell/>
          <table:table-cell table:formula="of:=IF(ISTEXT([.G322]);[.G322];&quot;&quot;)" office:value-type="string" office:string-value="blow" calcext:value-type="string">
            <text:p>blow</text:p>
          </table:table-cell>
          <table:table-cell table:formula="of:=CONCATENATE([.H322]; IF(ISTEXT([.B322]); CONCATENATE(&quot; {&quot;;[.B322];&quot;}&quot;);&quot;&quot;))" office:value-type="string" office:string-value="bato" calcext:value-type="string">
            <text:p>bato</text:p>
          </table:table-cell>
          <table:table-cell table:formula="of:=IF(ISTEXT([.I322]);[.I322];&quot;&quot;)" office:value-type="string" office:string-value="hit or strike" calcext:value-type="string">
            <text:p>hit or strik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morse</text:p>
          </table:table-cell>
          <table:table-cell/>
          <table:table-cell office:value-type="string" calcext:value-type="string">
            <text:p>remorse</text:p>
          </table:table-cell>
          <table:table-cell office:value-type="string" calcext:value-type="string">
            <text:p>bedaŭro</text:p>
          </table:table-cell>
          <table:table-cell table:number-columns-repeated="2"/>
          <table:table-cell table:formula="of:=IF(ISTEXT([.G323]);[.G323];&quot;&quot;)" office:value-type="string" office:string-value="remorse" calcext:value-type="string">
            <text:p>remorse</text:p>
          </table:table-cell>
          <table:table-cell table:formula="of:=CONCATENATE([.H323]; IF(ISTEXT([.B323]); CONCATENATE(&quot; {&quot;;[.B323];&quot;}&quot;);&quot;&quot;))" office:value-type="string" office:string-value="bedaŭro" calcext:value-type="string">
            <text:p>bedaŭro</text:p>
          </table:table-cell>
          <table:table-cell table:formula="of:=IF(ISTEXT([.I323]);[.I32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erry</text:p>
          </table:table-cell>
          <table:table-cell/>
          <table:table-cell office:value-type="string" calcext:value-type="string">
            <text:p>berry</text:p>
          </table:table-cell>
          <table:table-cell office:value-type="string" calcext:value-type="string">
            <text:p>bero</text:p>
          </table:table-cell>
          <table:table-cell table:number-columns-repeated="2"/>
          <table:table-cell table:formula="of:=IF(ISTEXT([.G324]);[.G324];&quot;&quot;)" office:value-type="string" office:string-value="berry" calcext:value-type="string">
            <text:p>berry</text:p>
          </table:table-cell>
          <table:table-cell table:formula="of:=CONCATENATE([.H324]; IF(ISTEXT([.B324]); CONCATENATE(&quot; {&quot;;[.B324];&quot;}&quot;);&quot;&quot;))" office:value-type="string" office:string-value="bero" calcext:value-type="string">
            <text:p>bero</text:p>
          </table:table-cell>
          <table:table-cell table:formula="of:=IF(ISTEXT([.I324]);[.I32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ibrary</text:p>
          </table:table-cell>
          <table:table-cell/>
          <table:table-cell office:value-type="string" calcext:value-type="string">
            <text:p>library</text:p>
          </table:table-cell>
          <table:table-cell office:value-type="string" calcext:value-type="string">
            <text:p>biblioteko</text:p>
          </table:table-cell>
          <table:table-cell table:number-columns-repeated="2"/>
          <table:table-cell table:formula="of:=IF(ISTEXT([.G325]);[.G325];&quot;&quot;)" office:value-type="string" office:string-value="library" calcext:value-type="string">
            <text:p>library</text:p>
          </table:table-cell>
          <table:table-cell table:formula="of:=CONCATENATE([.H325]; IF(ISTEXT([.B325]); CONCATENATE(&quot; {&quot;;[.B325];&quot;}&quot;);&quot;&quot;))" office:value-type="string" office:string-value="biblioteko" calcext:value-type="string">
            <text:p>biblioteko</text:p>
          </table:table-cell>
          <table:table-cell table:formula="of:=IF(ISTEXT([.I325]);[.I32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icture</text:p>
          </table:table-cell>
          <table:table-cell/>
          <table:table-cell office:value-type="string" calcext:value-type="string">
            <text:p>picture</text:p>
          </table:table-cell>
          <table:table-cell office:value-type="string" calcext:value-type="string">
            <text:p>bildo</text:p>
          </table:table-cell>
          <table:table-cell table:number-columns-repeated="2"/>
          <table:table-cell table:formula="of:=IF(ISTEXT([.G326]);[.G326];&quot;&quot;)" office:value-type="string" office:string-value="picture" calcext:value-type="string">
            <text:p>picture</text:p>
          </table:table-cell>
          <table:table-cell table:formula="of:=CONCATENATE([.H326]; IF(ISTEXT([.B326]); CONCATENATE(&quot; {&quot;;[.B326];&quot;}&quot;);&quot;&quot;))" office:value-type="string" office:string-value="bildo" calcext:value-type="string">
            <text:p>bildo</text:p>
          </table:table-cell>
          <table:table-cell table:formula="of:=IF(ISTEXT([.I326]);[.I32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whiteness</text:p>
          </table:table-cell>
          <table:table-cell/>
          <table:table-cell office:value-type="string" calcext:value-type="string">
            <text:p>whiteness</text:p>
          </table:table-cell>
          <table:table-cell office:value-type="string" calcext:value-type="string">
            <text:p>blankeco</text:p>
          </table:table-cell>
          <table:table-cell table:number-columns-repeated="2"/>
          <table:table-cell table:formula="of:=IF(ISTEXT([.G327]);[.G327];&quot;&quot;)" office:value-type="string" office:string-value="whiteness" calcext:value-type="string">
            <text:p>whiteness</text:p>
          </table:table-cell>
          <table:table-cell table:formula="of:=CONCATENATE([.H327]; IF(ISTEXT([.B327]); CONCATENATE(&quot; {&quot;;[.B327];&quot;}&quot;);&quot;&quot;))" office:value-type="string" office:string-value="blankeco" calcext:value-type="string">
            <text:p>blankeco</text:p>
          </table:table-cell>
          <table:table-cell table:formula="of:=IF(ISTEXT([.I327]);[.I32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oodwill</text:p>
          </table:table-cell>
          <table:table-cell/>
          <table:table-cell office:value-type="string" calcext:value-type="string">
            <text:p>goodwill</text:p>
          </table:table-cell>
          <table:table-cell office:value-type="string" calcext:value-type="string">
            <text:p>bonvolon</text:p>
          </table:table-cell>
          <table:table-cell table:number-columns-repeated="2"/>
          <table:table-cell table:formula="of:=IF(ISTEXT([.G328]);[.G328];&quot;&quot;)" office:value-type="string" office:string-value="goodwill" calcext:value-type="string">
            <text:p>goodwill</text:p>
          </table:table-cell>
          <table:table-cell table:formula="of:=CONCATENATE([.H328]; IF(ISTEXT([.B328]); CONCATENATE(&quot; {&quot;;[.B328];&quot;}&quot;);&quot;&quot;))" office:value-type="string" office:string-value="bonvolon" calcext:value-type="string">
            <text:p>bonvolon</text:p>
          </table:table-cell>
          <table:table-cell table:formula="of:=IF(ISTEXT([.I328]);[.I32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ank</text:p>
          </table:table-cell>
          <table:table-cell/>
          <table:table-cell office:value-type="string" calcext:value-type="string">
            <text:p>bank</text:p>
          </table:table-cell>
          <table:table-cell office:value-type="string" calcext:value-type="string">
            <text:p>bordo</text:p>
          </table:table-cell>
          <table:table-cell office:value-type="string" calcext:value-type="string">
            <text:p>as in river-banks</text:p>
          </table:table-cell>
          <table:table-cell/>
          <table:table-cell table:formula="of:=IF(ISTEXT([.G329]);[.G329];&quot;&quot;)" office:value-type="string" office:string-value="bank" calcext:value-type="string">
            <text:p>bank</text:p>
          </table:table-cell>
          <table:table-cell table:formula="of:=CONCATENATE([.H329]; IF(ISTEXT([.B329]); CONCATENATE(&quot; {&quot;;[.B329];&quot;}&quot;);&quot;&quot;))" office:value-type="string" office:string-value="bordo" calcext:value-type="string">
            <text:p>bordo</text:p>
          </table:table-cell>
          <table:table-cell table:formula="of:=IF(ISTEXT([.I329]);[.I329];&quot;&quot;)" office:value-type="string" office:string-value="as in river-banks" calcext:value-type="string">
            <text:p>as in river-bank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eef</text:p>
          </table:table-cell>
          <table:table-cell/>
          <table:table-cell office:value-type="string" calcext:value-type="string">
            <text:p>beef</text:p>
          </table:table-cell>
          <table:table-cell office:value-type="string" calcext:value-type="string">
            <text:p>bovaĵo</text:p>
          </table:table-cell>
          <table:table-cell table:number-columns-repeated="2"/>
          <table:table-cell table:formula="of:=IF(ISTEXT([.G330]);[.G330];&quot;&quot;)" office:value-type="string" office:string-value="beef" calcext:value-type="string">
            <text:p>beef</text:p>
          </table:table-cell>
          <table:table-cell table:formula="of:=CONCATENATE([.H330]; IF(ISTEXT([.B330]); CONCATENATE(&quot; {&quot;;[.B330];&quot;}&quot;);&quot;&quot;))" office:value-type="string" office:string-value="bovaĵo" calcext:value-type="string">
            <text:p>bovaĵo</text:p>
          </table:table-cell>
          <table:table-cell table:formula="of:=IF(ISTEXT([.I330]);[.I33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wig</text:p>
          </table:table-cell>
          <table:table-cell/>
          <table:table-cell office:value-type="string" calcext:value-type="string">
            <text:p>twig</text:p>
          </table:table-cell>
          <table:table-cell office:value-type="string" calcext:value-type="string">
            <text:p>branĉeto</text:p>
          </table:table-cell>
          <table:table-cell table:number-columns-repeated="2"/>
          <table:table-cell table:formula="of:=IF(ISTEXT([.G331]);[.G331];&quot;&quot;)" office:value-type="string" office:string-value="twig" calcext:value-type="string">
            <text:p>twig</text:p>
          </table:table-cell>
          <table:table-cell table:formula="of:=CONCATENATE([.H331]; IF(ISTEXT([.B331]); CONCATENATE(&quot; {&quot;;[.B331];&quot;}&quot;);&quot;&quot;))" office:value-type="string" office:string-value="branĉeto" calcext:value-type="string">
            <text:p>branĉeto</text:p>
          </table:table-cell>
          <table:table-cell table:formula="of:=IF(ISTEXT([.I331]);[.I33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ough</text:p>
          </table:table-cell>
          <table:table-cell/>
          <table:table-cell office:value-type="string" calcext:value-type="string">
            <text:p>bough</text:p>
          </table:table-cell>
          <table:table-cell office:value-type="string" calcext:value-type="string">
            <text:p>branĉo</text:p>
          </table:table-cell>
          <table:table-cell table:number-columns-repeated="2"/>
          <table:table-cell table:formula="of:=IF(ISTEXT([.G332]);[.G332];&quot;&quot;)" office:value-type="string" office:string-value="bough" calcext:value-type="string">
            <text:p>bough</text:p>
          </table:table-cell>
          <table:table-cell table:formula="of:=CONCATENATE([.H332]; IF(ISTEXT([.B332]); CONCATENATE(&quot; {&quot;;[.B332];&quot;}&quot;);&quot;&quot;))" office:value-type="string" office:string-value="branĉo" calcext:value-type="string">
            <text:p>branĉo</text:p>
          </table:table-cell>
          <table:table-cell table:formula="of:=IF(ISTEXT([.I332]);[.I33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low</text:p>
          </table:table-cell>
          <table:table-cell/>
          <table:table-cell office:value-type="string" calcext:value-type="string">
            <text:p>glow</text:p>
          </table:table-cell>
          <table:table-cell office:value-type="string" calcext:value-type="string">
            <text:p>brilo</text:p>
          </table:table-cell>
          <table:table-cell table:number-columns-repeated="2"/>
          <table:table-cell table:formula="of:=IF(ISTEXT([.G333]);[.G333];&quot;&quot;)" office:value-type="string" office:string-value="glow" calcext:value-type="string">
            <text:p>glow</text:p>
          </table:table-cell>
          <table:table-cell table:formula="of:=CONCATENATE([.H333]; IF(ISTEXT([.B333]); CONCATENATE(&quot; {&quot;;[.B333];&quot;}&quot;);&quot;&quot;))" office:value-type="string" office:string-value="brilo" calcext:value-type="string">
            <text:p>brilo</text:p>
          </table:table-cell>
          <table:table-cell table:formula="of:=IF(ISTEXT([.I333]);[.I33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outh</text:p>
          </table:table-cell>
          <table:table-cell/>
          <table:table-cell office:value-type="string" calcext:value-type="string">
            <text:p>mouth</text:p>
          </table:table-cell>
          <table:table-cell office:value-type="string" calcext:value-type="string">
            <text:p>buŝo</text:p>
          </table:table-cell>
          <table:table-cell table:number-columns-repeated="2"/>
          <table:table-cell table:formula="of:=IF(ISTEXT([.G334]);[.G334];&quot;&quot;)" office:value-type="string" office:string-value="mouth" calcext:value-type="string">
            <text:p>mouth</text:p>
          </table:table-cell>
          <table:table-cell table:formula="of:=CONCATENATE([.H334]; IF(ISTEXT([.B334]); CONCATENATE(&quot; {&quot;;[.B334];&quot;}&quot;);&quot;&quot;))" office:value-type="string" office:string-value="buŝo" calcext:value-type="string">
            <text:p>buŝo</text:p>
          </table:table-cell>
          <table:table-cell table:formula="of:=IF(ISTEXT([.I334]);[.I33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wagoner</text:p>
          </table:table-cell>
          <table:table-cell/>
          <table:table-cell office:value-type="string" calcext:value-type="string">
            <text:p>wagoner</text:p>
          </table:table-cell>
          <table:table-cell office:value-type="string" calcext:value-type="string">
            <text:p>ĉaristo</text:p>
          </table:table-cell>
          <table:table-cell table:number-columns-repeated="2"/>
          <table:table-cell table:formula="of:=IF(ISTEXT([.G335]);[.G335];&quot;&quot;)" office:value-type="string" office:string-value="wagoner" calcext:value-type="string">
            <text:p>wagoner</text:p>
          </table:table-cell>
          <table:table-cell table:formula="of:=CONCATENATE([.H335]; IF(ISTEXT([.B335]); CONCATENATE(&quot; {&quot;;[.B335];&quot;}&quot;);&quot;&quot;))" office:value-type="string" office:string-value="ĉaristo" calcext:value-type="string">
            <text:p>ĉaristo</text:p>
          </table:table-cell>
          <table:table-cell table:formula="of:=IF(ISTEXT([.I335]);[.I33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ttendance</text:p>
          </table:table-cell>
          <table:table-cell/>
          <table:table-cell office:value-type="string" calcext:value-type="string">
            <text:p>attendance</text:p>
          </table:table-cell>
          <table:table-cell office:value-type="string" calcext:value-type="string">
            <text:p>ĉeestado</text:p>
          </table:table-cell>
          <table:table-cell table:number-columns-repeated="2"/>
          <table:table-cell table:formula="of:=IF(ISTEXT([.G336]);[.G336];&quot;&quot;)" office:value-type="string" office:string-value="attendance" calcext:value-type="string">
            <text:p>attendance</text:p>
          </table:table-cell>
          <table:table-cell table:formula="of:=CONCATENATE([.H336]; IF(ISTEXT([.B336]); CONCATENATE(&quot; {&quot;;[.B336];&quot;}&quot;);&quot;&quot;))" office:value-type="string" office:string-value="ĉeestado" calcext:value-type="string">
            <text:p>ĉeestado</text:p>
          </table:table-cell>
          <table:table-cell table:formula="of:=IF(ISTEXT([.I336]);[.I33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igh Priest</text:p>
          </table:table-cell>
          <table:table-cell/>
          <table:table-cell office:value-type="string" calcext:value-type="string">
            <text:p>High Priest</text:p>
          </table:table-cell>
          <table:table-cell office:value-type="string" calcext:value-type="string">
            <text:p>Ĉefpastro</text:p>
          </table:table-cell>
          <table:table-cell table:number-columns-repeated="2"/>
          <table:table-cell table:formula="of:=IF(ISTEXT([.G337]);[.G337];&quot;&quot;)" office:value-type="string" office:string-value="High Priest" calcext:value-type="string">
            <text:p>High Priest</text:p>
          </table:table-cell>
          <table:table-cell table:formula="of:=CONCATENATE([.H337]; IF(ISTEXT([.B337]); CONCATENATE(&quot; {&quot;;[.B337];&quot;}&quot;);&quot;&quot;))" office:value-type="string" office:string-value="Ĉefpastro" calcext:value-type="string">
            <text:p>Ĉefpastro</text:p>
          </table:table-cell>
          <table:table-cell table:formula="of:=IF(ISTEXT([.I337]);[.I33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asterpiece</text:p>
          </table:table-cell>
          <table:table-cell/>
          <table:table-cell office:value-type="string" calcext:value-type="string">
            <text:p>masterpiece</text:p>
          </table:table-cell>
          <table:table-cell office:value-type="string" calcext:value-type="string">
            <text:p>ĉefverko</text:p>
          </table:table-cell>
          <table:table-cell table:number-columns-repeated="2"/>
          <table:table-cell table:formula="of:=IF(ISTEXT([.G338]);[.G338];&quot;&quot;)" office:value-type="string" office:string-value="masterpiece" calcext:value-type="string">
            <text:p>masterpiece</text:p>
          </table:table-cell>
          <table:table-cell table:formula="of:=CONCATENATE([.H338]; IF(ISTEXT([.B338]); CONCATENATE(&quot; {&quot;;[.B338];&quot;}&quot;);&quot;&quot;))" office:value-type="string" office:string-value="ĉefverko" calcext:value-type="string">
            <text:p>ĉefverko</text:p>
          </table:table-cell>
          <table:table-cell table:formula="of:=IF(ISTEXT([.I338]);[.I33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ell</text:p>
          </table:table-cell>
          <table:table-cell/>
          <table:table-cell office:value-type="string" calcext:value-type="string">
            <text:p>cell</text:p>
          </table:table-cell>
          <table:table-cell office:value-type="string" calcext:value-type="string">
            <text:p>ĉelo</text:p>
          </table:table-cell>
          <table:table-cell office:value-type="string" calcext:value-type="string">
            <text:p>solo room</text:p>
          </table:table-cell>
          <table:table-cell/>
          <table:table-cell table:formula="of:=IF(ISTEXT([.G339]);[.G339];&quot;&quot;)" office:value-type="string" office:string-value="cell" calcext:value-type="string">
            <text:p>cell</text:p>
          </table:table-cell>
          <table:table-cell table:formula="of:=CONCATENATE([.H339]; IF(ISTEXT([.B339]); CONCATENATE(&quot; {&quot;;[.B339];&quot;}&quot;);&quot;&quot;))" office:value-type="string" office:string-value="ĉelo" calcext:value-type="string">
            <text:p>ĉelo</text:p>
          </table:table-cell>
          <table:table-cell table:formula="of:=IF(ISTEXT([.I339]);[.I339];&quot;&quot;)" office:value-type="string" office:string-value="solo room" calcext:value-type="string">
            <text:p>solo ro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entre</text:p>
          </table:table-cell>
          <table:table-cell/>
          <table:table-cell office:value-type="string" calcext:value-type="string">
            <text:p>centre</text:p>
          </table:table-cell>
          <table:table-cell office:value-type="string" calcext:value-type="string">
            <text:p>centro</text:p>
          </table:table-cell>
          <table:table-cell table:number-columns-repeated="2"/>
          <table:table-cell table:formula="of:=IF(ISTEXT([.G340]);[.G340];&quot;&quot;)" office:value-type="string" office:string-value="centre" calcext:value-type="string">
            <text:p>centre</text:p>
          </table:table-cell>
          <table:table-cell table:formula="of:=CONCATENATE([.H340]; IF(ISTEXT([.B340]); CONCATENATE(&quot; {&quot;;[.B340];&quot;}&quot;);&quot;&quot;))" office:value-type="string" office:string-value="centro" calcext:value-type="string">
            <text:p>centro</text:p>
          </table:table-cell>
          <table:table-cell table:formula="of:=IF(ISTEXT([.I340]);[.I34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eremony</text:p>
          </table:table-cell>
          <table:table-cell/>
          <table:table-cell office:value-type="string" calcext:value-type="string">
            <text:p>ceremony</text:p>
          </table:table-cell>
          <table:table-cell office:value-type="string" calcext:value-type="string">
            <text:p>ceremonio</text:p>
          </table:table-cell>
          <table:table-cell table:number-columns-repeated="2"/>
          <table:table-cell table:formula="of:=IF(ISTEXT([.G341]);[.G341];&quot;&quot;)" office:value-type="string" office:string-value="ceremony" calcext:value-type="string">
            <text:p>ceremony</text:p>
          </table:table-cell>
          <table:table-cell table:formula="of:=CONCATENATE([.H341]; IF(ISTEXT([.B341]); CONCATENATE(&quot; {&quot;;[.B341];&quot;}&quot;);&quot;&quot;))" office:value-type="string" office:string-value="ceremonio" calcext:value-type="string">
            <text:p>ceremonio</text:p>
          </table:table-cell>
          <table:table-cell table:formula="of:=IF(ISTEXT([.I341]);[.I34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vergreen</text:p>
          </table:table-cell>
          <table:table-cell/>
          <table:table-cell office:value-type="string" calcext:value-type="string">
            <text:p>evergreen</text:p>
          </table:table-cell>
          <table:table-cell office:value-type="string" calcext:value-type="string">
            <text:p>ĉiamverdo</text:p>
          </table:table-cell>
          <table:table-cell table:number-columns-repeated="2"/>
          <table:table-cell table:formula="of:=IF(ISTEXT([.G342]);[.G342];&quot;&quot;)" office:value-type="string" office:string-value="evergreen" calcext:value-type="string">
            <text:p>evergreen</text:p>
          </table:table-cell>
          <table:table-cell table:formula="of:=CONCATENATE([.H342]; IF(ISTEXT([.B342]); CONCATENATE(&quot; {&quot;;[.B342];&quot;}&quot;);&quot;&quot;))" office:value-type="string" office:string-value="ĉiamverdo" calcext:value-type="string">
            <text:p>ĉiamverdo</text:p>
          </table:table-cell>
          <table:table-cell table:formula="of:=IF(ISTEXT([.I342]);[.I34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ubiquity</text:p>
          </table:table-cell>
          <table:table-cell/>
          <table:table-cell office:value-type="string" calcext:value-type="string">
            <text:p>ubiquity</text:p>
          </table:table-cell>
          <table:table-cell office:value-type="string" calcext:value-type="string">
            <text:p>ĉieo</text:p>
          </table:table-cell>
          <table:table-cell table:number-columns-repeated="2"/>
          <table:table-cell table:formula="of:=IF(ISTEXT([.G343]);[.G343];&quot;&quot;)" office:value-type="string" office:string-value="ubiquity" calcext:value-type="string">
            <text:p>ubiquity</text:p>
          </table:table-cell>
          <table:table-cell table:formula="of:=CONCATENATE([.H343]; IF(ISTEXT([.B343]); CONCATENATE(&quot; {&quot;;[.B343];&quot;}&quot;);&quot;&quot;))" office:value-type="string" office:string-value="ĉieo" calcext:value-type="string">
            <text:p>ĉieo</text:p>
          </table:table-cell>
          <table:table-cell table:formula="of:=IF(ISTEXT([.I343]);[.I34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ircumstances</text:p>
          </table:table-cell>
          <table:table-cell/>
          <table:table-cell office:value-type="string" calcext:value-type="string">
            <text:p>circumstances</text:p>
          </table:table-cell>
          <table:table-cell office:value-type="string" calcext:value-type="string">
            <text:p>cirkonstancoj</text:p>
          </table:table-cell>
          <table:table-cell table:number-columns-repeated="2"/>
          <table:table-cell table:formula="of:=IF(ISTEXT([.G344]);[.G344];&quot;&quot;)" office:value-type="string" office:string-value="circumstances" calcext:value-type="string">
            <text:p>circumstances</text:p>
          </table:table-cell>
          <table:table-cell table:formula="of:=CONCATENATE([.H344]; IF(ISTEXT([.B344]); CONCATENATE(&quot; {&quot;;[.B344];&quot;}&quot;);&quot;&quot;))" office:value-type="string" office:string-value="cirkonstancoj" calcext:value-type="string">
            <text:p>cirkonstancoj</text:p>
          </table:table-cell>
          <table:table-cell table:formula="of:=IF(ISTEXT([.I344]);[.I34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odleian</text:p>
          </table:table-cell>
          <table:table-cell/>
          <table:table-cell office:value-type="string" calcext:value-type="string">
            <text:p>Bodleian</text:p>
          </table:table-cell>
          <table:table-cell office:value-type="string" calcext:value-type="string">
            <text:p>de Bodlejo</text:p>
          </table:table-cell>
          <table:table-cell table:number-columns-repeated="2"/>
          <table:table-cell table:formula="of:=IF(ISTEXT([.G345]);[.G345];&quot;&quot;)" office:value-type="string" office:string-value="Bodleian" calcext:value-type="string">
            <text:p>Bodleian</text:p>
          </table:table-cell>
          <table:table-cell table:formula="of:=CONCATENATE([.H345]; IF(ISTEXT([.B345]); CONCATENATE(&quot; {&quot;;[.B345];&quot;}&quot;);&quot;&quot;))" office:value-type="string" office:string-value="de Bodlejo" calcext:value-type="string">
            <text:p>de Bodlejo</text:p>
          </table:table-cell>
          <table:table-cell table:formula="of:=IF(ISTEXT([.I345]);[.I34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December</text:p>
          </table:table-cell>
          <table:table-cell/>
          <table:table-cell office:value-type="string" calcext:value-type="string">
            <text:p>December</text:p>
          </table:table-cell>
          <table:table-cell office:value-type="string" calcext:value-type="string">
            <text:p>decembro</text:p>
          </table:table-cell>
          <table:table-cell table:number-columns-repeated="2"/>
          <table:table-cell table:formula="of:=IF(ISTEXT([.G346]);[.G346];&quot;&quot;)" office:value-type="string" office:string-value="December" calcext:value-type="string">
            <text:p>December</text:p>
          </table:table-cell>
          <table:table-cell table:formula="of:=CONCATENATE([.H346]; IF(ISTEXT([.B346]); CONCATENATE(&quot; {&quot;;[.B346];&quot;}&quot;);&quot;&quot;))" office:value-type="string" office:string-value="decembro" calcext:value-type="string">
            <text:p>decembro</text:p>
          </table:table-cell>
          <table:table-cell table:formula="of:=IF(ISTEXT([.I346]);[.I34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isplacement</text:p>
          </table:table-cell>
          <table:table-cell/>
          <table:table-cell office:value-type="string" calcext:value-type="string">
            <text:p>displacement</text:p>
          </table:table-cell>
          <table:table-cell office:value-type="string" calcext:value-type="string">
            <text:p>delokeco</text:p>
          </table:table-cell>
          <table:table-cell table:number-columns-repeated="2"/>
          <table:table-cell table:formula="of:=IF(ISTEXT([.G347]);[.G347];&quot;&quot;)" office:value-type="string" office:string-value="displacement" calcext:value-type="string">
            <text:p>displacement</text:p>
          </table:table-cell>
          <table:table-cell table:formula="of:=CONCATENATE([.H347]; IF(ISTEXT([.B347]); CONCATENATE(&quot; {&quot;;[.B347];&quot;}&quot;);&quot;&quot;))" office:value-type="string" office:string-value="delokeco" calcext:value-type="string">
            <text:p>delokeco</text:p>
          </table:table-cell>
          <table:table-cell table:formula="of:=IF(ISTEXT([.I347]);[.I34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estiny</text:p>
          </table:table-cell>
          <table:table-cell/>
          <table:table-cell office:value-type="string" calcext:value-type="string">
            <text:p>destiny</text:p>
          </table:table-cell>
          <table:table-cell office:value-type="string" calcext:value-type="string">
            <text:p>destino</text:p>
          </table:table-cell>
          <table:table-cell table:number-columns-repeated="2"/>
          <table:table-cell table:formula="of:=IF(ISTEXT([.G348]);[.G348];&quot;&quot;)" office:value-type="string" office:string-value="destiny" calcext:value-type="string">
            <text:p>destiny</text:p>
          </table:table-cell>
          <table:table-cell table:formula="of:=CONCATENATE([.H348]; IF(ISTEXT([.B348]); CONCATENATE(&quot; {&quot;;[.B348];&quot;}&quot;);&quot;&quot;))" office:value-type="string" office:string-value="destino" calcext:value-type="string">
            <text:p>destino</text:p>
          </table:table-cell>
          <table:table-cell table:formula="of:=IF(ISTEXT([.I348]);[.I34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ignity</text:p>
          </table:table-cell>
          <table:table-cell/>
          <table:table-cell office:value-type="string" calcext:value-type="string">
            <text:p>dignity</text:p>
          </table:table-cell>
          <table:table-cell office:value-type="string" calcext:value-type="string">
            <text:p>digno</text:p>
          </table:table-cell>
          <table:table-cell table:number-columns-repeated="2"/>
          <table:table-cell table:formula="of:=IF(ISTEXT([.G349]);[.G349];&quot;&quot;)" office:value-type="string" office:string-value="dignity" calcext:value-type="string">
            <text:p>dignity</text:p>
          </table:table-cell>
          <table:table-cell table:formula="of:=CONCATENATE([.H349]; IF(ISTEXT([.B349]); CONCATENATE(&quot; {&quot;;[.B349];&quot;}&quot;);&quot;&quot;))" office:value-type="string" office:string-value="digno" calcext:value-type="string">
            <text:p>digno</text:p>
          </table:table-cell>
          <table:table-cell table:formula="of:=IF(ISTEXT([.I349]);[.I34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Sunday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dimanĉo</text:p>
          </table:table-cell>
          <table:table-cell table:number-columns-repeated="2"/>
          <table:table-cell table:formula="of:=IF(ISTEXT([.G350]);[.G350];&quot;&quot;)" office:value-type="string" office:string-value="Sunday" calcext:value-type="string">
            <text:p>Sunday</text:p>
          </table:table-cell>
          <table:table-cell table:formula="of:=CONCATENATE([.H350]; IF(ISTEXT([.B350]); CONCATENATE(&quot; {&quot;;[.B350];&quot;}&quot;);&quot;&quot;))" office:value-type="string" office:string-value="dimanĉo" calcext:value-type="string">
            <text:p>dimanĉo</text:p>
          </table:table-cell>
          <table:table-cell table:formula="of:=IF(ISTEXT([.I350]);[.I35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anor</text:p>
          </table:table-cell>
          <table:table-cell/>
          <table:table-cell office:value-type="string" calcext:value-type="string">
            <text:p>manor</text:p>
          </table:table-cell>
          <table:table-cell office:value-type="string" calcext:value-type="string">
            <text:p>domego</text:p>
          </table:table-cell>
          <table:table-cell table:number-columns-repeated="2"/>
          <table:table-cell table:formula="of:=IF(ISTEXT([.G351]);[.G351];&quot;&quot;)" office:value-type="string" office:string-value="manor" calcext:value-type="string">
            <text:p>manor</text:p>
          </table:table-cell>
          <table:table-cell table:formula="of:=CONCATENATE([.H351]; IF(ISTEXT([.B351]); CONCATENATE(&quot; {&quot;;[.B351];&quot;}&quot;);&quot;&quot;))" office:value-type="string" office:string-value="domego" calcext:value-type="string">
            <text:p>domego</text:p>
          </table:table-cell>
          <table:table-cell table:formula="of:=IF(ISTEXT([.I351]);[.I35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anor house</text:p>
          </table:table-cell>
          <table:table-cell/>
          <table:table-cell office:value-type="string" calcext:value-type="string">
            <text:p>manor house</text:p>
          </table:table-cell>
          <table:table-cell office:value-type="string" calcext:value-type="string">
            <text:p>domego</text:p>
          </table:table-cell>
          <table:table-cell table:number-columns-repeated="2"/>
          <table:table-cell table:formula="of:=IF(ISTEXT([.G352]);[.G352];&quot;&quot;)" office:value-type="string" office:string-value="manor house" calcext:value-type="string">
            <text:p>manor house</text:p>
          </table:table-cell>
          <table:table-cell table:formula="of:=CONCATENATE([.H352]; IF(ISTEXT([.B352]); CONCATENATE(&quot; {&quot;;[.B352];&quot;}&quot;);&quot;&quot;))" office:value-type="string" office:string-value="domego" calcext:value-type="string">
            <text:p>domego</text:p>
          </table:table-cell>
          <table:table-cell table:formula="of:=IF(ISTEXT([.I352]);[.I35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ansion</text:p>
          </table:table-cell>
          <table:table-cell/>
          <table:table-cell office:value-type="string" calcext:value-type="string">
            <text:p>mansion</text:p>
          </table:table-cell>
          <table:table-cell office:value-type="string" calcext:value-type="string">
            <text:p>domego</text:p>
          </table:table-cell>
          <table:table-cell table:number-columns-repeated="2"/>
          <table:table-cell table:formula="of:=IF(ISTEXT([.G353]);[.G353];&quot;&quot;)" office:value-type="string" office:string-value="mansion" calcext:value-type="string">
            <text:p>mansion</text:p>
          </table:table-cell>
          <table:table-cell table:formula="of:=CONCATENATE([.H353]; IF(ISTEXT([.B353]); CONCATENATE(&quot; {&quot;;[.B353];&quot;}&quot;);&quot;&quot;))" office:value-type="string" office:string-value="domego" calcext:value-type="string">
            <text:p>domego</text:p>
          </table:table-cell>
          <table:table-cell table:formula="of:=IF(ISTEXT([.I353]);[.I35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resent</text:p>
          </table:table-cell>
          <table:table-cell/>
          <table:table-cell office:value-type="string" calcext:value-type="string">
            <text:p>present</text:p>
          </table:table-cell>
          <table:table-cell office:value-type="string" calcext:value-type="string">
            <text:p>donaco</text:p>
          </table:table-cell>
          <table:table-cell office:value-type="string" calcext:value-type="string">
            <text:p>gift</text:p>
          </table:table-cell>
          <table:table-cell/>
          <table:table-cell table:formula="of:=IF(ISTEXT([.G354]);[.G354];&quot;&quot;)" office:value-type="string" office:string-value="present" calcext:value-type="string">
            <text:p>present</text:p>
          </table:table-cell>
          <table:table-cell table:formula="of:=CONCATENATE([.H354]; IF(ISTEXT([.B354]); CONCATENATE(&quot; {&quot;;[.B354];&quot;}&quot;);&quot;&quot;))" office:value-type="string" office:string-value="donaco" calcext:value-type="string">
            <text:p>donaco</text:p>
          </table:table-cell>
          <table:table-cell table:formula="of:=IF(ISTEXT([.I354]);[.I354];&quot;&quot;)" office:value-type="string" office:string-value="gift" calcext:value-type="string">
            <text:p>g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back</text:p>
          </table:table-cell>
          <table:table-cell office:value-type="string" calcext:value-type="string">
            <text:p>dorso</text:p>
          </table:table-cell>
          <table:table-cell office:value-type="string" calcext:value-type="string">
            <text:p>anatomical</text:p>
          </table:table-cell>
          <table:table-cell/>
          <table:table-cell table:formula="of:=IF(ISTEXT([.G355]);[.G355];&quot;&quot;)" office:value-type="string" office:string-value="back" calcext:value-type="string">
            <text:p>back</text:p>
          </table:table-cell>
          <table:table-cell table:formula="of:=CONCATENATE([.H355]; IF(ISTEXT([.B355]); CONCATENATE(&quot; {&quot;;[.B355];&quot;}&quot;);&quot;&quot;))" office:value-type="string" office:string-value="dorso" calcext:value-type="string">
            <text:p>dorso</text:p>
          </table:table-cell>
          <table:table-cell table:formula="of:=IF(ISTEXT([.I355]);[.I355];&quot;&quot;)" office:value-type="string" office:string-value="anatomical" calcext:value-type="string">
            <text:p>anatomic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freet</text:p>
          </table:table-cell>
          <table:table-cell/>
          <table:table-cell office:value-type="string" calcext:value-type="string">
            <text:p>afreet</text:p>
          </table:table-cell>
          <table:table-cell office:value-type="string" calcext:value-type="string">
            <text:p>efrito</text:p>
          </table:table-cell>
          <table:table-cell office:value-type="string" calcext:value-type="string">
            <text:p>a powerful evil jinni, demon, or monstrous giant in Arabic mythology</text:p>
          </table:table-cell>
          <table:table-cell/>
          <table:table-cell table:formula="of:=IF(ISTEXT([.G356]);[.G356];&quot;&quot;)" office:value-type="string" office:string-value="afreet" calcext:value-type="string">
            <text:p>afreet</text:p>
          </table:table-cell>
          <table:table-cell table:formula="of:=CONCATENATE([.H356]; IF(ISTEXT([.B356]); CONCATENATE(&quot; {&quot;;[.B356];&quot;}&quot;);&quot;&quot;))" office:value-type="string" office:string-value="efrito" calcext:value-type="string">
            <text:p>efrito</text:p>
          </table:table-cell>
          <table:table-cell table:formula="of:=IF(ISTEXT([.I356]);[.I356];&quot;&quot;)" office:value-type="string" office:string-value="a powerful evil jinni, demon, or monstrous giant in Arabic mythology" calcext:value-type="string">
            <text:p>a powerful evil jinni, demon, or monstrous giant in Arabic mytholog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Egypt</text:p>
          </table:table-cell>
          <table:table-cell/>
          <table:table-cell office:value-type="string" calcext:value-type="string">
            <text:p>Egypt</text:p>
          </table:table-cell>
          <table:table-cell office:value-type="string" calcext:value-type="string">
            <text:p>Egiptujo</text:p>
          </table:table-cell>
          <table:table-cell table:number-columns-repeated="2"/>
          <table:table-cell table:formula="of:=IF(ISTEXT([.G357]);[.G357];&quot;&quot;)" office:value-type="string" office:string-value="Egypt" calcext:value-type="string">
            <text:p>Egypt</text:p>
          </table:table-cell>
          <table:table-cell table:formula="of:=CONCATENATE([.H357]; IF(ISTEXT([.B357]); CONCATENATE(&quot; {&quot;;[.B357];&quot;}&quot;);&quot;&quot;))" office:value-type="string" office:string-value="Egiptujo" calcext:value-type="string">
            <text:p>Egiptujo</text:p>
          </table:table-cell>
          <table:table-cell table:formula="of:=IF(ISTEXT([.I357]);[.I35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cho</text:p>
          </table:table-cell>
          <table:table-cell/>
          <table:table-cell office:value-type="string" calcext:value-type="string">
            <text:p>echo</text:p>
          </table:table-cell>
          <table:table-cell office:value-type="string" calcext:value-type="string">
            <text:p>eĥo</text:p>
          </table:table-cell>
          <table:table-cell table:number-columns-repeated="2"/>
          <table:table-cell table:formula="of:=IF(ISTEXT([.G358]);[.G358];&quot;&quot;)" office:value-type="string" office:string-value="echo" calcext:value-type="string">
            <text:p>echo</text:p>
          </table:table-cell>
          <table:table-cell table:formula="of:=CONCATENATE([.H358]; IF(ISTEXT([.B358]); CONCATENATE(&quot; {&quot;;[.B358];&quot;}&quot;);&quot;&quot;))" office:value-type="string" office:string-value="eĥo" calcext:value-type="string">
            <text:p>eĥo</text:p>
          </table:table-cell>
          <table:table-cell table:formula="of:=IF(ISTEXT([.I358]);[.I35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xistence</text:p>
          </table:table-cell>
          <table:table-cell/>
          <table:table-cell office:value-type="string" calcext:value-type="string">
            <text:p>existence</text:p>
          </table:table-cell>
          <table:table-cell office:value-type="string" calcext:value-type="string">
            <text:p>ekzisto</text:p>
          </table:table-cell>
          <table:table-cell table:number-columns-repeated="2"/>
          <table:table-cell table:formula="of:=IF(ISTEXT([.G359]);[.G359];&quot;&quot;)" office:value-type="string" office:string-value="existence" calcext:value-type="string">
            <text:p>existence</text:p>
          </table:table-cell>
          <table:table-cell table:formula="of:=CONCATENATE([.H359]; IF(ISTEXT([.B359]); CONCATENATE(&quot; {&quot;;[.B359];&quot;}&quot;);&quot;&quot;))" office:value-type="string" office:string-value="ekzisto" calcext:value-type="string">
            <text:p>ekzisto</text:p>
          </table:table-cell>
          <table:table-cell table:formula="of:=IF(ISTEXT([.I359]);[.I35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urial</text:p>
          </table:table-cell>
          <table:table-cell/>
          <table:table-cell office:value-type="string" calcext:value-type="string">
            <text:p>burial</text:p>
          </table:table-cell>
          <table:table-cell office:value-type="string" calcext:value-type="string">
            <text:p>entombigo</text:p>
          </table:table-cell>
          <table:table-cell table:number-columns-repeated="2"/>
          <table:table-cell table:formula="of:=IF(ISTEXT([.G360]);[.G360];&quot;&quot;)" office:value-type="string" office:string-value="burial" calcext:value-type="string">
            <text:p>burial</text:p>
          </table:table-cell>
          <table:table-cell table:formula="of:=CONCATENATE([.H360]; IF(ISTEXT([.B360]); CONCATENATE(&quot; {&quot;;[.B360];&quot;}&quot;);&quot;&quot;))" office:value-type="string" office:string-value="entombigo" calcext:value-type="string">
            <text:p>entombigo</text:p>
          </table:table-cell>
          <table:table-cell table:formula="of:=IF(ISTEXT([.I360]);[.I36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agerness</text:p>
          </table:table-cell>
          <table:table-cell/>
          <table:table-cell office:value-type="string" calcext:value-type="string">
            <text:p>eagerness</text:p>
          </table:table-cell>
          <table:table-cell office:value-type="string" calcext:value-type="string">
            <text:p>entuziasmo</text:p>
          </table:table-cell>
          <table:table-cell table:number-columns-repeated="2"/>
          <table:table-cell table:formula="of:=IF(ISTEXT([.G361]);[.G361];&quot;&quot;)" office:value-type="string" office:string-value="eagerness" calcext:value-type="string">
            <text:p>eagerness</text:p>
          </table:table-cell>
          <table:table-cell table:formula="of:=CONCATENATE([.H361]; IF(ISTEXT([.B361]); CONCATENATE(&quot; {&quot;;[.B361];&quot;}&quot;);&quot;&quot;))" office:value-type="string" office:string-value="entuziasmo" calcext:value-type="string">
            <text:p>entuziasmo</text:p>
          </table:table-cell>
          <table:table-cell table:formula="of:=IF(ISTEXT([.I361]);[.I36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nvy</text:p>
          </table:table-cell>
          <table:table-cell/>
          <table:table-cell office:value-type="string" calcext:value-type="string">
            <text:p>envy</text:p>
          </table:table-cell>
          <table:table-cell office:value-type="string" calcext:value-type="string">
            <text:p>envio</text:p>
          </table:table-cell>
          <table:table-cell table:number-columns-repeated="2"/>
          <table:table-cell table:formula="of:=IF(ISTEXT([.G362]);[.G362];&quot;&quot;)" office:value-type="string" office:string-value="envy" calcext:value-type="string">
            <text:p>envy</text:p>
          </table:table-cell>
          <table:table-cell table:formula="of:=CONCATENATE([.H362]; IF(ISTEXT([.B362]); CONCATENATE(&quot; {&quot;;[.B362];&quot;}&quot;);&quot;&quot;))" office:value-type="string" office:string-value="envio" calcext:value-type="string">
            <text:p>envio</text:p>
          </table:table-cell>
          <table:table-cell table:formula="of:=IF(ISTEXT([.I362]);[.I36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ge</text:p>
          </table:table-cell>
          <table:table-cell/>
          <table:table-cell office:value-type="string" calcext:value-type="string">
            <text:p>age</text:p>
          </table:table-cell>
          <table:table-cell office:value-type="string" calcext:value-type="string">
            <text:p>epoko</text:p>
          </table:table-cell>
          <table:table-cell office:value-type="string" calcext:value-type="string">
            <text:p>era or epoch</text:p>
          </table:table-cell>
          <table:table-cell/>
          <table:table-cell table:formula="of:=IF(ISTEXT([.G363]);[.G363];&quot;&quot;)" office:value-type="string" office:string-value="age" calcext:value-type="string">
            <text:p>age</text:p>
          </table:table-cell>
          <table:table-cell table:formula="of:=CONCATENATE([.H363]; IF(ISTEXT([.B363]); CONCATENATE(&quot; {&quot;;[.B363];&quot;}&quot;);&quot;&quot;))" office:value-type="string" office:string-value="epoko" calcext:value-type="string">
            <text:p>epoko</text:p>
          </table:table-cell>
          <table:table-cell table:formula="of:=IF(ISTEXT([.I363]);[.I363];&quot;&quot;)" office:value-type="string" office:string-value="era or epoch" calcext:value-type="string">
            <text:p>era or epo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PIV</text:p>
          </table:table-cell>
          <table:table-cell office:value-type="string" calcext:value-type="string">
            <text:p>Eros</text:p>
          </table:table-cell>
          <table:table-cell/>
          <table:table-cell office:value-type="string" calcext:value-type="string">
            <text:p>Eros</text:p>
          </table:table-cell>
          <table:table-cell office:value-type="string" calcext:value-type="string">
            <text:p>Eroso</text:p>
          </table:table-cell>
          <table:table-cell office:value-type="string" calcext:value-type="string">
            <text:p>Cupid</text:p>
          </table:table-cell>
          <table:table-cell/>
          <table:table-cell table:formula="of:=IF(ISTEXT([.G364]);[.G364];&quot;&quot;)" office:value-type="string" office:string-value="Eros" calcext:value-type="string">
            <text:p>Eros</text:p>
          </table:table-cell>
          <table:table-cell table:formula="of:=CONCATENATE([.H364]; IF(ISTEXT([.B364]); CONCATENATE(&quot; {&quot;;[.B364];&quot;}&quot;);&quot;&quot;))" office:value-type="string" office:string-value="Eroso" calcext:value-type="string">
            <text:p>Eroso</text:p>
          </table:table-cell>
          <table:table-cell table:formula="of:=IF(ISTEXT([.I364]);[.I364];&quot;&quot;)" office:value-type="string" office:string-value="Cupid" calcext:value-type="string">
            <text:p>Cup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scort</text:p>
          </table:table-cell>
          <table:table-cell/>
          <table:table-cell office:value-type="string" calcext:value-type="string">
            <text:p>escort</text:p>
          </table:table-cell>
          <table:table-cell office:value-type="string" calcext:value-type="string">
            <text:p>eskorto</text:p>
          </table:table-cell>
          <table:table-cell table:number-columns-repeated="2"/>
          <table:table-cell table:formula="of:=IF(ISTEXT([.G365]);[.G365];&quot;&quot;)" office:value-type="string" office:string-value="escort" calcext:value-type="string">
            <text:p>escort</text:p>
          </table:table-cell>
          <table:table-cell table:formula="of:=CONCATENATE([.H365]; IF(ISTEXT([.B365]); CONCATENATE(&quot; {&quot;;[.B365];&quot;}&quot;);&quot;&quot;))" office:value-type="string" office:string-value="eskorto" calcext:value-type="string">
            <text:p>eskorto</text:p>
          </table:table-cell>
          <table:table-cell table:formula="of:=IF(ISTEXT([.I365]);[.I36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xpression</text:p>
          </table:table-cell>
          <table:table-cell/>
          <table:table-cell office:value-type="string" calcext:value-type="string">
            <text:p>expression</text:p>
          </table:table-cell>
          <table:table-cell office:value-type="string" calcext:value-type="string">
            <text:p>esprimo</text:p>
          </table:table-cell>
          <table:table-cell table:number-columns-repeated="2"/>
          <table:table-cell table:formula="of:=IF(ISTEXT([.G366]);[.G366];&quot;&quot;)" office:value-type="string" office:string-value="expression" calcext:value-type="string">
            <text:p>expression</text:p>
          </table:table-cell>
          <table:table-cell table:formula="of:=CONCATENATE([.H366]; IF(ISTEXT([.B366]); CONCATENATE(&quot; {&quot;;[.B366];&quot;}&quot;);&quot;&quot;))" office:value-type="string" office:string-value="esprimo" calcext:value-type="string">
            <text:p>esprimo</text:p>
          </table:table-cell>
          <table:table-cell table:formula="of:=IF(ISTEXT([.I366]);[.I36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reature</text:p>
          </table:table-cell>
          <table:table-cell/>
          <table:table-cell office:value-type="string" calcext:value-type="string">
            <text:p>creature</text:p>
          </table:table-cell>
          <table:table-cell office:value-type="string" calcext:value-type="string">
            <text:p>estaĵo</text:p>
          </table:table-cell>
          <table:table-cell table:number-columns-repeated="2"/>
          <table:table-cell table:formula="of:=IF(ISTEXT([.G367]);[.G367];&quot;&quot;)" office:value-type="string" office:string-value="creature" calcext:value-type="string">
            <text:p>creature</text:p>
          </table:table-cell>
          <table:table-cell table:formula="of:=CONCATENATE([.H367]; IF(ISTEXT([.B367]); CONCATENATE(&quot; {&quot;;[.B367];&quot;}&quot;);&quot;&quot;))" office:value-type="string" office:string-value="estaĵo" calcext:value-type="string">
            <text:p>estaĵo</text:p>
          </table:table-cell>
          <table:table-cell table:formula="of:=IF(ISTEXT([.I367]);[.I36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future</text:p>
          </table:table-cell>
          <table:table-cell office:value-type="string" calcext:value-type="string">
            <text:p>estonteco</text:p>
          </table:table-cell>
          <table:table-cell table:number-columns-repeated="2"/>
          <table:table-cell table:formula="of:=IF(ISTEXT([.G368]);[.G368];&quot;&quot;)" office:value-type="string" office:string-value="future" calcext:value-type="string">
            <text:p>future</text:p>
          </table:table-cell>
          <table:table-cell table:formula="of:=CONCATENATE([.H368]; IF(ISTEXT([.B368]); CONCATENATE(&quot; {&quot;;[.B368];&quot;}&quot;);&quot;&quot;))" office:value-type="string" office:string-value="estonteco" calcext:value-type="string">
            <text:p>estonteco</text:p>
          </table:table-cell>
          <table:table-cell table:formula="of:=IF(ISTEXT([.I368]);[.I36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fajro</text:p>
          </table:table-cell>
          <table:table-cell table:number-columns-repeated="2"/>
          <table:table-cell table:formula="of:=IF(ISTEXT([.G369]);[.G369];&quot;&quot;)" office:value-type="string" office:string-value="fire" calcext:value-type="string">
            <text:p>fire</text:p>
          </table:table-cell>
          <table:table-cell table:formula="of:=CONCATENATE([.H369]; IF(ISTEXT([.B369]); CONCATENATE(&quot; {&quot;;[.B369];&quot;}&quot;);&quot;&quot;))" office:value-type="string" office:string-value="fajro" calcext:value-type="string">
            <text:p>fajro</text:p>
          </table:table-cell>
          <table:table-cell table:formula="of:=IF(ISTEXT([.I369]);[.I36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act</text:p>
          </table:table-cell>
          <table:table-cell/>
          <table:table-cell office:value-type="string" calcext:value-type="string">
            <text:p>fact</text:p>
          </table:table-cell>
          <table:table-cell office:value-type="string" calcext:value-type="string">
            <text:p>fakto</text:p>
          </table:table-cell>
          <table:table-cell table:number-columns-repeated="2"/>
          <table:table-cell table:formula="of:=IF(ISTEXT([.G370]);[.G370];&quot;&quot;)" office:value-type="string" office:string-value="fact" calcext:value-type="string">
            <text:p>fact</text:p>
          </table:table-cell>
          <table:table-cell table:formula="of:=CONCATENATE([.H370]; IF(ISTEXT([.B370]); CONCATENATE(&quot; {&quot;;[.B370];&quot;}&quot;);&quot;&quot;))" office:value-type="string" office:string-value="fakto" calcext:value-type="string">
            <text:p>fakto</text:p>
          </table:table-cell>
          <table:table-cell table:formula="of:=IF(ISTEXT([.I370]);[.I37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amily</text:p>
          </table:table-cell>
          <table:table-cell/>
          <table:table-cell office:value-type="string" calcext:value-type="string">
            <text:p>family</text:p>
          </table:table-cell>
          <table:table-cell office:value-type="string" calcext:value-type="string">
            <text:p>familio</text:p>
          </table:table-cell>
          <table:table-cell table:number-columns-repeated="2"/>
          <table:table-cell table:formula="of:=IF(ISTEXT([.G371]);[.G371];&quot;&quot;)" office:value-type="string" office:string-value="family" calcext:value-type="string">
            <text:p>family</text:p>
          </table:table-cell>
          <table:table-cell table:formula="of:=CONCATENATE([.H371]; IF(ISTEXT([.B371]); CONCATENATE(&quot; {&quot;;[.B371];&quot;}&quot;);&quot;&quot;))" office:value-type="string" office:string-value="familio" calcext:value-type="string">
            <text:p>familio</text:p>
          </table:table-cell>
          <table:table-cell table:formula="of:=IF(ISTEXT([.I371]);[.I37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nceit</text:p>
          </table:table-cell>
          <table:table-cell/>
          <table:table-cell office:value-type="string" calcext:value-type="string">
            <text:p>conceit</text:p>
          </table:table-cell>
          <table:table-cell office:value-type="string" calcext:value-type="string">
            <text:p>fantazio</text:p>
          </table:table-cell>
          <table:table-cell office:value-type="string" calcext:value-type="string">
            <text:p>a sort of thought</text:p>
          </table:table-cell>
          <table:table-cell/>
          <table:table-cell table:formula="of:=IF(ISTEXT([.G372]);[.G372];&quot;&quot;)" office:value-type="string" office:string-value="conceit" calcext:value-type="string">
            <text:p>conceit</text:p>
          </table:table-cell>
          <table:table-cell table:formula="of:=CONCATENATE([.H372]; IF(ISTEXT([.B372]); CONCATENATE(&quot; {&quot;;[.B372];&quot;}&quot;);&quot;&quot;))" office:value-type="string" office:string-value="fantazio" calcext:value-type="string">
            <text:p>fantazio</text:p>
          </table:table-cell>
          <table:table-cell table:formula="of:=IF(ISTEXT([.I372]);[.I372];&quot;&quot;)" office:value-type="string" office:string-value="a sort of thought" calcext:value-type="string">
            <text:p>a sort of though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haraoh</text:p>
          </table:table-cell>
          <table:table-cell/>
          <table:table-cell office:value-type="string" calcext:value-type="string">
            <text:p>Pharaoh</text:p>
          </table:table-cell>
          <table:table-cell office:value-type="string" calcext:value-type="string">
            <text:p>Faraono</text:p>
          </table:table-cell>
          <table:table-cell table:number-columns-repeated="2"/>
          <table:table-cell table:formula="of:=IF(ISTEXT([.G373]);[.G373];&quot;&quot;)" office:value-type="string" office:string-value="Pharaoh" calcext:value-type="string">
            <text:p>Pharaoh</text:p>
          </table:table-cell>
          <table:table-cell table:formula="of:=CONCATENATE([.H373]; IF(ISTEXT([.B373]); CONCATENATE(&quot; {&quot;;[.B373];&quot;}&quot;);&quot;&quot;))" office:value-type="string" office:string-value="Faraono" calcext:value-type="string">
            <text:p>Faraono</text:p>
          </table:table-cell>
          <table:table-cell table:formula="of:=IF(ISTEXT([.I373]);[.I37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inter</text:p>
          </table:table-cell>
          <table:table-cell/>
          <table:table-cell office:value-type="string" calcext:value-type="string">
            <text:p>painter</text:p>
          </table:table-cell>
          <table:table-cell office:value-type="string" calcext:value-type="string">
            <text:p>farbisto</text:p>
          </table:table-cell>
          <table:table-cell office:value-type="string" calcext:value-type="string">
            <text:p>non-atristic painter</text:p>
          </table:table-cell>
          <table:table-cell/>
          <table:table-cell table:formula="of:=IF(ISTEXT([.G374]);[.G374];&quot;&quot;)" office:value-type="string" office:string-value="painter" calcext:value-type="string">
            <text:p>painter</text:p>
          </table:table-cell>
          <table:table-cell table:formula="of:=CONCATENATE([.H374]; IF(ISTEXT([.B374]); CONCATENATE(&quot; {&quot;;[.B374];&quot;}&quot;);&quot;&quot;))" office:value-type="string" office:string-value="farbisto" calcext:value-type="string">
            <text:p>farbisto</text:p>
          </table:table-cell>
          <table:table-cell table:formula="of:=IF(ISTEXT([.I374]);[.I374];&quot;&quot;)" office:value-type="string" office:string-value="non-atristic painter" calcext:value-type="string">
            <text:p>non-atristic pain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int</text:p>
          </table:table-cell>
          <table:table-cell/>
          <table:table-cell office:value-type="string" calcext:value-type="string">
            <text:p>paint</text:p>
          </table:table-cell>
          <table:table-cell office:value-type="string" calcext:value-type="string">
            <text:p>farbo</text:p>
          </table:table-cell>
          <table:table-cell office:value-type="string" calcext:value-type="string">
            <text:p>liquid paint medium</text:p>
          </table:table-cell>
          <table:table-cell/>
          <table:table-cell table:formula="of:=IF(ISTEXT([.G375]);[.G375];&quot;&quot;)" office:value-type="string" office:string-value="paint" calcext:value-type="string">
            <text:p>paint</text:p>
          </table:table-cell>
          <table:table-cell table:formula="of:=CONCATENATE([.H375]; IF(ISTEXT([.B375]); CONCATENATE(&quot; {&quot;;[.B375];&quot;}&quot;);&quot;&quot;))" office:value-type="string" office:string-value="farbo" calcext:value-type="string">
            <text:p>farbo</text:p>
          </table:table-cell>
          <table:table-cell table:formula="of:=IF(ISTEXT([.I375]);[.I375];&quot;&quot;)" office:value-type="string" office:string-value="liquid paint medium" calcext:value-type="string">
            <text:p>liquid paint medi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unch</text:p>
          </table:table-cell>
          <table:table-cell/>
          <table:table-cell office:value-type="string" calcext:value-type="string">
            <text:p>bunch</text:p>
          </table:table-cell>
          <table:table-cell office:value-type="string" calcext:value-type="string">
            <text:p>fasko</text:p>
          </table:table-cell>
          <table:table-cell table:number-columns-repeated="2"/>
          <table:table-cell table:formula="of:=IF(ISTEXT([.G376]);[.G376];&quot;&quot;)" office:value-type="string" office:string-value="bunch" calcext:value-type="string">
            <text:p>bunch</text:p>
          </table:table-cell>
          <table:table-cell table:formula="of:=CONCATENATE([.H376]; IF(ISTEXT([.B376]); CONCATENATE(&quot; {&quot;;[.B376];&quot;}&quot;);&quot;&quot;))" office:value-type="string" office:string-value="fasko" calcext:value-type="string">
            <text:p>fasko</text:p>
          </table:table-cell>
          <table:table-cell table:formula="of:=IF(ISTEXT([.I376]);[.I37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February</text:p>
          </table:table-cell>
          <table:table-cell/>
          <table:table-cell office:value-type="string" calcext:value-type="string">
            <text:p>February</text:p>
          </table:table-cell>
          <table:table-cell office:value-type="string" calcext:value-type="string">
            <text:p>februaro</text:p>
          </table:table-cell>
          <table:table-cell table:number-columns-repeated="2"/>
          <table:table-cell table:formula="of:=IF(ISTEXT([.G377]);[.G377];&quot;&quot;)" office:value-type="string" office:string-value="February" calcext:value-type="string">
            <text:p>February</text:p>
          </table:table-cell>
          <table:table-cell table:formula="of:=CONCATENATE([.H377]; IF(ISTEXT([.B377]); CONCATENATE(&quot; {&quot;;[.B377];&quot;}&quot;);&quot;&quot;))" office:value-type="string" office:string-value="februaro" calcext:value-type="string">
            <text:p>februaro</text:p>
          </table:table-cell>
          <table:table-cell table:formula="of:=IF(ISTEXT([.I377]);[.I37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oliday</text:p>
          </table:table-cell>
          <table:table-cell/>
          <table:table-cell office:value-type="string" calcext:value-type="string">
            <text:p>holiday</text:p>
          </table:table-cell>
          <table:table-cell office:value-type="string" calcext:value-type="string">
            <text:p>ferio</text:p>
          </table:table-cell>
          <table:table-cell table:number-columns-repeated="2"/>
          <table:table-cell table:formula="of:=IF(ISTEXT([.G378]);[.G378];&quot;&quot;)" office:value-type="string" office:string-value="holiday" calcext:value-type="string">
            <text:p>holiday</text:p>
          </table:table-cell>
          <table:table-cell table:formula="of:=CONCATENATE([.H378]; IF(ISTEXT([.B378]); CONCATENATE(&quot; {&quot;;[.B378];&quot;}&quot;);&quot;&quot;))" office:value-type="string" office:string-value="ferio" calcext:value-type="string">
            <text:p>ferio</text:p>
          </table:table-cell>
          <table:table-cell table:formula="of:=IF(ISTEXT([.I378]);[.I37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oard</text:p>
          </table:table-cell>
          <table:table-cell/>
          <table:table-cell office:value-type="string" calcext:value-type="string">
            <text:p>board</text:p>
          </table:table-cell>
          <table:table-cell office:value-type="string" calcext:value-type="string">
            <text:p>festen’tablo</text:p>
          </table:table-cell>
          <table:table-cell office:value-type="string" calcext:value-type="string">
            <text:p>def. long, narrow table, as used in a medieval dining hall</text:p>
          </table:table-cell>
          <table:table-cell/>
          <table:table-cell table:formula="of:=IF(ISTEXT([.G379]);[.G379];&quot;&quot;)" office:value-type="string" office:string-value="board" calcext:value-type="string">
            <text:p>board</text:p>
          </table:table-cell>
          <table:table-cell table:formula="of:=CONCATENATE([.H379]; IF(ISTEXT([.B379]); CONCATENATE(&quot; {&quot;;[.B379];&quot;}&quot;);&quot;&quot;))" office:value-type="string" office:string-value="festen’tablo" calcext:value-type="string">
            <text:p>festen’tablo</text:p>
          </table:table-cell>
          <table:table-cell table:formula="of:=IF(ISTEXT([.I379]);[.I379];&quot;&quot;)" office:value-type="string" office:string-value="def. long, narrow table, as used in a medieval dining hall" calcext:value-type="string">
            <text:p>def. long, narrow table, as used in a medieval dining hal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east</text:p>
          </table:table-cell>
          <table:table-cell/>
          <table:table-cell office:value-type="string" calcext:value-type="string">
            <text:p>feast</text:p>
          </table:table-cell>
          <table:table-cell office:value-type="string" calcext:value-type="string">
            <text:p>festeno</text:p>
          </table:table-cell>
          <table:table-cell table:number-columns-repeated="2"/>
          <table:table-cell table:formula="of:=IF(ISTEXT([.G380]);[.G380];&quot;&quot;)" office:value-type="string" office:string-value="feast" calcext:value-type="string">
            <text:p>feast</text:p>
          </table:table-cell>
          <table:table-cell table:formula="of:=CONCATENATE([.H380]; IF(ISTEXT([.B380]); CONCATENATE(&quot; {&quot;;[.B380];&quot;}&quot;);&quot;&quot;))" office:value-type="string" office:string-value="festeno" calcext:value-type="string">
            <text:p>festeno</text:p>
          </table:table-cell>
          <table:table-cell table:formula="of:=IF(ISTEXT([.I380]);[.I38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elebration</text:p>
          </table:table-cell>
          <table:table-cell/>
          <table:table-cell office:value-type="string" calcext:value-type="string">
            <text:p>celebration</text:p>
          </table:table-cell>
          <table:table-cell office:value-type="string" calcext:value-type="string">
            <text:p>festo</text:p>
          </table:table-cell>
          <table:table-cell table:number-columns-repeated="2"/>
          <table:table-cell table:formula="of:=IF(ISTEXT([.G381]);[.G381];&quot;&quot;)" office:value-type="string" office:string-value="celebration" calcext:value-type="string">
            <text:p>celebration</text:p>
          </table:table-cell>
          <table:table-cell table:formula="of:=CONCATENATE([.H381]; IF(ISTEXT([.B381]); CONCATENATE(&quot; {&quot;;[.B381];&quot;}&quot;);&quot;&quot;))" office:value-type="string" office:string-value="festo" calcext:value-type="string">
            <text:p>festo</text:p>
          </table:table-cell>
          <table:table-cell table:formula="of:=IF(ISTEXT([.I381]);[.I38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rty</text:p>
          </table:table-cell>
          <table:table-cell/>
          <table:table-cell office:value-type="string" calcext:value-type="string">
            <text:p>party</text:p>
          </table:table-cell>
          <table:table-cell office:value-type="string" calcext:value-type="string">
            <text:p>festo</text:p>
          </table:table-cell>
          <table:table-cell table:number-columns-repeated="2"/>
          <table:table-cell table:formula="of:=IF(ISTEXT([.G382]);[.G382];&quot;&quot;)" office:value-type="string" office:string-value="party" calcext:value-type="string">
            <text:p>party</text:p>
          </table:table-cell>
          <table:table-cell table:formula="of:=CONCATENATE([.H382]; IF(ISTEXT([.B382]); CONCATENATE(&quot; {&quot;;[.B382];&quot;}&quot;);&quot;&quot;))" office:value-type="string" office:string-value="festo" calcext:value-type="string">
            <text:p>festo</text:p>
          </table:table-cell>
          <table:table-cell table:formula="of:=IF(ISTEXT([.I382]);[.I38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lame</text:p>
          </table:table-cell>
          <table:table-cell/>
          <table:table-cell office:value-type="string" calcext:value-type="string">
            <text:p>flame</text:p>
          </table:table-cell>
          <table:table-cell office:value-type="string" calcext:value-type="string">
            <text:p>flamo</text:p>
          </table:table-cell>
          <table:table-cell table:number-columns-repeated="2"/>
          <table:table-cell table:formula="of:=IF(ISTEXT([.G383]);[.G383];&quot;&quot;)" office:value-type="string" office:string-value="flame" calcext:value-type="string">
            <text:p>flame</text:p>
          </table:table-cell>
          <table:table-cell table:formula="of:=CONCATENATE([.H383]; IF(ISTEXT([.B383]); CONCATENATE(&quot; {&quot;;[.B383];&quot;}&quot;);&quot;&quot;))" office:value-type="string" office:string-value="flamo" calcext:value-type="string">
            <text:p>flamo</text:p>
          </table:table-cell>
          <table:table-cell table:formula="of:=IF(ISTEXT([.I383]);[.I38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Florence</text:p>
          </table:table-cell>
          <table:table-cell/>
          <table:table-cell office:value-type="string" calcext:value-type="string">
            <text:p>Florence</text:p>
          </table:table-cell>
          <table:table-cell office:value-type="string" calcext:value-type="string">
            <text:p>Florenco</text:p>
          </table:table-cell>
          <table:table-cell office:value-type="string" calcext:value-type="string">
            <text:p>Italian city</text:p>
          </table:table-cell>
          <table:table-cell/>
          <table:table-cell table:formula="of:=IF(ISTEXT([.G384]);[.G384];&quot;&quot;)" office:value-type="string" office:string-value="Florence" calcext:value-type="string">
            <text:p>Florence</text:p>
          </table:table-cell>
          <table:table-cell table:formula="of:=CONCATENATE([.H384]; IF(ISTEXT([.B384]); CONCATENATE(&quot; {&quot;;[.B384];&quot;}&quot;);&quot;&quot;))" office:value-type="string" office:string-value="Florenco" calcext:value-type="string">
            <text:p>Florenco</text:p>
          </table:table-cell>
          <table:table-cell table:formula="of:=IF(ISTEXT([.I384]);[.I384];&quot;&quot;)" office:value-type="string" office:string-value="Italian city" calcext:value-type="string">
            <text:p>Italian c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loom</text:p>
          </table:table-cell>
          <table:table-cell/>
          <table:table-cell office:value-type="string" calcext:value-type="string">
            <text:p>bloom</text:p>
          </table:table-cell>
          <table:table-cell office:value-type="string" calcext:value-type="string">
            <text:p>floro</text:p>
          </table:table-cell>
          <table:table-cell table:number-columns-repeated="2"/>
          <table:table-cell table:formula="of:=IF(ISTEXT([.G385]);[.G385];&quot;&quot;)" office:value-type="string" office:string-value="bloom" calcext:value-type="string">
            <text:p>bloom</text:p>
          </table:table-cell>
          <table:table-cell table:formula="of:=CONCATENATE([.H385]; IF(ISTEXT([.B385]); CONCATENATE(&quot; {&quot;;[.B385];&quot;}&quot;);&quot;&quot;))" office:value-type="string" office:string-value="floro" calcext:value-type="string">
            <text:p>floro</text:p>
          </table:table-cell>
          <table:table-cell table:formula="of:=IF(ISTEXT([.I385]);[.I38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lower</text:p>
          </table:table-cell>
          <table:table-cell/>
          <table:table-cell office:value-type="string" calcext:value-type="string">
            <text:p>flower</text:p>
          </table:table-cell>
          <table:table-cell office:value-type="string" calcext:value-type="string">
            <text:p>floro</text:p>
          </table:table-cell>
          <table:table-cell table:number-columns-repeated="2"/>
          <table:table-cell table:formula="of:=IF(ISTEXT([.G386]);[.G386];&quot;&quot;)" office:value-type="string" office:string-value="flower" calcext:value-type="string">
            <text:p>flower</text:p>
          </table:table-cell>
          <table:table-cell table:formula="of:=CONCATENATE([.H386]; IF(ISTEXT([.B386]); CONCATENATE(&quot; {&quot;;[.B386];&quot;}&quot;);&quot;&quot;))" office:value-type="string" office:string-value="floro" calcext:value-type="string">
            <text:p>floro</text:p>
          </table:table-cell>
          <table:table-cell table:formula="of:=IF(ISTEXT([.I386]);[.I38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lower</text:p>
          </table:table-cell>
          <table:table-cell/>
          <table:table-cell office:value-type="string" calcext:value-type="string">
            <text:p>flower</text:p>
          </table:table-cell>
          <table:table-cell office:value-type="string" calcext:value-type="string">
            <text:p>floro</text:p>
          </table:table-cell>
          <table:table-cell table:number-columns-repeated="2"/>
          <table:table-cell table:formula="of:=IF(ISTEXT([.G387]);[.G387];&quot;&quot;)" office:value-type="string" office:string-value="flower" calcext:value-type="string">
            <text:p>flower</text:p>
          </table:table-cell>
          <table:table-cell table:formula="of:=CONCATENATE([.H387]; IF(ISTEXT([.B387]); CONCATENATE(&quot; {&quot;;[.B387];&quot;}&quot;);&quot;&quot;))" office:value-type="string" office:string-value="floro" calcext:value-type="string">
            <text:p>floro</text:p>
          </table:table-cell>
          <table:table-cell table:formula="of:=IF(ISTEXT([.I387]);[.I38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tronghold</text:p>
          </table:table-cell>
          <table:table-cell/>
          <table:table-cell office:value-type="string" calcext:value-type="string">
            <text:p>stronghold</text:p>
          </table:table-cell>
          <table:table-cell office:value-type="string" calcext:value-type="string">
            <text:p>fortikaĵo</text:p>
          </table:table-cell>
          <table:table-cell table:number-columns-repeated="2"/>
          <table:table-cell table:formula="of:=IF(ISTEXT([.G388]);[.G388];&quot;&quot;)" office:value-type="string" office:string-value="stronghold" calcext:value-type="string">
            <text:p>stronghold</text:p>
          </table:table-cell>
          <table:table-cell table:formula="of:=CONCATENATE([.H388]; IF(ISTEXT([.B388]); CONCATENATE(&quot; {&quot;;[.B388];&quot;}&quot;);&quot;&quot;))" office:value-type="string" office:string-value="fortikaĵo" calcext:value-type="string">
            <text:p>fortikaĵo</text:p>
          </table:table-cell>
          <table:table-cell table:formula="of:=IF(ISTEXT([.I388]);[.I38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ister</text:p>
          </table:table-cell>
          <table:table-cell/>
          <table:table-cell office:value-type="string" calcext:value-type="string">
            <text:p>sister</text:p>
          </table:table-cell>
          <table:table-cell office:value-type="string" calcext:value-type="string">
            <text:p>fratino</text:p>
          </table:table-cell>
          <table:table-cell office:value-type="string" calcext:value-type="string">
            <text:p>nun</text:p>
          </table:table-cell>
          <table:table-cell/>
          <table:table-cell table:formula="of:=IF(ISTEXT([.G389]);[.G389];&quot;&quot;)" office:value-type="string" office:string-value="sister" calcext:value-type="string">
            <text:p>sister</text:p>
          </table:table-cell>
          <table:table-cell table:formula="of:=CONCATENATE([.H389]; IF(ISTEXT([.B389]); CONCATENATE(&quot; {&quot;;[.B389];&quot;}&quot;);&quot;&quot;))" office:value-type="string" office:string-value="fratino" calcext:value-type="string">
            <text:p>fratino</text:p>
          </table:table-cell>
          <table:table-cell table:formula="of:=IF(ISTEXT([.I389]);[.I389];&quot;&quot;)" office:value-type="string" office:string-value="nun" calcext:value-type="string">
            <text:p>nu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irl</text:p>
          </table:table-cell>
          <table:table-cell/>
          <table:table-cell office:value-type="string" calcext:value-type="string">
            <text:p>girl</text:p>
          </table:table-cell>
          <table:table-cell office:value-type="string" calcext:value-type="string">
            <text:p>fraŭlino</text:p>
          </table:table-cell>
          <table:table-cell office:value-type="string" calcext:value-type="string">
            <text:p>young lady, unmarried woman</text:p>
          </table:table-cell>
          <table:table-cell/>
          <table:table-cell table:formula="of:=IF(ISTEXT([.G390]);[.G390];&quot;&quot;)" office:value-type="string" office:string-value="girl" calcext:value-type="string">
            <text:p>girl</text:p>
          </table:table-cell>
          <table:table-cell table:formula="of:=CONCATENATE([.H390]; IF(ISTEXT([.B390]); CONCATENATE(&quot; {&quot;;[.B390];&quot;}&quot;);&quot;&quot;))" office:value-type="string" office:string-value="fraŭlino" calcext:value-type="string">
            <text:p>fraŭlino</text:p>
          </table:table-cell>
          <table:table-cell table:formula="of:=IF(ISTEXT([.I390]);[.I390];&quot;&quot;)" office:value-type="string" office:string-value="young lady, unmarried woman" calcext:value-type="string">
            <text:p>young lady, unmarried wom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irth</text:p>
          </table:table-cell>
          <table:table-cell/>
          <table:table-cell office:value-type="string" calcext:value-type="string">
            <text:p>mirth</text:p>
          </table:table-cell>
          <table:table-cell office:value-type="string" calcext:value-type="string">
            <text:p>gajeco</text:p>
          </table:table-cell>
          <table:table-cell table:number-columns-repeated="2"/>
          <table:table-cell table:formula="of:=IF(ISTEXT([.G391]);[.G391];&quot;&quot;)" office:value-type="string" office:string-value="mirth" calcext:value-type="string">
            <text:p>mirth</text:p>
          </table:table-cell>
          <table:table-cell table:formula="of:=CONCATENATE([.H391]; IF(ISTEXT([.B391]); CONCATENATE(&quot; {&quot;;[.B391];&quot;}&quot;);&quot;&quot;))" office:value-type="string" office:string-value="gajeco" calcext:value-type="string">
            <text:p>gajeco</text:p>
          </table:table-cell>
          <table:table-cell table:formula="of:=IF(ISTEXT([.I391]);[.I39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uarantee</text:p>
          </table:table-cell>
          <table:table-cell/>
          <table:table-cell office:value-type="string" calcext:value-type="string">
            <text:p>guarantee</text:p>
          </table:table-cell>
          <table:table-cell office:value-type="string" calcext:value-type="string">
            <text:p>garantio</text:p>
          </table:table-cell>
          <table:table-cell table:number-columns-repeated="2"/>
          <table:table-cell table:formula="of:=IF(ISTEXT([.G392]);[.G392];&quot;&quot;)" office:value-type="string" office:string-value="guarantee" calcext:value-type="string">
            <text:p>guarantee</text:p>
          </table:table-cell>
          <table:table-cell table:formula="of:=CONCATENATE([.H392]; IF(ISTEXT([.B392]); CONCATENATE(&quot; {&quot;;[.B392];&quot;}&quot;);&quot;&quot;))" office:value-type="string" office:string-value="garantio" calcext:value-type="string">
            <text:p>garantio</text:p>
          </table:table-cell>
          <table:table-cell table:formula="of:=IF(ISTEXT([.I392]);[.I39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arden</text:p>
          </table:table-cell>
          <table:table-cell/>
          <table:table-cell office:value-type="string" calcext:value-type="string">
            <text:p>garden</text:p>
          </table:table-cell>
          <table:table-cell office:value-type="string" calcext:value-type="string">
            <text:p>ĝardeno</text:p>
          </table:table-cell>
          <table:table-cell table:number-columns-repeated="2"/>
          <table:table-cell table:formula="of:=IF(ISTEXT([.G393]);[.G393];&quot;&quot;)" office:value-type="string" office:string-value="garden" calcext:value-type="string">
            <text:p>garden</text:p>
          </table:table-cell>
          <table:table-cell table:formula="of:=CONCATENATE([.H393]; IF(ISTEXT([.B393]); CONCATENATE(&quot; {&quot;;[.B393];&quot;}&quot;);&quot;&quot;))" office:value-type="string" office:string-value="ĝardeno" calcext:value-type="string">
            <text:p>ĝardeno</text:p>
          </table:table-cell>
          <table:table-cell table:formula="of:=IF(ISTEXT([.I393]);[.I39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asthaus</text:p>
          </table:table-cell>
          <table:table-cell/>
          <table:table-cell office:value-type="string" calcext:value-type="string">
            <text:p>gasthaus</text:p>
          </table:table-cell>
          <table:table-cell office:value-type="string" calcext:value-type="string">
            <text:p>gastejo</text:p>
          </table:table-cell>
          <table:table-cell table:number-columns-repeated="2"/>
          <table:table-cell table:formula="of:=IF(ISTEXT([.G394]);[.G394];&quot;&quot;)" office:value-type="string" office:string-value="gasthaus" calcext:value-type="string">
            <text:p>gasthaus</text:p>
          </table:table-cell>
          <table:table-cell table:formula="of:=CONCATENATE([.H394]; IF(ISTEXT([.B394]); CONCATENATE(&quot; {&quot;;[.B394];&quot;}&quot;);&quot;&quot;))" office:value-type="string" office:string-value="gastejo" calcext:value-type="string">
            <text:p>gastejo</text:p>
          </table:table-cell>
          <table:table-cell table:formula="of:=IF(ISTEXT([.I394]);[.I39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inn</text:p>
          </table:table-cell>
          <table:table-cell/>
          <table:table-cell office:value-type="string" calcext:value-type="string">
            <text:p>inn</text:p>
          </table:table-cell>
          <table:table-cell office:value-type="string" calcext:value-type="string">
            <text:p>gastejo</text:p>
          </table:table-cell>
          <table:table-cell table:number-columns-repeated="2"/>
          <table:table-cell table:formula="of:=IF(ISTEXT([.G395]);[.G395];&quot;&quot;)" office:value-type="string" office:string-value="inn" calcext:value-type="string">
            <text:p>inn</text:p>
          </table:table-cell>
          <table:table-cell table:formula="of:=CONCATENATE([.H395]; IF(ISTEXT([.B395]); CONCATENATE(&quot; {&quot;;[.B395];&quot;}&quot;);&quot;&quot;))" office:value-type="string" office:string-value="gastejo" calcext:value-type="string">
            <text:p>gastejo</text:p>
          </table:table-cell>
          <table:table-cell table:formula="of:=IF(ISTEXT([.I395]);[.I39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host</text:p>
          </table:table-cell>
          <table:table-cell office:value-type="string" calcext:value-type="string">
            <text:p>gastiganto</text:p>
          </table:table-cell>
          <table:table-cell office:value-type="string" calcext:value-type="string">
            <text:p>also: gastiginto</text:p>
          </table:table-cell>
          <table:table-cell/>
          <table:table-cell table:formula="of:=IF(ISTEXT([.G396]);[.G396];&quot;&quot;)" office:value-type="string" office:string-value="host" calcext:value-type="string">
            <text:p>host</text:p>
          </table:table-cell>
          <table:table-cell table:formula="of:=CONCATENATE([.H396]; IF(ISTEXT([.B396]); CONCATENATE(&quot; {&quot;;[.B396];&quot;}&quot;);&quot;&quot;))" office:value-type="string" office:string-value="gastiganto" calcext:value-type="string">
            <text:p>gastiganto</text:p>
          </table:table-cell>
          <table:table-cell table:formula="of:=IF(ISTEXT([.I396]);[.I396];&quot;&quot;)" office:value-type="string" office:string-value="also: gastiginto" calcext:value-type="string">
            <text:p>also: gastigi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arriage</text:p>
          </table:table-cell>
          <table:table-cell/>
          <table:table-cell office:value-type="string" calcext:value-type="string">
            <text:p>marriage</text:p>
          </table:table-cell>
          <table:table-cell office:value-type="string" calcext:value-type="string">
            <text:p>geedziĝo</text:p>
          </table:table-cell>
          <table:table-cell table:number-columns-repeated="2"/>
          <table:table-cell table:formula="of:=IF(ISTEXT([.G397]);[.G397];&quot;&quot;)" office:value-type="string" office:string-value="marriage" calcext:value-type="string">
            <text:p>marriage</text:p>
          </table:table-cell>
          <table:table-cell table:formula="of:=CONCATENATE([.H397]; IF(ISTEXT([.B397]); CONCATENATE(&quot; {&quot;;[.B397];&quot;}&quot;);&quot;&quot;))" office:value-type="string" office:string-value="geedziĝo" calcext:value-type="string">
            <text:p>geedziĝo</text:p>
          </table:table-cell>
          <table:table-cell table:formula="of:=IF(ISTEXT([.I397]);[.I39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wedding</text:p>
          </table:table-cell>
          <table:table-cell/>
          <table:table-cell office:value-type="string" calcext:value-type="string">
            <text:p>wedding</text:p>
          </table:table-cell>
          <table:table-cell office:value-type="string" calcext:value-type="string">
            <text:p>geedziĝo</text:p>
          </table:table-cell>
          <table:table-cell table:number-columns-repeated="2"/>
          <table:table-cell table:formula="of:=IF(ISTEXT([.G398]);[.G398];&quot;&quot;)" office:value-type="string" office:string-value="wedding" calcext:value-type="string">
            <text:p>wedding</text:p>
          </table:table-cell>
          <table:table-cell table:formula="of:=CONCATENATE([.H398]; IF(ISTEXT([.B398]); CONCATENATE(&quot; {&quot;;[.B398];&quot;}&quot;);&quot;&quot;))" office:value-type="string" office:string-value="geedziĝo" calcext:value-type="string">
            <text:p>geedziĝo</text:p>
          </table:table-cell>
          <table:table-cell table:formula="of:=IF(ISTEXT([.I398]);[.I39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knee</text:p>
          </table:table-cell>
          <table:table-cell/>
          <table:table-cell office:value-type="string" calcext:value-type="string">
            <text:p>knee</text:p>
          </table:table-cell>
          <table:table-cell office:value-type="string" calcext:value-type="string">
            <text:p>genuo</text:p>
          </table:table-cell>
          <table:table-cell table:number-columns-repeated="2"/>
          <table:table-cell table:formula="of:=IF(ISTEXT([.G399]);[.G399];&quot;&quot;)" office:value-type="string" office:string-value="knee" calcext:value-type="string">
            <text:p>knee</text:p>
          </table:table-cell>
          <table:table-cell table:formula="of:=CONCATENATE([.H399]; IF(ISTEXT([.B399]); CONCATENATE(&quot; {&quot;;[.B399];&quot;}&quot;);&quot;&quot;))" office:value-type="string" office:string-value="genuo" calcext:value-type="string">
            <text:p>genuo</text:p>
          </table:table-cell>
          <table:table-cell table:formula="of:=IF(ISTEXT([.I399]);[.I39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esture</text:p>
          </table:table-cell>
          <table:table-cell/>
          <table:table-cell office:value-type="string" calcext:value-type="string">
            <text:p>gesture</text:p>
          </table:table-cell>
          <table:table-cell office:value-type="string" calcext:value-type="string">
            <text:p>gesto</text:p>
          </table:table-cell>
          <table:table-cell table:number-columns-repeated="2"/>
          <table:table-cell table:formula="of:=IF(ISTEXT([.G400]);[.G400];&quot;&quot;)" office:value-type="string" office:string-value="gesture" calcext:value-type="string">
            <text:p>gesture</text:p>
          </table:table-cell>
          <table:table-cell table:formula="of:=CONCATENATE([.H400]; IF(ISTEXT([.B400]); CONCATENATE(&quot; {&quot;;[.B400];&quot;}&quot;);&quot;&quot;))" office:value-type="string" office:string-value="gesto" calcext:value-type="string">
            <text:p>gesto</text:p>
          </table:table-cell>
          <table:table-cell table:formula="of:=IF(ISTEXT([.I400]);[.I40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ice</text:p>
          </table:table-cell>
          <table:table-cell/>
          <table:table-cell office:value-type="string" calcext:value-type="string">
            <text:p>ice</text:p>
          </table:table-cell>
          <table:table-cell office:value-type="string" calcext:value-type="string">
            <text:p>glacio</text:p>
          </table:table-cell>
          <table:table-cell table:number-columns-repeated="2"/>
          <table:table-cell table:formula="of:=IF(ISTEXT([.G401]);[.G401];&quot;&quot;)" office:value-type="string" office:string-value="ice" calcext:value-type="string">
            <text:p>ice</text:p>
          </table:table-cell>
          <table:table-cell table:formula="of:=CONCATENATE([.H401]; IF(ISTEXT([.B401]); CONCATENATE(&quot; {&quot;;[.B401];&quot;}&quot;);&quot;&quot;))" office:value-type="string" office:string-value="glacio" calcext:value-type="string">
            <text:p>glacio</text:p>
          </table:table-cell>
          <table:table-cell table:formula="of:=IF(ISTEXT([.I401]);[.I40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word</text:p>
          </table:table-cell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glavo</text:p>
          </table:table-cell>
          <table:table-cell table:number-columns-repeated="2"/>
          <table:table-cell table:formula="of:=IF(ISTEXT([.G402]);[.G402];&quot;&quot;)" office:value-type="string" office:string-value="sword" calcext:value-type="string">
            <text:p>sword</text:p>
          </table:table-cell>
          <table:table-cell table:formula="of:=CONCATENATE([.H402]; IF(ISTEXT([.B402]); CONCATENATE(&quot; {&quot;;[.B402];&quot;}&quot;);&quot;&quot;))" office:value-type="string" office:string-value="glavo" calcext:value-type="string">
            <text:p>glavo</text:p>
          </table:table-cell>
          <table:table-cell table:formula="of:=IF(ISTEXT([.I402]);[.I40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lory</text:p>
          </table:table-cell>
          <table:table-cell/>
          <table:table-cell office:value-type="string" calcext:value-type="string">
            <text:p>glory</text:p>
          </table:table-cell>
          <table:table-cell office:value-type="string" calcext:value-type="string">
            <text:p>gloro</text:p>
          </table:table-cell>
          <table:table-cell table:number-columns-repeated="2"/>
          <table:table-cell table:formula="of:=IF(ISTEXT([.G403]);[.G403];&quot;&quot;)" office:value-type="string" office:string-value="glory" calcext:value-type="string">
            <text:p>glory</text:p>
          </table:table-cell>
          <table:table-cell table:formula="of:=CONCATENATE([.H403]; IF(ISTEXT([.B403]); CONCATENATE(&quot; {&quot;;[.B403];&quot;}&quot;);&quot;&quot;))" office:value-type="string" office:string-value="gloro" calcext:value-type="string">
            <text:p>gloro</text:p>
          </table:table-cell>
          <table:table-cell table:formula="of:=IF(ISTEXT([.I403]);[.I40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ondola</text:p>
          </table:table-cell>
          <table:table-cell/>
          <table:table-cell table:number-columns-repeated="2" office:value-type="string" calcext:value-type="string">
            <text:p>gondola</text:p>
          </table:table-cell>
          <table:table-cell table:number-columns-repeated="2"/>
          <table:table-cell table:formula="of:=IF(ISTEXT([.G404]);[.G404];&quot;&quot;)" office:value-type="string" office:string-value="gondola" calcext:value-type="string">
            <text:p>gondola</text:p>
          </table:table-cell>
          <table:table-cell table:formula="of:=CONCATENATE([.H404]; IF(ISTEXT([.B404]); CONCATENATE(&quot; {&quot;;[.B404];&quot;}&quot;);&quot;&quot;))" office:value-type="string" office:string-value="gondola" calcext:value-type="string">
            <text:p>gondola</text:p>
          </table:table-cell>
          <table:table-cell table:formula="of:=IF(ISTEXT([.I404]);[.I40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ondolier</text:p>
          </table:table-cell>
          <table:table-cell/>
          <table:table-cell office:value-type="string" calcext:value-type="string">
            <text:p>gondolier</text:p>
          </table:table-cell>
          <table:table-cell office:value-type="string" calcext:value-type="string">
            <text:p>gondolisto</text:p>
          </table:table-cell>
          <table:table-cell table:number-columns-repeated="2"/>
          <table:table-cell table:formula="of:=IF(ISTEXT([.G405]);[.G405];&quot;&quot;)" office:value-type="string" office:string-value="gondolier" calcext:value-type="string">
            <text:p>gondolier</text:p>
          </table:table-cell>
          <table:table-cell table:formula="of:=CONCATENATE([.H405]; IF(ISTEXT([.B405]); CONCATENATE(&quot; {&quot;;[.B405];&quot;}&quot;);&quot;&quot;))" office:value-type="string" office:string-value="gondolisto" calcext:value-type="string">
            <text:p>gondolisto</text:p>
          </table:table-cell>
          <table:table-cell table:formula="of:=IF(ISTEXT([.I405]);[.I40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unties</text:p>
          </table:table-cell>
          <table:table-cell/>
          <table:table-cell office:value-type="string" calcext:value-type="string">
            <text:p>counties</text:p>
          </table:table-cell>
          <table:table-cell office:value-type="string" calcext:value-type="string">
            <text:p>graflandoj</text:p>
          </table:table-cell>
          <table:table-cell table:number-columns-repeated="2"/>
          <table:table-cell table:formula="of:=IF(ISTEXT([.G406]);[.G406];&quot;&quot;)" office:value-type="string" office:string-value="counties" calcext:value-type="string">
            <text:p>counties</text:p>
          </table:table-cell>
          <table:table-cell table:formula="of:=CONCATENATE([.H406]; IF(ISTEXT([.B406]); CONCATENATE(&quot; {&quot;;[.B406];&quot;}&quot;);&quot;&quot;))" office:value-type="string" office:string-value="graflandoj" calcext:value-type="string">
            <text:p>graflandoj</text:p>
          </table:table-cell>
          <table:table-cell table:formula="of:=IF(ISTEXT([.I406]);[.I40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omegranate</text:p>
          </table:table-cell>
          <table:table-cell/>
          <table:table-cell office:value-type="string" calcext:value-type="string">
            <text:p>pomegranate</text:p>
          </table:table-cell>
          <table:table-cell office:value-type="string" calcext:value-type="string">
            <text:p>granato</text:p>
          </table:table-cell>
          <table:table-cell table:number-columns-repeated="2"/>
          <table:table-cell table:formula="of:=IF(ISTEXT([.G407]);[.G407];&quot;&quot;)" office:value-type="string" office:string-value="pomegranate" calcext:value-type="string">
            <text:p>pomegranate</text:p>
          </table:table-cell>
          <table:table-cell table:formula="of:=CONCATENATE([.H407]; IF(ISTEXT([.B407]); CONCATENATE(&quot; {&quot;;[.B407];&quot;}&quot;);&quot;&quot;))" office:value-type="string" office:string-value="granato" calcext:value-type="string">
            <text:p>granato</text:p>
          </table:table-cell>
          <table:table-cell table:formula="of:=IF(ISTEXT([.I407]);[.I40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Greece</text:p>
          </table:table-cell>
          <table:table-cell office:value-type="string" calcext:value-type="string">
            <text:p>Grekio</text:p>
          </table:table-cell>
          <table:table-cell table:number-columns-repeated="2"/>
          <table:table-cell table:formula="of:=IF(ISTEXT([.G408]);[.G408];&quot;&quot;)" office:value-type="string" office:string-value="Greece" calcext:value-type="string">
            <text:p>Greece</text:p>
          </table:table-cell>
          <table:table-cell table:formula="of:=CONCATENATE([.H408]; IF(ISTEXT([.B408]); CONCATENATE(&quot; {&quot;;[.B408];&quot;}&quot;);&quot;&quot;))" office:value-type="string" office:string-value="Grekio" calcext:value-type="string">
            <text:p>Grekio</text:p>
          </table:table-cell>
          <table:table-cell table:formula="of:=IF(ISTEXT([.I408]);[.I40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oil</text:p>
          </table:table-cell>
          <table:table-cell/>
          <table:table-cell office:value-type="string" calcext:value-type="string">
            <text:p>soil</text:p>
          </table:table-cell>
          <table:table-cell office:value-type="string" calcext:value-type="string">
            <text:p>grundo</text:p>
          </table:table-cell>
          <table:table-cell office:value-type="string" calcext:value-type="string">
            <text:p>soil</text:p>
          </table:table-cell>
          <table:table-cell/>
          <table:table-cell table:formula="of:=IF(ISTEXT([.G409]);[.G409];&quot;&quot;)" office:value-type="string" office:string-value="soil" calcext:value-type="string">
            <text:p>soil</text:p>
          </table:table-cell>
          <table:table-cell table:formula="of:=CONCATENATE([.H409]; IF(ISTEXT([.B409]); CONCATENATE(&quot; {&quot;;[.B409];&quot;}&quot;);&quot;&quot;))" office:value-type="string" office:string-value="grundo" calcext:value-type="string">
            <text:p>grundo</text:p>
          </table:table-cell>
          <table:table-cell table:formula="of:=IF(ISTEXT([.I409]);[.I409];&quot;&quot;)" office:value-type="string" office:string-value="soil" calcext:value-type="string">
            <text:p>so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ravel</text:p>
          </table:table-cell>
          <table:table-cell/>
          <table:table-cell office:value-type="string" calcext:value-type="string">
            <text:p>gravel</text:p>
          </table:table-cell>
          <table:table-cell office:value-type="string" calcext:value-type="string">
            <text:p>gruzo</text:p>
          </table:table-cell>
          <table:table-cell table:number-columns-repeated="2"/>
          <table:table-cell table:formula="of:=IF(ISTEXT([.G410]);[.G410];&quot;&quot;)" office:value-type="string" office:string-value="gravel" calcext:value-type="string">
            <text:p>gravel</text:p>
          </table:table-cell>
          <table:table-cell table:formula="of:=CONCATENATE([.H410]; IF(ISTEXT([.B410]); CONCATENATE(&quot; {&quot;;[.B410];&quot;}&quot;);&quot;&quot;))" office:value-type="string" office:string-value="gruzo" calcext:value-type="string">
            <text:p>gruzo</text:p>
          </table:table-cell>
          <table:table-cell table:formula="of:=IF(ISTEXT([.I410]);[.I41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ivy</text:p>
          </table:table-cell>
          <table:table-cell/>
          <table:table-cell office:value-type="string" calcext:value-type="string">
            <text:p>ivy</text:p>
          </table:table-cell>
          <table:table-cell office:value-type="string" calcext:value-type="string">
            <text:p>hedero</text:p>
          </table:table-cell>
          <table:table-cell table:number-columns-repeated="2"/>
          <table:table-cell table:formula="of:=IF(ISTEXT([.G411]);[.G411];&quot;&quot;)" office:value-type="string" office:string-value="ivy" calcext:value-type="string">
            <text:p>ivy</text:p>
          </table:table-cell>
          <table:table-cell table:formula="of:=CONCATENATE([.H411]; IF(ISTEXT([.B411]); CONCATENATE(&quot; {&quot;;[.B411];&quot;}&quot;);&quot;&quot;))" office:value-type="string" office:string-value="hedero" calcext:value-type="string">
            <text:p>hedero</text:p>
          </table:table-cell>
          <table:table-cell table:formula="of:=IF(ISTEXT([.I411]);[.I41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ome</text:p>
          </table:table-cell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hejmo</text:p>
          </table:table-cell>
          <table:table-cell office:value-type="string" calcext:value-type="string">
            <text:p>hejme-at home, hejmen-toward home</text:p>
          </table:table-cell>
          <table:table-cell/>
          <table:table-cell table:formula="of:=IF(ISTEXT([.G412]);[.G412];&quot;&quot;)" office:value-type="string" office:string-value="home" calcext:value-type="string">
            <text:p>home</text:p>
          </table:table-cell>
          <table:table-cell table:formula="of:=CONCATENATE([.H412]; IF(ISTEXT([.B412]); CONCATENATE(&quot; {&quot;;[.B412];&quot;}&quot;);&quot;&quot;))" office:value-type="string" office:string-value="hejmo" calcext:value-type="string">
            <text:p>hejmo</text:p>
          </table:table-cell>
          <table:table-cell table:formula="of:=IF(ISTEXT([.I412]);[.I412];&quot;&quot;)" office:value-type="string" office:string-value="hejme-at home, hejmen-toward home" calcext:value-type="string">
            <text:p>hejme-at home, hejmen-toward ho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esperides</text:p>
          </table:table-cell>
          <table:table-cell/>
          <table:table-cell office:value-type="string" calcext:value-type="string">
            <text:p>Hesperides</text:p>
          </table:table-cell>
          <table:table-cell office:value-type="string" calcext:value-type="string">
            <text:p>Hesperidoj</text:p>
          </table:table-cell>
          <table:table-cell table:number-columns-repeated="2"/>
          <table:table-cell table:formula="of:=IF(ISTEXT([.G413]);[.G413];&quot;&quot;)" office:value-type="string" office:string-value="Hesperides" calcext:value-type="string">
            <text:p>Hesperides</text:p>
          </table:table-cell>
          <table:table-cell table:formula="of:=CONCATENATE([.H413]; IF(ISTEXT([.B413]); CONCATENATE(&quot; {&quot;;[.B413];&quot;}&quot;);&quot;&quot;))" office:value-type="string" office:string-value="Hesperidoj" calcext:value-type="string">
            <text:p>Hesperidoj</text:p>
          </table:table-cell>
          <table:table-cell table:formula="of:=IF(ISTEXT([.I413]);[.I41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esitation</text:p>
          </table:table-cell>
          <table:table-cell/>
          <table:table-cell office:value-type="string" calcext:value-type="string">
            <text:p>hesitation</text:p>
          </table:table-cell>
          <table:table-cell office:value-type="string" calcext:value-type="string">
            <text:p>hezito</text:p>
          </table:table-cell>
          <table:table-cell table:number-columns-repeated="2"/>
          <table:table-cell table:formula="of:=IF(ISTEXT([.G414]);[.G414];&quot;&quot;)" office:value-type="string" office:string-value="hesitation" calcext:value-type="string">
            <text:p>hesitation</text:p>
          </table:table-cell>
          <table:table-cell table:formula="of:=CONCATENATE([.H414]; IF(ISTEXT([.B414]); CONCATENATE(&quot; {&quot;;[.B414];&quot;}&quot;);&quot;&quot;))" office:value-type="string" office:string-value="hezito" calcext:value-type="string">
            <text:p>hezito</text:p>
          </table:table-cell>
          <table:table-cell table:formula="of:=IF(ISTEXT([.I414]);[.I41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ymn</text:p>
          </table:table-cell>
          <table:table-cell/>
          <table:table-cell office:value-type="string" calcext:value-type="string">
            <text:p>hymn</text:p>
          </table:table-cell>
          <table:table-cell office:value-type="string" calcext:value-type="string">
            <text:p>himno</text:p>
          </table:table-cell>
          <table:table-cell table:number-columns-repeated="2"/>
          <table:table-cell table:formula="of:=IF(ISTEXT([.G415]);[.G415];&quot;&quot;)" office:value-type="string" office:string-value="hymn" calcext:value-type="string">
            <text:p>hymn</text:p>
          </table:table-cell>
          <table:table-cell table:formula="of:=CONCATENATE([.H415]; IF(ISTEXT([.B415]); CONCATENATE(&quot; {&quot;;[.B415];&quot;}&quot;);&quot;&quot;))" office:value-type="string" office:string-value="himno" calcext:value-type="string">
            <text:p>himno</text:p>
          </table:table-cell>
          <table:table-cell table:formula="of:=IF(ISTEXT([.I415]);[.I41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rowd</text:p>
          </table:table-cell>
          <table:table-cell/>
          <table:table-cell office:value-type="string" calcext:value-type="string">
            <text:p>crowd</text:p>
          </table:table-cell>
          <table:table-cell office:value-type="string" calcext:value-type="string">
            <text:p>homamaso</text:p>
          </table:table-cell>
          <table:table-cell table:number-columns-repeated="2"/>
          <table:table-cell table:formula="of:=IF(ISTEXT([.G416]);[.G416];&quot;&quot;)" office:value-type="string" office:string-value="crowd" calcext:value-type="string">
            <text:p>crowd</text:p>
          </table:table-cell>
          <table:table-cell table:formula="of:=CONCATENATE([.H416]; IF(ISTEXT([.B416]); CONCATENATE(&quot; {&quot;;[.B416];&quot;}&quot;);&quot;&quot;))" office:value-type="string" office:string-value="homamaso" calcext:value-type="string">
            <text:p>homamaso</text:p>
          </table:table-cell>
          <table:table-cell table:formula="of:=IF(ISTEXT([.I416]);[.I41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onour</text:p>
          </table:table-cell>
          <table:table-cell/>
          <table:table-cell office:value-type="string" calcext:value-type="string">
            <text:p>honour</text:p>
          </table:table-cell>
          <table:table-cell office:value-type="string" calcext:value-type="string">
            <text:p>honoro</text:p>
          </table:table-cell>
          <table:table-cell table:number-columns-repeated="2"/>
          <table:table-cell table:formula="of:=IF(ISTEXT([.G417]);[.G417];&quot;&quot;)" office:value-type="string" office:string-value="honour" calcext:value-type="string">
            <text:p>honour</text:p>
          </table:table-cell>
          <table:table-cell table:formula="of:=CONCATENATE([.H417]; IF(ISTEXT([.B417]); CONCATENATE(&quot; {&quot;;[.B417];&quot;}&quot;);&quot;&quot;))" office:value-type="string" office:string-value="honoro" calcext:value-type="string">
            <text:p>honoro</text:p>
          </table:table-cell>
          <table:table-cell table:formula="of:=IF(ISTEXT([.I417]);[.I41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horus</text:p>
          </table:table-cell>
          <table:table-cell/>
          <table:table-cell office:value-type="string" calcext:value-type="string">
            <text:p>chorus</text:p>
          </table:table-cell>
          <table:table-cell office:value-type="string" calcext:value-type="string">
            <text:p>ĥoro</text:p>
          </table:table-cell>
          <table:table-cell table:number-columns-repeated="2"/>
          <table:table-cell table:formula="of:=IF(ISTEXT([.G418]);[.G418];&quot;&quot;)" office:value-type="string" office:string-value="chorus" calcext:value-type="string">
            <text:p>chorus</text:p>
          </table:table-cell>
          <table:table-cell table:formula="of:=CONCATENATE([.H418]; IF(ISTEXT([.B418]); CONCATENATE(&quot; {&quot;;[.B418];&quot;}&quot;);&quot;&quot;))" office:value-type="string" office:string-value="ĥoro" calcext:value-type="string">
            <text:p>ĥoro</text:p>
          </table:table-cell>
          <table:table-cell table:formula="of:=IF(ISTEXT([.I418]);[.I41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idea</text:p>
          </table:table-cell>
          <table:table-cell/>
          <table:table-cell office:value-type="string" calcext:value-type="string">
            <text:p>idea</text:p>
          </table:table-cell>
          <table:table-cell office:value-type="string" calcext:value-type="string">
            <text:p>ideo</text:p>
          </table:table-cell>
          <table:table-cell table:number-columns-repeated="2"/>
          <table:table-cell table:formula="of:=IF(ISTEXT([.G419]);[.G419];&quot;&quot;)" office:value-type="string" office:string-value="idea" calcext:value-type="string">
            <text:p>idea</text:p>
          </table:table-cell>
          <table:table-cell table:formula="of:=CONCATENATE([.H419]; IF(ISTEXT([.B419]); CONCATENATE(&quot; {&quot;;[.B419];&quot;}&quot;);&quot;&quot;))" office:value-type="string" office:string-value="ideo" calcext:value-type="string">
            <text:p>ideo</text:p>
          </table:table-cell>
          <table:table-cell table:formula="of:=IF(ISTEXT([.I419]);[.I41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native</text:p>
          </table:table-cell>
          <table:table-cell/>
          <table:table-cell office:value-type="string" calcext:value-type="string">
            <text:p>native</text:p>
          </table:table-cell>
          <table:table-cell office:value-type="string" calcext:value-type="string">
            <text:p>indiĝeno</text:p>
          </table:table-cell>
          <table:table-cell table:number-columns-repeated="2"/>
          <table:table-cell table:formula="of:=IF(ISTEXT([.G420]);[.G420];&quot;&quot;)" office:value-type="string" office:string-value="native" calcext:value-type="string">
            <text:p>native</text:p>
          </table:table-cell>
          <table:table-cell table:formula="of:=CONCATENATE([.H420]; IF(ISTEXT([.B420]); CONCATENATE(&quot; {&quot;;[.B420];&quot;}&quot;);&quot;&quot;))" office:value-type="string" office:string-value="indiĝeno" calcext:value-type="string">
            <text:p>indiĝeno</text:p>
          </table:table-cell>
          <table:table-cell table:formula="of:=IF(ISTEXT([.I420]);[.I42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ingle</text:p>
          </table:table-cell>
          <table:table-cell/>
          <table:table-cell office:value-type="string" calcext:value-type="string">
            <text:p>mingle</text:p>
          </table:table-cell>
          <table:table-cell office:value-type="string" calcext:value-type="string">
            <text:p>intermiksiĝi</text:p>
          </table:table-cell>
          <table:table-cell table:number-columns-repeated="2"/>
          <table:table-cell table:formula="of:=IF(ISTEXT([.G421]);[.G421];&quot;&quot;)" office:value-type="string" office:string-value="mingle" calcext:value-type="string">
            <text:p>mingle</text:p>
          </table:table-cell>
          <table:table-cell table:formula="of:=CONCATENATE([.H421]; IF(ISTEXT([.B421]); CONCATENATE(&quot; {&quot;;[.B421];&quot;}&quot;);&quot;&quot;))" office:value-type="string" office:string-value="intermiksiĝi" calcext:value-type="string">
            <text:p>intermiksiĝi</text:p>
          </table:table-cell>
          <table:table-cell table:formula="of:=IF(ISTEXT([.I421]);[.I42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lot</text:p>
          </table:table-cell>
          <table:table-cell/>
          <table:table-cell office:value-type="string" calcext:value-type="string">
            <text:p>plot</text:p>
          </table:table-cell>
          <table:table-cell office:value-type="string" calcext:value-type="string">
            <text:p>intrigo</text:p>
          </table:table-cell>
          <table:table-cell office:value-type="string" calcext:value-type="string">
            <text:p>cunning activity to make or break a cause</text:p>
          </table:table-cell>
          <table:table-cell/>
          <table:table-cell table:formula="of:=IF(ISTEXT([.G422]);[.G422];&quot;&quot;)" office:value-type="string" office:string-value="plot" calcext:value-type="string">
            <text:p>plot</text:p>
          </table:table-cell>
          <table:table-cell table:formula="of:=CONCATENATE([.H422]; IF(ISTEXT([.B422]); CONCATENATE(&quot; {&quot;;[.B422];&quot;}&quot;);&quot;&quot;))" office:value-type="string" office:string-value="intrigo" calcext:value-type="string">
            <text:p>intrigo</text:p>
          </table:table-cell>
          <table:table-cell table:formula="of:=IF(ISTEXT([.I422]);[.I422];&quot;&quot;)" office:value-type="string" office:string-value="cunning activity to make or break a cause" calcext:value-type="string">
            <text:p>cunning activity to make or break a cau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January</text:p>
          </table:table-cell>
          <table:table-cell office:value-type="string" calcext:value-type="string">
            <text:p>januaro</text:p>
          </table:table-cell>
          <table:table-cell table:number-columns-repeated="2"/>
          <table:table-cell table:formula="of:=IF(ISTEXT([.G423]);[.G423];&quot;&quot;)" office:value-type="string" office:string-value="January" calcext:value-type="string">
            <text:p>January</text:p>
          </table:table-cell>
          <table:table-cell table:formula="of:=CONCATENATE([.H423]; IF(ISTEXT([.B423]); CONCATENATE(&quot; {&quot;;[.B423];&quot;}&quot;);&quot;&quot;))" office:value-type="string" office:string-value="januaro" calcext:value-type="string">
            <text:p>januaro</text:p>
          </table:table-cell>
          <table:table-cell table:formula="of:=IF(ISTEXT([.I423]);[.I42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entury</text:p>
          </table:table-cell>
          <table:table-cell/>
          <table:table-cell office:value-type="string" calcext:value-type="string">
            <text:p>century</text:p>
          </table:table-cell>
          <table:table-cell office:value-type="string" calcext:value-type="string">
            <text:p>jarcento</text:p>
          </table:table-cell>
          <table:table-cell table:number-columns-repeated="2"/>
          <table:table-cell table:formula="of:=IF(ISTEXT([.G424]);[.G424];&quot;&quot;)" office:value-type="string" office:string-value="century" calcext:value-type="string">
            <text:p>century</text:p>
          </table:table-cell>
          <table:table-cell table:formula="of:=CONCATENATE([.H424]; IF(ISTEXT([.B424]); CONCATENATE(&quot; {&quot;;[.B424];&quot;}&quot;);&quot;&quot;))" office:value-type="string" office:string-value="jarcento" calcext:value-type="string">
            <text:p>jarcento</text:p>
          </table:table-cell>
          <table:table-cell table:formula="of:=IF(ISTEXT([.I424]);[.I42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yearlong</text:p>
          </table:table-cell>
          <table:table-cell/>
          <table:table-cell office:value-type="string" calcext:value-type="string">
            <text:p>yearlong</text:p>
          </table:table-cell>
          <table:table-cell office:value-type="string" calcext:value-type="string">
            <text:p>jarlonga</text:p>
          </table:table-cell>
          <table:table-cell table:number-columns-repeated="2"/>
          <table:table-cell table:formula="of:=IF(ISTEXT([.G425]);[.G425];&quot;&quot;)" office:value-type="string" office:string-value="yearlong" calcext:value-type="string">
            <text:p>yearlong</text:p>
          </table:table-cell>
          <table:table-cell table:formula="of:=CONCATENATE([.H425]; IF(ISTEXT([.B425]); CONCATENATE(&quot; {&quot;;[.B425];&quot;}&quot;);&quot;&quot;))" office:value-type="string" office:string-value="jarlonga" calcext:value-type="string">
            <text:p>jarlonga</text:p>
          </table:table-cell>
          <table:table-cell table:formula="of:=IF(ISTEXT([.I425]);[.I42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hursday</text:p>
          </table:table-cell>
          <table:table-cell/>
          <table:table-cell office:value-type="string" calcext:value-type="string">
            <text:p>Thursday</text:p>
          </table:table-cell>
          <table:table-cell office:value-type="string" calcext:value-type="string">
            <text:p>ĵaŭdo</text:p>
          </table:table-cell>
          <table:table-cell table:number-columns-repeated="2"/>
          <table:table-cell table:formula="of:=IF(ISTEXT([.G426]);[.G426];&quot;&quot;)" office:value-type="string" office:string-value="Thursday" calcext:value-type="string">
            <text:p>Thursday</text:p>
          </table:table-cell>
          <table:table-cell table:formula="of:=CONCATENATE([.H426]; IF(ISTEXT([.B426]); CONCATENATE(&quot; {&quot;;[.B426];&quot;}&quot;);&quot;&quot;))" office:value-type="string" office:string-value="ĵaŭdo" calcext:value-type="string">
            <text:p>ĵaŭdo</text:p>
          </table:table-cell>
          <table:table-cell table:formula="of:=IF(ISTEXT([.I426]);[.I42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Jesus</text:p>
          </table:table-cell>
          <table:table-cell/>
          <table:table-cell office:value-type="string" calcext:value-type="string">
            <text:p>Jesus</text:p>
          </table:table-cell>
          <table:table-cell office:value-type="string" calcext:value-type="string">
            <text:p>Jesuo</text:p>
          </table:table-cell>
          <table:table-cell table:number-columns-repeated="2"/>
          <table:table-cell table:formula="of:=IF(ISTEXT([.G427]);[.G427];&quot;&quot;)" office:value-type="string" office:string-value="Jesus" calcext:value-type="string">
            <text:p>Jesus</text:p>
          </table:table-cell>
          <table:table-cell table:formula="of:=CONCATENATE([.H427]; IF(ISTEXT([.B427]); CONCATENATE(&quot; {&quot;;[.B427];&quot;}&quot;);&quot;&quot;))" office:value-type="string" office:string-value="Jesuo" calcext:value-type="string">
            <text:p>Jesuo</text:p>
          </table:table-cell>
          <table:table-cell table:formula="of:=IF(ISTEXT([.I427]);[.I42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John</text:p>
          </table:table-cell>
          <table:table-cell office:value-type="string" calcext:value-type="string">
            <text:p>Johano</text:p>
          </table:table-cell>
          <table:table-cell office:value-type="string" calcext:value-type="string">
            <text:p>name</text:p>
          </table:table-cell>
          <table:table-cell/>
          <table:table-cell table:formula="of:=IF(ISTEXT([.G428]);[.G428];&quot;&quot;)" office:value-type="string" office:string-value="John" calcext:value-type="string">
            <text:p>John</text:p>
          </table:table-cell>
          <table:table-cell table:formula="of:=CONCATENATE([.H428]; IF(ISTEXT([.B428]); CONCATENATE(&quot; {&quot;;[.B428];&quot;}&quot;);&quot;&quot;))" office:value-type="string" office:string-value="Johano" calcext:value-type="string">
            <text:p>Johano</text:p>
          </table:table-cell>
          <table:table-cell table:formula="of:=IF(ISTEXT([.I428]);[.I428];&quot;&quot;)" office:value-type="string" office:string-value="name" calcext:value-type="string">
            <text:p>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John o’ Groats</text:p>
          </table:table-cell>
          <table:table-cell/>
          <table:table-cell office:value-type="string" calcext:value-type="string">
            <text:p>John o’ Groats</text:p>
          </table:table-cell>
          <table:table-cell office:value-type="string" calcext:value-type="string">
            <text:p>Johano de Kvar'pencoj</text:p>
          </table:table-cell>
          <table:table-cell table:number-columns-repeated="2"/>
          <table:table-cell table:formula="of:=IF(ISTEXT([.G429]);[.G429];&quot;&quot;)" office:value-type="string" office:string-value="John o’ Groats" calcext:value-type="string">
            <text:p>John o’ Groats</text:p>
          </table:table-cell>
          <table:table-cell table:formula="of:=CONCATENATE([.H429]; IF(ISTEXT([.B429]); CONCATENATE(&quot; {&quot;;[.B429];&quot;}&quot;);&quot;&quot;))" office:value-type="string" office:string-value="Johano de Kvar'pencoj" calcext:value-type="string">
            <text:p>Johano de Kvar'pencoj</text:p>
          </table:table-cell>
          <table:table-cell table:formula="of:=IF(ISTEXT([.I429]);[.I42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joicings</text:p>
          </table:table-cell>
          <table:table-cell/>
          <table:table-cell office:value-type="string" calcext:value-type="string">
            <text:p>rejoicings</text:p>
          </table:table-cell>
          <table:table-cell office:value-type="string" calcext:value-type="string">
            <text:p>jubiloj</text:p>
          </table:table-cell>
          <table:table-cell table:number-columns-repeated="2"/>
          <table:table-cell table:formula="of:=IF(ISTEXT([.G430]);[.G430];&quot;&quot;)" office:value-type="string" office:string-value="rejoicings" calcext:value-type="string">
            <text:p>rejoicings</text:p>
          </table:table-cell>
          <table:table-cell table:formula="of:=CONCATENATE([.H430]; IF(ISTEXT([.B430]); CONCATENATE(&quot; {&quot;;[.B430];&quot;}&quot;);&quot;&quot;))" office:value-type="string" office:string-value="jubiloj" calcext:value-type="string">
            <text:p>jubiloj</text:p>
          </table:table-cell>
          <table:table-cell table:formula="of:=IF(ISTEXT([.I430]);[.I43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yule-log</text:p>
          </table:table-cell>
          <table:table-cell/>
          <table:table-cell office:value-type="string" calcext:value-type="string">
            <text:p>yule-log</text:p>
          </table:table-cell>
          <table:table-cell office:value-type="string" calcext:value-type="string">
            <text:p>Jul'ŝtipo</text:p>
          </table:table-cell>
          <table:table-cell table:number-columns-repeated="2"/>
          <table:table-cell table:formula="of:=IF(ISTEXT([.G431]);[.G431];&quot;&quot;)" office:value-type="string" office:string-value="yule-log" calcext:value-type="string">
            <text:p>yule-log</text:p>
          </table:table-cell>
          <table:table-cell table:formula="of:=CONCATENATE([.H431]; IF(ISTEXT([.B431]); CONCATENATE(&quot; {&quot;;[.B431];&quot;}&quot;);&quot;&quot;))" office:value-type="string" office:string-value="Jul'ŝtipo" calcext:value-type="string">
            <text:p>Jul'ŝtipo</text:p>
          </table:table-cell>
          <table:table-cell table:formula="of:=IF(ISTEXT([.I431]);[.I43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July</text:p>
          </table:table-cell>
          <table:table-cell office:value-type="string" calcext:value-type="string">
            <text:p>julio</text:p>
          </table:table-cell>
          <table:table-cell table:number-columns-repeated="2"/>
          <table:table-cell table:formula="of:=IF(ISTEXT([.G432]);[.G432];&quot;&quot;)" office:value-type="string" office:string-value="July" calcext:value-type="string">
            <text:p>July</text:p>
          </table:table-cell>
          <table:table-cell table:formula="of:=CONCATENATE([.H432]; IF(ISTEXT([.B432]); CONCATENATE(&quot; {&quot;;[.B432];&quot;}&quot;);&quot;&quot;))" office:value-type="string" office:string-value="julio" calcext:value-type="string">
            <text:p>julio</text:p>
          </table:table-cell>
          <table:table-cell table:formula="of:=IF(ISTEXT([.I432]);[.I43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June</text:p>
          </table:table-cell>
          <table:table-cell/>
          <table:table-cell office:value-type="string" calcext:value-type="string">
            <text:p>June</text:p>
          </table:table-cell>
          <table:table-cell office:value-type="string" calcext:value-type="string">
            <text:p>junio</text:p>
          </table:table-cell>
          <table:table-cell table:number-columns-repeated="2"/>
          <table:table-cell table:formula="of:=IF(ISTEXT([.G433]);[.G433];&quot;&quot;)" office:value-type="string" office:string-value="June" calcext:value-type="string">
            <text:p>June</text:p>
          </table:table-cell>
          <table:table-cell table:formula="of:=CONCATENATE([.H433]; IF(ISTEXT([.B433]); CONCATENATE(&quot; {&quot;;[.B433];&quot;}&quot;);&quot;&quot;))" office:value-type="string" office:string-value="junio" calcext:value-type="string">
            <text:p>junio</text:p>
          </table:table-cell>
          <table:table-cell table:formula="of:=IF(ISTEXT([.I433]);[.I43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earth</text:p>
          </table:table-cell>
          <table:table-cell/>
          <table:table-cell office:value-type="string" calcext:value-type="string">
            <text:p>hearth</text:p>
          </table:table-cell>
          <table:table-cell office:value-type="string" calcext:value-type="string">
            <text:p>kameno</text:p>
          </table:table-cell>
          <table:table-cell table:number-columns-repeated="2"/>
          <table:table-cell table:formula="of:=IF(ISTEXT([.G434]);[.G434];&quot;&quot;)" office:value-type="string" office:string-value="hearth" calcext:value-type="string">
            <text:p>hearth</text:p>
          </table:table-cell>
          <table:table-cell table:formula="of:=CONCATENATE([.H434]; IF(ISTEXT([.B434]); CONCATENATE(&quot; {&quot;;[.B434];&quot;}&quot;);&quot;&quot;))" office:value-type="string" office:string-value="kameno" calcext:value-type="string">
            <text:p>kameno</text:p>
          </table:table-cell>
          <table:table-cell table:formula="of:=IF(ISTEXT([.I434]);[.I43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armhouse</text:p>
          </table:table-cell>
          <table:table-cell/>
          <table:table-cell office:value-type="string" calcext:value-type="string">
            <text:p>farmhouse</text:p>
          </table:table-cell>
          <table:table-cell office:value-type="string" calcext:value-type="string">
            <text:p>kampara domo</text:p>
          </table:table-cell>
          <table:table-cell office:value-type="string" calcext:value-type="string">
            <text:p>complicated by ownership &amp; serfdom</text:p>
          </table:table-cell>
          <table:table-cell/>
          <table:table-cell table:formula="of:=IF(ISTEXT([.G435]);[.G435];&quot;&quot;)" office:value-type="string" office:string-value="farmhouse" calcext:value-type="string">
            <text:p>farmhouse</text:p>
          </table:table-cell>
          <table:table-cell table:formula="of:=CONCATENATE([.H435]; IF(ISTEXT([.B435]); CONCATENATE(&quot; {&quot;;[.B435];&quot;}&quot;);&quot;&quot;))" office:value-type="string" office:string-value="kampara domo" calcext:value-type="string">
            <text:p>kampara domo</text:p>
          </table:table-cell>
          <table:table-cell table:formula="of:=IF(ISTEXT([.I435]);[.I435];&quot;&quot;)" office:value-type="string" office:string-value="complicated by ownership &amp; serfdom" calcext:value-type="string">
            <text:p>complicated by ownership &amp; serfd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easant</text:p>
          </table:table-cell>
          <table:table-cell/>
          <table:table-cell office:value-type="string" calcext:value-type="string">
            <text:p>peasant</text:p>
          </table:table-cell>
          <table:table-cell office:value-type="string" calcext:value-type="string">
            <text:p>kamparano</text:p>
          </table:table-cell>
          <table:table-cell table:number-columns-repeated="2"/>
          <table:table-cell table:formula="of:=IF(ISTEXT([.G436]);[.G436];&quot;&quot;)" office:value-type="string" office:string-value="peasant" calcext:value-type="string">
            <text:p>peasant</text:p>
          </table:table-cell>
          <table:table-cell table:formula="of:=CONCATENATE([.H436]; IF(ISTEXT([.B436]); CONCATENATE(&quot; {&quot;;[.B436];&quot;}&quot;);&quot;&quot;))" office:value-type="string" office:string-value="kamparano" calcext:value-type="string">
            <text:p>kamparano</text:p>
          </table:table-cell>
          <table:table-cell table:formula="of:=IF(ISTEXT([.I436]);[.I43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untry people</text:p>
          </table:table-cell>
          <table:table-cell/>
          <table:table-cell office:value-type="string" calcext:value-type="string">
            <text:p>country people</text:p>
          </table:table-cell>
          <table:table-cell office:value-type="string" calcext:value-type="string">
            <text:p>kamparanoj</text:p>
          </table:table-cell>
          <table:table-cell table:number-columns-repeated="2"/>
          <table:table-cell table:formula="of:=IF(ISTEXT([.G437]);[.G437];&quot;&quot;)" office:value-type="string" office:string-value="country people" calcext:value-type="string">
            <text:p>country people</text:p>
          </table:table-cell>
          <table:table-cell table:formula="of:=CONCATENATE([.H437]; IF(ISTEXT([.B437]); CONCATENATE(&quot; {&quot;;[.B437];&quot;}&quot;);&quot;&quot;))" office:value-type="string" office:string-value="kamparanoj" calcext:value-type="string">
            <text:p>kamparanoj</text:p>
          </table:table-cell>
          <table:table-cell table:formula="of:=IF(ISTEXT([.I437]);[.I43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ustics</text:p>
          </table:table-cell>
          <table:table-cell/>
          <table:table-cell office:value-type="string" calcext:value-type="string">
            <text:p>rustics</text:p>
          </table:table-cell>
          <table:table-cell office:value-type="string" calcext:value-type="string">
            <text:p>kamparanoj</text:p>
          </table:table-cell>
          <table:table-cell table:number-columns-repeated="2"/>
          <table:table-cell table:formula="of:=IF(ISTEXT([.G438]);[.G438];&quot;&quot;)" office:value-type="string" office:string-value="rustics" calcext:value-type="string">
            <text:p>rustics</text:p>
          </table:table-cell>
          <table:table-cell table:formula="of:=CONCATENATE([.H438]; IF(ISTEXT([.B438]); CONCATENATE(&quot; {&quot;;[.B438];&quot;}&quot;);&quot;&quot;))" office:value-type="string" office:string-value="kamparanoj" calcext:value-type="string">
            <text:p>kamparanoj</text:p>
          </table:table-cell>
          <table:table-cell table:formula="of:=IF(ISTEXT([.I438]);[.I43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untry</text:p>
          </table:table-cell>
          <table:table-cell/>
          <table:table-cell office:value-type="string" calcext:value-type="string">
            <text:p>country</text:p>
          </table:table-cell>
          <table:table-cell office:value-type="string" calcext:value-type="string">
            <text:p>kamparo</text:p>
          </table:table-cell>
          <table:table-cell office:value-type="string" calcext:value-type="string">
            <text:p>as in countryside, not city</text:p>
          </table:table-cell>
          <table:table-cell/>
          <table:table-cell table:formula="of:=IF(ISTEXT([.G439]);[.G439];&quot;&quot;)" office:value-type="string" office:string-value="country" calcext:value-type="string">
            <text:p>country</text:p>
          </table:table-cell>
          <table:table-cell table:formula="of:=CONCATENATE([.H439]; IF(ISTEXT([.B439]); CONCATENATE(&quot; {&quot;;[.B439];&quot;}&quot;);&quot;&quot;))" office:value-type="string" office:string-value="kamparo" calcext:value-type="string">
            <text:p>kamparo</text:p>
          </table:table-cell>
          <table:table-cell table:formula="of:=IF(ISTEXT([.I439]);[.I439];&quot;&quot;)" office:value-type="string" office:string-value="as in countryside, not city" calcext:value-type="string">
            <text:p>as in countryside, not c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uch</text:p>
          </table:table-cell>
          <table:table-cell/>
          <table:table-cell office:value-type="string" calcext:value-type="string">
            <text:p>couch</text:p>
          </table:table-cell>
          <table:table-cell office:value-type="string" calcext:value-type="string">
            <text:p>kanapo</text:p>
          </table:table-cell>
          <table:table-cell table:number-columns-repeated="2"/>
          <table:table-cell table:formula="of:=IF(ISTEXT([.G440]);[.G440];&quot;&quot;)" office:value-type="string" office:string-value="couch" calcext:value-type="string">
            <text:p>couch</text:p>
          </table:table-cell>
          <table:table-cell table:formula="of:=CONCATENATE([.H440]; IF(ISTEXT([.B440]); CONCATENATE(&quot; {&quot;;[.B440];&quot;}&quot;);&quot;&quot;))" office:value-type="string" office:string-value="kanapo" calcext:value-type="string">
            <text:p>kanapo</text:p>
          </table:table-cell>
          <table:table-cell table:formula="of:=IF(ISTEXT([.I440]);[.I44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PIV</text:p>
          </table:table-cell>
          <table:table-cell office:value-type="string" calcext:value-type="string">
            <text:p>Candlemas</text:p>
          </table:table-cell>
          <table:table-cell/>
          <table:table-cell office:value-type="string" calcext:value-type="string">
            <text:p>Candlemas</text:p>
          </table:table-cell>
          <table:table-cell office:value-type="string" calcext:value-type="string">
            <text:p>Kandelfesto</text:p>
          </table:table-cell>
          <table:table-cell table:number-columns-repeated="2"/>
          <table:table-cell table:formula="of:=IF(ISTEXT([.G441]);[.G441];&quot;&quot;)" office:value-type="string" office:string-value="Candlemas" calcext:value-type="string">
            <text:p>Candlemas</text:p>
          </table:table-cell>
          <table:table-cell table:formula="of:=CONCATENATE([.H441]; IF(ISTEXT([.B441]); CONCATENATE(&quot; {&quot;;[.B441];&quot;}&quot;);&quot;&quot;))" office:value-type="string" office:string-value="Kandelfesto" calcext:value-type="string">
            <text:p>Kandelfesto</text:p>
          </table:table-cell>
          <table:table-cell table:formula="of:=IF(ISTEXT([.I441]);[.I44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/>
          <table:table-cell office:value-type="string" calcext:value-type="string">
            <text:p>character</text:p>
          </table:table-cell>
          <table:table-cell office:value-type="string" calcext:value-type="string">
            <text:p>karakteron</text:p>
          </table:table-cell>
          <table:table-cell table:number-columns-repeated="2"/>
          <table:table-cell table:formula="of:=IF(ISTEXT([.G442]);[.G442];&quot;&quot;)" office:value-type="string" office:string-value="character" calcext:value-type="string">
            <text:p>character</text:p>
          </table:table-cell>
          <table:table-cell table:formula="of:=CONCATENATE([.H442]; IF(ISTEXT([.B442]); CONCATENATE(&quot; {&quot;;[.B442];&quot;}&quot;);&quot;&quot;))" office:value-type="string" office:string-value="karakteron" calcext:value-type="string">
            <text:p>karakteron</text:p>
          </table:table-cell>
          <table:table-cell table:formula="of:=IF(ISTEXT([.I442]);[.I44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he waits</text:p>
          </table:table-cell>
          <table:table-cell/>
          <table:table-cell office:value-type="string" calcext:value-type="string">
            <text:p>the waits</text:p>
          </table:table-cell>
          <table:table-cell office:value-type="string" calcext:value-type="string">
            <text:p>karol’kantistoj</text:p>
          </table:table-cell>
          <table:table-cell office:value-type="string" calcext:value-type="string">
            <text:p>carol singers</text:p>
          </table:table-cell>
          <table:table-cell/>
          <table:table-cell table:formula="of:=IF(ISTEXT([.G443]);[.G443];&quot;&quot;)" office:value-type="string" office:string-value="the waits" calcext:value-type="string">
            <text:p>the waits</text:p>
          </table:table-cell>
          <table:table-cell table:formula="of:=CONCATENATE([.H443]; IF(ISTEXT([.B443]); CONCATENATE(&quot; {&quot;;[.B443];&quot;}&quot;);&quot;&quot;))" office:value-type="string" office:string-value="karol’kantistoj" calcext:value-type="string">
            <text:p>karol’kantistoj</text:p>
          </table:table-cell>
          <table:table-cell table:formula="of:=IF(ISTEXT([.I443]);[.I443];&quot;&quot;)" office:value-type="string" office:string-value="carol singers" calcext:value-type="string">
            <text:p>carol singer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arol</text:p>
          </table:table-cell>
          <table:table-cell/>
          <table:table-cell office:value-type="string" calcext:value-type="string">
            <text:p>carol</text:p>
          </table:table-cell>
          <table:table-cell office:value-type="string" calcext:value-type="string">
            <text:p>karolo</text:p>
          </table:table-cell>
          <table:table-cell office:value-type="string" calcext:value-type="string">
            <text:p>Christmas song</text:p>
          </table:table-cell>
          <table:table-cell/>
          <table:table-cell table:formula="of:=IF(ISTEXT([.G444]);[.G444];&quot;&quot;)" office:value-type="string" office:string-value="carol" calcext:value-type="string">
            <text:p>carol</text:p>
          </table:table-cell>
          <table:table-cell table:formula="of:=CONCATENATE([.H444]; IF(ISTEXT([.B444]); CONCATENATE(&quot; {&quot;;[.B444];&quot;}&quot;);&quot;&quot;))" office:value-type="string" office:string-value="karolo" calcext:value-type="string">
            <text:p>karolo</text:p>
          </table:table-cell>
          <table:table-cell table:formula="of:=IF(ISTEXT([.I444]);[.I444];&quot;&quot;)" office:value-type="string" office:string-value="Christmas song" calcext:value-type="string">
            <text:p>Christmas so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eaver</text:p>
          </table:table-cell>
          <table:table-cell/>
          <table:table-cell office:value-type="string" calcext:value-type="string">
            <text:p>beaver</text:p>
          </table:table-cell>
          <table:table-cell office:value-type="string" calcext:value-type="string">
            <text:p>kastoro</text:p>
          </table:table-cell>
          <table:table-cell table:number-columns-repeated="2"/>
          <table:table-cell table:formula="of:=IF(ISTEXT([.G445]);[.G445];&quot;&quot;)" office:value-type="string" office:string-value="beaver" calcext:value-type="string">
            <text:p>beaver</text:p>
          </table:table-cell>
          <table:table-cell table:formula="of:=CONCATENATE([.H445]; IF(ISTEXT([.B445]); CONCATENATE(&quot; {&quot;;[.B445];&quot;}&quot;);&quot;&quot;))" office:value-type="string" office:string-value="kastoro" calcext:value-type="string">
            <text:p>kastoro</text:p>
          </table:table-cell>
          <table:table-cell table:formula="of:=IF(ISTEXT([.I445]);[.I44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ossip</text:p>
          </table:table-cell>
          <table:table-cell/>
          <table:table-cell office:value-type="string" calcext:value-type="string">
            <text:p>gossip</text:p>
          </table:table-cell>
          <table:table-cell office:value-type="string" calcext:value-type="string">
            <text:p>klaĉo</text:p>
          </table:table-cell>
          <table:table-cell office:value-type="string" calcext:value-type="string">
            <text:p>gossip, always negative</text:p>
          </table:table-cell>
          <table:table-cell/>
          <table:table-cell table:formula="of:=IF(ISTEXT([.G446]);[.G446];&quot;&quot;)" office:value-type="string" office:string-value="gossip" calcext:value-type="string">
            <text:p>gossip</text:p>
          </table:table-cell>
          <table:table-cell table:formula="of:=CONCATENATE([.H446]; IF(ISTEXT([.B446]); CONCATENATE(&quot; {&quot;;[.B446];&quot;}&quot;);&quot;&quot;))" office:value-type="string" office:string-value="klaĉo" calcext:value-type="string">
            <text:p>klaĉo</text:p>
          </table:table-cell>
          <table:table-cell table:formula="of:=IF(ISTEXT([.I446]);[.I446];&quot;&quot;)" office:value-type="string" office:string-value="gossip, always negative" calcext:value-type="string">
            <text:p>gossip, always negati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llege</text:p>
          </table:table-cell>
          <table:table-cell/>
          <table:table-cell office:value-type="string" calcext:value-type="string">
            <text:p>college</text:p>
          </table:table-cell>
          <table:table-cell office:value-type="string" calcext:value-type="string">
            <text:p>kolegio</text:p>
          </table:table-cell>
          <table:table-cell table:number-columns-repeated="2"/>
          <table:table-cell table:formula="of:=IF(ISTEXT([.G447]);[.G447];&quot;&quot;)" office:value-type="string" office:string-value="college" calcext:value-type="string">
            <text:p>college</text:p>
          </table:table-cell>
          <table:table-cell table:formula="of:=CONCATENATE([.H447]; IF(ISTEXT([.B447]); CONCATENATE(&quot; {&quot;;[.B447];&quot;}&quot;);&quot;&quot;))" office:value-type="string" office:string-value="kolegio" calcext:value-type="string">
            <text:p>kolegio</text:p>
          </table:table-cell>
          <table:table-cell table:formula="of:=IF(ISTEXT([.I447]);[.I44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llection</text:p>
          </table:table-cell>
          <table:table-cell/>
          <table:table-cell office:value-type="string" calcext:value-type="string">
            <text:p>collection</text:p>
          </table:table-cell>
          <table:table-cell office:value-type="string" calcext:value-type="string">
            <text:p>kolekto</text:p>
          </table:table-cell>
          <table:table-cell table:number-columns-repeated="2"/>
          <table:table-cell table:formula="of:=IF(ISTEXT([.G448]);[.G448];&quot;&quot;)" office:value-type="string" office:string-value="collection" calcext:value-type="string">
            <text:p>collection</text:p>
          </table:table-cell>
          <table:table-cell table:formula="of:=CONCATENATE([.H448]; IF(ISTEXT([.B448]); CONCATENATE(&quot; {&quot;;[.B448];&quot;}&quot;);&quot;&quot;))" office:value-type="string" office:string-value="kolekto" calcext:value-type="string">
            <text:p>kolekto</text:p>
          </table:table-cell>
          <table:table-cell table:formula="of:=IF(ISTEXT([.I448]);[.I44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eginning</text:p>
          </table:table-cell>
          <table:table-cell/>
          <table:table-cell office:value-type="string" calcext:value-type="string">
            <text:p>beginning</text:p>
          </table:table-cell>
          <table:table-cell office:value-type="string" calcext:value-type="string">
            <text:p>komenco</text:p>
          </table:table-cell>
          <table:table-cell table:number-columns-repeated="2"/>
          <table:table-cell table:formula="of:=IF(ISTEXT([.G449]);[.G449];&quot;&quot;)" office:value-type="string" office:string-value="beginning" calcext:value-type="string">
            <text:p>beginning</text:p>
          </table:table-cell>
          <table:table-cell table:formula="of:=CONCATENATE([.H449]; IF(ISTEXT([.B449]); CONCATENATE(&quot; {&quot;;[.B449];&quot;}&quot;);&quot;&quot;))" office:value-type="string" office:string-value="komenco" calcext:value-type="string">
            <text:p>komenco</text:p>
          </table:table-cell>
          <table:table-cell table:formula="of:=IF(ISTEXT([.I449]);[.I44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mmunity</text:p>
          </table:table-cell>
          <table:table-cell/>
          <table:table-cell office:value-type="string" calcext:value-type="string">
            <text:p>community</text:p>
          </table:table-cell>
          <table:table-cell office:value-type="string" calcext:value-type="string">
            <text:p>komunumo</text:p>
          </table:table-cell>
          <table:table-cell table:number-columns-repeated="2"/>
          <table:table-cell table:formula="of:=IF(ISTEXT([.G450]);[.G450];&quot;&quot;)" office:value-type="string" office:string-value="community" calcext:value-type="string">
            <text:p>community</text:p>
          </table:table-cell>
          <table:table-cell table:formula="of:=CONCATENATE([.H450]; IF(ISTEXT([.B450]); CONCATENATE(&quot; {&quot;;[.B450];&quot;}&quot;);&quot;&quot;))" office:value-type="string" office:string-value="komunumo" calcext:value-type="string">
            <text:p>komunumo</text:p>
          </table:table-cell>
          <table:table-cell table:formula="of:=IF(ISTEXT([.I450]);[.I45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ewilderment</text:p>
          </table:table-cell>
          <table:table-cell/>
          <table:table-cell office:value-type="string" calcext:value-type="string">
            <text:p>bewilderment</text:p>
          </table:table-cell>
          <table:table-cell office:value-type="string" calcext:value-type="string">
            <text:p>konfuzo</text:p>
          </table:table-cell>
          <table:table-cell table:number-columns-repeated="2"/>
          <table:table-cell table:formula="of:=IF(ISTEXT([.G451]);[.G451];&quot;&quot;)" office:value-type="string" office:string-value="bewilderment" calcext:value-type="string">
            <text:p>bewilderment</text:p>
          </table:table-cell>
          <table:table-cell table:formula="of:=CONCATENATE([.H451]; IF(ISTEXT([.B451]); CONCATENATE(&quot; {&quot;;[.B451];&quot;}&quot;);&quot;&quot;))" office:value-type="string" office:string-value="konfuzo" calcext:value-type="string">
            <text:p>konfuzo</text:p>
          </table:table-cell>
          <table:table-cell table:formula="of:=IF(ISTEXT([.I451]);[.I45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nsent</text:p>
          </table:table-cell>
          <table:table-cell/>
          <table:table-cell office:value-type="string" calcext:value-type="string">
            <text:p>consent</text:p>
          </table:table-cell>
          <table:table-cell office:value-type="string" calcext:value-type="string">
            <text:p>konsento</text:p>
          </table:table-cell>
          <table:table-cell table:number-columns-repeated="2"/>
          <table:table-cell table:formula="of:=IF(ISTEXT([.G452]);[.G452];&quot;&quot;)" office:value-type="string" office:string-value="consent" calcext:value-type="string">
            <text:p>consent</text:p>
          </table:table-cell>
          <table:table-cell table:formula="of:=CONCATENATE([.H452]; IF(ISTEXT([.B452]); CONCATENATE(&quot; {&quot;;[.B452];&quot;}&quot;);&quot;&quot;))" office:value-type="string" office:string-value="konsento" calcext:value-type="string">
            <text:p>konsento</text:p>
          </table:table-cell>
          <table:table-cell table:formula="of:=IF(ISTEXT([.I452]);[.I45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uncil</text:p>
          </table:table-cell>
          <table:table-cell/>
          <table:table-cell office:value-type="string" calcext:value-type="string">
            <text:p>council</text:p>
          </table:table-cell>
          <table:table-cell office:value-type="string" calcext:value-type="string">
            <text:p>konsilio</text:p>
          </table:table-cell>
          <table:table-cell office:value-type="string" calcext:value-type="string">
            <text:p>a leading body of people</text:p>
          </table:table-cell>
          <table:table-cell/>
          <table:table-cell table:formula="of:=IF(ISTEXT([.G453]);[.G453];&quot;&quot;)" office:value-type="string" office:string-value="council" calcext:value-type="string">
            <text:p>council</text:p>
          </table:table-cell>
          <table:table-cell table:formula="of:=CONCATENATE([.H453]; IF(ISTEXT([.B453]); CONCATENATE(&quot; {&quot;;[.B453];&quot;}&quot;);&quot;&quot;))" office:value-type="string" office:string-value="konsilio" calcext:value-type="string">
            <text:p>konsilio</text:p>
          </table:table-cell>
          <table:table-cell table:formula="of:=IF(ISTEXT([.I453]);[.I453];&quot;&quot;)" office:value-type="string" office:string-value="a leading body of people" calcext:value-type="string">
            <text:p>a leading body of peop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eart</text:p>
          </table:table-cell>
          <table:table-cell/>
          <table:table-cell office:value-type="string" calcext:value-type="string">
            <text:p>heart</text:p>
          </table:table-cell>
          <table:table-cell office:value-type="string" calcext:value-type="string">
            <text:p>koro</text:p>
          </table:table-cell>
          <table:table-cell table:number-columns-repeated="2"/>
          <table:table-cell table:formula="of:=IF(ISTEXT([.G454]);[.G454];&quot;&quot;)" office:value-type="string" office:string-value="heart" calcext:value-type="string">
            <text:p>heart</text:p>
          </table:table-cell>
          <table:table-cell table:formula="of:=CONCATENATE([.H454]; IF(ISTEXT([.B454]); CONCATENATE(&quot; {&quot;;[.B454];&quot;}&quot;);&quot;&quot;))" office:value-type="string" office:string-value="koro" calcext:value-type="string">
            <text:p>koro</text:p>
          </table:table-cell>
          <table:table-cell table:formula="of:=IF(ISTEXT([.I454]);[.I45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odyguard</text:p>
          </table:table-cell>
          <table:table-cell/>
          <table:table-cell office:value-type="string" calcext:value-type="string">
            <text:p>bodyguard</text:p>
          </table:table-cell>
          <table:table-cell office:value-type="string" calcext:value-type="string">
            <text:p>korpogardisto</text:p>
          </table:table-cell>
          <table:table-cell table:number-columns-repeated="2"/>
          <table:table-cell table:formula="of:=IF(ISTEXT([.G455]);[.G455];&quot;&quot;)" office:value-type="string" office:string-value="bodyguard" calcext:value-type="string">
            <text:p>bodyguard</text:p>
          </table:table-cell>
          <table:table-cell table:formula="of:=CONCATENATE([.H455]; IF(ISTEXT([.B455]); CONCATENATE(&quot; {&quot;;[.B455];&quot;}&quot;);&quot;&quot;))" office:value-type="string" office:string-value="korpogardisto" calcext:value-type="string">
            <text:p>korpogardisto</text:p>
          </table:table-cell>
          <table:table-cell table:formula="of:=IF(ISTEXT([.I455]);[.I45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urtyard</text:p>
          </table:table-cell>
          <table:table-cell/>
          <table:table-cell office:value-type="string" calcext:value-type="string">
            <text:p>courtyard</text:p>
          </table:table-cell>
          <table:table-cell office:value-type="string" calcext:value-type="string">
            <text:p>korto</text:p>
          </table:table-cell>
          <table:table-cell table:number-columns-repeated="2"/>
          <table:table-cell table:formula="of:=IF(ISTEXT([.G456]);[.G456];&quot;&quot;)" office:value-type="string" office:string-value="courtyard" calcext:value-type="string">
            <text:p>courtyard</text:p>
          </table:table-cell>
          <table:table-cell table:formula="of:=CONCATENATE([.H456]; IF(ISTEXT([.B456]); CONCATENATE(&quot; {&quot;;[.B456];&quot;}&quot;);&quot;&quot;))" office:value-type="string" office:string-value="korto" calcext:value-type="string">
            <text:p>korto</text:p>
          </table:table-cell>
          <table:table-cell table:formula="of:=IF(ISTEXT([.I456]);[.I45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hoir</text:p>
          </table:table-cell>
          <table:table-cell/>
          <table:table-cell office:value-type="string" calcext:value-type="string">
            <text:p>choir</text:p>
          </table:table-cell>
          <table:table-cell office:value-type="string" calcext:value-type="string">
            <text:p>koruso</text:p>
          </table:table-cell>
          <table:table-cell office:value-type="string" calcext:value-type="string">
            <text:p>syn. ĥoro</text:p>
          </table:table-cell>
          <table:table-cell/>
          <table:table-cell table:formula="of:=IF(ISTEXT([.G457]);[.G457];&quot;&quot;)" office:value-type="string" office:string-value="choir" calcext:value-type="string">
            <text:p>choir</text:p>
          </table:table-cell>
          <table:table-cell table:formula="of:=CONCATENATE([.H457]; IF(ISTEXT([.B457]); CONCATENATE(&quot; {&quot;;[.B457];&quot;}&quot;);&quot;&quot;))" office:value-type="string" office:string-value="koruso" calcext:value-type="string">
            <text:p>koruso</text:p>
          </table:table-cell>
          <table:table-cell table:formula="of:=IF(ISTEXT([.I457]);[.I457];&quot;&quot;)" office:value-type="string" office:string-value="syn. ĥoro" calcext:value-type="string">
            <text:p>syn. ĥor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simo</text:p>
          </table:table-cell>
          <table:table-cell/>
          <table:table-cell office:value-type="string" calcext:value-type="string">
            <text:p>Cosimo</text:p>
          </table:table-cell>
          <table:table-cell office:value-type="string" calcext:value-type="string">
            <text:p>Kosimo</text:p>
          </table:table-cell>
          <table:table-cell office:value-type="string" calcext:value-type="string">
            <text:p>personal-name</text:p>
          </table:table-cell>
          <table:table-cell/>
          <table:table-cell table:formula="of:=IF(ISTEXT([.G458]);[.G458];&quot;&quot;)" office:value-type="string" office:string-value="Cosimo" calcext:value-type="string">
            <text:p>Cosimo</text:p>
          </table:table-cell>
          <table:table-cell table:formula="of:=CONCATENATE([.H458]; IF(ISTEXT([.B458]); CONCATENATE(&quot; {&quot;;[.B458];&quot;}&quot;);&quot;&quot;))" office:value-type="string" office:string-value="Kosimo" calcext:value-type="string">
            <text:p>Kosimo</text:p>
          </table:table-cell>
          <table:table-cell table:formula="of:=IF(ISTEXT([.I458]);[.I458];&quot;&quot;)" office:value-type="string" office:string-value="personal-name" calcext:value-type="string">
            <text:p>personal-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hristmas Morning</text:p>
          </table:table-cell>
          <table:table-cell/>
          <table:table-cell office:value-type="string" calcext:value-type="string">
            <text:p>Christmas Morning</text:p>
          </table:table-cell>
          <table:table-cell office:value-type="string" calcext:value-type="string">
            <text:p>Kristnask’mateno</text:p>
          </table:table-cell>
          <table:table-cell table:number-columns-repeated="2"/>
          <table:table-cell table:formula="of:=IF(ISTEXT([.G459]);[.G459];&quot;&quot;)" office:value-type="string" office:string-value="Christmas Morning" calcext:value-type="string">
            <text:p>Christmas Morning</text:p>
          </table:table-cell>
          <table:table-cell table:formula="of:=CONCATENATE([.H459]; IF(ISTEXT([.B459]); CONCATENATE(&quot; {&quot;;[.B459];&quot;}&quot;);&quot;&quot;))" office:value-type="string" office:string-value="Kristnask’mateno" calcext:value-type="string">
            <text:p>Kristnask’mateno</text:p>
          </table:table-cell>
          <table:table-cell table:formula="of:=IF(ISTEXT([.I459]);[.I45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hristmas-day</text:p>
          </table:table-cell>
          <table:table-cell/>
          <table:table-cell office:value-type="string" calcext:value-type="string">
            <text:p>Christmas-day</text:p>
          </table:table-cell>
          <table:table-cell office:value-type="string" calcext:value-type="string">
            <text:p>Kristnask’tago</text:p>
          </table:table-cell>
          <table:table-cell table:number-columns-repeated="2"/>
          <table:table-cell table:formula="of:=IF(ISTEXT([.G460]);[.G460];&quot;&quot;)" office:value-type="string" office:string-value="Christmas-day" calcext:value-type="string">
            <text:p>Christmas-day</text:p>
          </table:table-cell>
          <table:table-cell table:formula="of:=CONCATENATE([.H460]; IF(ISTEXT([.B460]); CONCATENATE(&quot; {&quot;;[.B460];&quot;}&quot;);&quot;&quot;))" office:value-type="string" office:string-value="Kristnask’tago" calcext:value-type="string">
            <text:p>Kristnask’tago</text:p>
          </table:table-cell>
          <table:table-cell table:formula="of:=IF(ISTEXT([.I460]);[.I46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hristmas-tide</text:p>
          </table:table-cell>
          <table:table-cell/>
          <table:table-cell office:value-type="string" calcext:value-type="string">
            <text:p>Christmas-tide</text:p>
          </table:table-cell>
          <table:table-cell office:value-type="string" calcext:value-type="string">
            <text:p>Kristnask’tempo</text:p>
          </table:table-cell>
          <table:table-cell table:number-columns-repeated="2"/>
          <table:table-cell table:formula="of:=IF(ISTEXT([.G461]);[.G461];&quot;&quot;)" office:value-type="string" office:string-value="Christmas-tide" calcext:value-type="string">
            <text:p>Christmas-tide</text:p>
          </table:table-cell>
          <table:table-cell table:formula="of:=CONCATENATE([.H461]; IF(ISTEXT([.B461]); CONCATENATE(&quot; {&quot;;[.B461];&quot;}&quot;);&quot;&quot;))" office:value-type="string" office:string-value="Kristnask’tempo" calcext:value-type="string">
            <text:p>Kristnask’tempo</text:p>
          </table:table-cell>
          <table:table-cell table:formula="of:=IF(ISTEXT([.I461]);[.I46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hristmas-eve</text:p>
          </table:table-cell>
          <table:table-cell/>
          <table:table-cell office:value-type="string" calcext:value-type="string">
            <text:p>Christmas-eve</text:p>
          </table:table-cell>
          <table:table-cell office:value-type="string" calcext:value-type="string">
            <text:p>Kristnask’vespero</text:p>
          </table:table-cell>
          <table:table-cell table:number-columns-repeated="2"/>
          <table:table-cell table:formula="of:=IF(ISTEXT([.G462]);[.G462];&quot;&quot;)" office:value-type="string" office:string-value="Christmas-eve" calcext:value-type="string">
            <text:p>Christmas-eve</text:p>
          </table:table-cell>
          <table:table-cell table:formula="of:=CONCATENATE([.H462]; IF(ISTEXT([.B462]); CONCATENATE(&quot; {&quot;;[.B462];&quot;}&quot;);&quot;&quot;))" office:value-type="string" office:string-value="Kristnask’vespero" calcext:value-type="string">
            <text:p>Kristnask’vespero</text:p>
          </table:table-cell>
          <table:table-cell table:formula="of:=IF(ISTEXT([.I462]);[.I46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hrismasse Carolles</text:p>
          </table:table-cell>
          <table:table-cell/>
          <table:table-cell office:value-type="string" calcext:value-type="string">
            <text:p>Chrismasse Carolles</text:p>
          </table:table-cell>
          <table:table-cell office:value-type="string" calcext:value-type="string">
            <text:p>Kristnaskaj Karoloj</text:p>
          </table:table-cell>
          <table:table-cell table:number-columns-repeated="2"/>
          <table:table-cell table:formula="of:=IF(ISTEXT([.G463]);[.G463];&quot;&quot;)" office:value-type="string" office:string-value="Chrismasse Carolles" calcext:value-type="string">
            <text:p>Chrismasse Carolles</text:p>
          </table:table-cell>
          <table:table-cell table:formula="of:=CONCATENATE([.H463]; IF(ISTEXT([.B463]); CONCATENATE(&quot; {&quot;;[.B463];&quot;}&quot;);&quot;&quot;))" office:value-type="string" office:string-value="Kristnaskaj Karoloj" calcext:value-type="string">
            <text:p>Kristnaskaj Karoloj</text:p>
          </table:table-cell>
          <table:table-cell table:formula="of:=IF(ISTEXT([.I463]);[.I46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hristmas</text:p>
          </table:table-cell>
          <table:table-cell/>
          <table:table-cell office:value-type="string" calcext:value-type="string">
            <text:p>Christmas</text:p>
          </table:table-cell>
          <table:table-cell office:value-type="string" calcext:value-type="string">
            <text:p>Kristnasko</text:p>
          </table:table-cell>
          <table:table-cell table:number-columns-repeated="2"/>
          <table:table-cell table:formula="of:=IF(ISTEXT([.G464]);[.G464];&quot;&quot;)" office:value-type="string" office:string-value="Christmas" calcext:value-type="string">
            <text:p>Christmas</text:p>
          </table:table-cell>
          <table:table-cell table:formula="of:=CONCATENATE([.H464]; IF(ISTEXT([.B464]); CONCATENATE(&quot; {&quot;;[.B464];&quot;}&quot;);&quot;&quot;))" office:value-type="string" office:string-value="Kristnasko" calcext:value-type="string">
            <text:p>Kristnasko</text:p>
          </table:table-cell>
          <table:table-cell table:formula="of:=IF(ISTEXT([.I464]);[.I46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tr|ntr</text:p>
          </table:table-cell>
          <table:table-cell table:number-columns-repeated="2"/>
          <table:table-cell office:value-type="string" calcext:value-type="string">
            <text:p>climax</text:p>
          </table:table-cell>
          <table:table-cell/>
          <table:table-cell office:value-type="string" calcext:value-type="string">
            <text:p>climax</text:p>
          </table:table-cell>
          <table:table-cell office:value-type="string" calcext:value-type="string">
            <text:p>kulmino</text:p>
          </table:table-cell>
          <table:table-cell table:number-columns-repeated="2"/>
          <table:table-cell table:formula="of:=IF(ISTEXT([.G465]);[.G465];&quot;&quot;)" office:value-type="string" office:string-value="climax" calcext:value-type="string">
            <text:p>climax</text:p>
          </table:table-cell>
          <table:table-cell table:formula="of:=CONCATENATE([.H465]; IF(ISTEXT([.B465]); CONCATENATE(&quot; {&quot;;[.B465];&quot;}&quot;);&quot;&quot;))" office:value-type="string" office:string-value="kulmino {tr|ntr}" calcext:value-type="string">
            <text:p>kulmino {tr|ntr}</text:p>
          </table:table-cell>
          <table:table-cell table:formula="of:=IF(ISTEXT([.I465]);[.I46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usin</text:p>
          </table:table-cell>
          <table:table-cell/>
          <table:table-cell office:value-type="string" calcext:value-type="string">
            <text:p>cousin</text:p>
          </table:table-cell>
          <table:table-cell office:value-type="string" calcext:value-type="string">
            <text:p>kuzino</text:p>
          </table:table-cell>
          <table:table-cell office:value-type="string" calcext:value-type="string">
            <text:p>female</text:p>
          </table:table-cell>
          <table:table-cell/>
          <table:table-cell table:formula="of:=IF(ISTEXT([.G466]);[.G466];&quot;&quot;)" office:value-type="string" office:string-value="cousin" calcext:value-type="string">
            <text:p>cousin</text:p>
          </table:table-cell>
          <table:table-cell table:formula="of:=CONCATENATE([.H466]; IF(ISTEXT([.B466]); CONCATENATE(&quot; {&quot;;[.B466];&quot;}&quot;);&quot;&quot;))" office:value-type="string" office:string-value="kuzino" calcext:value-type="string">
            <text:p>kuzino</text:p>
          </table:table-cell>
          <table:table-cell table:formula="of:=IF(ISTEXT([.I466]);[.I466];&quot;&quot;)" office:value-type="string" office:string-value="female" calcext:value-type="string">
            <text:p>fema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abourer</text:p>
          </table:table-cell>
          <table:table-cell/>
          <table:table-cell office:value-type="string" calcext:value-type="string">
            <text:p>labourer</text:p>
          </table:table-cell>
          <table:table-cell office:value-type="string" calcext:value-type="string">
            <text:p>laboristo</text:p>
          </table:table-cell>
          <table:table-cell table:number-columns-repeated="2"/>
          <table:table-cell table:formula="of:=IF(ISTEXT([.G467]);[.G467];&quot;&quot;)" office:value-type="string" office:string-value="labourer" calcext:value-type="string">
            <text:p>labourer</text:p>
          </table:table-cell>
          <table:table-cell table:formula="of:=CONCATENATE([.H467]; IF(ISTEXT([.B467]); CONCATENATE(&quot; {&quot;;[.B467];&quot;}&quot;);&quot;&quot;))" office:value-type="string" office:string-value="laboristo" calcext:value-type="string">
            <text:p>laboristo</text:p>
          </table:table-cell>
          <table:table-cell table:formula="of:=IF(ISTEXT([.I467]);[.I46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antern</text:p>
          </table:table-cell>
          <table:table-cell/>
          <table:table-cell office:value-type="string" calcext:value-type="string">
            <text:p>lantern</text:p>
          </table:table-cell>
          <table:table-cell office:value-type="string" calcext:value-type="string">
            <text:p>lanterno</text:p>
          </table:table-cell>
          <table:table-cell table:number-columns-repeated="2"/>
          <table:table-cell table:formula="of:=IF(ISTEXT([.G468]);[.G468];&quot;&quot;)" office:value-type="string" office:string-value="lantern" calcext:value-type="string">
            <text:p>lantern</text:p>
          </table:table-cell>
          <table:table-cell table:formula="of:=CONCATENATE([.H468]; IF(ISTEXT([.B468]); CONCATENATE(&quot; {&quot;;[.B468];&quot;}&quot;);&quot;&quot;))" office:value-type="string" office:string-value="lanterno" calcext:value-type="string">
            <text:p>lanterno</text:p>
          </table:table-cell>
          <table:table-cell table:formula="of:=IF(ISTEXT([.I468]);[.I46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aurel</text:p>
          </table:table-cell>
          <table:table-cell/>
          <table:table-cell office:value-type="string" calcext:value-type="string">
            <text:p>laurel</text:p>
          </table:table-cell>
          <table:table-cell office:value-type="string" calcext:value-type="string">
            <text:p>laŭro</text:p>
          </table:table-cell>
          <table:table-cell table:number-columns-repeated="2"/>
          <table:table-cell table:formula="of:=IF(ISTEXT([.G469]);[.G469];&quot;&quot;)" office:value-type="string" office:string-value="laurel" calcext:value-type="string">
            <text:p>laurel</text:p>
          </table:table-cell>
          <table:table-cell table:formula="of:=CONCATENATE([.H469]; IF(ISTEXT([.B469]); CONCATENATE(&quot; {&quot;;[.B469];&quot;}&quot;);&quot;&quot;))" office:value-type="string" office:string-value="laŭro" calcext:value-type="string">
            <text:p>laŭro</text:p>
          </table:table-cell>
          <table:table-cell table:formula="of:=IF(ISTEXT([.I469]);[.I46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ion</text:p>
          </table:table-cell>
          <table:table-cell/>
          <table:table-cell office:value-type="string" calcext:value-type="string">
            <text:p>lion</text:p>
          </table:table-cell>
          <table:table-cell office:value-type="string" calcext:value-type="string">
            <text:p>leono</text:p>
          </table:table-cell>
          <table:table-cell table:number-columns-repeated="2"/>
          <table:table-cell table:formula="of:=IF(ISTEXT([.G470]);[.G470];&quot;&quot;)" office:value-type="string" office:string-value="lion" calcext:value-type="string">
            <text:p>lion</text:p>
          </table:table-cell>
          <table:table-cell table:formula="of:=CONCATENATE([.H470]; IF(ISTEXT([.B470]); CONCATENATE(&quot; {&quot;;[.B470];&quot;}&quot;);&quot;&quot;))" office:value-type="string" office:string-value="leono" calcext:value-type="string">
            <text:p>leono</text:p>
          </table:table-cell>
          <table:table-cell table:formula="of:=IF(ISTEXT([.I470]);[.I47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kill</text:p>
          </table:table-cell>
          <table:table-cell/>
          <table:table-cell office:value-type="string" calcext:value-type="string">
            <text:p>skill</text:p>
          </table:table-cell>
          <table:table-cell office:value-type="string" calcext:value-type="string">
            <text:p>lerteco</text:p>
          </table:table-cell>
          <table:table-cell table:number-columns-repeated="2"/>
          <table:table-cell table:formula="of:=IF(ISTEXT([.G471]);[.G471];&quot;&quot;)" office:value-type="string" office:string-value="skill" calcext:value-type="string">
            <text:p>skill</text:p>
          </table:table-cell>
          <table:table-cell table:formula="of:=CONCATENATE([.H471]; IF(ISTEXT([.B471]); CONCATENATE(&quot; {&quot;;[.B471];&quot;}&quot;);&quot;&quot;))" office:value-type="string" office:string-value="lerteco" calcext:value-type="string">
            <text:p>lerteco</text:p>
          </table:table-cell>
          <table:table-cell table:formula="of:=IF(ISTEXT([.I471]);[.I47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ip</text:p>
          </table:table-cell>
          <table:table-cell/>
          <table:table-cell office:value-type="string" calcext:value-type="string">
            <text:p>lip</text:p>
          </table:table-cell>
          <table:table-cell office:value-type="string" calcext:value-type="string">
            <text:p>lipo</text:p>
          </table:table-cell>
          <table:table-cell table:number-columns-repeated="2"/>
          <table:table-cell table:formula="of:=IF(ISTEXT([.G472]);[.G472];&quot;&quot;)" office:value-type="string" office:string-value="lip" calcext:value-type="string">
            <text:p>lip</text:p>
          </table:table-cell>
          <table:table-cell table:formula="of:=CONCATENATE([.H472]; IF(ISTEXT([.B472]); CONCATENATE(&quot; {&quot;;[.B472];&quot;}&quot;);&quot;&quot;))" office:value-type="string" office:string-value="lipo" calcext:value-type="string">
            <text:p>lipo</text:p>
          </table:table-cell>
          <table:table-cell table:formula="of:=IF(ISTEXT([.I472]);[.I47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ight</text:p>
          </table:table-cell>
          <table:table-cell/>
          <table:table-cell office:value-type="string" calcext:value-type="string">
            <text:p>light</text:p>
          </table:table-cell>
          <table:table-cell office:value-type="string" calcext:value-type="string">
            <text:p>lumo</text:p>
          </table:table-cell>
          <table:table-cell office:value-type="string" calcext:value-type="string">
            <text:p>visible radiation, source of light, figurative light, light part of painting</text:p>
          </table:table-cell>
          <table:table-cell/>
          <table:table-cell table:formula="of:=IF(ISTEXT([.G473]);[.G473];&quot;&quot;)" office:value-type="string" office:string-value="light" calcext:value-type="string">
            <text:p>light</text:p>
          </table:table-cell>
          <table:table-cell table:formula="of:=CONCATENATE([.H473]; IF(ISTEXT([.B473]); CONCATENATE(&quot; {&quot;;[.B473];&quot;}&quot;);&quot;&quot;))" office:value-type="string" office:string-value="lumo" calcext:value-type="string">
            <text:p>lumo</text:p>
          </table:table-cell>
          <table:table-cell table:formula="of:=IF(ISTEXT([.I473]);[.I473];&quot;&quot;)" office:value-type="string" office:string-value="visible radiation, source of light, figurative light, light part of painting" calcext:value-type="string">
            <text:p>visible radiation, source of light, figurative light, light part of paint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onday</text:p>
          </table:table-cell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lundo</text:p>
          </table:table-cell>
          <table:table-cell table:number-columns-repeated="2"/>
          <table:table-cell table:formula="of:=IF(ISTEXT([.G474]);[.G474];&quot;&quot;)" office:value-type="string" office:string-value="Monday" calcext:value-type="string">
            <text:p>Monday</text:p>
          </table:table-cell>
          <table:table-cell table:formula="of:=CONCATENATE([.H474]; IF(ISTEXT([.B474]); CONCATENATE(&quot; {&quot;;[.B474];&quot;}&quot;);&quot;&quot;))" office:value-type="string" office:string-value="lundo" calcext:value-type="string">
            <text:p>lundo</text:p>
          </table:table-cell>
          <table:table-cell table:formula="of:=IF(ISTEXT([.I474]);[.I47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ay</text:p>
          </table:table-cell>
          <table:table-cell/>
          <table:table-cell office:value-type="string" calcext:value-type="string">
            <text:p>May</text:p>
          </table:table-cell>
          <table:table-cell office:value-type="string" calcext:value-type="string">
            <text:p>majo</text:p>
          </table:table-cell>
          <table:table-cell table:number-columns-repeated="2"/>
          <table:table-cell table:formula="of:=IF(ISTEXT([.G475]);[.G475];&quot;&quot;)" office:value-type="string" office:string-value="May" calcext:value-type="string">
            <text:p>May</text:p>
          </table:table-cell>
          <table:table-cell table:formula="of:=CONCATENATE([.H475]; IF(ISTEXT([.B475]); CONCATENATE(&quot; {&quot;;[.B475];&quot;}&quot;);&quot;&quot;))" office:value-type="string" office:string-value="majo" calcext:value-type="string">
            <text:p>majo</text:p>
          </table:table-cell>
          <table:table-cell table:formula="of:=IF(ISTEXT([.I475]);[.I47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vil</text:p>
          </table:table-cell>
          <table:table-cell/>
          <table:table-cell office:value-type="string" calcext:value-type="string">
            <text:p>evil</text:p>
          </table:table-cell>
          <table:table-cell office:value-type="string" calcext:value-type="string">
            <text:p>malbono</text:p>
          </table:table-cell>
          <table:table-cell table:number-columns-repeated="2"/>
          <table:table-cell table:formula="of:=IF(ISTEXT([.G476]);[.G476];&quot;&quot;)" office:value-type="string" office:string-value="evil" calcext:value-type="string">
            <text:p>evil</text:p>
          </table:table-cell>
          <table:table-cell table:formula="of:=CONCATENATE([.H476]; IF(ISTEXT([.B476]); CONCATENATE(&quot; {&quot;;[.B476];&quot;}&quot;);&quot;&quot;))" office:value-type="string" office:string-value="malbono" calcext:value-type="string">
            <text:p>malbono</text:p>
          </table:table-cell>
          <table:table-cell table:formula="of:=IF(ISTEXT([.I476]);[.I47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old lady</text:p>
          </table:table-cell>
          <table:table-cell/>
          <table:table-cell office:value-type="string" calcext:value-type="string">
            <text:p>old lady</text:p>
          </table:table-cell>
          <table:table-cell office:value-type="string" calcext:value-type="string">
            <text:p>maljunulino</text:p>
          </table:table-cell>
          <table:table-cell table:number-columns-repeated="2"/>
          <table:table-cell table:formula="of:=IF(ISTEXT([.G477]);[.G477];&quot;&quot;)" office:value-type="string" office:string-value="old lady" calcext:value-type="string">
            <text:p>old lady</text:p>
          </table:table-cell>
          <table:table-cell table:formula="of:=CONCATENATE([.H477]; IF(ISTEXT([.B477]); CONCATENATE(&quot; {&quot;;[.B477];&quot;}&quot;);&quot;&quot;))" office:value-type="string" office:string-value="maljunulino" calcext:value-type="string">
            <text:p>maljunulino</text:p>
          </table:table-cell>
          <table:table-cell table:formula="of:=IF(ISTEXT([.I477]);[.I47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ispleasure</text:p>
          </table:table-cell>
          <table:table-cell/>
          <table:table-cell office:value-type="string" calcext:value-type="string">
            <text:p>displeasure</text:p>
          </table:table-cell>
          <table:table-cell office:value-type="string" calcext:value-type="string">
            <text:p>malplezuro</text:p>
          </table:table-cell>
          <table:table-cell table:number-columns-repeated="2"/>
          <table:table-cell table:formula="of:=IF(ISTEXT([.G478]);[.G478];&quot;&quot;)" office:value-type="string" office:string-value="displeasure" calcext:value-type="string">
            <text:p>displeasure</text:p>
          </table:table-cell>
          <table:table-cell table:formula="of:=CONCATENATE([.H478]; IF(ISTEXT([.B478]); CONCATENATE(&quot; {&quot;;[.B478];&quot;}&quot;);&quot;&quot;))" office:value-type="string" office:string-value="malplezuro" calcext:value-type="string">
            <text:p>malplezuro</text:p>
          </table:table-cell>
          <table:table-cell table:formula="of:=IF(ISTEXT([.I478]);[.I47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ool</text:p>
          </table:table-cell>
          <table:table-cell/>
          <table:table-cell office:value-type="string" calcext:value-type="string">
            <text:p>fool</text:p>
          </table:table-cell>
          <table:table-cell office:value-type="string" calcext:value-type="string">
            <text:p>malsaĝulo</text:p>
          </table:table-cell>
          <table:table-cell table:number-columns-repeated="2"/>
          <table:table-cell table:formula="of:=IF(ISTEXT([.G479]);[.G479];&quot;&quot;)" office:value-type="string" office:string-value="fool" calcext:value-type="string">
            <text:p>fool</text:p>
          </table:table-cell>
          <table:table-cell table:formula="of:=CONCATENATE([.H479]; IF(ISTEXT([.B479]); CONCATENATE(&quot; {&quot;;[.B479];&quot;}&quot;);&quot;&quot;))" office:value-type="string" office:string-value="malsaĝulo" calcext:value-type="string">
            <text:p>malsaĝulo</text:p>
          </table:table-cell>
          <table:table-cell table:formula="of:=IF(ISTEXT([.I479]);[.I47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ilment</text:p>
          </table:table-cell>
          <table:table-cell/>
          <table:table-cell office:value-type="string" calcext:value-type="string">
            <text:p>ailment</text:p>
          </table:table-cell>
          <table:table-cell office:value-type="string" calcext:value-type="string">
            <text:p>malsaneto</text:p>
          </table:table-cell>
          <table:table-cell table:number-columns-repeated="2"/>
          <table:table-cell table:formula="of:=IF(ISTEXT([.G480]);[.G480];&quot;&quot;)" office:value-type="string" office:string-value="ailment" calcext:value-type="string">
            <text:p>ailment</text:p>
          </table:table-cell>
          <table:table-cell table:formula="of:=CONCATENATE([.H480]; IF(ISTEXT([.B480]); CONCATENATE(&quot; {&quot;;[.B480];&quot;}&quot;);&quot;&quot;))" office:value-type="string" office:string-value="malsaneto" calcext:value-type="string">
            <text:p>malsaneto</text:p>
          </table:table-cell>
          <table:table-cell table:formula="of:=IF(ISTEXT([.I480]);[.I48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uneasiness</text:p>
          </table:table-cell>
          <table:table-cell/>
          <table:table-cell office:value-type="string" calcext:value-type="string">
            <text:p>uneasiness</text:p>
          </table:table-cell>
          <table:table-cell office:value-type="string" calcext:value-type="string">
            <text:p>maltrankvilo</text:p>
          </table:table-cell>
          <table:table-cell table:number-columns-repeated="2"/>
          <table:table-cell table:formula="of:=IF(ISTEXT([.G481]);[.G481];&quot;&quot;)" office:value-type="string" office:string-value="uneasiness" calcext:value-type="string">
            <text:p>uneasiness</text:p>
          </table:table-cell>
          <table:table-cell table:formula="of:=CONCATENATE([.H481]; IF(ISTEXT([.B481]); CONCATENATE(&quot; {&quot;;[.B481];&quot;}&quot;);&quot;&quot;))" office:value-type="string" office:string-value="maltrankvilo" calcext:value-type="string">
            <text:p>maltrankvilo</text:p>
          </table:table-cell>
          <table:table-cell table:formula="of:=IF(ISTEXT([.I481]);[.I48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food</text:p>
          </table:table-cell>
          <table:table-cell office:value-type="string" calcext:value-type="string">
            <text:p>manĝaĵo</text:p>
          </table:table-cell>
          <table:table-cell table:number-columns-repeated="2"/>
          <table:table-cell table:formula="of:=IF(ISTEXT([.G482]);[.G482];&quot;&quot;)" office:value-type="string" office:string-value="food" calcext:value-type="string">
            <text:p>food</text:p>
          </table:table-cell>
          <table:table-cell table:formula="of:=CONCATENATE([.H482]; IF(ISTEXT([.B482]); CONCATENATE(&quot; {&quot;;[.B482];&quot;}&quot;);&quot;&quot;))" office:value-type="string" office:string-value="manĝaĵo" calcext:value-type="string">
            <text:p>manĝaĵo</text:p>
          </table:table-cell>
          <table:table-cell table:formula="of:=IF(ISTEXT([.I482]);[.I48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lm</text:p>
          </table:table-cell>
          <table:table-cell/>
          <table:table-cell office:value-type="string" calcext:value-type="string">
            <text:p>palm</text:p>
          </table:table-cell>
          <table:table-cell office:value-type="string" calcext:value-type="string">
            <text:p>manplato</text:p>
          </table:table-cell>
          <table:table-cell office:value-type="string" calcext:value-type="string">
            <text:p>as in the palm of the hand</text:p>
          </table:table-cell>
          <table:table-cell/>
          <table:table-cell table:formula="of:=IF(ISTEXT([.G483]);[.G483];&quot;&quot;)" office:value-type="string" office:string-value="palm" calcext:value-type="string">
            <text:p>palm</text:p>
          </table:table-cell>
          <table:table-cell table:formula="of:=CONCATENATE([.H483]; IF(ISTEXT([.B483]); CONCATENATE(&quot; {&quot;;[.B483];&quot;}&quot;);&quot;&quot;))" office:value-type="string" office:string-value="manplato" calcext:value-type="string">
            <text:p>manplato</text:p>
          </table:table-cell>
          <table:table-cell table:formula="of:=IF(ISTEXT([.I483]);[.I483];&quot;&quot;)" office:value-type="string" office:string-value="as in the palm of the hand" calcext:value-type="string">
            <text:p>as in the palm of the ha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uesday</text:p>
          </table:table-cell>
          <table:table-cell/>
          <table:table-cell office:value-type="string" calcext:value-type="string">
            <text:p>Tuesday</text:p>
          </table:table-cell>
          <table:table-cell office:value-type="string" calcext:value-type="string">
            <text:p>mardo</text:p>
          </table:table-cell>
          <table:table-cell table:number-columns-repeated="2"/>
          <table:table-cell table:formula="of:=IF(ISTEXT([.G484]);[.G484];&quot;&quot;)" office:value-type="string" office:string-value="Tuesday" calcext:value-type="string">
            <text:p>Tuesday</text:p>
          </table:table-cell>
          <table:table-cell table:formula="of:=CONCATENATE([.H484]; IF(ISTEXT([.B484]); CONCATENATE(&quot; {&quot;;[.B484];&quot;}&quot;);&quot;&quot;))" office:value-type="string" office:string-value="mardo" calcext:value-type="string">
            <text:p>mardo</text:p>
          </table:table-cell>
          <table:table-cell table:formula="of:=IF(ISTEXT([.I484]);[.I48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arco</text:p>
          </table:table-cell>
          <table:table-cell/>
          <table:table-cell office:value-type="string" calcext:value-type="string">
            <text:p>Marco</text:p>
          </table:table-cell>
          <table:table-cell office:value-type="string" calcext:value-type="string">
            <text:p>Marko</text:p>
          </table:table-cell>
          <table:table-cell office:value-type="string" calcext:value-type="string">
            <text:p>person's name</text:p>
          </table:table-cell>
          <table:table-cell/>
          <table:table-cell table:formula="of:=IF(ISTEXT([.G485]);[.G485];&quot;&quot;)" office:value-type="string" office:string-value="Marco" calcext:value-type="string">
            <text:p>Marco</text:p>
          </table:table-cell>
          <table:table-cell table:formula="of:=CONCATENATE([.H485]; IF(ISTEXT([.B485]); CONCATENATE(&quot; {&quot;;[.B485];&quot;}&quot;);&quot;&quot;))" office:value-type="string" office:string-value="Marko" calcext:value-type="string">
            <text:p>Marko</text:p>
          </table:table-cell>
          <table:table-cell table:formula="of:=IF(ISTEXT([.I485]);[.I485];&quot;&quot;)" office:value-type="string" office:string-value="person's name" calcext:value-type="string">
            <text:p>person's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eascape</text:p>
          </table:table-cell>
          <table:table-cell/>
          <table:table-cell office:value-type="string" calcext:value-type="string">
            <text:p>seascape</text:p>
          </table:table-cell>
          <table:table-cell office:value-type="string" calcext:value-type="string">
            <text:p>marpentraĵo</text:p>
          </table:table-cell>
          <table:table-cell table:number-columns-repeated="2"/>
          <table:table-cell table:formula="of:=IF(ISTEXT([.G486]);[.G486];&quot;&quot;)" office:value-type="string" office:string-value="seascape" calcext:value-type="string">
            <text:p>seascape</text:p>
          </table:table-cell>
          <table:table-cell table:formula="of:=CONCATENATE([.H486]; IF(ISTEXT([.B486]); CONCATENATE(&quot; {&quot;;[.B486];&quot;}&quot;);&quot;&quot;))" office:value-type="string" office:string-value="marpentraĵo" calcext:value-type="string">
            <text:p>marpentraĵo</text:p>
          </table:table-cell>
          <table:table-cell table:formula="of:=IF(ISTEXT([.I486]);[.I48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arch</text:p>
          </table:table-cell>
          <table:table-cell/>
          <table:table-cell office:value-type="string" calcext:value-type="string">
            <text:p>March</text:p>
          </table:table-cell>
          <table:table-cell office:value-type="string" calcext:value-type="string">
            <text:p>marto</text:p>
          </table:table-cell>
          <table:table-cell table:number-columns-repeated="2"/>
          <table:table-cell table:formula="of:=IF(ISTEXT([.G487]);[.G487];&quot;&quot;)" office:value-type="string" office:string-value="March" calcext:value-type="string">
            <text:p>March</text:p>
          </table:table-cell>
          <table:table-cell table:formula="of:=CONCATENATE([.H487]; IF(ISTEXT([.B487]); CONCATENATE(&quot; {&quot;;[.B487];&quot;}&quot;);&quot;&quot;))" office:value-type="string" office:string-value="marto" calcext:value-type="string">
            <text:p>marto</text:p>
          </table:table-cell>
          <table:table-cell table:formula="of:=IF(ISTEXT([.I487]);[.I48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ask</text:p>
          </table:table-cell>
          <table:table-cell/>
          <table:table-cell office:value-type="string" calcext:value-type="string">
            <text:p>mask</text:p>
          </table:table-cell>
          <table:table-cell office:value-type="string" calcext:value-type="string">
            <text:p>masko</text:p>
          </table:table-cell>
          <table:table-cell table:number-columns-repeated="2"/>
          <table:table-cell table:formula="of:=IF(ISTEXT([.G488]);[.G488];&quot;&quot;)" office:value-type="string" office:string-value="mask" calcext:value-type="string">
            <text:p>mask</text:p>
          </table:table-cell>
          <table:table-cell table:formula="of:=CONCATENATE([.H488]; IF(ISTEXT([.B488]); CONCATENATE(&quot; {&quot;;[.B488];&quot;}&quot;);&quot;&quot;))" office:value-type="string" office:string-value="masko" calcext:value-type="string">
            <text:p>masko</text:p>
          </table:table-cell>
          <table:table-cell table:formula="of:=IF(ISTEXT([.I488]);[.I48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awn</text:p>
          </table:table-cell>
          <table:table-cell/>
          <table:table-cell office:value-type="string" calcext:value-type="string">
            <text:p>dawn</text:p>
          </table:table-cell>
          <table:table-cell office:value-type="string" calcext:value-type="string">
            <text:p>matenkrepusko</text:p>
          </table:table-cell>
          <table:table-cell table:number-columns-repeated="2"/>
          <table:table-cell table:formula="of:=IF(ISTEXT([.G489]);[.G489];&quot;&quot;)" office:value-type="string" office:string-value="dawn" calcext:value-type="string">
            <text:p>dawn</text:p>
          </table:table-cell>
          <table:table-cell table:formula="of:=CONCATENATE([.H489]; IF(ISTEXT([.B489]); CONCATENATE(&quot; {&quot;;[.B489];&quot;}&quot;);&quot;&quot;))" office:value-type="string" office:string-value="matenkrepusko" calcext:value-type="string">
            <text:p>matenkrepusko</text:p>
          </table:table-cell>
          <table:table-cell table:formula="of:=IF(ISTEXT([.I489]);[.I48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PIV</text:p>
          </table:table-cell>
          <table:table-cell office:value-type="string" calcext:value-type="string">
            <text:p>Memphis</text:p>
          </table:table-cell>
          <table:table-cell/>
          <table:table-cell office:value-type="string" calcext:value-type="string">
            <text:p>Memphis</text:p>
          </table:table-cell>
          <table:table-cell office:value-type="string" calcext:value-type="string">
            <text:p>Memfiso</text:p>
          </table:table-cell>
          <table:table-cell office:value-type="string" calcext:value-type="string">
            <text:p>city in Tennessee</text:p>
          </table:table-cell>
          <table:table-cell/>
          <table:table-cell table:formula="of:=IF(ISTEXT([.G490]);[.G490];&quot;&quot;)" office:value-type="string" office:string-value="Memphis" calcext:value-type="string">
            <text:p>Memphis</text:p>
          </table:table-cell>
          <table:table-cell table:formula="of:=CONCATENATE([.H490]; IF(ISTEXT([.B490]); CONCATENATE(&quot; {&quot;;[.B490];&quot;}&quot;);&quot;&quot;))" office:value-type="string" office:string-value="Memfiso" calcext:value-type="string">
            <text:p>Memfiso</text:p>
          </table:table-cell>
          <table:table-cell table:formula="of:=IF(ISTEXT([.I490]);[.I490];&quot;&quot;)" office:value-type="string" office:string-value="city in Tennessee" calcext:value-type="string">
            <text:p>city in Tennesse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emory</text:p>
          </table:table-cell>
          <table:table-cell/>
          <table:table-cell office:value-type="string" calcext:value-type="string">
            <text:p>memory</text:p>
          </table:table-cell>
          <table:table-cell office:value-type="string" calcext:value-type="string">
            <text:p>memoro</text:p>
          </table:table-cell>
          <table:table-cell table:number-columns-repeated="2"/>
          <table:table-cell table:formula="of:=IF(ISTEXT([.G491]);[.G491];&quot;&quot;)" office:value-type="string" office:string-value="memory" calcext:value-type="string">
            <text:p>memory</text:p>
          </table:table-cell>
          <table:table-cell table:formula="of:=CONCATENATE([.H491]; IF(ISTEXT([.B491]); CONCATENATE(&quot; {&quot;;[.B491];&quot;}&quot;);&quot;&quot;))" office:value-type="string" office:string-value="memoro" calcext:value-type="string">
            <text:p>memoro</text:p>
          </table:table-cell>
          <table:table-cell table:formula="of:=IF(ISTEXT([.I491]);[.I49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PIV</text:p>
          </table:table-cell>
          <table:table-cell office:value-type="string" calcext:value-type="string">
            <text:p>Memphis</text:p>
          </table:table-cell>
          <table:table-cell/>
          <table:table-cell office:value-type="string" calcext:value-type="string">
            <text:p>Memphis</text:p>
          </table:table-cell>
          <table:table-cell office:value-type="string" calcext:value-type="string">
            <text:p>Menefro</text:p>
          </table:table-cell>
          <table:table-cell office:value-type="string" calcext:value-type="string">
            <text:p>city in ancient Egypt</text:p>
          </table:table-cell>
          <table:table-cell/>
          <table:table-cell table:formula="of:=IF(ISTEXT([.G492]);[.G492];&quot;&quot;)" office:value-type="string" office:string-value="Memphis" calcext:value-type="string">
            <text:p>Memphis</text:p>
          </table:table-cell>
          <table:table-cell table:formula="of:=CONCATENATE([.H492]; IF(ISTEXT([.B492]); CONCATENATE(&quot; {&quot;;[.B492];&quot;}&quot;);&quot;&quot;))" office:value-type="string" office:string-value="Menefro" calcext:value-type="string">
            <text:p>Menefro</text:p>
          </table:table-cell>
          <table:table-cell table:formula="of:=IF(ISTEXT([.I492]);[.I492];&quot;&quot;)" office:value-type="string" office:string-value="city in ancient Egypt" calcext:value-type="string">
            <text:p>city in ancient Egyp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instrelsye</text:p>
          </table:table-cell>
          <table:table-cell/>
          <table:table-cell office:value-type="string" calcext:value-type="string">
            <text:p>minstrelsye</text:p>
          </table:table-cell>
          <table:table-cell office:value-type="string" calcext:value-type="string">
            <text:p>menestrelaĵo</text:p>
          </table:table-cell>
          <table:table-cell office:value-type="string" calcext:value-type="string">
            <text:p>music of minstrels</text:p>
          </table:table-cell>
          <table:table-cell/>
          <table:table-cell table:formula="of:=IF(ISTEXT([.G493]);[.G493];&quot;&quot;)" office:value-type="string" office:string-value="minstrelsye" calcext:value-type="string">
            <text:p>minstrelsye</text:p>
          </table:table-cell>
          <table:table-cell table:formula="of:=CONCATENATE([.H493]; IF(ISTEXT([.B493]); CONCATENATE(&quot; {&quot;;[.B493];&quot;}&quot;);&quot;&quot;))" office:value-type="string" office:string-value="menestrelaĵo" calcext:value-type="string">
            <text:p>menestrelaĵo</text:p>
          </table:table-cell>
          <table:table-cell table:formula="of:=IF(ISTEXT([.I493]);[.I493];&quot;&quot;)" office:value-type="string" office:string-value="music of minstrels" calcext:value-type="string">
            <text:p>music of minstre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ind</text:p>
          </table:table-cell>
          <table:table-cell/>
          <table:table-cell office:value-type="string" calcext:value-type="string">
            <text:p>mind</text:p>
          </table:table-cell>
          <table:table-cell office:value-type="string" calcext:value-type="string">
            <text:p>menso</text:p>
          </table:table-cell>
          <table:table-cell table:number-columns-repeated="2"/>
          <table:table-cell table:formula="of:=IF(ISTEXT([.G494]);[.G494];&quot;&quot;)" office:value-type="string" office:string-value="mind" calcext:value-type="string">
            <text:p>mind</text:p>
          </table:table-cell>
          <table:table-cell table:formula="of:=CONCATENATE([.H494]; IF(ISTEXT([.B494]); CONCATENATE(&quot; {&quot;;[.B494];&quot;}&quot;);&quot;&quot;))" office:value-type="string" office:string-value="menso" calcext:value-type="string">
            <text:p>menso</text:p>
          </table:table-cell>
          <table:table-cell table:formula="of:=IF(ISTEXT([.I494]);[.I49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ie</text:p>
          </table:table-cell>
          <table:table-cell/>
          <table:table-cell office:value-type="string" calcext:value-type="string">
            <text:p>lie</text:p>
          </table:table-cell>
          <table:table-cell office:value-type="string" calcext:value-type="string">
            <text:p>mensogo</text:p>
          </table:table-cell>
          <table:table-cell office:value-type="string" calcext:value-type="string">
            <text:p>an untruth</text:p>
          </table:table-cell>
          <table:table-cell/>
          <table:table-cell table:formula="of:=IF(ISTEXT([.G495]);[.G495];&quot;&quot;)" office:value-type="string" office:string-value="lie" calcext:value-type="string">
            <text:p>lie</text:p>
          </table:table-cell>
          <table:table-cell table:formula="of:=CONCATENATE([.H495]; IF(ISTEXT([.B495]); CONCATENATE(&quot; {&quot;;[.B495];&quot;}&quot;);&quot;&quot;))" office:value-type="string" office:string-value="mensogo" calcext:value-type="string">
            <text:p>mensogo</text:p>
          </table:table-cell>
          <table:table-cell table:formula="of:=IF(ISTEXT([.I495]);[.I495];&quot;&quot;)" office:value-type="string" office:string-value="an untruth" calcext:value-type="string">
            <text:p>an untru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ies</text:p>
          </table:table-cell>
          <table:table-cell/>
          <table:table-cell office:value-type="string" calcext:value-type="string">
            <text:p>lies</text:p>
          </table:table-cell>
          <table:table-cell office:value-type="string" calcext:value-type="string">
            <text:p>mensogoj</text:p>
          </table:table-cell>
          <table:table-cell office:value-type="string" calcext:value-type="string">
            <text:p>pl. untruths</text:p>
          </table:table-cell>
          <table:table-cell/>
          <table:table-cell table:formula="of:=IF(ISTEXT([.G496]);[.G496];&quot;&quot;)" office:value-type="string" office:string-value="lies" calcext:value-type="string">
            <text:p>lies</text:p>
          </table:table-cell>
          <table:table-cell table:formula="of:=CONCATENATE([.H496]; IF(ISTEXT([.B496]); CONCATENATE(&quot; {&quot;;[.B496];&quot;}&quot;);&quot;&quot;))" office:value-type="string" office:string-value="mensogoj" calcext:value-type="string">
            <text:p>mensogoj</text:p>
          </table:table-cell>
          <table:table-cell table:formula="of:=IF(ISTEXT([.I496]);[.I496];&quot;&quot;)" office:value-type="string" office:string-value="pl. untruths" calcext:value-type="string">
            <text:p>pl. untruth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Meran</text:p>
          </table:table-cell>
          <table:table-cell/>
          <table:table-cell office:value-type="string" calcext:value-type="string">
            <text:p>Meran</text:p>
          </table:table-cell>
          <table:table-cell office:value-type="string" calcext:value-type="string">
            <text:p>Merano</text:p>
          </table:table-cell>
          <table:table-cell table:number-columns-repeated="2"/>
          <table:table-cell table:formula="of:=IF(ISTEXT([.G497]);[.G497];&quot;&quot;)" office:value-type="string" office:string-value="Meran" calcext:value-type="string">
            <text:p>Meran</text:p>
          </table:table-cell>
          <table:table-cell table:formula="of:=CONCATENATE([.H497]; IF(ISTEXT([.B497]); CONCATENATE(&quot; {&quot;;[.B497];&quot;}&quot;);&quot;&quot;))" office:value-type="string" office:string-value="Merano" calcext:value-type="string">
            <text:p>Merano</text:p>
          </table:table-cell>
          <table:table-cell table:formula="of:=IF(ISTEXT([.I497]);[.I49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Wednesday</text:p>
          </table:table-cell>
          <table:table-cell/>
          <table:table-cell office:value-type="string" calcext:value-type="string">
            <text:p>Wednesday</text:p>
          </table:table-cell>
          <table:table-cell office:value-type="string" calcext:value-type="string">
            <text:p>merkredo</text:p>
          </table:table-cell>
          <table:table-cell table:number-columns-repeated="2"/>
          <table:table-cell table:formula="of:=IF(ISTEXT([.G498]);[.G498];&quot;&quot;)" office:value-type="string" office:string-value="Wednesday" calcext:value-type="string">
            <text:p>Wednesday</text:p>
          </table:table-cell>
          <table:table-cell table:formula="of:=CONCATENATE([.H498]; IF(ISTEXT([.B498]); CONCATENATE(&quot; {&quot;;[.B498];&quot;}&quot;);&quot;&quot;))" office:value-type="string" office:string-value="merkredo" calcext:value-type="string">
            <text:p>merkredo</text:p>
          </table:table-cell>
          <table:table-cell table:formula="of:=IF(ISTEXT([.I498]);[.I49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ethod</text:p>
          </table:table-cell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metodo</text:p>
          </table:table-cell>
          <table:table-cell table:number-columns-repeated="2"/>
          <table:table-cell table:formula="of:=IF(ISTEXT([.G499]);[.G499];&quot;&quot;)" office:value-type="string" office:string-value="method" calcext:value-type="string">
            <text:p>method</text:p>
          </table:table-cell>
          <table:table-cell table:formula="of:=CONCATENATE([.H499]; IF(ISTEXT([.B499]); CONCATENATE(&quot; {&quot;;[.B499];&quot;}&quot;);&quot;&quot;))" office:value-type="string" office:string-value="metodo" calcext:value-type="string">
            <text:p>metodo</text:p>
          </table:table-cell>
          <table:table-cell table:formula="of:=IF(ISTEXT([.I499]);[.I49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oney</text:p>
          </table:table-cell>
          <table:table-cell/>
          <table:table-cell office:value-type="string" calcext:value-type="string">
            <text:p>honey</text:p>
          </table:table-cell>
          <table:table-cell office:value-type="string" calcext:value-type="string">
            <text:p>mielo</text:p>
          </table:table-cell>
          <table:table-cell table:number-columns-repeated="2"/>
          <table:table-cell table:formula="of:=IF(ISTEXT([.G500]);[.G500];&quot;&quot;)" office:value-type="string" office:string-value="honey" calcext:value-type="string">
            <text:p>honey</text:p>
          </table:table-cell>
          <table:table-cell table:formula="of:=CONCATENATE([.H500]; IF(ISTEXT([.B500]); CONCATENATE(&quot; {&quot;;[.B500];&quot;}&quot;);&quot;&quot;))" office:value-type="string" office:string-value="mielo" calcext:value-type="string">
            <text:p>mielo</text:p>
          </table:table-cell>
          <table:table-cell table:formula="of:=IF(ISTEXT([.I500]);[.I50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iller</text:p>
          </table:table-cell>
          <table:table-cell/>
          <table:table-cell office:value-type="string" calcext:value-type="string">
            <text:p>Miller</text:p>
          </table:table-cell>
          <table:table-cell office:value-type="string" calcext:value-type="string">
            <text:p>Milero</text:p>
          </table:table-cell>
          <table:table-cell office:value-type="string" calcext:value-type="string">
            <text:p>name</text:p>
          </table:table-cell>
          <table:table-cell/>
          <table:table-cell table:formula="of:=IF(ISTEXT([.G501]);[.G501];&quot;&quot;)" office:value-type="string" office:string-value="Miller" calcext:value-type="string">
            <text:p>Miller</text:p>
          </table:table-cell>
          <table:table-cell table:formula="of:=CONCATENATE([.H501]; IF(ISTEXT([.B501]); CONCATENATE(&quot; {&quot;;[.B501];&quot;}&quot;);&quot;&quot;))" office:value-type="string" office:string-value="Milero" calcext:value-type="string">
            <text:p>Milero</text:p>
          </table:table-cell>
          <table:table-cell table:formula="of:=IF(ISTEXT([.I501]);[.I501];&quot;&quot;)" office:value-type="string" office:string-value="name" calcext:value-type="string">
            <text:p>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housand</text:p>
          </table:table-cell>
          <table:table-cell/>
          <table:table-cell office:value-type="string" calcext:value-type="string">
            <text:p>thousand</text:p>
          </table:table-cell>
          <table:table-cell office:value-type="string" calcext:value-type="string">
            <text:p>milo</text:p>
          </table:table-cell>
          <table:table-cell table:number-columns-repeated="2"/>
          <table:table-cell table:formula="of:=IF(ISTEXT([.G502]);[.G502];&quot;&quot;)" office:value-type="string" office:string-value="thousand" calcext:value-type="string">
            <text:p>thousand</text:p>
          </table:table-cell>
          <table:table-cell table:formula="of:=CONCATENATE([.H502]; IF(ISTEXT([.B502]); CONCATENATE(&quot; {&quot;;[.B502];&quot;}&quot;);&quot;&quot;))" office:value-type="string" office:string-value="milo" calcext:value-type="string">
            <text:p>milo</text:p>
          </table:table-cell>
          <table:table-cell table:formula="of:=IF(ISTEXT([.I502]);[.I50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ysteries</text:p>
          </table:table-cell>
          <table:table-cell/>
          <table:table-cell office:value-type="string" calcext:value-type="string">
            <text:p>mysteries</text:p>
          </table:table-cell>
          <table:table-cell office:value-type="string" calcext:value-type="string">
            <text:p>misteroj</text:p>
          </table:table-cell>
          <table:table-cell table:number-columns-repeated="2"/>
          <table:table-cell table:formula="of:=IF(ISTEXT([.G503]);[.G503];&quot;&quot;)" office:value-type="string" office:string-value="mysteries" calcext:value-type="string">
            <text:p>mysteries</text:p>
          </table:table-cell>
          <table:table-cell table:formula="of:=CONCATENATE([.H503]; IF(ISTEXT([.B503]); CONCATENATE(&quot; {&quot;;[.B503];&quot;}&quot;);&quot;&quot;))" office:value-type="string" office:string-value="misteroj" calcext:value-type="string">
            <text:p>misteroj</text:p>
          </table:table-cell>
          <table:table-cell table:formula="of:=IF(ISTEXT([.I503]);[.I50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odel</text:p>
          </table:table-cell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modelo</text:p>
          </table:table-cell>
          <table:table-cell table:number-columns-repeated="2"/>
          <table:table-cell table:formula="of:=IF(ISTEXT([.G504]);[.G504];&quot;&quot;)" office:value-type="string" office:string-value="model" calcext:value-type="string">
            <text:p>model</text:p>
          </table:table-cell>
          <table:table-cell table:formula="of:=CONCATENATE([.H504]; IF(ISTEXT([.B504]); CONCATENATE(&quot; {&quot;;[.B504];&quot;}&quot;);&quot;&quot;))" office:value-type="string" office:string-value="modelo" calcext:value-type="string">
            <text:p>modelo</text:p>
          </table:table-cell>
          <table:table-cell table:formula="of:=IF(ISTEXT([.I504]);[.I50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ockery</text:p>
          </table:table-cell>
          <table:table-cell/>
          <table:table-cell office:value-type="string" calcext:value-type="string">
            <text:p>mockery</text:p>
          </table:table-cell>
          <table:table-cell office:value-type="string" calcext:value-type="string">
            <text:p>mokataĵo</text:p>
          </table:table-cell>
          <table:table-cell table:number-columns-repeated="2"/>
          <table:table-cell table:formula="of:=IF(ISTEXT([.G505]);[.G505];&quot;&quot;)" office:value-type="string" office:string-value="mockery" calcext:value-type="string">
            <text:p>mockery</text:p>
          </table:table-cell>
          <table:table-cell table:formula="of:=CONCATENATE([.H505]; IF(ISTEXT([.B505]); CONCATENATE(&quot; {&quot;;[.B505];&quot;}&quot;);&quot;&quot;))" office:value-type="string" office:string-value="mokataĵo" calcext:value-type="string">
            <text:p>mokataĵo</text:p>
          </table:table-cell>
          <table:table-cell table:formula="of:=IF(ISTEXT([.I505]);[.I50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onk</text:p>
          </table:table-cell>
          <table:table-cell/>
          <table:table-cell office:value-type="string" calcext:value-type="string">
            <text:p>monk</text:p>
          </table:table-cell>
          <table:table-cell office:value-type="string" calcext:value-type="string">
            <text:p>monaĥo</text:p>
          </table:table-cell>
          <table:table-cell table:number-columns-repeated="2"/>
          <table:table-cell table:formula="of:=IF(ISTEXT([.G506]);[.G506];&quot;&quot;)" office:value-type="string" office:string-value="monk" calcext:value-type="string">
            <text:p>monk</text:p>
          </table:table-cell>
          <table:table-cell table:formula="of:=CONCATENATE([.H506]; IF(ISTEXT([.B506]); CONCATENATE(&quot; {&quot;;[.B506];&quot;}&quot;);&quot;&quot;))" office:value-type="string" office:string-value="monaĥo" calcext:value-type="string">
            <text:p>monaĥo</text:p>
          </table:table-cell>
          <table:table-cell table:formula="of:=IF(ISTEXT([.I506]);[.I50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hill</text:p>
          </table:table-cell>
          <table:table-cell office:value-type="string" calcext:value-type="string">
            <text:p>moneto</text:p>
          </table:table-cell>
          <table:table-cell table:number-columns-repeated="2"/>
          <table:table-cell table:formula="of:=IF(ISTEXT([.G507]);[.G507];&quot;&quot;)" office:value-type="string" office:string-value="hill" calcext:value-type="string">
            <text:p>hill</text:p>
          </table:table-cell>
          <table:table-cell table:formula="of:=CONCATENATE([.H507]; IF(ISTEXT([.B507]); CONCATENATE(&quot; {&quot;;[.B507];&quot;}&quot;);&quot;&quot;))" office:value-type="string" office:string-value="moneto" calcext:value-type="string">
            <text:p>moneto</text:p>
          </table:table-cell>
          <table:table-cell table:formula="of:=IF(ISTEXT([.I507]);[.I50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mount</text:p>
          </table:table-cell>
          <table:table-cell office:value-type="string" calcext:value-type="string">
            <text:p>monto</text:p>
          </table:table-cell>
          <table:table-cell office:value-type="string" calcext:value-type="string">
            <text:p>part of the name of a mountain</text:p>
          </table:table-cell>
          <table:table-cell/>
          <table:table-cell table:formula="of:=IF(ISTEXT([.G508]);[.G508];&quot;&quot;)" office:value-type="string" office:string-value="mount" calcext:value-type="string">
            <text:p>mount</text:p>
          </table:table-cell>
          <table:table-cell table:formula="of:=CONCATENATE([.H508]; IF(ISTEXT([.B508]); CONCATENATE(&quot; {&quot;;[.B508];&quot;}&quot;);&quot;&quot;))" office:value-type="string" office:string-value="monto" calcext:value-type="string">
            <text:p>monto</text:p>
          </table:table-cell>
          <table:table-cell table:formula="of:=IF(ISTEXT([.I508]);[.I508];&quot;&quot;)" office:value-type="string" office:string-value="part of the name of a mountain" calcext:value-type="string">
            <text:p>part of the name of a mountai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nation</text:p>
          </table:table-cell>
          <table:table-cell/>
          <table:table-cell office:value-type="string" calcext:value-type="string">
            <text:p>nation</text:p>
          </table:table-cell>
          <table:table-cell office:value-type="string" calcext:value-type="string">
            <text:p>nacio</text:p>
          </table:table-cell>
          <table:table-cell table:number-columns-repeated="2"/>
          <table:table-cell table:formula="of:=IF(ISTEXT([.G509]);[.G509];&quot;&quot;)" office:value-type="string" office:string-value="nation" calcext:value-type="string">
            <text:p>nation</text:p>
          </table:table-cell>
          <table:table-cell table:formula="of:=CONCATENATE([.H509]; IF(ISTEXT([.B509]); CONCATENATE(&quot; {&quot;;[.B509];&quot;}&quot;);&quot;&quot;))" office:value-type="string" office:string-value="nacio" calcext:value-type="string">
            <text:p>nacio</text:p>
          </table:table-cell>
          <table:table-cell table:formula="of:=IF(ISTEXT([.I509]);[.I50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neighbourhood</text:p>
          </table:table-cell>
          <table:table-cell/>
          <table:table-cell office:value-type="string" calcext:value-type="string">
            <text:p>neighbourhood</text:p>
          </table:table-cell>
          <table:table-cell office:value-type="string" calcext:value-type="string">
            <text:p>najbaraĵo</text:p>
          </table:table-cell>
          <table:table-cell office:value-type="string" calcext:value-type="string">
            <text:p>vs kvartalo (district)</text:p>
          </table:table-cell>
          <table:table-cell/>
          <table:table-cell table:formula="of:=IF(ISTEXT([.G510]);[.G510];&quot;&quot;)" office:value-type="string" office:string-value="neighbourhood" calcext:value-type="string">
            <text:p>neighbourhood</text:p>
          </table:table-cell>
          <table:table-cell table:formula="of:=CONCATENATE([.H510]; IF(ISTEXT([.B510]); CONCATENATE(&quot; {&quot;;[.B510];&quot;}&quot;);&quot;&quot;))" office:value-type="string" office:string-value="najbaraĵo" calcext:value-type="string">
            <text:p>najbaraĵo</text:p>
          </table:table-cell>
          <table:table-cell table:formula="of:=IF(ISTEXT([.I510]);[.I510];&quot;&quot;)" office:value-type="string" office:string-value="vs kvartalo (district)" calcext:value-type="string">
            <text:p>vs kvartalo (distric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nature</text:p>
          </table:table-cell>
          <table:table-cell/>
          <table:table-cell office:value-type="string" calcext:value-type="string">
            <text:p>nature</text:p>
          </table:table-cell>
          <table:table-cell office:value-type="string" calcext:value-type="string">
            <text:p>naturo</text:p>
          </table:table-cell>
          <table:table-cell table:number-columns-repeated="2"/>
          <table:table-cell table:formula="of:=IF(ISTEXT([.G511]);[.G511];&quot;&quot;)" office:value-type="string" office:string-value="nature" calcext:value-type="string">
            <text:p>nature</text:p>
          </table:table-cell>
          <table:table-cell table:formula="of:=CONCATENATE([.H511]; IF(ISTEXT([.B511]); CONCATENATE(&quot; {&quot;;[.B511];&quot;}&quot;);&quot;&quot;))" office:value-type="string" office:string-value="naturo" calcext:value-type="string">
            <text:p>naturo</text:p>
          </table:table-cell>
          <table:table-cell table:formula="of:=IF(ISTEXT([.I511]);[.I51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audeamus Omnes</text:p>
          </table:table-cell>
          <table:table-cell/>
          <table:table-cell office:value-type="string" calcext:value-type="string">
            <text:p>Gaudeamus Omnes</text:p>
          </table:table-cell>
          <table:table-cell office:value-type="string" calcext:value-type="string">
            <text:p>Ni Ĉiuj Ĝoju</text:p>
          </table:table-cell>
          <table:table-cell office:value-type="string" calcext:value-type="string">
            <text:p>“Let us all Rejoice,” Latin title of a chant</text:p>
          </table:table-cell>
          <table:table-cell/>
          <table:table-cell table:formula="of:=IF(ISTEXT([.G512]);[.G512];&quot;&quot;)" office:value-type="string" office:string-value="Gaudeamus Omnes" calcext:value-type="string">
            <text:p>Gaudeamus Omnes</text:p>
          </table:table-cell>
          <table:table-cell table:formula="of:=CONCATENATE([.H512]; IF(ISTEXT([.B512]); CONCATENATE(&quot; {&quot;;[.B512];&quot;}&quot;);&quot;&quot;))" office:value-type="string" office:string-value="Ni Ĉiuj Ĝoju" calcext:value-type="string">
            <text:p>Ni Ĉiuj Ĝoju</text:p>
          </table:table-cell>
          <table:table-cell table:formula="of:=IF(ISTEXT([.I512]);[.I512];&quot;&quot;)" office:value-type="string" office:string-value="“Let us all Rejoice,” Latin title of a chant" calcext:value-type="string">
            <text:p>“Let us all Rejoice,” Latin title of a cha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idnight</text:p>
          </table:table-cell>
          <table:table-cell/>
          <table:table-cell office:value-type="string" calcext:value-type="string">
            <text:p>midnight</text:p>
          </table:table-cell>
          <table:table-cell office:value-type="string" calcext:value-type="string">
            <text:p>noktomezo</text:p>
          </table:table-cell>
          <table:table-cell table:number-columns-repeated="2"/>
          <table:table-cell table:formula="of:=IF(ISTEXT([.G513]);[.G513];&quot;&quot;)" office:value-type="string" office:string-value="midnight" calcext:value-type="string">
            <text:p>midnight</text:p>
          </table:table-cell>
          <table:table-cell table:formula="of:=CONCATENATE([.H513]; IF(ISTEXT([.B513]); CONCATENATE(&quot; {&quot;;[.B513];&quot;}&quot;);&quot;&quot;))" office:value-type="string" office:string-value="noktomezo" calcext:value-type="string">
            <text:p>noktomezo</text:p>
          </table:table-cell>
          <table:table-cell table:formula="of:=IF(ISTEXT([.I513]);[.I51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ride</text:p>
          </table:table-cell>
          <table:table-cell/>
          <table:table-cell office:value-type="string" calcext:value-type="string">
            <text:p>bride</text:p>
          </table:table-cell>
          <table:table-cell office:value-type="string" calcext:value-type="string">
            <text:p>novedzino</text:p>
          </table:table-cell>
          <table:table-cell table:number-columns-repeated="2"/>
          <table:table-cell table:formula="of:=IF(ISTEXT([.G514]);[.G514];&quot;&quot;)" office:value-type="string" office:string-value="bride" calcext:value-type="string">
            <text:p>bride</text:p>
          </table:table-cell>
          <table:table-cell table:formula="of:=CONCATENATE([.H514]; IF(ISTEXT([.B514]); CONCATENATE(&quot; {&quot;;[.B514];&quot;}&quot;);&quot;&quot;))" office:value-type="string" office:string-value="novedzino" calcext:value-type="string">
            <text:p>novedzino</text:p>
          </table:table-cell>
          <table:table-cell table:formula="of:=IF(ISTEXT([.I514]);[.I51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November</text:p>
          </table:table-cell>
          <table:table-cell/>
          <table:table-cell office:value-type="string" calcext:value-type="string">
            <text:p>November</text:p>
          </table:table-cell>
          <table:table-cell office:value-type="string" calcext:value-type="string">
            <text:p>novembro</text:p>
          </table:table-cell>
          <table:table-cell table:number-columns-repeated="2"/>
          <table:table-cell table:formula="of:=IF(ISTEXT([.G515]);[.G515];&quot;&quot;)" office:value-type="string" office:string-value="November" calcext:value-type="string">
            <text:p>November</text:p>
          </table:table-cell>
          <table:table-cell table:formula="of:=CONCATENATE([.H515]; IF(ISTEXT([.B515]); CONCATENATE(&quot; {&quot;;[.B515];&quot;}&quot;);&quot;&quot;))" office:value-type="string" office:string-value="novembro" calcext:value-type="string">
            <text:p>novembro</text:p>
          </table:table-cell>
          <table:table-cell table:formula="of:=IF(ISTEXT([.I515]);[.I51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resent day</text:p>
          </table:table-cell>
          <table:table-cell/>
          <table:table-cell office:value-type="string" calcext:value-type="string">
            <text:p>present day</text:p>
          </table:table-cell>
          <table:table-cell office:value-type="string" calcext:value-type="string">
            <text:p>nuneco</text:p>
          </table:table-cell>
          <table:table-cell table:number-columns-repeated="2"/>
          <table:table-cell table:formula="of:=IF(ISTEXT([.G516]);[.G516];&quot;&quot;)" office:value-type="string" office:string-value="present day" calcext:value-type="string">
            <text:p>present day</text:p>
          </table:table-cell>
          <table:table-cell table:formula="of:=CONCATENATE([.H516]; IF(ISTEXT([.B516]); CONCATENATE(&quot; {&quot;;[.B516];&quot;}&quot;);&quot;&quot;))" office:value-type="string" office:string-value="nuneco" calcext:value-type="string">
            <text:p>nuneco</text:p>
          </table:table-cell>
          <table:table-cell table:formula="of:=IF(ISTEXT([.I516]);[.I51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resent day</text:p>
          </table:table-cell>
          <table:table-cell/>
          <table:table-cell office:value-type="string" calcext:value-type="string">
            <text:p>present day</text:p>
          </table:table-cell>
          <table:table-cell office:value-type="string" calcext:value-type="string">
            <text:p>nuntempo</text:p>
          </table:table-cell>
          <table:table-cell table:number-columns-repeated="2"/>
          <table:table-cell table:formula="of:=IF(ISTEXT([.G517]);[.G517];&quot;&quot;)" office:value-type="string" office:string-value="present day" calcext:value-type="string">
            <text:p>present day</text:p>
          </table:table-cell>
          <table:table-cell table:formula="of:=CONCATENATE([.H517]; IF(ISTEXT([.B517]); CONCATENATE(&quot; {&quot;;[.B517];&quot;}&quot;);&quot;&quot;))" office:value-type="string" office:string-value="nuntempo" calcext:value-type="string">
            <text:p>nuntempo</text:p>
          </table:table-cell>
          <table:table-cell table:formula="of:=IF(ISTEXT([.I517]);[.I51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object</text:p>
          </table:table-cell>
          <table:table-cell office:value-type="string" calcext:value-type="string">
            <text:p>objekto</text:p>
          </table:table-cell>
          <table:table-cell table:number-columns-repeated="2"/>
          <table:table-cell table:formula="of:=IF(ISTEXT([.G518]);[.G518];&quot;&quot;)" office:value-type="string" office:string-value="object" calcext:value-type="string">
            <text:p>object</text:p>
          </table:table-cell>
          <table:table-cell table:formula="of:=CONCATENATE([.H518]; IF(ISTEXT([.B518]); CONCATENATE(&quot; {&quot;;[.B518];&quot;}&quot;);&quot;&quot;))" office:value-type="string" office:string-value="objekto" calcext:value-type="string">
            <text:p>objekto</text:p>
          </table:table-cell>
          <table:table-cell table:formula="of:=IF(ISTEXT([.I518]);[.I51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office</text:p>
          </table:table-cell>
          <table:table-cell/>
          <table:table-cell office:value-type="string" calcext:value-type="string">
            <text:p>office</text:p>
          </table:table-cell>
          <table:table-cell office:value-type="string" calcext:value-type="string">
            <text:p>oficejo</text:p>
          </table:table-cell>
          <table:table-cell table:number-columns-repeated="2"/>
          <table:table-cell table:formula="of:=IF(ISTEXT([.G519]);[.G519];&quot;&quot;)" office:value-type="string" office:string-value="office" calcext:value-type="string">
            <text:p>office</text:p>
          </table:table-cell>
          <table:table-cell table:formula="of:=CONCATENATE([.H519]; IF(ISTEXT([.B519]); CONCATENATE(&quot; {&quot;;[.B519];&quot;}&quot;);&quot;&quot;))" office:value-type="string" office:string-value="oficejo" calcext:value-type="string">
            <text:p>oficejo</text:p>
          </table:table-cell>
          <table:table-cell table:formula="of:=IF(ISTEXT([.I519]);[.I51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occasions</text:p>
          </table:table-cell>
          <table:table-cell/>
          <table:table-cell office:value-type="string" calcext:value-type="string">
            <text:p>occasions</text:p>
          </table:table-cell>
          <table:table-cell office:value-type="string" calcext:value-type="string">
            <text:p>okazoj</text:p>
          </table:table-cell>
          <table:table-cell table:number-columns-repeated="2"/>
          <table:table-cell table:formula="of:=IF(ISTEXT([.G520]);[.G520];&quot;&quot;)" office:value-type="string" office:string-value="occasions" calcext:value-type="string">
            <text:p>occasions</text:p>
          </table:table-cell>
          <table:table-cell table:formula="of:=CONCATENATE([.H520]; IF(ISTEXT([.B520]); CONCATENATE(&quot; {&quot;;[.B520];&quot;}&quot;);&quot;&quot;))" office:value-type="string" office:string-value="okazoj" calcext:value-type="string">
            <text:p>okazoj</text:p>
          </table:table-cell>
          <table:table-cell table:formula="of:=IF(ISTEXT([.I520]);[.I52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Oxford</text:p>
          </table:table-cell>
          <table:table-cell/>
          <table:table-cell office:value-type="string" calcext:value-type="string">
            <text:p>Oxford</text:p>
          </table:table-cell>
          <table:table-cell office:value-type="string" calcext:value-type="string">
            <text:p>Oksfordo</text:p>
          </table:table-cell>
          <table:table-cell table:number-columns-repeated="2"/>
          <table:table-cell table:formula="of:=IF(ISTEXT([.G521]);[.G521];&quot;&quot;)" office:value-type="string" office:string-value="Oxford" calcext:value-type="string">
            <text:p>Oxford</text:p>
          </table:table-cell>
          <table:table-cell table:formula="of:=CONCATENATE([.H521]; IF(ISTEXT([.B521]); CONCATENATE(&quot; {&quot;;[.B521];&quot;}&quot;);&quot;&quot;))" office:value-type="string" office:string-value="Oksfordo" calcext:value-type="string">
            <text:p>Oksfordo</text:p>
          </table:table-cell>
          <table:table-cell table:formula="of:=IF(ISTEXT([.I521]);[.I52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ctober</text:p>
          </table:table-cell>
          <table:table-cell/>
          <table:table-cell office:value-type="string" calcext:value-type="string">
            <text:p>October</text:p>
          </table:table-cell>
          <table:table-cell office:value-type="string" calcext:value-type="string">
            <text:p>oktobro</text:p>
          </table:table-cell>
          <table:table-cell table:number-columns-repeated="2"/>
          <table:table-cell table:formula="of:=IF(ISTEXT([.G522]);[.G522];&quot;&quot;)" office:value-type="string" office:string-value="October" calcext:value-type="string">
            <text:p>October</text:p>
          </table:table-cell>
          <table:table-cell table:formula="of:=CONCATENATE([.H522]; IF(ISTEXT([.B522]); CONCATENATE(&quot; {&quot;;[.B522];&quot;}&quot;);&quot;&quot;))" office:value-type="string" office:string-value="oktobro" calcext:value-type="string">
            <text:p>oktobro</text:p>
          </table:table-cell>
          <table:table-cell table:formula="of:=IF(ISTEXT([.I522]);[.I52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oil painting</text:p>
          </table:table-cell>
          <table:table-cell/>
          <table:table-cell office:value-type="string" calcext:value-type="string">
            <text:p>oil painting</text:p>
          </table:table-cell>
          <table:table-cell office:value-type="string" calcext:value-type="string">
            <text:p>oleopentraĵo</text:p>
          </table:table-cell>
          <table:table-cell table:number-columns-repeated="2"/>
          <table:table-cell table:formula="of:=IF(ISTEXT([.G523]);[.G523];&quot;&quot;)" office:value-type="string" office:string-value="oil painting" calcext:value-type="string">
            <text:p>oil painting</text:p>
          </table:table-cell>
          <table:table-cell table:formula="of:=CONCATENATE([.H523]; IF(ISTEXT([.B523]); CONCATENATE(&quot; {&quot;;[.B523];&quot;}&quot;);&quot;&quot;))" office:value-type="string" office:string-value="oleopentraĵo" calcext:value-type="string">
            <text:p>oleopentraĵo</text:p>
          </table:table-cell>
          <table:table-cell table:formula="of:=IF(ISTEXT([.I523]);[.I52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hadow</text:p>
          </table:table-cell>
          <table:table-cell/>
          <table:table-cell office:value-type="string" calcext:value-type="string">
            <text:p>shadow</text:p>
          </table:table-cell>
          <table:table-cell office:value-type="string" calcext:value-type="string">
            <text:p>ombro</text:p>
          </table:table-cell>
          <table:table-cell table:number-columns-repeated="2"/>
          <table:table-cell table:formula="of:=IF(ISTEXT([.G524]);[.G524];&quot;&quot;)" office:value-type="string" office:string-value="shadow" calcext:value-type="string">
            <text:p>shadow</text:p>
          </table:table-cell>
          <table:table-cell table:formula="of:=CONCATENATE([.H524]; IF(ISTEXT([.B524]); CONCATENATE(&quot; {&quot;;[.B524];&quot;}&quot;);&quot;&quot;))" office:value-type="string" office:string-value="ombro" calcext:value-type="string">
            <text:p>ombro</text:p>
          </table:table-cell>
          <table:table-cell table:formula="of:=IF(ISTEXT([.I524]);[.I52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ossip</text:p>
          </table:table-cell>
          <table:table-cell/>
          <table:table-cell office:value-type="string" calcext:value-type="string">
            <text:p>gossip</text:p>
          </table:table-cell>
          <table:table-cell office:value-type="string" calcext:value-type="string">
            <text:p>onidiro</text:p>
          </table:table-cell>
          <table:table-cell office:value-type="string" calcext:value-type="string">
            <text:p>rumor, positive or negative</text:p>
          </table:table-cell>
          <table:table-cell/>
          <table:table-cell table:formula="of:=IF(ISTEXT([.G525]);[.G525];&quot;&quot;)" office:value-type="string" office:string-value="gossip" calcext:value-type="string">
            <text:p>gossip</text:p>
          </table:table-cell>
          <table:table-cell table:formula="of:=CONCATENATE([.H525]; IF(ISTEXT([.B525]); CONCATENATE(&quot; {&quot;;[.B525];&quot;}&quot;);&quot;&quot;))" office:value-type="string" office:string-value="onidiro" calcext:value-type="string">
            <text:p>onidiro</text:p>
          </table:table-cell>
          <table:table-cell table:formula="of:=IF(ISTEXT([.I525]);[.I525];&quot;&quot;)" office:value-type="string" office:string-value="rumor, positive or negative" calcext:value-type="string">
            <text:p>rumor, positive or negati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opinions</text:p>
          </table:table-cell>
          <table:table-cell/>
          <table:table-cell office:value-type="string" calcext:value-type="string">
            <text:p>opinions</text:p>
          </table:table-cell>
          <table:table-cell office:value-type="string" calcext:value-type="string">
            <text:p>opinio</text:p>
          </table:table-cell>
          <table:table-cell table:number-columns-repeated="2"/>
          <table:table-cell table:formula="of:=IF(ISTEXT([.G526]);[.G526];&quot;&quot;)" office:value-type="string" office:string-value="opinions" calcext:value-type="string">
            <text:p>opinions</text:p>
          </table:table-cell>
          <table:table-cell table:formula="of:=CONCATENATE([.H526]; IF(ISTEXT([.B526]); CONCATENATE(&quot; {&quot;;[.B526];&quot;}&quot;);&quot;&quot;))" office:value-type="string" office:string-value="opinio" calcext:value-type="string">
            <text:p>opinio</text:p>
          </table:table-cell>
          <table:table-cell table:formula="of:=IF(ISTEXT([.I526]);[.I52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ar</text:p>
          </table:table-cell>
          <table:table-cell/>
          <table:table-cell office:value-type="string" calcext:value-type="string">
            <text:p>ear</text:p>
          </table:table-cell>
          <table:table-cell office:value-type="string" calcext:value-type="string">
            <text:p>orelo</text:p>
          </table:table-cell>
          <table:table-cell table:number-columns-repeated="2"/>
          <table:table-cell table:formula="of:=IF(ISTEXT([.G527]);[.G527];&quot;&quot;)" office:value-type="string" office:string-value="ear" calcext:value-type="string">
            <text:p>ear</text:p>
          </table:table-cell>
          <table:table-cell table:formula="of:=CONCATENATE([.H527]; IF(ISTEXT([.B527]); CONCATENATE(&quot; {&quot;;[.B527];&quot;}&quot;);&quot;&quot;))" office:value-type="string" office:string-value="orelo" calcext:value-type="string">
            <text:p>orelo</text:p>
          </table:table-cell>
          <table:table-cell table:formula="of:=IF(ISTEXT([.I527]);[.I52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arrings</text:p>
          </table:table-cell>
          <table:table-cell/>
          <table:table-cell office:value-type="string" calcext:value-type="string">
            <text:p>earrings</text:p>
          </table:table-cell>
          <table:table-cell office:value-type="string" calcext:value-type="string">
            <text:p>orelringoj</text:p>
          </table:table-cell>
          <table:table-cell table:number-columns-repeated="2"/>
          <table:table-cell table:formula="of:=IF(ISTEXT([.G528]);[.G528];&quot;&quot;)" office:value-type="string" office:string-value="earrings" calcext:value-type="string">
            <text:p>earrings</text:p>
          </table:table-cell>
          <table:table-cell table:formula="of:=CONCATENATE([.H528]; IF(ISTEXT([.B528]); CONCATENATE(&quot; {&quot;;[.B528];&quot;}&quot;);&quot;&quot;))" office:value-type="string" office:string-value="orelringoj" calcext:value-type="string">
            <text:p>orelringoj</text:p>
          </table:table-cell>
          <table:table-cell table:formula="of:=IF(ISTEXT([.I528]);[.I52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ecorations</text:p>
          </table:table-cell>
          <table:table-cell/>
          <table:table-cell office:value-type="string" calcext:value-type="string">
            <text:p>decorations</text:p>
          </table:table-cell>
          <table:table-cell office:value-type="string" calcext:value-type="string">
            <text:p>ornamaĵoj</text:p>
          </table:table-cell>
          <table:table-cell table:number-columns-repeated="2"/>
          <table:table-cell table:formula="of:=IF(ISTEXT([.G529]);[.G529];&quot;&quot;)" office:value-type="string" office:string-value="decorations" calcext:value-type="string">
            <text:p>decorations</text:p>
          </table:table-cell>
          <table:table-cell table:formula="of:=CONCATENATE([.H529]; IF(ISTEXT([.B529]); CONCATENATE(&quot; {&quot;;[.B529];&quot;}&quot;);&quot;&quot;))" office:value-type="string" office:string-value="ornamaĵoj" calcext:value-type="string">
            <text:p>ornamaĵoj</text:p>
          </table:table-cell>
          <table:table-cell table:formula="of:=IF(ISTEXT([.I529]);[.I52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lette</text:p>
          </table:table-cell>
          <table:table-cell/>
          <table:table-cell office:value-type="string" calcext:value-type="string">
            <text:p>palette</text:p>
          </table:table-cell>
          <table:table-cell office:value-type="string" calcext:value-type="string">
            <text:p>paletro</text:p>
          </table:table-cell>
          <table:table-cell table:number-columns-repeated="2"/>
          <table:table-cell table:formula="of:=IF(ISTEXT([.G530]);[.G530];&quot;&quot;)" office:value-type="string" office:string-value="palette" calcext:value-type="string">
            <text:p>palette</text:p>
          </table:table-cell>
          <table:table-cell table:formula="of:=CONCATENATE([.H530]; IF(ISTEXT([.B530]); CONCATENATE(&quot; {&quot;;[.B530];&quot;}&quot;);&quot;&quot;))" office:value-type="string" office:string-value="paletro" calcext:value-type="string">
            <text:p>paletro</text:p>
          </table:table-cell>
          <table:table-cell table:formula="of:=IF(ISTEXT([.I530]);[.I53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lm</text:p>
          </table:table-cell>
          <table:table-cell/>
          <table:table-cell office:value-type="string" calcext:value-type="string">
            <text:p>palm</text:p>
          </table:table-cell>
          <table:table-cell office:value-type="string" calcext:value-type="string">
            <text:p>palmo</text:p>
          </table:table-cell>
          <table:table-cell office:value-type="string" calcext:value-type="string">
            <text:p>the tree</text:p>
          </table:table-cell>
          <table:table-cell/>
          <table:table-cell table:formula="of:=IF(ISTEXT([.G531]);[.G531];&quot;&quot;)" office:value-type="string" office:string-value="palm" calcext:value-type="string">
            <text:p>palm</text:p>
          </table:table-cell>
          <table:table-cell table:formula="of:=CONCATENATE([.H531]; IF(ISTEXT([.B531]); CONCATENATE(&quot; {&quot;;[.B531];&quot;}&quot;);&quot;&quot;))" office:value-type="string" office:string-value="palmo" calcext:value-type="string">
            <text:p>palmo</text:p>
          </table:table-cell>
          <table:table-cell table:formula="of:=IF(ISTEXT([.I531]);[.I531];&quot;&quot;)" office:value-type="string" office:string-value="the tree" calcext:value-type="string">
            <text:p>the tre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lative</text:p>
          </table:table-cell>
          <table:table-cell/>
          <table:table-cell office:value-type="string" calcext:value-type="string">
            <text:p>relative</text:p>
          </table:table-cell>
          <table:table-cell office:value-type="string" calcext:value-type="string">
            <text:p>parenco</text:p>
          </table:table-cell>
          <table:table-cell table:number-columns-repeated="2"/>
          <table:table-cell table:formula="of:=IF(ISTEXT([.G532]);[.G532];&quot;&quot;)" office:value-type="string" office:string-value="relative" calcext:value-type="string">
            <text:p>relative</text:p>
          </table:table-cell>
          <table:table-cell table:formula="of:=CONCATENATE([.H532]; IF(ISTEXT([.B532]); CONCATENATE(&quot; {&quot;;[.B532];&quot;}&quot;);&quot;&quot;))" office:value-type="string" office:string-value="parenco" calcext:value-type="string">
            <text:p>parenco</text:p>
          </table:table-cell>
          <table:table-cell table:formula="of:=IF(ISTEXT([.I532]);[.I53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ongregation</text:p>
          </table:table-cell>
          <table:table-cell/>
          <table:table-cell office:value-type="string" calcext:value-type="string">
            <text:p>congregation</text:p>
          </table:table-cell>
          <table:table-cell office:value-type="string" calcext:value-type="string">
            <text:p>paroĥanaro</text:p>
          </table:table-cell>
          <table:table-cell office:value-type="string" calcext:value-type="string">
            <text:p>collective parishioners</text:p>
          </table:table-cell>
          <table:table-cell/>
          <table:table-cell table:formula="of:=IF(ISTEXT([.G533]);[.G533];&quot;&quot;)" office:value-type="string" office:string-value="congregation" calcext:value-type="string">
            <text:p>congregation</text:p>
          </table:table-cell>
          <table:table-cell table:formula="of:=CONCATENATE([.H533]; IF(ISTEXT([.B533]); CONCATENATE(&quot; {&quot;;[.B533];&quot;}&quot;);&quot;&quot;))" office:value-type="string" office:string-value="paroĥanaro" calcext:value-type="string">
            <text:p>paroĥanaro</text:p>
          </table:table-cell>
          <table:table-cell table:formula="of:=IF(ISTEXT([.I533]);[.I533];&quot;&quot;)" office:value-type="string" office:string-value="collective parishioners" calcext:value-type="string">
            <text:p>collective parishioner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peech</text:p>
          </table:table-cell>
          <table:table-cell/>
          <table:table-cell office:value-type="string" calcext:value-type="string">
            <text:p>speech</text:p>
          </table:table-cell>
          <table:table-cell office:value-type="string" calcext:value-type="string">
            <text:p>parolado</text:p>
          </table:table-cell>
          <table:table-cell table:number-columns-repeated="2"/>
          <table:table-cell table:formula="of:=IF(ISTEXT([.G534]);[.G534];&quot;&quot;)" office:value-type="string" office:string-value="speech" calcext:value-type="string">
            <text:p>speech</text:p>
          </table:table-cell>
          <table:table-cell table:formula="of:=CONCATENATE([.H534]; IF(ISTEXT([.B534]); CONCATENATE(&quot; {&quot;;[.B534];&quot;}&quot;);&quot;&quot;))" office:value-type="string" office:string-value="parolado" calcext:value-type="string">
            <text:p>parolado</text:p>
          </table:table-cell>
          <table:table-cell table:formula="of:=IF(ISTEXT([.I534]);[.I53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tep</text:p>
          </table:table-cell>
          <table:table-cell/>
          <table:table-cell office:value-type="string" calcext:value-type="string">
            <text:p>step</text:p>
          </table:table-cell>
          <table:table-cell office:value-type="string" calcext:value-type="string">
            <text:p>paŝo</text:p>
          </table:table-cell>
          <table:table-cell office:value-type="string" calcext:value-type="string">
            <text:p>a step in walking</text:p>
          </table:table-cell>
          <table:table-cell/>
          <table:table-cell table:formula="of:=IF(ISTEXT([.G535]);[.G535];&quot;&quot;)" office:value-type="string" office:string-value="step" calcext:value-type="string">
            <text:p>step</text:p>
          </table:table-cell>
          <table:table-cell table:formula="of:=CONCATENATE([.H535]; IF(ISTEXT([.B535]); CONCATENATE(&quot; {&quot;;[.B535];&quot;}&quot;);&quot;&quot;))" office:value-type="string" office:string-value="paŝo" calcext:value-type="string">
            <text:p>paŝo</text:p>
          </table:table-cell>
          <table:table-cell table:formula="of:=IF(ISTEXT([.I535]);[.I535];&quot;&quot;)" office:value-type="string" office:string-value="a step in walking" calcext:value-type="string">
            <text:p>a step in walk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andscape</text:p>
          </table:table-cell>
          <table:table-cell/>
          <table:table-cell office:value-type="string" calcext:value-type="string">
            <text:p>landscape</text:p>
          </table:table-cell>
          <table:table-cell office:value-type="string" calcext:value-type="string">
            <text:p>pejzaĝo</text:p>
          </table:table-cell>
          <table:table-cell table:number-columns-repeated="2"/>
          <table:table-cell table:formula="of:=IF(ISTEXT([.G536]);[.G536];&quot;&quot;)" office:value-type="string" office:string-value="landscape" calcext:value-type="string">
            <text:p>landscape</text:p>
          </table:table-cell>
          <table:table-cell table:formula="of:=CONCATENATE([.H536]; IF(ISTEXT([.B536]); CONCATENATE(&quot; {&quot;;[.B536];&quot;}&quot;);&quot;&quot;))" office:value-type="string" office:string-value="pejzaĝo" calcext:value-type="string">
            <text:p>pejzaĝo</text:p>
          </table:table-cell>
          <table:table-cell table:formula="of:=IF(ISTEXT([.I536]);[.I53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morse</text:p>
          </table:table-cell>
          <table:table-cell/>
          <table:table-cell office:value-type="string" calcext:value-type="string">
            <text:p>remorse</text:p>
          </table:table-cell>
          <table:table-cell office:value-type="string" calcext:value-type="string">
            <text:p>pento</text:p>
          </table:table-cell>
          <table:table-cell office:value-type="string" calcext:value-type="string">
            <text:p>Remorse</text:p>
          </table:table-cell>
          <table:table-cell/>
          <table:table-cell table:formula="of:=IF(ISTEXT([.G537]);[.G537];&quot;&quot;)" office:value-type="string" office:string-value="remorse" calcext:value-type="string">
            <text:p>remorse</text:p>
          </table:table-cell>
          <table:table-cell table:formula="of:=CONCATENATE([.H537]; IF(ISTEXT([.B537]); CONCATENATE(&quot; {&quot;;[.B537];&quot;}&quot;);&quot;&quot;))" office:value-type="string" office:string-value="pento" calcext:value-type="string">
            <text:p>pento</text:p>
          </table:table-cell>
          <table:table-cell table:formula="of:=IF(ISTEXT([.I537]);[.I537];&quot;&quot;)" office:value-type="string" office:string-value="Remorse" calcext:value-type="string">
            <text:p>Remo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inting</text:p>
          </table:table-cell>
          <table:table-cell/>
          <table:table-cell office:value-type="string" calcext:value-type="string">
            <text:p>painting</text:p>
          </table:table-cell>
          <table:table-cell office:value-type="string" calcext:value-type="string">
            <text:p>pentrado</text:p>
          </table:table-cell>
          <table:table-cell office:value-type="string" calcext:value-type="string">
            <text:p>the activity or manner of artistic painting</text:p>
          </table:table-cell>
          <table:table-cell/>
          <table:table-cell table:formula="of:=IF(ISTEXT([.G538]);[.G538];&quot;&quot;)" office:value-type="string" office:string-value="painting" calcext:value-type="string">
            <text:p>painting</text:p>
          </table:table-cell>
          <table:table-cell table:formula="of:=CONCATENATE([.H538]; IF(ISTEXT([.B538]); CONCATENATE(&quot; {&quot;;[.B538];&quot;}&quot;);&quot;&quot;))" office:value-type="string" office:string-value="pentrado" calcext:value-type="string">
            <text:p>pentrado</text:p>
          </table:table-cell>
          <table:table-cell table:formula="of:=IF(ISTEXT([.I538]);[.I538];&quot;&quot;)" office:value-type="string" office:string-value="the activity or manner of artistic painting" calcext:value-type="string">
            <text:p>the activity or manner of artistic paint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inting</text:p>
          </table:table-cell>
          <table:table-cell/>
          <table:table-cell office:value-type="string" calcext:value-type="string">
            <text:p>painting</text:p>
          </table:table-cell>
          <table:table-cell office:value-type="string" calcext:value-type="string">
            <text:p>pentrarto</text:p>
          </table:table-cell>
          <table:table-cell office:value-type="string" calcext:value-type="string">
            <text:p>a physical artistic painting</text:p>
          </table:table-cell>
          <table:table-cell/>
          <table:table-cell table:formula="of:=IF(ISTEXT([.G539]);[.G539];&quot;&quot;)" office:value-type="string" office:string-value="painting" calcext:value-type="string">
            <text:p>painting</text:p>
          </table:table-cell>
          <table:table-cell table:formula="of:=CONCATENATE([.H539]; IF(ISTEXT([.B539]); CONCATENATE(&quot; {&quot;;[.B539];&quot;}&quot;);&quot;&quot;))" office:value-type="string" office:string-value="pentrarto" calcext:value-type="string">
            <text:p>pentrarto</text:p>
          </table:table-cell>
          <table:table-cell table:formula="of:=IF(ISTEXT([.I539]);[.I539];&quot;&quot;)" office:value-type="string" office:string-value="a physical artistic painting" calcext:value-type="string">
            <text:p>a physical artistic paint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inting</text:p>
          </table:table-cell>
          <table:table-cell/>
          <table:table-cell office:value-type="string" calcext:value-type="string">
            <text:p>painting</text:p>
          </table:table-cell>
          <table:table-cell office:value-type="string" calcext:value-type="string">
            <text:p>pentrarto</text:p>
          </table:table-cell>
          <table:table-cell office:value-type="string" calcext:value-type="string">
            <text:p>the art itself of painting</text:p>
          </table:table-cell>
          <table:table-cell/>
          <table:table-cell table:formula="of:=IF(ISTEXT([.G540]);[.G540];&quot;&quot;)" office:value-type="string" office:string-value="painting" calcext:value-type="string">
            <text:p>painting</text:p>
          </table:table-cell>
          <table:table-cell table:formula="of:=CONCATENATE([.H540]; IF(ISTEXT([.B540]); CONCATENATE(&quot; {&quot;;[.B540];&quot;}&quot;);&quot;&quot;))" office:value-type="string" office:string-value="pentrarto" calcext:value-type="string">
            <text:p>pentrarto</text:p>
          </table:table-cell>
          <table:table-cell table:formula="of:=IF(ISTEXT([.I540]);[.I540];&quot;&quot;)" office:value-type="string" office:string-value="the art itself of painting" calcext:value-type="string">
            <text:p>the art itself of paint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inter</text:p>
          </table:table-cell>
          <table:table-cell/>
          <table:table-cell office:value-type="string" calcext:value-type="string">
            <text:p>painter</text:p>
          </table:table-cell>
          <table:table-cell office:value-type="string" calcext:value-type="string">
            <text:p>pentristo</text:p>
          </table:table-cell>
          <table:table-cell office:value-type="string" calcext:value-type="string">
            <text:p>an artist who paints</text:p>
          </table:table-cell>
          <table:table-cell/>
          <table:table-cell table:formula="of:=IF(ISTEXT([.G541]);[.G541];&quot;&quot;)" office:value-type="string" office:string-value="painter" calcext:value-type="string">
            <text:p>painter</text:p>
          </table:table-cell>
          <table:table-cell table:formula="of:=CONCATENATE([.H541]; IF(ISTEXT([.B541]); CONCATENATE(&quot; {&quot;;[.B541];&quot;}&quot;);&quot;&quot;))" office:value-type="string" office:string-value="pentristo" calcext:value-type="string">
            <text:p>pentristo</text:p>
          </table:table-cell>
          <table:table-cell table:formula="of:=IF(ISTEXT([.I541]);[.I541];&quot;&quot;)" office:value-type="string" office:string-value="an artist who paints" calcext:value-type="string">
            <text:p>an artist who pa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reachery</text:p>
          </table:table-cell>
          <table:table-cell/>
          <table:table-cell office:value-type="string" calcext:value-type="string">
            <text:p>treachery</text:p>
          </table:table-cell>
          <table:table-cell office:value-type="string" calcext:value-type="string">
            <text:p>perfido</text:p>
          </table:table-cell>
          <table:table-cell table:number-columns-repeated="2"/>
          <table:table-cell table:formula="of:=IF(ISTEXT([.G542]);[.G542];&quot;&quot;)" office:value-type="string" office:string-value="treachery" calcext:value-type="string">
            <text:p>treachery</text:p>
          </table:table-cell>
          <table:table-cell table:formula="of:=CONCATENATE([.H542]; IF(ISTEXT([.B542]); CONCATENATE(&quot; {&quot;;[.B542];&quot;}&quot;);&quot;&quot;))" office:value-type="string" office:string-value="perfido" calcext:value-type="string">
            <text:p>perfido</text:p>
          </table:table-cell>
          <table:table-cell table:formula="of:=IF(ISTEXT([.I542]);[.I54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ersons</text:p>
          </table:table-cell>
          <table:table-cell/>
          <table:table-cell office:value-type="string" calcext:value-type="string">
            <text:p>persons</text:p>
          </table:table-cell>
          <table:table-cell office:value-type="string" calcext:value-type="string">
            <text:p>personoj</text:p>
          </table:table-cell>
          <table:table-cell table:number-columns-repeated="2"/>
          <table:table-cell table:formula="of:=IF(ISTEXT([.G543]);[.G543];&quot;&quot;)" office:value-type="string" office:string-value="persons" calcext:value-type="string">
            <text:p>persons</text:p>
          </table:table-cell>
          <table:table-cell table:formula="of:=CONCATENATE([.H543]; IF(ISTEXT([.B543]); CONCATENATE(&quot; {&quot;;[.B543];&quot;}&quot;);&quot;&quot;))" office:value-type="string" office:string-value="personoj" calcext:value-type="string">
            <text:p>personoj</text:p>
          </table:table-cell>
          <table:table-cell table:formula="of:=IF(ISTEXT([.I543]);[.I54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ootstep</text:p>
          </table:table-cell>
          <table:table-cell/>
          <table:table-cell office:value-type="string" calcext:value-type="string">
            <text:p>footstep</text:p>
          </table:table-cell>
          <table:table-cell office:value-type="string" calcext:value-type="string">
            <text:p>pied'paŝo</text:p>
          </table:table-cell>
          <table:table-cell table:number-columns-repeated="2"/>
          <table:table-cell table:formula="of:=IF(ISTEXT([.G544]);[.G544];&quot;&quot;)" office:value-type="string" office:string-value="footstep" calcext:value-type="string">
            <text:p>footstep</text:p>
          </table:table-cell>
          <table:table-cell table:formula="of:=CONCATENATE([.H544]; IF(ISTEXT([.B544]); CONCATENATE(&quot; {&quot;;[.B544];&quot;}&quot;);&quot;&quot;))" office:value-type="string" office:string-value="pied'paŝo" calcext:value-type="string">
            <text:p>pied'paŝo</text:p>
          </table:table-cell>
          <table:table-cell table:formula="of:=IF(ISTEXT([.I544]);[.I54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oint</text:p>
          </table:table-cell>
          <table:table-cell/>
          <table:table-cell office:value-type="string" calcext:value-type="string">
            <text:p>point</text:p>
          </table:table-cell>
          <table:table-cell office:value-type="string" calcext:value-type="string">
            <text:p>pinto</text:p>
          </table:table-cell>
          <table:table-cell office:value-type="string" calcext:value-type="string">
            <text:p>tip of sword or needle</text:p>
          </table:table-cell>
          <table:table-cell/>
          <table:table-cell table:formula="of:=IF(ISTEXT([.G545]);[.G545];&quot;&quot;)" office:value-type="string" office:string-value="point" calcext:value-type="string">
            <text:p>point</text:p>
          </table:table-cell>
          <table:table-cell table:formula="of:=CONCATENATE([.H545]; IF(ISTEXT([.B545]); CONCATENATE(&quot; {&quot;;[.B545];&quot;}&quot;);&quot;&quot;))" office:value-type="string" office:string-value="pinto" calcext:value-type="string">
            <text:p>pinto</text:p>
          </table:table-cell>
          <table:table-cell table:formula="of:=IF(ISTEXT([.I545]);[.I545];&quot;&quot;)" office:value-type="string" office:string-value="tip of sword or needle" calcext:value-type="string">
            <text:p>tip of sword or need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latter</text:p>
          </table:table-cell>
          <table:table-cell/>
          <table:table-cell office:value-type="string" calcext:value-type="string">
            <text:p>platter</text:p>
          </table:table-cell>
          <table:table-cell office:value-type="string" calcext:value-type="string">
            <text:p>plado</text:p>
          </table:table-cell>
          <table:table-cell table:number-columns-repeated="2"/>
          <table:table-cell table:formula="of:=IF(ISTEXT([.G546]);[.G546];&quot;&quot;)" office:value-type="string" office:string-value="platter" calcext:value-type="string">
            <text:p>platter</text:p>
          </table:table-cell>
          <table:table-cell table:formula="of:=CONCATENATE([.H546]; IF(ISTEXT([.B546]); CONCATENATE(&quot; {&quot;;[.B546];&quot;}&quot;);&quot;&quot;))" office:value-type="string" office:string-value="plado" calcext:value-type="string">
            <text:p>plado</text:p>
          </table:table-cell>
          <table:table-cell table:formula="of:=IF(ISTEXT([.I546]);[.I54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eiling</text:p>
          </table:table-cell>
          <table:table-cell/>
          <table:table-cell office:value-type="string" calcext:value-type="string">
            <text:p>ceiling</text:p>
          </table:table-cell>
          <table:table-cell office:value-type="string" calcext:value-type="string">
            <text:p>plafono</text:p>
          </table:table-cell>
          <table:table-cell table:number-columns-repeated="2"/>
          <table:table-cell table:formula="of:=IF(ISTEXT([.G547]);[.G547];&quot;&quot;)" office:value-type="string" office:string-value="ceiling" calcext:value-type="string">
            <text:p>ceiling</text:p>
          </table:table-cell>
          <table:table-cell table:formula="of:=CONCATENATE([.H547]; IF(ISTEXT([.B547]); CONCATENATE(&quot; {&quot;;[.B547];&quot;}&quot;);&quot;&quot;))" office:value-type="string" office:string-value="plafono" calcext:value-type="string">
            <text:p>plafono</text:p>
          </table:table-cell>
          <table:table-cell table:formula="of:=IF(ISTEXT([.I547]);[.I54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loor</text:p>
          </table:table-cell>
          <table:table-cell/>
          <table:table-cell office:value-type="string" calcext:value-type="string">
            <text:p>floor</text:p>
          </table:table-cell>
          <table:table-cell office:value-type="string" calcext:value-type="string">
            <text:p>planko</text:p>
          </table:table-cell>
          <table:table-cell table:number-columns-repeated="2"/>
          <table:table-cell table:formula="of:=IF(ISTEXT([.G548]);[.G548];&quot;&quot;)" office:value-type="string" office:string-value="floor" calcext:value-type="string">
            <text:p>floor</text:p>
          </table:table-cell>
          <table:table-cell table:formula="of:=CONCATENATE([.H548]; IF(ISTEXT([.B548]); CONCATENATE(&quot; {&quot;;[.B548];&quot;}&quot;);&quot;&quot;))" office:value-type="string" office:string-value="planko" calcext:value-type="string">
            <text:p>planko</text:p>
          </table:table-cell>
          <table:table-cell table:formula="of:=IF(ISTEXT([.I548]);[.I54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leasure</text:p>
          </table:table-cell>
          <table:table-cell/>
          <table:table-cell office:value-type="string" calcext:value-type="string">
            <text:p>pleasure</text:p>
          </table:table-cell>
          <table:table-cell office:value-type="string" calcext:value-type="string">
            <text:p>plezuro</text:p>
          </table:table-cell>
          <table:table-cell table:number-columns-repeated="2"/>
          <table:table-cell table:formula="of:=IF(ISTEXT([.G549]);[.G549];&quot;&quot;)" office:value-type="string" office:string-value="pleasure" calcext:value-type="string">
            <text:p>pleasure</text:p>
          </table:table-cell>
          <table:table-cell table:formula="of:=CONCATENATE([.H549]; IF(ISTEXT([.B549]); CONCATENATE(&quot; {&quot;;[.B549];&quot;}&quot;);&quot;&quot;))" office:value-type="string" office:string-value="plezuro" calcext:value-type="string">
            <text:p>plezuro</text:p>
          </table:table-cell>
          <table:table-cell table:formula="of:=IF(ISTEXT([.I549]);[.I54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loss</text:p>
          </table:table-cell>
          <table:table-cell/>
          <table:table-cell office:value-type="string" calcext:value-type="string">
            <text:p>gloss</text:p>
          </table:table-cell>
          <table:table-cell office:value-type="string" calcext:value-type="string">
            <text:p>poluro</text:p>
          </table:table-cell>
          <table:table-cell table:number-columns-repeated="2"/>
          <table:table-cell table:formula="of:=IF(ISTEXT([.G550]);[.G550];&quot;&quot;)" office:value-type="string" office:string-value="gloss" calcext:value-type="string">
            <text:p>gloss</text:p>
          </table:table-cell>
          <table:table-cell table:formula="of:=CONCATENATE([.H550]; IF(ISTEXT([.B550]); CONCATENATE(&quot; {&quot;;[.B550];&quot;}&quot;);&quot;&quot;))" office:value-type="string" office:string-value="poluro" calcext:value-type="string">
            <text:p>poluro</text:p>
          </table:table-cell>
          <table:table-cell table:formula="of:=IF(ISTEXT([.I550]);[.I55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omp</text:p>
          </table:table-cell>
          <table:table-cell/>
          <table:table-cell office:value-type="string" calcext:value-type="string">
            <text:p>pomp</text:p>
          </table:table-cell>
          <table:table-cell office:value-type="string" calcext:value-type="string">
            <text:p>pompo</text:p>
          </table:table-cell>
          <table:table-cell table:number-columns-repeated="2"/>
          <table:table-cell table:formula="of:=IF(ISTEXT([.G551]);[.G551];&quot;&quot;)" office:value-type="string" office:string-value="pomp" calcext:value-type="string">
            <text:p>pomp</text:p>
          </table:table-cell>
          <table:table-cell table:formula="of:=CONCATENATE([.H551]; IF(ISTEXT([.B551]); CONCATENATE(&quot; {&quot;;[.B551];&quot;}&quot;);&quot;&quot;))" office:value-type="string" office:string-value="pompo" calcext:value-type="string">
            <text:p>pompo</text:p>
          </table:table-cell>
          <table:table-cell table:formula="of:=IF(ISTEXT([.I551]);[.I55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agger</text:p>
          </table:table-cell>
          <table:table-cell/>
          <table:table-cell office:value-type="string" calcext:value-type="string">
            <text:p>dagger</text:p>
          </table:table-cell>
          <table:table-cell office:value-type="string" calcext:value-type="string">
            <text:p>ponardo</text:p>
          </table:table-cell>
          <table:table-cell table:number-columns-repeated="2"/>
          <table:table-cell table:formula="of:=IF(ISTEXT([.G552]);[.G552];&quot;&quot;)" office:value-type="string" office:string-value="dagger" calcext:value-type="string">
            <text:p>dagger</text:p>
          </table:table-cell>
          <table:table-cell table:formula="of:=CONCATENATE([.H552]; IF(ISTEXT([.B552]); CONCATENATE(&quot; {&quot;;[.B552];&quot;}&quot;);&quot;&quot;))" office:value-type="string" office:string-value="ponardo" calcext:value-type="string">
            <text:p>ponardo</text:p>
          </table:table-cell>
          <table:table-cell table:formula="of:=IF(ISTEXT([.I552]);[.I55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eople </text:p>
          </table:table-cell>
          <table:table-cell/>
          <table:table-cell office:value-type="string" calcext:value-type="string">
            <text:p>people </text:p>
          </table:table-cell>
          <table:table-cell office:value-type="string" calcext:value-type="string">
            <text:p>popolo</text:p>
          </table:table-cell>
          <table:table-cell office:value-type="string" calcext:value-type="string">
            <text:p>populace</text:p>
          </table:table-cell>
          <table:table-cell/>
          <table:table-cell table:formula="of:=IF(ISTEXT([.G553]);[.G553];&quot;&quot;)" office:value-type="string" office:string-value="people " calcext:value-type="string">
            <text:p>people </text:p>
          </table:table-cell>
          <table:table-cell table:formula="of:=CONCATENATE([.H553]; IF(ISTEXT([.B553]); CONCATENATE(&quot; {&quot;;[.B553];&quot;}&quot;);&quot;&quot;))" office:value-type="string" office:string-value="popolo" calcext:value-type="string">
            <text:p>popolo</text:p>
          </table:table-cell>
          <table:table-cell table:formula="of:=IF(ISTEXT([.I553]);[.I553];&quot;&quot;)" office:value-type="string" office:string-value="populace" calcext:value-type="string">
            <text:p>popula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ate</text:p>
          </table:table-cell>
          <table:table-cell/>
          <table:table-cell office:value-type="string" calcext:value-type="string">
            <text:p>gate</text:p>
          </table:table-cell>
          <table:table-cell office:value-type="string" calcext:value-type="string">
            <text:p>pordego</text:p>
          </table:table-cell>
          <table:table-cell table:number-columns-repeated="2"/>
          <table:table-cell table:formula="of:=IF(ISTEXT([.G554]);[.G554];&quot;&quot;)" office:value-type="string" office:string-value="gate" calcext:value-type="string">
            <text:p>gate</text:p>
          </table:table-cell>
          <table:table-cell table:formula="of:=CONCATENATE([.H554]; IF(ISTEXT([.B554]); CONCATENATE(&quot; {&quot;;[.B554];&quot;}&quot;);&quot;&quot;))" office:value-type="string" office:string-value="pordego" calcext:value-type="string">
            <text:p>pordego</text:p>
          </table:table-cell>
          <table:table-cell table:formula="of:=IF(ISTEXT([.I554]);[.I55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ate</text:p>
          </table:table-cell>
          <table:table-cell/>
          <table:table-cell office:value-type="string" calcext:value-type="string">
            <text:p>gate</text:p>
          </table:table-cell>
          <table:table-cell office:value-type="string" calcext:value-type="string">
            <text:p>pordego</text:p>
          </table:table-cell>
          <table:table-cell table:number-columns-repeated="2"/>
          <table:table-cell table:formula="of:=IF(ISTEXT([.G555]);[.G555];&quot;&quot;)" office:value-type="string" office:string-value="gate" calcext:value-type="string">
            <text:p>gate</text:p>
          </table:table-cell>
          <table:table-cell table:formula="of:=CONCATENATE([.H555]; IF(ISTEXT([.B555]); CONCATENATE(&quot; {&quot;;[.B555];&quot;}&quot;);&quot;&quot;))" office:value-type="string" office:string-value="pordego" calcext:value-type="string">
            <text:p>pordego</text:p>
          </table:table-cell>
          <table:table-cell table:formula="of:=IF(ISTEXT([.I555]);[.I55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fterglow</text:p>
          </table:table-cell>
          <table:table-cell/>
          <table:table-cell office:value-type="string" calcext:value-type="string">
            <text:p>afterglow</text:p>
          </table:table-cell>
          <table:table-cell office:value-type="string" calcext:value-type="string">
            <text:p>post'brilo</text:p>
          </table:table-cell>
          <table:table-cell table:number-columns-repeated="2"/>
          <table:table-cell table:formula="of:=IF(ISTEXT([.G556]);[.G556];&quot;&quot;)" office:value-type="string" office:string-value="afterglow" calcext:value-type="string">
            <text:p>afterglow</text:p>
          </table:table-cell>
          <table:table-cell table:formula="of:=CONCATENATE([.H556]; IF(ISTEXT([.B556]); CONCATENATE(&quot; {&quot;;[.B556];&quot;}&quot;);&quot;&quot;))" office:value-type="string" office:string-value="post'brilo" calcext:value-type="string">
            <text:p>post'brilo</text:p>
          </table:table-cell>
          <table:table-cell table:formula="of:=IF(ISTEXT([.I556]);[.I55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fternoon</text:p>
          </table:table-cell>
          <table:table-cell/>
          <table:table-cell office:value-type="string" calcext:value-type="string">
            <text:p>afternoon</text:p>
          </table:table-cell>
          <table:table-cell office:value-type="string" calcext:value-type="string">
            <text:p>posttagmezo</text:p>
          </table:table-cell>
          <table:table-cell table:number-columns-repeated="2"/>
          <table:table-cell table:formula="of:=IF(ISTEXT([.G557]);[.G557];&quot;&quot;)" office:value-type="string" office:string-value="afternoon" calcext:value-type="string">
            <text:p>afternoon</text:p>
          </table:table-cell>
          <table:table-cell table:formula="of:=CONCATENATE([.H557]; IF(ISTEXT([.B557]); CONCATENATE(&quot; {&quot;;[.B557];&quot;}&quot;);&quot;&quot;))" office:value-type="string" office:string-value="posttagmezo" calcext:value-type="string">
            <text:p>posttagmezo</text:p>
          </table:table-cell>
          <table:table-cell table:formula="of:=IF(ISTEXT([.I557]);[.I55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ose</text:p>
          </table:table-cell>
          <table:table-cell/>
          <table:table-cell office:value-type="string" calcext:value-type="string">
            <text:p>pose</text:p>
          </table:table-cell>
          <table:table-cell office:value-type="string" calcext:value-type="string">
            <text:p>pozo</text:p>
          </table:table-cell>
          <table:table-cell table:number-columns-repeated="2"/>
          <table:table-cell table:formula="of:=IF(ISTEXT([.G558]);[.G558];&quot;&quot;)" office:value-type="string" office:string-value="pose" calcext:value-type="string">
            <text:p>pose</text:p>
          </table:table-cell>
          <table:table-cell table:formula="of:=CONCATENATE([.H558]; IF(ISTEXT([.B558]); CONCATENATE(&quot; {&quot;;[.B558];&quot;}&quot;);&quot;&quot;))" office:value-type="string" office:string-value="pozo" calcext:value-type="string">
            <text:p>pozo</text:p>
          </table:table-cell>
          <table:table-cell table:formula="of:=IF(ISTEXT([.I558]);[.I55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orefathers</text:p>
          </table:table-cell>
          <table:table-cell/>
          <table:table-cell office:value-type="string" calcext:value-type="string">
            <text:p>forefathers</text:p>
          </table:table-cell>
          <table:table-cell office:value-type="string" calcext:value-type="string">
            <text:p>prapatroj</text:p>
          </table:table-cell>
          <table:table-cell office:value-type="string" calcext:value-type="string">
            <text:p>if both sexes: prauloj</text:p>
          </table:table-cell>
          <table:table-cell/>
          <table:table-cell table:formula="of:=IF(ISTEXT([.G559]);[.G559];&quot;&quot;)" office:value-type="string" office:string-value="forefathers" calcext:value-type="string">
            <text:p>forefathers</text:p>
          </table:table-cell>
          <table:table-cell table:formula="of:=CONCATENATE([.H559]; IF(ISTEXT([.B559]); CONCATENATE(&quot; {&quot;;[.B559];&quot;}&quot;);&quot;&quot;))" office:value-type="string" office:string-value="prapatroj" calcext:value-type="string">
            <text:p>prapatroj</text:p>
          </table:table-cell>
          <table:table-cell table:formula="of:=IF(ISTEXT([.I559]);[.I559];&quot;&quot;)" office:value-type="string" office:string-value="if both sexes: prauloj" calcext:value-type="string">
            <text:p>if both sexes: prauloj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ncestor</text:p>
          </table:table-cell>
          <table:table-cell/>
          <table:table-cell office:value-type="string" calcext:value-type="string">
            <text:p>ancestor</text:p>
          </table:table-cell>
          <table:table-cell office:value-type="string" calcext:value-type="string">
            <text:p>praulo</text:p>
          </table:table-cell>
          <table:table-cell table:number-columns-repeated="2"/>
          <table:table-cell table:formula="of:=IF(ISTEXT([.G560]);[.G560];&quot;&quot;)" office:value-type="string" office:string-value="ancestor" calcext:value-type="string">
            <text:p>ancestor</text:p>
          </table:table-cell>
          <table:table-cell table:formula="of:=CONCATENATE([.H560]; IF(ISTEXT([.B560]); CONCATENATE(&quot; {&quot;;[.B560];&quot;}&quot;);&quot;&quot;))" office:value-type="string" office:string-value="praulo" calcext:value-type="string">
            <text:p>praulo</text:p>
          </table:table-cell>
          <table:table-cell table:formula="of:=IF(ISTEXT([.I560]);[.I56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hurch</text:p>
          </table:table-cell>
          <table:table-cell/>
          <table:table-cell office:value-type="string" calcext:value-type="string">
            <text:p>church</text:p>
          </table:table-cell>
          <table:table-cell office:value-type="string" calcext:value-type="string">
            <text:p>preĝejo</text:p>
          </table:table-cell>
          <table:table-cell table:number-columns-repeated="2"/>
          <table:table-cell table:formula="of:=IF(ISTEXT([.G561]);[.G561];&quot;&quot;)" office:value-type="string" office:string-value="church" calcext:value-type="string">
            <text:p>church</text:p>
          </table:table-cell>
          <table:table-cell table:formula="of:=CONCATENATE([.H561]; IF(ISTEXT([.B561]); CONCATENATE(&quot; {&quot;;[.B561];&quot;}&quot;);&quot;&quot;))" office:value-type="string" office:string-value="preĝejo" calcext:value-type="string">
            <text:p>preĝejo</text:p>
          </table:table-cell>
          <table:table-cell table:formula="of:=IF(ISTEXT([.I561]);[.I56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presentation</text:p>
          </table:table-cell>
          <table:table-cell/>
          <table:table-cell office:value-type="string" calcext:value-type="string">
            <text:p>representation</text:p>
          </table:table-cell>
          <table:table-cell office:value-type="string" calcext:value-type="string">
            <text:p>prezento</text:p>
          </table:table-cell>
          <table:table-cell office:value-type="string" calcext:value-type="string">
            <text:p>an image of</text:p>
          </table:table-cell>
          <table:table-cell/>
          <table:table-cell table:formula="of:=IF(ISTEXT([.G562]);[.G562];&quot;&quot;)" office:value-type="string" office:string-value="representation" calcext:value-type="string">
            <text:p>representation</text:p>
          </table:table-cell>
          <table:table-cell table:formula="of:=CONCATENATE([.H562]; IF(ISTEXT([.B562]); CONCATENATE(&quot; {&quot;;[.B562];&quot;}&quot;);&quot;&quot;))" office:value-type="string" office:string-value="prezento" calcext:value-type="string">
            <text:p>prezento</text:p>
          </table:table-cell>
          <table:table-cell table:formula="of:=IF(ISTEXT([.I562]);[.I562];&quot;&quot;)" office:value-type="string" office:string-value="an image of" calcext:value-type="string">
            <text:p>an image o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rince</text:p>
          </table:table-cell>
          <table:table-cell/>
          <table:table-cell office:value-type="string" calcext:value-type="string">
            <text:p>prince</text:p>
          </table:table-cell>
          <table:table-cell office:value-type="string" calcext:value-type="string">
            <text:p>princo</text:p>
          </table:table-cell>
          <table:table-cell table:number-columns-repeated="2"/>
          <table:table-cell table:formula="of:=IF(ISTEXT([.G563]);[.G563];&quot;&quot;)" office:value-type="string" office:string-value="prince" calcext:value-type="string">
            <text:p>prince</text:p>
          </table:table-cell>
          <table:table-cell table:formula="of:=CONCATENATE([.H563]; IF(ISTEXT([.B563]); CONCATENATE(&quot; {&quot;;[.B563];&quot;}&quot;);&quot;&quot;))" office:value-type="string" office:string-value="princo" calcext:value-type="string">
            <text:p>princo</text:p>
          </table:table-cell>
          <table:table-cell table:formula="of:=IF(ISTEXT([.I563]);[.I56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flection</text:p>
          </table:table-cell>
          <table:table-cell/>
          <table:table-cell office:value-type="string" calcext:value-type="string">
            <text:p>reflection</text:p>
          </table:table-cell>
          <table:table-cell office:value-type="string" calcext:value-type="string">
            <text:p>pripensado</text:p>
          </table:table-cell>
          <table:table-cell office:value-type="string" calcext:value-type="string">
            <text:p>the act of reflection on an issue</text:p>
          </table:table-cell>
          <table:table-cell/>
          <table:table-cell table:formula="of:=IF(ISTEXT([.G564]);[.G564];&quot;&quot;)" office:value-type="string" office:string-value="reflection" calcext:value-type="string">
            <text:p>reflection</text:p>
          </table:table-cell>
          <table:table-cell table:formula="of:=CONCATENATE([.H564]; IF(ISTEXT([.B564]); CONCATENATE(&quot; {&quot;;[.B564];&quot;}&quot;);&quot;&quot;))" office:value-type="string" office:string-value="pripensado" calcext:value-type="string">
            <text:p>pripensado</text:p>
          </table:table-cell>
          <table:table-cell table:formula="of:=IF(ISTEXT([.I564]);[.I564];&quot;&quot;)" office:value-type="string" office:string-value="the act of reflection on an issue" calcext:value-type="string">
            <text:p>the act of reflection on an iss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elay</text:p>
          </table:table-cell>
          <table:table-cell/>
          <table:table-cell office:value-type="string" calcext:value-type="string">
            <text:p>delay</text:p>
          </table:table-cell>
          <table:table-cell office:value-type="string" calcext:value-type="string">
            <text:p>prokrasto</text:p>
          </table:table-cell>
          <table:table-cell table:number-columns-repeated="2"/>
          <table:table-cell table:formula="of:=IF(ISTEXT([.G565]);[.G565];&quot;&quot;)" office:value-type="string" office:string-value="delay" calcext:value-type="string">
            <text:p>delay</text:p>
          </table:table-cell>
          <table:table-cell table:formula="of:=CONCATENATE([.H565]; IF(ISTEXT([.B565]); CONCATENATE(&quot; {&quot;;[.B565];&quot;}&quot;);&quot;&quot;))" office:value-type="string" office:string-value="prokrasto" calcext:value-type="string">
            <text:p>prokrasto</text:p>
          </table:table-cell>
          <table:table-cell table:formula="of:=IF(ISTEXT([.I565]);[.I56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rotection</text:p>
          </table:table-cell>
          <table:table-cell/>
          <table:table-cell office:value-type="string" calcext:value-type="string">
            <text:p>protection</text:p>
          </table:table-cell>
          <table:table-cell office:value-type="string" calcext:value-type="string">
            <text:p>protekto</text:p>
          </table:table-cell>
          <table:table-cell table:number-columns-repeated="2"/>
          <table:table-cell table:formula="of:=IF(ISTEXT([.G566]);[.G566];&quot;&quot;)" office:value-type="string" office:string-value="protection" calcext:value-type="string">
            <text:p>protection</text:p>
          </table:table-cell>
          <table:table-cell table:formula="of:=CONCATENATE([.H566]; IF(ISTEXT([.B566]); CONCATENATE(&quot; {&quot;;[.B566];&quot;}&quot;);&quot;&quot;))" office:value-type="string" office:string-value="protekto" calcext:value-type="string">
            <text:p>protekto</text:p>
          </table:table-cell>
          <table:table-cell table:formula="of:=IF(ISTEXT([.I566]);[.I56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lum-pudding</text:p>
          </table:table-cell>
          <table:table-cell/>
          <table:table-cell office:value-type="string" calcext:value-type="string">
            <text:p>plum-pudding</text:p>
          </table:table-cell>
          <table:table-cell office:value-type="string" calcext:value-type="string">
            <text:p>prun’pudingo</text:p>
          </table:table-cell>
          <table:table-cell table:number-columns-repeated="2"/>
          <table:table-cell table:formula="of:=IF(ISTEXT([.G567]);[.G567];&quot;&quot;)" office:value-type="string" office:string-value="plum-pudding" calcext:value-type="string">
            <text:p>plum-pudding</text:p>
          </table:table-cell>
          <table:table-cell table:formula="of:=CONCATENATE([.H567]; IF(ISTEXT([.B567]); CONCATENATE(&quot; {&quot;;[.B567];&quot;}&quot;);&quot;&quot;))" office:value-type="string" office:string-value="prun’pudingo" calcext:value-type="string">
            <text:p>prun’pudingo</text:p>
          </table:table-cell>
          <table:table-cell table:formula="of:=IF(ISTEXT([.I567]);[.I56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oint</text:p>
          </table:table-cell>
          <table:table-cell/>
          <table:table-cell office:value-type="string" calcext:value-type="string">
            <text:p>point</text:p>
          </table:table-cell>
          <table:table-cell office:value-type="string" calcext:value-type="string">
            <text:p>punkto</text:p>
          </table:table-cell>
          <table:table-cell office:value-type="string" calcext:value-type="string">
            <text:p>exact location</text:p>
          </table:table-cell>
          <table:table-cell/>
          <table:table-cell table:formula="of:=IF(ISTEXT([.G568]);[.G568];&quot;&quot;)" office:value-type="string" office:string-value="point" calcext:value-type="string">
            <text:p>point</text:p>
          </table:table-cell>
          <table:table-cell table:formula="of:=CONCATENATE([.H568]; IF(ISTEXT([.B568]); CONCATENATE(&quot; {&quot;;[.B568];&quot;}&quot;);&quot;&quot;))" office:value-type="string" office:string-value="punkto" calcext:value-type="string">
            <text:p>punkto</text:p>
          </table:table-cell>
          <table:table-cell table:formula="of:=IF(ISTEXT([.I568]);[.I568];&quot;&quot;)" office:value-type="string" office:string-value="exact location" calcext:value-type="string">
            <text:p>exact loc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ality</text:p>
          </table:table-cell>
          <table:table-cell/>
          <table:table-cell office:value-type="string" calcext:value-type="string">
            <text:p>reality</text:p>
          </table:table-cell>
          <table:table-cell office:value-type="string" calcext:value-type="string">
            <text:p>realo</text:p>
          </table:table-cell>
          <table:table-cell table:number-columns-repeated="2"/>
          <table:table-cell table:formula="of:=IF(ISTEXT([.G569]);[.G569];&quot;&quot;)" office:value-type="string" office:string-value="reality" calcext:value-type="string">
            <text:p>reality</text:p>
          </table:table-cell>
          <table:table-cell table:formula="of:=CONCATENATE([.H569]; IF(ISTEXT([.B569]); CONCATENATE(&quot; {&quot;;[.B569];&quot;}&quot;);&quot;&quot;))" office:value-type="string" office:string-value="realo" calcext:value-type="string">
            <text:p>realo</text:p>
          </table:table-cell>
          <table:table-cell table:formula="of:=IF(ISTEXT([.I569]);[.I56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flection</text:p>
          </table:table-cell>
          <table:table-cell/>
          <table:table-cell office:value-type="string" calcext:value-type="string">
            <text:p>reflection</text:p>
          </table:table-cell>
          <table:table-cell office:value-type="string" calcext:value-type="string">
            <text:p>reflekto</text:p>
          </table:table-cell>
          <table:table-cell office:value-type="string" calcext:value-type="string">
            <text:p>optical as a mirror</text:p>
          </table:table-cell>
          <table:table-cell/>
          <table:table-cell table:formula="of:=IF(ISTEXT([.G570]);[.G570];&quot;&quot;)" office:value-type="string" office:string-value="reflection" calcext:value-type="string">
            <text:p>reflection</text:p>
          </table:table-cell>
          <table:table-cell table:formula="of:=CONCATENATE([.H570]; IF(ISTEXT([.B570]); CONCATENATE(&quot; {&quot;;[.B570];&quot;}&quot;);&quot;&quot;))" office:value-type="string" office:string-value="reflekto" calcext:value-type="string">
            <text:p>reflekto</text:p>
          </table:table-cell>
          <table:table-cell table:formula="of:=IF(ISTEXT([.I570]);[.I570];&quot;&quot;)" office:value-type="string" office:string-value="optical as a mirror" calcext:value-type="string">
            <text:p>optical as a mirr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gulation</text:p>
          </table:table-cell>
          <table:table-cell/>
          <table:table-cell office:value-type="string" calcext:value-type="string">
            <text:p>regulation</text:p>
          </table:table-cell>
          <table:table-cell office:value-type="string" calcext:value-type="string">
            <text:p>regulo</text:p>
          </table:table-cell>
          <table:table-cell table:number-columns-repeated="2"/>
          <table:table-cell table:formula="of:=IF(ISTEXT([.G571]);[.G571];&quot;&quot;)" office:value-type="string" office:string-value="regulation" calcext:value-type="string">
            <text:p>regulation</text:p>
          </table:table-cell>
          <table:table-cell table:formula="of:=CONCATENATE([.H571]; IF(ISTEXT([.B571]); CONCATENATE(&quot; {&quot;;[.B571];&quot;}&quot;);&quot;&quot;))" office:value-type="string" office:string-value="regulo" calcext:value-type="string">
            <text:p>regulo</text:p>
          </table:table-cell>
          <table:table-cell table:formula="of:=IF(ISTEXT([.I571]);[.I57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pute</text:p>
          </table:table-cell>
          <table:table-cell/>
          <table:table-cell office:value-type="string" calcext:value-type="string">
            <text:p>repute</text:p>
          </table:table-cell>
          <table:table-cell office:value-type="string" calcext:value-type="string">
            <text:p>reputacio</text:p>
          </table:table-cell>
          <table:table-cell table:number-columns-repeated="2"/>
          <table:table-cell table:formula="of:=IF(ISTEXT([.G572]);[.G572];&quot;&quot;)" office:value-type="string" office:string-value="repute" calcext:value-type="string">
            <text:p>repute</text:p>
          </table:table-cell>
          <table:table-cell table:formula="of:=CONCATENATE([.H572]; IF(ISTEXT([.B572]); CONCATENATE(&quot; {&quot;;[.B572];&quot;}&quot;);&quot;&quot;))" office:value-type="string" office:string-value="reputacio" calcext:value-type="string">
            <text:p>reputacio</text:p>
          </table:table-cell>
          <table:table-cell table:formula="of:=IF(ISTEXT([.I572]);[.I57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st</text:p>
          </table:table-cell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remainder</text:p>
          </table:table-cell>
          <table:table-cell/>
          <table:table-cell table:formula="of:=IF(ISTEXT([.G573]);[.G573];&quot;&quot;)" office:value-type="string" office:string-value="rest" calcext:value-type="string">
            <text:p>rest</text:p>
          </table:table-cell>
          <table:table-cell table:formula="of:=CONCATENATE([.H573]; IF(ISTEXT([.B573]); CONCATENATE(&quot; {&quot;;[.B573];&quot;}&quot;);&quot;&quot;))" office:value-type="string" office:string-value="resto" calcext:value-type="string">
            <text:p>resto</text:p>
          </table:table-cell>
          <table:table-cell table:formula="of:=IF(ISTEXT([.I573]);[.I573];&quot;&quot;)" office:value-type="string" office:string-value="remainder" calcext:value-type="string">
            <text:p>remaind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surrection</text:p>
          </table:table-cell>
          <table:table-cell/>
          <table:table-cell office:value-type="string" calcext:value-type="string">
            <text:p>resurrection</text:p>
          </table:table-cell>
          <table:table-cell office:value-type="string" calcext:value-type="string">
            <text:p>resurekto</text:p>
          </table:table-cell>
          <table:table-cell table:number-columns-repeated="2"/>
          <table:table-cell table:formula="of:=IF(ISTEXT([.G574]);[.G574];&quot;&quot;)" office:value-type="string" office:string-value="resurrection" calcext:value-type="string">
            <text:p>resurrection</text:p>
          </table:table-cell>
          <table:table-cell table:formula="of:=CONCATENATE([.H574]; IF(ISTEXT([.B574]); CONCATENATE(&quot; {&quot;;[.B574];&quot;}&quot;);&quot;&quot;))" office:value-type="string" office:string-value="resurekto" calcext:value-type="string">
            <text:p>resurekto</text:p>
          </table:table-cell>
          <table:table-cell table:formula="of:=IF(ISTEXT([.I574]);[.I57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ream</text:p>
          </table:table-cell>
          <table:table-cell/>
          <table:table-cell office:value-type="string" calcext:value-type="string">
            <text:p>dream</text:p>
          </table:table-cell>
          <table:table-cell office:value-type="string" calcext:value-type="string">
            <text:p>revo</text:p>
          </table:table-cell>
          <table:table-cell office:value-type="string" calcext:value-type="string">
            <text:p>as in “I have a dream”</text:p>
          </table:table-cell>
          <table:table-cell/>
          <table:table-cell table:formula="of:=IF(ISTEXT([.G575]);[.G575];&quot;&quot;)" office:value-type="string" office:string-value="dream" calcext:value-type="string">
            <text:p>dream</text:p>
          </table:table-cell>
          <table:table-cell table:formula="of:=CONCATENATE([.H575]; IF(ISTEXT([.B575]); CONCATENATE(&quot; {&quot;;[.B575];&quot;}&quot;);&quot;&quot;))" office:value-type="string" office:string-value="revo" calcext:value-type="string">
            <text:p>revo</text:p>
          </table:table-cell>
          <table:table-cell table:formula="of:=IF(ISTEXT([.I575]);[.I575];&quot;&quot;)" office:value-type="string" office:string-value="as in “I have a dream”" calcext:value-type="string">
            <text:p>as in “I have a dream”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sult</text:p>
          </table:table-cell>
          <table:table-cell/>
          <table:table-cell office:value-type="string" calcext:value-type="string">
            <text:p>result</text:p>
          </table:table-cell>
          <table:table-cell office:value-type="string" calcext:value-type="string">
            <text:p>rezulto</text:p>
          </table:table-cell>
          <table:table-cell table:number-columns-repeated="2"/>
          <table:table-cell table:formula="of:=IF(ISTEXT([.G576]);[.G576];&quot;&quot;)" office:value-type="string" office:string-value="result" calcext:value-type="string">
            <text:p>result</text:p>
          </table:table-cell>
          <table:table-cell table:formula="of:=CONCATENATE([.H576]; IF(ISTEXT([.B576]); CONCATENATE(&quot; {&quot;;[.B576];&quot;}&quot;);&quot;&quot;))" office:value-type="string" office:string-value="rezulto" calcext:value-type="string">
            <text:p>rezulto</text:p>
          </table:table-cell>
          <table:table-cell table:formula="of:=IF(ISTEXT([.I576]);[.I57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ichness</text:p>
          </table:table-cell>
          <table:table-cell/>
          <table:table-cell office:value-type="string" calcext:value-type="string">
            <text:p>richness</text:p>
          </table:table-cell>
          <table:table-cell office:value-type="string" calcext:value-type="string">
            <text:p>riĉeco</text:p>
          </table:table-cell>
          <table:table-cell table:number-columns-repeated="2"/>
          <table:table-cell table:formula="of:=IF(ISTEXT([.G577]);[.G577];&quot;&quot;)" office:value-type="string" office:string-value="richness" calcext:value-type="string">
            <text:p>richness</text:p>
          </table:table-cell>
          <table:table-cell table:formula="of:=CONCATENATE([.H577]; IF(ISTEXT([.B577]); CONCATENATE(&quot; {&quot;;[.B577];&quot;}&quot;);&quot;&quot;))" office:value-type="string" office:string-value="riĉeco" calcext:value-type="string">
            <text:p>riĉeco</text:p>
          </table:table-cell>
          <table:table-cell table:formula="of:=IF(ISTEXT([.I577]);[.I57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fusal</text:p>
          </table:table-cell>
          <table:table-cell/>
          <table:table-cell office:value-type="string" calcext:value-type="string">
            <text:p>refusal</text:p>
          </table:table-cell>
          <table:table-cell office:value-type="string" calcext:value-type="string">
            <text:p>rifuzo</text:p>
          </table:table-cell>
          <table:table-cell table:number-columns-repeated="2"/>
          <table:table-cell table:formula="of:=IF(ISTEXT([.G578]);[.G578];&quot;&quot;)" office:value-type="string" office:string-value="refusal" calcext:value-type="string">
            <text:p>refusal</text:p>
          </table:table-cell>
          <table:table-cell table:formula="of:=CONCATENATE([.H578]; IF(ISTEXT([.B578]); CONCATENATE(&quot; {&quot;;[.B578];&quot;}&quot;);&quot;&quot;))" office:value-type="string" office:string-value="rifuzo" calcext:value-type="string">
            <text:p>rifuzo</text:p>
          </table:table-cell>
          <table:table-cell table:formula="of:=IF(ISTEXT([.I578]);[.I57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emorse</text:p>
          </table:table-cell>
          <table:table-cell/>
          <table:table-cell office:value-type="string" calcext:value-type="string">
            <text:p>remorse</text:p>
          </table:table-cell>
          <table:table-cell office:value-type="string" calcext:value-type="string">
            <text:p>rimorso</text:p>
          </table:table-cell>
          <table:table-cell table:number-columns-repeated="2"/>
          <table:table-cell table:formula="of:=IF(ISTEXT([.G579]);[.G579];&quot;&quot;)" office:value-type="string" office:string-value="remorse" calcext:value-type="string">
            <text:p>remorse</text:p>
          </table:table-cell>
          <table:table-cell table:formula="of:=CONCATENATE([.H579]; IF(ISTEXT([.B579]); CONCATENATE(&quot; {&quot;;[.B579];&quot;}&quot;);&quot;&quot;))" office:value-type="string" office:string-value="rimorso" calcext:value-type="string">
            <text:p>rimorso</text:p>
          </table:table-cell>
          <table:table-cell table:formula="of:=IF(ISTEXT([.I579]);[.I57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isk</text:p>
          </table:table-cell>
          <table:table-cell/>
          <table:table-cell office:value-type="string" calcext:value-type="string">
            <text:p>risk</text:p>
          </table:table-cell>
          <table:table-cell office:value-type="string" calcext:value-type="string">
            <text:p>risko</text:p>
          </table:table-cell>
          <table:table-cell office:value-type="string" calcext:value-type="string">
            <text:p>possibility of failure</text:p>
          </table:table-cell>
          <table:table-cell/>
          <table:table-cell table:formula="of:=IF(ISTEXT([.G580]);[.G580];&quot;&quot;)" office:value-type="string" office:string-value="risk" calcext:value-type="string">
            <text:p>risk</text:p>
          </table:table-cell>
          <table:table-cell table:formula="of:=CONCATENATE([.H580]; IF(ISTEXT([.B580]); CONCATENATE(&quot; {&quot;;[.B580];&quot;}&quot;);&quot;&quot;))" office:value-type="string" office:string-value="risko" calcext:value-type="string">
            <text:p>risko</text:p>
          </table:table-cell>
          <table:table-cell table:formula="of:=IF(ISTEXT([.I580]);[.I580];&quot;&quot;)" office:value-type="string" office:string-value="possibility of failure" calcext:value-type="string">
            <text:p>possibility of failu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tream</text:p>
          </table:table-cell>
          <table:table-cell/>
          <table:table-cell office:value-type="string" calcext:value-type="string">
            <text:p>stream</text:p>
          </table:table-cell>
          <table:table-cell office:value-type="string" calcext:value-type="string">
            <text:p>rivereto</text:p>
          </table:table-cell>
          <table:table-cell table:number-columns-repeated="2"/>
          <table:table-cell table:formula="of:=IF(ISTEXT([.G581]);[.G581];&quot;&quot;)" office:value-type="string" office:string-value="stream" calcext:value-type="string">
            <text:p>stream</text:p>
          </table:table-cell>
          <table:table-cell table:formula="of:=CONCATENATE([.H581]; IF(ISTEXT([.B581]); CONCATENATE(&quot; {&quot;;[.B581];&quot;}&quot;);&quot;&quot;))" office:value-type="string" office:string-value="rivereto" calcext:value-type="string">
            <text:p>rivereto</text:p>
          </table:table-cell>
          <table:table-cell table:formula="of:=IF(ISTEXT([.I581]);[.I58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obe</text:p>
          </table:table-cell>
          <table:table-cell/>
          <table:table-cell office:value-type="string" calcext:value-type="string">
            <text:p>robe</text:p>
          </table:table-cell>
          <table:table-cell office:value-type="string" calcext:value-type="string">
            <text:p>robo</text:p>
          </table:table-cell>
          <table:table-cell table:number-columns-repeated="2"/>
          <table:table-cell table:formula="of:=IF(ISTEXT([.G582]);[.G582];&quot;&quot;)" office:value-type="string" office:string-value="robe" calcext:value-type="string">
            <text:p>robe</text:p>
          </table:table-cell>
          <table:table-cell table:formula="of:=CONCATENATE([.H582]; IF(ISTEXT([.B582]); CONCATENATE(&quot; {&quot;;[.B582];&quot;}&quot;);&quot;&quot;))" office:value-type="string" office:string-value="robo" calcext:value-type="string">
            <text:p>robo</text:p>
          </table:table-cell>
          <table:table-cell table:formula="of:=IF(ISTEXT([.I582]);[.I58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PIV</text:p>
          </table:table-cell>
          <table:table-cell office:value-type="string" calcext:value-type="string">
            <text:p>rivulet</text:p>
          </table:table-cell>
          <table:table-cell/>
          <table:table-cell office:value-type="string" calcext:value-type="string">
            <text:p>rivulet</text:p>
          </table:table-cell>
          <table:table-cell office:value-type="string" calcext:value-type="string">
            <text:p>rojo</text:p>
          </table:table-cell>
          <table:table-cell table:number-columns-repeated="2"/>
          <table:table-cell table:formula="of:=IF(ISTEXT([.G583]);[.G583];&quot;&quot;)" office:value-type="string" office:string-value="rivulet" calcext:value-type="string">
            <text:p>rivulet</text:p>
          </table:table-cell>
          <table:table-cell table:formula="of:=CONCATENATE([.H583]; IF(ISTEXT([.B583]); CONCATENATE(&quot; {&quot;;[.B583];&quot;}&quot;);&quot;&quot;))" office:value-type="string" office:string-value="rojo" calcext:value-type="string">
            <text:p>rojo</text:p>
          </table:table-cell>
          <table:table-cell table:formula="of:=IF(ISTEXT([.I583]);[.I58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osemary plant</text:p>
          </table:table-cell>
          <table:table-cell/>
          <table:table-cell office:value-type="string" calcext:value-type="string">
            <text:p>rosemary plant</text:p>
          </table:table-cell>
          <table:table-cell office:value-type="string" calcext:value-type="string">
            <text:p>rosmaren’planto</text:p>
          </table:table-cell>
          <table:table-cell table:number-columns-repeated="2"/>
          <table:table-cell table:formula="of:=IF(ISTEXT([.G584]);[.G584];&quot;&quot;)" office:value-type="string" office:string-value="rosemary plant" calcext:value-type="string">
            <text:p>rosemary plant</text:p>
          </table:table-cell>
          <table:table-cell table:formula="of:=CONCATENATE([.H584]; IF(ISTEXT([.B584]); CONCATENATE(&quot; {&quot;;[.B584];&quot;}&quot;);&quot;&quot;))" office:value-type="string" office:string-value="rosmaren’planto" calcext:value-type="string">
            <text:p>rosmaren’planto</text:p>
          </table:table-cell>
          <table:table-cell table:formula="of:=IF(ISTEXT([.I584]);[.I58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osemary</text:p>
          </table:table-cell>
          <table:table-cell/>
          <table:table-cell office:value-type="string" calcext:value-type="string">
            <text:p>rosemary</text:p>
          </table:table-cell>
          <table:table-cell office:value-type="string" calcext:value-type="string">
            <text:p>rosmareno</text:p>
          </table:table-cell>
          <table:table-cell table:number-columns-repeated="2"/>
          <table:table-cell table:formula="of:=IF(ISTEXT([.G585]);[.G585];&quot;&quot;)" office:value-type="string" office:string-value="rosemary" calcext:value-type="string">
            <text:p>rosemary</text:p>
          </table:table-cell>
          <table:table-cell table:formula="of:=CONCATENATE([.H585]; IF(ISTEXT([.B585]); CONCATENATE(&quot; {&quot;;[.B585];&quot;}&quot;);&quot;&quot;))" office:value-type="string" office:string-value="rosmareno" calcext:value-type="string">
            <text:p>rosmareno</text:p>
          </table:table-cell>
          <table:table-cell table:formula="of:=IF(ISTEXT([.I585]);[.I58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rounds</text:p>
          </table:table-cell>
          <table:table-cell/>
          <table:table-cell office:value-type="string" calcext:value-type="string">
            <text:p>rounds</text:p>
          </table:table-cell>
          <table:table-cell office:value-type="string" calcext:value-type="string">
            <text:p>rundojn</text:p>
          </table:table-cell>
          <table:table-cell office:value-type="string" calcext:value-type="string">
            <text:p>as in, making the rounds</text:p>
          </table:table-cell>
          <table:table-cell/>
          <table:table-cell table:formula="of:=IF(ISTEXT([.G586]);[.G586];&quot;&quot;)" office:value-type="string" office:string-value="rounds" calcext:value-type="string">
            <text:p>rounds</text:p>
          </table:table-cell>
          <table:table-cell table:formula="of:=CONCATENATE([.H586]; IF(ISTEXT([.B586]); CONCATENATE(&quot; {&quot;;[.B586];&quot;}&quot;);&quot;&quot;))" office:value-type="string" office:string-value="rundojn" calcext:value-type="string">
            <text:p>rundojn</text:p>
          </table:table-cell>
          <table:table-cell table:formula="of:=IF(ISTEXT([.I586]);[.I586];&quot;&quot;)" office:value-type="string" office:string-value="as in, making the rounds" calcext:value-type="string">
            <text:p>as in, making the round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Saturday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sabato</text:p>
          </table:table-cell>
          <table:table-cell table:number-columns-repeated="2"/>
          <table:table-cell table:formula="of:=IF(ISTEXT([.G587]);[.G587];&quot;&quot;)" office:value-type="string" office:string-value="Saturday" calcext:value-type="string">
            <text:p>Saturday</text:p>
          </table:table-cell>
          <table:table-cell table:formula="of:=CONCATENATE([.H587]; IF(ISTEXT([.B587]); CONCATENATE(&quot; {&quot;;[.B587];&quot;}&quot;);&quot;&quot;))" office:value-type="string" office:string-value="sabato" calcext:value-type="string">
            <text:p>sabato</text:p>
          </table:table-cell>
          <table:table-cell table:formula="of:=IF(ISTEXT([.I587]);[.I58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2"/>
          <table:table-cell office:value-type="string" calcext:value-type="string">
            <text:p>PIV</text:p>
          </table:table-cell>
          <table:table-cell office:value-type="string" calcext:value-type="string">
            <text:p>Samos</text:p>
          </table:table-cell>
          <table:table-cell/>
          <table:table-cell office:value-type="string" calcext:value-type="string">
            <text:p>Samos</text:p>
          </table:table-cell>
          <table:table-cell office:value-type="string" calcext:value-type="string">
            <text:p>Samoso</text:p>
          </table:table-cell>
          <table:table-cell office:value-type="string" calcext:value-type="string">
            <text:p>Greek Island</text:p>
          </table:table-cell>
          <table:table-cell/>
          <table:table-cell table:formula="of:=IF(ISTEXT([.G588]);[.G588];&quot;&quot;)" office:value-type="string" office:string-value="Samos" calcext:value-type="string">
            <text:p>Samos</text:p>
          </table:table-cell>
          <table:table-cell table:formula="of:=CONCATENATE([.H588]; IF(ISTEXT([.B588]); CONCATENATE(&quot; {&quot;;[.B588];&quot;}&quot;);&quot;&quot;))" office:value-type="string" office:string-value="Samoso" calcext:value-type="string">
            <text:p>Samoso</text:p>
          </table:table-cell>
          <table:table-cell table:formula="of:=IF(ISTEXT([.I588]);[.I588];&quot;&quot;)" office:value-type="string" office:string-value="Greek Island" calcext:value-type="string">
            <text:p>Greek Isla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anatorium</text:p>
          </table:table-cell>
          <table:table-cell/>
          <table:table-cell office:value-type="string" calcext:value-type="string">
            <text:p>sanatorium</text:p>
          </table:table-cell>
          <table:table-cell office:value-type="string" calcext:value-type="string">
            <text:p>sanatorio</text:p>
          </table:table-cell>
          <table:table-cell office:value-type="string" calcext:value-type="string">
            <text:p>residential rehab, ≠hospitalo</text:p>
          </table:table-cell>
          <table:table-cell/>
          <table:table-cell table:formula="of:=IF(ISTEXT([.G589]);[.G589];&quot;&quot;)" office:value-type="string" office:string-value="sanatorium" calcext:value-type="string">
            <text:p>sanatorium</text:p>
          </table:table-cell>
          <table:table-cell table:formula="of:=CONCATENATE([.H589]; IF(ISTEXT([.B589]); CONCATENATE(&quot; {&quot;;[.B589];&quot;}&quot;);&quot;&quot;))" office:value-type="string" office:string-value="sanatorio" calcext:value-type="string">
            <text:p>sanatorio</text:p>
          </table:table-cell>
          <table:table-cell table:formula="of:=IF(ISTEXT([.I589]);[.I589];&quot;&quot;)" office:value-type="string" office:string-value="residential rehab, ≠hospitalo" calcext:value-type="string">
            <text:p>residential rehab, ≠hospital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aturnalia</text:p>
          </table:table-cell>
          <table:table-cell/>
          <table:table-cell office:value-type="string" calcext:value-type="string">
            <text:p>saturnalia</text:p>
          </table:table-cell>
          <table:table-cell office:value-type="string" calcext:value-type="string">
            <text:p>saturnalio</text:p>
          </table:table-cell>
          <table:table-cell table:number-columns-repeated="2"/>
          <table:table-cell table:formula="of:=IF(ISTEXT([.G590]);[.G590];&quot;&quot;)" office:value-type="string" office:string-value="saturnalia" calcext:value-type="string">
            <text:p>saturnalia</text:p>
          </table:table-cell>
          <table:table-cell table:formula="of:=CONCATENATE([.H590]; IF(ISTEXT([.B590]); CONCATENATE(&quot; {&quot;;[.B590];&quot;}&quot;);&quot;&quot;))" office:value-type="string" office:string-value="saturnalio" calcext:value-type="string">
            <text:p>saturnalio</text:p>
          </table:table-cell>
          <table:table-cell table:formula="of:=IF(ISTEXT([.I590]);[.I59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olemnity</text:p>
          </table:table-cell>
          <table:table-cell/>
          <table:table-cell office:value-type="string" calcext:value-type="string">
            <text:p>solemnity</text:p>
          </table:table-cell>
          <table:table-cell office:value-type="string" calcext:value-type="string">
            <text:p>seleno</text:p>
          </table:table-cell>
          <table:table-cell table:number-columns-repeated="2"/>
          <table:table-cell table:formula="of:=IF(ISTEXT([.G591]);[.G591];&quot;&quot;)" office:value-type="string" office:string-value="solemnity" calcext:value-type="string">
            <text:p>solemnity</text:p>
          </table:table-cell>
          <table:table-cell table:formula="of:=CONCATENATE([.H591]; IF(ISTEXT([.B591]); CONCATENATE(&quot; {&quot;;[.B591];&quot;}&quot;);&quot;&quot;))" office:value-type="string" office:string-value="seleno" calcext:value-type="string">
            <text:p>seleno</text:p>
          </table:table-cell>
          <table:table-cell table:formula="of:=IF(ISTEXT([.I591]);[.I59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abandon</text:p>
          </table:table-cell>
          <table:table-cell/>
          <table:table-cell office:value-type="string" calcext:value-type="string">
            <text:p>abandon</text:p>
          </table:table-cell>
          <table:table-cell office:value-type="string" calcext:value-type="string">
            <text:p>senbrideco</text:p>
          </table:table-cell>
          <table:table-cell office:value-type="string" calcext:value-type="string">
            <text:p>lit. unbridled-ness</text:p>
          </table:table-cell>
          <table:table-cell/>
          <table:table-cell table:formula="of:=IF(ISTEXT([.G592]);[.G592];&quot;&quot;)" office:value-type="string" office:string-value="abandon" calcext:value-type="string">
            <text:p>abandon</text:p>
          </table:table-cell>
          <table:table-cell table:formula="of:=CONCATENATE([.H592]; IF(ISTEXT([.B592]); CONCATENATE(&quot; {&quot;;[.B592];&quot;}&quot;);&quot;&quot;))" office:value-type="string" office:string-value="senbrideco" calcext:value-type="string">
            <text:p>senbrideco</text:p>
          </table:table-cell>
          <table:table-cell table:formula="of:=IF(ISTEXT([.I592]);[.I592];&quot;&quot;)" office:value-type="string" office:string-value="lit. unbridled-ness" calcext:value-type="string">
            <text:p>lit. unbridled-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September</text:p>
          </table:table-cell>
          <table:table-cell/>
          <table:table-cell office:value-type="string" calcext:value-type="string">
            <text:p>September</text:p>
          </table:table-cell>
          <table:table-cell office:value-type="string" calcext:value-type="string">
            <text:p>septembro</text:p>
          </table:table-cell>
          <table:table-cell table:number-columns-repeated="2"/>
          <table:table-cell table:formula="of:=IF(ISTEXT([.G593]);[.G593];&quot;&quot;)" office:value-type="string" office:string-value="September" calcext:value-type="string">
            <text:p>September</text:p>
          </table:table-cell>
          <table:table-cell table:formula="of:=CONCATENATE([.H593]; IF(ISTEXT([.B593]); CONCATENATE(&quot; {&quot;;[.B593];&quot;}&quot;);&quot;&quot;))" office:value-type="string" office:string-value="septembro" calcext:value-type="string">
            <text:p>septembro</text:p>
          </table:table-cell>
          <table:table-cell table:formula="of:=IF(ISTEXT([.I593]);[.I59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eason</text:p>
          </table:table-cell>
          <table:table-cell/>
          <table:table-cell office:value-type="string" calcext:value-type="string">
            <text:p>season</text:p>
          </table:table-cell>
          <table:table-cell office:value-type="string" calcext:value-type="string">
            <text:p>sezono</text:p>
          </table:table-cell>
          <table:table-cell table:number-columns-repeated="2"/>
          <table:table-cell table:formula="of:=IF(ISTEXT([.G594]);[.G594];&quot;&quot;)" office:value-type="string" office:string-value="season" calcext:value-type="string">
            <text:p>season</text:p>
          </table:table-cell>
          <table:table-cell table:formula="of:=CONCATENATE([.H594]; IF(ISTEXT([.B594]); CONCATENATE(&quot; {&quot;;[.B594];&quot;}&quot;);&quot;&quot;))" office:value-type="string" office:string-value="sezono" calcext:value-type="string">
            <text:p>sezono</text:p>
          </table:table-cell>
          <table:table-cell table:formula="of:=IF(ISTEXT([.I594]);[.I59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ketch</text:p>
          </table:table-cell>
          <table:table-cell/>
          <table:table-cell office:value-type="string" calcext:value-type="string">
            <text:p>sketch</text:p>
          </table:table-cell>
          <table:table-cell office:value-type="string" calcext:value-type="string">
            <text:p>skizo</text:p>
          </table:table-cell>
          <table:table-cell table:number-columns-repeated="2"/>
          <table:table-cell table:formula="of:=IF(ISTEXT([.G595]);[.G595];&quot;&quot;)" office:value-type="string" office:string-value="sketch" calcext:value-type="string">
            <text:p>sketch</text:p>
          </table:table-cell>
          <table:table-cell table:formula="of:=CONCATENATE([.H595]; IF(ISTEXT([.B595]); CONCATENATE(&quot; {&quot;;[.B595];&quot;}&quot;);&quot;&quot;))" office:value-type="string" office:string-value="skizo" calcext:value-type="string">
            <text:p>skizo</text:p>
          </table:table-cell>
          <table:table-cell table:formula="of:=IF(ISTEXT([.I595]);[.I59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oneliness</text:p>
          </table:table-cell>
          <table:table-cell/>
          <table:table-cell office:value-type="string" calcext:value-type="string">
            <text:p>loneliness</text:p>
          </table:table-cell>
          <table:table-cell office:value-type="string" calcext:value-type="string">
            <text:p>soleco</text:p>
          </table:table-cell>
          <table:table-cell table:number-columns-repeated="2"/>
          <table:table-cell table:formula="of:=IF(ISTEXT([.G596]);[.G596];&quot;&quot;)" office:value-type="string" office:string-value="loneliness" calcext:value-type="string">
            <text:p>loneliness</text:p>
          </table:table-cell>
          <table:table-cell table:formula="of:=CONCATENATE([.H596]; IF(ISTEXT([.B596]); CONCATENATE(&quot; {&quot;;[.B596];&quot;}&quot;);&quot;&quot;))" office:value-type="string" office:string-value="soleco" calcext:value-type="string">
            <text:p>soleco</text:p>
          </table:table-cell>
          <table:table-cell table:formula="of:=IF(ISTEXT([.I596]);[.I59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ream</text:p>
          </table:table-cell>
          <table:table-cell/>
          <table:table-cell office:value-type="string" calcext:value-type="string">
            <text:p>dream</text:p>
          </table:table-cell>
          <table:table-cell office:value-type="string" calcext:value-type="string">
            <text:p>sonĝo</text:p>
          </table:table-cell>
          <table:table-cell office:value-type="string" calcext:value-type="string">
            <text:p>while sleeping</text:p>
          </table:table-cell>
          <table:table-cell/>
          <table:table-cell table:formula="of:=IF(ISTEXT([.G597]);[.G597];&quot;&quot;)" office:value-type="string" office:string-value="dream" calcext:value-type="string">
            <text:p>dream</text:p>
          </table:table-cell>
          <table:table-cell table:formula="of:=CONCATENATE([.H597]; IF(ISTEXT([.B597]); CONCATENATE(&quot; {&quot;;[.B597];&quot;}&quot;);&quot;&quot;))" office:value-type="string" office:string-value="sonĝo" calcext:value-type="string">
            <text:p>sonĝo</text:p>
          </table:table-cell>
          <table:table-cell table:formula="of:=IF(ISTEXT([.I597]);[.I597];&quot;&quot;)" office:value-type="string" office:string-value="while sleeping" calcext:value-type="string">
            <text:p>while slee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bell</text:p>
          </table:table-cell>
          <table:table-cell/>
          <table:table-cell office:value-type="string" calcext:value-type="string">
            <text:p>bell</text:p>
          </table:table-cell>
          <table:table-cell office:value-type="string" calcext:value-type="string">
            <text:p>sonorilo</text:p>
          </table:table-cell>
          <table:table-cell table:number-columns-repeated="2"/>
          <table:table-cell table:formula="of:=IF(ISTEXT([.G598]);[.G598];&quot;&quot;)" office:value-type="string" office:string-value="bell" calcext:value-type="string">
            <text:p>bell</text:p>
          </table:table-cell>
          <table:table-cell table:formula="of:=CONCATENATE([.H598]; IF(ISTEXT([.B598]); CONCATENATE(&quot; {&quot;;[.B598];&quot;}&quot;);&quot;&quot;))" office:value-type="string" office:string-value="sonorilo" calcext:value-type="string">
            <text:p>sonorilo</text:p>
          </table:table-cell>
          <table:table-cell table:formula="of:=IF(ISTEXT([.I598]);[.I59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lang</text:p>
          </table:table-cell>
          <table:table-cell/>
          <table:table-cell office:value-type="string" calcext:value-type="string">
            <text:p>clang</text:p>
          </table:table-cell>
          <table:table-cell office:value-type="string" calcext:value-type="string">
            <text:p>sonoro</text:p>
          </table:table-cell>
          <table:table-cell table:number-columns-repeated="2"/>
          <table:table-cell table:formula="of:=IF(ISTEXT([.G599]);[.G599];&quot;&quot;)" office:value-type="string" office:string-value="clang" calcext:value-type="string">
            <text:p>clang</text:p>
          </table:table-cell>
          <table:table-cell table:formula="of:=CONCATENATE([.H599]; IF(ISTEXT([.B599]); CONCATENATE(&quot; {&quot;;[.B599];&quot;}&quot;);&quot;&quot;))" office:value-type="string" office:string-value="sonoro" calcext:value-type="string">
            <text:p>sonoro</text:p>
          </table:table-cell>
          <table:table-cell table:formula="of:=IF(ISTEXT([.I599]);[.I59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fate</text:p>
          </table:table-cell>
          <table:table-cell/>
          <table:table-cell office:value-type="string" calcext:value-type="string">
            <text:p>fate</text:p>
          </table:table-cell>
          <table:table-cell office:value-type="string" calcext:value-type="string">
            <text:p>sorto</text:p>
          </table:table-cell>
          <table:table-cell table:number-columns-repeated="2"/>
          <table:table-cell table:formula="of:=IF(ISTEXT([.G600]);[.G600];&quot;&quot;)" office:value-type="string" office:string-value="fate" calcext:value-type="string">
            <text:p>fate</text:p>
          </table:table-cell>
          <table:table-cell table:formula="of:=CONCATENATE([.H600]; IF(ISTEXT([.B600]); CONCATENATE(&quot; {&quot;;[.B600];&quot;}&quot;);&quot;&quot;))" office:value-type="string" office:string-value="sorto" calcext:value-type="string">
            <text:p>sorto</text:p>
          </table:table-cell>
          <table:table-cell table:formula="of:=IF(ISTEXT([.I600]);[.I60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ot</text:p>
          </table:table-cell>
          <table:table-cell/>
          <table:table-cell office:value-type="string" calcext:value-type="string">
            <text:p>lot</text:p>
          </table:table-cell>
          <table:table-cell office:value-type="string" calcext:value-type="string">
            <text:p>sorto</text:p>
          </table:table-cell>
          <table:table-cell office:value-type="string" calcext:value-type="string">
            <text:p>lot in life, as in fate</text:p>
          </table:table-cell>
          <table:table-cell/>
          <table:table-cell table:formula="of:=IF(ISTEXT([.G601]);[.G601];&quot;&quot;)" office:value-type="string" office:string-value="lot" calcext:value-type="string">
            <text:p>lot</text:p>
          </table:table-cell>
          <table:table-cell table:formula="of:=CONCATENATE([.H601]; IF(ISTEXT([.B601]); CONCATENATE(&quot; {&quot;;[.B601];&quot;}&quot;);&quot;&quot;))" office:value-type="string" office:string-value="sorto" calcext:value-type="string">
            <text:p>sorto</text:p>
          </table:table-cell>
          <table:table-cell table:formula="of:=IF(ISTEXT([.I601]);[.I601];&quot;&quot;)" office:value-type="string" office:string-value="lot in life, as in fate" calcext:value-type="string">
            <text:p>lot in life, as in f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ageantry</text:p>
          </table:table-cell>
          <table:table-cell/>
          <table:table-cell office:value-type="string" calcext:value-type="string">
            <text:p>pageantry</text:p>
          </table:table-cell>
          <table:table-cell office:value-type="string" calcext:value-type="string">
            <text:p>spektaklo</text:p>
          </table:table-cell>
          <table:table-cell table:number-columns-repeated="2"/>
          <table:table-cell table:formula="of:=IF(ISTEXT([.G602]);[.G602];&quot;&quot;)" office:value-type="string" office:string-value="pageantry" calcext:value-type="string">
            <text:p>pageantry</text:p>
          </table:table-cell>
          <table:table-cell table:formula="of:=CONCATENATE([.H602]; IF(ISTEXT([.B602]); CONCATENATE(&quot; {&quot;;[.B602];&quot;}&quot;);&quot;&quot;))" office:value-type="string" office:string-value="spektaklo" calcext:value-type="string">
            <text:p>spektaklo</text:p>
          </table:table-cell>
          <table:table-cell table:formula="of:=IF(ISTEXT([.I602]);[.I60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table</text:p>
          </table:table-cell>
          <table:table-cell/>
          <table:table-cell office:value-type="string" calcext:value-type="string">
            <text:p>stable</text:p>
          </table:table-cell>
          <table:table-cell office:value-type="string" calcext:value-type="string">
            <text:p>stalo</text:p>
          </table:table-cell>
          <table:table-cell office:value-type="string" calcext:value-type="string">
            <text:p>horse house (or other animals)</text:p>
          </table:table-cell>
          <table:table-cell/>
          <table:table-cell table:formula="of:=IF(ISTEXT([.G603]);[.G603];&quot;&quot;)" office:value-type="string" office:string-value="stable" calcext:value-type="string">
            <text:p>stable</text:p>
          </table:table-cell>
          <table:table-cell table:formula="of:=CONCATENATE([.H603]; IF(ISTEXT([.B603]); CONCATENATE(&quot; {&quot;;[.B603];&quot;}&quot;);&quot;&quot;))" office:value-type="string" office:string-value="stalo" calcext:value-type="string">
            <text:p>stalo</text:p>
          </table:table-cell>
          <table:table-cell table:formula="of:=IF(ISTEXT([.I603]);[.I603];&quot;&quot;)" office:value-type="string" office:string-value="horse house (or other animals)" calcext:value-type="string">
            <text:p>horse house (or other animal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anger</text:p>
          </table:table-cell>
          <table:table-cell/>
          <table:table-cell office:value-type="string" calcext:value-type="string">
            <text:p>manger</text:p>
          </table:table-cell>
          <table:table-cell office:value-type="string" calcext:value-type="string">
            <text:p>staltrogo</text:p>
          </table:table-cell>
          <table:table-cell table:number-columns-repeated="2"/>
          <table:table-cell table:formula="of:=IF(ISTEXT([.G604]);[.G604];&quot;&quot;)" office:value-type="string" office:string-value="manger" calcext:value-type="string">
            <text:p>manger</text:p>
          </table:table-cell>
          <table:table-cell table:formula="of:=CONCATENATE([.H604]; IF(ISTEXT([.B604]); CONCATENATE(&quot; {&quot;;[.B604];&quot;}&quot;);&quot;&quot;))" office:value-type="string" office:string-value="staltrogo" calcext:value-type="string">
            <text:p>staltrogo</text:p>
          </table:table-cell>
          <table:table-cell table:formula="of:=IF(ISTEXT([.I604]);[.I60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tate</text:p>
          </table:table-cell>
          <table:table-cell/>
          <table:table-cell office:value-type="string" calcext:value-type="string">
            <text:p>state</text:p>
          </table:table-cell>
          <table:table-cell office:value-type="string" calcext:value-type="string">
            <text:p>stato</text:p>
          </table:table-cell>
          <table:table-cell table:number-columns-repeated="2"/>
          <table:table-cell table:formula="of:=IF(ISTEXT([.G605]);[.G605];&quot;&quot;)" office:value-type="string" office:string-value="state" calcext:value-type="string">
            <text:p>state</text:p>
          </table:table-cell>
          <table:table-cell table:formula="of:=CONCATENATE([.H605]; IF(ISTEXT([.B605]); CONCATENATE(&quot; {&quot;;[.B605];&quot;}&quot;);&quot;&quot;))" office:value-type="string" office:string-value="stato" calcext:value-type="string">
            <text:p>stato</text:p>
          </table:table-cell>
          <table:table-cell table:formula="of:=IF(ISTEXT([.I605]);[.I60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star</text:p>
          </table:table-cell>
          <table:table-cell office:value-type="string" calcext:value-type="string">
            <text:p>stelo</text:p>
          </table:table-cell>
          <table:table-cell office:value-type="string" calcext:value-type="string">
            <text:p>in the sky</text:p>
          </table:table-cell>
          <table:table-cell/>
          <table:table-cell table:formula="of:=IF(ISTEXT([.G606]);[.G606];&quot;&quot;)" office:value-type="string" office:string-value="star" calcext:value-type="string">
            <text:p>star</text:p>
          </table:table-cell>
          <table:table-cell table:formula="of:=CONCATENATE([.H606]; IF(ISTEXT([.B606]); CONCATENATE(&quot; {&quot;;[.B606];&quot;}&quot;);&quot;&quot;))" office:value-type="string" office:string-value="stelo" calcext:value-type="string">
            <text:p>stelo</text:p>
          </table:table-cell>
          <table:table-cell table:formula="of:=IF(ISTEXT([.I606]);[.I606];&quot;&quot;)" office:value-type="string" office:string-value="in the sky" calcext:value-type="string">
            <text:p>in the sk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loth</text:p>
          </table:table-cell>
          <table:table-cell/>
          <table:table-cell office:value-type="string" calcext:value-type="string">
            <text:p>cloth</text:p>
          </table:table-cell>
          <table:table-cell office:value-type="string" calcext:value-type="string">
            <text:p>ŝtofo</text:p>
          </table:table-cell>
          <table:table-cell table:number-columns-repeated="2"/>
          <table:table-cell table:formula="of:=IF(ISTEXT([.G607]);[.G607];&quot;&quot;)" office:value-type="string" office:string-value="cloth" calcext:value-type="string">
            <text:p>cloth</text:p>
          </table:table-cell>
          <table:table-cell table:formula="of:=CONCATENATE([.H607]; IF(ISTEXT([.B607]); CONCATENATE(&quot; {&quot;;[.B607];&quot;}&quot;);&quot;&quot;))" office:value-type="string" office:string-value="ŝtofo" calcext:value-type="string">
            <text:p>ŝtofo</text:p>
          </table:table-cell>
          <table:table-cell table:formula="of:=IF(ISTEXT([.I607]);[.I60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tep</text:p>
          </table:table-cell>
          <table:table-cell/>
          <table:table-cell office:value-type="string" calcext:value-type="string">
            <text:p>step</text:p>
          </table:table-cell>
          <table:table-cell office:value-type="string" calcext:value-type="string">
            <text:p>ŝtupo</text:p>
          </table:table-cell>
          <table:table-cell office:value-type="string" calcext:value-type="string">
            <text:p>steps of a staircase</text:p>
          </table:table-cell>
          <table:table-cell/>
          <table:table-cell table:formula="of:=IF(ISTEXT([.G608]);[.G608];&quot;&quot;)" office:value-type="string" office:string-value="step" calcext:value-type="string">
            <text:p>step</text:p>
          </table:table-cell>
          <table:table-cell table:formula="of:=CONCATENATE([.H608]; IF(ISTEXT([.B608]); CONCATENATE(&quot; {&quot;;[.B608];&quot;}&quot;);&quot;&quot;))" office:value-type="string" office:string-value="ŝtupo" calcext:value-type="string">
            <text:p>ŝtupo</text:p>
          </table:table-cell>
          <table:table-cell table:formula="of:=IF(ISTEXT([.I608]);[.I608];&quot;&quot;)" office:value-type="string" office:string-value="steps of a staircase" calcext:value-type="string">
            <text:p>steps of a stairc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ignature</text:p>
          </table:table-cell>
          <table:table-cell/>
          <table:table-cell office:value-type="string" calcext:value-type="string">
            <text:p>signature</text:p>
          </table:table-cell>
          <table:table-cell office:value-type="string" calcext:value-type="string">
            <text:p>subskribo</text:p>
          </table:table-cell>
          <table:table-cell table:number-columns-repeated="2"/>
          <table:table-cell table:formula="of:=IF(ISTEXT([.G609]);[.G609];&quot;&quot;)" office:value-type="string" office:string-value="signature" calcext:value-type="string">
            <text:p>signature</text:p>
          </table:table-cell>
          <table:table-cell table:formula="of:=CONCATENATE([.H609]; IF(ISTEXT([.B609]); CONCATENATE(&quot; {&quot;;[.B609];&quot;}&quot;);&quot;&quot;))" office:value-type="string" office:string-value="subskribo" calcext:value-type="string">
            <text:p>subskribo</text:p>
          </table:table-cell>
          <table:table-cell table:formula="of:=IF(ISTEXT([.I609]);[.I60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unset</text:p>
          </table:table-cell>
          <table:table-cell/>
          <table:table-cell office:value-type="string" calcext:value-type="string">
            <text:p>sunset</text:p>
          </table:table-cell>
          <table:table-cell office:value-type="string" calcext:value-type="string">
            <text:p>sunsubiro</text:p>
          </table:table-cell>
          <table:table-cell table:number-columns-repeated="2"/>
          <table:table-cell table:formula="of:=IF(ISTEXT([.G610]);[.G610];&quot;&quot;)" office:value-type="string" office:string-value="sunset" calcext:value-type="string">
            <text:p>sunset</text:p>
          </table:table-cell>
          <table:table-cell table:formula="of:=CONCATENATE([.H610]; IF(ISTEXT([.B610]); CONCATENATE(&quot; {&quot;;[.B610];&quot;}&quot;);&quot;&quot;))" office:value-type="string" office:string-value="sunsubiro" calcext:value-type="string">
            <text:p>sunsubiro</text:p>
          </table:table-cell>
          <table:table-cell table:formula="of:=IF(ISTEXT([.I610]);[.I61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uperstition</text:p>
          </table:table-cell>
          <table:table-cell/>
          <table:table-cell office:value-type="string" calcext:value-type="string">
            <text:p>superstition</text:p>
          </table:table-cell>
          <table:table-cell office:value-type="string" calcext:value-type="string">
            <text:p>superstiĉo</text:p>
          </table:table-cell>
          <table:table-cell table:number-columns-repeated="2"/>
          <table:table-cell table:formula="of:=IF(ISTEXT([.G611]);[.G611];&quot;&quot;)" office:value-type="string" office:string-value="superstition" calcext:value-type="string">
            <text:p>superstition</text:p>
          </table:table-cell>
          <table:table-cell table:formula="of:=CONCATENATE([.H611]; IF(ISTEXT([.B611]); CONCATENATE(&quot; {&quot;;[.B611];&quot;}&quot;);&quot;&quot;))" office:value-type="string" office:string-value="superstiĉo" calcext:value-type="string">
            <text:p>superstiĉo</text:p>
          </table:table-cell>
          <table:table-cell table:formula="of:=IF(ISTEXT([.I611]);[.I61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urplice</text:p>
          </table:table-cell>
          <table:table-cell/>
          <table:table-cell office:value-type="string" calcext:value-type="string">
            <text:p>surplice</text:p>
          </table:table-cell>
          <table:table-cell office:value-type="string" calcext:value-type="string">
            <text:p>surpliso</text:p>
          </table:table-cell>
          <table:table-cell office:value-type="string" calcext:value-type="string">
            <text:p>liturgical garment</text:p>
          </table:table-cell>
          <table:table-cell/>
          <table:table-cell table:formula="of:=IF(ISTEXT([.G612]);[.G612];&quot;&quot;)" office:value-type="string" office:string-value="surplice" calcext:value-type="string">
            <text:p>surplice</text:p>
          </table:table-cell>
          <table:table-cell table:formula="of:=CONCATENATE([.H612]; IF(ISTEXT([.B612]); CONCATENATE(&quot; {&quot;;[.B612];&quot;}&quot;);&quot;&quot;))" office:value-type="string" office:string-value="surpliso" calcext:value-type="string">
            <text:p>surpliso</text:p>
          </table:table-cell>
          <table:table-cell table:formula="of:=IF(ISTEXT([.I612]);[.I612];&quot;&quot;)" office:value-type="string" office:string-value="liturgical garment" calcext:value-type="string">
            <text:p>liturgical gar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table</text:p>
          </table:table-cell>
          <table:table-cell office:value-type="string" calcext:value-type="string">
            <text:p>tablo</text:p>
          </table:table-cell>
          <table:table-cell table:number-columns-repeated="2"/>
          <table:table-cell table:formula="of:=IF(ISTEXT([.G613]);[.G613];&quot;&quot;)" office:value-type="string" office:string-value="table" calcext:value-type="string">
            <text:p>table</text:p>
          </table:table-cell>
          <table:table-cell table:formula="of:=CONCATENATE([.H613]; IF(ISTEXT([.B613]); CONCATENATE(&quot; {&quot;;[.B613];&quot;}&quot;);&quot;&quot;))" office:value-type="string" office:string-value="tablo" calcext:value-type="string">
            <text:p>tablo</text:p>
          </table:table-cell>
          <table:table-cell table:formula="of:=IF(ISTEXT([.I613]);[.I61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noon</text:p>
          </table:table-cell>
          <table:table-cell/>
          <table:table-cell office:value-type="string" calcext:value-type="string">
            <text:p>noon</text:p>
          </table:table-cell>
          <table:table-cell office:value-type="string" calcext:value-type="string">
            <text:p>tagmezo</text:p>
          </table:table-cell>
          <table:table-cell table:number-columns-repeated="2"/>
          <table:table-cell table:formula="of:=IF(ISTEXT([.G614]);[.G614];&quot;&quot;)" office:value-type="string" office:string-value="noon" calcext:value-type="string">
            <text:p>noon</text:p>
          </table:table-cell>
          <table:table-cell table:formula="of:=CONCATENATE([.H614]; IF(ISTEXT([.B614]); CONCATENATE(&quot; {&quot;;[.B614];&quot;}&quot;);&quot;&quot;))" office:value-type="string" office:string-value="tagmezo" calcext:value-type="string">
            <text:p>tagmezo</text:p>
          </table:table-cell>
          <table:table-cell table:formula="of:=IF(ISTEXT([.I614]);[.I61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ankards</text:p>
          </table:table-cell>
          <table:table-cell/>
          <table:table-cell office:value-type="string" calcext:value-type="string">
            <text:p>tankards</text:p>
          </table:table-cell>
          <table:table-cell office:value-type="string" calcext:value-type="string">
            <text:p>tasegoj</text:p>
          </table:table-cell>
          <table:table-cell table:number-columns-repeated="2"/>
          <table:table-cell table:formula="of:=IF(ISTEXT([.G615]);[.G615];&quot;&quot;)" office:value-type="string" office:string-value="tankards" calcext:value-type="string">
            <text:p>tankards</text:p>
          </table:table-cell>
          <table:table-cell table:formula="of:=CONCATENATE([.H615]; IF(ISTEXT([.B615]); CONCATENATE(&quot; {&quot;;[.B615];&quot;}&quot;);&quot;&quot;))" office:value-type="string" office:string-value="tasegoj" calcext:value-type="string">
            <text:p>tasegoj</text:p>
          </table:table-cell>
          <table:table-cell table:formula="of:=IF(ISTEXT([.I615]);[.I61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Land’s End</text:p>
          </table:table-cell>
          <table:table-cell/>
          <table:table-cell office:value-type="string" calcext:value-type="string">
            <text:p>Land’s End</text:p>
          </table:table-cell>
          <table:table-cell office:value-type="string" calcext:value-type="string">
            <text:p>Terfino</text:p>
          </table:table-cell>
          <table:table-cell table:number-columns-repeated="2"/>
          <table:table-cell table:formula="of:=IF(ISTEXT([.G616]);[.G616];&quot;&quot;)" office:value-type="string" office:string-value="Land’s End" calcext:value-type="string">
            <text:p>Land’s End</text:p>
          </table:table-cell>
          <table:table-cell table:formula="of:=CONCATENATE([.H616]; IF(ISTEXT([.B616]); CONCATENATE(&quot; {&quot;;[.B616];&quot;}&quot;);&quot;&quot;))" office:value-type="string" office:string-value="Terfino" calcext:value-type="string">
            <text:p>Terfino</text:p>
          </table:table-cell>
          <table:table-cell table:formula="of:=IF(ISTEXT([.I616]);[.I61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hos.</text:p>
          </table:table-cell>
          <table:table-cell/>
          <table:table-cell office:value-type="string" calcext:value-type="string">
            <text:p>Thos.</text:p>
          </table:table-cell>
          <table:table-cell office:value-type="string" calcext:value-type="string">
            <text:p>Tomaso</text:p>
          </table:table-cell>
          <table:table-cell office:value-type="string" calcext:value-type="string">
            <text:p>name</text:p>
          </table:table-cell>
          <table:table-cell/>
          <table:table-cell table:formula="of:=IF(ISTEXT([.G617]);[.G617];&quot;&quot;)" office:value-type="string" office:string-value="Thos." calcext:value-type="string">
            <text:p>Thos.</text:p>
          </table:table-cell>
          <table:table-cell table:formula="of:=CONCATENATE([.H617]; IF(ISTEXT([.B617]); CONCATENATE(&quot; {&quot;;[.B617];&quot;}&quot;);&quot;&quot;))" office:value-type="string" office:string-value="Tomaso" calcext:value-type="string">
            <text:p>Tomaso</text:p>
          </table:table-cell>
          <table:table-cell table:formula="of:=IF(ISTEXT([.I617]);[.I617];&quot;&quot;)" office:value-type="string" office:string-value="name" calcext:value-type="string">
            <text:p>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grave</text:p>
          </table:table-cell>
          <table:table-cell/>
          <table:table-cell office:value-type="string" calcext:value-type="string">
            <text:p>grave</text:p>
          </table:table-cell>
          <table:table-cell office:value-type="string" calcext:value-type="string">
            <text:p>tombo</text:p>
          </table:table-cell>
          <table:table-cell table:number-columns-repeated="2"/>
          <table:table-cell table:formula="of:=IF(ISTEXT([.G618]);[.G618];&quot;&quot;)" office:value-type="string" office:string-value="grave" calcext:value-type="string">
            <text:p>grave</text:p>
          </table:table-cell>
          <table:table-cell table:formula="of:=CONCATENATE([.H618]; IF(ISTEXT([.B618]); CONCATENATE(&quot; {&quot;;[.B618];&quot;}&quot;);&quot;&quot;))" office:value-type="string" office:string-value="tombo" calcext:value-type="string">
            <text:p>tombo</text:p>
          </table:table-cell>
          <table:table-cell table:formula="of:=IF(ISTEXT([.I618]);[.I61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orches</text:p>
          </table:table-cell>
          <table:table-cell/>
          <table:table-cell office:value-type="string" calcext:value-type="string">
            <text:p>torches</text:p>
          </table:table-cell>
          <table:table-cell office:value-type="string" calcext:value-type="string">
            <text:p>torĉojn</text:p>
          </table:table-cell>
          <table:table-cell table:number-columns-repeated="2"/>
          <table:table-cell table:formula="of:=IF(ISTEXT([.G619]);[.G619];&quot;&quot;)" office:value-type="string" office:string-value="torches" calcext:value-type="string">
            <text:p>torches</text:p>
          </table:table-cell>
          <table:table-cell table:formula="of:=CONCATENATE([.H619]; IF(ISTEXT([.B619]); CONCATENATE(&quot; {&quot;;[.B619];&quot;}&quot;);&quot;&quot;))" office:value-type="string" office:string-value="torĉojn" calcext:value-type="string">
            <text:p>torĉojn</text:p>
          </table:table-cell>
          <table:table-cell table:formula="of:=IF(ISTEXT([.I619]);[.I61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traditions</text:p>
          </table:table-cell>
          <table:table-cell/>
          <table:table-cell office:value-type="string" calcext:value-type="string">
            <text:p>traditions</text:p>
          </table:table-cell>
          <table:table-cell office:value-type="string" calcext:value-type="string">
            <text:p>tradicioj</text:p>
          </table:table-cell>
          <table:table-cell table:number-columns-repeated="2"/>
          <table:table-cell table:formula="of:=IF(ISTEXT([.G620]);[.G620];&quot;&quot;)" office:value-type="string" office:string-value="traditions" calcext:value-type="string">
            <text:p>traditions</text:p>
          </table:table-cell>
          <table:table-cell table:formula="of:=CONCATENATE([.H620]; IF(ISTEXT([.B620]); CONCATENATE(&quot; {&quot;;[.B620];&quot;}&quot;);&quot;&quot;))" office:value-type="string" office:string-value="tradicioj" calcext:value-type="string">
            <text:p>tradicioj</text:p>
          </table:table-cell>
          <table:table-cell table:formula="of:=IF(ISTEXT([.I620]);[.I62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potation</text:p>
          </table:table-cell>
          <table:table-cell/>
          <table:table-cell office:value-type="string" calcext:value-type="string">
            <text:p>potation</text:p>
          </table:table-cell>
          <table:table-cell office:value-type="string" calcext:value-type="string">
            <text:p>trinkaĵo</text:p>
          </table:table-cell>
          <table:table-cell table:number-columns-repeated="2"/>
          <table:table-cell table:formula="of:=IF(ISTEXT([.G621]);[.G621];&quot;&quot;)" office:value-type="string" office:string-value="potation" calcext:value-type="string">
            <text:p>potation</text:p>
          </table:table-cell>
          <table:table-cell table:formula="of:=CONCATENATE([.H621]; IF(ISTEXT([.B621]); CONCATENATE(&quot; {&quot;;[.B621];&quot;}&quot;);&quot;&quot;))" office:value-type="string" office:string-value="trinkaĵo" calcext:value-type="string">
            <text:p>trinkaĵo</text:p>
          </table:table-cell>
          <table:table-cell table:formula="of:=IF(ISTEXT([.I621]);[.I62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excess</text:p>
          </table:table-cell>
          <table:table-cell/>
          <table:table-cell office:value-type="string" calcext:value-type="string">
            <text:p>excess</text:p>
          </table:table-cell>
          <table:table-cell office:value-type="string" calcext:value-type="string">
            <text:p>troo</text:p>
          </table:table-cell>
          <table:table-cell table:number-columns-repeated="2"/>
          <table:table-cell table:formula="of:=IF(ISTEXT([.G622]);[.G622];&quot;&quot;)" office:value-type="string" office:string-value="excess" calcext:value-type="string">
            <text:p>excess</text:p>
          </table:table-cell>
          <table:table-cell table:formula="of:=CONCATENATE([.H622]; IF(ISTEXT([.B622]); CONCATENATE(&quot; {&quot;;[.B622];&quot;}&quot;);&quot;&quot;))" office:value-type="string" office:string-value="troo" calcext:value-type="string">
            <text:p>troo</text:p>
          </table:table-cell>
          <table:table-cell table:formula="of:=IF(ISTEXT([.I622]);[.I62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squire</text:p>
          </table:table-cell>
          <table:table-cell/>
          <table:table-cell office:value-type="string" calcext:value-type="string">
            <text:p>squire</text:p>
          </table:table-cell>
          <table:table-cell office:value-type="string" calcext:value-type="string">
            <text:p>varleto</text:p>
          </table:table-cell>
          <table:table-cell table:number-columns-repeated="2"/>
          <table:table-cell table:formula="of:=IF(ISTEXT([.G623]);[.G623];&quot;&quot;)" office:value-type="string" office:string-value="squire" calcext:value-type="string">
            <text:p>squire</text:p>
          </table:table-cell>
          <table:table-cell table:formula="of:=CONCATENATE([.H623]; IF(ISTEXT([.B623]); CONCATENATE(&quot; {&quot;;[.B623];&quot;}&quot;);&quot;&quot;))" office:value-type="string" office:string-value="varleto" calcext:value-type="string">
            <text:p>varleto</text:p>
          </table:table-cell>
          <table:table-cell table:formula="of:=IF(ISTEXT([.I623]);[.I62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Friday</text:p>
          </table:table-cell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vendredo</text:p>
          </table:table-cell>
          <table:table-cell table:number-columns-repeated="2"/>
          <table:table-cell table:formula="of:=IF(ISTEXT([.G624]);[.G624];&quot;&quot;)" office:value-type="string" office:string-value="Friday" calcext:value-type="string">
            <text:p>Friday</text:p>
          </table:table-cell>
          <table:table-cell table:formula="of:=CONCATENATE([.H624]; IF(ISTEXT([.B624]); CONCATENATE(&quot; {&quot;;[.B624];&quot;}&quot;);&quot;&quot;))" office:value-type="string" office:string-value="vendredo" calcext:value-type="string">
            <text:p>vendredo</text:p>
          </table:table-cell>
          <table:table-cell table:formula="of:=IF(ISTEXT([.I624]);[.I62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/>
          <table:table-cell office:value-type="string" calcext:value-type="string">
            <text:p>place</text:p>
          </table:table-cell>
          <table:table-cell office:value-type="string" calcext:value-type="string">
            <text:p>PIV</text:p>
          </table:table-cell>
          <table:table-cell office:value-type="string" calcext:value-type="string">
            <text:p>Venice</text:p>
          </table:table-cell>
          <table:table-cell/>
          <table:table-cell office:value-type="string" calcext:value-type="string">
            <text:p>Venice</text:p>
          </table:table-cell>
          <table:table-cell office:value-type="string" calcext:value-type="string">
            <text:p>Venecio</text:p>
          </table:table-cell>
          <table:table-cell table:number-columns-repeated="2"/>
          <table:table-cell table:formula="of:=IF(ISTEXT([.G625]);[.G625];&quot;&quot;)" office:value-type="string" office:string-value="Venice" calcext:value-type="string">
            <text:p>Venice</text:p>
          </table:table-cell>
          <table:table-cell table:formula="of:=CONCATENATE([.H625]; IF(ISTEXT([.B625]); CONCATENATE(&quot; {&quot;;[.B625];&quot;}&quot;);&quot;&quot;))" office:value-type="string" office:string-value="Venecio" calcext:value-type="string">
            <text:p>Venecio</text:p>
          </table:table-cell>
          <table:table-cell table:formula="of:=IF(ISTEXT([.I625]);[.I62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dusk</text:p>
          </table:table-cell>
          <table:table-cell/>
          <table:table-cell office:value-type="string" calcext:value-type="string">
            <text:p>dusk</text:p>
          </table:table-cell>
          <table:table-cell office:value-type="string" calcext:value-type="string">
            <text:p>vesperkrepusko</text:p>
          </table:table-cell>
          <table:table-cell table:number-columns-repeated="2"/>
          <table:table-cell table:formula="of:=IF(ISTEXT([.G626]);[.G626];&quot;&quot;)" office:value-type="string" office:string-value="dusk" calcext:value-type="string">
            <text:p>dusk</text:p>
          </table:table-cell>
          <table:table-cell table:formula="of:=CONCATENATE([.H626]; IF(ISTEXT([.B626]); CONCATENATE(&quot; {&quot;;[.B626];&quot;}&quot;);&quot;&quot;))" office:value-type="string" office:string-value="vesperkrepusko" calcext:value-type="string">
            <text:p>vesperkrepusko</text:p>
          </table:table-cell>
          <table:table-cell table:formula="of:=IF(ISTEXT([.I626]);[.I62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weather</text:p>
          </table:table-cell>
          <table:table-cell/>
          <table:table-cell office:value-type="string" calcext:value-type="string">
            <text:p>weather</text:p>
          </table:table-cell>
          <table:table-cell office:value-type="string" calcext:value-type="string">
            <text:p>vetero</text:p>
          </table:table-cell>
          <table:table-cell table:number-columns-repeated="2"/>
          <table:table-cell table:formula="of:=IF(ISTEXT([.G627]);[.G627];&quot;&quot;)" office:value-type="string" office:string-value="weather" calcext:value-type="string">
            <text:p>weather</text:p>
          </table:table-cell>
          <table:table-cell table:formula="of:=CONCATENATE([.H627]; IF(ISTEXT([.B627]); CONCATENATE(&quot; {&quot;;[.B627];&quot;}&quot;);&quot;&quot;))" office:value-type="string" office:string-value="vetero" calcext:value-type="string">
            <text:p>vetero</text:p>
          </table:table-cell>
          <table:table-cell table:formula="of:=IF(ISTEXT([.I627]);[.I62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village</text:p>
          </table:table-cell>
          <table:table-cell/>
          <table:table-cell office:value-type="string" calcext:value-type="string">
            <text:p>village</text:p>
          </table:table-cell>
          <table:table-cell office:value-type="string" calcext:value-type="string">
            <text:p>vilaĝo</text:p>
          </table:table-cell>
          <table:table-cell table:number-columns-repeated="2"/>
          <table:table-cell table:formula="of:=IF(ISTEXT([.G628]);[.G628];&quot;&quot;)" office:value-type="string" office:string-value="village" calcext:value-type="string">
            <text:p>village</text:p>
          </table:table-cell>
          <table:table-cell table:formula="of:=CONCATENATE([.H628]; IF(ISTEXT([.B628]); CONCATENATE(&quot; {&quot;;[.B628];&quot;}&quot;);&quot;&quot;))" office:value-type="string" office:string-value="vilaĝo" calcext:value-type="string">
            <text:p>vilaĝo</text:p>
          </table:table-cell>
          <table:table-cell table:formula="of:=IF(ISTEXT([.I628]);[.I62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Wynkin de Worde</text:p>
          </table:table-cell>
          <table:table-cell/>
          <table:table-cell office:value-type="string" calcext:value-type="string">
            <text:p>Wynkin de Worde</text:p>
          </table:table-cell>
          <table:table-cell office:value-type="string" calcext:value-type="string">
            <text:p>Vinko Devordo</text:p>
          </table:table-cell>
          <table:table-cell table:number-columns-repeated="2"/>
          <table:table-cell table:formula="of:=IF(ISTEXT([.G629]);[.G629];&quot;&quot;)" office:value-type="string" office:string-value="Wynkin de Worde" calcext:value-type="string">
            <text:p>Wynkin de Worde</text:p>
          </table:table-cell>
          <table:table-cell table:formula="of:=CONCATENATE([.H629]; IF(ISTEXT([.B629]); CONCATENATE(&quot; {&quot;;[.B629];&quot;}&quot;);&quot;&quot;))" office:value-type="string" office:string-value="Vinko Devordo" calcext:value-type="string">
            <text:p>Vinko Devordo</text:p>
          </table:table-cell>
          <table:table-cell table:formula="of:=IF(ISTEXT([.I629]);[.I62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mistletoe</text:p>
          </table:table-cell>
          <table:table-cell/>
          <table:table-cell office:value-type="string" calcext:value-type="string">
            <text:p>mistletoe</text:p>
          </table:table-cell>
          <table:table-cell office:value-type="string" calcext:value-type="string">
            <text:p>visko</text:p>
          </table:table-cell>
          <table:table-cell table:number-columns-repeated="2"/>
          <table:table-cell table:formula="of:=IF(ISTEXT([.G630]);[.G630];&quot;&quot;)" office:value-type="string" office:string-value="mistletoe" calcext:value-type="string">
            <text:p>mistletoe</text:p>
          </table:table-cell>
          <table:table-cell table:formula="of:=CONCATENATE([.H630]; IF(ISTEXT([.B630]); CONCATENATE(&quot; {&quot;;[.B630];&quot;}&quot;);&quot;&quot;))" office:value-type="string" office:string-value="visko" calcext:value-type="string">
            <text:p>visko</text:p>
          </table:table-cell>
          <table:table-cell table:formula="of:=IF(ISTEXT([.I630]);[.I63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Whittier</text:p>
          </table:table-cell>
          <table:table-cell/>
          <table:table-cell office:value-type="string" calcext:value-type="string">
            <text:p>Whittier</text:p>
          </table:table-cell>
          <table:table-cell office:value-type="string" calcext:value-type="string">
            <text:p>Vitiero</text:p>
          </table:table-cell>
          <table:table-cell table:number-columns-repeated="2"/>
          <table:table-cell table:formula="of:=IF(ISTEXT([.G631]);[.G631];&quot;&quot;)" office:value-type="string" office:string-value="Whittier" calcext:value-type="string">
            <text:p>Whittier</text:p>
          </table:table-cell>
          <table:table-cell table:formula="of:=CONCATENATE([.H631]; IF(ISTEXT([.B631]); CONCATENATE(&quot; {&quot;;[.B631];&quot;}&quot;);&quot;&quot;))" office:value-type="string" office:string-value="Vitiero" calcext:value-type="string">
            <text:p>Vitiero</text:p>
          </table:table-cell>
          <table:table-cell table:formula="of:=IF(ISTEXT([.I631]);[.I63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voice</text:p>
          </table:table-cell>
          <table:table-cell/>
          <table:table-cell office:value-type="string" calcext:value-type="string">
            <text:p>voice</text:p>
          </table:table-cell>
          <table:table-cell office:value-type="string" calcext:value-type="string">
            <text:p>voĉo</text:p>
          </table:table-cell>
          <table:table-cell table:number-columns-repeated="2"/>
          <table:table-cell table:formula="of:=IF(ISTEXT([.G632]);[.G632];&quot;&quot;)" office:value-type="string" office:string-value="voice" calcext:value-type="string">
            <text:p>voice</text:p>
          </table:table-cell>
          <table:table-cell table:formula="of:=CONCATENATE([.H632]; IF(ISTEXT([.B632]); CONCATENATE(&quot; {&quot;;[.B632];&quot;}&quot;);&quot;&quot;))" office:value-type="string" office:string-value="voĉo" calcext:value-type="string">
            <text:p>voĉo</text:p>
          </table:table-cell>
          <table:table-cell table:formula="of:=IF(ISTEXT([.I632]);[.I63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lane</text:p>
          </table:table-cell>
          <table:table-cell/>
          <table:table-cell office:value-type="string" calcext:value-type="string">
            <text:p>lane</text:p>
          </table:table-cell>
          <table:table-cell office:value-type="string" calcext:value-type="string">
            <text:p>vojeto</text:p>
          </table:table-cell>
          <table:table-cell office:value-type="string" calcext:value-type="string">
            <text:p>small country road</text:p>
          </table:table-cell>
          <table:table-cell/>
          <table:table-cell table:formula="of:=IF(ISTEXT([.G633]);[.G633];&quot;&quot;)" office:value-type="string" office:string-value="lane" calcext:value-type="string">
            <text:p>lane</text:p>
          </table:table-cell>
          <table:table-cell table:formula="of:=CONCATENATE([.H633]; IF(ISTEXT([.B633]); CONCATENATE(&quot; {&quot;;[.B633];&quot;}&quot;);&quot;&quot;))" office:value-type="string" office:string-value="vojeto" calcext:value-type="string">
            <text:p>vojeto</text:p>
          </table:table-cell>
          <table:table-cell table:formula="of:=IF(ISTEXT([.I633]);[.I633];&quot;&quot;)" office:value-type="string" office:string-value="small country road" calcext:value-type="string">
            <text:p>small country ro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call</text:p>
          </table:table-cell>
          <table:table-cell office:value-type="string" calcext:value-type="string">
            <text:p>voko</text:p>
          </table:table-cell>
          <table:table-cell table:number-columns-repeated="2"/>
          <table:table-cell table:formula="of:=IF(ISTEXT([.G634]);[.G634];&quot;&quot;)" office:value-type="string" office:string-value="call" calcext:value-type="string">
            <text:p>call</text:p>
          </table:table-cell>
          <table:table-cell table:formula="of:=CONCATENATE([.H634]; IF(ISTEXT([.B634]); CONCATENATE(&quot; {&quot;;[.B634];&quot;}&quot;);&quot;&quot;))" office:value-type="string" office:string-value="voko" calcext:value-type="string">
            <text:p>voko</text:p>
          </table:table-cell>
          <table:table-cell table:formula="of:=IF(ISTEXT([.I634]);[.I63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un</text:p>
          </table:table-cell>
          <table:table-cell table:number-columns-repeated="3"/>
          <table:table-cell office:value-type="string" calcext:value-type="string">
            <text:p>volume</text:p>
          </table:table-cell>
          <table:table-cell/>
          <table:table-cell office:value-type="string" calcext:value-type="string">
            <text:p>volume</text:p>
          </table:table-cell>
          <table:table-cell office:value-type="string" calcext:value-type="string">
            <text:p>volumo</text:p>
          </table:table-cell>
          <table:table-cell office:value-type="string" calcext:value-type="string">
            <text:p>book in a collection</text:p>
          </table:table-cell>
          <table:table-cell/>
          <table:table-cell table:formula="of:=IF(ISTEXT([.G635]);[.G635];&quot;&quot;)" office:value-type="string" office:string-value="volume" calcext:value-type="string">
            <text:p>volume</text:p>
          </table:table-cell>
          <table:table-cell table:formula="of:=CONCATENATE([.H635]; IF(ISTEXT([.B635]); CONCATENATE(&quot; {&quot;;[.B635];&quot;}&quot;);&quot;&quot;))" office:value-type="string" office:string-value="volumo" calcext:value-type="string">
            <text:p>volumo</text:p>
          </table:table-cell>
          <table:table-cell table:formula="of:=IF(ISTEXT([.I635]);[.I635];&quot;&quot;)" office:value-type="string" office:string-value="book in a collection" calcext:value-type="string">
            <text:p>book in a colle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to</text:p>
          </table:table-cell>
          <table:table-cell/>
          <table:table-cell office:value-type="string" calcext:value-type="string">
            <text:p>t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to a place, to a person</text:p>
          </table:table-cell>
          <table:table-cell/>
          <table:table-cell table:formula="of:=IF(ISTEXT([.G636]);[.G636];&quot;&quot;)" office:value-type="string" office:string-value="to" calcext:value-type="string">
            <text:p>to</text:p>
          </table:table-cell>
          <table:table-cell table:formula="of:=CONCATENATE([.H636]; IF(ISTEXT([.B636]); CONCATENATE(&quot; {&quot;;[.B636];&quot;}&quot;);&quot;&quot;))" office:value-type="string" office:string-value="al" calcext:value-type="string">
            <text:p>al</text:p>
          </table:table-cell>
          <table:table-cell table:formula="of:=IF(ISTEXT([.I636]);[.I636];&quot;&quot;)" office:value-type="string" office:string-value="to a place, to a person" calcext:value-type="string">
            <text:p>to a place, to a pers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instead of</text:p>
          </table:table-cell>
          <table:table-cell/>
          <table:table-cell office:value-type="string" calcext:value-type="string">
            <text:p>instead of</text:p>
          </table:table-cell>
          <table:table-cell office:value-type="string" calcext:value-type="string">
            <text:p>anstataŭ</text:p>
          </table:table-cell>
          <table:table-cell office:value-type="string" calcext:value-type="string">
            <text:p>replace something with something else</text:p>
          </table:table-cell>
          <table:table-cell/>
          <table:table-cell table:formula="of:=IF(ISTEXT([.G637]);[.G637];&quot;&quot;)" office:value-type="string" office:string-value="instead of" calcext:value-type="string">
            <text:p>instead of</text:p>
          </table:table-cell>
          <table:table-cell table:formula="of:=CONCATENATE([.H637]; IF(ISTEXT([.B637]); CONCATENATE(&quot; {&quot;;[.B637];&quot;}&quot;);&quot;&quot;))" office:value-type="string" office:string-value="anstataŭ" calcext:value-type="string">
            <text:p>anstataŭ</text:p>
          </table:table-cell>
          <table:table-cell table:formula="of:=IF(ISTEXT([.I637]);[.I637];&quot;&quot;)" office:value-type="string" office:string-value="replace something with something else" calcext:value-type="string">
            <text:p>replace something with something e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ago</text:p>
          </table:table-cell>
          <table:table-cell/>
          <table:table-cell office:value-type="string" calcext:value-type="string">
            <text:p>ago</text:p>
          </table:table-cell>
          <table:table-cell office:value-type="string" calcext:value-type="string">
            <text:p>antaŭ</text:p>
          </table:table-cell>
          <table:table-cell office:value-type="string" calcext:value-type="string">
            <text:p>at or during a earlier time</text:p>
          </table:table-cell>
          <table:table-cell/>
          <table:table-cell table:formula="of:=IF(ISTEXT([.G638]);[.G638];&quot;&quot;)" office:value-type="string" office:string-value="ago" calcext:value-type="string">
            <text:p>ago</text:p>
          </table:table-cell>
          <table:table-cell table:formula="of:=CONCATENATE([.H638]; IF(ISTEXT([.B638]); CONCATENATE(&quot; {&quot;;[.B638];&quot;}&quot;);&quot;&quot;))" office:value-type="string" office:string-value="antaŭ" calcext:value-type="string">
            <text:p>antaŭ</text:p>
          </table:table-cell>
          <table:table-cell table:formula="of:=IF(ISTEXT([.I638]);[.I638];&quot;&quot;)" office:value-type="string" office:string-value="at or during a earlier time" calcext:value-type="string">
            <text:p>at or during a earlier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before</text:p>
          </table:table-cell>
          <table:table-cell/>
          <table:table-cell office:value-type="string" calcext:value-type="string">
            <text:p>before</text:p>
          </table:table-cell>
          <table:table-cell office:value-type="string" calcext:value-type="string">
            <text:p>antaŭ</text:p>
          </table:table-cell>
          <table:table-cell office:value-type="string" calcext:value-type="string">
            <text:p>at or during a earlier time</text:p>
          </table:table-cell>
          <table:table-cell/>
          <table:table-cell table:formula="of:=IF(ISTEXT([.G639]);[.G639];&quot;&quot;)" office:value-type="string" office:string-value="before" calcext:value-type="string">
            <text:p>before</text:p>
          </table:table-cell>
          <table:table-cell table:formula="of:=CONCATENATE([.H639]; IF(ISTEXT([.B639]); CONCATENATE(&quot; {&quot;;[.B639];&quot;}&quot;);&quot;&quot;))" office:value-type="string" office:string-value="antaŭ" calcext:value-type="string">
            <text:p>antaŭ</text:p>
          </table:table-cell>
          <table:table-cell table:formula="of:=IF(ISTEXT([.I639]);[.I639];&quot;&quot;)" office:value-type="string" office:string-value="at or during a earlier time" calcext:value-type="string">
            <text:p>at or during a earlier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in front of</text:p>
          </table:table-cell>
          <table:table-cell/>
          <table:table-cell office:value-type="string" calcext:value-type="string">
            <text:p>in front of</text:p>
          </table:table-cell>
          <table:table-cell office:value-type="string" calcext:value-type="string">
            <text:p>antaŭ</text:p>
          </table:table-cell>
          <table:table-cell office:value-type="string" calcext:value-type="string">
            <text:p>in front/before</text:p>
          </table:table-cell>
          <table:table-cell/>
          <table:table-cell table:formula="of:=IF(ISTEXT([.G640]);[.G640];&quot;&quot;)" office:value-type="string" office:string-value="in front of" calcext:value-type="string">
            <text:p>in front of</text:p>
          </table:table-cell>
          <table:table-cell table:formula="of:=CONCATENATE([.H640]; IF(ISTEXT([.B640]); CONCATENATE(&quot; {&quot;;[.B640];&quot;}&quot;);&quot;&quot;))" office:value-type="string" office:string-value="antaŭ" calcext:value-type="string">
            <text:p>antaŭ</text:p>
          </table:table-cell>
          <table:table-cell table:formula="of:=IF(ISTEXT([.I640]);[.I640];&quot;&quot;)" office:value-type="string" office:string-value="in front/before" calcext:value-type="string">
            <text:p>in front/befo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beside</text:p>
          </table:table-cell>
          <table:table-cell/>
          <table:table-cell office:value-type="string" calcext:value-type="string">
            <text:p>beside</text:p>
          </table:table-cell>
          <table:table-cell office:value-type="string" calcext:value-type="string">
            <text:p>apud</text:p>
          </table:table-cell>
          <table:table-cell office:value-type="string" calcext:value-type="string">
            <text:p>next to (without touching)</text:p>
          </table:table-cell>
          <table:table-cell/>
          <table:table-cell table:formula="of:=IF(ISTEXT([.G641]);[.G641];&quot;&quot;)" office:value-type="string" office:string-value="beside" calcext:value-type="string">
            <text:p>beside</text:p>
          </table:table-cell>
          <table:table-cell table:formula="of:=CONCATENATE([.H641]; IF(ISTEXT([.B641]); CONCATENATE(&quot; {&quot;;[.B641];&quot;}&quot;);&quot;&quot;))" office:value-type="string" office:string-value="apud" calcext:value-type="string">
            <text:p>apud</text:p>
          </table:table-cell>
          <table:table-cell table:formula="of:=IF(ISTEXT([.I641]);[.I641];&quot;&quot;)" office:value-type="string" office:string-value="next to (without touching)" calcext:value-type="string">
            <text:p>next to (without touching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next to</text:p>
          </table:table-cell>
          <table:table-cell/>
          <table:table-cell office:value-type="string" calcext:value-type="string">
            <text:p>next to</text:p>
          </table:table-cell>
          <table:table-cell office:value-type="string" calcext:value-type="string">
            <text:p>apud</text:p>
          </table:table-cell>
          <table:table-cell office:value-type="string" calcext:value-type="string">
            <text:p>next to (without touching)</text:p>
          </table:table-cell>
          <table:table-cell/>
          <table:table-cell table:formula="of:=IF(ISTEXT([.G642]);[.G642];&quot;&quot;)" office:value-type="string" office:string-value="next to" calcext:value-type="string">
            <text:p>next to</text:p>
          </table:table-cell>
          <table:table-cell table:formula="of:=CONCATENATE([.H642]; IF(ISTEXT([.B642]); CONCATENATE(&quot; {&quot;;[.B642];&quot;}&quot;);&quot;&quot;))" office:value-type="string" office:string-value="apud" calcext:value-type="string">
            <text:p>apud</text:p>
          </table:table-cell>
          <table:table-cell table:formula="of:=IF(ISTEXT([.I642]);[.I642];&quot;&quot;)" office:value-type="string" office:string-value="next to (without touching)" calcext:value-type="string">
            <text:p>next to (without touching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at</text:p>
          </table:table-cell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ĉe</text:p>
          </table:table-cell>
          <table:table-cell office:value-type="string" calcext:value-type="string">
            <text:p>exact position (next to, in front of)</text:p>
          </table:table-cell>
          <table:table-cell/>
          <table:table-cell table:formula="of:=IF(ISTEXT([.G643]);[.G643];&quot;&quot;)" office:value-type="string" office:string-value="at" calcext:value-type="string">
            <text:p>at</text:p>
          </table:table-cell>
          <table:table-cell table:formula="of:=CONCATENATE([.H643]; IF(ISTEXT([.B643]); CONCATENATE(&quot; {&quot;;[.B643];&quot;}&quot;);&quot;&quot;))" office:value-type="string" office:string-value="ĉe" calcext:value-type="string">
            <text:p>ĉe</text:p>
          </table:table-cell>
          <table:table-cell table:formula="of:=IF(ISTEXT([.I643]);[.I643];&quot;&quot;)" office:value-type="string" office:string-value="exact position (next to, in front of)" calcext:value-type="string">
            <text:p>exact position (next to, in front of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by</text:p>
          </table:table-cell>
          <table:table-cell/>
          <table:table-cell office:value-type="string" calcext:value-type="string">
            <text:p>by</text:p>
          </table:table-cell>
          <table:table-cell office:value-type="string" calcext:value-type="string">
            <text:p>ĉe</text:p>
          </table:table-cell>
          <table:table-cell office:value-type="string" calcext:value-type="string">
            <text:p>exact position (next to, in front of)</text:p>
          </table:table-cell>
          <table:table-cell/>
          <table:table-cell table:formula="of:=IF(ISTEXT([.G644]);[.G644];&quot;&quot;)" office:value-type="string" office:string-value="by" calcext:value-type="string">
            <text:p>by</text:p>
          </table:table-cell>
          <table:table-cell table:formula="of:=CONCATENATE([.H644]; IF(ISTEXT([.B644]); CONCATENATE(&quot; {&quot;;[.B644];&quot;}&quot;);&quot;&quot;))" office:value-type="string" office:string-value="ĉe" calcext:value-type="string">
            <text:p>ĉe</text:p>
          </table:table-cell>
          <table:table-cell table:formula="of:=IF(ISTEXT([.I644]);[.I644];&quot;&quot;)" office:value-type="string" office:string-value="exact position (next to, in front of)" calcext:value-type="string">
            <text:p>exact position (next to, in front of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around</text:p>
          </table:table-cell>
          <table:table-cell/>
          <table:table-cell office:value-type="string" calcext:value-type="string">
            <text:p>around</text:p>
          </table:table-cell>
          <table:table-cell office:value-type="string" calcext:value-type="string">
            <text:p>ĉirkaŭ</text:p>
          </table:table-cell>
          <table:table-cell office:value-type="string" calcext:value-type="string">
            <text:p>around something</text:p>
          </table:table-cell>
          <table:table-cell/>
          <table:table-cell table:formula="of:=IF(ISTEXT([.G645]);[.G645];&quot;&quot;)" office:value-type="string" office:string-value="around" calcext:value-type="string">
            <text:p>around</text:p>
          </table:table-cell>
          <table:table-cell table:formula="of:=CONCATENATE([.H645]; IF(ISTEXT([.B645]); CONCATENATE(&quot; {&quot;;[.B645];&quot;}&quot;);&quot;&quot;))" office:value-type="string" office:string-value="ĉirkaŭ" calcext:value-type="string">
            <text:p>ĉirkaŭ</text:p>
          </table:table-cell>
          <table:table-cell table:formula="of:=IF(ISTEXT([.I645]);[.I645];&quot;&quot;)" office:value-type="string" office:string-value="around something" calcext:value-type="string">
            <text:p>around some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of</text:p>
          </table:table-cell>
          <table:table-cell/>
          <table:table-cell office:value-type="string" calcext:value-type="string">
            <text:p>of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how much of something</text:p>
          </table:table-cell>
          <table:table-cell/>
          <table:table-cell table:formula="of:=IF(ISTEXT([.G646]);[.G646];&quot;&quot;)" office:value-type="string" office:string-value="of" calcext:value-type="string">
            <text:p>of</text:p>
          </table:table-cell>
          <table:table-cell table:formula="of:=CONCATENATE([.H646]; IF(ISTEXT([.B646]); CONCATENATE(&quot; {&quot;;[.B646];&quot;}&quot;);&quot;&quot;))" office:value-type="string" office:string-value="da" calcext:value-type="string">
            <text:p>da</text:p>
          </table:table-cell>
          <table:table-cell table:formula="of:=IF(ISTEXT([.I646]);[.I646];&quot;&quot;)" office:value-type="string" office:string-value="how much of something" calcext:value-type="string">
            <text:p>how much of some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by</text:p>
          </table:table-cell>
          <table:table-cell/>
          <table:table-cell office:value-type="string" calcext:value-type="string">
            <text:p>by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rom a place or by somebody</text:p>
          </table:table-cell>
          <table:table-cell/>
          <table:table-cell table:formula="of:=IF(ISTEXT([.G647]);[.G647];&quot;&quot;)" office:value-type="string" office:string-value="by" calcext:value-type="string">
            <text:p>by</text:p>
          </table:table-cell>
          <table:table-cell table:formula="of:=CONCATENATE([.H647]; IF(ISTEXT([.B647]); CONCATENATE(&quot; {&quot;;[.B647];&quot;}&quot;);&quot;&quot;))" office:value-type="string" office:string-value="de" calcext:value-type="string">
            <text:p>de</text:p>
          </table:table-cell>
          <table:table-cell table:formula="of:=IF(ISTEXT([.I647]);[.I647];&quot;&quot;)" office:value-type="string" office:string-value="from a place or by somebody" calcext:value-type="string">
            <text:p>from a place or by somebod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by</text:p>
          </table:table-cell>
          <table:table-cell/>
          <table:table-cell office:value-type="string" calcext:value-type="string">
            <text:p>by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xpresses possession</text:p>
          </table:table-cell>
          <table:table-cell/>
          <table:table-cell table:formula="of:=IF(ISTEXT([.G648]);[.G648];&quot;&quot;)" office:value-type="string" office:string-value="by" calcext:value-type="string">
            <text:p>by</text:p>
          </table:table-cell>
          <table:table-cell table:formula="of:=CONCATENATE([.H648]; IF(ISTEXT([.B648]); CONCATENATE(&quot; {&quot;;[.B648];&quot;}&quot;);&quot;&quot;))" office:value-type="string" office:string-value="de" calcext:value-type="string">
            <text:p>de</text:p>
          </table:table-cell>
          <table:table-cell table:formula="of:=IF(ISTEXT([.I648]);[.I648];&quot;&quot;)" office:value-type="string" office:string-value="expresses possession" calcext:value-type="string">
            <text:p>expresses possess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or a period of time</text:p>
          </table:table-cell>
          <table:table-cell/>
          <table:table-cell table:formula="of:=IF(ISTEXT([.G649]);[.G649];&quot;&quot;)" office:value-type="string" office:string-value="for" calcext:value-type="string">
            <text:p>for</text:p>
          </table:table-cell>
          <table:table-cell table:formula="of:=CONCATENATE([.H649]; IF(ISTEXT([.B649]); CONCATENATE(&quot; {&quot;;[.B649];&quot;}&quot;);&quot;&quot;))" office:value-type="string" office:string-value="de" calcext:value-type="string">
            <text:p>de</text:p>
          </table:table-cell>
          <table:table-cell table:formula="of:=IF(ISTEXT([.I649]);[.I649];&quot;&quot;)" office:value-type="string" office:string-value="for a period of time" calcext:value-type="string">
            <text:p>for a period of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from</text:p>
          </table:table-cell>
          <table:table-cell/>
          <table:table-cell office:value-type="string" calcext:value-type="string">
            <text:p>from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rom a place or by somebody</text:p>
          </table:table-cell>
          <table:table-cell/>
          <table:table-cell table:formula="of:=IF(ISTEXT([.G650]);[.G650];&quot;&quot;)" office:value-type="string" office:string-value="from" calcext:value-type="string">
            <text:p>from</text:p>
          </table:table-cell>
          <table:table-cell table:formula="of:=CONCATENATE([.H650]; IF(ISTEXT([.B650]); CONCATENATE(&quot; {&quot;;[.B650];&quot;}&quot;);&quot;&quot;))" office:value-type="string" office:string-value="de" calcext:value-type="string">
            <text:p>de</text:p>
          </table:table-cell>
          <table:table-cell table:formula="of:=IF(ISTEXT([.I650]);[.I650];&quot;&quot;)" office:value-type="string" office:string-value="from a place or by somebody" calcext:value-type="string">
            <text:p>from a place or by somebod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from</text:p>
          </table:table-cell>
          <table:table-cell/>
          <table:table-cell office:value-type="string" calcext:value-type="string">
            <text:p>from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xpresses possession</text:p>
          </table:table-cell>
          <table:table-cell/>
          <table:table-cell table:formula="of:=IF(ISTEXT([.G651]);[.G651];&quot;&quot;)" office:value-type="string" office:string-value="from" calcext:value-type="string">
            <text:p>from</text:p>
          </table:table-cell>
          <table:table-cell table:formula="of:=CONCATENATE([.H651]; IF(ISTEXT([.B651]); CONCATENATE(&quot; {&quot;;[.B651];&quot;}&quot;);&quot;&quot;))" office:value-type="string" office:string-value="de" calcext:value-type="string">
            <text:p>de</text:p>
          </table:table-cell>
          <table:table-cell table:formula="of:=IF(ISTEXT([.I651]);[.I651];&quot;&quot;)" office:value-type="string" office:string-value="expresses possession" calcext:value-type="string">
            <text:p>expresses possess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spanning an entire duration of time</text:p>
          </table:table-cell>
          <table:table-cell/>
          <table:table-cell table:formula="of:=IF(ISTEXT([.G652]);[.G652];&quot;&quot;)" office:value-type="string" office:string-value="for" calcext:value-type="string">
            <text:p>for</text:p>
          </table:table-cell>
          <table:table-cell table:formula="of:=CONCATENATE([.H652]; IF(ISTEXT([.B652]); CONCATENATE(&quot; {&quot;;[.B652];&quot;}&quot;);&quot;&quot;))" office:value-type="string" office:string-value="dum" calcext:value-type="string">
            <text:p>dum</text:p>
          </table:table-cell>
          <table:table-cell table:formula="of:=IF(ISTEXT([.I652]);[.I652];&quot;&quot;)" office:value-type="string" office:string-value="spanning an entire duration of time" calcext:value-type="string">
            <text:p>spanning an entire duration of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since</text:p>
          </table:table-cell>
          <table:table-cell/>
          <table:table-cell office:value-type="string" calcext:value-type="string">
            <text:p>since</text:p>
          </table:table-cell>
          <table:table-cell office:value-type="string" calcext:value-type="string">
            <text:p>ekde</text:p>
          </table:table-cell>
          <table:table-cell office:value-type="string" calcext:value-type="string">
            <text:p>from a specific point in time until now</text:p>
          </table:table-cell>
          <table:table-cell/>
          <table:table-cell table:formula="of:=IF(ISTEXT([.G653]);[.G653];&quot;&quot;)" office:value-type="string" office:string-value="since" calcext:value-type="string">
            <text:p>since</text:p>
          </table:table-cell>
          <table:table-cell table:formula="of:=CONCATENATE([.H653]; IF(ISTEXT([.B653]); CONCATENATE(&quot; {&quot;;[.B653];&quot;}&quot;);&quot;&quot;))" office:value-type="string" office:string-value="ekde" calcext:value-type="string">
            <text:p>ekde</text:p>
          </table:table-cell>
          <table:table-cell table:formula="of:=IF(ISTEXT([.I653]);[.I653];&quot;&quot;)" office:value-type="string" office:string-value="from a specific point in time until now" calcext:value-type="string">
            <text:p>from a specific point in time until n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out of</text:p>
          </table:table-cell>
          <table:table-cell/>
          <table:table-cell office:value-type="string" calcext:value-type="string">
            <text:p>out of</text:p>
          </table:table-cell>
          <table:table-cell office:value-type="string" calcext:value-type="string">
            <text:p>ekster</text:p>
          </table:table-cell>
          <table:table-cell office:value-type="string" calcext:value-type="string">
            <text:p>beyond a closed area</text:p>
          </table:table-cell>
          <table:table-cell/>
          <table:table-cell table:formula="of:=IF(ISTEXT([.G654]);[.G654];&quot;&quot;)" office:value-type="string" office:string-value="out of" calcext:value-type="string">
            <text:p>out of</text:p>
          </table:table-cell>
          <table:table-cell table:formula="of:=CONCATENATE([.H654]; IF(ISTEXT([.B654]); CONCATENATE(&quot; {&quot;;[.B654];&quot;}&quot;);&quot;&quot;))" office:value-type="string" office:string-value="ekster" calcext:value-type="string">
            <text:p>ekster</text:p>
          </table:table-cell>
          <table:table-cell table:formula="of:=IF(ISTEXT([.I654]);[.I654];&quot;&quot;)" office:value-type="string" office:string-value="beyond a closed area" calcext:value-type="string">
            <text:p>beyond a closed are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outside of</text:p>
          </table:table-cell>
          <table:table-cell/>
          <table:table-cell office:value-type="string" calcext:value-type="string">
            <text:p>outside of</text:p>
          </table:table-cell>
          <table:table-cell office:value-type="string" calcext:value-type="string">
            <text:p>ekster</text:p>
          </table:table-cell>
          <table:table-cell office:value-type="string" calcext:value-type="string">
            <text:p>beyond a closed area</text:p>
          </table:table-cell>
          <table:table-cell/>
          <table:table-cell table:formula="of:=IF(ISTEXT([.G655]);[.G655];&quot;&quot;)" office:value-type="string" office:string-value="outside of" calcext:value-type="string">
            <text:p>outside of</text:p>
          </table:table-cell>
          <table:table-cell table:formula="of:=CONCATENATE([.H655]; IF(ISTEXT([.B655]); CONCATENATE(&quot; {&quot;;[.B655];&quot;}&quot;);&quot;&quot;))" office:value-type="string" office:string-value="ekster" calcext:value-type="string">
            <text:p>ekster</text:p>
          </table:table-cell>
          <table:table-cell table:formula="of:=IF(ISTEXT([.I655]);[.I655];&quot;&quot;)" office:value-type="string" office:string-value="beyond a closed area" calcext:value-type="string">
            <text:p>beyond a closed are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from</text:p>
          </table:table-cell>
          <table:table-cell/>
          <table:table-cell office:value-type="string" calcext:value-type="string">
            <text:p>from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from where</text:p>
          </table:table-cell>
          <table:table-cell/>
          <table:table-cell table:formula="of:=IF(ISTEXT([.G656]);[.G656];&quot;&quot;)" office:value-type="string" office:string-value="from" calcext:value-type="string">
            <text:p>from</text:p>
          </table:table-cell>
          <table:table-cell table:formula="of:=CONCATENATE([.H656]; IF(ISTEXT([.B656]); CONCATENATE(&quot; {&quot;;[.B656];&quot;}&quot;);&quot;&quot;))" office:value-type="string" office:string-value="el" calcext:value-type="string">
            <text:p>el</text:p>
          </table:table-cell>
          <table:table-cell table:formula="of:=IF(ISTEXT([.I656]);[.I656];&quot;&quot;)" office:value-type="string" office:string-value="from where" calcext:value-type="string">
            <text:p>from whe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during</text:p>
          </table:table-cell>
          <table:table-cell/>
          <table:table-cell office:value-type="string" calcext:value-type="string">
            <text:p>during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t some time within a specific time frame</text:p>
          </table:table-cell>
          <table:table-cell/>
          <table:table-cell table:formula="of:=IF(ISTEXT([.G657]);[.G657];&quot;&quot;)" office:value-type="string" office:string-value="during" calcext:value-type="string">
            <text:p>during</text:p>
          </table:table-cell>
          <table:table-cell table:formula="of:=CONCATENATE([.H657]; IF(ISTEXT([.B657]); CONCATENATE(&quot; {&quot;;[.B657];&quot;}&quot;);&quot;&quot;))" office:value-type="string" office:string-value="en" calcext:value-type="string">
            <text:p>en</text:p>
          </table:table-cell>
          <table:table-cell table:formula="of:=IF(ISTEXT([.I657]);[.I657];&quot;&quot;)" office:value-type="string" office:string-value="at some time within a specific time frame" calcext:value-type="string">
            <text:p>at some time within a specific time fr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n a place, book, car, picture, world</text:p>
          </table:table-cell>
          <table:table-cell/>
          <table:table-cell table:formula="of:=IF(ISTEXT([.G658]);[.G658];&quot;&quot;)" office:value-type="string" office:string-value="in" calcext:value-type="string">
            <text:p>in</text:p>
          </table:table-cell>
          <table:table-cell table:formula="of:=CONCATENATE([.H658]; IF(ISTEXT([.B658]); CONCATENATE(&quot; {&quot;;[.B658];&quot;}&quot;);&quot;&quot;))" office:value-type="string" office:string-value="en" calcext:value-type="string">
            <text:p>en</text:p>
          </table:table-cell>
          <table:table-cell table:formula="of:=IF(ISTEXT([.I658]);[.I658];&quot;&quot;)" office:value-type="string" office:string-value="in a place, book, car, picture, world" calcext:value-type="string">
            <text:p>in a place, book, car, picture, worl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t some time within a specific time frame</text:p>
          </table:table-cell>
          <table:table-cell/>
          <table:table-cell table:formula="of:=IF(ISTEXT([.G659]);[.G659];&quot;&quot;)" office:value-type="string" office:string-value="in" calcext:value-type="string">
            <text:p>in</text:p>
          </table:table-cell>
          <table:table-cell table:formula="of:=CONCATENATE([.H659]; IF(ISTEXT([.B659]); CONCATENATE(&quot; {&quot;;[.B659];&quot;}&quot;);&quot;&quot;))" office:value-type="string" office:string-value="en" calcext:value-type="string">
            <text:p>en</text:p>
          </table:table-cell>
          <table:table-cell table:formula="of:=IF(ISTEXT([.I659]);[.I659];&quot;&quot;)" office:value-type="string" office:string-value="at some time within a specific time frame" calcext:value-type="string">
            <text:p>at some time within a specific time fr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as far as</text:p>
          </table:table-cell>
          <table:table-cell/>
          <table:table-cell office:value-type="string" calcext:value-type="string">
            <text:p>as far as</text:p>
          </table:table-cell>
          <table:table-cell office:value-type="string" calcext:value-type="string">
            <text:p>ĝis</text:p>
          </table:table-cell>
          <table:table-cell office:value-type="string" calcext:value-type="string">
            <text:p>destination</text:p>
          </table:table-cell>
          <table:table-cell/>
          <table:table-cell table:formula="of:=IF(ISTEXT([.G660]);[.G660];&quot;&quot;)" office:value-type="string" office:string-value="as far as" calcext:value-type="string">
            <text:p>as far as</text:p>
          </table:table-cell>
          <table:table-cell table:formula="of:=CONCATENATE([.H660]; IF(ISTEXT([.B660]); CONCATENATE(&quot; {&quot;;[.B660];&quot;}&quot;);&quot;&quot;))" office:value-type="string" office:string-value="ĝis" calcext:value-type="string">
            <text:p>ĝis</text:p>
          </table:table-cell>
          <table:table-cell table:formula="of:=IF(ISTEXT([.I660]);[.I660];&quot;&quot;)" office:value-type="string" office:string-value="destination" calcext:value-type="string">
            <text:p>destin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by</text:p>
          </table:table-cell>
          <table:table-cell/>
          <table:table-cell office:value-type="string" calcext:value-type="string">
            <text:p>by</text:p>
          </table:table-cell>
          <table:table-cell office:value-type="string" calcext:value-type="string">
            <text:p>ĝis</text:p>
          </table:table-cell>
          <table:table-cell office:value-type="string" calcext:value-type="string">
            <text:p>up to/by a specific time</text:p>
          </table:table-cell>
          <table:table-cell/>
          <table:table-cell table:formula="of:=IF(ISTEXT([.G661]);[.G661];&quot;&quot;)" office:value-type="string" office:string-value="by" calcext:value-type="string">
            <text:p>by</text:p>
          </table:table-cell>
          <table:table-cell table:formula="of:=CONCATENATE([.H661]; IF(ISTEXT([.B661]); CONCATENATE(&quot; {&quot;;[.B661];&quot;}&quot;);&quot;&quot;))" office:value-type="string" office:string-value="ĝis" calcext:value-type="string">
            <text:p>ĝis</text:p>
          </table:table-cell>
          <table:table-cell table:formula="of:=IF(ISTEXT([.I661]);[.I661];&quot;&quot;)" office:value-type="string" office:string-value="up to/by a specific time" calcext:value-type="string">
            <text:p>up to/by a specific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until</text:p>
          </table:table-cell>
          <table:table-cell/>
          <table:table-cell office:value-type="string" calcext:value-type="string">
            <text:p>until</text:p>
          </table:table-cell>
          <table:table-cell office:value-type="string" calcext:value-type="string">
            <text:p>ĝis</text:p>
          </table:table-cell>
          <table:table-cell office:value-type="string" calcext:value-type="string">
            <text:p>destination</text:p>
          </table:table-cell>
          <table:table-cell/>
          <table:table-cell table:formula="of:=IF(ISTEXT([.G662]);[.G662];&quot;&quot;)" office:value-type="string" office:string-value="until" calcext:value-type="string">
            <text:p>until</text:p>
          </table:table-cell>
          <table:table-cell table:formula="of:=CONCATENATE([.H662]; IF(ISTEXT([.B662]); CONCATENATE(&quot; {&quot;;[.B662];&quot;}&quot;);&quot;&quot;))" office:value-type="string" office:string-value="ĝis" calcext:value-type="string">
            <text:p>ĝis</text:p>
          </table:table-cell>
          <table:table-cell table:formula="of:=IF(ISTEXT([.I662]);[.I662];&quot;&quot;)" office:value-type="string" office:string-value="destination" calcext:value-type="string">
            <text:p>destin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until</text:p>
          </table:table-cell>
          <table:table-cell/>
          <table:table-cell office:value-type="string" calcext:value-type="string">
            <text:p>until</text:p>
          </table:table-cell>
          <table:table-cell office:value-type="string" calcext:value-type="string">
            <text:p>ĝis</text:p>
          </table:table-cell>
          <table:table-cell office:value-type="string" calcext:value-type="string">
            <text:p>up to/by a specific time</text:p>
          </table:table-cell>
          <table:table-cell/>
          <table:table-cell table:formula="of:=IF(ISTEXT([.G663]);[.G663];&quot;&quot;)" office:value-type="string" office:string-value="until" calcext:value-type="string">
            <text:p>until</text:p>
          </table:table-cell>
          <table:table-cell table:formula="of:=CONCATENATE([.H663]; IF(ISTEXT([.B663]); CONCATENATE(&quot; {&quot;;[.B663];&quot;}&quot;);&quot;&quot;))" office:value-type="string" office:string-value="ĝis" calcext:value-type="string">
            <text:p>ĝis</text:p>
          </table:table-cell>
          <table:table-cell table:formula="of:=IF(ISTEXT([.I663]);[.I663];&quot;&quot;)" office:value-type="string" office:string-value="up to/by a specific time" calcext:value-type="string">
            <text:p>up to/by a specific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up to</text:p>
          </table:table-cell>
          <table:table-cell/>
          <table:table-cell office:value-type="string" calcext:value-type="string">
            <text:p>up to</text:p>
          </table:table-cell>
          <table:table-cell office:value-type="string" calcext:value-type="string">
            <text:p>ĝis</text:p>
          </table:table-cell>
          <table:table-cell office:value-type="string" calcext:value-type="string">
            <text:p>destination</text:p>
          </table:table-cell>
          <table:table-cell/>
          <table:table-cell table:formula="of:=IF(ISTEXT([.G664]);[.G664];&quot;&quot;)" office:value-type="string" office:string-value="up to" calcext:value-type="string">
            <text:p>up to</text:p>
          </table:table-cell>
          <table:table-cell table:formula="of:=CONCATENATE([.H664]; IF(ISTEXT([.B664]); CONCATENATE(&quot; {&quot;;[.B664];&quot;}&quot;);&quot;&quot;))" office:value-type="string" office:string-value="ĝis" calcext:value-type="string">
            <text:p>ĝis</text:p>
          </table:table-cell>
          <table:table-cell table:formula="of:=IF(ISTEXT([.I664]);[.I664];&quot;&quot;)" office:value-type="string" office:string-value="destination" calcext:value-type="string">
            <text:p>destin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between</text:p>
          </table:table-cell>
          <table:table-cell/>
          <table:table-cell office:value-type="string" calcext:value-type="string">
            <text:p>between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there is something on either side</text:p>
          </table:table-cell>
          <table:table-cell/>
          <table:table-cell table:formula="of:=IF(ISTEXT([.G665]);[.G665];&quot;&quot;)" office:value-type="string" office:string-value="between" calcext:value-type="string">
            <text:p>between</text:p>
          </table:table-cell>
          <table:table-cell table:formula="of:=CONCATENATE([.H665]; IF(ISTEXT([.B665]); CONCATENATE(&quot; {&quot;;[.B665];&quot;}&quot;);&quot;&quot;))" office:value-type="string" office:string-value="inter" calcext:value-type="string">
            <text:p>inter</text:p>
          </table:table-cell>
          <table:table-cell table:formula="of:=IF(ISTEXT([.I665]);[.I665];&quot;&quot;)" office:value-type="string" office:string-value="there is something on either side" calcext:value-type="string">
            <text:p>there is something on either si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between</text:p>
          </table:table-cell>
          <table:table-cell/>
          <table:table-cell office:value-type="string" calcext:value-type="string">
            <text:p>between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interaction between two people</text:p>
          </table:table-cell>
          <table:table-cell/>
          <table:table-cell table:formula="of:=IF(ISTEXT([.G666]);[.G666];&quot;&quot;)" office:value-type="string" office:string-value="between" calcext:value-type="string">
            <text:p>between</text:p>
          </table:table-cell>
          <table:table-cell table:formula="of:=CONCATENATE([.H666]; IF(ISTEXT([.B666]); CONCATENATE(&quot; {&quot;;[.B666];&quot;}&quot;);&quot;&quot;))" office:value-type="string" office:string-value="inter" calcext:value-type="string">
            <text:p>inter</text:p>
          </table:table-cell>
          <table:table-cell table:formula="of:=IF(ISTEXT([.I666]);[.I666];&quot;&quot;)" office:value-type="string" office:string-value="interaction between two people" calcext:value-type="string">
            <text:p>interaction between two peop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at</text:p>
          </table:table-cell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a particular time</text:p>
          </table:table-cell>
          <table:table-cell/>
          <table:table-cell table:formula="of:=IF(ISTEXT([.G667]);[.G667];&quot;&quot;)" office:value-type="string" office:string-value="at" calcext:value-type="string">
            <text:p>at</text:p>
          </table:table-cell>
          <table:table-cell table:formula="of:=CONCATENATE([.H667]; IF(ISTEXT([.B667]); CONCATENATE(&quot; {&quot;;[.B667];&quot;}&quot;);&quot;&quot;))" office:value-type="string" office:string-value="je" calcext:value-type="string">
            <text:p>je</text:p>
          </table:table-cell>
          <table:table-cell table:formula="of:=IF(ISTEXT([.I667]);[.I667];&quot;&quot;)" office:value-type="string" office:string-value="a particular time" calcext:value-type="string">
            <text:p>a particular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against</text:p>
          </table:table-cell>
          <table:table-cell/>
          <table:table-cell office:value-type="string" calcext:value-type="string">
            <text:p>against</text:p>
          </table:table-cell>
          <table:table-cell office:value-type="string" calcext:value-type="string">
            <text:p>kontraŭ</text:p>
          </table:table-cell>
          <table:table-cell office:value-type="string" calcext:value-type="string">
            <text:p>opponent of someone/thing</text:p>
          </table:table-cell>
          <table:table-cell/>
          <table:table-cell table:formula="of:=IF(ISTEXT([.G668]);[.G668];&quot;&quot;)" office:value-type="string" office:string-value="against" calcext:value-type="string">
            <text:p>against</text:p>
          </table:table-cell>
          <table:table-cell table:formula="of:=CONCATENATE([.H668]; IF(ISTEXT([.B668]); CONCATENATE(&quot; {&quot;;[.B668];&quot;}&quot;);&quot;&quot;))" office:value-type="string" office:string-value="kontraŭ" calcext:value-type="string">
            <text:p>kontraŭ</text:p>
          </table:table-cell>
          <table:table-cell table:formula="of:=IF(ISTEXT([.I668]);[.I668];&quot;&quot;)" office:value-type="string" office:string-value="opponent of someone/thing" calcext:value-type="string">
            <text:p>opponent of someone/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opposite</text:p>
          </table:table-cell>
          <table:table-cell/>
          <table:table-cell office:value-type="string" calcext:value-type="string">
            <text:p>opposite</text:p>
          </table:table-cell>
          <table:table-cell office:value-type="string" calcext:value-type="string">
            <text:p>kontraŭ</text:p>
          </table:table-cell>
          <table:table-cell office:value-type="string" calcext:value-type="string">
            <text:p>facing, on the other side</text:p>
          </table:table-cell>
          <table:table-cell/>
          <table:table-cell table:formula="of:=IF(ISTEXT([.G669]);[.G669];&quot;&quot;)" office:value-type="string" office:string-value="opposite" calcext:value-type="string">
            <text:p>opposite</text:p>
          </table:table-cell>
          <table:table-cell table:formula="of:=CONCATENATE([.H669]; IF(ISTEXT([.B669]); CONCATENATE(&quot; {&quot;;[.B669];&quot;}&quot;);&quot;&quot;))" office:value-type="string" office:string-value="kontraŭ" calcext:value-type="string">
            <text:p>kontraŭ</text:p>
          </table:table-cell>
          <table:table-cell table:formula="of:=IF(ISTEXT([.I669]);[.I669];&quot;&quot;)" office:value-type="string" office:string-value="facing, on the other side" calcext:value-type="string">
            <text:p>facing, on the other si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apart from</text:p>
          </table:table-cell>
          <table:table-cell/>
          <table:table-cell office:value-type="string" calcext:value-type="string">
            <text:p>apart from</text:p>
          </table:table-cell>
          <table:table-cell office:value-type="string" calcext:value-type="string">
            <text:p>krom</text:p>
          </table:table-cell>
          <table:table-cell office:value-type="string" calcext:value-type="string">
            <text:p>not considering</text:p>
          </table:table-cell>
          <table:table-cell/>
          <table:table-cell table:formula="of:=IF(ISTEXT([.G670]);[.G670];&quot;&quot;)" office:value-type="string" office:string-value="apart from" calcext:value-type="string">
            <text:p>apart from</text:p>
          </table:table-cell>
          <table:table-cell table:formula="of:=CONCATENATE([.H670]; IF(ISTEXT([.B670]); CONCATENATE(&quot; {&quot;;[.B670];&quot;}&quot;);&quot;&quot;))" office:value-type="string" office:string-value="krom" calcext:value-type="string">
            <text:p>krom</text:p>
          </table:table-cell>
          <table:table-cell table:formula="of:=IF(ISTEXT([.I670]);[.I670];&quot;&quot;)" office:value-type="string" office:string-value="not considering" calcext:value-type="string">
            <text:p>not consider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but for</text:p>
          </table:table-cell>
          <table:table-cell/>
          <table:table-cell office:value-type="string" calcext:value-type="string">
            <text:p>but for</text:p>
          </table:table-cell>
          <table:table-cell office:value-type="string" calcext:value-type="string">
            <text:p>krom</text:p>
          </table:table-cell>
          <table:table-cell office:value-type="string" calcext:value-type="string">
            <text:p>not considering</text:p>
          </table:table-cell>
          <table:table-cell/>
          <table:table-cell table:formula="of:=IF(ISTEXT([.G671]);[.G671];&quot;&quot;)" office:value-type="string" office:string-value="but for" calcext:value-type="string">
            <text:p>but for</text:p>
          </table:table-cell>
          <table:table-cell table:formula="of:=CONCATENATE([.H671]; IF(ISTEXT([.B671]); CONCATENATE(&quot; {&quot;;[.B671];&quot;}&quot;);&quot;&quot;))" office:value-type="string" office:string-value="krom" calcext:value-type="string">
            <text:p>krom</text:p>
          </table:table-cell>
          <table:table-cell table:formula="of:=IF(ISTEXT([.I671]);[.I671];&quot;&quot;)" office:value-type="string" office:string-value="not considering" calcext:value-type="string">
            <text:p>not consider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except for</text:p>
          </table:table-cell>
          <table:table-cell/>
          <table:table-cell office:value-type="string" calcext:value-type="string">
            <text:p>except for</text:p>
          </table:table-cell>
          <table:table-cell office:value-type="string" calcext:value-type="string">
            <text:p>krom</text:p>
          </table:table-cell>
          <table:table-cell office:value-type="string" calcext:value-type="string">
            <text:p>not considering</text:p>
          </table:table-cell>
          <table:table-cell/>
          <table:table-cell table:formula="of:=IF(ISTEXT([.G672]);[.G672];&quot;&quot;)" office:value-type="string" office:string-value="except for" calcext:value-type="string">
            <text:p>except for</text:p>
          </table:table-cell>
          <table:table-cell table:formula="of:=CONCATENATE([.H672]; IF(ISTEXT([.B672]); CONCATENATE(&quot; {&quot;;[.B672];&quot;}&quot;);&quot;&quot;))" office:value-type="string" office:string-value="krom" calcext:value-type="string">
            <text:p>krom</text:p>
          </table:table-cell>
          <table:table-cell table:formula="of:=IF(ISTEXT([.I672]);[.I672];&quot;&quot;)" office:value-type="string" office:string-value="not considering" calcext:value-type="string">
            <text:p>not consider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with</text:p>
          </table:table-cell>
          <table:table-cell/>
          <table:table-cell office:value-type="string" calcext:value-type="string">
            <text:p>with</text:p>
          </table:table-cell>
          <table:table-cell office:value-type="string" calcext:value-type="string">
            <text:p>kun</text:p>
          </table:table-cell>
          <table:table-cell office:value-type="string" calcext:value-type="string">
            <text:p>together with someone/thing</text:p>
          </table:table-cell>
          <table:table-cell/>
          <table:table-cell table:formula="of:=IF(ISTEXT([.G673]);[.G673];&quot;&quot;)" office:value-type="string" office:string-value="with" calcext:value-type="string">
            <text:p>with</text:p>
          </table:table-cell>
          <table:table-cell table:formula="of:=CONCATENATE([.H673]; IF(ISTEXT([.B673]); CONCATENATE(&quot; {&quot;;[.B673];&quot;}&quot;);&quot;&quot;))" office:value-type="string" office:string-value="kun" calcext:value-type="string">
            <text:p>kun</text:p>
          </table:table-cell>
          <table:table-cell table:formula="of:=IF(ISTEXT([.I673]);[.I673];&quot;&quot;)" office:value-type="string" office:string-value="together with someone/thing" calcext:value-type="string">
            <text:p>together with someone/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according to</text:p>
          </table:table-cell>
          <table:table-cell/>
          <table:table-cell office:value-type="string" calcext:value-type="string">
            <text:p>according to</text:p>
          </table:table-cell>
          <table:table-cell office:value-type="string" calcext:value-type="string">
            <text:p>laŭ</text:p>
          </table:table-cell>
          <table:table-cell office:value-type="string" calcext:value-type="string">
            <text:p>in agreement with, as stated</text:p>
          </table:table-cell>
          <table:table-cell/>
          <table:table-cell table:formula="of:=IF(ISTEXT([.G674]);[.G674];&quot;&quot;)" office:value-type="string" office:string-value="according to" calcext:value-type="string">
            <text:p>according to</text:p>
          </table:table-cell>
          <table:table-cell table:formula="of:=CONCATENATE([.H674]; IF(ISTEXT([.B674]); CONCATENATE(&quot; {&quot;;[.B674];&quot;}&quot;);&quot;&quot;))" office:value-type="string" office:string-value="laŭ" calcext:value-type="string">
            <text:p>laŭ</text:p>
          </table:table-cell>
          <table:table-cell table:formula="of:=IF(ISTEXT([.I674]);[.I674];&quot;&quot;)" office:value-type="string" office:string-value="in agreement with, as stated" calcext:value-type="string">
            <text:p>in agreement with, as sta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along</text:p>
          </table:table-cell>
          <table:table-cell/>
          <table:table-cell office:value-type="string" calcext:value-type="string">
            <text:p>along</text:p>
          </table:table-cell>
          <table:table-cell office:value-type="string" calcext:value-type="string">
            <text:p>laŭ</text:p>
          </table:table-cell>
          <table:table-cell office:value-type="string" calcext:value-type="string">
            <text:p>following lengthwise</text:p>
          </table:table-cell>
          <table:table-cell/>
          <table:table-cell table:formula="of:=IF(ISTEXT([.G675]);[.G675];&quot;&quot;)" office:value-type="string" office:string-value="along" calcext:value-type="string">
            <text:p>along</text:p>
          </table:table-cell>
          <table:table-cell table:formula="of:=CONCATENATE([.H675]; IF(ISTEXT([.B675]); CONCATENATE(&quot; {&quot;;[.B675];&quot;}&quot;);&quot;&quot;))" office:value-type="string" office:string-value="laŭ" calcext:value-type="string">
            <text:p>laŭ</text:p>
          </table:table-cell>
          <table:table-cell table:formula="of:=IF(ISTEXT([.I675]);[.I675];&quot;&quot;)" office:value-type="string" office:string-value="following lengthwise" calcext:value-type="string">
            <text:p>following lengthwi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behind</text:p>
          </table:table-cell>
          <table:table-cell/>
          <table:table-cell office:value-type="string" calcext:value-type="string">
            <text:p>behind</text:p>
          </table:table-cell>
          <table:table-cell office:value-type="string" calcext:value-type="string">
            <text:p>malantaŭ</text:p>
          </table:table-cell>
          <table:table-cell office:value-type="string" calcext:value-type="string">
            <text:p>at the far side of something (hidden)</text:p>
          </table:table-cell>
          <table:table-cell/>
          <table:table-cell table:formula="of:=IF(ISTEXT([.G676]);[.G676];&quot;&quot;)" office:value-type="string" office:string-value="behind" calcext:value-type="string">
            <text:p>behind</text:p>
          </table:table-cell>
          <table:table-cell table:formula="of:=CONCATENATE([.H676]; IF(ISTEXT([.B676]); CONCATENATE(&quot; {&quot;;[.B676];&quot;}&quot;);&quot;&quot;))" office:value-type="string" office:string-value="malantaŭ" calcext:value-type="string">
            <text:p>malantaŭ</text:p>
          </table:table-cell>
          <table:table-cell table:formula="of:=IF(ISTEXT([.I676]);[.I676];&quot;&quot;)" office:value-type="string" office:string-value="at the far side of something (hidden)" calcext:value-type="string">
            <text:p>at the far side of something (hidden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despite</text:p>
          </table:table-cell>
          <table:table-cell/>
          <table:table-cell office:value-type="string" calcext:value-type="string">
            <text:p>despite</text:p>
          </table:table-cell>
          <table:table-cell office:value-type="string" calcext:value-type="string">
            <text:p>malgraŭ</text:p>
          </table:table-cell>
          <table:table-cell office:value-type="string" calcext:value-type="string">
            <text:p>nevertheless, notwithstanding</text:p>
          </table:table-cell>
          <table:table-cell/>
          <table:table-cell table:formula="of:=IF(ISTEXT([.G677]);[.G677];&quot;&quot;)" office:value-type="string" office:string-value="despite" calcext:value-type="string">
            <text:p>despite</text:p>
          </table:table-cell>
          <table:table-cell table:formula="of:=CONCATENATE([.H677]; IF(ISTEXT([.B677]); CONCATENATE(&quot; {&quot;;[.B677];&quot;}&quot;);&quot;&quot;))" office:value-type="string" office:string-value="malgraŭ" calcext:value-type="string">
            <text:p>malgraŭ</text:p>
          </table:table-cell>
          <table:table-cell table:formula="of:=IF(ISTEXT([.I677]);[.I677];&quot;&quot;)" office:value-type="string" office:string-value="nevertheless, notwithstanding" calcext:value-type="string">
            <text:p>nevertheless, notwithstand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in spite of</text:p>
          </table:table-cell>
          <table:table-cell/>
          <table:table-cell office:value-type="string" calcext:value-type="string">
            <text:p>in spite of</text:p>
          </table:table-cell>
          <table:table-cell office:value-type="string" calcext:value-type="string">
            <text:p>malgraŭ</text:p>
          </table:table-cell>
          <table:table-cell office:value-type="string" calcext:value-type="string">
            <text:p>nevertheless, notwithstanding</text:p>
          </table:table-cell>
          <table:table-cell/>
          <table:table-cell table:formula="of:=IF(ISTEXT([.G678]);[.G678];&quot;&quot;)" office:value-type="string" office:string-value="in spite of" calcext:value-type="string">
            <text:p>in spite of</text:p>
          </table:table-cell>
          <table:table-cell table:formula="of:=CONCATENATE([.H678]; IF(ISTEXT([.B678]); CONCATENATE(&quot; {&quot;;[.B678];&quot;}&quot;);&quot;&quot;))" office:value-type="string" office:string-value="malgraŭ" calcext:value-type="string">
            <text:p>malgraŭ</text:p>
          </table:table-cell>
          <table:table-cell table:formula="of:=IF(ISTEXT([.I678]);[.I678];&quot;&quot;)" office:value-type="string" office:string-value="nevertheless, notwithstanding" calcext:value-type="string">
            <text:p>nevertheless, notwithstand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by means of</text:p>
          </table:table-cell>
          <table:table-cell/>
          <table:table-cell office:value-type="string" calcext:value-type="string">
            <text:p>by means of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with the use of something</text:p>
          </table:table-cell>
          <table:table-cell/>
          <table:table-cell table:formula="of:=IF(ISTEXT([.G679]);[.G679];&quot;&quot;)" office:value-type="string" office:string-value="by means of" calcext:value-type="string">
            <text:p>by means of</text:p>
          </table:table-cell>
          <table:table-cell table:formula="of:=CONCATENATE([.H679]; IF(ISTEXT([.B679]); CONCATENATE(&quot; {&quot;;[.B679];&quot;}&quot;);&quot;&quot;))" office:value-type="string" office:string-value="per" calcext:value-type="string">
            <text:p>per</text:p>
          </table:table-cell>
          <table:table-cell table:formula="of:=IF(ISTEXT([.I679]);[.I679];&quot;&quot;)" office:value-type="string" office:string-value="with the use of something" calcext:value-type="string">
            <text:p>with the use of some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through</text:p>
          </table:table-cell>
          <table:table-cell/>
          <table:table-cell office:value-type="string" calcext:value-type="string">
            <text:p>through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with the use of something</text:p>
          </table:table-cell>
          <table:table-cell/>
          <table:table-cell table:formula="of:=IF(ISTEXT([.G680]);[.G680];&quot;&quot;)" office:value-type="string" office:string-value="through" calcext:value-type="string">
            <text:p>through</text:p>
          </table:table-cell>
          <table:table-cell table:formula="of:=CONCATENATE([.H680]; IF(ISTEXT([.B680]); CONCATENATE(&quot; {&quot;;[.B680];&quot;}&quot;);&quot;&quot;))" office:value-type="string" office:string-value="per" calcext:value-type="string">
            <text:p>per</text:p>
          </table:table-cell>
          <table:table-cell table:formula="of:=IF(ISTEXT([.I680]);[.I680];&quot;&quot;)" office:value-type="string" office:string-value="with the use of something" calcext:value-type="string">
            <text:p>with the use of some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with</text:p>
          </table:table-cell>
          <table:table-cell/>
          <table:table-cell office:value-type="string" calcext:value-type="string">
            <text:p>with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with the use of something</text:p>
          </table:table-cell>
          <table:table-cell/>
          <table:table-cell table:formula="of:=IF(ISTEXT([.G681]);[.G681];&quot;&quot;)" office:value-type="string" office:string-value="with" calcext:value-type="string">
            <text:p>with</text:p>
          </table:table-cell>
          <table:table-cell table:formula="of:=CONCATENATE([.H681]; IF(ISTEXT([.B681]); CONCATENATE(&quot; {&quot;;[.B681];&quot;}&quot;);&quot;&quot;))" office:value-type="string" office:string-value="per" calcext:value-type="string">
            <text:p>per</text:p>
          </table:table-cell>
          <table:table-cell table:formula="of:=IF(ISTEXT([.I681]);[.I681];&quot;&quot;)" office:value-type="string" office:string-value="with the use of something" calcext:value-type="string">
            <text:p>with the use of some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each</text:p>
          </table:table-cell>
          <table:table-cell/>
          <table:table-cell office:value-type="string" calcext:value-type="string">
            <text:p>each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for a divided amount, followed by the nominative</text:p>
          </table:table-cell>
          <table:table-cell/>
          <table:table-cell table:formula="of:=IF(ISTEXT([.G682]);[.G682];&quot;&quot;)" office:value-type="string" office:string-value="each" calcext:value-type="string">
            <text:p>each</text:p>
          </table:table-cell>
          <table:table-cell table:formula="of:=CONCATENATE([.H682]; IF(ISTEXT([.B682]); CONCATENATE(&quot; {&quot;;[.B682];&quot;}&quot;);&quot;&quot;))" office:value-type="string" office:string-value="po" calcext:value-type="string">
            <text:p>po</text:p>
          </table:table-cell>
          <table:table-cell table:formula="of:=IF(ISTEXT([.I682]);[.I682];&quot;&quot;)" office:value-type="string" office:string-value="for a divided amount, followed by the nominative" calcext:value-type="string">
            <text:p>for a divided amount, followed by the nominati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outcome of an action</text:p>
          </table:table-cell>
          <table:table-cell/>
          <table:table-cell table:formula="of:=IF(ISTEXT([.G683]);[.G683];&quot;&quot;)" office:value-type="string" office:string-value="for" calcext:value-type="string">
            <text:p>for</text:p>
          </table:table-cell>
          <table:table-cell table:formula="of:=CONCATENATE([.H683]; IF(ISTEXT([.B683]); CONCATENATE(&quot; {&quot;;[.B683];&quot;}&quot;);&quot;&quot;))" office:value-type="string" office:string-value="por" calcext:value-type="string">
            <text:p>por</text:p>
          </table:table-cell>
          <table:table-cell table:formula="of:=IF(ISTEXT([.I683]);[.I683];&quot;&quot;)" office:value-type="string" office:string-value="outcome of an action" calcext:value-type="string">
            <text:p>outcome of an a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after</text:p>
          </table:table-cell>
          <table:table-cell/>
          <table:table-cell office:value-type="string" calcext:value-type="string">
            <text:p>aft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fter something</text:p>
          </table:table-cell>
          <table:table-cell/>
          <table:table-cell table:formula="of:=IF(ISTEXT([.G684]);[.G684];&quot;&quot;)" office:value-type="string" office:string-value="after" calcext:value-type="string">
            <text:p>after</text:p>
          </table:table-cell>
          <table:table-cell table:formula="of:=CONCATENATE([.H684]; IF(ISTEXT([.B684]); CONCATENATE(&quot; {&quot;;[.B684];&quot;}&quot;);&quot;&quot;))" office:value-type="string" office:string-value="post" calcext:value-type="string">
            <text:p>post</text:p>
          </table:table-cell>
          <table:table-cell table:formula="of:=IF(ISTEXT([.I684]);[.I684];&quot;&quot;)" office:value-type="string" office:string-value="after something" calcext:value-type="string">
            <text:p>after some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past</text:p>
          </table:table-cell>
          <table:table-cell/>
          <table:table-cell office:value-type="string" calcext:value-type="string">
            <text:p>past</text:p>
          </table:table-cell>
          <table:table-cell office:value-type="string" calcext:value-type="string">
            <text:p>preter</text:p>
          </table:table-cell>
          <table:table-cell office:value-type="string" calcext:value-type="string">
            <text:p>pass something/someone (go/drive/fly …)</text:p>
          </table:table-cell>
          <table:table-cell/>
          <table:table-cell table:formula="of:=IF(ISTEXT([.G685]);[.G685];&quot;&quot;)" office:value-type="string" office:string-value="past" calcext:value-type="string">
            <text:p>past</text:p>
          </table:table-cell>
          <table:table-cell table:formula="of:=CONCATENATE([.H685]; IF(ISTEXT([.B685]); CONCATENATE(&quot; {&quot;;[.B685];&quot;}&quot;);&quot;&quot;))" office:value-type="string" office:string-value="preter" calcext:value-type="string">
            <text:p>preter</text:p>
          </table:table-cell>
          <table:table-cell table:formula="of:=IF(ISTEXT([.I685]);[.I685];&quot;&quot;)" office:value-type="string" office:string-value="pass something/someone (go/drive/fly …)" calcext:value-type="string">
            <text:p>pass something/someone (go/drive/fly …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about</text:p>
          </table:table-cell>
          <table:table-cell/>
          <table:table-cell office:value-type="string" calcext:value-type="string">
            <text:p>abou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talk about something</text:p>
          </table:table-cell>
          <table:table-cell/>
          <table:table-cell table:formula="of:=IF(ISTEXT([.G686]);[.G686];&quot;&quot;)" office:value-type="string" office:string-value="about" calcext:value-type="string">
            <text:p>about</text:p>
          </table:table-cell>
          <table:table-cell table:formula="of:=CONCATENATE([.H686]; IF(ISTEXT([.B686]); CONCATENATE(&quot; {&quot;;[.B686];&quot;}&quot;);&quot;&quot;))" office:value-type="string" office:string-value="pri" calcext:value-type="string">
            <text:p>pri</text:p>
          </table:table-cell>
          <table:table-cell table:formula="of:=IF(ISTEXT([.I686]);[.I686];&quot;&quot;)" office:value-type="string" office:string-value="talk about something" calcext:value-type="string">
            <text:p>talk about some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concerning</text:p>
          </table:table-cell>
          <table:table-cell/>
          <table:table-cell office:value-type="string" calcext:value-type="string">
            <text:p>concerning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talk about something</text:p>
          </table:table-cell>
          <table:table-cell/>
          <table:table-cell table:formula="of:=IF(ISTEXT([.G687]);[.G687];&quot;&quot;)" office:value-type="string" office:string-value="concerning" calcext:value-type="string">
            <text:p>concerning</text:p>
          </table:table-cell>
          <table:table-cell table:formula="of:=CONCATENATE([.H687]; IF(ISTEXT([.B687]); CONCATENATE(&quot; {&quot;;[.B687];&quot;}&quot;);&quot;&quot;))" office:value-type="string" office:string-value="pri" calcext:value-type="string">
            <text:p>pri</text:p>
          </table:table-cell>
          <table:table-cell table:formula="of:=IF(ISTEXT([.I687]);[.I687];&quot;&quot;)" office:value-type="string" office:string-value="talk about something" calcext:value-type="string">
            <text:p>talk about some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because of</text:p>
          </table:table-cell>
          <table:table-cell/>
          <table:table-cell office:value-type="string" calcext:value-type="string">
            <text:p>because of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because of someone/thing</text:p>
          </table:table-cell>
          <table:table-cell/>
          <table:table-cell table:formula="of:=IF(ISTEXT([.G688]);[.G688];&quot;&quot;)" office:value-type="string" office:string-value="because of" calcext:value-type="string">
            <text:p>because of</text:p>
          </table:table-cell>
          <table:table-cell table:formula="of:=CONCATENATE([.H688]; IF(ISTEXT([.B688]); CONCATENATE(&quot; {&quot;;[.B688];&quot;}&quot;);&quot;&quot;))" office:value-type="string" office:string-value="pro" calcext:value-type="string">
            <text:p>pro</text:p>
          </table:table-cell>
          <table:table-cell table:formula="of:=IF(ISTEXT([.I688]);[.I688];&quot;&quot;)" office:value-type="string" office:string-value="because of someone/thing" calcext:value-type="string">
            <text:p>because of someone/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 table:number-columns-repeated="3"/>
          <table:table-cell office:value-type="string" calcext:value-type="string">
            <text:p>without</text:p>
          </table:table-cell>
          <table:table-cell/>
          <table:table-cell office:value-type="string" calcext:value-type="string">
            <text:p>without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without someone/thing</text:p>
          </table:table-cell>
          <table:table-cell/>
          <table:table-cell table:formula="of:=IF(ISTEXT([.G689]);[.G689];&quot;&quot;)" office:value-type="string" office:string-value="without" calcext:value-type="string">
            <text:p>without</text:p>
          </table:table-cell>
          <table:table-cell table:formula="of:=CONCATENATE([.H689]; IF(ISTEXT([.B689]); CONCATENATE(&quot; {&quot;;[.B689];&quot;}&quot;);&quot;&quot;))" office:value-type="string" office:string-value="sen" calcext:value-type="string">
            <text:p>sen</text:p>
          </table:table-cell>
          <table:table-cell table:formula="of:=IF(ISTEXT([.I689]);[.I689];&quot;&quot;)" office:value-type="string" office:string-value="without someone/thing" calcext:value-type="string">
            <text:p>without someone/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below</text:p>
          </table:table-cell>
          <table:table-cell/>
          <table:table-cell office:value-type="string" calcext:value-type="string">
            <text:p>below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under something</text:p>
          </table:table-cell>
          <table:table-cell/>
          <table:table-cell table:formula="of:=IF(ISTEXT([.G690]);[.G690];&quot;&quot;)" office:value-type="string" office:string-value="below" calcext:value-type="string">
            <text:p>below</text:p>
          </table:table-cell>
          <table:table-cell table:formula="of:=CONCATENATE([.H690]; IF(ISTEXT([.B690]); CONCATENATE(&quot; {&quot;;[.B690];&quot;}&quot;);&quot;&quot;))" office:value-type="string" office:string-value="sub" calcext:value-type="string">
            <text:p>sub</text:p>
          </table:table-cell>
          <table:table-cell table:formula="of:=IF(ISTEXT([.I690]);[.I690];&quot;&quot;)" office:value-type="string" office:string-value="under something" calcext:value-type="string">
            <text:p>under some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beneath</text:p>
          </table:table-cell>
          <table:table-cell/>
          <table:table-cell office:value-type="string" calcext:value-type="string">
            <text:p>beneath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under something</text:p>
          </table:table-cell>
          <table:table-cell/>
          <table:table-cell table:formula="of:=IF(ISTEXT([.G691]);[.G691];&quot;&quot;)" office:value-type="string" office:string-value="beneath" calcext:value-type="string">
            <text:p>beneath</text:p>
          </table:table-cell>
          <table:table-cell table:formula="of:=CONCATENATE([.H691]; IF(ISTEXT([.B691]); CONCATENATE(&quot; {&quot;;[.B691];&quot;}&quot;);&quot;&quot;))" office:value-type="string" office:string-value="sub" calcext:value-type="string">
            <text:p>sub</text:p>
          </table:table-cell>
          <table:table-cell table:formula="of:=IF(ISTEXT([.I691]);[.I691];&quot;&quot;)" office:value-type="string" office:string-value="under something" calcext:value-type="string">
            <text:p>under some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under</text:p>
          </table:table-cell>
          <table:table-cell/>
          <table:table-cell office:value-type="string" calcext:value-type="string">
            <text:p>under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under something</text:p>
          </table:table-cell>
          <table:table-cell/>
          <table:table-cell table:formula="of:=IF(ISTEXT([.G692]);[.G692];&quot;&quot;)" office:value-type="string" office:string-value="under" calcext:value-type="string">
            <text:p>under</text:p>
          </table:table-cell>
          <table:table-cell table:formula="of:=CONCATENATE([.H692]; IF(ISTEXT([.B692]); CONCATENATE(&quot; {&quot;;[.B692];&quot;}&quot;);&quot;&quot;))" office:value-type="string" office:string-value="sub" calcext:value-type="string">
            <text:p>sub</text:p>
          </table:table-cell>
          <table:table-cell table:formula="of:=IF(ISTEXT([.I692]);[.I692];&quot;&quot;)" office:value-type="string" office:string-value="under something" calcext:value-type="string">
            <text:p>under some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above</text:p>
          </table:table-cell>
          <table:table-cell/>
          <table:table-cell office:value-type="string" calcext:value-type="string">
            <text:p>above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above or over something, but not directly on it</text:p>
          </table:table-cell>
          <table:table-cell/>
          <table:table-cell table:formula="of:=IF(ISTEXT([.G693]);[.G693];&quot;&quot;)" office:value-type="string" office:string-value="above" calcext:value-type="string">
            <text:p>above</text:p>
          </table:table-cell>
          <table:table-cell table:formula="of:=CONCATENATE([.H693]; IF(ISTEXT([.B693]); CONCATENATE(&quot; {&quot;;[.B693];&quot;}&quot;);&quot;&quot;))" office:value-type="string" office:string-value="super" calcext:value-type="string">
            <text:p>super</text:p>
          </table:table-cell>
          <table:table-cell table:formula="of:=IF(ISTEXT([.I693]);[.I693];&quot;&quot;)" office:value-type="string" office:string-value="above or over something, but not directly on it" calcext:value-type="string">
            <text:p>above or over something, but not directly on i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over</text:p>
          </table:table-cell>
          <table:table-cell/>
          <table:table-cell office:value-type="string" calcext:value-type="string">
            <text:p>over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above or over something, but not directly on it</text:p>
          </table:table-cell>
          <table:table-cell/>
          <table:table-cell table:formula="of:=IF(ISTEXT([.G694]);[.G694];&quot;&quot;)" office:value-type="string" office:string-value="over" calcext:value-type="string">
            <text:p>over</text:p>
          </table:table-cell>
          <table:table-cell table:formula="of:=CONCATENATE([.H694]; IF(ISTEXT([.B694]); CONCATENATE(&quot; {&quot;;[.B694];&quot;}&quot;);&quot;&quot;))" office:value-type="string" office:string-value="super" calcext:value-type="string">
            <text:p>super</text:p>
          </table:table-cell>
          <table:table-cell table:formula="of:=IF(ISTEXT([.I694]);[.I694];&quot;&quot;)" office:value-type="string" office:string-value="above or over something, but not directly on it" calcext:value-type="string">
            <text:p>above or over something, but not directly on i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n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fixed to something &amp; in contact</text:p>
          </table:table-cell>
          <table:table-cell/>
          <table:table-cell table:formula="of:=IF(ISTEXT([.G695]);[.G695];&quot;&quot;)" office:value-type="string" office:string-value="on" calcext:value-type="string">
            <text:p>on</text:p>
          </table:table-cell>
          <table:table-cell table:formula="of:=CONCATENATE([.H695]; IF(ISTEXT([.B695]); CONCATENATE(&quot; {&quot;;[.B695];&quot;}&quot;);&quot;&quot;))" office:value-type="string" office:string-value="sur" calcext:value-type="string">
            <text:p>sur</text:p>
          </table:table-cell>
          <table:table-cell table:formula="of:=IF(ISTEXT([.I695]);[.I695];&quot;&quot;)" office:value-type="string" office:string-value="fixed to something &amp; in contact" calcext:value-type="string">
            <text:p>fixed to something &amp; in conta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through</text:p>
          </table:table-cell>
          <table:table-cell/>
          <table:table-cell office:value-type="string" calcext:value-type="string">
            <text:p>through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limited from above, below and on the sides, from one side to the other</text:p>
          </table:table-cell>
          <table:table-cell/>
          <table:table-cell table:formula="of:=IF(ISTEXT([.G696]);[.G696];&quot;&quot;)" office:value-type="string" office:string-value="through" calcext:value-type="string">
            <text:p>through</text:p>
          </table:table-cell>
          <table:table-cell table:formula="of:=CONCATENATE([.H696]; IF(ISTEXT([.B696]); CONCATENATE(&quot; {&quot;;[.B696];&quot;}&quot;);&quot;&quot;))" office:value-type="string" office:string-value="tra" calcext:value-type="string">
            <text:p>tra</text:p>
          </table:table-cell>
          <table:table-cell table:formula="of:=IF(ISTEXT([.I696]);[.I696];&quot;&quot;)" office:value-type="string" office:string-value="limited from above, below and on the sides, from one side to the other" calcext:value-type="string">
            <text:p>limited from above, below and on the sides, from one side to the oth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across</text:p>
          </table:table-cell>
          <table:table-cell/>
          <table:table-cell office:value-type="string" calcext:value-type="string">
            <text:p>acros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from one side to the other, on the opposite side of</text:p>
          </table:table-cell>
          <table:table-cell/>
          <table:table-cell table:formula="of:=IF(ISTEXT([.G697]);[.G697];&quot;&quot;)" office:value-type="string" office:string-value="across" calcext:value-type="string">
            <text:p>across</text:p>
          </table:table-cell>
          <table:table-cell table:formula="of:=CONCATENATE([.H697]; IF(ISTEXT([.B697]); CONCATENATE(&quot; {&quot;;[.B697];&quot;}&quot;);&quot;&quot;))" office:value-type="string" office:string-value="trans" calcext:value-type="string">
            <text:p>trans</text:p>
          </table:table-cell>
          <table:table-cell table:formula="of:=IF(ISTEXT([.I697]);[.I697];&quot;&quot;)" office:value-type="string" office:string-value="from one side to the other, on the opposite side of" calcext:value-type="string">
            <text:p>from one side to the other, on the opposite side o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on the other side of</text:p>
          </table:table-cell>
          <table:table-cell/>
          <table:table-cell office:value-type="string" calcext:value-type="string">
            <text:p>on the other side of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from one side to the other, on the opposite side of</text:p>
          </table:table-cell>
          <table:table-cell/>
          <table:table-cell table:formula="of:=IF(ISTEXT([.G698]);[.G698];&quot;&quot;)" office:value-type="string" office:string-value="on the other side of" calcext:value-type="string">
            <text:p>on the other side of</text:p>
          </table:table-cell>
          <table:table-cell table:formula="of:=CONCATENATE([.H698]; IF(ISTEXT([.B698]); CONCATENATE(&quot; {&quot;;[.B698];&quot;}&quot;);&quot;&quot;))" office:value-type="string" office:string-value="trans" calcext:value-type="string">
            <text:p>trans</text:p>
          </table:table-cell>
          <table:table-cell table:formula="of:=IF(ISTEXT([.I698]);[.I698];&quot;&quot;)" office:value-type="string" office:string-value="from one side to the other, on the opposite side of" calcext:value-type="string">
            <text:p>from one side to the other, on the opposite side o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eposition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over</text:p>
          </table:table-cell>
          <table:table-cell/>
          <table:table-cell office:value-type="string" calcext:value-type="string">
            <text:p>over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from one side to the other, on the opposite side of</text:p>
          </table:table-cell>
          <table:table-cell/>
          <table:table-cell table:formula="of:=IF(ISTEXT([.G699]);[.G699];&quot;&quot;)" office:value-type="string" office:string-value="over" calcext:value-type="string">
            <text:p>over</text:p>
          </table:table-cell>
          <table:table-cell table:formula="of:=CONCATENATE([.H699]; IF(ISTEXT([.B699]); CONCATENATE(&quot; {&quot;;[.B699];&quot;}&quot;);&quot;&quot;))" office:value-type="string" office:string-value="trans" calcext:value-type="string">
            <text:p>trans</text:p>
          </table:table-cell>
          <table:table-cell table:formula="of:=IF(ISTEXT([.I699]);[.I699];&quot;&quot;)" office:value-type="string" office:string-value="from one side to the other, on the opposite side of" calcext:value-type="string">
            <text:p>from one side to the other, on the opposite side o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ble-word</text:p>
          </table:table-cell>
          <table:table-cell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hither</text:p>
          </table:table-cell>
          <table:table-cell/>
          <table:table-cell office:value-type="string" calcext:value-type="string">
            <text:p>hither</text:p>
          </table:table-cell>
          <table:table-cell office:value-type="string" calcext:value-type="string">
            <text:p>ĉi tien</text:p>
          </table:table-cell>
          <table:table-cell table:number-columns-repeated="2"/>
          <table:table-cell table:formula="of:=IF(ISTEXT([.G700]);[.G700];&quot;&quot;)" office:value-type="string" office:string-value="hither" calcext:value-type="string">
            <text:p>hither</text:p>
          </table:table-cell>
          <table:table-cell table:formula="of:=CONCATENATE([.H700]; IF(ISTEXT([.B700]); CONCATENATE(&quot; {&quot;;[.B700];&quot;}&quot;);&quot;&quot;))" office:value-type="string" office:string-value="ĉi tien" calcext:value-type="string">
            <text:p>ĉi tien</text:p>
          </table:table-cell>
          <table:table-cell table:formula="of:=IF(ISTEXT([.I700]);[.I70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ble-word</text:p>
          </table:table-cell>
          <table:table-cell table:number-columns-repeated="3"/>
          <table:table-cell office:value-type="string" calcext:value-type="string">
            <text:p>ever</text:p>
          </table:table-cell>
          <table:table-cell/>
          <table:table-cell office:value-type="string" calcext:value-type="string">
            <text:p>ever</text:p>
          </table:table-cell>
          <table:table-cell office:value-type="string" calcext:value-type="string">
            <text:p>ĉiam</text:p>
          </table:table-cell>
          <table:table-cell office:value-type="string" calcext:value-type="string">
            <text:p>always</text:p>
          </table:table-cell>
          <table:table-cell/>
          <table:table-cell table:formula="of:=IF(ISTEXT([.G701]);[.G701];&quot;&quot;)" office:value-type="string" office:string-value="ever" calcext:value-type="string">
            <text:p>ever</text:p>
          </table:table-cell>
          <table:table-cell table:formula="of:=CONCATENATE([.H701]; IF(ISTEXT([.B701]); CONCATENATE(&quot; {&quot;;[.B701];&quot;}&quot;);&quot;&quot;))" office:value-type="string" office:string-value="ĉiam" calcext:value-type="string">
            <text:p>ĉiam</text:p>
          </table:table-cell>
          <table:table-cell table:formula="of:=IF(ISTEXT([.I701]);[.I701];&quot;&quot;)" office:value-type="string" office:string-value="always" calcext:value-type="string">
            <text:p>alway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ble-word</text:p>
          </table:table-cell>
          <table:table-cell table:number-columns-repeated="3"/>
          <table:table-cell office:value-type="string" calcext:value-type="string">
            <text:p>ever afterwards</text:p>
          </table:table-cell>
          <table:table-cell/>
          <table:table-cell office:value-type="string" calcext:value-type="string">
            <text:p>ever afterwards</text:p>
          </table:table-cell>
          <table:table-cell office:value-type="string" calcext:value-type="string">
            <text:p>ĉiam poste</text:p>
          </table:table-cell>
          <table:table-cell table:number-columns-repeated="2"/>
          <table:table-cell table:formula="of:=IF(ISTEXT([.G702]);[.G702];&quot;&quot;)" office:value-type="string" office:string-value="ever afterwards" calcext:value-type="string">
            <text:p>ever afterwards</text:p>
          </table:table-cell>
          <table:table-cell table:formula="of:=CONCATENATE([.H702]; IF(ISTEXT([.B702]); CONCATENATE(&quot; {&quot;;[.B702];&quot;}&quot;);&quot;&quot;))" office:value-type="string" office:string-value="ĉiam poste" calcext:value-type="string">
            <text:p>ĉiam poste</text:p>
          </table:table-cell>
          <table:table-cell table:formula="of:=IF(ISTEXT([.I702]);[.I70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ble-word</text:p>
          </table:table-cell>
          <table:table-cell table:number-columns-repeated="3"/>
          <table:table-cell office:value-type="string" calcext:value-type="string">
            <text:p>it all</text:p>
          </table:table-cell>
          <table:table-cell/>
          <table:table-cell office:value-type="string" calcext:value-type="string">
            <text:p>it all</text:p>
          </table:table-cell>
          <table:table-cell office:value-type="string" calcext:value-type="string">
            <text:p>ĉio</text:p>
          </table:table-cell>
          <table:table-cell office:value-type="string" calcext:value-type="string">
            <text:p>everything</text:p>
          </table:table-cell>
          <table:table-cell/>
          <table:table-cell table:formula="of:=IF(ISTEXT([.G703]);[.G703];&quot;&quot;)" office:value-type="string" office:string-value="it all" calcext:value-type="string">
            <text:p>it all</text:p>
          </table:table-cell>
          <table:table-cell table:formula="of:=CONCATENATE([.H703]; IF(ISTEXT([.B703]); CONCATENATE(&quot; {&quot;;[.B703];&quot;}&quot;);&quot;&quot;))" office:value-type="string" office:string-value="ĉio" calcext:value-type="string">
            <text:p>ĉio</text:p>
          </table:table-cell>
          <table:table-cell table:formula="of:=IF(ISTEXT([.I703]);[.I703];&quot;&quot;)" office:value-type="string" office:string-value="everything" calcext:value-type="string">
            <text:p>every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ble-word</text:p>
          </table:table-cell>
          <table:table-cell table:number-columns-repeated="3"/>
          <table:table-cell office:value-type="string" calcext:value-type="string">
            <text:p>each</text:p>
          </table:table-cell>
          <table:table-cell/>
          <table:table-cell office:value-type="string" calcext:value-type="string">
            <text:p>each</text:p>
          </table:table-cell>
          <table:table-cell office:value-type="string" calcext:value-type="string">
            <text:p>ĉiu</text:p>
          </table:table-cell>
          <table:table-cell table:number-columns-repeated="2"/>
          <table:table-cell table:formula="of:=IF(ISTEXT([.G704]);[.G704];&quot;&quot;)" office:value-type="string" office:string-value="each" calcext:value-type="string">
            <text:p>each</text:p>
          </table:table-cell>
          <table:table-cell table:formula="of:=CONCATENATE([.H704]; IF(ISTEXT([.B704]); CONCATENATE(&quot; {&quot;;[.B704];&quot;}&quot;);&quot;&quot;))" office:value-type="string" office:string-value="ĉiu" calcext:value-type="string">
            <text:p>ĉiu</text:p>
          </table:table-cell>
          <table:table-cell table:formula="of:=IF(ISTEXT([.I704]);[.I70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ble-word</text:p>
          </table:table-cell>
          <table:table-cell/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for some reason</text:p>
          </table:table-cell>
          <table:table-cell/>
          <table:table-cell office:value-type="string" calcext:value-type="string">
            <text:p>for some reason</text:p>
          </table:table-cell>
          <table:table-cell office:value-type="string" calcext:value-type="string">
            <text:p>ial</text:p>
          </table:table-cell>
          <table:table-cell table:number-columns-repeated="2"/>
          <table:table-cell table:formula="of:=IF(ISTEXT([.G705]);[.G705];&quot;&quot;)" office:value-type="string" office:string-value="for some reason" calcext:value-type="string">
            <text:p>for some reason</text:p>
          </table:table-cell>
          <table:table-cell table:formula="of:=CONCATENATE([.H705]; IF(ISTEXT([.B705]); CONCATENATE(&quot; {&quot;;[.B705];&quot;}&quot;);&quot;&quot;))" office:value-type="string" office:string-value="ial" calcext:value-type="string">
            <text:p>ial</text:p>
          </table:table-cell>
          <table:table-cell table:formula="of:=IF(ISTEXT([.I705]);[.I70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ble-word</text:p>
          </table:table-cell>
          <table:table-cell table:number-columns-repeated="3"/>
          <table:table-cell office:value-type="string" calcext:value-type="string">
            <text:p>something</text:p>
          </table:table-cell>
          <table:table-cell/>
          <table:table-cell office:value-type="string" calcext:value-type="string">
            <text:p>something</text:p>
          </table:table-cell>
          <table:table-cell office:value-type="string" calcext:value-type="string">
            <text:p>io</text:p>
          </table:table-cell>
          <table:table-cell table:number-columns-repeated="2"/>
          <table:table-cell table:formula="of:=IF(ISTEXT([.G706]);[.G706];&quot;&quot;)" office:value-type="string" office:string-value="something" calcext:value-type="string">
            <text:p>something</text:p>
          </table:table-cell>
          <table:table-cell table:formula="of:=CONCATENATE([.H706]; IF(ISTEXT([.B706]); CONCATENATE(&quot; {&quot;;[.B706];&quot;}&quot;);&quot;&quot;))" office:value-type="string" office:string-value="io" calcext:value-type="string">
            <text:p>io</text:p>
          </table:table-cell>
          <table:table-cell table:formula="of:=IF(ISTEXT([.I706]);[.I70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ble-word</text:p>
          </table:table-cell>
          <table:table-cell table:number-columns-repeated="3"/>
          <table:table-cell office:value-type="string" calcext:value-type="string">
            <text:p>anything</text:p>
          </table:table-cell>
          <table:table-cell/>
          <table:table-cell office:value-type="string" calcext:value-type="string">
            <text:p>anything</text:p>
          </table:table-cell>
          <table:table-cell office:value-type="string" calcext:value-type="string">
            <text:p>io ajn</text:p>
          </table:table-cell>
          <table:table-cell table:number-columns-repeated="2"/>
          <table:table-cell table:formula="of:=IF(ISTEXT([.G707]);[.G707];&quot;&quot;)" office:value-type="string" office:string-value="anything" calcext:value-type="string">
            <text:p>anything</text:p>
          </table:table-cell>
          <table:table-cell table:formula="of:=CONCATENATE([.H707]; IF(ISTEXT([.B707]); CONCATENATE(&quot; {&quot;;[.B707];&quot;}&quot;);&quot;&quot;))" office:value-type="string" office:string-value="io ajn" calcext:value-type="string">
            <text:p>io ajn</text:p>
          </table:table-cell>
          <table:table-cell table:formula="of:=IF(ISTEXT([.I707]);[.I70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ble-word</text:p>
          </table:table-cell>
          <table:table-cell table:number-columns-repeated="3"/>
          <table:table-cell office:value-type="string" calcext:value-type="string">
            <text:p>somebody</text:p>
          </table:table-cell>
          <table:table-cell/>
          <table:table-cell office:value-type="string" calcext:value-type="string">
            <text:p>somebody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table-word</text:p>
          </table:table-cell>
          <table:table-cell/>
          <table:table-cell table:formula="of:=IF(ISTEXT([.G708]);[.G708];&quot;&quot;)" office:value-type="string" office:string-value="somebody" calcext:value-type="string">
            <text:p>somebody</text:p>
          </table:table-cell>
          <table:table-cell table:formula="of:=CONCATENATE([.H708]; IF(ISTEXT([.B708]); CONCATENATE(&quot; {&quot;;[.B708];&quot;}&quot;);&quot;&quot;))" office:value-type="string" office:string-value="iu" calcext:value-type="string">
            <text:p>iu</text:p>
          </table:table-cell>
          <table:table-cell table:formula="of:=IF(ISTEXT([.I708]);[.I708];&quot;&quot;)" office:value-type="string" office:string-value="table-word" calcext:value-type="string">
            <text:p>table-wor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ble-word</text:p>
          </table:table-cell>
          <table:table-cell table:number-columns-repeated="3"/>
          <table:table-cell office:value-type="string" calcext:value-type="string">
            <text:p>anybody</text:p>
          </table:table-cell>
          <table:table-cell/>
          <table:table-cell office:value-type="string" calcext:value-type="string">
            <text:p>anybody</text:p>
          </table:table-cell>
          <table:table-cell office:value-type="string" calcext:value-type="string">
            <text:p>iu ajn</text:p>
          </table:table-cell>
          <table:table-cell table:number-columns-repeated="2"/>
          <table:table-cell table:formula="of:=IF(ISTEXT([.G709]);[.G709];&quot;&quot;)" office:value-type="string" office:string-value="anybody" calcext:value-type="string">
            <text:p>anybody</text:p>
          </table:table-cell>
          <table:table-cell table:formula="of:=CONCATENATE([.H709]; IF(ISTEXT([.B709]); CONCATENATE(&quot; {&quot;;[.B709];&quot;}&quot;);&quot;&quot;))" office:value-type="string" office:string-value="iu ajn" calcext:value-type="string">
            <text:p>iu ajn</text:p>
          </table:table-cell>
          <table:table-cell table:formula="of:=IF(ISTEXT([.I709]);[.I70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ble-word</text:p>
          </table:table-cell>
          <table:table-cell table:number-columns-repeated="3"/>
          <table:table-cell office:value-type="string" calcext:value-type="string">
            <text:p>some</text:p>
          </table:table-cell>
          <table:table-cell/>
          <table:table-cell office:value-type="string" calcext:value-type="string">
            <text:p>some</text:p>
          </table:table-cell>
          <table:table-cell office:value-type="string" calcext:value-type="string">
            <text:p>iuj</text:p>
          </table:table-cell>
          <table:table-cell office:value-type="string" calcext:value-type="string">
            <text:p>countable things</text:p>
          </table:table-cell>
          <table:table-cell/>
          <table:table-cell table:formula="of:=IF(ISTEXT([.G710]);[.G710];&quot;&quot;)" office:value-type="string" office:string-value="some" calcext:value-type="string">
            <text:p>some</text:p>
          </table:table-cell>
          <table:table-cell table:formula="of:=CONCATENATE([.H710]; IF(ISTEXT([.B710]); CONCATENATE(&quot; {&quot;;[.B710];&quot;}&quot;);&quot;&quot;))" office:value-type="string" office:string-value="iuj" calcext:value-type="string">
            <text:p>iuj</text:p>
          </table:table-cell>
          <table:table-cell table:formula="of:=IF(ISTEXT([.I710]);[.I710];&quot;&quot;)" office:value-type="string" office:string-value="countable things" calcext:value-type="string">
            <text:p>countable thin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ble-word</text:p>
          </table:table-cell>
          <table:table-cell table:number-columns-repeated="3"/>
          <table:table-cell office:value-type="string" calcext:value-type="string">
            <text:p>like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kiel</text:p>
          </table:table-cell>
          <table:table-cell table:number-columns-repeated="2"/>
          <table:table-cell table:formula="of:=IF(ISTEXT([.G711]);[.G711];&quot;&quot;)" office:value-type="string" office:string-value="like" calcext:value-type="string">
            <text:p>like</text:p>
          </table:table-cell>
          <table:table-cell table:formula="of:=CONCATENATE([.H711]; IF(ISTEXT([.B711]); CONCATENATE(&quot; {&quot;;[.B711];&quot;}&quot;);&quot;&quot;))" office:value-type="string" office:string-value="kiel" calcext:value-type="string">
            <text:p>kiel</text:p>
          </table:table-cell>
          <table:table-cell table:formula="of:=IF(ISTEXT([.I711]);[.I71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ble-word</text:p>
          </table:table-cell>
          <table:table-cell table:number-columns-repeated="3"/>
          <table:table-cell office:value-type="string" calcext:value-type="string">
            <text:p>nothing</text:p>
          </table:table-cell>
          <table:table-cell/>
          <table:table-cell office:value-type="string" calcext:value-type="string">
            <text:p>nothing</text:p>
          </table:table-cell>
          <table:table-cell office:value-type="string" calcext:value-type="string">
            <text:p>nenio</text:p>
          </table:table-cell>
          <table:table-cell table:number-columns-repeated="2"/>
          <table:table-cell table:formula="of:=IF(ISTEXT([.G712]);[.G712];&quot;&quot;)" office:value-type="string" office:string-value="nothing" calcext:value-type="string">
            <text:p>nothing</text:p>
          </table:table-cell>
          <table:table-cell table:formula="of:=CONCATENATE([.H712]; IF(ISTEXT([.B712]); CONCATENATE(&quot; {&quot;;[.B712];&quot;}&quot;);&quot;&quot;))" office:value-type="string" office:string-value="nenio" calcext:value-type="string">
            <text:p>nenio</text:p>
          </table:table-cell>
          <table:table-cell table:formula="of:=IF(ISTEXT([.I712]);[.I71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ble-word</text:p>
          </table:table-cell>
          <table:table-cell table:number-columns-repeated="3"/>
          <table:table-cell office:value-type="string" calcext:value-type="string">
            <text:p>no one</text:p>
          </table:table-cell>
          <table:table-cell/>
          <table:table-cell office:value-type="string" calcext:value-type="string">
            <text:p>no one</text:p>
          </table:table-cell>
          <table:table-cell office:value-type="string" calcext:value-type="string">
            <text:p>neniu</text:p>
          </table:table-cell>
          <table:table-cell table:number-columns-repeated="2"/>
          <table:table-cell table:formula="of:=IF(ISTEXT([.G713]);[.G713];&quot;&quot;)" office:value-type="string" office:string-value="no one" calcext:value-type="string">
            <text:p>no one</text:p>
          </table:table-cell>
          <table:table-cell table:formula="of:=CONCATENATE([.H713]; IF(ISTEXT([.B713]); CONCATENATE(&quot; {&quot;;[.B713];&quot;}&quot;);&quot;&quot;))" office:value-type="string" office:string-value="neniu" calcext:value-type="string">
            <text:p>neniu</text:p>
          </table:table-cell>
          <table:table-cell table:formula="of:=IF(ISTEXT([.I713]);[.I71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ble-word</text:p>
          </table:table-cell>
          <table:table-cell table:number-columns-repeated="3"/>
          <table:table-cell office:value-type="string" calcext:value-type="string">
            <text:p>there⁠</text:p>
          </table:table-cell>
          <table:table-cell/>
          <table:table-cell office:value-type="string" calcext:value-type="string">
            <text:p>there⁠</text:p>
          </table:table-cell>
          <table:table-cell office:value-type="string" calcext:value-type="string">
            <text:p>tie</text:p>
          </table:table-cell>
          <table:table-cell table:number-columns-repeated="2"/>
          <table:table-cell table:formula="of:=IF(ISTEXT([.G714]);[.G714];&quot;&quot;)" office:value-type="string" office:string-value="there⁠" calcext:value-type="string">
            <text:p>there⁠</text:p>
          </table:table-cell>
          <table:table-cell table:formula="of:=CONCATENATE([.H714]; IF(ISTEXT([.B714]); CONCATENATE(&quot; {&quot;;[.B714];&quot;}&quot;);&quot;&quot;))" office:value-type="string" office:string-value="tie" calcext:value-type="string">
            <text:p>tie</text:p>
          </table:table-cell>
          <table:table-cell table:formula="of:=IF(ISTEXT([.I714]);[.I71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ble-word</text:p>
          </table:table-cell>
          <table:table-cell table:number-columns-repeated="3"/>
          <table:table-cell office:value-type="string" calcext:value-type="string">
            <text:p>like that</text:p>
          </table:table-cell>
          <table:table-cell/>
          <table:table-cell office:value-type="string" calcext:value-type="string">
            <text:p>like that</text:p>
          </table:table-cell>
          <table:table-cell office:value-type="string" calcext:value-type="string">
            <text:p>tiel</text:p>
          </table:table-cell>
          <table:table-cell table:number-columns-repeated="2"/>
          <table:table-cell table:formula="of:=IF(ISTEXT([.G715]);[.G715];&quot;&quot;)" office:value-type="string" office:string-value="like that" calcext:value-type="string">
            <text:p>like that</text:p>
          </table:table-cell>
          <table:table-cell table:formula="of:=CONCATENATE([.H715]; IF(ISTEXT([.B715]); CONCATENATE(&quot; {&quot;;[.B715];&quot;}&quot;);&quot;&quot;))" office:value-type="string" office:string-value="tiel" calcext:value-type="string">
            <text:p>tiel</text:p>
          </table:table-cell>
          <table:table-cell table:formula="of:=IF(ISTEXT([.I715]);[.I71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ble-word</text:p>
          </table:table-cell>
          <table:table-cell table:number-columns-repeated="3"/>
          <table:table-cell office:value-type="string" calcext:value-type="string">
            <text:p>thus</text:p>
          </table:table-cell>
          <table:table-cell/>
          <table:table-cell office:value-type="string" calcext:value-type="string">
            <text:p>thus</text:p>
          </table:table-cell>
          <table:table-cell office:value-type="string" calcext:value-type="string">
            <text:p>tiel</text:p>
          </table:table-cell>
          <table:table-cell office:value-type="string" calcext:value-type="string">
            <text:p>in such a way</text:p>
          </table:table-cell>
          <table:table-cell/>
          <table:table-cell table:formula="of:=IF(ISTEXT([.G716]);[.G716];&quot;&quot;)" office:value-type="string" office:string-value="thus" calcext:value-type="string">
            <text:p>thus</text:p>
          </table:table-cell>
          <table:table-cell table:formula="of:=CONCATENATE([.H716]; IF(ISTEXT([.B716]); CONCATENATE(&quot; {&quot;;[.B716];&quot;}&quot;);&quot;&quot;))" office:value-type="string" office:string-value="tiel" calcext:value-type="string">
            <text:p>tiel</text:p>
          </table:table-cell>
          <table:table-cell table:formula="of:=IF(ISTEXT([.I716]);[.I716];&quot;&quot;)" office:value-type="string" office:string-value="in such a way" calcext:value-type="string">
            <text:p>in such a w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ble-word</text:p>
          </table:table-cell>
          <table:table-cell table:number-columns-repeated="3"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tiel</text:p>
          </table:table-cell>
          <table:table-cell office:value-type="string" calcext:value-type="string">
            <text:p>in that way</text:p>
          </table:table-cell>
          <table:table-cell/>
          <table:table-cell table:formula="of:=IF(ISTEXT([.G717]);[.G717];&quot;&quot;)" office:value-type="string" office:string-value="so" calcext:value-type="string">
            <text:p>so</text:p>
          </table:table-cell>
          <table:table-cell table:formula="of:=CONCATENATE([.H717]; IF(ISTEXT([.B717]); CONCATENATE(&quot; {&quot;;[.B717];&quot;}&quot;);&quot;&quot;))" office:value-type="string" office:string-value="tiel" calcext:value-type="string">
            <text:p>tiel</text:p>
          </table:table-cell>
          <table:table-cell table:formula="of:=IF(ISTEXT([.I717]);[.I717];&quot;&quot;)" office:value-type="string" office:string-value="in that way" calcext:value-type="string">
            <text:p>in that w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ble-word</text:p>
          </table:table-cell>
          <table:table-cell table:number-columns-repeated="3"/>
          <table:table-cell office:value-type="string" calcext:value-type="string">
            <text:p>that</text:p>
          </table:table-cell>
          <table:table-cell/>
          <table:table-cell office:value-type="string" calcext:value-type="string">
            <text:p>that</text:p>
          </table:table-cell>
          <table:table-cell office:value-type="string" calcext:value-type="string">
            <text:p>tio</text:p>
          </table:table-cell>
          <table:table-cell office:value-type="string" calcext:value-type="string">
            <text:p>that thing</text:p>
          </table:table-cell>
          <table:table-cell/>
          <table:table-cell table:formula="of:=IF(ISTEXT([.G718]);[.G718];&quot;&quot;)" office:value-type="string" office:string-value="that" calcext:value-type="string">
            <text:p>that</text:p>
          </table:table-cell>
          <table:table-cell table:formula="of:=CONCATENATE([.H718]; IF(ISTEXT([.B718]); CONCATENATE(&quot; {&quot;;[.B718];&quot;}&quot;);&quot;&quot;))" office:value-type="string" office:string-value="tio" calcext:value-type="string">
            <text:p>tio</text:p>
          </table:table-cell>
          <table:table-cell table:formula="of:=IF(ISTEXT([.I718]);[.I718];&quot;&quot;)" office:value-type="string" office:string-value="that thing" calcext:value-type="string">
            <text:p>that 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able-word</text:p>
          </table:table-cell>
          <table:table-cell table:number-columns-repeated="3"/>
          <table:table-cell office:value-type="string" calcext:value-type="string">
            <text:p>that</text:p>
          </table:table-cell>
          <table:table-cell/>
          <table:table-cell office:value-type="string" calcext:value-type="string">
            <text:p>that</text:p>
          </table:table-cell>
          <table:table-cell office:value-type="string" calcext:value-type="string">
            <text:p>tiu</text:p>
          </table:table-cell>
          <table:table-cell office:value-type="string" calcext:value-type="string">
            <text:p>that one</text:p>
          </table:table-cell>
          <table:table-cell/>
          <table:table-cell table:formula="of:=IF(ISTEXT([.G719]);[.G719];&quot;&quot;)" office:value-type="string" office:string-value="that" calcext:value-type="string">
            <text:p>that</text:p>
          </table:table-cell>
          <table:table-cell table:formula="of:=CONCATENATE([.H719]; IF(ISTEXT([.B719]); CONCATENATE(&quot; {&quot;;[.B719];&quot;}&quot;);&quot;&quot;))" office:value-type="string" office:string-value="tiu" calcext:value-type="string">
            <text:p>tiu</text:p>
          </table:table-cell>
          <table:table-cell table:formula="of:=IF(ISTEXT([.I719]);[.I719];&quot;&quot;)" office:value-type="string" office:string-value="that one" calcext:value-type="string">
            <text:p>that o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is everywhere rife</text:p>
          </table:table-cell>
          <table:table-cell/>
          <table:table-cell office:value-type="string" calcext:value-type="string">
            <text:p>is everywhere rife</text:p>
          </table:table-cell>
          <table:table-cell office:value-type="string" calcext:value-type="string">
            <text:p>abundas</text:p>
          </table:table-cell>
          <table:table-cell table:number-columns-repeated="2"/>
          <table:table-cell table:formula="of:=IF(ISTEXT([.G720]);[.G720];&quot;&quot;)" office:value-type="string" office:string-value="is everywhere rife" calcext:value-type="string">
            <text:p>is everywhere rife</text:p>
          </table:table-cell>
          <table:table-cell table:formula="of:=CONCATENATE([.H720]; IF(ISTEXT([.B720]); CONCATENATE(&quot; {&quot;;[.B720];&quot;}&quot;);&quot;&quot;))" office:value-type="string" office:string-value="abundas" calcext:value-type="string">
            <text:p>abundas</text:p>
          </table:table-cell>
          <table:table-cell table:formula="of:=IF(ISTEXT([.I720]);[.I72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affect</text:p>
          </table:table-cell>
          <table:table-cell/>
          <table:table-cell office:value-type="string" calcext:value-type="string">
            <text:p>affect</text:p>
          </table:table-cell>
          <table:table-cell office:value-type="string" calcext:value-type="string">
            <text:p>afekcii</text:p>
          </table:table-cell>
          <table:table-cell office:value-type="string" calcext:value-type="string">
            <text:p>create change in</text:p>
          </table:table-cell>
          <table:table-cell/>
          <table:table-cell table:formula="of:=IF(ISTEXT([.G721]);[.G721];&quot;&quot;)" office:value-type="string" office:string-value="affect" calcext:value-type="string">
            <text:p>affect</text:p>
          </table:table-cell>
          <table:table-cell table:formula="of:=CONCATENATE([.H721]; IF(ISTEXT([.B721]); CONCATENATE(&quot; {&quot;;[.B721];&quot;}&quot;);&quot;&quot;))" office:value-type="string" office:string-value="afekcii {tr}" calcext:value-type="string">
            <text:p>afekcii {tr}</text:p>
          </table:table-cell>
          <table:table-cell table:formula="of:=IF(ISTEXT([.I721]);[.I721];&quot;&quot;)" office:value-type="string" office:string-value="create change in" calcext:value-type="string">
            <text:p>create change i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affect</text:p>
          </table:table-cell>
          <table:table-cell/>
          <table:table-cell office:value-type="string" calcext:value-type="string">
            <text:p>affect</text:p>
          </table:table-cell>
          <table:table-cell office:value-type="string" calcext:value-type="string">
            <text:p>afekti</text:p>
          </table:table-cell>
          <table:table-cell office:value-type="string" calcext:value-type="string">
            <text:p>(tr) <text:s/>pretend </text:p>
          </table:table-cell>
          <table:table-cell/>
          <table:table-cell table:formula="of:=IF(ISTEXT([.G722]);[.G722];&quot;&quot;)" office:value-type="string" office:string-value="affect" calcext:value-type="string">
            <text:p>affect</text:p>
          </table:table-cell>
          <table:table-cell table:formula="of:=CONCATENATE([.H722]; IF(ISTEXT([.B722]); CONCATENATE(&quot; {&quot;;[.B722];&quot;}&quot;);&quot;&quot;))" office:value-type="string" office:string-value="afekti {tr}" calcext:value-type="string">
            <text:p>afekti {tr}</text:p>
          </table:table-cell>
          <table:table-cell table:formula="of:=IF(ISTEXT([.I722]);[.I722];&quot;&quot;)" office:value-type="string" office:string-value="(tr)  pretend " calcext:value-type="string">
            <text:p>(tr) <text:s/>pretend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creeps up</text:p>
          </table:table-cell>
          <table:table-cell/>
          <table:table-cell office:value-type="string" calcext:value-type="string">
            <text:p>creeps up</text:p>
          </table:table-cell>
          <table:table-cell office:value-type="string" calcext:value-type="string">
            <text:p>al'ŝtel'iras</text:p>
          </table:table-cell>
          <table:table-cell table:number-columns-repeated="2"/>
          <table:table-cell table:formula="of:=IF(ISTEXT([.G723]);[.G723];&quot;&quot;)" office:value-type="string" office:string-value="creeps up" calcext:value-type="string">
            <text:p>creeps up</text:p>
          </table:table-cell>
          <table:table-cell table:formula="of:=CONCATENATE([.H723]; IF(ISTEXT([.B723]); CONCATENATE(&quot; {&quot;;[.B723];&quot;}&quot;);&quot;&quot;))" office:value-type="string" office:string-value="al'ŝtel'iras {ntr}" calcext:value-type="string">
            <text:p>al'ŝtel'iras {ntr}</text:p>
          </table:table-cell>
          <table:table-cell table:formula="of:=IF(ISTEXT([.I723]);[.I72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aldoni</text:p>
          </table:table-cell>
          <table:table-cell table:number-columns-repeated="2"/>
          <table:table-cell table:formula="of:=IF(ISTEXT([.G724]);[.G724];&quot;&quot;)" office:value-type="string" office:string-value="add" calcext:value-type="string">
            <text:p>add</text:p>
          </table:table-cell>
          <table:table-cell table:formula="of:=CONCATENATE([.H724]; IF(ISTEXT([.B724]); CONCATENATE(&quot; {&quot;;[.B724];&quot;}&quot;);&quot;&quot;))" office:value-type="string" office:string-value="aldoni {tr}" calcext:value-type="string">
            <text:p>aldoni {tr}</text:p>
          </table:table-cell>
          <table:table-cell table:formula="of:=IF(ISTEXT([.I724]);[.I72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aldoni</text:p>
          </table:table-cell>
          <table:table-cell office:value-type="string" calcext:value-type="string">
            <text:p>(tr)</text:p>
          </table:table-cell>
          <table:table-cell/>
          <table:table-cell table:formula="of:=IF(ISTEXT([.G725]);[.G725];&quot;&quot;)" office:value-type="string" office:string-value="add" calcext:value-type="string">
            <text:p>add</text:p>
          </table:table-cell>
          <table:table-cell table:formula="of:=CONCATENATE([.H725]; IF(ISTEXT([.B725]); CONCATENATE(&quot; {&quot;;[.B725];&quot;}&quot;);&quot;&quot;))" office:value-type="string" office:string-value="aldoni {tr}" calcext:value-type="string">
            <text:p>aldoni {tr}</text:p>
          </table:table-cell>
          <table:table-cell table:formula="of:=IF(ISTEXT([.I725]);[.I725];&quot;&quot;)" office:value-type="string" office:string-value="(tr)" calcext:value-type="string">
            <text:p>(t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face</text:p>
          </table:table-cell>
          <table:table-cell/>
          <table:table-cell office:value-type="string" calcext:value-type="string">
            <text:p>face</text:p>
          </table:table-cell>
          <table:table-cell office:value-type="string" calcext:value-type="string">
            <text:p>alfronti</text:p>
          </table:table-cell>
          <table:table-cell office:value-type="string" calcext:value-type="string">
            <text:p>(tr) face adversity</text:p>
          </table:table-cell>
          <table:table-cell/>
          <table:table-cell table:formula="of:=IF(ISTEXT([.G726]);[.G726];&quot;&quot;)" office:value-type="string" office:string-value="face" calcext:value-type="string">
            <text:p>face</text:p>
          </table:table-cell>
          <table:table-cell table:formula="of:=CONCATENATE([.H726]; IF(ISTEXT([.B726]); CONCATENATE(&quot; {&quot;;[.B726];&quot;}&quot;);&quot;&quot;))" office:value-type="string" office:string-value="alfronti {tr}" calcext:value-type="string">
            <text:p>alfronti {tr}</text:p>
          </table:table-cell>
          <table:table-cell table:formula="of:=IF(ISTEXT([.I726]);[.I726];&quot;&quot;)" office:value-type="string" office:string-value="(tr) face adversity" calcext:value-type="string">
            <text:p>(tr) face advers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bring</text:p>
          </table:table-cell>
          <table:table-cell/>
          <table:table-cell office:value-type="string" calcext:value-type="string">
            <text:p>bring</text:p>
          </table:table-cell>
          <table:table-cell office:value-type="string" calcext:value-type="string">
            <text:p>alporti</text:p>
          </table:table-cell>
          <table:table-cell table:number-columns-repeated="2"/>
          <table:table-cell table:formula="of:=IF(ISTEXT([.G727]);[.G727];&quot;&quot;)" office:value-type="string" office:string-value="bring" calcext:value-type="string">
            <text:p>bring</text:p>
          </table:table-cell>
          <table:table-cell table:formula="of:=CONCATENATE([.H727]; IF(ISTEXT([.B727]); CONCATENATE(&quot; {&quot;;[.B727];&quot;}&quot;);&quot;&quot;))" office:value-type="string" office:string-value="alporti {tr}" calcext:value-type="string">
            <text:p>alporti {tr}</text:p>
          </table:table-cell>
          <table:table-cell table:formula="of:=IF(ISTEXT([.I727]);[.I72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appropriate</text:p>
          </table:table-cell>
          <table:table-cell/>
          <table:table-cell office:value-type="string" calcext:value-type="string">
            <text:p>appropriate</text:p>
          </table:table-cell>
          <table:table-cell office:value-type="string" calcext:value-type="string">
            <text:p>alpropreigi</text:p>
          </table:table-cell>
          <table:table-cell office:value-type="string" calcext:value-type="string">
            <text:p>take someone's stuff</text:p>
          </table:table-cell>
          <table:table-cell/>
          <table:table-cell table:formula="of:=IF(ISTEXT([.G728]);[.G728];&quot;&quot;)" office:value-type="string" office:string-value="appropriate" calcext:value-type="string">
            <text:p>appropriate</text:p>
          </table:table-cell>
          <table:table-cell table:formula="of:=CONCATENATE([.H728]; IF(ISTEXT([.B728]); CONCATENATE(&quot; {&quot;;[.B728];&quot;}&quot;);&quot;&quot;))" office:value-type="string" office:string-value="alpropreigi {tr}" calcext:value-type="string">
            <text:p>alpropreigi {tr}</text:p>
          </table:table-cell>
          <table:table-cell table:formula="of:=IF(ISTEXT([.I728]);[.I728];&quot;&quot;)" office:value-type="string" office:string-value="take someone's stuff" calcext:value-type="string">
            <text:p>take someone's stuf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int</text:p>
          </table:table-cell>
          <table:table-cell/>
          <table:table-cell office:value-type="string" calcext:value-type="string">
            <text:p>hint</text:p>
          </table:table-cell>
          <table:table-cell office:value-type="string" calcext:value-type="string">
            <text:p>aludi</text:p>
          </table:table-cell>
          <table:table-cell table:number-columns-repeated="2"/>
          <table:table-cell table:formula="of:=IF(ISTEXT([.G729]);[.G729];&quot;&quot;)" office:value-type="string" office:string-value="hint" calcext:value-type="string">
            <text:p>hint</text:p>
          </table:table-cell>
          <table:table-cell table:formula="of:=CONCATENATE([.H729]; IF(ISTEXT([.B729]); CONCATENATE(&quot; {&quot;;[.B729];&quot;}&quot;);&quot;&quot;))" office:value-type="string" office:string-value="aludi {tr}" calcext:value-type="string">
            <text:p>aludi {tr}</text:p>
          </table:table-cell>
          <table:table-cell table:formula="of:=IF(ISTEXT([.I729]);[.I72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2"/>
          <table:table-cell office:value-type="string" calcext:value-type="string">
            <text:p>PIV</text:p>
          </table:table-cell>
          <table:table-cell office:value-type="string" calcext:value-type="string">
            <text:p>flock</text:p>
          </table:table-cell>
          <table:table-cell/>
          <table:table-cell office:value-type="string" calcext:value-type="string">
            <text:p>flock</text:p>
          </table:table-cell>
          <table:table-cell office:value-type="string" calcext:value-type="string">
            <text:p>amasiĝi</text:p>
          </table:table-cell>
          <table:table-cell office:value-type="string" calcext:value-type="string">
            <text:p>to pile up or become a crowd</text:p>
          </table:table-cell>
          <table:table-cell/>
          <table:table-cell table:formula="of:=IF(ISTEXT([.G730]);[.G730];&quot;&quot;)" office:value-type="string" office:string-value="flock" calcext:value-type="string">
            <text:p>flock</text:p>
          </table:table-cell>
          <table:table-cell table:formula="of:=CONCATENATE([.H730]; IF(ISTEXT([.B730]); CONCATENATE(&quot; {&quot;;[.B730];&quot;}&quot;);&quot;&quot;))" office:value-type="string" office:string-value="amasiĝi" calcext:value-type="string">
            <text:p>amasiĝi</text:p>
          </table:table-cell>
          <table:table-cell table:formula="of:=IF(ISTEXT([.I730]);[.I730];&quot;&quot;)" office:value-type="string" office:string-value="to pile up or become a crowd" calcext:value-type="string">
            <text:p>to pile up or become a crow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love</text:p>
          </table:table-cell>
          <table:table-cell/>
          <table:table-cell office:value-type="string" calcext:value-type="string">
            <text:p>love</text:p>
          </table:table-cell>
          <table:table-cell office:value-type="string" calcext:value-type="string">
            <text:p>ami</text:p>
          </table:table-cell>
          <table:table-cell table:number-columns-repeated="2"/>
          <table:table-cell table:formula="of:=IF(ISTEXT([.G731]);[.G731];&quot;&quot;)" office:value-type="string" office:string-value="love" calcext:value-type="string">
            <text:p>love</text:p>
          </table:table-cell>
          <table:table-cell table:formula="of:=CONCATENATE([.H731]; IF(ISTEXT([.B731]); CONCATENATE(&quot; {&quot;;[.B731];&quot;}&quot;);&quot;&quot;))" office:value-type="string" office:string-value="ami {tr}" calcext:value-type="string">
            <text:p>ami {tr}</text:p>
          </table:table-cell>
          <table:table-cell table:formula="of:=IF(ISTEXT([.I731]);[.I73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as loved</text:p>
          </table:table-cell>
          <table:table-cell/>
          <table:table-cell office:value-type="string" calcext:value-type="string">
            <text:p>has loved</text:p>
          </table:table-cell>
          <table:table-cell office:value-type="string" calcext:value-type="string">
            <text:p>amis</text:p>
          </table:table-cell>
          <table:table-cell table:number-columns-repeated="2"/>
          <table:table-cell table:formula="of:=IF(ISTEXT([.G732]);[.G732];&quot;&quot;)" office:value-type="string" office:string-value="has loved" calcext:value-type="string">
            <text:p>has loved</text:p>
          </table:table-cell>
          <table:table-cell table:formula="of:=CONCATENATE([.H732]; IF(ISTEXT([.B732]); CONCATENATE(&quot; {&quot;;[.B732];&quot;}&quot;);&quot;&quot;))" office:value-type="string" office:string-value="amis {tr}" calcext:value-type="string">
            <text:p>amis {tr}</text:p>
          </table:table-cell>
          <table:table-cell table:formula="of:=IF(ISTEXT([.I732]);[.I73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go forward</text:p>
          </table:table-cell>
          <table:table-cell/>
          <table:table-cell office:value-type="string" calcext:value-type="string">
            <text:p>go forward</text:p>
          </table:table-cell>
          <table:table-cell office:value-type="string" calcext:value-type="string">
            <text:p>antaŭen'iru</text:p>
          </table:table-cell>
          <table:table-cell table:number-columns-repeated="2"/>
          <table:table-cell table:formula="of:=IF(ISTEXT([.G733]);[.G733];&quot;&quot;)" office:value-type="string" office:string-value="go forward" calcext:value-type="string">
            <text:p>go forward</text:p>
          </table:table-cell>
          <table:table-cell table:formula="of:=CONCATENATE([.H733]; IF(ISTEXT([.B733]); CONCATENATE(&quot; {&quot;;[.B733];&quot;}&quot;);&quot;&quot;))" office:value-type="string" office:string-value="antaŭen'iru {ntr}" calcext:value-type="string">
            <text:p>antaŭen'iru {ntr}</text:p>
          </table:table-cell>
          <table:table-cell table:formula="of:=IF(ISTEXT([.I733]);[.I73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advance</text:p>
          </table:table-cell>
          <table:table-cell/>
          <table:table-cell office:value-type="string" calcext:value-type="string">
            <text:p>advance</text:p>
          </table:table-cell>
          <table:table-cell office:value-type="string" calcext:value-type="string">
            <text:p>antaŭiĝi</text:p>
          </table:table-cell>
          <table:table-cell office:value-type="string" calcext:value-type="string">
            <text:p>move forward, "progresi" for advancement through ranks</text:p>
          </table:table-cell>
          <table:table-cell/>
          <table:table-cell table:formula="of:=IF(ISTEXT([.G734]);[.G734];&quot;&quot;)" office:value-type="string" office:string-value="advance" calcext:value-type="string">
            <text:p>advance</text:p>
          </table:table-cell>
          <table:table-cell table:formula="of:=CONCATENATE([.H734]; IF(ISTEXT([.B734]); CONCATENATE(&quot; {&quot;;[.B734];&quot;}&quot;);&quot;&quot;))" office:value-type="string" office:string-value="antaŭiĝi {ntr}" calcext:value-type="string">
            <text:p>antaŭiĝi {ntr}</text:p>
          </table:table-cell>
          <table:table-cell table:formula="of:=IF(ISTEXT([.I734]);[.I734];&quot;&quot;)" office:value-type="string" office:string-value="move forward, &quot;progresi&quot; for advancement through ranks" calcext:value-type="string">
            <text:p>move forward, "progresi" for advancement through rank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belongs</text:p>
          </table:table-cell>
          <table:table-cell/>
          <table:table-cell office:value-type="string" calcext:value-type="string">
            <text:p>belongs</text:p>
          </table:table-cell>
          <table:table-cell office:value-type="string" calcext:value-type="string">
            <text:p>aparteni</text:p>
          </table:table-cell>
          <table:table-cell table:number-columns-repeated="2"/>
          <table:table-cell table:formula="of:=IF(ISTEXT([.G735]);[.G735];&quot;&quot;)" office:value-type="string" office:string-value="belongs" calcext:value-type="string">
            <text:p>belongs</text:p>
          </table:table-cell>
          <table:table-cell table:formula="of:=CONCATENATE([.H735]; IF(ISTEXT([.B735]); CONCATENATE(&quot; {&quot;;[.B735];&quot;}&quot;);&quot;&quot;))" office:value-type="string" office:string-value="aparteni {ntr}" calcext:value-type="string">
            <text:p>aparteni {ntr}</text:p>
          </table:table-cell>
          <table:table-cell table:formula="of:=IF(ISTEXT([.I735]);[.I73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arrange</text:p>
          </table:table-cell>
          <table:table-cell/>
          <table:table-cell office:value-type="string" calcext:value-type="string">
            <text:p>arrange</text:p>
          </table:table-cell>
          <table:table-cell office:value-type="string" calcext:value-type="string">
            <text:p>aranĝi</text:p>
          </table:table-cell>
          <table:table-cell table:number-columns-repeated="2"/>
          <table:table-cell table:formula="of:=IF(ISTEXT([.G736]);[.G736];&quot;&quot;)" office:value-type="string" office:string-value="arrange" calcext:value-type="string">
            <text:p>arrange</text:p>
          </table:table-cell>
          <table:table-cell table:formula="of:=CONCATENATE([.H736]; IF(ISTEXT([.B736]); CONCATENATE(&quot; {&quot;;[.B736];&quot;}&quot;);&quot;&quot;))" office:value-type="string" office:string-value="aranĝi {tr}" calcext:value-type="string">
            <text:p>aranĝi {tr}</text:p>
          </table:table-cell>
          <table:table-cell table:formula="of:=IF(ISTEXT([.I736]);[.I73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look</text:p>
          </table:table-cell>
          <table:table-cell/>
          <table:table-cell office:value-type="string" calcext:value-type="string">
            <text:p>look</text:p>
          </table:table-cell>
          <table:table-cell office:value-type="string" calcext:value-type="string">
            <text:p>aspekti</text:p>
          </table:table-cell>
          <table:table-cell office:value-type="string" calcext:value-type="string">
            <text:p>appear as</text:p>
          </table:table-cell>
          <table:table-cell/>
          <table:table-cell table:formula="of:=IF(ISTEXT([.G737]);[.G737];&quot;&quot;)" office:value-type="string" office:string-value="look" calcext:value-type="string">
            <text:p>look</text:p>
          </table:table-cell>
          <table:table-cell table:formula="of:=CONCATENATE([.H737]; IF(ISTEXT([.B737]); CONCATENATE(&quot; {&quot;;[.B737];&quot;}&quot;);&quot;&quot;))" office:value-type="string" office:string-value="aspekti {ntr}" calcext:value-type="string">
            <text:p>aspekti {ntr}</text:p>
          </table:table-cell>
          <table:table-cell table:formula="of:=IF(ISTEXT([.I737]);[.I737];&quot;&quot;)" office:value-type="string" office:string-value="appear as" calcext:value-type="string">
            <text:p>appear a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be careful</text:p>
          </table:table-cell>
          <table:table-cell/>
          <table:table-cell office:value-type="string" calcext:value-type="string">
            <text:p>be careful</text:p>
          </table:table-cell>
          <table:table-cell office:value-type="string" calcext:value-type="string">
            <text:p>atenti</text:p>
          </table:table-cell>
          <table:table-cell office:value-type="string" calcext:value-type="string">
            <text:p>(tr) pay attention</text:p>
          </table:table-cell>
          <table:table-cell/>
          <table:table-cell table:formula="of:=IF(ISTEXT([.G738]);[.G738];&quot;&quot;)" office:value-type="string" office:string-value="be careful" calcext:value-type="string">
            <text:p>be careful</text:p>
          </table:table-cell>
          <table:table-cell table:formula="of:=CONCATENATE([.H738]; IF(ISTEXT([.B738]); CONCATENATE(&quot; {&quot;;[.B738];&quot;}&quot;);&quot;&quot;))" office:value-type="string" office:string-value="atenti {tr}" calcext:value-type="string">
            <text:p>atenti {tr}</text:p>
          </table:table-cell>
          <table:table-cell table:formula="of:=IF(ISTEXT([.I738]);[.I738];&quot;&quot;)" office:value-type="string" office:string-value="(tr) pay attention" calcext:value-type="string">
            <text:p>(tr) pay atten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draw attention to</text:p>
          </table:table-cell>
          <table:table-cell/>
          <table:table-cell office:value-type="string" calcext:value-type="string">
            <text:p>draw attention to</text:p>
          </table:table-cell>
          <table:table-cell office:value-type="string" calcext:value-type="string">
            <text:p>atentigi</text:p>
          </table:table-cell>
          <table:table-cell table:number-columns-repeated="2"/>
          <table:table-cell table:formula="of:=IF(ISTEXT([.G739]);[.G739];&quot;&quot;)" office:value-type="string" office:string-value="draw attention to" calcext:value-type="string">
            <text:p>draw attention to</text:p>
          </table:table-cell>
          <table:table-cell table:formula="of:=CONCATENATE([.H739]; IF(ISTEXT([.B739]); CONCATENATE(&quot; {&quot;;[.B739];&quot;}&quot;);&quot;&quot;))" office:value-type="string" office:string-value="atentigi {tr}" calcext:value-type="string">
            <text:p>atentigi {tr}</text:p>
          </table:table-cell>
          <table:table-cell table:formula="of:=IF(ISTEXT([.I739]);[.I73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achieve</text:p>
          </table:table-cell>
          <table:table-cell/>
          <table:table-cell office:value-type="string" calcext:value-type="string">
            <text:p>achieve</text:p>
          </table:table-cell>
          <table:table-cell office:value-type="string" calcext:value-type="string">
            <text:p>atingi</text:p>
          </table:table-cell>
          <table:table-cell table:number-columns-repeated="2"/>
          <table:table-cell table:formula="of:=IF(ISTEXT([.G740]);[.G740];&quot;&quot;)" office:value-type="string" office:string-value="achieve" calcext:value-type="string">
            <text:p>achieve</text:p>
          </table:table-cell>
          <table:table-cell table:formula="of:=CONCATENATE([.H740]; IF(ISTEXT([.B740]); CONCATENATE(&quot; {&quot;;[.B740];&quot;}&quot;);&quot;&quot;))" office:value-type="string" office:string-value="atingi {tr}" calcext:value-type="string">
            <text:p>atingi {tr}</text:p>
          </table:table-cell>
          <table:table-cell table:formula="of:=IF(ISTEXT([.I740]);[.I74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reach</text:p>
          </table:table-cell>
          <table:table-cell/>
          <table:table-cell office:value-type="string" calcext:value-type="string">
            <text:p>reach</text:p>
          </table:table-cell>
          <table:table-cell office:value-type="string" calcext:value-type="string">
            <text:p>atingi</text:p>
          </table:table-cell>
          <table:table-cell table:number-columns-repeated="2"/>
          <table:table-cell table:formula="of:=IF(ISTEXT([.G741]);[.G741];&quot;&quot;)" office:value-type="string" office:string-value="reach" calcext:value-type="string">
            <text:p>reach</text:p>
          </table:table-cell>
          <table:table-cell table:formula="of:=CONCATENATE([.H741]; IF(ISTEXT([.B741]); CONCATENATE(&quot; {&quot;;[.B741];&quot;}&quot;);&quot;&quot;))" office:value-type="string" office:string-value="atingi {tr}" calcext:value-type="string">
            <text:p>atingi {tr}</text:p>
          </table:table-cell>
          <table:table-cell table:formula="of:=IF(ISTEXT([.I741]);[.I74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ears</text:p>
          </table:table-cell>
          <table:table-cell/>
          <table:table-cell office:value-type="string" calcext:value-type="string">
            <text:p>hears</text:p>
          </table:table-cell>
          <table:table-cell office:value-type="string" calcext:value-type="string">
            <text:p>aŭdas</text:p>
          </table:table-cell>
          <table:table-cell table:number-columns-repeated="2"/>
          <table:table-cell table:formula="of:=IF(ISTEXT([.G742]);[.G742];&quot;&quot;)" office:value-type="string" office:string-value="hears" calcext:value-type="string">
            <text:p>hears</text:p>
          </table:table-cell>
          <table:table-cell table:formula="of:=CONCATENATE([.H742]; IF(ISTEXT([.B742]); CONCATENATE(&quot; {&quot;;[.B742];&quot;}&quot;);&quot;&quot;))" office:value-type="string" office:string-value="aŭdas {tr}" calcext:value-type="string">
            <text:p>aŭdas {tr}</text:p>
          </table:table-cell>
          <table:table-cell table:formula="of:=IF(ISTEXT([.I742]);[.I74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ear</text:p>
          </table:table-cell>
          <table:table-cell/>
          <table:table-cell office:value-type="string" calcext:value-type="string">
            <text:p>hear</text:p>
          </table:table-cell>
          <table:table-cell office:value-type="string" calcext:value-type="string">
            <text:p>aŭdi</text:p>
          </table:table-cell>
          <table:table-cell table:number-columns-repeated="2"/>
          <table:table-cell table:formula="of:=IF(ISTEXT([.G743]);[.G743];&quot;&quot;)" office:value-type="string" office:string-value="hear" calcext:value-type="string">
            <text:p>hear</text:p>
          </table:table-cell>
          <table:table-cell table:formula="of:=CONCATENATE([.H743]; IF(ISTEXT([.B743]); CONCATENATE(&quot; {&quot;;[.B743];&quot;}&quot;);&quot;&quot;))" office:value-type="string" office:string-value="aŭdi {tr}" calcext:value-type="string">
            <text:p>aŭdi {tr}</text:p>
          </table:table-cell>
          <table:table-cell table:formula="of:=IF(ISTEXT([.I743]);[.I74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eard</text:p>
          </table:table-cell>
          <table:table-cell/>
          <table:table-cell office:value-type="string" calcext:value-type="string">
            <text:p>heard</text:p>
          </table:table-cell>
          <table:table-cell office:value-type="string" calcext:value-type="string">
            <text:p>aŭdis</text:p>
          </table:table-cell>
          <table:table-cell table:number-columns-repeated="2"/>
          <table:table-cell table:formula="of:=IF(ISTEXT([.G744]);[.G744];&quot;&quot;)" office:value-type="string" office:string-value="heard" calcext:value-type="string">
            <text:p>heard</text:p>
          </table:table-cell>
          <table:table-cell table:formula="of:=CONCATENATE([.H744]; IF(ISTEXT([.B744]); CONCATENATE(&quot; {&quot;;[.B744];&quot;}&quot;);&quot;&quot;))" office:value-type="string" office:string-value="aŭdis {tr}" calcext:value-type="string">
            <text:p>aŭdis {tr}</text:p>
          </table:table-cell>
          <table:table-cell table:formula="of:=IF(ISTEXT([.I744]);[.I74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listen</text:p>
          </table:table-cell>
          <table:table-cell/>
          <table:table-cell office:value-type="string" calcext:value-type="string">
            <text:p>listen</text:p>
          </table:table-cell>
          <table:table-cell office:value-type="string" calcext:value-type="string">
            <text:p>aŭskulti</text:p>
          </table:table-cell>
          <table:table-cell table:number-columns-repeated="2"/>
          <table:table-cell table:formula="of:=IF(ISTEXT([.G745]);[.G745];&quot;&quot;)" office:value-type="string" office:string-value="listen" calcext:value-type="string">
            <text:p>listen</text:p>
          </table:table-cell>
          <table:table-cell table:formula="of:=CONCATENATE([.H745]; IF(ISTEXT([.B745]); CONCATENATE(&quot; {&quot;;[.B745];&quot;}&quot;);&quot;&quot;))" office:value-type="string" office:string-value="aŭskulti {tr}" calcext:value-type="string">
            <text:p>aŭskulti {tr}</text:p>
          </table:table-cell>
          <table:table-cell table:formula="of:=IF(ISTEXT([.I745]);[.I74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hark</text:p>
          </table:table-cell>
          <table:table-cell/>
          <table:table-cell office:value-type="string" calcext:value-type="string">
            <text:p>hark</text:p>
          </table:table-cell>
          <table:table-cell office:value-type="string" calcext:value-type="string">
            <text:p>aŭskultu</text:p>
          </table:table-cell>
          <table:table-cell table:number-columns-repeated="2"/>
          <table:table-cell table:formula="of:=IF(ISTEXT([.G746]);[.G746];&quot;&quot;)" office:value-type="string" office:string-value="hark" calcext:value-type="string">
            <text:p>hark</text:p>
          </table:table-cell>
          <table:table-cell table:formula="of:=CONCATENATE([.H746]; IF(ISTEXT([.B746]); CONCATENATE(&quot; {&quot;;[.B746];&quot;}&quot;);&quot;&quot;))" office:value-type="string" office:string-value="aŭskultu" calcext:value-type="string">
            <text:p>aŭskultu</text:p>
          </table:table-cell>
          <table:table-cell table:formula="of:=IF(ISTEXT([.I746]);[.I74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warn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averti</text:p>
          </table:table-cell>
          <table:table-cell office:value-type="string" calcext:value-type="string">
            <text:p>(tr)</text:p>
          </table:table-cell>
          <table:table-cell/>
          <table:table-cell table:formula="of:=IF(ISTEXT([.G747]);[.G747];&quot;&quot;)" office:value-type="string" office:string-value="warn" calcext:value-type="string">
            <text:p>warn</text:p>
          </table:table-cell>
          <table:table-cell table:formula="of:=CONCATENATE([.H747]; IF(ISTEXT([.B747]); CONCATENATE(&quot; {&quot;;[.B747];&quot;}&quot;);&quot;&quot;))" office:value-type="string" office:string-value="averti {tr}" calcext:value-type="string">
            <text:p>averti {tr}</text:p>
          </table:table-cell>
          <table:table-cell table:formula="of:=IF(ISTEXT([.I747]);[.I747];&quot;&quot;)" office:value-type="string" office:string-value="(tr)" calcext:value-type="string">
            <text:p>(t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crave</text:p>
          </table:table-cell>
          <table:table-cell/>
          <table:table-cell office:value-type="string" calcext:value-type="string">
            <text:p>crave</text:p>
          </table:table-cell>
          <table:table-cell office:value-type="string" calcext:value-type="string">
            <text:p>avidi</text:p>
          </table:table-cell>
          <table:table-cell table:number-columns-repeated="2"/>
          <table:table-cell table:formula="of:=IF(ISTEXT([.G748]);[.G748];&quot;&quot;)" office:value-type="string" office:string-value="crave" calcext:value-type="string">
            <text:p>crave</text:p>
          </table:table-cell>
          <table:table-cell table:formula="of:=CONCATENATE([.H748]; IF(ISTEXT([.B748]); CONCATENATE(&quot; {&quot;;[.B748];&quot;}&quot;);&quot;&quot;))" office:value-type="string" office:string-value="avidi {tr}" calcext:value-type="string">
            <text:p>avidi {tr}</text:p>
          </table:table-cell>
          <table:table-cell table:formula="of:=IF(ISTEXT([.I748]);[.I74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bathe</text:p>
          </table:table-cell>
          <table:table-cell/>
          <table:table-cell office:value-type="string" calcext:value-type="string">
            <text:p>bathe</text:p>
          </table:table-cell>
          <table:table-cell office:value-type="string" calcext:value-type="string">
            <text:p>bani</text:p>
          </table:table-cell>
          <table:table-cell office:value-type="string" calcext:value-type="string">
            <text:p>or baniĝi to bathe oneself</text:p>
          </table:table-cell>
          <table:table-cell/>
          <table:table-cell table:formula="of:=IF(ISTEXT([.G749]);[.G749];&quot;&quot;)" office:value-type="string" office:string-value="bathe" calcext:value-type="string">
            <text:p>bathe</text:p>
          </table:table-cell>
          <table:table-cell table:formula="of:=CONCATENATE([.H749]; IF(ISTEXT([.B749]); CONCATENATE(&quot; {&quot;;[.B749];&quot;}&quot;);&quot;&quot;))" office:value-type="string" office:string-value="bani {tr}" calcext:value-type="string">
            <text:p>bani {tr}</text:p>
          </table:table-cell>
          <table:table-cell table:formula="of:=IF(ISTEXT([.I749]);[.I749];&quot;&quot;)" office:value-type="string" office:string-value="or baniĝi to bathe oneself" calcext:value-type="string">
            <text:p>or baniĝi to bathe onesel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fight</text:p>
          </table:table-cell>
          <table:table-cell/>
          <table:table-cell office:value-type="string" calcext:value-type="string">
            <text:p>fight</text:p>
          </table:table-cell>
          <table:table-cell office:value-type="string" calcext:value-type="string">
            <text:p>batali</text:p>
          </table:table-cell>
          <table:table-cell table:number-columns-repeated="2"/>
          <table:table-cell table:formula="of:=IF(ISTEXT([.G750]);[.G750];&quot;&quot;)" office:value-type="string" office:string-value="fight" calcext:value-type="string">
            <text:p>fight</text:p>
          </table:table-cell>
          <table:table-cell table:formula="of:=CONCATENATE([.H750]; IF(ISTEXT([.B750]); CONCATENATE(&quot; {&quot;;[.B750];&quot;}&quot;);&quot;&quot;))" office:value-type="string" office:string-value="batali {ntr}" calcext:value-type="string">
            <text:p>batali {ntr}</text:p>
          </table:table-cell>
          <table:table-cell table:formula="of:=IF(ISTEXT([.I750]);[.I75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fought</text:p>
          </table:table-cell>
          <table:table-cell/>
          <table:table-cell office:value-type="string" calcext:value-type="string">
            <text:p>fought</text:p>
          </table:table-cell>
          <table:table-cell office:value-type="string" calcext:value-type="string">
            <text:p>batalis</text:p>
          </table:table-cell>
          <table:table-cell table:number-columns-repeated="2"/>
          <table:table-cell table:formula="of:=IF(ISTEXT([.G751]);[.G751];&quot;&quot;)" office:value-type="string" office:string-value="fought" calcext:value-type="string">
            <text:p>fought</text:p>
          </table:table-cell>
          <table:table-cell table:formula="of:=CONCATENATE([.H751]; IF(ISTEXT([.B751]); CONCATENATE(&quot; {&quot;;[.B751];&quot;}&quot;);&quot;&quot;))" office:value-type="string" office:string-value="batalis {ntr}" calcext:value-type="string">
            <text:p>batalis {ntr}</text:p>
          </table:table-cell>
          <table:table-cell table:formula="of:=IF(ISTEXT([.I751]);[.I75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need</text:p>
          </table:table-cell>
          <table:table-cell/>
          <table:table-cell office:value-type="string" calcext:value-type="string">
            <text:p>need</text:p>
          </table:table-cell>
          <table:table-cell office:value-type="string" calcext:value-type="string">
            <text:p>bezoni</text:p>
          </table:table-cell>
          <table:table-cell table:number-columns-repeated="2"/>
          <table:table-cell table:formula="of:=IF(ISTEXT([.G752]);[.G752];&quot;&quot;)" office:value-type="string" office:string-value="need" calcext:value-type="string">
            <text:p>need</text:p>
          </table:table-cell>
          <table:table-cell table:formula="of:=CONCATENATE([.H752]; IF(ISTEXT([.B752]); CONCATENATE(&quot; {&quot;;[.B752];&quot;}&quot;);&quot;&quot;))" office:value-type="string" office:string-value="bezoni {tr}" calcext:value-type="string">
            <text:p>bezoni {tr}</text:p>
          </table:table-cell>
          <table:table-cell table:formula="of:=IF(ISTEXT([.I752]);[.I75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blinds</text:p>
          </table:table-cell>
          <table:table-cell/>
          <table:table-cell office:value-type="string" calcext:value-type="string">
            <text:p>blinds</text:p>
          </table:table-cell>
          <table:table-cell office:value-type="string" calcext:value-type="string">
            <text:p>blindigas</text:p>
          </table:table-cell>
          <table:table-cell table:number-columns-repeated="2"/>
          <table:table-cell table:formula="of:=IF(ISTEXT([.G753]);[.G753];&quot;&quot;)" office:value-type="string" office:string-value="blinds" calcext:value-type="string">
            <text:p>blinds</text:p>
          </table:table-cell>
          <table:table-cell table:formula="of:=CONCATENATE([.H753]; IF(ISTEXT([.B753]); CONCATENATE(&quot; {&quot;;[.B753];&quot;}&quot;);&quot;&quot;))" office:value-type="string" office:string-value="blindigas {tr}" calcext:value-type="string">
            <text:p>blindigas {tr}</text:p>
          </table:table-cell>
          <table:table-cell table:formula="of:=IF(ISTEXT([.I753]);[.I75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blow</text:p>
          </table:table-cell>
          <table:table-cell/>
          <table:table-cell office:value-type="string" calcext:value-type="string">
            <text:p>blow</text:p>
          </table:table-cell>
          <table:table-cell office:value-type="string" calcext:value-type="string">
            <text:p>blovi</text:p>
          </table:table-cell>
          <table:table-cell office:value-type="string" calcext:value-type="string">
            <text:p>as the wind</text:p>
          </table:table-cell>
          <table:table-cell/>
          <table:table-cell table:formula="of:=IF(ISTEXT([.G754]);[.G754];&quot;&quot;)" office:value-type="string" office:string-value="blow" calcext:value-type="string">
            <text:p>blow</text:p>
          </table:table-cell>
          <table:table-cell table:formula="of:=CONCATENATE([.H754]; IF(ISTEXT([.B754]); CONCATENATE(&quot; {&quot;;[.B754];&quot;}&quot;);&quot;&quot;))" office:value-type="string" office:string-value="blovi {ntr}" calcext:value-type="string">
            <text:p>blovi {ntr}</text:p>
          </table:table-cell>
          <table:table-cell table:formula="of:=IF(ISTEXT([.I754]);[.I754];&quot;&quot;)" office:value-type="string" office:string-value="as the wind" calcext:value-type="string">
            <text:p>as the wi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embrace</text:p>
          </table:table-cell>
          <table:table-cell/>
          <table:table-cell office:value-type="string" calcext:value-type="string">
            <text:p>embrace</text:p>
          </table:table-cell>
          <table:table-cell office:value-type="string" calcext:value-type="string">
            <text:p>brakumi</text:p>
          </table:table-cell>
          <table:table-cell table:number-columns-repeated="2"/>
          <table:table-cell table:formula="of:=IF(ISTEXT([.G755]);[.G755];&quot;&quot;)" office:value-type="string" office:string-value="embrace" calcext:value-type="string">
            <text:p>embrace</text:p>
          </table:table-cell>
          <table:table-cell table:formula="of:=CONCATENATE([.H755]; IF(ISTEXT([.B755]); CONCATENATE(&quot; {&quot;;[.B755];&quot;}&quot;);&quot;&quot;))" office:value-type="string" office:string-value="brakumi {tr}" calcext:value-type="string">
            <text:p>brakumi {tr}</text:p>
          </table:table-cell>
          <table:table-cell table:formula="of:=IF(ISTEXT([.I755]);[.I75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gleams</text:p>
          </table:table-cell>
          <table:table-cell/>
          <table:table-cell office:value-type="string" calcext:value-type="string">
            <text:p>gleams</text:p>
          </table:table-cell>
          <table:table-cell office:value-type="string" calcext:value-type="string">
            <text:p>brilas</text:p>
          </table:table-cell>
          <table:table-cell table:number-columns-repeated="2"/>
          <table:table-cell table:formula="of:=IF(ISTEXT([.G756]);[.G756];&quot;&quot;)" office:value-type="string" office:string-value="gleams" calcext:value-type="string">
            <text:p>gleams</text:p>
          </table:table-cell>
          <table:table-cell table:formula="of:=CONCATENATE([.H756]; IF(ISTEXT([.B756]); CONCATENATE(&quot; {&quot;;[.B756];&quot;}&quot;);&quot;&quot;))" office:value-type="string" office:string-value="brilas" calcext:value-type="string">
            <text:p>brilas</text:p>
          </table:table-cell>
          <table:table-cell table:formula="of:=IF(ISTEXT([.I756]);[.I75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burn</text:p>
          </table:table-cell>
          <table:table-cell/>
          <table:table-cell office:value-type="string" calcext:value-type="string">
            <text:p>burn</text:p>
          </table:table-cell>
          <table:table-cell office:value-type="string" calcext:value-type="string">
            <text:p>bruli</text:p>
          </table:table-cell>
          <table:table-cell office:value-type="string" calcext:value-type="string">
            <text:p>bruiligi: burn something else</text:p>
          </table:table-cell>
          <table:table-cell/>
          <table:table-cell table:formula="of:=IF(ISTEXT([.G757]);[.G757];&quot;&quot;)" office:value-type="string" office:string-value="burn" calcext:value-type="string">
            <text:p>burn</text:p>
          </table:table-cell>
          <table:table-cell table:formula="of:=CONCATENATE([.H757]; IF(ISTEXT([.B757]); CONCATENATE(&quot; {&quot;;[.B757];&quot;}&quot;);&quot;&quot;))" office:value-type="string" office:string-value="bruli {ntr}" calcext:value-type="string">
            <text:p>bruli {ntr}</text:p>
          </table:table-cell>
          <table:table-cell table:formula="of:=IF(ISTEXT([.I757]);[.I757];&quot;&quot;)" office:value-type="string" office:string-value="bruiligi: burn something else" calcext:value-type="string">
            <text:p>bruiligi: burn something e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are giving way</text:p>
          </table:table-cell>
          <table:table-cell/>
          <table:table-cell office:value-type="string" calcext:value-type="string">
            <text:p>are giving way</text:p>
          </table:table-cell>
          <table:table-cell office:value-type="string" calcext:value-type="string">
            <text:p>cedas</text:p>
          </table:table-cell>
          <table:table-cell table:number-columns-repeated="2"/>
          <table:table-cell table:formula="of:=IF(ISTEXT([.G758]);[.G758];&quot;&quot;)" office:value-type="string" office:string-value="are giving way" calcext:value-type="string">
            <text:p>are giving way</text:p>
          </table:table-cell>
          <table:table-cell table:formula="of:=CONCATENATE([.H758]; IF(ISTEXT([.B758]); CONCATENATE(&quot; {&quot;;[.B758];&quot;}&quot;);&quot;&quot;))" office:value-type="string" office:string-value="cedas" calcext:value-type="string">
            <text:p>cedas</text:p>
          </table:table-cell>
          <table:table-cell table:formula="of:=IF(ISTEXT([.I758]);[.I75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yield</text:p>
          </table:table-cell>
          <table:table-cell/>
          <table:table-cell office:value-type="string" calcext:value-type="string">
            <text:p>yield</text:p>
          </table:table-cell>
          <table:table-cell office:value-type="string" calcext:value-type="string">
            <text:p>cedi</text:p>
          </table:table-cell>
          <table:table-cell office:value-type="string" calcext:value-type="string">
            <text:p>(ntr)</text:p>
          </table:table-cell>
          <table:table-cell/>
          <table:table-cell table:formula="of:=IF(ISTEXT([.G759]);[.G759];&quot;&quot;)" office:value-type="string" office:string-value="yield" calcext:value-type="string">
            <text:p>yield</text:p>
          </table:table-cell>
          <table:table-cell table:formula="of:=CONCATENATE([.H759]; IF(ISTEXT([.B759]); CONCATENATE(&quot; {&quot;;[.B759];&quot;}&quot;);&quot;&quot;))" office:value-type="string" office:string-value="cedi {ntr}" calcext:value-type="string">
            <text:p>cedi {ntr}</text:p>
          </table:table-cell>
          <table:table-cell table:formula="of:=IF(ISTEXT([.I759]);[.I759];&quot;&quot;)" office:value-type="string" office:string-value="(ntr)" calcext:value-type="string">
            <text:p>(nt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stops</text:p>
          </table:table-cell>
          <table:table-cell/>
          <table:table-cell office:value-type="string" calcext:value-type="string">
            <text:p>stops</text:p>
          </table:table-cell>
          <table:table-cell office:value-type="string" calcext:value-type="string">
            <text:p>ĉesi</text:p>
          </table:table-cell>
          <table:table-cell office:value-type="string" calcext:value-type="string">
            <text:p>cease</text:p>
          </table:table-cell>
          <table:table-cell/>
          <table:table-cell table:formula="of:=IF(ISTEXT([.G760]);[.G760];&quot;&quot;)" office:value-type="string" office:string-value="stops" calcext:value-type="string">
            <text:p>stops</text:p>
          </table:table-cell>
          <table:table-cell table:formula="of:=CONCATENATE([.H760]; IF(ISTEXT([.B760]); CONCATENATE(&quot; {&quot;;[.B760];&quot;}&quot;);&quot;&quot;))" office:value-type="string" office:string-value="ĉesi" calcext:value-type="string">
            <text:p>ĉesi</text:p>
          </table:table-cell>
          <table:table-cell table:formula="of:=IF(ISTEXT([.I760]);[.I760];&quot;&quot;)" office:value-type="string" office:string-value="cease" calcext:value-type="string">
            <text:p>c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dance</text:p>
          </table:table-cell>
          <table:table-cell/>
          <table:table-cell office:value-type="string" calcext:value-type="string">
            <text:p>dance</text:p>
          </table:table-cell>
          <table:table-cell office:value-type="string" calcext:value-type="string">
            <text:p>danci</text:p>
          </table:table-cell>
          <table:table-cell table:number-columns-repeated="2"/>
          <table:table-cell table:formula="of:=IF(ISTEXT([.G761]);[.G761];&quot;&quot;)" office:value-type="string" office:string-value="dance" calcext:value-type="string">
            <text:p>dance</text:p>
          </table:table-cell>
          <table:table-cell table:formula="of:=CONCATENATE([.H761]; IF(ISTEXT([.B761]); CONCATENATE(&quot; {&quot;;[.B761];&quot;}&quot;);&quot;&quot;))" office:value-type="string" office:string-value="danci" calcext:value-type="string">
            <text:p>danci</text:p>
          </table:table-cell>
          <table:table-cell table:formula="of:=IF(ISTEXT([.I761]);[.I76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thank</text:p>
          </table:table-cell>
          <table:table-cell/>
          <table:table-cell office:value-type="string" calcext:value-type="string">
            <text:p>thank</text:p>
          </table:table-cell>
          <table:table-cell office:value-type="string" calcext:value-type="string">
            <text:p>danki</text:p>
          </table:table-cell>
          <table:table-cell table:number-columns-repeated="2"/>
          <table:table-cell table:formula="of:=IF(ISTEXT([.G762]);[.G762];&quot;&quot;)" office:value-type="string" office:string-value="thank" calcext:value-type="string">
            <text:p>thank</text:p>
          </table:table-cell>
          <table:table-cell table:formula="of:=CONCATENATE([.H762]; IF(ISTEXT([.B762]); CONCATENATE(&quot; {&quot;;[.B762];&quot;}&quot;);&quot;&quot;))" office:value-type="string" office:string-value="danki {tr}" calcext:value-type="string">
            <text:p>danki {tr}</text:p>
          </table:table-cell>
          <table:table-cell table:formula="of:=IF(ISTEXT([.I762]);[.I76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continue</text:p>
          </table:table-cell>
          <table:table-cell/>
          <table:table-cell office:value-type="string" calcext:value-type="string">
            <text:p>continue</text:p>
          </table:table-cell>
          <table:table-cell office:value-type="string" calcext:value-type="string">
            <text:p>daŭri</text:p>
          </table:table-cell>
          <table:table-cell table:number-columns-repeated="2"/>
          <table:table-cell table:formula="of:=IF(ISTEXT([.G763]);[.G763];&quot;&quot;)" office:value-type="string" office:string-value="continue" calcext:value-type="string">
            <text:p>continue</text:p>
          </table:table-cell>
          <table:table-cell table:formula="of:=CONCATENATE([.H763]; IF(ISTEXT([.B763]); CONCATENATE(&quot; {&quot;;[.B763];&quot;}&quot;);&quot;&quot;))" office:value-type="string" office:string-value="daŭri {ntr}" calcext:value-type="string">
            <text:p>daŭri {ntr}</text:p>
          </table:table-cell>
          <table:table-cell table:formula="of:=IF(ISTEXT([.I763]);[.I76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made his mind up</text:p>
          </table:table-cell>
          <table:table-cell/>
          <table:table-cell office:value-type="string" calcext:value-type="string">
            <text:p>made his mind up</text:p>
          </table:table-cell>
          <table:table-cell office:value-type="string" calcext:value-type="string">
            <text:p>decidiĝis</text:p>
          </table:table-cell>
          <table:table-cell table:number-columns-repeated="2"/>
          <table:table-cell table:formula="of:=IF(ISTEXT([.G764]);[.G764];&quot;&quot;)" office:value-type="string" office:string-value="made his mind up" calcext:value-type="string">
            <text:p>made his mind up</text:p>
          </table:table-cell>
          <table:table-cell table:formula="of:=CONCATENATE([.H764]; IF(ISTEXT([.B764]); CONCATENATE(&quot; {&quot;;[.B764];&quot;}&quot;);&quot;&quot;))" office:value-type="string" office:string-value="decidiĝis {ntr}" calcext:value-type="string">
            <text:p>decidiĝis {ntr}</text:p>
          </table:table-cell>
          <table:table-cell table:formula="of:=IF(ISTEXT([.I764]);[.I76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defies</text:p>
          </table:table-cell>
          <table:table-cell/>
          <table:table-cell office:value-type="string" calcext:value-type="string">
            <text:p>defies</text:p>
          </table:table-cell>
          <table:table-cell office:value-type="string" calcext:value-type="string">
            <text:p>defias</text:p>
          </table:table-cell>
          <table:table-cell table:number-columns-repeated="2"/>
          <table:table-cell table:formula="of:=IF(ISTEXT([.G765]);[.G765];&quot;&quot;)" office:value-type="string" office:string-value="defies" calcext:value-type="string">
            <text:p>defies</text:p>
          </table:table-cell>
          <table:table-cell table:formula="of:=CONCATENATE([.H765]; IF(ISTEXT([.B765]); CONCATENATE(&quot; {&quot;;[.B765];&quot;}&quot;);&quot;&quot;))" office:value-type="string" office:string-value="defias {tr}" calcext:value-type="string">
            <text:p>defias {tr}</text:p>
          </table:table-cell>
          <table:table-cell table:formula="of:=IF(ISTEXT([.I765]);[.I76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ask</text:p>
          </table:table-cell>
          <table:table-cell/>
          <table:table-cell office:value-type="string" calcext:value-type="string">
            <text:p>ask</text:p>
          </table:table-cell>
          <table:table-cell office:value-type="string" calcext:value-type="string">
            <text:p>demandi</text:p>
          </table:table-cell>
          <table:table-cell office:value-type="string" calcext:value-type="string">
            <text:p>inquire</text:p>
          </table:table-cell>
          <table:table-cell/>
          <table:table-cell table:formula="of:=IF(ISTEXT([.G766]);[.G766];&quot;&quot;)" office:value-type="string" office:string-value="ask" calcext:value-type="string">
            <text:p>ask</text:p>
          </table:table-cell>
          <table:table-cell table:formula="of:=CONCATENATE([.H766]; IF(ISTEXT([.B766]); CONCATENATE(&quot; {&quot;;[.B766];&quot;}&quot;);&quot;&quot;))" office:value-type="string" office:string-value="demandi {tr}" calcext:value-type="string">
            <text:p>demandi {tr}</text:p>
          </table:table-cell>
          <table:table-cell table:formula="of:=IF(ISTEXT([.I766]);[.I766];&quot;&quot;)" office:value-type="string" office:string-value="inquire" calcext:value-type="string">
            <text:p>inqui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destroy</text:p>
          </table:table-cell>
          <table:table-cell/>
          <table:table-cell office:value-type="string" calcext:value-type="string">
            <text:p>destroy</text:p>
          </table:table-cell>
          <table:table-cell office:value-type="string" calcext:value-type="string">
            <text:p>detrui</text:p>
          </table:table-cell>
          <table:table-cell table:number-columns-repeated="2"/>
          <table:table-cell table:formula="of:=IF(ISTEXT([.G767]);[.G767];&quot;&quot;)" office:value-type="string" office:string-value="destroy" calcext:value-type="string">
            <text:p>destroy</text:p>
          </table:table-cell>
          <table:table-cell table:formula="of:=CONCATENATE([.H767]; IF(ISTEXT([.B767]); CONCATENATE(&quot; {&quot;;[.B767];&quot;}&quot;);&quot;&quot;))" office:value-type="string" office:string-value="detrui {tr}" calcext:value-type="string">
            <text:p>detrui {tr}</text:p>
          </table:table-cell>
          <table:table-cell table:formula="of:=IF(ISTEXT([.I767]);[.I76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must</text:p>
          </table:table-cell>
          <table:table-cell/>
          <table:table-cell office:value-type="string" calcext:value-type="string">
            <text:p>must</text:p>
          </table:table-cell>
          <table:table-cell office:value-type="string" calcext:value-type="string">
            <text:p>devas</text:p>
          </table:table-cell>
          <table:table-cell office:value-type="string" calcext:value-type="string">
            <text:p>(+inf)</text:p>
          </table:table-cell>
          <table:table-cell/>
          <table:table-cell table:formula="of:=IF(ISTEXT([.G768]);[.G768];&quot;&quot;)" office:value-type="string" office:string-value="must" calcext:value-type="string">
            <text:p>must</text:p>
          </table:table-cell>
          <table:table-cell table:formula="of:=CONCATENATE([.H768]; IF(ISTEXT([.B768]); CONCATENATE(&quot; {&quot;;[.B768];&quot;}&quot;);&quot;&quot;))" office:value-type="string" office:string-value="devas {ntr}" calcext:value-type="string">
            <text:p>devas {ntr}</text:p>
          </table:table-cell>
          <table:table-cell table:formula="of:=IF(ISTEXT([.I768]);[.I768];&quot;&quot;)" office:value-type="string" office:string-value="(+inf)" calcext:value-type="string">
            <text:p>(+inf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desire</text:p>
          </table:table-cell>
          <table:table-cell/>
          <table:table-cell office:value-type="string" calcext:value-type="string">
            <text:p>desire</text:p>
          </table:table-cell>
          <table:table-cell office:value-type="string" calcext:value-type="string">
            <text:p>deziri</text:p>
          </table:table-cell>
          <table:table-cell office:value-type="string" calcext:value-type="string">
            <text:p>(tr)</text:p>
          </table:table-cell>
          <table:table-cell/>
          <table:table-cell table:formula="of:=IF(ISTEXT([.G769]);[.G769];&quot;&quot;)" office:value-type="string" office:string-value="desire" calcext:value-type="string">
            <text:p>desire</text:p>
          </table:table-cell>
          <table:table-cell table:formula="of:=CONCATENATE([.H769]; IF(ISTEXT([.B769]); CONCATENATE(&quot; {&quot;;[.B769];&quot;}&quot;);&quot;&quot;))" office:value-type="string" office:string-value="deziri {tr}" calcext:value-type="string">
            <text:p>deziri {tr}</text:p>
          </table:table-cell>
          <table:table-cell table:formula="of:=IF(ISTEXT([.I769]);[.I769];&quot;&quot;)" office:value-type="string" office:string-value="(tr)" calcext:value-type="string">
            <text:p>(t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say</text:p>
          </table:table-cell>
          <table:table-cell/>
          <table:table-cell office:value-type="string" calcext:value-type="string">
            <text:p>say</text:p>
          </table:table-cell>
          <table:table-cell office:value-type="string" calcext:value-type="string">
            <text:p>diri</text:p>
          </table:table-cell>
          <table:table-cell table:number-columns-repeated="2"/>
          <table:table-cell table:formula="of:=IF(ISTEXT([.G770]);[.G770];&quot;&quot;)" office:value-type="string" office:string-value="say" calcext:value-type="string">
            <text:p>say</text:p>
          </table:table-cell>
          <table:table-cell table:formula="of:=CONCATENATE([.H770]; IF(ISTEXT([.B770]); CONCATENATE(&quot; {&quot;;[.B770];&quot;}&quot;);&quot;&quot;))" office:value-type="string" office:string-value="diri {tr}" calcext:value-type="string">
            <text:p>diri {tr}</text:p>
          </table:table-cell>
          <table:table-cell table:formula="of:=IF(ISTEXT([.I770]);[.I77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tell</text:p>
          </table:table-cell>
          <table:table-cell/>
          <table:table-cell office:value-type="string" calcext:value-type="string">
            <text:p>tell</text:p>
          </table:table-cell>
          <table:table-cell office:value-type="string" calcext:value-type="string">
            <text:p>diri</text:p>
          </table:table-cell>
          <table:table-cell table:number-columns-repeated="2"/>
          <table:table-cell table:formula="of:=IF(ISTEXT([.G771]);[.G771];&quot;&quot;)" office:value-type="string" office:string-value="tell" calcext:value-type="string">
            <text:p>tell</text:p>
          </table:table-cell>
          <table:table-cell table:formula="of:=CONCATENATE([.H771]; IF(ISTEXT([.B771]); CONCATENATE(&quot; {&quot;;[.B771];&quot;}&quot;);&quot;&quot;))" office:value-type="string" office:string-value="diri {tr}" calcext:value-type="string">
            <text:p>diri {tr}</text:p>
          </table:table-cell>
          <table:table-cell table:formula="of:=IF(ISTEXT([.I771]);[.I77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divide</text:p>
          </table:table-cell>
          <table:table-cell/>
          <table:table-cell office:value-type="string" calcext:value-type="string">
            <text:p>divide</text:p>
          </table:table-cell>
          <table:table-cell office:value-type="string" calcext:value-type="string">
            <text:p>disigi</text:p>
          </table:table-cell>
          <table:table-cell office:value-type="string" calcext:value-type="string">
            <text:p>separate something previously united</text:p>
          </table:table-cell>
          <table:table-cell/>
          <table:table-cell table:formula="of:=IF(ISTEXT([.G772]);[.G772];&quot;&quot;)" office:value-type="string" office:string-value="divide" calcext:value-type="string">
            <text:p>divide</text:p>
          </table:table-cell>
          <table:table-cell table:formula="of:=CONCATENATE([.H772]; IF(ISTEXT([.B772]); CONCATENATE(&quot; {&quot;;[.B772];&quot;}&quot;);&quot;&quot;))" office:value-type="string" office:string-value="disigi {tr}" calcext:value-type="string">
            <text:p>disigi {tr}</text:p>
          </table:table-cell>
          <table:table-cell table:formula="of:=IF(ISTEXT([.I772]);[.I772];&quot;&quot;)" office:value-type="string" office:string-value="separate something previously united" calcext:value-type="string">
            <text:p>separate something previously uni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guess</text:p>
          </table:table-cell>
          <table:table-cell/>
          <table:table-cell office:value-type="string" calcext:value-type="string">
            <text:p>guess</text:p>
          </table:table-cell>
          <table:table-cell office:value-type="string" calcext:value-type="string">
            <text:p>diveni</text:p>
          </table:table-cell>
          <table:table-cell table:number-columns-repeated="2"/>
          <table:table-cell table:formula="of:=IF(ISTEXT([.G773]);[.G773];&quot;&quot;)" office:value-type="string" office:string-value="guess" calcext:value-type="string">
            <text:p>guess</text:p>
          </table:table-cell>
          <table:table-cell table:formula="of:=CONCATENATE([.H773]; IF(ISTEXT([.B773]); CONCATENATE(&quot; {&quot;;[.B773];&quot;}&quot;);&quot;&quot;))" office:value-type="string" office:string-value="diveni {tr}" calcext:value-type="string">
            <text:p>diveni {tr}</text:p>
          </table:table-cell>
          <table:table-cell table:formula="of:=IF(ISTEXT([.I773]);[.I77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give</text:p>
          </table:table-cell>
          <table:table-cell/>
          <table:table-cell office:value-type="string" calcext:value-type="string">
            <text:p>give</text:p>
          </table:table-cell>
          <table:table-cell office:value-type="string" calcext:value-type="string">
            <text:p>doni</text:p>
          </table:table-cell>
          <table:table-cell table:number-columns-repeated="2"/>
          <table:table-cell table:formula="of:=IF(ISTEXT([.G774]);[.G774];&quot;&quot;)" office:value-type="string" office:string-value="give" calcext:value-type="string">
            <text:p>give</text:p>
          </table:table-cell>
          <table:table-cell table:formula="of:=CONCATENATE([.H774]; IF(ISTEXT([.B774]); CONCATENATE(&quot; {&quot;;[.B774];&quot;}&quot;);&quot;&quot;))" office:value-type="string" office:string-value="doni {tr}" calcext:value-type="string">
            <text:p>doni {tr}</text:p>
          </table:table-cell>
          <table:table-cell table:formula="of:=IF(ISTEXT([.I774]);[.I77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as given</text:p>
          </table:table-cell>
          <table:table-cell/>
          <table:table-cell office:value-type="string" calcext:value-type="string">
            <text:p>has given</text:p>
          </table:table-cell>
          <table:table-cell office:value-type="string" calcext:value-type="string">
            <text:p>donis</text:p>
          </table:table-cell>
          <table:table-cell table:number-columns-repeated="2"/>
          <table:table-cell table:formula="of:=IF(ISTEXT([.G775]);[.G775];&quot;&quot;)" office:value-type="string" office:string-value="has given" calcext:value-type="string">
            <text:p>has given</text:p>
          </table:table-cell>
          <table:table-cell table:formula="of:=CONCATENATE([.H775]; IF(ISTEXT([.B775]); CONCATENATE(&quot; {&quot;;[.B775];&quot;}&quot;);&quot;&quot;))" office:value-type="string" office:string-value="donis {tr}" calcext:value-type="string">
            <text:p>donis {tr}</text:p>
          </table:table-cell>
          <table:table-cell table:formula="of:=IF(ISTEXT([.I775]);[.I77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ave given</text:p>
          </table:table-cell>
          <table:table-cell/>
          <table:table-cell office:value-type="string" calcext:value-type="string">
            <text:p>have given</text:p>
          </table:table-cell>
          <table:table-cell office:value-type="string" calcext:value-type="string">
            <text:p>donis</text:p>
          </table:table-cell>
          <table:table-cell table:number-columns-repeated="2"/>
          <table:table-cell table:formula="of:=IF(ISTEXT([.G776]);[.G776];&quot;&quot;)" office:value-type="string" office:string-value="have given" calcext:value-type="string">
            <text:p>have given</text:p>
          </table:table-cell>
          <table:table-cell table:formula="of:=CONCATENATE([.H776]; IF(ISTEXT([.B776]); CONCATENATE(&quot; {&quot;;[.B776];&quot;}&quot;);&quot;&quot;))" office:value-type="string" office:string-value="donis {tr}" calcext:value-type="string">
            <text:p>donis {tr}</text:p>
          </table:table-cell>
          <table:table-cell table:formula="of:=IF(ISTEXT([.I776]);[.I77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sleep</text:p>
          </table:table-cell>
          <table:table-cell/>
          <table:table-cell office:value-type="string" calcext:value-type="string">
            <text:p>sleep</text:p>
          </table:table-cell>
          <table:table-cell office:value-type="string" calcext:value-type="string">
            <text:p>dormi</text:p>
          </table:table-cell>
          <table:table-cell table:number-columns-repeated="2"/>
          <table:table-cell table:formula="of:=IF(ISTEXT([.G777]);[.G777];&quot;&quot;)" office:value-type="string" office:string-value="sleep" calcext:value-type="string">
            <text:p>sleep</text:p>
          </table:table-cell>
          <table:table-cell table:formula="of:=CONCATENATE([.H777]; IF(ISTEXT([.B777]); CONCATENATE(&quot; {&quot;;[.B777];&quot;}&quot;);&quot;&quot;))" office:value-type="string" office:string-value="dormi {ntr}" calcext:value-type="string">
            <text:p>dormi {ntr}</text:p>
          </table:table-cell>
          <table:table-cell table:formula="of:=IF(ISTEXT([.I777]);[.I77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drowned</text:p>
          </table:table-cell>
          <table:table-cell/>
          <table:table-cell office:value-type="string" calcext:value-type="string">
            <text:p>drowned</text:p>
          </table:table-cell>
          <table:table-cell office:value-type="string" calcext:value-type="string">
            <text:p>dronis</text:p>
          </table:table-cell>
          <table:table-cell table:number-columns-repeated="2"/>
          <table:table-cell table:formula="of:=IF(ISTEXT([.G778]);[.G778];&quot;&quot;)" office:value-type="string" office:string-value="drowned" calcext:value-type="string">
            <text:p>drowned</text:p>
          </table:table-cell>
          <table:table-cell table:formula="of:=CONCATENATE([.H778]; IF(ISTEXT([.B778]); CONCATENATE(&quot; {&quot;;[.B778];&quot;}&quot;);&quot;&quot;))" office:value-type="string" office:string-value="dronis {ntr}" calcext:value-type="string">
            <text:p>dronis {ntr}</text:p>
          </table:table-cell>
          <table:table-cell table:formula="of:=IF(ISTEXT([.I778]);[.I77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doubted</text:p>
          </table:table-cell>
          <table:table-cell/>
          <table:table-cell office:value-type="string" calcext:value-type="string">
            <text:p>doubted</text:p>
          </table:table-cell>
          <table:table-cell office:value-type="string" calcext:value-type="string">
            <text:p>dubis</text:p>
          </table:table-cell>
          <table:table-cell table:number-columns-repeated="2"/>
          <table:table-cell table:formula="of:=IF(ISTEXT([.G779]);[.G779];&quot;&quot;)" office:value-type="string" office:string-value="doubted" calcext:value-type="string">
            <text:p>doubted</text:p>
          </table:table-cell>
          <table:table-cell table:formula="of:=CONCATENATE([.H779]; IF(ISTEXT([.B779]); CONCATENATE(&quot; {&quot;;[.B779];&quot;}&quot;);&quot;&quot;))" office:value-type="string" office:string-value="dubis {tr}" calcext:value-type="string">
            <text:p>dubis {tr}</text:p>
          </table:table-cell>
          <table:table-cell table:formula="of:=IF(ISTEXT([.I779]);[.I77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obey</text:p>
          </table:table-cell>
          <table:table-cell/>
          <table:table-cell office:value-type="string" calcext:value-type="string">
            <text:p>obey</text:p>
          </table:table-cell>
          <table:table-cell office:value-type="string" calcext:value-type="string">
            <text:p>ebei</text:p>
          </table:table-cell>
          <table:table-cell table:number-columns-repeated="2"/>
          <table:table-cell table:formula="of:=IF(ISTEXT([.G780]);[.G780];&quot;&quot;)" office:value-type="string" office:string-value="obey" calcext:value-type="string">
            <text:p>obey</text:p>
          </table:table-cell>
          <table:table-cell table:formula="of:=CONCATENATE([.H780]; IF(ISTEXT([.B780]); CONCATENATE(&quot; {&quot;;[.B780];&quot;}&quot;);&quot;&quot;))" office:value-type="string" office:string-value="ebei {tr}" calcext:value-type="string">
            <text:p>ebei {tr}</text:p>
          </table:table-cell>
          <table:table-cell table:formula="of:=IF(ISTEXT([.I780]);[.I78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be possible</text:p>
          </table:table-cell>
          <table:table-cell/>
          <table:table-cell office:value-type="string" calcext:value-type="string">
            <text:p>be possible</text:p>
          </table:table-cell>
          <table:table-cell office:value-type="string" calcext:value-type="string">
            <text:p>ebli</text:p>
          </table:table-cell>
          <table:table-cell table:number-columns-repeated="2"/>
          <table:table-cell table:formula="of:=IF(ISTEXT([.G781]);[.G781];&quot;&quot;)" office:value-type="string" office:string-value="be possible" calcext:value-type="string">
            <text:p>be possible</text:p>
          </table:table-cell>
          <table:table-cell table:formula="of:=CONCATENATE([.H781]; IF(ISTEXT([.B781]); CONCATENATE(&quot; {&quot;;[.B781];&quot;}&quot;);&quot;&quot;))" office:value-type="string" office:string-value="ebli {ntr}" calcext:value-type="string">
            <text:p>ebli {ntr}</text:p>
          </table:table-cell>
          <table:table-cell table:formula="of:=IF(ISTEXT([.I781]);[.I78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ebligis</text:p>
          </table:table-cell>
          <table:table-cell table:number-columns-repeated="2"/>
          <table:table-cell table:formula="of:=IF(ISTEXT([.G782]);[.G782];&quot;&quot;)" office:value-type="string" office:string-value="enabled" calcext:value-type="string">
            <text:p>enabled</text:p>
          </table:table-cell>
          <table:table-cell table:formula="of:=CONCATENATE([.H782]; IF(ISTEXT([.B782]); CONCATENATE(&quot; {&quot;;[.B782];&quot;}&quot;);&quot;&quot;))" office:value-type="string" office:string-value="ebligis {ntr}" calcext:value-type="string">
            <text:p>ebligis {ntr}</text:p>
          </table:table-cell>
          <table:table-cell table:formula="of:=IF(ISTEXT([.I782]);[.I78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/>
          <table:table-cell office:value-type="string" calcext:value-type="string">
            <text:p>light</text:p>
          </table:table-cell>
          <table:table-cell office:value-type="string" calcext:value-type="string">
            <text:p>ekbruligi</text:p>
          </table:table-cell>
          <table:table-cell office:value-type="string" calcext:value-type="string">
            <text:p>start a fire</text:p>
          </table:table-cell>
          <table:table-cell/>
          <table:table-cell table:formula="of:=IF(ISTEXT([.G783]);[.G783];&quot;&quot;)" office:value-type="string" office:string-value="light" calcext:value-type="string">
            <text:p>light</text:p>
          </table:table-cell>
          <table:table-cell table:formula="of:=CONCATENATE([.H783]; IF(ISTEXT([.B783]); CONCATENATE(&quot; {&quot;;[.B783];&quot;}&quot;);&quot;&quot;))" office:value-type="string" office:string-value="ekbruligi {tr}" calcext:value-type="string">
            <text:p>ekbruligi {tr}</text:p>
          </table:table-cell>
          <table:table-cell table:formula="of:=IF(ISTEXT([.I783]);[.I783];&quot;&quot;)" office:value-type="string" office:string-value="start a fire" calcext:value-type="string">
            <text:p>start a fi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light, to</text:p>
          </table:table-cell>
          <table:table-cell/>
          <table:table-cell office:value-type="string" calcext:value-type="string">
            <text:p>to light</text:p>
          </table:table-cell>
          <table:table-cell office:value-type="string" calcext:value-type="string">
            <text:p>ekbruligi</text:p>
          </table:table-cell>
          <table:table-cell table:number-columns-repeated="2"/>
          <table:table-cell table:formula="of:=IF(ISTEXT([.G784]);[.G784];&quot;&quot;)" office:value-type="string" office:string-value="to light" calcext:value-type="string">
            <text:p>to light</text:p>
          </table:table-cell>
          <table:table-cell table:formula="of:=CONCATENATE([.H784]; IF(ISTEXT([.B784]); CONCATENATE(&quot; {&quot;;[.B784];&quot;}&quot;);&quot;&quot;))" office:value-type="string" office:string-value="ekbruligi" calcext:value-type="string">
            <text:p>ekbruligi</text:p>
          </table:table-cell>
          <table:table-cell table:formula="of:=IF(ISTEXT([.I784]);[.I78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motion, set in </text:p>
          </table:table-cell>
          <table:table-cell/>
          <table:table-cell office:value-type="string" calcext:value-type="string">
            <text:p>set in motion</text:p>
          </table:table-cell>
          <table:table-cell office:value-type="string" calcext:value-type="string">
            <text:p>ekmovi</text:p>
          </table:table-cell>
          <table:table-cell table:number-columns-repeated="2"/>
          <table:table-cell table:formula="of:=IF(ISTEXT([.G785]);[.G785];&quot;&quot;)" office:value-type="string" office:string-value="set in motion" calcext:value-type="string">
            <text:p>set in motion</text:p>
          </table:table-cell>
          <table:table-cell table:formula="of:=CONCATENATE([.H785]; IF(ISTEXT([.B785]); CONCATENATE(&quot; {&quot;;[.B785];&quot;}&quot;);&quot;&quot;))" office:value-type="string" office:string-value="ekmovi {tr}" calcext:value-type="string">
            <text:p>ekmovi {tr}</text:p>
          </table:table-cell>
          <table:table-cell table:formula="of:=IF(ISTEXT([.I785]);[.I78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bestir</text:p>
          </table:table-cell>
          <table:table-cell/>
          <table:table-cell office:value-type="string" calcext:value-type="string">
            <text:p>bestir</text:p>
          </table:table-cell>
          <table:table-cell office:value-type="string" calcext:value-type="string">
            <text:p>ekmoviĝi</text:p>
          </table:table-cell>
          <table:table-cell table:number-columns-repeated="2"/>
          <table:table-cell table:formula="of:=IF(ISTEXT([.G786]);[.G786];&quot;&quot;)" office:value-type="string" office:string-value="bestir" calcext:value-type="string">
            <text:p>bestir</text:p>
          </table:table-cell>
          <table:table-cell table:formula="of:=CONCATENATE([.H786]; IF(ISTEXT([.B786]); CONCATENATE(&quot; {&quot;;[.B786];&quot;}&quot;);&quot;&quot;))" office:value-type="string" office:string-value="ekmoviĝi {ntr}" calcext:value-type="string">
            <text:p>ekmoviĝi {ntr}</text:p>
          </table:table-cell>
          <table:table-cell table:formula="of:=IF(ISTEXT([.I786]);[.I78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exist, to </text:p>
          </table:table-cell>
          <table:table-cell/>
          <table:table-cell office:value-type="string" calcext:value-type="string">
            <text:p>to exist</text:p>
          </table:table-cell>
          <table:table-cell office:value-type="string" calcext:value-type="string">
            <text:p>ekzisti</text:p>
          </table:table-cell>
          <table:table-cell table:number-columns-repeated="2"/>
          <table:table-cell table:formula="of:=IF(ISTEXT([.G787]);[.G787];&quot;&quot;)" office:value-type="string" office:string-value="to exist" calcext:value-type="string">
            <text:p>to exist</text:p>
          </table:table-cell>
          <table:table-cell table:formula="of:=CONCATENATE([.H787]; IF(ISTEXT([.B787]); CONCATENATE(&quot; {&quot;;[.B787];&quot;}&quot;);&quot;&quot;))" office:value-type="string" office:string-value="ekzisti {ntr}" calcext:value-type="string">
            <text:p>ekzisti {ntr}</text:p>
          </table:table-cell>
          <table:table-cell table:formula="of:=IF(ISTEXT([.I787]);[.I78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creep out</text:p>
          </table:table-cell>
          <table:table-cell/>
          <table:table-cell office:value-type="string" calcext:value-type="string">
            <text:p>creep out</text:p>
          </table:table-cell>
          <table:table-cell office:value-type="string" calcext:value-type="string">
            <text:p>el'ŝtel'iri</text:p>
          </table:table-cell>
          <table:table-cell table:number-columns-repeated="2"/>
          <table:table-cell table:formula="of:=IF(ISTEXT([.G788]);[.G788];&quot;&quot;)" office:value-type="string" office:string-value="creep out" calcext:value-type="string">
            <text:p>creep out</text:p>
          </table:table-cell>
          <table:table-cell table:formula="of:=CONCATENATE([.H788]; IF(ISTEXT([.B788]); CONCATENATE(&quot; {&quot;;[.B788];&quot;}&quot;);&quot;&quot;))" office:value-type="string" office:string-value="el'ŝtel'iri {ntr}" calcext:value-type="string">
            <text:p>el'ŝtel'iri {ntr}</text:p>
          </table:table-cell>
          <table:table-cell table:formula="of:=IF(ISTEXT([.I788]);[.I78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unearths</text:p>
          </table:table-cell>
          <table:table-cell/>
          <table:table-cell office:value-type="string" calcext:value-type="string">
            <text:p>unearths</text:p>
          </table:table-cell>
          <table:table-cell office:value-type="string" calcext:value-type="string">
            <text:p>el’terigas</text:p>
          </table:table-cell>
          <table:table-cell table:number-columns-repeated="2"/>
          <table:table-cell table:formula="of:=IF(ISTEXT([.G789]);[.G789];&quot;&quot;)" office:value-type="string" office:string-value="unearths" calcext:value-type="string">
            <text:p>unearths</text:p>
          </table:table-cell>
          <table:table-cell table:formula="of:=CONCATENATE([.H789]; IF(ISTEXT([.B789]); CONCATENATE(&quot; {&quot;;[.B789];&quot;}&quot;);&quot;&quot;))" office:value-type="string" office:string-value="el’terigas" calcext:value-type="string">
            <text:p>el’terigas</text:p>
          </table:table-cell>
          <table:table-cell table:formula="of:=IF(ISTEXT([.I789]);[.I78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choose</text:p>
          </table:table-cell>
          <table:table-cell/>
          <table:table-cell office:value-type="string" calcext:value-type="string">
            <text:p>choose</text:p>
          </table:table-cell>
          <table:table-cell office:value-type="string" calcext:value-type="string">
            <text:p>elekti</text:p>
          </table:table-cell>
          <table:table-cell table:number-columns-repeated="2"/>
          <table:table-cell table:formula="of:=IF(ISTEXT([.G790]);[.G790];&quot;&quot;)" office:value-type="string" office:string-value="choose" calcext:value-type="string">
            <text:p>choose</text:p>
          </table:table-cell>
          <table:table-cell table:formula="of:=CONCATENATE([.H790]; IF(ISTEXT([.B790]); CONCATENATE(&quot; {&quot;;[.B790];&quot;}&quot;);&quot;&quot;))" office:value-type="string" office:string-value="elekti {tr}" calcext:value-type="string">
            <text:p>elekti {tr}</text:p>
          </table:table-cell>
          <table:table-cell table:formula="of:=IF(ISTEXT([.I790]);[.I79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chose</text:p>
          </table:table-cell>
          <table:table-cell/>
          <table:table-cell office:value-type="string" calcext:value-type="string">
            <text:p>chose</text:p>
          </table:table-cell>
          <table:table-cell office:value-type="string" calcext:value-type="string">
            <text:p>elektis</text:p>
          </table:table-cell>
          <table:table-cell table:number-columns-repeated="2"/>
          <table:table-cell table:formula="of:=IF(ISTEXT([.G791]);[.G791];&quot;&quot;)" office:value-type="string" office:string-value="chose" calcext:value-type="string">
            <text:p>chose</text:p>
          </table:table-cell>
          <table:table-cell table:formula="of:=CONCATENATE([.H791]; IF(ISTEXT([.B791]); CONCATENATE(&quot; {&quot;;[.B791];&quot;}&quot;);&quot;&quot;))" office:value-type="string" office:string-value="elektis {tr}" calcext:value-type="string">
            <text:p>elektis {tr}</text:p>
          </table:table-cell>
          <table:table-cell table:formula="of:=IF(ISTEXT([.I791]);[.I79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invent</text:p>
          </table:table-cell>
          <table:table-cell/>
          <table:table-cell office:value-type="string" calcext:value-type="string">
            <text:p>invent</text:p>
          </table:table-cell>
          <table:table-cell office:value-type="string" calcext:value-type="string">
            <text:p>elpensi</text:p>
          </table:table-cell>
          <table:table-cell table:number-columns-repeated="2"/>
          <table:table-cell table:formula="of:=IF(ISTEXT([.G792]);[.G792];&quot;&quot;)" office:value-type="string" office:string-value="invent" calcext:value-type="string">
            <text:p>invent</text:p>
          </table:table-cell>
          <table:table-cell table:formula="of:=CONCATENATE([.H792]; IF(ISTEXT([.B792]); CONCATENATE(&quot; {&quot;;[.B792];&quot;}&quot;);&quot;&quot;))" office:value-type="string" office:string-value="elpensi {tr}" calcext:value-type="string">
            <text:p>elpensi {tr}</text:p>
          </table:table-cell>
          <table:table-cell table:formula="of:=IF(ISTEXT([.I792]);[.I79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ring out</text:p>
          </table:table-cell>
          <table:table-cell/>
          <table:table-cell office:value-type="string" calcext:value-type="string">
            <text:p>ring out</text:p>
          </table:table-cell>
          <table:table-cell office:value-type="string" calcext:value-type="string">
            <text:p>elsonori</text:p>
          </table:table-cell>
          <table:table-cell table:number-columns-repeated="2"/>
          <table:table-cell table:formula="of:=IF(ISTEXT([.G793]);[.G793];&quot;&quot;)" office:value-type="string" office:string-value="ring out" calcext:value-type="string">
            <text:p>ring out</text:p>
          </table:table-cell>
          <table:table-cell table:formula="of:=CONCATENATE([.H793]; IF(ISTEXT([.B793]); CONCATENATE(&quot; {&quot;;[.B793];&quot;}&quot;);&quot;&quot;))" office:value-type="string" office:string-value="elsonori {tr}" calcext:value-type="string">
            <text:p>elsonori {tr}</text:p>
          </table:table-cell>
          <table:table-cell table:formula="of:=IF(ISTEXT([.I793]);[.I79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stand</text:p>
          </table:table-cell>
          <table:table-cell/>
          <table:table-cell office:value-type="string" calcext:value-type="string">
            <text:p>stand</text:p>
          </table:table-cell>
          <table:table-cell office:value-type="string" calcext:value-type="string">
            <text:p>elteni</text:p>
          </table:table-cell>
          <table:table-cell office:value-type="string" calcext:value-type="string">
            <text:p>endure</text:p>
          </table:table-cell>
          <table:table-cell/>
          <table:table-cell table:formula="of:=IF(ISTEXT([.G794]);[.G794];&quot;&quot;)" office:value-type="string" office:string-value="stand" calcext:value-type="string">
            <text:p>stand</text:p>
          </table:table-cell>
          <table:table-cell table:formula="of:=CONCATENATE([.H794]; IF(ISTEXT([.B794]); CONCATENATE(&quot; {&quot;;[.B794];&quot;}&quot;);&quot;&quot;))" office:value-type="string" office:string-value="elteni {tr}" calcext:value-type="string">
            <text:p>elteni {tr}</text:p>
          </table:table-cell>
          <table:table-cell table:formula="of:=IF(ISTEXT([.I794]);[.I794];&quot;&quot;)" office:value-type="string" office:string-value="endure" calcext:value-type="string">
            <text:p>endu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tend</text:p>
          </table:table-cell>
          <table:table-cell/>
          <table:table-cell office:value-type="string" calcext:value-type="string">
            <text:p>tend</text:p>
          </table:table-cell>
          <table:table-cell office:value-type="string" calcext:value-type="string">
            <text:p>emas</text:p>
          </table:table-cell>
          <table:table-cell office:value-type="string" calcext:value-type="string">
            <text:p>has the tendency</text:p>
          </table:table-cell>
          <table:table-cell/>
          <table:table-cell table:formula="of:=IF(ISTEXT([.G795]);[.G795];&quot;&quot;)" office:value-type="string" office:string-value="tend" calcext:value-type="string">
            <text:p>tend</text:p>
          </table:table-cell>
          <table:table-cell table:formula="of:=CONCATENATE([.H795]; IF(ISTEXT([.B795]); CONCATENATE(&quot; {&quot;;[.B795];&quot;}&quot;);&quot;&quot;))" office:value-type="string" office:string-value="emas" calcext:value-type="string">
            <text:p>emas</text:p>
          </table:table-cell>
          <table:table-cell table:formula="of:=IF(ISTEXT([.I795]);[.I795];&quot;&quot;)" office:value-type="string" office:string-value="has the tendency" calcext:value-type="string">
            <text:p>has the tend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enters</text:p>
          </table:table-cell>
          <table:table-cell/>
          <table:table-cell office:value-type="string" calcext:value-type="string">
            <text:p>enters</text:p>
          </table:table-cell>
          <table:table-cell office:value-type="string" calcext:value-type="string">
            <text:p>eniras</text:p>
          </table:table-cell>
          <table:table-cell table:number-columns-repeated="2"/>
          <table:table-cell table:formula="of:=IF(ISTEXT([.G796]);[.G796];&quot;&quot;)" office:value-type="string" office:string-value="enters" calcext:value-type="string">
            <text:p>enters</text:p>
          </table:table-cell>
          <table:table-cell table:formula="of:=CONCATENATE([.H796]; IF(ISTEXT([.B796]); CONCATENATE(&quot; {&quot;;[.B796];&quot;}&quot;);&quot;&quot;))" office:value-type="string" office:string-value="eniras {tr}" calcext:value-type="string">
            <text:p>eniras {tr}</text:p>
          </table:table-cell>
          <table:table-cell table:formula="of:=IF(ISTEXT([.I796]);[.I79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enters</text:p>
          </table:table-cell>
          <table:table-cell/>
          <table:table-cell office:value-type="string" calcext:value-type="string">
            <text:p>enters</text:p>
          </table:table-cell>
          <table:table-cell office:value-type="string" calcext:value-type="string">
            <text:p>eniras</text:p>
          </table:table-cell>
          <table:table-cell table:number-columns-repeated="2"/>
          <table:table-cell table:formula="of:=IF(ISTEXT([.G797]);[.G797];&quot;&quot;)" office:value-type="string" office:string-value="enters" calcext:value-type="string">
            <text:p>enters</text:p>
          </table:table-cell>
          <table:table-cell table:formula="of:=CONCATENATE([.H797]; IF(ISTEXT([.B797]); CONCATENATE(&quot; {&quot;;[.B797];&quot;}&quot;);&quot;&quot;))" office:value-type="string" office:string-value="eniras" calcext:value-type="string">
            <text:p>eniras</text:p>
          </table:table-cell>
          <table:table-cell table:formula="of:=IF(ISTEXT([.I797]);[.I79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bring in </text:p>
          </table:table-cell>
          <table:table-cell/>
          <table:table-cell office:value-type="string" calcext:value-type="string">
            <text:p>bring in </text:p>
          </table:table-cell>
          <table:table-cell office:value-type="string" calcext:value-type="string">
            <text:p>enporti</text:p>
          </table:table-cell>
          <table:table-cell table:number-columns-repeated="2"/>
          <table:table-cell table:formula="of:=IF(ISTEXT([.G798]);[.G798];&quot;&quot;)" office:value-type="string" office:string-value="bring in " calcext:value-type="string">
            <text:p>bring in </text:p>
          </table:table-cell>
          <table:table-cell table:formula="of:=CONCATENATE([.H798]; IF(ISTEXT([.B798]); CONCATENATE(&quot; {&quot;;[.B798];&quot;}&quot;);&quot;&quot;))" office:value-type="string" office:string-value="enporti" calcext:value-type="string">
            <text:p>enporti</text:p>
          </table:table-cell>
          <table:table-cell table:formula="of:=IF(ISTEXT([.I798]);[.I79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/>
          <table:table-cell office:value-type="string" calcext:value-type="string">
            <text:p>PIV</text:p>
          </table:table-cell>
          <table:table-cell office:value-type="string" calcext:value-type="string">
            <text:p>crept in</text:p>
          </table:table-cell>
          <table:table-cell/>
          <table:table-cell office:value-type="string" calcext:value-type="string">
            <text:p>crept in</text:p>
          </table:table-cell>
          <table:table-cell office:value-type="string" calcext:value-type="string">
            <text:p>enŝteliĝis</text:p>
          </table:table-cell>
          <table:table-cell table:number-columns-repeated="2"/>
          <table:table-cell table:formula="of:=IF(ISTEXT([.G799]);[.G799];&quot;&quot;)" office:value-type="string" office:string-value="crept in" calcext:value-type="string">
            <text:p>crept in</text:p>
          </table:table-cell>
          <table:table-cell table:formula="of:=CONCATENATE([.H799]; IF(ISTEXT([.B799]); CONCATENATE(&quot; {&quot;;[.B799];&quot;}&quot;);&quot;&quot;))" office:value-type="string" office:string-value="enŝteliĝis {ntr}" calcext:value-type="string">
            <text:p>enŝteliĝis {ntr}</text:p>
          </table:table-cell>
          <table:table-cell table:formula="of:=IF(ISTEXT([.I799]);[.I79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bury</text:p>
          </table:table-cell>
          <table:table-cell/>
          <table:table-cell office:value-type="string" calcext:value-type="string">
            <text:p>bury</text:p>
          </table:table-cell>
          <table:table-cell office:value-type="string" calcext:value-type="string">
            <text:p>enterigi</text:p>
          </table:table-cell>
          <table:table-cell table:number-columns-repeated="2"/>
          <table:table-cell table:formula="of:=IF(ISTEXT([.G800]);[.G800];&quot;&quot;)" office:value-type="string" office:string-value="bury" calcext:value-type="string">
            <text:p>bury</text:p>
          </table:table-cell>
          <table:table-cell table:formula="of:=CONCATENATE([.H800]; IF(ISTEXT([.B800]); CONCATENATE(&quot; {&quot;;[.B800];&quot;}&quot;);&quot;&quot;))" office:value-type="string" office:string-value="enterigi {tr}" calcext:value-type="string">
            <text:p>enterigi {tr}</text:p>
          </table:table-cell>
          <table:table-cell table:formula="of:=IF(ISTEXT([.I800]);[.I80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envy</text:p>
          </table:table-cell>
          <table:table-cell/>
          <table:table-cell office:value-type="string" calcext:value-type="string">
            <text:p>envy</text:p>
          </table:table-cell>
          <table:table-cell office:value-type="string" calcext:value-type="string">
            <text:p>envii</text:p>
          </table:table-cell>
          <table:table-cell table:number-columns-repeated="2"/>
          <table:table-cell table:formula="of:=IF(ISTEXT([.G801]);[.G801];&quot;&quot;)" office:value-type="string" office:string-value="envy" calcext:value-type="string">
            <text:p>envy</text:p>
          </table:table-cell>
          <table:table-cell table:formula="of:=CONCATENATE([.H801]; IF(ISTEXT([.B801]); CONCATENATE(&quot; {&quot;;[.B801];&quot;}&quot;);&quot;&quot;))" office:value-type="string" office:string-value="envii" calcext:value-type="string">
            <text:p>envii</text:p>
          </table:table-cell>
          <table:table-cell table:formula="of:=IF(ISTEXT([.I801]);[.I80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wrapping up</text:p>
          </table:table-cell>
          <table:table-cell/>
          <table:table-cell office:value-type="string" calcext:value-type="string">
            <text:p>wrapping up</text:p>
          </table:table-cell>
          <table:table-cell office:value-type="string" calcext:value-type="string">
            <text:p>envolvi</text:p>
          </table:table-cell>
          <table:table-cell table:number-columns-repeated="2"/>
          <table:table-cell table:formula="of:=IF(ISTEXT([.G802]);[.G802];&quot;&quot;)" office:value-type="string" office:string-value="wrapping up" calcext:value-type="string">
            <text:p>wrapping up</text:p>
          </table:table-cell>
          <table:table-cell table:formula="of:=CONCATENATE([.H802]; IF(ISTEXT([.B802]); CONCATENATE(&quot; {&quot;;[.B802];&quot;}&quot;);&quot;&quot;))" office:value-type="string" office:string-value="envolvi {tr}" calcext:value-type="string">
            <text:p>envolvi {tr}</text:p>
          </table:table-cell>
          <table:table-cell table:formula="of:=IF(ISTEXT([.I802]);[.I80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epitomise</text:p>
          </table:table-cell>
          <table:table-cell/>
          <table:table-cell office:value-type="string" calcext:value-type="string">
            <text:p>epitomise</text:p>
          </table:table-cell>
          <table:table-cell office:value-type="string" calcext:value-type="string">
            <text:p>epitomiĝi</text:p>
          </table:table-cell>
          <table:table-cell office:value-type="string" calcext:value-type="string">
            <text:p>be an epitome</text:p>
          </table:table-cell>
          <table:table-cell/>
          <table:table-cell table:formula="of:=IF(ISTEXT([.G803]);[.G803];&quot;&quot;)" office:value-type="string" office:string-value="epitomise" calcext:value-type="string">
            <text:p>epitomise</text:p>
          </table:table-cell>
          <table:table-cell table:formula="of:=CONCATENATE([.H803]; IF(ISTEXT([.B803]); CONCATENATE(&quot; {&quot;;[.B803];&quot;}&quot;);&quot;&quot;))" office:value-type="string" office:string-value="epitomiĝi {ntr}" calcext:value-type="string">
            <text:p>epitomiĝi {ntr}</text:p>
          </table:table-cell>
          <table:table-cell table:formula="of:=IF(ISTEXT([.I803]);[.I803];&quot;&quot;)" office:value-type="string" office:string-value="be an epitome" calcext:value-type="string">
            <text:p>be an epito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ope</text:p>
          </table:table-cell>
          <table:table-cell/>
          <table:table-cell office:value-type="string" calcext:value-type="string">
            <text:p>hope</text:p>
          </table:table-cell>
          <table:table-cell office:value-type="string" calcext:value-type="string">
            <text:p>esperi</text:p>
          </table:table-cell>
          <table:table-cell table:number-columns-repeated="2"/>
          <table:table-cell table:formula="of:=IF(ISTEXT([.G804]);[.G804];&quot;&quot;)" office:value-type="string" office:string-value="hope" calcext:value-type="string">
            <text:p>hope</text:p>
          </table:table-cell>
          <table:table-cell table:formula="of:=CONCATENATE([.H804]; IF(ISTEXT([.B804]); CONCATENATE(&quot; {&quot;;[.B804];&quot;}&quot;);&quot;&quot;))" office:value-type="string" office:string-value="esperi {tr}" calcext:value-type="string">
            <text:p>esperi {tr}</text:p>
          </table:table-cell>
          <table:table-cell table:formula="of:=IF(ISTEXT([.I804]);[.I80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being</text:p>
          </table:table-cell>
          <table:table-cell/>
          <table:table-cell office:value-type="string" calcext:value-type="string">
            <text:p>being</text:p>
          </table:table-cell>
          <table:table-cell office:value-type="string" calcext:value-type="string">
            <text:p>estante</text:p>
          </table:table-cell>
          <table:table-cell table:number-columns-repeated="2"/>
          <table:table-cell table:formula="of:=IF(ISTEXT([.G805]);[.G805];&quot;&quot;)" office:value-type="string" office:string-value="being" calcext:value-type="string">
            <text:p>being</text:p>
          </table:table-cell>
          <table:table-cell table:formula="of:=CONCATENATE([.H805]; IF(ISTEXT([.B805]); CONCATENATE(&quot; {&quot;;[.B805];&quot;}&quot;);&quot;&quot;))" office:value-type="string" office:string-value="estante" calcext:value-type="string">
            <text:p>estante</text:p>
          </table:table-cell>
          <table:table-cell table:formula="of:=IF(ISTEXT([.I805]);[.I80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was</text:p>
          </table:table-cell>
          <table:table-cell/>
          <table:table-cell office:value-type="string" calcext:value-type="string">
            <text:p>was</text:p>
          </table:table-cell>
          <table:table-cell office:value-type="string" calcext:value-type="string">
            <text:p>estis</text:p>
          </table:table-cell>
          <table:table-cell table:number-columns-repeated="2"/>
          <table:table-cell table:formula="of:=IF(ISTEXT([.G806]);[.G806];&quot;&quot;)" office:value-type="string" office:string-value="was" calcext:value-type="string">
            <text:p>was</text:p>
          </table:table-cell>
          <table:table-cell table:formula="of:=CONCATENATE([.H806]; IF(ISTEXT([.B806]); CONCATENATE(&quot; {&quot;;[.B806];&quot;}&quot;);&quot;&quot;))" office:value-type="string" office:string-value="estis {ntr}" calcext:value-type="string">
            <text:p>estis {ntr}</text:p>
          </table:table-cell>
          <table:table-cell table:formula="of:=IF(ISTEXT([.I806]);[.I80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falls</text:p>
          </table:table-cell>
          <table:table-cell/>
          <table:table-cell office:value-type="string" calcext:value-type="string">
            <text:p>falls</text:p>
          </table:table-cell>
          <table:table-cell office:value-type="string" calcext:value-type="string">
            <text:p>falas</text:p>
          </table:table-cell>
          <table:table-cell table:number-columns-repeated="2"/>
          <table:table-cell table:formula="of:=IF(ISTEXT([.G807]);[.G807];&quot;&quot;)" office:value-type="string" office:string-value="falls" calcext:value-type="string">
            <text:p>falls</text:p>
          </table:table-cell>
          <table:table-cell table:formula="of:=CONCATENATE([.H807]; IF(ISTEXT([.B807]); CONCATENATE(&quot; {&quot;;[.B807];&quot;}&quot;);&quot;&quot;))" office:value-type="string" office:string-value="falas {ntr}" calcext:value-type="string">
            <text:p>falas {ntr}</text:p>
          </table:table-cell>
          <table:table-cell table:formula="of:=IF(ISTEXT([.I807]);[.I80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folded</text:p>
          </table:table-cell>
          <table:table-cell/>
          <table:table-cell office:value-type="string" calcext:value-type="string">
            <text:p>folded</text:p>
          </table:table-cell>
          <table:table-cell office:value-type="string" calcext:value-type="string">
            <text:p>faldi</text:p>
          </table:table-cell>
          <table:table-cell table:number-columns-repeated="2"/>
          <table:table-cell table:formula="of:=IF(ISTEXT([.G808]);[.G808];&quot;&quot;)" office:value-type="string" office:string-value="folded" calcext:value-type="string">
            <text:p>folded</text:p>
          </table:table-cell>
          <table:table-cell table:formula="of:=CONCATENATE([.H808]; IF(ISTEXT([.B808]); CONCATENATE(&quot; {&quot;;[.B808];&quot;}&quot;);&quot;&quot;))" office:value-type="string" office:string-value="faldi {tr}" calcext:value-type="string">
            <text:p>faldi {tr}</text:p>
          </table:table-cell>
          <table:table-cell table:formula="of:=IF(ISTEXT([.I808]);[.I80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fell</text:p>
          </table:table-cell>
          <table:table-cell/>
          <table:table-cell office:value-type="string" calcext:value-type="string">
            <text:p>fell</text:p>
          </table:table-cell>
          <table:table-cell office:value-type="string" calcext:value-type="string">
            <text:p>falis</text:p>
          </table:table-cell>
          <table:table-cell table:number-columns-repeated="2"/>
          <table:table-cell table:formula="of:=IF(ISTEXT([.G809]);[.G809];&quot;&quot;)" office:value-type="string" office:string-value="fell" calcext:value-type="string">
            <text:p>fell</text:p>
          </table:table-cell>
          <table:table-cell table:formula="of:=CONCATENATE([.H809]; IF(ISTEXT([.B809]); CONCATENATE(&quot; {&quot;;[.B809];&quot;}&quot;);&quot;&quot;))" office:value-type="string" office:string-value="falis {ntr}" calcext:value-type="string">
            <text:p>falis {ntr}</text:p>
          </table:table-cell>
          <table:table-cell table:formula="of:=IF(ISTEXT([.I809]);[.I80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paint</text:p>
          </table:table-cell>
          <table:table-cell/>
          <table:table-cell office:value-type="string" calcext:value-type="string">
            <text:p>paint</text:p>
          </table:table-cell>
          <table:table-cell office:value-type="string" calcext:value-type="string">
            <text:p>farbi</text:p>
          </table:table-cell>
          <table:table-cell office:value-type="string" calcext:value-type="string">
            <text:p>to apply paint, non-artistically</text:p>
          </table:table-cell>
          <table:table-cell/>
          <table:table-cell table:formula="of:=IF(ISTEXT([.G810]);[.G810];&quot;&quot;)" office:value-type="string" office:string-value="paint" calcext:value-type="string">
            <text:p>paint</text:p>
          </table:table-cell>
          <table:table-cell table:formula="of:=CONCATENATE([.H810]; IF(ISTEXT([.B810]); CONCATENATE(&quot; {&quot;;[.B810];&quot;}&quot;);&quot;&quot;))" office:value-type="string" office:string-value="farbi {tr}" calcext:value-type="string">
            <text:p>farbi {tr}</text:p>
          </table:table-cell>
          <table:table-cell table:formula="of:=IF(ISTEXT([.I810]);[.I810];&quot;&quot;)" office:value-type="string" office:string-value="to apply paint, non-artistically" calcext:value-type="string">
            <text:p>to apply paint, non-artisticall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make</text:p>
          </table:table-cell>
          <table:table-cell/>
          <table:table-cell office:value-type="string" calcext:value-type="string">
            <text:p>make</text:p>
          </table:table-cell>
          <table:table-cell office:value-type="string" calcext:value-type="string">
            <text:p>fari</text:p>
          </table:table-cell>
          <table:table-cell table:number-columns-repeated="2"/>
          <table:table-cell table:formula="of:=IF(ISTEXT([.G811]);[.G811];&quot;&quot;)" office:value-type="string" office:string-value="make" calcext:value-type="string">
            <text:p>make</text:p>
          </table:table-cell>
          <table:table-cell table:formula="of:=CONCATENATE([.H811]; IF(ISTEXT([.B811]); CONCATENATE(&quot; {&quot;;[.B811];&quot;}&quot;);&quot;&quot;))" office:value-type="string" office:string-value="fari {tr}" calcext:value-type="string">
            <text:p>fari {tr}</text:p>
          </table:table-cell>
          <table:table-cell table:formula="of:=IF(ISTEXT([.I811]);[.I81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feel</text:p>
          </table:table-cell>
          <table:table-cell/>
          <table:table-cell office:value-type="string" calcext:value-type="string">
            <text:p>feel</text:p>
          </table:table-cell>
          <table:table-cell office:value-type="string" calcext:value-type="string">
            <text:p>fartas</text:p>
          </table:table-cell>
          <table:table-cell table:number-columns-repeated="2"/>
          <table:table-cell table:formula="of:=IF(ISTEXT([.G812]);[.G812];&quot;&quot;)" office:value-type="string" office:string-value="feel" calcext:value-type="string">
            <text:p>feel</text:p>
          </table:table-cell>
          <table:table-cell table:formula="of:=CONCATENATE([.H812]; IF(ISTEXT([.B812]); CONCATENATE(&quot; {&quot;;[.B812];&quot;}&quot;);&quot;&quot;))" office:value-type="string" office:string-value="fartas {ntr}" calcext:value-type="string">
            <text:p>fartas {ntr}</text:p>
          </table:table-cell>
          <table:table-cell table:formula="of:=IF(ISTEXT([.I812]);[.I81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celebrate</text:p>
          </table:table-cell>
          <table:table-cell/>
          <table:table-cell office:value-type="string" calcext:value-type="string">
            <text:p>celebrate</text:p>
          </table:table-cell>
          <table:table-cell office:value-type="string" calcext:value-type="string">
            <text:p>festi</text:p>
          </table:table-cell>
          <table:table-cell table:number-columns-repeated="2"/>
          <table:table-cell table:formula="of:=IF(ISTEXT([.G813]);[.G813];&quot;&quot;)" office:value-type="string" office:string-value="celebrate" calcext:value-type="string">
            <text:p>celebrate</text:p>
          </table:table-cell>
          <table:table-cell table:formula="of:=CONCATENATE([.H813]; IF(ISTEXT([.B813]); CONCATENATE(&quot; {&quot;;[.B813];&quot;}&quot;);&quot;&quot;))" office:value-type="string" office:string-value="festi" calcext:value-type="string">
            <text:p>festi</text:p>
          </table:table-cell>
          <table:table-cell table:formula="of:=IF(ISTEXT([.I813]);[.I81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fix</text:p>
          </table:table-cell>
          <table:table-cell office:value-type="string" calcext:value-type="string">
            <text:p>fiksi</text:p>
          </table:table-cell>
          <table:table-cell office:value-type="string" calcext:value-type="string">
            <text:p>attach to a place</text:p>
          </table:table-cell>
          <table:table-cell/>
          <table:table-cell table:formula="of:=IF(ISTEXT([.G814]);[.G814];&quot;&quot;)" office:value-type="string" office:string-value="fix" calcext:value-type="string">
            <text:p>fix</text:p>
          </table:table-cell>
          <table:table-cell table:formula="of:=CONCATENATE([.H814]; IF(ISTEXT([.B814]); CONCATENATE(&quot; {&quot;;[.B814];&quot;}&quot;);&quot;&quot;))" office:value-type="string" office:string-value="fiksi {tr}" calcext:value-type="string">
            <text:p>fiksi {tr}</text:p>
          </table:table-cell>
          <table:table-cell table:formula="of:=IF(ISTEXT([.I814]);[.I814];&quot;&quot;)" office:value-type="string" office:string-value="attach to a place" calcext:value-type="string">
            <text:p>attach to a pla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fastened on, had</text:p>
          </table:table-cell>
          <table:table-cell/>
          <table:table-cell office:value-type="string" calcext:value-type="string">
            <text:p>had fastened on</text:p>
          </table:table-cell>
          <table:table-cell office:value-type="string" calcext:value-type="string">
            <text:p>fiksiĝis</text:p>
          </table:table-cell>
          <table:table-cell table:number-columns-repeated="2"/>
          <table:table-cell table:formula="of:=IF(ISTEXT([.G815]);[.G815];&quot;&quot;)" office:value-type="string" office:string-value="had fastened on" calcext:value-type="string">
            <text:p>had fastened on</text:p>
          </table:table-cell>
          <table:table-cell table:formula="of:=CONCATENATE([.H815]; IF(ISTEXT([.B815]); CONCATENATE(&quot; {&quot;;[.B815];&quot;}&quot;);&quot;&quot;))" office:value-type="string" office:string-value="fiksiĝis {ntr}" calcext:value-type="string">
            <text:p>fiksiĝis {ntr}</text:p>
          </table:table-cell>
          <table:table-cell table:formula="of:=IF(ISTEXT([.I815]);[.I81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fastened itself</text:p>
          </table:table-cell>
          <table:table-cell/>
          <table:table-cell office:value-type="string" calcext:value-type="string">
            <text:p>fastened itself</text:p>
          </table:table-cell>
          <table:table-cell office:value-type="string" calcext:value-type="string">
            <text:p>fiksiĝis</text:p>
          </table:table-cell>
          <table:table-cell table:number-columns-repeated="2"/>
          <table:table-cell table:formula="of:=IF(ISTEXT([.G816]);[.G816];&quot;&quot;)" office:value-type="string" office:string-value="fastened itself" calcext:value-type="string">
            <text:p>fastened itself</text:p>
          </table:table-cell>
          <table:table-cell table:formula="of:=CONCATENATE([.H816]; IF(ISTEXT([.B816]); CONCATENATE(&quot; {&quot;;[.B816];&quot;}&quot;);&quot;&quot;))" office:value-type="string" office:string-value="fiksiĝis {ntr}" calcext:value-type="string">
            <text:p>fiksiĝis {ntr}</text:p>
          </table:table-cell>
          <table:table-cell table:formula="of:=IF(ISTEXT([.I816]);[.I81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jammed</text:p>
          </table:table-cell>
          <table:table-cell/>
          <table:table-cell office:value-type="string" calcext:value-type="string">
            <text:p>jammed</text:p>
          </table:table-cell>
          <table:table-cell office:value-type="string" calcext:value-type="string">
            <text:p>fiksiĝis</text:p>
          </table:table-cell>
          <table:table-cell table:number-columns-repeated="2"/>
          <table:table-cell table:formula="of:=IF(ISTEXT([.G817]);[.G817];&quot;&quot;)" office:value-type="string" office:string-value="jammed" calcext:value-type="string">
            <text:p>jammed</text:p>
          </table:table-cell>
          <table:table-cell table:formula="of:=CONCATENATE([.H817]; IF(ISTEXT([.B817]); CONCATENATE(&quot; {&quot;;[.B817];&quot;}&quot;);&quot;&quot;))" office:value-type="string" office:string-value="fiksiĝis {ntr}" calcext:value-type="string">
            <text:p>fiksiĝis {ntr}</text:p>
          </table:table-cell>
          <table:table-cell table:formula="of:=IF(ISTEXT([.I817]);[.I81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bloom, to </text:p>
          </table:table-cell>
          <table:table-cell/>
          <table:table-cell office:value-type="string" calcext:value-type="string">
            <text:p>to bloom</text:p>
          </table:table-cell>
          <table:table-cell office:value-type="string" calcext:value-type="string">
            <text:p>flori</text:p>
          </table:table-cell>
          <table:table-cell table:number-columns-repeated="2"/>
          <table:table-cell table:formula="of:=IF(ISTEXT([.G818]);[.G818];&quot;&quot;)" office:value-type="string" office:string-value="to bloom" calcext:value-type="string">
            <text:p>to bloom</text:p>
          </table:table-cell>
          <table:table-cell table:formula="of:=CONCATENATE([.H818]; IF(ISTEXT([.B818]); CONCATENATE(&quot; {&quot;;[.B818];&quot;}&quot;);&quot;&quot;))" office:value-type="string" office:string-value="flori" calcext:value-type="string">
            <text:p>flori</text:p>
          </table:table-cell>
          <table:table-cell table:formula="of:=IF(ISTEXT([.I818]);[.I81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flower, to</text:p>
          </table:table-cell>
          <table:table-cell/>
          <table:table-cell office:value-type="string" calcext:value-type="string">
            <text:p>to flower</text:p>
          </table:table-cell>
          <table:table-cell office:value-type="string" calcext:value-type="string">
            <text:p>flori</text:p>
          </table:table-cell>
          <table:table-cell table:number-columns-repeated="2"/>
          <table:table-cell table:formula="of:=IF(ISTEXT([.G819]);[.G819];&quot;&quot;)" office:value-type="string" office:string-value="to flower" calcext:value-type="string">
            <text:p>to flower</text:p>
          </table:table-cell>
          <table:table-cell table:formula="of:=CONCATENATE([.H819]; IF(ISTEXT([.B819]); CONCATENATE(&quot; {&quot;;[.B819];&quot;}&quot;);&quot;&quot;))" office:value-type="string" office:string-value="flori" calcext:value-type="string">
            <text:p>flori</text:p>
          </table:table-cell>
          <table:table-cell table:formula="of:=IF(ISTEXT([.I819]);[.I81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flows</text:p>
          </table:table-cell>
          <table:table-cell/>
          <table:table-cell office:value-type="string" calcext:value-type="string">
            <text:p>flows</text:p>
          </table:table-cell>
          <table:table-cell office:value-type="string" calcext:value-type="string">
            <text:p>fluas</text:p>
          </table:table-cell>
          <table:table-cell table:number-columns-repeated="2"/>
          <table:table-cell table:formula="of:=IF(ISTEXT([.G820]);[.G820];&quot;&quot;)" office:value-type="string" office:string-value="flows" calcext:value-type="string">
            <text:p>flows</text:p>
          </table:table-cell>
          <table:table-cell table:formula="of:=CONCATENATE([.H820]; IF(ISTEXT([.B820]); CONCATENATE(&quot; {&quot;;[.B820];&quot;}&quot;);&quot;&quot;))" office:value-type="string" office:string-value="fluas {ntr}" calcext:value-type="string">
            <text:p>fluas {ntr}</text:p>
          </table:table-cell>
          <table:table-cell table:formula="of:=IF(ISTEXT([.I820]);[.I82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flies</text:p>
          </table:table-cell>
          <table:table-cell/>
          <table:table-cell office:value-type="string" calcext:value-type="string">
            <text:p>flies</text:p>
          </table:table-cell>
          <table:table-cell office:value-type="string" calcext:value-type="string">
            <text:p>flugas</text:p>
          </table:table-cell>
          <table:table-cell table:number-columns-repeated="2"/>
          <table:table-cell table:formula="of:=IF(ISTEXT([.G821]);[.G821];&quot;&quot;)" office:value-type="string" office:string-value="flies" calcext:value-type="string">
            <text:p>flies</text:p>
          </table:table-cell>
          <table:table-cell table:formula="of:=CONCATENATE([.H821]; IF(ISTEXT([.B821]); CONCATENATE(&quot; {&quot;;[.B821];&quot;}&quot;);&quot;&quot;))" office:value-type="string" office:string-value="flugas {ntr}" calcext:value-type="string">
            <text:p>flugas {ntr}</text:p>
          </table:table-cell>
          <table:table-cell table:formula="of:=IF(ISTEXT([.I821]);[.I82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flown</text:p>
          </table:table-cell>
          <table:table-cell/>
          <table:table-cell office:value-type="string" calcext:value-type="string">
            <text:p>flown</text:p>
          </table:table-cell>
          <table:table-cell office:value-type="string" calcext:value-type="string">
            <text:p>flugis</text:p>
          </table:table-cell>
          <table:table-cell table:number-columns-repeated="2"/>
          <table:table-cell table:formula="of:=IF(ISTEXT([.G822]);[.G822];&quot;&quot;)" office:value-type="string" office:string-value="flown" calcext:value-type="string">
            <text:p>flown</text:p>
          </table:table-cell>
          <table:table-cell table:formula="of:=CONCATENATE([.H822]; IF(ISTEXT([.B822]); CONCATENATE(&quot; {&quot;;[.B822];&quot;}&quot;);&quot;&quot;))" office:value-type="string" office:string-value="flugis {ntr}" calcext:value-type="string">
            <text:p>flugis {ntr}</text:p>
          </table:table-cell>
          <table:table-cell table:formula="of:=IF(ISTEXT([.I822]);[.I82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whisper</text:p>
          </table:table-cell>
          <table:table-cell/>
          <table:table-cell office:value-type="string" calcext:value-type="string">
            <text:p>whisper</text:p>
          </table:table-cell>
          <table:table-cell office:value-type="string" calcext:value-type="string">
            <text:p>flustri</text:p>
          </table:table-cell>
          <table:table-cell table:number-columns-repeated="2"/>
          <table:table-cell table:formula="of:=IF(ISTEXT([.G823]);[.G823];&quot;&quot;)" office:value-type="string" office:string-value="whisper" calcext:value-type="string">
            <text:p>whisper</text:p>
          </table:table-cell>
          <table:table-cell table:formula="of:=CONCATENATE([.H823]; IF(ISTEXT([.B823]); CONCATENATE(&quot; {&quot;;[.B823];&quot;}&quot;);&quot;&quot;))" office:value-type="string" office:string-value="flustri {tr}" calcext:value-type="string">
            <text:p>flustri {tr}</text:p>
          </table:table-cell>
          <table:table-cell table:formula="of:=IF(ISTEXT([.I823]);[.I82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absent, were </text:p>
          </table:table-cell>
          <table:table-cell/>
          <table:table-cell office:value-type="string" calcext:value-type="string">
            <text:p>were absent</text:p>
          </table:table-cell>
          <table:table-cell office:value-type="string" calcext:value-type="string">
            <text:p>forestis</text:p>
          </table:table-cell>
          <table:table-cell table:number-columns-repeated="2"/>
          <table:table-cell table:formula="of:=IF(ISTEXT([.G824]);[.G824];&quot;&quot;)" office:value-type="string" office:string-value="were absent" calcext:value-type="string">
            <text:p>were absent</text:p>
          </table:table-cell>
          <table:table-cell table:formula="of:=CONCATENATE([.H824]; IF(ISTEXT([.B824]); CONCATENATE(&quot; {&quot;;[.B824];&quot;}&quot;);&quot;&quot;))" office:value-type="string" office:string-value="forestis {ntr}" calcext:value-type="string">
            <text:p>forestis {ntr}</text:p>
          </table:table-cell>
          <table:table-cell table:formula="of:=IF(ISTEXT([.I824]);[.I82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forget</text:p>
          </table:table-cell>
          <table:table-cell/>
          <table:table-cell office:value-type="string" calcext:value-type="string">
            <text:p>forget</text:p>
          </table:table-cell>
          <table:table-cell office:value-type="string" calcext:value-type="string">
            <text:p>forgesi</text:p>
          </table:table-cell>
          <table:table-cell table:number-columns-repeated="2"/>
          <table:table-cell table:formula="of:=IF(ISTEXT([.G825]);[.G825];&quot;&quot;)" office:value-type="string" office:string-value="forget" calcext:value-type="string">
            <text:p>forget</text:p>
          </table:table-cell>
          <table:table-cell table:formula="of:=CONCATENATE([.H825]; IF(ISTEXT([.B825]); CONCATENATE(&quot; {&quot;;[.B825];&quot;}&quot;);&quot;&quot;))" office:value-type="string" office:string-value="forgesi" calcext:value-type="string">
            <text:p>forgesi</text:p>
          </table:table-cell>
          <table:table-cell table:formula="of:=IF(ISTEXT([.I825]);[.I82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foriris</text:p>
          </table:table-cell>
          <table:table-cell table:number-columns-repeated="2"/>
          <table:table-cell table:formula="of:=IF(ISTEXT([.G826]);[.G826];&quot;&quot;)" office:value-type="string" office:string-value="left" calcext:value-type="string">
            <text:p>left</text:p>
          </table:table-cell>
          <table:table-cell table:formula="of:=CONCATENATE([.H826]; IF(ISTEXT([.B826]); CONCATENATE(&quot; {&quot;;[.B826];&quot;}&quot;);&quot;&quot;))" office:value-type="string" office:string-value="foriris {ntr}" calcext:value-type="string">
            <text:p>foriris {ntr}</text:p>
          </table:table-cell>
          <table:table-cell table:formula="of:=IF(ISTEXT([.I826]);[.I82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led off</text:p>
          </table:table-cell>
          <table:table-cell/>
          <table:table-cell office:value-type="string" calcext:value-type="string">
            <text:p>led off</text:p>
          </table:table-cell>
          <table:table-cell office:value-type="string" calcext:value-type="string">
            <text:p>forkondukis</text:p>
          </table:table-cell>
          <table:table-cell table:number-columns-repeated="2"/>
          <table:table-cell table:formula="of:=IF(ISTEXT([.G827]);[.G827];&quot;&quot;)" office:value-type="string" office:string-value="led off" calcext:value-type="string">
            <text:p>led off</text:p>
          </table:table-cell>
          <table:table-cell table:formula="of:=CONCATENATE([.H827]; IF(ISTEXT([.B827]); CONCATENATE(&quot; {&quot;;[.B827];&quot;}&quot;);&quot;&quot;))" office:value-type="string" office:string-value="forkondukis {tr}" calcext:value-type="string">
            <text:p>forkondukis {tr}</text:p>
          </table:table-cell>
          <table:table-cell table:formula="of:=IF(ISTEXT([.I827]);[.I82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put aside</text:p>
          </table:table-cell>
          <table:table-cell/>
          <table:table-cell office:value-type="string" calcext:value-type="string">
            <text:p>put aside</text:p>
          </table:table-cell>
          <table:table-cell office:value-type="string" calcext:value-type="string">
            <text:p>formeti</text:p>
          </table:table-cell>
          <table:table-cell table:number-columns-repeated="2"/>
          <table:table-cell table:formula="of:=IF(ISTEXT([.G828]);[.G828];&quot;&quot;)" office:value-type="string" office:string-value="put aside" calcext:value-type="string">
            <text:p>put aside</text:p>
          </table:table-cell>
          <table:table-cell table:formula="of:=CONCATENATE([.H828]; IF(ISTEXT([.B828]); CONCATENATE(&quot; {&quot;;[.B828];&quot;}&quot;);&quot;&quot;))" office:value-type="string" office:string-value="formeti {tr}" calcext:value-type="string">
            <text:p>formeti {tr}</text:p>
          </table:table-cell>
          <table:table-cell table:formula="of:=IF(ISTEXT([.I828]);[.I82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becoming extinct</text:p>
          </table:table-cell>
          <table:table-cell/>
          <table:table-cell office:value-type="string" calcext:value-type="string">
            <text:p>becoming extinct</text:p>
          </table:table-cell>
          <table:table-cell office:value-type="string" calcext:value-type="string">
            <text:p>formortas</text:p>
          </table:table-cell>
          <table:table-cell table:number-columns-repeated="2"/>
          <table:table-cell table:formula="of:=IF(ISTEXT([.G829]);[.G829];&quot;&quot;)" office:value-type="string" office:string-value="becoming extinct" calcext:value-type="string">
            <text:p>becoming extinct</text:p>
          </table:table-cell>
          <table:table-cell table:formula="of:=CONCATENATE([.H829]; IF(ISTEXT([.B829]); CONCATENATE(&quot; {&quot;;[.B829];&quot;}&quot;);&quot;&quot;))" office:value-type="string" office:string-value="formortas" calcext:value-type="string">
            <text:p>formortas</text:p>
          </table:table-cell>
          <table:table-cell table:formula="of:=IF(ISTEXT([.I829]);[.I82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smash</text:p>
          </table:table-cell>
          <table:table-cell/>
          <table:table-cell office:value-type="string" calcext:value-type="string">
            <text:p>smash</text:p>
          </table:table-cell>
          <table:table-cell office:value-type="string" calcext:value-type="string">
            <text:p>frakasi</text:p>
          </table:table-cell>
          <table:table-cell table:number-columns-repeated="2"/>
          <table:table-cell table:formula="of:=IF(ISTEXT([.G830]);[.G830];&quot;&quot;)" office:value-type="string" office:string-value="smash" calcext:value-type="string">
            <text:p>smash</text:p>
          </table:table-cell>
          <table:table-cell table:formula="of:=CONCATENATE([.H830]; IF(ISTEXT([.B830]); CONCATENATE(&quot; {&quot;;[.B830];&quot;}&quot;);&quot;&quot;))" office:value-type="string" office:string-value="frakasi {tr}" calcext:value-type="string">
            <text:p>frakasi {tr}</text:p>
          </table:table-cell>
          <table:table-cell table:formula="of:=IF(ISTEXT([.I830]);[.I83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fled</text:p>
          </table:table-cell>
          <table:table-cell/>
          <table:table-cell office:value-type="string" calcext:value-type="string">
            <text:p>fled</text:p>
          </table:table-cell>
          <table:table-cell office:value-type="string" calcext:value-type="string">
            <text:p>fuĝis</text:p>
          </table:table-cell>
          <table:table-cell office:value-type="string" calcext:value-type="string">
            <text:p>flee from danger</text:p>
          </table:table-cell>
          <table:table-cell/>
          <table:table-cell table:formula="of:=IF(ISTEXT([.G831]);[.G831];&quot;&quot;)" office:value-type="string" office:string-value="fled" calcext:value-type="string">
            <text:p>fled</text:p>
          </table:table-cell>
          <table:table-cell table:formula="of:=CONCATENATE([.H831]; IF(ISTEXT([.B831]); CONCATENATE(&quot; {&quot;;[.B831];&quot;}&quot;);&quot;&quot;))" office:value-type="string" office:string-value="fuĝis {ntr}" calcext:value-type="string">
            <text:p>fuĝis {ntr}</text:p>
          </table:table-cell>
          <table:table-cell table:formula="of:=IF(ISTEXT([.I831]);[.I831];&quot;&quot;)" office:value-type="string" office:string-value="flee from danger" calcext:value-type="string">
            <text:p>flee from dang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gain</text:p>
          </table:table-cell>
          <table:table-cell/>
          <table:table-cell office:value-type="string" calcext:value-type="string">
            <text:p>gain</text:p>
          </table:table-cell>
          <table:table-cell office:value-type="string" calcext:value-type="string">
            <text:p>gajni</text:p>
          </table:table-cell>
          <table:table-cell table:number-columns-repeated="2"/>
          <table:table-cell table:formula="of:=IF(ISTEXT([.G832]);[.G832];&quot;&quot;)" office:value-type="string" office:string-value="gain" calcext:value-type="string">
            <text:p>gain</text:p>
          </table:table-cell>
          <table:table-cell table:formula="of:=CONCATENATE([.H832]; IF(ISTEXT([.B832]); CONCATENATE(&quot; {&quot;;[.B832];&quot;}&quot;);&quot;&quot;))" office:value-type="string" office:string-value="gajni {tr}" calcext:value-type="string">
            <text:p>gajni {tr}</text:p>
          </table:table-cell>
          <table:table-cell table:formula="of:=IF(ISTEXT([.I832]);[.I83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makes a gesture</text:p>
          </table:table-cell>
          <table:table-cell/>
          <table:table-cell office:value-type="string" calcext:value-type="string">
            <text:p>makes a gesture</text:p>
          </table:table-cell>
          <table:table-cell office:value-type="string" calcext:value-type="string">
            <text:p>gesti</text:p>
          </table:table-cell>
          <table:table-cell table:number-columns-repeated="2"/>
          <table:table-cell table:formula="of:=IF(ISTEXT([.G833]);[.G833];&quot;&quot;)" office:value-type="string" office:string-value="makes a gesture" calcext:value-type="string">
            <text:p>makes a gesture</text:p>
          </table:table-cell>
          <table:table-cell table:formula="of:=CONCATENATE([.H833]; IF(ISTEXT([.B833]); CONCATENATE(&quot; {&quot;;[.B833];&quot;}&quot;);&quot;&quot;))" office:value-type="string" office:string-value="gesti {ntr}" calcext:value-type="string">
            <text:p>gesti {ntr}</text:p>
          </table:table-cell>
          <table:table-cell table:formula="of:=IF(ISTEXT([.I833]);[.I83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spun</text:p>
          </table:table-cell>
          <table:table-cell/>
          <table:table-cell office:value-type="string" calcext:value-type="string">
            <text:p>spun</text:p>
          </table:table-cell>
          <table:table-cell office:value-type="string" calcext:value-type="string">
            <text:p>giris</text:p>
          </table:table-cell>
          <table:table-cell table:number-columns-repeated="2"/>
          <table:table-cell table:formula="of:=IF(ISTEXT([.G834]);[.G834];&quot;&quot;)" office:value-type="string" office:string-value="spun" calcext:value-type="string">
            <text:p>spun</text:p>
          </table:table-cell>
          <table:table-cell table:formula="of:=CONCATENATE([.H834]; IF(ISTEXT([.B834]); CONCATENATE(&quot; {&quot;;[.B834];&quot;}&quot;);&quot;&quot;))" office:value-type="string" office:string-value="giris {ntr}" calcext:value-type="string">
            <text:p>giris {ntr}</text:p>
          </table:table-cell>
          <table:table-cell table:formula="of:=IF(ISTEXT([.I834]);[.I83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matters</text:p>
          </table:table-cell>
          <table:table-cell/>
          <table:table-cell office:value-type="string" calcext:value-type="string">
            <text:p>matters</text:p>
          </table:table-cell>
          <table:table-cell office:value-type="string" calcext:value-type="string">
            <text:p>gravas</text:p>
          </table:table-cell>
          <table:table-cell table:number-columns-repeated="2"/>
          <table:table-cell table:formula="of:=IF(ISTEXT([.G835]);[.G835];&quot;&quot;)" office:value-type="string" office:string-value="matters" calcext:value-type="string">
            <text:p>matters</text:p>
          </table:table-cell>
          <table:table-cell table:formula="of:=CONCATENATE([.H835]; IF(ISTEXT([.B835]); CONCATENATE(&quot; {&quot;;[.B835];&quot;}&quot;);&quot;&quot;))" office:value-type="string" office:string-value="gravas" calcext:value-type="string">
            <text:p>gravas</text:p>
          </table:table-cell>
          <table:table-cell table:formula="of:=IF(ISTEXT([.I835]);[.I83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stop</text:p>
          </table:table-cell>
          <table:table-cell office:value-type="string" calcext:value-type="string">
            <text:p>halti</text:p>
          </table:table-cell>
          <table:table-cell table:number-columns-repeated="2"/>
          <table:table-cell table:formula="of:=IF(ISTEXT([.G836]);[.G836];&quot;&quot;)" office:value-type="string" office:string-value="stop" calcext:value-type="string">
            <text:p>stop</text:p>
          </table:table-cell>
          <table:table-cell table:formula="of:=CONCATENATE([.H836]; IF(ISTEXT([.B836]); CONCATENATE(&quot; {&quot;;[.B836];&quot;}&quot;);&quot;&quot;))" office:value-type="string" office:string-value="halti {ntr}" calcext:value-type="string">
            <text:p>halti {ntr}</text:p>
          </table:table-cell>
          <table:table-cell table:formula="of:=IF(ISTEXT([.I836]);[.I83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ad</text:p>
          </table:table-cell>
          <table:table-cell/>
          <table:table-cell office:value-type="string" calcext:value-type="string">
            <text:p>had</text:p>
          </table:table-cell>
          <table:table-cell office:value-type="string" calcext:value-type="string">
            <text:p>havis</text:p>
          </table:table-cell>
          <table:table-cell table:number-columns-repeated="2"/>
          <table:table-cell table:formula="of:=IF(ISTEXT([.G837]);[.G837];&quot;&quot;)" office:value-type="string" office:string-value="had" calcext:value-type="string">
            <text:p>had</text:p>
          </table:table-cell>
          <table:table-cell table:formula="of:=CONCATENATE([.H837]; IF(ISTEXT([.B837]); CONCATENATE(&quot; {&quot;;[.B837];&quot;}&quot;);&quot;&quot;))" office:value-type="string" office:string-value="havis {tr}" calcext:value-type="string">
            <text:p>havis {tr}</text:p>
          </table:table-cell>
          <table:table-cell table:formula="of:=IF(ISTEXT([.I837]);[.I83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aid, to</text:p>
          </table:table-cell>
          <table:table-cell/>
          <table:table-cell office:value-type="string" calcext:value-type="string">
            <text:p>to aid</text:p>
          </table:table-cell>
          <table:table-cell office:value-type="string" calcext:value-type="string">
            <text:p>helpi</text:p>
          </table:table-cell>
          <table:table-cell table:number-columns-repeated="2"/>
          <table:table-cell table:formula="of:=IF(ISTEXT([.G838]);[.G838];&quot;&quot;)" office:value-type="string" office:string-value="to aid" calcext:value-type="string">
            <text:p>to aid</text:p>
          </table:table-cell>
          <table:table-cell table:formula="of:=CONCATENATE([.H838]; IF(ISTEXT([.B838]); CONCATENATE(&quot; {&quot;;[.B838];&quot;}&quot;);&quot;&quot;))" office:value-type="string" office:string-value="helpi" calcext:value-type="string">
            <text:p>helpi</text:p>
          </table:table-cell>
          <table:table-cell table:formula="of:=IF(ISTEXT([.I838]);[.I83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help</text:p>
          </table:table-cell>
          <table:table-cell office:value-type="string" calcext:value-type="string">
            <text:p>helpi</text:p>
          </table:table-cell>
          <table:table-cell table:number-columns-repeated="2"/>
          <table:table-cell table:formula="of:=IF(ISTEXT([.G839]);[.G839];&quot;&quot;)" office:value-type="string" office:string-value="help" calcext:value-type="string">
            <text:p>help</text:p>
          </table:table-cell>
          <table:table-cell table:formula="of:=CONCATENATE([.H839]; IF(ISTEXT([.B839]); CONCATENATE(&quot; {&quot;;[.B839];&quot;}&quot;);&quot;&quot;))" office:value-type="string" office:string-value="helpi {tr}" calcext:value-type="string">
            <text:p>helpi {tr}</text:p>
          </table:table-cell>
          <table:table-cell table:formula="of:=IF(ISTEXT([.I839]);[.I83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hesitate</text:p>
          </table:table-cell>
          <table:table-cell/>
          <table:table-cell office:value-type="string" calcext:value-type="string">
            <text:p>hesitate</text:p>
          </table:table-cell>
          <table:table-cell office:value-type="string" calcext:value-type="string">
            <text:p>heziti</text:p>
          </table:table-cell>
          <table:table-cell table:number-columns-repeated="2"/>
          <table:table-cell table:formula="of:=IF(ISTEXT([.G840]);[.G840];&quot;&quot;)" office:value-type="string" office:string-value="hesitate" calcext:value-type="string">
            <text:p>hesitate</text:p>
          </table:table-cell>
          <table:table-cell table:formula="of:=CONCATENATE([.H840]; IF(ISTEXT([.B840]); CONCATENATE(&quot; {&quot;;[.B840];&quot;}&quot;);&quot;&quot;))" office:value-type="string" office:string-value="heziti {ntr}" calcext:value-type="string">
            <text:p>heziti {ntr}</text:p>
          </table:table-cell>
          <table:table-cell table:formula="of:=IF(ISTEXT([.I840]);[.I84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onour</text:p>
          </table:table-cell>
          <table:table-cell/>
          <table:table-cell office:value-type="string" calcext:value-type="string">
            <text:p>honour</text:p>
          </table:table-cell>
          <table:table-cell office:value-type="string" calcext:value-type="string">
            <text:p>honori</text:p>
          </table:table-cell>
          <table:table-cell office:value-type="string" calcext:value-type="string">
            <text:p>show respect</text:p>
          </table:table-cell>
          <table:table-cell/>
          <table:table-cell table:formula="of:=IF(ISTEXT([.G841]);[.G841];&quot;&quot;)" office:value-type="string" office:string-value="honour" calcext:value-type="string">
            <text:p>honour</text:p>
          </table:table-cell>
          <table:table-cell table:formula="of:=CONCATENATE([.H841]; IF(ISTEXT([.B841]); CONCATENATE(&quot; {&quot;;[.B841];&quot;}&quot;);&quot;&quot;))" office:value-type="string" office:string-value="honori {tr}" calcext:value-type="string">
            <text:p>honori {tr}</text:p>
          </table:table-cell>
          <table:table-cell table:formula="of:=IF(ISTEXT([.I841]);[.I841];&quot;&quot;)" office:value-type="string" office:string-value="show respect" calcext:value-type="string">
            <text:p>show resp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am ashamed</text:p>
          </table:table-cell>
          <table:table-cell/>
          <table:table-cell office:value-type="string" calcext:value-type="string">
            <text:p>am ashamed</text:p>
          </table:table-cell>
          <table:table-cell office:value-type="string" calcext:value-type="string">
            <text:p>hontas</text:p>
          </table:table-cell>
          <table:table-cell table:number-columns-repeated="2"/>
          <table:table-cell table:formula="of:=IF(ISTEXT([.G842]);[.G842];&quot;&quot;)" office:value-type="string" office:string-value="am ashamed" calcext:value-type="string">
            <text:p>am ashamed</text:p>
          </table:table-cell>
          <table:table-cell table:formula="of:=CONCATENATE([.H842]; IF(ISTEXT([.B842]); CONCATENATE(&quot; {&quot;;[.B842];&quot;}&quot;);&quot;&quot;))" office:value-type="string" office:string-value="hontas {tr}" calcext:value-type="string">
            <text:p>hontas {tr}</text:p>
          </table:table-cell>
          <table:table-cell table:formula="of:=IF(ISTEXT([.I842]);[.I84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become</text:p>
          </table:table-cell>
          <table:table-cell/>
          <table:table-cell office:value-type="string" calcext:value-type="string">
            <text:p>become</text:p>
          </table:table-cell>
          <table:table-cell office:value-type="string" calcext:value-type="string">
            <text:p>iĝi</text:p>
          </table:table-cell>
          <table:table-cell table:number-columns-repeated="2"/>
          <table:table-cell table:formula="of:=IF(ISTEXT([.G843]);[.G843];&quot;&quot;)" office:value-type="string" office:string-value="become" calcext:value-type="string">
            <text:p>become</text:p>
          </table:table-cell>
          <table:table-cell table:formula="of:=CONCATENATE([.H843]; IF(ISTEXT([.B843]); CONCATENATE(&quot; {&quot;;[.B843];&quot;}&quot;);&quot;&quot;))" office:value-type="string" office:string-value="iĝi {ntr}" calcext:value-type="string">
            <text:p>iĝi {ntr}</text:p>
          </table:table-cell>
          <table:table-cell table:formula="of:=IF(ISTEXT([.I843]);[.I84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influence</text:p>
          </table:table-cell>
          <table:table-cell/>
          <table:table-cell office:value-type="string" calcext:value-type="string">
            <text:p>influence</text:p>
          </table:table-cell>
          <table:table-cell office:value-type="string" calcext:value-type="string">
            <text:p>influi</text:p>
          </table:table-cell>
          <table:table-cell table:number-columns-repeated="2"/>
          <table:table-cell table:formula="of:=IF(ISTEXT([.G844]);[.G844];&quot;&quot;)" office:value-type="string" office:string-value="influence" calcext:value-type="string">
            <text:p>influence</text:p>
          </table:table-cell>
          <table:table-cell table:formula="of:=CONCATENATE([.H844]; IF(ISTEXT([.B844]); CONCATENATE(&quot; {&quot;;[.B844];&quot;}&quot;);&quot;&quot;))" office:value-type="string" office:string-value="influi {tr}" calcext:value-type="string">
            <text:p>influi {tr}</text:p>
          </table:table-cell>
          <table:table-cell table:formula="of:=IF(ISTEXT([.I844]);[.I84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inform</text:p>
          </table:table-cell>
          <table:table-cell office:value-type="string" calcext:value-type="string">
            <text:p>informi</text:p>
          </table:table-cell>
          <table:table-cell office:value-type="string" calcext:value-type="string">
            <text:p>(tr)</text:p>
          </table:table-cell>
          <table:table-cell/>
          <table:table-cell table:formula="of:=IF(ISTEXT([.G845]);[.G845];&quot;&quot;)" office:value-type="string" office:string-value="inform" calcext:value-type="string">
            <text:p>inform</text:p>
          </table:table-cell>
          <table:table-cell table:formula="of:=CONCATENATE([.H845]; IF(ISTEXT([.B845]); CONCATENATE(&quot; {&quot;;[.B845];&quot;}&quot;);&quot;&quot;))" office:value-type="string" office:string-value="informi {tr}" calcext:value-type="string">
            <text:p>informi {tr}</text:p>
          </table:table-cell>
          <table:table-cell table:formula="of:=IF(ISTEXT([.I845]);[.I845];&quot;&quot;)" office:value-type="string" office:string-value="(tr)" calcext:value-type="string">
            <text:p>(t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teach</text:p>
          </table:table-cell>
          <table:table-cell/>
          <table:table-cell office:value-type="string" calcext:value-type="string">
            <text:p>teach</text:p>
          </table:table-cell>
          <table:table-cell office:value-type="string" calcext:value-type="string">
            <text:p>instrui</text:p>
          </table:table-cell>
          <table:table-cell table:number-columns-repeated="2"/>
          <table:table-cell table:formula="of:=IF(ISTEXT([.G846]);[.G846];&quot;&quot;)" office:value-type="string" office:string-value="teach" calcext:value-type="string">
            <text:p>teach</text:p>
          </table:table-cell>
          <table:table-cell table:formula="of:=CONCATENATE([.H846]; IF(ISTEXT([.B846]); CONCATENATE(&quot; {&quot;;[.B846];&quot;}&quot;);&quot;&quot;))" office:value-type="string" office:string-value="instrui {tr}" calcext:value-type="string">
            <text:p>instrui {tr}</text:p>
          </table:table-cell>
          <table:table-cell table:formula="of:=IF(ISTEXT([.I846]);[.I84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intenci</text:p>
          </table:table-cell>
          <table:table-cell office:value-type="string" calcext:value-type="string">
            <text:p>intended action</text:p>
          </table:table-cell>
          <table:table-cell/>
          <table:table-cell table:formula="of:=IF(ISTEXT([.G847]);[.G847];&quot;&quot;)" office:value-type="string" office:string-value="mean" calcext:value-type="string">
            <text:p>mean</text:p>
          </table:table-cell>
          <table:table-cell table:formula="of:=CONCATENATE([.H847]; IF(ISTEXT([.B847]); CONCATENATE(&quot; {&quot;;[.B847];&quot;}&quot;);&quot;&quot;))" office:value-type="string" office:string-value="intenci {tr}" calcext:value-type="string">
            <text:p>intenci {tr}</text:p>
          </table:table-cell>
          <table:table-cell table:formula="of:=IF(ISTEXT([.I847]);[.I847];&quot;&quot;)" office:value-type="string" office:string-value="intended action" calcext:value-type="string">
            <text:p>intended a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meant</text:p>
          </table:table-cell>
          <table:table-cell/>
          <table:table-cell office:value-type="string" calcext:value-type="string">
            <text:p>meant</text:p>
          </table:table-cell>
          <table:table-cell office:value-type="string" calcext:value-type="string">
            <text:p>intencis</text:p>
          </table:table-cell>
          <table:table-cell office:value-type="string" calcext:value-type="string">
            <text:p>intended action</text:p>
          </table:table-cell>
          <table:table-cell/>
          <table:table-cell table:formula="of:=IF(ISTEXT([.G848]);[.G848];&quot;&quot;)" office:value-type="string" office:string-value="meant" calcext:value-type="string">
            <text:p>meant</text:p>
          </table:table-cell>
          <table:table-cell table:formula="of:=CONCATENATE([.H848]; IF(ISTEXT([.B848]); CONCATENATE(&quot; {&quot;;[.B848];&quot;}&quot;);&quot;&quot;))" office:value-type="string" office:string-value="intencis {tr}" calcext:value-type="string">
            <text:p>intencis {tr}</text:p>
          </table:table-cell>
          <table:table-cell table:formula="of:=IF(ISTEXT([.I848]);[.I848];&quot;&quot;)" office:value-type="string" office:string-value="intended action" calcext:value-type="string">
            <text:p>intended a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plotting</text:p>
          </table:table-cell>
          <table:table-cell/>
          <table:table-cell office:value-type="string" calcext:value-type="string">
            <text:p>plotting</text:p>
          </table:table-cell>
          <table:table-cell office:value-type="string" calcext:value-type="string">
            <text:p>intrigi</text:p>
          </table:table-cell>
          <table:table-cell table:number-columns-repeated="2"/>
          <table:table-cell table:formula="of:=IF(ISTEXT([.G849]);[.G849];&quot;&quot;)" office:value-type="string" office:string-value="plotting" calcext:value-type="string">
            <text:p>plotting</text:p>
          </table:table-cell>
          <table:table-cell table:formula="of:=CONCATENATE([.H849]; IF(ISTEXT([.B849]); CONCATENATE(&quot; {&quot;;[.B849];&quot;}&quot;);&quot;&quot;))" office:value-type="string" office:string-value="intrigi {ntr}" calcext:value-type="string">
            <text:p>intrigi {ntr}</text:p>
          </table:table-cell>
          <table:table-cell table:formula="of:=IF(ISTEXT([.I849]);[.I84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go</text:p>
          </table:table-cell>
          <table:table-cell/>
          <table:table-cell office:value-type="string" calcext:value-type="string">
            <text:p>go</text:p>
          </table:table-cell>
          <table:table-cell office:value-type="string" calcext:value-type="string">
            <text:p>iri</text:p>
          </table:table-cell>
          <table:table-cell table:number-columns-repeated="2"/>
          <table:table-cell table:formula="of:=IF(ISTEXT([.G850]);[.G850];&quot;&quot;)" office:value-type="string" office:string-value="go" calcext:value-type="string">
            <text:p>go</text:p>
          </table:table-cell>
          <table:table-cell table:formula="of:=CONCATENATE([.H850]; IF(ISTEXT([.B850]); CONCATENATE(&quot; {&quot;;[.B850];&quot;}&quot;);&quot;&quot;))" office:value-type="string" office:string-value="iri" calcext:value-type="string">
            <text:p>iri</text:p>
          </table:table-cell>
          <table:table-cell table:formula="of:=IF(ISTEXT([.I850]);[.I85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komencitas</text:p>
          </table:table-cell>
          <table:table-cell/>
          <table:table-cell office:value-type="string" calcext:value-type="string">
            <text:p>komencitas</text:p>
          </table:table-cell>
          <table:table-cell office:value-type="string" calcext:value-type="string">
            <text:p>is begun</text:p>
          </table:table-cell>
          <table:table-cell table:number-columns-repeated="2"/>
          <table:table-cell table:formula="of:=IF(ISTEXT([.G851]);[.G851];&quot;&quot;)" office:value-type="string" office:string-value="komencitas" calcext:value-type="string">
            <text:p>komencitas</text:p>
          </table:table-cell>
          <table:table-cell table:formula="of:=CONCATENATE([.H851]; IF(ISTEXT([.B851]); CONCATENATE(&quot; {&quot;;[.B851];&quot;}&quot;);&quot;&quot;))" office:value-type="string" office:string-value="is begun {tr}" calcext:value-type="string">
            <text:p>is begun {tr}</text:p>
          </table:table-cell>
          <table:table-cell table:formula="of:=IF(ISTEXT([.I851]);[.I85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toss</text:p>
          </table:table-cell>
          <table:table-cell/>
          <table:table-cell office:value-type="string" calcext:value-type="string">
            <text:p>toss</text:p>
          </table:table-cell>
          <table:table-cell office:value-type="string" calcext:value-type="string">
            <text:p>ĵeti</text:p>
          </table:table-cell>
          <table:table-cell table:number-columns-repeated="2"/>
          <table:table-cell table:formula="of:=IF(ISTEXT([.G852]);[.G852];&quot;&quot;)" office:value-type="string" office:string-value="toss" calcext:value-type="string">
            <text:p>toss</text:p>
          </table:table-cell>
          <table:table-cell table:formula="of:=CONCATENATE([.H852]; IF(ISTEXT([.B852]); CONCATENATE(&quot; {&quot;;[.B852];&quot;}&quot;);&quot;&quot;))" office:value-type="string" office:string-value="ĵeti {tr}" calcext:value-type="string">
            <text:p>ĵeti {tr}</text:p>
          </table:table-cell>
          <table:table-cell table:formula="of:=IF(ISTEXT([.I852]);[.I85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|ntr</text:p>
          </table:table-cell>
          <table:table-cell table:number-columns-repeated="2"/>
          <table:table-cell office:value-type="string" calcext:value-type="string">
            <text:p>calculate</text:p>
          </table:table-cell>
          <table:table-cell/>
          <table:table-cell office:value-type="string" calcext:value-type="string">
            <text:p>calculate</text:p>
          </table:table-cell>
          <table:table-cell office:value-type="string" calcext:value-type="string">
            <text:p>kalkuli</text:p>
          </table:table-cell>
          <table:table-cell table:number-columns-repeated="2"/>
          <table:table-cell table:formula="of:=IF(ISTEXT([.G853]);[.G853];&quot;&quot;)" office:value-type="string" office:string-value="calculate" calcext:value-type="string">
            <text:p>calculate</text:p>
          </table:table-cell>
          <table:table-cell table:formula="of:=CONCATENATE([.H853]; IF(ISTEXT([.B853]); CONCATENATE(&quot; {&quot;;[.B853];&quot;}&quot;);&quot;&quot;))" office:value-type="string" office:string-value="kalkuli {tr|ntr}" calcext:value-type="string">
            <text:p>kalkuli {tr|ntr}</text:p>
          </table:table-cell>
          <table:table-cell table:formula="of:=IF(ISTEXT([.I853]);[.I85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seize</text:p>
          </table:table-cell>
          <table:table-cell office:value-type="string" calcext:value-type="string">
            <text:p>kapti</text:p>
          </table:table-cell>
          <table:table-cell table:number-columns-repeated="2"/>
          <table:table-cell table:formula="of:=IF(ISTEXT([.G854]);[.G854];&quot;&quot;)" office:value-type="string" office:string-value="seize" calcext:value-type="string">
            <text:p>seize</text:p>
          </table:table-cell>
          <table:table-cell table:formula="of:=CONCATENATE([.H854]; IF(ISTEXT([.B854]); CONCATENATE(&quot; {&quot;;[.B854];&quot;}&quot;);&quot;&quot;))" office:value-type="string" office:string-value="kapti {tr}" calcext:value-type="string">
            <text:p>kapti {tr}</text:p>
          </table:table-cell>
          <table:table-cell table:formula="of:=IF(ISTEXT([.I854]);[.I85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ides</text:p>
          </table:table-cell>
          <table:table-cell/>
          <table:table-cell office:value-type="string" calcext:value-type="string">
            <text:p>hides</text:p>
          </table:table-cell>
          <table:table-cell office:value-type="string" calcext:value-type="string">
            <text:p>kaŝas</text:p>
          </table:table-cell>
          <table:table-cell table:number-columns-repeated="2"/>
          <table:table-cell table:formula="of:=IF(ISTEXT([.G855]);[.G855];&quot;&quot;)" office:value-type="string" office:string-value="hides" calcext:value-type="string">
            <text:p>hides</text:p>
          </table:table-cell>
          <table:table-cell table:formula="of:=CONCATENATE([.H855]; IF(ISTEXT([.B855]); CONCATENATE(&quot; {&quot;;[.B855];&quot;}&quot;);&quot;&quot;))" office:value-type="string" office:string-value="kaŝas {tr}" calcext:value-type="string">
            <text:p>kaŝas {tr}</text:p>
          </table:table-cell>
          <table:table-cell table:formula="of:=IF(ISTEXT([.I855]);[.I85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conceal</text:p>
          </table:table-cell>
          <table:table-cell/>
          <table:table-cell office:value-type="string" calcext:value-type="string">
            <text:p>conceal</text:p>
          </table:table-cell>
          <table:table-cell office:value-type="string" calcext:value-type="string">
            <text:p>kaŝi</text:p>
          </table:table-cell>
          <table:table-cell office:value-type="string" calcext:value-type="string">
            <text:p>(tr)</text:p>
          </table:table-cell>
          <table:table-cell/>
          <table:table-cell table:formula="of:=IF(ISTEXT([.G856]);[.G856];&quot;&quot;)" office:value-type="string" office:string-value="conceal" calcext:value-type="string">
            <text:p>conceal</text:p>
          </table:table-cell>
          <table:table-cell table:formula="of:=CONCATENATE([.H856]; IF(ISTEXT([.B856]); CONCATENATE(&quot; {&quot;;[.B856];&quot;}&quot;);&quot;&quot;))" office:value-type="string" office:string-value="kaŝi {tr}" calcext:value-type="string">
            <text:p>kaŝi {tr}</text:p>
          </table:table-cell>
          <table:table-cell table:formula="of:=IF(ISTEXT([.I856]);[.I856];&quot;&quot;)" office:value-type="string" office:string-value="(tr)" calcext:value-type="string">
            <text:p>(t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cause</text:p>
          </table:table-cell>
          <table:table-cell/>
          <table:table-cell office:value-type="string" calcext:value-type="string">
            <text:p>cause</text:p>
          </table:table-cell>
          <table:table-cell office:value-type="string" calcext:value-type="string">
            <text:p>kaŭzi</text:p>
          </table:table-cell>
          <table:table-cell table:number-columns-repeated="2"/>
          <table:table-cell table:formula="of:=IF(ISTEXT([.G857]);[.G857];&quot;&quot;)" office:value-type="string" office:string-value="cause" calcext:value-type="string">
            <text:p>cause</text:p>
          </table:table-cell>
          <table:table-cell table:formula="of:=CONCATENATE([.H857]; IF(ISTEXT([.B857]); CONCATENATE(&quot; {&quot;;[.B857];&quot;}&quot;);&quot;&quot;))" office:value-type="string" office:string-value="kaŭzi {tr}" calcext:value-type="string">
            <text:p>kaŭzi {tr}</text:p>
          </table:table-cell>
          <table:table-cell table:formula="of:=IF(ISTEXT([.I857]);[.I85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stir</text:p>
          </table:table-cell>
          <table:table-cell/>
          <table:table-cell office:value-type="string" calcext:value-type="string">
            <text:p>stir</text:p>
          </table:table-cell>
          <table:table-cell office:value-type="string" calcext:value-type="string">
            <text:p>kirli</text:p>
          </table:table-cell>
          <table:table-cell table:number-columns-repeated="2"/>
          <table:table-cell table:formula="of:=IF(ISTEXT([.G858]);[.G858];&quot;&quot;)" office:value-type="string" office:string-value="stir" calcext:value-type="string">
            <text:p>stir</text:p>
          </table:table-cell>
          <table:table-cell table:formula="of:=CONCATENATE([.H858]; IF(ISTEXT([.B858]); CONCATENATE(&quot; {&quot;;[.B858];&quot;}&quot;);&quot;&quot;))" office:value-type="string" office:string-value="kirli {tr}" calcext:value-type="string">
            <text:p>kirli {tr}</text:p>
          </table:table-cell>
          <table:table-cell table:formula="of:=IF(ISTEXT([.I858]);[.I85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whirl</text:p>
          </table:table-cell>
          <table:table-cell/>
          <table:table-cell office:value-type="string" calcext:value-type="string">
            <text:p>whirl</text:p>
          </table:table-cell>
          <table:table-cell office:value-type="string" calcext:value-type="string">
            <text:p>kirliĝi</text:p>
          </table:table-cell>
          <table:table-cell table:number-columns-repeated="2"/>
          <table:table-cell table:formula="of:=IF(ISTEXT([.G859]);[.G859];&quot;&quot;)" office:value-type="string" office:string-value="whirl" calcext:value-type="string">
            <text:p>whirl</text:p>
          </table:table-cell>
          <table:table-cell table:formula="of:=CONCATENATE([.H859]; IF(ISTEXT([.B859]); CONCATENATE(&quot; {&quot;;[.B859];&quot;}&quot;);&quot;&quot;))" office:value-type="string" office:string-value="kirliĝi {ntr}" calcext:value-type="string">
            <text:p>kirliĝi {ntr}</text:p>
          </table:table-cell>
          <table:table-cell table:formula="of:=IF(ISTEXT([.I859]);[.I85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kiss</text:p>
          </table:table-cell>
          <table:table-cell/>
          <table:table-cell office:value-type="string" calcext:value-type="string">
            <text:p>kiss</text:p>
          </table:table-cell>
          <table:table-cell office:value-type="string" calcext:value-type="string">
            <text:p>kisi</text:p>
          </table:table-cell>
          <table:table-cell table:number-columns-repeated="2"/>
          <table:table-cell table:formula="of:=IF(ISTEXT([.G860]);[.G860];&quot;&quot;)" office:value-type="string" office:string-value="kiss" calcext:value-type="string">
            <text:p>kiss</text:p>
          </table:table-cell>
          <table:table-cell table:formula="of:=CONCATENATE([.H860]; IF(ISTEXT([.B860]); CONCATENATE(&quot; {&quot;;[.B860];&quot;}&quot;);&quot;&quot;))" office:value-type="string" office:string-value="kisi {tr}" calcext:value-type="string">
            <text:p>kisi {tr}</text:p>
          </table:table-cell>
          <table:table-cell table:formula="of:=IF(ISTEXT([.I860]);[.I86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stooped</text:p>
          </table:table-cell>
          <table:table-cell/>
          <table:table-cell office:value-type="string" calcext:value-type="string">
            <text:p>stooped</text:p>
          </table:table-cell>
          <table:table-cell office:value-type="string" calcext:value-type="string">
            <text:p>kliniĝis</text:p>
          </table:table-cell>
          <table:table-cell table:number-columns-repeated="2"/>
          <table:table-cell table:formula="of:=IF(ISTEXT([.G861]);[.G861];&quot;&quot;)" office:value-type="string" office:string-value="stooped" calcext:value-type="string">
            <text:p>stooped</text:p>
          </table:table-cell>
          <table:table-cell table:formula="of:=CONCATENATE([.H861]; IF(ISTEXT([.B861]); CONCATENATE(&quot; {&quot;;[.B861];&quot;}&quot;);&quot;&quot;))" office:value-type="string" office:string-value="kliniĝis {ntr}" calcext:value-type="string">
            <text:p>kliniĝis {ntr}</text:p>
          </table:table-cell>
          <table:table-cell table:formula="of:=IF(ISTEXT([.I861]);[.I86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bang</text:p>
          </table:table-cell>
          <table:table-cell/>
          <table:table-cell office:value-type="string" calcext:value-type="string">
            <text:p>bang</text:p>
          </table:table-cell>
          <table:table-cell office:value-type="string" calcext:value-type="string">
            <text:p>knali</text:p>
          </table:table-cell>
          <table:table-cell office:value-type="string" calcext:value-type="string">
            <text:p>make a bang or snap sound</text:p>
          </table:table-cell>
          <table:table-cell/>
          <table:table-cell table:formula="of:=IF(ISTEXT([.G862]);[.G862];&quot;&quot;)" office:value-type="string" office:string-value="bang" calcext:value-type="string">
            <text:p>bang</text:p>
          </table:table-cell>
          <table:table-cell table:formula="of:=CONCATENATE([.H862]; IF(ISTEXT([.B862]); CONCATENATE(&quot; {&quot;;[.B862];&quot;}&quot;);&quot;&quot;))" office:value-type="string" office:string-value="knali {ntr}" calcext:value-type="string">
            <text:p>knali {ntr}</text:p>
          </table:table-cell>
          <table:table-cell table:formula="of:=IF(ISTEXT([.I862]);[.I862];&quot;&quot;)" office:value-type="string" office:string-value="make a bang or snap sound" calcext:value-type="string">
            <text:p>make a bang or snap sou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wedge</text:p>
          </table:table-cell>
          <table:table-cell/>
          <table:table-cell office:value-type="string" calcext:value-type="string">
            <text:p>wedge</text:p>
          </table:table-cell>
          <table:table-cell office:value-type="string" calcext:value-type="string">
            <text:p>kojni</text:p>
          </table:table-cell>
          <table:table-cell office:value-type="string" calcext:value-type="string">
            <text:p>immobilize with a wedge</text:p>
          </table:table-cell>
          <table:table-cell/>
          <table:table-cell table:formula="of:=IF(ISTEXT([.G863]);[.G863];&quot;&quot;)" office:value-type="string" office:string-value="wedge" calcext:value-type="string">
            <text:p>wedge</text:p>
          </table:table-cell>
          <table:table-cell table:formula="of:=CONCATENATE([.H863]; IF(ISTEXT([.B863]); CONCATENATE(&quot; {&quot;;[.B863];&quot;}&quot;);&quot;&quot;))" office:value-type="string" office:string-value="kojni {tr}" calcext:value-type="string">
            <text:p>kojni {tr}</text:p>
          </table:table-cell>
          <table:table-cell table:formula="of:=IF(ISTEXT([.I863]);[.I863];&quot;&quot;)" office:value-type="string" office:string-value="immobilize with a wedge" calcext:value-type="string">
            <text:p>immobilize with a wed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combined</text:p>
          </table:table-cell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kombiniĝi</text:p>
          </table:table-cell>
          <table:table-cell office:value-type="string" calcext:value-type="string">
            <text:p>become combined</text:p>
          </table:table-cell>
          <table:table-cell/>
          <table:table-cell table:formula="of:=IF(ISTEXT([.G864]);[.G864];&quot;&quot;)" office:value-type="string" office:string-value="combined" calcext:value-type="string">
            <text:p>combined</text:p>
          </table:table-cell>
          <table:table-cell table:formula="of:=CONCATENATE([.H864]; IF(ISTEXT([.B864]); CONCATENATE(&quot; {&quot;;[.B864];&quot;}&quot;);&quot;&quot;))" office:value-type="string" office:string-value="kombiniĝi {ntr}" calcext:value-type="string">
            <text:p>kombiniĝi {ntr}</text:p>
          </table:table-cell>
          <table:table-cell table:formula="of:=IF(ISTEXT([.I864]);[.I864];&quot;&quot;)" office:value-type="string" office:string-value="become combined" calcext:value-type="string">
            <text:p>become combin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knows</text:p>
          </table:table-cell>
          <table:table-cell/>
          <table:table-cell office:value-type="string" calcext:value-type="string">
            <text:p>knows</text:p>
          </table:table-cell>
          <table:table-cell office:value-type="string" calcext:value-type="string">
            <text:p>konas</text:p>
          </table:table-cell>
          <table:table-cell table:number-columns-repeated="2"/>
          <table:table-cell table:formula="of:=IF(ISTEXT([.G865]);[.G865];&quot;&quot;)" office:value-type="string" office:string-value="knows" calcext:value-type="string">
            <text:p>knows</text:p>
          </table:table-cell>
          <table:table-cell table:formula="of:=CONCATENATE([.H865]; IF(ISTEXT([.B865]); CONCATENATE(&quot; {&quot;;[.B865];&quot;}&quot;);&quot;&quot;))" office:value-type="string" office:string-value="konas {tr}" calcext:value-type="string">
            <text:p>konas {tr}</text:p>
          </table:table-cell>
          <table:table-cell table:formula="of:=IF(ISTEXT([.I865]);[.I86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ave known</text:p>
          </table:table-cell>
          <table:table-cell/>
          <table:table-cell office:value-type="string" calcext:value-type="string">
            <text:p>have known</text:p>
          </table:table-cell>
          <table:table-cell office:value-type="string" calcext:value-type="string">
            <text:p>konis</text:p>
          </table:table-cell>
          <table:table-cell table:number-columns-repeated="2"/>
          <table:table-cell table:formula="of:=IF(ISTEXT([.G866]);[.G866];&quot;&quot;)" office:value-type="string" office:string-value="have known" calcext:value-type="string">
            <text:p>have known</text:p>
          </table:table-cell>
          <table:table-cell table:formula="of:=CONCATENATE([.H866]; IF(ISTEXT([.B866]); CONCATENATE(&quot; {&quot;;[.B866];&quot;}&quot;);&quot;&quot;))" office:value-type="string" office:string-value="konis {tr}" calcext:value-type="string">
            <text:p>konis {tr}</text:p>
          </table:table-cell>
          <table:table-cell table:formula="of:=IF(ISTEXT([.I866]);[.I86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|ntr</text:p>
          </table:table-cell>
          <table:table-cell table:number-columns-repeated="2"/>
          <table:table-cell office:value-type="string" calcext:value-type="string">
            <text:p>realise, to</text:p>
          </table:table-cell>
          <table:table-cell/>
          <table:table-cell office:value-type="string" calcext:value-type="string">
            <text:p>realise</text:p>
          </table:table-cell>
          <table:table-cell office:value-type="string" calcext:value-type="string">
            <text:p>konscii</text:p>
          </table:table-cell>
          <table:table-cell office:value-type="string" calcext:value-type="string">
            <text:p>to be aware</text:p>
          </table:table-cell>
          <table:table-cell/>
          <table:table-cell table:formula="of:=IF(ISTEXT([.G867]);[.G867];&quot;&quot;)" office:value-type="string" office:string-value="realise" calcext:value-type="string">
            <text:p>realise</text:p>
          </table:table-cell>
          <table:table-cell table:formula="of:=CONCATENATE([.H867]; IF(ISTEXT([.B867]); CONCATENATE(&quot; {&quot;;[.B867];&quot;}&quot;);&quot;&quot;))" office:value-type="string" office:string-value="konscii {tr|ntr}" calcext:value-type="string">
            <text:p>konscii {tr|ntr}</text:p>
          </table:table-cell>
          <table:table-cell table:formula="of:=IF(ISTEXT([.I867]);[.I867];&quot;&quot;)" office:value-type="string" office:string-value="to be aware" calcext:value-type="string">
            <text:p>to be awa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agree</text:p>
          </table:table-cell>
          <table:table-cell/>
          <table:table-cell office:value-type="string" calcext:value-type="string">
            <text:p>agree</text:p>
          </table:table-cell>
          <table:table-cell office:value-type="string" calcext:value-type="string">
            <text:p>konsenti</text:p>
          </table:table-cell>
          <table:table-cell table:number-columns-repeated="2"/>
          <table:table-cell table:formula="of:=IF(ISTEXT([.G868]);[.G868];&quot;&quot;)" office:value-type="string" office:string-value="agree" calcext:value-type="string">
            <text:p>agree</text:p>
          </table:table-cell>
          <table:table-cell table:formula="of:=CONCATENATE([.H868]; IF(ISTEXT([.B868]); CONCATENATE(&quot; {&quot;;[.B868];&quot;}&quot;);&quot;&quot;))" office:value-type="string" office:string-value="konsenti {ntr}" calcext:value-type="string">
            <text:p>konsenti {ntr}</text:p>
          </table:table-cell>
          <table:table-cell table:formula="of:=IF(ISTEXT([.I868]);[.I86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keep</text:p>
          </table:table-cell>
          <table:table-cell/>
          <table:table-cell office:value-type="string" calcext:value-type="string">
            <text:p>keep</text:p>
          </table:table-cell>
          <table:table-cell office:value-type="string" calcext:value-type="string">
            <text:p>konservi</text:p>
          </table:table-cell>
          <table:table-cell office:value-type="string" calcext:value-type="string">
            <text:p>not lose</text:p>
          </table:table-cell>
          <table:table-cell/>
          <table:table-cell table:formula="of:=IF(ISTEXT([.G869]);[.G869];&quot;&quot;)" office:value-type="string" office:string-value="keep" calcext:value-type="string">
            <text:p>keep</text:p>
          </table:table-cell>
          <table:table-cell table:formula="of:=CONCATENATE([.H869]; IF(ISTEXT([.B869]); CONCATENATE(&quot; {&quot;;[.B869];&quot;}&quot;);&quot;&quot;))" office:value-type="string" office:string-value="konservi {tr}" calcext:value-type="string">
            <text:p>konservi {tr}</text:p>
          </table:table-cell>
          <table:table-cell table:formula="of:=IF(ISTEXT([.I869]);[.I869];&quot;&quot;)" office:value-type="string" office:string-value="not lose" calcext:value-type="string">
            <text:p>not lo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preserved</text:p>
          </table:table-cell>
          <table:table-cell/>
          <table:table-cell office:value-type="string" calcext:value-type="string">
            <text:p>preserved</text:p>
          </table:table-cell>
          <table:table-cell office:value-type="string" calcext:value-type="string">
            <text:p>konservita</text:p>
          </table:table-cell>
          <table:table-cell table:number-columns-repeated="2"/>
          <table:table-cell table:formula="of:=IF(ISTEXT([.G870]);[.G870];&quot;&quot;)" office:value-type="string" office:string-value="preserved" calcext:value-type="string">
            <text:p>preserved</text:p>
          </table:table-cell>
          <table:table-cell table:formula="of:=CONCATENATE([.H870]; IF(ISTEXT([.B870]); CONCATENATE(&quot; {&quot;;[.B870];&quot;}&quot;);&quot;&quot;))" office:value-type="string" office:string-value="konservita" calcext:value-type="string">
            <text:p>konservita</text:p>
          </table:table-cell>
          <table:table-cell table:formula="of:=IF(ISTEXT([.I870]);[.I87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counsel</text:p>
          </table:table-cell>
          <table:table-cell/>
          <table:table-cell office:value-type="string" calcext:value-type="string">
            <text:p>counsel</text:p>
          </table:table-cell>
          <table:table-cell office:value-type="string" calcext:value-type="string">
            <text:p>konsili</text:p>
          </table:table-cell>
          <table:table-cell table:number-columns-repeated="2"/>
          <table:table-cell table:formula="of:=IF(ISTEXT([.G871]);[.G871];&quot;&quot;)" office:value-type="string" office:string-value="counsel" calcext:value-type="string">
            <text:p>counsel</text:p>
          </table:table-cell>
          <table:table-cell table:formula="of:=CONCATENATE([.H871]; IF(ISTEXT([.B871]); CONCATENATE(&quot; {&quot;;[.B871];&quot;}&quot;);&quot;&quot;))" office:value-type="string" office:string-value="konsili {tr}" calcext:value-type="string">
            <text:p>konsili {tr}</text:p>
          </table:table-cell>
          <table:table-cell table:formula="of:=IF(ISTEXT([.I871]);[.I87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becomes</text:p>
          </table:table-cell>
          <table:table-cell/>
          <table:table-cell office:value-type="string" calcext:value-type="string">
            <text:p>becomes</text:p>
          </table:table-cell>
          <table:table-cell office:value-type="string" calcext:value-type="string">
            <text:p>konvenas al</text:p>
          </table:table-cell>
          <table:table-cell office:value-type="string" calcext:value-type="string">
            <text:p>(ntr) is well suited to in an enhancing way</text:p>
          </table:table-cell>
          <table:table-cell/>
          <table:table-cell table:formula="of:=IF(ISTEXT([.G872]);[.G872];&quot;&quot;)" office:value-type="string" office:string-value="becomes" calcext:value-type="string">
            <text:p>becomes</text:p>
          </table:table-cell>
          <table:table-cell table:formula="of:=CONCATENATE([.H872]; IF(ISTEXT([.B872]); CONCATENATE(&quot; {&quot;;[.B872];&quot;}&quot;);&quot;&quot;))" office:value-type="string" office:string-value="konvenas al {ntr}" calcext:value-type="string">
            <text:p>konvenas al {ntr}</text:p>
          </table:table-cell>
          <table:table-cell table:formula="of:=IF(ISTEXT([.I872]);[.I872];&quot;&quot;)" office:value-type="string" office:string-value="(ntr) is well suited to in an enhancing way" calcext:value-type="string">
            <text:p>(ntr) is well suited to in an enhancing w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spat</text:p>
          </table:table-cell>
          <table:table-cell/>
          <table:table-cell office:value-type="string" calcext:value-type="string">
            <text:p>spat</text:p>
          </table:table-cell>
          <table:table-cell office:value-type="string" calcext:value-type="string">
            <text:p>kraĉis</text:p>
          </table:table-cell>
          <table:table-cell table:number-columns-repeated="2"/>
          <table:table-cell table:formula="of:=IF(ISTEXT([.G873]);[.G873];&quot;&quot;)" office:value-type="string" office:string-value="spat" calcext:value-type="string">
            <text:p>spat</text:p>
          </table:table-cell>
          <table:table-cell table:formula="of:=CONCATENATE([.H873]; IF(ISTEXT([.B873]); CONCATENATE(&quot; {&quot;;[.B873];&quot;}&quot;);&quot;&quot;))" office:value-type="string" office:string-value="kraĉis {ntr}" calcext:value-type="string">
            <text:p>kraĉis {ntr}</text:p>
          </table:table-cell>
          <table:table-cell table:formula="of:=IF(ISTEXT([.I873]);[.I87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crackle</text:p>
          </table:table-cell>
          <table:table-cell/>
          <table:table-cell office:value-type="string" calcext:value-type="string">
            <text:p>crackle</text:p>
          </table:table-cell>
          <table:table-cell office:value-type="string" calcext:value-type="string">
            <text:p>kraketi</text:p>
          </table:table-cell>
          <table:table-cell table:number-columns-repeated="2"/>
          <table:table-cell table:formula="of:=IF(ISTEXT([.G874]);[.G874];&quot;&quot;)" office:value-type="string" office:string-value="crackle" calcext:value-type="string">
            <text:p>crackle</text:p>
          </table:table-cell>
          <table:table-cell table:formula="of:=CONCATENATE([.H874]; IF(ISTEXT([.B874]); CONCATENATE(&quot; {&quot;;[.B874];&quot;}&quot;);&quot;&quot;))" office:value-type="string" office:string-value="kraketi" calcext:value-type="string">
            <text:p>kraketi</text:p>
          </table:table-cell>
          <table:table-cell table:formula="of:=IF(ISTEXT([.I874]);[.I87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believe</text:p>
          </table:table-cell>
          <table:table-cell/>
          <table:table-cell office:value-type="string" calcext:value-type="string">
            <text:p>believe</text:p>
          </table:table-cell>
          <table:table-cell office:value-type="string" calcext:value-type="string">
            <text:p>kredi</text:p>
          </table:table-cell>
          <table:table-cell table:number-columns-repeated="2"/>
          <table:table-cell table:formula="of:=IF(ISTEXT([.G875]);[.G875];&quot;&quot;)" office:value-type="string" office:string-value="believe" calcext:value-type="string">
            <text:p>believe</text:p>
          </table:table-cell>
          <table:table-cell table:formula="of:=CONCATENATE([.H875]; IF(ISTEXT([.B875]); CONCATENATE(&quot; {&quot;;[.B875];&quot;}&quot;);&quot;&quot;))" office:value-type="string" office:string-value="kredi {tr}" calcext:value-type="string">
            <text:p>kredi {tr}</text:p>
          </table:table-cell>
          <table:table-cell table:formula="of:=IF(ISTEXT([.I875]);[.I87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grows</text:p>
          </table:table-cell>
          <table:table-cell/>
          <table:table-cell office:value-type="string" calcext:value-type="string">
            <text:p>grows</text:p>
          </table:table-cell>
          <table:table-cell office:value-type="string" calcext:value-type="string">
            <text:p>kreskas</text:p>
          </table:table-cell>
          <table:table-cell table:number-columns-repeated="2"/>
          <table:table-cell table:formula="of:=IF(ISTEXT([.G876]);[.G876];&quot;&quot;)" office:value-type="string" office:string-value="grows" calcext:value-type="string">
            <text:p>grows</text:p>
          </table:table-cell>
          <table:table-cell table:formula="of:=CONCATENATE([.H876]; IF(ISTEXT([.B876]); CONCATENATE(&quot; {&quot;;[.B876];&quot;}&quot;);&quot;&quot;))" office:value-type="string" office:string-value="kreskas {ntr}" calcext:value-type="string">
            <text:p>kreskas {ntr}</text:p>
          </table:table-cell>
          <table:table-cell table:formula="of:=IF(ISTEXT([.I876]);[.I87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grow</text:p>
          </table:table-cell>
          <table:table-cell/>
          <table:table-cell office:value-type="string" calcext:value-type="string">
            <text:p>grow</text:p>
          </table:table-cell>
          <table:table-cell office:value-type="string" calcext:value-type="string">
            <text:p>kreski</text:p>
          </table:table-cell>
          <table:table-cell office:value-type="string" calcext:value-type="string">
            <text:p>to grow, increase or become bigger</text:p>
          </table:table-cell>
          <table:table-cell/>
          <table:table-cell table:formula="of:=IF(ISTEXT([.G877]);[.G877];&quot;&quot;)" office:value-type="string" office:string-value="grow" calcext:value-type="string">
            <text:p>grow</text:p>
          </table:table-cell>
          <table:table-cell table:formula="of:=CONCATENATE([.H877]; IF(ISTEXT([.B877]); CONCATENATE(&quot; {&quot;;[.B877];&quot;}&quot;);&quot;&quot;))" office:value-type="string" office:string-value="kreski {ntr}" calcext:value-type="string">
            <text:p>kreski {ntr}</text:p>
          </table:table-cell>
          <table:table-cell table:formula="of:=IF(ISTEXT([.I877]);[.I877];&quot;&quot;)" office:value-type="string" office:string-value="to grow, increase or become bigger" calcext:value-type="string">
            <text:p>to grow, increase or become bigg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grow</text:p>
          </table:table-cell>
          <table:table-cell/>
          <table:table-cell office:value-type="string" calcext:value-type="string">
            <text:p>grow</text:p>
          </table:table-cell>
          <table:table-cell office:value-type="string" calcext:value-type="string">
            <text:p>kreskigi</text:p>
          </table:table-cell>
          <table:table-cell office:value-type="string" calcext:value-type="string">
            <text:p>make something grow</text:p>
          </table:table-cell>
          <table:table-cell/>
          <table:table-cell table:formula="of:=IF(ISTEXT([.G878]);[.G878];&quot;&quot;)" office:value-type="string" office:string-value="grow" calcext:value-type="string">
            <text:p>grow</text:p>
          </table:table-cell>
          <table:table-cell table:formula="of:=CONCATENATE([.H878]; IF(ISTEXT([.B878]); CONCATENATE(&quot; {&quot;;[.B878];&quot;}&quot;);&quot;&quot;))" office:value-type="string" office:string-value="kreskigi {tr}" calcext:value-type="string">
            <text:p>kreskigi {tr}</text:p>
          </table:table-cell>
          <table:table-cell table:formula="of:=IF(ISTEXT([.I878]);[.I878];&quot;&quot;)" office:value-type="string" office:string-value="make something grow" calcext:value-type="string">
            <text:p>make something gr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shout</text:p>
          </table:table-cell>
          <table:table-cell/>
          <table:table-cell office:value-type="string" calcext:value-type="string">
            <text:p>shout</text:p>
          </table:table-cell>
          <table:table-cell office:value-type="string" calcext:value-type="string">
            <text:p>krii</text:p>
          </table:table-cell>
          <table:table-cell table:number-columns-repeated="2"/>
          <table:table-cell table:formula="of:=IF(ISTEXT([.G879]);[.G879];&quot;&quot;)" office:value-type="string" office:string-value="shout" calcext:value-type="string">
            <text:p>shout</text:p>
          </table:table-cell>
          <table:table-cell table:formula="of:=CONCATENATE([.H879]; IF(ISTEXT([.B879]); CONCATENATE(&quot; {&quot;;[.B879];&quot;}&quot;);&quot;&quot;))" office:value-type="string" office:string-value="krii {ntr}" calcext:value-type="string">
            <text:p>krii {ntr}</text:p>
          </table:table-cell>
          <table:table-cell table:formula="of:=IF(ISTEXT([.I879]);[.I87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share</text:p>
          </table:table-cell>
          <table:table-cell/>
          <table:table-cell office:value-type="string" calcext:value-type="string">
            <text:p>share</text:p>
          </table:table-cell>
          <table:table-cell office:value-type="string" calcext:value-type="string">
            <text:p>kunhavigi</text:p>
          </table:table-cell>
          <table:table-cell table:number-columns-repeated="2"/>
          <table:table-cell table:formula="of:=IF(ISTEXT([.G880]);[.G880];&quot;&quot;)" office:value-type="string" office:string-value="share" calcext:value-type="string">
            <text:p>share</text:p>
          </table:table-cell>
          <table:table-cell table:formula="of:=CONCATENATE([.H880]; IF(ISTEXT([.B880]); CONCATENATE(&quot; {&quot;;[.B880];&quot;}&quot;);&quot;&quot;))" office:value-type="string" office:string-value="kunhavigi {tr}" calcext:value-type="string">
            <text:p>kunhavigi {tr}</text:p>
          </table:table-cell>
          <table:table-cell table:formula="of:=IF(ISTEXT([.I880]);[.I88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lies</text:p>
          </table:table-cell>
          <table:table-cell/>
          <table:table-cell office:value-type="string" calcext:value-type="string">
            <text:p>lies</text:p>
          </table:table-cell>
          <table:table-cell office:value-type="string" calcext:value-type="string">
            <text:p>kuŝas</text:p>
          </table:table-cell>
          <table:table-cell table:number-columns-repeated="2"/>
          <table:table-cell table:formula="of:=IF(ISTEXT([.G881]);[.G881];&quot;&quot;)" office:value-type="string" office:string-value="lies" calcext:value-type="string">
            <text:p>lies</text:p>
          </table:table-cell>
          <table:table-cell table:formula="of:=CONCATENATE([.H881]; IF(ISTEXT([.B881]); CONCATENATE(&quot; {&quot;;[.B881];&quot;}&quot;);&quot;&quot;))" office:value-type="string" office:string-value="kuŝas {ntr}" calcext:value-type="string">
            <text:p>kuŝas {ntr}</text:p>
          </table:table-cell>
          <table:table-cell table:formula="of:=IF(ISTEXT([.I881]);[.I88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lie</text:p>
          </table:table-cell>
          <table:table-cell/>
          <table:table-cell office:value-type="string" calcext:value-type="string">
            <text:p>lie</text:p>
          </table:table-cell>
          <table:table-cell office:value-type="string" calcext:value-type="string">
            <text:p>kuŝi</text:p>
          </table:table-cell>
          <table:table-cell office:value-type="string" calcext:value-type="string">
            <text:p>to be resting in a horizontal position</text:p>
          </table:table-cell>
          <table:table-cell/>
          <table:table-cell table:formula="of:=IF(ISTEXT([.G882]);[.G882];&quot;&quot;)" office:value-type="string" office:string-value="lie" calcext:value-type="string">
            <text:p>lie</text:p>
          </table:table-cell>
          <table:table-cell table:formula="of:=CONCATENATE([.H882]; IF(ISTEXT([.B882]); CONCATENATE(&quot; {&quot;;[.B882];&quot;}&quot;);&quot;&quot;))" office:value-type="string" office:string-value="kuŝi {ntr}" calcext:value-type="string">
            <text:p>kuŝi {ntr}</text:p>
          </table:table-cell>
          <table:table-cell table:formula="of:=IF(ISTEXT([.I882]);[.I882];&quot;&quot;)" office:value-type="string" office:string-value="to be resting in a horizontal position" calcext:value-type="string">
            <text:p>to be resting in a horizontal posi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lie</text:p>
          </table:table-cell>
          <table:table-cell/>
          <table:table-cell office:value-type="string" calcext:value-type="string">
            <text:p>lie</text:p>
          </table:table-cell>
          <table:table-cell office:value-type="string" calcext:value-type="string">
            <text:p>kuŝi</text:p>
          </table:table-cell>
          <table:table-cell office:value-type="string" calcext:value-type="string">
            <text:p>to be having horizontal sexual intercourse</text:p>
          </table:table-cell>
          <table:table-cell/>
          <table:table-cell table:formula="of:=IF(ISTEXT([.G883]);[.G883];&quot;&quot;)" office:value-type="string" office:string-value="lie" calcext:value-type="string">
            <text:p>lie</text:p>
          </table:table-cell>
          <table:table-cell table:formula="of:=CONCATENATE([.H883]; IF(ISTEXT([.B883]); CONCATENATE(&quot; {&quot;;[.B883];&quot;}&quot;);&quot;&quot;))" office:value-type="string" office:string-value="kuŝi {ntr}" calcext:value-type="string">
            <text:p>kuŝi {ntr}</text:p>
          </table:table-cell>
          <table:table-cell table:formula="of:=IF(ISTEXT([.I883]);[.I883];&quot;&quot;)" office:value-type="string" office:string-value="to be having horizontal sexual intercourse" calcext:value-type="string">
            <text:p>to be having horizontal sexual intercou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lie</text:p>
          </table:table-cell>
          <table:table-cell/>
          <table:table-cell office:value-type="string" calcext:value-type="string">
            <text:p>lie</text:p>
          </table:table-cell>
          <table:table-cell office:value-type="string" calcext:value-type="string">
            <text:p>kuŝi</text:p>
          </table:table-cell>
          <table:table-cell office:value-type="string" calcext:value-type="string">
            <text:p>to occupy a space, "lies to the East"</text:p>
          </table:table-cell>
          <table:table-cell/>
          <table:table-cell table:formula="of:=IF(ISTEXT([.G884]);[.G884];&quot;&quot;)" office:value-type="string" office:string-value="lie" calcext:value-type="string">
            <text:p>lie</text:p>
          </table:table-cell>
          <table:table-cell table:formula="of:=CONCATENATE([.H884]; IF(ISTEXT([.B884]); CONCATENATE(&quot; {&quot;;[.B884];&quot;}&quot;);&quot;&quot;))" office:value-type="string" office:string-value="kuŝi {ntr}" calcext:value-type="string">
            <text:p>kuŝi {ntr}</text:p>
          </table:table-cell>
          <table:table-cell table:formula="of:=IF(ISTEXT([.I884]);[.I884];&quot;&quot;)" office:value-type="string" office:string-value="to occupy a space, &quot;lies to the East&quot;" calcext:value-type="string">
            <text:p>to occupy a space, "lies to the East"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lay</text:p>
          </table:table-cell>
          <table:table-cell/>
          <table:table-cell office:value-type="string" calcext:value-type="string">
            <text:p>lay</text:p>
          </table:table-cell>
          <table:table-cell office:value-type="string" calcext:value-type="string">
            <text:p>kuŝigi</text:p>
          </table:table-cell>
          <table:table-cell office:value-type="string" calcext:value-type="string">
            <text:p>lay something down, make it lie</text:p>
          </table:table-cell>
          <table:table-cell/>
          <table:table-cell table:formula="of:=IF(ISTEXT([.G885]);[.G885];&quot;&quot;)" office:value-type="string" office:string-value="lay" calcext:value-type="string">
            <text:p>lay</text:p>
          </table:table-cell>
          <table:table-cell table:formula="of:=CONCATENATE([.H885]; IF(ISTEXT([.B885]); CONCATENATE(&quot; {&quot;;[.B885];&quot;}&quot;);&quot;&quot;))" office:value-type="string" office:string-value="kuŝigi {tr}" calcext:value-type="string">
            <text:p>kuŝigi {tr}</text:p>
          </table:table-cell>
          <table:table-cell table:formula="of:=IF(ISTEXT([.I885]);[.I885];&quot;&quot;)" office:value-type="string" office:string-value="lay something down, make it lie" calcext:value-type="string">
            <text:p>lay something down, make it li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fall</text:p>
          </table:table-cell>
          <table:table-cell/>
          <table:table-cell office:value-type="string" calcext:value-type="string">
            <text:p>fall</text:p>
          </table:table-cell>
          <table:table-cell office:value-type="string" calcext:value-type="string">
            <text:p>kuŝiĝi</text:p>
          </table:table-cell>
          <table:table-cell office:value-type="string" calcext:value-type="string">
            <text:p>a thing to fall flat like a cut tree</text:p>
          </table:table-cell>
          <table:table-cell/>
          <table:table-cell table:formula="of:=IF(ISTEXT([.G886]);[.G886];&quot;&quot;)" office:value-type="string" office:string-value="fall" calcext:value-type="string">
            <text:p>fall</text:p>
          </table:table-cell>
          <table:table-cell table:formula="of:=CONCATENATE([.H886]; IF(ISTEXT([.B886]); CONCATENATE(&quot; {&quot;;[.B886];&quot;}&quot;);&quot;&quot;))" office:value-type="string" office:string-value="kuŝiĝi {ntr}" calcext:value-type="string">
            <text:p>kuŝiĝi {ntr}</text:p>
          </table:table-cell>
          <table:table-cell table:formula="of:=IF(ISTEXT([.I886]);[.I886];&quot;&quot;)" office:value-type="string" office:string-value="a thing to fall flat like a cut tree" calcext:value-type="string">
            <text:p>a thing to fall flat like a cut tre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lie</text:p>
          </table:table-cell>
          <table:table-cell/>
          <table:table-cell office:value-type="string" calcext:value-type="string">
            <text:p>lie</text:p>
          </table:table-cell>
          <table:table-cell office:value-type="string" calcext:value-type="string">
            <text:p>kuŝiĝi</text:p>
          </table:table-cell>
          <table:table-cell office:value-type="string" calcext:value-type="string">
            <text:p>to lie oneself down, become and become recumbent</text:p>
          </table:table-cell>
          <table:table-cell/>
          <table:table-cell table:formula="of:=IF(ISTEXT([.G887]);[.G887];&quot;&quot;)" office:value-type="string" office:string-value="lie" calcext:value-type="string">
            <text:p>lie</text:p>
          </table:table-cell>
          <table:table-cell table:formula="of:=CONCATENATE([.H887]; IF(ISTEXT([.B887]); CONCATENATE(&quot; {&quot;;[.B887];&quot;}&quot;);&quot;&quot;))" office:value-type="string" office:string-value="kuŝiĝi {ntr}" calcext:value-type="string">
            <text:p>kuŝiĝi {ntr}</text:p>
          </table:table-cell>
          <table:table-cell table:formula="of:=IF(ISTEXT([.I887]);[.I887];&quot;&quot;)" office:value-type="string" office:string-value="to lie oneself down, become and become recumbent" calcext:value-type="string">
            <text:p>to lie oneself down, become and become recumb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work</text:p>
          </table:table-cell>
          <table:table-cell/>
          <table:table-cell office:value-type="string" calcext:value-type="string">
            <text:p>work</text:p>
          </table:table-cell>
          <table:table-cell office:value-type="string" calcext:value-type="string">
            <text:p>labori</text:p>
          </table:table-cell>
          <table:table-cell table:number-columns-repeated="2"/>
          <table:table-cell table:formula="of:=IF(ISTEXT([.G888]);[.G888];&quot;&quot;)" office:value-type="string" office:string-value="work" calcext:value-type="string">
            <text:p>work</text:p>
          </table:table-cell>
          <table:table-cell table:formula="of:=CONCATENATE([.H888]; IF(ISTEXT([.B888]); CONCATENATE(&quot; {&quot;;[.B888];&quot;}&quot;);&quot;&quot;))" office:value-type="string" office:string-value="labori {ntr}" calcext:value-type="string">
            <text:p>labori {ntr}</text:p>
          </table:table-cell>
          <table:table-cell table:formula="of:=IF(ISTEXT([.I888]);[.I88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lasis</text:p>
          </table:table-cell>
          <table:table-cell office:value-type="string" calcext:value-type="string">
            <text:p>to leave behind</text:p>
          </table:table-cell>
          <table:table-cell/>
          <table:table-cell table:formula="of:=IF(ISTEXT([.G889]);[.G889];&quot;&quot;)" office:value-type="string" office:string-value="left" calcext:value-type="string">
            <text:p>left</text:p>
          </table:table-cell>
          <table:table-cell table:formula="of:=CONCATENATE([.H889]; IF(ISTEXT([.B889]); CONCATENATE(&quot; {&quot;;[.B889];&quot;}&quot;);&quot;&quot;))" office:value-type="string" office:string-value="lasis {tr}" calcext:value-type="string">
            <text:p>lasis {tr}</text:p>
          </table:table-cell>
          <table:table-cell table:formula="of:=IF(ISTEXT([.I889]);[.I889];&quot;&quot;)" office:value-type="string" office:string-value="to leave behind" calcext:value-type="string">
            <text:p>to leave behi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learn</text:p>
          </table:table-cell>
          <table:table-cell/>
          <table:table-cell office:value-type="string" calcext:value-type="string">
            <text:p>learn</text:p>
          </table:table-cell>
          <table:table-cell office:value-type="string" calcext:value-type="string">
            <text:p>learni</text:p>
          </table:table-cell>
          <table:table-cell table:number-columns-repeated="2"/>
          <table:table-cell table:formula="of:=IF(ISTEXT([.G890]);[.G890];&quot;&quot;)" office:value-type="string" office:string-value="learn" calcext:value-type="string">
            <text:p>learn</text:p>
          </table:table-cell>
          <table:table-cell table:formula="of:=CONCATENATE([.H890]; IF(ISTEXT([.B890]); CONCATENATE(&quot; {&quot;;[.B890];&quot;}&quot;);&quot;&quot;))" office:value-type="string" office:string-value="learni {tr}" calcext:value-type="string">
            <text:p>learni {tr}</text:p>
          </table:table-cell>
          <table:table-cell table:formula="of:=IF(ISTEXT([.I890]);[.I89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read, to </text:p>
          </table:table-cell>
          <table:table-cell/>
          <table:table-cell office:value-type="string" calcext:value-type="string">
            <text:p>read</text:p>
          </table:table-cell>
          <table:table-cell office:value-type="string" calcext:value-type="string">
            <text:p>legi</text:p>
          </table:table-cell>
          <table:table-cell table:number-columns-repeated="2"/>
          <table:table-cell table:formula="of:=IF(ISTEXT([.G891]);[.G891];&quot;&quot;)" office:value-type="string" office:string-value="read" calcext:value-type="string">
            <text:p>read</text:p>
          </table:table-cell>
          <table:table-cell table:formula="of:=CONCATENATE([.H891]; IF(ISTEXT([.B891]); CONCATENATE(&quot; {&quot;;[.B891];&quot;}&quot;);&quot;&quot;))" office:value-type="string" office:string-value="legi {tr}" calcext:value-type="string">
            <text:p>legi {tr}</text:p>
          </table:table-cell>
          <table:table-cell table:formula="of:=IF(ISTEXT([.I891]);[.I89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bind</text:p>
          </table:table-cell>
          <table:table-cell/>
          <table:table-cell office:value-type="string" calcext:value-type="string">
            <text:p>bind</text:p>
          </table:table-cell>
          <table:table-cell office:value-type="string" calcext:value-type="string">
            <text:p>ligi</text:p>
          </table:table-cell>
          <table:table-cell table:number-columns-repeated="2"/>
          <table:table-cell table:formula="of:=IF(ISTEXT([.G892]);[.G892];&quot;&quot;)" office:value-type="string" office:string-value="bind" calcext:value-type="string">
            <text:p>bind</text:p>
          </table:table-cell>
          <table:table-cell table:formula="of:=CONCATENATE([.H892]; IF(ISTEXT([.B892]); CONCATENATE(&quot; {&quot;;[.B892];&quot;}&quot;);&quot;&quot;))" office:value-type="string" office:string-value="ligi {tr}" calcext:value-type="string">
            <text:p>ligi {tr}</text:p>
          </table:table-cell>
          <table:table-cell table:formula="of:=IF(ISTEXT([.I892]);[.I89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bind, would</text:p>
          </table:table-cell>
          <table:table-cell/>
          <table:table-cell office:value-type="string" calcext:value-type="string">
            <text:p>would bind</text:p>
          </table:table-cell>
          <table:table-cell office:value-type="string" calcext:value-type="string">
            <text:p>ligus</text:p>
          </table:table-cell>
          <table:table-cell table:number-columns-repeated="2"/>
          <table:table-cell table:formula="of:=IF(ISTEXT([.G893]);[.G893];&quot;&quot;)" office:value-type="string" office:string-value="would bind" calcext:value-type="string">
            <text:p>would bind</text:p>
          </table:table-cell>
          <table:table-cell table:formula="of:=CONCATENATE([.H893]; IF(ISTEXT([.B893]); CONCATENATE(&quot; {&quot;;[.B893];&quot;}&quot;);&quot;&quot;))" office:value-type="string" office:string-value="ligus {tr}" calcext:value-type="string">
            <text:p>ligus {tr}</text:p>
          </table:table-cell>
          <table:table-cell table:formula="of:=IF(ISTEXT([.I893]);[.I89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dwell</text:p>
          </table:table-cell>
          <table:table-cell/>
          <table:table-cell office:value-type="string" calcext:value-type="string">
            <text:p>dwell</text:p>
          </table:table-cell>
          <table:table-cell office:value-type="string" calcext:value-type="string">
            <text:p>loĝi</text:p>
          </table:table-cell>
          <table:table-cell table:number-columns-repeated="2"/>
          <table:table-cell table:formula="of:=IF(ISTEXT([.G894]);[.G894];&quot;&quot;)" office:value-type="string" office:string-value="dwell" calcext:value-type="string">
            <text:p>dwell</text:p>
          </table:table-cell>
          <table:table-cell table:formula="of:=CONCATENATE([.H894]; IF(ISTEXT([.B894]); CONCATENATE(&quot; {&quot;;[.B894];&quot;}&quot;);&quot;&quot;))" office:value-type="string" office:string-value="loĝi {tr}" calcext:value-type="string">
            <text:p>loĝi {tr}</text:p>
          </table:table-cell>
          <table:table-cell table:formula="of:=IF(ISTEXT([.I894]);[.I89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|ntr</text:p>
          </table:table-cell>
          <table:table-cell table:number-columns-repeated="2"/>
          <table:table-cell office:value-type="string" calcext:value-type="string">
            <text:p>plays</text:p>
          </table:table-cell>
          <table:table-cell/>
          <table:table-cell office:value-type="string" calcext:value-type="string">
            <text:p>plays</text:p>
          </table:table-cell>
          <table:table-cell office:value-type="string" calcext:value-type="string">
            <text:p>ludas</text:p>
          </table:table-cell>
          <table:table-cell table:number-columns-repeated="2"/>
          <table:table-cell table:formula="of:=IF(ISTEXT([.G895]);[.G895];&quot;&quot;)" office:value-type="string" office:string-value="plays" calcext:value-type="string">
            <text:p>plays</text:p>
          </table:table-cell>
          <table:table-cell table:formula="of:=CONCATENATE([.H895]; IF(ISTEXT([.B895]); CONCATENATE(&quot; {&quot;;[.B895];&quot;}&quot;);&quot;&quot;))" office:value-type="string" office:string-value="ludas {tr|ntr}" calcext:value-type="string">
            <text:p>ludas {tr|ntr}</text:p>
          </table:table-cell>
          <table:table-cell table:formula="of:=IF(ISTEXT([.I895]);[.I89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/>
          <table:table-cell office:value-type="string" calcext:value-type="string">
            <text:p>ignore</text:p>
          </table:table-cell>
          <table:table-cell office:value-type="string" calcext:value-type="string">
            <text:p>malatenti</text:p>
          </table:table-cell>
          <table:table-cell table:number-columns-repeated="2"/>
          <table:table-cell table:formula="of:=IF(ISTEXT([.G896]);[.G896];&quot;&quot;)" office:value-type="string" office:string-value="ignore" calcext:value-type="string">
            <text:p>ignore</text:p>
          </table:table-cell>
          <table:table-cell table:formula="of:=CONCATENATE([.H896]; IF(ISTEXT([.B896]); CONCATENATE(&quot; {&quot;;[.B896];&quot;}&quot;);&quot;&quot;))" office:value-type="string" office:string-value="malatenti {tr}" calcext:value-type="string">
            <text:p>malatenti {tr}</text:p>
          </table:table-cell>
          <table:table-cell table:formula="of:=IF(ISTEXT([.I896]);[.I89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undo</text:p>
          </table:table-cell>
          <table:table-cell/>
          <table:table-cell office:value-type="string" calcext:value-type="string">
            <text:p>undo</text:p>
          </table:table-cell>
          <table:table-cell office:value-type="string" calcext:value-type="string">
            <text:p>malfari</text:p>
          </table:table-cell>
          <table:table-cell table:number-columns-repeated="2"/>
          <table:table-cell table:formula="of:=IF(ISTEXT([.G897]);[.G897];&quot;&quot;)" office:value-type="string" office:string-value="undo" calcext:value-type="string">
            <text:p>undo</text:p>
          </table:table-cell>
          <table:table-cell table:formula="of:=CONCATENATE([.H897]; IF(ISTEXT([.B897]); CONCATENATE(&quot; {&quot;;[.B897];&quot;}&quot;);&quot;&quot;))" office:value-type="string" office:string-value="malfari {tr}" calcext:value-type="string">
            <text:p>malfari {tr}</text:p>
          </table:table-cell>
          <table:table-cell table:formula="of:=IF(ISTEXT([.I897]);[.I89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opens</text:p>
          </table:table-cell>
          <table:table-cell/>
          <table:table-cell office:value-type="string" calcext:value-type="string">
            <text:p>opens</text:p>
          </table:table-cell>
          <table:table-cell office:value-type="string" calcext:value-type="string">
            <text:p>malfermas</text:p>
          </table:table-cell>
          <table:table-cell office:value-type="string" calcext:value-type="string">
            <text:p>(tr)</text:p>
          </table:table-cell>
          <table:table-cell/>
          <table:table-cell table:formula="of:=IF(ISTEXT([.G898]);[.G898];&quot;&quot;)" office:value-type="string" office:string-value="opens" calcext:value-type="string">
            <text:p>opens</text:p>
          </table:table-cell>
          <table:table-cell table:formula="of:=CONCATENATE([.H898]; IF(ISTEXT([.B898]); CONCATENATE(&quot; {&quot;;[.B898];&quot;}&quot;);&quot;&quot;))" office:value-type="string" office:string-value="malfermas {tr}" calcext:value-type="string">
            <text:p>malfermas {tr}</text:p>
          </table:table-cell>
          <table:table-cell table:formula="of:=IF(ISTEXT([.I898]);[.I898];&quot;&quot;)" office:value-type="string" office:string-value="(tr)" calcext:value-type="string">
            <text:p>(t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open</text:p>
          </table:table-cell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malfermi</text:p>
          </table:table-cell>
          <table:table-cell office:value-type="string" calcext:value-type="string">
            <text:p>(tr) cause to be open</text:p>
          </table:table-cell>
          <table:table-cell/>
          <table:table-cell table:formula="of:=IF(ISTEXT([.G899]);[.G899];&quot;&quot;)" office:value-type="string" office:string-value="open" calcext:value-type="string">
            <text:p>open</text:p>
          </table:table-cell>
          <table:table-cell table:formula="of:=CONCATENATE([.H899]; IF(ISTEXT([.B899]); CONCATENATE(&quot; {&quot;;[.B899];&quot;}&quot;);&quot;&quot;))" office:value-type="string" office:string-value="malfermi {tr}" calcext:value-type="string">
            <text:p>malfermi {tr}</text:p>
          </table:table-cell>
          <table:table-cell table:formula="of:=IF(ISTEXT([.I899]);[.I899];&quot;&quot;)" office:value-type="string" office:string-value="(tr) cause to be open" calcext:value-type="string">
            <text:p>(tr) cause to be op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opens</text:p>
          </table:table-cell>
          <table:table-cell/>
          <table:table-cell office:value-type="string" calcext:value-type="string">
            <text:p>opens</text:p>
          </table:table-cell>
          <table:table-cell office:value-type="string" calcext:value-type="string">
            <text:p>malfermiĝas</text:p>
          </table:table-cell>
          <table:table-cell office:value-type="string" calcext:value-type="string">
            <text:p>(ntr)</text:p>
          </table:table-cell>
          <table:table-cell/>
          <table:table-cell table:formula="of:=IF(ISTEXT([.G900]);[.G900];&quot;&quot;)" office:value-type="string" office:string-value="opens" calcext:value-type="string">
            <text:p>opens</text:p>
          </table:table-cell>
          <table:table-cell table:formula="of:=CONCATENATE([.H900]; IF(ISTEXT([.B900]); CONCATENATE(&quot; {&quot;;[.B900];&quot;}&quot;);&quot;&quot;))" office:value-type="string" office:string-value="malfermiĝas {ntr}" calcext:value-type="string">
            <text:p>malfermiĝas {ntr}</text:p>
          </table:table-cell>
          <table:table-cell table:formula="of:=IF(ISTEXT([.I900]);[.I900];&quot;&quot;)" office:value-type="string" office:string-value="(ntr)" calcext:value-type="string">
            <text:p>(nt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opened</text:p>
          </table:table-cell>
          <table:table-cell/>
          <table:table-cell office:value-type="string" calcext:value-type="string">
            <text:p>opened</text:p>
          </table:table-cell>
          <table:table-cell office:value-type="string" calcext:value-type="string">
            <text:p>malfermiĝis</text:p>
          </table:table-cell>
          <table:table-cell office:value-type="string" calcext:value-type="string">
            <text:p>(ntr)</text:p>
          </table:table-cell>
          <table:table-cell/>
          <table:table-cell table:formula="of:=IF(ISTEXT([.G901]);[.G901];&quot;&quot;)" office:value-type="string" office:string-value="opened" calcext:value-type="string">
            <text:p>opened</text:p>
          </table:table-cell>
          <table:table-cell table:formula="of:=CONCATENATE([.H901]; IF(ISTEXT([.B901]); CONCATENATE(&quot; {&quot;;[.B901];&quot;}&quot;);&quot;&quot;))" office:value-type="string" office:string-value="malfermiĝis {ntr}" calcext:value-type="string">
            <text:p>malfermiĝis {ntr}</text:p>
          </table:table-cell>
          <table:table-cell table:formula="of:=IF(ISTEXT([.I901]);[.I901];&quot;&quot;)" office:value-type="string" office:string-value="(ntr)" calcext:value-type="string">
            <text:p>(nt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will open</text:p>
          </table:table-cell>
          <table:table-cell/>
          <table:table-cell office:value-type="string" calcext:value-type="string">
            <text:p>will open</text:p>
          </table:table-cell>
          <table:table-cell office:value-type="string" calcext:value-type="string">
            <text:p>malfermos</text:p>
          </table:table-cell>
          <table:table-cell office:value-type="string" calcext:value-type="string">
            <text:p>(tr)</text:p>
          </table:table-cell>
          <table:table-cell/>
          <table:table-cell table:formula="of:=IF(ISTEXT([.G902]);[.G902];&quot;&quot;)" office:value-type="string" office:string-value="will open" calcext:value-type="string">
            <text:p>will open</text:p>
          </table:table-cell>
          <table:table-cell table:formula="of:=CONCATENATE([.H902]; IF(ISTEXT([.B902]); CONCATENATE(&quot; {&quot;;[.B902];&quot;}&quot;);&quot;&quot;))" office:value-type="string" office:string-value="malfermos {tr}" calcext:value-type="string">
            <text:p>malfermos {tr}</text:p>
          </table:table-cell>
          <table:table-cell table:formula="of:=IF(ISTEXT([.I902]);[.I902];&quot;&quot;)" office:value-type="string" office:string-value="(tr)" calcext:value-type="string">
            <text:p>(t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shall be late</text:p>
          </table:table-cell>
          <table:table-cell/>
          <table:table-cell office:value-type="string" calcext:value-type="string">
            <text:p>shall be late</text:p>
          </table:table-cell>
          <table:table-cell office:value-type="string" calcext:value-type="string">
            <text:p>malfruos</text:p>
          </table:table-cell>
          <table:table-cell table:number-columns-repeated="2"/>
          <table:table-cell table:formula="of:=IF(ISTEXT([.G903]);[.G903];&quot;&quot;)" office:value-type="string" office:string-value="shall be late" calcext:value-type="string">
            <text:p>shall be late</text:p>
          </table:table-cell>
          <table:table-cell table:formula="of:=CONCATENATE([.H903]; IF(ISTEXT([.B903]); CONCATENATE(&quot; {&quot;;[.B903];&quot;}&quot;);&quot;&quot;))" office:value-type="string" office:string-value="malfruos {ntr}" calcext:value-type="string">
            <text:p>malfruos {ntr}</text:p>
          </table:table-cell>
          <table:table-cell table:formula="of:=IF(ISTEXT([.I903]);[.I90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prevent</text:p>
          </table:table-cell>
          <table:table-cell/>
          <table:table-cell office:value-type="string" calcext:value-type="string">
            <text:p>prevent</text:p>
          </table:table-cell>
          <table:table-cell office:value-type="string" calcext:value-type="string">
            <text:p>malhelpi</text:p>
          </table:table-cell>
          <table:table-cell table:number-columns-repeated="2"/>
          <table:table-cell table:formula="of:=IF(ISTEXT([.G904]);[.G904];&quot;&quot;)" office:value-type="string" office:string-value="prevent" calcext:value-type="string">
            <text:p>prevent</text:p>
          </table:table-cell>
          <table:table-cell table:formula="of:=CONCATENATE([.H904]; IF(ISTEXT([.B904]); CONCATENATE(&quot; {&quot;;[.B904];&quot;}&quot;);&quot;&quot;))" office:value-type="string" office:string-value="malhelpi {tr}" calcext:value-type="string">
            <text:p>malhelpi {tr}</text:p>
          </table:table-cell>
          <table:table-cell table:formula="of:=IF(ISTEXT([.I904]);[.I90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discover</text:p>
          </table:table-cell>
          <table:table-cell/>
          <table:table-cell office:value-type="string" calcext:value-type="string">
            <text:p>discover</text:p>
          </table:table-cell>
          <table:table-cell office:value-type="string" calcext:value-type="string">
            <text:p>malkovri</text:p>
          </table:table-cell>
          <table:table-cell table:number-columns-repeated="2"/>
          <table:table-cell table:formula="of:=IF(ISTEXT([.G905]);[.G905];&quot;&quot;)" office:value-type="string" office:string-value="discover" calcext:value-type="string">
            <text:p>discover</text:p>
          </table:table-cell>
          <table:table-cell table:formula="of:=CONCATENATE([.H905]; IF(ISTEXT([.B905]); CONCATENATE(&quot; {&quot;;[.B905];&quot;}&quot;);&quot;&quot;))" office:value-type="string" office:string-value="malkovri {tr}" calcext:value-type="string">
            <text:p>malkovri {tr}</text:p>
          </table:table-cell>
          <table:table-cell table:formula="of:=IF(ISTEXT([.I905]);[.I90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forbid</text:p>
          </table:table-cell>
          <table:table-cell/>
          <table:table-cell office:value-type="string" calcext:value-type="string">
            <text:p>forbid</text:p>
          </table:table-cell>
          <table:table-cell office:value-type="string" calcext:value-type="string">
            <text:p>malpermesi</text:p>
          </table:table-cell>
          <table:table-cell table:number-columns-repeated="2"/>
          <table:table-cell table:formula="of:=IF(ISTEXT([.G906]);[.G906];&quot;&quot;)" office:value-type="string" office:string-value="forbid" calcext:value-type="string">
            <text:p>forbid</text:p>
          </table:table-cell>
          <table:table-cell table:formula="of:=CONCATENATE([.H906]; IF(ISTEXT([.B906]); CONCATENATE(&quot; {&quot;;[.B906];&quot;}&quot;);&quot;&quot;))" office:value-type="string" office:string-value="malpermesi {tr}" calcext:value-type="string">
            <text:p>malpermesi {tr}</text:p>
          </table:table-cell>
          <table:table-cell table:formula="of:=IF(ISTEXT([.I906]);[.I90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diminish</text:p>
          </table:table-cell>
          <table:table-cell/>
          <table:table-cell office:value-type="string" calcext:value-type="string">
            <text:p>diminish</text:p>
          </table:table-cell>
          <table:table-cell office:value-type="string" calcext:value-type="string">
            <text:p>malpliigi</text:p>
          </table:table-cell>
          <table:table-cell table:number-columns-repeated="2"/>
          <table:table-cell table:formula="of:=IF(ISTEXT([.G907]);[.G907];&quot;&quot;)" office:value-type="string" office:string-value="diminish" calcext:value-type="string">
            <text:p>diminish</text:p>
          </table:table-cell>
          <table:table-cell table:formula="of:=CONCATENATE([.H907]; IF(ISTEXT([.B907]); CONCATENATE(&quot; {&quot;;[.B907];&quot;}&quot;);&quot;&quot;))" office:value-type="string" office:string-value="malpliigi" calcext:value-type="string">
            <text:p>malpliigi</text:p>
          </table:table-cell>
          <table:table-cell table:formula="of:=IF(ISTEXT([.I907]);[.I90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ill, getting</text:p>
          </table:table-cell>
          <table:table-cell/>
          <table:table-cell office:value-type="string" calcext:value-type="string">
            <text:p>getting ill</text:p>
          </table:table-cell>
          <table:table-cell office:value-type="string" calcext:value-type="string">
            <text:p>malsaniĝi</text:p>
          </table:table-cell>
          <table:table-cell table:number-columns-repeated="2"/>
          <table:table-cell table:formula="of:=IF(ISTEXT([.G908]);[.G908];&quot;&quot;)" office:value-type="string" office:string-value="getting ill" calcext:value-type="string">
            <text:p>getting ill</text:p>
          </table:table-cell>
          <table:table-cell table:formula="of:=CONCATENATE([.H908]; IF(ISTEXT([.B908]); CONCATENATE(&quot; {&quot;;[.B908];&quot;}&quot;);&quot;&quot;))" office:value-type="string" office:string-value="malsaniĝi {ntr}" calcext:value-type="string">
            <text:p>malsaniĝi {ntr}</text:p>
          </table:table-cell>
          <table:table-cell table:formula="of:=IF(ISTEXT([.I908]);[.I90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ill, would make</text:p>
          </table:table-cell>
          <table:table-cell/>
          <table:table-cell office:value-type="string" calcext:value-type="string">
            <text:p>would make <text:s/>ill</text:p>
          </table:table-cell>
          <table:table-cell office:value-type="string" calcext:value-type="string">
            <text:p>malsanigus</text:p>
          </table:table-cell>
          <table:table-cell table:number-columns-repeated="2"/>
          <table:table-cell table:formula="of:=IF(ISTEXT([.G909]);[.G909];&quot;&quot;)" office:value-type="string" office:string-value="would make  ill" calcext:value-type="string">
            <text:p>would make <text:s/>ill</text:p>
          </table:table-cell>
          <table:table-cell table:formula="of:=CONCATENATE([.H909]; IF(ISTEXT([.B909]); CONCATENATE(&quot; {&quot;;[.B909];&quot;}&quot;);&quot;&quot;))" office:value-type="string" office:string-value="malsanigus {tr}" calcext:value-type="string">
            <text:p>malsanigus {tr}</text:p>
          </table:table-cell>
          <table:table-cell table:formula="of:=IF(ISTEXT([.I909]);[.I90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remember</text:p>
          </table:table-cell>
          <table:table-cell/>
          <table:table-cell office:value-type="string" calcext:value-type="string">
            <text:p>remember</text:p>
          </table:table-cell>
          <table:table-cell office:value-type="string" calcext:value-type="string">
            <text:p>memori</text:p>
          </table:table-cell>
          <table:table-cell table:number-columns-repeated="2"/>
          <table:table-cell table:formula="of:=IF(ISTEXT([.G910]);[.G910];&quot;&quot;)" office:value-type="string" office:string-value="remember" calcext:value-type="string">
            <text:p>remember</text:p>
          </table:table-cell>
          <table:table-cell table:formula="of:=CONCATENATE([.H910]; IF(ISTEXT([.B910]); CONCATENATE(&quot; {&quot;;[.B910];&quot;}&quot;);&quot;&quot;))" office:value-type="string" office:string-value="memori {tr}" calcext:value-type="string">
            <text:p>memori {tr}</text:p>
          </table:table-cell>
          <table:table-cell table:formula="of:=IF(ISTEXT([.I910]);[.I91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remind</text:p>
          </table:table-cell>
          <table:table-cell/>
          <table:table-cell office:value-type="string" calcext:value-type="string">
            <text:p>remind</text:p>
          </table:table-cell>
          <table:table-cell office:value-type="string" calcext:value-type="string">
            <text:p>memorigi</text:p>
          </table:table-cell>
          <table:table-cell office:value-type="string" calcext:value-type="string">
            <text:p>remind of something in the future</text:p>
          </table:table-cell>
          <table:table-cell/>
          <table:table-cell table:formula="of:=IF(ISTEXT([.G911]);[.G911];&quot;&quot;)" office:value-type="string" office:string-value="remind" calcext:value-type="string">
            <text:p>remind</text:p>
          </table:table-cell>
          <table:table-cell table:formula="of:=CONCATENATE([.H911]; IF(ISTEXT([.B911]); CONCATENATE(&quot; {&quot;;[.B911];&quot;}&quot;);&quot;&quot;))" office:value-type="string" office:string-value="memorigi {tr}" calcext:value-type="string">
            <text:p>memorigi {tr}</text:p>
          </table:table-cell>
          <table:table-cell table:formula="of:=IF(ISTEXT([.I911]);[.I911];&quot;&quot;)" office:value-type="string" office:string-value="remind of something in the future" calcext:value-type="string">
            <text:p>remind of something in the futu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deserve</text:p>
          </table:table-cell>
          <table:table-cell/>
          <table:table-cell office:value-type="string" calcext:value-type="string">
            <text:p>deserve</text:p>
          </table:table-cell>
          <table:table-cell office:value-type="string" calcext:value-type="string">
            <text:p>meriti</text:p>
          </table:table-cell>
          <table:table-cell table:number-columns-repeated="2"/>
          <table:table-cell table:formula="of:=IF(ISTEXT([.G912]);[.G912];&quot;&quot;)" office:value-type="string" office:string-value="deserve" calcext:value-type="string">
            <text:p>deserve</text:p>
          </table:table-cell>
          <table:table-cell table:formula="of:=CONCATENATE([.H912]; IF(ISTEXT([.B912]); CONCATENATE(&quot; {&quot;;[.B912];&quot;}&quot;);&quot;&quot;))" office:value-type="string" office:string-value="meriti {tr}" calcext:value-type="string">
            <text:p>meriti {tr}</text:p>
          </table:table-cell>
          <table:table-cell table:formula="of:=IF(ISTEXT([.I912]);[.I91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put</text:p>
          </table:table-cell>
          <table:table-cell/>
          <table:table-cell office:value-type="string" calcext:value-type="string">
            <text:p>put</text:p>
          </table:table-cell>
          <table:table-cell office:value-type="string" calcext:value-type="string">
            <text:p>meti</text:p>
          </table:table-cell>
          <table:table-cell table:number-columns-repeated="2"/>
          <table:table-cell table:formula="of:=IF(ISTEXT([.G913]);[.G913];&quot;&quot;)" office:value-type="string" office:string-value="put" calcext:value-type="string">
            <text:p>put</text:p>
          </table:table-cell>
          <table:table-cell table:formula="of:=CONCATENATE([.H913]; IF(ISTEXT([.B913]); CONCATENATE(&quot; {&quot;;[.B913];&quot;}&quot;);&quot;&quot;))" office:value-type="string" office:string-value="meti {tr}" calcext:value-type="string">
            <text:p>meti {tr}</text:p>
          </table:table-cell>
          <table:table-cell table:formula="of:=IF(ISTEXT([.I913]);[.I91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show</text:p>
          </table:table-cell>
          <table:table-cell/>
          <table:table-cell office:value-type="string" calcext:value-type="string">
            <text:p>show</text:p>
          </table:table-cell>
          <table:table-cell office:value-type="string" calcext:value-type="string">
            <text:p>montri</text:p>
          </table:table-cell>
          <table:table-cell table:number-columns-repeated="2"/>
          <table:table-cell table:formula="of:=IF(ISTEXT([.G914]);[.G914];&quot;&quot;)" office:value-type="string" office:string-value="show" calcext:value-type="string">
            <text:p>show</text:p>
          </table:table-cell>
          <table:table-cell table:formula="of:=CONCATENATE([.H914]; IF(ISTEXT([.B914]); CONCATENATE(&quot; {&quot;;[.B914];&quot;}&quot;);&quot;&quot;))" office:value-type="string" office:string-value="montri {tr}" calcext:value-type="string">
            <text:p>montri {tr}</text:p>
          </table:table-cell>
          <table:table-cell table:formula="of:=IF(ISTEXT([.I914]);[.I91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move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movi</text:p>
          </table:table-cell>
          <table:table-cell office:value-type="string" calcext:value-type="string">
            <text:p>(ntr)</text:p>
          </table:table-cell>
          <table:table-cell/>
          <table:table-cell table:formula="of:=IF(ISTEXT([.G915]);[.G915];&quot;&quot;)" office:value-type="string" office:string-value="move" calcext:value-type="string">
            <text:p>move</text:p>
          </table:table-cell>
          <table:table-cell table:formula="of:=CONCATENATE([.H915]; IF(ISTEXT([.B915]); CONCATENATE(&quot; {&quot;;[.B915];&quot;}&quot;);&quot;&quot;))" office:value-type="string" office:string-value="movi {ntr}" calcext:value-type="string">
            <text:p>movi {ntr}</text:p>
          </table:table-cell>
          <table:table-cell table:formula="of:=IF(ISTEXT([.I915]);[.I915];&quot;&quot;)" office:value-type="string" office:string-value="(ntr)" calcext:value-type="string">
            <text:p>(nt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moves</text:p>
          </table:table-cell>
          <table:table-cell/>
          <table:table-cell office:value-type="string" calcext:value-type="string">
            <text:p>moves</text:p>
          </table:table-cell>
          <table:table-cell office:value-type="string" calcext:value-type="string">
            <text:p>moviĝas</text:p>
          </table:table-cell>
          <table:table-cell office:value-type="string" calcext:value-type="string">
            <text:p>(ntr)</text:p>
          </table:table-cell>
          <table:table-cell/>
          <table:table-cell table:formula="of:=IF(ISTEXT([.G916]);[.G916];&quot;&quot;)" office:value-type="string" office:string-value="moves" calcext:value-type="string">
            <text:p>moves</text:p>
          </table:table-cell>
          <table:table-cell table:formula="of:=CONCATENATE([.H916]; IF(ISTEXT([.B916]); CONCATENATE(&quot; {&quot;;[.B916];&quot;}&quot;);&quot;&quot;))" office:value-type="string" office:string-value="moviĝas {ntr}" calcext:value-type="string">
            <text:p>moviĝas {ntr}</text:p>
          </table:table-cell>
          <table:table-cell table:formula="of:=IF(ISTEXT([.I916]);[.I916];&quot;&quot;)" office:value-type="string" office:string-value="(ntr)" calcext:value-type="string">
            <text:p>(nt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murmurs</text:p>
          </table:table-cell>
          <table:table-cell/>
          <table:table-cell office:value-type="string" calcext:value-type="string">
            <text:p>murmurs</text:p>
          </table:table-cell>
          <table:table-cell office:value-type="string" calcext:value-type="string">
            <text:p>murmuri</text:p>
          </table:table-cell>
          <table:table-cell table:number-columns-repeated="2"/>
          <table:table-cell table:formula="of:=IF(ISTEXT([.G917]);[.G917];&quot;&quot;)" office:value-type="string" office:string-value="murmurs" calcext:value-type="string">
            <text:p>murmurs</text:p>
          </table:table-cell>
          <table:table-cell table:formula="of:=CONCATENATE([.H917]; IF(ISTEXT([.B917]); CONCATENATE(&quot; {&quot;;[.B917];&quot;}&quot;);&quot;&quot;))" office:value-type="string" office:string-value="murmuri {tr}" calcext:value-type="string">
            <text:p>murmuri {tr}</text:p>
          </table:table-cell>
          <table:table-cell table:formula="of:=IF(ISTEXT([.I917]);[.I91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born, to be </text:p>
          </table:table-cell>
          <table:table-cell/>
          <table:table-cell office:value-type="string" calcext:value-type="string">
            <text:p>to be born</text:p>
          </table:table-cell>
          <table:table-cell office:value-type="string" calcext:value-type="string">
            <text:p>naskiĝi</text:p>
          </table:table-cell>
          <table:table-cell table:number-columns-repeated="2"/>
          <table:table-cell table:formula="of:=IF(ISTEXT([.G918]);[.G918];&quot;&quot;)" office:value-type="string" office:string-value="to be born" calcext:value-type="string">
            <text:p>to be born</text:p>
          </table:table-cell>
          <table:table-cell table:formula="of:=CONCATENATE([.H918]; IF(ISTEXT([.B918]); CONCATENATE(&quot; {&quot;;[.B918];&quot;}&quot;);&quot;&quot;))" office:value-type="string" office:string-value="naskiĝi {ntr}" calcext:value-type="string">
            <text:p>naskiĝi {ntr}</text:p>
          </table:table-cell>
          <table:table-cell table:formula="of:=IF(ISTEXT([.I918]);[.I91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call</text:p>
          </table:table-cell>
          <table:table-cell office:value-type="string" calcext:value-type="string">
            <text:p>nomi</text:p>
          </table:table-cell>
          <table:table-cell office:value-type="string" calcext:value-type="string">
            <text:p>to refer to as, "you call that a knife?"</text:p>
          </table:table-cell>
          <table:table-cell/>
          <table:table-cell table:formula="of:=IF(ISTEXT([.G919]);[.G919];&quot;&quot;)" office:value-type="string" office:string-value="call" calcext:value-type="string">
            <text:p>call</text:p>
          </table:table-cell>
          <table:table-cell table:formula="of:=CONCATENATE([.H919]; IF(ISTEXT([.B919]); CONCATENATE(&quot; {&quot;;[.B919];&quot;}&quot;);&quot;&quot;))" office:value-type="string" office:string-value="nomi {tr}" calcext:value-type="string">
            <text:p>nomi {tr}</text:p>
          </table:table-cell>
          <table:table-cell table:formula="of:=IF(ISTEXT([.I919]);[.I919];&quot;&quot;)" office:value-type="string" office:string-value="to refer to as, &quot;you call that a knife?&quot;" calcext:value-type="string">
            <text:p>to refer to as, "you call that a knife?"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note</text:p>
          </table:table-cell>
          <table:table-cell/>
          <table:table-cell office:value-type="string" calcext:value-type="string">
            <text:p>note</text:p>
          </table:table-cell>
          <table:table-cell office:value-type="string" calcext:value-type="string">
            <text:p>noti</text:p>
          </table:table-cell>
          <table:table-cell office:value-type="string" calcext:value-type="string">
            <text:p>make note of, written or mentally</text:p>
          </table:table-cell>
          <table:table-cell/>
          <table:table-cell table:formula="of:=IF(ISTEXT([.G920]);[.G920];&quot;&quot;)" office:value-type="string" office:string-value="note" calcext:value-type="string">
            <text:p>note</text:p>
          </table:table-cell>
          <table:table-cell table:formula="of:=CONCATENATE([.H920]; IF(ISTEXT([.B920]); CONCATENATE(&quot; {&quot;;[.B920];&quot;}&quot;);&quot;&quot;))" office:value-type="string" office:string-value="noti {tr}" calcext:value-type="string">
            <text:p>noti {tr}</text:p>
          </table:table-cell>
          <table:table-cell table:formula="of:=IF(ISTEXT([.I920]);[.I920];&quot;&quot;)" office:value-type="string" office:string-value="make note of, written or mentally" calcext:value-type="string">
            <text:p>make note of, written or mentall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obeys</text:p>
          </table:table-cell>
          <table:table-cell/>
          <table:table-cell office:value-type="string" calcext:value-type="string">
            <text:p>obeys</text:p>
          </table:table-cell>
          <table:table-cell office:value-type="string" calcext:value-type="string">
            <text:p>obeas</text:p>
          </table:table-cell>
          <table:table-cell table:number-columns-repeated="2"/>
          <table:table-cell table:formula="of:=IF(ISTEXT([.G921]);[.G921];&quot;&quot;)" office:value-type="string" office:string-value="obeys" calcext:value-type="string">
            <text:p>obeys</text:p>
          </table:table-cell>
          <table:table-cell table:formula="of:=CONCATENATE([.H921]; IF(ISTEXT([.B921]); CONCATENATE(&quot; {&quot;;[.B921];&quot;}&quot;);&quot;&quot;))" office:value-type="string" office:string-value="obeas {tr}" calcext:value-type="string">
            <text:p>obeas {tr}</text:p>
          </table:table-cell>
          <table:table-cell table:formula="of:=IF(ISTEXT([.I921]);[.I92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offer</text:p>
          </table:table-cell>
          <table:table-cell/>
          <table:table-cell office:value-type="string" calcext:value-type="string">
            <text:p>offer</text:p>
          </table:table-cell>
          <table:table-cell office:value-type="string" calcext:value-type="string">
            <text:p>oferto</text:p>
          </table:table-cell>
          <table:table-cell office:value-type="string" calcext:value-type="string">
            <text:p>not used for gifts</text:p>
          </table:table-cell>
          <table:table-cell/>
          <table:table-cell table:formula="of:=IF(ISTEXT([.G922]);[.G922];&quot;&quot;)" office:value-type="string" office:string-value="offer" calcext:value-type="string">
            <text:p>offer</text:p>
          </table:table-cell>
          <table:table-cell table:formula="of:=CONCATENATE([.H922]; IF(ISTEXT([.B922]); CONCATENATE(&quot; {&quot;;[.B922];&quot;}&quot;);&quot;&quot;))" office:value-type="string" office:string-value="oferto {tr}" calcext:value-type="string">
            <text:p>oferto {tr}</text:p>
          </table:table-cell>
          <table:table-cell table:formula="of:=IF(ISTEXT([.I922]);[.I922];&quot;&quot;)" office:value-type="string" office:string-value="not used for gifts" calcext:value-type="string">
            <text:p>not used for gif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happen</text:p>
          </table:table-cell>
          <table:table-cell/>
          <table:table-cell office:value-type="string" calcext:value-type="string">
            <text:p>happen</text:p>
          </table:table-cell>
          <table:table-cell office:value-type="string" calcext:value-type="string">
            <text:p>okazi</text:p>
          </table:table-cell>
          <table:table-cell table:number-columns-repeated="2"/>
          <table:table-cell table:formula="of:=IF(ISTEXT([.G923]);[.G923];&quot;&quot;)" office:value-type="string" office:string-value="happen" calcext:value-type="string">
            <text:p>happen</text:p>
          </table:table-cell>
          <table:table-cell table:formula="of:=CONCATENATE([.H923]; IF(ISTEXT([.B923]); CONCATENATE(&quot; {&quot;;[.B923];&quot;}&quot;);&quot;&quot;))" office:value-type="string" office:string-value="okazi {ntr}" calcext:value-type="string">
            <text:p>okazi {ntr}</text:p>
          </table:table-cell>
          <table:table-cell table:formula="of:=IF(ISTEXT([.I923]);[.I92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forgive</text:p>
          </table:table-cell>
          <table:table-cell/>
          <table:table-cell office:value-type="string" calcext:value-type="string">
            <text:p>forgive</text:p>
          </table:table-cell>
          <table:table-cell office:value-type="string" calcext:value-type="string">
            <text:p>pardoni</text:p>
          </table:table-cell>
          <table:table-cell office:value-type="string" calcext:value-type="string">
            <text:p>forgive someone or something</text:p>
          </table:table-cell>
          <table:table-cell/>
          <table:table-cell table:formula="of:=IF(ISTEXT([.G924]);[.G924];&quot;&quot;)" office:value-type="string" office:string-value="forgive" calcext:value-type="string">
            <text:p>forgive</text:p>
          </table:table-cell>
          <table:table-cell table:formula="of:=CONCATENATE([.H924]; IF(ISTEXT([.B924]); CONCATENATE(&quot; {&quot;;[.B924];&quot;}&quot;);&quot;&quot;))" office:value-type="string" office:string-value="pardoni {tr}" calcext:value-type="string">
            <text:p>pardoni {tr}</text:p>
          </table:table-cell>
          <table:table-cell table:formula="of:=IF(ISTEXT([.I924]);[.I924];&quot;&quot;)" office:value-type="string" office:string-value="forgive someone or something" calcext:value-type="string">
            <text:p>forgive someone or some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apologise</text:p>
          </table:table-cell>
          <table:table-cell/>
          <table:table-cell office:value-type="string" calcext:value-type="string">
            <text:p>apologise</text:p>
          </table:table-cell>
          <table:table-cell office:value-type="string" calcext:value-type="string">
            <text:p>pardonpeti</text:p>
          </table:table-cell>
          <table:table-cell table:number-columns-repeated="2"/>
          <table:table-cell table:formula="of:=IF(ISTEXT([.G925]);[.G925];&quot;&quot;)" office:value-type="string" office:string-value="apologise" calcext:value-type="string">
            <text:p>apologise</text:p>
          </table:table-cell>
          <table:table-cell table:formula="of:=CONCATENATE([.H925]; IF(ISTEXT([.B925]); CONCATENATE(&quot; {&quot;;[.B925];&quot;}&quot;);&quot;&quot;))" office:value-type="string" office:string-value="pardonpeti" calcext:value-type="string">
            <text:p>pardonpeti</text:p>
          </table:table-cell>
          <table:table-cell table:formula="of:=IF(ISTEXT([.I925]);[.I92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speak</text:p>
          </table:table-cell>
          <table:table-cell/>
          <table:table-cell office:value-type="string" calcext:value-type="string">
            <text:p>speak</text:p>
          </table:table-cell>
          <table:table-cell office:value-type="string" calcext:value-type="string">
            <text:p>paroli</text:p>
          </table:table-cell>
          <table:table-cell table:number-columns-repeated="2"/>
          <table:table-cell table:formula="of:=IF(ISTEXT([.G926]);[.G926];&quot;&quot;)" office:value-type="string" office:string-value="speak" calcext:value-type="string">
            <text:p>speak</text:p>
          </table:table-cell>
          <table:table-cell table:formula="of:=CONCATENATE([.H926]; IF(ISTEXT([.B926]); CONCATENATE(&quot; {&quot;;[.B926];&quot;}&quot;);&quot;&quot;))" office:value-type="string" office:string-value="paroli {ntr}" calcext:value-type="string">
            <text:p>paroli {ntr}</text:p>
          </table:table-cell>
          <table:table-cell table:formula="of:=IF(ISTEXT([.I926]);[.I92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talk</text:p>
          </table:table-cell>
          <table:table-cell/>
          <table:table-cell office:value-type="string" calcext:value-type="string">
            <text:p>talk</text:p>
          </table:table-cell>
          <table:table-cell office:value-type="string" calcext:value-type="string">
            <text:p>paroli</text:p>
          </table:table-cell>
          <table:table-cell table:number-columns-repeated="2"/>
          <table:table-cell table:formula="of:=IF(ISTEXT([.G927]);[.G927];&quot;&quot;)" office:value-type="string" office:string-value="talk" calcext:value-type="string">
            <text:p>talk</text:p>
          </table:table-cell>
          <table:table-cell table:formula="of:=CONCATENATE([.H927]; IF(ISTEXT([.B927]); CONCATENATE(&quot; {&quot;;[.B927];&quot;}&quot;);&quot;&quot;))" office:value-type="string" office:string-value="paroli {tr}" calcext:value-type="string">
            <text:p>paroli {tr}</text:p>
          </table:table-cell>
          <table:table-cell table:formula="of:=IF(ISTEXT([.I927]);[.I92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passes</text:p>
          </table:table-cell>
          <table:table-cell/>
          <table:table-cell office:value-type="string" calcext:value-type="string">
            <text:p>passes</text:p>
          </table:table-cell>
          <table:table-cell office:value-type="string" calcext:value-type="string">
            <text:p>pasas</text:p>
          </table:table-cell>
          <table:table-cell table:number-columns-repeated="2"/>
          <table:table-cell table:formula="of:=IF(ISTEXT([.G928]);[.G928];&quot;&quot;)" office:value-type="string" office:string-value="passes" calcext:value-type="string">
            <text:p>passes</text:p>
          </table:table-cell>
          <table:table-cell table:formula="of:=CONCATENATE([.H928]; IF(ISTEXT([.B928]); CONCATENATE(&quot; {&quot;;[.B928];&quot;}&quot;);&quot;&quot;))" office:value-type="string" office:string-value="pasas" calcext:value-type="string">
            <text:p>pasas</text:p>
          </table:table-cell>
          <table:table-cell table:formula="of:=IF(ISTEXT([.I928]);[.I92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pause</text:p>
          </table:table-cell>
          <table:table-cell/>
          <table:table-cell office:value-type="string" calcext:value-type="string">
            <text:p>pause</text:p>
          </table:table-cell>
          <table:table-cell office:value-type="string" calcext:value-type="string">
            <text:p>paŭzi</text:p>
          </table:table-cell>
          <table:table-cell table:number-columns-repeated="2"/>
          <table:table-cell table:formula="of:=IF(ISTEXT([.G929]);[.G929];&quot;&quot;)" office:value-type="string" office:string-value="pause" calcext:value-type="string">
            <text:p>pause</text:p>
          </table:table-cell>
          <table:table-cell table:formula="of:=CONCATENATE([.H929]; IF(ISTEXT([.B929]); CONCATENATE(&quot; {&quot;;[.B929];&quot;}&quot;);&quot;&quot;))" office:value-type="string" office:string-value="paŭzi {ntr}" calcext:value-type="string">
            <text:p>paŭzi {ntr}</text:p>
          </table:table-cell>
          <table:table-cell table:formula="of:=IF(ISTEXT([.I929]);[.I92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hangs</text:p>
          </table:table-cell>
          <table:table-cell/>
          <table:table-cell office:value-type="string" calcext:value-type="string">
            <text:p>hangs</text:p>
          </table:table-cell>
          <table:table-cell office:value-type="string" calcext:value-type="string">
            <text:p>pendas</text:p>
          </table:table-cell>
          <table:table-cell table:number-columns-repeated="2"/>
          <table:table-cell table:formula="of:=IF(ISTEXT([.G930]);[.G930];&quot;&quot;)" office:value-type="string" office:string-value="hangs" calcext:value-type="string">
            <text:p>hangs</text:p>
          </table:table-cell>
          <table:table-cell table:formula="of:=CONCATENATE([.H930]; IF(ISTEXT([.B930]); CONCATENATE(&quot; {&quot;;[.B930];&quot;}&quot;);&quot;&quot;))" office:value-type="string" office:string-value="pendas {ntr}" calcext:value-type="string">
            <text:p>pendas {ntr}</text:p>
          </table:table-cell>
          <table:table-cell table:formula="of:=IF(ISTEXT([.I930]);[.I93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hung</text:p>
          </table:table-cell>
          <table:table-cell/>
          <table:table-cell office:value-type="string" calcext:value-type="string">
            <text:p>hung</text:p>
          </table:table-cell>
          <table:table-cell office:value-type="string" calcext:value-type="string">
            <text:p>pendis</text:p>
          </table:table-cell>
          <table:table-cell table:number-columns-repeated="2"/>
          <table:table-cell table:formula="of:=IF(ISTEXT([.G931]);[.G931];&quot;&quot;)" office:value-type="string" office:string-value="hung" calcext:value-type="string">
            <text:p>hung</text:p>
          </table:table-cell>
          <table:table-cell table:formula="of:=CONCATENATE([.H931]; IF(ISTEXT([.B931]); CONCATENATE(&quot; {&quot;;[.B931];&quot;}&quot;);&quot;&quot;))" office:value-type="string" office:string-value="pendis {ntr}" calcext:value-type="string">
            <text:p>pendis {ntr}</text:p>
          </table:table-cell>
          <table:table-cell table:formula="of:=IF(ISTEXT([.I931]);[.I93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thought</text:p>
          </table:table-cell>
          <table:table-cell/>
          <table:table-cell office:value-type="string" calcext:value-type="string">
            <text:p>thought</text:p>
          </table:table-cell>
          <table:table-cell office:value-type="string" calcext:value-type="string">
            <text:p>pensis</text:p>
          </table:table-cell>
          <table:table-cell table:number-columns-repeated="2"/>
          <table:table-cell table:formula="of:=IF(ISTEXT([.G932]);[.G932];&quot;&quot;)" office:value-type="string" office:string-value="thought" calcext:value-type="string">
            <text:p>thought</text:p>
          </table:table-cell>
          <table:table-cell table:formula="of:=CONCATENATE([.H932]; IF(ISTEXT([.B932]); CONCATENATE(&quot; {&quot;;[.B932];&quot;}&quot;);&quot;&quot;))" office:value-type="string" office:string-value="pensis {ntr}" calcext:value-type="string">
            <text:p>pensis {ntr}</text:p>
          </table:table-cell>
          <table:table-cell table:formula="of:=IF(ISTEXT([.I932]);[.I93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<text:span text:style-name="T1">thinking, </text:span>have been</text:p>
          </table:table-cell>
          <table:table-cell/>
          <table:table-cell office:value-type="string" calcext:value-type="string">
            <text:p>have been thinking</text:p>
          </table:table-cell>
          <table:table-cell office:value-type="string" calcext:value-type="string">
            <text:p>pensis</text:p>
          </table:table-cell>
          <table:table-cell office:value-type="string" calcext:value-type="string">
            <text:p>(ntr)</text:p>
          </table:table-cell>
          <table:table-cell/>
          <table:table-cell table:formula="of:=IF(ISTEXT([.G933]);[.G933];&quot;&quot;)" office:value-type="string" office:string-value="have been thinking" calcext:value-type="string">
            <text:p>have been thinking</text:p>
          </table:table-cell>
          <table:table-cell table:formula="of:=CONCATENATE([.H933]; IF(ISTEXT([.B933]); CONCATENATE(&quot; {&quot;;[.B933];&quot;}&quot;);&quot;&quot;))" office:value-type="string" office:string-value="pensis {ntr}" calcext:value-type="string">
            <text:p>pensis {ntr}</text:p>
          </table:table-cell>
          <table:table-cell table:formula="of:=IF(ISTEXT([.I933]);[.I933];&quot;&quot;)" office:value-type="string" office:string-value="(ntr)" calcext:value-type="string">
            <text:p>(nt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paints</text:p>
          </table:table-cell>
          <table:table-cell/>
          <table:table-cell office:value-type="string" calcext:value-type="string">
            <text:p>paints</text:p>
          </table:table-cell>
          <table:table-cell office:value-type="string" calcext:value-type="string">
            <text:p>pentras</text:p>
          </table:table-cell>
          <table:table-cell table:number-columns-repeated="2"/>
          <table:table-cell table:formula="of:=IF(ISTEXT([.G934]);[.G934];&quot;&quot;)" office:value-type="string" office:string-value="paints" calcext:value-type="string">
            <text:p>paints</text:p>
          </table:table-cell>
          <table:table-cell table:formula="of:=CONCATENATE([.H934]; IF(ISTEXT([.B934]); CONCATENATE(&quot; {&quot;;[.B934];&quot;}&quot;);&quot;&quot;))" office:value-type="string" office:string-value="pentras {tr}" calcext:value-type="string">
            <text:p>pentras {tr}</text:p>
          </table:table-cell>
          <table:table-cell table:formula="of:=IF(ISTEXT([.I934]);[.I93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paint</text:p>
          </table:table-cell>
          <table:table-cell/>
          <table:table-cell office:value-type="string" calcext:value-type="string">
            <text:p>paint</text:p>
          </table:table-cell>
          <table:table-cell office:value-type="string" calcext:value-type="string">
            <text:p>pentri</text:p>
          </table:table-cell>
          <table:table-cell office:value-type="string" calcext:value-type="string">
            <text:p>to paint as an atrist</text:p>
          </table:table-cell>
          <table:table-cell/>
          <table:table-cell table:formula="of:=IF(ISTEXT([.G935]);[.G935];&quot;&quot;)" office:value-type="string" office:string-value="paint" calcext:value-type="string">
            <text:p>paint</text:p>
          </table:table-cell>
          <table:table-cell table:formula="of:=CONCATENATE([.H935]; IF(ISTEXT([.B935]); CONCATENATE(&quot; {&quot;;[.B935];&quot;}&quot;);&quot;&quot;))" office:value-type="string" office:string-value="pentri {tr}" calcext:value-type="string">
            <text:p>pentri {tr}</text:p>
          </table:table-cell>
          <table:table-cell table:formula="of:=IF(ISTEXT([.I935]);[.I935];&quot;&quot;)" office:value-type="string" office:string-value="to paint as an atrist" calcext:value-type="string">
            <text:p>to paint as an atri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paint, to</text:p>
          </table:table-cell>
          <table:table-cell/>
          <table:table-cell office:value-type="string" calcext:value-type="string">
            <text:p>to paint</text:p>
          </table:table-cell>
          <table:table-cell office:value-type="string" calcext:value-type="string">
            <text:p>pentri</text:p>
          </table:table-cell>
          <table:table-cell table:number-columns-repeated="2"/>
          <table:table-cell table:formula="of:=IF(ISTEXT([.G936]);[.G936];&quot;&quot;)" office:value-type="string" office:string-value="to paint" calcext:value-type="string">
            <text:p>to paint</text:p>
          </table:table-cell>
          <table:table-cell table:formula="of:=CONCATENATE([.H936]; IF(ISTEXT([.B936]); CONCATENATE(&quot; {&quot;;[.B936];&quot;}&quot;);&quot;&quot;))" office:value-type="string" office:string-value="pentri {tr}" calcext:value-type="string">
            <text:p>pentri {tr}</text:p>
          </table:table-cell>
          <table:table-cell table:formula="of:=IF(ISTEXT([.I936]);[.I93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betray</text:p>
          </table:table-cell>
          <table:table-cell/>
          <table:table-cell office:value-type="string" calcext:value-type="string">
            <text:p>betray</text:p>
          </table:table-cell>
          <table:table-cell office:value-type="string" calcext:value-type="string">
            <text:p>perfidi</text:p>
          </table:table-cell>
          <table:table-cell table:number-columns-repeated="2"/>
          <table:table-cell table:formula="of:=IF(ISTEXT([.G937]);[.G937];&quot;&quot;)" office:value-type="string" office:string-value="betray" calcext:value-type="string">
            <text:p>betray</text:p>
          </table:table-cell>
          <table:table-cell table:formula="of:=CONCATENATE([.H937]; IF(ISTEXT([.B937]); CONCATENATE(&quot; {&quot;;[.B937];&quot;}&quot;);&quot;&quot;))" office:value-type="string" office:string-value="perfidi {tr}" calcext:value-type="string">
            <text:p>perfidi {tr}</text:p>
          </table:table-cell>
          <table:table-cell table:formula="of:=IF(ISTEXT([.I937]);[.I93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allow</text:p>
          </table:table-cell>
          <table:table-cell/>
          <table:table-cell office:value-type="string" calcext:value-type="string">
            <text:p>allow</text:p>
          </table:table-cell>
          <table:table-cell office:value-type="string" calcext:value-type="string">
            <text:p>permesi</text:p>
          </table:table-cell>
          <table:table-cell table:number-columns-repeated="2"/>
          <table:table-cell table:formula="of:=IF(ISTEXT([.G938]);[.G938];&quot;&quot;)" office:value-type="string" office:string-value="allow" calcext:value-type="string">
            <text:p>allow</text:p>
          </table:table-cell>
          <table:table-cell table:formula="of:=CONCATENATE([.H938]; IF(ISTEXT([.B938]); CONCATENATE(&quot; {&quot;;[.B938];&quot;}&quot;);&quot;&quot;))" office:value-type="string" office:string-value="permesi {tr}" calcext:value-type="string">
            <text:p>permesi {tr}</text:p>
          </table:table-cell>
          <table:table-cell table:formula="of:=IF(ISTEXT([.I938]);[.I93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disturb</text:p>
          </table:table-cell>
          <table:table-cell/>
          <table:table-cell office:value-type="string" calcext:value-type="string">
            <text:p>disturb</text:p>
          </table:table-cell>
          <table:table-cell office:value-type="string" calcext:value-type="string">
            <text:p>perturbi</text:p>
          </table:table-cell>
          <table:table-cell table:number-columns-repeated="2"/>
          <table:table-cell table:formula="of:=IF(ISTEXT([.G939]);[.G939];&quot;&quot;)" office:value-type="string" office:string-value="disturb" calcext:value-type="string">
            <text:p>disturb</text:p>
          </table:table-cell>
          <table:table-cell table:formula="of:=CONCATENATE([.H939]; IF(ISTEXT([.B939]); CONCATENATE(&quot; {&quot;;[.B939];&quot;}&quot;);&quot;&quot;))" office:value-type="string" office:string-value="perturbi {tr}" calcext:value-type="string">
            <text:p>perturbi {tr}</text:p>
          </table:table-cell>
          <table:table-cell table:formula="of:=IF(ISTEXT([.I939]);[.I93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beg</text:p>
          </table:table-cell>
          <table:table-cell/>
          <table:table-cell office:value-type="string" calcext:value-type="string">
            <text:p>beg</text:p>
          </table:table-cell>
          <table:table-cell office:value-type="string" calcext:value-type="string">
            <text:p>petegi</text:p>
          </table:table-cell>
          <table:table-cell office:value-type="string" calcext:value-type="string">
            <text:p>beg someone or something</text:p>
          </table:table-cell>
          <table:table-cell/>
          <table:table-cell table:formula="of:=IF(ISTEXT([.G940]);[.G940];&quot;&quot;)" office:value-type="string" office:string-value="beg" calcext:value-type="string">
            <text:p>beg</text:p>
          </table:table-cell>
          <table:table-cell table:formula="of:=CONCATENATE([.H940]; IF(ISTEXT([.B940]); CONCATENATE(&quot; {&quot;;[.B940];&quot;}&quot;);&quot;&quot;))" office:value-type="string" office:string-value="petegi {tr}" calcext:value-type="string">
            <text:p>petegi {tr}</text:p>
          </table:table-cell>
          <table:table-cell table:formula="of:=IF(ISTEXT([.I940]);[.I940];&quot;&quot;)" office:value-type="string" office:string-value="beg someone or something" calcext:value-type="string">
            <text:p>beg someone or some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implore</text:p>
          </table:table-cell>
          <table:table-cell/>
          <table:table-cell office:value-type="string" calcext:value-type="string">
            <text:p>implore</text:p>
          </table:table-cell>
          <table:table-cell office:value-type="string" calcext:value-type="string">
            <text:p>petegi</text:p>
          </table:table-cell>
          <table:table-cell office:value-type="string" calcext:value-type="string">
            <text:p>implore someone or something</text:p>
          </table:table-cell>
          <table:table-cell/>
          <table:table-cell table:formula="of:=IF(ISTEXT([.G941]);[.G941];&quot;&quot;)" office:value-type="string" office:string-value="implore" calcext:value-type="string">
            <text:p>implore</text:p>
          </table:table-cell>
          <table:table-cell table:formula="of:=CONCATENATE([.H941]; IF(ISTEXT([.B941]); CONCATENATE(&quot; {&quot;;[.B941];&quot;}&quot;);&quot;&quot;))" office:value-type="string" office:string-value="petegi {tr}" calcext:value-type="string">
            <text:p>petegi {tr}</text:p>
          </table:table-cell>
          <table:table-cell table:formula="of:=IF(ISTEXT([.I941]);[.I941];&quot;&quot;)" office:value-type="string" office:string-value="implore someone or something" calcext:value-type="string">
            <text:p>implore someone or some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ask</text:p>
          </table:table-cell>
          <table:table-cell/>
          <table:table-cell office:value-type="string" calcext:value-type="string">
            <text:p>ask</text:p>
          </table:table-cell>
          <table:table-cell office:value-type="string" calcext:value-type="string">
            <text:p>peti</text:p>
          </table:table-cell>
          <table:table-cell office:value-type="string" calcext:value-type="string">
            <text:p>request</text:p>
          </table:table-cell>
          <table:table-cell/>
          <table:table-cell table:formula="of:=IF(ISTEXT([.G942]);[.G942];&quot;&quot;)" office:value-type="string" office:string-value="ask" calcext:value-type="string">
            <text:p>ask</text:p>
          </table:table-cell>
          <table:table-cell table:formula="of:=CONCATENATE([.H942]; IF(ISTEXT([.B942]); CONCATENATE(&quot; {&quot;;[.B942];&quot;}&quot;);&quot;&quot;))" office:value-type="string" office:string-value="peti {tr}" calcext:value-type="string">
            <text:p>peti {tr}</text:p>
          </table:table-cell>
          <table:table-cell table:formula="of:=IF(ISTEXT([.I942]);[.I942];&quot;&quot;)" office:value-type="string" office:string-value="request" calcext:value-type="string">
            <text:p>reque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airbrush</text:p>
          </table:table-cell>
          <table:table-cell/>
          <table:table-cell office:value-type="string" calcext:value-type="string">
            <text:p>airbrush</text:p>
          </table:table-cell>
          <table:table-cell office:value-type="string" calcext:value-type="string">
            <text:p>pistolfarbi</text:p>
          </table:table-cell>
          <table:table-cell office:value-type="string" calcext:value-type="string">
            <text:p>to paint with a sprayer</text:p>
          </table:table-cell>
          <table:table-cell/>
          <table:table-cell table:formula="of:=IF(ISTEXT([.G943]);[.G943];&quot;&quot;)" office:value-type="string" office:string-value="airbrush" calcext:value-type="string">
            <text:p>airbrush</text:p>
          </table:table-cell>
          <table:table-cell table:formula="of:=CONCATENATE([.H943]; IF(ISTEXT([.B943]); CONCATENATE(&quot; {&quot;;[.B943];&quot;}&quot;);&quot;&quot;))" office:value-type="string" office:string-value="pistolfarbi {tr}" calcext:value-type="string">
            <text:p>pistolfarbi {tr}</text:p>
          </table:table-cell>
          <table:table-cell table:formula="of:=IF(ISTEXT([.I943]);[.I943];&quot;&quot;)" office:value-type="string" office:string-value="to paint with a sprayer" calcext:value-type="string">
            <text:p>to paint with a spray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spraypaint</text:p>
          </table:table-cell>
          <table:table-cell/>
          <table:table-cell office:value-type="string" calcext:value-type="string">
            <text:p>spraypaint</text:p>
          </table:table-cell>
          <table:table-cell office:value-type="string" calcext:value-type="string">
            <text:p>pistolfarbi</text:p>
          </table:table-cell>
          <table:table-cell office:value-type="string" calcext:value-type="string">
            <text:p>to paint with a sprayer</text:p>
          </table:table-cell>
          <table:table-cell/>
          <table:table-cell table:formula="of:=IF(ISTEXT([.G944]);[.G944];&quot;&quot;)" office:value-type="string" office:string-value="spraypaint" calcext:value-type="string">
            <text:p>spraypaint</text:p>
          </table:table-cell>
          <table:table-cell table:formula="of:=CONCATENATE([.H944]; IF(ISTEXT([.B944]); CONCATENATE(&quot; {&quot;;[.B944];&quot;}&quot;);&quot;&quot;))" office:value-type="string" office:string-value="pistolfarbi {tr}" calcext:value-type="string">
            <text:p>pistolfarbi {tr}</text:p>
          </table:table-cell>
          <table:table-cell table:formula="of:=IF(ISTEXT([.I944]);[.I944];&quot;&quot;)" office:value-type="string" office:string-value="to paint with a sprayer" calcext:value-type="string">
            <text:p>to paint with a spray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plopped</text:p>
          </table:table-cell>
          <table:table-cell/>
          <table:table-cell office:value-type="string" calcext:value-type="string">
            <text:p>plopped</text:p>
          </table:table-cell>
          <table:table-cell office:value-type="string" calcext:value-type="string">
            <text:p>plaŭdis</text:p>
          </table:table-cell>
          <table:table-cell table:number-columns-repeated="2"/>
          <table:table-cell table:formula="of:=IF(ISTEXT([.G945]);[.G945];&quot;&quot;)" office:value-type="string" office:string-value="plopped" calcext:value-type="string">
            <text:p>plopped</text:p>
          </table:table-cell>
          <table:table-cell table:formula="of:=CONCATENATE([.H945]; IF(ISTEXT([.B945]); CONCATENATE(&quot; {&quot;;[.B945];&quot;}&quot;);&quot;&quot;))" office:value-type="string" office:string-value="plaŭdis {ntr}" calcext:value-type="string">
            <text:p>plaŭdis {ntr}</text:p>
          </table:table-cell>
          <table:table-cell table:formula="of:=IF(ISTEXT([.I945]);[.I94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complain</text:p>
          </table:table-cell>
          <table:table-cell/>
          <table:table-cell office:value-type="string" calcext:value-type="string">
            <text:p>complain</text:p>
          </table:table-cell>
          <table:table-cell office:value-type="string" calcext:value-type="string">
            <text:p>plendi</text:p>
          </table:table-cell>
          <table:table-cell table:number-columns-repeated="2"/>
          <table:table-cell table:formula="of:=IF(ISTEXT([.G946]);[.G946];&quot;&quot;)" office:value-type="string" office:string-value="complain" calcext:value-type="string">
            <text:p>complain</text:p>
          </table:table-cell>
          <table:table-cell table:formula="of:=CONCATENATE([.H946]; IF(ISTEXT([.B946]); CONCATENATE(&quot; {&quot;;[.B946];&quot;}&quot;);&quot;&quot;))" office:value-type="string" office:string-value="plendi {ntr}" calcext:value-type="string">
            <text:p>plendi {ntr}</text:p>
          </table:table-cell>
          <table:table-cell table:formula="of:=IF(ISTEXT([.I946]);[.I94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fill</text:p>
          </table:table-cell>
          <table:table-cell/>
          <table:table-cell office:value-type="string" calcext:value-type="string">
            <text:p>fill</text:p>
          </table:table-cell>
          <table:table-cell office:value-type="string" calcext:value-type="string">
            <text:p>plenigi</text:p>
          </table:table-cell>
          <table:table-cell table:number-columns-repeated="2"/>
          <table:table-cell table:formula="of:=IF(ISTEXT([.G947]);[.G947];&quot;&quot;)" office:value-type="string" office:string-value="fill" calcext:value-type="string">
            <text:p>fill</text:p>
          </table:table-cell>
          <table:table-cell table:formula="of:=CONCATENATE([.H947]; IF(ISTEXT([.B947]); CONCATENATE(&quot; {&quot;;[.B947];&quot;}&quot;);&quot;&quot;))" office:value-type="string" office:string-value="plenigi" calcext:value-type="string">
            <text:p>plenigi</text:p>
          </table:table-cell>
          <table:table-cell table:formula="of:=IF(ISTEXT([.I947]);[.I94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fulfil</text:p>
          </table:table-cell>
          <table:table-cell/>
          <table:table-cell office:value-type="string" calcext:value-type="string">
            <text:p>fulfil</text:p>
          </table:table-cell>
          <table:table-cell office:value-type="string" calcext:value-type="string">
            <text:p>plenumi</text:p>
          </table:table-cell>
          <table:table-cell table:number-columns-repeated="2"/>
          <table:table-cell table:formula="of:=IF(ISTEXT([.G948]);[.G948];&quot;&quot;)" office:value-type="string" office:string-value="fulfil" calcext:value-type="string">
            <text:p>fulfil</text:p>
          </table:table-cell>
          <table:table-cell table:formula="of:=CONCATENATE([.H948]; IF(ISTEXT([.B948]); CONCATENATE(&quot; {&quot;;[.B948];&quot;}&quot;);&quot;&quot;))" office:value-type="string" office:string-value="plenumi {tr}" calcext:value-type="string">
            <text:p>plenumi {tr}</text:p>
          </table:table-cell>
          <table:table-cell table:formula="of:=IF(ISTEXT([.I948]);[.I94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perform</text:p>
          </table:table-cell>
          <table:table-cell/>
          <table:table-cell office:value-type="string" calcext:value-type="string">
            <text:p>perform</text:p>
          </table:table-cell>
          <table:table-cell office:value-type="string" calcext:value-type="string">
            <text:p>plenumi</text:p>
          </table:table-cell>
          <table:table-cell office:value-type="string" calcext:value-type="string">
            <text:p>fulfill</text:p>
          </table:table-cell>
          <table:table-cell/>
          <table:table-cell table:formula="of:=IF(ISTEXT([.G949]);[.G949];&quot;&quot;)" office:value-type="string" office:string-value="perform" calcext:value-type="string">
            <text:p>perform</text:p>
          </table:table-cell>
          <table:table-cell table:formula="of:=CONCATENATE([.H949]; IF(ISTEXT([.B949]); CONCATENATE(&quot; {&quot;;[.B949];&quot;}&quot;);&quot;&quot;))" office:value-type="string" office:string-value="plenumi {tr}" calcext:value-type="string">
            <text:p>plenumi {tr}</text:p>
          </table:table-cell>
          <table:table-cell table:formula="of:=IF(ISTEXT([.I949]);[.I949];&quot;&quot;)" office:value-type="string" office:string-value="fulfill" calcext:value-type="string">
            <text:p>fulfil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ave fulfilled</text:p>
          </table:table-cell>
          <table:table-cell/>
          <table:table-cell office:value-type="string" calcext:value-type="string">
            <text:p>have fulfilled</text:p>
          </table:table-cell>
          <table:table-cell office:value-type="string" calcext:value-type="string">
            <text:p>plenumis</text:p>
          </table:table-cell>
          <table:table-cell table:number-columns-repeated="2"/>
          <table:table-cell table:formula="of:=IF(ISTEXT([.G950]);[.G950];&quot;&quot;)" office:value-type="string" office:string-value="have fulfilled" calcext:value-type="string">
            <text:p>have fulfilled</text:p>
          </table:table-cell>
          <table:table-cell table:formula="of:=CONCATENATE([.H950]; IF(ISTEXT([.B950]); CONCATENATE(&quot; {&quot;;[.B950];&quot;}&quot;);&quot;&quot;))" office:value-type="string" office:string-value="plenumis {tr}" calcext:value-type="string">
            <text:p>plenumis {tr}</text:p>
          </table:table-cell>
          <table:table-cell table:formula="of:=IF(ISTEXT([.I950]);[.I95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increase</text:p>
          </table:table-cell>
          <table:table-cell/>
          <table:table-cell office:value-type="string" calcext:value-type="string">
            <text:p>increase</text:p>
          </table:table-cell>
          <table:table-cell office:value-type="string" calcext:value-type="string">
            <text:p>pliigi</text:p>
          </table:table-cell>
          <table:table-cell office:value-type="string" calcext:value-type="string">
            <text:p>make something more</text:p>
          </table:table-cell>
          <table:table-cell/>
          <table:table-cell table:formula="of:=IF(ISTEXT([.G951]);[.G951];&quot;&quot;)" office:value-type="string" office:string-value="increase" calcext:value-type="string">
            <text:p>increase</text:p>
          </table:table-cell>
          <table:table-cell table:formula="of:=CONCATENATE([.H951]; IF(ISTEXT([.B951]); CONCATENATE(&quot; {&quot;;[.B951];&quot;}&quot;);&quot;&quot;))" office:value-type="string" office:string-value="pliigi {tr}" calcext:value-type="string">
            <text:p>pliigi {tr}</text:p>
          </table:table-cell>
          <table:table-cell table:formula="of:=IF(ISTEXT([.I951]);[.I951];&quot;&quot;)" office:value-type="string" office:string-value="make something more" calcext:value-type="string">
            <text:p>make something mo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dive</text:p>
          </table:table-cell>
          <table:table-cell/>
          <table:table-cell office:value-type="string" calcext:value-type="string">
            <text:p>dive</text:p>
          </table:table-cell>
          <table:table-cell office:value-type="string" calcext:value-type="string">
            <text:p>plonĝi</text:p>
          </table:table-cell>
          <table:table-cell table:number-columns-repeated="2"/>
          <table:table-cell table:formula="of:=IF(ISTEXT([.G952]);[.G952];&quot;&quot;)" office:value-type="string" office:string-value="dive" calcext:value-type="string">
            <text:p>dive</text:p>
          </table:table-cell>
          <table:table-cell table:formula="of:=CONCATENATE([.H952]; IF(ISTEXT([.B952]); CONCATENATE(&quot; {&quot;;[.B952];&quot;}&quot;);&quot;&quot;))" office:value-type="string" office:string-value="plonĝi {ntr}" calcext:value-type="string">
            <text:p>plonĝi {ntr}</text:p>
          </table:table-cell>
          <table:table-cell table:formula="of:=IF(ISTEXT([.I952]);[.I95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carries</text:p>
          </table:table-cell>
          <table:table-cell/>
          <table:table-cell office:value-type="string" calcext:value-type="string">
            <text:p>carries</text:p>
          </table:table-cell>
          <table:table-cell office:value-type="string" calcext:value-type="string">
            <text:p>portas</text:p>
          </table:table-cell>
          <table:table-cell table:number-columns-repeated="2"/>
          <table:table-cell table:formula="of:=IF(ISTEXT([.G953]);[.G953];&quot;&quot;)" office:value-type="string" office:string-value="carries" calcext:value-type="string">
            <text:p>carries</text:p>
          </table:table-cell>
          <table:table-cell table:formula="of:=CONCATENATE([.H953]; IF(ISTEXT([.B953]); CONCATENATE(&quot; {&quot;;[.B953];&quot;}&quot;);&quot;&quot;))" office:value-type="string" office:string-value="portas {tr}" calcext:value-type="string">
            <text:p>portas {tr}</text:p>
          </table:table-cell>
          <table:table-cell table:formula="of:=IF(ISTEXT([.I953]);[.I95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demand</text:p>
          </table:table-cell>
          <table:table-cell/>
          <table:table-cell office:value-type="string" calcext:value-type="string">
            <text:p>demand</text:p>
          </table:table-cell>
          <table:table-cell office:value-type="string" calcext:value-type="string">
            <text:p>postuli</text:p>
          </table:table-cell>
          <table:table-cell table:number-columns-repeated="2"/>
          <table:table-cell table:formula="of:=IF(ISTEXT([.G954]);[.G954];&quot;&quot;)" office:value-type="string" office:string-value="demand" calcext:value-type="string">
            <text:p>demand</text:p>
          </table:table-cell>
          <table:table-cell table:formula="of:=CONCATENATE([.H954]; IF(ISTEXT([.B954]); CONCATENATE(&quot; {&quot;;[.B954];&quot;}&quot;);&quot;&quot;))" office:value-type="string" office:string-value="postuli" calcext:value-type="string">
            <text:p>postuli</text:p>
          </table:table-cell>
          <table:table-cell table:formula="of:=IF(ISTEXT([.I954]);[.I95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can</text:p>
          </table:table-cell>
          <table:table-cell office:value-type="string" calcext:value-type="string">
            <text:p>povas</text:p>
          </table:table-cell>
          <table:table-cell office:value-type="string" calcext:value-type="string">
            <text:p>has the ability to</text:p>
          </table:table-cell>
          <table:table-cell/>
          <table:table-cell table:formula="of:=IF(ISTEXT([.G955]);[.G955];&quot;&quot;)" office:value-type="string" office:string-value="can" calcext:value-type="string">
            <text:p>can</text:p>
          </table:table-cell>
          <table:table-cell table:formula="of:=CONCATENATE([.H955]; IF(ISTEXT([.B955]); CONCATENATE(&quot; {&quot;;[.B955];&quot;}&quot;);&quot;&quot;))" office:value-type="string" office:string-value="povas {tr}" calcext:value-type="string">
            <text:p>povas {tr}</text:p>
          </table:table-cell>
          <table:table-cell table:formula="of:=IF(ISTEXT([.I955]);[.I955];&quot;&quot;)" office:value-type="string" office:string-value="has the ability to" calcext:value-type="string">
            <text:p>has the ability 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prefer</text:p>
          </table:table-cell>
          <table:table-cell/>
          <table:table-cell office:value-type="string" calcext:value-type="string">
            <text:p>prefer</text:p>
          </table:table-cell>
          <table:table-cell office:value-type="string" calcext:value-type="string">
            <text:p>preferi</text:p>
          </table:table-cell>
          <table:table-cell table:number-columns-repeated="2"/>
          <table:table-cell table:formula="of:=IF(ISTEXT([.G956]);[.G956];&quot;&quot;)" office:value-type="string" office:string-value="prefer" calcext:value-type="string">
            <text:p>prefer</text:p>
          </table:table-cell>
          <table:table-cell table:formula="of:=CONCATENATE([.H956]; IF(ISTEXT([.B956]); CONCATENATE(&quot; {&quot;;[.B956];&quot;}&quot;);&quot;&quot;))" office:value-type="string" office:string-value="preferi {tr}" calcext:value-type="string">
            <text:p>preferi {tr}</text:p>
          </table:table-cell>
          <table:table-cell table:formula="of:=IF(ISTEXT([.I956]);[.I95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prize</text:p>
          </table:table-cell>
          <table:table-cell/>
          <table:table-cell office:value-type="string" calcext:value-type="string">
            <text:p>prize</text:p>
          </table:table-cell>
          <table:table-cell office:value-type="string" calcext:value-type="string">
            <text:p>premi</text:p>
          </table:table-cell>
          <table:table-cell table:number-columns-repeated="2"/>
          <table:table-cell table:formula="of:=IF(ISTEXT([.G957]);[.G957];&quot;&quot;)" office:value-type="string" office:string-value="prize" calcext:value-type="string">
            <text:p>prize</text:p>
          </table:table-cell>
          <table:table-cell table:formula="of:=CONCATENATE([.H957]; IF(ISTEXT([.B957]); CONCATENATE(&quot; {&quot;;[.B957];&quot;}&quot;);&quot;&quot;))" office:value-type="string" office:string-value="premi" calcext:value-type="string">
            <text:p>premi</text:p>
          </table:table-cell>
          <table:table-cell table:formula="of:=IF(ISTEXT([.I957]);[.I95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took</text:p>
          </table:table-cell>
          <table:table-cell/>
          <table:table-cell office:value-type="string" calcext:value-type="string">
            <text:p>took</text:p>
          </table:table-cell>
          <table:table-cell office:value-type="string" calcext:value-type="string">
            <text:p>prenis</text:p>
          </table:table-cell>
          <table:table-cell table:number-columns-repeated="2"/>
          <table:table-cell table:formula="of:=IF(ISTEXT([.G958]);[.G958];&quot;&quot;)" office:value-type="string" office:string-value="took" calcext:value-type="string">
            <text:p>took</text:p>
          </table:table-cell>
          <table:table-cell table:formula="of:=CONCATENATE([.H958]; IF(ISTEXT([.B958]); CONCATENATE(&quot; {&quot;;[.B958];&quot;}&quot;);&quot;&quot;))" office:value-type="string" office:string-value="prenis {tr}" calcext:value-type="string">
            <text:p>prenis {tr}</text:p>
          </table:table-cell>
          <table:table-cell table:formula="of:=IF(ISTEXT([.I958]);[.I95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overlook</text:p>
          </table:table-cell>
          <table:table-cell/>
          <table:table-cell office:value-type="string" calcext:value-type="string">
            <text:p>overlook</text:p>
          </table:table-cell>
          <table:table-cell office:value-type="string" calcext:value-type="string">
            <text:p>preteratenti</text:p>
          </table:table-cell>
          <table:table-cell table:number-columns-repeated="2"/>
          <table:table-cell table:formula="of:=IF(ISTEXT([.G959]);[.G959];&quot;&quot;)" office:value-type="string" office:string-value="overlook" calcext:value-type="string">
            <text:p>overlook</text:p>
          </table:table-cell>
          <table:table-cell table:formula="of:=CONCATENATE([.H959]; IF(ISTEXT([.B959]); CONCATENATE(&quot; {&quot;;[.B959];&quot;}&quot;);&quot;&quot;))" office:value-type="string" office:string-value="preteratenti {tr}" calcext:value-type="string">
            <text:p>preteratenti {tr}</text:p>
          </table:table-cell>
          <table:table-cell table:formula="of:=IF(ISTEXT([.I959]);[.I95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pay attention to</text:p>
          </table:table-cell>
          <table:table-cell/>
          <table:table-cell office:value-type="string" calcext:value-type="string">
            <text:p>pay attention to</text:p>
          </table:table-cell>
          <table:table-cell office:value-type="string" calcext:value-type="string">
            <text:p>priatenti</text:p>
          </table:table-cell>
          <table:table-cell table:number-columns-repeated="2"/>
          <table:table-cell table:formula="of:=IF(ISTEXT([.G960]);[.G960];&quot;&quot;)" office:value-type="string" office:string-value="pay attention to" calcext:value-type="string">
            <text:p>pay attention to</text:p>
          </table:table-cell>
          <table:table-cell table:formula="of:=CONCATENATE([.H960]; IF(ISTEXT([.B960]); CONCATENATE(&quot; {&quot;;[.B960];&quot;}&quot;);&quot;&quot;))" office:value-type="string" office:string-value="priatenti {tr}" calcext:value-type="string">
            <text:p>priatenti {tr}</text:p>
          </table:table-cell>
          <table:table-cell table:formula="of:=IF(ISTEXT([.I960]);[.I96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reflect, to</text:p>
          </table:table-cell>
          <table:table-cell/>
          <table:table-cell office:value-type="string" calcext:value-type="string">
            <text:p>reflect</text:p>
          </table:table-cell>
          <table:table-cell office:value-type="string" calcext:value-type="string">
            <text:p>pripensi</text:p>
          </table:table-cell>
          <table:table-cell office:value-type="string" calcext:value-type="string">
            <text:p>give thought about</text:p>
          </table:table-cell>
          <table:table-cell/>
          <table:table-cell table:formula="of:=IF(ISTEXT([.G961]);[.G961];&quot;&quot;)" office:value-type="string" office:string-value="reflect" calcext:value-type="string">
            <text:p>reflect</text:p>
          </table:table-cell>
          <table:table-cell table:formula="of:=CONCATENATE([.H961]; IF(ISTEXT([.B961]); CONCATENATE(&quot; {&quot;;[.B961];&quot;}&quot;);&quot;&quot;))" office:value-type="string" office:string-value="pripensi {tr}" calcext:value-type="string">
            <text:p>pripensi {tr}</text:p>
          </table:table-cell>
          <table:table-cell table:formula="of:=IF(ISTEXT([.I961]);[.I961];&quot;&quot;)" office:value-type="string" office:string-value="give thought about" calcext:value-type="string">
            <text:p>give thought abou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wonder about</text:p>
          </table:table-cell>
          <table:table-cell/>
          <table:table-cell office:value-type="string" calcext:value-type="string">
            <text:p>wonder about</text:p>
          </table:table-cell>
          <table:table-cell office:value-type="string" calcext:value-type="string">
            <text:p>pripensi</text:p>
          </table:table-cell>
          <table:table-cell table:number-columns-repeated="2"/>
          <table:table-cell table:formula="of:=IF(ISTEXT([.G962]);[.G962];&quot;&quot;)" office:value-type="string" office:string-value="wonder about" calcext:value-type="string">
            <text:p>wonder about</text:p>
          </table:table-cell>
          <table:table-cell table:formula="of:=CONCATENATE([.H962]; IF(ISTEXT([.B962]); CONCATENATE(&quot; {&quot;;[.B962];&quot;}&quot;);&quot;&quot;))" office:value-type="string" office:string-value="pripensi {tr}" calcext:value-type="string">
            <text:p>pripensi {tr}</text:p>
          </table:table-cell>
          <table:table-cell table:formula="of:=IF(ISTEXT([.I962]);[.I96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paint</text:p>
          </table:table-cell>
          <table:table-cell/>
          <table:table-cell office:value-type="string" calcext:value-type="string">
            <text:p>paint</text:p>
          </table:table-cell>
          <table:table-cell office:value-type="string" calcext:value-type="string">
            <text:p>pripentri</text:p>
          </table:table-cell>
          <table:table-cell office:value-type="string" calcext:value-type="string">
            <text:p>to decorate with paint</text:p>
          </table:table-cell>
          <table:table-cell/>
          <table:table-cell table:formula="of:=IF(ISTEXT([.G963]);[.G963];&quot;&quot;)" office:value-type="string" office:string-value="paint" calcext:value-type="string">
            <text:p>paint</text:p>
          </table:table-cell>
          <table:table-cell table:formula="of:=CONCATENATE([.H963]; IF(ISTEXT([.B963]); CONCATENATE(&quot; {&quot;;[.B963];&quot;}&quot;);&quot;&quot;))" office:value-type="string" office:string-value="pripentri" calcext:value-type="string">
            <text:p>pripentri</text:p>
          </table:table-cell>
          <table:table-cell table:formula="of:=IF(ISTEXT([.I963]);[.I963];&quot;&quot;)" office:value-type="string" office:string-value="to decorate with paint" calcext:value-type="string">
            <text:p>to decorate with pai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prophesies</text:p>
          </table:table-cell>
          <table:table-cell/>
          <table:table-cell office:value-type="string" calcext:value-type="string">
            <text:p>prophesies</text:p>
          </table:table-cell>
          <table:table-cell office:value-type="string" calcext:value-type="string">
            <text:p>profeti</text:p>
          </table:table-cell>
          <table:table-cell office:value-type="string" calcext:value-type="string">
            <text:p>make prophesy</text:p>
          </table:table-cell>
          <table:table-cell/>
          <table:table-cell table:formula="of:=IF(ISTEXT([.G964]);[.G964];&quot;&quot;)" office:value-type="string" office:string-value="prophesies" calcext:value-type="string">
            <text:p>prophesies</text:p>
          </table:table-cell>
          <table:table-cell table:formula="of:=CONCATENATE([.H964]; IF(ISTEXT([.B964]); CONCATENATE(&quot; {&quot;;[.B964];&quot;}&quot;);&quot;&quot;))" office:value-type="string" office:string-value="profeti" calcext:value-type="string">
            <text:p>profeti</text:p>
          </table:table-cell>
          <table:table-cell table:formula="of:=IF(ISTEXT([.I964]);[.I964];&quot;&quot;)" office:value-type="string" office:string-value="make prophesy" calcext:value-type="string">
            <text:p>make prophes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delay</text:p>
          </table:table-cell>
          <table:table-cell/>
          <table:table-cell office:value-type="string" calcext:value-type="string">
            <text:p>delay</text:p>
          </table:table-cell>
          <table:table-cell office:value-type="string" calcext:value-type="string">
            <text:p>prokrasti</text:p>
          </table:table-cell>
          <table:table-cell table:number-columns-repeated="2"/>
          <table:table-cell table:formula="of:=IF(ISTEXT([.G965]);[.G965];&quot;&quot;)" office:value-type="string" office:string-value="delay" calcext:value-type="string">
            <text:p>delay</text:p>
          </table:table-cell>
          <table:table-cell table:formula="of:=CONCATENATE([.H965]; IF(ISTEXT([.B965]); CONCATENATE(&quot; {&quot;;[.B965];&quot;}&quot;);&quot;&quot;))" office:value-type="string" office:string-value="prokrasti {tr}" calcext:value-type="string">
            <text:p>prokrasti {tr}</text:p>
          </table:table-cell>
          <table:table-cell table:formula="of:=IF(ISTEXT([.I965]);[.I96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ave promised</text:p>
          </table:table-cell>
          <table:table-cell/>
          <table:table-cell office:value-type="string" calcext:value-type="string">
            <text:p>have promised</text:p>
          </table:table-cell>
          <table:table-cell office:value-type="string" calcext:value-type="string">
            <text:p>promesis</text:p>
          </table:table-cell>
          <table:table-cell table:number-columns-repeated="2"/>
          <table:table-cell table:formula="of:=IF(ISTEXT([.G966]);[.G966];&quot;&quot;)" office:value-type="string" office:string-value="have promised" calcext:value-type="string">
            <text:p>have promised</text:p>
          </table:table-cell>
          <table:table-cell table:formula="of:=CONCATENATE([.H966]; IF(ISTEXT([.B966]); CONCATENATE(&quot; {&quot;;[.B966];&quot;}&quot;);&quot;&quot;))" office:value-type="string" office:string-value="promesis {tr}" calcext:value-type="string">
            <text:p>promesis {tr}</text:p>
          </table:table-cell>
          <table:table-cell table:formula="of:=IF(ISTEXT([.I966]);[.I96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promised</text:p>
          </table:table-cell>
          <table:table-cell/>
          <table:table-cell office:value-type="string" calcext:value-type="string">
            <text:p>promised</text:p>
          </table:table-cell>
          <table:table-cell office:value-type="string" calcext:value-type="string">
            <text:p>promesis</text:p>
          </table:table-cell>
          <table:table-cell table:number-columns-repeated="2"/>
          <table:table-cell table:formula="of:=IF(ISTEXT([.G967]);[.G967];&quot;&quot;)" office:value-type="string" office:string-value="promised" calcext:value-type="string">
            <text:p>promised</text:p>
          </table:table-cell>
          <table:table-cell table:formula="of:=CONCATENATE([.H967]; IF(ISTEXT([.B967]); CONCATENATE(&quot; {&quot;;[.B967];&quot;}&quot;);&quot;&quot;))" office:value-type="string" office:string-value="promesis {tr}" calcext:value-type="string">
            <text:p>promesis {tr}</text:p>
          </table:table-cell>
          <table:table-cell table:formula="of:=IF(ISTEXT([.I967]);[.I96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protect</text:p>
          </table:table-cell>
          <table:table-cell/>
          <table:table-cell office:value-type="string" calcext:value-type="string">
            <text:p>protect</text:p>
          </table:table-cell>
          <table:table-cell office:value-type="string" calcext:value-type="string">
            <text:p>protekti</text:p>
          </table:table-cell>
          <table:table-cell table:number-columns-repeated="2"/>
          <table:table-cell table:formula="of:=IF(ISTEXT([.G968]);[.G968];&quot;&quot;)" office:value-type="string" office:string-value="protect" calcext:value-type="string">
            <text:p>protect</text:p>
          </table:table-cell>
          <table:table-cell table:formula="of:=CONCATENATE([.H968]; IF(ISTEXT([.B968]); CONCATENATE(&quot; {&quot;;[.B968];&quot;}&quot;);&quot;&quot;))" office:value-type="string" office:string-value="protekti {tr}" calcext:value-type="string">
            <text:p>protekti {tr}</text:p>
          </table:table-cell>
          <table:table-cell table:formula="of:=IF(ISTEXT([.I968]);[.I96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try</text:p>
          </table:table-cell>
          <table:table-cell/>
          <table:table-cell office:value-type="string" calcext:value-type="string">
            <text:p>try</text:p>
          </table:table-cell>
          <table:table-cell office:value-type="string" calcext:value-type="string">
            <text:p>provi</text:p>
          </table:table-cell>
          <table:table-cell office:value-type="string" calcext:value-type="string">
            <text:p>(tr)</text:p>
          </table:table-cell>
          <table:table-cell/>
          <table:table-cell table:formula="of:=IF(ISTEXT([.G969]);[.G969];&quot;&quot;)" office:value-type="string" office:string-value="try" calcext:value-type="string">
            <text:p>try</text:p>
          </table:table-cell>
          <table:table-cell table:formula="of:=CONCATENATE([.H969]; IF(ISTEXT([.B969]); CONCATENATE(&quot; {&quot;;[.B969];&quot;}&quot;);&quot;&quot;))" office:value-type="string" office:string-value="provi {tr}" calcext:value-type="string">
            <text:p>provi {tr}</text:p>
          </table:table-cell>
          <table:table-cell table:formula="of:=IF(ISTEXT([.I969]);[.I969];&quot;&quot;)" office:value-type="string" office:string-value="(tr)" calcext:value-type="string">
            <text:p>(t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push</text:p>
          </table:table-cell>
          <table:table-cell/>
          <table:table-cell office:value-type="string" calcext:value-type="string">
            <text:p>push</text:p>
          </table:table-cell>
          <table:table-cell office:value-type="string" calcext:value-type="string">
            <text:p>puŝi</text:p>
          </table:table-cell>
          <table:table-cell table:number-columns-repeated="2"/>
          <table:table-cell table:formula="of:=IF(ISTEXT([.G970]);[.G970];&quot;&quot;)" office:value-type="string" office:string-value="push" calcext:value-type="string">
            <text:p>push</text:p>
          </table:table-cell>
          <table:table-cell table:formula="of:=CONCATENATE([.H970]; IF(ISTEXT([.B970]); CONCATENATE(&quot; {&quot;;[.B970];&quot;}&quot;);&quot;&quot;))" office:value-type="string" office:string-value="puŝi {tr}" calcext:value-type="string">
            <text:p>puŝi {tr}</text:p>
          </table:table-cell>
          <table:table-cell table:formula="of:=IF(ISTEXT([.I970]);[.I97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tells</text:p>
          </table:table-cell>
          <table:table-cell/>
          <table:table-cell office:value-type="string" calcext:value-type="string">
            <text:p>tells</text:p>
          </table:table-cell>
          <table:table-cell office:value-type="string" calcext:value-type="string">
            <text:p>rakontas</text:p>
          </table:table-cell>
          <table:table-cell table:number-columns-repeated="2"/>
          <table:table-cell table:formula="of:=IF(ISTEXT([.G971]);[.G971];&quot;&quot;)" office:value-type="string" office:string-value="tells" calcext:value-type="string">
            <text:p>tells</text:p>
          </table:table-cell>
          <table:table-cell table:formula="of:=CONCATENATE([.H971]; IF(ISTEXT([.B971]); CONCATENATE(&quot; {&quot;;[.B971];&quot;}&quot;);&quot;&quot;))" office:value-type="string" office:string-value="rakontas" calcext:value-type="string">
            <text:p>rakontas</text:p>
          </table:table-cell>
          <table:table-cell table:formula="of:=IF(ISTEXT([.I971]);[.I97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hurried</text:p>
          </table:table-cell>
          <table:table-cell/>
          <table:table-cell office:value-type="string" calcext:value-type="string">
            <text:p>hurried</text:p>
          </table:table-cell>
          <table:table-cell office:value-type="string" calcext:value-type="string">
            <text:p>rapidi</text:p>
          </table:table-cell>
          <table:table-cell table:number-columns-repeated="2"/>
          <table:table-cell table:formula="of:=IF(ISTEXT([.G972]);[.G972];&quot;&quot;)" office:value-type="string" office:string-value="hurried" calcext:value-type="string">
            <text:p>hurried</text:p>
          </table:table-cell>
          <table:table-cell table:formula="of:=CONCATENATE([.H972]; IF(ISTEXT([.B972]); CONCATENATE(&quot; {&quot;;[.B972];&quot;}&quot;);&quot;&quot;))" office:value-type="string" office:string-value="rapidi {ntr}" calcext:value-type="string">
            <text:p>rapidi {ntr}</text:p>
          </table:table-cell>
          <table:table-cell table:formula="of:=IF(ISTEXT([.I972]);[.I97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prevails</text:p>
          </table:table-cell>
          <table:table-cell/>
          <table:table-cell office:value-type="string" calcext:value-type="string">
            <text:p>prevails</text:p>
          </table:table-cell>
          <table:table-cell office:value-type="string" calcext:value-type="string">
            <text:p>regas</text:p>
          </table:table-cell>
          <table:table-cell table:number-columns-repeated="2"/>
          <table:table-cell table:formula="of:=IF(ISTEXT([.G973]);[.G973];&quot;&quot;)" office:value-type="string" office:string-value="prevails" calcext:value-type="string">
            <text:p>prevails</text:p>
          </table:table-cell>
          <table:table-cell table:formula="of:=CONCATENATE([.H973]; IF(ISTEXT([.B973]); CONCATENATE(&quot; {&quot;;[.B973];&quot;}&quot;);&quot;&quot;))" office:value-type="string" office:string-value="regas" calcext:value-type="string">
            <text:p>regas</text:p>
          </table:table-cell>
          <table:table-cell table:formula="of:=IF(ISTEXT([.I973]);[.I97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remind</text:p>
          </table:table-cell>
          <table:table-cell/>
          <table:table-cell office:value-type="string" calcext:value-type="string">
            <text:p>remind</text:p>
          </table:table-cell>
          <table:table-cell office:value-type="string" calcext:value-type="string">
            <text:p>rememorigi</text:p>
          </table:table-cell>
          <table:table-cell office:value-type="string" calcext:value-type="string">
            <text:p>remind of something in the past</text:p>
          </table:table-cell>
          <table:table-cell/>
          <table:table-cell table:formula="of:=IF(ISTEXT([.G974]);[.G974];&quot;&quot;)" office:value-type="string" office:string-value="remind" calcext:value-type="string">
            <text:p>remind</text:p>
          </table:table-cell>
          <table:table-cell table:formula="of:=CONCATENATE([.H974]; IF(ISTEXT([.B974]); CONCATENATE(&quot; {&quot;;[.B974];&quot;}&quot;);&quot;&quot;))" office:value-type="string" office:string-value="rememorigi {tr}" calcext:value-type="string">
            <text:p>rememorigi {tr}</text:p>
          </table:table-cell>
          <table:table-cell table:formula="of:=IF(ISTEXT([.I974]);[.I974];&quot;&quot;)" office:value-type="string" office:string-value="remind of something in the past" calcext:value-type="string">
            <text:p>remind of something in the pa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meet</text:p>
          </table:table-cell>
          <table:table-cell/>
          <table:table-cell office:value-type="string" calcext:value-type="string">
            <text:p>meet</text:p>
          </table:table-cell>
          <table:table-cell office:value-type="string" calcext:value-type="string">
            <text:p>renkontas</text:p>
          </table:table-cell>
          <table:table-cell table:number-columns-repeated="2"/>
          <table:table-cell table:formula="of:=IF(ISTEXT([.G975]);[.G975];&quot;&quot;)" office:value-type="string" office:string-value="meet" calcext:value-type="string">
            <text:p>meet</text:p>
          </table:table-cell>
          <table:table-cell table:formula="of:=CONCATENATE([.H975]; IF(ISTEXT([.B975]); CONCATENATE(&quot; {&quot;;[.B975];&quot;}&quot;);&quot;&quot;))" office:value-type="string" office:string-value="renkontas" calcext:value-type="string">
            <text:p>renkontas</text:p>
          </table:table-cell>
          <table:table-cell table:formula="of:=IF(ISTEXT([.I975]);[.I97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upside down, was turned </text:p>
          </table:table-cell>
          <table:table-cell/>
          <table:table-cell office:value-type="string" calcext:value-type="string">
            <text:p>was turned upside down</text:p>
          </table:table-cell>
          <table:table-cell office:value-type="string" calcext:value-type="string">
            <text:p>renversiĝis</text:p>
          </table:table-cell>
          <table:table-cell table:number-columns-repeated="2"/>
          <table:table-cell table:formula="of:=IF(ISTEXT([.G976]);[.G976];&quot;&quot;)" office:value-type="string" office:string-value="was turned upside down" calcext:value-type="string">
            <text:p>was turned upside down</text:p>
          </table:table-cell>
          <table:table-cell table:formula="of:=CONCATENATE([.H976]; IF(ISTEXT([.B976]); CONCATENATE(&quot; {&quot;;[.B976];&quot;}&quot;);&quot;&quot;))" office:value-type="string" office:string-value="renversiĝis {ntr}" calcext:value-type="string">
            <text:p>renversiĝis {ntr}</text:p>
          </table:table-cell>
          <table:table-cell table:formula="of:=IF(ISTEXT([.I976]);[.I97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repaint</text:p>
          </table:table-cell>
          <table:table-cell/>
          <table:table-cell office:value-type="string" calcext:value-type="string">
            <text:p>repaint</text:p>
          </table:table-cell>
          <table:table-cell office:value-type="string" calcext:value-type="string">
            <text:p>repentri</text:p>
          </table:table-cell>
          <table:table-cell office:value-type="string" calcext:value-type="string">
            <text:p>to repaint in an atristic way</text:p>
          </table:table-cell>
          <table:table-cell/>
          <table:table-cell table:formula="of:=IF(ISTEXT([.G977]);[.G977];&quot;&quot;)" office:value-type="string" office:string-value="repaint" calcext:value-type="string">
            <text:p>repaint</text:p>
          </table:table-cell>
          <table:table-cell table:formula="of:=CONCATENATE([.H977]; IF(ISTEXT([.B977]); CONCATENATE(&quot; {&quot;;[.B977];&quot;}&quot;);&quot;&quot;))" office:value-type="string" office:string-value="repentri {tr}" calcext:value-type="string">
            <text:p>repentri {tr}</text:p>
          </table:table-cell>
          <table:table-cell table:formula="of:=IF(ISTEXT([.I977]);[.I977];&quot;&quot;)" office:value-type="string" office:string-value="to repaint in an atristic way" calcext:value-type="string">
            <text:p>to repaint in an atristic w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have recovered</text:p>
          </table:table-cell>
          <table:table-cell/>
          <table:table-cell office:value-type="string" calcext:value-type="string">
            <text:p>have recovered</text:p>
          </table:table-cell>
          <table:table-cell office:value-type="string" calcext:value-type="string">
            <text:p>resaniĝis</text:p>
          </table:table-cell>
          <table:table-cell table:number-columns-repeated="2"/>
          <table:table-cell table:formula="of:=IF(ISTEXT([.G978]);[.G978];&quot;&quot;)" office:value-type="string" office:string-value="have recovered" calcext:value-type="string">
            <text:p>have recovered</text:p>
          </table:table-cell>
          <table:table-cell table:formula="of:=CONCATENATE([.H978]; IF(ISTEXT([.B978]); CONCATENATE(&quot; {&quot;;[.B978];&quot;}&quot;);&quot;&quot;))" office:value-type="string" office:string-value="resaniĝis {ntr}" calcext:value-type="string">
            <text:p>resaniĝis {ntr}</text:p>
          </table:table-cell>
          <table:table-cell table:formula="of:=IF(ISTEXT([.I978]);[.I97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stay</text:p>
          </table:table-cell>
          <table:table-cell/>
          <table:table-cell office:value-type="string" calcext:value-type="string">
            <text:p>stay</text:p>
          </table:table-cell>
          <table:table-cell office:value-type="string" calcext:value-type="string">
            <text:p>resti</text:p>
          </table:table-cell>
          <table:table-cell table:number-columns-repeated="2"/>
          <table:table-cell table:formula="of:=IF(ISTEXT([.G979]);[.G979];&quot;&quot;)" office:value-type="string" office:string-value="stay" calcext:value-type="string">
            <text:p>stay</text:p>
          </table:table-cell>
          <table:table-cell table:formula="of:=CONCATENATE([.H979]; IF(ISTEXT([.B979]); CONCATENATE(&quot; {&quot;;[.B979];&quot;}&quot;);&quot;&quot;))" office:value-type="string" office:string-value="resti {ntr}" calcext:value-type="string">
            <text:p>resti {ntr}</text:p>
          </table:table-cell>
          <table:table-cell table:formula="of:=IF(ISTEXT([.I979]);[.I97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go back</text:p>
          </table:table-cell>
          <table:table-cell/>
          <table:table-cell office:value-type="string" calcext:value-type="string">
            <text:p>go back</text:p>
          </table:table-cell>
          <table:table-cell office:value-type="string" calcext:value-type="string">
            <text:p>retroiri</text:p>
          </table:table-cell>
          <table:table-cell office:value-type="string" calcext:value-type="string">
            <text:p>(ntr)</text:p>
          </table:table-cell>
          <table:table-cell/>
          <table:table-cell table:formula="of:=IF(ISTEXT([.G980]);[.G980];&quot;&quot;)" office:value-type="string" office:string-value="go back" calcext:value-type="string">
            <text:p>go back</text:p>
          </table:table-cell>
          <table:table-cell table:formula="of:=CONCATENATE([.H980]; IF(ISTEXT([.B980]); CONCATENATE(&quot; {&quot;;[.B980];&quot;}&quot;);&quot;&quot;))" office:value-type="string" office:string-value="retroiri {ntr}" calcext:value-type="string">
            <text:p>retroiri {ntr}</text:p>
          </table:table-cell>
          <table:table-cell table:formula="of:=IF(ISTEXT([.I980]);[.I980];&quot;&quot;)" office:value-type="string" office:string-value="(ntr)" calcext:value-type="string">
            <text:p>(nt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moves back</text:p>
          </table:table-cell>
          <table:table-cell/>
          <table:table-cell office:value-type="string" calcext:value-type="string">
            <text:p>moves back</text:p>
          </table:table-cell>
          <table:table-cell office:value-type="string" calcext:value-type="string">
            <text:p>retromoviĝas</text:p>
          </table:table-cell>
          <table:table-cell office:value-type="string" calcext:value-type="string">
            <text:p>(ntr)</text:p>
          </table:table-cell>
          <table:table-cell/>
          <table:table-cell table:formula="of:=IF(ISTEXT([.G981]);[.G981];&quot;&quot;)" office:value-type="string" office:string-value="moves back" calcext:value-type="string">
            <text:p>moves back</text:p>
          </table:table-cell>
          <table:table-cell table:formula="of:=CONCATENATE([.H981]; IF(ISTEXT([.B981]); CONCATENATE(&quot; {&quot;;[.B981];&quot;}&quot;);&quot;&quot;))" office:value-type="string" office:string-value="retromoviĝas {ntr}" calcext:value-type="string">
            <text:p>retromoviĝas {ntr}</text:p>
          </table:table-cell>
          <table:table-cell table:formula="of:=IF(ISTEXT([.I981]);[.I981];&quot;&quot;)" office:value-type="string" office:string-value="(ntr)" calcext:value-type="string">
            <text:p>(nt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steps back</text:p>
          </table:table-cell>
          <table:table-cell/>
          <table:table-cell office:value-type="string" calcext:value-type="string">
            <text:p>steps back</text:p>
          </table:table-cell>
          <table:table-cell office:value-type="string" calcext:value-type="string">
            <text:p>retropaŝas</text:p>
          </table:table-cell>
          <table:table-cell table:number-columns-repeated="2"/>
          <table:table-cell table:formula="of:=IF(ISTEXT([.G982]);[.G982];&quot;&quot;)" office:value-type="string" office:string-value="steps back" calcext:value-type="string">
            <text:p>steps back</text:p>
          </table:table-cell>
          <table:table-cell table:formula="of:=CONCATENATE([.H982]; IF(ISTEXT([.B982]); CONCATENATE(&quot; {&quot;;[.B982];&quot;}&quot;);&quot;&quot;))" office:value-type="string" office:string-value="retropaŝas" calcext:value-type="string">
            <text:p>retropaŝas</text:p>
          </table:table-cell>
          <table:table-cell table:formula="of:=IF(ISTEXT([.I982]);[.I98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return</text:p>
          </table:table-cell>
          <table:table-cell office:value-type="string" calcext:value-type="string">
            <text:p>reveni</text:p>
          </table:table-cell>
          <table:table-cell table:number-columns-repeated="2"/>
          <table:table-cell table:formula="of:=IF(ISTEXT([.G983]);[.G983];&quot;&quot;)" office:value-type="string" office:string-value="return" calcext:value-type="string">
            <text:p>return</text:p>
          </table:table-cell>
          <table:table-cell table:formula="of:=CONCATENATE([.H983]; IF(ISTEXT([.B983]); CONCATENATE(&quot; {&quot;;[.B983];&quot;}&quot;);&quot;&quot;))" office:value-type="string" office:string-value="reveni {ntr}" calcext:value-type="string">
            <text:p>reveni {ntr}</text:p>
          </table:table-cell>
          <table:table-cell table:formula="of:=IF(ISTEXT([.I983]);[.I98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return</text:p>
          </table:table-cell>
          <table:table-cell office:value-type="string" calcext:value-type="string">
            <text:p>reveni</text:p>
          </table:table-cell>
          <table:table-cell table:number-columns-repeated="2"/>
          <table:table-cell table:formula="of:=IF(ISTEXT([.G984]);[.G984];&quot;&quot;)" office:value-type="string" office:string-value="return" calcext:value-type="string">
            <text:p>return</text:p>
          </table:table-cell>
          <table:table-cell table:formula="of:=CONCATENATE([.H984]; IF(ISTEXT([.B984]); CONCATENATE(&quot; {&quot;;[.B984];&quot;}&quot;);&quot;&quot;))" office:value-type="string" office:string-value="reveni {ntr}" calcext:value-type="string">
            <text:p>reveni {ntr}</text:p>
          </table:table-cell>
          <table:table-cell table:formula="of:=IF(ISTEXT([.I984]);[.I98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/>
          <table:table-cell office:value-type="string" calcext:value-type="string">
            <text:p>PIV</text:p>
          </table:table-cell>
          <table:table-cell office:value-type="string" calcext:value-type="string">
            <text:p>abjure</text:p>
          </table:table-cell>
          <table:table-cell/>
          <table:table-cell office:value-type="string" calcext:value-type="string">
            <text:p>abjure</text:p>
          </table:table-cell>
          <table:table-cell office:value-type="string" calcext:value-type="string">
            <text:p>rezigni</text:p>
          </table:table-cell>
          <table:table-cell office:value-type="string" calcext:value-type="string">
            <text:p>definitely leave as unworkable or unattainable</text:p>
          </table:table-cell>
          <table:table-cell/>
          <table:table-cell table:formula="of:=IF(ISTEXT([.G985]);[.G985];&quot;&quot;)" office:value-type="string" office:string-value="abjure" calcext:value-type="string">
            <text:p>abjure</text:p>
          </table:table-cell>
          <table:table-cell table:formula="of:=CONCATENATE([.H985]; IF(ISTEXT([.B985]); CONCATENATE(&quot; {&quot;;[.B985];&quot;}&quot;);&quot;&quot;))" office:value-type="string" office:string-value="rezigni {tr}" calcext:value-type="string">
            <text:p>rezigni {tr}</text:p>
          </table:table-cell>
          <table:table-cell table:formula="of:=IF(ISTEXT([.I985]);[.I985];&quot;&quot;)" office:value-type="string" office:string-value="definitely leave as unworkable or unattainable" calcext:value-type="string">
            <text:p>definitely leave as unworkable or unattai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renounce</text:p>
          </table:table-cell>
          <table:table-cell/>
          <table:table-cell office:value-type="string" calcext:value-type="string">
            <text:p>renounce</text:p>
          </table:table-cell>
          <table:table-cell office:value-type="string" calcext:value-type="string">
            <text:p>rezigni</text:p>
          </table:table-cell>
          <table:table-cell table:number-columns-repeated="2"/>
          <table:table-cell table:formula="of:=IF(ISTEXT([.G986]);[.G986];&quot;&quot;)" office:value-type="string" office:string-value="renounce" calcext:value-type="string">
            <text:p>renounce</text:p>
          </table:table-cell>
          <table:table-cell table:formula="of:=CONCATENATE([.H986]; IF(ISTEXT([.B986]); CONCATENATE(&quot; {&quot;;[.B986];&quot;}&quot;);&quot;&quot;))" office:value-type="string" office:string-value="rezigni {tr}" calcext:value-type="string">
            <text:p>rezigni {tr}</text:p>
          </table:table-cell>
          <table:table-cell table:formula="of:=IF(ISTEXT([.I986]);[.I98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receives, to</text:p>
          </table:table-cell>
          <table:table-cell/>
          <table:table-cell office:value-type="string" calcext:value-type="string">
            <text:p>receives</text:p>
          </table:table-cell>
          <table:table-cell office:value-type="string" calcext:value-type="string">
            <text:p>ricevi</text:p>
          </table:table-cell>
          <table:table-cell table:number-columns-repeated="2"/>
          <table:table-cell table:formula="of:=IF(ISTEXT([.G987]);[.G987];&quot;&quot;)" office:value-type="string" office:string-value="receives" calcext:value-type="string">
            <text:p>receives</text:p>
          </table:table-cell>
          <table:table-cell table:formula="of:=CONCATENATE([.H987]; IF(ISTEXT([.B987]); CONCATENATE(&quot; {&quot;;[.B987];&quot;}&quot;);&quot;&quot;))" office:value-type="string" office:string-value="ricevi {tr}" calcext:value-type="string">
            <text:p>ricevi {tr}</text:p>
          </table:table-cell>
          <table:table-cell table:formula="of:=IF(ISTEXT([.I987]);[.I98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smiles</text:p>
          </table:table-cell>
          <table:table-cell/>
          <table:table-cell office:value-type="string" calcext:value-type="string">
            <text:p>smiles</text:p>
          </table:table-cell>
          <table:table-cell office:value-type="string" calcext:value-type="string">
            <text:p>ridetas</text:p>
          </table:table-cell>
          <table:table-cell office:value-type="string" calcext:value-type="string">
            <text:p>(ntr)</text:p>
          </table:table-cell>
          <table:table-cell/>
          <table:table-cell table:formula="of:=IF(ISTEXT([.G988]);[.G988];&quot;&quot;)" office:value-type="string" office:string-value="smiles" calcext:value-type="string">
            <text:p>smiles</text:p>
          </table:table-cell>
          <table:table-cell table:formula="of:=CONCATENATE([.H988]; IF(ISTEXT([.B988]); CONCATENATE(&quot; {&quot;;[.B988];&quot;}&quot;);&quot;&quot;))" office:value-type="string" office:string-value="ridetas {ntr}" calcext:value-type="string">
            <text:p>ridetas {ntr}</text:p>
          </table:table-cell>
          <table:table-cell table:formula="of:=IF(ISTEXT([.I988]);[.I988];&quot;&quot;)" office:value-type="string" office:string-value="(ntr)" calcext:value-type="string">
            <text:p>(nt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laugh</text:p>
          </table:table-cell>
          <table:table-cell/>
          <table:table-cell office:value-type="string" calcext:value-type="string">
            <text:p>laugh</text:p>
          </table:table-cell>
          <table:table-cell office:value-type="string" calcext:value-type="string">
            <text:p>ridi</text:p>
          </table:table-cell>
          <table:table-cell table:number-columns-repeated="2"/>
          <table:table-cell table:formula="of:=IF(ISTEXT([.G989]);[.G989];&quot;&quot;)" office:value-type="string" office:string-value="laugh" calcext:value-type="string">
            <text:p>laugh</text:p>
          </table:table-cell>
          <table:table-cell table:formula="of:=CONCATENATE([.H989]; IF(ISTEXT([.B989]); CONCATENATE(&quot; {&quot;;[.B989];&quot;}&quot;);&quot;&quot;))" office:value-type="string" office:string-value="ridi {ntr}" calcext:value-type="string">
            <text:p>ridi {ntr}</text:p>
          </table:table-cell>
          <table:table-cell table:formula="of:=IF(ISTEXT([.I989]);[.I98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refuse</text:p>
          </table:table-cell>
          <table:table-cell/>
          <table:table-cell office:value-type="string" calcext:value-type="string">
            <text:p>refuse</text:p>
          </table:table-cell>
          <table:table-cell office:value-type="string" calcext:value-type="string">
            <text:p>rifuzi</text:p>
          </table:table-cell>
          <table:table-cell table:number-columns-repeated="2"/>
          <table:table-cell table:formula="of:=IF(ISTEXT([.G990]);[.G990];&quot;&quot;)" office:value-type="string" office:string-value="refuse" calcext:value-type="string">
            <text:p>refuse</text:p>
          </table:table-cell>
          <table:table-cell table:formula="of:=CONCATENATE([.H990]; IF(ISTEXT([.B990]); CONCATENATE(&quot; {&quot;;[.B990];&quot;}&quot;);&quot;&quot;))" office:value-type="string" office:string-value="rifuzi {tr}" calcext:value-type="string">
            <text:p>rifuzi {tr}</text:p>
          </table:table-cell>
          <table:table-cell table:formula="of:=IF(ISTEXT([.I990]);[.I99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gaze</text:p>
          </table:table-cell>
          <table:table-cell/>
          <table:table-cell office:value-type="string" calcext:value-type="string">
            <text:p>gaze</text:p>
          </table:table-cell>
          <table:table-cell office:value-type="string" calcext:value-type="string">
            <text:p>rigardi</text:p>
          </table:table-cell>
          <table:table-cell table:number-columns-repeated="2"/>
          <table:table-cell table:formula="of:=IF(ISTEXT([.G991]);[.G991];&quot;&quot;)" office:value-type="string" office:string-value="gaze" calcext:value-type="string">
            <text:p>gaze</text:p>
          </table:table-cell>
          <table:table-cell table:formula="of:=CONCATENATE([.H991]; IF(ISTEXT([.B991]); CONCATENATE(&quot; {&quot;;[.B991];&quot;}&quot;);&quot;&quot;))" office:value-type="string" office:string-value="rigardi {tr}" calcext:value-type="string">
            <text:p>rigardi {tr}</text:p>
          </table:table-cell>
          <table:table-cell table:formula="of:=IF(ISTEXT([.I991]);[.I99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look</text:p>
          </table:table-cell>
          <table:table-cell/>
          <table:table-cell office:value-type="string" calcext:value-type="string">
            <text:p>look</text:p>
          </table:table-cell>
          <table:table-cell office:value-type="string" calcext:value-type="string">
            <text:p>rigardi</text:p>
          </table:table-cell>
          <table:table-cell office:value-type="string" calcext:value-type="string">
            <text:p>to look at with the eyes</text:p>
          </table:table-cell>
          <table:table-cell/>
          <table:table-cell table:formula="of:=IF(ISTEXT([.G992]);[.G992];&quot;&quot;)" office:value-type="string" office:string-value="look" calcext:value-type="string">
            <text:p>look</text:p>
          </table:table-cell>
          <table:table-cell table:formula="of:=CONCATENATE([.H992]; IF(ISTEXT([.B992]); CONCATENATE(&quot; {&quot;;[.B992];&quot;}&quot;);&quot;&quot;))" office:value-type="string" office:string-value="rigardi {tr}" calcext:value-type="string">
            <text:p>rigardi {tr}</text:p>
          </table:table-cell>
          <table:table-cell table:formula="of:=IF(ISTEXT([.I992]);[.I992];&quot;&quot;)" office:value-type="string" office:string-value="to look at with the eyes" calcext:value-type="string">
            <text:p>to look at with the ey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watching</text:p>
          </table:table-cell>
          <table:table-cell/>
          <table:table-cell office:value-type="string" calcext:value-type="string">
            <text:p>watching</text:p>
          </table:table-cell>
          <table:table-cell office:value-type="string" calcext:value-type="string">
            <text:p>rigardi</text:p>
          </table:table-cell>
          <table:table-cell table:number-columns-repeated="2"/>
          <table:table-cell table:formula="of:=IF(ISTEXT([.G993]);[.G993];&quot;&quot;)" office:value-type="string" office:string-value="watching" calcext:value-type="string">
            <text:p>watching</text:p>
          </table:table-cell>
          <table:table-cell table:formula="of:=CONCATENATE([.H993]; IF(ISTEXT([.B993]); CONCATENATE(&quot; {&quot;;[.B993];&quot;}&quot;);&quot;&quot;))" office:value-type="string" office:string-value="rigardi {tr}" calcext:value-type="string">
            <text:p>rigardi {tr}</text:p>
          </table:table-cell>
          <table:table-cell table:formula="of:=IF(ISTEXT([.I993]);[.I99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reap</text:p>
          </table:table-cell>
          <table:table-cell/>
          <table:table-cell office:value-type="string" calcext:value-type="string">
            <text:p>reap</text:p>
          </table:table-cell>
          <table:table-cell office:value-type="string" calcext:value-type="string">
            <text:p>rikolti</text:p>
          </table:table-cell>
          <table:table-cell table:number-columns-repeated="2"/>
          <table:table-cell table:formula="of:=IF(ISTEXT([.G994]);[.G994];&quot;&quot;)" office:value-type="string" office:string-value="reap" calcext:value-type="string">
            <text:p>reap</text:p>
          </table:table-cell>
          <table:table-cell table:formula="of:=CONCATENATE([.H994]; IF(ISTEXT([.B994]); CONCATENATE(&quot; {&quot;;[.B994];&quot;}&quot;);&quot;&quot;))" office:value-type="string" office:string-value="rikolti {tr}" calcext:value-type="string">
            <text:p>rikolti {tr}</text:p>
          </table:table-cell>
          <table:table-cell table:formula="of:=IF(ISTEXT([.I994]);[.I99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concern</text:p>
          </table:table-cell>
          <table:table-cell/>
          <table:table-cell office:value-type="string" calcext:value-type="string">
            <text:p>concern</text:p>
          </table:table-cell>
          <table:table-cell office:value-type="string" calcext:value-type="string">
            <text:p>rilati</text:p>
          </table:table-cell>
          <table:table-cell office:value-type="string" calcext:value-type="string">
            <text:p>is related to</text:p>
          </table:table-cell>
          <table:table-cell/>
          <table:table-cell table:formula="of:=IF(ISTEXT([.G995]);[.G995];&quot;&quot;)" office:value-type="string" office:string-value="concern" calcext:value-type="string">
            <text:p>concern</text:p>
          </table:table-cell>
          <table:table-cell table:formula="of:=CONCATENATE([.H995]; IF(ISTEXT([.B995]); CONCATENATE(&quot; {&quot;;[.B995];&quot;}&quot;);&quot;&quot;))" office:value-type="string" office:string-value="rilati {ntr}" calcext:value-type="string">
            <text:p>rilati {ntr}</text:p>
          </table:table-cell>
          <table:table-cell table:formula="of:=IF(ISTEXT([.I995]);[.I995];&quot;&quot;)" office:value-type="string" office:string-value="is related to" calcext:value-type="string">
            <text:p>is related 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notices</text:p>
          </table:table-cell>
          <table:table-cell/>
          <table:table-cell office:value-type="string" calcext:value-type="string">
            <text:p>notices</text:p>
          </table:table-cell>
          <table:table-cell office:value-type="string" calcext:value-type="string">
            <text:p>rimarkas</text:p>
          </table:table-cell>
          <table:table-cell table:number-columns-repeated="2"/>
          <table:table-cell table:formula="of:=IF(ISTEXT([.G996]);[.G996];&quot;&quot;)" office:value-type="string" office:string-value="notices" calcext:value-type="string">
            <text:p>notices</text:p>
          </table:table-cell>
          <table:table-cell table:formula="of:=CONCATENATE([.H996]; IF(ISTEXT([.B996]); CONCATENATE(&quot; {&quot;;[.B996];&quot;}&quot;);&quot;&quot;))" office:value-type="string" office:string-value="rimarkas {tr}" calcext:value-type="string">
            <text:p>rimarkas {tr}</text:p>
          </table:table-cell>
          <table:table-cell table:formula="of:=IF(ISTEXT([.I996]);[.I99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notice</text:p>
          </table:table-cell>
          <table:table-cell/>
          <table:table-cell office:value-type="string" calcext:value-type="string">
            <text:p>notice</text:p>
          </table:table-cell>
          <table:table-cell office:value-type="string" calcext:value-type="string">
            <text:p>rimarki</text:p>
          </table:table-cell>
          <table:table-cell table:number-columns-repeated="2"/>
          <table:table-cell table:formula="of:=IF(ISTEXT([.G997]);[.G997];&quot;&quot;)" office:value-type="string" office:string-value="notice" calcext:value-type="string">
            <text:p>notice</text:p>
          </table:table-cell>
          <table:table-cell table:formula="of:=CONCATENATE([.H997]; IF(ISTEXT([.B997]); CONCATENATE(&quot; {&quot;;[.B997];&quot;}&quot;);&quot;&quot;))" office:value-type="string" office:string-value="rimarki {tr}" calcext:value-type="string">
            <text:p>rimarki {tr}</text:p>
          </table:table-cell>
          <table:table-cell table:formula="of:=IF(ISTEXT([.I997]);[.I99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rest</text:p>
          </table:table-cell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ripozi</text:p>
          </table:table-cell>
          <table:table-cell table:number-columns-repeated="2"/>
          <table:table-cell table:formula="of:=IF(ISTEXT([.G998]);[.G998];&quot;&quot;)" office:value-type="string" office:string-value="rest" calcext:value-type="string">
            <text:p>rest</text:p>
          </table:table-cell>
          <table:table-cell table:formula="of:=CONCATENATE([.H998]; IF(ISTEXT([.B998]); CONCATENATE(&quot; {&quot;;[.B998];&quot;}&quot;);&quot;&quot;))" office:value-type="string" office:string-value="ripozi {ntr}" calcext:value-type="string">
            <text:p>ripozi {ntr}</text:p>
          </table:table-cell>
          <table:table-cell table:formula="of:=IF(ISTEXT([.I998]);[.I99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risk</text:p>
          </table:table-cell>
          <table:table-cell/>
          <table:table-cell office:value-type="string" calcext:value-type="string">
            <text:p>risk</text:p>
          </table:table-cell>
          <table:table-cell office:value-type="string" calcext:value-type="string">
            <text:p>riski</text:p>
          </table:table-cell>
          <table:table-cell office:value-type="string" calcext:value-type="string">
            <text:p>to take a risk</text:p>
          </table:table-cell>
          <table:table-cell/>
          <table:table-cell table:formula="of:=IF(ISTEXT([.G999]);[.G999];&quot;&quot;)" office:value-type="string" office:string-value="risk" calcext:value-type="string">
            <text:p>risk</text:p>
          </table:table-cell>
          <table:table-cell table:formula="of:=CONCATENATE([.H999]; IF(ISTEXT([.B999]); CONCATENATE(&quot; {&quot;;[.B999];&quot;}&quot;);&quot;&quot;))" office:value-type="string" office:string-value="riski {tr}" calcext:value-type="string">
            <text:p>riski {tr}</text:p>
          </table:table-cell>
          <table:table-cell table:formula="of:=IF(ISTEXT([.I999]);[.I999];&quot;&quot;)" office:value-type="string" office:string-value="to take a risk" calcext:value-type="string">
            <text:p>to take a ris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reveal</text:p>
          </table:table-cell>
          <table:table-cell/>
          <table:table-cell office:value-type="string" calcext:value-type="string">
            <text:p>reveal</text:p>
          </table:table-cell>
          <table:table-cell office:value-type="string" calcext:value-type="string">
            <text:p>riveli</text:p>
          </table:table-cell>
          <table:table-cell table:number-columns-repeated="2"/>
          <table:table-cell table:formula="of:=IF(ISTEXT([.G1000]);[.G1000];&quot;&quot;)" office:value-type="string" office:string-value="reveal" calcext:value-type="string">
            <text:p>reveal</text:p>
          </table:table-cell>
          <table:table-cell table:formula="of:=CONCATENATE([.H1000]; IF(ISTEXT([.B1000]); CONCATENATE(&quot; {&quot;;[.B1000];&quot;}&quot;);&quot;&quot;))" office:value-type="string" office:string-value="riveli {tr}" calcext:value-type="string">
            <text:p>riveli {tr}</text:p>
          </table:table-cell>
          <table:table-cell table:formula="of:=IF(ISTEXT([.I1000]);[.I100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perform</text:p>
          </table:table-cell>
          <table:table-cell/>
          <table:table-cell office:value-type="string" calcext:value-type="string">
            <text:p>perform</text:p>
          </table:table-cell>
          <table:table-cell office:value-type="string" calcext:value-type="string">
            <text:p>roli</text:p>
          </table:table-cell>
          <table:table-cell office:value-type="string" calcext:value-type="string">
            <text:p>as an actor</text:p>
          </table:table-cell>
          <table:table-cell/>
          <table:table-cell table:formula="of:=IF(ISTEXT([.G1001]);[.G1001];&quot;&quot;)" office:value-type="string" office:string-value="perform" calcext:value-type="string">
            <text:p>perform</text:p>
          </table:table-cell>
          <table:table-cell table:formula="of:=CONCATENATE([.H1001]; IF(ISTEXT([.B1001]); CONCATENATE(&quot; {&quot;;[.B1001];&quot;}&quot;);&quot;&quot;))" office:value-type="string" office:string-value="roli {tr}" calcext:value-type="string">
            <text:p>roli {tr}</text:p>
          </table:table-cell>
          <table:table-cell table:formula="of:=IF(ISTEXT([.I1001]);[.I1001];&quot;&quot;)" office:value-type="string" office:string-value="as an actor" calcext:value-type="string">
            <text:p>as an ac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break</text:p>
          </table:table-cell>
          <table:table-cell/>
          <table:table-cell office:value-type="string" calcext:value-type="string">
            <text:p>break</text:p>
          </table:table-cell>
          <table:table-cell office:value-type="string" calcext:value-type="string">
            <text:p>rompiĝi</text:p>
          </table:table-cell>
          <table:table-cell office:value-type="string" calcext:value-type="string">
            <text:p>become broken</text:p>
          </table:table-cell>
          <table:table-cell/>
          <table:table-cell table:formula="of:=IF(ISTEXT([.G1002]);[.G1002];&quot;&quot;)" office:value-type="string" office:string-value="break" calcext:value-type="string">
            <text:p>break</text:p>
          </table:table-cell>
          <table:table-cell table:formula="of:=CONCATENATE([.H1002]; IF(ISTEXT([.B1002]); CONCATENATE(&quot; {&quot;;[.B1002];&quot;}&quot;);&quot;&quot;))" office:value-type="string" office:string-value="rompiĝi" calcext:value-type="string">
            <text:p>rompiĝi</text:p>
          </table:table-cell>
          <table:table-cell table:formula="of:=IF(ISTEXT([.I1002]);[.I1002];&quot;&quot;)" office:value-type="string" office:string-value="become broken" calcext:value-type="string">
            <text:p>become brok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blush</text:p>
          </table:table-cell>
          <table:table-cell/>
          <table:table-cell office:value-type="string" calcext:value-type="string">
            <text:p>blush</text:p>
          </table:table-cell>
          <table:table-cell office:value-type="string" calcext:value-type="string">
            <text:p>ruĝiĝi</text:p>
          </table:table-cell>
          <table:table-cell office:value-type="string" calcext:value-type="string">
            <text:p>redden, incl. by shame</text:p>
          </table:table-cell>
          <table:table-cell/>
          <table:table-cell table:formula="of:=IF(ISTEXT([.G1003]);[.G1003];&quot;&quot;)" office:value-type="string" office:string-value="blush" calcext:value-type="string">
            <text:p>blush</text:p>
          </table:table-cell>
          <table:table-cell table:formula="of:=CONCATENATE([.H1003]; IF(ISTEXT([.B1003]); CONCATENATE(&quot; {&quot;;[.B1003];&quot;}&quot;);&quot;&quot;))" office:value-type="string" office:string-value="ruĝiĝi {ntr}" calcext:value-type="string">
            <text:p>ruĝiĝi {ntr}</text:p>
          </table:table-cell>
          <table:table-cell table:formula="of:=IF(ISTEXT([.I1003]);[.I1003];&quot;&quot;)" office:value-type="string" office:string-value="redden, incl. by shame" calcext:value-type="string">
            <text:p>redden, incl. by sh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pretend</text:p>
          </table:table-cell>
          <table:table-cell/>
          <table:table-cell office:value-type="string" calcext:value-type="string">
            <text:p>pretend</text:p>
          </table:table-cell>
          <table:table-cell office:value-type="string" calcext:value-type="string">
            <text:p>ŝajnigi</text:p>
          </table:table-cell>
          <table:table-cell table:number-columns-repeated="2"/>
          <table:table-cell table:formula="of:=IF(ISTEXT([.G1004]);[.G1004];&quot;&quot;)" office:value-type="string" office:string-value="pretend" calcext:value-type="string">
            <text:p>pretend</text:p>
          </table:table-cell>
          <table:table-cell table:formula="of:=CONCATENATE([.H1004]; IF(ISTEXT([.B1004]); CONCATENATE(&quot; {&quot;;[.B1004];&quot;}&quot;);&quot;&quot;))" office:value-type="string" office:string-value="ŝajnigi {ntr}" calcext:value-type="string">
            <text:p>ŝajnigi {ntr}</text:p>
          </table:table-cell>
          <table:table-cell table:formula="of:=IF(ISTEXT([.I1004]);[.I100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swore</text:p>
          </table:table-cell>
          <table:table-cell/>
          <table:table-cell office:value-type="string" calcext:value-type="string">
            <text:p>swore</text:p>
          </table:table-cell>
          <table:table-cell office:value-type="string" calcext:value-type="string">
            <text:p>sakri</text:p>
          </table:table-cell>
          <table:table-cell office:value-type="string" calcext:value-type="string">
            <text:p>used profanity</text:p>
          </table:table-cell>
          <table:table-cell/>
          <table:table-cell table:formula="of:=IF(ISTEXT([.G1005]);[.G1005];&quot;&quot;)" office:value-type="string" office:string-value="swore" calcext:value-type="string">
            <text:p>swore</text:p>
          </table:table-cell>
          <table:table-cell table:formula="of:=CONCATENATE([.H1005]; IF(ISTEXT([.B1005]); CONCATENATE(&quot; {&quot;;[.B1005];&quot;}&quot;);&quot;&quot;))" office:value-type="string" office:string-value="sakri {ntr}" calcext:value-type="string">
            <text:p>sakri {ntr}</text:p>
          </table:table-cell>
          <table:table-cell table:formula="of:=IF(ISTEXT([.I1005]);[.I1005];&quot;&quot;)" office:value-type="string" office:string-value="used profanity" calcext:value-type="string">
            <text:p>used profan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leaped</text:p>
          </table:table-cell>
          <table:table-cell/>
          <table:table-cell office:value-type="string" calcext:value-type="string">
            <text:p>leaped</text:p>
          </table:table-cell>
          <table:table-cell office:value-type="string" calcext:value-type="string">
            <text:p>saltis</text:p>
          </table:table-cell>
          <table:table-cell table:number-columns-repeated="2"/>
          <table:table-cell table:formula="of:=IF(ISTEXT([.G1006]);[.G1006];&quot;&quot;)" office:value-type="string" office:string-value="leaped" calcext:value-type="string">
            <text:p>leaped</text:p>
          </table:table-cell>
          <table:table-cell table:formula="of:=CONCATENATE([.H1006]; IF(ISTEXT([.B1006]); CONCATENATE(&quot; {&quot;;[.B1006];&quot;}&quot;);&quot;&quot;))" office:value-type="string" office:string-value="saltis {ntr}" calcext:value-type="string">
            <text:p>saltis {ntr}</text:p>
          </table:table-cell>
          <table:table-cell table:formula="of:=IF(ISTEXT([.I1006]);[.I100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table:number-columns-repeated="3"/>
          <table:table-cell office:value-type="string" calcext:value-type="string">
            <text:p>greet</text:p>
          </table:table-cell>
          <table:table-cell/>
          <table:table-cell office:value-type="string" calcext:value-type="string">
            <text:p>greet</text:p>
          </table:table-cell>
          <table:table-cell office:value-type="string" calcext:value-type="string">
            <text:p>saluti</text:p>
          </table:table-cell>
          <table:table-cell table:number-columns-repeated="2"/>
          <table:table-cell table:formula="of:=IF(ISTEXT([.G1007]);[.G1007];&quot;&quot;)" office:value-type="string" office:string-value="greet" calcext:value-type="string">
            <text:p>greet</text:p>
          </table:table-cell>
          <table:table-cell table:formula="of:=CONCATENATE([.H1007]; IF(ISTEXT([.B1007]); CONCATENATE(&quot; {&quot;;[.B1007];&quot;}&quot;);&quot;&quot;))" office:value-type="string" office:string-value="saluti" calcext:value-type="string">
            <text:p>saluti</text:p>
          </table:table-cell>
          <table:table-cell table:formula="of:=IF(ISTEXT([.I1007]);[.I100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change</text:p>
          </table:table-cell>
          <table:table-cell/>
          <table:table-cell office:value-type="string" calcext:value-type="string">
            <text:p>change</text:p>
          </table:table-cell>
          <table:table-cell office:value-type="string" calcext:value-type="string">
            <text:p>ŝanĝi</text:p>
          </table:table-cell>
          <table:table-cell table:number-columns-repeated="2"/>
          <table:table-cell table:formula="of:=IF(ISTEXT([.G1008]);[.G1008];&quot;&quot;)" office:value-type="string" office:string-value="change" calcext:value-type="string">
            <text:p>change</text:p>
          </table:table-cell>
          <table:table-cell table:formula="of:=CONCATENATE([.H1008]; IF(ISTEXT([.B1008]); CONCATENATE(&quot; {&quot;;[.B1008];&quot;}&quot;);&quot;&quot;))" office:value-type="string" office:string-value="ŝanĝi {tr}" calcext:value-type="string">
            <text:p>ŝanĝi {tr}</text:p>
          </table:table-cell>
          <table:table-cell table:formula="of:=IF(ISTEXT([.I1008]);[.I100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knows</text:p>
          </table:table-cell>
          <table:table-cell/>
          <table:table-cell office:value-type="string" calcext:value-type="string">
            <text:p>knows</text:p>
          </table:table-cell>
          <table:table-cell office:value-type="string" calcext:value-type="string">
            <text:p>scias</text:p>
          </table:table-cell>
          <table:table-cell table:number-columns-repeated="2"/>
          <table:table-cell table:formula="of:=IF(ISTEXT([.G1009]);[.G1009];&quot;&quot;)" office:value-type="string" office:string-value="knows" calcext:value-type="string">
            <text:p>knows</text:p>
          </table:table-cell>
          <table:table-cell table:formula="of:=CONCATENATE([.H1009]; IF(ISTEXT([.B1009]); CONCATENATE(&quot; {&quot;;[.B1009];&quot;}&quot;);&quot;&quot;))" office:value-type="string" office:string-value="scias {tr}" calcext:value-type="string">
            <text:p>scias {tr}</text:p>
          </table:table-cell>
          <table:table-cell table:formula="of:=IF(ISTEXT([.I1009]);[.I100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follow</text:p>
          </table:table-cell>
          <table:table-cell office:value-type="string" calcext:value-type="string">
            <text:p>sekvi</text:p>
          </table:table-cell>
          <table:table-cell table:number-columns-repeated="2"/>
          <table:table-cell table:formula="of:=IF(ISTEXT([.G1010]);[.G1010];&quot;&quot;)" office:value-type="string" office:string-value="follow" calcext:value-type="string">
            <text:p>follow</text:p>
          </table:table-cell>
          <table:table-cell table:formula="of:=CONCATENATE([.H1010]; IF(ISTEXT([.B1010]); CONCATENATE(&quot; {&quot;;[.B1010];&quot;}&quot;);&quot;&quot;))" office:value-type="string" office:string-value="sekvi {tr}" calcext:value-type="string">
            <text:p>sekvi {tr}</text:p>
          </table:table-cell>
          <table:table-cell table:formula="of:=IF(ISTEXT([.I1010]);[.I101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sending</text:p>
          </table:table-cell>
          <table:table-cell/>
          <table:table-cell office:value-type="string" calcext:value-type="string">
            <text:p>sending</text:p>
          </table:table-cell>
          <table:table-cell office:value-type="string" calcext:value-type="string">
            <text:p>sendi</text:p>
          </table:table-cell>
          <table:table-cell table:number-columns-repeated="2"/>
          <table:table-cell table:formula="of:=IF(ISTEXT([.G1011]);[.G1011];&quot;&quot;)" office:value-type="string" office:string-value="sending" calcext:value-type="string">
            <text:p>sending</text:p>
          </table:table-cell>
          <table:table-cell table:formula="of:=CONCATENATE([.H1011]; IF(ISTEXT([.B1011]); CONCATENATE(&quot; {&quot;;[.B1011];&quot;}&quot;);&quot;&quot;))" office:value-type="string" office:string-value="sendi {tr}" calcext:value-type="string">
            <text:p>sendi {tr}</text:p>
          </table:table-cell>
          <table:table-cell table:formula="of:=IF(ISTEXT([.I1011]);[.I101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felt</text:p>
          </table:table-cell>
          <table:table-cell/>
          <table:table-cell office:value-type="string" calcext:value-type="string">
            <text:p>felt</text:p>
          </table:table-cell>
          <table:table-cell office:value-type="string" calcext:value-type="string">
            <text:p>sensis</text:p>
          </table:table-cell>
          <table:table-cell office:value-type="string" calcext:value-type="string">
            <text:p>physical sensation</text:p>
          </table:table-cell>
          <table:table-cell/>
          <table:table-cell table:formula="of:=IF(ISTEXT([.G1012]);[.G1012];&quot;&quot;)" office:value-type="string" office:string-value="felt" calcext:value-type="string">
            <text:p>felt</text:p>
          </table:table-cell>
          <table:table-cell table:formula="of:=CONCATENATE([.H1012]; IF(ISTEXT([.B1012]); CONCATENATE(&quot; {&quot;;[.B1012];&quot;}&quot;);&quot;&quot;))" office:value-type="string" office:string-value="sensis {tr}" calcext:value-type="string">
            <text:p>sensis {tr}</text:p>
          </table:table-cell>
          <table:table-cell table:formula="of:=IF(ISTEXT([.I1012]);[.I1012];&quot;&quot;)" office:value-type="string" office:string-value="physical sensation" calcext:value-type="string">
            <text:p>physical sens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feel</text:p>
          </table:table-cell>
          <table:table-cell/>
          <table:table-cell office:value-type="string" calcext:value-type="string">
            <text:p>feel</text:p>
          </table:table-cell>
          <table:table-cell office:value-type="string" calcext:value-type="string">
            <text:p>senti</text:p>
          </table:table-cell>
          <table:table-cell table:number-columns-repeated="2"/>
          <table:table-cell table:formula="of:=IF(ISTEXT([.G1013]);[.G1013];&quot;&quot;)" office:value-type="string" office:string-value="feel" calcext:value-type="string">
            <text:p>feel</text:p>
          </table:table-cell>
          <table:table-cell table:formula="of:=CONCATENATE([.H1013]; IF(ISTEXT([.B1013]); CONCATENATE(&quot; {&quot;;[.B1013];&quot;}&quot;);&quot;&quot;))" office:value-type="string" office:string-value="senti {tr}" calcext:value-type="string">
            <text:p>senti {tr}</text:p>
          </table:table-cell>
          <table:table-cell table:formula="of:=IF(ISTEXT([.I1013]);[.I101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sit</text:p>
          </table:table-cell>
          <table:table-cell/>
          <table:table-cell office:value-type="string" calcext:value-type="string">
            <text:p>sit</text:p>
          </table:table-cell>
          <table:table-cell office:value-type="string" calcext:value-type="string">
            <text:p>sidi</text:p>
          </table:table-cell>
          <table:table-cell office:value-type="string" calcext:value-type="string">
            <text:p>(ntr)</text:p>
          </table:table-cell>
          <table:table-cell/>
          <table:table-cell table:formula="of:=IF(ISTEXT([.G1014]);[.G1014];&quot;&quot;)" office:value-type="string" office:string-value="sit" calcext:value-type="string">
            <text:p>sit</text:p>
          </table:table-cell>
          <table:table-cell table:formula="of:=CONCATENATE([.H1014]; IF(ISTEXT([.B1014]); CONCATENATE(&quot; {&quot;;[.B1014];&quot;}&quot;);&quot;&quot;))" office:value-type="string" office:string-value="sidi {ntr}" calcext:value-type="string">
            <text:p>sidi {ntr}</text:p>
          </table:table-cell>
          <table:table-cell table:formula="of:=IF(ISTEXT([.I1014]);[.I1014];&quot;&quot;)" office:value-type="string" office:string-value="(ntr)" calcext:value-type="string">
            <text:p>(nt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sat</text:p>
          </table:table-cell>
          <table:table-cell/>
          <table:table-cell office:value-type="string" calcext:value-type="string">
            <text:p>sat</text:p>
          </table:table-cell>
          <table:table-cell office:value-type="string" calcext:value-type="string">
            <text:p>sidis</text:p>
          </table:table-cell>
          <table:table-cell table:number-columns-repeated="2"/>
          <table:table-cell table:formula="of:=IF(ISTEXT([.G1015]);[.G1015];&quot;&quot;)" office:value-type="string" office:string-value="sat" calcext:value-type="string">
            <text:p>sat</text:p>
          </table:table-cell>
          <table:table-cell table:formula="of:=CONCATENATE([.H1015]; IF(ISTEXT([.B1015]); CONCATENATE(&quot; {&quot;;[.B1015];&quot;}&quot;);&quot;&quot;))" office:value-type="string" office:string-value="sidis {ntr}" calcext:value-type="string">
            <text:p>sidis {ntr}</text:p>
          </table:table-cell>
          <table:table-cell table:formula="of:=IF(ISTEXT([.I1015]);[.I101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means</text:p>
          </table:table-cell>
          <table:table-cell/>
          <table:table-cell office:value-type="string" calcext:value-type="string">
            <text:p>means</text:p>
          </table:table-cell>
          <table:table-cell office:value-type="string" calcext:value-type="string">
            <text:p>signifis</text:p>
          </table:table-cell>
          <table:table-cell office:value-type="string" calcext:value-type="string">
            <text:p>has the meaning of</text:p>
          </table:table-cell>
          <table:table-cell/>
          <table:table-cell table:formula="of:=IF(ISTEXT([.G1016]);[.G1016];&quot;&quot;)" office:value-type="string" office:string-value="means" calcext:value-type="string">
            <text:p>means</text:p>
          </table:table-cell>
          <table:table-cell table:formula="of:=CONCATENATE([.H1016]; IF(ISTEXT([.B1016]); CONCATENATE(&quot; {&quot;;[.B1016];&quot;}&quot;);&quot;&quot;))" office:value-type="string" office:string-value="signifis {tr}" calcext:value-type="string">
            <text:p>signifis {tr}</text:p>
          </table:table-cell>
          <table:table-cell table:formula="of:=IF(ISTEXT([.I1016]);[.I1016];&quot;&quot;)" office:value-type="string" office:string-value="has the meaning of" calcext:value-type="string">
            <text:p>has the meaning o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write</text:p>
          </table:table-cell>
          <table:table-cell/>
          <table:table-cell office:value-type="string" calcext:value-type="string">
            <text:p>write</text:p>
          </table:table-cell>
          <table:table-cell office:value-type="string" calcext:value-type="string">
            <text:p>skribi</text:p>
          </table:table-cell>
          <table:table-cell office:value-type="string" calcext:value-type="string">
            <text:p>(tr)</text:p>
          </table:table-cell>
          <table:table-cell/>
          <table:table-cell table:formula="of:=IF(ISTEXT([.G1017]);[.G1017];&quot;&quot;)" office:value-type="string" office:string-value="write" calcext:value-type="string">
            <text:p>write</text:p>
          </table:table-cell>
          <table:table-cell table:formula="of:=CONCATENATE([.H1017]; IF(ISTEXT([.B1017]); CONCATENATE(&quot; {&quot;;[.B1017];&quot;}&quot;);&quot;&quot;))" office:value-type="string" office:string-value="skribi {tr}" calcext:value-type="string">
            <text:p>skribi {tr}</text:p>
          </table:table-cell>
          <table:table-cell table:formula="of:=IF(ISTEXT([.I1017]);[.I1017];&quot;&quot;)" office:value-type="string" office:string-value="(tr)" calcext:value-type="string">
            <text:p>(t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sound</text:p>
          </table:table-cell>
          <table:table-cell/>
          <table:table-cell office:value-type="string" calcext:value-type="string">
            <text:p>sound</text:p>
          </table:table-cell>
          <table:table-cell office:value-type="string" calcext:value-type="string">
            <text:p>soni</text:p>
          </table:table-cell>
          <table:table-cell office:value-type="string" calcext:value-type="string">
            <text:p>(ntr)</text:p>
          </table:table-cell>
          <table:table-cell/>
          <table:table-cell table:formula="of:=IF(ISTEXT([.G1018]);[.G1018];&quot;&quot;)" office:value-type="string" office:string-value="sound" calcext:value-type="string">
            <text:p>sound</text:p>
          </table:table-cell>
          <table:table-cell table:formula="of:=CONCATENATE([.H1018]; IF(ISTEXT([.B1018]); CONCATENATE(&quot; {&quot;;[.B1018];&quot;}&quot;);&quot;&quot;))" office:value-type="string" office:string-value="soni {ntr}" calcext:value-type="string">
            <text:p>soni {ntr}</text:p>
          </table:table-cell>
          <table:table-cell table:formula="of:=IF(ISTEXT([.I1018]);[.I1018];&quot;&quot;)" office:value-type="string" office:string-value="(ntr)" calcext:value-type="string">
            <text:p>(nt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ad saved</text:p>
          </table:table-cell>
          <table:table-cell/>
          <table:table-cell office:value-type="string" calcext:value-type="string">
            <text:p>had saved</text:p>
          </table:table-cell>
          <table:table-cell office:value-type="string" calcext:value-type="string">
            <text:p>ŝparis</text:p>
          </table:table-cell>
          <table:table-cell table:number-columns-repeated="2"/>
          <table:table-cell table:formula="of:=IF(ISTEXT([.G1019]);[.G1019];&quot;&quot;)" office:value-type="string" office:string-value="had saved" calcext:value-type="string">
            <text:p>had saved</text:p>
          </table:table-cell>
          <table:table-cell table:formula="of:=CONCATENATE([.H1019]; IF(ISTEXT([.B1019]); CONCATENATE(&quot; {&quot;;[.B1019];&quot;}&quot;);&quot;&quot;))" office:value-type="string" office:string-value="ŝparis {tr}" calcext:value-type="string">
            <text:p>ŝparis {tr}</text:p>
          </table:table-cell>
          <table:table-cell table:formula="of:=IF(ISTEXT([.I1019]);[.I101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gush</text:p>
          </table:table-cell>
          <table:table-cell/>
          <table:table-cell office:value-type="string" calcext:value-type="string">
            <text:p>gush</text:p>
          </table:table-cell>
          <table:table-cell office:value-type="string" calcext:value-type="string">
            <text:p>ŝpruci</text:p>
          </table:table-cell>
          <table:table-cell table:number-columns-repeated="2"/>
          <table:table-cell table:formula="of:=IF(ISTEXT([.G1020]);[.G1020];&quot;&quot;)" office:value-type="string" office:string-value="gush" calcext:value-type="string">
            <text:p>gush</text:p>
          </table:table-cell>
          <table:table-cell table:formula="of:=CONCATENATE([.H1020]; IF(ISTEXT([.B1020]); CONCATENATE(&quot; {&quot;;[.B1020];&quot;}&quot;);&quot;&quot;))" office:value-type="string" office:string-value="ŝpruci {ntr}" calcext:value-type="string">
            <text:p>ŝpruci {ntr}</text:p>
          </table:table-cell>
          <table:table-cell table:formula="of:=IF(ISTEXT([.I1020]);[.I102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splashed</text:p>
          </table:table-cell>
          <table:table-cell/>
          <table:table-cell office:value-type="string" calcext:value-type="string">
            <text:p>splashed</text:p>
          </table:table-cell>
          <table:table-cell office:value-type="string" calcext:value-type="string">
            <text:p>ŝprucis</text:p>
          </table:table-cell>
          <table:table-cell table:number-columns-repeated="2"/>
          <table:table-cell table:formula="of:=IF(ISTEXT([.G1021]);[.G1021];&quot;&quot;)" office:value-type="string" office:string-value="splashed" calcext:value-type="string">
            <text:p>splashed</text:p>
          </table:table-cell>
          <table:table-cell table:formula="of:=CONCATENATE([.H1021]; IF(ISTEXT([.B1021]); CONCATENATE(&quot; {&quot;;[.B1021];&quot;}&quot;);&quot;&quot;))" office:value-type="string" office:string-value="ŝprucis {ntr}" calcext:value-type="string">
            <text:p>ŝprucis {ntr}</text:p>
          </table:table-cell>
          <table:table-cell table:formula="of:=IF(ISTEXT([.I1021]);[.I102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trace, to</text:p>
          </table:table-cell>
          <table:table-cell/>
          <table:table-cell office:value-type="string" calcext:value-type="string">
            <text:p>to trace</text:p>
          </table:table-cell>
          <table:table-cell office:value-type="string" calcext:value-type="string">
            <text:p>spuri</text:p>
          </table:table-cell>
          <table:table-cell office:value-type="string" calcext:value-type="string">
            <text:p>to follow traces left by an action</text:p>
          </table:table-cell>
          <table:table-cell/>
          <table:table-cell table:formula="of:=IF(ISTEXT([.G1022]);[.G1022];&quot;&quot;)" office:value-type="string" office:string-value="to trace" calcext:value-type="string">
            <text:p>to trace</text:p>
          </table:table-cell>
          <table:table-cell table:formula="of:=CONCATENATE([.H1022]; IF(ISTEXT([.B1022]); CONCATENATE(&quot; {&quot;;[.B1022];&quot;}&quot;);&quot;&quot;))" office:value-type="string" office:string-value="spuri {tr}" calcext:value-type="string">
            <text:p>spuri {tr}</text:p>
          </table:table-cell>
          <table:table-cell table:formula="of:=IF(ISTEXT([.I1022]);[.I1022];&quot;&quot;)" office:value-type="string" office:string-value="to follow traces left by an action" calcext:value-type="string">
            <text:p>to follow traces left by an a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creeps</text:p>
          </table:table-cell>
          <table:table-cell/>
          <table:table-cell office:value-type="string" calcext:value-type="string">
            <text:p>creeps</text:p>
          </table:table-cell>
          <table:table-cell office:value-type="string" calcext:value-type="string">
            <text:p>ŝtel'iri</text:p>
          </table:table-cell>
          <table:table-cell table:number-columns-repeated="2"/>
          <table:table-cell table:formula="of:=IF(ISTEXT([.G1023]);[.G1023];&quot;&quot;)" office:value-type="string" office:string-value="creeps" calcext:value-type="string">
            <text:p>creeps</text:p>
          </table:table-cell>
          <table:table-cell table:formula="of:=CONCATENATE([.H1023]; IF(ISTEXT([.B1023]); CONCATENATE(&quot; {&quot;;[.B1023];&quot;}&quot;);&quot;&quot;))" office:value-type="string" office:string-value="ŝtel'iri {ntr}" calcext:value-type="string">
            <text:p>ŝtel'iri {ntr}</text:p>
          </table:table-cell>
          <table:table-cell table:formula="of:=IF(ISTEXT([.I1023]);[.I102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strain</text:p>
          </table:table-cell>
          <table:table-cell/>
          <table:table-cell office:value-type="string" calcext:value-type="string">
            <text:p>strain</text:p>
          </table:table-cell>
          <table:table-cell office:value-type="string" calcext:value-type="string">
            <text:p>streĉi</text:p>
          </table:table-cell>
          <table:table-cell table:number-columns-repeated="2"/>
          <table:table-cell table:formula="of:=IF(ISTEXT([.G1024]);[.G1024];&quot;&quot;)" office:value-type="string" office:string-value="strain" calcext:value-type="string">
            <text:p>strain</text:p>
          </table:table-cell>
          <table:table-cell table:formula="of:=CONCATENATE([.H1024]; IF(ISTEXT([.B1024]); CONCATENATE(&quot; {&quot;;[.B1024];&quot;}&quot;);&quot;&quot;))" office:value-type="string" office:string-value="streĉi {tr}" calcext:value-type="string">
            <text:p>streĉi {tr}</text:p>
          </table:table-cell>
          <table:table-cell table:formula="of:=IF(ISTEXT([.I1024]);[.I102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suffers</text:p>
          </table:table-cell>
          <table:table-cell/>
          <table:table-cell office:value-type="string" calcext:value-type="string">
            <text:p>suffers</text:p>
          </table:table-cell>
          <table:table-cell office:value-type="string" calcext:value-type="string">
            <text:p>suferas</text:p>
          </table:table-cell>
          <table:table-cell office:value-type="string" calcext:value-type="string">
            <text:p>(ntr)</text:p>
          </table:table-cell>
          <table:table-cell/>
          <table:table-cell table:formula="of:=IF(ISTEXT([.G1025]);[.G1025];&quot;&quot;)" office:value-type="string" office:string-value="suffers" calcext:value-type="string">
            <text:p>suffers</text:p>
          </table:table-cell>
          <table:table-cell table:formula="of:=CONCATENATE([.H1025]; IF(ISTEXT([.B1025]); CONCATENATE(&quot; {&quot;;[.B1025];&quot;}&quot;);&quot;&quot;))" office:value-type="string" office:string-value="suferas {ntr}" calcext:value-type="string">
            <text:p>suferas {ntr}</text:p>
          </table:table-cell>
          <table:table-cell table:formula="of:=IF(ISTEXT([.I1025]);[.I1025];&quot;&quot;)" office:value-type="string" office:string-value="(ntr)" calcext:value-type="string">
            <text:p>(nt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swung</text:p>
          </table:table-cell>
          <table:table-cell/>
          <table:table-cell office:value-type="string" calcext:value-type="string">
            <text:p>swung</text:p>
          </table:table-cell>
          <table:table-cell office:value-type="string" calcext:value-type="string">
            <text:p>svingiĝis</text:p>
          </table:table-cell>
          <table:table-cell table:number-columns-repeated="2"/>
          <table:table-cell table:formula="of:=IF(ISTEXT([.G1026]);[.G1026];&quot;&quot;)" office:value-type="string" office:string-value="swung" calcext:value-type="string">
            <text:p>swung</text:p>
          </table:table-cell>
          <table:table-cell table:formula="of:=CONCATENATE([.H1026]; IF(ISTEXT([.B1026]); CONCATENATE(&quot; {&quot;;[.B1026];&quot;}&quot;);&quot;&quot;))" office:value-type="string" office:string-value="svingiĝis {ntr}" calcext:value-type="string">
            <text:p>svingiĝis {ntr}</text:p>
          </table:table-cell>
          <table:table-cell table:formula="of:=IF(ISTEXT([.I1026]);[.I102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fit</text:p>
          </table:table-cell>
          <table:table-cell/>
          <table:table-cell office:value-type="string" calcext:value-type="string">
            <text:p>fit</text:p>
          </table:table-cell>
          <table:table-cell office:value-type="string" calcext:value-type="string">
            <text:p>taŭgi</text:p>
          </table:table-cell>
          <table:table-cell office:value-type="string" calcext:value-type="string">
            <text:p>be suitable</text:p>
          </table:table-cell>
          <table:table-cell/>
          <table:table-cell table:formula="of:=IF(ISTEXT([.G1027]);[.G1027];&quot;&quot;)" office:value-type="string" office:string-value="fit" calcext:value-type="string">
            <text:p>fit</text:p>
          </table:table-cell>
          <table:table-cell table:formula="of:=CONCATENATE([.H1027]; IF(ISTEXT([.B1027]); CONCATENATE(&quot; {&quot;;[.B1027];&quot;}&quot;);&quot;&quot;))" office:value-type="string" office:string-value="taŭgi {ntr}" calcext:value-type="string">
            <text:p>taŭgi {ntr}</text:p>
          </table:table-cell>
          <table:table-cell table:formula="of:=IF(ISTEXT([.I1027]);[.I1027];&quot;&quot;)" office:value-type="string" office:string-value="be suitable" calcext:value-type="string">
            <text:p>be suit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old</text:p>
          </table:table-cell>
          <table:table-cell/>
          <table:table-cell office:value-type="string" calcext:value-type="string">
            <text:p>hold</text:p>
          </table:table-cell>
          <table:table-cell office:value-type="string" calcext:value-type="string">
            <text:p>teni</text:p>
          </table:table-cell>
          <table:table-cell table:number-columns-repeated="2"/>
          <table:table-cell table:formula="of:=IF(ISTEXT([.G1028]);[.G1028];&quot;&quot;)" office:value-type="string" office:string-value="hold" calcext:value-type="string">
            <text:p>hold</text:p>
          </table:table-cell>
          <table:table-cell table:formula="of:=CONCATENATE([.H1028]; IF(ISTEXT([.B1028]); CONCATENATE(&quot; {&quot;;[.B1028];&quot;}&quot;);&quot;&quot;))" office:value-type="string" office:string-value="teni {tr}" calcext:value-type="string">
            <text:p>teni {tr}</text:p>
          </table:table-cell>
          <table:table-cell table:formula="of:=IF(ISTEXT([.I1028]);[.I102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tempt</text:p>
          </table:table-cell>
          <table:table-cell/>
          <table:table-cell office:value-type="string" calcext:value-type="string">
            <text:p>tempt</text:p>
          </table:table-cell>
          <table:table-cell office:value-type="string" calcext:value-type="string">
            <text:p>tenti</text:p>
          </table:table-cell>
          <table:table-cell table:number-columns-repeated="2"/>
          <table:table-cell table:formula="of:=IF(ISTEXT([.G1029]);[.G1029];&quot;&quot;)" office:value-type="string" office:string-value="tempt" calcext:value-type="string">
            <text:p>tempt</text:p>
          </table:table-cell>
          <table:table-cell table:formula="of:=CONCATENATE([.H1029]; IF(ISTEXT([.B1029]); CONCATENATE(&quot; {&quot;;[.B1029];&quot;}&quot;);&quot;&quot;))" office:value-type="string" office:string-value="tenti {tr}" calcext:value-type="string">
            <text:p>tenti {tr}</text:p>
          </table:table-cell>
          <table:table-cell table:formula="of:=IF(ISTEXT([.I1029]);[.I102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fears</text:p>
          </table:table-cell>
          <table:table-cell/>
          <table:table-cell office:value-type="string" calcext:value-type="string">
            <text:p>fears</text:p>
          </table:table-cell>
          <table:table-cell office:value-type="string" calcext:value-type="string">
            <text:p>timas</text:p>
          </table:table-cell>
          <table:table-cell table:number-columns-repeated="2"/>
          <table:table-cell table:formula="of:=IF(ISTEXT([.G1030]);[.G1030];&quot;&quot;)" office:value-type="string" office:string-value="fears" calcext:value-type="string">
            <text:p>fears</text:p>
          </table:table-cell>
          <table:table-cell table:formula="of:=CONCATENATE([.H1030]; IF(ISTEXT([.B1030]); CONCATENATE(&quot; {&quot;;[.B1030];&quot;}&quot;);&quot;&quot;))" office:value-type="string" office:string-value="timas {tr}" calcext:value-type="string">
            <text:p>timas {tr}</text:p>
          </table:table-cell>
          <table:table-cell table:formula="of:=IF(ISTEXT([.I1030]);[.I103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torture</text:p>
          </table:table-cell>
          <table:table-cell/>
          <table:table-cell office:value-type="string" calcext:value-type="string">
            <text:p>torture</text:p>
          </table:table-cell>
          <table:table-cell office:value-type="string" calcext:value-type="string">
            <text:p>torturi</text:p>
          </table:table-cell>
          <table:table-cell table:number-columns-repeated="2"/>
          <table:table-cell table:formula="of:=IF(ISTEXT([.G1031]);[.G1031];&quot;&quot;)" office:value-type="string" office:string-value="torture" calcext:value-type="string">
            <text:p>torture</text:p>
          </table:table-cell>
          <table:table-cell table:formula="of:=CONCATENATE([.H1031]; IF(ISTEXT([.B1031]); CONCATENATE(&quot; {&quot;;[.B1031];&quot;}&quot;);&quot;&quot;))" office:value-type="string" office:string-value="torturi {tr}" calcext:value-type="string">
            <text:p>torturi {tr}</text:p>
          </table:table-cell>
          <table:table-cell table:formula="of:=IF(ISTEXT([.I1031]);[.I103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tremble</text:p>
          </table:table-cell>
          <table:table-cell/>
          <table:table-cell office:value-type="string" calcext:value-type="string">
            <text:p>tremble</text:p>
          </table:table-cell>
          <table:table-cell office:value-type="string" calcext:value-type="string">
            <text:p>tremi</text:p>
          </table:table-cell>
          <table:table-cell table:number-columns-repeated="2"/>
          <table:table-cell table:formula="of:=IF(ISTEXT([.G1032]);[.G1032];&quot;&quot;)" office:value-type="string" office:string-value="tremble" calcext:value-type="string">
            <text:p>tremble</text:p>
          </table:table-cell>
          <table:table-cell table:formula="of:=CONCATENATE([.H1032]; IF(ISTEXT([.B1032]); CONCATENATE(&quot; {&quot;;[.B1032];&quot;}&quot;);&quot;&quot;))" office:value-type="string" office:string-value="tremi {ntr}" calcext:value-type="string">
            <text:p>tremi {ntr}</text:p>
          </table:table-cell>
          <table:table-cell table:formula="of:=IF(ISTEXT([.I1032]);[.I103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dip</text:p>
          </table:table-cell>
          <table:table-cell/>
          <table:table-cell office:value-type="string" calcext:value-type="string">
            <text:p>dip</text:p>
          </table:table-cell>
          <table:table-cell office:value-type="string" calcext:value-type="string">
            <text:p>trempetiĝi</text:p>
          </table:table-cell>
          <table:table-cell office:value-type="string" calcext:value-type="string">
            <text:p>become dipped in liquid</text:p>
          </table:table-cell>
          <table:table-cell/>
          <table:table-cell table:formula="of:=IF(ISTEXT([.G1033]);[.G1033];&quot;&quot;)" office:value-type="string" office:string-value="dip" calcext:value-type="string">
            <text:p>dip</text:p>
          </table:table-cell>
          <table:table-cell table:formula="of:=CONCATENATE([.H1033]; IF(ISTEXT([.B1033]); CONCATENATE(&quot; {&quot;;[.B1033];&quot;}&quot;);&quot;&quot;))" office:value-type="string" office:string-value="trempetiĝi {ntr}" calcext:value-type="string">
            <text:p>trempetiĝi {ntr}</text:p>
          </table:table-cell>
          <table:table-cell table:formula="of:=IF(ISTEXT([.I1033]);[.I1033];&quot;&quot;)" office:value-type="string" office:string-value="become dipped in liquid" calcext:value-type="string">
            <text:p>become dipped in liqu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soak</text:p>
          </table:table-cell>
          <table:table-cell/>
          <table:table-cell office:value-type="string" calcext:value-type="string">
            <text:p>soak</text:p>
          </table:table-cell>
          <table:table-cell office:value-type="string" calcext:value-type="string">
            <text:p>trempi</text:p>
          </table:table-cell>
          <table:table-cell table:number-columns-repeated="2"/>
          <table:table-cell table:formula="of:=IF(ISTEXT([.G1034]);[.G1034];&quot;&quot;)" office:value-type="string" office:string-value="soak" calcext:value-type="string">
            <text:p>soak</text:p>
          </table:table-cell>
          <table:table-cell table:formula="of:=CONCATENATE([.H1034]; IF(ISTEXT([.B1034]); CONCATENATE(&quot; {&quot;;[.B1034];&quot;}&quot;);&quot;&quot;))" office:value-type="string" office:string-value="trempi {tr}" calcext:value-type="string">
            <text:p>trempi {tr}</text:p>
          </table:table-cell>
          <table:table-cell table:formula="of:=IF(ISTEXT([.I1034]);[.I1034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overbalanced</text:p>
          </table:table-cell>
          <table:table-cell/>
          <table:table-cell office:value-type="string" calcext:value-type="string">
            <text:p>overbalanced</text:p>
          </table:table-cell>
          <table:table-cell office:value-type="string" calcext:value-type="string">
            <text:p>tro balanciĝis</text:p>
          </table:table-cell>
          <table:table-cell table:number-columns-repeated="2"/>
          <table:table-cell table:formula="of:=IF(ISTEXT([.G1035]);[.G1035];&quot;&quot;)" office:value-type="string" office:string-value="overbalanced" calcext:value-type="string">
            <text:p>overbalanced</text:p>
          </table:table-cell>
          <table:table-cell table:formula="of:=CONCATENATE([.H1035]; IF(ISTEXT([.B1035]); CONCATENATE(&quot; {&quot;;[.B1035];&quot;}&quot;);&quot;&quot;))" office:value-type="string" office:string-value="tro balanciĝis {ntr}" calcext:value-type="string">
            <text:p>tro balanciĝis {ntr}</text:p>
          </table:table-cell>
          <table:table-cell table:formula="of:=IF(ISTEXT([.I1035]);[.I1035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exaggerate</text:p>
          </table:table-cell>
          <table:table-cell/>
          <table:table-cell office:value-type="string" calcext:value-type="string">
            <text:p>exaggerate</text:p>
          </table:table-cell>
          <table:table-cell office:value-type="string" calcext:value-type="string">
            <text:p>troigi</text:p>
          </table:table-cell>
          <table:table-cell table:number-columns-repeated="2"/>
          <table:table-cell table:formula="of:=IF(ISTEXT([.G1036]);[.G1036];&quot;&quot;)" office:value-type="string" office:string-value="exaggerate" calcext:value-type="string">
            <text:p>exaggerate</text:p>
          </table:table-cell>
          <table:table-cell table:formula="of:=CONCATENATE([.H1036]; IF(ISTEXT([.B1036]); CONCATENATE(&quot; {&quot;;[.B1036];&quot;}&quot;);&quot;&quot;))" office:value-type="string" office:string-value="troigi {tr}" calcext:value-type="string">
            <text:p>troigi {tr}</text:p>
          </table:table-cell>
          <table:table-cell table:formula="of:=IF(ISTEXT([.I1036]);[.I103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found</text:p>
          </table:table-cell>
          <table:table-cell/>
          <table:table-cell office:value-type="string" calcext:value-type="string">
            <text:p>found</text:p>
          </table:table-cell>
          <table:table-cell office:value-type="string" calcext:value-type="string">
            <text:p>trovis</text:p>
          </table:table-cell>
          <table:table-cell table:number-columns-repeated="2"/>
          <table:table-cell table:formula="of:=IF(ISTEXT([.G1037]);[.G1037];&quot;&quot;)" office:value-type="string" office:string-value="found" calcext:value-type="string">
            <text:p>found</text:p>
          </table:table-cell>
          <table:table-cell table:formula="of:=CONCATENATE([.H1037]; IF(ISTEXT([.B1037]); CONCATENATE(&quot; {&quot;;[.B1037];&quot;}&quot;);&quot;&quot;))" office:value-type="string" office:string-value="trovis {tr}" calcext:value-type="string">
            <text:p>trovis {tr}</text:p>
          </table:table-cell>
          <table:table-cell table:formula="of:=IF(ISTEXT([.I1037]);[.I1037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torment</text:p>
          </table:table-cell>
          <table:table-cell/>
          <table:table-cell office:value-type="string" calcext:value-type="string">
            <text:p>torment</text:p>
          </table:table-cell>
          <table:table-cell office:value-type="string" calcext:value-type="string">
            <text:p>turmenti</text:p>
          </table:table-cell>
          <table:table-cell table:number-columns-repeated="2"/>
          <table:table-cell table:formula="of:=IF(ISTEXT([.G1038]);[.G1038];&quot;&quot;)" office:value-type="string" office:string-value="torment" calcext:value-type="string">
            <text:p>torment</text:p>
          </table:table-cell>
          <table:table-cell table:formula="of:=CONCATENATE([.H1038]; IF(ISTEXT([.B1038]); CONCATENATE(&quot; {&quot;;[.B1038];&quot;}&quot;);&quot;&quot;))" office:value-type="string" office:string-value="turmenti {tr}" calcext:value-type="string">
            <text:p>turmenti {tr}</text:p>
          </table:table-cell>
          <table:table-cell table:formula="of:=IF(ISTEXT([.I1038]);[.I1038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turn</text:p>
          </table:table-cell>
          <table:table-cell/>
          <table:table-cell office:value-type="string" calcext:value-type="string">
            <text:p>turn</text:p>
          </table:table-cell>
          <table:table-cell office:value-type="string" calcext:value-type="string">
            <text:p>turni</text:p>
          </table:table-cell>
          <table:table-cell table:number-columns-repeated="2"/>
          <table:table-cell table:formula="of:=IF(ISTEXT([.G1039]);[.G1039];&quot;&quot;)" office:value-type="string" office:string-value="turn" calcext:value-type="string">
            <text:p>turn</text:p>
          </table:table-cell>
          <table:table-cell table:formula="of:=CONCATENATE([.H1039]; IF(ISTEXT([.B1039]); CONCATENATE(&quot; {&quot;;[.B1039];&quot;}&quot;);&quot;&quot;))" office:value-type="string" office:string-value="turni {tr}" calcext:value-type="string">
            <text:p>turni {tr}</text:p>
          </table:table-cell>
          <table:table-cell table:formula="of:=IF(ISTEXT([.I1039]);[.I103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touch</text:p>
          </table:table-cell>
          <table:table-cell office:value-type="string" calcext:value-type="string">
            <text:p>tuŝi</text:p>
          </table:table-cell>
          <table:table-cell table:number-columns-repeated="2"/>
          <table:table-cell table:formula="of:=IF(ISTEXT([.G1040]);[.G1040];&quot;&quot;)" office:value-type="string" office:string-value="touch" calcext:value-type="string">
            <text:p>touch</text:p>
          </table:table-cell>
          <table:table-cell table:formula="of:=CONCATENATE([.H1040]; IF(ISTEXT([.B1040]); CONCATENATE(&quot; {&quot;;[.B1040];&quot;}&quot;);&quot;&quot;))" office:value-type="string" office:string-value="tuŝi {tr}" calcext:value-type="string">
            <text:p>tuŝi {tr}</text:p>
          </table:table-cell>
          <table:table-cell table:formula="of:=IF(ISTEXT([.I1040]);[.I104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use</text:p>
          </table:table-cell>
          <table:table-cell/>
          <table:table-cell office:value-type="string" calcext:value-type="string">
            <text:p>use</text:p>
          </table:table-cell>
          <table:table-cell office:value-type="string" calcext:value-type="string">
            <text:p>uzi</text:p>
          </table:table-cell>
          <table:table-cell table:number-columns-repeated="2"/>
          <table:table-cell table:formula="of:=IF(ISTEXT([.G1041]);[.G1041];&quot;&quot;)" office:value-type="string" office:string-value="use" calcext:value-type="string">
            <text:p>use</text:p>
          </table:table-cell>
          <table:table-cell table:formula="of:=CONCATENATE([.H1041]; IF(ISTEXT([.B1041]); CONCATENATE(&quot; {&quot;;[.B1041];&quot;}&quot;);&quot;&quot;))" office:value-type="string" office:string-value="uzi {tr}" calcext:value-type="string">
            <text:p>uzi {tr}</text:p>
          </table:table-cell>
          <table:table-cell table:formula="of:=IF(ISTEXT([.I1041]);[.I1041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come</text:p>
          </table:table-cell>
          <table:table-cell/>
          <table:table-cell office:value-type="string" calcext:value-type="string">
            <text:p>come</text:p>
          </table:table-cell>
          <table:table-cell office:value-type="string" calcext:value-type="string">
            <text:p>veni</text:p>
          </table:table-cell>
          <table:table-cell table:number-columns-repeated="2"/>
          <table:table-cell table:formula="of:=IF(ISTEXT([.G1042]);[.G1042];&quot;&quot;)" office:value-type="string" office:string-value="come" calcext:value-type="string">
            <text:p>come</text:p>
          </table:table-cell>
          <table:table-cell table:formula="of:=CONCATENATE([.H1042]; IF(ISTEXT([.B1042]); CONCATENATE(&quot; {&quot;;[.B1042];&quot;}&quot;);&quot;&quot;))" office:value-type="string" office:string-value="veni {ntr}" calcext:value-type="string">
            <text:p>veni {ntr}</text:p>
          </table:table-cell>
          <table:table-cell table:formula="of:=IF(ISTEXT([.I1042]);[.I1042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going for a drive</text:p>
          </table:table-cell>
          <table:table-cell/>
          <table:table-cell office:value-type="string" calcext:value-type="string">
            <text:p>going for a drive</text:p>
          </table:table-cell>
          <table:table-cell office:value-type="string" calcext:value-type="string">
            <text:p>veturi</text:p>
          </table:table-cell>
          <table:table-cell table:number-columns-repeated="2"/>
          <table:table-cell table:formula="of:=IF(ISTEXT([.G1043]);[.G1043];&quot;&quot;)" office:value-type="string" office:string-value="going for a drive" calcext:value-type="string">
            <text:p>going for a drive</text:p>
          </table:table-cell>
          <table:table-cell table:formula="of:=CONCATENATE([.H1043]; IF(ISTEXT([.B1043]); CONCATENATE(&quot; {&quot;;[.B1043];&quot;}&quot;);&quot;&quot;))" office:value-type="string" office:string-value="veturi {ntr}" calcext:value-type="string">
            <text:p>veturi {ntr}</text:p>
          </table:table-cell>
          <table:table-cell table:formula="of:=IF(ISTEXT([.I1043]);[.I1043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see</text:p>
          </table:table-cell>
          <table:table-cell/>
          <table:table-cell office:value-type="string" calcext:value-type="string">
            <text:p>see</text:p>
          </table:table-cell>
          <table:table-cell office:value-type="string" calcext:value-type="string">
            <text:p>vidi</text:p>
          </table:table-cell>
          <table:table-cell office:value-type="string" calcext:value-type="string">
            <text:p>(tr)</text:p>
          </table:table-cell>
          <table:table-cell/>
          <table:table-cell table:formula="of:=IF(ISTEXT([.G1044]);[.G1044];&quot;&quot;)" office:value-type="string" office:string-value="see" calcext:value-type="string">
            <text:p>see</text:p>
          </table:table-cell>
          <table:table-cell table:formula="of:=CONCATENATE([.H1044]; IF(ISTEXT([.B1044]); CONCATENATE(&quot; {&quot;;[.B1044];&quot;}&quot;);&quot;&quot;))" office:value-type="string" office:string-value="vidi {tr}" calcext:value-type="string">
            <text:p>vidi {tr}</text:p>
          </table:table-cell>
          <table:table-cell table:formula="of:=IF(ISTEXT([.I1044]);[.I1044];&quot;&quot;)" office:value-type="string" office:string-value="(tr)" calcext:value-type="string">
            <text:p>(t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ave seen</text:p>
          </table:table-cell>
          <table:table-cell/>
          <table:table-cell office:value-type="string" calcext:value-type="string">
            <text:p>have seen</text:p>
          </table:table-cell>
          <table:table-cell office:value-type="string" calcext:value-type="string">
            <text:p>vidis</text:p>
          </table:table-cell>
          <table:table-cell office:value-type="string" calcext:value-type="string">
            <text:p>(tr)</text:p>
          </table:table-cell>
          <table:table-cell/>
          <table:table-cell table:formula="of:=IF(ISTEXT([.G1045]);[.G1045];&quot;&quot;)" office:value-type="string" office:string-value="have seen" calcext:value-type="string">
            <text:p>have seen</text:p>
          </table:table-cell>
          <table:table-cell table:formula="of:=CONCATENATE([.H1045]; IF(ISTEXT([.B1045]); CONCATENATE(&quot; {&quot;;[.B1045];&quot;}&quot;);&quot;&quot;))" office:value-type="string" office:string-value="vidis {tr}" calcext:value-type="string">
            <text:p>vidis {tr}</text:p>
          </table:table-cell>
          <table:table-cell table:formula="of:=IF(ISTEXT([.I1045]);[.I1045];&quot;&quot;)" office:value-type="string" office:string-value="(tr)" calcext:value-type="string">
            <text:p>(t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ntr</text:p>
          </table:table-cell>
          <table:table-cell table:number-columns-repeated="2"/>
          <table:table-cell office:value-type="string" calcext:value-type="string">
            <text:p>wobble</text:p>
          </table:table-cell>
          <table:table-cell/>
          <table:table-cell office:value-type="string" calcext:value-type="string">
            <text:p>wobble</text:p>
          </table:table-cell>
          <table:table-cell office:value-type="string" calcext:value-type="string">
            <text:p>vobli</text:p>
          </table:table-cell>
          <table:table-cell table:number-columns-repeated="2"/>
          <table:table-cell table:formula="of:=IF(ISTEXT([.G1046]);[.G1046];&quot;&quot;)" office:value-type="string" office:string-value="wobble" calcext:value-type="string">
            <text:p>wobble</text:p>
          </table:table-cell>
          <table:table-cell table:formula="of:=CONCATENATE([.H1046]; IF(ISTEXT([.B1046]); CONCATENATE(&quot; {&quot;;[.B1046];&quot;}&quot;);&quot;&quot;))" office:value-type="string" office:string-value="vobli {ntr}" calcext:value-type="string">
            <text:p>vobli {ntr}</text:p>
          </table:table-cell>
          <table:table-cell table:formula="of:=IF(ISTEXT([.I1046]);[.I1046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call</text:p>
          </table:table-cell>
          <table:table-cell office:value-type="string" calcext:value-type="string">
            <text:p>voki</text:p>
          </table:table-cell>
          <table:table-cell office:value-type="string" calcext:value-type="string">
            <text:p>call to</text:p>
          </table:table-cell>
          <table:table-cell/>
          <table:table-cell table:formula="of:=IF(ISTEXT([.G1047]);[.G1047];&quot;&quot;)" office:value-type="string" office:string-value="call" calcext:value-type="string">
            <text:p>call</text:p>
          </table:table-cell>
          <table:table-cell table:formula="of:=CONCATENATE([.H1047]; IF(ISTEXT([.B1047]); CONCATENATE(&quot; {&quot;;[.B1047];&quot;}&quot;);&quot;&quot;))" office:value-type="string" office:string-value="voki {tr}" calcext:value-type="string">
            <text:p>voki {tr}</text:p>
          </table:table-cell>
          <table:table-cell table:formula="of:=IF(ISTEXT([.I1047]);[.I1047];&quot;&quot;)" office:value-type="string" office:string-value="call to" calcext:value-type="string">
            <text:p>call 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will call</text:p>
          </table:table-cell>
          <table:table-cell/>
          <table:table-cell office:value-type="string" calcext:value-type="string">
            <text:p>will call</text:p>
          </table:table-cell>
          <table:table-cell office:value-type="string" calcext:value-type="string">
            <text:p>vokos</text:p>
          </table:table-cell>
          <table:table-cell office:value-type="string" calcext:value-type="string">
            <text:p>call to</text:p>
          </table:table-cell>
          <table:table-cell/>
          <table:table-cell table:formula="of:=IF(ISTEXT([.G1048]);[.G1048];&quot;&quot;)" office:value-type="string" office:string-value="will call" calcext:value-type="string">
            <text:p>will call</text:p>
          </table:table-cell>
          <table:table-cell table:formula="of:=CONCATENATE([.H1048]; IF(ISTEXT([.B1048]); CONCATENATE(&quot; {&quot;;[.B1048];&quot;}&quot;);&quot;&quot;))" office:value-type="string" office:string-value="vokos {tr}" calcext:value-type="string">
            <text:p>vokos {tr}</text:p>
          </table:table-cell>
          <table:table-cell table:formula="of:=IF(ISTEXT([.I1048]);[.I1048];&quot;&quot;)" office:value-type="string" office:string-value="call to" calcext:value-type="string">
            <text:p>call 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want</text:p>
          </table:table-cell>
          <table:table-cell/>
          <table:table-cell office:value-type="string" calcext:value-type="string">
            <text:p>want</text:p>
          </table:table-cell>
          <table:table-cell office:value-type="string" calcext:value-type="string">
            <text:p>voli</text:p>
          </table:table-cell>
          <table:table-cell table:number-columns-repeated="2"/>
          <table:table-cell table:formula="of:=IF(ISTEXT([.G1049]);[.G1049];&quot;&quot;)" office:value-type="string" office:string-value="want" calcext:value-type="string">
            <text:p>want</text:p>
          </table:table-cell>
          <table:table-cell table:formula="of:=CONCATENATE([.H1049]; IF(ISTEXT([.B1049]); CONCATENATE(&quot; {&quot;;[.B1049];&quot;}&quot;);&quot;&quot;))" office:value-type="string" office:string-value="voli {tr}" calcext:value-type="string">
            <text:p>voli {tr}</text:p>
          </table:table-cell>
          <table:table-cell table:formula="of:=IF(ISTEXT([.I1049]);[.I1049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injure</text:p>
          </table:table-cell>
          <table:table-cell/>
          <table:table-cell office:value-type="string" calcext:value-type="string">
            <text:p>injure</text:p>
          </table:table-cell>
          <table:table-cell office:value-type="string" calcext:value-type="string">
            <text:p>vundi</text:p>
          </table:table-cell>
          <table:table-cell table:number-columns-repeated="2"/>
          <table:table-cell table:formula="of:=IF(ISTEXT([.G1050]);[.G1050];&quot;&quot;)" office:value-type="string" office:string-value="injure" calcext:value-type="string">
            <text:p>injure</text:p>
          </table:table-cell>
          <table:table-cell table:formula="of:=CONCATENATE([.H1050]; IF(ISTEXT([.B1050]); CONCATENATE(&quot; {&quot;;[.B1050];&quot;}&quot;);&quot;&quot;))" office:value-type="string" office:string-value="vundi {tr}" calcext:value-type="string">
            <text:p>vundi {tr}</text:p>
          </table:table-cell>
          <table:table-cell table:formula="of:=IF(ISTEXT([.I1050]);[.I1050]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hum</text:p>
          </table:table-cell>
          <table:table-cell/>
          <table:table-cell office:value-type="string" calcext:value-type="string">
            <text:p>hum</text:p>
          </table:table-cell>
          <table:table-cell office:value-type="string" calcext:value-type="string">
            <text:p>zumi</text:p>
          </table:table-cell>
          <table:table-cell office:value-type="string" calcext:value-type="string">
            <text:p>(tr) human produced sound</text:p>
          </table:table-cell>
          <table:table-cell/>
          <table:table-cell table:formula="of:=IF(ISTEXT([.G1051]);[.G1051];&quot;&quot;)" office:value-type="string" office:string-value="hum" calcext:value-type="string">
            <text:p>hum</text:p>
          </table:table-cell>
          <table:table-cell table:formula="of:=CONCATENATE([.H1051]; IF(ISTEXT([.B1051]); CONCATENATE(&quot; {&quot;;[.B1051];&quot;}&quot;);&quot;&quot;))" office:value-type="string" office:string-value="zumi {tr}" calcext:value-type="string">
            <text:p>zumi {tr}</text:p>
          </table:table-cell>
          <table:table-cell table:formula="of:=IF(ISTEXT([.I1051]);[.I1051];&quot;&quot;)" office:value-type="string" office:string-value="(tr) human produced sound" calcext:value-type="string">
            <text:p>(tr) human produced sound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fir cone</text:p>
          </table:table-cell>
          <table:table-cell/>
          <table:table-cell office:value-type="string" calcext:value-type="string">
            <text:p>fir cone</text:p>
          </table:table-cell>
          <table:table-cell office:value-type="string" calcext:value-type="string">
            <text:p>abia konuso</text:p>
          </table:table-cell>
          <table:table-cell table:number-columns-repeated="2"/>
          <table:table-cell table:formula="of:=IF(ISTEXT([.G1052]);[.G1052];&quot;&quot;)" office:value-type="string" office:string-value="fir cone" calcext:value-type="string">
            <text:p>fir cone</text:p>
          </table:table-cell>
          <table:table-cell table:formula="of:=CONCATENATE([.H1052]; IF(ISTEXT([.B1052]); CONCATENATE(&quot; {&quot;;[.B1052];&quot;}&quot;);&quot;&quot;))" office:value-type="string" office:string-value="abia konuso" calcext:value-type="string">
            <text:p>abia konuso</text:p>
          </table:table-cell>
          <table:table-cell table:formula="of:=IF(ISTEXT([.I1052]);[.I105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bruptly</text:p>
          </table:table-cell>
          <table:table-cell/>
          <table:table-cell office:value-type="string" calcext:value-type="string">
            <text:p>abruptly</text:p>
          </table:table-cell>
          <table:table-cell office:value-type="string" calcext:value-type="string">
            <text:p>abrupte</text:p>
          </table:table-cell>
          <table:table-cell table:number-columns-repeated="2"/>
          <table:table-cell table:formula="of:=IF(ISTEXT([.G1053]);[.G1053];&quot;&quot;)" office:value-type="string" office:string-value="abruptly" calcext:value-type="string">
            <text:p>abruptly</text:p>
          </table:table-cell>
          <table:table-cell table:formula="of:=CONCATENATE([.H1053]; IF(ISTEXT([.B1053]); CONCATENATE(&quot; {&quot;;[.B1053];&quot;}&quot;);&quot;&quot;))" office:value-type="string" office:string-value="abrupte" calcext:value-type="string">
            <text:p>abrupte</text:p>
          </table:table-cell>
          <table:table-cell table:formula="of:=IF(ISTEXT([.I1053]);[.I105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wful</text:p>
          </table:table-cell>
          <table:table-cell/>
          <table:table-cell office:value-type="string" calcext:value-type="string">
            <text:p>awful</text:p>
          </table:table-cell>
          <table:table-cell office:value-type="string" calcext:value-type="string">
            <text:p>aĉa</text:p>
          </table:table-cell>
          <table:table-cell office:value-type="string" calcext:value-type="string">
            <text:p>causing fear; appalling; terrible</text:p>
          </table:table-cell>
          <table:table-cell/>
          <table:table-cell table:formula="of:=IF(ISTEXT([.G1054]);[.G1054];&quot;&quot;)" office:value-type="string" office:string-value="awful" calcext:value-type="string">
            <text:p>awful</text:p>
          </table:table-cell>
          <table:table-cell table:formula="of:=CONCATENATE([.H1054]; IF(ISTEXT([.B1054]); CONCATENATE(&quot; {&quot;;[.B1054];&quot;}&quot;);&quot;&quot;))" office:value-type="string" office:string-value="aĉa" calcext:value-type="string">
            <text:p>aĉa</text:p>
          </table:table-cell>
          <table:table-cell table:formula="of:=IF(ISTEXT([.I1054]);[.I1054];&quot;&quot;)" office:value-type="string" office:string-value="causing fear; appalling; terrible" calcext:value-type="string">
            <text:p>causing fear; appalling; terrible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wed</text:p>
          </table:table-cell>
          <table:table-cell/>
          <table:table-cell office:value-type="string" calcext:value-type="string">
            <text:p>awed</text:p>
          </table:table-cell>
          <table:table-cell office:value-type="string" calcext:value-type="string">
            <text:p>admirante</text:p>
          </table:table-cell>
          <table:table-cell table:number-columns-repeated="2"/>
          <table:table-cell table:formula="of:=IF(ISTEXT([.G1055]);[.G1055];&quot;&quot;)" office:value-type="string" office:string-value="awed" calcext:value-type="string">
            <text:p>awed</text:p>
          </table:table-cell>
          <table:table-cell table:formula="of:=CONCATENATE([.H1055]; IF(ISTEXT([.B1055]); CONCATENATE(&quot; {&quot;;[.B1055];&quot;}&quot;);&quot;&quot;))" office:value-type="string" office:string-value="admirante" calcext:value-type="string">
            <text:p>admirante</text:p>
          </table:table-cell>
          <table:table-cell table:formula="of:=IF(ISTEXT([.I1055]);[.I105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we</text:p>
          </table:table-cell>
          <table:table-cell/>
          <table:table-cell office:value-type="string" calcext:value-type="string">
            <text:p>awe</text:p>
          </table:table-cell>
          <table:table-cell office:value-type="string" calcext:value-type="string">
            <text:p>admiro</text:p>
          </table:table-cell>
          <table:table-cell office:value-type="string" calcext:value-type="string">
            <text:p>admiration</text:p>
          </table:table-cell>
          <table:table-cell/>
          <table:table-cell table:formula="of:=IF(ISTEXT([.G1056]);[.G1056];&quot;&quot;)" office:value-type="string" office:string-value="awe" calcext:value-type="string">
            <text:p>awe</text:p>
          </table:table-cell>
          <table:table-cell table:formula="of:=CONCATENATE([.H1056]; IF(ISTEXT([.B1056]); CONCATENATE(&quot; {&quot;;[.B1056];&quot;}&quot;);&quot;&quot;))" office:value-type="string" office:string-value="admiro" calcext:value-type="string">
            <text:p>admiro</text:p>
          </table:table-cell>
          <table:table-cell table:formula="of:=IF(ISTEXT([.I1056]);[.I1056];&quot;&quot;)" office:value-type="string" office:string-value="admiration" calcext:value-type="string">
            <text:p>admir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ffected creature</text:p>
          </table:table-cell>
          <table:table-cell/>
          <table:table-cell office:value-type="string" calcext:value-type="string">
            <text:p>affected creature</text:p>
          </table:table-cell>
          <table:table-cell office:value-type="string" calcext:value-type="string">
            <text:p>afekta estajo</text:p>
          </table:table-cell>
          <table:table-cell table:number-columns-repeated="2"/>
          <table:table-cell table:formula="of:=IF(ISTEXT([.G1057]);[.G1057];&quot;&quot;)" office:value-type="string" office:string-value="affected creature" calcext:value-type="string">
            <text:p>affected creature</text:p>
          </table:table-cell>
          <table:table-cell table:formula="of:=CONCATENATE([.H1057]; IF(ISTEXT([.B1057]); CONCATENATE(&quot; {&quot;;[.B1057];&quot;}&quot;);&quot;&quot;))" office:value-type="string" office:string-value="afekta estajo" calcext:value-type="string">
            <text:p>afekta estajo</text:p>
          </table:table-cell>
          <table:table-cell table:formula="of:=IF(ISTEXT([.I1057]);[.I105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hing</text:p>
          </table:table-cell>
          <table:table-cell/>
          <table:table-cell office:value-type="string" calcext:value-type="string">
            <text:p>thing</text:p>
          </table:table-cell>
          <table:table-cell office:value-type="string" calcext:value-type="string">
            <text:p>afero</text:p>
          </table:table-cell>
          <table:table-cell table:number-columns-repeated="2"/>
          <table:table-cell table:formula="of:=IF(ISTEXT([.G1058]);[.G1058];&quot;&quot;)" office:value-type="string" office:string-value="thing" calcext:value-type="string">
            <text:p>thing</text:p>
          </table:table-cell>
          <table:table-cell table:formula="of:=CONCATENATE([.H1058]; IF(ISTEXT([.B1058]); CONCATENATE(&quot; {&quot;;[.B1058];&quot;}&quot;);&quot;&quot;))" office:value-type="string" office:string-value="afero" calcext:value-type="string">
            <text:p>afero</text:p>
          </table:table-cell>
          <table:table-cell table:formula="of:=IF(ISTEXT([.I1058]);[.I105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ssue</text:p>
          </table:table-cell>
          <table:table-cell/>
          <table:table-cell office:value-type="string" calcext:value-type="string">
            <text:p>issue</text:p>
          </table:table-cell>
          <table:table-cell office:value-type="string" calcext:value-type="string">
            <text:p>afero</text:p>
          </table:table-cell>
          <table:table-cell table:number-columns-repeated="2"/>
          <table:table-cell table:formula="of:=IF(ISTEXT([.G1059]);[.G1059];&quot;&quot;)" office:value-type="string" office:string-value="issue" calcext:value-type="string">
            <text:p>issue</text:p>
          </table:table-cell>
          <table:table-cell table:formula="of:=CONCATENATE([.H1059]; IF(ISTEXT([.B1059]); CONCATENATE(&quot; {&quot;;[.B1059];&quot;}&quot;);&quot;&quot;))" office:value-type="string" office:string-value="afero" calcext:value-type="string">
            <text:p>afero</text:p>
          </table:table-cell>
          <table:table-cell table:formula="of:=IF(ISTEXT([.I1059]);[.I105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item</text:p>
          </table:table-cell>
          <table:table-cell office:value-type="string" calcext:value-type="string">
            <text:p>afero</text:p>
          </table:table-cell>
          <table:table-cell table:number-columns-repeated="2"/>
          <table:table-cell table:formula="of:=IF(ISTEXT([.G1060]);[.G1060];&quot;&quot;)" office:value-type="string" office:string-value="item" calcext:value-type="string">
            <text:p>item</text:p>
          </table:table-cell>
          <table:table-cell table:formula="of:=CONCATENATE([.H1060]; IF(ISTEXT([.B1060]); CONCATENATE(&quot; {&quot;;[.B1060];&quot;}&quot;);&quot;&quot;))" office:value-type="string" office:string-value="afero" calcext:value-type="string">
            <text:p>afero</text:p>
          </table:table-cell>
          <table:table-cell table:formula="of:=IF(ISTEXT([.I1060]);[.I106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matter</text:p>
          </table:table-cell>
          <table:table-cell/>
          <table:table-cell office:value-type="string" calcext:value-type="string">
            <text:p>matter</text:p>
          </table:table-cell>
          <table:table-cell office:value-type="string" calcext:value-type="string">
            <text:p>afero</text:p>
          </table:table-cell>
          <table:table-cell table:number-columns-repeated="2"/>
          <table:table-cell table:formula="of:=IF(ISTEXT([.G1061]);[.G1061];&quot;&quot;)" office:value-type="string" office:string-value="matter" calcext:value-type="string">
            <text:p>matter</text:p>
          </table:table-cell>
          <table:table-cell table:formula="of:=CONCATENATE([.H1061]; IF(ISTEXT([.B1061]); CONCATENATE(&quot; {&quot;;[.B1061];&quot;}&quot;);&quot;&quot;))" office:value-type="string" office:string-value="afero" calcext:value-type="string">
            <text:p>afero</text:p>
          </table:table-cell>
          <table:table-cell table:formula="of:=IF(ISTEXT([.I1061]);[.I106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hirty years of age</text:p>
          </table:table-cell>
          <table:table-cell/>
          <table:table-cell office:value-type="string" calcext:value-type="string">
            <text:p>thirty years of age</text:p>
          </table:table-cell>
          <table:table-cell office:value-type="string" calcext:value-type="string">
            <text:p>aĝis tridek jarojn</text:p>
          </table:table-cell>
          <table:table-cell table:number-columns-repeated="2"/>
          <table:table-cell table:formula="of:=IF(ISTEXT([.G1062]);[.G1062];&quot;&quot;)" office:value-type="string" office:string-value="thirty years of age" calcext:value-type="string">
            <text:p>thirty years of age</text:p>
          </table:table-cell>
          <table:table-cell table:formula="of:=CONCATENATE([.H1062]; IF(ISTEXT([.B1062]); CONCATENATE(&quot; {&quot;;[.B1062];&quot;}&quot;);&quot;&quot;))" office:value-type="string" office:string-value="aĝis tridek jarojn" calcext:value-type="string">
            <text:p>aĝis tridek jarojn</text:p>
          </table:table-cell>
          <table:table-cell table:formula="of:=IF(ISTEXT([.I1062]);[.I106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unglücksfall</text:p>
          </table:table-cell>
          <table:table-cell/>
          <table:table-cell office:value-type="string" calcext:value-type="string">
            <text:p>unglücksfall</text:p>
          </table:table-cell>
          <table:table-cell office:value-type="string" calcext:value-type="string">
            <text:p>akcidento</text:p>
          </table:table-cell>
          <table:table-cell office:value-type="string" calcext:value-type="string">
            <text:p>German, accident</text:p>
          </table:table-cell>
          <table:table-cell/>
          <table:table-cell table:formula="of:=IF(ISTEXT([.G1063]);[.G1063];&quot;&quot;)" office:value-type="string" office:string-value="unglücksfall" calcext:value-type="string">
            <text:p>unglücksfall</text:p>
          </table:table-cell>
          <table:table-cell table:formula="of:=CONCATENATE([.H1063]; IF(ISTEXT([.B1063]); CONCATENATE(&quot; {&quot;;[.B1063];&quot;}&quot;);&quot;&quot;))" office:value-type="string" office:string-value="akcidento" calcext:value-type="string">
            <text:p>akcidento</text:p>
          </table:table-cell>
          <table:table-cell table:formula="of:=IF(ISTEXT([.I1063]);[.I1063];&quot;&quot;)" office:value-type="string" office:string-value="German, accident" calcext:value-type="string">
            <text:p>German, accident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asser</text:p>
          </table:table-cell>
          <table:table-cell/>
          <table:table-cell office:value-type="string" calcext:value-type="string">
            <text:p>wasser</text:p>
          </table:table-cell>
          <table:table-cell office:value-type="string" calcext:value-type="string">
            <text:p>akvo</text:p>
          </table:table-cell>
          <table:table-cell office:value-type="string" calcext:value-type="string">
            <text:p>German, water</text:p>
          </table:table-cell>
          <table:table-cell/>
          <table:table-cell table:formula="of:=IF(ISTEXT([.G1064]);[.G1064];&quot;&quot;)" office:value-type="string" office:string-value="wasser" calcext:value-type="string">
            <text:p>wasser</text:p>
          </table:table-cell>
          <table:table-cell table:formula="of:=CONCATENATE([.H1064]; IF(ISTEXT([.B1064]); CONCATENATE(&quot; {&quot;;[.B1064];&quot;}&quot;);&quot;&quot;))" office:value-type="string" office:string-value="akvo" calcext:value-type="string">
            <text:p>akvo</text:p>
          </table:table-cell>
          <table:table-cell table:formula="of:=IF(ISTEXT([.I1064]);[.I1064];&quot;&quot;)" office:value-type="string" office:string-value="German, water" calcext:value-type="string">
            <text:p>German, water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akvo</text:p>
          </table:table-cell>
          <table:table-cell table:number-columns-repeated="2"/>
          <table:table-cell table:formula="of:=IF(ISTEXT([.G1065]);[.G1065];&quot;&quot;)" office:value-type="string" office:string-value="water" calcext:value-type="string">
            <text:p>water</text:p>
          </table:table-cell>
          <table:table-cell table:formula="of:=CONCATENATE([.H1065]; IF(ISTEXT([.B1065]); CONCATENATE(&quot; {&quot;;[.B1065];&quot;}&quot;);&quot;&quot;))" office:value-type="string" office:string-value="akvo" calcext:value-type="string">
            <text:p>akvo</text:p>
          </table:table-cell>
          <table:table-cell table:formula="of:=IF(ISTEXT([.I1065]);[.I106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aterfall</text:p>
          </table:table-cell>
          <table:table-cell/>
          <table:table-cell office:value-type="string" calcext:value-type="string">
            <text:p>waterfall</text:p>
          </table:table-cell>
          <table:table-cell office:value-type="string" calcext:value-type="string">
            <text:p>akvofalo</text:p>
          </table:table-cell>
          <table:table-cell table:number-columns-repeated="2"/>
          <table:table-cell table:formula="of:=IF(ISTEXT([.G1066]);[.G1066];&quot;&quot;)" office:value-type="string" office:string-value="waterfall" calcext:value-type="string">
            <text:p>waterfall</text:p>
          </table:table-cell>
          <table:table-cell table:formula="of:=CONCATENATE([.H1066]; IF(ISTEXT([.B1066]); CONCATENATE(&quot; {&quot;;[.B1066];&quot;}&quot;);&quot;&quot;))" office:value-type="string" office:string-value="akvofalo" calcext:value-type="string">
            <text:p>akvofalo</text:p>
          </table:table-cell>
          <table:table-cell table:formula="of:=IF(ISTEXT([.I1066]);[.I1066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owards</text:p>
          </table:table-cell>
          <table:table-cell/>
          <table:table-cell office:value-type="string" calcext:value-type="string">
            <text:p>towards</text:p>
          </table:table-cell>
          <table:table-cell office:value-type="string" calcext:value-type="string">
            <text:p>al</text:p>
          </table:table-cell>
          <table:table-cell table:number-columns-repeated="2"/>
          <table:table-cell table:formula="of:=IF(ISTEXT([.G1067]);[.G1067];&quot;&quot;)" office:value-type="string" office:string-value="towards" calcext:value-type="string">
            <text:p>towards</text:p>
          </table:table-cell>
          <table:table-cell table:formula="of:=CONCATENATE([.H1067]; IF(ISTEXT([.B1067]); CONCATENATE(&quot; {&quot;;[.B1067];&quot;}&quot;);&quot;&quot;))" office:value-type="string" office:string-value="al" calcext:value-type="string">
            <text:p>al</text:p>
          </table:table-cell>
          <table:table-cell table:formula="of:=IF(ISTEXT([.I1067]);[.I106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larmed</text:p>
          </table:table-cell>
          <table:table-cell/>
          <table:table-cell office:value-type="string" calcext:value-type="string">
            <text:p>alarmed</text:p>
          </table:table-cell>
          <table:table-cell office:value-type="string" calcext:value-type="string">
            <text:p>alarmite</text:p>
          </table:table-cell>
          <table:table-cell table:number-columns-repeated="2"/>
          <table:table-cell table:formula="of:=IF(ISTEXT([.G1068]);[.G1068];&quot;&quot;)" office:value-type="string" office:string-value="alarmed" calcext:value-type="string">
            <text:p>alarmed</text:p>
          </table:table-cell>
          <table:table-cell table:formula="of:=CONCATENATE([.H1068]; IF(ISTEXT([.B1068]); CONCATENATE(&quot; {&quot;;[.B1068];&quot;}&quot;);&quot;&quot;))" office:value-type="string" office:string-value="alarmite" calcext:value-type="string">
            <text:p>alarmite</text:p>
          </table:table-cell>
          <table:table-cell table:formula="of:=IF(ISTEXT([.I1068]);[.I106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ttached</text:p>
          </table:table-cell>
          <table:table-cell/>
          <table:table-cell office:value-type="string" calcext:value-type="string">
            <text:p>attached</text:p>
          </table:table-cell>
          <table:table-cell office:value-type="string" calcext:value-type="string">
            <text:p>alfiksata</text:p>
          </table:table-cell>
          <table:table-cell table:number-columns-repeated="2"/>
          <table:table-cell table:formula="of:=IF(ISTEXT([.G1069]);[.G1069];&quot;&quot;)" office:value-type="string" office:string-value="attached" calcext:value-type="string">
            <text:p>attached</text:p>
          </table:table-cell>
          <table:table-cell table:formula="of:=CONCATENATE([.H1069]; IF(ISTEXT([.B1069]); CONCATENATE(&quot; {&quot;;[.B1069];&quot;}&quot;);&quot;&quot;))" office:value-type="string" office:string-value="alfiksata" calcext:value-type="string">
            <text:p>alfiksata</text:p>
          </table:table-cell>
          <table:table-cell table:formula="of:=IF(ISTEXT([.I1069]);[.I106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alia</text:p>
          </table:table-cell>
          <table:table-cell table:number-columns-repeated="2"/>
          <table:table-cell table:formula="of:=IF(ISTEXT([.G1070]);[.G1070];&quot;&quot;)" office:value-type="string" office:string-value="other" calcext:value-type="string">
            <text:p>other</text:p>
          </table:table-cell>
          <table:table-cell table:formula="of:=CONCATENATE([.H1070]; IF(ISTEXT([.B1070]); CONCATENATE(&quot; {&quot;;[.B1070];&quot;}&quot;);&quot;&quot;))" office:value-type="string" office:string-value="alia" calcext:value-type="string">
            <text:p>alia</text:p>
          </table:table-cell>
          <table:table-cell table:formula="of:=IF(ISTEXT([.I1070]);[.I107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recious</text:p>
          </table:table-cell>
          <table:table-cell/>
          <table:table-cell office:value-type="string" calcext:value-type="string">
            <text:p>precious</text:p>
          </table:table-cell>
          <table:table-cell office:value-type="string" calcext:value-type="string">
            <text:p>altvalora</text:p>
          </table:table-cell>
          <table:table-cell table:number-columns-repeated="2"/>
          <table:table-cell table:formula="of:=IF(ISTEXT([.G1071]);[.G1071];&quot;&quot;)" office:value-type="string" office:string-value="precious" calcext:value-type="string">
            <text:p>precious</text:p>
          </table:table-cell>
          <table:table-cell table:formula="of:=CONCATENATE([.H1071]; IF(ISTEXT([.B1071]); CONCATENATE(&quot; {&quot;;[.B1071];&quot;}&quot;);&quot;&quot;))" office:value-type="string" office:string-value="altvalora" calcext:value-type="string">
            <text:p>altvalora</text:p>
          </table:table-cell>
          <table:table-cell table:formula="of:=IF(ISTEXT([.I1071]);[.I107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Englishman</text:p>
          </table:table-cell>
          <table:table-cell/>
          <table:table-cell office:value-type="string" calcext:value-type="string">
            <text:p>Englishman</text:p>
          </table:table-cell>
          <table:table-cell office:value-type="string" calcext:value-type="string">
            <text:p>anglo</text:p>
          </table:table-cell>
          <table:table-cell table:number-columns-repeated="2"/>
          <table:table-cell table:formula="of:=IF(ISTEXT([.G1072]);[.G1072];&quot;&quot;)" office:value-type="string" office:string-value="Englishman" calcext:value-type="string">
            <text:p>Englishman</text:p>
          </table:table-cell>
          <table:table-cell table:formula="of:=CONCATENATE([.H1072]; IF(ISTEXT([.B1072]); CONCATENATE(&quot; {&quot;;[.B1072];&quot;}&quot;);&quot;&quot;))" office:value-type="string" office:string-value="anglo" calcext:value-type="string">
            <text:p>anglo</text:p>
          </table:table-cell>
          <table:table-cell table:formula="of:=IF(ISTEXT([.I1072]);[.I107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ngles</text:p>
          </table:table-cell>
          <table:table-cell/>
          <table:table-cell office:value-type="string" calcext:value-type="string">
            <text:p>angles</text:p>
          </table:table-cell>
          <table:table-cell office:value-type="string" calcext:value-type="string">
            <text:p>angulo</text:p>
          </table:table-cell>
          <table:table-cell table:number-columns-repeated="2"/>
          <table:table-cell table:formula="of:=IF(ISTEXT([.G1073]);[.G1073];&quot;&quot;)" office:value-type="string" office:string-value="angles" calcext:value-type="string">
            <text:p>angles</text:p>
          </table:table-cell>
          <table:table-cell table:formula="of:=CONCATENATE([.H1073]; IF(ISTEXT([.B1073]); CONCATENATE(&quot; {&quot;;[.B1073];&quot;}&quot;);&quot;&quot;))" office:value-type="string" office:string-value="angulo" calcext:value-type="string">
            <text:p>angulo</text:p>
          </table:table-cell>
          <table:table-cell table:formula="of:=IF(ISTEXT([.I1073]);[.I107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s well</text:p>
          </table:table-cell>
          <table:table-cell/>
          <table:table-cell office:value-type="string" calcext:value-type="string">
            <text:p>as well</text:p>
          </table:table-cell>
          <table:table-cell office:value-type="string" calcext:value-type="string">
            <text:p>ankaŭ</text:p>
          </table:table-cell>
          <table:table-cell table:number-columns-repeated="2"/>
          <table:table-cell table:formula="of:=IF(ISTEXT([.G1074]);[.G1074];&quot;&quot;)" office:value-type="string" office:string-value="as well" calcext:value-type="string">
            <text:p>as well</text:p>
          </table:table-cell>
          <table:table-cell table:formula="of:=CONCATENATE([.H1074]; IF(ISTEXT([.B1074]); CONCATENATE(&quot; {&quot;;[.B1074];&quot;}&quot;);&quot;&quot;))" office:value-type="string" office:string-value="ankaŭ" calcext:value-type="string">
            <text:p>ankaŭ</text:p>
          </table:table-cell>
          <table:table-cell table:formula="of:=IF(ISTEXT([.I1074]);[.I107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oo</text:p>
          </table:table-cell>
          <table:table-cell/>
          <table:table-cell office:value-type="string" calcext:value-type="string">
            <text:p>too</text:p>
          </table:table-cell>
          <table:table-cell office:value-type="string" calcext:value-type="string">
            <text:p>ankaŭ</text:p>
          </table:table-cell>
          <table:table-cell table:number-columns-repeated="2"/>
          <table:table-cell table:formula="of:=IF(ISTEXT([.G1075]);[.G1075];&quot;&quot;)" office:value-type="string" office:string-value="too" calcext:value-type="string">
            <text:p>too</text:p>
          </table:table-cell>
          <table:table-cell table:formula="of:=CONCATENATE([.H1075]; IF(ISTEXT([.B1075]); CONCATENATE(&quot; {&quot;;[.B1075];&quot;}&quot;);&quot;&quot;))" office:value-type="string" office:string-value="ankaŭ" calcext:value-type="string">
            <text:p>ankaŭ</text:p>
          </table:table-cell>
          <table:table-cell table:formula="of:=IF(ISTEXT([.I1075]);[.I107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till</text:p>
          </table:table-cell>
          <table:table-cell/>
          <table:table-cell office:value-type="string" calcext:value-type="string">
            <text:p>still</text:p>
          </table:table-cell>
          <table:table-cell office:value-type="string" calcext:value-type="string">
            <text:p>ankoraŭ</text:p>
          </table:table-cell>
          <table:table-cell office:value-type="string" calcext:value-type="string">
            <text:p>action did not stop</text:p>
          </table:table-cell>
          <table:table-cell/>
          <table:table-cell table:formula="of:=IF(ISTEXT([.G1076]);[.G1076];&quot;&quot;)" office:value-type="string" office:string-value="still" calcext:value-type="string">
            <text:p>still</text:p>
          </table:table-cell>
          <table:table-cell table:formula="of:=CONCATENATE([.H1076]; IF(ISTEXT([.B1076]); CONCATENATE(&quot; {&quot;;[.B1076];&quot;}&quot;);&quot;&quot;))" office:value-type="string" office:string-value="ankoraŭ" calcext:value-type="string">
            <text:p>ankoraŭ</text:p>
          </table:table-cell>
          <table:table-cell table:formula="of:=IF(ISTEXT([.I1076]);[.I1076];&quot;&quot;)" office:value-type="string" office:string-value="action did not stop" calcext:value-type="string">
            <text:p>action did not stop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nksia</text:p>
          </table:table-cell>
          <table:table-cell/>
          <table:table-cell table:number-columns-repeated="2" office:value-type="string" calcext:value-type="string">
            <text:p>anksia</text:p>
          </table:table-cell>
          <table:table-cell table:number-columns-repeated="2"/>
          <table:table-cell table:formula="of:=IF(ISTEXT([.G1077]);[.G1077];&quot;&quot;)" office:value-type="string" office:string-value="anksia" calcext:value-type="string">
            <text:p>anksia</text:p>
          </table:table-cell>
          <table:table-cell table:formula="of:=CONCATENATE([.H1077]; IF(ISTEXT([.B1077]); CONCATENATE(&quot; {&quot;;[.B1077];&quot;}&quot;);&quot;&quot;))" office:value-type="string" office:string-value="anksia" calcext:value-type="string">
            <text:p>anksia</text:p>
          </table:table-cell>
          <table:table-cell table:formula="of:=IF(ISTEXT([.I1077]);[.I107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looked forward to</text:p>
          </table:table-cell>
          <table:table-cell/>
          <table:table-cell office:value-type="string" calcext:value-type="string">
            <text:p>looked forward to</text:p>
          </table:table-cell>
          <table:table-cell office:value-type="string" calcext:value-type="string">
            <text:p>antaŭĝojitaj</text:p>
          </table:table-cell>
          <table:table-cell office:value-type="string" calcext:value-type="string">
            <text:p>as in anticipated</text:p>
          </table:table-cell>
          <table:table-cell/>
          <table:table-cell table:formula="of:=IF(ISTEXT([.G1078]);[.G1078];&quot;&quot;)" office:value-type="string" office:string-value="looked forward to" calcext:value-type="string">
            <text:p>looked forward to</text:p>
          </table:table-cell>
          <table:table-cell table:formula="of:=CONCATENATE([.H1078]; IF(ISTEXT([.B1078]); CONCATENATE(&quot; {&quot;;[.B1078];&quot;}&quot;);&quot;&quot;))" office:value-type="string" office:string-value="antaŭĝojitaj" calcext:value-type="string">
            <text:p>antaŭĝojitaj</text:p>
          </table:table-cell>
          <table:table-cell table:formula="of:=IF(ISTEXT([.I1078]);[.I1078];&quot;&quot;)" office:value-type="string" office:string-value="as in anticipated" calcext:value-type="string">
            <text:p>as in anticipated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beside</text:p>
          </table:table-cell>
          <table:table-cell/>
          <table:table-cell office:value-type="string" calcext:value-type="string">
            <text:p>beside</text:p>
          </table:table-cell>
          <table:table-cell office:value-type="string" calcext:value-type="string">
            <text:p>apud</text:p>
          </table:table-cell>
          <table:table-cell table:number-columns-repeated="2"/>
          <table:table-cell table:formula="of:=IF(ISTEXT([.G1079]);[.G1079];&quot;&quot;)" office:value-type="string" office:string-value="beside" calcext:value-type="string">
            <text:p>beside</text:p>
          </table:table-cell>
          <table:table-cell table:formula="of:=CONCATENATE([.H1079]; IF(ISTEXT([.B1079]); CONCATENATE(&quot; {&quot;;[.B1079];&quot;}&quot;);&quot;&quot;))" office:value-type="string" office:string-value="apud" calcext:value-type="string">
            <text:p>apud</text:p>
          </table:table-cell>
          <table:table-cell table:formula="of:=IF(ISTEXT([.I1079]);[.I107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by</text:p>
          </table:table-cell>
          <table:table-cell/>
          <table:table-cell office:value-type="string" calcext:value-type="string">
            <text:p>by</text:p>
          </table:table-cell>
          <table:table-cell office:value-type="string" calcext:value-type="string">
            <text:p>apud</text:p>
          </table:table-cell>
          <table:table-cell office:value-type="string" calcext:value-type="string">
            <text:p>next to</text:p>
          </table:table-cell>
          <table:table-cell/>
          <table:table-cell table:formula="of:=IF(ISTEXT([.G1080]);[.G1080];&quot;&quot;)" office:value-type="string" office:string-value="by" calcext:value-type="string">
            <text:p>by</text:p>
          </table:table-cell>
          <table:table-cell table:formula="of:=CONCATENATE([.H1080]; IF(ISTEXT([.B1080]); CONCATENATE(&quot; {&quot;;[.B1080];&quot;}&quot;);&quot;&quot;))" office:value-type="string" office:string-value="apud" calcext:value-type="string">
            <text:p>apud</text:p>
          </table:table-cell>
          <table:table-cell table:formula="of:=IF(ISTEXT([.I1080]);[.I1080];&quot;&quot;)" office:value-type="string" office:string-value="next to" calcext:value-type="string">
            <text:p>next to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apling</text:p>
          </table:table-cell>
          <table:table-cell/>
          <table:table-cell office:value-type="string" calcext:value-type="string">
            <text:p>sapling</text:p>
          </table:table-cell>
          <table:table-cell office:value-type="string" calcext:value-type="string">
            <text:p>arbido</text:p>
          </table:table-cell>
          <table:table-cell table:number-columns-repeated="2"/>
          <table:table-cell table:formula="of:=IF(ISTEXT([.G1081]);[.G1081];&quot;&quot;)" office:value-type="string" office:string-value="sapling" calcext:value-type="string">
            <text:p>sapling</text:p>
          </table:table-cell>
          <table:table-cell table:formula="of:=CONCATENATE([.H1081]; IF(ISTEXT([.B1081]); CONCATENATE(&quot; {&quot;;[.B1081];&quot;}&quot;);&quot;&quot;))" office:value-type="string" office:string-value="arbido" calcext:value-type="string">
            <text:p>arbido</text:p>
          </table:table-cell>
          <table:table-cell table:formula="of:=IF(ISTEXT([.I1081]);[.I108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ree</text:p>
          </table:table-cell>
          <table:table-cell/>
          <table:table-cell office:value-type="string" calcext:value-type="string">
            <text:p>tree</text:p>
          </table:table-cell>
          <table:table-cell office:value-type="string" calcext:value-type="string">
            <text:p>arbo</text:p>
          </table:table-cell>
          <table:table-cell table:number-columns-repeated="2"/>
          <table:table-cell table:formula="of:=IF(ISTEXT([.G1082]);[.G1082];&quot;&quot;)" office:value-type="string" office:string-value="tree" calcext:value-type="string">
            <text:p>tree</text:p>
          </table:table-cell>
          <table:table-cell table:formula="of:=CONCATENATE([.H1082]; IF(ISTEXT([.B1082]); CONCATENATE(&quot; {&quot;;[.B1082];&quot;}&quot;);&quot;&quot;))" office:value-type="string" office:string-value="arbo" calcext:value-type="string">
            <text:p>arbo</text:p>
          </table:table-cell>
          <table:table-cell table:formula="of:=IF(ISTEXT([.I1082]);[.I108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fragrant</text:p>
          </table:table-cell>
          <table:table-cell/>
          <table:table-cell office:value-type="string" calcext:value-type="string">
            <text:p>fragrant</text:p>
          </table:table-cell>
          <table:table-cell office:value-type="string" calcext:value-type="string">
            <text:p>aroma</text:p>
          </table:table-cell>
          <table:table-cell table:number-columns-repeated="2"/>
          <table:table-cell table:formula="of:=IF(ISTEXT([.G1083]);[.G1083];&quot;&quot;)" office:value-type="string" office:string-value="fragrant" calcext:value-type="string">
            <text:p>fragrant</text:p>
          </table:table-cell>
          <table:table-cell table:formula="of:=CONCATENATE([.H1083]; IF(ISTEXT([.B1083]); CONCATENATE(&quot; {&quot;;[.B1083];&quot;}&quot;);&quot;&quot;))" office:value-type="string" office:string-value="aroma" calcext:value-type="string">
            <text:p>aroma</text:p>
          </table:table-cell>
          <table:table-cell table:formula="of:=IF(ISTEXT([.I1083]);[.I108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sthma</text:p>
          </table:table-cell>
          <table:table-cell/>
          <table:table-cell office:value-type="string" calcext:value-type="string">
            <text:p>asthma</text:p>
          </table:table-cell>
          <table:table-cell office:value-type="string" calcext:value-type="string">
            <text:p>astmo</text:p>
          </table:table-cell>
          <table:table-cell table:number-columns-repeated="2"/>
          <table:table-cell table:formula="of:=IF(ISTEXT([.G1084]);[.G1084];&quot;&quot;)" office:value-type="string" office:string-value="asthma" calcext:value-type="string">
            <text:p>asthma</text:p>
          </table:table-cell>
          <table:table-cell table:formula="of:=CONCATENATE([.H1084]; IF(ISTEXT([.B1084]); CONCATENATE(&quot; {&quot;;[.B1084];&quot;}&quot;);&quot;&quot;))" office:value-type="string" office:string-value="astmo" calcext:value-type="string">
            <text:p>astmo</text:p>
          </table:table-cell>
          <table:table-cell table:formula="of:=IF(ISTEXT([.I1084]);[.I108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care</text:p>
          </table:table-cell>
          <table:table-cell/>
          <table:table-cell office:value-type="string" calcext:value-type="string">
            <text:p>care</text:p>
          </table:table-cell>
          <table:table-cell office:value-type="string" calcext:value-type="string">
            <text:p>atento</text:p>
          </table:table-cell>
          <table:table-cell office:value-type="string" calcext:value-type="string">
            <text:p>being meticulous</text:p>
          </table:table-cell>
          <table:table-cell/>
          <table:table-cell table:formula="of:=IF(ISTEXT([.G1085]);[.G1085];&quot;&quot;)" office:value-type="string" office:string-value="care" calcext:value-type="string">
            <text:p>care</text:p>
          </table:table-cell>
          <table:table-cell table:formula="of:=CONCATENATE([.H1085]; IF(ISTEXT([.B1085]); CONCATENATE(&quot; {&quot;;[.B1085];&quot;}&quot;);&quot;&quot;))" office:value-type="string" office:string-value="atento" calcext:value-type="string">
            <text:p>atento</text:p>
          </table:table-cell>
          <table:table-cell table:formula="of:=IF(ISTEXT([.I1085]);[.I1085];&quot;&quot;)" office:value-type="string" office:string-value="being meticulous" calcext:value-type="string">
            <text:p>being meticulous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genuine</text:p>
          </table:table-cell>
          <table:table-cell/>
          <table:table-cell office:value-type="string" calcext:value-type="string">
            <text:p>genuine</text:p>
          </table:table-cell>
          <table:table-cell office:value-type="string" calcext:value-type="string">
            <text:p>aŭtentika</text:p>
          </table:table-cell>
          <table:table-cell office:value-type="string" calcext:value-type="string">
            <text:p>original, not forged</text:p>
          </table:table-cell>
          <table:table-cell/>
          <table:table-cell table:formula="of:=IF(ISTEXT([.G1086]);[.G1086];&quot;&quot;)" office:value-type="string" office:string-value="genuine" calcext:value-type="string">
            <text:p>genuine</text:p>
          </table:table-cell>
          <table:table-cell table:formula="of:=CONCATENATE([.H1086]; IF(ISTEXT([.B1086]); CONCATENATE(&quot; {&quot;;[.B1086];&quot;}&quot;);&quot;&quot;))" office:value-type="string" office:string-value="aŭtentika" calcext:value-type="string">
            <text:p>aŭtentika</text:p>
          </table:table-cell>
          <table:table-cell table:formula="of:=IF(ISTEXT([.I1086]);[.I1086];&quot;&quot;)" office:value-type="string" office:string-value="original, not forged" calcext:value-type="string">
            <text:p>original, not forged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bobbed</text:p>
          </table:table-cell>
          <table:table-cell/>
          <table:table-cell office:value-type="string" calcext:value-type="string">
            <text:p>bobbed</text:p>
          </table:table-cell>
          <table:table-cell office:value-type="string" calcext:value-type="string">
            <text:p>balanciĝis</text:p>
          </table:table-cell>
          <table:table-cell table:number-columns-repeated="2"/>
          <table:table-cell table:formula="of:=IF(ISTEXT([.G1087]);[.G1087];&quot;&quot;)" office:value-type="string" office:string-value="bobbed" calcext:value-type="string">
            <text:p>bobbed</text:p>
          </table:table-cell>
          <table:table-cell table:formula="of:=CONCATENATE([.H1087]; IF(ISTEXT([.B1087]); CONCATENATE(&quot; {&quot;;[.B1087];&quot;}&quot;);&quot;&quot;))" office:value-type="string" office:string-value="balanciĝis" calcext:value-type="string">
            <text:p>balanciĝis</text:p>
          </table:table-cell>
          <table:table-cell table:formula="of:=IF(ISTEXT([.I1087]);[.I108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resently</text:p>
          </table:table-cell>
          <table:table-cell/>
          <table:table-cell office:value-type="string" calcext:value-type="string">
            <text:p>presently</text:p>
          </table:table-cell>
          <table:table-cell office:value-type="string" calcext:value-type="string">
            <text:p>baldaŭ</text:p>
          </table:table-cell>
          <table:table-cell office:value-type="string" calcext:value-type="string">
            <text:p>soon</text:p>
          </table:table-cell>
          <table:table-cell/>
          <table:table-cell table:formula="of:=IF(ISTEXT([.G1088]);[.G1088];&quot;&quot;)" office:value-type="string" office:string-value="presently" calcext:value-type="string">
            <text:p>presently</text:p>
          </table:table-cell>
          <table:table-cell table:formula="of:=CONCATENATE([.H1088]; IF(ISTEXT([.B1088]); CONCATENATE(&quot; {&quot;;[.B1088];&quot;}&quot;);&quot;&quot;))" office:value-type="string" office:string-value="baldaŭ" calcext:value-type="string">
            <text:p>baldaŭ</text:p>
          </table:table-cell>
          <table:table-cell table:formula="of:=IF(ISTEXT([.I1088]);[.I1088];&quot;&quot;)" office:value-type="string" office:string-value="soon" calcext:value-type="string">
            <text:p>soon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dance</text:p>
          </table:table-cell>
          <table:table-cell/>
          <table:table-cell office:value-type="string" calcext:value-type="string">
            <text:p>dance</text:p>
          </table:table-cell>
          <table:table-cell office:value-type="string" calcext:value-type="string">
            <text:p>balo</text:p>
          </table:table-cell>
          <table:table-cell office:value-type="string" calcext:value-type="string">
            <text:p>an gathering at which one dances</text:p>
          </table:table-cell>
          <table:table-cell/>
          <table:table-cell table:formula="of:=IF(ISTEXT([.G1089]);[.G1089];&quot;&quot;)" office:value-type="string" office:string-value="dance" calcext:value-type="string">
            <text:p>dance</text:p>
          </table:table-cell>
          <table:table-cell table:formula="of:=CONCATENATE([.H1089]; IF(ISTEXT([.B1089]); CONCATENATE(&quot; {&quot;;[.B1089];&quot;}&quot;);&quot;&quot;))" office:value-type="string" office:string-value="balo" calcext:value-type="string">
            <text:p>balo</text:p>
          </table:table-cell>
          <table:table-cell table:formula="of:=IF(ISTEXT([.I1089]);[.I1089];&quot;&quot;)" office:value-type="string" office:string-value="an gathering at which one dances" calcext:value-type="string">
            <text:p>an gathering at which one dances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banal</text:p>
          </table:table-cell>
          <table:table-cell/>
          <table:table-cell office:value-type="string" calcext:value-type="string">
            <text:p>banal</text:p>
          </table:table-cell>
          <table:table-cell office:value-type="string" calcext:value-type="string">
            <text:p>banala</text:p>
          </table:table-cell>
          <table:table-cell table:number-columns-repeated="2"/>
          <table:table-cell table:formula="of:=IF(ISTEXT([.G1090]);[.G1090];&quot;&quot;)" office:value-type="string" office:string-value="banal" calcext:value-type="string">
            <text:p>banal</text:p>
          </table:table-cell>
          <table:table-cell table:formula="of:=CONCATENATE([.H1090]; IF(ISTEXT([.B1090]); CONCATENATE(&quot; {&quot;;[.B1090];&quot;}&quot;);&quot;&quot;))" office:value-type="string" office:string-value="banala" calcext:value-type="string">
            <text:p>banala</text:p>
          </table:table-cell>
          <table:table-cell table:formula="of:=IF(ISTEXT([.I1090]);[.I109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tick</text:p>
          </table:table-cell>
          <table:table-cell/>
          <table:table-cell office:value-type="string" calcext:value-type="string">
            <text:p>stick</text:p>
          </table:table-cell>
          <table:table-cell office:value-type="string" calcext:value-type="string">
            <text:p>bastono</text:p>
          </table:table-cell>
          <table:table-cell table:number-columns-repeated="2"/>
          <table:table-cell table:formula="of:=IF(ISTEXT([.G1091]);[.G1091];&quot;&quot;)" office:value-type="string" office:string-value="stick" calcext:value-type="string">
            <text:p>stick</text:p>
          </table:table-cell>
          <table:table-cell table:formula="of:=CONCATENATE([.H1091]; IF(ISTEXT([.B1091]); CONCATENATE(&quot; {&quot;;[.B1091];&quot;}&quot;);&quot;&quot;))" office:value-type="string" office:string-value="bastono" calcext:value-type="string">
            <text:p>bastono</text:p>
          </table:table-cell>
          <table:table-cell table:formula="of:=IF(ISTEXT([.I1091]);[.I109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blessing</text:p>
          </table:table-cell>
          <table:table-cell/>
          <table:table-cell office:value-type="string" calcext:value-type="string">
            <text:p>blessing</text:p>
          </table:table-cell>
          <table:table-cell office:value-type="string" calcext:value-type="string">
            <text:p>beno</text:p>
          </table:table-cell>
          <table:table-cell table:number-columns-repeated="2"/>
          <table:table-cell table:formula="of:=IF(ISTEXT([.G1092]);[.G1092];&quot;&quot;)" office:value-type="string" office:string-value="blessing" calcext:value-type="string">
            <text:p>blessing</text:p>
          </table:table-cell>
          <table:table-cell table:formula="of:=CONCATENATE([.H1092]; IF(ISTEXT([.B1092]); CONCATENATE(&quot; {&quot;;[.B1092];&quot;}&quot;);&quot;&quot;))" office:value-type="string" office:string-value="beno" calcext:value-type="string">
            <text:p>beno</text:p>
          </table:table-cell>
          <table:table-cell table:formula="of:=IF(ISTEXT([.I1092]);[.I109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bubbling</text:p>
          </table:table-cell>
          <table:table-cell/>
          <table:table-cell office:value-type="string" calcext:value-type="string">
            <text:p>bubbling</text:p>
          </table:table-cell>
          <table:table-cell office:value-type="string" calcext:value-type="string">
            <text:p>bobelanta</text:p>
          </table:table-cell>
          <table:table-cell table:number-columns-repeated="2"/>
          <table:table-cell table:formula="of:=IF(ISTEXT([.G1093]);[.G1093];&quot;&quot;)" office:value-type="string" office:string-value="bubbling" calcext:value-type="string">
            <text:p>bubbling</text:p>
          </table:table-cell>
          <table:table-cell table:formula="of:=CONCATENATE([.H1093]; IF(ISTEXT([.B1093]); CONCATENATE(&quot; {&quot;;[.B1093];&quot;}&quot;);&quot;&quot;))" office:value-type="string" office:string-value="bobelanta" calcext:value-type="string">
            <text:p>bobelanta</text:p>
          </table:table-cell>
          <table:table-cell table:formula="of:=IF(ISTEXT([.I1093]);[.I109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lease</text:p>
          </table:table-cell>
          <table:table-cell/>
          <table:table-cell office:value-type="string" calcext:value-type="string">
            <text:p>please</text:p>
          </table:table-cell>
          <table:table-cell office:value-type="string" calcext:value-type="string">
            <text:p>bonvolu</text:p>
          </table:table-cell>
          <table:table-cell office:value-type="string" calcext:value-type="string">
            <text:p>please</text:p>
          </table:table-cell>
          <table:table-cell/>
          <table:table-cell table:formula="of:=IF(ISTEXT([.G1094]);[.G1094];&quot;&quot;)" office:value-type="string" office:string-value="please" calcext:value-type="string">
            <text:p>please</text:p>
          </table:table-cell>
          <table:table-cell table:formula="of:=CONCATENATE([.H1094]; IF(ISTEXT([.B1094]); CONCATENATE(&quot; {&quot;;[.B1094];&quot;}&quot;);&quot;&quot;))" office:value-type="string" office:string-value="bonvolu" calcext:value-type="string">
            <text:p>bonvolu</text:p>
          </table:table-cell>
          <table:table-cell table:formula="of:=IF(ISTEXT([.I1094]);[.I1094];&quot;&quot;)" office:value-type="string" office:string-value="please" calcext:value-type="string">
            <text:p>please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Browne</text:p>
          </table:table-cell>
          <table:table-cell/>
          <table:table-cell office:value-type="string" calcext:value-type="string">
            <text:p>Browne</text:p>
          </table:table-cell>
          <table:table-cell office:value-type="string" calcext:value-type="string">
            <text:p>Braŭno</text:p>
          </table:table-cell>
          <table:table-cell office:value-type="string" calcext:value-type="string">
            <text:p>family name</text:p>
          </table:table-cell>
          <table:table-cell/>
          <table:table-cell table:formula="of:=IF(ISTEXT([.G1095]);[.G1095];&quot;&quot;)" office:value-type="string" office:string-value="Browne" calcext:value-type="string">
            <text:p>Browne</text:p>
          </table:table-cell>
          <table:table-cell table:formula="of:=CONCATENATE([.H1095]; IF(ISTEXT([.B1095]); CONCATENATE(&quot; {&quot;;[.B1095];&quot;}&quot;);&quot;&quot;))" office:value-type="string" office:string-value="Braŭno" calcext:value-type="string">
            <text:p>Braŭno</text:p>
          </table:table-cell>
          <table:table-cell table:formula="of:=IF(ISTEXT([.I1095]);[.I1095];&quot;&quot;)" office:value-type="string" office:string-value="family name" calcext:value-type="string">
            <text:p>family name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ĉar</text:p>
          </table:table-cell>
          <table:table-cell office:value-type="string" calcext:value-type="string">
            <text:p>because</text:p>
          </table:table-cell>
          <table:table-cell/>
          <table:table-cell table:formula="of:=IF(ISTEXT([.G1096]);[.G1096];&quot;&quot;)" office:value-type="string" office:string-value="for" calcext:value-type="string">
            <text:p>for</text:p>
          </table:table-cell>
          <table:table-cell table:formula="of:=CONCATENATE([.H1096]; IF(ISTEXT([.B1096]); CONCATENATE(&quot; {&quot;;[.B1096];&quot;}&quot;);&quot;&quot;))" office:value-type="string" office:string-value="ĉar" calcext:value-type="string">
            <text:p>ĉar</text:p>
          </table:table-cell>
          <table:table-cell table:formula="of:=IF(ISTEXT([.I1096]);[.I1096];&quot;&quot;)" office:value-type="string" office:string-value="because" calcext:value-type="string">
            <text:p>because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chaste</text:p>
          </table:table-cell>
          <table:table-cell/>
          <table:table-cell office:value-type="string" calcext:value-type="string">
            <text:p>chaste</text:p>
          </table:table-cell>
          <table:table-cell office:value-type="string" calcext:value-type="string">
            <text:p>ĉasta</text:p>
          </table:table-cell>
          <table:table-cell table:number-columns-repeated="2"/>
          <table:table-cell table:formula="of:=IF(ISTEXT([.G1097]);[.G1097];&quot;&quot;)" office:value-type="string" office:string-value="chaste" calcext:value-type="string">
            <text:p>chaste</text:p>
          </table:table-cell>
          <table:table-cell table:formula="of:=CONCATENATE([.H1097]; IF(ISTEXT([.B1097]); CONCATENATE(&quot; {&quot;;[.B1097];&quot;}&quot;);&quot;&quot;))" office:value-type="string" office:string-value="ĉasta" calcext:value-type="string">
            <text:p>ĉasta</text:p>
          </table:table-cell>
          <table:table-cell table:formula="of:=IF(ISTEXT([.I1097]);[.I109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ssuredly</text:p>
          </table:table-cell>
          <table:table-cell/>
          <table:table-cell office:value-type="string" calcext:value-type="string">
            <text:p>assuredly</text:p>
          </table:table-cell>
          <table:table-cell office:value-type="string" calcext:value-type="string">
            <text:p>certe</text:p>
          </table:table-cell>
          <table:table-cell table:number-columns-repeated="2"/>
          <table:table-cell table:formula="of:=IF(ISTEXT([.G1098]);[.G1098];&quot;&quot;)" office:value-type="string" office:string-value="assuredly" calcext:value-type="string">
            <text:p>assuredly</text:p>
          </table:table-cell>
          <table:table-cell table:formula="of:=CONCATENATE([.H1098]; IF(ISTEXT([.B1098]); CONCATENATE(&quot; {&quot;;[.B1098];&quot;}&quot;);&quot;&quot;))" office:value-type="string" office:string-value="certe" calcext:value-type="string">
            <text:p>certe</text:p>
          </table:table-cell>
          <table:table-cell table:formula="of:=IF(ISTEXT([.I1098]);[.I109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topped</text:p>
          </table:table-cell>
          <table:table-cell/>
          <table:table-cell office:value-type="string" calcext:value-type="string">
            <text:p>stopped</text:p>
          </table:table-cell>
          <table:table-cell office:value-type="string" calcext:value-type="string">
            <text:p>ĉesigis</text:p>
          </table:table-cell>
          <table:table-cell office:value-type="string" calcext:value-type="string">
            <text:p>made it stop</text:p>
          </table:table-cell>
          <table:table-cell/>
          <table:table-cell table:formula="of:=IF(ISTEXT([.G1099]);[.G1099];&quot;&quot;)" office:value-type="string" office:string-value="stopped" calcext:value-type="string">
            <text:p>stopped</text:p>
          </table:table-cell>
          <table:table-cell table:formula="of:=CONCATENATE([.H1099]; IF(ISTEXT([.B1099]); CONCATENATE(&quot; {&quot;;[.B1099];&quot;}&quot;);&quot;&quot;))" office:value-type="string" office:string-value="ĉesigis" calcext:value-type="string">
            <text:p>ĉesigis</text:p>
          </table:table-cell>
          <table:table-cell table:formula="of:=IF(ISTEXT([.I1099]);[.I1099];&quot;&quot;)" office:value-type="string" office:string-value="made it stop" calcext:value-type="string">
            <text:p>made it stop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his</text:p>
          </table:table-cell>
          <table:table-cell/>
          <table:table-cell office:value-type="string" calcext:value-type="string">
            <text:p>this</text:p>
          </table:table-cell>
          <table:table-cell office:value-type="string" calcext:value-type="string">
            <text:p>ĉi tiu</text:p>
          </table:table-cell>
          <table:table-cell table:number-columns-repeated="2"/>
          <table:table-cell table:formula="of:=IF(ISTEXT([.G1100]);[.G1100];&quot;&quot;)" office:value-type="string" office:string-value="this" calcext:value-type="string">
            <text:p>this</text:p>
          </table:table-cell>
          <table:table-cell table:formula="of:=CONCATENATE([.H1100]; IF(ISTEXT([.B1100]); CONCATENATE(&quot; {&quot;;[.B1100];&quot;}&quot;);&quot;&quot;))" office:value-type="string" office:string-value="ĉi tiu" calcext:value-type="string">
            <text:p>ĉi tiu</text:p>
          </table:table-cell>
          <table:table-cell table:formula="of:=IF(ISTEXT([.I1100]);[.I110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crumpled</text:p>
          </table:table-cell>
          <table:table-cell/>
          <table:table-cell office:value-type="string" calcext:value-type="string">
            <text:p>crumpled</text:p>
          </table:table-cell>
          <table:table-cell office:value-type="string" calcext:value-type="string">
            <text:p>ĉifitajn</text:p>
          </table:table-cell>
          <table:table-cell table:number-columns-repeated="2"/>
          <table:table-cell table:formula="of:=IF(ISTEXT([.G1101]);[.G1101];&quot;&quot;)" office:value-type="string" office:string-value="crumpled" calcext:value-type="string">
            <text:p>crumpled</text:p>
          </table:table-cell>
          <table:table-cell table:formula="of:=CONCATENATE([.H1101]; IF(ISTEXT([.B1101]); CONCATENATE(&quot; {&quot;;[.B1101];&quot;}&quot;);&quot;&quot;))" office:value-type="string" office:string-value="ĉifitajn" calcext:value-type="string">
            <text:p>ĉifitajn</text:p>
          </table:table-cell>
          <table:table-cell table:formula="of:=IF(ISTEXT([.I1101]);[.I110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ll this</text:p>
          </table:table-cell>
          <table:table-cell/>
          <table:table-cell office:value-type="string" calcext:value-type="string">
            <text:p>all this</text:p>
          </table:table-cell>
          <table:table-cell office:value-type="string" calcext:value-type="string">
            <text:p>ĉio ĉi </text:p>
          </table:table-cell>
          <table:table-cell table:number-columns-repeated="2"/>
          <table:table-cell table:formula="of:=IF(ISTEXT([.G1102]);[.G1102];&quot;&quot;)" office:value-type="string" office:string-value="all this" calcext:value-type="string">
            <text:p>all this</text:p>
          </table:table-cell>
          <table:table-cell table:formula="of:=CONCATENATE([.H1102]; IF(ISTEXT([.B1102]); CONCATENATE(&quot; {&quot;;[.B1102];&quot;}&quot;);&quot;&quot;))" office:value-type="string" office:string-value="ĉio ĉi " calcext:value-type="string">
            <text:p>ĉio ĉi </text:p>
          </table:table-cell>
          <table:table-cell table:formula="of:=IF(ISTEXT([.I1102]);[.I110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 year</text:p>
          </table:table-cell>
          <table:table-cell/>
          <table:table-cell office:value-type="string" calcext:value-type="string">
            <text:p>a year</text:p>
          </table:table-cell>
          <table:table-cell office:value-type="string" calcext:value-type="string">
            <text:p>ĉiujare</text:p>
          </table:table-cell>
          <table:table-cell office:value-type="string" calcext:value-type="string">
            <text:p>yearly</text:p>
          </table:table-cell>
          <table:table-cell/>
          <table:table-cell table:formula="of:=IF(ISTEXT([.G1103]);[.G1103];&quot;&quot;)" office:value-type="string" office:string-value="a year" calcext:value-type="string">
            <text:p>a year</text:p>
          </table:table-cell>
          <table:table-cell table:formula="of:=CONCATENATE([.H1103]; IF(ISTEXT([.B1103]); CONCATENATE(&quot; {&quot;;[.B1103];&quot;}&quot;);&quot;&quot;))" office:value-type="string" office:string-value="ĉiujare" calcext:value-type="string">
            <text:p>ĉiujare</text:p>
          </table:table-cell>
          <table:table-cell table:formula="of:=IF(ISTEXT([.I1103]);[.I1103];&quot;&quot;)" office:value-type="string" office:string-value="yearly" calcext:value-type="string">
            <text:p>yearly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did</text:p>
          </table:table-cell>
          <table:table-cell/>
          <table:table-cell office:value-type="string" calcext:value-type="string">
            <text:p>did</text:p>
          </table:table-cell>
          <table:table-cell office:value-type="string" calcext:value-type="string">
            <text:p>ĉu</text:p>
          </table:table-cell>
          <table:table-cell office:value-type="string" calcext:value-type="string">
            <text:p>asking a question</text:p>
          </table:table-cell>
          <table:table-cell/>
          <table:table-cell table:formula="of:=IF(ISTEXT([.G1104]);[.G1104];&quot;&quot;)" office:value-type="string" office:string-value="did" calcext:value-type="string">
            <text:p>did</text:p>
          </table:table-cell>
          <table:table-cell table:formula="of:=CONCATENATE([.H1104]; IF(ISTEXT([.B1104]); CONCATENATE(&quot; {&quot;;[.B1104];&quot;}&quot;);&quot;&quot;))" office:value-type="string" office:string-value="ĉu" calcext:value-type="string">
            <text:p>ĉu</text:p>
          </table:table-cell>
          <table:table-cell table:formula="of:=IF(ISTEXT([.I1104]);[.I1104];&quot;&quot;)" office:value-type="string" office:string-value="asking a question" calcext:value-type="string">
            <text:p>asking a question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dancing</text:p>
          </table:table-cell>
          <table:table-cell/>
          <table:table-cell office:value-type="string" calcext:value-type="string">
            <text:p>dancing</text:p>
          </table:table-cell>
          <table:table-cell office:value-type="string" calcext:value-type="string">
            <text:p>dancado</text:p>
          </table:table-cell>
          <table:table-cell table:number-columns-repeated="2"/>
          <table:table-cell table:formula="of:=IF(ISTEXT([.G1105]);[.G1105];&quot;&quot;)" office:value-type="string" office:string-value="dancing" calcext:value-type="string">
            <text:p>dancing</text:p>
          </table:table-cell>
          <table:table-cell table:formula="of:=CONCATENATE([.H1105]; IF(ISTEXT([.B1105]); CONCATENATE(&quot; {&quot;;[.B1105];&quot;}&quot;);&quot;&quot;))" office:value-type="string" office:string-value="dancado" calcext:value-type="string">
            <text:p>dancado</text:p>
          </table:table-cell>
          <table:table-cell table:formula="of:=IF(ISTEXT([.I1105]);[.I110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dancer</text:p>
          </table:table-cell>
          <table:table-cell/>
          <table:table-cell office:value-type="string" calcext:value-type="string">
            <text:p>dancer</text:p>
          </table:table-cell>
          <table:table-cell office:value-type="string" calcext:value-type="string">
            <text:p>dancanto</text:p>
          </table:table-cell>
          <table:table-cell office:value-type="string" calcext:value-type="string">
            <text:p>one who is dancing</text:p>
          </table:table-cell>
          <table:table-cell/>
          <table:table-cell table:formula="of:=IF(ISTEXT([.G1106]);[.G1106];&quot;&quot;)" office:value-type="string" office:string-value="dancer" calcext:value-type="string">
            <text:p>dancer</text:p>
          </table:table-cell>
          <table:table-cell table:formula="of:=CONCATENATE([.H1106]; IF(ISTEXT([.B1106]); CONCATENATE(&quot; {&quot;;[.B1106];&quot;}&quot;);&quot;&quot;))" office:value-type="string" office:string-value="dancanto" calcext:value-type="string">
            <text:p>dancanto</text:p>
          </table:table-cell>
          <table:table-cell table:formula="of:=IF(ISTEXT([.I1106]);[.I1106];&quot;&quot;)" office:value-type="string" office:string-value="one who is dancing" calcext:value-type="string">
            <text:p>one who is dancing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dancer</text:p>
          </table:table-cell>
          <table:table-cell/>
          <table:table-cell office:value-type="string" calcext:value-type="string">
            <text:p>dancer</text:p>
          </table:table-cell>
          <table:table-cell office:value-type="string" calcext:value-type="string">
            <text:p>dancisto</text:p>
          </table:table-cell>
          <table:table-cell office:value-type="string" calcext:value-type="string">
            <text:p>professional dancer</text:p>
          </table:table-cell>
          <table:table-cell/>
          <table:table-cell table:formula="of:=IF(ISTEXT([.G1107]);[.G1107];&quot;&quot;)" office:value-type="string" office:string-value="dancer" calcext:value-type="string">
            <text:p>dancer</text:p>
          </table:table-cell>
          <table:table-cell table:formula="of:=CONCATENATE([.H1107]; IF(ISTEXT([.B1107]); CONCATENATE(&quot; {&quot;;[.B1107];&quot;}&quot;);&quot;&quot;))" office:value-type="string" office:string-value="dancisto" calcext:value-type="string">
            <text:p>dancisto</text:p>
          </table:table-cell>
          <table:table-cell table:formula="of:=IF(ISTEXT([.I1107]);[.I1107];&quot;&quot;)" office:value-type="string" office:string-value="professional dancer" calcext:value-type="string">
            <text:p>professional dancer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dance</text:p>
          </table:table-cell>
          <table:table-cell/>
          <table:table-cell office:value-type="string" calcext:value-type="string">
            <text:p>dance</text:p>
          </table:table-cell>
          <table:table-cell office:value-type="string" calcext:value-type="string">
            <text:p>danco</text:p>
          </table:table-cell>
          <table:table-cell table:number-columns-repeated="2"/>
          <table:table-cell table:formula="of:=IF(ISTEXT([.G1108]);[.G1108];&quot;&quot;)" office:value-type="string" office:string-value="dance" calcext:value-type="string">
            <text:p>dance</text:p>
          </table:table-cell>
          <table:table-cell table:formula="of:=CONCATENATE([.H1108]; IF(ISTEXT([.B1108]); CONCATENATE(&quot; {&quot;;[.B1108];&quot;}&quot;);&quot;&quot;))" office:value-type="string" office:string-value="danco" calcext:value-type="string">
            <text:p>danco</text:p>
          </table:table-cell>
          <table:table-cell table:formula="of:=IF(ISTEXT([.I1108]);[.I110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ent on</text:p>
          </table:table-cell>
          <table:table-cell/>
          <table:table-cell office:value-type="string" calcext:value-type="string">
            <text:p>went on</text:p>
          </table:table-cell>
          <table:table-cell office:value-type="string" calcext:value-type="string">
            <text:p>daŭre</text:p>
          </table:table-cell>
          <table:table-cell table:number-columns-repeated="2"/>
          <table:table-cell table:formula="of:=IF(ISTEXT([.G1109]);[.G1109];&quot;&quot;)" office:value-type="string" office:string-value="went on" calcext:value-type="string">
            <text:p>went on</text:p>
          </table:table-cell>
          <table:table-cell table:formula="of:=CONCATENATE([.H1109]; IF(ISTEXT([.B1109]); CONCATENATE(&quot; {&quot;;[.B1109];&quot;}&quot;);&quot;&quot;))" office:value-type="string" office:string-value="daŭre" calcext:value-type="string">
            <text:p>daŭre</text:p>
          </table:table-cell>
          <table:table-cell table:formula="of:=IF(ISTEXT([.I1109]);[.I110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of</text:p>
          </table:table-cell>
          <table:table-cell/>
          <table:table-cell office:value-type="string" calcext:value-type="string">
            <text:p>of</text:p>
          </table:table-cell>
          <table:table-cell office:value-type="string" calcext:value-type="string">
            <text:p>de</text:p>
          </table:table-cell>
          <table:table-cell table:number-columns-repeated="2"/>
          <table:table-cell table:formula="of:=IF(ISTEXT([.G1110]);[.G1110];&quot;&quot;)" office:value-type="string" office:string-value="of" calcext:value-type="string">
            <text:p>of</text:p>
          </table:table-cell>
          <table:table-cell table:formula="of:=CONCATENATE([.H1110]; IF(ISTEXT([.B1110]); CONCATENATE(&quot; {&quot;;[.B1110];&quot;}&quot;);&quot;&quot;))" office:value-type="string" office:string-value="de" calcext:value-type="string">
            <text:p>de</text:p>
          </table:table-cell>
          <table:table-cell table:formula="of:=IF(ISTEXT([.I1110]);[.I111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gutter</text:p>
          </table:table-cell>
          <table:table-cell/>
          <table:table-cell office:value-type="string" calcext:value-type="string">
            <text:p>gutter</text:p>
          </table:table-cell>
          <table:table-cell office:value-type="string" calcext:value-type="string">
            <text:p>defluilo</text:p>
          </table:table-cell>
          <table:table-cell table:number-columns-repeated="2"/>
          <table:table-cell table:formula="of:=IF(ISTEXT([.G1111]);[.G1111];&quot;&quot;)" office:value-type="string" office:string-value="gutter" calcext:value-type="string">
            <text:p>gutter</text:p>
          </table:table-cell>
          <table:table-cell table:formula="of:=CONCATENATE([.H1111]; IF(ISTEXT([.B1111]); CONCATENATE(&quot; {&quot;;[.B1111];&quot;}&quot;);&quot;&quot;))" office:value-type="string" office:string-value="defluilo" calcext:value-type="string">
            <text:p>defluilo</text:p>
          </table:table-cell>
          <table:table-cell table:formula="of:=IF(ISTEXT([.I1111]);[.I111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had cut it down</text:p>
          </table:table-cell>
          <table:table-cell/>
          <table:table-cell office:value-type="string" calcext:value-type="string">
            <text:p>had cut it down</text:p>
          </table:table-cell>
          <table:table-cell office:value-type="string" calcext:value-type="string">
            <text:p>dehakis ĝin</text:p>
          </table:table-cell>
          <table:table-cell table:number-columns-repeated="2"/>
          <table:table-cell table:formula="of:=IF(ISTEXT([.G1112]);[.G1112];&quot;&quot;)" office:value-type="string" office:string-value="had cut it down" calcext:value-type="string">
            <text:p>had cut it down</text:p>
          </table:table-cell>
          <table:table-cell table:formula="of:=CONCATENATE([.H1112]; IF(ISTEXT([.B1112]); CONCATENATE(&quot; {&quot;;[.B1112];&quot;}&quot;);&quot;&quot;))" office:value-type="string" office:string-value="dehakis ĝin" calcext:value-type="string">
            <text:p>dehakis ĝin</text:p>
          </table:table-cell>
          <table:table-cell table:formula="of:=IF(ISTEXT([.I1112]);[.I111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dozen</text:p>
          </table:table-cell>
          <table:table-cell/>
          <table:table-cell office:value-type="string" calcext:value-type="string">
            <text:p>dozen</text:p>
          </table:table-cell>
          <table:table-cell office:value-type="string" calcext:value-type="string">
            <text:p>dekduo</text:p>
          </table:table-cell>
          <table:table-cell table:number-columns-repeated="2"/>
          <table:table-cell table:formula="of:=IF(ISTEXT([.G1113]);[.G1113];&quot;&quot;)" office:value-type="string" office:string-value="dozen" calcext:value-type="string">
            <text:p>dozen</text:p>
          </table:table-cell>
          <table:table-cell table:formula="of:=CONCATENATE([.H1113]; IF(ISTEXT([.B1113]); CONCATENATE(&quot; {&quot;;[.B1113];&quot;}&quot;);&quot;&quot;))" office:value-type="string" office:string-value="dekduo" calcext:value-type="string">
            <text:p>dekduo</text:p>
          </table:table-cell>
          <table:table-cell table:formula="of:=IF(ISTEXT([.I1113]);[.I111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downhill</text:p>
          </table:table-cell>
          <table:table-cell/>
          <table:table-cell office:value-type="string" calcext:value-type="string">
            <text:p>downhill</text:p>
          </table:table-cell>
          <table:table-cell office:value-type="string" calcext:value-type="string">
            <text:p>deklive</text:p>
          </table:table-cell>
          <table:table-cell table:number-columns-repeated="2"/>
          <table:table-cell table:formula="of:=IF(ISTEXT([.G1114]);[.G1114];&quot;&quot;)" office:value-type="string" office:string-value="downhill" calcext:value-type="string">
            <text:p>downhill</text:p>
          </table:table-cell>
          <table:table-cell table:formula="of:=CONCATENATE([.H1114]; IF(ISTEXT([.B1114]); CONCATENATE(&quot; {&quot;;[.B1114];&quot;}&quot;);&quot;&quot;))" office:value-type="string" office:string-value="deklive" calcext:value-type="string">
            <text:p>deklive</text:p>
          </table:table-cell>
          <table:table-cell table:formula="of:=IF(ISTEXT([.I1114]);[.I111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gain</text:p>
          </table:table-cell>
          <table:table-cell/>
          <table:table-cell office:value-type="string" calcext:value-type="string">
            <text:p>again</text:p>
          </table:table-cell>
          <table:table-cell office:value-type="string" calcext:value-type="string">
            <text:p>denove</text:p>
          </table:table-cell>
          <table:table-cell table:number-columns-repeated="2"/>
          <table:table-cell table:formula="of:=IF(ISTEXT([.G1115]);[.G1115];&quot;&quot;)" office:value-type="string" office:string-value="again" calcext:value-type="string">
            <text:p>again</text:p>
          </table:table-cell>
          <table:table-cell table:formula="of:=CONCATENATE([.H1115]; IF(ISTEXT([.B1115]); CONCATENATE(&quot; {&quot;;[.B1115];&quot;}&quot;);&quot;&quot;))" office:value-type="string" office:string-value="denove" calcext:value-type="string">
            <text:p>denove</text:p>
          </table:table-cell>
          <table:table-cell table:formula="of:=IF(ISTEXT([.I1115]);[.I111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cog</text:p>
          </table:table-cell>
          <table:table-cell/>
          <table:table-cell office:value-type="string" calcext:value-type="string">
            <text:p>cog</text:p>
          </table:table-cell>
          <table:table-cell office:value-type="string" calcext:value-type="string">
            <text:p>dentrada dento</text:p>
          </table:table-cell>
          <table:table-cell office:value-type="string" calcext:value-type="string">
            <text:p>tooth of a gear</text:p>
          </table:table-cell>
          <table:table-cell/>
          <table:table-cell table:formula="of:=IF(ISTEXT([.G1116]);[.G1116];&quot;&quot;)" office:value-type="string" office:string-value="cog" calcext:value-type="string">
            <text:p>cog</text:p>
          </table:table-cell>
          <table:table-cell table:formula="of:=CONCATENATE([.H1116]; IF(ISTEXT([.B1116]); CONCATENATE(&quot; {&quot;;[.B1116];&quot;}&quot;);&quot;&quot;))" office:value-type="string" office:string-value="dentrada dento" calcext:value-type="string">
            <text:p>dentrada dento</text:p>
          </table:table-cell>
          <table:table-cell table:formula="of:=IF(ISTEXT([.I1116]);[.I1116];&quot;&quot;)" office:value-type="string" office:string-value="tooth of a gear" calcext:value-type="string">
            <text:p>tooth of a gear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depressed</text:p>
          </table:table-cell>
          <table:table-cell/>
          <table:table-cell office:value-type="string" calcext:value-type="string">
            <text:p>depressed</text:p>
          </table:table-cell>
          <table:table-cell office:value-type="string" calcext:value-type="string">
            <text:p>deprimita</text:p>
          </table:table-cell>
          <table:table-cell table:number-columns-repeated="2"/>
          <table:table-cell table:formula="of:=IF(ISTEXT([.G1117]);[.G1117];&quot;&quot;)" office:value-type="string" office:string-value="depressed" calcext:value-type="string">
            <text:p>depressed</text:p>
          </table:table-cell>
          <table:table-cell table:formula="of:=CONCATENATE([.H1117]; IF(ISTEXT([.B1117]); CONCATENATE(&quot; {&quot;;[.B1117];&quot;}&quot;);&quot;&quot;))" office:value-type="string" office:string-value="deprimita" calcext:value-type="string">
            <text:p>deprimita</text:p>
          </table:table-cell>
          <table:table-cell table:formula="of:=IF(ISTEXT([.I1117]);[.I111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destined</text:p>
          </table:table-cell>
          <table:table-cell/>
          <table:table-cell office:value-type="string" calcext:value-type="string">
            <text:p>destined</text:p>
          </table:table-cell>
          <table:table-cell office:value-type="string" calcext:value-type="string">
            <text:p>destinita</text:p>
          </table:table-cell>
          <table:table-cell table:number-columns-repeated="2"/>
          <table:table-cell table:formula="of:=IF(ISTEXT([.G1118]);[.G1118];&quot;&quot;)" office:value-type="string" office:string-value="destined" calcext:value-type="string">
            <text:p>destined</text:p>
          </table:table-cell>
          <table:table-cell table:formula="of:=CONCATENATE([.H1118]; IF(ISTEXT([.B1118]); CONCATENATE(&quot; {&quot;;[.B1118];&quot;}&quot;);&quot;&quot;))" office:value-type="string" office:string-value="destinita" calcext:value-type="string">
            <text:p>destinita</text:p>
          </table:table-cell>
          <table:table-cell table:formula="of:=IF(ISTEXT([.I1118]);[.I111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had cut it off</text:p>
          </table:table-cell>
          <table:table-cell/>
          <table:table-cell office:value-type="string" calcext:value-type="string">
            <text:p>had cut it off</text:p>
          </table:table-cell>
          <table:table-cell office:value-type="string" calcext:value-type="string">
            <text:p>detranĉis ĝin</text:p>
          </table:table-cell>
          <table:table-cell table:number-columns-repeated="2"/>
          <table:table-cell table:formula="of:=IF(ISTEXT([.G1119]);[.G1119];&quot;&quot;)" office:value-type="string" office:string-value="had cut it off" calcext:value-type="string">
            <text:p>had cut it off</text:p>
          </table:table-cell>
          <table:table-cell table:formula="of:=CONCATENATE([.H1119]; IF(ISTEXT([.B1119]); CONCATENATE(&quot; {&quot;;[.B1119];&quot;}&quot;);&quot;&quot;))" office:value-type="string" office:string-value="detranĉis ĝin" calcext:value-type="string">
            <text:p>detranĉis ĝin</text:p>
          </table:table-cell>
          <table:table-cell table:formula="of:=IF(ISTEXT([.I1119]);[.I111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desire</text:p>
          </table:table-cell>
          <table:table-cell/>
          <table:table-cell office:value-type="string" calcext:value-type="string">
            <text:p>desire</text:p>
          </table:table-cell>
          <table:table-cell office:value-type="string" calcext:value-type="string">
            <text:p>deziro</text:p>
          </table:table-cell>
          <table:table-cell table:number-columns-repeated="2"/>
          <table:table-cell table:formula="of:=IF(ISTEXT([.G1120]);[.G1120];&quot;&quot;)" office:value-type="string" office:string-value="desire" calcext:value-type="string">
            <text:p>desire</text:p>
          </table:table-cell>
          <table:table-cell table:formula="of:=CONCATENATE([.H1120]; IF(ISTEXT([.B1120]); CONCATENATE(&quot; {&quot;;[.B1120];&quot;}&quot;);&quot;&quot;))" office:value-type="string" office:string-value="deziro" calcext:value-type="string">
            <text:p>deziro</text:p>
          </table:table-cell>
          <table:table-cell table:formula="of:=IF(ISTEXT([.I1120]);[.I112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arting of the ways</text:p>
          </table:table-cell>
          <table:table-cell/>
          <table:table-cell office:value-type="string" calcext:value-type="string">
            <text:p>parting of the ways</text:p>
          </table:table-cell>
          <table:table-cell office:value-type="string" calcext:value-type="string">
            <text:p>disiĝo de la vojoj</text:p>
          </table:table-cell>
          <table:table-cell table:number-columns-repeated="2"/>
          <table:table-cell table:formula="of:=IF(ISTEXT([.G1121]);[.G1121];&quot;&quot;)" office:value-type="string" office:string-value="parting of the ways" calcext:value-type="string">
            <text:p>parting of the ways</text:p>
          </table:table-cell>
          <table:table-cell table:formula="of:=CONCATENATE([.H1121]; IF(ISTEXT([.B1121]); CONCATENATE(&quot; {&quot;;[.B1121];&quot;}&quot;);&quot;&quot;))" office:value-type="string" office:string-value="disiĝo de la vojoj" calcext:value-type="string">
            <text:p>disiĝo de la vojoj</text:p>
          </table:table-cell>
          <table:table-cell table:formula="of:=IF(ISTEXT([.I1121]);[.I112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various</text:p>
          </table:table-cell>
          <table:table-cell/>
          <table:table-cell office:value-type="string" calcext:value-type="string">
            <text:p>various</text:p>
          </table:table-cell>
          <table:table-cell office:value-type="string" calcext:value-type="string">
            <text:p>diversaj</text:p>
          </table:table-cell>
          <table:table-cell table:number-columns-repeated="2"/>
          <table:table-cell table:formula="of:=IF(ISTEXT([.G1122]);[.G1122];&quot;&quot;)" office:value-type="string" office:string-value="various" calcext:value-type="string">
            <text:p>various</text:p>
          </table:table-cell>
          <table:table-cell table:formula="of:=CONCATENATE([.H1122]; IF(ISTEXT([.B1122]); CONCATENATE(&quot; {&quot;;[.B1122];&quot;}&quot;);&quot;&quot;))" office:value-type="string" office:string-value="diversaj" calcext:value-type="string">
            <text:p>diversaj</text:p>
          </table:table-cell>
          <table:table-cell table:formula="of:=IF(ISTEXT([.I1122]);[.I112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ain</text:p>
          </table:table-cell>
          <table:table-cell/>
          <table:table-cell office:value-type="string" calcext:value-type="string">
            <text:p>pain</text:p>
          </table:table-cell>
          <table:table-cell office:value-type="string" calcext:value-type="string">
            <text:p>doloro</text:p>
          </table:table-cell>
          <table:table-cell table:number-columns-repeated="2"/>
          <table:table-cell table:formula="of:=IF(ISTEXT([.G1123]);[.G1123];&quot;&quot;)" office:value-type="string" office:string-value="pain" calcext:value-type="string">
            <text:p>pain</text:p>
          </table:table-cell>
          <table:table-cell table:formula="of:=CONCATENATE([.H1123]; IF(ISTEXT([.B1123]); CONCATENATE(&quot; {&quot;;[.B1123];&quot;}&quot;);&quot;&quot;))" office:value-type="string" office:string-value="doloro" calcext:value-type="string">
            <text:p>doloro</text:p>
          </table:table-cell>
          <table:table-cell table:formula="of:=IF(ISTEXT([.I1123]);[.I112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house</text:p>
          </table:table-cell>
          <table:table-cell office:value-type="string" calcext:value-type="string">
            <text:p>domo</text:p>
          </table:table-cell>
          <table:table-cell table:number-columns-repeated="2"/>
          <table:table-cell table:formula="of:=IF(ISTEXT([.G1124]);[.G1124];&quot;&quot;)" office:value-type="string" office:string-value="house" calcext:value-type="string">
            <text:p>house</text:p>
          </table:table-cell>
          <table:table-cell table:formula="of:=CONCATENATE([.H1124]; IF(ISTEXT([.B1124]); CONCATENATE(&quot; {&quot;;[.B1124];&quot;}&quot;);&quot;&quot;))" office:value-type="string" office:string-value="domo" calcext:value-type="string">
            <text:p>domo</text:p>
          </table:table-cell>
          <table:table-cell table:formula="of:=IF(ISTEXT([.I1124]);[.I112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resent</text:p>
          </table:table-cell>
          <table:table-cell/>
          <table:table-cell office:value-type="string" calcext:value-type="string">
            <text:p>present</text:p>
          </table:table-cell>
          <table:table-cell office:value-type="string" calcext:value-type="string">
            <text:p>donaco</text:p>
          </table:table-cell>
          <table:table-cell office:value-type="string" calcext:value-type="string">
            <text:p>gift</text:p>
          </table:table-cell>
          <table:table-cell/>
          <table:table-cell table:formula="of:=IF(ISTEXT([.G1125]);[.G1125];&quot;&quot;)" office:value-type="string" office:string-value="present" calcext:value-type="string">
            <text:p>present</text:p>
          </table:table-cell>
          <table:table-cell table:formula="of:=CONCATENATE([.H1125]; IF(ISTEXT([.B1125]); CONCATENATE(&quot; {&quot;;[.B1125];&quot;}&quot;);&quot;&quot;))" office:value-type="string" office:string-value="donaco" calcext:value-type="string">
            <text:p>donaco</text:p>
          </table:table-cell>
          <table:table-cell table:formula="of:=IF(ISTEXT([.I1125]);[.I1125];&quot;&quot;)" office:value-type="string" office:string-value="gift" calcext:value-type="string">
            <text:p>gift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sleep</text:p>
          </table:table-cell>
          <table:table-cell/>
          <table:table-cell office:value-type="string" calcext:value-type="string">
            <text:p>asleep</text:p>
          </table:table-cell>
          <table:table-cell office:value-type="string" calcext:value-type="string">
            <text:p>dormanta</text:p>
          </table:table-cell>
          <table:table-cell table:number-columns-repeated="2"/>
          <table:table-cell table:formula="of:=IF(ISTEXT([.G1126]);[.G1126];&quot;&quot;)" office:value-type="string" office:string-value="asleep" calcext:value-type="string">
            <text:p>asleep</text:p>
          </table:table-cell>
          <table:table-cell table:formula="of:=CONCATENATE([.H1126]; IF(ISTEXT([.B1126]); CONCATENATE(&quot; {&quot;;[.B1126];&quot;}&quot;);&quot;&quot;))" office:value-type="string" office:string-value="dormanta" calcext:value-type="string">
            <text:p>dormanta</text:p>
          </table:table-cell>
          <table:table-cell table:formula="of:=IF(ISTEXT([.I1126]);[.I1126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dubo</text:p>
          </table:table-cell>
          <table:table-cell/>
          <table:table-cell office:value-type="string" calcext:value-type="string">
            <text:p>dubo</text:p>
          </table:table-cell>
          <table:table-cell office:value-type="string" calcext:value-type="string">
            <text:p>doubt</text:p>
          </table:table-cell>
          <table:table-cell table:number-columns-repeated="2"/>
          <table:table-cell table:formula="of:=IF(ISTEXT([.G1127]);[.G1127];&quot;&quot;)" office:value-type="string" office:string-value="dubo" calcext:value-type="string">
            <text:p>dubo</text:p>
          </table:table-cell>
          <table:table-cell table:formula="of:=CONCATENATE([.H1127]; IF(ISTEXT([.B1127]); CONCATENATE(&quot; {&quot;;[.B1127];&quot;}&quot;);&quot;&quot;))" office:value-type="string" office:string-value="doubt" calcext:value-type="string">
            <text:p>doubt</text:p>
          </table:table-cell>
          <table:table-cell table:formula="of:=IF(ISTEXT([.I1127]);[.I112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had been drowned</text:p>
          </table:table-cell>
          <table:table-cell/>
          <table:table-cell office:value-type="string" calcext:value-type="string">
            <text:p>had been drowned</text:p>
          </table:table-cell>
          <table:table-cell office:value-type="string" calcext:value-type="string">
            <text:p>dronis</text:p>
          </table:table-cell>
          <table:table-cell office:value-type="string" calcext:value-type="string">
            <text:p>drowned</text:p>
          </table:table-cell>
          <table:table-cell/>
          <table:table-cell table:formula="of:=IF(ISTEXT([.G1128]);[.G1128];&quot;&quot;)" office:value-type="string" office:string-value="had been drowned" calcext:value-type="string">
            <text:p>had been drowned</text:p>
          </table:table-cell>
          <table:table-cell table:formula="of:=CONCATENATE([.H1128]; IF(ISTEXT([.B1128]); CONCATENATE(&quot; {&quot;;[.B1128];&quot;}&quot;);&quot;&quot;))" office:value-type="string" office:string-value="dronis" calcext:value-type="string">
            <text:p>dronis</text:p>
          </table:table-cell>
          <table:table-cell table:formula="of:=IF(ISTEXT([.I1128]);[.I1128];&quot;&quot;)" office:value-type="string" office:string-value="drowned" calcext:value-type="string">
            <text:p>drowned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wo days later</text:p>
          </table:table-cell>
          <table:table-cell/>
          <table:table-cell office:value-type="string" calcext:value-type="string">
            <text:p>two days later</text:p>
          </table:table-cell>
          <table:table-cell office:value-type="string" calcext:value-type="string">
            <text:p>du tagojn poste</text:p>
          </table:table-cell>
          <table:table-cell table:number-columns-repeated="2"/>
          <table:table-cell table:formula="of:=IF(ISTEXT([.G1129]);[.G1129];&quot;&quot;)" office:value-type="string" office:string-value="two days later" calcext:value-type="string">
            <text:p>two days later</text:p>
          </table:table-cell>
          <table:table-cell table:formula="of:=CONCATENATE([.H1129]; IF(ISTEXT([.B1129]); CONCATENATE(&quot; {&quot;;[.B1129];&quot;}&quot;);&quot;&quot;))" office:value-type="string" office:string-value="du tagojn poste" calcext:value-type="string">
            <text:p>du tagojn poste</text:p>
          </table:table-cell>
          <table:table-cell table:formula="of:=IF(ISTEXT([.I1129]);[.I112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core</text:p>
          </table:table-cell>
          <table:table-cell/>
          <table:table-cell office:value-type="string" calcext:value-type="string">
            <text:p>score</text:p>
          </table:table-cell>
          <table:table-cell office:value-type="string" calcext:value-type="string">
            <text:p>dudeko</text:p>
          </table:table-cell>
          <table:table-cell office:value-type="string" calcext:value-type="string">
            <text:p>twenty</text:p>
          </table:table-cell>
          <table:table-cell/>
          <table:table-cell table:formula="of:=IF(ISTEXT([.G1130]);[.G1130];&quot;&quot;)" office:value-type="string" office:string-value="score" calcext:value-type="string">
            <text:p>score</text:p>
          </table:table-cell>
          <table:table-cell table:formula="of:=CONCATENATE([.H1130]; IF(ISTEXT([.B1130]); CONCATENATE(&quot; {&quot;;[.B1130];&quot;}&quot;);&quot;&quot;))" office:value-type="string" office:string-value="dudeko" calcext:value-type="string">
            <text:p>dudeko</text:p>
          </table:table-cell>
          <table:table-cell table:formula="of:=IF(ISTEXT([.I1130]);[.I1130];&quot;&quot;)" office:value-type="string" office:string-value="twenty" calcext:value-type="string">
            <text:p>twenty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during the time that</text:p>
          </table:table-cell>
          <table:table-cell/>
          <table:table-cell table:formula="of:=IF(ISTEXT([.G1131]);[.G1131];&quot;&quot;)" office:value-type="string" office:string-value="as" calcext:value-type="string">
            <text:p>as</text:p>
          </table:table-cell>
          <table:table-cell table:formula="of:=CONCATENATE([.H1131]; IF(ISTEXT([.B1131]); CONCATENATE(&quot; {&quot;;[.B1131];&quot;}&quot;);&quot;&quot;))" office:value-type="string" office:string-value="dum" calcext:value-type="string">
            <text:p>dum</text:p>
          </table:table-cell>
          <table:table-cell table:formula="of:=IF(ISTEXT([.I1131]);[.I1131];&quot;&quot;)" office:value-type="string" office:string-value="during the time that" calcext:value-type="string">
            <text:p>during the time that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hile</text:p>
          </table:table-cell>
          <table:table-cell/>
          <table:table-cell office:value-type="string" calcext:value-type="string">
            <text:p>while</text:p>
          </table:table-cell>
          <table:table-cell office:value-type="string" calcext:value-type="string">
            <text:p>dum</text:p>
          </table:table-cell>
          <table:table-cell table:number-columns-repeated="2"/>
          <table:table-cell table:formula="of:=IF(ISTEXT([.G1132]);[.G1132];&quot;&quot;)" office:value-type="string" office:string-value="while" calcext:value-type="string">
            <text:p>while</text:p>
          </table:table-cell>
          <table:table-cell table:formula="of:=CONCATENATE([.H1132]; IF(ISTEXT([.B1132]); CONCATENATE(&quot; {&quot;;[.B1132];&quot;}&quot;);&quot;&quot;))" office:value-type="string" office:string-value="dum" calcext:value-type="string">
            <text:p>dum</text:p>
          </table:table-cell>
          <table:table-cell table:formula="of:=IF(ISTEXT([.I1132]);[.I113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for a moment</text:p>
          </table:table-cell>
          <table:table-cell/>
          <table:table-cell office:value-type="string" calcext:value-type="string">
            <text:p>for a moment</text:p>
          </table:table-cell>
          <table:table-cell office:value-type="string" calcext:value-type="string">
            <text:p>dum momento</text:p>
          </table:table-cell>
          <table:table-cell table:number-columns-repeated="2"/>
          <table:table-cell table:formula="of:=IF(ISTEXT([.G1133]);[.G1133];&quot;&quot;)" office:value-type="string" office:string-value="for a moment" calcext:value-type="string">
            <text:p>for a moment</text:p>
          </table:table-cell>
          <table:table-cell table:formula="of:=CONCATENATE([.H1133]; IF(ISTEXT([.B1133]); CONCATENATE(&quot; {&quot;;[.B1133];&quot;}&quot;);&quot;&quot;))" office:value-type="string" office:string-value="dum momento" calcext:value-type="string">
            <text:p>dum momento</text:p>
          </table:table-cell>
          <table:table-cell table:formula="of:=IF(ISTEXT([.I1133]);[.I113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double-handed saw</text:p>
          </table:table-cell>
          <table:table-cell/>
          <table:table-cell office:value-type="string" calcext:value-type="string">
            <text:p>double-handed saw</text:p>
          </table:table-cell>
          <table:table-cell office:value-type="string" calcext:value-type="string">
            <text:p>duoble tenila segilo</text:p>
          </table:table-cell>
          <table:table-cell office:value-type="string" calcext:value-type="string">
            <text:p>aka misery whip</text:p>
          </table:table-cell>
          <table:table-cell/>
          <table:table-cell table:formula="of:=IF(ISTEXT([.G1134]);[.G1134];&quot;&quot;)" office:value-type="string" office:string-value="double-handed saw" calcext:value-type="string">
            <text:p>double-handed saw</text:p>
          </table:table-cell>
          <table:table-cell table:formula="of:=CONCATENATE([.H1134]; IF(ISTEXT([.B1134]); CONCATENATE(&quot; {&quot;;[.B1134];&quot;}&quot;);&quot;&quot;))" office:value-type="string" office:string-value="duoble tenila segilo" calcext:value-type="string">
            <text:p>duoble tenila segilo</text:p>
          </table:table-cell>
          <table:table-cell table:formula="of:=IF(ISTEXT([.I1134]);[.I1134];&quot;&quot;)" office:value-type="string" office:string-value="aka misery whip" calcext:value-type="string">
            <text:p>aka misery whip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lain</text:p>
          </table:table-cell>
          <table:table-cell/>
          <table:table-cell office:value-type="string" calcext:value-type="string">
            <text:p>plain</text:p>
          </table:table-cell>
          <table:table-cell office:value-type="string" calcext:value-type="string">
            <text:p>ebenaĵo</text:p>
          </table:table-cell>
          <table:table-cell table:number-columns-repeated="2"/>
          <table:table-cell table:formula="of:=IF(ISTEXT([.G1135]);[.G1135];&quot;&quot;)" office:value-type="string" office:string-value="plain" calcext:value-type="string">
            <text:p>plain</text:p>
          </table:table-cell>
          <table:table-cell table:formula="of:=CONCATENATE([.H1135]; IF(ISTEXT([.B1135]); CONCATENATE(&quot; {&quot;;[.B1135];&quot;}&quot;);&quot;&quot;))" office:value-type="string" office:string-value="ebenaĵo" calcext:value-type="string">
            <text:p>ebenaĵo</text:p>
          </table:table-cell>
          <table:table-cell table:formula="of:=IF(ISTEXT([.I1135]);[.I113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lane</text:p>
          </table:table-cell>
          <table:table-cell/>
          <table:table-cell office:value-type="string" calcext:value-type="string">
            <text:p>plane</text:p>
          </table:table-cell>
          <table:table-cell office:value-type="string" calcext:value-type="string">
            <text:p>ebeno</text:p>
          </table:table-cell>
          <table:table-cell table:number-columns-repeated="2"/>
          <table:table-cell table:formula="of:=IF(ISTEXT([.G1136]);[.G1136];&quot;&quot;)" office:value-type="string" office:string-value="plane" calcext:value-type="string">
            <text:p>plane</text:p>
          </table:table-cell>
          <table:table-cell table:formula="of:=CONCATENATE([.H1136]; IF(ISTEXT([.B1136]); CONCATENATE(&quot; {&quot;;[.B1136];&quot;}&quot;);&quot;&quot;))" office:value-type="string" office:string-value="ebeno" calcext:value-type="string">
            <text:p>ebeno</text:p>
          </table:table-cell>
          <table:table-cell table:formula="of:=IF(ISTEXT([.I1136]);[.I1136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erhaps</text:p>
          </table:table-cell>
          <table:table-cell/>
          <table:table-cell office:value-type="string" calcext:value-type="string">
            <text:p>perhaps</text:p>
          </table:table-cell>
          <table:table-cell office:value-type="string" calcext:value-type="string">
            <text:p>eble</text:p>
          </table:table-cell>
          <table:table-cell table:number-columns-repeated="2"/>
          <table:table-cell table:formula="of:=IF(ISTEXT([.G1137]);[.G1137];&quot;&quot;)" office:value-type="string" office:string-value="perhaps" calcext:value-type="string">
            <text:p>perhaps</text:p>
          </table:table-cell>
          <table:table-cell table:formula="of:=CONCATENATE([.H1137]; IF(ISTEXT([.B1137]); CONCATENATE(&quot; {&quot;;[.B1137];&quot;}&quot;);&quot;&quot;))" office:value-type="string" office:string-value="eble" calcext:value-type="string">
            <text:p>eble</text:p>
          </table:table-cell>
          <table:table-cell table:formula="of:=IF(ISTEXT([.I1137]);[.I113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even</text:p>
          </table:table-cell>
          <table:table-cell/>
          <table:table-cell office:value-type="string" calcext:value-type="string">
            <text:p>even</text:p>
          </table:table-cell>
          <table:table-cell office:value-type="string" calcext:value-type="string">
            <text:p>eĉ</text:p>
          </table:table-cell>
          <table:table-cell table:number-columns-repeated="2"/>
          <table:table-cell table:formula="of:=IF(ISTEXT([.G1138]);[.G1138];&quot;&quot;)" office:value-type="string" office:string-value="even" calcext:value-type="string">
            <text:p>even</text:p>
          </table:table-cell>
          <table:table-cell table:formula="of:=CONCATENATE([.H1138]; IF(ISTEXT([.B1138]); CONCATENATE(&quot; {&quot;;[.B1138];&quot;}&quot;);&quot;&quot;))" office:value-type="string" office:string-value="eĉ" calcext:value-type="string">
            <text:p>eĉ</text:p>
          </table:table-cell>
          <table:table-cell table:formula="of:=IF(ISTEXT([.I1138]);[.I113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genuinely</text:p>
          </table:table-cell>
          <table:table-cell/>
          <table:table-cell office:value-type="string" calcext:value-type="string">
            <text:p>genuinely</text:p>
          </table:table-cell>
          <table:table-cell office:value-type="string" calcext:value-type="string">
            <text:p>efektive</text:p>
          </table:table-cell>
          <table:table-cell office:value-type="string" calcext:value-type="string">
            <text:p>really, actually, indeed</text:p>
          </table:table-cell>
          <table:table-cell/>
          <table:table-cell table:formula="of:=IF(ISTEXT([.G1139]);[.G1139];&quot;&quot;)" office:value-type="string" office:string-value="genuinely" calcext:value-type="string">
            <text:p>genuinely</text:p>
          </table:table-cell>
          <table:table-cell table:formula="of:=CONCATENATE([.H1139]; IF(ISTEXT([.B1139]); CONCATENATE(&quot; {&quot;;[.B1139];&quot;}&quot;);&quot;&quot;))" office:value-type="string" office:string-value="efektive" calcext:value-type="string">
            <text:p>efektive</text:p>
          </table:table-cell>
          <table:table-cell table:formula="of:=IF(ISTEXT([.I1139]);[.I1139];&quot;&quot;)" office:value-type="string" office:string-value="really, actually, indeed" calcext:value-type="string">
            <text:p>really, actually, indeed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ince</text:p>
          </table:table-cell>
          <table:table-cell/>
          <table:table-cell office:value-type="string" calcext:value-type="string">
            <text:p>since</text:p>
          </table:table-cell>
          <table:table-cell office:value-type="string" calcext:value-type="string">
            <text:p>ekde</text:p>
          </table:table-cell>
          <table:table-cell table:number-columns-repeated="2"/>
          <table:table-cell table:formula="of:=IF(ISTEXT([.G1140]);[.G1140];&quot;&quot;)" office:value-type="string" office:string-value="since" calcext:value-type="string">
            <text:p>since</text:p>
          </table:table-cell>
          <table:table-cell table:formula="of:=CONCATENATE([.H1140]; IF(ISTEXT([.B1140]); CONCATENATE(&quot; {&quot;;[.B1140];&quot;}&quot;);&quot;&quot;))" office:value-type="string" office:string-value="ekde" calcext:value-type="string">
            <text:p>ekde</text:p>
          </table:table-cell>
          <table:table-cell table:formula="of:=IF(ISTEXT([.I1140]);[.I114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caught</text:p>
          </table:table-cell>
          <table:table-cell/>
          <table:table-cell office:value-type="string" calcext:value-type="string">
            <text:p>caught</text:p>
          </table:table-cell>
          <table:table-cell office:value-type="string" calcext:value-type="string">
            <text:p>ekhavita</text:p>
          </table:table-cell>
          <table:table-cell office:value-type="string" calcext:value-type="string">
            <text:p>as in a disease was caught</text:p>
          </table:table-cell>
          <table:table-cell/>
          <table:table-cell table:formula="of:=IF(ISTEXT([.G1141]);[.G1141];&quot;&quot;)" office:value-type="string" office:string-value="caught" calcext:value-type="string">
            <text:p>caught</text:p>
          </table:table-cell>
          <table:table-cell table:formula="of:=CONCATENATE([.H1141]; IF(ISTEXT([.B1141]); CONCATENATE(&quot; {&quot;;[.B1141];&quot;}&quot;);&quot;&quot;))" office:value-type="string" office:string-value="ekhavita" calcext:value-type="string">
            <text:p>ekhavita</text:p>
          </table:table-cell>
          <table:table-cell table:formula="of:=IF(ISTEXT([.I1141]);[.I1141];&quot;&quot;)" office:value-type="string" office:string-value="as in a disease was caught" calcext:value-type="string">
            <text:p>as in a disease was caught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clutching</text:p>
          </table:table-cell>
          <table:table-cell/>
          <table:table-cell office:value-type="string" calcext:value-type="string">
            <text:p>clutching</text:p>
          </table:table-cell>
          <table:table-cell office:value-type="string" calcext:value-type="string">
            <text:p>ekkaptante</text:p>
          </table:table-cell>
          <table:table-cell table:number-columns-repeated="2"/>
          <table:table-cell table:formula="of:=IF(ISTEXT([.G1142]);[.G1142];&quot;&quot;)" office:value-type="string" office:string-value="clutching" calcext:value-type="string">
            <text:p>clutching</text:p>
          </table:table-cell>
          <table:table-cell table:formula="of:=CONCATENATE([.H1142]; IF(ISTEXT([.B1142]); CONCATENATE(&quot; {&quot;;[.B1142];&quot;}&quot;);&quot;&quot;))" office:value-type="string" office:string-value="ekkaptante" calcext:value-type="string">
            <text:p>ekkaptante</text:p>
          </table:table-cell>
          <table:table-cell table:formula="of:=IF(ISTEXT([.I1142]);[.I114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kmoviĝi</text:p>
          </table:table-cell>
          <table:table-cell office:value-type="string" calcext:value-type="string">
            <text:p>begin to move</text:p>
          </table:table-cell>
          <table:table-cell/>
          <table:table-cell table:formula="of:=IF(ISTEXT([.G1143]);[.G1143];&quot;&quot;)" office:value-type="string" office:string-value="start" calcext:value-type="string">
            <text:p>start</text:p>
          </table:table-cell>
          <table:table-cell table:formula="of:=CONCATENATE([.H1143]; IF(ISTEXT([.B1143]); CONCATENATE(&quot; {&quot;;[.B1143];&quot;}&quot;);&quot;&quot;))" office:value-type="string" office:string-value="ekmoviĝi" calcext:value-type="string">
            <text:p>ekmoviĝi</text:p>
          </table:table-cell>
          <table:table-cell table:formula="of:=IF(ISTEXT([.I1143]);[.I1143];&quot;&quot;)" office:value-type="string" office:string-value="begin to move" calcext:value-type="string">
            <text:p>begin to move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existence</text:p>
          </table:table-cell>
          <table:table-cell/>
          <table:table-cell office:value-type="string" calcext:value-type="string">
            <text:p>existence</text:p>
          </table:table-cell>
          <table:table-cell office:value-type="string" calcext:value-type="string">
            <text:p>ekzistado</text:p>
          </table:table-cell>
          <table:table-cell office:value-type="string" calcext:value-type="string">
            <text:p>the ongoing fact of one's existing</text:p>
          </table:table-cell>
          <table:table-cell/>
          <table:table-cell table:formula="of:=IF(ISTEXT([.G1144]);[.G1144];&quot;&quot;)" office:value-type="string" office:string-value="existence" calcext:value-type="string">
            <text:p>existence</text:p>
          </table:table-cell>
          <table:table-cell table:formula="of:=CONCATENATE([.H1144]; IF(ISTEXT([.B1144]); CONCATENATE(&quot; {&quot;;[.B1144];&quot;}&quot;);&quot;&quot;))" office:value-type="string" office:string-value="ekzistado" calcext:value-type="string">
            <text:p>ekzistado</text:p>
          </table:table-cell>
          <table:table-cell table:formula="of:=IF(ISTEXT([.I1144]);[.I1144];&quot;&quot;)" office:value-type="string" office:string-value="the ongoing fact of one's existing" calcext:value-type="string">
            <text:p>the ongoing fact of one's existing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cropping out</text:p>
          </table:table-cell>
          <table:table-cell/>
          <table:table-cell office:value-type="string" calcext:value-type="string">
            <text:p>cropping out</text:p>
          </table:table-cell>
          <table:table-cell office:value-type="string" calcext:value-type="string">
            <text:p>eliranta</text:p>
          </table:table-cell>
          <table:table-cell table:number-columns-repeated="2"/>
          <table:table-cell table:formula="of:=IF(ISTEXT([.G1145]);[.G1145];&quot;&quot;)" office:value-type="string" office:string-value="cropping out" calcext:value-type="string">
            <text:p>cropping out</text:p>
          </table:table-cell>
          <table:table-cell table:formula="of:=CONCATENATE([.H1145]; IF(ISTEXT([.B1145]); CONCATENATE(&quot; {&quot;;[.B1145];&quot;}&quot;);&quot;&quot;))" office:value-type="string" office:string-value="eliranta" calcext:value-type="string">
            <text:p>eliranta</text:p>
          </table:table-cell>
          <table:table-cell table:formula="of:=IF(ISTEXT([.I1145]);[.I114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dislodged</text:p>
          </table:table-cell>
          <table:table-cell/>
          <table:table-cell office:value-type="string" calcext:value-type="string">
            <text:p>dislodged</text:p>
          </table:table-cell>
          <table:table-cell office:value-type="string" calcext:value-type="string">
            <text:p>elpelita</text:p>
          </table:table-cell>
          <table:table-cell table:number-columns-repeated="2"/>
          <table:table-cell table:formula="of:=IF(ISTEXT([.G1146]);[.G1146];&quot;&quot;)" office:value-type="string" office:string-value="dislodged" calcext:value-type="string">
            <text:p>dislodged</text:p>
          </table:table-cell>
          <table:table-cell table:formula="of:=CONCATENATE([.H1146]; IF(ISTEXT([.B1146]); CONCATENATE(&quot; {&quot;;[.B1146];&quot;}&quot;);&quot;&quot;))" office:value-type="string" office:string-value="elpelita" calcext:value-type="string">
            <text:p>elpelita</text:p>
          </table:table-cell>
          <table:table-cell table:formula="of:=IF(ISTEXT([.I1146]);[.I1146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fished out</text:p>
          </table:table-cell>
          <table:table-cell/>
          <table:table-cell office:value-type="string" calcext:value-type="string">
            <text:p>fished out</text:p>
          </table:table-cell>
          <table:table-cell office:value-type="string" calcext:value-type="string">
            <text:p>elprenis fiŝe</text:p>
          </table:table-cell>
          <table:table-cell table:number-columns-repeated="2"/>
          <table:table-cell table:formula="of:=IF(ISTEXT([.G1147]);[.G1147];&quot;&quot;)" office:value-type="string" office:string-value="fished out" calcext:value-type="string">
            <text:p>fished out</text:p>
          </table:table-cell>
          <table:table-cell table:formula="of:=CONCATENATE([.H1147]; IF(ISTEXT([.B1147]); CONCATENATE(&quot; {&quot;;[.B1147];&quot;}&quot;);&quot;&quot;))" office:value-type="string" office:string-value="elprenis fiŝe" calcext:value-type="string">
            <text:p>elprenis fiŝe</text:p>
          </table:table-cell>
          <table:table-cell table:formula="of:=IF(ISTEXT([.I1147]);[.I114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nto</text:p>
          </table:table-cell>
          <table:table-cell/>
          <table:table-cell office:value-type="string" calcext:value-type="string">
            <text:p>into</text:p>
          </table:table-cell>
          <table:table-cell office:value-type="string" calcext:value-type="string">
            <text:p>en</text:p>
          </table:table-cell>
          <table:table-cell table:number-columns-repeated="2"/>
          <table:table-cell table:formula="of:=IF(ISTEXT([.G1148]);[.G1148];&quot;&quot;)" office:value-type="string" office:string-value="into" calcext:value-type="string">
            <text:p>into</text:p>
          </table:table-cell>
          <table:table-cell table:formula="of:=CONCATENATE([.H1148]; IF(ISTEXT([.B1148]); CONCATENATE(&quot; {&quot;;[.B1148];&quot;}&quot;);&quot;&quot;))" office:value-type="string" office:string-value="en" calcext:value-type="string">
            <text:p>en</text:p>
          </table:table-cell>
          <table:table-cell table:formula="of:=IF(ISTEXT([.I1148]);[.I114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hrew it in</text:p>
          </table:table-cell>
          <table:table-cell/>
          <table:table-cell office:value-type="string" calcext:value-type="string">
            <text:p>threw it in</text:p>
          </table:table-cell>
          <table:table-cell office:value-type="string" calcext:value-type="string">
            <text:p>enĵetis ĝin</text:p>
          </table:table-cell>
          <table:table-cell table:number-columns-repeated="2"/>
          <table:table-cell table:formula="of:=IF(ISTEXT([.G1149]);[.G1149];&quot;&quot;)" office:value-type="string" office:string-value="threw it in" calcext:value-type="string">
            <text:p>threw it in</text:p>
          </table:table-cell>
          <table:table-cell table:formula="of:=CONCATENATE([.H1149]; IF(ISTEXT([.B1149]); CONCATENATE(&quot; {&quot;;[.B1149];&quot;}&quot;);&quot;&quot;))" office:value-type="string" office:string-value="enĵetis ĝin" calcext:value-type="string">
            <text:p>enĵetis ĝin</text:p>
          </table:table-cell>
          <table:table-cell table:formula="of:=IF(ISTEXT([.I1149]);[.I114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nvestigation</text:p>
          </table:table-cell>
          <table:table-cell/>
          <table:table-cell office:value-type="string" calcext:value-type="string">
            <text:p>investigation</text:p>
          </table:table-cell>
          <table:table-cell office:value-type="string" calcext:value-type="string">
            <text:p>enketo</text:p>
          </table:table-cell>
          <table:table-cell table:number-columns-repeated="2"/>
          <table:table-cell table:formula="of:=IF(ISTEXT([.G1150]);[.G1150];&quot;&quot;)" office:value-type="string" office:string-value="investigation" calcext:value-type="string">
            <text:p>investigation</text:p>
          </table:table-cell>
          <table:table-cell table:formula="of:=CONCATENATE([.H1150]; IF(ISTEXT([.B1150]); CONCATENATE(&quot; {&quot;;[.B1150];&quot;}&quot;);&quot;&quot;))" office:value-type="string" office:string-value="enketo" calcext:value-type="string">
            <text:p>enketo</text:p>
          </table:table-cell>
          <table:table-cell table:formula="of:=IF(ISTEXT([.I1150]);[.I115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hopeful</text:p>
          </table:table-cell>
          <table:table-cell/>
          <table:table-cell office:value-type="string" calcext:value-type="string">
            <text:p>hopeful</text:p>
          </table:table-cell>
          <table:table-cell office:value-type="string" calcext:value-type="string">
            <text:p>esperplena</text:p>
          </table:table-cell>
          <table:table-cell table:number-columns-repeated="2"/>
          <table:table-cell table:formula="of:=IF(ISTEXT([.G1151]);[.G1151];&quot;&quot;)" office:value-type="string" office:string-value="hopeful" calcext:value-type="string">
            <text:p>hopeful</text:p>
          </table:table-cell>
          <table:table-cell table:formula="of:=CONCATENATE([.H1151]; IF(ISTEXT([.B1151]); CONCATENATE(&quot; {&quot;;[.B1151];&quot;}&quot;);&quot;&quot;))" office:value-type="string" office:string-value="esperplena" calcext:value-type="string">
            <text:p>esperplena</text:p>
          </table:table-cell>
          <table:table-cell table:formula="of:=IF(ISTEXT([.I1151]);[.I115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m forgiven</text:p>
          </table:table-cell>
          <table:table-cell/>
          <table:table-cell office:value-type="string" calcext:value-type="string">
            <text:p>am forgiven</text:p>
          </table:table-cell>
          <table:table-cell office:value-type="string" calcext:value-type="string">
            <text:p>estas pardonita</text:p>
          </table:table-cell>
          <table:table-cell table:number-columns-repeated="2"/>
          <table:table-cell table:formula="of:=IF(ISTEXT([.G1152]);[.G1152];&quot;&quot;)" office:value-type="string" office:string-value="am forgiven" calcext:value-type="string">
            <text:p>am forgiven</text:p>
          </table:table-cell>
          <table:table-cell table:formula="of:=CONCATENATE([.H1152]; IF(ISTEXT([.B1152]); CONCATENATE(&quot; {&quot;;[.B1152];&quot;}&quot;);&quot;&quot;))" office:value-type="string" office:string-value="estas pardonita" calcext:value-type="string">
            <text:p>estas pardonita</text:p>
          </table:table-cell>
          <table:table-cell table:formula="of:=IF(ISTEXT([.I1152]);[.I115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here was</text:p>
          </table:table-cell>
          <table:table-cell/>
          <table:table-cell office:value-type="string" calcext:value-type="string">
            <text:p>There was</text:p>
          </table:table-cell>
          <table:table-cell office:value-type="string" calcext:value-type="string">
            <text:p>Estis</text:p>
          </table:table-cell>
          <table:table-cell table:number-columns-repeated="2"/>
          <table:table-cell table:formula="of:=IF(ISTEXT([.G1153]);[.G1153];&quot;&quot;)" office:value-type="string" office:string-value="There was" calcext:value-type="string">
            <text:p>There was</text:p>
          </table:table-cell>
          <table:table-cell table:formula="of:=CONCATENATE([.H1153]; IF(ISTEXT([.B1153]); CONCATENATE(&quot; {&quot;;[.B1153];&quot;}&quot;);&quot;&quot;))" office:value-type="string" office:string-value="Estis" calcext:value-type="string">
            <text:p>Estis</text:p>
          </table:table-cell>
          <table:table-cell table:formula="of:=IF(ISTEXT([.I1153]);[.I115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t was</text:p>
          </table:table-cell>
          <table:table-cell/>
          <table:table-cell office:value-type="string" calcext:value-type="string">
            <text:p>It was</text:p>
          </table:table-cell>
          <table:table-cell office:value-type="string" calcext:value-type="string">
            <text:p>Estis</text:p>
          </table:table-cell>
          <table:table-cell table:number-columns-repeated="2"/>
          <table:table-cell table:formula="of:=IF(ISTEXT([.G1154]);[.G1154];&quot;&quot;)" office:value-type="string" office:string-value="It was" calcext:value-type="string">
            <text:p>It was</text:p>
          </table:table-cell>
          <table:table-cell table:formula="of:=CONCATENATE([.H1154]; IF(ISTEXT([.B1154]); CONCATENATE(&quot; {&quot;;[.B1154];&quot;}&quot;);&quot;&quot;))" office:value-type="string" office:string-value="Estis" calcext:value-type="string">
            <text:p>Estis</text:p>
          </table:table-cell>
          <table:table-cell table:formula="of:=IF(ISTEXT([.I1154]);[.I115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as accepted</text:p>
          </table:table-cell>
          <table:table-cell/>
          <table:table-cell office:value-type="string" calcext:value-type="string">
            <text:p>was accepted</text:p>
          </table:table-cell>
          <table:table-cell office:value-type="string" calcext:value-type="string">
            <text:p>estis akceptata</text:p>
          </table:table-cell>
          <table:table-cell table:number-columns-repeated="2"/>
          <table:table-cell table:formula="of:=IF(ISTEXT([.G1155]);[.G1155];&quot;&quot;)" office:value-type="string" office:string-value="was accepted" calcext:value-type="string">
            <text:p>was accepted</text:p>
          </table:table-cell>
          <table:table-cell table:formula="of:=CONCATENATE([.H1155]; IF(ISTEXT([.B1155]); CONCATENATE(&quot; {&quot;;[.B1155];&quot;}&quot;);&quot;&quot;))" office:value-type="string" office:string-value="estis akceptata" calcext:value-type="string">
            <text:p>estis akceptata</text:p>
          </table:table-cell>
          <table:table-cell table:formula="of:=IF(ISTEXT([.I1155]);[.I115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as taking</text:p>
          </table:table-cell>
          <table:table-cell/>
          <table:table-cell office:value-type="string" calcext:value-type="string">
            <text:p>was taking</text:p>
          </table:table-cell>
          <table:table-cell office:value-type="string" calcext:value-type="string">
            <text:p>estis elportonta</text:p>
          </table:table-cell>
          <table:table-cell office:value-type="string" calcext:value-type="string">
            <text:p>was fixing to take</text:p>
          </table:table-cell>
          <table:table-cell/>
          <table:table-cell table:formula="of:=IF(ISTEXT([.G1156]);[.G1156];&quot;&quot;)" office:value-type="string" office:string-value="was taking" calcext:value-type="string">
            <text:p>was taking</text:p>
          </table:table-cell>
          <table:table-cell table:formula="of:=CONCATENATE([.H1156]; IF(ISTEXT([.B1156]); CONCATENATE(&quot; {&quot;;[.B1156];&quot;}&quot;);&quot;&quot;))" office:value-type="string" office:string-value="estis elportonta" calcext:value-type="string">
            <text:p>estis elportonta</text:p>
          </table:table-cell>
          <table:table-cell table:formula="of:=IF(ISTEXT([.I1156]);[.I1156];&quot;&quot;)" office:value-type="string" office:string-value="was fixing to take" calcext:value-type="string">
            <text:p>was fixing to take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ucked under</text:p>
          </table:table-cell>
          <table:table-cell/>
          <table:table-cell office:value-type="string" calcext:value-type="string">
            <text:p>sucked under</text:p>
          </table:table-cell>
          <table:table-cell office:value-type="string" calcext:value-type="string">
            <text:p>estis englutita</text:p>
          </table:table-cell>
          <table:table-cell office:value-type="string" calcext:value-type="string">
            <text:p>lit. was swallowed</text:p>
          </table:table-cell>
          <table:table-cell/>
          <table:table-cell table:formula="of:=IF(ISTEXT([.G1157]);[.G1157];&quot;&quot;)" office:value-type="string" office:string-value="sucked under" calcext:value-type="string">
            <text:p>sucked under</text:p>
          </table:table-cell>
          <table:table-cell table:formula="of:=CONCATENATE([.H1157]; IF(ISTEXT([.B1157]); CONCATENATE(&quot; {&quot;;[.B1157];&quot;}&quot;);&quot;&quot;))" office:value-type="string" office:string-value="estis englutita" calcext:value-type="string">
            <text:p>estis englutita</text:p>
          </table:table-cell>
          <table:table-cell table:formula="of:=IF(ISTEXT([.I1157]);[.I1157];&quot;&quot;)" office:value-type="string" office:string-value="lit. was swallowed" calcext:value-type="string">
            <text:p>lit. was swallowed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as just going to be married</text:p>
          </table:table-cell>
          <table:table-cell/>
          <table:table-cell office:value-type="string" calcext:value-type="string">
            <text:p>was just going to be married</text:p>
          </table:table-cell>
          <table:table-cell office:value-type="string" calcext:value-type="string">
            <text:p>estis jus geedziĝonta</text:p>
          </table:table-cell>
          <table:table-cell table:number-columns-repeated="2"/>
          <table:table-cell table:formula="of:=IF(ISTEXT([.G1158]);[.G1158];&quot;&quot;)" office:value-type="string" office:string-value="was just going to be married" calcext:value-type="string">
            <text:p>was just going to be married</text:p>
          </table:table-cell>
          <table:table-cell table:formula="of:=CONCATENATE([.H1158]; IF(ISTEXT([.B1158]); CONCATENATE(&quot; {&quot;;[.B1158];&quot;}&quot;);&quot;&quot;))" office:value-type="string" office:string-value="estis jus geedziĝonta" calcext:value-type="string">
            <text:p>estis jus geedziĝonta</text:p>
          </table:table-cell>
          <table:table-cell table:formula="of:=IF(ISTEXT([.I1158]);[.I115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suffering, </text:span>have been</text:p>
          </table:table-cell>
          <table:table-cell/>
          <table:table-cell office:value-type="string" calcext:value-type="string">
            <text:p>have been suffering</text:p>
          </table:table-cell>
          <table:table-cell office:value-type="string" calcext:value-type="string">
            <text:p>estis suferanta</text:p>
          </table:table-cell>
          <table:table-cell table:number-columns-repeated="2"/>
          <table:table-cell table:formula="of:=IF(ISTEXT([.G1159]);[.G1159];&quot;&quot;)" office:value-type="string" office:string-value="have been suffering" calcext:value-type="string">
            <text:p>have been suffering</text:p>
          </table:table-cell>
          <table:table-cell table:formula="of:=CONCATENATE([.H1159]; IF(ISTEXT([.B1159]); CONCATENATE(&quot; {&quot;;[.B1159];&quot;}&quot;);&quot;&quot;))" office:value-type="string" office:string-value="estis suferanta" calcext:value-type="string">
            <text:p>estis suferanta</text:p>
          </table:table-cell>
          <table:table-cell table:formula="of:=IF(ISTEXT([.I1159]);[.I115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as headed</text:p>
          </table:table-cell>
          <table:table-cell/>
          <table:table-cell office:value-type="string" calcext:value-type="string">
            <text:p>was headed</text:p>
          </table:table-cell>
          <table:table-cell office:value-type="string" calcext:value-type="string">
            <text:p>estis titolita</text:p>
          </table:table-cell>
          <table:table-cell office:value-type="string" calcext:value-type="string">
            <text:p>had a text heading of</text:p>
          </table:table-cell>
          <table:table-cell/>
          <table:table-cell table:formula="of:=IF(ISTEXT([.G1160]);[.G1160];&quot;&quot;)" office:value-type="string" office:string-value="was headed" calcext:value-type="string">
            <text:p>was headed</text:p>
          </table:table-cell>
          <table:table-cell table:formula="of:=CONCATENATE([.H1160]; IF(ISTEXT([.B1160]); CONCATENATE(&quot; {&quot;;[.B1160];&quot;}&quot;);&quot;&quot;))" office:value-type="string" office:string-value="estis titolita" calcext:value-type="string">
            <text:p>estis titolita</text:p>
          </table:table-cell>
          <table:table-cell table:formula="of:=IF(ISTEXT([.I1160]);[.I1160];&quot;&quot;)" office:value-type="string" office:string-value="had a text heading of" calcext:value-type="string">
            <text:p>had a text heading of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expected</text:p>
          </table:table-cell>
          <table:table-cell/>
          <table:table-cell office:value-type="string" calcext:value-type="string">
            <text:p>expected</text:p>
          </table:table-cell>
          <table:table-cell office:value-type="string" calcext:value-type="string">
            <text:p>estus atendinta</text:p>
          </table:table-cell>
          <table:table-cell office:value-type="string" calcext:value-type="string">
            <text:p>would have been expecting</text:p>
          </table:table-cell>
          <table:table-cell/>
          <table:table-cell table:formula="of:=IF(ISTEXT([.G1161]);[.G1161];&quot;&quot;)" office:value-type="string" office:string-value="expected" calcext:value-type="string">
            <text:p>expected</text:p>
          </table:table-cell>
          <table:table-cell table:formula="of:=CONCATENATE([.H1161]; IF(ISTEXT([.B1161]); CONCATENATE(&quot; {&quot;;[.B1161];&quot;}&quot;);&quot;&quot;))" office:value-type="string" office:string-value="estus atendinta" calcext:value-type="string">
            <text:p>estus atendinta</text:p>
          </table:table-cell>
          <table:table-cell table:formula="of:=IF(ISTEXT([.I1161]);[.I1161];&quot;&quot;)" office:value-type="string" office:string-value="would have been expecting" calcext:value-type="string">
            <text:p>would have been expecting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ould have had</text:p>
          </table:table-cell>
          <table:table-cell/>
          <table:table-cell office:value-type="string" calcext:value-type="string">
            <text:p>would have had</text:p>
          </table:table-cell>
          <table:table-cell office:value-type="string" calcext:value-type="string">
            <text:p>estus havintaj</text:p>
          </table:table-cell>
          <table:table-cell table:number-columns-repeated="2"/>
          <table:table-cell table:formula="of:=IF(ISTEXT([.G1162]);[.G1162];&quot;&quot;)" office:value-type="string" office:string-value="would have had" calcext:value-type="string">
            <text:p>would have had</text:p>
          </table:table-cell>
          <table:table-cell table:formula="of:=CONCATENATE([.H1162]; IF(ISTEXT([.B1162]); CONCATENATE(&quot; {&quot;;[.B1162];&quot;}&quot;);&quot;&quot;))" office:value-type="string" office:string-value="estus havintaj" calcext:value-type="string">
            <text:p>estus havintaj</text:p>
          </table:table-cell>
          <table:table-cell table:formula="of:=IF(ISTEXT([.I1162]);[.I116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European</text:p>
          </table:table-cell>
          <table:table-cell/>
          <table:table-cell office:value-type="string" calcext:value-type="string">
            <text:p>European</text:p>
          </table:table-cell>
          <table:table-cell office:value-type="string" calcext:value-type="string">
            <text:p>eŭropa</text:p>
          </table:table-cell>
          <table:table-cell table:number-columns-repeated="2"/>
          <table:table-cell table:formula="of:=IF(ISTEXT([.G1163]);[.G1163];&quot;&quot;)" office:value-type="string" office:string-value="European" calcext:value-type="string">
            <text:p>European</text:p>
          </table:table-cell>
          <table:table-cell table:formula="of:=CONCATENATE([.H1163]; IF(ISTEXT([.B1163]); CONCATENATE(&quot; {&quot;;[.B1163];&quot;}&quot;);&quot;&quot;))" office:value-type="string" office:string-value="eŭropa" calcext:value-type="string">
            <text:p>eŭropa</text:p>
          </table:table-cell>
          <table:table-cell table:formula="of:=IF(ISTEXT([.I1163]);[.I116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ruism</text:p>
          </table:table-cell>
          <table:table-cell/>
          <table:table-cell office:value-type="string" calcext:value-type="string">
            <text:p>truism</text:p>
          </table:table-cell>
          <table:table-cell office:value-type="string" calcext:value-type="string">
            <text:p>evidentaĵo</text:p>
          </table:table-cell>
          <table:table-cell table:number-columns-repeated="2"/>
          <table:table-cell table:formula="of:=IF(ISTEXT([.G1164]);[.G1164];&quot;&quot;)" office:value-type="string" office:string-value="truism" calcext:value-type="string">
            <text:p>truism</text:p>
          </table:table-cell>
          <table:table-cell table:formula="of:=CONCATENATE([.H1164]; IF(ISTEXT([.B1164]); CONCATENATE(&quot; {&quot;;[.B1164];&quot;}&quot;);&quot;&quot;))" office:value-type="string" office:string-value="evidentaĵo" calcext:value-type="string">
            <text:p>evidentaĵo</text:p>
          </table:table-cell>
          <table:table-cell table:formula="of:=IF(ISTEXT([.I1164]);[.I116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light-heartedly</text:p>
          </table:table-cell>
          <table:table-cell/>
          <table:table-cell office:value-type="string" calcext:value-type="string">
            <text:p>light-heartedly</text:p>
          </table:table-cell>
          <table:table-cell office:value-type="string" calcext:value-type="string">
            <text:p>facilanime</text:p>
          </table:table-cell>
          <table:table-cell office:value-type="string" calcext:value-type="string">
            <text:p>easy-going, lit. easy-souled</text:p>
          </table:table-cell>
          <table:table-cell/>
          <table:table-cell table:formula="of:=IF(ISTEXT([.G1165]);[.G1165];&quot;&quot;)" office:value-type="string" office:string-value="light-heartedly" calcext:value-type="string">
            <text:p>light-heartedly</text:p>
          </table:table-cell>
          <table:table-cell table:formula="of:=CONCATENATE([.H1165]; IF(ISTEXT([.B1165]); CONCATENATE(&quot; {&quot;;[.B1165];&quot;}&quot;);&quot;&quot;))" office:value-type="string" office:string-value="facilanime" calcext:value-type="string">
            <text:p>facilanime</text:p>
          </table:table-cell>
          <table:table-cell table:formula="of:=IF(ISTEXT([.I1165]);[.I1165];&quot;&quot;)" office:value-type="string" office:string-value="easy-going, lit. easy-souled" calcext:value-type="string">
            <text:p>easy-going, lit. easy-souled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easily</text:p>
          </table:table-cell>
          <table:table-cell/>
          <table:table-cell office:value-type="string" calcext:value-type="string">
            <text:p>easily</text:p>
          </table:table-cell>
          <table:table-cell office:value-type="string" calcext:value-type="string">
            <text:p>facile</text:p>
          </table:table-cell>
          <table:table-cell table:number-columns-repeated="2"/>
          <table:table-cell table:formula="of:=IF(ISTEXT([.G1166]);[.G1166];&quot;&quot;)" office:value-type="string" office:string-value="easily" calcext:value-type="string">
            <text:p>easily</text:p>
          </table:table-cell>
          <table:table-cell table:formula="of:=CONCATENATE([.H1166]; IF(ISTEXT([.B1166]); CONCATENATE(&quot; {&quot;;[.B1166];&quot;}&quot;);&quot;&quot;))" office:value-type="string" office:string-value="facile" calcext:value-type="string">
            <text:p>facile</text:p>
          </table:table-cell>
          <table:table-cell table:formula="of:=IF(ISTEXT([.I1166]);[.I1166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fallen</text:p>
          </table:table-cell>
          <table:table-cell/>
          <table:table-cell office:value-type="string" calcext:value-type="string">
            <text:p>fallen</text:p>
          </table:table-cell>
          <table:table-cell office:value-type="string" calcext:value-type="string">
            <text:p>falinta</text:p>
          </table:table-cell>
          <table:table-cell office:value-type="string" calcext:value-type="string">
            <text:p>fallen because it once fell</text:p>
          </table:table-cell>
          <table:table-cell/>
          <table:table-cell table:formula="of:=IF(ISTEXT([.G1167]);[.G1167];&quot;&quot;)" office:value-type="string" office:string-value="fallen" calcext:value-type="string">
            <text:p>fallen</text:p>
          </table:table-cell>
          <table:table-cell table:formula="of:=CONCATENATE([.H1167]; IF(ISTEXT([.B1167]); CONCATENATE(&quot; {&quot;;[.B1167];&quot;}&quot;);&quot;&quot;))" office:value-type="string" office:string-value="falinta" calcext:value-type="string">
            <text:p>falinta</text:p>
          </table:table-cell>
          <table:table-cell table:formula="of:=IF(ISTEXT([.I1167]);[.I1167];&quot;&quot;)" office:value-type="string" office:string-value="fallen because it once fell" calcext:value-type="string">
            <text:p>fallen because it once fell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happy</text:p>
          </table:table-cell>
          <table:table-cell/>
          <table:table-cell office:value-type="string" calcext:value-type="string">
            <text:p>happy</text:p>
          </table:table-cell>
          <table:table-cell office:value-type="string" calcext:value-type="string">
            <text:p>feliĉa</text:p>
          </table:table-cell>
          <table:table-cell table:number-columns-repeated="2"/>
          <table:table-cell table:formula="of:=IF(ISTEXT([.G1168]);[.G1168];&quot;&quot;)" office:value-type="string" office:string-value="happy" calcext:value-type="string">
            <text:p>happy</text:p>
          </table:table-cell>
          <table:table-cell table:formula="of:=CONCATENATE([.H1168]; IF(ISTEXT([.B1168]); CONCATENATE(&quot; {&quot;;[.B1168];&quot;}&quot;);&quot;&quot;))" office:value-type="string" office:string-value="feliĉa" calcext:value-type="string">
            <text:p>feliĉa</text:p>
          </table:table-cell>
          <table:table-cell table:formula="of:=IF(ISTEXT([.I1168]);[.I116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ron</text:p>
          </table:table-cell>
          <table:table-cell/>
          <table:table-cell office:value-type="string" calcext:value-type="string">
            <text:p>iron</text:p>
          </table:table-cell>
          <table:table-cell office:value-type="string" calcext:value-type="string">
            <text:p>fero</text:p>
          </table:table-cell>
          <table:table-cell table:number-columns-repeated="2"/>
          <table:table-cell table:formula="of:=IF(ISTEXT([.G1169]);[.G1169];&quot;&quot;)" office:value-type="string" office:string-value="iron" calcext:value-type="string">
            <text:p>iron</text:p>
          </table:table-cell>
          <table:table-cell table:formula="of:=CONCATENATE([.H1169]; IF(ISTEXT([.B1169]); CONCATENATE(&quot; {&quot;;[.B1169];&quot;}&quot;);&quot;&quot;))" office:value-type="string" office:string-value="fero" calcext:value-type="string">
            <text:p>fero</text:p>
          </table:table-cell>
          <table:table-cell table:formula="of:=IF(ISTEXT([.I1169]);[.I116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engaged to be married</text:p>
          </table:table-cell>
          <table:table-cell/>
          <table:table-cell office:value-type="string" calcext:value-type="string">
            <text:p>engaged to be married</text:p>
          </table:table-cell>
          <table:table-cell office:value-type="string" calcext:value-type="string">
            <text:p>fianĉiĝita</text:p>
          </table:table-cell>
          <table:table-cell table:number-columns-repeated="2"/>
          <table:table-cell table:formula="of:=IF(ISTEXT([.G1170]);[.G1170];&quot;&quot;)" office:value-type="string" office:string-value="engaged to be married" calcext:value-type="string">
            <text:p>engaged to be married</text:p>
          </table:table-cell>
          <table:table-cell table:formula="of:=CONCATENATE([.H1170]; IF(ISTEXT([.B1170]); CONCATENATE(&quot; {&quot;;[.B1170];&quot;}&quot;);&quot;&quot;))" office:value-type="string" office:string-value="fianĉiĝita" calcext:value-type="string">
            <text:p>fianĉiĝita</text:p>
          </table:table-cell>
          <table:table-cell table:formula="of:=IF(ISTEXT([.I1170]);[.I117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roud</text:p>
          </table:table-cell>
          <table:table-cell/>
          <table:table-cell office:value-type="string" calcext:value-type="string">
            <text:p>proud</text:p>
          </table:table-cell>
          <table:table-cell office:value-type="string" calcext:value-type="string">
            <text:p>fiera</text:p>
          </table:table-cell>
          <table:table-cell table:number-columns-repeated="2"/>
          <table:table-cell table:formula="of:=IF(ISTEXT([.G1171]);[.G1171];&quot;&quot;)" office:value-type="string" office:string-value="proud" calcext:value-type="string">
            <text:p>proud</text:p>
          </table:table-cell>
          <table:table-cell table:formula="of:=CONCATENATE([.H1171]; IF(ISTEXT([.B1171]); CONCATENATE(&quot; {&quot;;[.B1171];&quot;}&quot;);&quot;&quot;))" office:value-type="string" office:string-value="fiera" calcext:value-type="string">
            <text:p>fiera</text:p>
          </table:table-cell>
          <table:table-cell table:formula="of:=IF(ISTEXT([.I1171]);[.I117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tuck</text:p>
          </table:table-cell>
          <table:table-cell/>
          <table:table-cell office:value-type="string" calcext:value-type="string">
            <text:p>stuck</text:p>
          </table:table-cell>
          <table:table-cell office:value-type="string" calcext:value-type="string">
            <text:p>fiksite</text:p>
          </table:table-cell>
          <table:table-cell table:number-columns-repeated="2"/>
          <table:table-cell table:formula="of:=IF(ISTEXT([.G1172]);[.G1172];&quot;&quot;)" office:value-type="string" office:string-value="stuck" calcext:value-type="string">
            <text:p>stuck</text:p>
          </table:table-cell>
          <table:table-cell table:formula="of:=CONCATENATE([.H1172]; IF(ISTEXT([.B1172]); CONCATENATE(&quot; {&quot;;[.B1172];&quot;}&quot;);&quot;&quot;))" office:value-type="string" office:string-value="fiksite" calcext:value-type="string">
            <text:p>fiksite</text:p>
          </table:table-cell>
          <table:table-cell table:formula="of:=IF(ISTEXT([.I1172]);[.I1172];&quot;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PIV-Z</text:p>
          </table:table-cell>
          <table:table-cell office:value-type="string" calcext:value-type="string">
            <text:p>philanthropic</text:p>
          </table:table-cell>
          <table:table-cell/>
          <table:table-cell office:value-type="string" calcext:value-type="string">
            <text:p>philanthropic</text:p>
          </table:table-cell>
          <table:table-cell office:value-type="string" calcext:value-type="string">
            <text:p>filantropia</text:p>
          </table:table-cell>
          <table:table-cell table:number-columns-repeated="2"/>
          <table:table-cell table:formula="of:=IF(ISTEXT([.G1173]);[.G1173];&quot;&quot;)" office:value-type="string" office:string-value="philanthropic" calcext:value-type="string">
            <text:p>philanthropic</text:p>
          </table:table-cell>
          <table:table-cell table:formula="of:=CONCATENATE([.H1173]; IF(ISTEXT([.B1173]); CONCATENATE(&quot; {&quot;;[.B1173];&quot;}&quot;);&quot;&quot;))" office:value-type="string" office:string-value="filantropia" calcext:value-type="string">
            <text:p>filantropia</text:p>
          </table:table-cell>
          <table:table-cell table:formula="of:=IF(ISTEXT([.I1173]);[.I117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fast</text:p>
          </table:table-cell>
          <table:table-cell/>
          <table:table-cell office:value-type="string" calcext:value-type="string">
            <text:p>fast</text:p>
          </table:table-cell>
          <table:table-cell office:value-type="string" calcext:value-type="string">
            <text:p>firme</text:p>
          </table:table-cell>
          <table:table-cell office:value-type="string" calcext:value-type="string">
            <text:p>adv. firmly</text:p>
          </table:table-cell>
          <table:table-cell/>
          <table:table-cell table:formula="of:=IF(ISTEXT([.G1174]);[.G1174];&quot;&quot;)" office:value-type="string" office:string-value="fast" calcext:value-type="string">
            <text:p>fast</text:p>
          </table:table-cell>
          <table:table-cell table:formula="of:=CONCATENATE([.H1174]; IF(ISTEXT([.B1174]); CONCATENATE(&quot; {&quot;;[.B1174];&quot;}&quot;);&quot;&quot;))" office:value-type="string" office:string-value="firme" calcext:value-type="string">
            <text:p>firme</text:p>
          </table:table-cell>
          <table:table-cell table:formula="of:=IF(ISTEXT([.I1174]);[.I1174];&quot;&quot;)" office:value-type="string" office:string-value="adv. firmly" calcext:value-type="string">
            <text:p>adv. firmly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ideways</text:p>
          </table:table-cell>
          <table:table-cell/>
          <table:table-cell office:value-type="string" calcext:value-type="string">
            <text:p>sideways</text:p>
          </table:table-cell>
          <table:table-cell office:value-type="string" calcext:value-type="string">
            <text:p>flanken</text:p>
          </table:table-cell>
          <table:table-cell table:number-columns-repeated="2"/>
          <table:table-cell table:formula="of:=IF(ISTEXT([.G1175]);[.G1175];&quot;&quot;)" office:value-type="string" office:string-value="sideways" calcext:value-type="string">
            <text:p>sideways</text:p>
          </table:table-cell>
          <table:table-cell table:formula="of:=CONCATENATE([.H1175]; IF(ISTEXT([.B1175]); CONCATENATE(&quot; {&quot;;[.B1175];&quot;}&quot;);&quot;&quot;))" office:value-type="string" office:string-value="flanken" calcext:value-type="string">
            <text:p>flanken</text:p>
          </table:table-cell>
          <table:table-cell table:formula="of:=IF(ISTEXT([.I1175]);[.I117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fliessandes</text:p>
          </table:table-cell>
          <table:table-cell/>
          <table:table-cell office:value-type="string" calcext:value-type="string">
            <text:p>fliessandes</text:p>
          </table:table-cell>
          <table:table-cell office:value-type="string" calcext:value-type="string">
            <text:p>fluanta</text:p>
          </table:table-cell>
          <table:table-cell office:value-type="string" calcext:value-type="string">
            <text:p>German, "flowing"</text:p>
          </table:table-cell>
          <table:table-cell/>
          <table:table-cell table:formula="of:=IF(ISTEXT([.G1176]);[.G1176];&quot;&quot;)" office:value-type="string" office:string-value="fliessandes" calcext:value-type="string">
            <text:p>fliessandes</text:p>
          </table:table-cell>
          <table:table-cell table:formula="of:=CONCATENATE([.H1176]; IF(ISTEXT([.B1176]); CONCATENATE(&quot; {&quot;;[.B1176];&quot;}&quot;);&quot;&quot;))" office:value-type="string" office:string-value="fluanta" calcext:value-type="string">
            <text:p>fluanta</text:p>
          </table:table-cell>
          <table:table-cell table:formula="of:=IF(ISTEXT([.I1176]);[.I1176];&quot;&quot;)" office:value-type="string" office:string-value="German, &quot;flowing&quot;" calcext:value-type="string">
            <text:p>German, "flowing"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hispering, is</text:p>
          </table:table-cell>
          <table:table-cell/>
          <table:table-cell office:value-type="string" calcext:value-type="string">
            <text:p>is whispering</text:p>
          </table:table-cell>
          <table:table-cell office:value-type="string" calcext:value-type="string">
            <text:p>flustras</text:p>
          </table:table-cell>
          <table:table-cell table:number-columns-repeated="2"/>
          <table:table-cell table:formula="of:=IF(ISTEXT([.G1177]);[.G1177];&quot;&quot;)" office:value-type="string" office:string-value="is whispering" calcext:value-type="string">
            <text:p>is whispering</text:p>
          </table:table-cell>
          <table:table-cell table:formula="of:=CONCATENATE([.H1177]; IF(ISTEXT([.B1177]); CONCATENATE(&quot; {&quot;;[.B1177];&quot;}&quot;);&quot;&quot;))" office:value-type="string" office:string-value="flustras" calcext:value-type="string">
            <text:p>flustras</text:p>
          </table:table-cell>
          <table:table-cell table:formula="of:=IF(ISTEXT([.I1177]);[.I117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heet</text:p>
          </table:table-cell>
          <table:table-cell/>
          <table:table-cell office:value-type="string" calcext:value-type="string">
            <text:p>sheet</text:p>
          </table:table-cell>
          <table:table-cell office:value-type="string" calcext:value-type="string">
            <text:p>folio</text:p>
          </table:table-cell>
          <table:table-cell office:value-type="string" calcext:value-type="string">
            <text:p>sheet of paper</text:p>
          </table:table-cell>
          <table:table-cell/>
          <table:table-cell table:formula="of:=IF(ISTEXT([.G1178]);[.G1178];&quot;&quot;)" office:value-type="string" office:string-value="sheet" calcext:value-type="string">
            <text:p>sheet</text:p>
          </table:table-cell>
          <table:table-cell table:formula="of:=CONCATENATE([.H1178]; IF(ISTEXT([.B1178]); CONCATENATE(&quot; {&quot;;[.B1178];&quot;}&quot;);&quot;&quot;))" office:value-type="string" office:string-value="folio" calcext:value-type="string">
            <text:p>folio</text:p>
          </table:table-cell>
          <table:table-cell table:formula="of:=IF(ISTEXT([.I1178]);[.I1178];&quot;&quot;)" office:value-type="string" office:string-value="sheet of paper" calcext:value-type="string">
            <text:p>sheet of paper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pring</text:p>
          </table:table-cell>
          <table:table-cell/>
          <table:table-cell office:value-type="string" calcext:value-type="string">
            <text:p>spring</text:p>
          </table:table-cell>
          <table:table-cell office:value-type="string" calcext:value-type="string">
            <text:p>fonto</text:p>
          </table:table-cell>
          <table:table-cell office:value-type="string" calcext:value-type="string">
            <text:p>water source</text:p>
          </table:table-cell>
          <table:table-cell/>
          <table:table-cell table:formula="of:=IF(ISTEXT([.G1179]);[.G1179];&quot;&quot;)" office:value-type="string" office:string-value="spring" calcext:value-type="string">
            <text:p>spring</text:p>
          </table:table-cell>
          <table:table-cell table:formula="of:=CONCATENATE([.H1179]; IF(ISTEXT([.B1179]); CONCATENATE(&quot; {&quot;;[.B1179];&quot;}&quot;);&quot;&quot;))" office:value-type="string" office:string-value="fonto" calcext:value-type="string">
            <text:p>fonto</text:p>
          </table:table-cell>
          <table:table-cell table:formula="of:=IF(ISTEXT([.I1179]);[.I1179];&quot;&quot;)" office:value-type="string" office:string-value="water source" calcext:value-type="string">
            <text:p>water source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s given up</text:p>
          </table:table-cell>
          <table:table-cell/>
          <table:table-cell office:value-type="string" calcext:value-type="string">
            <text:p>is given up</text:p>
          </table:table-cell>
          <table:table-cell office:value-type="string" calcext:value-type="string">
            <text:p>fordonita</text:p>
          </table:table-cell>
          <table:table-cell table:number-columns-repeated="2"/>
          <table:table-cell table:formula="of:=IF(ISTEXT([.G1180]);[.G1180];&quot;&quot;)" office:value-type="string" office:string-value="is given up" calcext:value-type="string">
            <text:p>is given up</text:p>
          </table:table-cell>
          <table:table-cell table:formula="of:=CONCATENATE([.H1180]; IF(ISTEXT([.B1180]); CONCATENATE(&quot; {&quot;;[.B1180];&quot;}&quot;);&quot;&quot;))" office:value-type="string" office:string-value="fordonita" calcext:value-type="string">
            <text:p>fordonita</text:p>
          </table:table-cell>
          <table:table-cell table:formula="of:=IF(ISTEXT([.I1180]);[.I118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forgotten</text:p>
          </table:table-cell>
          <table:table-cell/>
          <table:table-cell office:value-type="string" calcext:value-type="string">
            <text:p>forgotten</text:p>
          </table:table-cell>
          <table:table-cell office:value-type="string" calcext:value-type="string">
            <text:p>forgesita</text:p>
          </table:table-cell>
          <table:table-cell table:number-columns-repeated="2"/>
          <table:table-cell table:formula="of:=IF(ISTEXT([.G1181]);[.G1181];&quot;&quot;)" office:value-type="string" office:string-value="forgotten" calcext:value-type="string">
            <text:p>forgotten</text:p>
          </table:table-cell>
          <table:table-cell table:formula="of:=CONCATENATE([.H1181]; IF(ISTEXT([.B1181]); CONCATENATE(&quot; {&quot;;[.B1181];&quot;}&quot;);&quot;&quot;))" office:value-type="string" office:string-value="forgesita" calcext:value-type="string">
            <text:p>forgesita</text:p>
          </table:table-cell>
          <table:table-cell table:formula="of:=IF(ISTEXT([.I1181]);[.I118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hefty</text:p>
          </table:table-cell>
          <table:table-cell/>
          <table:table-cell office:value-type="string" calcext:value-type="string">
            <text:p>hefty</text:p>
          </table:table-cell>
          <table:table-cell office:value-type="string" calcext:value-type="string">
            <text:p>forta</text:p>
          </table:table-cell>
          <table:table-cell office:value-type="string" calcext:value-type="string">
            <text:p>strong</text:p>
          </table:table-cell>
          <table:table-cell/>
          <table:table-cell table:formula="of:=IF(ISTEXT([.G1182]);[.G1182];&quot;&quot;)" office:value-type="string" office:string-value="hefty" calcext:value-type="string">
            <text:p>hefty</text:p>
          </table:table-cell>
          <table:table-cell table:formula="of:=CONCATENATE([.H1182]; IF(ISTEXT([.B1182]); CONCATENATE(&quot; {&quot;;[.B1182];&quot;}&quot;);&quot;&quot;))" office:value-type="string" office:string-value="forta" calcext:value-type="string">
            <text:p>forta</text:p>
          </table:table-cell>
          <table:table-cell table:formula="of:=IF(ISTEXT([.I1182]);[.I1182];&quot;&quot;)" office:value-type="string" office:string-value="strong" calcext:value-type="string">
            <text:p>strong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fraction</text:p>
          </table:table-cell>
          <table:table-cell office:value-type="string" calcext:value-type="string">
            <text:p>frakcio</text:p>
          </table:table-cell>
          <table:table-cell table:number-columns-repeated="2"/>
          <table:table-cell table:formula="of:=IF(ISTEXT([.G1183]);[.G1183];&quot;&quot;)" office:value-type="string" office:string-value="fraction" calcext:value-type="string">
            <text:p>fraction</text:p>
          </table:table-cell>
          <table:table-cell table:formula="of:=CONCATENATE([.H1183]; IF(ISTEXT([.B1183]); CONCATENATE(&quot; {&quot;;[.B1183];&quot;}&quot;);&quot;&quot;))" office:value-type="string" office:string-value="frakcio" calcext:value-type="string">
            <text:p>frakcio</text:p>
          </table:table-cell>
          <table:table-cell table:formula="of:=IF(ISTEXT([.I1183]);[.I118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ap</text:p>
          </table:table-cell>
          <table:table-cell/>
          <table:table-cell office:value-type="string" calcext:value-type="string">
            <text:p>tap</text:p>
          </table:table-cell>
          <table:table-cell office:value-type="string" calcext:value-type="string">
            <text:p>frapeto</text:p>
          </table:table-cell>
          <table:table-cell table:number-columns-repeated="2"/>
          <table:table-cell table:formula="of:=IF(ISTEXT([.G1184]);[.G1184];&quot;&quot;)" office:value-type="string" office:string-value="tap" calcext:value-type="string">
            <text:p>tap</text:p>
          </table:table-cell>
          <table:table-cell table:formula="of:=CONCATENATE([.H1184]; IF(ISTEXT([.B1184]); CONCATENATE(&quot; {&quot;;[.B1184];&quot;}&quot;);&quot;&quot;))" office:value-type="string" office:string-value="frapeto" calcext:value-type="string">
            <text:p>frapeto</text:p>
          </table:table-cell>
          <table:table-cell table:formula="of:=IF(ISTEXT([.I1184]);[.I118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frantic</text:p>
          </table:table-cell>
          <table:table-cell/>
          <table:table-cell office:value-type="string" calcext:value-type="string">
            <text:p>frantic</text:p>
          </table:table-cell>
          <table:table-cell office:value-type="string" calcext:value-type="string">
            <text:p>freneza</text:p>
          </table:table-cell>
          <table:table-cell office:value-type="string" calcext:value-type="string">
            <text:p>crazy</text:p>
          </table:table-cell>
          <table:table-cell/>
          <table:table-cell table:formula="of:=IF(ISTEXT([.G1185]);[.G1185];&quot;&quot;)" office:value-type="string" office:string-value="frantic" calcext:value-type="string">
            <text:p>frantic</text:p>
          </table:table-cell>
          <table:table-cell table:formula="of:=CONCATENATE([.H1185]; IF(ISTEXT([.B1185]); CONCATENATE(&quot; {&quot;;[.B1185];&quot;}&quot;);&quot;&quot;))" office:value-type="string" office:string-value="freneza" calcext:value-type="string">
            <text:p>freneza</text:p>
          </table:table-cell>
          <table:table-cell table:formula="of:=IF(ISTEXT([.I1185]);[.I1185];&quot;&quot;)" office:value-type="string" office:string-value="crazy" calcext:value-type="string">
            <text:p>crazy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lightness</text:p>
          </table:table-cell>
          <table:table-cell/>
          <table:table-cell office:value-type="string" calcext:value-type="string">
            <text:p>lightness</text:p>
          </table:table-cell>
          <table:table-cell office:value-type="string" calcext:value-type="string">
            <text:p>frivoleco</text:p>
          </table:table-cell>
          <table:table-cell office:value-type="string" calcext:value-type="string">
            <text:p>frivolity</text:p>
          </table:table-cell>
          <table:table-cell/>
          <table:table-cell table:formula="of:=IF(ISTEXT([.G1186]);[.G1186];&quot;&quot;)" office:value-type="string" office:string-value="lightness" calcext:value-type="string">
            <text:p>lightness</text:p>
          </table:table-cell>
          <table:table-cell table:formula="of:=CONCATENATE([.H1186]; IF(ISTEXT([.B1186]); CONCATENATE(&quot; {&quot;;[.B1186];&quot;}&quot;);&quot;&quot;))" office:value-type="string" office:string-value="frivoleco" calcext:value-type="string">
            <text:p>frivoleco</text:p>
          </table:table-cell>
          <table:table-cell table:formula="of:=IF(ISTEXT([.I1186]);[.I1186];&quot;&quot;)" office:value-type="string" office:string-value="frivolity" calcext:value-type="string">
            <text:p>frivolity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frantic</text:p>
          </table:table-cell>
          <table:table-cell/>
          <table:table-cell office:value-type="string" calcext:value-type="string">
            <text:p>frantic</text:p>
          </table:table-cell>
          <table:table-cell office:value-type="string" calcext:value-type="string">
            <text:p>furioza</text:p>
          </table:table-cell>
          <table:table-cell office:value-type="string" calcext:value-type="string">
            <text:p>furious</text:p>
          </table:table-cell>
          <table:table-cell/>
          <table:table-cell table:formula="of:=IF(ISTEXT([.G1187]);[.G1187];&quot;&quot;)" office:value-type="string" office:string-value="frantic" calcext:value-type="string">
            <text:p>frantic</text:p>
          </table:table-cell>
          <table:table-cell table:formula="of:=CONCATENATE([.H1187]; IF(ISTEXT([.B1187]); CONCATENATE(&quot; {&quot;;[.B1187];&quot;}&quot;);&quot;&quot;))" office:value-type="string" office:string-value="furioza" calcext:value-type="string">
            <text:p>furioza</text:p>
          </table:table-cell>
          <table:table-cell table:formula="of:=IF(ISTEXT([.I1187]);[.I1187];&quot;&quot;)" office:value-type="string" office:string-value="furious" calcext:value-type="string">
            <text:p>furious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merrily</text:p>
          </table:table-cell>
          <table:table-cell/>
          <table:table-cell office:value-type="string" calcext:value-type="string">
            <text:p>merrily</text:p>
          </table:table-cell>
          <table:table-cell office:value-type="string" calcext:value-type="string">
            <text:p>gaje</text:p>
          </table:table-cell>
          <table:table-cell table:number-columns-repeated="2"/>
          <table:table-cell table:formula="of:=IF(ISTEXT([.G1188]);[.G1188];&quot;&quot;)" office:value-type="string" office:string-value="merrily" calcext:value-type="string">
            <text:p>merrily</text:p>
          </table:table-cell>
          <table:table-cell table:formula="of:=CONCATENATE([.H1188]; IF(ISTEXT([.B1188]); CONCATENATE(&quot; {&quot;;[.B1188];&quot;}&quot;);&quot;&quot;))" office:value-type="string" office:string-value="gaje" calcext:value-type="string">
            <text:p>gaje</text:p>
          </table:table-cell>
          <table:table-cell table:formula="of:=IF(ISTEXT([.I1188]);[.I118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groan</text:p>
          </table:table-cell>
          <table:table-cell/>
          <table:table-cell office:value-type="string" calcext:value-type="string">
            <text:p>groan</text:p>
          </table:table-cell>
          <table:table-cell office:value-type="string" calcext:value-type="string">
            <text:p>ĝemego</text:p>
          </table:table-cell>
          <table:table-cell table:number-columns-repeated="2"/>
          <table:table-cell table:formula="of:=IF(ISTEXT([.G1189]);[.G1189];&quot;&quot;)" office:value-type="string" office:string-value="groan" calcext:value-type="string">
            <text:p>groan</text:p>
          </table:table-cell>
          <table:table-cell table:formula="of:=CONCATENATE([.H1189]; IF(ISTEXT([.B1189]); CONCATENATE(&quot; {&quot;;[.B1189];&quot;}&quot;);&quot;&quot;))" office:value-type="string" office:string-value="ĝemego" calcext:value-type="string">
            <text:p>ĝemego</text:p>
          </table:table-cell>
          <table:table-cell table:formula="of:=IF(ISTEXT([.I1189]);[.I118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rouble</text:p>
          </table:table-cell>
          <table:table-cell/>
          <table:table-cell office:value-type="string" calcext:value-type="string">
            <text:p>trouble</text:p>
          </table:table-cell>
          <table:table-cell office:value-type="string" calcext:value-type="string">
            <text:p>ĝeno</text:p>
          </table:table-cell>
          <table:table-cell office:value-type="string" calcext:value-type="string">
            <text:p>nuisance or disturbance</text:p>
          </table:table-cell>
          <table:table-cell/>
          <table:table-cell table:formula="of:=IF(ISTEXT([.G1190]);[.G1190];&quot;&quot;)" office:value-type="string" office:string-value="trouble" calcext:value-type="string">
            <text:p>trouble</text:p>
          </table:table-cell>
          <table:table-cell table:formula="of:=CONCATENATE([.H1190]; IF(ISTEXT([.B1190]); CONCATENATE(&quot; {&quot;;[.B1190];&quot;}&quot;);&quot;&quot;))" office:value-type="string" office:string-value="ĝeno" calcext:value-type="string">
            <text:p>ĝeno</text:p>
          </table:table-cell>
          <table:table-cell table:formula="of:=IF(ISTEXT([.I1190]);[.I1190];&quot;&quot;)" office:value-type="string" office:string-value="nuisance or disturbance" calcext:value-type="string">
            <text:p>nuisance or disturbance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t</text:p>
          </table:table-cell>
          <table:table-cell/>
          <table:table-cell office:value-type="string" calcext:value-type="string">
            <text:p>it</text:p>
          </table:table-cell>
          <table:table-cell office:value-type="string" calcext:value-type="string">
            <text:p>ĝi</text:p>
          </table:table-cell>
          <table:table-cell table:number-columns-repeated="2"/>
          <table:table-cell table:formula="of:=IF(ISTEXT([.G1191]);[.G1191];&quot;&quot;)" office:value-type="string" office:string-value="it" calcext:value-type="string">
            <text:p>it</text:p>
          </table:table-cell>
          <table:table-cell table:formula="of:=CONCATENATE([.H1191]; IF(ISTEXT([.B1191]); CONCATENATE(&quot; {&quot;;[.B1191];&quot;}&quot;);&quot;&quot;))" office:value-type="string" office:string-value="ĝi" calcext:value-type="string">
            <text:p>ĝi</text:p>
          </table:table-cell>
          <table:table-cell table:formula="of:=IF(ISTEXT([.I1191]);[.I119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t was caught</text:p>
          </table:table-cell>
          <table:table-cell/>
          <table:table-cell office:value-type="string" calcext:value-type="string">
            <text:p>it was caught</text:p>
          </table:table-cell>
          <table:table-cell office:value-type="string" calcext:value-type="string">
            <text:p>ĝi estis kaptita</text:p>
          </table:table-cell>
          <table:table-cell table:number-columns-repeated="2"/>
          <table:table-cell table:formula="of:=IF(ISTEXT([.G1192]);[.G1192];&quot;&quot;)" office:value-type="string" office:string-value="it was caught" calcext:value-type="string">
            <text:p>it was caught</text:p>
          </table:table-cell>
          <table:table-cell table:formula="of:=CONCATENATE([.H1192]; IF(ISTEXT([.B1192]); CONCATENATE(&quot; {&quot;;[.B1192];&quot;}&quot;);&quot;&quot;))" office:value-type="string" office:string-value="ĝi estis kaptita" calcext:value-type="string">
            <text:p>ĝi estis kaptita</text:p>
          </table:table-cell>
          <table:table-cell table:formula="of:=IF(ISTEXT([.I1192]);[.I119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ill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ĝis</text:p>
          </table:table-cell>
          <table:table-cell office:value-type="string" calcext:value-type="string">
            <text:p>until</text:p>
          </table:table-cell>
          <table:table-cell/>
          <table:table-cell table:formula="of:=IF(ISTEXT([.G1193]);[.G1193];&quot;&quot;)" office:value-type="string" office:string-value="till" calcext:value-type="string">
            <text:p>till</text:p>
          </table:table-cell>
          <table:table-cell table:formula="of:=CONCATENATE([.H1193]; IF(ISTEXT([.B1193]); CONCATENATE(&quot; {&quot;;[.B1193];&quot;}&quot;);&quot;&quot;))" office:value-type="string" office:string-value="ĝis" calcext:value-type="string">
            <text:p>ĝis</text:p>
          </table:table-cell>
          <table:table-cell table:formula="of:=IF(ISTEXT([.I1193]);[.I1193];&quot;&quot;)" office:value-type="string" office:string-value="until" calcext:value-type="string">
            <text:p>until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great</text:p>
          </table:table-cell>
          <table:table-cell/>
          <table:table-cell office:value-type="string" calcext:value-type="string">
            <text:p>great</text:p>
          </table:table-cell>
          <table:table-cell office:value-type="string" calcext:value-type="string">
            <text:p>granda</text:p>
          </table:table-cell>
          <table:table-cell office:value-type="string" calcext:value-type="string">
            <text:p>large</text:p>
          </table:table-cell>
          <table:table-cell/>
          <table:table-cell table:formula="of:=IF(ISTEXT([.G1194]);[.G1194];&quot;&quot;)" office:value-type="string" office:string-value="great" calcext:value-type="string">
            <text:p>great</text:p>
          </table:table-cell>
          <table:table-cell table:formula="of:=CONCATENATE([.H1194]; IF(ISTEXT([.B1194]); CONCATENATE(&quot; {&quot;;[.B1194];&quot;}&quot;);&quot;&quot;))" office:value-type="string" office:string-value="granda" calcext:value-type="string">
            <text:p>granda</text:p>
          </table:table-cell>
          <table:table-cell table:formula="of:=IF(ISTEXT([.I1194]);[.I1194];&quot;&quot;)" office:value-type="string" office:string-value="large" calcext:value-type="string">
            <text:p>large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massive</text:p>
          </table:table-cell>
          <table:table-cell/>
          <table:table-cell office:value-type="string" calcext:value-type="string">
            <text:p>massive</text:p>
          </table:table-cell>
          <table:table-cell office:value-type="string" calcext:value-type="string">
            <text:p>grandega</text:p>
          </table:table-cell>
          <table:table-cell office:value-type="string" calcext:value-type="string">
            <text:p>very large</text:p>
          </table:table-cell>
          <table:table-cell/>
          <table:table-cell table:formula="of:=IF(ISTEXT([.G1195]);[.G1195];&quot;&quot;)" office:value-type="string" office:string-value="massive" calcext:value-type="string">
            <text:p>massive</text:p>
          </table:table-cell>
          <table:table-cell table:formula="of:=CONCATENATE([.H1195]; IF(ISTEXT([.B1195]); CONCATENATE(&quot; {&quot;;[.B1195];&quot;}&quot;);&quot;&quot;))" office:value-type="string" office:string-value="grandega" calcext:value-type="string">
            <text:p>grandega</text:p>
          </table:table-cell>
          <table:table-cell table:formula="of:=IF(ISTEXT([.I1195]);[.I1195];&quot;&quot;)" office:value-type="string" office:string-value="very large" calcext:value-type="string">
            <text:p>very large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ĝusta</text:p>
          </table:table-cell>
          <table:table-cell office:value-type="string" calcext:value-type="string">
            <text:p>proper</text:p>
          </table:table-cell>
          <table:table-cell/>
          <table:table-cell table:formula="of:=IF(ISTEXT([.G1196]);[.G1196];&quot;&quot;)" office:value-type="string" office:string-value="right" calcext:value-type="string">
            <text:p>right</text:p>
          </table:table-cell>
          <table:table-cell table:formula="of:=CONCATENATE([.H1196]; IF(ISTEXT([.B1196]); CONCATENATE(&quot; {&quot;;[.B1196];&quot;}&quot;);&quot;&quot;))" office:value-type="string" office:string-value="ĝusta" calcext:value-type="string">
            <text:p>ĝusta</text:p>
          </table:table-cell>
          <table:table-cell table:formula="of:=IF(ISTEXT([.I1196]);[.I1196];&quot;&quot;)" office:value-type="string" office:string-value="proper" calcext:value-type="string">
            <text:p>proper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just</text:p>
          </table:table-cell>
          <table:table-cell/>
          <table:table-cell office:value-type="string" calcext:value-type="string">
            <text:p>just</text:p>
          </table:table-cell>
          <table:table-cell office:value-type="string" calcext:value-type="string">
            <text:p>ĝuste</text:p>
          </table:table-cell>
          <table:table-cell office:value-type="string" calcext:value-type="string">
            <text:p>exactly</text:p>
          </table:table-cell>
          <table:table-cell/>
          <table:table-cell table:formula="of:=IF(ISTEXT([.G1197]);[.G1197];&quot;&quot;)" office:value-type="string" office:string-value="just" calcext:value-type="string">
            <text:p>just</text:p>
          </table:table-cell>
          <table:table-cell table:formula="of:=CONCATENATE([.H1197]; IF(ISTEXT([.B1197]); CONCATENATE(&quot; {&quot;;[.B1197];&quot;}&quot;);&quot;&quot;))" office:value-type="string" office:string-value="ĝuste" calcext:value-type="string">
            <text:p>ĝuste</text:p>
          </table:table-cell>
          <table:table-cell table:formula="of:=IF(ISTEXT([.I1197]);[.I1197];&quot;&quot;)" office:value-type="string" office:string-value="exactly" calcext:value-type="string">
            <text:p>exactly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topped</text:p>
          </table:table-cell>
          <table:table-cell/>
          <table:table-cell office:value-type="string" calcext:value-type="string">
            <text:p>stopped</text:p>
          </table:table-cell>
          <table:table-cell office:value-type="string" calcext:value-type="string">
            <text:p>haltigis</text:p>
          </table:table-cell>
          <table:table-cell office:value-type="string" calcext:value-type="string">
            <text:p>stopped a thing in a seemingly temporary way</text:p>
          </table:table-cell>
          <table:table-cell/>
          <table:table-cell table:formula="of:=IF(ISTEXT([.G1198]);[.G1198];&quot;&quot;)" office:value-type="string" office:string-value="stopped" calcext:value-type="string">
            <text:p>stopped</text:p>
          </table:table-cell>
          <table:table-cell table:formula="of:=CONCATENATE([.H1198]; IF(ISTEXT([.B1198]); CONCATENATE(&quot; {&quot;;[.B1198];&quot;}&quot;);&quot;&quot;))" office:value-type="string" office:string-value="haltigis" calcext:value-type="string">
            <text:p>haltigis</text:p>
          </table:table-cell>
          <table:table-cell table:formula="of:=IF(ISTEXT([.I1198]);[.I1198];&quot;&quot;)" office:value-type="string" office:string-value="stopped a thing in a seemingly temporary way" calcext:value-type="string">
            <text:p>stopped a thing in a seemingly temporary way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had little enough</text:p>
          </table:table-cell>
          <table:table-cell/>
          <table:table-cell office:value-type="string" calcext:value-type="string">
            <text:p>had little enough</text:p>
          </table:table-cell>
          <table:table-cell office:value-type="string" calcext:value-type="string">
            <text:p>havis malgrande sufiĉe</text:p>
          </table:table-cell>
          <table:table-cell table:number-columns-repeated="2"/>
          <table:table-cell table:formula="of:=IF(ISTEXT([.G1199]);[.G1199];&quot;&quot;)" office:value-type="string" office:string-value="had little enough" calcext:value-type="string">
            <text:p>had little enough</text:p>
          </table:table-cell>
          <table:table-cell table:formula="of:=CONCATENATE([.H1199]; IF(ISTEXT([.B1199]); CONCATENATE(&quot; {&quot;;[.B1199];&quot;}&quot;);&quot;&quot;))" office:value-type="string" office:string-value="havis malgrande sufiĉe" calcext:value-type="string">
            <text:p>havis malgrande sufiĉe</text:p>
          </table:table-cell>
          <table:table-cell table:formula="of:=IF(ISTEXT([.I1199]);[.I119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just chanced to be</text:p>
          </table:table-cell>
          <table:table-cell/>
          <table:table-cell office:value-type="string" calcext:value-type="string">
            <text:p>just chanced to be</text:p>
          </table:table-cell>
          <table:table-cell office:value-type="string" calcext:value-type="string">
            <text:p>hazarde troviĝis</text:p>
          </table:table-cell>
          <table:table-cell table:number-columns-repeated="2"/>
          <table:table-cell table:formula="of:=IF(ISTEXT([.G1200]);[.G1200];&quot;&quot;)" office:value-type="string" office:string-value="just chanced to be" calcext:value-type="string">
            <text:p>just chanced to be</text:p>
          </table:table-cell>
          <table:table-cell table:formula="of:=CONCATENATE([.H1200]; IF(ISTEXT([.B1200]); CONCATENATE(&quot; {&quot;;[.B1200];&quot;}&quot;);&quot;&quot;))" office:value-type="string" office:string-value="hazarde troviĝis" calcext:value-type="string">
            <text:p>hazarde troviĝis</text:p>
          </table:table-cell>
          <table:table-cell table:formula="of:=IF(ISTEXT([.I1200]);[.I120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meadow</text:p>
          </table:table-cell>
          <table:table-cell/>
          <table:table-cell office:value-type="string" calcext:value-type="string">
            <text:p>meadow</text:p>
          </table:table-cell>
          <table:table-cell office:value-type="string" calcext:value-type="string">
            <text:p>herbejo</text:p>
          </table:table-cell>
          <table:table-cell table:number-columns-repeated="2"/>
          <table:table-cell table:formula="of:=IF(ISTEXT([.G1201]);[.G1201];&quot;&quot;)" office:value-type="string" office:string-value="meadow" calcext:value-type="string">
            <text:p>meadow</text:p>
          </table:table-cell>
          <table:table-cell table:formula="of:=CONCATENATE([.H1201]; IF(ISTEXT([.B1201]); CONCATENATE(&quot; {&quot;;[.B1201];&quot;}&quot;);&quot;&quot;))" office:value-type="string" office:string-value="herbejo" calcext:value-type="string">
            <text:p>herbejo</text:p>
          </table:table-cell>
          <table:table-cell table:formula="of:=IF(ISTEXT([.I1201]);[.I120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nherited</text:p>
          </table:table-cell>
          <table:table-cell/>
          <table:table-cell office:value-type="string" calcext:value-type="string">
            <text:p>inherited</text:p>
          </table:table-cell>
          <table:table-cell office:value-type="string" calcext:value-type="string">
            <text:p>heredita</text:p>
          </table:table-cell>
          <table:table-cell table:number-columns-repeated="2"/>
          <table:table-cell table:formula="of:=IF(ISTEXT([.G1202]);[.G1202];&quot;&quot;)" office:value-type="string" office:string-value="inherited" calcext:value-type="string">
            <text:p>inherited</text:p>
          </table:table-cell>
          <table:table-cell table:formula="of:=CONCATENATE([.H1202]; IF(ISTEXT([.B1202]); CONCATENATE(&quot; {&quot;;[.B1202];&quot;}&quot;);&quot;&quot;))" office:value-type="string" office:string-value="heredita" calcext:value-type="string">
            <text:p>heredita</text:p>
          </table:table-cell>
          <table:table-cell table:formula="of:=IF(ISTEXT([.I1202]);[.I120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wallow</text:p>
          </table:table-cell>
          <table:table-cell/>
          <table:table-cell office:value-type="string" calcext:value-type="string">
            <text:p>swallow</text:p>
          </table:table-cell>
          <table:table-cell office:value-type="string" calcext:value-type="string">
            <text:p>hirundo</text:p>
          </table:table-cell>
          <table:table-cell office:value-type="string" calcext:value-type="string">
            <text:p>type of bird</text:p>
          </table:table-cell>
          <table:table-cell/>
          <table:table-cell table:formula="of:=IF(ISTEXT([.G1203]);[.G1203];&quot;&quot;)" office:value-type="string" office:string-value="swallow" calcext:value-type="string">
            <text:p>swallow</text:p>
          </table:table-cell>
          <table:table-cell table:formula="of:=CONCATENATE([.H1203]; IF(ISTEXT([.B1203]); CONCATENATE(&quot; {&quot;;[.B1203];&quot;}&quot;);&quot;&quot;))" office:value-type="string" office:string-value="hirundo" calcext:value-type="string">
            <text:p>hirundo</text:p>
          </table:table-cell>
          <table:table-cell table:formula="of:=IF(ISTEXT([.I1203]);[.I1203];&quot;&quot;)" office:value-type="string" office:string-value="type of bird" calcext:value-type="string">
            <text:p>type of bird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mood</text:p>
          </table:table-cell>
          <table:table-cell/>
          <table:table-cell office:value-type="string" calcext:value-type="string">
            <text:p>mood</text:p>
          </table:table-cell>
          <table:table-cell office:value-type="string" calcext:value-type="string">
            <text:p>humoro</text:p>
          </table:table-cell>
          <table:table-cell table:number-columns-repeated="2"/>
          <table:table-cell table:formula="of:=IF(ISTEXT([.G1204]);[.G1204];&quot;&quot;)" office:value-type="string" office:string-value="mood" calcext:value-type="string">
            <text:p>mood</text:p>
          </table:table-cell>
          <table:table-cell table:formula="of:=CONCATENATE([.H1204]; IF(ISTEXT([.B1204]); CONCATENATE(&quot; {&quot;;[.B1204];&quot;}&quot;);&quot;&quot;))" office:value-type="string" office:string-value="humoro" calcext:value-type="string">
            <text:p>humoro</text:p>
          </table:table-cell>
          <table:table-cell table:formula="of:=IF(ISTEXT([.I1204]);[.I120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anywhere</text:p>
          </table:table-cell>
          <table:table-cell office:value-type="string" calcext:value-type="string">
            <text:p>ie ajn</text:p>
          </table:table-cell>
          <table:table-cell table:number-columns-repeated="2"/>
          <table:table-cell table:formula="of:=IF(ISTEXT([.G1205]);[.G1205];&quot;&quot;)" office:value-type="string" office:string-value="anywhere" calcext:value-type="string">
            <text:p>anywhere</text:p>
          </table:table-cell>
          <table:table-cell table:formula="of:=CONCATENATE([.H1205]; IF(ISTEXT([.B1205]); CONCATENATE(&quot; {&quot;;[.B1205];&quot;}&quot;);&quot;&quot;))" office:value-type="string" office:string-value="ie ajn" calcext:value-type="string">
            <text:p>ie ajn</text:p>
          </table:table-cell>
          <table:table-cell table:formula="of:=IF(ISTEXT([.I1205]);[.I120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mperative</text:p>
          </table:table-cell>
          <table:table-cell/>
          <table:table-cell office:value-type="string" calcext:value-type="string">
            <text:p>imperative</text:p>
          </table:table-cell>
          <table:table-cell office:value-type="string" calcext:value-type="string">
            <text:p>imperativa</text:p>
          </table:table-cell>
          <table:table-cell table:number-columns-repeated="2"/>
          <table:table-cell table:formula="of:=IF(ISTEXT([.G1206]);[.G1206];&quot;&quot;)" office:value-type="string" office:string-value="imperative" calcext:value-type="string">
            <text:p>imperative</text:p>
          </table:table-cell>
          <table:table-cell table:formula="of:=CONCATENATE([.H1206]; IF(ISTEXT([.B1206]); CONCATENATE(&quot; {&quot;;[.B1206];&quot;}&quot;);&quot;&quot;))" office:value-type="string" office:string-value="imperativa" calcext:value-type="string">
            <text:p>imperativa</text:p>
          </table:table-cell>
          <table:table-cell table:formula="of:=IF(ISTEXT([.I1206]);[.I1206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headlong</text:p>
          </table:table-cell>
          <table:table-cell/>
          <table:table-cell office:value-type="string" calcext:value-type="string">
            <text:p>headlong</text:p>
          </table:table-cell>
          <table:table-cell office:value-type="string" calcext:value-type="string">
            <text:p>impete</text:p>
          </table:table-cell>
          <table:table-cell office:value-type="string" calcext:value-type="string">
            <text:p>rushing unreservedly</text:p>
          </table:table-cell>
          <table:table-cell/>
          <table:table-cell table:formula="of:=IF(ISTEXT([.G1207]);[.G1207];&quot;&quot;)" office:value-type="string" office:string-value="headlong" calcext:value-type="string">
            <text:p>headlong</text:p>
          </table:table-cell>
          <table:table-cell table:formula="of:=CONCATENATE([.H1207]; IF(ISTEXT([.B1207]); CONCATENATE(&quot; {&quot;;[.B1207];&quot;}&quot;);&quot;&quot;))" office:value-type="string" office:string-value="impete" calcext:value-type="string">
            <text:p>impete</text:p>
          </table:table-cell>
          <table:table-cell table:formula="of:=IF(ISTEXT([.I1207]);[.I1207];&quot;&quot;)" office:value-type="string" office:string-value="rushing unreservedly" calcext:value-type="string">
            <text:p>rushing unreservedly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mpulse</text:p>
          </table:table-cell>
          <table:table-cell/>
          <table:table-cell office:value-type="string" calcext:value-type="string">
            <text:p>impulse</text:p>
          </table:table-cell>
          <table:table-cell office:value-type="string" calcext:value-type="string">
            <text:p>impulso</text:p>
          </table:table-cell>
          <table:table-cell table:number-columns-repeated="2"/>
          <table:table-cell table:formula="of:=IF(ISTEXT([.G1208]);[.G1208];&quot;&quot;)" office:value-type="string" office:string-value="impulse" calcext:value-type="string">
            <text:p>impulse</text:p>
          </table:table-cell>
          <table:table-cell table:formula="of:=CONCATENATE([.H1208]; IF(ISTEXT([.B1208]); CONCATENATE(&quot; {&quot;;[.B1208];&quot;}&quot;);&quot;&quot;))" office:value-type="string" office:string-value="impulso" calcext:value-type="string">
            <text:p>impulso</text:p>
          </table:table-cell>
          <table:table-cell table:formula="of:=IF(ISTEXT([.I1208]);[.I120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ut it on</text:p>
          </table:table-cell>
          <table:table-cell/>
          <table:table-cell office:value-type="string" calcext:value-type="string">
            <text:p>put it on</text:p>
          </table:table-cell>
          <table:table-cell office:value-type="string" calcext:value-type="string">
            <text:p>imputis ĝin al</text:p>
          </table:table-cell>
          <table:table-cell office:value-type="string" calcext:value-type="string">
            <text:p>attribute responsibility </text:p>
          </table:table-cell>
          <table:table-cell/>
          <table:table-cell table:formula="of:=IF(ISTEXT([.G1209]);[.G1209];&quot;&quot;)" office:value-type="string" office:string-value="put it on" calcext:value-type="string">
            <text:p>put it on</text:p>
          </table:table-cell>
          <table:table-cell table:formula="of:=CONCATENATE([.H1209]; IF(ISTEXT([.B1209]); CONCATENATE(&quot; {&quot;;[.B1209];&quot;}&quot;);&quot;&quot;))" office:value-type="string" office:string-value="imputis ĝin al" calcext:value-type="string">
            <text:p>imputis ĝin al</text:p>
          </table:table-cell>
          <table:table-cell table:formula="of:=IF(ISTEXT([.I1209]);[.I1209];&quot;&quot;)" office:value-type="string" office:string-value="attribute responsibility " calcext:value-type="string">
            <text:p>attribute responsibility 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children⁠</text:p>
          </table:table-cell>
          <table:table-cell/>
          <table:table-cell office:value-type="string" calcext:value-type="string">
            <text:p>children⁠</text:p>
          </table:table-cell>
          <table:table-cell office:value-type="string" calcext:value-type="string">
            <text:p>infanoj</text:p>
          </table:table-cell>
          <table:table-cell table:number-columns-repeated="2"/>
          <table:table-cell table:formula="of:=IF(ISTEXT([.G1210]);[.G1210];&quot;&quot;)" office:value-type="string" office:string-value="children⁠" calcext:value-type="string">
            <text:p>children⁠</text:p>
          </table:table-cell>
          <table:table-cell table:formula="of:=CONCATENATE([.H1210]; IF(ISTEXT([.B1210]); CONCATENATE(&quot; {&quot;;[.B1210];&quot;}&quot;);&quot;&quot;))" office:value-type="string" office:string-value="infanoj" calcext:value-type="string">
            <text:p>infanoj</text:p>
          </table:table-cell>
          <table:table-cell table:formula="of:=IF(ISTEXT([.I1210]);[.I121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children</text:p>
          </table:table-cell>
          <table:table-cell/>
          <table:table-cell office:value-type="string" calcext:value-type="string">
            <text:p>children</text:p>
          </table:table-cell>
          <table:table-cell office:value-type="string" calcext:value-type="string">
            <text:p>infanoj</text:p>
          </table:table-cell>
          <table:table-cell table:number-columns-repeated="2"/>
          <table:table-cell table:formula="of:=IF(ISTEXT([.G1211]);[.G1211];&quot;&quot;)" office:value-type="string" office:string-value="children" calcext:value-type="string">
            <text:p>children</text:p>
          </table:table-cell>
          <table:table-cell table:formula="of:=CONCATENATE([.H1211]; IF(ISTEXT([.B1211]); CONCATENATE(&quot; {&quot;;[.B1211];&quot;}&quot;);&quot;&quot;))" office:value-type="string" office:string-value="infanoj" calcext:value-type="string">
            <text:p>infanoj</text:p>
          </table:table-cell>
          <table:table-cell table:formula="of:=IF(ISTEXT([.I1211]);[.I121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nfluential</text:p>
          </table:table-cell>
          <table:table-cell/>
          <table:table-cell office:value-type="string" calcext:value-type="string">
            <text:p>influential</text:p>
          </table:table-cell>
          <table:table-cell office:value-type="string" calcext:value-type="string">
            <text:p>influa</text:p>
          </table:table-cell>
          <table:table-cell table:number-columns-repeated="2"/>
          <table:table-cell table:formula="of:=IF(ISTEXT([.G1212]);[.G1212];&quot;&quot;)" office:value-type="string" office:string-value="influential" calcext:value-type="string">
            <text:p>influential</text:p>
          </table:table-cell>
          <table:table-cell table:formula="of:=CONCATENATE([.H1212]; IF(ISTEXT([.B1212]); CONCATENATE(&quot; {&quot;;[.B1212];&quot;}&quot;);&quot;&quot;))" office:value-type="string" office:string-value="influa" calcext:value-type="string">
            <text:p>influa</text:p>
          </table:table-cell>
          <table:table-cell table:formula="of:=IF(ISTEXT([.I1212]);[.I121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nfluence</text:p>
          </table:table-cell>
          <table:table-cell/>
          <table:table-cell office:value-type="string" calcext:value-type="string">
            <text:p>influence</text:p>
          </table:table-cell>
          <table:table-cell office:value-type="string" calcext:value-type="string">
            <text:p>influo</text:p>
          </table:table-cell>
          <table:table-cell table:number-columns-repeated="2"/>
          <table:table-cell table:formula="of:=IF(ISTEXT([.G1213]);[.G1213];&quot;&quot;)" office:value-type="string" office:string-value="influence" calcext:value-type="string">
            <text:p>influence</text:p>
          </table:table-cell>
          <table:table-cell table:formula="of:=CONCATENATE([.H1213]; IF(ISTEXT([.B1213]); CONCATENATE(&quot; {&quot;;[.B1213];&quot;}&quot;);&quot;&quot;))" office:value-type="string" office:string-value="influo" calcext:value-type="string">
            <text:p>influo</text:p>
          </table:table-cell>
          <table:table-cell table:formula="of:=IF(ISTEXT([.I1213]);[.I121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nstinct</text:p>
          </table:table-cell>
          <table:table-cell/>
          <table:table-cell office:value-type="string" calcext:value-type="string">
            <text:p>instinct</text:p>
          </table:table-cell>
          <table:table-cell office:value-type="string" calcext:value-type="string">
            <text:p>instinkto</text:p>
          </table:table-cell>
          <table:table-cell table:number-columns-repeated="2"/>
          <table:table-cell table:formula="of:=IF(ISTEXT([.G1214]);[.G1214];&quot;&quot;)" office:value-type="string" office:string-value="instinct" calcext:value-type="string">
            <text:p>instinct</text:p>
          </table:table-cell>
          <table:table-cell table:formula="of:=CONCATENATE([.H1214]; IF(ISTEXT([.B1214]); CONCATENATE(&quot; {&quot;;[.B1214];&quot;}&quot;);&quot;&quot;))" office:value-type="string" office:string-value="instinkto" calcext:value-type="string">
            <text:p>instinkto</text:p>
          </table:table-cell>
          <table:table-cell table:formula="of:=IF(ISTEXT([.I1214]);[.I121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nstitution</text:p>
          </table:table-cell>
          <table:table-cell/>
          <table:table-cell office:value-type="string" calcext:value-type="string">
            <text:p>institution</text:p>
          </table:table-cell>
          <table:table-cell office:value-type="string" calcext:value-type="string">
            <text:p>institucio</text:p>
          </table:table-cell>
          <table:table-cell table:number-columns-repeated="2"/>
          <table:table-cell table:formula="of:=IF(ISTEXT([.G1215]);[.G1215];&quot;&quot;)" office:value-type="string" office:string-value="institution" calcext:value-type="string">
            <text:p>institution</text:p>
          </table:table-cell>
          <table:table-cell table:formula="of:=CONCATENATE([.H1215]; IF(ISTEXT([.B1215]); CONCATENATE(&quot; {&quot;;[.B1215];&quot;}&quot;);&quot;&quot;))" office:value-type="string" office:string-value="institucio" calcext:value-type="string">
            <text:p>institucio</text:p>
          </table:table-cell>
          <table:table-cell table:formula="of:=IF(ISTEXT([.I1215]);[.I121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urpose</text:p>
          </table:table-cell>
          <table:table-cell/>
          <table:table-cell office:value-type="string" calcext:value-type="string">
            <text:p>purpose</text:p>
          </table:table-cell>
          <table:table-cell office:value-type="string" calcext:value-type="string">
            <text:p>intenco</text:p>
          </table:table-cell>
          <table:table-cell table:number-columns-repeated="2"/>
          <table:table-cell table:formula="of:=IF(ISTEXT([.G1216]);[.G1216];&quot;&quot;)" office:value-type="string" office:string-value="purpose" calcext:value-type="string">
            <text:p>purpose</text:p>
          </table:table-cell>
          <table:table-cell table:formula="of:=CONCATENATE([.H1216]; IF(ISTEXT([.B1216]); CONCATENATE(&quot; {&quot;;[.B1216];&quot;}&quot;);&quot;&quot;))" office:value-type="string" office:string-value="intenco" calcext:value-type="string">
            <text:p>intenco</text:p>
          </table:table-cell>
          <table:table-cell table:formula="of:=IF(ISTEXT([.I1216]);[.I1216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ntense</text:p>
          </table:table-cell>
          <table:table-cell/>
          <table:table-cell office:value-type="string" calcext:value-type="string">
            <text:p>intense</text:p>
          </table:table-cell>
          <table:table-cell office:value-type="string" calcext:value-type="string">
            <text:p>intensa</text:p>
          </table:table-cell>
          <table:table-cell table:number-columns-repeated="2"/>
          <table:table-cell table:formula="of:=IF(ISTEXT([.G1217]);[.G1217];&quot;&quot;)" office:value-type="string" office:string-value="intense" calcext:value-type="string">
            <text:p>intense</text:p>
          </table:table-cell>
          <table:table-cell table:formula="of:=CONCATENATE([.H1217]; IF(ISTEXT([.B1217]); CONCATENATE(&quot; {&quot;;[.B1217];&quot;}&quot;);&quot;&quot;))" office:value-type="string" office:string-value="intensa" calcext:value-type="string">
            <text:p>intensa</text:p>
          </table:table-cell>
          <table:table-cell table:formula="of:=IF(ISTEXT([.I1217]);[.I121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flood</text:p>
          </table:table-cell>
          <table:table-cell/>
          <table:table-cell office:value-type="string" calcext:value-type="string">
            <text:p>flood</text:p>
          </table:table-cell>
          <table:table-cell office:value-type="string" calcext:value-type="string">
            <text:p>inundo</text:p>
          </table:table-cell>
          <table:table-cell table:number-columns-repeated="2"/>
          <table:table-cell table:formula="of:=IF(ISTEXT([.G1218]);[.G1218];&quot;&quot;)" office:value-type="string" office:string-value="flood" calcext:value-type="string">
            <text:p>flood</text:p>
          </table:table-cell>
          <table:table-cell table:formula="of:=CONCATENATE([.H1218]; IF(ISTEXT([.B1218]); CONCATENATE(&quot; {&quot;;[.B1218];&quot;}&quot;);&quot;&quot;))" office:value-type="string" office:string-value="inundo" calcext:value-type="string">
            <text:p>inundo</text:p>
          </table:table-cell>
          <table:table-cell table:formula="of:=IF(ISTEXT([.I1218]);[.I121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rather</text:p>
          </table:table-cell>
          <table:table-cell/>
          <table:table-cell office:value-type="string" calcext:value-type="string">
            <text:p>rather</text:p>
          </table:table-cell>
          <table:table-cell office:value-type="string" calcext:value-type="string">
            <text:p>iomete</text:p>
          </table:table-cell>
          <table:table-cell office:value-type="string" calcext:value-type="string">
            <text:p>to some degree</text:p>
          </table:table-cell>
          <table:table-cell/>
          <table:table-cell table:formula="of:=IF(ISTEXT([.G1219]);[.G1219];&quot;&quot;)" office:value-type="string" office:string-value="rather" calcext:value-type="string">
            <text:p>rather</text:p>
          </table:table-cell>
          <table:table-cell table:formula="of:=CONCATENATE([.H1219]; IF(ISTEXT([.B1219]); CONCATENATE(&quot; {&quot;;[.B1219];&quot;}&quot;);&quot;&quot;))" office:value-type="string" office:string-value="iomete" calcext:value-type="string">
            <text:p>iomete</text:p>
          </table:table-cell>
          <table:table-cell table:formula="of:=IF(ISTEXT([.I1219]);[.I1219];&quot;&quot;)" office:value-type="string" office:string-value="to some degree" calcext:value-type="string">
            <text:p>to some degree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ent</text:p>
          </table:table-cell>
          <table:table-cell/>
          <table:table-cell office:value-type="string" calcext:value-type="string">
            <text:p>went</text:p>
          </table:table-cell>
          <table:table-cell office:value-type="string" calcext:value-type="string">
            <text:p>iris</text:p>
          </table:table-cell>
          <table:table-cell table:number-columns-repeated="2"/>
          <table:table-cell table:formula="of:=IF(ISTEXT([.G1220]);[.G1220];&quot;&quot;)" office:value-type="string" office:string-value="went" calcext:value-type="string">
            <text:p>went</text:p>
          </table:table-cell>
          <table:table-cell table:formula="of:=CONCATENATE([.H1220]; IF(ISTEXT([.B1220]); CONCATENATE(&quot; {&quot;;[.B1220];&quot;}&quot;);&quot;&quot;))" office:value-type="string" office:string-value="iris" calcext:value-type="string">
            <text:p>iris</text:p>
          </table:table-cell>
          <table:table-cell table:formula="of:=IF(ISTEXT([.I1220]);[.I122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rritating</text:p>
          </table:table-cell>
          <table:table-cell/>
          <table:table-cell office:value-type="string" calcext:value-type="string">
            <text:p>irritating</text:p>
          </table:table-cell>
          <table:table-cell office:value-type="string" calcext:value-type="string">
            <text:p>iritanta</text:p>
          </table:table-cell>
          <table:table-cell table:number-columns-repeated="2"/>
          <table:table-cell table:formula="of:=IF(ISTEXT([.G1221]);[.G1221];&quot;&quot;)" office:value-type="string" office:string-value="irritating" calcext:value-type="string">
            <text:p>irritating</text:p>
          </table:table-cell>
          <table:table-cell table:formula="of:=CONCATENATE([.H1221]; IF(ISTEXT([.B1221]); CONCATENATE(&quot; {&quot;;[.B1221];&quot;}&quot;);&quot;&quot;))" office:value-type="string" office:string-value="iritanta" calcext:value-type="string">
            <text:p>iritanta</text:p>
          </table:table-cell>
          <table:table-cell table:formula="of:=IF(ISTEXT([.I1221]);[.I122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omeone</text:p>
          </table:table-cell>
          <table:table-cell/>
          <table:table-cell office:value-type="string" calcext:value-type="string">
            <text:p>someone</text:p>
          </table:table-cell>
          <table:table-cell office:value-type="string" calcext:value-type="string">
            <text:p>iu</text:p>
          </table:table-cell>
          <table:table-cell table:number-columns-repeated="2"/>
          <table:table-cell table:formula="of:=IF(ISTEXT([.G1222]);[.G1222];&quot;&quot;)" office:value-type="string" office:string-value="someone" calcext:value-type="string">
            <text:p>someone</text:p>
          </table:table-cell>
          <table:table-cell table:formula="of:=CONCATENATE([.H1222]; IF(ISTEXT([.B1222]); CONCATENATE(&quot; {&quot;;[.B1222];&quot;}&quot;);&quot;&quot;))" office:value-type="string" office:string-value="iu" calcext:value-type="string">
            <text:p>iu</text:p>
          </table:table-cell>
          <table:table-cell table:formula="of:=IF(ISTEXT([.I1222]);[.I122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ssidy</text:p>
          </table:table-cell>
          <table:table-cell/>
          <table:table-cell office:value-type="string" calcext:value-type="string">
            <text:p>Issidy</text:p>
          </table:table-cell>
          <table:table-cell office:value-type="string" calcext:value-type="string">
            <text:p>Izidio</text:p>
          </table:table-cell>
          <table:table-cell office:value-type="string" calcext:value-type="string">
            <text:p>woman's first name</text:p>
          </table:table-cell>
          <table:table-cell/>
          <table:table-cell table:formula="of:=IF(ISTEXT([.G1223]);[.G1223];&quot;&quot;)" office:value-type="string" office:string-value="Issidy" calcext:value-type="string">
            <text:p>Issidy</text:p>
          </table:table-cell>
          <table:table-cell table:formula="of:=CONCATENATE([.H1223]; IF(ISTEXT([.B1223]); CONCATENATE(&quot; {&quot;;[.B1223];&quot;}&quot;);&quot;&quot;))" office:value-type="string" office:string-value="Izidio" calcext:value-type="string">
            <text:p>Izidio</text:p>
          </table:table-cell>
          <table:table-cell table:formula="of:=IF(ISTEXT([.I1223]);[.I1223];&quot;&quot;)" office:value-type="string" office:string-value="woman's first name" calcext:value-type="string">
            <text:p>woman's first name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did</text:p>
          </table:table-cell>
          <table:table-cell/>
          <table:table-cell office:value-type="string" calcext:value-type="string">
            <text:p>did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emphasize a verb</text:p>
          </table:table-cell>
          <table:table-cell/>
          <table:table-cell table:formula="of:=IF(ISTEXT([.G1224]);[.G1224];&quot;&quot;)" office:value-type="string" office:string-value="did" calcext:value-type="string">
            <text:p>did</text:p>
          </table:table-cell>
          <table:table-cell table:formula="of:=CONCATENATE([.H1224]; IF(ISTEXT([.B1224]); CONCATENATE(&quot; {&quot;;[.B1224];&quot;}&quot;);&quot;&quot;))" office:value-type="string" office:string-value="ja" calcext:value-type="string">
            <text:p>ja</text:p>
          </table:table-cell>
          <table:table-cell table:formula="of:=IF(ISTEXT([.I1224]);[.I1224];&quot;&quot;)" office:value-type="string" office:string-value="emphasize a verb" calcext:value-type="string">
            <text:p>emphasize a verb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t this very moment</text:p>
          </table:table-cell>
          <table:table-cell/>
          <table:table-cell office:value-type="string" calcext:value-type="string">
            <text:p>at this very moment</text:p>
          </table:table-cell>
          <table:table-cell office:value-type="string" calcext:value-type="string">
            <text:p>je ĉi tiu preciza momento</text:p>
          </table:table-cell>
          <table:table-cell table:number-columns-repeated="2"/>
          <table:table-cell table:formula="of:=IF(ISTEXT([.G1225]);[.G1225];&quot;&quot;)" office:value-type="string" office:string-value="at this very moment" calcext:value-type="string">
            <text:p>at this very moment</text:p>
          </table:table-cell>
          <table:table-cell table:formula="of:=CONCATENATE([.H1225]; IF(ISTEXT([.B1225]); CONCATENATE(&quot; {&quot;;[.B1225];&quot;}&quot;);&quot;&quot;))" office:value-type="string" office:string-value="je ĉi tiu preciza momento" calcext:value-type="string">
            <text:p>je ĉi tiu preciza momento</text:p>
          </table:table-cell>
          <table:table-cell table:formula="of:=IF(ISTEXT([.I1225]);[.I1225];&quot;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PIV</text:p>
          </table:table-cell>
          <table:table-cell office:value-type="string" calcext:value-type="string">
            <text:p>Jove</text:p>
          </table:table-cell>
          <table:table-cell/>
          <table:table-cell office:value-type="string" calcext:value-type="string">
            <text:p>Jove</text:p>
          </table:table-cell>
          <table:table-cell office:value-type="string" calcext:value-type="string">
            <text:p>Jovo</text:p>
          </table:table-cell>
          <table:table-cell office:value-type="string" calcext:value-type="string">
            <text:p>Jupiter</text:p>
          </table:table-cell>
          <table:table-cell/>
          <table:table-cell table:formula="of:=IF(ISTEXT([.G1226]);[.G1226];&quot;&quot;)" office:value-type="string" office:string-value="Jove" calcext:value-type="string">
            <text:p>Jove</text:p>
          </table:table-cell>
          <table:table-cell table:formula="of:=CONCATENATE([.H1226]; IF(ISTEXT([.B1226]); CONCATENATE(&quot; {&quot;;[.B1226];&quot;}&quot;);&quot;&quot;))" office:value-type="string" office:string-value="Jovo" calcext:value-type="string">
            <text:p>Jovo</text:p>
          </table:table-cell>
          <table:table-cell table:formula="of:=IF(ISTEXT([.I1226]);[.I1226];&quot;&quot;)" office:value-type="string" office:string-value="Jupiter" calcext:value-type="string">
            <text:p>Jupiter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aper</text:p>
          </table:table-cell>
          <table:table-cell/>
          <table:table-cell office:value-type="string" calcext:value-type="string">
            <text:p>paper</text:p>
          </table:table-cell>
          <table:table-cell office:value-type="string" calcext:value-type="string">
            <text:p>jurnalo</text:p>
          </table:table-cell>
          <table:table-cell office:value-type="string" calcext:value-type="string">
            <text:p>newspaper</text:p>
          </table:table-cell>
          <table:table-cell/>
          <table:table-cell table:formula="of:=IF(ISTEXT([.G1227]);[.G1227];&quot;&quot;)" office:value-type="string" office:string-value="paper" calcext:value-type="string">
            <text:p>paper</text:p>
          </table:table-cell>
          <table:table-cell table:formula="of:=CONCATENATE([.H1227]; IF(ISTEXT([.B1227]); CONCATENATE(&quot; {&quot;;[.B1227];&quot;}&quot;);&quot;&quot;))" office:value-type="string" office:string-value="jurnalo" calcext:value-type="string">
            <text:p>jurnalo</text:p>
          </table:table-cell>
          <table:table-cell table:formula="of:=IF(ISTEXT([.I1227]);[.I1227];&quot;&quot;)" office:value-type="string" office:string-value="newspaper" calcext:value-type="string">
            <text:p>newspaper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just now</text:p>
          </table:table-cell>
          <table:table-cell/>
          <table:table-cell office:value-type="string" calcext:value-type="string">
            <text:p>just now</text:p>
          </table:table-cell>
          <table:table-cell office:value-type="string" calcext:value-type="string">
            <text:p>ĵus</text:p>
          </table:table-cell>
          <table:table-cell office:value-type="string" calcext:value-type="string">
            <text:p>occuring just a moment before now</text:p>
          </table:table-cell>
          <table:table-cell/>
          <table:table-cell table:formula="of:=IF(ISTEXT([.G1228]);[.G1228];&quot;&quot;)" office:value-type="string" office:string-value="just now" calcext:value-type="string">
            <text:p>just now</text:p>
          </table:table-cell>
          <table:table-cell table:formula="of:=CONCATENATE([.H1228]; IF(ISTEXT([.B1228]); CONCATENATE(&quot; {&quot;;[.B1228];&quot;}&quot;);&quot;&quot;))" office:value-type="string" office:string-value="ĵus" calcext:value-type="string">
            <text:p>ĵus</text:p>
          </table:table-cell>
          <table:table-cell table:formula="of:=IF(ISTEXT([.I1228]);[.I1228];&quot;&quot;)" office:value-type="string" office:string-value="occuring just a moment before now" calcext:value-type="string">
            <text:p>occuring just a moment before now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framework</text:p>
          </table:table-cell>
          <table:table-cell/>
          <table:table-cell office:value-type="string" calcext:value-type="string">
            <text:p>framework</text:p>
          </table:table-cell>
          <table:table-cell office:value-type="string" calcext:value-type="string">
            <text:p>kadraro</text:p>
          </table:table-cell>
          <table:table-cell table:number-columns-repeated="2"/>
          <table:table-cell table:formula="of:=IF(ISTEXT([.G1229]);[.G1229];&quot;&quot;)" office:value-type="string" office:string-value="framework" calcext:value-type="string">
            <text:p>framework</text:p>
          </table:table-cell>
          <table:table-cell table:formula="of:=CONCATENATE([.H1229]; IF(ISTEXT([.B1229]); CONCATENATE(&quot; {&quot;;[.B1229];&quot;}&quot;);&quot;&quot;))" office:value-type="string" office:string-value="kadraro" calcext:value-type="string">
            <text:p>kadraro</text:p>
          </table:table-cell>
          <table:table-cell table:formula="of:=IF(ISTEXT([.I1229]);[.I122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nd</text:p>
          </table:table-cell>
          <table:table-cell/>
          <table:table-cell office:value-type="string" calcext:value-type="string">
            <text:p>and</text:p>
          </table:table-cell>
          <table:table-cell office:value-type="string" calcext:value-type="string">
            <text:p>kaj</text:p>
          </table:table-cell>
          <table:table-cell table:number-columns-repeated="2"/>
          <table:table-cell table:formula="of:=IF(ISTEXT([.G1230]);[.G1230];&quot;&quot;)" office:value-type="string" office:string-value="and" calcext:value-type="string">
            <text:p>and</text:p>
          </table:table-cell>
          <table:table-cell table:formula="of:=CONCATENATE([.H1230]; IF(ISTEXT([.B1230]); CONCATENATE(&quot; {&quot;;[.B1230];&quot;}&quot;);&quot;&quot;))" office:value-type="string" office:string-value="kaj" calcext:value-type="string">
            <text:p>kaj</text:p>
          </table:table-cell>
          <table:table-cell table:formula="of:=IF(ISTEXT([.I1230]);[.I123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headache</text:p>
          </table:table-cell>
          <table:table-cell/>
          <table:table-cell office:value-type="string" calcext:value-type="string">
            <text:p>headache</text:p>
          </table:table-cell>
          <table:table-cell office:value-type="string" calcext:value-type="string">
            <text:p>kapdoloro</text:p>
          </table:table-cell>
          <table:table-cell table:number-columns-repeated="2"/>
          <table:table-cell table:formula="of:=IF(ISTEXT([.G1231]);[.G1231];&quot;&quot;)" office:value-type="string" office:string-value="headache" calcext:value-type="string">
            <text:p>headache</text:p>
          </table:table-cell>
          <table:table-cell table:formula="of:=CONCATENATE([.H1231]; IF(ISTEXT([.B1231]); CONCATENATE(&quot; {&quot;;[.B1231];&quot;}&quot;);&quot;&quot;))" office:value-type="string" office:string-value="kapdoloro" calcext:value-type="string">
            <text:p>kapdoloro</text:p>
          </table:table-cell>
          <table:table-cell table:formula="of:=IF(ISTEXT([.I1231]);[.I123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caught</text:p>
          </table:table-cell>
          <table:table-cell/>
          <table:table-cell office:value-type="string" calcext:value-type="string">
            <text:p>caught</text:p>
          </table:table-cell>
          <table:table-cell office:value-type="string" calcext:value-type="string">
            <text:p>kaptiĝis</text:p>
          </table:table-cell>
          <table:table-cell office:value-type="string" calcext:value-type="string">
            <text:p>become caught as in a trap</text:p>
          </table:table-cell>
          <table:table-cell/>
          <table:table-cell table:formula="of:=IF(ISTEXT([.G1232]);[.G1232];&quot;&quot;)" office:value-type="string" office:string-value="caught" calcext:value-type="string">
            <text:p>caught</text:p>
          </table:table-cell>
          <table:table-cell table:formula="of:=CONCATENATE([.H1232]; IF(ISTEXT([.B1232]); CONCATENATE(&quot; {&quot;;[.B1232];&quot;}&quot;);&quot;&quot;))" office:value-type="string" office:string-value="kaptiĝis" calcext:value-type="string">
            <text:p>kaptiĝis</text:p>
          </table:table-cell>
          <table:table-cell table:formula="of:=IF(ISTEXT([.I1232]);[.I1232];&quot;&quot;)" office:value-type="string" office:string-value="become caught as in a trap" calcext:value-type="string">
            <text:p>become caught as in a trap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s in</text:p>
          </table:table-cell>
          <table:table-cell/>
          <table:table-cell office:value-type="string" calcext:value-type="string">
            <text:p>as in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as if in</text:p>
          </table:table-cell>
          <table:table-cell/>
          <table:table-cell table:formula="of:=IF(ISTEXT([.G1233]);[.G1233];&quot;&quot;)" office:value-type="string" office:string-value="as in" calcext:value-type="string">
            <text:p>as in</text:p>
          </table:table-cell>
          <table:table-cell table:formula="of:=CONCATENATE([.H1233]; IF(ISTEXT([.B1233]); CONCATENATE(&quot; {&quot;;[.B1233];&quot;}&quot;);&quot;&quot;))" office:value-type="string" office:string-value="kiel" calcext:value-type="string">
            <text:p>kiel</text:p>
          </table:table-cell>
          <table:table-cell table:formula="of:=IF(ISTEXT([.I1233]);[.I1233];&quot;&quot;)" office:value-type="string" office:string-value="as if in" calcext:value-type="string">
            <text:p>as if in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s before</text:p>
          </table:table-cell>
          <table:table-cell/>
          <table:table-cell office:value-type="string" calcext:value-type="string">
            <text:p>as before</text:p>
          </table:table-cell>
          <table:table-cell office:value-type="string" calcext:value-type="string">
            <text:p>kiel antaŭe</text:p>
          </table:table-cell>
          <table:table-cell table:number-columns-repeated="2"/>
          <table:table-cell table:formula="of:=IF(ISTEXT([.G1234]);[.G1234];&quot;&quot;)" office:value-type="string" office:string-value="as before" calcext:value-type="string">
            <text:p>as before</text:p>
          </table:table-cell>
          <table:table-cell table:formula="of:=CONCATENATE([.H1234]; IF(ISTEXT([.B1234]); CONCATENATE(&quot; {&quot;;[.B1234];&quot;}&quot;);&quot;&quot;))" office:value-type="string" office:string-value="kiel antaŭe" calcext:value-type="string">
            <text:p>kiel antaŭe</text:p>
          </table:table-cell>
          <table:table-cell table:formula="of:=IF(ISTEXT([.I1234]);[.I123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hat</text:p>
          </table:table-cell>
          <table:table-cell/>
          <table:table-cell office:value-type="string" calcext:value-type="string">
            <text:p>what</text:p>
          </table:table-cell>
          <table:table-cell office:value-type="string" calcext:value-type="string">
            <text:p>kio</text:p>
          </table:table-cell>
          <table:table-cell table:number-columns-repeated="2"/>
          <table:table-cell table:formula="of:=IF(ISTEXT([.G1235]);[.G1235];&quot;&quot;)" office:value-type="string" office:string-value="what" calcext:value-type="string">
            <text:p>what</text:p>
          </table:table-cell>
          <table:table-cell table:formula="of:=CONCATENATE([.H1235]; IF(ISTEXT([.B1235]); CONCATENATE(&quot; {&quot;;[.B1235];&quot;}&quot;);&quot;&quot;))" office:value-type="string" office:string-value="kio" calcext:value-type="string">
            <text:p>kio</text:p>
          </table:table-cell>
          <table:table-cell table:formula="of:=IF(ISTEXT([.I1235]);[.I123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dipping</text:p>
          </table:table-cell>
          <table:table-cell/>
          <table:table-cell office:value-type="string" calcext:value-type="string">
            <text:p>dipping</text:p>
          </table:table-cell>
          <table:table-cell office:value-type="string" calcext:value-type="string">
            <text:p>kliniĝanta</text:p>
          </table:table-cell>
          <table:table-cell office:value-type="string" calcext:value-type="string">
            <text:p>leaning over</text:p>
          </table:table-cell>
          <table:table-cell/>
          <table:table-cell table:formula="of:=IF(ISTEXT([.G1236]);[.G1236];&quot;&quot;)" office:value-type="string" office:string-value="dipping" calcext:value-type="string">
            <text:p>dipping</text:p>
          </table:table-cell>
          <table:table-cell table:formula="of:=CONCATENATE([.H1236]; IF(ISTEXT([.B1236]); CONCATENATE(&quot; {&quot;;[.B1236];&quot;}&quot;);&quot;&quot;))" office:value-type="string" office:string-value="kliniĝanta" calcext:value-type="string">
            <text:p>kliniĝanta</text:p>
          </table:table-cell>
          <table:table-cell table:formula="of:=IF(ISTEXT([.I1236]);[.I1236];&quot;&quot;)" office:value-type="string" office:string-value="leaning over" calcext:value-type="string">
            <text:p>leaning over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luice</text:p>
          </table:table-cell>
          <table:table-cell/>
          <table:table-cell office:value-type="string" calcext:value-type="string">
            <text:p>sluice</text:p>
          </table:table-cell>
          <table:table-cell office:value-type="string" calcext:value-type="string">
            <text:p>kluzo</text:p>
          </table:table-cell>
          <table:table-cell table:number-columns-repeated="2"/>
          <table:table-cell table:formula="of:=IF(ISTEXT([.G1237]);[.G1237];&quot;&quot;)" office:value-type="string" office:string-value="sluice" calcext:value-type="string">
            <text:p>sluice</text:p>
          </table:table-cell>
          <table:table-cell table:formula="of:=CONCATENATE([.H1237]; IF(ISTEXT([.B1237]); CONCATENATE(&quot; {&quot;;[.B1237];&quot;}&quot;);&quot;&quot;))" office:value-type="string" office:string-value="kluzo" calcext:value-type="string">
            <text:p>kluzo</text:p>
          </table:table-cell>
          <table:table-cell table:formula="of:=IF(ISTEXT([.I1237]);[.I123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ent scurrying away</text:p>
          </table:table-cell>
          <table:table-cell/>
          <table:table-cell office:value-type="string" calcext:value-type="string">
            <text:p>went scurrying away</text:p>
          </table:table-cell>
          <table:table-cell office:value-type="string" calcext:value-type="string">
            <text:p>komencis fore krabli</text:p>
          </table:table-cell>
          <table:table-cell table:number-columns-repeated="2"/>
          <table:table-cell table:formula="of:=IF(ISTEXT([.G1238]);[.G1238];&quot;&quot;)" office:value-type="string" office:string-value="went scurrying away" calcext:value-type="string">
            <text:p>went scurrying away</text:p>
          </table:table-cell>
          <table:table-cell table:formula="of:=CONCATENATE([.H1238]; IF(ISTEXT([.B1238]); CONCATENATE(&quot; {&quot;;[.B1238];&quot;}&quot;);&quot;&quot;))" office:value-type="string" office:string-value="komencis fore krabli" calcext:value-type="string">
            <text:p>komencis fore krabli</text:p>
          </table:table-cell>
          <table:table-cell table:formula="of:=IF(ISTEXT([.I1238]);[.I123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complet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kompleta</text:p>
          </table:table-cell>
          <table:table-cell table:number-columns-repeated="2"/>
          <table:table-cell table:formula="of:=IF(ISTEXT([.G1239]);[.G1239];&quot;&quot;)" office:value-type="string" office:string-value="complete" calcext:value-type="string">
            <text:p>complete</text:p>
          </table:table-cell>
          <table:table-cell table:formula="of:=CONCATENATE([.H1239]; IF(ISTEXT([.B1239]); CONCATENATE(&quot; {&quot;;[.B1239];&quot;}&quot;);&quot;&quot;))" office:value-type="string" office:string-value="kompleta" calcext:value-type="string">
            <text:p>kompleta</text:p>
          </table:table-cell>
          <table:table-cell table:formula="of:=IF(ISTEXT([.I1239]);[.I123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realise</text:p>
          </table:table-cell>
          <table:table-cell/>
          <table:table-cell office:value-type="string" calcext:value-type="string">
            <text:p>realise</text:p>
          </table:table-cell>
          <table:table-cell office:value-type="string" calcext:value-type="string">
            <text:p>konscii</text:p>
          </table:table-cell>
          <table:table-cell office:value-type="string" calcext:value-type="string">
            <text:p>be aware</text:p>
          </table:table-cell>
          <table:table-cell/>
          <table:table-cell table:formula="of:=IF(ISTEXT([.G1240]);[.G1240];&quot;&quot;)" office:value-type="string" office:string-value="realise" calcext:value-type="string">
            <text:p>realise</text:p>
          </table:table-cell>
          <table:table-cell table:formula="of:=CONCATENATE([.H1240]; IF(ISTEXT([.B1240]); CONCATENATE(&quot; {&quot;;[.B1240];&quot;}&quot;);&quot;&quot;))" office:value-type="string" office:string-value="konscii" calcext:value-type="string">
            <text:p>konscii</text:p>
          </table:table-cell>
          <table:table-cell table:formula="of:=IF(ISTEXT([.I1240]);[.I1240];&quot;&quot;)" office:value-type="string" office:string-value="be aware" calcext:value-type="string">
            <text:p>be aware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kept</text:p>
          </table:table-cell>
          <table:table-cell/>
          <table:table-cell office:value-type="string" calcext:value-type="string">
            <text:p>kept</text:p>
          </table:table-cell>
          <table:table-cell office:value-type="string" calcext:value-type="string">
            <text:p>konservita</text:p>
          </table:table-cell>
          <table:table-cell table:number-columns-repeated="2"/>
          <table:table-cell table:formula="of:=IF(ISTEXT([.G1241]);[.G1241];&quot;&quot;)" office:value-type="string" office:string-value="kept" calcext:value-type="string">
            <text:p>kept</text:p>
          </table:table-cell>
          <table:table-cell table:formula="of:=CONCATENATE([.H1241]; IF(ISTEXT([.B1241]); CONCATENATE(&quot; {&quot;;[.B1241];&quot;}&quot;);&quot;&quot;))" office:value-type="string" office:string-value="konservita" calcext:value-type="string">
            <text:p>konservita</text:p>
          </table:table-cell>
          <table:table-cell table:formula="of:=IF(ISTEXT([.I1241]);[.I124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dvice</text:p>
          </table:table-cell>
          <table:table-cell/>
          <table:table-cell office:value-type="string" calcext:value-type="string">
            <text:p>advice</text:p>
          </table:table-cell>
          <table:table-cell office:value-type="string" calcext:value-type="string">
            <text:p>konsilo</text:p>
          </table:table-cell>
          <table:table-cell table:number-columns-repeated="2"/>
          <table:table-cell table:formula="of:=IF(ISTEXT([.G1242]);[.G1242];&quot;&quot;)" office:value-type="string" office:string-value="advice" calcext:value-type="string">
            <text:p>advice</text:p>
          </table:table-cell>
          <table:table-cell table:formula="of:=CONCATENATE([.H1242]; IF(ISTEXT([.B1242]); CONCATENATE(&quot; {&quot;;[.B1242];&quot;}&quot;);&quot;&quot;))" office:value-type="string" office:string-value="konsilo" calcext:value-type="string">
            <text:p>konsilo</text:p>
          </table:table-cell>
          <table:table-cell table:formula="of:=IF(ISTEXT([.I1242]);[.I124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consuming beauty</text:p>
          </table:table-cell>
          <table:table-cell/>
          <table:table-cell office:value-type="string" calcext:value-type="string">
            <text:p>consuming beauty</text:p>
          </table:table-cell>
          <table:table-cell office:value-type="string" calcext:value-type="string">
            <text:p>konsumema beleco</text:p>
          </table:table-cell>
          <table:table-cell table:number-columns-repeated="2"/>
          <table:table-cell table:formula="of:=IF(ISTEXT([.G1243]);[.G1243];&quot;&quot;)" office:value-type="string" office:string-value="consuming beauty" calcext:value-type="string">
            <text:p>consuming beauty</text:p>
          </table:table-cell>
          <table:table-cell table:formula="of:=CONCATENATE([.H1243]; IF(ISTEXT([.B1243]); CONCATENATE(&quot; {&quot;;[.B1243];&quot;}&quot;);&quot;&quot;))" office:value-type="string" office:string-value="konsumema beleco" calcext:value-type="string">
            <text:p>konsumema beleco</text:p>
          </table:table-cell>
          <table:table-cell table:formula="of:=IF(ISTEXT([.I1243]);[.I124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fee</text:p>
          </table:table-cell>
          <table:table-cell/>
          <table:table-cell office:value-type="string" calcext:value-type="string">
            <text:p>fee</text:p>
          </table:table-cell>
          <table:table-cell office:value-type="string" calcext:value-type="string">
            <text:p>kotizo</text:p>
          </table:table-cell>
          <table:table-cell table:number-columns-repeated="2"/>
          <table:table-cell table:formula="of:=IF(ISTEXT([.G1244]);[.G1244];&quot;&quot;)" office:value-type="string" office:string-value="fee" calcext:value-type="string">
            <text:p>fee</text:p>
          </table:table-cell>
          <table:table-cell table:formula="of:=CONCATENATE([.H1244]; IF(ISTEXT([.B1244]); CONCATENATE(&quot; {&quot;;[.B1244];&quot;}&quot;);&quot;&quot;))" office:value-type="string" office:string-value="kotizo" calcext:value-type="string">
            <text:p>kotizo</text:p>
          </table:table-cell>
          <table:table-cell table:formula="of:=IF(ISTEXT([.I1244]);[.I124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nto the bargain</text:p>
          </table:table-cell>
          <table:table-cell/>
          <table:table-cell office:value-type="string" calcext:value-type="string">
            <text:p>into the bargain</text:p>
          </table:table-cell>
          <table:table-cell office:value-type="string" calcext:value-type="string">
            <text:p>krome</text:p>
          </table:table-cell>
          <table:table-cell table:number-columns-repeated="2"/>
          <table:table-cell table:formula="of:=IF(ISTEXT([.G1245]);[.G1245];&quot;&quot;)" office:value-type="string" office:string-value="into the bargain" calcext:value-type="string">
            <text:p>into the bargain</text:p>
          </table:table-cell>
          <table:table-cell table:formula="of:=CONCATENATE([.H1245]; IF(ISTEXT([.B1245]); CONCATENATE(&quot; {&quot;;[.B1245];&quot;}&quot;);&quot;&quot;))" office:value-type="string" office:string-value="krome" calcext:value-type="string">
            <text:p>krome</text:p>
          </table:table-cell>
          <table:table-cell table:formula="of:=IF(ISTEXT([.I1245]);[.I124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etc</text:p>
          </table:table-cell>
          <table:table-cell/>
          <table:table-cell office:value-type="string" calcext:value-type="string">
            <text:p>etc</text:p>
          </table:table-cell>
          <table:table-cell office:value-type="string" calcext:value-type="string">
            <text:p>ktp</text:p>
          </table:table-cell>
          <table:table-cell table:number-columns-repeated="2"/>
          <table:table-cell table:formula="of:=IF(ISTEXT([.G1246]);[.G1246];&quot;&quot;)" office:value-type="string" office:string-value="etc" calcext:value-type="string">
            <text:p>etc</text:p>
          </table:table-cell>
          <table:table-cell table:formula="of:=CONCATENATE([.H1246]; IF(ISTEXT([.B1246]); CONCATENATE(&quot; {&quot;;[.B1246];&quot;}&quot;);&quot;&quot;))" office:value-type="string" office:string-value="ktp" calcext:value-type="string">
            <text:p>ktp</text:p>
          </table:table-cell>
          <table:table-cell table:formula="of:=IF(ISTEXT([.I1246]);[.I1246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artner</text:p>
          </table:table-cell>
          <table:table-cell/>
          <table:table-cell office:value-type="string" calcext:value-type="string">
            <text:p>partner</text:p>
          </table:table-cell>
          <table:table-cell office:value-type="string" calcext:value-type="string">
            <text:p>kun'danc'ant'ino</text:p>
          </table:table-cell>
          <table:table-cell office:value-type="string" calcext:value-type="string">
            <text:p>female dance partner</text:p>
          </table:table-cell>
          <table:table-cell/>
          <table:table-cell table:formula="of:=IF(ISTEXT([.G1247]);[.G1247];&quot;&quot;)" office:value-type="string" office:string-value="partner" calcext:value-type="string">
            <text:p>partner</text:p>
          </table:table-cell>
          <table:table-cell table:formula="of:=CONCATENATE([.H1247]; IF(ISTEXT([.B1247]); CONCATENATE(&quot; {&quot;;[.B1247];&quot;}&quot;);&quot;&quot;))" office:value-type="string" office:string-value="kun'danc'ant'ino" calcext:value-type="string">
            <text:p>kun'danc'ant'ino</text:p>
          </table:table-cell>
          <table:table-cell table:formula="of:=IF(ISTEXT([.I1247]);[.I1247];&quot;&quot;)" office:value-type="string" office:string-value="female dance partner" calcext:value-type="string">
            <text:p>female dance partner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meeting</text:p>
          </table:table-cell>
          <table:table-cell/>
          <table:table-cell office:value-type="string" calcext:value-type="string">
            <text:p>meeting</text:p>
          </table:table-cell>
          <table:table-cell office:value-type="string" calcext:value-type="string">
            <text:p>kunveno</text:p>
          </table:table-cell>
          <table:table-cell table:number-columns-repeated="2"/>
          <table:table-cell table:formula="of:=IF(ISTEXT([.G1248]);[.G1248];&quot;&quot;)" office:value-type="string" office:string-value="meeting" calcext:value-type="string">
            <text:p>meeting</text:p>
          </table:table-cell>
          <table:table-cell table:formula="of:=CONCATENATE([.H1248]; IF(ISTEXT([.B1248]); CONCATENATE(&quot; {&quot;;[.B1248];&quot;}&quot;);&quot;&quot;))" office:value-type="string" office:string-value="kunveno" calcext:value-type="string">
            <text:p>kunveno</text:p>
          </table:table-cell>
          <table:table-cell table:formula="of:=IF(ISTEXT([.I1248]);[.I124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reatment</text:p>
          </table:table-cell>
          <table:table-cell/>
          <table:table-cell office:value-type="string" calcext:value-type="string">
            <text:p>treatment</text:p>
          </table:table-cell>
          <table:table-cell office:value-type="string" calcext:value-type="string">
            <text:p>kuracado</text:p>
          </table:table-cell>
          <table:table-cell table:number-columns-repeated="2"/>
          <table:table-cell table:formula="of:=IF(ISTEXT([.G1249]);[.G1249];&quot;&quot;)" office:value-type="string" office:string-value="treatment" calcext:value-type="string">
            <text:p>treatment</text:p>
          </table:table-cell>
          <table:table-cell table:formula="of:=CONCATENATE([.H1249]; IF(ISTEXT([.B1249]); CONCATENATE(&quot; {&quot;;[.B1249];&quot;}&quot;);&quot;&quot;))" office:value-type="string" office:string-value="kuracado" calcext:value-type="string">
            <text:p>kuracado</text:p>
          </table:table-cell>
          <table:table-cell table:formula="of:=IF(ISTEXT([.I1249]);[.I124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doctor</text:p>
          </table:table-cell>
          <table:table-cell/>
          <table:table-cell office:value-type="string" calcext:value-type="string">
            <text:p>doctor</text:p>
          </table:table-cell>
          <table:table-cell office:value-type="string" calcext:value-type="string">
            <text:p>kuracisto</text:p>
          </table:table-cell>
          <table:table-cell office:value-type="string" calcext:value-type="string">
            <text:p>physician</text:p>
          </table:table-cell>
          <table:table-cell/>
          <table:table-cell table:formula="of:=IF(ISTEXT([.G1250]);[.G1250];&quot;&quot;)" office:value-type="string" office:string-value="doctor" calcext:value-type="string">
            <text:p>doctor</text:p>
          </table:table-cell>
          <table:table-cell table:formula="of:=CONCATENATE([.H1250]; IF(ISTEXT([.B1250]); CONCATENATE(&quot; {&quot;;[.B1250];&quot;}&quot;);&quot;&quot;))" office:value-type="string" office:string-value="kuracisto" calcext:value-type="string">
            <text:p>kuracisto</text:p>
          </table:table-cell>
          <table:table-cell table:formula="of:=IF(ISTEXT([.I1250]);[.I1250];&quot;&quot;)" office:value-type="string" office:string-value="physician" calcext:value-type="string">
            <text:p>physician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lucky</text:p>
          </table:table-cell>
          <table:table-cell/>
          <table:table-cell office:value-type="string" calcext:value-type="string">
            <text:p>plucky</text:p>
          </table:table-cell>
          <table:table-cell office:value-type="string" calcext:value-type="string">
            <text:p>kuraĝa</text:p>
          </table:table-cell>
          <table:table-cell table:number-columns-repeated="2"/>
          <table:table-cell table:formula="of:=IF(ISTEXT([.G1251]);[.G1251];&quot;&quot;)" office:value-type="string" office:string-value="plucky" calcext:value-type="string">
            <text:p>plucky</text:p>
          </table:table-cell>
          <table:table-cell table:formula="of:=CONCATENATE([.H1251]; IF(ISTEXT([.B1251]); CONCATENATE(&quot; {&quot;;[.B1251];&quot;}&quot;);&quot;&quot;))" office:value-type="string" office:string-value="kuraĝa" calcext:value-type="string">
            <text:p>kuraĝa</text:p>
          </table:table-cell>
          <table:table-cell table:formula="of:=IF(ISTEXT([.I1251]);[.I125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course of life</text:p>
          </table:table-cell>
          <table:table-cell/>
          <table:table-cell office:value-type="string" calcext:value-type="string">
            <text:p>course of life</text:p>
          </table:table-cell>
          <table:table-cell office:value-type="string" calcext:value-type="string">
            <text:p>kursado de vivo</text:p>
          </table:table-cell>
          <table:table-cell table:number-columns-repeated="2"/>
          <table:table-cell table:formula="of:=IF(ISTEXT([.G1252]);[.G1252];&quot;&quot;)" office:value-type="string" office:string-value="course of life" calcext:value-type="string">
            <text:p>course of life</text:p>
          </table:table-cell>
          <table:table-cell table:formula="of:=CONCATENATE([.H1252]; IF(ISTEXT([.B1252]); CONCATENATE(&quot; {&quot;;[.B1252];&quot;}&quot;);&quot;&quot;))" office:value-type="string" office:string-value="kursado de vivo" calcext:value-type="string">
            <text:p>kursado de vivo</text:p>
          </table:table-cell>
          <table:table-cell table:formula="of:=IF(ISTEXT([.I1252]);[.I125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lthough</text:p>
          </table:table-cell>
          <table:table-cell/>
          <table:table-cell office:value-type="string" calcext:value-type="string">
            <text:p>although</text:p>
          </table:table-cell>
          <table:table-cell office:value-type="string" calcext:value-type="string">
            <text:p>kvankam</text:p>
          </table:table-cell>
          <table:table-cell table:number-columns-repeated="2"/>
          <table:table-cell table:formula="of:=IF(ISTEXT([.G1253]);[.G1253];&quot;&quot;)" office:value-type="string" office:string-value="although" calcext:value-type="string">
            <text:p>although</text:p>
          </table:table-cell>
          <table:table-cell table:formula="of:=CONCATENATE([.H1253]; IF(ISTEXT([.B1253]); CONCATENATE(&quot; {&quot;;[.B1253];&quot;}&quot;);&quot;&quot;))" office:value-type="string" office:string-value="kvankam" calcext:value-type="string">
            <text:p>kvankam</text:p>
          </table:table-cell>
          <table:table-cell table:formula="of:=IF(ISTEXT([.I1253]);[.I125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he</text:p>
          </table:table-cell>
          <table:table-cell/>
          <table:table-cell office:value-type="string" calcext:value-type="string">
            <text:p>the</text:p>
          </table:table-cell>
          <table:table-cell office:value-type="string" calcext:value-type="string">
            <text:p>la</text:p>
          </table:table-cell>
          <table:table-cell table:number-columns-repeated="2"/>
          <table:table-cell table:formula="of:=IF(ISTEXT([.G1254]);[.G1254];&quot;&quot;)" office:value-type="string" office:string-value="the" calcext:value-type="string">
            <text:p>the</text:p>
          </table:table-cell>
          <table:table-cell table:formula="of:=CONCATENATE([.H1254]; IF(ISTEXT([.B1254]); CONCATENATE(&quot; {&quot;;[.B1254];&quot;}&quot;);&quot;&quot;))" office:value-type="string" office:string-value="la" calcext:value-type="string">
            <text:p>la</text:p>
          </table:table-cell>
          <table:table-cell table:formula="of:=IF(ISTEXT([.I1254]);[.I125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he others</text:p>
          </table:table-cell>
          <table:table-cell/>
          <table:table-cell office:value-type="string" calcext:value-type="string">
            <text:p>the others</text:p>
          </table:table-cell>
          <table:table-cell office:value-type="string" calcext:value-type="string">
            <text:p>la aliuloj</text:p>
          </table:table-cell>
          <table:table-cell table:number-columns-repeated="2"/>
          <table:table-cell table:formula="of:=IF(ISTEXT([.G1255]);[.G1255];&quot;&quot;)" office:value-type="string" office:string-value="the others" calcext:value-type="string">
            <text:p>the others</text:p>
          </table:table-cell>
          <table:table-cell table:formula="of:=CONCATENATE([.H1255]; IF(ISTEXT([.B1255]); CONCATENATE(&quot; {&quot;;[.B1255];&quot;}&quot;);&quot;&quot;))" office:value-type="string" office:string-value="la aliuloj" calcext:value-type="string">
            <text:p>la aliuloj</text:p>
          </table:table-cell>
          <table:table-cell table:formula="of:=IF(ISTEXT([.I1255]);[.I125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he side</text:p>
          </table:table-cell>
          <table:table-cell/>
          <table:table-cell office:value-type="string" calcext:value-type="string">
            <text:p>the side</text:p>
          </table:table-cell>
          <table:table-cell office:value-type="string" calcext:value-type="string">
            <text:p>la flanko</text:p>
          </table:table-cell>
          <table:table-cell table:number-columns-repeated="2"/>
          <table:table-cell table:formula="of:=IF(ISTEXT([.G1256]);[.G1256];&quot;&quot;)" office:value-type="string" office:string-value="the side" calcext:value-type="string">
            <text:p>the side</text:p>
          </table:table-cell>
          <table:table-cell table:formula="of:=CONCATENATE([.H1256]; IF(ISTEXT([.B1256]); CONCATENATE(&quot; {&quot;;[.B1256];&quot;}&quot;);&quot;&quot;))" office:value-type="string" office:string-value="la flanko" calcext:value-type="string">
            <text:p>la flanko</text:p>
          </table:table-cell>
          <table:table-cell table:formula="of:=IF(ISTEXT([.I1256]);[.I1256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he female</text:p>
          </table:table-cell>
          <table:table-cell/>
          <table:table-cell office:value-type="string" calcext:value-type="string">
            <text:p>the female</text:p>
          </table:table-cell>
          <table:table-cell office:value-type="string" calcext:value-type="string">
            <text:p>la ino</text:p>
          </table:table-cell>
          <table:table-cell table:number-columns-repeated="2"/>
          <table:table-cell table:formula="of:=IF(ISTEXT([.G1257]);[.G1257];&quot;&quot;)" office:value-type="string" office:string-value="the female" calcext:value-type="string">
            <text:p>the female</text:p>
          </table:table-cell>
          <table:table-cell table:formula="of:=CONCATENATE([.H1257]; IF(ISTEXT([.B1257]); CONCATENATE(&quot; {&quot;;[.B1257];&quot;}&quot;);&quot;&quot;))" office:value-type="string" office:string-value="la ino" calcext:value-type="string">
            <text:p>la ino</text:p>
          </table:table-cell>
          <table:table-cell table:formula="of:=IF(ISTEXT([.I1257]);[.I125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he Campagna</text:p>
          </table:table-cell>
          <table:table-cell/>
          <table:table-cell office:value-type="string" calcext:value-type="string">
            <text:p>the Campagna</text:p>
          </table:table-cell>
          <table:table-cell office:value-type="string" calcext:value-type="string">
            <text:p>la Kamparo</text:p>
          </table:table-cell>
          <table:table-cell office:value-type="string" calcext:value-type="string">
            <text:p>Roman Campagna, countryside around Rome</text:p>
          </table:table-cell>
          <table:table-cell/>
          <table:table-cell table:formula="of:=IF(ISTEXT([.G1258]);[.G1258];&quot;&quot;)" office:value-type="string" office:string-value="the Campagna" calcext:value-type="string">
            <text:p>the Campagna</text:p>
          </table:table-cell>
          <table:table-cell table:formula="of:=CONCATENATE([.H1258]; IF(ISTEXT([.B1258]); CONCATENATE(&quot; {&quot;;[.B1258];&quot;}&quot;);&quot;&quot;))" office:value-type="string" office:string-value="la Kamparo" calcext:value-type="string">
            <text:p>la Kamparo</text:p>
          </table:table-cell>
          <table:table-cell table:formula="of:=IF(ISTEXT([.I1258]);[.I1258];&quot;&quot;)" office:value-type="string" office:string-value="Roman Campagna, countryside around Rome" calcext:value-type="string">
            <text:p>Roman Campagna, countryside around Rome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he latter</text:p>
          </table:table-cell>
          <table:table-cell/>
          <table:table-cell office:value-type="string" calcext:value-type="string">
            <text:p>the latter</text:p>
          </table:table-cell>
          <table:table-cell office:value-type="string" calcext:value-type="string">
            <text:p>la lasta</text:p>
          </table:table-cell>
          <table:table-cell table:number-columns-repeated="2"/>
          <table:table-cell table:formula="of:=IF(ISTEXT([.G1259]);[.G1259];&quot;&quot;)" office:value-type="string" office:string-value="the latter" calcext:value-type="string">
            <text:p>the latter</text:p>
          </table:table-cell>
          <table:table-cell table:formula="of:=CONCATENATE([.H1259]; IF(ISTEXT([.B1259]); CONCATENATE(&quot; {&quot;;[.B1259];&quot;}&quot;);&quot;&quot;))" office:value-type="string" office:string-value="la lasta" calcext:value-type="string">
            <text:p>la lasta</text:p>
          </table:table-cell>
          <table:table-cell table:formula="of:=IF(ISTEXT([.I1259]);[.I125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he way</text:p>
          </table:table-cell>
          <table:table-cell/>
          <table:table-cell office:value-type="string" calcext:value-type="string">
            <text:p>the way</text:p>
          </table:table-cell>
          <table:table-cell office:value-type="string" calcext:value-type="string">
            <text:p>la maniero kiel</text:p>
          </table:table-cell>
          <table:table-cell office:value-type="string" calcext:value-type="string">
            <text:p>manner in which</text:p>
          </table:table-cell>
          <table:table-cell/>
          <table:table-cell table:formula="of:=IF(ISTEXT([.G1260]);[.G1260];&quot;&quot;)" office:value-type="string" office:string-value="the way" calcext:value-type="string">
            <text:p>the way</text:p>
          </table:table-cell>
          <table:table-cell table:formula="of:=CONCATENATE([.H1260]; IF(ISTEXT([.B1260]); CONCATENATE(&quot; {&quot;;[.B1260];&quot;}&quot;);&quot;&quot;))" office:value-type="string" office:string-value="la maniero kiel" calcext:value-type="string">
            <text:p>la maniero kiel</text:p>
          </table:table-cell>
          <table:table-cell table:formula="of:=IF(ISTEXT([.I1260]);[.I1260];&quot;&quot;)" office:value-type="string" office:string-value="manner in which" calcext:value-type="string">
            <text:p>manner in which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he male</text:p>
          </table:table-cell>
          <table:table-cell/>
          <table:table-cell office:value-type="string" calcext:value-type="string">
            <text:p>the male</text:p>
          </table:table-cell>
          <table:table-cell office:value-type="string" calcext:value-type="string">
            <text:p>la masklo</text:p>
          </table:table-cell>
          <table:table-cell table:number-columns-repeated="2"/>
          <table:table-cell table:formula="of:=IF(ISTEXT([.G1261]);[.G1261];&quot;&quot;)" office:value-type="string" office:string-value="the male" calcext:value-type="string">
            <text:p>the male</text:p>
          </table:table-cell>
          <table:table-cell table:formula="of:=CONCATENATE([.H1261]; IF(ISTEXT([.B1261]); CONCATENATE(&quot; {&quot;;[.B1261];&quot;}&quot;);&quot;&quot;))" office:value-type="string" office:string-value="la masklo" calcext:value-type="string">
            <text:p>la masklo</text:p>
          </table:table-cell>
          <table:table-cell table:formula="of:=IF(ISTEXT([.I1261]);[.I126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hardworking</text:p>
          </table:table-cell>
          <table:table-cell/>
          <table:table-cell office:value-type="string" calcext:value-type="string">
            <text:p>hardworking</text:p>
          </table:table-cell>
          <table:table-cell office:value-type="string" calcext:value-type="string">
            <text:p>laborema</text:p>
          </table:table-cell>
          <table:table-cell table:number-columns-repeated="2"/>
          <table:table-cell table:formula="of:=IF(ISTEXT([.G1262]);[.G1262];&quot;&quot;)" office:value-type="string" office:string-value="hardworking" calcext:value-type="string">
            <text:p>hardworking</text:p>
          </table:table-cell>
          <table:table-cell table:formula="of:=CONCATENATE([.H1262]; IF(ISTEXT([.B1262]); CONCATENATE(&quot; {&quot;;[.B1262];&quot;}&quot;);&quot;&quot;))" office:value-type="string" office:string-value="laborema" calcext:value-type="string">
            <text:p>laborema</text:p>
          </table:table-cell>
          <table:table-cell table:formula="of:=IF(ISTEXT([.I1262]);[.I126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foreman</text:p>
          </table:table-cell>
          <table:table-cell/>
          <table:table-cell office:value-type="string" calcext:value-type="string">
            <text:p>foreman</text:p>
          </table:table-cell>
          <table:table-cell office:value-type="string" calcext:value-type="string">
            <text:p>laborestro</text:p>
          </table:table-cell>
          <table:table-cell table:number-columns-repeated="2"/>
          <table:table-cell table:formula="of:=IF(ISTEXT([.G1263]);[.G1263];&quot;&quot;)" office:value-type="string" office:string-value="foreman" calcext:value-type="string">
            <text:p>foreman</text:p>
          </table:table-cell>
          <table:table-cell table:formula="of:=CONCATENATE([.H1263]; IF(ISTEXT([.B1263]); CONCATENATE(&quot; {&quot;;[.B1263];&quot;}&quot;);&quot;&quot;))" office:value-type="string" office:string-value="laborestro" calcext:value-type="string">
            <text:p>laborestro</text:p>
          </table:table-cell>
          <table:table-cell table:formula="of:=IF(ISTEXT([.I1263]);[.I126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orkman</text:p>
          </table:table-cell>
          <table:table-cell/>
          <table:table-cell office:value-type="string" calcext:value-type="string">
            <text:p>workman</text:p>
          </table:table-cell>
          <table:table-cell office:value-type="string" calcext:value-type="string">
            <text:p>laboristo⁠</text:p>
          </table:table-cell>
          <table:table-cell table:number-columns-repeated="2"/>
          <table:table-cell table:formula="of:=IF(ISTEXT([.G1264]);[.G1264];&quot;&quot;)" office:value-type="string" office:string-value="workman" calcext:value-type="string">
            <text:p>workman</text:p>
          </table:table-cell>
          <table:table-cell table:formula="of:=CONCATENATE([.H1264]; IF(ISTEXT([.B1264]); CONCATENATE(&quot; {&quot;;[.B1264];&quot;}&quot;);&quot;&quot;))" office:value-type="string" office:string-value="laboristo⁠" calcext:value-type="string">
            <text:p>laboristo⁠</text:p>
          </table:table-cell>
          <table:table-cell table:formula="of:=IF(ISTEXT([.I1264]);[.I126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labour</text:p>
          </table:table-cell>
          <table:table-cell/>
          <table:table-cell office:value-type="string" calcext:value-type="string">
            <text:p>labour</text:p>
          </table:table-cell>
          <table:table-cell office:value-type="string" calcext:value-type="string">
            <text:p>laboro</text:p>
          </table:table-cell>
          <table:table-cell table:number-columns-repeated="2"/>
          <table:table-cell table:formula="of:=IF(ISTEXT([.G1265]);[.G1265];&quot;&quot;)" office:value-type="string" office:string-value="labour" calcext:value-type="string">
            <text:p>labour</text:p>
          </table:table-cell>
          <table:table-cell table:formula="of:=CONCATENATE([.H1265]; IF(ISTEXT([.B1265]); CONCATENATE(&quot; {&quot;;[.B1265];&quot;}&quot;);&quot;&quot;))" office:value-type="string" office:string-value="laboro" calcext:value-type="string">
            <text:p>laboro</text:p>
          </table:table-cell>
          <table:table-cell table:formula="of:=IF(ISTEXT([.I1265]);[.I126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eary</text:p>
          </table:table-cell>
          <table:table-cell/>
          <table:table-cell office:value-type="string" calcext:value-type="string">
            <text:p>weary</text:p>
          </table:table-cell>
          <table:table-cell office:value-type="string" calcext:value-type="string">
            <text:p>laca</text:p>
          </table:table-cell>
          <table:table-cell table:number-columns-repeated="2"/>
          <table:table-cell table:formula="of:=IF(ISTEXT([.G1266]);[.G1266];&quot;&quot;)" office:value-type="string" office:string-value="weary" calcext:value-type="string">
            <text:p>weary</text:p>
          </table:table-cell>
          <table:table-cell table:formula="of:=CONCATENATE([.H1266]; IF(ISTEXT([.B1266]); CONCATENATE(&quot; {&quot;;[.B1266];&quot;}&quot;);&quot;&quot;))" office:value-type="string" office:string-value="laca" calcext:value-type="string">
            <text:p>laca</text:p>
          </table:table-cell>
          <table:table-cell table:formula="of:=IF(ISTEXT([.I1266]);[.I1266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earily</text:p>
          </table:table-cell>
          <table:table-cell/>
          <table:table-cell office:value-type="string" calcext:value-type="string">
            <text:p>wearily</text:p>
          </table:table-cell>
          <table:table-cell office:value-type="string" calcext:value-type="string">
            <text:p>lace</text:p>
          </table:table-cell>
          <table:table-cell table:number-columns-repeated="2"/>
          <table:table-cell table:formula="of:=IF(ISTEXT([.G1267]);[.G1267];&quot;&quot;)" office:value-type="string" office:string-value="wearily" calcext:value-type="string">
            <text:p>wearily</text:p>
          </table:table-cell>
          <table:table-cell table:formula="of:=CONCATENATE([.H1267]; IF(ISTEXT([.B1267]); CONCATENATE(&quot; {&quot;;[.B1267];&quot;}&quot;);&quot;&quot;))" office:value-type="string" office:string-value="lace" calcext:value-type="string">
            <text:p>lace</text:p>
          </table:table-cell>
          <table:table-cell table:formula="of:=IF(ISTEXT([.I1267]);[.I126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last</text:p>
          </table:table-cell>
          <table:table-cell/>
          <table:table-cell table:number-columns-repeated="2" office:value-type="string" calcext:value-type="string">
            <text:p>last</text:p>
          </table:table-cell>
          <table:table-cell office:value-type="string" calcext:value-type="string">
            <text:p>after all the others</text:p>
          </table:table-cell>
          <table:table-cell/>
          <table:table-cell table:formula="of:=IF(ISTEXT([.G1268]);[.G1268];&quot;&quot;)" office:value-type="string" office:string-value="last" calcext:value-type="string">
            <text:p>last</text:p>
          </table:table-cell>
          <table:table-cell table:formula="of:=CONCATENATE([.H1268]; IF(ISTEXT([.B1268]); CONCATENATE(&quot; {&quot;;[.B1268];&quot;}&quot;);&quot;&quot;))" office:value-type="string" office:string-value="last" calcext:value-type="string">
            <text:p>last</text:p>
          </table:table-cell>
          <table:table-cell table:formula="of:=IF(ISTEXT([.I1268]);[.I1268];&quot;&quot;)" office:value-type="string" office:string-value="after all the others" calcext:value-type="string">
            <text:p>after all the others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ith</text:p>
          </table:table-cell>
          <table:table-cell/>
          <table:table-cell office:value-type="string" calcext:value-type="string">
            <text:p>with</text:p>
          </table:table-cell>
          <table:table-cell office:value-type="string" calcext:value-type="string">
            <text:p>laŭ</text:p>
          </table:table-cell>
          <table:table-cell office:value-type="string" calcext:value-type="string">
            <text:p>along</text:p>
          </table:table-cell>
          <table:table-cell/>
          <table:table-cell table:formula="of:=IF(ISTEXT([.G1269]);[.G1269];&quot;&quot;)" office:value-type="string" office:string-value="with" calcext:value-type="string">
            <text:p>with</text:p>
          </table:table-cell>
          <table:table-cell table:formula="of:=CONCATENATE([.H1269]; IF(ISTEXT([.B1269]); CONCATENATE(&quot; {&quot;;[.B1269];&quot;}&quot;);&quot;&quot;))" office:value-type="string" office:string-value="laŭ" calcext:value-type="string">
            <text:p>laŭ</text:p>
          </table:table-cell>
          <table:table-cell table:formula="of:=IF(ISTEXT([.I1269]);[.I1269];&quot;&quot;)" office:value-type="string" office:string-value="along" calcext:value-type="string">
            <text:p>along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by</text:p>
          </table:table-cell>
          <table:table-cell/>
          <table:table-cell office:value-type="string" calcext:value-type="string">
            <text:p>by</text:p>
          </table:table-cell>
          <table:table-cell office:value-type="string" calcext:value-type="string">
            <text:p>laŭ</text:p>
          </table:table-cell>
          <table:table-cell office:value-type="string" calcext:value-type="string">
            <text:p>according to</text:p>
          </table:table-cell>
          <table:table-cell/>
          <table:table-cell table:formula="of:=IF(ISTEXT([.G1270]);[.G1270];&quot;&quot;)" office:value-type="string" office:string-value="by" calcext:value-type="string">
            <text:p>by</text:p>
          </table:table-cell>
          <table:table-cell table:formula="of:=CONCATENATE([.H1270]; IF(ISTEXT([.B1270]); CONCATENATE(&quot; {&quot;;[.B1270];&quot;}&quot;);&quot;&quot;))" office:value-type="string" office:string-value="laŭ" calcext:value-type="string">
            <text:p>laŭ</text:p>
          </table:table-cell>
          <table:table-cell table:formula="of:=IF(ISTEXT([.I1270]);[.I1270];&quot;&quot;)" office:value-type="string" office:string-value="according to" calcext:value-type="string">
            <text:p>according to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o</text:p>
          </table:table-cell>
          <table:table-cell/>
          <table:table-cell office:value-type="string" calcext:value-type="string">
            <text:p>to</text:p>
          </table:table-cell>
          <table:table-cell office:value-type="string" calcext:value-type="string">
            <text:p>laŭ</text:p>
          </table:table-cell>
          <table:table-cell office:value-type="string" calcext:value-type="string">
            <text:p>in the opinion of</text:p>
          </table:table-cell>
          <table:table-cell/>
          <table:table-cell table:formula="of:=IF(ISTEXT([.G1271]);[.G1271];&quot;&quot;)" office:value-type="string" office:string-value="to" calcext:value-type="string">
            <text:p>to</text:p>
          </table:table-cell>
          <table:table-cell table:formula="of:=CONCATENATE([.H1271]; IF(ISTEXT([.B1271]); CONCATENATE(&quot; {&quot;;[.B1271];&quot;}&quot;);&quot;&quot;))" office:value-type="string" office:string-value="laŭ" calcext:value-type="string">
            <text:p>laŭ</text:p>
          </table:table-cell>
          <table:table-cell table:formula="of:=IF(ISTEXT([.I1271]);[.I1271];&quot;&quot;)" office:value-type="string" office:string-value="in the opinion of" calcext:value-type="string">
            <text:p>in the opinion of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reader</text:p>
          </table:table-cell>
          <table:table-cell/>
          <table:table-cell office:value-type="string" calcext:value-type="string">
            <text:p>reader</text:p>
          </table:table-cell>
          <table:table-cell office:value-type="string" calcext:value-type="string">
            <text:p>leganto</text:p>
          </table:table-cell>
          <table:table-cell table:number-columns-repeated="2"/>
          <table:table-cell table:formula="of:=IF(ISTEXT([.G1272]);[.G1272];&quot;&quot;)" office:value-type="string" office:string-value="reader" calcext:value-type="string">
            <text:p>reader</text:p>
          </table:table-cell>
          <table:table-cell table:formula="of:=CONCATENATE([.H1272]; IF(ISTEXT([.B1272]); CONCATENATE(&quot; {&quot;;[.B1272];&quot;}&quot;);&quot;&quot;))" office:value-type="string" office:string-value="leganto" calcext:value-type="string">
            <text:p>leganto</text:p>
          </table:table-cell>
          <table:table-cell table:formula="of:=IF(ISTEXT([.I1272]);[.I127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lightness</text:p>
          </table:table-cell>
          <table:table-cell/>
          <table:table-cell office:value-type="string" calcext:value-type="string">
            <text:p>lightness</text:p>
          </table:table-cell>
          <table:table-cell office:value-type="string" calcext:value-type="string">
            <text:p>leĝereco</text:p>
          </table:table-cell>
          <table:table-cell office:value-type="string" calcext:value-type="string">
            <text:p>nonchalance</text:p>
          </table:table-cell>
          <table:table-cell/>
          <table:table-cell table:formula="of:=IF(ISTEXT([.G1273]);[.G1273];&quot;&quot;)" office:value-type="string" office:string-value="lightness" calcext:value-type="string">
            <text:p>lightness</text:p>
          </table:table-cell>
          <table:table-cell table:formula="of:=CONCATENATE([.H1273]; IF(ISTEXT([.B1273]); CONCATENATE(&quot; {&quot;;[.B1273];&quot;}&quot;);&quot;&quot;))" office:value-type="string" office:string-value="leĝereco" calcext:value-type="string">
            <text:p>leĝereco</text:p>
          </table:table-cell>
          <table:table-cell table:formula="of:=IF(ISTEXT([.I1273]);[.I1273];&quot;&quot;)" office:value-type="string" office:string-value="nonchalance" calcext:value-type="string">
            <text:p>nonchalance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note</text:p>
          </table:table-cell>
          <table:table-cell/>
          <table:table-cell office:value-type="string" calcext:value-type="string">
            <text:p>note</text:p>
          </table:table-cell>
          <table:table-cell office:value-type="string" calcext:value-type="string">
            <text:p>letereto</text:p>
          </table:table-cell>
          <table:table-cell office:value-type="string" calcext:value-type="string">
            <text:p>short letter written to someone else</text:p>
          </table:table-cell>
          <table:table-cell/>
          <table:table-cell table:formula="of:=IF(ISTEXT([.G1274]);[.G1274];&quot;&quot;)" office:value-type="string" office:string-value="note" calcext:value-type="string">
            <text:p>note</text:p>
          </table:table-cell>
          <table:table-cell table:formula="of:=CONCATENATE([.H1274]; IF(ISTEXT([.B1274]); CONCATENATE(&quot; {&quot;;[.B1274];&quot;}&quot;);&quot;&quot;))" office:value-type="string" office:string-value="letereto" calcext:value-type="string">
            <text:p>letereto</text:p>
          </table:table-cell>
          <table:table-cell table:formula="of:=IF(ISTEXT([.I1274]);[.I1274];&quot;&quot;)" office:value-type="string" office:string-value="short letter written to someone else" calcext:value-type="string">
            <text:p>short letter written to someone else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he</text:p>
          </table:table-cell>
          <table:table-cell/>
          <table:table-cell office:value-type="string" calcext:value-type="string">
            <text:p>he</text:p>
          </table:table-cell>
          <table:table-cell office:value-type="string" calcext:value-type="string">
            <text:p>li</text:p>
          </table:table-cell>
          <table:table-cell table:number-columns-repeated="2"/>
          <table:table-cell table:formula="of:=IF(ISTEXT([.G1275]);[.G1275];&quot;&quot;)" office:value-type="string" office:string-value="he" calcext:value-type="string">
            <text:p>he</text:p>
          </table:table-cell>
          <table:table-cell table:formula="of:=CONCATENATE([.H1275]; IF(ISTEXT([.B1275]); CONCATENATE(&quot; {&quot;;[.B1275];&quot;}&quot;);&quot;&quot;))" office:value-type="string" office:string-value="li" calcext:value-type="string">
            <text:p>li</text:p>
          </table:table-cell>
          <table:table-cell table:formula="of:=IF(ISTEXT([.I1275]);[.I127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him</text:p>
          </table:table-cell>
          <table:table-cell/>
          <table:table-cell office:value-type="string" calcext:value-type="string">
            <text:p>him</text:p>
          </table:table-cell>
          <table:table-cell office:value-type="string" calcext:value-type="string">
            <text:p>li</text:p>
          </table:table-cell>
          <table:table-cell table:number-columns-repeated="2"/>
          <table:table-cell table:formula="of:=IF(ISTEXT([.G1276]);[.G1276];&quot;&quot;)" office:value-type="string" office:string-value="him" calcext:value-type="string">
            <text:p>him</text:p>
          </table:table-cell>
          <table:table-cell table:formula="of:=CONCATENATE([.H1276]; IF(ISTEXT([.B1276]); CONCATENATE(&quot; {&quot;;[.B1276];&quot;}&quot;);&quot;&quot;))" office:value-type="string" office:string-value="li" calcext:value-type="string">
            <text:p>li</text:p>
          </table:table-cell>
          <table:table-cell table:formula="of:=IF(ISTEXT([.I1276]);[.I1276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ooden</text:p>
          </table:table-cell>
          <table:table-cell/>
          <table:table-cell office:value-type="string" calcext:value-type="string">
            <text:p>wooden</text:p>
          </table:table-cell>
          <table:table-cell office:value-type="string" calcext:value-type="string">
            <text:p>ligna</text:p>
          </table:table-cell>
          <table:table-cell table:number-columns-repeated="2"/>
          <table:table-cell table:formula="of:=IF(ISTEXT([.G1277]);[.G1277];&quot;&quot;)" office:value-type="string" office:string-value="wooden" calcext:value-type="string">
            <text:p>wooden</text:p>
          </table:table-cell>
          <table:table-cell table:formula="of:=CONCATENATE([.H1277]; IF(ISTEXT([.B1277]); CONCATENATE(&quot; {&quot;;[.B1277];&quot;}&quot;);&quot;&quot;))" office:value-type="string" office:string-value="ligna" calcext:value-type="string">
            <text:p>ligna</text:p>
          </table:table-cell>
          <table:table-cell table:formula="of:=IF(ISTEXT([.I1277]);[.I127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wood</text:p>
          </table:table-cell>
          <table:table-cell office:value-type="string" calcext:value-type="string">
            <text:p>ligno</text:p>
          </table:table-cell>
          <table:table-cell table:number-columns-repeated="2"/>
          <table:table-cell table:formula="of:=IF(ISTEXT([.G1278]);[.G1278];&quot;&quot;)" office:value-type="string" office:string-value="wood" calcext:value-type="string">
            <text:p>wood</text:p>
          </table:table-cell>
          <table:table-cell table:formula="of:=CONCATENATE([.H1278]; IF(ISTEXT([.B1278]); CONCATENATE(&quot; {&quot;;[.B1278];&quot;}&quot;);&quot;&quot;))" office:value-type="string" office:string-value="ligno" calcext:value-type="string">
            <text:p>ligno</text:p>
          </table:table-cell>
          <table:table-cell table:formula="of:=IF(ISTEXT([.I1278]);[.I127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local</text:p>
          </table:table-cell>
          <table:table-cell/>
          <table:table-cell office:value-type="string" calcext:value-type="string">
            <text:p>local</text:p>
          </table:table-cell>
          <table:table-cell office:value-type="string" calcext:value-type="string">
            <text:p>loka</text:p>
          </table:table-cell>
          <table:table-cell table:number-columns-repeated="2"/>
          <table:table-cell table:formula="of:=IF(ISTEXT([.G1279]);[.G1279];&quot;&quot;)" office:value-type="string" office:string-value="local" calcext:value-type="string">
            <text:p>local</text:p>
          </table:table-cell>
          <table:table-cell table:formula="of:=CONCATENATE([.H1279]; IF(ISTEXT([.B1279]); CONCATENATE(&quot; {&quot;;[.B1279];&quot;}&quot;);&quot;&quot;))" office:value-type="string" office:string-value="loka" calcext:value-type="string">
            <text:p>loka</text:p>
          </table:table-cell>
          <table:table-cell table:formula="of:=IF(ISTEXT([.I1279]);[.I127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pot</text:p>
          </table:table-cell>
          <table:table-cell/>
          <table:table-cell office:value-type="string" calcext:value-type="string">
            <text:p>spot</text:p>
          </table:table-cell>
          <table:table-cell office:value-type="string" calcext:value-type="string">
            <text:p>loko</text:p>
          </table:table-cell>
          <table:table-cell table:number-columns-repeated="2"/>
          <table:table-cell table:formula="of:=IF(ISTEXT([.G1280]);[.G1280];&quot;&quot;)" office:value-type="string" office:string-value="spot" calcext:value-type="string">
            <text:p>spot</text:p>
          </table:table-cell>
          <table:table-cell table:formula="of:=CONCATENATE([.H1280]; IF(ISTEXT([.B1280]); CONCATENATE(&quot; {&quot;;[.B1280];&quot;}&quot;);&quot;&quot;))" office:value-type="string" office:string-value="loko" calcext:value-type="string">
            <text:p>loko</text:p>
          </table:table-cell>
          <table:table-cell table:formula="of:=IF(ISTEXT([.I1280]);[.I128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place</text:p>
          </table:table-cell>
          <table:table-cell office:value-type="string" calcext:value-type="string">
            <text:p>loko</text:p>
          </table:table-cell>
          <table:table-cell table:number-columns-repeated="2"/>
          <table:table-cell table:formula="of:=IF(ISTEXT([.G1281]);[.G1281];&quot;&quot;)" office:value-type="string" office:string-value="place" calcext:value-type="string">
            <text:p>place</text:p>
          </table:table-cell>
          <table:table-cell table:formula="of:=CONCATENATE([.H1281]; IF(ISTEXT([.B1281]); CONCATENATE(&quot; {&quot;;[.B1281];&quot;}&quot;);&quot;&quot;))" office:value-type="string" office:string-value="loko" calcext:value-type="string">
            <text:p>loko</text:p>
          </table:table-cell>
          <table:table-cell table:formula="of:=IF(ISTEXT([.I1281]);[.I128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luxury</text:p>
          </table:table-cell>
          <table:table-cell/>
          <table:table-cell office:value-type="string" calcext:value-type="string">
            <text:p>luxury</text:p>
          </table:table-cell>
          <table:table-cell office:value-type="string" calcext:value-type="string">
            <text:p>lukso</text:p>
          </table:table-cell>
          <table:table-cell table:number-columns-repeated="2"/>
          <table:table-cell table:formula="of:=IF(ISTEXT([.G1282]);[.G1282];&quot;&quot;)" office:value-type="string" office:string-value="luxury" calcext:value-type="string">
            <text:p>luxury</text:p>
          </table:table-cell>
          <table:table-cell table:formula="of:=CONCATENATE([.H1282]; IF(ISTEXT([.B1282]); CONCATENATE(&quot; {&quot;;[.B1282];&quot;}&quot;);&quot;&quot;))" office:value-type="string" office:string-value="lukso" calcext:value-type="string">
            <text:p>lukso</text:p>
          </table:table-cell>
          <table:table-cell table:formula="of:=IF(ISTEXT([.I1282]);[.I128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cradled</text:p>
          </table:table-cell>
          <table:table-cell/>
          <table:table-cell office:value-type="string" calcext:value-type="string">
            <text:p>cradled</text:p>
          </table:table-cell>
          <table:table-cell office:value-type="string" calcext:value-type="string">
            <text:p>lulita</text:p>
          </table:table-cell>
          <table:table-cell table:number-columns-repeated="2"/>
          <table:table-cell table:formula="of:=IF(ISTEXT([.G1283]);[.G1283];&quot;&quot;)" office:value-type="string" office:string-value="cradled" calcext:value-type="string">
            <text:p>cradled</text:p>
          </table:table-cell>
          <table:table-cell table:formula="of:=CONCATENATE([.H1283]; IF(ISTEXT([.B1283]); CONCATENATE(&quot; {&quot;;[.B1283];&quot;}&quot;);&quot;&quot;))" office:value-type="string" office:string-value="lulita" calcext:value-type="string">
            <text:p>lulita</text:p>
          </table:table-cell>
          <table:table-cell table:formula="of:=IF(ISTEXT([.I1283]);[.I128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light bath</text:p>
          </table:table-cell>
          <table:table-cell/>
          <table:table-cell office:value-type="string" calcext:value-type="string">
            <text:p>light bath</text:p>
          </table:table-cell>
          <table:table-cell office:value-type="string" calcext:value-type="string">
            <text:p>lum'bano</text:p>
          </table:table-cell>
          <table:table-cell office:value-type="string" calcext:value-type="string">
            <text:p>light bath</text:p>
          </table:table-cell>
          <table:table-cell/>
          <table:table-cell table:formula="of:=IF(ISTEXT([.G1284]);[.G1284];&quot;&quot;)" office:value-type="string" office:string-value="light bath" calcext:value-type="string">
            <text:p>light bath</text:p>
          </table:table-cell>
          <table:table-cell table:formula="of:=CONCATENATE([.H1284]; IF(ISTEXT([.B1284]); CONCATENATE(&quot; {&quot;;[.B1284];&quot;}&quot;);&quot;&quot;))" office:value-type="string" office:string-value="lum'bano" calcext:value-type="string">
            <text:p>lum'bano</text:p>
          </table:table-cell>
          <table:table-cell table:formula="of:=IF(ISTEXT([.I1284]);[.I1284];&quot;&quot;)" office:value-type="string" office:string-value="light bath" calcext:value-type="string">
            <text:p>light bath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backwards</text:p>
          </table:table-cell>
          <table:table-cell/>
          <table:table-cell office:value-type="string" calcext:value-type="string">
            <text:p>backwards</text:p>
          </table:table-cell>
          <table:table-cell office:value-type="string" calcext:value-type="string">
            <text:p>malantaŭen</text:p>
          </table:table-cell>
          <table:table-cell table:number-columns-repeated="2"/>
          <table:table-cell table:formula="of:=IF(ISTEXT([.G1285]);[.G1285];&quot;&quot;)" office:value-type="string" office:string-value="backwards" calcext:value-type="string">
            <text:p>backwards</text:p>
          </table:table-cell>
          <table:table-cell table:formula="of:=CONCATENATE([.H1285]; IF(ISTEXT([.B1285]); CONCATENATE(&quot; {&quot;;[.B1285];&quot;}&quot;);&quot;&quot;))" office:value-type="string" office:string-value="malantaŭen" calcext:value-type="string">
            <text:p>malantaŭen</text:p>
          </table:table-cell>
          <table:table-cell table:formula="of:=IF(ISTEXT([.I1285]);[.I128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wful</text:p>
          </table:table-cell>
          <table:table-cell/>
          <table:table-cell office:value-type="string" calcext:value-type="string">
            <text:p>awful</text:p>
          </table:table-cell>
          <table:table-cell office:value-type="string" calcext:value-type="string">
            <text:p>malbonega</text:p>
          </table:table-cell>
          <table:table-cell office:value-type="string" calcext:value-type="string">
            <text:p>very bad</text:p>
          </table:table-cell>
          <table:table-cell/>
          <table:table-cell table:formula="of:=IF(ISTEXT([.G1286]);[.G1286];&quot;&quot;)" office:value-type="string" office:string-value="awful" calcext:value-type="string">
            <text:p>awful</text:p>
          </table:table-cell>
          <table:table-cell table:formula="of:=CONCATENATE([.H1286]; IF(ISTEXT([.B1286]); CONCATENATE(&quot; {&quot;;[.B1286];&quot;}&quot;);&quot;&quot;))" office:value-type="string" office:string-value="malbonega" calcext:value-type="string">
            <text:p>malbonega</text:p>
          </table:table-cell>
          <table:table-cell table:formula="of:=IF(ISTEXT([.I1286]);[.I1286];&quot;&quot;)" office:value-type="string" office:string-value="very bad" calcext:value-type="string">
            <text:p>very bad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open</text:p>
          </table:table-cell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malferma</text:p>
          </table:table-cell>
          <table:table-cell office:value-type="string" calcext:value-type="string">
            <text:p>eg an open opportunity, open as an defining feature</text:p>
          </table:table-cell>
          <table:table-cell/>
          <table:table-cell table:formula="of:=IF(ISTEXT([.G1287]);[.G1287];&quot;&quot;)" office:value-type="string" office:string-value="open" calcext:value-type="string">
            <text:p>open</text:p>
          </table:table-cell>
          <table:table-cell table:formula="of:=CONCATENATE([.H1287]; IF(ISTEXT([.B1287]); CONCATENATE(&quot; {&quot;;[.B1287];&quot;}&quot;);&quot;&quot;))" office:value-type="string" office:string-value="malferma" calcext:value-type="string">
            <text:p>malferma</text:p>
          </table:table-cell>
          <table:table-cell table:formula="of:=IF(ISTEXT([.I1287]);[.I1287];&quot;&quot;)" office:value-type="string" office:string-value="eg an open opportunity, open as an defining feature" calcext:value-type="string">
            <text:p>eg an open opportunity, open as an defining feature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open</text:p>
          </table:table-cell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malfermita</text:p>
          </table:table-cell>
          <table:table-cell office:value-type="string" calcext:value-type="string">
            <text:p>eg door that has been opened</text:p>
          </table:table-cell>
          <table:table-cell/>
          <table:table-cell table:formula="of:=IF(ISTEXT([.G1288]);[.G1288];&quot;&quot;)" office:value-type="string" office:string-value="open" calcext:value-type="string">
            <text:p>open</text:p>
          </table:table-cell>
          <table:table-cell table:formula="of:=CONCATENATE([.H1288]; IF(ISTEXT([.B1288]); CONCATENATE(&quot; {&quot;;[.B1288];&quot;}&quot;);&quot;&quot;))" office:value-type="string" office:string-value="malfermita" calcext:value-type="string">
            <text:p>malfermita</text:p>
          </table:table-cell>
          <table:table-cell table:formula="of:=IF(ISTEXT([.I1288]);[.I1288];&quot;&quot;)" office:value-type="string" office:string-value="eg door that has been opened" calcext:value-type="string">
            <text:p>eg door that has been opened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eak</text:p>
          </table:table-cell>
          <table:table-cell/>
          <table:table-cell office:value-type="string" calcext:value-type="string">
            <text:p>weak</text:p>
          </table:table-cell>
          <table:table-cell office:value-type="string" calcext:value-type="string">
            <text:p>malforta</text:p>
          </table:table-cell>
          <table:table-cell table:number-columns-repeated="2"/>
          <table:table-cell table:formula="of:=IF(ISTEXT([.G1289]);[.G1289];&quot;&quot;)" office:value-type="string" office:string-value="weak" calcext:value-type="string">
            <text:p>weak</text:p>
          </table:table-cell>
          <table:table-cell table:formula="of:=CONCATENATE([.H1289]; IF(ISTEXT([.B1289]); CONCATENATE(&quot; {&quot;;[.B1289];&quot;}&quot;);&quot;&quot;))" office:value-type="string" office:string-value="malforta" calcext:value-type="string">
            <text:p>malforta</text:p>
          </table:table-cell>
          <table:table-cell table:formula="of:=IF(ISTEXT([.I1289]);[.I128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hin-blooded</text:p>
          </table:table-cell>
          <table:table-cell/>
          <table:table-cell office:value-type="string" calcext:value-type="string">
            <text:p>thin-blooded</text:p>
          </table:table-cell>
          <table:table-cell office:value-type="string" calcext:value-type="string">
            <text:p>malfortik'sanga</text:p>
          </table:table-cell>
          <table:table-cell table:number-columns-repeated="2"/>
          <table:table-cell table:formula="of:=IF(ISTEXT([.G1290]);[.G1290];&quot;&quot;)" office:value-type="string" office:string-value="thin-blooded" calcext:value-type="string">
            <text:p>thin-blooded</text:p>
          </table:table-cell>
          <table:table-cell table:formula="of:=CONCATENATE([.H1290]; IF(ISTEXT([.B1290]); CONCATENATE(&quot; {&quot;;[.B1290];&quot;}&quot;);&quot;&quot;))" office:value-type="string" office:string-value="malfortik'sanga" calcext:value-type="string">
            <text:p>malfortik'sanga</text:p>
          </table:table-cell>
          <table:table-cell table:formula="of:=IF(ISTEXT([.I1290]);[.I129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ragged</text:p>
          </table:table-cell>
          <table:table-cell/>
          <table:table-cell office:value-type="string" calcext:value-type="string">
            <text:p>ragged</text:p>
          </table:table-cell>
          <table:table-cell office:value-type="string" calcext:value-type="string">
            <text:p>malglata</text:p>
          </table:table-cell>
          <table:table-cell table:number-columns-repeated="2"/>
          <table:table-cell table:formula="of:=IF(ISTEXT([.G1291]);[.G1291];&quot;&quot;)" office:value-type="string" office:string-value="ragged" calcext:value-type="string">
            <text:p>ragged</text:p>
          </table:table-cell>
          <table:table-cell table:formula="of:=CONCATENATE([.H1291]; IF(ISTEXT([.B1291]); CONCATENATE(&quot; {&quot;;[.B1291];&quot;}&quot;);&quot;&quot;))" office:value-type="string" office:string-value="malglata" calcext:value-type="string">
            <text:p>malglata</text:p>
          </table:table-cell>
          <table:table-cell table:formula="of:=IF(ISTEXT([.I1291]);[.I129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ad</text:p>
          </table:table-cell>
          <table:table-cell/>
          <table:table-cell office:value-type="string" calcext:value-type="string">
            <text:p>sad</text:p>
          </table:table-cell>
          <table:table-cell office:value-type="string" calcext:value-type="string">
            <text:p>malĝoja</text:p>
          </table:table-cell>
          <table:table-cell table:number-columns-repeated="2"/>
          <table:table-cell table:formula="of:=IF(ISTEXT([.G1292]);[.G1292];&quot;&quot;)" office:value-type="string" office:string-value="sad" calcext:value-type="string">
            <text:p>sad</text:p>
          </table:table-cell>
          <table:table-cell table:formula="of:=CONCATENATE([.H1292]; IF(ISTEXT([.B1292]); CONCATENATE(&quot; {&quot;;[.B1292];&quot;}&quot;);&quot;&quot;))" office:value-type="string" office:string-value="malĝoja" calcext:value-type="string">
            <text:p>malĝoja</text:p>
          </table:table-cell>
          <table:table-cell table:formula="of:=IF(ISTEXT([.I1292]);[.I129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little</text:p>
          </table:table-cell>
          <table:table-cell/>
          <table:table-cell office:value-type="string" calcext:value-type="string">
            <text:p>little</text:p>
          </table:table-cell>
          <table:table-cell office:value-type="string" calcext:value-type="string">
            <text:p>malgranda</text:p>
          </table:table-cell>
          <table:table-cell table:number-columns-repeated="2"/>
          <table:table-cell table:formula="of:=IF(ISTEXT([.G1293]);[.G1293];&quot;&quot;)" office:value-type="string" office:string-value="little" calcext:value-type="string">
            <text:p>little</text:p>
          </table:table-cell>
          <table:table-cell table:formula="of:=CONCATENATE([.H1293]; IF(ISTEXT([.B1293]); CONCATENATE(&quot; {&quot;;[.B1293];&quot;}&quot;);&quot;&quot;))" office:value-type="string" office:string-value="malgranda" calcext:value-type="string">
            <text:p>malgranda</text:p>
          </table:table-cell>
          <table:table-cell table:formula="of:=IF(ISTEXT([.I1293]);[.I129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rong</text:p>
          </table:table-cell>
          <table:table-cell/>
          <table:table-cell office:value-type="string" calcext:value-type="string">
            <text:p>wrong</text:p>
          </table:table-cell>
          <table:table-cell office:value-type="string" calcext:value-type="string">
            <text:p>malĝusta</text:p>
          </table:table-cell>
          <table:table-cell office:value-type="string" calcext:value-type="string">
            <text:p>improper</text:p>
          </table:table-cell>
          <table:table-cell/>
          <table:table-cell table:formula="of:=IF(ISTEXT([.G1294]);[.G1294];&quot;&quot;)" office:value-type="string" office:string-value="wrong" calcext:value-type="string">
            <text:p>wrong</text:p>
          </table:table-cell>
          <table:table-cell table:formula="of:=CONCATENATE([.H1294]; IF(ISTEXT([.B1294]); CONCATENATE(&quot; {&quot;;[.B1294];&quot;}&quot;);&quot;&quot;))" office:value-type="string" office:string-value="malĝusta" calcext:value-type="string">
            <text:p>malĝusta</text:p>
          </table:table-cell>
          <table:table-cell table:formula="of:=IF(ISTEXT([.I1294]);[.I1294];&quot;&quot;)" office:value-type="string" office:string-value="improper" calcext:value-type="string">
            <text:p>improper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rongly⁠</text:p>
          </table:table-cell>
          <table:table-cell/>
          <table:table-cell office:value-type="string" calcext:value-type="string">
            <text:p>wrongly⁠</text:p>
          </table:table-cell>
          <table:table-cell office:value-type="string" calcext:value-type="string">
            <text:p>malĝuste</text:p>
          </table:table-cell>
          <table:table-cell table:number-columns-repeated="2"/>
          <table:table-cell table:formula="of:=IF(ISTEXT([.G1295]);[.G1295];&quot;&quot;)" office:value-type="string" office:string-value="wrongly⁠" calcext:value-type="string">
            <text:p>wrongly⁠</text:p>
          </table:table-cell>
          <table:table-cell table:formula="of:=CONCATENATE([.H1295]; IF(ISTEXT([.B1295]); CONCATENATE(&quot; {&quot;;[.B1295];&quot;}&quot;);&quot;&quot;))" office:value-type="string" office:string-value="malĝuste" calcext:value-type="string">
            <text:p>malĝuste</text:p>
          </table:table-cell>
          <table:table-cell table:formula="of:=IF(ISTEXT([.I1295]);[.I129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rong</text:p>
          </table:table-cell>
          <table:table-cell/>
          <table:table-cell office:value-type="string" calcext:value-type="string">
            <text:p>wrong</text:p>
          </table:table-cell>
          <table:table-cell office:value-type="string" calcext:value-type="string">
            <text:p>malprava</text:p>
          </table:table-cell>
          <table:table-cell office:value-type="string" calcext:value-type="string">
            <text:p>inaccurate</text:p>
          </table:table-cell>
          <table:table-cell/>
          <table:table-cell table:formula="of:=IF(ISTEXT([.G1296]);[.G1296];&quot;&quot;)" office:value-type="string" office:string-value="wrong" calcext:value-type="string">
            <text:p>wrong</text:p>
          </table:table-cell>
          <table:table-cell table:formula="of:=CONCATENATE([.H1296]; IF(ISTEXT([.B1296]); CONCATENATE(&quot; {&quot;;[.B1296];&quot;}&quot;);&quot;&quot;))" office:value-type="string" office:string-value="malprava" calcext:value-type="string">
            <text:p>malprava</text:p>
          </table:table-cell>
          <table:table-cell table:formula="of:=IF(ISTEXT([.I1296]);[.I1296];&quot;&quot;)" office:value-type="string" office:string-value="inaccurate" calcext:value-type="string">
            <text:p>inaccurate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lowly</text:p>
          </table:table-cell>
          <table:table-cell/>
          <table:table-cell office:value-type="string" calcext:value-type="string">
            <text:p>slowly</text:p>
          </table:table-cell>
          <table:table-cell office:value-type="string" calcext:value-type="string">
            <text:p>malrapide</text:p>
          </table:table-cell>
          <table:table-cell table:number-columns-repeated="2"/>
          <table:table-cell table:formula="of:=IF(ISTEXT([.G1297]);[.G1297];&quot;&quot;)" office:value-type="string" office:string-value="slowly" calcext:value-type="string">
            <text:p>slowly</text:p>
          </table:table-cell>
          <table:table-cell table:formula="of:=CONCATENATE([.H1297]; IF(ISTEXT([.B1297]); CONCATENATE(&quot; {&quot;;[.B1297];&quot;}&quot;);&quot;&quot;))" office:value-type="string" office:string-value="malrapide" calcext:value-type="string">
            <text:p>malrapide</text:p>
          </table:table-cell>
          <table:table-cell table:formula="of:=IF(ISTEXT([.I1297]);[.I129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down</text:p>
          </table:table-cell>
          <table:table-cell/>
          <table:table-cell office:value-type="string" calcext:value-type="string">
            <text:p>down</text:p>
          </table:table-cell>
          <table:table-cell office:value-type="string" calcext:value-type="string">
            <text:p>malsupren</text:p>
          </table:table-cell>
          <table:table-cell office:value-type="string" calcext:value-type="string">
            <text:p>downward</text:p>
          </table:table-cell>
          <table:table-cell/>
          <table:table-cell table:formula="of:=IF(ISTEXT([.G1298]);[.G1298];&quot;&quot;)" office:value-type="string" office:string-value="down" calcext:value-type="string">
            <text:p>down</text:p>
          </table:table-cell>
          <table:table-cell table:formula="of:=CONCATENATE([.H1298]; IF(ISTEXT([.B1298]); CONCATENATE(&quot; {&quot;;[.B1298];&quot;}&quot;);&quot;&quot;))" office:value-type="string" office:string-value="malsupren" calcext:value-type="string">
            <text:p>malsupren</text:p>
          </table:table-cell>
          <table:table-cell table:formula="of:=IF(ISTEXT([.I1298]);[.I1298];&quot;&quot;)" office:value-type="string" office:string-value="downward" calcext:value-type="string">
            <text:p>downward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chill</text:p>
          </table:table-cell>
          <table:table-cell/>
          <table:table-cell office:value-type="string" calcext:value-type="string">
            <text:p>chill</text:p>
          </table:table-cell>
          <table:table-cell office:value-type="string" calcext:value-type="string">
            <text:p>malvarm'tremo</text:p>
          </table:table-cell>
          <table:table-cell office:value-type="string" calcext:value-type="string">
            <text:p>sensation of a chill accompanied by trembling</text:p>
          </table:table-cell>
          <table:table-cell/>
          <table:table-cell table:formula="of:=IF(ISTEXT([.G1299]);[.G1299];&quot;&quot;)" office:value-type="string" office:string-value="chill" calcext:value-type="string">
            <text:p>chill</text:p>
          </table:table-cell>
          <table:table-cell table:formula="of:=CONCATENATE([.H1299]; IF(ISTEXT([.B1299]); CONCATENATE(&quot; {&quot;;[.B1299];&quot;}&quot;);&quot;&quot;))" office:value-type="string" office:string-value="malvarm'tremo" calcext:value-type="string">
            <text:p>malvarm'tremo</text:p>
          </table:table-cell>
          <table:table-cell table:formula="of:=IF(ISTEXT([.I1299]);[.I1299];&quot;&quot;)" office:value-type="string" office:string-value="sensation of a chill accompanied by trembling" calcext:value-type="string">
            <text:p>sensation of a chill accompanied by trembling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chill</text:p>
          </table:table-cell>
          <table:table-cell/>
          <table:table-cell office:value-type="string" calcext:value-type="string">
            <text:p>chill</text:p>
          </table:table-cell>
          <table:table-cell office:value-type="string" calcext:value-type="string">
            <text:p>malvarmeto</text:p>
          </table:table-cell>
          <table:table-cell table:number-columns-repeated="2"/>
          <table:table-cell table:formula="of:=IF(ISTEXT([.G1300]);[.G1300];&quot;&quot;)" office:value-type="string" office:string-value="chill" calcext:value-type="string">
            <text:p>chill</text:p>
          </table:table-cell>
          <table:table-cell table:formula="of:=CONCATENATE([.H1300]; IF(ISTEXT([.B1300]); CONCATENATE(&quot; {&quot;;[.B1300];&quot;}&quot;);&quot;&quot;))" office:value-type="string" office:string-value="malvarmeto" calcext:value-type="string">
            <text:p>malvarmeto</text:p>
          </table:table-cell>
          <table:table-cell table:formula="of:=IF(ISTEXT([.I1300]);[.I130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manner</text:p>
          </table:table-cell>
          <table:table-cell office:value-type="string" calcext:value-type="string">
            <text:p>maniero</text:p>
          </table:table-cell>
          <table:table-cell table:number-columns-repeated="2"/>
          <table:table-cell table:formula="of:=IF(ISTEXT([.G1301]);[.G1301];&quot;&quot;)" office:value-type="string" office:string-value="manner" calcext:value-type="string">
            <text:p>manner</text:p>
          </table:table-cell>
          <table:table-cell table:formula="of:=CONCATENATE([.H1301]; IF(ISTEXT([.B1301]); CONCATENATE(&quot; {&quot;;[.B1301];&quot;}&quot;);&quot;&quot;))" office:value-type="string" office:string-value="maniero" calcext:value-type="string">
            <text:p>maniero</text:p>
          </table:table-cell>
          <table:table-cell table:formula="of:=IF(ISTEXT([.I1301]);[.I130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machinery</text:p>
          </table:table-cell>
          <table:table-cell/>
          <table:table-cell office:value-type="string" calcext:value-type="string">
            <text:p>machinery</text:p>
          </table:table-cell>
          <table:table-cell office:value-type="string" calcext:value-type="string">
            <text:p>maŝinaro</text:p>
          </table:table-cell>
          <table:table-cell table:number-columns-repeated="2"/>
          <table:table-cell table:formula="of:=IF(ISTEXT([.G1302]);[.G1302];&quot;&quot;)" office:value-type="string" office:string-value="machinery" calcext:value-type="string">
            <text:p>machinery</text:p>
          </table:table-cell>
          <table:table-cell table:formula="of:=CONCATENATE([.H1302]; IF(ISTEXT([.B1302]); CONCATENATE(&quot; {&quot;;[.B1302];&quot;}&quot;);&quot;&quot;))" office:value-type="string" office:string-value="maŝinaro" calcext:value-type="string">
            <text:p>maŝinaro</text:p>
          </table:table-cell>
          <table:table-cell table:formula="of:=IF(ISTEXT([.I1302]);[.I130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matures</text:p>
          </table:table-cell>
          <table:table-cell/>
          <table:table-cell office:value-type="string" calcext:value-type="string">
            <text:p>matures</text:p>
          </table:table-cell>
          <table:table-cell office:value-type="string" calcext:value-type="string">
            <text:p>maturiĝas</text:p>
          </table:table-cell>
          <table:table-cell table:number-columns-repeated="2"/>
          <table:table-cell table:formula="of:=IF(ISTEXT([.G1303]);[.G1303];&quot;&quot;)" office:value-type="string" office:string-value="matures" calcext:value-type="string">
            <text:p>matures</text:p>
          </table:table-cell>
          <table:table-cell table:formula="of:=CONCATENATE([.H1303]; IF(ISTEXT([.B1303]); CONCATENATE(&quot; {&quot;;[.B1303];&quot;}&quot;);&quot;&quot;))" office:value-type="string" office:string-value="maturiĝas" calcext:value-type="string">
            <text:p>maturiĝas</text:p>
          </table:table-cell>
          <table:table-cell table:formula="of:=IF(ISTEXT([.I1303]);[.I130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mind</text:p>
          </table:table-cell>
          <table:table-cell/>
          <table:table-cell office:value-type="string" calcext:value-type="string">
            <text:p>mind</text:p>
          </table:table-cell>
          <table:table-cell office:value-type="string" calcext:value-type="string">
            <text:p>menso</text:p>
          </table:table-cell>
          <table:table-cell table:number-columns-repeated="2"/>
          <table:table-cell table:formula="of:=IF(ISTEXT([.G1304]);[.G1304];&quot;&quot;)" office:value-type="string" office:string-value="mind" calcext:value-type="string">
            <text:p>mind</text:p>
          </table:table-cell>
          <table:table-cell table:formula="of:=CONCATENATE([.H1304]; IF(ISTEXT([.B1304]); CONCATENATE(&quot; {&quot;;[.B1304];&quot;}&quot;);&quot;&quot;))" office:value-type="string" office:string-value="menso" calcext:value-type="string">
            <text:p>menso</text:p>
          </table:table-cell>
          <table:table-cell table:formula="of:=IF(ISTEXT([.I1304]);[.I130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expression</text:p>
          </table:table-cell>
          <table:table-cell/>
          <table:table-cell office:value-type="string" calcext:value-type="string">
            <text:p>expression</text:p>
          </table:table-cell>
          <table:table-cell office:value-type="string" calcext:value-type="string">
            <text:p>mieno</text:p>
          </table:table-cell>
          <table:table-cell office:value-type="string" calcext:value-type="string">
            <text:p>appearance of the face</text:p>
          </table:table-cell>
          <table:table-cell/>
          <table:table-cell table:formula="of:=IF(ISTEXT([.G1305]);[.G1305];&quot;&quot;)" office:value-type="string" office:string-value="expression" calcext:value-type="string">
            <text:p>expression</text:p>
          </table:table-cell>
          <table:table-cell table:formula="of:=CONCATENATE([.H1305]; IF(ISTEXT([.B1305]); CONCATENATE(&quot; {&quot;;[.B1305];&quot;}&quot;);&quot;&quot;))" office:value-type="string" office:string-value="mieno" calcext:value-type="string">
            <text:p>mieno</text:p>
          </table:table-cell>
          <table:table-cell table:formula="of:=IF(ISTEXT([.I1305]);[.I1305];&quot;&quot;)" office:value-type="string" office:string-value="appearance of the face" calcext:value-type="string">
            <text:p>appearance of the face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PIV</text:p>
          </table:table-cell>
          <table:table-cell office:value-type="string" calcext:value-type="string">
            <text:p>wonderful thing</text:p>
          </table:table-cell>
          <table:table-cell/>
          <table:table-cell office:value-type="string" calcext:value-type="string">
            <text:p>wonderful thing</text:p>
          </table:table-cell>
          <table:table-cell office:value-type="string" calcext:value-type="string">
            <text:p>mirindaĵo</text:p>
          </table:table-cell>
          <table:table-cell table:number-columns-repeated="2"/>
          <table:table-cell table:formula="of:=IF(ISTEXT([.G1306]);[.G1306];&quot;&quot;)" office:value-type="string" office:string-value="wonderful thing" calcext:value-type="string">
            <text:p>wonderful thing</text:p>
          </table:table-cell>
          <table:table-cell table:formula="of:=CONCATENATE([.H1306]; IF(ISTEXT([.B1306]); CONCATENATE(&quot; {&quot;;[.B1306];&quot;}&quot;);&quot;&quot;))" office:value-type="string" office:string-value="mirindaĵo" calcext:value-type="string">
            <text:p>mirindaĵo</text:p>
          </table:table-cell>
          <table:table-cell table:formula="of:=IF(ISTEXT([.I1306]);[.I1306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moderation, in</text:p>
          </table:table-cell>
          <table:table-cell/>
          <table:table-cell office:value-type="string" calcext:value-type="string">
            <text:p>in moderation</text:p>
          </table:table-cell>
          <table:table-cell office:value-type="string" calcext:value-type="string">
            <text:p>modere</text:p>
          </table:table-cell>
          <table:table-cell table:number-columns-repeated="2"/>
          <table:table-cell table:formula="of:=IF(ISTEXT([.G1307]);[.G1307];&quot;&quot;)" office:value-type="string" office:string-value="in moderation" calcext:value-type="string">
            <text:p>in moderation</text:p>
          </table:table-cell>
          <table:table-cell table:formula="of:=CONCATENATE([.H1307]; IF(ISTEXT([.B1307]); CONCATENATE(&quot; {&quot;;[.B1307];&quot;}&quot;);&quot;&quot;))" office:value-type="string" office:string-value="modere" calcext:value-type="string">
            <text:p>modere</text:p>
          </table:table-cell>
          <table:table-cell table:formula="of:=IF(ISTEXT([.I1307]);[.I130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moment</text:p>
          </table:table-cell>
          <table:table-cell/>
          <table:table-cell office:value-type="string" calcext:value-type="string">
            <text:p>moment</text:p>
          </table:table-cell>
          <table:table-cell office:value-type="string" calcext:value-type="string">
            <text:p>momento</text:p>
          </table:table-cell>
          <table:table-cell table:number-columns-repeated="2"/>
          <table:table-cell table:formula="of:=IF(ISTEXT([.G1308]);[.G1308];&quot;&quot;)" office:value-type="string" office:string-value="moment" calcext:value-type="string">
            <text:p>moment</text:p>
          </table:table-cell>
          <table:table-cell table:formula="of:=CONCATENATE([.H1308]; IF(ISTEXT([.B1308]); CONCATENATE(&quot; {&quot;;[.B1308];&quot;}&quot;);&quot;&quot;))" office:value-type="string" office:string-value="momento" calcext:value-type="string">
            <text:p>momento</text:p>
          </table:table-cell>
          <table:table-cell table:formula="of:=IF(ISTEXT([.I1308]);[.I130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money</text:p>
          </table:table-cell>
          <table:table-cell office:value-type="string" calcext:value-type="string">
            <text:p>mono</text:p>
          </table:table-cell>
          <table:table-cell table:number-columns-repeated="2"/>
          <table:table-cell table:formula="of:=IF(ISTEXT([.G1309]);[.G1309];&quot;&quot;)" office:value-type="string" office:string-value="money" calcext:value-type="string">
            <text:p>money</text:p>
          </table:table-cell>
          <table:table-cell table:formula="of:=CONCATENATE([.H1309]; IF(ISTEXT([.B1309]); CONCATENATE(&quot; {&quot;;[.B1309];&quot;}&quot;);&quot;&quot;))" office:value-type="string" office:string-value="mono" calcext:value-type="string">
            <text:p>mono</text:p>
          </table:table-cell>
          <table:table-cell table:formula="of:=IF(ISTEXT([.I1309]);[.I130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mountain</text:p>
          </table:table-cell>
          <table:table-cell office:value-type="string" calcext:value-type="string">
            <text:p>monto</text:p>
          </table:table-cell>
          <table:table-cell table:number-columns-repeated="2"/>
          <table:table-cell table:formula="of:=IF(ISTEXT([.G1310]);[.G1310];&quot;&quot;)" office:value-type="string" office:string-value="mountain" calcext:value-type="string">
            <text:p>mountain</text:p>
          </table:table-cell>
          <table:table-cell table:formula="of:=CONCATENATE([.H1310]; IF(ISTEXT([.B1310]); CONCATENATE(&quot; {&quot;;[.B1310];&quot;}&quot;);&quot;&quot;))" office:value-type="string" office:string-value="monto" calcext:value-type="string">
            <text:p>monto</text:p>
          </table:table-cell>
          <table:table-cell table:formula="of:=IF(ISTEXT([.I1310]);[.I131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morsel</text:p>
          </table:table-cell>
          <table:table-cell/>
          <table:table-cell office:value-type="string" calcext:value-type="string">
            <text:p>morsel</text:p>
          </table:table-cell>
          <table:table-cell office:value-type="string" calcext:value-type="string">
            <text:p>mordaĵo</text:p>
          </table:table-cell>
          <table:table-cell table:number-columns-repeated="2"/>
          <table:table-cell table:formula="of:=IF(ISTEXT([.G1311]);[.G1311];&quot;&quot;)" office:value-type="string" office:string-value="morsel" calcext:value-type="string">
            <text:p>morsel</text:p>
          </table:table-cell>
          <table:table-cell table:formula="of:=CONCATENATE([.H1311]; IF(ISTEXT([.B1311]); CONCATENATE(&quot; {&quot;;[.B1311];&quot;}&quot;);&quot;&quot;))" office:value-type="string" office:string-value="mordaĵo" calcext:value-type="string">
            <text:p>mordaĵo</text:p>
          </table:table-cell>
          <table:table-cell table:formula="of:=IF(ISTEXT([.I1311]);[.I131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gloomy</text:p>
          </table:table-cell>
          <table:table-cell/>
          <table:table-cell office:value-type="string" calcext:value-type="string">
            <text:p>gloomy</text:p>
          </table:table-cell>
          <table:table-cell office:value-type="string" calcext:value-type="string">
            <text:p>morna</text:p>
          </table:table-cell>
          <table:table-cell office:value-type="string" calcext:value-type="string">
            <text:p>dark and depressing</text:p>
          </table:table-cell>
          <table:table-cell/>
          <table:table-cell table:formula="of:=IF(ISTEXT([.G1312]);[.G1312];&quot;&quot;)" office:value-type="string" office:string-value="gloomy" calcext:value-type="string">
            <text:p>gloomy</text:p>
          </table:table-cell>
          <table:table-cell table:formula="of:=CONCATENATE([.H1312]; IF(ISTEXT([.B1312]); CONCATENATE(&quot; {&quot;;[.B1312];&quot;}&quot;);&quot;&quot;))" office:value-type="string" office:string-value="morna" calcext:value-type="string">
            <text:p>morna</text:p>
          </table:table-cell>
          <table:table-cell table:formula="of:=IF(ISTEXT([.I1312]);[.I1312];&quot;&quot;)" office:value-type="string" office:string-value="dark and depressing" calcext:value-type="string">
            <text:p>dark and depressing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death</text:p>
          </table:table-cell>
          <table:table-cell/>
          <table:table-cell office:value-type="string" calcext:value-type="string">
            <text:p>death</text:p>
          </table:table-cell>
          <table:table-cell office:value-type="string" calcext:value-type="string">
            <text:p>morto</text:p>
          </table:table-cell>
          <table:table-cell table:number-columns-repeated="2"/>
          <table:table-cell table:formula="of:=IF(ISTEXT([.G1313]);[.G1313];&quot;&quot;)" office:value-type="string" office:string-value="death" calcext:value-type="string">
            <text:p>death</text:p>
          </table:table-cell>
          <table:table-cell table:formula="of:=CONCATENATE([.H1313]; IF(ISTEXT([.B1313]); CONCATENATE(&quot; {&quot;;[.B1313];&quot;}&quot;);&quot;&quot;))" office:value-type="string" office:string-value="morto" calcext:value-type="string">
            <text:p>morto</text:p>
          </table:table-cell>
          <table:table-cell table:formula="of:=IF(ISTEXT([.I1313]);[.I131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death</text:p>
          </table:table-cell>
          <table:table-cell/>
          <table:table-cell office:value-type="string" calcext:value-type="string">
            <text:p>death</text:p>
          </table:table-cell>
          <table:table-cell office:value-type="string" calcext:value-type="string">
            <text:p>morto</text:p>
          </table:table-cell>
          <table:table-cell table:number-columns-repeated="2"/>
          <table:table-cell table:formula="of:=IF(ISTEXT([.G1314]);[.G1314];&quot;&quot;)" office:value-type="string" office:string-value="death" calcext:value-type="string">
            <text:p>death</text:p>
          </table:table-cell>
          <table:table-cell table:formula="of:=CONCATENATE([.H1314]; IF(ISTEXT([.B1314]); CONCATENATE(&quot; {&quot;;[.B1314];&quot;}&quot;);&quot;&quot;))" office:value-type="string" office:string-value="morto" calcext:value-type="string">
            <text:p>morto</text:p>
          </table:table-cell>
          <table:table-cell table:formula="of:=IF(ISTEXT([.I1314]);[.I131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dance of death</text:p>
          </table:table-cell>
          <table:table-cell/>
          <table:table-cell office:value-type="string" calcext:value-type="string">
            <text:p>dance of death</text:p>
          </table:table-cell>
          <table:table-cell office:value-type="string" calcext:value-type="string">
            <text:p>mortodanco</text:p>
          </table:table-cell>
          <table:table-cell office:value-type="string" calcext:value-type="string">
            <text:p>medieval painting theme</text:p>
          </table:table-cell>
          <table:table-cell/>
          <table:table-cell table:formula="of:=IF(ISTEXT([.G1315]);[.G1315];&quot;&quot;)" office:value-type="string" office:string-value="dance of death" calcext:value-type="string">
            <text:p>dance of death</text:p>
          </table:table-cell>
          <table:table-cell table:formula="of:=CONCATENATE([.H1315]; IF(ISTEXT([.B1315]); CONCATENATE(&quot; {&quot;;[.B1315];&quot;}&quot;);&quot;&quot;))" office:value-type="string" office:string-value="mortodanco" calcext:value-type="string">
            <text:p>mortodanco</text:p>
          </table:table-cell>
          <table:table-cell table:formula="of:=IF(ISTEXT([.I1315]);[.I1315];&quot;&quot;)" office:value-type="string" office:string-value="medieval painting theme" calcext:value-type="string">
            <text:p>medieval painting theme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motion</text:p>
          </table:table-cell>
          <table:table-cell/>
          <table:table-cell office:value-type="string" calcext:value-type="string">
            <text:p>motion</text:p>
          </table:table-cell>
          <table:table-cell office:value-type="string" calcext:value-type="string">
            <text:p>movo</text:p>
          </table:table-cell>
          <table:table-cell table:number-columns-repeated="2"/>
          <table:table-cell table:formula="of:=IF(ISTEXT([.G1316]);[.G1316];&quot;&quot;)" office:value-type="string" office:string-value="motion" calcext:value-type="string">
            <text:p>motion</text:p>
          </table:table-cell>
          <table:table-cell table:formula="of:=CONCATENATE([.H1316]; IF(ISTEXT([.B1316]); CONCATENATE(&quot; {&quot;;[.B1316];&quot;}&quot;);&quot;&quot;))" office:value-type="string" office:string-value="movo" calcext:value-type="string">
            <text:p>movo</text:p>
          </table:table-cell>
          <table:table-cell table:formula="of:=IF(ISTEXT([.I1316]);[.I1316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mill</text:p>
          </table:table-cell>
          <table:table-cell/>
          <table:table-cell office:value-type="string" calcext:value-type="string">
            <text:p>mill</text:p>
          </table:table-cell>
          <table:table-cell office:value-type="string" calcext:value-type="string">
            <text:p>muelilo</text:p>
          </table:table-cell>
          <table:table-cell table:number-columns-repeated="2"/>
          <table:table-cell table:formula="of:=IF(ISTEXT([.G1317]);[.G1317];&quot;&quot;)" office:value-type="string" office:string-value="mill" calcext:value-type="string">
            <text:p>mill</text:p>
          </table:table-cell>
          <table:table-cell table:formula="of:=CONCATENATE([.H1317]; IF(ISTEXT([.B1317]); CONCATENATE(&quot; {&quot;;[.B1317];&quot;}&quot;);&quot;&quot;))" office:value-type="string" office:string-value="muelilo" calcext:value-type="string">
            <text:p>muelilo</text:p>
          </table:table-cell>
          <table:table-cell table:formula="of:=IF(ISTEXT([.I1317]);[.I131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all</text:p>
          </table:table-cell>
          <table:table-cell/>
          <table:table-cell office:value-type="string" calcext:value-type="string">
            <text:p>wall</text:p>
          </table:table-cell>
          <table:table-cell office:value-type="string" calcext:value-type="string">
            <text:p>muro</text:p>
          </table:table-cell>
          <table:table-cell table:number-columns-repeated="2"/>
          <table:table-cell table:formula="of:=IF(ISTEXT([.G1318]);[.G1318];&quot;&quot;)" office:value-type="string" office:string-value="wall" calcext:value-type="string">
            <text:p>wall</text:p>
          </table:table-cell>
          <table:table-cell table:formula="of:=CONCATENATE([.H1318]; IF(ISTEXT([.B1318]); CONCATENATE(&quot; {&quot;;[.B1318];&quot;}&quot;);&quot;&quot;))" office:value-type="string" office:string-value="muro" calcext:value-type="string">
            <text:p>muro</text:p>
          </table:table-cell>
          <table:table-cell table:formula="of:=IF(ISTEXT([.I1318]);[.I131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muscle</text:p>
          </table:table-cell>
          <table:table-cell/>
          <table:table-cell office:value-type="string" calcext:value-type="string">
            <text:p>muscle</text:p>
          </table:table-cell>
          <table:table-cell office:value-type="string" calcext:value-type="string">
            <text:p>muskolo</text:p>
          </table:table-cell>
          <table:table-cell table:number-columns-repeated="2"/>
          <table:table-cell table:formula="of:=IF(ISTEXT([.G1319]);[.G1319];&quot;&quot;)" office:value-type="string" office:string-value="muscle" calcext:value-type="string">
            <text:p>muscle</text:p>
          </table:table-cell>
          <table:table-cell table:formula="of:=CONCATENATE([.H1319]; IF(ISTEXT([.B1319]); CONCATENATE(&quot; {&quot;;[.B1319];&quot;}&quot;);&quot;&quot;))" office:value-type="string" office:string-value="muskolo" calcext:value-type="string">
            <text:p>muskolo</text:p>
          </table:table-cell>
          <table:table-cell table:formula="of:=IF(ISTEXT([.I1319]);[.I131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necessary</text:p>
          </table:table-cell>
          <table:table-cell/>
          <table:table-cell office:value-type="string" calcext:value-type="string">
            <text:p>necessary</text:p>
          </table:table-cell>
          <table:table-cell office:value-type="string" calcext:value-type="string">
            <text:p>necesa</text:p>
          </table:table-cell>
          <table:table-cell table:number-columns-repeated="2"/>
          <table:table-cell table:formula="of:=IF(ISTEXT([.G1320]);[.G1320];&quot;&quot;)" office:value-type="string" office:string-value="necessary" calcext:value-type="string">
            <text:p>necessary</text:p>
          </table:table-cell>
          <table:table-cell table:formula="of:=CONCATENATE([.H1320]; IF(ISTEXT([.B1320]); CONCATENATE(&quot; {&quot;;[.B1320];&quot;}&quot;);&quot;&quot;))" office:value-type="string" office:string-value="necesa" calcext:value-type="string">
            <text:p>necesa</text:p>
          </table:table-cell>
          <table:table-cell table:formula="of:=IF(ISTEXT([.I1320]);[.I132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undecided</text:p>
          </table:table-cell>
          <table:table-cell/>
          <table:table-cell office:value-type="string" calcext:value-type="string">
            <text:p>undecided</text:p>
          </table:table-cell>
          <table:table-cell office:value-type="string" calcext:value-type="string">
            <text:p>nedecidite</text:p>
          </table:table-cell>
          <table:table-cell office:value-type="string" calcext:value-type="string">
            <text:p>while being undecided</text:p>
          </table:table-cell>
          <table:table-cell/>
          <table:table-cell table:formula="of:=IF(ISTEXT([.G1321]);[.G1321];&quot;&quot;)" office:value-type="string" office:string-value="undecided" calcext:value-type="string">
            <text:p>undecided</text:p>
          </table:table-cell>
          <table:table-cell table:formula="of:=CONCATENATE([.H1321]; IF(ISTEXT([.B1321]); CONCATENATE(&quot; {&quot;;[.B1321];&quot;}&quot;);&quot;&quot;))" office:value-type="string" office:string-value="nedecidite" calcext:value-type="string">
            <text:p>nedecidite</text:p>
          </table:table-cell>
          <table:table-cell table:formula="of:=IF(ISTEXT([.I1321]);[.I1321];&quot;&quot;)" office:value-type="string" office:string-value="while being undecided" calcext:value-type="string">
            <text:p>while being undecided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unimportant</text:p>
          </table:table-cell>
          <table:table-cell/>
          <table:table-cell office:value-type="string" calcext:value-type="string">
            <text:p>unimportant</text:p>
          </table:table-cell>
          <table:table-cell office:value-type="string" calcext:value-type="string">
            <text:p>negrava</text:p>
          </table:table-cell>
          <table:table-cell table:number-columns-repeated="2"/>
          <table:table-cell table:formula="of:=IF(ISTEXT([.G1322]);[.G1322];&quot;&quot;)" office:value-type="string" office:string-value="unimportant" calcext:value-type="string">
            <text:p>unimportant</text:p>
          </table:table-cell>
          <table:table-cell table:formula="of:=CONCATENATE([.H1322]; IF(ISTEXT([.B1322]); CONCATENATE(&quot; {&quot;;[.B1322];&quot;}&quot;);&quot;&quot;))" office:value-type="string" office:string-value="negrava" calcext:value-type="string">
            <text:p>negrava</text:p>
          </table:table-cell>
          <table:table-cell table:formula="of:=IF(ISTEXT([.I1322]);[.I132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minor poet</text:p>
          </table:table-cell>
          <table:table-cell/>
          <table:table-cell office:value-type="string" calcext:value-type="string">
            <text:p>minor poet</text:p>
          </table:table-cell>
          <table:table-cell office:value-type="string" calcext:value-type="string">
            <text:p>negrava poeto</text:p>
          </table:table-cell>
          <table:table-cell office:value-type="string" calcext:value-type="string">
            <text:p>poet who is not one of "the greats"</text:p>
          </table:table-cell>
          <table:table-cell/>
          <table:table-cell table:formula="of:=IF(ISTEXT([.G1323]);[.G1323];&quot;&quot;)" office:value-type="string" office:string-value="minor poet" calcext:value-type="string">
            <text:p>minor poet</text:p>
          </table:table-cell>
          <table:table-cell table:formula="of:=CONCATENATE([.H1323]; IF(ISTEXT([.B1323]); CONCATENATE(&quot; {&quot;;[.B1323];&quot;}&quot;);&quot;&quot;))" office:value-type="string" office:string-value="negrava poeto" calcext:value-type="string">
            <text:p>negrava poeto</text:p>
          </table:table-cell>
          <table:table-cell table:formula="of:=IF(ISTEXT([.I1323]);[.I1323];&quot;&quot;)" office:value-type="string" office:string-value="poet who is not one of &quot;the greats&quot;" calcext:value-type="string">
            <text:p>poet who is not one of "the greats"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unknowing</text:p>
          </table:table-cell>
          <table:table-cell/>
          <table:table-cell office:value-type="string" calcext:value-type="string">
            <text:p>unknowing</text:p>
          </table:table-cell>
          <table:table-cell office:value-type="string" calcext:value-type="string">
            <text:p>nekonanta</text:p>
          </table:table-cell>
          <table:table-cell table:number-columns-repeated="2"/>
          <table:table-cell table:formula="of:=IF(ISTEXT([.G1324]);[.G1324];&quot;&quot;)" office:value-type="string" office:string-value="unknowing" calcext:value-type="string">
            <text:p>unknowing</text:p>
          </table:table-cell>
          <table:table-cell table:formula="of:=CONCATENATE([.H1324]; IF(ISTEXT([.B1324]); CONCATENATE(&quot; {&quot;;[.B1324];&quot;}&quot;);&quot;&quot;))" office:value-type="string" office:string-value="nekonanta" calcext:value-type="string">
            <text:p>nekonanta</text:p>
          </table:table-cell>
          <table:table-cell table:formula="of:=IF(ISTEXT([.I1324]);[.I132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nekonata</text:p>
          </table:table-cell>
          <table:table-cell table:number-columns-repeated="2"/>
          <table:table-cell table:formula="of:=IF(ISTEXT([.G1325]);[.G1325];&quot;&quot;)" office:value-type="string" office:string-value="unknown" calcext:value-type="string">
            <text:p>unknown</text:p>
          </table:table-cell>
          <table:table-cell table:formula="of:=CONCATENATE([.H1325]; IF(ISTEXT([.B1325]); CONCATENATE(&quot; {&quot;;[.B1325];&quot;}&quot;);&quot;&quot;))" office:value-type="string" office:string-value="nekonata" calcext:value-type="string">
            <text:p>nekonata</text:p>
          </table:table-cell>
          <table:table-cell table:formula="of:=IF(ISTEXT([.I1325]);[.I132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mmovably</text:p>
          </table:table-cell>
          <table:table-cell/>
          <table:table-cell office:value-type="string" calcext:value-type="string">
            <text:p>immovably</text:p>
          </table:table-cell>
          <table:table-cell office:value-type="string" calcext:value-type="string">
            <text:p>nemoveble</text:p>
          </table:table-cell>
          <table:table-cell table:number-columns-repeated="2"/>
          <table:table-cell table:formula="of:=IF(ISTEXT([.G1326]);[.G1326];&quot;&quot;)" office:value-type="string" office:string-value="immovably" calcext:value-type="string">
            <text:p>immovably</text:p>
          </table:table-cell>
          <table:table-cell table:formula="of:=CONCATENATE([.H1326]; IF(ISTEXT([.B1326]); CONCATENATE(&quot; {&quot;;[.B1326];&quot;}&quot;);&quot;&quot;))" office:value-type="string" office:string-value="nemoveble" calcext:value-type="string">
            <text:p>nemoveble</text:p>
          </table:table-cell>
          <table:table-cell table:formula="of:=IF(ISTEXT([.I1326]);[.I1326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eniom da</text:p>
          </table:table-cell>
          <table:table-cell office:value-type="string" calcext:value-type="string">
            <text:p>no amount</text:p>
          </table:table-cell>
          <table:table-cell/>
          <table:table-cell table:formula="of:=IF(ISTEXT([.G1327]);[.G1327];&quot;&quot;)" office:value-type="string" office:string-value="no" calcext:value-type="string">
            <text:p>no</text:p>
          </table:table-cell>
          <table:table-cell table:formula="of:=CONCATENATE([.H1327]; IF(ISTEXT([.B1327]); CONCATENATE(&quot; {&quot;;[.B1327];&quot;}&quot;);&quot;&quot;))" office:value-type="string" office:string-value="neniom da" calcext:value-type="string">
            <text:p>neniom da</text:p>
          </table:table-cell>
          <table:table-cell table:formula="of:=IF(ISTEXT([.I1327]);[.I1327];&quot;&quot;)" office:value-type="string" office:string-value="no amount" calcext:value-type="string">
            <text:p>no amount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rresistible</text:p>
          </table:table-cell>
          <table:table-cell/>
          <table:table-cell office:value-type="string" calcext:value-type="string">
            <text:p>irresistible</text:p>
          </table:table-cell>
          <table:table-cell office:value-type="string" calcext:value-type="string">
            <text:p>nerezistebla</text:p>
          </table:table-cell>
          <table:table-cell table:number-columns-repeated="2"/>
          <table:table-cell table:formula="of:=IF(ISTEXT([.G1328]);[.G1328];&quot;&quot;)" office:value-type="string" office:string-value="irresistible" calcext:value-type="string">
            <text:p>irresistible</text:p>
          </table:table-cell>
          <table:table-cell table:formula="of:=CONCATENATE([.H1328]; IF(ISTEXT([.B1328]); CONCATENATE(&quot; {&quot;;[.B1328];&quot;}&quot;);&quot;&quot;))" office:value-type="string" office:string-value="nerezistebla" calcext:value-type="string">
            <text:p>nerezistebla</text:p>
          </table:table-cell>
          <table:table-cell table:formula="of:=IF(ISTEXT([.I1328]);[.I132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nvisible</text:p>
          </table:table-cell>
          <table:table-cell/>
          <table:table-cell office:value-type="string" calcext:value-type="string">
            <text:p>invisible</text:p>
          </table:table-cell>
          <table:table-cell office:value-type="string" calcext:value-type="string">
            <text:p>nevidebla</text:p>
          </table:table-cell>
          <table:table-cell table:number-columns-repeated="2"/>
          <table:table-cell table:formula="of:=IF(ISTEXT([.G1329]);[.G1329];&quot;&quot;)" office:value-type="string" office:string-value="invisible" calcext:value-type="string">
            <text:p>invisible</text:p>
          </table:table-cell>
          <table:table-cell table:formula="of:=CONCATENATE([.H1329]; IF(ISTEXT([.B1329]); CONCATENATE(&quot; {&quot;;[.B1329];&quot;}&quot;);&quot;&quot;))" office:value-type="string" office:string-value="nevidebla" calcext:value-type="string">
            <text:p>nevidebla</text:p>
          </table:table-cell>
          <table:table-cell table:formula="of:=IF(ISTEXT([.I1329]);[.I132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nominal</text:p>
          </table:table-cell>
          <table:table-cell/>
          <table:table-cell office:value-type="string" calcext:value-type="string">
            <text:p>nominal</text:p>
          </table:table-cell>
          <table:table-cell office:value-type="string" calcext:value-type="string">
            <text:p>nominala</text:p>
          </table:table-cell>
          <table:table-cell table:number-columns-repeated="2"/>
          <table:table-cell table:formula="of:=IF(ISTEXT([.G1330]);[.G1330];&quot;&quot;)" office:value-type="string" office:string-value="nominal" calcext:value-type="string">
            <text:p>nominal</text:p>
          </table:table-cell>
          <table:table-cell table:formula="of:=CONCATENATE([.H1330]; IF(ISTEXT([.B1330]); CONCATENATE(&quot; {&quot;;[.B1330];&quot;}&quot;);&quot;&quot;))" office:value-type="string" office:string-value="nominala" calcext:value-type="string">
            <text:p>nominala</text:p>
          </table:table-cell>
          <table:table-cell table:formula="of:=IF(ISTEXT([.I1330]);[.I133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nomo</text:p>
          </table:table-cell>
          <table:table-cell table:number-columns-repeated="2"/>
          <table:table-cell table:formula="of:=IF(ISTEXT([.G1331]);[.G1331];&quot;&quot;)" office:value-type="string" office:string-value="name" calcext:value-type="string">
            <text:p>name</text:p>
          </table:table-cell>
          <table:table-cell table:formula="of:=CONCATENATE([.H1331]; IF(ISTEXT([.B1331]); CONCATENATE(&quot; {&quot;;[.B1331];&quot;}&quot;);&quot;&quot;))" office:value-type="string" office:string-value="nomo" calcext:value-type="string">
            <text:p>nomo</text:p>
          </table:table-cell>
          <table:table-cell table:formula="of:=IF(ISTEXT([.I1331]);[.I133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note</text:p>
          </table:table-cell>
          <table:table-cell/>
          <table:table-cell office:value-type="string" calcext:value-type="string">
            <text:p>note</text:p>
          </table:table-cell>
          <table:table-cell office:value-type="string" calcext:value-type="string">
            <text:p>noto</text:p>
          </table:table-cell>
          <table:table-cell office:value-type="string" calcext:value-type="string">
            <text:p>short reminder written to yourself</text:p>
          </table:table-cell>
          <table:table-cell/>
          <table:table-cell table:formula="of:=IF(ISTEXT([.G1332]);[.G1332];&quot;&quot;)" office:value-type="string" office:string-value="note" calcext:value-type="string">
            <text:p>note</text:p>
          </table:table-cell>
          <table:table-cell table:formula="of:=CONCATENATE([.H1332]; IF(ISTEXT([.B1332]); CONCATENATE(&quot; {&quot;;[.B1332];&quot;}&quot;);&quot;&quot;))" office:value-type="string" office:string-value="noto" calcext:value-type="string">
            <text:p>noto</text:p>
          </table:table-cell>
          <table:table-cell table:formula="of:=IF(ISTEXT([.I1332]);[.I1332];&quot;&quot;)" office:value-type="string" office:string-value="short reminder written to yourself" calcext:value-type="string">
            <text:p>short reminder written to yourself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newfound</text:p>
          </table:table-cell>
          <table:table-cell/>
          <table:table-cell office:value-type="string" calcext:value-type="string">
            <text:p>newfound</text:p>
          </table:table-cell>
          <table:table-cell office:value-type="string" calcext:value-type="string">
            <text:p>nove trovita</text:p>
          </table:table-cell>
          <table:table-cell table:number-columns-repeated="2"/>
          <table:table-cell table:formula="of:=IF(ISTEXT([.G1333]);[.G1333];&quot;&quot;)" office:value-type="string" office:string-value="newfound" calcext:value-type="string">
            <text:p>newfound</text:p>
          </table:table-cell>
          <table:table-cell table:formula="of:=CONCATENATE([.H1333]; IF(ISTEXT([.B1333]); CONCATENATE(&quot; {&quot;;[.B1333];&quot;}&quot;);&quot;&quot;))" office:value-type="string" office:string-value="nove trovita" calcext:value-type="string">
            <text:p>nove trovita</text:p>
          </table:table-cell>
          <table:table-cell table:formula="of:=IF(ISTEXT([.I1333]);[.I133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well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interjection or conjuntion</text:p>
          </table:table-cell>
          <table:table-cell/>
          <table:table-cell table:formula="of:=IF(ISTEXT([.G1334]);[.G1334];&quot;&quot;)" office:value-type="string" office:string-value="well" calcext:value-type="string">
            <text:p>well</text:p>
          </table:table-cell>
          <table:table-cell table:formula="of:=CONCATENATE([.H1334]; IF(ISTEXT([.B1334]); CONCATENATE(&quot; {&quot;;[.B1334];&quot;}&quot;);&quot;&quot;))" office:value-type="string" office:string-value="nu" calcext:value-type="string">
            <text:p>nu</text:p>
          </table:table-cell>
          <table:table-cell table:formula="of:=IF(ISTEXT([.I1334]);[.I1334];&quot;&quot;)" office:value-type="string" office:string-value="interjection or conjuntion" calcext:value-type="string">
            <text:p>interjection or conjuntion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touch</text:p>
          </table:table-cell>
          <table:table-cell office:value-type="string" calcext:value-type="string">
            <text:p>nuanco</text:p>
          </table:table-cell>
          <table:table-cell office:value-type="string" calcext:value-type="string">
            <text:p>delicate distinction</text:p>
          </table:table-cell>
          <table:table-cell/>
          <table:table-cell table:formula="of:=IF(ISTEXT([.G1335]);[.G1335];&quot;&quot;)" office:value-type="string" office:string-value="touch" calcext:value-type="string">
            <text:p>touch</text:p>
          </table:table-cell>
          <table:table-cell table:formula="of:=CONCATENATE([.H1335]; IF(ISTEXT([.B1335]); CONCATENATE(&quot; {&quot;;[.B1335];&quot;}&quot;);&quot;&quot;))" office:value-type="string" office:string-value="nuanco" calcext:value-type="string">
            <text:p>nuanco</text:p>
          </table:table-cell>
          <table:table-cell table:formula="of:=IF(ISTEXT([.I1335]);[.I1335];&quot;&quot;)" office:value-type="string" office:string-value="delicate distinction" calcext:value-type="string">
            <text:p>delicate distinction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mere</text:p>
          </table:table-cell>
          <table:table-cell/>
          <table:table-cell office:value-type="string" calcext:value-type="string">
            <text:p>mere</text:p>
          </table:table-cell>
          <table:table-cell office:value-type="string" calcext:value-type="string">
            <text:p>nura</text:p>
          </table:table-cell>
          <table:table-cell table:number-columns-repeated="2"/>
          <table:table-cell table:formula="of:=IF(ISTEXT([.G1336]);[.G1336];&quot;&quot;)" office:value-type="string" office:string-value="mere" calcext:value-type="string">
            <text:p>mere</text:p>
          </table:table-cell>
          <table:table-cell table:formula="of:=CONCATENATE([.H1336]; IF(ISTEXT([.B1336]); CONCATENATE(&quot; {&quot;;[.B1336];&quot;}&quot;);&quot;&quot;))" office:value-type="string" office:string-value="nura" calcext:value-type="string">
            <text:p>nura</text:p>
          </table:table-cell>
          <table:table-cell table:formula="of:=IF(ISTEXT([.I1336]);[.I1336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obstinate</text:p>
          </table:table-cell>
          <table:table-cell/>
          <table:table-cell office:value-type="string" calcext:value-type="string">
            <text:p>obstinate</text:p>
          </table:table-cell>
          <table:table-cell office:value-type="string" calcext:value-type="string">
            <text:p>obstina</text:p>
          </table:table-cell>
          <table:table-cell table:number-columns-repeated="2"/>
          <table:table-cell table:formula="of:=IF(ISTEXT([.G1337]);[.G1337];&quot;&quot;)" office:value-type="string" office:string-value="obstinate" calcext:value-type="string">
            <text:p>obstinate</text:p>
          </table:table-cell>
          <table:table-cell table:formula="of:=CONCATENATE([.H1337]; IF(ISTEXT([.B1337]); CONCATENATE(&quot; {&quot;;[.B1337];&quot;}&quot;);&quot;&quot;))" office:value-type="string" office:string-value="obstina" calcext:value-type="string">
            <text:p>obstina</text:p>
          </table:table-cell>
          <table:table-cell table:formula="of:=IF(ISTEXT([.I1337]);[.I133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recalcitrant</text:p>
          </table:table-cell>
          <table:table-cell/>
          <table:table-cell office:value-type="string" calcext:value-type="string">
            <text:p>recalcitrant</text:p>
          </table:table-cell>
          <table:table-cell office:value-type="string" calcext:value-type="string">
            <text:p>obstina</text:p>
          </table:table-cell>
          <table:table-cell table:number-columns-repeated="2"/>
          <table:table-cell table:formula="of:=IF(ISTEXT([.G1338]);[.G1338];&quot;&quot;)" office:value-type="string" office:string-value="recalcitrant" calcext:value-type="string">
            <text:p>recalcitrant</text:p>
          </table:table-cell>
          <table:table-cell table:formula="of:=CONCATENATE([.H1338]; IF(ISTEXT([.B1338]); CONCATENATE(&quot; {&quot;;[.B1338];&quot;}&quot;);&quot;&quot;))" office:value-type="string" office:string-value="obstina" calcext:value-type="string">
            <text:p>obstina</text:p>
          </table:table-cell>
          <table:table-cell table:formula="of:=IF(ISTEXT([.I1338]);[.I133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eye</text:p>
          </table:table-cell>
          <table:table-cell/>
          <table:table-cell office:value-type="string" calcext:value-type="string">
            <text:p>eye</text:p>
          </table:table-cell>
          <table:table-cell office:value-type="string" calcext:value-type="string">
            <text:p>okulo</text:p>
          </table:table-cell>
          <table:table-cell table:number-columns-repeated="2"/>
          <table:table-cell table:formula="of:=IF(ISTEXT([.G1339]);[.G1339];&quot;&quot;)" office:value-type="string" office:string-value="eye" calcext:value-type="string">
            <text:p>eye</text:p>
          </table:table-cell>
          <table:table-cell table:formula="of:=CONCATENATE([.H1339]; IF(ISTEXT([.B1339]); CONCATENATE(&quot; {&quot;;[.B1339];&quot;}&quot;);&quot;&quot;))" office:value-type="string" office:string-value="okulo" calcext:value-type="string">
            <text:p>okulo</text:p>
          </table:table-cell>
          <table:table-cell table:formula="of:=IF(ISTEXT([.I1339]);[.I133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one⁠</text:p>
          </table:table-cell>
          <table:table-cell/>
          <table:table-cell office:value-type="string" calcext:value-type="string">
            <text:p>one⁠</text:p>
          </table:table-cell>
          <table:table-cell office:value-type="string" calcext:value-type="string">
            <text:p>oni</text:p>
          </table:table-cell>
          <table:table-cell table:number-columns-repeated="2"/>
          <table:table-cell table:formula="of:=IF(ISTEXT([.G1340]);[.G1340];&quot;&quot;)" office:value-type="string" office:string-value="one⁠" calcext:value-type="string">
            <text:p>one⁠</text:p>
          </table:table-cell>
          <table:table-cell table:formula="of:=CONCATENATE([.H1340]; IF(ISTEXT([.B1340]); CONCATENATE(&quot; {&quot;;[.B1340];&quot;}&quot;);&quot;&quot;))" office:value-type="string" office:string-value="oni" calcext:value-type="string">
            <text:p>oni</text:p>
          </table:table-cell>
          <table:table-cell table:formula="of:=IF(ISTEXT([.I1340]);[.I134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 person’s</text:p>
          </table:table-cell>
          <table:table-cell/>
          <table:table-cell office:value-type="string" calcext:value-type="string">
            <text:p>a person’s</text:p>
          </table:table-cell>
          <table:table-cell office:value-type="string" calcext:value-type="string">
            <text:p>onia</text:p>
          </table:table-cell>
          <table:table-cell office:value-type="string" calcext:value-type="string">
            <text:p>relating to some unmentioned person</text:p>
          </table:table-cell>
          <table:table-cell/>
          <table:table-cell table:formula="of:=IF(ISTEXT([.G1341]);[.G1341];&quot;&quot;)" office:value-type="string" office:string-value="a person’s" calcext:value-type="string">
            <text:p>a person’s</text:p>
          </table:table-cell>
          <table:table-cell table:formula="of:=CONCATENATE([.H1341]; IF(ISTEXT([.B1341]); CONCATENATE(&quot; {&quot;;[.B1341];&quot;}&quot;);&quot;&quot;))" office:value-type="string" office:string-value="onia" calcext:value-type="string">
            <text:p>onia</text:p>
          </table:table-cell>
          <table:table-cell table:formula="of:=IF(ISTEXT([.I1341]);[.I1341];&quot;&quot;)" office:value-type="string" office:string-value="relating to some unmentioned person" calcext:value-type="string">
            <text:p>relating to some unmentioned person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arcel</text:p>
          </table:table-cell>
          <table:table-cell/>
          <table:table-cell office:value-type="string" calcext:value-type="string">
            <text:p>parcel</text:p>
          </table:table-cell>
          <table:table-cell office:value-type="string" calcext:value-type="string">
            <text:p>pakaĵo</text:p>
          </table:table-cell>
          <table:table-cell office:value-type="string" calcext:value-type="string">
            <text:p>package</text:p>
          </table:table-cell>
          <table:table-cell/>
          <table:table-cell table:formula="of:=IF(ISTEXT([.G1342]);[.G1342];&quot;&quot;)" office:value-type="string" office:string-value="parcel" calcext:value-type="string">
            <text:p>parcel</text:p>
          </table:table-cell>
          <table:table-cell table:formula="of:=CONCATENATE([.H1342]; IF(ISTEXT([.B1342]); CONCATENATE(&quot; {&quot;;[.B1342];&quot;}&quot;);&quot;&quot;))" office:value-type="string" office:string-value="pakaĵo" calcext:value-type="string">
            <text:p>pakaĵo</text:p>
          </table:table-cell>
          <table:table-cell table:formula="of:=IF(ISTEXT([.I1342]);[.I1342];&quot;&quot;)" office:value-type="string" office:string-value="package" calcext:value-type="string">
            <text:p>package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rap up</text:p>
          </table:table-cell>
          <table:table-cell/>
          <table:table-cell office:value-type="string" calcext:value-type="string">
            <text:p>wrap up</text:p>
          </table:table-cell>
          <table:table-cell office:value-type="string" calcext:value-type="string">
            <text:p>paki</text:p>
          </table:table-cell>
          <table:table-cell office:value-type="string" calcext:value-type="string">
            <text:p>pack up</text:p>
          </table:table-cell>
          <table:table-cell/>
          <table:table-cell table:formula="of:=IF(ISTEXT([.G1343]);[.G1343];&quot;&quot;)" office:value-type="string" office:string-value="wrap up" calcext:value-type="string">
            <text:p>wrap up</text:p>
          </table:table-cell>
          <table:table-cell table:formula="of:=CONCATENATE([.H1343]; IF(ISTEXT([.B1343]); CONCATENATE(&quot; {&quot;;[.B1343];&quot;}&quot;);&quot;&quot;))" office:value-type="string" office:string-value="paki" calcext:value-type="string">
            <text:p>paki</text:p>
          </table:table-cell>
          <table:table-cell table:formula="of:=IF(ISTEXT([.I1343]);[.I1343];&quot;&quot;)" office:value-type="string" office:string-value="pack up" calcext:value-type="string">
            <text:p>pack up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aragraph</text:p>
          </table:table-cell>
          <table:table-cell/>
          <table:table-cell office:value-type="string" calcext:value-type="string">
            <text:p>paragraph</text:p>
          </table:table-cell>
          <table:table-cell office:value-type="string" calcext:value-type="string">
            <text:p>paragrafo</text:p>
          </table:table-cell>
          <table:table-cell table:number-columns-repeated="2"/>
          <table:table-cell table:formula="of:=IF(ISTEXT([.G1344]);[.G1344];&quot;&quot;)" office:value-type="string" office:string-value="paragraph" calcext:value-type="string">
            <text:p>paragraph</text:p>
          </table:table-cell>
          <table:table-cell table:formula="of:=CONCATENATE([.H1344]; IF(ISTEXT([.B1344]); CONCATENATE(&quot; {&quot;;[.B1344];&quot;}&quot;);&quot;&quot;))" office:value-type="string" office:string-value="paragrafo" calcext:value-type="string">
            <text:p>paragrafo</text:p>
          </table:table-cell>
          <table:table-cell table:formula="of:=IF(ISTEXT([.I1344]);[.I134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art</text:p>
          </table:table-cell>
          <table:table-cell/>
          <table:table-cell office:value-type="string" calcext:value-type="string">
            <text:p>part</text:p>
          </table:table-cell>
          <table:table-cell office:value-type="string" calcext:value-type="string">
            <text:p>parto</text:p>
          </table:table-cell>
          <table:table-cell table:number-columns-repeated="2"/>
          <table:table-cell table:formula="of:=IF(ISTEXT([.G1345]);[.G1345];&quot;&quot;)" office:value-type="string" office:string-value="part" calcext:value-type="string">
            <text:p>part</text:p>
          </table:table-cell>
          <table:table-cell table:formula="of:=CONCATENATE([.H1345]; IF(ISTEXT([.B1345]); CONCATENATE(&quot; {&quot;;[.B1345];&quot;}&quot;);&quot;&quot;))" office:value-type="string" office:string-value="parto" calcext:value-type="string">
            <text:p>parto</text:p>
          </table:table-cell>
          <table:table-cell table:formula="of:=IF(ISTEXT([.I1345]);[.I134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assing</text:p>
          </table:table-cell>
          <table:table-cell/>
          <table:table-cell office:value-type="string" calcext:value-type="string">
            <text:p>passing</text:p>
          </table:table-cell>
          <table:table-cell office:value-type="string" calcext:value-type="string">
            <text:p>pasantaj</text:p>
          </table:table-cell>
          <table:table-cell office:value-type="string" calcext:value-type="string">
            <text:p>as in: passing years</text:p>
          </table:table-cell>
          <table:table-cell/>
          <table:table-cell table:formula="of:=IF(ISTEXT([.G1346]);[.G1346];&quot;&quot;)" office:value-type="string" office:string-value="passing" calcext:value-type="string">
            <text:p>passing</text:p>
          </table:table-cell>
          <table:table-cell table:formula="of:=CONCATENATE([.H1346]; IF(ISTEXT([.B1346]); CONCATENATE(&quot; {&quot;;[.B1346];&quot;}&quot;);&quot;&quot;))" office:value-type="string" office:string-value="pasantaj" calcext:value-type="string">
            <text:p>pasantaj</text:p>
          </table:table-cell>
          <table:table-cell table:formula="of:=IF(ISTEXT([.I1346]);[.I1346];&quot;&quot;)" office:value-type="string" office:string-value="as in: passing years" calcext:value-type="string">
            <text:p>as in: passing years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assionately</text:p>
          </table:table-cell>
          <table:table-cell/>
          <table:table-cell office:value-type="string" calcext:value-type="string">
            <text:p>passionately</text:p>
          </table:table-cell>
          <table:table-cell office:value-type="string" calcext:value-type="string">
            <text:p>pasie</text:p>
          </table:table-cell>
          <table:table-cell table:number-columns-repeated="2"/>
          <table:table-cell table:formula="of:=IF(ISTEXT([.G1347]);[.G1347];&quot;&quot;)" office:value-type="string" office:string-value="passionately" calcext:value-type="string">
            <text:p>passionately</text:p>
          </table:table-cell>
          <table:table-cell table:formula="of:=CONCATENATE([.H1347]; IF(ISTEXT([.B1347]); CONCATENATE(&quot; {&quot;;[.B1347];&quot;}&quot;);&quot;&quot;))" office:value-type="string" office:string-value="pasie" calcext:value-type="string">
            <text:p>pasie</text:p>
          </table:table-cell>
          <table:table-cell table:formula="of:=IF(ISTEXT([.I1347]);[.I134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atrician</text:p>
          </table:table-cell>
          <table:table-cell/>
          <table:table-cell office:value-type="string" calcext:value-type="string">
            <text:p>patrician</text:p>
          </table:table-cell>
          <table:table-cell office:value-type="string" calcext:value-type="string">
            <text:p>patricio</text:p>
          </table:table-cell>
          <table:table-cell table:number-columns-repeated="2"/>
          <table:table-cell table:formula="of:=IF(ISTEXT([.G1348]);[.G1348];&quot;&quot;)" office:value-type="string" office:string-value="patrician" calcext:value-type="string">
            <text:p>patrician</text:p>
          </table:table-cell>
          <table:table-cell table:formula="of:=CONCATENATE([.H1348]; IF(ISTEXT([.B1348]); CONCATENATE(&quot; {&quot;;[.B1348];&quot;}&quot;);&quot;&quot;))" office:value-type="string" office:string-value="patricio" calcext:value-type="string">
            <text:p>patricio</text:p>
          </table:table-cell>
          <table:table-cell table:formula="of:=IF(ISTEXT([.I1348]);[.I134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father</text:p>
          </table:table-cell>
          <table:table-cell/>
          <table:table-cell office:value-type="string" calcext:value-type="string">
            <text:p>father</text:p>
          </table:table-cell>
          <table:table-cell office:value-type="string" calcext:value-type="string">
            <text:p>patro</text:p>
          </table:table-cell>
          <table:table-cell table:number-columns-repeated="2"/>
          <table:table-cell table:formula="of:=IF(ISTEXT([.G1349]);[.G1349];&quot;&quot;)" office:value-type="string" office:string-value="father" calcext:value-type="string">
            <text:p>father</text:p>
          </table:table-cell>
          <table:table-cell table:formula="of:=CONCATENATE([.H1349]; IF(ISTEXT([.B1349]); CONCATENATE(&quot; {&quot;;[.B1349];&quot;}&quot;);&quot;&quot;))" office:value-type="string" office:string-value="patro" calcext:value-type="string">
            <text:p>patro</text:p>
          </table:table-cell>
          <table:table-cell table:formula="of:=IF(ISTEXT([.I1349]);[.I134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crap</text:p>
          </table:table-cell>
          <table:table-cell/>
          <table:table-cell office:value-type="string" calcext:value-type="string">
            <text:p>scrap</text:p>
          </table:table-cell>
          <table:table-cell office:value-type="string" calcext:value-type="string">
            <text:p>pecaĉo</text:p>
          </table:table-cell>
          <table:table-cell table:number-columns-repeated="2"/>
          <table:table-cell table:formula="of:=IF(ISTEXT([.G1350]);[.G1350];&quot;&quot;)" office:value-type="string" office:string-value="scrap" calcext:value-type="string">
            <text:p>scrap</text:p>
          </table:table-cell>
          <table:table-cell table:formula="of:=CONCATENATE([.H1350]; IF(ISTEXT([.B1350]); CONCATENATE(&quot; {&quot;;[.B1350];&quot;}&quot;);&quot;&quot;))" office:value-type="string" office:string-value="pecaĉo" calcext:value-type="string">
            <text:p>pecaĉo</text:p>
          </table:table-cell>
          <table:table-cell table:formula="of:=IF(ISTEXT([.I1350]);[.I135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iece</text:p>
          </table:table-cell>
          <table:table-cell/>
          <table:table-cell office:value-type="string" calcext:value-type="string">
            <text:p>piece</text:p>
          </table:table-cell>
          <table:table-cell office:value-type="string" calcext:value-type="string">
            <text:p>peceto</text:p>
          </table:table-cell>
          <table:table-cell table:number-columns-repeated="2"/>
          <table:table-cell table:formula="of:=IF(ISTEXT([.G1351]);[.G1351];&quot;&quot;)" office:value-type="string" office:string-value="piece" calcext:value-type="string">
            <text:p>piece</text:p>
          </table:table-cell>
          <table:table-cell table:formula="of:=CONCATENATE([.H1351]; IF(ISTEXT([.B1351]); CONCATENATE(&quot; {&quot;;[.B1351];&quot;}&quot;);&quot;&quot;))" office:value-type="string" office:string-value="peceto" calcext:value-type="string">
            <text:p>peceto</text:p>
          </table:table-cell>
          <table:table-cell table:formula="of:=IF(ISTEXT([.I1351]);[.I135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effort</text:p>
          </table:table-cell>
          <table:table-cell/>
          <table:table-cell office:value-type="string" calcext:value-type="string">
            <text:p>effort</text:p>
          </table:table-cell>
          <table:table-cell office:value-type="string" calcext:value-type="string">
            <text:p>peno</text:p>
          </table:table-cell>
          <table:table-cell table:number-columns-repeated="2"/>
          <table:table-cell table:formula="of:=IF(ISTEXT([.G1352]);[.G1352];&quot;&quot;)" office:value-type="string" office:string-value="effort" calcext:value-type="string">
            <text:p>effort</text:p>
          </table:table-cell>
          <table:table-cell table:formula="of:=CONCATENATE([.H1352]; IF(ISTEXT([.B1352]); CONCATENATE(&quot; {&quot;;[.B1352];&quot;}&quot;);&quot;&quot;))" office:value-type="string" office:string-value="peno" calcext:value-type="string">
            <text:p>peno</text:p>
          </table:table-cell>
          <table:table-cell table:formula="of:=IF(ISTEXT([.I1352]);[.I135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weight</text:p>
          </table:table-cell>
          <table:table-cell office:value-type="string" calcext:value-type="string">
            <text:p>pezo</text:p>
          </table:table-cell>
          <table:table-cell table:number-columns-repeated="2"/>
          <table:table-cell table:formula="of:=IF(ISTEXT([.G1353]);[.G1353];&quot;&quot;)" office:value-type="string" office:string-value="weight" calcext:value-type="string">
            <text:p>weight</text:p>
          </table:table-cell>
          <table:table-cell table:formula="of:=CONCATENATE([.H1353]; IF(ISTEXT([.B1353]); CONCATENATE(&quot; {&quot;;[.B1353];&quot;}&quot;);&quot;&quot;))" office:value-type="string" office:string-value="pezo" calcext:value-type="string">
            <text:p>pezo</text:p>
          </table:table-cell>
          <table:table-cell table:formula="of:=IF(ISTEXT([.I1353]);[.I135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foot</text:p>
          </table:table-cell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piedo</text:p>
          </table:table-cell>
          <table:table-cell table:number-columns-repeated="2"/>
          <table:table-cell table:formula="of:=IF(ISTEXT([.G1354]);[.G1354];&quot;&quot;)" office:value-type="string" office:string-value="foot" calcext:value-type="string">
            <text:p>foot</text:p>
          </table:table-cell>
          <table:table-cell table:formula="of:=CONCATENATE([.H1354]; IF(ISTEXT([.B1354]); CONCATENATE(&quot; {&quot;;[.B1354];&quot;}&quot;);&quot;&quot;))" office:value-type="string" office:string-value="piedo" calcext:value-type="string">
            <text:p>piedo</text:p>
          </table:table-cell>
          <table:table-cell table:formula="of:=IF(ISTEXT([.I1354]);[.I135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icnic</text:p>
          </table:table-cell>
          <table:table-cell/>
          <table:table-cell office:value-type="string" calcext:value-type="string">
            <text:p>picnic</text:p>
          </table:table-cell>
          <table:table-cell office:value-type="string" calcext:value-type="string">
            <text:p>pikniko</text:p>
          </table:table-cell>
          <table:table-cell table:number-columns-repeated="2"/>
          <table:table-cell table:formula="of:=IF(ISTEXT([.G1355]);[.G1355];&quot;&quot;)" office:value-type="string" office:string-value="picnic" calcext:value-type="string">
            <text:p>picnic</text:p>
          </table:table-cell>
          <table:table-cell table:formula="of:=CONCATENATE([.H1355]; IF(ISTEXT([.B1355]); CONCATENATE(&quot; {&quot;;[.B1355];&quot;}&quot;);&quot;&quot;))" office:value-type="string" office:string-value="pikniko" calcext:value-type="string">
            <text:p>pikniko</text:p>
          </table:table-cell>
          <table:table-cell table:formula="of:=IF(ISTEXT([.I1355]);[.I135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ine woods</text:p>
          </table:table-cell>
          <table:table-cell/>
          <table:table-cell office:value-type="string" calcext:value-type="string">
            <text:p>pine woods</text:p>
          </table:table-cell>
          <table:table-cell office:value-type="string" calcext:value-type="string">
            <text:p>pinaro</text:p>
          </table:table-cell>
          <table:table-cell table:number-columns-repeated="2"/>
          <table:table-cell table:formula="of:=IF(ISTEXT([.G1356]);[.G1356];&quot;&quot;)" office:value-type="string" office:string-value="pine woods" calcext:value-type="string">
            <text:p>pine woods</text:p>
          </table:table-cell>
          <table:table-cell table:formula="of:=CONCATENATE([.H1356]; IF(ISTEXT([.B1356]); CONCATENATE(&quot; {&quot;;[.B1356];&quot;}&quot;);&quot;&quot;))" office:value-type="string" office:string-value="pinaro" calcext:value-type="string">
            <text:p>pinaro</text:p>
          </table:table-cell>
          <table:table-cell table:formula="of:=IF(ISTEXT([.I1356]);[.I1356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icturesque</text:p>
          </table:table-cell>
          <table:table-cell/>
          <table:table-cell office:value-type="string" calcext:value-type="string">
            <text:p>picturesque</text:p>
          </table:table-cell>
          <table:table-cell office:value-type="string" calcext:value-type="string">
            <text:p>pitoreska</text:p>
          </table:table-cell>
          <table:table-cell table:number-columns-repeated="2"/>
          <table:table-cell table:formula="of:=IF(ISTEXT([.G1357]);[.G1357];&quot;&quot;)" office:value-type="string" office:string-value="picturesque" calcext:value-type="string">
            <text:p>picturesque</text:p>
          </table:table-cell>
          <table:table-cell table:formula="of:=CONCATENATE([.H1357]; IF(ISTEXT([.B1357]); CONCATENATE(&quot; {&quot;;[.B1357];&quot;}&quot;);&quot;&quot;))" office:value-type="string" office:string-value="pitoreska" calcext:value-type="string">
            <text:p>pitoreska</text:p>
          </table:table-cell>
          <table:table-cell table:formula="of:=IF(ISTEXT([.I1357]);[.I135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better</text:p>
          </table:table-cell>
          <table:table-cell/>
          <table:table-cell office:value-type="string" calcext:value-type="string">
            <text:p>better</text:p>
          </table:table-cell>
          <table:table-cell office:value-type="string" calcext:value-type="string">
            <text:p>pli bone</text:p>
          </table:table-cell>
          <table:table-cell table:number-columns-repeated="2"/>
          <table:table-cell table:formula="of:=IF(ISTEXT([.G1358]);[.G1358];&quot;&quot;)" office:value-type="string" office:string-value="better" calcext:value-type="string">
            <text:p>better</text:p>
          </table:table-cell>
          <table:table-cell table:formula="of:=CONCATENATE([.H1358]; IF(ISTEXT([.B1358]); CONCATENATE(&quot; {&quot;;[.B1358];&quot;}&quot;);&quot;&quot;))" office:value-type="string" office:string-value="pli bone" calcext:value-type="string">
            <text:p>pli bone</text:p>
          </table:table-cell>
          <table:table-cell table:formula="of:=IF(ISTEXT([.I1358]);[.I135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more than</text:p>
          </table:table-cell>
          <table:table-cell/>
          <table:table-cell office:value-type="string" calcext:value-type="string">
            <text:p>more than</text:p>
          </table:table-cell>
          <table:table-cell office:value-type="string" calcext:value-type="string">
            <text:p>pli ol</text:p>
          </table:table-cell>
          <table:table-cell table:number-columns-repeated="2"/>
          <table:table-cell table:formula="of:=IF(ISTEXT([.G1359]);[.G1359];&quot;&quot;)" office:value-type="string" office:string-value="more than" calcext:value-type="string">
            <text:p>more than</text:p>
          </table:table-cell>
          <table:table-cell table:formula="of:=CONCATENATE([.H1359]; IF(ISTEXT([.B1359]); CONCATENATE(&quot; {&quot;;[.B1359];&quot;}&quot;);&quot;&quot;))" office:value-type="string" office:string-value="pli ol" calcext:value-type="string">
            <text:p>pli ol</text:p>
          </table:table-cell>
          <table:table-cell table:formula="of:=IF(ISTEXT([.I1359]);[.I135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mproved</text:p>
          </table:table-cell>
          <table:table-cell/>
          <table:table-cell office:value-type="string" calcext:value-type="string">
            <text:p>improved</text:p>
          </table:table-cell>
          <table:table-cell office:value-type="string" calcext:value-type="string">
            <text:p>plibonigita</text:p>
          </table:table-cell>
          <table:table-cell table:number-columns-repeated="2"/>
          <table:table-cell table:formula="of:=IF(ISTEXT([.G1360]);[.G1360];&quot;&quot;)" office:value-type="string" office:string-value="improved" calcext:value-type="string">
            <text:p>improved</text:p>
          </table:table-cell>
          <table:table-cell table:formula="of:=CONCATENATE([.H1360]; IF(ISTEXT([.B1360]); CONCATENATE(&quot; {&quot;;[.B1360];&quot;}&quot;);&quot;&quot;))" office:value-type="string" office:string-value="plibonigita" calcext:value-type="string">
            <text:p>plibonigita</text:p>
          </table:table-cell>
          <table:table-cell table:formula="of:=IF(ISTEXT([.I1360]);[.I136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everal</text:p>
          </table:table-cell>
          <table:table-cell/>
          <table:table-cell office:value-type="string" calcext:value-type="string">
            <text:p>several</text:p>
          </table:table-cell>
          <table:table-cell office:value-type="string" calcext:value-type="string">
            <text:p>pluraj</text:p>
          </table:table-cell>
          <table:table-cell table:number-columns-repeated="2"/>
          <table:table-cell table:formula="of:=IF(ISTEXT([.G1361]);[.G1361];&quot;&quot;)" office:value-type="string" office:string-value="several" calcext:value-type="string">
            <text:p>several</text:p>
          </table:table-cell>
          <table:table-cell table:formula="of:=CONCATENATE([.H1361]; IF(ISTEXT([.B1361]); CONCATENATE(&quot; {&quot;;[.B1361];&quot;}&quot;);&quot;&quot;))" office:value-type="string" office:string-value="pluraj" calcext:value-type="string">
            <text:p>pluraj</text:p>
          </table:table-cell>
          <table:table-cell table:formula="of:=IF(ISTEXT([.I1361]);[.I136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gout</text:p>
          </table:table-cell>
          <table:table-cell/>
          <table:table-cell office:value-type="string" calcext:value-type="string">
            <text:p>gout</text:p>
          </table:table-cell>
          <table:table-cell office:value-type="string" calcext:value-type="string">
            <text:p>podagro</text:p>
          </table:table-cell>
          <table:table-cell table:number-columns-repeated="2"/>
          <table:table-cell table:formula="of:=IF(ISTEXT([.G1362]);[.G1362];&quot;&quot;)" office:value-type="string" office:string-value="gout" calcext:value-type="string">
            <text:p>gout</text:p>
          </table:table-cell>
          <table:table-cell table:formula="of:=CONCATENATE([.H1362]; IF(ISTEXT([.B1362]); CONCATENATE(&quot; {&quot;;[.B1362];&quot;}&quot;);&quot;&quot;))" office:value-type="string" office:string-value="podagro" calcext:value-type="string">
            <text:p>podagro</text:p>
          </table:table-cell>
          <table:table-cell table:formula="of:=IF(ISTEXT([.I1362]);[.I136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oetic</text:p>
          </table:table-cell>
          <table:table-cell/>
          <table:table-cell office:value-type="string" calcext:value-type="string">
            <text:p>poetic</text:p>
          </table:table-cell>
          <table:table-cell office:value-type="string" calcext:value-type="string">
            <text:p>poezia</text:p>
          </table:table-cell>
          <table:table-cell table:number-columns-repeated="2"/>
          <table:table-cell table:formula="of:=IF(ISTEXT([.G1363]);[.G1363];&quot;&quot;)" office:value-type="string" office:string-value="poetic" calcext:value-type="string">
            <text:p>poetic</text:p>
          </table:table-cell>
          <table:table-cell table:formula="of:=CONCATENATE([.H1363]; IF(ISTEXT([.B1363]); CONCATENATE(&quot; {&quot;;[.B1363];&quot;}&quot;);&quot;&quot;))" office:value-type="string" office:string-value="poezia" calcext:value-type="string">
            <text:p>poezia</text:p>
          </table:table-cell>
          <table:table-cell table:formula="of:=IF(ISTEXT([.I1363]);[.I136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dusty</text:p>
          </table:table-cell>
          <table:table-cell/>
          <table:table-cell office:value-type="string" calcext:value-type="string">
            <text:p>dusty</text:p>
          </table:table-cell>
          <table:table-cell office:value-type="string" calcext:value-type="string">
            <text:p>polva</text:p>
          </table:table-cell>
          <table:table-cell table:number-columns-repeated="2"/>
          <table:table-cell table:formula="of:=IF(ISTEXT([.G1364]);[.G1364];&quot;&quot;)" office:value-type="string" office:string-value="dusty" calcext:value-type="string">
            <text:p>dusty</text:p>
          </table:table-cell>
          <table:table-cell table:formula="of:=CONCATENATE([.H1364]; IF(ISTEXT([.B1364]); CONCATENATE(&quot; {&quot;;[.B1364];&quot;}&quot;);&quot;&quot;))" office:value-type="string" office:string-value="polva" calcext:value-type="string">
            <text:p>polva</text:p>
          </table:table-cell>
          <table:table-cell table:formula="of:=IF(ISTEXT([.I1364]);[.I136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opular</text:p>
          </table:table-cell>
          <table:table-cell/>
          <table:table-cell office:value-type="string" calcext:value-type="string">
            <text:p>popular</text:p>
          </table:table-cell>
          <table:table-cell office:value-type="string" calcext:value-type="string">
            <text:p>populara</text:p>
          </table:table-cell>
          <table:table-cell table:number-columns-repeated="2"/>
          <table:table-cell table:formula="of:=IF(ISTEXT([.G1365]);[.G1365];&quot;&quot;)" office:value-type="string" office:string-value="popular" calcext:value-type="string">
            <text:p>popular</text:p>
          </table:table-cell>
          <table:table-cell table:formula="of:=CONCATENATE([.H1365]; IF(ISTEXT([.B1365]); CONCATENATE(&quot; {&quot;;[.B1365];&quot;}&quot;);&quot;&quot;))" office:value-type="string" office:string-value="populara" calcext:value-type="string">
            <text:p>populara</text:p>
          </table:table-cell>
          <table:table-cell table:formula="of:=IF(ISTEXT([.I1365]);[.I136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o</text:p>
          </table:table-cell>
          <table:table-cell/>
          <table:table-cell office:value-type="string" calcext:value-type="string">
            <text:p>to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for the purpose of</text:p>
          </table:table-cell>
          <table:table-cell/>
          <table:table-cell table:formula="of:=IF(ISTEXT([.G1366]);[.G1366];&quot;&quot;)" office:value-type="string" office:string-value="to" calcext:value-type="string">
            <text:p>to</text:p>
          </table:table-cell>
          <table:table-cell table:formula="of:=CONCATENATE([.H1366]; IF(ISTEXT([.B1366]); CONCATENATE(&quot; {&quot;;[.B1366];&quot;}&quot;);&quot;&quot;))" office:value-type="string" office:string-value="por" calcext:value-type="string">
            <text:p>por</text:p>
          </table:table-cell>
          <table:table-cell table:formula="of:=IF(ISTEXT([.I1366]);[.I1366];&quot;&quot;)" office:value-type="string" office:string-value="for the purpose of" calcext:value-type="string">
            <text:p>for the purpose of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o that</text:p>
          </table:table-cell>
          <table:table-cell/>
          <table:table-cell office:value-type="string" calcext:value-type="string">
            <text:p>so that</text:p>
          </table:table-cell>
          <table:table-cell office:value-type="string" calcext:value-type="string">
            <text:p>por ke</text:p>
          </table:table-cell>
          <table:table-cell table:number-columns-repeated="2"/>
          <table:table-cell table:formula="of:=IF(ISTEXT([.G1367]);[.G1367];&quot;&quot;)" office:value-type="string" office:string-value="so that" calcext:value-type="string">
            <text:p>so that</text:p>
          </table:table-cell>
          <table:table-cell table:formula="of:=CONCATENATE([.H1367]; IF(ISTEXT([.B1367]); CONCATENATE(&quot; {&quot;;[.B1367];&quot;}&quot;);&quot;&quot;))" office:value-type="string" office:string-value="por ke" calcext:value-type="string">
            <text:p>por ke</text:p>
          </table:table-cell>
          <table:table-cell table:formula="of:=IF(ISTEXT([.I1367]);[.I136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orter</text:p>
          </table:table-cell>
          <table:table-cell/>
          <table:table-cell office:value-type="string" calcext:value-type="string">
            <text:p>porter</text:p>
          </table:table-cell>
          <table:table-cell office:value-type="string" calcext:value-type="string">
            <text:p>portisto</text:p>
          </table:table-cell>
          <table:table-cell table:number-columns-repeated="2"/>
          <table:table-cell table:formula="of:=IF(ISTEXT([.G1368]);[.G1368];&quot;&quot;)" office:value-type="string" office:string-value="porter" calcext:value-type="string">
            <text:p>porter</text:p>
          </table:table-cell>
          <table:table-cell table:formula="of:=CONCATENATE([.H1368]; IF(ISTEXT([.B1368]); CONCATENATE(&quot; {&quot;;[.B1368];&quot;}&quot;);&quot;&quot;))" office:value-type="string" office:string-value="portisto" calcext:value-type="string">
            <text:p>portisto</text:p>
          </table:table-cell>
          <table:table-cell table:formula="of:=IF(ISTEXT([.I1368]);[.I136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<text:s/>in due course</text:p>
          </table:table-cell>
          <table:table-cell/>
          <table:table-cell office:value-type="string" calcext:value-type="string">
            <text:p><text:s/>in due course</text:p>
          </table:table-cell>
          <table:table-cell office:value-type="string" calcext:value-type="string">
            <text:p>post iom da tempo</text:p>
          </table:table-cell>
          <table:table-cell table:number-columns-repeated="2"/>
          <table:table-cell table:formula="of:=IF(ISTEXT([.G1369]);[.G1369];&quot;&quot;)" office:value-type="string" office:string-value=" in due course" calcext:value-type="string">
            <text:p><text:s/>in due course</text:p>
          </table:table-cell>
          <table:table-cell table:formula="of:=CONCATENATE([.H1369]; IF(ISTEXT([.B1369]); CONCATENATE(&quot; {&quot;;[.B1369];&quot;}&quot;);&quot;&quot;))" office:value-type="string" office:string-value="post iom da tempo" calcext:value-type="string">
            <text:p>post iom da tempo</text:p>
          </table:table-cell>
          <table:table-cell table:formula="of:=IF(ISTEXT([.I1369]);[.I136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osition</text:p>
          </table:table-cell>
          <table:table-cell/>
          <table:table-cell office:value-type="string" calcext:value-type="string">
            <text:p>position</text:p>
          </table:table-cell>
          <table:table-cell office:value-type="string" calcext:value-type="string">
            <text:p>posteno</text:p>
          </table:table-cell>
          <table:table-cell office:value-type="string" calcext:value-type="string">
            <text:p>position as in job</text:p>
          </table:table-cell>
          <table:table-cell/>
          <table:table-cell table:formula="of:=IF(ISTEXT([.G1370]);[.G1370];&quot;&quot;)" office:value-type="string" office:string-value="position" calcext:value-type="string">
            <text:p>position</text:p>
          </table:table-cell>
          <table:table-cell table:formula="of:=CONCATENATE([.H1370]; IF(ISTEXT([.B1370]); CONCATENATE(&quot; {&quot;;[.B1370];&quot;}&quot;);&quot;&quot;))" office:value-type="string" office:string-value="posteno" calcext:value-type="string">
            <text:p>posteno</text:p>
          </table:table-cell>
          <table:table-cell table:formula="of:=IF(ISTEXT([.I1370]);[.I1370];&quot;&quot;)" office:value-type="string" office:string-value="position as in job" calcext:value-type="string">
            <text:p>position as in job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ost</text:p>
          </table:table-cell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posteno</text:p>
          </table:table-cell>
          <table:table-cell table:number-columns-repeated="2"/>
          <table:table-cell table:formula="of:=IF(ISTEXT([.G1371]);[.G1371];&quot;&quot;)" office:value-type="string" office:string-value="post" calcext:value-type="string">
            <text:p>post</text:p>
          </table:table-cell>
          <table:table-cell table:formula="of:=CONCATENATE([.H1371]; IF(ISTEXT([.B1371]); CONCATENATE(&quot; {&quot;;[.B1371];&quot;}&quot;);&quot;&quot;))" office:value-type="string" office:string-value="posteno" calcext:value-type="string">
            <text:p>posteno</text:p>
          </table:table-cell>
          <table:table-cell table:formula="of:=IF(ISTEXT([.I1371]);[.I137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mighty</text:p>
          </table:table-cell>
          <table:table-cell/>
          <table:table-cell office:value-type="string" calcext:value-type="string">
            <text:p>mighty</text:p>
          </table:table-cell>
          <table:table-cell office:value-type="string" calcext:value-type="string">
            <text:p>potenca</text:p>
          </table:table-cell>
          <table:table-cell office:value-type="string" calcext:value-type="string">
            <text:p>powerful</text:p>
          </table:table-cell>
          <table:table-cell/>
          <table:table-cell table:formula="of:=IF(ISTEXT([.G1372]);[.G1372];&quot;&quot;)" office:value-type="string" office:string-value="mighty" calcext:value-type="string">
            <text:p>mighty</text:p>
          </table:table-cell>
          <table:table-cell table:formula="of:=CONCATENATE([.H1372]; IF(ISTEXT([.B1372]); CONCATENATE(&quot; {&quot;;[.B1372];&quot;}&quot;);&quot;&quot;))" office:value-type="string" office:string-value="potenca" calcext:value-type="string">
            <text:p>potenca</text:p>
          </table:table-cell>
          <table:table-cell table:formula="of:=IF(ISTEXT([.I1372]);[.I1372];&quot;&quot;)" office:value-type="string" office:string-value="powerful" calcext:value-type="string">
            <text:p>powerful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ay</text:p>
          </table:table-cell>
          <table:table-cell/>
          <table:table-cell office:value-type="string" calcext:value-type="string">
            <text:p>way</text:p>
          </table:table-cell>
          <table:table-cell office:value-type="string" calcext:value-type="string">
            <text:p>pozicio</text:p>
          </table:table-cell>
          <table:table-cell office:value-type="string" calcext:value-type="string">
            <text:p>position</text:p>
          </table:table-cell>
          <table:table-cell/>
          <table:table-cell table:formula="of:=IF(ISTEXT([.G1373]);[.G1373];&quot;&quot;)" office:value-type="string" office:string-value="way" calcext:value-type="string">
            <text:p>way</text:p>
          </table:table-cell>
          <table:table-cell table:formula="of:=CONCATENATE([.H1373]; IF(ISTEXT([.B1373]); CONCATENATE(&quot; {&quot;;[.B1373];&quot;}&quot;);&quot;&quot;))" office:value-type="string" office:string-value="pozicio" calcext:value-type="string">
            <text:p>pozicio</text:p>
          </table:table-cell>
          <table:table-cell table:formula="of:=IF(ISTEXT([.I1373]);[.I1373];&quot;&quot;)" office:value-type="string" office:string-value="position" calcext:value-type="string">
            <text:p>position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prava</text:p>
          </table:table-cell>
          <table:table-cell office:value-type="string" calcext:value-type="string">
            <text:p>accurate</text:p>
          </table:table-cell>
          <table:table-cell/>
          <table:table-cell table:formula="of:=IF(ISTEXT([.G1374]);[.G1374];&quot;&quot;)" office:value-type="string" office:string-value="right" calcext:value-type="string">
            <text:p>right</text:p>
          </table:table-cell>
          <table:table-cell table:formula="of:=CONCATENATE([.H1374]; IF(ISTEXT([.B1374]); CONCATENATE(&quot; {&quot;;[.B1374];&quot;}&quot;);&quot;&quot;))" office:value-type="string" office:string-value="prava" calcext:value-type="string">
            <text:p>prava</text:p>
          </table:table-cell>
          <table:table-cell table:formula="of:=IF(ISTEXT([.I1374]);[.I1374];&quot;&quot;)" office:value-type="string" office:string-value="accurate" calcext:value-type="string">
            <text:p>accurate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exactitude</text:p>
          </table:table-cell>
          <table:table-cell/>
          <table:table-cell office:value-type="string" calcext:value-type="string">
            <text:p>exactitude</text:p>
          </table:table-cell>
          <table:table-cell office:value-type="string" calcext:value-type="string">
            <text:p>precizeco</text:p>
          </table:table-cell>
          <table:table-cell table:number-columns-repeated="2"/>
          <table:table-cell table:formula="of:=IF(ISTEXT([.G1375]);[.G1375];&quot;&quot;)" office:value-type="string" office:string-value="exactitude" calcext:value-type="string">
            <text:p>exactitude</text:p>
          </table:table-cell>
          <table:table-cell table:formula="of:=CONCATENATE([.H1375]; IF(ISTEXT([.B1375]); CONCATENATE(&quot; {&quot;;[.B1375];&quot;}&quot;);&quot;&quot;))" office:value-type="string" office:string-value="precizeco" calcext:value-type="string">
            <text:p>precizeco</text:p>
          </table:table-cell>
          <table:table-cell table:formula="of:=IF(ISTEXT([.I1375]);[.I137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ressure</text:p>
          </table:table-cell>
          <table:table-cell/>
          <table:table-cell office:value-type="string" calcext:value-type="string">
            <text:p>pressure</text:p>
          </table:table-cell>
          <table:table-cell office:value-type="string" calcext:value-type="string">
            <text:p>premo</text:p>
          </table:table-cell>
          <table:table-cell table:number-columns-repeated="2"/>
          <table:table-cell table:formula="of:=IF(ISTEXT([.G1376]);[.G1376];&quot;&quot;)" office:value-type="string" office:string-value="pressure" calcext:value-type="string">
            <text:p>pressure</text:p>
          </table:table-cell>
          <table:table-cell table:formula="of:=CONCATENATE([.H1376]; IF(ISTEXT([.B1376]); CONCATENATE(&quot; {&quot;;[.B1376];&quot;}&quot;);&quot;&quot;))" office:value-type="string" office:string-value="premo" calcext:value-type="string">
            <text:p>premo</text:p>
          </table:table-cell>
          <table:table-cell table:formula="of:=IF(ISTEXT([.I1376]);[.I1376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icked it up</text:p>
          </table:table-cell>
          <table:table-cell/>
          <table:table-cell office:value-type="string" calcext:value-type="string">
            <text:p>picked it up</text:p>
          </table:table-cell>
          <table:table-cell office:value-type="string" calcext:value-type="string">
            <text:p>prenis ĝin</text:p>
          </table:table-cell>
          <table:table-cell table:number-columns-repeated="2"/>
          <table:table-cell table:formula="of:=IF(ISTEXT([.G1377]);[.G1377];&quot;&quot;)" office:value-type="string" office:string-value="picked it up" calcext:value-type="string">
            <text:p>picked it up</text:p>
          </table:table-cell>
          <table:table-cell table:formula="of:=CONCATENATE([.H1377]; IF(ISTEXT([.B1377]); CONCATENATE(&quot; {&quot;;[.B1377];&quot;}&quot;);&quot;&quot;))" office:value-type="string" office:string-value="prenis ĝin" calcext:value-type="string">
            <text:p>prenis ĝin</text:p>
          </table:table-cell>
          <table:table-cell table:formula="of:=IF(ISTEXT([.I1377]);[.I137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reflective</text:p>
          </table:table-cell>
          <table:table-cell/>
          <table:table-cell office:value-type="string" calcext:value-type="string">
            <text:p>reflective</text:p>
          </table:table-cell>
          <table:table-cell office:value-type="string" calcext:value-type="string">
            <text:p>pripensema</text:p>
          </table:table-cell>
          <table:table-cell office:value-type="string" calcext:value-type="string">
            <text:p>thoughtful</text:p>
          </table:table-cell>
          <table:table-cell/>
          <table:table-cell table:formula="of:=IF(ISTEXT([.G1378]);[.G1378];&quot;&quot;)" office:value-type="string" office:string-value="reflective" calcext:value-type="string">
            <text:p>reflective</text:p>
          </table:table-cell>
          <table:table-cell table:formula="of:=CONCATENATE([.H1378]; IF(ISTEXT([.B1378]); CONCATENATE(&quot; {&quot;;[.B1378];&quot;}&quot;);&quot;&quot;))" office:value-type="string" office:string-value="pripensema" calcext:value-type="string">
            <text:p>pripensema</text:p>
          </table:table-cell>
          <table:table-cell table:formula="of:=IF(ISTEXT([.I1378]);[.I1378];&quot;&quot;)" office:value-type="string" office:string-value="thoughtful" calcext:value-type="string">
            <text:p>thoughtful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due to</text:p>
          </table:table-cell>
          <table:table-cell/>
          <table:table-cell office:value-type="string" calcext:value-type="string">
            <text:p>due to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cause of action</text:p>
          </table:table-cell>
          <table:table-cell/>
          <table:table-cell table:formula="of:=IF(ISTEXT([.G1379]);[.G1379];&quot;&quot;)" office:value-type="string" office:string-value="due to" calcext:value-type="string">
            <text:p>due to</text:p>
          </table:table-cell>
          <table:table-cell table:formula="of:=CONCATENATE([.H1379]; IF(ISTEXT([.B1379]); CONCATENATE(&quot; {&quot;;[.B1379];&quot;}&quot;);&quot;&quot;))" office:value-type="string" office:string-value="pro" calcext:value-type="string">
            <text:p>pro</text:p>
          </table:table-cell>
          <table:table-cell table:formula="of:=IF(ISTEXT([.I1379]);[.I1379];&quot;&quot;)" office:value-type="string" office:string-value="cause of action" calcext:value-type="string">
            <text:p>cause of action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out of</text:p>
          </table:table-cell>
          <table:table-cell/>
          <table:table-cell office:value-type="string" calcext:value-type="string">
            <text:p>out of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s a result of</text:p>
          </table:table-cell>
          <table:table-cell/>
          <table:table-cell table:formula="of:=IF(ISTEXT([.G1380]);[.G1380];&quot;&quot;)" office:value-type="string" office:string-value="out of" calcext:value-type="string">
            <text:p>out of</text:p>
          </table:table-cell>
          <table:table-cell table:formula="of:=CONCATENATE([.H1380]; IF(ISTEXT([.B1380]); CONCATENATE(&quot; {&quot;;[.B1380];&quot;}&quot;);&quot;&quot;))" office:value-type="string" office:string-value="pro" calcext:value-type="string">
            <text:p>pro</text:p>
          </table:table-cell>
          <table:table-cell table:formula="of:=IF(ISTEXT([.I1380]);[.I1380];&quot;&quot;)" office:value-type="string" office:string-value="as a result of" calcext:value-type="string">
            <text:p>as a result of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rofessional</text:p>
          </table:table-cell>
          <table:table-cell/>
          <table:table-cell office:value-type="string" calcext:value-type="string">
            <text:p>professional</text:p>
          </table:table-cell>
          <table:table-cell office:value-type="string" calcext:value-type="string">
            <text:p>profesia</text:p>
          </table:table-cell>
          <table:table-cell table:number-columns-repeated="2"/>
          <table:table-cell table:formula="of:=IF(ISTEXT([.G1381]);[.G1381];&quot;&quot;)" office:value-type="string" office:string-value="professional" calcext:value-type="string">
            <text:p>professional</text:p>
          </table:table-cell>
          <table:table-cell table:formula="of:=CONCATENATE([.H1381]; IF(ISTEXT([.B1381]); CONCATENATE(&quot; {&quot;;[.B1381];&quot;}&quot;);&quot;&quot;))" office:value-type="string" office:string-value="profesia" calcext:value-type="string">
            <text:p>profesia</text:p>
          </table:table-cell>
          <table:table-cell table:formula="of:=IF(ISTEXT([.I1381]);[.I138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walk</text:p>
          </table:table-cell>
          <table:table-cell office:value-type="string" calcext:value-type="string">
            <text:p>promeno</text:p>
          </table:table-cell>
          <table:table-cell table:number-columns-repeated="2"/>
          <table:table-cell table:formula="of:=IF(ISTEXT([.G1382]);[.G1382];&quot;&quot;)" office:value-type="string" office:string-value="walk" calcext:value-type="string">
            <text:p>walk</text:p>
          </table:table-cell>
          <table:table-cell table:formula="of:=CONCATENATE([.H1382]; IF(ISTEXT([.B1382]); CONCATENATE(&quot; {&quot;;[.B1382];&quot;}&quot;);&quot;&quot;))" office:value-type="string" office:string-value="promeno" calcext:value-type="string">
            <text:p>promeno</text:p>
          </table:table-cell>
          <table:table-cell table:formula="of:=IF(ISTEXT([.I1382]);[.I138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roposed</text:p>
          </table:table-cell>
          <table:table-cell/>
          <table:table-cell office:value-type="string" calcext:value-type="string">
            <text:p>proposed</text:p>
          </table:table-cell>
          <table:table-cell office:value-type="string" calcext:value-type="string">
            <text:p>proponis geedziĝon</text:p>
          </table:table-cell>
          <table:table-cell office:value-type="string" calcext:value-type="string">
            <text:p>proposed marriage</text:p>
          </table:table-cell>
          <table:table-cell/>
          <table:table-cell table:formula="of:=IF(ISTEXT([.G1383]);[.G1383];&quot;&quot;)" office:value-type="string" office:string-value="proposed" calcext:value-type="string">
            <text:p>proposed</text:p>
          </table:table-cell>
          <table:table-cell table:formula="of:=CONCATENATE([.H1383]; IF(ISTEXT([.B1383]); CONCATENATE(&quot; {&quot;;[.B1383];&quot;}&quot;);&quot;&quot;))" office:value-type="string" office:string-value="proponis geedziĝon" calcext:value-type="string">
            <text:p>proponis geedziĝon</text:p>
          </table:table-cell>
          <table:table-cell table:formula="of:=IF(ISTEXT([.I1383]);[.I1383];&quot;&quot;)" office:value-type="string" office:string-value="proposed marriage" calcext:value-type="string">
            <text:p>proposed marriage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of his own</text:p>
          </table:table-cell>
          <table:table-cell/>
          <table:table-cell office:value-type="string" calcext:value-type="string">
            <text:p>of his own</text:p>
          </table:table-cell>
          <table:table-cell office:value-type="string" calcext:value-type="string">
            <text:p>propran</text:p>
          </table:table-cell>
          <table:table-cell table:number-columns-repeated="2"/>
          <table:table-cell table:formula="of:=IF(ISTEXT([.G1384]);[.G1384];&quot;&quot;)" office:value-type="string" office:string-value="of his own" calcext:value-type="string">
            <text:p>of his own</text:p>
          </table:table-cell>
          <table:table-cell table:formula="of:=CONCATENATE([.H1384]; IF(ISTEXT([.B1384]); CONCATENATE(&quot; {&quot;;[.B1384];&quot;}&quot;);&quot;&quot;))" office:value-type="string" office:string-value="propran" calcext:value-type="string">
            <text:p>propran</text:p>
          </table:table-cell>
          <table:table-cell table:formula="of:=IF(ISTEXT([.I1384]);[.I138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roperty</text:p>
          </table:table-cell>
          <table:table-cell/>
          <table:table-cell office:value-type="string" calcext:value-type="string">
            <text:p>property</text:p>
          </table:table-cell>
          <table:table-cell office:value-type="string" calcext:value-type="string">
            <text:p>propreaĵo</text:p>
          </table:table-cell>
          <table:table-cell office:value-type="string" calcext:value-type="string">
            <text:p>special characteristic</text:p>
          </table:table-cell>
          <table:table-cell/>
          <table:table-cell table:formula="of:=IF(ISTEXT([.G1385]);[.G1385];&quot;&quot;)" office:value-type="string" office:string-value="property" calcext:value-type="string">
            <text:p>property</text:p>
          </table:table-cell>
          <table:table-cell table:formula="of:=CONCATENATE([.H1385]; IF(ISTEXT([.B1385]); CONCATENATE(&quot; {&quot;;[.B1385];&quot;}&quot;);&quot;&quot;))" office:value-type="string" office:string-value="propreaĵo" calcext:value-type="string">
            <text:p>propreaĵo</text:p>
          </table:table-cell>
          <table:table-cell table:formula="of:=IF(ISTEXT([.I1385]);[.I1385];&quot;&quot;)" office:value-type="string" office:string-value="special characteristic" calcext:value-type="string">
            <text:p>special characteristic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eculiarity</text:p>
          </table:table-cell>
          <table:table-cell/>
          <table:table-cell office:value-type="string" calcext:value-type="string">
            <text:p>peculiarity</text:p>
          </table:table-cell>
          <table:table-cell office:value-type="string" calcext:value-type="string">
            <text:p>propreeco</text:p>
          </table:table-cell>
          <table:table-cell table:number-columns-repeated="2"/>
          <table:table-cell table:formula="of:=IF(ISTEXT([.G1386]);[.G1386];&quot;&quot;)" office:value-type="string" office:string-value="peculiarity" calcext:value-type="string">
            <text:p>peculiarity</text:p>
          </table:table-cell>
          <table:table-cell table:formula="of:=CONCATENATE([.H1386]; IF(ISTEXT([.B1386]); CONCATENATE(&quot; {&quot;;[.B1386];&quot;}&quot;);&quot;&quot;))" office:value-type="string" office:string-value="propreeco" calcext:value-type="string">
            <text:p>propreeco</text:p>
          </table:table-cell>
          <table:table-cell table:formula="of:=IF(ISTEXT([.I1386]);[.I1386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ulp</text:p>
          </table:table-cell>
          <table:table-cell/>
          <table:table-cell office:value-type="string" calcext:value-type="string">
            <text:p>pulp</text:p>
          </table:table-cell>
          <table:table-cell office:value-type="string" calcext:value-type="string">
            <text:p>pulpo</text:p>
          </table:table-cell>
          <table:table-cell table:number-columns-repeated="2"/>
          <table:table-cell table:formula="of:=IF(ISTEXT([.G1387]);[.G1387];&quot;&quot;)" office:value-type="string" office:string-value="pulp" calcext:value-type="string">
            <text:p>pulp</text:p>
          </table:table-cell>
          <table:table-cell table:formula="of:=CONCATENATE([.H1387]; IF(ISTEXT([.B1387]); CONCATENATE(&quot; {&quot;;[.B1387];&quot;}&quot;);&quot;&quot;))" office:value-type="string" office:string-value="pulpo" calcext:value-type="string">
            <text:p>pulpo</text:p>
          </table:table-cell>
          <table:table-cell table:formula="of:=IF(ISTEXT([.I1387]);[.I138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neat</text:p>
          </table:table-cell>
          <table:table-cell/>
          <table:table-cell office:value-type="string" calcext:value-type="string">
            <text:p>neat</text:p>
          </table:table-cell>
          <table:table-cell office:value-type="string" calcext:value-type="string">
            <text:p>pura</text:p>
          </table:table-cell>
          <table:table-cell office:value-type="string" calcext:value-type="string">
            <text:p>clean</text:p>
          </table:table-cell>
          <table:table-cell/>
          <table:table-cell table:formula="of:=IF(ISTEXT([.G1388]);[.G1388];&quot;&quot;)" office:value-type="string" office:string-value="neat" calcext:value-type="string">
            <text:p>neat</text:p>
          </table:table-cell>
          <table:table-cell table:formula="of:=CONCATENATE([.H1388]; IF(ISTEXT([.B1388]); CONCATENATE(&quot; {&quot;;[.B1388];&quot;}&quot;);&quot;&quot;))" office:value-type="string" office:string-value="pura" calcext:value-type="string">
            <text:p>pura</text:p>
          </table:table-cell>
          <table:table-cell table:formula="of:=IF(ISTEXT([.I1388]);[.I1388];&quot;&quot;)" office:value-type="string" office:string-value="clean" calcext:value-type="string">
            <text:p>clean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radium</text:p>
          </table:table-cell>
          <table:table-cell/>
          <table:table-cell office:value-type="string" calcext:value-type="string">
            <text:p>radium</text:p>
          </table:table-cell>
          <table:table-cell office:value-type="string" calcext:value-type="string">
            <text:p>radiumo</text:p>
          </table:table-cell>
          <table:table-cell table:number-columns-repeated="2"/>
          <table:table-cell table:formula="of:=IF(ISTEXT([.G1389]);[.G1389];&quot;&quot;)" office:value-type="string" office:string-value="radium" calcext:value-type="string">
            <text:p>radium</text:p>
          </table:table-cell>
          <table:table-cell table:formula="of:=CONCATENATE([.H1389]; IF(ISTEXT([.B1389]); CONCATENATE(&quot; {&quot;;[.B1389];&quot;}&quot;);&quot;&quot;))" office:value-type="string" office:string-value="radiumo" calcext:value-type="string">
            <text:p>radiumo</text:p>
          </table:table-cell>
          <table:table-cell table:formula="of:=IF(ISTEXT([.I1389]);[.I138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heel</text:p>
          </table:table-cell>
          <table:table-cell/>
          <table:table-cell office:value-type="string" calcext:value-type="string">
            <text:p>wheel</text:p>
          </table:table-cell>
          <table:table-cell office:value-type="string" calcext:value-type="string">
            <text:p>rado</text:p>
          </table:table-cell>
          <table:table-cell table:number-columns-repeated="2"/>
          <table:table-cell table:formula="of:=IF(ISTEXT([.G1390]);[.G1390];&quot;&quot;)" office:value-type="string" office:string-value="wheel" calcext:value-type="string">
            <text:p>wheel</text:p>
          </table:table-cell>
          <table:table-cell table:formula="of:=CONCATENATE([.H1390]; IF(ISTEXT([.B1390]); CONCATENATE(&quot; {&quot;;[.B1390];&quot;}&quot;);&quot;&quot;))" office:value-type="string" office:string-value="rado" calcext:value-type="string">
            <text:p>rado</text:p>
          </table:table-cell>
          <table:table-cell table:formula="of:=IF(ISTEXT([.I1390]);[.I139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mill-wheel</text:p>
          </table:table-cell>
          <table:table-cell/>
          <table:table-cell office:value-type="string" calcext:value-type="string">
            <text:p>mill-wheel</text:p>
          </table:table-cell>
          <table:table-cell office:value-type="string" calcext:value-type="string">
            <text:p>rado de muelilo</text:p>
          </table:table-cell>
          <table:table-cell table:number-columns-repeated="2"/>
          <table:table-cell table:formula="of:=IF(ISTEXT([.G1391]);[.G1391];&quot;&quot;)" office:value-type="string" office:string-value="mill-wheel" calcext:value-type="string">
            <text:p>mill-wheel</text:p>
          </table:table-cell>
          <table:table-cell table:formula="of:=CONCATENATE([.H1391]; IF(ISTEXT([.B1391]); CONCATENATE(&quot; {&quot;;[.B1391];&quot;}&quot;);&quot;&quot;))" office:value-type="string" office:string-value="rado de muelilo" calcext:value-type="string">
            <text:p>rado de muelilo</text:p>
          </table:table-cell>
          <table:table-cell table:formula="of:=IF(ISTEXT([.I1391]);[.I139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edge</text:p>
          </table:table-cell>
          <table:table-cell/>
          <table:table-cell office:value-type="string" calcext:value-type="string">
            <text:p>edge</text:p>
          </table:table-cell>
          <table:table-cell office:value-type="string" calcext:value-type="string">
            <text:p>rando</text:p>
          </table:table-cell>
          <table:table-cell table:number-columns-repeated="2"/>
          <table:table-cell table:formula="of:=IF(ISTEXT([.G1392]);[.G1392];&quot;&quot;)" office:value-type="string" office:string-value="edge" calcext:value-type="string">
            <text:p>edge</text:p>
          </table:table-cell>
          <table:table-cell table:formula="of:=CONCATENATE([.H1392]; IF(ISTEXT([.B1392]); CONCATENATE(&quot; {&quot;;[.B1392];&quot;}&quot;);&quot;&quot;))" office:value-type="string" office:string-value="rando" calcext:value-type="string">
            <text:p>rando</text:p>
          </table:table-cell>
          <table:table-cell table:formula="of:=IF(ISTEXT([.I1392]);[.I139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buttercup</text:p>
          </table:table-cell>
          <table:table-cell/>
          <table:table-cell office:value-type="string" calcext:value-type="string">
            <text:p>buttercup</text:p>
          </table:table-cell>
          <table:table-cell office:value-type="string" calcext:value-type="string">
            <text:p>ranunkolo</text:p>
          </table:table-cell>
          <table:table-cell table:number-columns-repeated="2"/>
          <table:table-cell table:formula="of:=IF(ISTEXT([.G1393]);[.G1393];&quot;&quot;)" office:value-type="string" office:string-value="buttercup" calcext:value-type="string">
            <text:p>buttercup</text:p>
          </table:table-cell>
          <table:table-cell table:formula="of:=CONCATENATE([.H1393]; IF(ISTEXT([.B1393]); CONCATENATE(&quot; {&quot;;[.B1393];&quot;}&quot;);&quot;&quot;))" office:value-type="string" office:string-value="ranunkolo" calcext:value-type="string">
            <text:p>ranunkolo</text:p>
          </table:table-cell>
          <table:table-cell table:formula="of:=IF(ISTEXT([.I1393]);[.I139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hurrying</text:p>
          </table:table-cell>
          <table:table-cell/>
          <table:table-cell office:value-type="string" calcext:value-type="string">
            <text:p>hurrying</text:p>
          </table:table-cell>
          <table:table-cell office:value-type="string" calcext:value-type="string">
            <text:p>rapidanta</text:p>
          </table:table-cell>
          <table:table-cell table:number-columns-repeated="2"/>
          <table:table-cell table:formula="of:=IF(ISTEXT([.G1394]);[.G1394];&quot;&quot;)" office:value-type="string" office:string-value="hurrying" calcext:value-type="string">
            <text:p>hurrying</text:p>
          </table:table-cell>
          <table:table-cell table:formula="of:=CONCATENATE([.H1394]; IF(ISTEXT([.B1394]); CONCATENATE(&quot; {&quot;;[.B1394];&quot;}&quot;);&quot;&quot;))" office:value-type="string" office:string-value="rapidanta" calcext:value-type="string">
            <text:p>rapidanta</text:p>
          </table:table-cell>
          <table:table-cell table:formula="of:=IF(ISTEXT([.I1394]);[.I139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hurries</text:p>
          </table:table-cell>
          <table:table-cell/>
          <table:table-cell office:value-type="string" calcext:value-type="string">
            <text:p>hurries</text:p>
          </table:table-cell>
          <table:table-cell office:value-type="string" calcext:value-type="string">
            <text:p>rapidas</text:p>
          </table:table-cell>
          <table:table-cell table:number-columns-repeated="2"/>
          <table:table-cell table:formula="of:=IF(ISTEXT([.G1395]);[.G1395];&quot;&quot;)" office:value-type="string" office:string-value="hurries" calcext:value-type="string">
            <text:p>hurries</text:p>
          </table:table-cell>
          <table:table-cell table:formula="of:=CONCATENATE([.H1395]; IF(ISTEXT([.B1395]); CONCATENATE(&quot; {&quot;;[.B1395];&quot;}&quot;);&quot;&quot;))" office:value-type="string" office:string-value="rapidas" calcext:value-type="string">
            <text:p>rapidas</text:p>
          </table:table-cell>
          <table:table-cell table:formula="of:=IF(ISTEXT([.I1395]);[.I139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reputation</text:p>
          </table:table-cell>
          <table:table-cell/>
          <table:table-cell office:value-type="string" calcext:value-type="string">
            <text:p>reputation</text:p>
          </table:table-cell>
          <table:table-cell office:value-type="string" calcext:value-type="string">
            <text:p>reputacio</text:p>
          </table:table-cell>
          <table:table-cell table:number-columns-repeated="2"/>
          <table:table-cell table:formula="of:=IF(ISTEXT([.G1396]);[.G1396];&quot;&quot;)" office:value-type="string" office:string-value="reputation" calcext:value-type="string">
            <text:p>reputation</text:p>
          </table:table-cell>
          <table:table-cell table:formula="of:=CONCATENATE([.H1396]; IF(ISTEXT([.B1396]); CONCATENATE(&quot; {&quot;;[.B1396];&quot;}&quot;);&quot;&quot;))" office:value-type="string" office:string-value="reputacio" calcext:value-type="string">
            <text:p>reputacio</text:p>
          </table:table-cell>
          <table:table-cell table:formula="of:=IF(ISTEXT([.I1396]);[.I1396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retires</text:p>
          </table:table-cell>
          <table:table-cell/>
          <table:table-cell office:value-type="string" calcext:value-type="string">
            <text:p>retires</text:p>
          </table:table-cell>
          <table:table-cell office:value-type="string" calcext:value-type="string">
            <text:p>retiras</text:p>
          </table:table-cell>
          <table:table-cell table:number-columns-repeated="2"/>
          <table:table-cell table:formula="of:=IF(ISTEXT([.G1397]);[.G1397];&quot;&quot;)" office:value-type="string" office:string-value="retires" calcext:value-type="string">
            <text:p>retires</text:p>
          </table:table-cell>
          <table:table-cell table:formula="of:=CONCATENATE([.H1397]; IF(ISTEXT([.B1397]); CONCATENATE(&quot; {&quot;;[.B1397];&quot;}&quot;);&quot;&quot;))" office:value-type="string" office:string-value="retiras" calcext:value-type="string">
            <text:p>retiras</text:p>
          </table:table-cell>
          <table:table-cell table:formula="of:=IF(ISTEXT([.I1397]);[.I139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looking back</text:p>
          </table:table-cell>
          <table:table-cell/>
          <table:table-cell office:value-type="string" calcext:value-type="string">
            <text:p>looking back</text:p>
          </table:table-cell>
          <table:table-cell office:value-type="string" calcext:value-type="string">
            <text:p>retro'rigardante</text:p>
          </table:table-cell>
          <table:table-cell table:number-columns-repeated="2"/>
          <table:table-cell table:formula="of:=IF(ISTEXT([.G1398]);[.G1398];&quot;&quot;)" office:value-type="string" office:string-value="looking back" calcext:value-type="string">
            <text:p>looking back</text:p>
          </table:table-cell>
          <table:table-cell table:formula="of:=CONCATENATE([.H1398]; IF(ISTEXT([.B1398]); CONCATENATE(&quot; {&quot;;[.B1398];&quot;}&quot;);&quot;&quot;))" office:value-type="string" office:string-value="retro'rigardante" calcext:value-type="string">
            <text:p>retro'rigardante</text:p>
          </table:table-cell>
          <table:table-cell table:formula="of:=IF(ISTEXT([.I1398]);[.I139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dreamer</text:p>
          </table:table-cell>
          <table:table-cell/>
          <table:table-cell office:value-type="string" calcext:value-type="string">
            <text:p>dreamer</text:p>
          </table:table-cell>
          <table:table-cell office:value-type="string" calcext:value-type="string">
            <text:p>revulo</text:p>
          </table:table-cell>
          <table:table-cell office:value-type="string" calcext:value-type="string">
            <text:p>one who tends to dream rather than act</text:p>
          </table:table-cell>
          <table:table-cell/>
          <table:table-cell table:formula="of:=IF(ISTEXT([.G1399]);[.G1399];&quot;&quot;)" office:value-type="string" office:string-value="dreamer" calcext:value-type="string">
            <text:p>dreamer</text:p>
          </table:table-cell>
          <table:table-cell table:formula="of:=CONCATENATE([.H1399]; IF(ISTEXT([.B1399]); CONCATENATE(&quot; {&quot;;[.B1399];&quot;}&quot;);&quot;&quot;))" office:value-type="string" office:string-value="revulo" calcext:value-type="string">
            <text:p>revulo</text:p>
          </table:table-cell>
          <table:table-cell table:formula="of:=IF(ISTEXT([.I1399]);[.I1399];&quot;&quot;)" office:value-type="string" office:string-value="one who tends to dream rather than act" calcext:value-type="string">
            <text:p>one who tends to dream rather than act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had led to</text:p>
          </table:table-cell>
          <table:table-cell/>
          <table:table-cell office:value-type="string" calcext:value-type="string">
            <text:p>had led to</text:p>
          </table:table-cell>
          <table:table-cell office:value-type="string" calcext:value-type="string">
            <text:p>rezultigis</text:p>
          </table:table-cell>
          <table:table-cell office:value-type="string" calcext:value-type="string">
            <text:p>resulted in, originated</text:p>
          </table:table-cell>
          <table:table-cell/>
          <table:table-cell table:formula="of:=IF(ISTEXT([.G1400]);[.G1400];&quot;&quot;)" office:value-type="string" office:string-value="had led to" calcext:value-type="string">
            <text:p>had led to</text:p>
          </table:table-cell>
          <table:table-cell table:formula="of:=CONCATENATE([.H1400]; IF(ISTEXT([.B1400]); CONCATENATE(&quot; {&quot;;[.B1400];&quot;}&quot;);&quot;&quot;))" office:value-type="string" office:string-value="rezultigis" calcext:value-type="string">
            <text:p>rezultigis</text:p>
          </table:table-cell>
          <table:table-cell table:formula="of:=IF(ISTEXT([.I1400]);[.I1400];&quot;&quot;)" office:value-type="string" office:string-value="resulted in, originated" calcext:value-type="string">
            <text:p>resulted in, originated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miling</text:p>
          </table:table-cell>
          <table:table-cell/>
          <table:table-cell office:value-type="string" calcext:value-type="string">
            <text:p>smiling</text:p>
          </table:table-cell>
          <table:table-cell office:value-type="string" calcext:value-type="string">
            <text:p>ridetante</text:p>
          </table:table-cell>
          <table:table-cell table:number-columns-repeated="2"/>
          <table:table-cell table:formula="of:=IF(ISTEXT([.G1401]);[.G1401];&quot;&quot;)" office:value-type="string" office:string-value="smiling" calcext:value-type="string">
            <text:p>smiling</text:p>
          </table:table-cell>
          <table:table-cell table:formula="of:=CONCATENATE([.H1401]; IF(ISTEXT([.B1401]); CONCATENATE(&quot; {&quot;;[.B1401];&quot;}&quot;);&quot;&quot;))" office:value-type="string" office:string-value="ridetante" calcext:value-type="string">
            <text:p>ridetante</text:p>
          </table:table-cell>
          <table:table-cell table:formula="of:=IF(ISTEXT([.I1401]);[.I140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mile</text:p>
          </table:table-cell>
          <table:table-cell/>
          <table:table-cell office:value-type="string" calcext:value-type="string">
            <text:p>smile</text:p>
          </table:table-cell>
          <table:table-cell office:value-type="string" calcext:value-type="string">
            <text:p>rideto</text:p>
          </table:table-cell>
          <table:table-cell table:number-columns-repeated="2"/>
          <table:table-cell table:formula="of:=IF(ISTEXT([.G1402]);[.G1402];&quot;&quot;)" office:value-type="string" office:string-value="smile" calcext:value-type="string">
            <text:p>smile</text:p>
          </table:table-cell>
          <table:table-cell table:formula="of:=CONCATENATE([.H1402]; IF(ISTEXT([.B1402]); CONCATENATE(&quot; {&quot;;[.B1402];&quot;}&quot;);&quot;&quot;))" office:value-type="string" office:string-value="rideto" calcext:value-type="string">
            <text:p>rideto</text:p>
          </table:table-cell>
          <table:table-cell table:formula="of:=IF(ISTEXT([.I1402]);[.I140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mile</text:p>
          </table:table-cell>
          <table:table-cell/>
          <table:table-cell office:value-type="string" calcext:value-type="string">
            <text:p>smile</text:p>
          </table:table-cell>
          <table:table-cell office:value-type="string" calcext:value-type="string">
            <text:p>rideto</text:p>
          </table:table-cell>
          <table:table-cell table:number-columns-repeated="2"/>
          <table:table-cell table:formula="of:=IF(ISTEXT([.G1403]);[.G1403];&quot;&quot;)" office:value-type="string" office:string-value="smile" calcext:value-type="string">
            <text:p>smile</text:p>
          </table:table-cell>
          <table:table-cell table:formula="of:=CONCATENATE([.H1403]; IF(ISTEXT([.B1403]); CONCATENATE(&quot; {&quot;;[.B1403];&quot;}&quot;);&quot;&quot;))" office:value-type="string" office:string-value="rideto" calcext:value-type="string">
            <text:p>rideto</text:p>
          </table:table-cell>
          <table:table-cell table:formula="of:=IF(ISTEXT([.I1403]);[.I140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rigid</text:p>
          </table:table-cell>
          <table:table-cell/>
          <table:table-cell office:value-type="string" calcext:value-type="string">
            <text:p>rigid</text:p>
          </table:table-cell>
          <table:table-cell office:value-type="string" calcext:value-type="string">
            <text:p>rigide</text:p>
          </table:table-cell>
          <table:table-cell table:number-columns-repeated="2"/>
          <table:table-cell table:formula="of:=IF(ISTEXT([.G1404]);[.G1404];&quot;&quot;)" office:value-type="string" office:string-value="rigid" calcext:value-type="string">
            <text:p>rigid</text:p>
          </table:table-cell>
          <table:table-cell table:formula="of:=CONCATENATE([.H1404]; IF(ISTEXT([.B1404]); CONCATENATE(&quot; {&quot;;[.B1404];&quot;}&quot;);&quot;&quot;))" office:value-type="string" office:string-value="rigide" calcext:value-type="string">
            <text:p>rigide</text:p>
          </table:table-cell>
          <table:table-cell table:formula="of:=IF(ISTEXT([.I1404]);[.I140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rhyming</text:p>
          </table:table-cell>
          <table:table-cell/>
          <table:table-cell office:value-type="string" calcext:value-type="string">
            <text:p>rhyming</text:p>
          </table:table-cell>
          <table:table-cell office:value-type="string" calcext:value-type="string">
            <text:p>rimanta</text:p>
          </table:table-cell>
          <table:table-cell table:number-columns-repeated="2"/>
          <table:table-cell table:formula="of:=IF(ISTEXT([.G1405]);[.G1405];&quot;&quot;)" office:value-type="string" office:string-value="rhyming" calcext:value-type="string">
            <text:p>rhyming</text:p>
          </table:table-cell>
          <table:table-cell table:formula="of:=CONCATENATE([.H1405]; IF(ISTEXT([.B1405]); CONCATENATE(&quot; {&quot;;[.B1405];&quot;}&quot;);&quot;&quot;))" office:value-type="string" office:string-value="rimanta" calcext:value-type="string">
            <text:p>rimanta</text:p>
          </table:table-cell>
          <table:table-cell table:formula="of:=IF(ISTEXT([.I1405]);[.I140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rest</text:p>
          </table:table-cell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ripozo</text:p>
          </table:table-cell>
          <table:table-cell office:value-type="string" calcext:value-type="string">
            <text:p>the thing one has while resting, a rest</text:p>
          </table:table-cell>
          <table:table-cell/>
          <table:table-cell table:formula="of:=IF(ISTEXT([.G1406]);[.G1406];&quot;&quot;)" office:value-type="string" office:string-value="rest" calcext:value-type="string">
            <text:p>rest</text:p>
          </table:table-cell>
          <table:table-cell table:formula="of:=CONCATENATE([.H1406]; IF(ISTEXT([.B1406]); CONCATENATE(&quot; {&quot;;[.B1406];&quot;}&quot;);&quot;&quot;))" office:value-type="string" office:string-value="ripozo" calcext:value-type="string">
            <text:p>ripozo</text:p>
          </table:table-cell>
          <table:table-cell table:formula="of:=IF(ISTEXT([.I1406]);[.I1406];&quot;&quot;)" office:value-type="string" office:string-value="the thing one has while resting, a rest" calcext:value-type="string">
            <text:p>the thing one has while resting, a rest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revealing</text:p>
          </table:table-cell>
          <table:table-cell/>
          <table:table-cell office:value-type="string" calcext:value-type="string">
            <text:p>revealing</text:p>
          </table:table-cell>
          <table:table-cell office:value-type="string" calcext:value-type="string">
            <text:p>rivela</text:p>
          </table:table-cell>
          <table:table-cell table:number-columns-repeated="2"/>
          <table:table-cell table:formula="of:=IF(ISTEXT([.G1407]);[.G1407];&quot;&quot;)" office:value-type="string" office:string-value="revealing" calcext:value-type="string">
            <text:p>revealing</text:p>
          </table:table-cell>
          <table:table-cell table:formula="of:=CONCATENATE([.H1407]; IF(ISTEXT([.B1407]); CONCATENATE(&quot; {&quot;;[.B1407];&quot;}&quot;);&quot;&quot;))" office:value-type="string" office:string-value="rivela" calcext:value-type="string">
            <text:p>rivela</text:p>
          </table:table-cell>
          <table:table-cell table:formula="of:=IF(ISTEXT([.I1407]);[.I140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rubbish</text:p>
          </table:table-cell>
          <table:table-cell/>
          <table:table-cell office:value-type="string" calcext:value-type="string">
            <text:p>rubbish</text:p>
          </table:table-cell>
          <table:table-cell office:value-type="string" calcext:value-type="string">
            <text:p>rubaĵo</text:p>
          </table:table-cell>
          <table:table-cell table:number-columns-repeated="2"/>
          <table:table-cell table:formula="of:=IF(ISTEXT([.G1408]);[.G1408];&quot;&quot;)" office:value-type="string" office:string-value="rubbish" calcext:value-type="string">
            <text:p>rubbish</text:p>
          </table:table-cell>
          <table:table-cell table:formula="of:=CONCATENATE([.H1408]; IF(ISTEXT([.B1408]); CONCATENATE(&quot; {&quot;;[.B1408];&quot;}&quot;);&quot;&quot;))" office:value-type="string" office:string-value="rubaĵo" calcext:value-type="string">
            <text:p>rubaĵo</text:p>
          </table:table-cell>
          <table:table-cell table:formula="of:=IF(ISTEXT([.I1408]);[.I140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umbling</text:p>
          </table:table-cell>
          <table:table-cell/>
          <table:table-cell office:value-type="string" calcext:value-type="string">
            <text:p>tumbling</text:p>
          </table:table-cell>
          <table:table-cell office:value-type="string" calcext:value-type="string">
            <text:p>ruliĝante</text:p>
          </table:table-cell>
          <table:table-cell table:number-columns-repeated="2"/>
          <table:table-cell table:formula="of:=IF(ISTEXT([.G1409]);[.G1409];&quot;&quot;)" office:value-type="string" office:string-value="tumbling" calcext:value-type="string">
            <text:p>tumbling</text:p>
          </table:table-cell>
          <table:table-cell table:formula="of:=CONCATENATE([.H1409]; IF(ISTEXT([.B1409]); CONCATENATE(&quot; {&quot;;[.B1409];&quot;}&quot;);&quot;&quot;))" office:value-type="string" office:string-value="ruliĝante" calcext:value-type="string">
            <text:p>ruliĝante</text:p>
          </table:table-cell>
          <table:table-cell table:formula="of:=IF(ISTEXT([.I1409]);[.I140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ssumed</text:p>
          </table:table-cell>
          <table:table-cell/>
          <table:table-cell office:value-type="string" calcext:value-type="string">
            <text:p>assumed</text:p>
          </table:table-cell>
          <table:table-cell office:value-type="string" calcext:value-type="string">
            <text:p>ŝajniga</text:p>
          </table:table-cell>
          <table:table-cell office:value-type="string" calcext:value-type="string">
            <text:p><text:s/>feigned</text:p>
          </table:table-cell>
          <table:table-cell/>
          <table:table-cell table:formula="of:=IF(ISTEXT([.G1410]);[.G1410];&quot;&quot;)" office:value-type="string" office:string-value="assumed" calcext:value-type="string">
            <text:p>assumed</text:p>
          </table:table-cell>
          <table:table-cell table:formula="of:=CONCATENATE([.H1410]; IF(ISTEXT([.B1410]); CONCATENATE(&quot; {&quot;;[.B1410];&quot;}&quot;);&quot;&quot;))" office:value-type="string" office:string-value="ŝajniga" calcext:value-type="string">
            <text:p>ŝajniga</text:p>
          </table:table-cell>
          <table:table-cell table:formula="of:=IF(ISTEXT([.I1410]);[.I1410];&quot;&quot;)" office:value-type="string" office:string-value=" feigned" calcext:value-type="string">
            <text:p><text:s/>feigned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alary</text:p>
          </table:table-cell>
          <table:table-cell/>
          <table:table-cell office:value-type="string" calcext:value-type="string">
            <text:p>salary</text:p>
          </table:table-cell>
          <table:table-cell office:value-type="string" calcext:value-type="string">
            <text:p>salajro</text:p>
          </table:table-cell>
          <table:table-cell table:number-columns-repeated="2"/>
          <table:table-cell table:formula="of:=IF(ISTEXT([.G1411]);[.G1411];&quot;&quot;)" office:value-type="string" office:string-value="salary" calcext:value-type="string">
            <text:p>salary</text:p>
          </table:table-cell>
          <table:table-cell table:formula="of:=CONCATENATE([.H1411]; IF(ISTEXT([.B1411]); CONCATENATE(&quot; {&quot;;[.B1411];&quot;}&quot;);&quot;&quot;))" office:value-type="string" office:string-value="salajro" calcext:value-type="string">
            <text:p>salajro</text:p>
          </table:table-cell>
          <table:table-cell table:formula="of:=IF(ISTEXT([.I1411]);[.I141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just the same</text:p>
          </table:table-cell>
          <table:table-cell/>
          <table:table-cell office:value-type="string" calcext:value-type="string">
            <text:p>just the sam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in the same way</text:p>
          </table:table-cell>
          <table:table-cell/>
          <table:table-cell table:formula="of:=IF(ISTEXT([.G1412]);[.G1412];&quot;&quot;)" office:value-type="string" office:string-value="just the same" calcext:value-type="string">
            <text:p>just the same</text:p>
          </table:table-cell>
          <table:table-cell table:formula="of:=CONCATENATE([.H1412]; IF(ISTEXT([.B1412]); CONCATENATE(&quot; {&quot;;[.B1412];&quot;}&quot;);&quot;&quot;))" office:value-type="string" office:string-value="same" calcext:value-type="string">
            <text:p>same</text:p>
          </table:table-cell>
          <table:table-cell table:formula="of:=IF(ISTEXT([.I1412]);[.I1412];&quot;&quot;)" office:value-type="string" office:string-value="in the same way" calcext:value-type="string">
            <text:p>in the same way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well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healthy</text:p>
          </table:table-cell>
          <table:table-cell/>
          <table:table-cell table:formula="of:=IF(ISTEXT([.G1413]);[.G1413];&quot;&quot;)" office:value-type="string" office:string-value="well" calcext:value-type="string">
            <text:p>well</text:p>
          </table:table-cell>
          <table:table-cell table:formula="of:=CONCATENATE([.H1413]; IF(ISTEXT([.B1413]); CONCATENATE(&quot; {&quot;;[.B1413];&quot;}&quot;);&quot;&quot;))" office:value-type="string" office:string-value="sana" calcext:value-type="string">
            <text:p>sana</text:p>
          </table:table-cell>
          <table:table-cell table:formula="of:=IF(ISTEXT([.I1413]);[.I1413];&quot;&quot;)" office:value-type="string" office:string-value="healthy" calcext:value-type="string">
            <text:p>healthy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healthy</text:p>
          </table:table-cell>
          <table:table-cell/>
          <table:table-cell office:value-type="string" calcext:value-type="string">
            <text:p>healthy</text:p>
          </table:table-cell>
          <table:table-cell office:value-type="string" calcext:value-type="string">
            <text:p>sana</text:p>
          </table:table-cell>
          <table:table-cell table:number-columns-repeated="2"/>
          <table:table-cell table:formula="of:=IF(ISTEXT([.G1414]);[.G1414];&quot;&quot;)" office:value-type="string" office:string-value="healthy" calcext:value-type="string">
            <text:p>healthy</text:p>
          </table:table-cell>
          <table:table-cell table:formula="of:=CONCATENATE([.H1414]; IF(ISTEXT([.B1414]); CONCATENATE(&quot; {&quot;;[.B1414];&quot;}&quot;);&quot;&quot;))" office:value-type="string" office:string-value="sana" calcext:value-type="string">
            <text:p>sana</text:p>
          </table:table-cell>
          <table:table-cell table:formula="of:=IF(ISTEXT([.I1414]);[.I141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onder</text:p>
          </table:table-cell>
          <table:table-cell/>
          <table:table-cell office:value-type="string" calcext:value-type="string">
            <text:p>wonder</text:p>
          </table:table-cell>
          <table:table-cell office:value-type="string" calcext:value-type="string">
            <text:p>scivoli</text:p>
          </table:table-cell>
          <table:table-cell table:number-columns-repeated="2"/>
          <table:table-cell table:formula="of:=IF(ISTEXT([.G1415]);[.G1415];&quot;&quot;)" office:value-type="string" office:string-value="wonder" calcext:value-type="string">
            <text:p>wonder</text:p>
          </table:table-cell>
          <table:table-cell table:formula="of:=CONCATENATE([.H1415]; IF(ISTEXT([.B1415]); CONCATENATE(&quot; {&quot;;[.B1415];&quot;}&quot;);&quot;&quot;))" office:value-type="string" office:string-value="scivoli" calcext:value-type="string">
            <text:p>scivoli</text:p>
          </table:table-cell>
          <table:table-cell table:formula="of:=IF(ISTEXT([.I1415]);[.I141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f so</text:p>
          </table:table-cell>
          <table:table-cell/>
          <table:table-cell office:value-type="string" calcext:value-type="string">
            <text:p>if so</text:p>
          </table:table-cell>
          <table:table-cell office:value-type="string" calcext:value-type="string">
            <text:p>se jes</text:p>
          </table:table-cell>
          <table:table-cell table:number-columns-repeated="2"/>
          <table:table-cell table:formula="of:=IF(ISTEXT([.G1416]);[.G1416];&quot;&quot;)" office:value-type="string" office:string-value="if so" calcext:value-type="string">
            <text:p>if so</text:p>
          </table:table-cell>
          <table:table-cell table:formula="of:=CONCATENATE([.H1416]; IF(ISTEXT([.B1416]); CONCATENATE(&quot; {&quot;;[.B1416];&quot;}&quot;);&quot;&quot;))" office:value-type="string" office:string-value="se jes" calcext:value-type="string">
            <text:p>se jes</text:p>
          </table:table-cell>
          <table:table-cell table:formula="of:=IF(ISTEXT([.I1416]);[.I1416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but</text:p>
          </table:table-cell>
          <table:table-cell/>
          <table:table-cell office:value-type="string" calcext:value-type="string">
            <text:p>but</text:p>
          </table:table-cell>
          <table:table-cell office:value-type="string" calcext:value-type="string">
            <text:p>sed</text:p>
          </table:table-cell>
          <table:table-cell table:number-columns-repeated="2"/>
          <table:table-cell table:formula="of:=IF(ISTEXT([.G1417]);[.G1417];&quot;&quot;)" office:value-type="string" office:string-value="but" calcext:value-type="string">
            <text:p>but</text:p>
          </table:table-cell>
          <table:table-cell table:formula="of:=CONCATENATE([.H1417]; IF(ISTEXT([.B1417]); CONCATENATE(&quot; {&quot;;[.B1417];&quot;}&quot;);&quot;&quot;))" office:value-type="string" office:string-value="sed" calcext:value-type="string">
            <text:p>sed</text:p>
          </table:table-cell>
          <table:table-cell table:formula="of:=IF(ISTEXT([.I1417]);[.I141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awmill</text:p>
          </table:table-cell>
          <table:table-cell/>
          <table:table-cell office:value-type="string" calcext:value-type="string">
            <text:p>sawmill</text:p>
          </table:table-cell>
          <table:table-cell office:value-type="string" calcext:value-type="string">
            <text:p>segejo</text:p>
          </table:table-cell>
          <table:table-cell table:number-columns-repeated="2"/>
          <table:table-cell table:formula="of:=IF(ISTEXT([.G1418]);[.G1418];&quot;&quot;)" office:value-type="string" office:string-value="sawmill" calcext:value-type="string">
            <text:p>sawmill</text:p>
          </table:table-cell>
          <table:table-cell table:formula="of:=CONCATENATE([.H1418]; IF(ISTEXT([.B1418]); CONCATENATE(&quot; {&quot;;[.B1418];&quot;}&quot;);&quot;&quot;))" office:value-type="string" office:string-value="segejo" calcext:value-type="string">
            <text:p>segejo</text:p>
          </table:table-cell>
          <table:table-cell table:formula="of:=IF(ISTEXT([.I1418]);[.I141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unsuccessful</text:p>
          </table:table-cell>
          <table:table-cell/>
          <table:table-cell office:value-type="string" calcext:value-type="string">
            <text:p>unsuccessful</text:p>
          </table:table-cell>
          <table:table-cell office:value-type="string" calcext:value-type="string">
            <text:p>sen'sukces'ema</text:p>
          </table:table-cell>
          <table:table-cell office:value-type="string" calcext:value-type="string">
            <text:p>tending to be unsuccessful as a person</text:p>
          </table:table-cell>
          <table:table-cell/>
          <table:table-cell table:formula="of:=IF(ISTEXT([.G1419]);[.G1419];&quot;&quot;)" office:value-type="string" office:string-value="unsuccessful" calcext:value-type="string">
            <text:p>unsuccessful</text:p>
          </table:table-cell>
          <table:table-cell table:formula="of:=CONCATENATE([.H1419]; IF(ISTEXT([.B1419]); CONCATENATE(&quot; {&quot;;[.B1419];&quot;}&quot;);&quot;&quot;))" office:value-type="string" office:string-value="sen'sukces'ema" calcext:value-type="string">
            <text:p>sen'sukces'ema</text:p>
          </table:table-cell>
          <table:table-cell table:formula="of:=IF(ISTEXT([.I1419]);[.I1419];&quot;&quot;)" office:value-type="string" office:string-value="tending to be unsuccessful as a person" calcext:value-type="string">
            <text:p>tending to be unsuccessful as a person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carelessly</text:p>
          </table:table-cell>
          <table:table-cell/>
          <table:table-cell office:value-type="string" calcext:value-type="string">
            <text:p>carelessly</text:p>
          </table:table-cell>
          <table:table-cell office:value-type="string" calcext:value-type="string">
            <text:p>senatente</text:p>
          </table:table-cell>
          <table:table-cell table:number-columns-repeated="2"/>
          <table:table-cell table:formula="of:=IF(ISTEXT([.G1420]);[.G1420];&quot;&quot;)" office:value-type="string" office:string-value="carelessly" calcext:value-type="string">
            <text:p>carelessly</text:p>
          </table:table-cell>
          <table:table-cell table:formula="of:=CONCATENATE([.H1420]; IF(ISTEXT([.B1420]); CONCATENATE(&quot; {&quot;;[.B1420];&quot;}&quot;);&quot;&quot;))" office:value-type="string" office:string-value="senatente" calcext:value-type="string">
            <text:p>senatente</text:p>
          </table:table-cell>
          <table:table-cell table:formula="of:=IF(ISTEXT([.I1420]);[.I142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imless</text:p>
          </table:table-cell>
          <table:table-cell/>
          <table:table-cell office:value-type="string" calcext:value-type="string">
            <text:p>aimless</text:p>
          </table:table-cell>
          <table:table-cell office:value-type="string" calcext:value-type="string">
            <text:p>sencela</text:p>
          </table:table-cell>
          <table:table-cell table:number-columns-repeated="2"/>
          <table:table-cell table:formula="of:=IF(ISTEXT([.G1421]);[.G1421];&quot;&quot;)" office:value-type="string" office:string-value="aimless" calcext:value-type="string">
            <text:p>aimless</text:p>
          </table:table-cell>
          <table:table-cell table:formula="of:=CONCATENATE([.H1421]; IF(ISTEXT([.B1421]); CONCATENATE(&quot; {&quot;;[.B1421];&quot;}&quot;);&quot;&quot;))" office:value-type="string" office:string-value="sencela" calcext:value-type="string">
            <text:p>sencela</text:p>
          </table:table-cell>
          <table:table-cell table:formula="of:=IF(ISTEXT([.I1421]);[.I142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bare-armed</text:p>
          </table:table-cell>
          <table:table-cell/>
          <table:table-cell office:value-type="string" calcext:value-type="string">
            <text:p>bare-armed</text:p>
          </table:table-cell>
          <table:table-cell office:value-type="string" calcext:value-type="string">
            <text:p>senmanika</text:p>
          </table:table-cell>
          <table:table-cell office:value-type="string" calcext:value-type="string">
            <text:p>sleeveless</text:p>
          </table:table-cell>
          <table:table-cell/>
          <table:table-cell table:formula="of:=IF(ISTEXT([.G1422]);[.G1422];&quot;&quot;)" office:value-type="string" office:string-value="bare-armed" calcext:value-type="string">
            <text:p>bare-armed</text:p>
          </table:table-cell>
          <table:table-cell table:formula="of:=CONCATENATE([.H1422]; IF(ISTEXT([.B1422]); CONCATENATE(&quot; {&quot;;[.B1422];&quot;}&quot;);&quot;&quot;))" office:value-type="string" office:string-value="senmanika" calcext:value-type="string">
            <text:p>senmanika</text:p>
          </table:table-cell>
          <table:table-cell table:formula="of:=IF(ISTEXT([.I1422]);[.I1422];&quot;&quot;)" office:value-type="string" office:string-value="sleeveless" calcext:value-type="string">
            <text:p>sleeveless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dle</text:p>
          </table:table-cell>
          <table:table-cell/>
          <table:table-cell office:value-type="string" calcext:value-type="string">
            <text:p>idle</text:p>
          </table:table-cell>
          <table:table-cell office:value-type="string" calcext:value-type="string">
            <text:p>senokupa</text:p>
          </table:table-cell>
          <table:table-cell table:number-columns-repeated="2"/>
          <table:table-cell table:formula="of:=IF(ISTEXT([.G1423]);[.G1423];&quot;&quot;)" office:value-type="string" office:string-value="idle" calcext:value-type="string">
            <text:p>idle</text:p>
          </table:table-cell>
          <table:table-cell table:formula="of:=CONCATENATE([.H1423]; IF(ISTEXT([.B1423]); CONCATENATE(&quot; {&quot;;[.B1423];&quot;}&quot;);&quot;&quot;))" office:value-type="string" office:string-value="senokupa" calcext:value-type="string">
            <text:p>senokupa</text:p>
          </table:table-cell>
          <table:table-cell table:formula="of:=IF(ISTEXT([.I1423]);[.I142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dly</text:p>
          </table:table-cell>
          <table:table-cell/>
          <table:table-cell office:value-type="string" calcext:value-type="string">
            <text:p>idly</text:p>
          </table:table-cell>
          <table:table-cell office:value-type="string" calcext:value-type="string">
            <text:p>senokupe</text:p>
          </table:table-cell>
          <table:table-cell table:number-columns-repeated="2"/>
          <table:table-cell table:formula="of:=IF(ISTEXT([.G1424]);[.G1424];&quot;&quot;)" office:value-type="string" office:string-value="idly" calcext:value-type="string">
            <text:p>idly</text:p>
          </table:table-cell>
          <table:table-cell table:formula="of:=CONCATENATE([.H1424]; IF(ISTEXT([.B1424]); CONCATENATE(&quot; {&quot;;[.B1424];&quot;}&quot;);&quot;&quot;))" office:value-type="string" office:string-value="senokupe" calcext:value-type="string">
            <text:p>senokupe</text:p>
          </table:table-cell>
          <table:table-cell table:formula="of:=IF(ISTEXT([.I1424]);[.I142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unsuccessful</text:p>
          </table:table-cell>
          <table:table-cell/>
          <table:table-cell office:value-type="string" calcext:value-type="string">
            <text:p>unsuccessful</text:p>
          </table:table-cell>
          <table:table-cell office:value-type="string" calcext:value-type="string">
            <text:p>sensukcesa</text:p>
          </table:table-cell>
          <table:table-cell office:value-type="string" calcext:value-type="string">
            <text:p>unsuccessful as a single event</text:p>
          </table:table-cell>
          <table:table-cell/>
          <table:table-cell table:formula="of:=IF(ISTEXT([.G1425]);[.G1425];&quot;&quot;)" office:value-type="string" office:string-value="unsuccessful" calcext:value-type="string">
            <text:p>unsuccessful</text:p>
          </table:table-cell>
          <table:table-cell table:formula="of:=CONCATENATE([.H1425]; IF(ISTEXT([.B1425]); CONCATENATE(&quot; {&quot;;[.B1425];&quot;}&quot;);&quot;&quot;))" office:value-type="string" office:string-value="sensukcesa" calcext:value-type="string">
            <text:p>sensukcesa</text:p>
          </table:table-cell>
          <table:table-cell table:formula="of:=IF(ISTEXT([.I1425]);[.I1425];&quot;&quot;)" office:value-type="string" office:string-value="unsuccessful as a single event" calcext:value-type="string">
            <text:p>unsuccessful as a single event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entimental</text:p>
          </table:table-cell>
          <table:table-cell/>
          <table:table-cell office:value-type="string" calcext:value-type="string">
            <text:p>sentimental</text:p>
          </table:table-cell>
          <table:table-cell office:value-type="string" calcext:value-type="string">
            <text:p>sentimentala</text:p>
          </table:table-cell>
          <table:table-cell table:number-columns-repeated="2"/>
          <table:table-cell table:formula="of:=IF(ISTEXT([.G1426]);[.G1426];&quot;&quot;)" office:value-type="string" office:string-value="sentimental" calcext:value-type="string">
            <text:p>sentimental</text:p>
          </table:table-cell>
          <table:table-cell table:formula="of:=CONCATENATE([.H1426]; IF(ISTEXT([.B1426]); CONCATENATE(&quot; {&quot;;[.B1426];&quot;}&quot;);&quot;&quot;))" office:value-type="string" office:string-value="sentimentala" calcext:value-type="string">
            <text:p>sentimentala</text:p>
          </table:table-cell>
          <table:table-cell table:formula="of:=IF(ISTEXT([.I1426]);[.I1426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useless</text:p>
          </table:table-cell>
          <table:table-cell/>
          <table:table-cell office:value-type="string" calcext:value-type="string">
            <text:p>useless</text:p>
          </table:table-cell>
          <table:table-cell office:value-type="string" calcext:value-type="string">
            <text:p>senutila</text:p>
          </table:table-cell>
          <table:table-cell table:number-columns-repeated="2"/>
          <table:table-cell table:formula="of:=IF(ISTEXT([.G1427]);[.G1427];&quot;&quot;)" office:value-type="string" office:string-value="useless" calcext:value-type="string">
            <text:p>useless</text:p>
          </table:table-cell>
          <table:table-cell table:formula="of:=CONCATENATE([.H1427]; IF(ISTEXT([.B1427]); CONCATENATE(&quot; {&quot;;[.B1427];&quot;}&quot;);&quot;&quot;))" office:value-type="string" office:string-value="senutila" calcext:value-type="string">
            <text:p>senutila</text:p>
          </table:table-cell>
          <table:table-cell table:formula="of:=IF(ISTEXT([.I1427]);[.I142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evere</text:p>
          </table:table-cell>
          <table:table-cell/>
          <table:table-cell office:value-type="string" calcext:value-type="string">
            <text:p>severe</text:p>
          </table:table-cell>
          <table:table-cell office:value-type="string" calcext:value-type="string">
            <text:p>severa</text:p>
          </table:table-cell>
          <table:table-cell table:number-columns-repeated="2"/>
          <table:table-cell table:formula="of:=IF(ISTEXT([.G1428]);[.G1428];&quot;&quot;)" office:value-type="string" office:string-value="severe" calcext:value-type="string">
            <text:p>severe</text:p>
          </table:table-cell>
          <table:table-cell table:formula="of:=CONCATENATE([.H1428]; IF(ISTEXT([.B1428]); CONCATENATE(&quot; {&quot;;[.B1428];&quot;}&quot;);&quot;&quot;))" office:value-type="string" office:string-value="severa" calcext:value-type="string">
            <text:p>severa</text:p>
          </table:table-cell>
          <table:table-cell table:formula="of:=IF(ISTEXT([.I1428]);[.I142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his</text:p>
          </table:table-cell>
          <table:table-cell/>
          <table:table-cell office:value-type="string" calcext:value-type="string">
            <text:p>his</text:p>
          </table:table-cell>
          <table:table-cell office:value-type="string" calcext:value-type="string">
            <text:p>sia</text:p>
          </table:table-cell>
          <table:table-cell table:number-columns-repeated="2"/>
          <table:table-cell table:formula="of:=IF(ISTEXT([.G1429]);[.G1429];&quot;&quot;)" office:value-type="string" office:string-value="his" calcext:value-type="string">
            <text:p>his</text:p>
          </table:table-cell>
          <table:table-cell table:formula="of:=CONCATENATE([.H1429]; IF(ISTEXT([.B1429]); CONCATENATE(&quot; {&quot;;[.B1429];&quot;}&quot;);&quot;&quot;))" office:value-type="string" office:string-value="sia" calcext:value-type="string">
            <text:p>sia</text:p>
          </table:table-cell>
          <table:table-cell table:formula="of:=IF(ISTEXT([.I1429]);[.I142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ympathy</text:p>
          </table:table-cell>
          <table:table-cell/>
          <table:table-cell office:value-type="string" calcext:value-type="string">
            <text:p>sympathy</text:p>
          </table:table-cell>
          <table:table-cell office:value-type="string" calcext:value-type="string">
            <text:p>simpatio</text:p>
          </table:table-cell>
          <table:table-cell table:number-columns-repeated="2"/>
          <table:table-cell table:formula="of:=IF(ISTEXT([.G1430]);[.G1430];&quot;&quot;)" office:value-type="string" office:string-value="sympathy" calcext:value-type="string">
            <text:p>sympathy</text:p>
          </table:table-cell>
          <table:table-cell table:formula="of:=CONCATENATE([.H1430]; IF(ISTEXT([.B1430]); CONCATENATE(&quot; {&quot;;[.B1430];&quot;}&quot;);&quot;&quot;))" office:value-type="string" office:string-value="simpatio" calcext:value-type="string">
            <text:p>simpatio</text:p>
          </table:table-cell>
          <table:table-cell table:formula="of:=IF(ISTEXT([.I1430]);[.I143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be careful</text:p>
          </table:table-cell>
          <table:table-cell/>
          <table:table-cell office:value-type="string" calcext:value-type="string">
            <text:p>be careful</text:p>
          </table:table-cell>
          <table:table-cell office:value-type="string" calcext:value-type="string">
            <text:p>singardi</text:p>
          </table:table-cell>
          <table:table-cell table:number-columns-repeated="2"/>
          <table:table-cell table:formula="of:=IF(ISTEXT([.G1431]);[.G1431];&quot;&quot;)" office:value-type="string" office:string-value="be careful" calcext:value-type="string">
            <text:p>be careful</text:p>
          </table:table-cell>
          <table:table-cell table:formula="of:=CONCATENATE([.H1431]; IF(ISTEXT([.B1431]); CONCATENATE(&quot; {&quot;;[.B1431];&quot;}&quot;);&quot;&quot;))" office:value-type="string" office:string-value="singardi" calcext:value-type="string">
            <text:p>singardi</text:p>
          </table:table-cell>
          <table:table-cell table:formula="of:=IF(ISTEXT([.I1431]);[.I143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earing</text:p>
          </table:table-cell>
          <table:table-cell/>
          <table:table-cell office:value-type="string" calcext:value-type="string">
            <text:p>tearing</text:p>
          </table:table-cell>
          <table:table-cell office:value-type="string" calcext:value-type="string">
            <text:p>ŝiranta</text:p>
          </table:table-cell>
          <table:table-cell table:number-columns-repeated="2"/>
          <table:table-cell table:formula="of:=IF(ISTEXT([.G1432]);[.G1432];&quot;&quot;)" office:value-type="string" office:string-value="tearing" calcext:value-type="string">
            <text:p>tearing</text:p>
          </table:table-cell>
          <table:table-cell table:formula="of:=CONCATENATE([.H1432]; IF(ISTEXT([.B1432]); CONCATENATE(&quot; {&quot;;[.B1432];&quot;}&quot;);&quot;&quot;))" office:value-type="string" office:string-value="ŝiranta" calcext:value-type="string">
            <text:p>ŝiranta</text:p>
          </table:table-cell>
          <table:table-cell table:formula="of:=IF(ISTEXT([.I1432]);[.I143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ystem</text:p>
          </table:table-cell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istemo</text:p>
          </table:table-cell>
          <table:table-cell table:number-columns-repeated="2"/>
          <table:table-cell table:formula="of:=IF(ISTEXT([.G1433]);[.G1433];&quot;&quot;)" office:value-type="string" office:string-value="system" calcext:value-type="string">
            <text:p>system</text:p>
          </table:table-cell>
          <table:table-cell table:formula="of:=CONCATENATE([.H1433]; IF(ISTEXT([.B1433]); CONCATENATE(&quot; {&quot;;[.B1433];&quot;}&quot;);&quot;&quot;))" office:value-type="string" office:string-value="sistemo" calcext:value-type="string">
            <text:p>sistemo</text:p>
          </table:table-cell>
          <table:table-cell table:formula="of:=IF(ISTEXT([.I1433]);[.I143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ritten</text:p>
          </table:table-cell>
          <table:table-cell/>
          <table:table-cell office:value-type="string" calcext:value-type="string">
            <text:p>written</text:p>
          </table:table-cell>
          <table:table-cell office:value-type="string" calcext:value-type="string">
            <text:p>skribita</text:p>
          </table:table-cell>
          <table:table-cell table:number-columns-repeated="2"/>
          <table:table-cell table:formula="of:=IF(ISTEXT([.G1434]);[.G1434];&quot;&quot;)" office:value-type="string" office:string-value="written" calcext:value-type="string">
            <text:p>written</text:p>
          </table:table-cell>
          <table:table-cell table:formula="of:=CONCATENATE([.H1434]; IF(ISTEXT([.B1434]); CONCATENATE(&quot; {&quot;;[.B1434];&quot;}&quot;);&quot;&quot;))" office:value-type="string" office:string-value="skribita" calcext:value-type="string">
            <text:p>skribita</text:p>
          </table:table-cell>
          <table:table-cell table:formula="of:=IF(ISTEXT([.I1434]);[.I143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mith</text:p>
          </table:table-cell>
          <table:table-cell/>
          <table:table-cell office:value-type="string" calcext:value-type="string">
            <text:p>Smith</text:p>
          </table:table-cell>
          <table:table-cell office:value-type="string" calcext:value-type="string">
            <text:p>Smito</text:p>
          </table:table-cell>
          <table:table-cell office:value-type="string" calcext:value-type="string">
            <text:p>family name</text:p>
          </table:table-cell>
          <table:table-cell/>
          <table:table-cell table:formula="of:=IF(ISTEXT([.G1435]);[.G1435];&quot;&quot;)" office:value-type="string" office:string-value="Smith" calcext:value-type="string">
            <text:p>Smith</text:p>
          </table:table-cell>
          <table:table-cell table:formula="of:=CONCATENATE([.H1435]; IF(ISTEXT([.B1435]); CONCATENATE(&quot; {&quot;;[.B1435];&quot;}&quot;);&quot;&quot;))" office:value-type="string" office:string-value="Smito" calcext:value-type="string">
            <text:p>Smito</text:p>
          </table:table-cell>
          <table:table-cell table:formula="of:=IF(ISTEXT([.I1435]);[.I1435];&quot;&quot;)" office:value-type="string" office:string-value="family name" calcext:value-type="string">
            <text:p>family name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ober</text:p>
          </table:table-cell>
          <table:table-cell/>
          <table:table-cell office:value-type="string" calcext:value-type="string">
            <text:p>sober</text:p>
          </table:table-cell>
          <table:table-cell office:value-type="string" calcext:value-type="string">
            <text:p>sobra</text:p>
          </table:table-cell>
          <table:table-cell table:number-columns-repeated="2"/>
          <table:table-cell table:formula="of:=IF(ISTEXT([.G1436]);[.G1436];&quot;&quot;)" office:value-type="string" office:string-value="sober" calcext:value-type="string">
            <text:p>sober</text:p>
          </table:table-cell>
          <table:table-cell table:formula="of:=CONCATENATE([.H1436]; IF(ISTEXT([.B1436]); CONCATENATE(&quot; {&quot;;[.B1436];&quot;}&quot;);&quot;&quot;))" office:value-type="string" office:string-value="sobra" calcext:value-type="string">
            <text:p>sobra</text:p>
          </table:table-cell>
          <table:table-cell table:formula="of:=IF(ISTEXT([.I1436]);[.I1436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hock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ŝoko</text:p>
          </table:table-cell>
          <table:table-cell table:number-columns-repeated="2"/>
          <table:table-cell table:formula="of:=IF(ISTEXT([.G1437]);[.G1437];&quot;&quot;)" office:value-type="string" office:string-value="shock" calcext:value-type="string">
            <text:p>shock</text:p>
          </table:table-cell>
          <table:table-cell table:formula="of:=CONCATENATE([.H1437]; IF(ISTEXT([.B1437]); CONCATENATE(&quot; {&quot;;[.B1437];&quot;}&quot;);&quot;&quot;))" office:value-type="string" office:string-value="ŝoko" calcext:value-type="string">
            <text:p>ŝoko</text:p>
          </table:table-cell>
          <table:table-cell table:formula="of:=IF(ISTEXT([.I1437]);[.I143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ildly</text:p>
          </table:table-cell>
          <table:table-cell/>
          <table:table-cell office:value-type="string" calcext:value-type="string">
            <text:p>wildly</text:p>
          </table:table-cell>
          <table:table-cell office:value-type="string" calcext:value-type="string">
            <text:p>sovaĝe</text:p>
          </table:table-cell>
          <table:table-cell table:number-columns-repeated="2"/>
          <table:table-cell table:formula="of:=IF(ISTEXT([.G1438]);[.G1438];&quot;&quot;)" office:value-type="string" office:string-value="wildly" calcext:value-type="string">
            <text:p>wildly</text:p>
          </table:table-cell>
          <table:table-cell table:formula="of:=CONCATENATE([.H1438]; IF(ISTEXT([.B1438]); CONCATENATE(&quot; {&quot;;[.B1438];&quot;}&quot;);&quot;&quot;))" office:value-type="string" office:string-value="sovaĝe" calcext:value-type="string">
            <text:p>sovaĝe</text:p>
          </table:table-cell>
          <table:table-cell table:formula="of:=IF(ISTEXT([.I1438]);[.I143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certain</text:p>
          </table:table-cell>
          <table:table-cell/>
          <table:table-cell office:value-type="string" calcext:value-type="string">
            <text:p>certain</text:p>
          </table:table-cell>
          <table:table-cell office:value-type="string" calcext:value-type="string">
            <text:p>specifa</text:p>
          </table:table-cell>
          <table:table-cell table:number-columns-repeated="2"/>
          <table:table-cell table:formula="of:=IF(ISTEXT([.G1439]);[.G1439];&quot;&quot;)" office:value-type="string" office:string-value="certain" calcext:value-type="string">
            <text:p>certain</text:p>
          </table:table-cell>
          <table:table-cell table:formula="of:=CONCATENATE([.H1439]; IF(ISTEXT([.B1439]); CONCATENATE(&quot; {&quot;;[.B1439];&quot;}&quot;);&quot;&quot;))" office:value-type="string" office:string-value="specifa" calcext:value-type="string">
            <text:p>specifa</text:p>
          </table:table-cell>
          <table:table-cell table:formula="of:=IF(ISTEXT([.I1439]);[.I143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expert</text:p>
          </table:table-cell>
          <table:table-cell/>
          <table:table-cell office:value-type="string" calcext:value-type="string">
            <text:p>expert</text:p>
          </table:table-cell>
          <table:table-cell office:value-type="string" calcext:value-type="string">
            <text:p>spertulo</text:p>
          </table:table-cell>
          <table:table-cell table:number-columns-repeated="2"/>
          <table:table-cell table:formula="of:=IF(ISTEXT([.G1440]);[.G1440];&quot;&quot;)" office:value-type="string" office:string-value="expert" calcext:value-type="string">
            <text:p>expert</text:p>
          </table:table-cell>
          <table:table-cell table:formula="of:=CONCATENATE([.H1440]; IF(ISTEXT([.B1440]); CONCATENATE(&quot; {&quot;;[.B1440];&quot;}&quot;);&quot;&quot;))" office:value-type="string" office:string-value="spertulo" calcext:value-type="string">
            <text:p>spertulo</text:p>
          </table:table-cell>
          <table:table-cell table:formula="of:=IF(ISTEXT([.I1440]);[.I144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creeping</text:p>
          </table:table-cell>
          <table:table-cell/>
          <table:table-cell office:value-type="string" calcext:value-type="string">
            <text:p>creeping</text:p>
          </table:table-cell>
          <table:table-cell office:value-type="string" calcext:value-type="string">
            <text:p>ŝtel'ir'anta</text:p>
          </table:table-cell>
          <table:table-cell table:number-columns-repeated="2"/>
          <table:table-cell table:formula="of:=IF(ISTEXT([.G1441]);[.G1441];&quot;&quot;)" office:value-type="string" office:string-value="creeping" calcext:value-type="string">
            <text:p>creeping</text:p>
          </table:table-cell>
          <table:table-cell table:formula="of:=CONCATENATE([.H1441]; IF(ISTEXT([.B1441]); CONCATENATE(&quot; {&quot;;[.B1441];&quot;}&quot;);&quot;&quot;))" office:value-type="string" office:string-value="ŝtel'ir'anta" calcext:value-type="string">
            <text:p>ŝtel'ir'anta</text:p>
          </table:table-cell>
          <table:table-cell table:formula="of:=IF(ISTEXT([.I1441]);[.I144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tone</text:p>
          </table:table-cell>
          <table:table-cell/>
          <table:table-cell office:value-type="string" calcext:value-type="string">
            <text:p>stone</text:p>
          </table:table-cell>
          <table:table-cell office:value-type="string" calcext:value-type="string">
            <text:p>ŝtono</text:p>
          </table:table-cell>
          <table:table-cell table:number-columns-repeated="2"/>
          <table:table-cell table:formula="of:=IF(ISTEXT([.G1442]);[.G1442];&quot;&quot;)" office:value-type="string" office:string-value="stone" calcext:value-type="string">
            <text:p>stone</text:p>
          </table:table-cell>
          <table:table-cell table:formula="of:=CONCATENATE([.H1442]; IF(ISTEXT([.B1442]); CONCATENATE(&quot; {&quot;;[.B1442];&quot;}&quot;);&quot;&quot;))" office:value-type="string" office:string-value="ŝtono" calcext:value-type="string">
            <text:p>ŝtono</text:p>
          </table:table-cell>
          <table:table-cell table:formula="of:=IF(ISTEXT([.I1442]);[.I144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ension</text:p>
          </table:table-cell>
          <table:table-cell/>
          <table:table-cell office:value-type="string" calcext:value-type="string">
            <text:p>tension</text:p>
          </table:table-cell>
          <table:table-cell office:value-type="string" calcext:value-type="string">
            <text:p>streĉo</text:p>
          </table:table-cell>
          <table:table-cell table:number-columns-repeated="2"/>
          <table:table-cell table:formula="of:=IF(ISTEXT([.G1443]);[.G1443];&quot;&quot;)" office:value-type="string" office:string-value="tension" calcext:value-type="string">
            <text:p>tension</text:p>
          </table:table-cell>
          <table:table-cell table:formula="of:=CONCATENATE([.H1443]; IF(ISTEXT([.B1443]); CONCATENATE(&quot; {&quot;;[.B1443];&quot;}&quot;);&quot;&quot;))" office:value-type="string" office:string-value="streĉo" calcext:value-type="string">
            <text:p>streĉo</text:p>
          </table:table-cell>
          <table:table-cell table:formula="of:=IF(ISTEXT([.I1443]);[.I144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exertion</text:p>
          </table:table-cell>
          <table:table-cell/>
          <table:table-cell office:value-type="string" calcext:value-type="string">
            <text:p>exertion</text:p>
          </table:table-cell>
          <table:table-cell office:value-type="string" calcext:value-type="string">
            <text:p>streĉo</text:p>
          </table:table-cell>
          <table:table-cell table:number-columns-repeated="2"/>
          <table:table-cell table:formula="of:=IF(ISTEXT([.G1444]);[.G1444];&quot;&quot;)" office:value-type="string" office:string-value="exertion" calcext:value-type="string">
            <text:p>exertion</text:p>
          </table:table-cell>
          <table:table-cell table:formula="of:=CONCATENATE([.H1444]; IF(ISTEXT([.B1444]); CONCATENATE(&quot; {&quot;;[.B1444];&quot;}&quot;);&quot;&quot;))" office:value-type="string" office:string-value="streĉo" calcext:value-type="string">
            <text:p>streĉo</text:p>
          </table:table-cell>
          <table:table-cell table:formula="of:=IF(ISTEXT([.I1444]);[.I144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ight</text:p>
          </table:table-cell>
          <table:table-cell/>
          <table:table-cell office:value-type="string" calcext:value-type="string">
            <text:p>tight</text:p>
          </table:table-cell>
          <table:table-cell office:value-type="string" calcext:value-type="string">
            <text:p>strikte</text:p>
          </table:table-cell>
          <table:table-cell table:number-columns-repeated="2"/>
          <table:table-cell table:formula="of:=IF(ISTEXT([.G1445]);[.G1445];&quot;&quot;)" office:value-type="string" office:string-value="tight" calcext:value-type="string">
            <text:p>tight</text:p>
          </table:table-cell>
          <table:table-cell table:formula="of:=CONCATENATE([.H1445]; IF(ISTEXT([.B1445]); CONCATENATE(&quot; {&quot;;[.B1445];&quot;}&quot;);&quot;&quot;))" office:value-type="string" office:string-value="strikte" calcext:value-type="string">
            <text:p>strikte</text:p>
          </table:table-cell>
          <table:table-cell table:formula="of:=IF(ISTEXT([.I1445]);[.I144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tudejo</text:p>
          </table:table-cell>
          <table:table-cell/>
          <table:table-cell table:number-columns-repeated="2" office:value-type="string" calcext:value-type="string">
            <text:p>studejo</text:p>
          </table:table-cell>
          <table:table-cell office:value-type="string" calcext:value-type="string">
            <text:p>place to study</text:p>
          </table:table-cell>
          <table:table-cell/>
          <table:table-cell table:formula="of:=IF(ISTEXT([.G1446]);[.G1446];&quot;&quot;)" office:value-type="string" office:string-value="studejo" calcext:value-type="string">
            <text:p>studejo</text:p>
          </table:table-cell>
          <table:table-cell table:formula="of:=CONCATENATE([.H1446]; IF(ISTEXT([.B1446]); CONCATENATE(&quot; {&quot;;[.B1446];&quot;}&quot;);&quot;&quot;))" office:value-type="string" office:string-value="studejo" calcext:value-type="string">
            <text:p>studejo</text:p>
          </table:table-cell>
          <table:table-cell table:formula="of:=IF(ISTEXT([.I1446]);[.I1446];&quot;&quot;)" office:value-type="string" office:string-value="place to study" calcext:value-type="string">
            <text:p>place to study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uffering</text:p>
          </table:table-cell>
          <table:table-cell/>
          <table:table-cell office:value-type="string" calcext:value-type="string">
            <text:p>suffering</text:p>
          </table:table-cell>
          <table:table-cell office:value-type="string" calcext:value-type="string">
            <text:p>sufero</text:p>
          </table:table-cell>
          <table:table-cell table:number-columns-repeated="2"/>
          <table:table-cell table:formula="of:=IF(ISTEXT([.G1447]);[.G1447];&quot;&quot;)" office:value-type="string" office:string-value="suffering" calcext:value-type="string">
            <text:p>suffering</text:p>
          </table:table-cell>
          <table:table-cell table:formula="of:=CONCATENATE([.H1447]; IF(ISTEXT([.B1447]); CONCATENATE(&quot; {&quot;;[.B1447];&quot;}&quot;);&quot;&quot;))" office:value-type="string" office:string-value="sufero" calcext:value-type="string">
            <text:p>sufero</text:p>
          </table:table-cell>
          <table:table-cell table:formula="of:=IF(ISTEXT([.I1447]);[.I144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uggest</text:p>
          </table:table-cell>
          <table:table-cell/>
          <table:table-cell office:value-type="string" calcext:value-type="string">
            <text:p>suggest</text:p>
          </table:table-cell>
          <table:table-cell office:value-type="string" calcext:value-type="string">
            <text:p>sugestas</text:p>
          </table:table-cell>
          <table:table-cell table:number-columns-repeated="2"/>
          <table:table-cell table:formula="of:=IF(ISTEXT([.G1448]);[.G1448];&quot;&quot;)" office:value-type="string" office:string-value="suggest" calcext:value-type="string">
            <text:p>suggest</text:p>
          </table:table-cell>
          <table:table-cell table:formula="of:=CONCATENATE([.H1448]; IF(ISTEXT([.B1448]); CONCATENATE(&quot; {&quot;;[.B1448];&quot;}&quot;);&quot;&quot;))" office:value-type="string" office:string-value="sugestas" calcext:value-type="string">
            <text:p>sugestas</text:p>
          </table:table-cell>
          <table:table-cell table:formula="of:=IF(ISTEXT([.I1448]);[.I144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uggestively</text:p>
          </table:table-cell>
          <table:table-cell/>
          <table:table-cell office:value-type="string" calcext:value-type="string">
            <text:p>suggestively</text:p>
          </table:table-cell>
          <table:table-cell office:value-type="string" calcext:value-type="string">
            <text:p>sugeste</text:p>
          </table:table-cell>
          <table:table-cell table:number-columns-repeated="2"/>
          <table:table-cell table:formula="of:=IF(ISTEXT([.G1449]);[.G1449];&quot;&quot;)" office:value-type="string" office:string-value="suggestively" calcext:value-type="string">
            <text:p>suggestively</text:p>
          </table:table-cell>
          <table:table-cell table:formula="of:=CONCATENATE([.H1449]; IF(ISTEXT([.B1449]); CONCATENATE(&quot; {&quot;;[.B1449];&quot;}&quot;);&quot;&quot;))" office:value-type="string" office:string-value="sugeste" calcext:value-type="string">
            <text:p>sugeste</text:p>
          </table:table-cell>
          <table:table-cell table:formula="of:=IF(ISTEXT([.I1449]);[.I144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extra bit</text:p>
          </table:table-cell>
          <table:table-cell/>
          <table:table-cell office:value-type="string" calcext:value-type="string">
            <text:p>extra bit</text:p>
          </table:table-cell>
          <table:table-cell office:value-type="string" calcext:value-type="string">
            <text:p>superfluo</text:p>
          </table:table-cell>
          <table:table-cell table:number-columns-repeated="2"/>
          <table:table-cell table:formula="of:=IF(ISTEXT([.G1450]);[.G1450];&quot;&quot;)" office:value-type="string" office:string-value="extra bit" calcext:value-type="string">
            <text:p>extra bit</text:p>
          </table:table-cell>
          <table:table-cell table:formula="of:=CONCATENATE([.H1450]; IF(ISTEXT([.B1450]); CONCATENATE(&quot; {&quot;;[.B1450];&quot;}&quot;);&quot;&quot;))" office:value-type="string" office:string-value="superfluo" calcext:value-type="string">
            <text:p>superfluo</text:p>
          </table:table-cell>
          <table:table-cell table:formula="of:=IF(ISTEXT([.I1450]);[.I145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upon</text:p>
          </table:table-cell>
          <table:table-cell/>
          <table:table-cell office:value-type="string" calcext:value-type="string">
            <text:p>upon</text:p>
          </table:table-cell>
          <table:table-cell office:value-type="string" calcext:value-type="string">
            <text:p>sur</text:p>
          </table:table-cell>
          <table:table-cell table:number-columns-repeated="2"/>
          <table:table-cell table:formula="of:=IF(ISTEXT([.G1451]);[.G1451];&quot;&quot;)" office:value-type="string" office:string-value="upon" calcext:value-type="string">
            <text:p>upon</text:p>
          </table:table-cell>
          <table:table-cell table:formula="of:=CONCATENATE([.H1451]; IF(ISTEXT([.B1451]); CONCATENATE(&quot; {&quot;;[.B1451];&quot;}&quot;);&quot;&quot;))" office:value-type="string" office:string-value="sur" calcext:value-type="string">
            <text:p>sur</text:p>
          </table:table-cell>
          <table:table-cell table:formula="of:=IF(ISTEXT([.I1451]);[.I145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on the way back</text:p>
          </table:table-cell>
          <table:table-cell/>
          <table:table-cell office:value-type="string" calcext:value-type="string">
            <text:p>on the way back</text:p>
          </table:table-cell>
          <table:table-cell office:value-type="string" calcext:value-type="string">
            <text:p>survoje reen</text:p>
          </table:table-cell>
          <table:table-cell table:number-columns-repeated="2"/>
          <table:table-cell table:formula="of:=IF(ISTEXT([.G1452]);[.G1452];&quot;&quot;)" office:value-type="string" office:string-value="on the way back" calcext:value-type="string">
            <text:p>on the way back</text:p>
          </table:table-cell>
          <table:table-cell table:formula="of:=CONCATENATE([.H1452]; IF(ISTEXT([.B1452]); CONCATENATE(&quot; {&quot;;[.B1452];&quot;}&quot;);&quot;&quot;))" office:value-type="string" office:string-value="survoje reen" calcext:value-type="string">
            <text:p>survoje reen</text:p>
          </table:table-cell>
          <table:table-cell table:formula="of:=IF(ISTEXT([.I1452]);[.I145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alent</text:p>
          </table:table-cell>
          <table:table-cell/>
          <table:table-cell office:value-type="string" calcext:value-type="string">
            <text:p>talent</text:p>
          </table:table-cell>
          <table:table-cell office:value-type="string" calcext:value-type="string">
            <text:p>talento</text:p>
          </table:table-cell>
          <table:table-cell table:number-columns-repeated="2"/>
          <table:table-cell table:formula="of:=IF(ISTEXT([.G1453]);[.G1453];&quot;&quot;)" office:value-type="string" office:string-value="talent" calcext:value-type="string">
            <text:p>talent</text:p>
          </table:table-cell>
          <table:table-cell table:formula="of:=CONCATENATE([.H1453]; IF(ISTEXT([.B1453]); CONCATENATE(&quot; {&quot;;[.B1453];&quot;}&quot;);&quot;&quot;))" office:value-type="string" office:string-value="talento" calcext:value-type="string">
            <text:p>talento</text:p>
          </table:table-cell>
          <table:table-cell table:formula="of:=IF(ISTEXT([.I1453]);[.I145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emperament</text:p>
          </table:table-cell>
          <table:table-cell/>
          <table:table-cell office:value-type="string" calcext:value-type="string">
            <text:p>temperament</text:p>
          </table:table-cell>
          <table:table-cell office:value-type="string" calcext:value-type="string">
            <text:p>temperamento</text:p>
          </table:table-cell>
          <table:table-cell table:number-columns-repeated="2"/>
          <table:table-cell table:formula="of:=IF(ISTEXT([.G1454]);[.G1454];&quot;&quot;)" office:value-type="string" office:string-value="temperament" calcext:value-type="string">
            <text:p>temperament</text:p>
          </table:table-cell>
          <table:table-cell table:formula="of:=CONCATENATE([.H1454]; IF(ISTEXT([.B1454]); CONCATENATE(&quot; {&quot;;[.B1454];&quot;}&quot;);&quot;&quot;))" office:value-type="string" office:string-value="temperamento" calcext:value-type="string">
            <text:p>temperamento</text:p>
          </table:table-cell>
          <table:table-cell table:formula="of:=IF(ISTEXT([.I1454]);[.I145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empo</text:p>
          </table:table-cell>
          <table:table-cell table:number-columns-repeated="2"/>
          <table:table-cell table:formula="of:=IF(ISTEXT([.G1455]);[.G1455];&quot;&quot;)" office:value-type="string" office:string-value="time" calcext:value-type="string">
            <text:p>time</text:p>
          </table:table-cell>
          <table:table-cell table:formula="of:=CONCATENATE([.H1455]; IF(ISTEXT([.B1455]); CONCATENATE(&quot; {&quot;;[.B1455];&quot;}&quot;);&quot;&quot;))" office:value-type="string" office:string-value="tempo" calcext:value-type="string">
            <text:p>tempo</text:p>
          </table:table-cell>
          <table:table-cell table:formula="of:=IF(ISTEXT([.I1455]);[.I145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endency</text:p>
          </table:table-cell>
          <table:table-cell/>
          <table:table-cell office:value-type="string" calcext:value-type="string">
            <text:p>tendency</text:p>
          </table:table-cell>
          <table:table-cell office:value-type="string" calcext:value-type="string">
            <text:p>tendenco</text:p>
          </table:table-cell>
          <table:table-cell table:number-columns-repeated="2"/>
          <table:table-cell table:formula="of:=IF(ISTEXT([.G1456]);[.G1456];&quot;&quot;)" office:value-type="string" office:string-value="tendency" calcext:value-type="string">
            <text:p>tendency</text:p>
          </table:table-cell>
          <table:table-cell table:formula="of:=CONCATENATE([.H1456]; IF(ISTEXT([.B1456]); CONCATENATE(&quot; {&quot;;[.B1456];&quot;}&quot;);&quot;&quot;))" office:value-type="string" office:string-value="tendenco" calcext:value-type="string">
            <text:p>tendenco</text:p>
          </table:table-cell>
          <table:table-cell table:formula="of:=IF(ISTEXT([.I1456]);[.I1456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uch</text:p>
          </table:table-cell>
          <table:table-cell/>
          <table:table-cell office:value-type="string" calcext:value-type="string">
            <text:p>such</text:p>
          </table:table-cell>
          <table:table-cell office:value-type="string" calcext:value-type="string">
            <text:p>tia </text:p>
          </table:table-cell>
          <table:table-cell office:value-type="string" calcext:value-type="string">
            <text:p>of that kind or degree</text:p>
          </table:table-cell>
          <table:table-cell/>
          <table:table-cell table:formula="of:=IF(ISTEXT([.G1457]);[.G1457];&quot;&quot;)" office:value-type="string" office:string-value="such" calcext:value-type="string">
            <text:p>such</text:p>
          </table:table-cell>
          <table:table-cell table:formula="of:=CONCATENATE([.H1457]; IF(ISTEXT([.B1457]); CONCATENATE(&quot; {&quot;;[.B1457];&quot;}&quot;);&quot;&quot;))" office:value-type="string" office:string-value="tia " calcext:value-type="string">
            <text:p>tia </text:p>
          </table:table-cell>
          <table:table-cell table:formula="of:=IF(ISTEXT([.I1457]);[.I1457];&quot;&quot;)" office:value-type="string" office:string-value="of that kind or degree" calcext:value-type="string">
            <text:p>of that kind or degree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yonder</text:p>
          </table:table-cell>
          <table:table-cell/>
          <table:table-cell office:value-type="string" calcext:value-type="string">
            <text:p>yonder</text:p>
          </table:table-cell>
          <table:table-cell office:value-type="string" calcext:value-type="string">
            <text:p>tie</text:p>
          </table:table-cell>
          <table:table-cell table:number-columns-repeated="2"/>
          <table:table-cell table:formula="of:=IF(ISTEXT([.G1458]);[.G1458];&quot;&quot;)" office:value-type="string" office:string-value="yonder" calcext:value-type="string">
            <text:p>yonder</text:p>
          </table:table-cell>
          <table:table-cell table:formula="of:=CONCATENATE([.H1458]; IF(ISTEXT([.B1458]); CONCATENATE(&quot; {&quot;;[.B1458];&quot;}&quot;);&quot;&quot;))" office:value-type="string" office:string-value="tie" calcext:value-type="string">
            <text:p>tie</text:p>
          </table:table-cell>
          <table:table-cell table:formula="of:=IF(ISTEXT([.I1458]);[.I145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<text:s/>it seemed</text:p>
          </table:table-cell>
          <table:table-cell/>
          <table:table-cell office:value-type="string" calcext:value-type="string">
            <text:p><text:s/>it seemed</text:p>
          </table:table-cell>
          <table:table-cell office:value-type="string" calcext:value-type="string">
            <text:p>tiel ŝajnis</text:p>
          </table:table-cell>
          <table:table-cell table:number-columns-repeated="2"/>
          <table:table-cell table:formula="of:=IF(ISTEXT([.G1459]);[.G1459];&quot;&quot;)" office:value-type="string" office:string-value=" it seemed" calcext:value-type="string">
            <text:p><text:s/>it seemed</text:p>
          </table:table-cell>
          <table:table-cell table:formula="of:=CONCATENATE([.H1459]; IF(ISTEXT([.B1459]); CONCATENATE(&quot; {&quot;;[.B1459];&quot;}&quot;);&quot;&quot;))" office:value-type="string" office:string-value="tiel ŝajnis" calcext:value-type="string">
            <text:p>tiel ŝajnis</text:p>
          </table:table-cell>
          <table:table-cell table:formula="of:=IF(ISTEXT([.I1459]);[.I145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o much</text:p>
          </table:table-cell>
          <table:table-cell/>
          <table:table-cell office:value-type="string" calcext:value-type="string">
            <text:p>so much</text:p>
          </table:table-cell>
          <table:table-cell office:value-type="string" calcext:value-type="string">
            <text:p>tiom</text:p>
          </table:table-cell>
          <table:table-cell table:number-columns-repeated="2"/>
          <table:table-cell table:formula="of:=IF(ISTEXT([.G1460]);[.G1460];&quot;&quot;)" office:value-type="string" office:string-value="so much" calcext:value-type="string">
            <text:p>so much</text:p>
          </table:table-cell>
          <table:table-cell table:formula="of:=CONCATENATE([.H1460]; IF(ISTEXT([.B1460]); CONCATENATE(&quot; {&quot;;[.B1460];&quot;}&quot;);&quot;&quot;))" office:value-type="string" office:string-value="tiom" calcext:value-type="string">
            <text:p>tiom</text:p>
          </table:table-cell>
          <table:table-cell table:formula="of:=IF(ISTEXT([.I1460]);[.I146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yrolese</text:p>
          </table:table-cell>
          <table:table-cell/>
          <table:table-cell office:value-type="string" calcext:value-type="string">
            <text:p>Tyrolese</text:p>
          </table:table-cell>
          <table:table-cell office:value-type="string" calcext:value-type="string">
            <text:p>Tirola</text:p>
          </table:table-cell>
          <table:table-cell table:number-columns-repeated="2"/>
          <table:table-cell table:formula="of:=IF(ISTEXT([.G1461]);[.G1461];&quot;&quot;)" office:value-type="string" office:string-value="Tyrolese" calcext:value-type="string">
            <text:p>Tyrolese</text:p>
          </table:table-cell>
          <table:table-cell table:formula="of:=CONCATENATE([.H1461]; IF(ISTEXT([.B1461]); CONCATENATE(&quot; {&quot;;[.B1461];&quot;}&quot;);&quot;&quot;))" office:value-type="string" office:string-value="Tirola" calcext:value-type="string">
            <text:p>Tirola</text:p>
          </table:table-cell>
          <table:table-cell table:formula="of:=IF(ISTEXT([.I1461]);[.I146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iroler Sparbank</text:p>
          </table:table-cell>
          <table:table-cell/>
          <table:table-cell office:value-type="string" calcext:value-type="string">
            <text:p>Tiroler Sparbank</text:p>
          </table:table-cell>
          <table:table-cell office:value-type="string" calcext:value-type="string">
            <text:p>Tirola Ŝparbanko</text:p>
          </table:table-cell>
          <table:table-cell office:value-type="string" calcext:value-type="string">
            <text:p>Tyrolean Savings Bank</text:p>
          </table:table-cell>
          <table:table-cell/>
          <table:table-cell table:formula="of:=IF(ISTEXT([.G1462]);[.G1462];&quot;&quot;)" office:value-type="string" office:string-value="Tiroler Sparbank" calcext:value-type="string">
            <text:p>Tiroler Sparbank</text:p>
          </table:table-cell>
          <table:table-cell table:formula="of:=CONCATENATE([.H1462]; IF(ISTEXT([.B1462]); CONCATENATE(&quot; {&quot;;[.B1462];&quot;}&quot;);&quot;&quot;))" office:value-type="string" office:string-value="Tirola Ŝparbanko" calcext:value-type="string">
            <text:p>Tirola Ŝparbanko</text:p>
          </table:table-cell>
          <table:table-cell table:formula="of:=IF(ISTEXT([.I1462]);[.I1462];&quot;&quot;)" office:value-type="string" office:string-value="Tyrolean Savings Bank" calcext:value-type="string">
            <text:p>Tyrolean Savings Bank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rushing water</text:p>
          </table:table-cell>
          <table:table-cell/>
          <table:table-cell office:value-type="string" calcext:value-type="string">
            <text:p>rushing water</text:p>
          </table:table-cell>
          <table:table-cell office:value-type="string" calcext:value-type="string">
            <text:p>torenta akvo</text:p>
          </table:table-cell>
          <table:table-cell office:value-type="string" calcext:value-type="string">
            <text:p>as in a rivulet</text:p>
          </table:table-cell>
          <table:table-cell/>
          <table:table-cell table:formula="of:=IF(ISTEXT([.G1463]);[.G1463];&quot;&quot;)" office:value-type="string" office:string-value="rushing water" calcext:value-type="string">
            <text:p>rushing water</text:p>
          </table:table-cell>
          <table:table-cell table:formula="of:=CONCATENATE([.H1463]; IF(ISTEXT([.B1463]); CONCATENATE(&quot; {&quot;;[.B1463];&quot;}&quot;);&quot;&quot;))" office:value-type="string" office:string-value="torenta akvo" calcext:value-type="string">
            <text:p>torenta akvo</text:p>
          </table:table-cell>
          <table:table-cell table:formula="of:=IF(ISTEXT([.I1463]);[.I1463];&quot;&quot;)" office:value-type="string" office:string-value="as in a rivulet" calcext:value-type="string">
            <text:p>as in a rivulet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ragic</text:p>
          </table:table-cell>
          <table:table-cell/>
          <table:table-cell office:value-type="string" calcext:value-type="string">
            <text:p>tragic</text:p>
          </table:table-cell>
          <table:table-cell office:value-type="string" calcext:value-type="string">
            <text:p>tragedia</text:p>
          </table:table-cell>
          <table:table-cell table:number-columns-repeated="2"/>
          <table:table-cell table:formula="of:=IF(ISTEXT([.G1464]);[.G1464];&quot;&quot;)" office:value-type="string" office:string-value="tragic" calcext:value-type="string">
            <text:p>tragic</text:p>
          </table:table-cell>
          <table:table-cell table:formula="of:=CONCATENATE([.H1464]; IF(ISTEXT([.B1464]); CONCATENATE(&quot; {&quot;;[.B1464];&quot;}&quot;);&quot;&quot;))" office:value-type="string" office:string-value="tragedia" calcext:value-type="string">
            <text:p>tragedia</text:p>
          </table:table-cell>
          <table:table-cell table:formula="of:=IF(ISTEXT([.I1464]);[.I146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s treated</text:p>
          </table:table-cell>
          <table:table-cell/>
          <table:table-cell office:value-type="string" calcext:value-type="string">
            <text:p>is treated</text:p>
          </table:table-cell>
          <table:table-cell office:value-type="string" calcext:value-type="string">
            <text:p>traktita</text:p>
          </table:table-cell>
          <table:table-cell table:number-columns-repeated="2"/>
          <table:table-cell table:formula="of:=IF(ISTEXT([.G1465]);[.G1465];&quot;&quot;)" office:value-type="string" office:string-value="is treated" calcext:value-type="string">
            <text:p>is treated</text:p>
          </table:table-cell>
          <table:table-cell table:formula="of:=CONCATENATE([.H1465]; IF(ISTEXT([.B1465]); CONCATENATE(&quot; {&quot;;[.B1465];&quot;}&quot;);&quot;&quot;))" office:value-type="string" office:string-value="traktita" calcext:value-type="string">
            <text:p>traktita</text:p>
          </table:table-cell>
          <table:table-cell table:formula="of:=IF(ISTEXT([.I1465]);[.I146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sawn-off</text:p>
          </table:table-cell>
          <table:table-cell/>
          <table:table-cell office:value-type="string" calcext:value-type="string">
            <text:p>sawn-off</text:p>
          </table:table-cell>
          <table:table-cell office:value-type="string" calcext:value-type="string">
            <text:p>tranĉita</text:p>
          </table:table-cell>
          <table:table-cell table:number-columns-repeated="2"/>
          <table:table-cell table:formula="of:=IF(ISTEXT([.G1466]);[.G1466];&quot;&quot;)" office:value-type="string" office:string-value="sawn-off" calcext:value-type="string">
            <text:p>sawn-off</text:p>
          </table:table-cell>
          <table:table-cell table:formula="of:=CONCATENATE([.H1466]; IF(ISTEXT([.B1466]); CONCATENATE(&quot; {&quot;;[.B1466];&quot;}&quot;);&quot;&quot;))" office:value-type="string" office:string-value="tranĉita" calcext:value-type="string">
            <text:p>tranĉita</text:p>
          </table:table-cell>
          <table:table-cell table:formula="of:=IF(ISTEXT([.I1466]);[.I1466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crossing</text:p>
          </table:table-cell>
          <table:table-cell/>
          <table:table-cell office:value-type="string" calcext:value-type="string">
            <text:p>crossing</text:p>
          </table:table-cell>
          <table:table-cell office:value-type="string" calcext:value-type="string">
            <text:p>transirante</text:p>
          </table:table-cell>
          <table:table-cell table:number-columns-repeated="2"/>
          <table:table-cell table:formula="of:=IF(ISTEXT([.G1467]);[.G1467];&quot;&quot;)" office:value-type="string" office:string-value="crossing" calcext:value-type="string">
            <text:p>crossing</text:p>
          </table:table-cell>
          <table:table-cell table:formula="of:=CONCATENATE([.H1467]; IF(ISTEXT([.B1467]); CONCATENATE(&quot; {&quot;;[.B1467];&quot;}&quot;);&quot;&quot;))" office:value-type="string" office:string-value="transirante" calcext:value-type="string">
            <text:p>transirante</text:p>
          </table:table-cell>
          <table:table-cell table:formula="of:=IF(ISTEXT([.I1467]);[.I146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exceedingly</text:p>
          </table:table-cell>
          <table:table-cell/>
          <table:table-cell office:value-type="string" calcext:value-type="string">
            <text:p>exceedingly</text:p>
          </table:table-cell>
          <table:table-cell office:value-type="string" calcext:value-type="string">
            <text:p>treege</text:p>
          </table:table-cell>
          <table:table-cell table:number-columns-repeated="2"/>
          <table:table-cell table:formula="of:=IF(ISTEXT([.G1468]);[.G1468];&quot;&quot;)" office:value-type="string" office:string-value="exceedingly" calcext:value-type="string">
            <text:p>exceedingly</text:p>
          </table:table-cell>
          <table:table-cell table:formula="of:=CONCATENATE([.H1468]; IF(ISTEXT([.B1468]); CONCATENATE(&quot; {&quot;;[.B1468];&quot;}&quot;);&quot;&quot;))" office:value-type="string" office:string-value="treege" calcext:value-type="string">
            <text:p>treege</text:p>
          </table:table-cell>
          <table:table-cell table:formula="of:=IF(ISTEXT([.I1468]);[.I146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hree weeks before</text:p>
          </table:table-cell>
          <table:table-cell/>
          <table:table-cell office:value-type="string" calcext:value-type="string">
            <text:p>three weeks before</text:p>
          </table:table-cell>
          <table:table-cell office:value-type="string" calcext:value-type="string">
            <text:p>tri semajnojn antaŭe</text:p>
          </table:table-cell>
          <table:table-cell table:number-columns-repeated="2"/>
          <table:table-cell table:formula="of:=IF(ISTEXT([.G1469]);[.G1469];&quot;&quot;)" office:value-type="string" office:string-value="three weeks before" calcext:value-type="string">
            <text:p>three weeks before</text:p>
          </table:table-cell>
          <table:table-cell table:formula="of:=CONCATENATE([.H1469]; IF(ISTEXT([.B1469]); CONCATENATE(&quot; {&quot;;[.B1469];&quot;}&quot;);&quot;&quot;))" office:value-type="string" office:string-value="tri semajnojn antaŭe" calcext:value-type="string">
            <text:p>tri semajnojn antaŭe</text:p>
          </table:table-cell>
          <table:table-cell table:formula="of:=IF(ISTEXT([.I1469]);[.I146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riangular</text:p>
          </table:table-cell>
          <table:table-cell/>
          <table:table-cell office:value-type="string" calcext:value-type="string">
            <text:p>triangular</text:p>
          </table:table-cell>
          <table:table-cell office:value-type="string" calcext:value-type="string">
            <text:p>triangula</text:p>
          </table:table-cell>
          <table:table-cell table:number-columns-repeated="2"/>
          <table:table-cell table:formula="of:=IF(ISTEXT([.G1470]);[.G1470];&quot;&quot;)" office:value-type="string" office:string-value="triangular" calcext:value-type="string">
            <text:p>triangular</text:p>
          </table:table-cell>
          <table:table-cell table:formula="of:=CONCATENATE([.H1470]; IF(ISTEXT([.B1470]); CONCATENATE(&quot; {&quot;;[.B1470];&quot;}&quot;);&quot;&quot;))" office:value-type="string" office:string-value="triangula" calcext:value-type="string">
            <text:p>triangula</text:p>
          </table:table-cell>
          <table:table-cell table:formula="of:=IF(ISTEXT([.I1470]);[.I147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riumphant</text:p>
          </table:table-cell>
          <table:table-cell/>
          <table:table-cell office:value-type="string" calcext:value-type="string">
            <text:p>triumphant</text:p>
          </table:table-cell>
          <table:table-cell office:value-type="string" calcext:value-type="string">
            <text:p>triumfa</text:p>
          </table:table-cell>
          <table:table-cell table:number-columns-repeated="2"/>
          <table:table-cell table:formula="of:=IF(ISTEXT([.G1471]);[.G1471];&quot;&quot;)" office:value-type="string" office:string-value="triumphant" calcext:value-type="string">
            <text:p>triumphant</text:p>
          </table:table-cell>
          <table:table-cell table:formula="of:=CONCATENATE([.H1471]; IF(ISTEXT([.B1471]); CONCATENATE(&quot; {&quot;;[.B1471];&quot;}&quot;);&quot;&quot;))" office:value-type="string" office:string-value="triumfa" calcext:value-type="string">
            <text:p>triumfa</text:p>
          </table:table-cell>
          <table:table-cell table:formula="of:=IF(ISTEXT([.I1471]);[.I147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rough</text:p>
          </table:table-cell>
          <table:table-cell/>
          <table:table-cell office:value-type="string" calcext:value-type="string">
            <text:p>trough</text:p>
          </table:table-cell>
          <table:table-cell office:value-type="string" calcext:value-type="string">
            <text:p>trogo</text:p>
          </table:table-cell>
          <table:table-cell table:number-columns-repeated="2"/>
          <table:table-cell table:formula="of:=IF(ISTEXT([.G1472]);[.G1472];&quot;&quot;)" office:value-type="string" office:string-value="trough" calcext:value-type="string">
            <text:p>trough</text:p>
          </table:table-cell>
          <table:table-cell table:formula="of:=CONCATENATE([.H1472]; IF(ISTEXT([.B1472]); CONCATENATE(&quot; {&quot;;[.B1472];&quot;}&quot;);&quot;&quot;))" office:value-type="string" office:string-value="trogo" calcext:value-type="string">
            <text:p>trogo</text:p>
          </table:table-cell>
          <table:table-cell table:formula="of:=IF(ISTEXT([.I1472]);[.I147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nstantly</text:p>
          </table:table-cell>
          <table:table-cell/>
          <table:table-cell office:value-type="string" calcext:value-type="string">
            <text:p>instantly</text:p>
          </table:table-cell>
          <table:table-cell office:value-type="string" calcext:value-type="string">
            <text:p>tuj</text:p>
          </table:table-cell>
          <table:table-cell table:number-columns-repeated="2"/>
          <table:table-cell table:formula="of:=IF(ISTEXT([.G1473]);[.G1473];&quot;&quot;)" office:value-type="string" office:string-value="instantly" calcext:value-type="string">
            <text:p>instantly</text:p>
          </table:table-cell>
          <table:table-cell table:formula="of:=CONCATENATE([.H1473]; IF(ISTEXT([.B1473]); CONCATENATE(&quot; {&quot;;[.B1473];&quot;}&quot;);&quot;&quot;))" office:value-type="string" office:string-value="tuj" calcext:value-type="string">
            <text:p>tuj</text:p>
          </table:table-cell>
          <table:table-cell table:formula="of:=IF(ISTEXT([.I1473]);[.I147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in an instant</text:p>
          </table:table-cell>
          <table:table-cell/>
          <table:table-cell office:value-type="string" calcext:value-type="string">
            <text:p>in an instant</text:p>
          </table:table-cell>
          <table:table-cell office:value-type="string" calcext:value-type="string">
            <text:p>tuje</text:p>
          </table:table-cell>
          <table:table-cell table:number-columns-repeated="2"/>
          <table:table-cell table:formula="of:=IF(ISTEXT([.G1474]);[.G1474];&quot;&quot;)" office:value-type="string" office:string-value="in an instant" calcext:value-type="string">
            <text:p>in an instant</text:p>
          </table:table-cell>
          <table:table-cell table:formula="of:=CONCATENATE([.H1474]; IF(ISTEXT([.B1474]); CONCATENATE(&quot; {&quot;;[.B1474];&quot;}&quot;);&quot;&quot;))" office:value-type="string" office:string-value="tuje" calcext:value-type="string">
            <text:p>tuje</text:p>
          </table:table-cell>
          <table:table-cell table:formula="of:=IF(ISTEXT([.I1474]);[.I147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revolving</text:p>
          </table:table-cell>
          <table:table-cell/>
          <table:table-cell office:value-type="string" calcext:value-type="string">
            <text:p>revolving</text:p>
          </table:table-cell>
          <table:table-cell office:value-type="string" calcext:value-type="string">
            <text:p>turniĝanta</text:p>
          </table:table-cell>
          <table:table-cell table:number-columns-repeated="2"/>
          <table:table-cell table:formula="of:=IF(ISTEXT([.G1475]);[.G1475];&quot;&quot;)" office:value-type="string" office:string-value="revolving" calcext:value-type="string">
            <text:p>revolving</text:p>
          </table:table-cell>
          <table:table-cell table:formula="of:=CONCATENATE([.H1475]; IF(ISTEXT([.B1475]); CONCATENATE(&quot; {&quot;;[.B1475];&quot;}&quot;);&quot;&quot;))" office:value-type="string" office:string-value="turniĝanta" calcext:value-type="string">
            <text:p>turniĝanta</text:p>
          </table:table-cell>
          <table:table-cell table:formula="of:=IF(ISTEXT([.I1475]);[.I147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hole</text:p>
          </table:table-cell>
          <table:table-cell/>
          <table:table-cell office:value-type="string" calcext:value-type="string">
            <text:p>whole</text:p>
          </table:table-cell>
          <table:table-cell office:value-type="string" calcext:value-type="string">
            <text:p>tuta</text:p>
          </table:table-cell>
          <table:table-cell table:number-columns-repeated="2"/>
          <table:table-cell table:formula="of:=IF(ISTEXT([.G1476]);[.G1476];&quot;&quot;)" office:value-type="string" office:string-value="whole" calcext:value-type="string">
            <text:p>whole</text:p>
          </table:table-cell>
          <table:table-cell table:formula="of:=CONCATENATE([.H1476]; IF(ISTEXT([.B1476]); CONCATENATE(&quot; {&quot;;[.B1476];&quot;}&quot;);&quot;&quot;))" office:value-type="string" office:string-value="tuta" calcext:value-type="string">
            <text:p>tuta</text:p>
          </table:table-cell>
          <table:table-cell table:formula="of:=IF(ISTEXT([.I1476]);[.I1476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entire</text:p>
          </table:table-cell>
          <table:table-cell/>
          <table:table-cell office:value-type="string" calcext:value-type="string">
            <text:p>entire</text:p>
          </table:table-cell>
          <table:table-cell office:value-type="string" calcext:value-type="string">
            <text:p>tuta</text:p>
          </table:table-cell>
          <table:table-cell table:number-columns-repeated="2"/>
          <table:table-cell table:formula="of:=IF(ISTEXT([.G1477]);[.G1477];&quot;&quot;)" office:value-type="string" office:string-value="entire" calcext:value-type="string">
            <text:p>entire</text:p>
          </table:table-cell>
          <table:table-cell table:formula="of:=CONCATENATE([.H1477]; IF(ISTEXT([.B1477]); CONCATENATE(&quot; {&quot;;[.B1477];&quot;}&quot;);&quot;&quot;))" office:value-type="string" office:string-value="tuta" calcext:value-type="string">
            <text:p>tuta</text:p>
          </table:table-cell>
          <table:table-cell table:formula="of:=IF(ISTEXT([.I1477]);[.I147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fellow</text:p>
          </table:table-cell>
          <table:table-cell/>
          <table:table-cell office:value-type="string" calcext:value-type="string">
            <text:p>fellow</text:p>
          </table:table-cell>
          <table:table-cell office:value-type="string" calcext:value-type="string">
            <text:p>ulo</text:p>
          </table:table-cell>
          <table:table-cell table:number-columns-repeated="2"/>
          <table:table-cell table:formula="of:=IF(ISTEXT([.G1478]);[.G1478];&quot;&quot;)" office:value-type="string" office:string-value="fellow" calcext:value-type="string">
            <text:p>fellow</text:p>
          </table:table-cell>
          <table:table-cell table:formula="of:=CONCATENATE([.H1478]; IF(ISTEXT([.B1478]); CONCATENATE(&quot; {&quot;;[.B1478];&quot;}&quot;);&quot;&quot;))" office:value-type="string" office:string-value="ulo" calcext:value-type="string">
            <text:p>ulo</text:p>
          </table:table-cell>
          <table:table-cell table:formula="of:=IF(ISTEXT([.I1478]);[.I147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one</text:p>
          </table:table-cell>
          <table:table-cell/>
          <table:table-cell office:value-type="string" calcext:value-type="string">
            <text:p>one</text:p>
          </table:table-cell>
          <table:table-cell office:value-type="string" calcext:value-type="string">
            <text:p>unu</text:p>
          </table:table-cell>
          <table:table-cell table:number-columns-repeated="2"/>
          <table:table-cell table:formula="of:=IF(ISTEXT([.G1479]);[.G1479];&quot;&quot;)" office:value-type="string" office:string-value="one" calcext:value-type="string">
            <text:p>one</text:p>
          </table:table-cell>
          <table:table-cell table:formula="of:=CONCATENATE([.H1479]; IF(ISTEXT([.B1479]); CONCATENATE(&quot; {&quot;;[.B1479];&quot;}&quot;);&quot;&quot;))" office:value-type="string" office:string-value="unu" calcext:value-type="string">
            <text:p>unu</text:p>
          </table:table-cell>
          <table:table-cell table:formula="of:=IF(ISTEXT([.I1479]);[.I147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first few lines</text:p>
          </table:table-cell>
          <table:table-cell/>
          <table:table-cell office:value-type="string" calcext:value-type="string">
            <text:p>first few lines</text:p>
          </table:table-cell>
          <table:table-cell office:value-type="string" calcext:value-type="string">
            <text:p>unuajn kelkajn liniojn</text:p>
          </table:table-cell>
          <table:table-cell table:number-columns-repeated="2"/>
          <table:table-cell table:formula="of:=IF(ISTEXT([.G1480]);[.G1480];&quot;&quot;)" office:value-type="string" office:string-value="first few lines" calcext:value-type="string">
            <text:p>first few lines</text:p>
          </table:table-cell>
          <table:table-cell table:formula="of:=CONCATENATE([.H1480]; IF(ISTEXT([.B1480]); CONCATENATE(&quot; {&quot;;[.B1480];&quot;}&quot;);&quot;&quot;))" office:value-type="string" office:string-value="unuajn kelkajn liniojn" calcext:value-type="string">
            <text:p>unuajn kelkajn liniojn</text:p>
          </table:table-cell>
          <table:table-cell table:formula="of:=IF(ISTEXT([.I1480]);[.I148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genuinely</text:p>
          </table:table-cell>
          <table:table-cell/>
          <table:table-cell office:value-type="string" calcext:value-type="string">
            <text:p>genuinely</text:p>
          </table:table-cell>
          <table:table-cell office:value-type="string" calcext:value-type="string">
            <text:p>vere</text:p>
          </table:table-cell>
          <table:table-cell office:value-type="string" calcext:value-type="string">
            <text:p>truthfully, in a real way, admittedly</text:p>
          </table:table-cell>
          <table:table-cell/>
          <table:table-cell table:formula="of:=IF(ISTEXT([.G1481]);[.G1481];&quot;&quot;)" office:value-type="string" office:string-value="genuinely" calcext:value-type="string">
            <text:p>genuinely</text:p>
          </table:table-cell>
          <table:table-cell table:formula="of:=CONCATENATE([.H1481]; IF(ISTEXT([.B1481]); CONCATENATE(&quot; {&quot;;[.B1481];&quot;}&quot;);&quot;&quot;))" office:value-type="string" office:string-value="vere" calcext:value-type="string">
            <text:p>vere</text:p>
          </table:table-cell>
          <table:table-cell table:formula="of:=IF(ISTEXT([.I1481]);[.I1481];&quot;&quot;)" office:value-type="string" office:string-value="truthfully, in a real way, admittedly" calcext:value-type="string">
            <text:p>truthfully, in a real way, admittedly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robably</text:p>
          </table:table-cell>
          <table:table-cell/>
          <table:table-cell office:value-type="string" calcext:value-type="string">
            <text:p>probably</text:p>
          </table:table-cell>
          <table:table-cell office:value-type="string" calcext:value-type="string">
            <text:p>verŝajne</text:p>
          </table:table-cell>
          <table:table-cell office:value-type="string" calcext:value-type="string">
            <text:p>vs eventuale which is more "possibly"</text:p>
          </table:table-cell>
          <table:table-cell/>
          <table:table-cell table:formula="of:=IF(ISTEXT([.G1482]);[.G1482];&quot;&quot;)" office:value-type="string" office:string-value="probably" calcext:value-type="string">
            <text:p>probably</text:p>
          </table:table-cell>
          <table:table-cell table:formula="of:=CONCATENATE([.H1482]; IF(ISTEXT([.B1482]); CONCATENATE(&quot; {&quot;;[.B1482];&quot;}&quot;);&quot;&quot;))" office:value-type="string" office:string-value="verŝajne" calcext:value-type="string">
            <text:p>verŝajne</text:p>
          </table:table-cell>
          <table:table-cell table:formula="of:=IF(ISTEXT([.I1482]);[.I1482];&quot;&quot;)" office:value-type="string" office:string-value="vs eventuale which is more &quot;possibly&quot;" calcext:value-type="string">
            <text:p>vs eventuale which is more "possibly"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pouring</text:p>
          </table:table-cell>
          <table:table-cell/>
          <table:table-cell office:value-type="string" calcext:value-type="string">
            <text:p>pouring</text:p>
          </table:table-cell>
          <table:table-cell office:value-type="string" calcext:value-type="string">
            <text:p>verŝiĝanta</text:p>
          </table:table-cell>
          <table:table-cell table:number-columns-repeated="2"/>
          <table:table-cell table:formula="of:=IF(ISTEXT([.G1483]);[.G1483];&quot;&quot;)" office:value-type="string" office:string-value="pouring" calcext:value-type="string">
            <text:p>pouring</text:p>
          </table:table-cell>
          <table:table-cell table:formula="of:=CONCATENATE([.H1483]; IF(ISTEXT([.B1483]); CONCATENATE(&quot; {&quot;;[.B1483];&quot;}&quot;);&quot;&quot;))" office:value-type="string" office:string-value="verŝiĝanta" calcext:value-type="string">
            <text:p>verŝiĝanta</text:p>
          </table:table-cell>
          <table:table-cell table:formula="of:=IF(ISTEXT([.I1483]);[.I148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endways</text:p>
          </table:table-cell>
          <table:table-cell/>
          <table:table-cell office:value-type="string" calcext:value-type="string">
            <text:p>endways</text:p>
          </table:table-cell>
          <table:table-cell office:value-type="string" calcext:value-type="string">
            <text:p>vertikale</text:p>
          </table:table-cell>
          <table:table-cell table:number-columns-repeated="2"/>
          <table:table-cell table:formula="of:=IF(ISTEXT([.G1484]);[.G1484];&quot;&quot;)" office:value-type="string" office:string-value="endways" calcext:value-type="string">
            <text:p>endways</text:p>
          </table:table-cell>
          <table:table-cell table:formula="of:=CONCATENATE([.H1484]; IF(ISTEXT([.B1484]); CONCATENATE(&quot; {&quot;;[.B1484];&quot;}&quot;);&quot;&quot;))" office:value-type="string" office:string-value="vertikale" calcext:value-type="string">
            <text:p>vertikale</text:p>
          </table:table-cell>
          <table:table-cell table:formula="of:=IF(ISTEXT([.I1484]);[.I148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meat</text:p>
          </table:table-cell>
          <table:table-cell/>
          <table:table-cell office:value-type="string" calcext:value-type="string">
            <text:p>meat</text:p>
          </table:table-cell>
          <table:table-cell office:value-type="string" calcext:value-type="string">
            <text:p>viando</text:p>
          </table:table-cell>
          <table:table-cell table:number-columns-repeated="2"/>
          <table:table-cell table:formula="of:=IF(ISTEXT([.G1485]);[.G1485];&quot;&quot;)" office:value-type="string" office:string-value="meat" calcext:value-type="string">
            <text:p>meat</text:p>
          </table:table-cell>
          <table:table-cell table:formula="of:=CONCATENATE([.H1485]; IF(ISTEXT([.B1485]); CONCATENATE(&quot; {&quot;;[.B1485];&quot;}&quot;);&quot;&quot;))" office:value-type="string" office:string-value="viando" calcext:value-type="string">
            <text:p>viando</text:p>
          </table:table-cell>
          <table:table-cell table:formula="of:=IF(ISTEXT([.I1485]);[.I1485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vineyards</text:p>
          </table:table-cell>
          <table:table-cell/>
          <table:table-cell office:value-type="string" calcext:value-type="string">
            <text:p>vineyards</text:p>
          </table:table-cell>
          <table:table-cell office:value-type="string" calcext:value-type="string">
            <text:p>vinberejo</text:p>
          </table:table-cell>
          <table:table-cell table:number-columns-repeated="2"/>
          <table:table-cell table:formula="of:=IF(ISTEXT([.G1486]);[.G1486];&quot;&quot;)" office:value-type="string" office:string-value="vineyards" calcext:value-type="string">
            <text:p>vineyards</text:p>
          </table:table-cell>
          <table:table-cell table:formula="of:=CONCATENATE([.H1486]; IF(ISTEXT([.B1486]); CONCATENATE(&quot; {&quot;;[.B1486];&quot;}&quot;);&quot;&quot;))" office:value-type="string" office:string-value="vinberejo" calcext:value-type="string">
            <text:p>vinberejo</text:p>
          </table:table-cell>
          <table:table-cell table:formula="of:=IF(ISTEXT([.I1486]);[.I1486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violet rays</text:p>
          </table:table-cell>
          <table:table-cell/>
          <table:table-cell office:value-type="string" calcext:value-type="string">
            <text:p>violet rays</text:p>
          </table:table-cell>
          <table:table-cell office:value-type="string" calcext:value-type="string">
            <text:p>viola radioj</text:p>
          </table:table-cell>
          <table:table-cell table:number-columns-repeated="2"/>
          <table:table-cell table:formula="of:=IF(ISTEXT([.G1487]);[.G1487];&quot;&quot;)" office:value-type="string" office:string-value="violet rays" calcext:value-type="string">
            <text:p>violet rays</text:p>
          </table:table-cell>
          <table:table-cell table:formula="of:=CONCATENATE([.H1487]; IF(ISTEXT([.B1487]); CONCATENATE(&quot; {&quot;;[.B1487];&quot;}&quot;);&quot;&quot;))" office:value-type="string" office:string-value="viola radioj" calcext:value-type="string">
            <text:p>viola radioj</text:p>
          </table:table-cell>
          <table:table-cell table:formula="of:=IF(ISTEXT([.I1487]);[.I1487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man</text:p>
          </table:table-cell>
          <table:table-cell/>
          <table:table-cell office:value-type="string" calcext:value-type="string">
            <text:p>man</text:p>
          </table:table-cell>
          <table:table-cell office:value-type="string" calcext:value-type="string">
            <text:p>viro</text:p>
          </table:table-cell>
          <table:table-cell table:number-columns-repeated="2"/>
          <table:table-cell table:formula="of:=IF(ISTEXT([.G1488]);[.G1488];&quot;&quot;)" office:value-type="string" office:string-value="man" calcext:value-type="string">
            <text:p>man</text:p>
          </table:table-cell>
          <table:table-cell table:formula="of:=CONCATENATE([.H1488]; IF(ISTEXT([.B1488]); CONCATENATE(&quot; {&quot;;[.B1488];&quot;}&quot;);&quot;&quot;))" office:value-type="string" office:string-value="viro" calcext:value-type="string">
            <text:p>viro</text:p>
          </table:table-cell>
          <table:table-cell table:formula="of:=IF(ISTEXT([.I1488]);[.I1488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men</text:p>
          </table:table-cell>
          <table:table-cell/>
          <table:table-cell office:value-type="string" calcext:value-type="string">
            <text:p>men</text:p>
          </table:table-cell>
          <table:table-cell office:value-type="string" calcext:value-type="string">
            <text:p>viroj</text:p>
          </table:table-cell>
          <table:table-cell table:number-columns-repeated="2"/>
          <table:table-cell table:formula="of:=IF(ISTEXT([.G1489]);[.G1489];&quot;&quot;)" office:value-type="string" office:string-value="men" calcext:value-type="string">
            <text:p>men</text:p>
          </table:table-cell>
          <table:table-cell table:formula="of:=CONCATENATE([.H1489]; IF(ISTEXT([.B1489]); CONCATENATE(&quot; {&quot;;[.B1489];&quot;}&quot;);&quot;&quot;))" office:value-type="string" office:string-value="viroj" calcext:value-type="string">
            <text:p>viroj</text:p>
          </table:table-cell>
          <table:table-cell table:formula="of:=IF(ISTEXT([.I1489]);[.I1489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living</text:p>
          </table:table-cell>
          <table:table-cell/>
          <table:table-cell office:value-type="string" calcext:value-type="string">
            <text:p>living</text:p>
          </table:table-cell>
          <table:table-cell office:value-type="string" calcext:value-type="string">
            <text:p>vivado</text:p>
          </table:table-cell>
          <table:table-cell table:number-columns-repeated="2"/>
          <table:table-cell table:formula="of:=IF(ISTEXT([.G1490]);[.G1490];&quot;&quot;)" office:value-type="string" office:string-value="living" calcext:value-type="string">
            <text:p>living</text:p>
          </table:table-cell>
          <table:table-cell table:formula="of:=CONCATENATE([.H1490]; IF(ISTEXT([.B1490]); CONCATENATE(&quot; {&quot;;[.B1490];&quot;}&quot;);&quot;&quot;))" office:value-type="string" office:string-value="vivado" calcext:value-type="string">
            <text:p>vivado</text:p>
          </table:table-cell>
          <table:table-cell table:formula="of:=IF(ISTEXT([.I1490]);[.I1490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life</text:p>
          </table:table-cell>
          <table:table-cell/>
          <table:table-cell office:value-type="string" calcext:value-type="string">
            <text:p>life</text:p>
          </table:table-cell>
          <table:table-cell office:value-type="string" calcext:value-type="string">
            <text:p>vivo</text:p>
          </table:table-cell>
          <table:table-cell table:number-columns-repeated="2"/>
          <table:table-cell table:formula="of:=IF(ISTEXT([.G1491]);[.G1491];&quot;&quot;)" office:value-type="string" office:string-value="life" calcext:value-type="string">
            <text:p>life</text:p>
          </table:table-cell>
          <table:table-cell table:formula="of:=CONCATENATE([.H1491]; IF(ISTEXT([.B1491]); CONCATENATE(&quot; {&quot;;[.B1491];&quot;}&quot;);&quot;&quot;))" office:value-type="string" office:string-value="vivo" calcext:value-type="string">
            <text:p>vivo</text:p>
          </table:table-cell>
          <table:table-cell table:formula="of:=IF(ISTEXT([.I1491]);[.I1491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wobbling</text:p>
          </table:table-cell>
          <table:table-cell/>
          <table:table-cell office:value-type="string" calcext:value-type="string">
            <text:p>wobbling</text:p>
          </table:table-cell>
          <table:table-cell office:value-type="string" calcext:value-type="string">
            <text:p>voblo</text:p>
          </table:table-cell>
          <table:table-cell table:number-columns-repeated="2"/>
          <table:table-cell table:formula="of:=IF(ISTEXT([.G1492]);[.G1492];&quot;&quot;)" office:value-type="string" office:string-value="wobbling" calcext:value-type="string">
            <text:p>wobbling</text:p>
          </table:table-cell>
          <table:table-cell table:formula="of:=CONCATENATE([.H1492]; IF(ISTEXT([.B1492]); CONCATENATE(&quot; {&quot;;[.B1492];&quot;}&quot;);&quot;&quot;))" office:value-type="string" office:string-value="voblo" calcext:value-type="string">
            <text:p>voblo</text:p>
          </table:table-cell>
          <table:table-cell table:formula="of:=IF(ISTEXT([.I1492]);[.I1492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road</text:p>
          </table:table-cell>
          <table:table-cell/>
          <table:table-cell office:value-type="string" calcext:value-type="string">
            <text:p>road</text:p>
          </table:table-cell>
          <table:table-cell office:value-type="string" calcext:value-type="string">
            <text:p>vojo</text:p>
          </table:table-cell>
          <table:table-cell table:number-columns-repeated="2"/>
          <table:table-cell table:formula="of:=IF(ISTEXT([.G1493]);[.G1493];&quot;&quot;)" office:value-type="string" office:string-value="road" calcext:value-type="string">
            <text:p>road</text:p>
          </table:table-cell>
          <table:table-cell table:formula="of:=CONCATENATE([.H1493]; IF(ISTEXT([.B1493]); CONCATENATE(&quot; {&quot;;[.B1493];&quot;}&quot;);&quot;&quot;))" office:value-type="string" office:string-value="vojo" calcext:value-type="string">
            <text:p>vojo</text:p>
          </table:table-cell>
          <table:table-cell table:formula="of:=IF(ISTEXT([.I1493]);[.I1493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X-rays</text:p>
          </table:table-cell>
          <table:table-cell/>
          <table:table-cell office:value-type="string" calcext:value-type="string">
            <text:p>X-rays</text:p>
          </table:table-cell>
          <table:table-cell office:value-type="string" calcext:value-type="string">
            <text:p>X-radioj</text:p>
          </table:table-cell>
          <table:table-cell table:number-columns-repeated="2"/>
          <table:table-cell table:formula="of:=IF(ISTEXT([.G1494]);[.G1494];&quot;&quot;)" office:value-type="string" office:string-value="X-rays" calcext:value-type="string">
            <text:p>X-rays</text:p>
          </table:table-cell>
          <table:table-cell table:formula="of:=CONCATENATE([.H1494]; IF(ISTEXT([.B1494]); CONCATENATE(&quot; {&quot;;[.B1494];&quot;}&quot;);&quot;&quot;))" office:value-type="string" office:string-value="X-radioj" calcext:value-type="string">
            <text:p>X-radioj</text:p>
          </table:table-cell>
          <table:table-cell table:formula="of:=IF(ISTEXT([.I1494]);[.I1494];&quot;&quot;)">
            <text:p/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care</text:p>
          </table:table-cell>
          <table:table-cell/>
          <table:table-cell office:value-type="string" calcext:value-type="string">
            <text:p>care</text:p>
          </table:table-cell>
          <table:table-cell office:value-type="string" calcext:value-type="string">
            <text:p>zorgo</text:p>
          </table:table-cell>
          <table:table-cell office:value-type="string" calcext:value-type="string">
            <text:p>concern and responsibility</text:p>
          </table:table-cell>
          <table:table-cell/>
          <table:table-cell table:formula="of:=IF(ISTEXT([.G1495]);[.G1495];&quot;&quot;)" office:value-type="string" office:string-value="care" calcext:value-type="string">
            <text:p>care</text:p>
          </table:table-cell>
          <table:table-cell table:formula="of:=CONCATENATE([.H1495]; IF(ISTEXT([.B1495]); CONCATENATE(&quot; {&quot;;[.B1495];&quot;}&quot;);&quot;&quot;))" office:value-type="string" office:string-value="zorgo" calcext:value-type="string">
            <text:p>zorgo</text:p>
          </table:table-cell>
          <table:table-cell table:formula="of:=IF(ISTEXT([.I1495]);[.I1495];&quot;&quot;)" office:value-type="string" office:string-value="concern and responsibility" calcext:value-type="string">
            <text:p>concern and responsibility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96]);[.G1496];&quot;&quot;)">
            <text:p/>
          </table:table-cell>
          <table:table-cell table:formula="of:=CONCATENATE([.H1496]; IF(ISTEXT([.B1496]); CONCATENATE(&quot; {&quot;;[.B1496];&quot;}&quot;);&quot;&quot;))">
            <text:p/>
          </table:table-cell>
          <table:table-cell table:formula="of:=IF(ISTEXT([.I1496]);[.I1496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97]);[.G1497];&quot;&quot;)">
            <text:p/>
          </table:table-cell>
          <table:table-cell table:formula="of:=CONCATENATE([.H1497]; IF(ISTEXT([.B1497]); CONCATENATE(&quot; {&quot;;[.B1497];&quot;}&quot;);&quot;&quot;))">
            <text:p/>
          </table:table-cell>
          <table:table-cell table:formula="of:=IF(ISTEXT([.I1497]);[.I1497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98]);[.G1498];&quot;&quot;)">
            <text:p/>
          </table:table-cell>
          <table:table-cell table:formula="of:=CONCATENATE([.H1498]; IF(ISTEXT([.B1498]); CONCATENATE(&quot; {&quot;;[.B1498];&quot;}&quot;);&quot;&quot;))">
            <text:p/>
          </table:table-cell>
          <table:table-cell table:formula="of:=IF(ISTEXT([.I1498]);[.I1498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499]);[.G1499];&quot;&quot;)">
            <text:p/>
          </table:table-cell>
          <table:table-cell table:formula="of:=CONCATENATE([.H1499]; IF(ISTEXT([.B1499]); CONCATENATE(&quot; {&quot;;[.B1499];&quot;}&quot;);&quot;&quot;))">
            <text:p/>
          </table:table-cell>
          <table:table-cell table:formula="of:=IF(ISTEXT([.I1499]);[.I1499];&quot;&quot;)">
            <text:p/>
          </table:table-cell>
          <table:table-cell table:number-columns-repeated="101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"/>
          <table:table-cell table:formula="of:=IF(ISTEXT([.G1593]);[.G1593];&quot;&quot;)">
            <text:p/>
          </table:table-cell>
          <table:table-cell table:formula="of:=CONCATENATE([.H1593]; IF(ISTEXT([.B1593]); CONCATENATE(&quot; {&quot;;[.B1593];&quot;}&quot;);&quot;&quot;))">
            <text:p/>
          </table:table-cell>
          <table:table-cell table:formula="of:=IF(ISTEXT([.I1593]);[.I1593];&quot;&quot;)">
            <text:p/>
          </table:table-cell>
          <table:table-cell table:number-columns-repeated="1011"/>
        </table:table-row>
        <table:table-row table:style-name="ro1">
          <table:table-cell table:number-columns-repeated="10"/>
          <table:table-cell table:formula="of:=IF(ISTEXT([.G1594]);[.G1594];&quot;&quot;)">
            <text:p/>
          </table:table-cell>
          <table:table-cell table:formula="of:=CONCATENATE([.H1594]; IF(ISTEXT([.B1594]); CONCATENATE(&quot; {&quot;;[.B1594];&quot;}&quot;);&quot;&quot;))">
            <text:p/>
          </table:table-cell>
          <table:table-cell table:formula="of:=IF(ISTEXT([.I1594]);[.I1594];&quot;&quot;)">
            <text:p/>
          </table:table-cell>
          <table:table-cell table:number-columns-repeated="1011"/>
        </table:table-row>
        <table:table-row table:style-name="ro1">
          <table:table-cell table:style-name="ce1" table:number-columns-repeated="5"/>
          <table:table-cell/>
          <table:table-cell table:style-name="ce1" table:number-columns-repeated="3"/>
          <table:table-cell/>
          <table:table-cell table:style-name="ce3" table:number-columns-repeated="3"/>
          <table:table-cell table:style-name="ce1" table:number-columns-repeated="1011"/>
        </table:table-row>
        <table:table-row table:style-name="ro1">
          <table:table-cell table:number-columns-repeated="10"/>
          <table:table-cell table:number-columns-repeated="3" office:value-type="string" calcext:value-type="string">
            <text:p>&amp;&amp;&amp;&amp;&amp;&amp;&amp;&amp;&amp;</text:p>
          </table:table-cell>
          <table:table-cell table:number-columns-repeated="1011"/>
        </table:table-row>
        <table:table-row table:style-name="ro1" table:number-rows-repeated="10469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0" table:data-type="automatic"/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3:21:40.244982479</meta:creation-date>
    <dc:date>2024-07-03T12:33:53.441342371</dc:date>
    <meta:editing-duration>PT1H43M59S</meta:editing-duration>
    <meta:editing-cycles>18</meta:editing-cycles>
    <meta:generator>LibreOffice/7.3.7.2$Linux_X86_64 LibreOffice_project/30$Build-2</meta:generator>
    <meta:document-statistic meta:table-count="1" meta:cell-count="10936" meta:object-count="0"/>
  </office:meta>
</office:document-meta>
</file>